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{ "type": "FeatureCollection", "features": [ </text:span></text:p>
      <text:p text:style-name="P1"><text:span text:style-name="T1"><text:tab/>{ "type": "Feature", "properties": {"id": "3500105", "name": "Adamantina", "description": "Adamantina"}, "geometry": { "type": "Polygon", "coordinates": [[[-51.0578686748, -21.3988835488], [-51.0536454977, -21.4046228386], [-51.0450043489, -21.4037238276], [-51.0454394320, -21.4063589008], [-51.0397224364, -21.4067760488], [-51.0330880762, -21.4088631120], [-51.0247100808, -21.4208663742], [-51.0245845013, -21.4263462599], [-51.0033347502, -21.4385388237], [-50.9925874583, -21.4367999015], [-50.9911744426, -21.4418090183], [-50.9772464698, -21.4526305135], [-50.9674002039, -21.4750044331], [-50.9701364325, -21.4791879543], [-50.9651317696, -21.4838230857], [-50.9672264355, -21.4912547321], [-50.9644621647, -21.5045943621], [-50.9684617375, -21.5150857178], [-50.9639572448, -21.5215964229], [-50.9656099653, -21.5382668569], [-50.9673611800, -21.5431056598], [-50.9739312904, -21.5459116694], [-50.9748171251, -21.5613375835], [-50.9712131933, -21.5685900545], [-50.9792266079, -21.5798515928], [-50.9783168617, -21.5907356849], [-51.0046457589, -21.6126750361], [-51.0114963862, -21.6314166092], [-51.0130951573, -21.6360250506], [-51.0271422833, -21.6433610354], [-51.0365515977, -21.6540680800], [-51.0370372619, -21.6990653496], [-51.0390923395, -21.7042989436], [-51.0459642484, -21.7068818332], [-51.0463861753, -21.7072367089], [-51.0528408734, -21.7092922148], [-51.0532861719, -21.7109205670], [-51.0541123448, -21.7139243977], [-51.0813402072, -21.7215768804], [-51.0862761134, -21.7233067040], [-51.0803026295, -21.7341740992], [-51.0858554789, -21.7368757539], [-51.0881406941, -21.7426444237], [-51.0938408713, -21.7451580625], [-51.0917952643, -21.7653411507], [-51.1139292409, -21.7606783530], [-51.1231648791, -21.7551401944], [-51.1366364429, -21.7576040989], [-51.1322846617, -21.7418658802], [-51.1254851932, -21.7426296175], [-51.1400891164, -21.7259380046], [-51.1491605775, -21.7222765605], [-51.1475657164, -21.7086946978], [-51.1584775617, -21.7040789209], [-51.1670232573, -21.6992803268], [-51.1709251453, -21.6926570746], [-51.1766129326, -21.6912722865], [-51.1778962722, -21.6882063489], [-51.1778658847, -21.6880795069], [-51.1712013580, -21.6800527375], [-51.1715062292, -21.6755751910], [-51.1626173726, -21.6720742017], [-51.1624072270, -21.6620278100], [-51.1386212042, -21.6573602353], [-51.1297348861, -21.6513817881], [-51.1103010593, -21.6468260777], [-51.1087497859, -21.6410334872], [-51.1088837068, -21.6399368261], [-51.1093372821, -21.6362272735], [-51.1003562775, -21.6371880162], [-51.0888647585, -21.6325291723], [-51.0787321059, -21.6074091379], [-51.0794739700, -21.5925941499], [-51.0951059967, -21.5701920243], [-51.1048173312, -21.5640520570], [-51.1012117694, -21.5428234720], [-51.1083192556, -21.5335005781], [-51.1055790600, -21.5286456737], [-51.1006361827, -21.4952291665], [-51.0961010821, -21.4908375194], [-51.0991970823, -21.4842801131], [-51.0904517724, -21.4716766355], [-51.0836675439, -21.4618409285], [-51.0863761874, -21.4577194947], [-51.0820701976, -21.4504713333], [-51.0860934555, -21.4464620996], [-51.0835250222, -21.4426277924], [-51.0877041089, -21.4372677641], [-51.0858996366, -21.4308716281], [-51.0724000687, -21.4185169392], [-51.0731530316, -21.4128303350], [-51.0605823739, -21.4048906531], [-51.0578686748, -21.3988835488]]] }},</text:span></text:p>
      <text:p text:style-name="P1"><text:span text:style-name="T1"><text:tab/>{ "type": "Feature", "properties": {"id": "3500204", "name": "Adolfo", "description": "Adolfo"}, "geometry": { "type": "Polygon", "coordinates": [[[-49.6547844576, -21.2060738806], [-49.6384668289, -21.2115348569], [-49.6263383244, -21.2025692211], [-49.6195026150, -21.2029539755], [-49.6149153049, -21.2050441178], [-49.6079383407, -21.2087276616], [-49.6013315279, -21.2209620976], [-49.6071743432, -21.2307243768], [-49.6120155236, -21.2606278947], [-49.5958974933, -21.2763877021], [-49.5880544001, -21.2762343207], [-49.5836350352, -21.2622234060], [-49.5719638384, -21.2706376857], [-49.5741575967, -21.2743431529], [-49.5706720679, -21.2747239810], [-49.5692280003, -21.2782925903], [-49.5722206691, -21.2793705002], [-49.5671077239, -21.2883904243], [-49.5745848854, -21.3020853673], [-49.5834510712, -21.3038578546], [-49.5793857671, -21.3120097799], [-49.5836657216, -21.3123688513], [-49.5797390455, -21.3289386982], [-49.5899647644, -21.3428127586], [-49.5904816436, -21.3469023680], [-49.5874015347, -21.3466675863], [-49.5900664945, -21.3529348645], [-49.5847061698, -21.3601894854], [-49.5886306368, -21.3619956280], [-49.6234550787, -21.3567080482], [-49.6387052147, -21.3518406652], [-49.6710153298, -21.3487279453], [-49.6781665139, -21.3525392487], [-49.6862999509, -21.3636487465], [-49.6965236940, -21.3622061935], [-49.6996033868, -21.3563012940], [-49.6962133287, -21.3438337411], [-49.7012005008, -21.3356323325], [-49.7126758786, -21.3349784242], [-49.7133107483, -21.3352649701], [-49.7231121179, -21.3445650157], [-49.7261008676, -21.3455250813], [-49.7293700454, -21.3416404554], [-49.7453576363, -21.3146195900], [-49.7425319539, -21.3009130221], [-49.7456232382, -21.2963194443], [-49.7414409775, -21.2947528752], [-49.7380931737, -21.3010145355], [-49.7240058279, -21.3011077481], [-49.7211005524, -21.3001580022], [-49.7234699616, -21.2939828423], [-49.7103821435, -21.2876028943], [-49.7097897811, -21.2818123270], [-49.7203734483, -21.2722937117], [-49.7184214320, -21.2666408142], [-49.7254688002, -21.2550923616], [-49.7213100191, -21.2532583921], [-49.7153393231, -21.2582138863], [-49.7073612188, -21.2489993084], [-49.6904417897, -21.2420650839], [-49.6941446399, -21.2355322865], [-49.6883850856, -21.2322761119], [-49.6886685920, -21.2255507716], [-49.6803346951, -21.2232219769], [-49.6845549169, -21.2192324721], [-49.6805146650, -21.2132152183], [-49.6878733193, -21.2062899595], [-49.6834946409, -21.2035953074], [-49.6695721022, -21.1965433774], [-49.6644871829, -21.1970675939], [-49.6547844576, -21.2060738806]]] }},</text:span></text:p>
      <text:p text:style-name="P1"><text:span text:style-name="T1"><text:tab/>{ "type": "Feature", "properties": {"id": "3500303", "name": "Aguai", "description": "Aguai"}, "geometry": { "type": "Polygon", "coordinates": [[[-47.2089025978, -21.9712893760], [-47.2029742378, -21.9771669527], [-47.1985172589, -21.9749509080], [-47.1947358375, -21.9777771719], [-47.1950357495, -21.9732538925], [-47.1699165673, -21.9767402385], [-47.1653015361, -21.9802796159], [-47.1638058881, -21.9875940392], [-47.1585185380, -21.9828215041], [-47.1557044121, -21.9849015204], [-47.1509593185, -21.9818960902], [-47.1453412265, -21.9875269238], [-47.1385350245, -21.9806396738], [-47.1298585284, -21.9825193637], [-47.1296504724, -21.9796860830], [-47.1226844699, -21.9790060496], [-47.1199143262, -21.9813090977], [-47.1215736008, -21.9779472553], [-47.1162036395, -21.9727327865], [-47.1145532750, -21.9808707998], [-47.1066712968, -21.9752359188], [-47.0987677492, -21.9806750446], [-47.0947655687, -21.9850444080], [-47.0902078727, -21.9795658687], [-47.0829853391, -21.9876207208], [-47.0776741718, -21.9842259373], [-47.0679482348, -21.9851211685], [-47.0657458197, -21.9927875084], [-47.0566342958, -21.9866137469], [-47.0389970155, -21.9910951864], [-47.0349087889, -21.9916978819], [-47.0369895469, -21.9982489036], [-47.0322933246, -21.9970732705], [-47.0348568842, -22.0003623661], [-47.0304375811, -22.0012257826], [-47.0302376641, -22.0101902678], [-47.0210297445, -22.0067170374], [-47.0159364615, -22.0085233991], [-47.0120862391, -22.0047924098], [-47.0082386368, -21.9964067509], [-47.0078132871, -21.9929187838], [-47.0119126926, -21.9918366985], [-47.0073795298, -21.9868848269], [-47.0084489956, -21.9768544660], [-46.9886523994, -21.9713226097], [-46.9851858612, -21.9738871045], [-46.9825598604, -21.9670227480], [-46.9680037151, -21.9698185675], [-46.9606781604, -21.9829298364], [-46.9539148227, -21.9780920222], [-46.9479761286, -21.9758050165], [-46.9393013761, -21.9781215705], [-46.9435618564, -21.9861509471], [-46.9415273621, -21.9983920737], [-46.9319566335, -22.0099429336], [-46.9232023795, -22.0065919905], [-46.9020571141, -22.0060237809], [-46.8838997910, -22.0109451530], [-46.8792653939, -22.0238605757], [-46.8607437784, -22.0499443489], [-46.8786610007, -22.0605414194], [-46.8805071966, -22.0745181215], [-46.8897537597, -22.0823496528], [-46.8916138159, -22.0855401425], [-46.8874363682, -22.1002857797], [-46.8893098806, -22.1108170281], [-46.8762388917, -22.1121081319], [-46.8775989957, -22.1203557495], [-46.8864920367, -22.1230033770], [-46.8928383616, -22.1295764642], [-46.9008361507, -22.1282429516], [-46.9117191505, -22.1339221894], [-46.9215621993, -22.1305674872], [-46.9260698962, -22.1377708680], [-46.9354001208, -22.1417024316], [-46.9454915401, -22.1471087677], [-46.9600063446, -22.1432294918], [-46.9785981674, -22.1258613368], [-46.9926074234, -22.1273229629], [-47.0014842533, -22.1232651053], [-47.0195669273, -22.1132294224], [-47.0274303943, -22.1124629751], [-47.0393679965, -22.1170178596], [-47.0472687285, -22.1124243643], [-47.0560913968, -22.1013430394], [-47.0883007374, -22.0843877530], [-47.0914796723, -22.0755089129], [-47.1005293610, -22.0663946885], [-47.1199504661, -22.0825842046], [-47.1288128496, -22.0854793448], [-47.1391512358, -22.1120124014], [-47.1503208805, -22.1071678519], [-47.1660633460, -22.0924830237], [-47.1728672643, -22.0949266277], [-47.1813157917, -22.0919799206], [-47.1970351321, -22.0982353398], [-47.2122634253, -22.0870961471], [-47.2195636586, -22.0773616306], [-47.2180472037, -22.0633124430], [-47.2225978652, -22.0637093328], [-47.2219001792, -22.0606399190], [-47.2320050363, -22.0615563866], [-47.2333255320, -22.0539558831], [-47.2201802677, -22.0395252393], [-47.2019310532, -22.0341643601], [-47.2003168948, -22.0296932146], [-47.2016825999, -22.0195307770], [-47.2090889016, -22.0149679629], [-47.2118461222, -22.0065572187], [-47.2114967903, -21.9860663129], [-47.2157582719, -21.9754969659], [-47.2089025978, -21.9712893760]]] }},</text:span></text:p>
      <text:p text:style-name="P1"><text:span text:style-name="T1"><text:tab/>{ "type": "Feature", "properties": {"id": "3500402", "name": "Aguas da Prata", "description": "Aguas da Prata"}, "geometry": { "type": "Polygon", "coordinates": [[[-46.7075541660, -21.8289515014], [-46.7037972099, -21.8404535457], [-46.6902657609, -21.8371523058], [-46.6850707406, -21.8425777467], [-46.6804672412, -21.8453500541], [-46.6800429003, -21.8458260158], [-46.6767188585, -21.8495559673], [-46.6766567400, -21.8495586127], [-46.6656984696, -21.8504428571], [-46.6573754191, -21.8736909232], [-46.6533934303, -21.8795410801], [-46.6470879079, -21.8799788117], [-46.6527192056, -21.8955296005], [-46.6633361502, -21.8976232396], [-46.6727175210, -21.9076068991], [-46.6645627885, -21.9201143797], [-46.6668535656, -21.9320780456], [-46.6531955533, -21.9412225684], [-46.6533745693, -21.9528608266], [-46.6437593732, -21.9740713761], [-46.6370163317, -21.9803207952], [-46.6305495203, -21.9806940140], [-46.6215646545, -21.9947827291], [-46.6180038365, -21.9944072015], [-46.6120124475, -22.0043827404], [-46.6146868572, -22.0169023027], [-46.6276326623, -22.0149821585], [-46.6398949798, -22.0084017243], [-46.6494710833, -22.0090656066], [-46.6642815112, -22.0003305274], [-46.6759826471, -21.9884976107], [-46.7014453649, -21.9778511725], [-46.7064513927, -21.9685005956], [-46.7122935348, -21.9681747956], [-46.7118544067, -21.9638287729], [-46.7169793466, -21.9605280114], [-46.7200366227, -21.9555818155], [-46.7225441047, -21.9519993870], [-46.7263342760, -21.9509433168], [-46.7268564398, -21.9509285796], [-46.7276280830, -21.9505647758], [-46.7282863614, -21.9505605103], [-46.7289883259, -21.9503462696], [-46.7302639033, -21.9505136987], [-46.7315308873, -21.9508872484], [-46.7321182909, -21.9508475290], [-46.7328065132, -21.9505796932], [-46.7329877976, -21.9504269447], [-46.7329607502, -21.9499130770], [-46.7321203766, -21.9488911835], [-46.7320966037, -21.9483891326], [-46.7325644955, -21.9474067892], [-46.7328234117, -21.9471191816], [-46.7331375307, -21.9469650873], [-46.7328327780, -21.9457027688], [-46.7324031263, -21.9452349552], [-46.7319694451, -21.9451305972], [-46.7312583357, -21.9452968688], [-46.7308788673, -21.9452505584], [-46.7303104008, -21.9446356753], [-46.7344218353, -21.9298211719], [-46.7309377244, -21.9072917570], [-46.7365255996, -21.8968048080], [-46.7305577342, -21.8780032353], [-46.7315079358, -21.8737046752], [-46.7508185793, -21.8546944468], [-46.7518536407, -21.8495238756], [-46.7576581087, -21.8468187802], [-46.7568792257, -21.8384110764], [-46.7500657591, -21.8336897911], [-46.7365129442, -21.8236492698], [-46.7355878342, -21.8179325608], [-46.7260364620, -21.8185148244], [-46.7166087160, -21.8238397872], [-46.7075541660, -21.8289515014]]] }},</text:span></text:p>
      <text:p text:style-name="P1"><text:span text:style-name="T1"><text:tab/>{ "type": "Feature", "properties": {"id": "3500501", "name": "Aguas de Lindoia", "description": "Aguas de Lindoia"}, "geometry": { "type": "Polygon", "coordinates": [[[-46.6114727817, -22.4349582381], [-46.6030179647, -22.4425892923], [-46.5912844307, -22.4376290742], [-46.5846841035, -22.4389627192], [-46.5805898425, -22.4411555832], [-46.5732220417, -22.4451008768], [-46.5722036933, -22.4526557571], [-46.5612258663, -22.4462504397], [-46.5543643714, -22.4461650372], [-46.5483602561, -22.4546695094], [-46.5511038294, -22.4594944795], [-46.5494152802, -22.4690629950], [-46.5639091418, -22.4770982006], [-46.5641283033, -22.4868038309], [-46.5691920980, -22.4852530835], [-46.5880783252, -22.4891871061], [-46.5793173709, -22.5072267092], [-46.5810086656, -22.5125034967], [-46.5838756720, -22.5157658334], [-46.5875905664, -22.5132543757], [-46.5985237626, -22.5145260517], [-46.5994598281, -22.5096735878], [-46.6064255210, -22.5144558184], [-46.6120916301, -22.5094562198], [-46.6171588701, -22.5112365850], [-46.6214231615, -22.5134408086], [-46.6304763902, -22.5064426706], [-46.6337371067, -22.4982022254], [-46.6309718195, -22.4927385406], [-46.6425054016, -22.4900122547], [-46.6474058068, -22.4926198635], [-46.6584779778, -22.4835788296], [-46.6578085626, -22.4726233258], [-46.6444601105, -22.4648950881], [-46.6421160230, -22.4597766302], [-46.6370021403, -22.4599999763], [-46.6158526881, -22.4381494272], [-46.6114727817, -22.4349582381]]] }},</text:span></text:p>
      <text:p text:style-name="P1"><text:span text:style-name="T1"><text:tab/>{ "type": "Feature", "properties": {"id": "3500550", "name": "Aguas de Santa Barbara", "description": "Aguas de Santa Barbara"}, "geometry": { "type": "Polygon", "coordinates": [[[-49.1974958141, -22.7218792840], [-49.1902913831, -22.7253636790], [-49.1825192779, -22.7236989918], [-49.1858478649, -22.7362295492], [-49.1730816668, -22.7703002330], [-49.1793894263, -22.7857861052], [-49.1747302508, -22.7948675561], [-49.1748577363, -22.8082115579], [-49.1752296650, -22.8264107898], [-49.1840629202, -22.8547044837], [-49.1986512706, -22.8620862890], [-49.2020099494, -22.8680675898], [-49.2096152909, -22.8701301499], [-49.2055150569, -22.8711131182], [-49.2012782018, -22.8878752435], [-49.1909601873, -22.8927734482], [-49.1851991801, -22.9026934416], [-49.1813654174, -22.9036350377], [-49.1824471313, -22.9064114527], [-49.1726416701, -22.9073009389], [-49.1711311910, -22.9117462844], [-49.1672089369, -22.9116543582], [-49.1748079707, -22.9259562299], [-49.1716726530, -22.9392264490], [-49.1735848158, -22.9434477058], [-49.1848140436, -22.9474882267], [-49.1972124625, -22.9604656499], [-49.2002438188, -22.9708872164], [-49.2064073792, -22.9772345060], [-49.2183837195, -23.0236714140], [-49.2215644838, -23.0360008377], [-49.2453150606, -23.0123557625], [-49.2481125154, -22.9932693133], [-49.2588026776, -22.9858596947], [-49.2558752801, -22.9750408228], [-49.2670561590, -22.9726338405], [-49.2816700567, -22.9675893860], [-49.2896290378, -22.9612798159], [-49.3032017741, -22.9522582697], [-49.2794298316, -22.9383310336], [-49.2889328626, -22.9332057368], [-49.2943357575, -22.9184392501], [-49.3020872207, -22.9134494162], [-49.3086339513, -22.8962582715], [-49.3083751583, -22.8849203808], [-49.3350712198, -22.8887659896], [-49.3378809623, -22.8896905399], [-49.3413840821, -22.8843992702], [-49.3440960248, -22.8888965369], [-49.3620705627, -22.8888710323], [-49.3690299609, -22.8828119525], [-49.3693381204, -22.8749783309], [-49.3777935625, -22.8592644855], [-49.3738935948, -22.8299459097], [-49.3675390798, -22.8204253960], [-49.3786583671, -22.7856108328], [-49.3754171877, -22.7769735680], [-49.3602408423, -22.7841622942], [-49.3478731621, -22.7825715266], [-49.3342163042, -22.7747026150], [-49.3287746067, -22.7652871482], [-49.3084770045, -22.7621881745], [-49.2921472527, -22.7644699204], [-49.2885571216, -22.7698009767], [-49.2769996808, -22.7713548166], [-49.2726114432, -22.7627780342], [-49.2608628517, -22.7529962330], [-49.2484630710, -22.7489516471], [-49.2275048200, -22.7599308860], [-49.2244715011, -22.7503883393], [-49.2028656181, -22.7351257026], [-49.1974958141, -22.7218792840]]] }},</text:span></text:p>
      <text:p text:style-name="P1"><text:span text:style-name="T1"><text:tab/>{ "type": "Feature", "properties": {"id": "3500600", "name": "Aguas de Sao Pedro", "description": "Aguas de Sao Pedro"}, "geometry": { "type": "Polygon", "coordinates": [[[-47.8753962930, -22.5912827431], [-47.8614192576, -22.6030988702], [-47.8639372713, -22.6049835490], [-47.8638805215, -22.6104135716], [-47.8812744327, -22.6018730590], [-47.8853442445, -22.6032317217], [-47.8878563620, -22.6040707651], [-47.8876398877, -22.5943940529], [-47.8836020460, -22.5884111357], [-47.8753962930, -22.5912827431]]] }},</text:span></text:p>
      <text:p text:style-name="P1"><text:span text:style-name="T1"><text:tab/>{ "type": "Feature", "properties": {"id": "3500709", "name": "Agudos", "description": "Agudos"}, "geometry": { "type": "Polygon", "coordinates": [[[-48.9110646595, -22.3376018955], [-48.9154482077, -22.3976657220], [-48.8915386958, -22.3912719664], [-48.8843303663, -22.3797599580], [-48.8748099775, -22.3876152062], [-48.8582428496, -22.3930674126], [-48.8540901606, -22.3980908434], [-48.8542236385, -22.4086646071], [-48.8618707185, -22.4300031263], [-48.8622343758, -22.4552437802], [-48.8504956974, -22.4617655253], [-48.8605773035, -22.4835961554], [-48.8998794459, -22.5130233497], [-48.9143039236, -22.5150035810], [-48.9215120527, -22.5246173726], [-48.9316432896, -22.5296202440], [-48.9522391030, -22.5332571546], [-48.9619247989, -22.5290524594], [-48.9652915171, -22.5326777836], [-48.9719385295, -22.5325418540], [-48.9777042668, -22.5415010377], [-49.0009666476, -22.5458761992], [-49.0053330066, -22.5631309286], [-48.9919571512, -22.5644028419], [-48.9913639001, -22.5684811785], [-48.9998949735, -22.5765811677], [-49.0031702899, -22.5895666861], [-48.9983738891, -22.6065299815], [-49.0092915265, -22.6121291996], [-49.0165671910, -22.6226593817], [-49.0160532346, -22.6304175113], [-49.0261267777, -22.6413205643], [-49.0408527614, -22.6384349579], [-49.0508824015, -22.6446917740], [-49.0550316560, -22.6519966841], [-49.0615958898, -22.6522885620], [-49.0645822009, -22.6468070399], [-49.0757202470, -22.6453292526], [-49.0798920695, -22.6558813176], [-49.0884306121, -22.6573223854], [-49.0907530836, -22.6656021361], [-49.0948617703, -22.6664121554], [-49.1041279621, -22.6689033127], [-49.1083953982, -22.6754129444], [-49.1192131745, -22.6718987731], [-49.1328143044, -22.6723052131], [-49.1526985412, -22.6847710782], [-49.1651155955, -22.7188154657], [-49.1715586037, -22.7231449677], [-49.1742160407, -22.7298329200], [-49.1814830664, -22.7289129870], [-49.1825192779, -22.7236989918], [-49.1902913831, -22.7253636790], [-49.1974958141, -22.7218792840], [-49.2028656181, -22.7351257026], [-49.2244715011, -22.7503883393], [-49.2275048200, -22.7599308860], [-49.2484630710, -22.7489516471], [-49.2608628517, -22.7529962330], [-49.2726114432, -22.7627780342], [-49.2769996808, -22.7713548166], [-49.2885571216, -22.7698009767], [-49.2921472527, -22.7644699204], [-49.3084770045, -22.7621881745], [-49.3287746067, -22.7652871482], [-49.3342163042, -22.7747026150], [-49.3478731621, -22.7825715266], [-49.3602408423, -22.7841622942], [-49.3754171877, -22.7769735680], [-49.3852229510, -22.7624361495], [-49.3784679805, -22.7424701223], [-49.3793386640, -22.7334497845], [-49.3751930742, -22.7258307691], [-49.3832617023, -22.7158727959], [-49.3835185796, -22.7076203138], [-49.3708609796, -22.7068518335], [-49.3558336136, -22.6869358370], [-49.3585213096, -22.6821035470], [-49.3351925906, -22.6758768204], [-49.3392167382, -22.6654278351], [-49.3568454817, -22.6556724087], [-49.3601175780, -22.6574219441], [-49.3609447859, -22.6525429793], [-49.3573882817, -22.6529970303], [-49.3575432336, -22.6494671757], [-49.3536618027, -22.6480126221], [-49.3562414101, -22.6445114132], [-49.3505349994, -22.6420797251], [-49.3431522438, -22.6405272496], [-49.3434538729, -22.6349683416], [-49.3388520096, -22.6367890684], [-49.3333947595, -22.6291109055], [-49.3287406359, -22.6348325363], [-49.3180090557, -22.6314573661], [-49.3148392212, -22.6337190614], [-49.3116503388, -22.6258875094], [-49.3094626097, -22.6302074197], [-49.3072229970, -22.6239476209], [-49.2986394361, -22.6254302457], [-49.2828554719, -22.6090418229], [-49.2837571791, -22.6050639257], [-49.2766045507, -22.5961456296], [-49.2672900012, -22.5970233871], [-49.2636595784, -22.5898450168], [-49.2590003587, -22.5931815544], [-49.2379406191, -22.5841528012], [-49.2141305323, -22.5834894963], [-49.1946255099, -22.5724769211], [-49.1803279162, -22.5788525436], [-49.1744588315, -22.5745180636], [-49.1736358824, -22.5672945471], [-49.1521037438, -22.5376995106], [-49.1505149163, -22.5191758030], [-49.1354836583, -22.5226508091], [-49.1250585105, -22.5163637090], [-49.1123146541, -22.5171494036], [-49.0975816540, -22.5071563891], [-49.0978063217, -22.5003846141], [-49.0933177459, -22.4981596796], [-49.0924086836, -22.4914462875], [-49.0807434851, -22.4888769171], [-49.0819568531, -22.4756432855], [-49.0740901761, -22.4682543579], [-49.0744540176, -22.4576006168], [-49.0652501698, -22.4385324345], [-49.0677937357, -22.4248685065], [-49.0794380157, -22.4167076097], [-49.0666558270, -22.4024082568], [-49.0603867430, -22.4018517213], [-49.0508186214, -22.4053525796], [-49.0378174663, -22.3929145813], [-49.0207464244, -22.3913196927], [-49.0175819094, -22.3873723895], [-49.0172850529, -22.3868427164], [-49.0148419159, -22.3854437609], [-49.0035116145, -22.3842945958], [-48.9887824074, -22.3784233192], [-48.9771348949, -22.3620726061], [-48.9633406925, -22.3546038389], [-48.9507440122, -22.3511833011], [-48.9336913024, -22.3403124532], [-48.9110646595, -22.3376018955]]] }},</text:span></text:p>
      <text:p text:style-name="P1"><text:span text:style-name="T1"><text:tab/>{ "type": "Feature", "properties": {"id": "3500758", "name": "Alambari", "description": "Alambari"}, "geometry": { "type": "Polygon", "coordinates": [[[-47.8067508874, -23.4882101561], [-47.7989806916, -23.4916517529], [-47.8021186613, -23.4946916099], [-47.7985817493, -23.4974544632], [-47.7897324808, -23.4955486503], [-47.7945448936, -23.5004258086], [-47.7892008777, -23.5016616536], [-47.7865000185, -23.5063674416], [-47.7924639943, -23.5120602524], [-47.7927355849, -23.5172851754], [-47.7884352320, -23.5199229319], [-47.7833763296, -23.5170249327], [-47.7811958773, -23.5209067993], [-47.7808823953, -23.5212360612], [-47.7806274178, -23.5228392405], [-47.7808496992, -23.5244020495], [-47.7801396401, -23.5311211494], [-47.7793882485, -23.5316524047], [-47.7785661103, -23.5401386089], [-47.7876435521, -23.5662906219], [-47.8007628658, -23.5688921603], [-47.8038126229, -23.5741060453], [-47.8015834056, -23.5785905447], [-47.8092197572, -23.5862761575], [-47.8164165143, -23.5879393011], [-47.8231919205, -23.5853837592], [-47.8234583784, -23.5853475413], [-47.8370649541, -23.5856175497], [-47.8469920618, -23.5779950991], [-47.8547314571, -23.5908094195], [-47.8739232565, -23.5986281141], [-47.8822478256, -23.6130152866], [-47.8943037406, -23.6030511070], [-47.9003482252, -23.6081724512], [-47.9099120645, -23.6053425444], [-47.9309930535, -23.6083385530], [-47.9313428060, -23.5872184340], [-47.9384092046, -23.5725925641], [-47.9330598935, -23.5597041005], [-47.9555858347, -23.5504692997], [-47.9555492484, -23.5503266642], [-47.9503318932, -23.5438660716], [-47.9624883525, -23.5350805602], [-47.9608304925, -23.5301259510], [-47.9662449597, -23.5215739560], [-47.9613760983, -23.5136080384], [-47.9671622733, -23.5017043155], [-47.9535649437, -23.5051712607], [-47.9431828861, -23.5129125230], [-47.9292263582, -23.5144311088], [-47.9218133164, -23.5204329934], [-47.9053342078, -23.5173846110], [-47.9007870143, -23.5127587525], [-47.8942195291, -23.5142923240], [-47.8905882594, -23.5107426266], [-47.8808274623, -23.5144398358], [-47.8649959982, -23.5126485807], [-47.8514819996, -23.5062225320], [-47.8450848730, -23.5117862359], [-47.8424081290, -23.5078658011], [-47.8403292050, -23.5096788947], [-47.8335054032, -23.4976816374], [-47.8258989410, -23.4988827004], [-47.8208716825, -23.4958513608], [-47.8217377814, -23.4916658822], [-47.8160706427, -23.4917811213], [-47.8112926507, -23.4869526691], [-47.8067508874, -23.4882101561]]] }},</text:span></text:p>
      <text:p text:style-name="P1"><text:span text:style-name="T1"><text:tab/>{ "type": "Feature", "properties": {"id": "3500808", "name": "Alfredo Marcondes", "description": "Alfredo Marcondes"}, "geometry": { "type": "Polygon", "coordinates": [[[-51.3256753820, -21.8717748312], [-51.3316309972, -21.8941080854], [-51.3293264455, -21.9166413390], [-51.3327746169, -21.9236420363], [-51.3406454652, -21.9210504727], [-51.3449458947, -21.9362007430], [-51.3672927648, -21.9494570597], [-51.3658770022, -21.9671639420], [-51.3704334235, -21.9677178948], [-51.3739943092, -21.9738579694], [-51.3918309046, -21.9864555660], [-51.3953546021, -21.9850513790], [-51.3914119323, -21.9987172503], [-51.3921091883, -22.0009455636], [-51.4074464354, -22.0034888124], [-51.4267290361, -21.9978894710], [-51.4354162016, -21.9900036523], [-51.4426127031, -21.9887739657], [-51.4436978644, -21.9821542971], [-51.4525427936, -21.9771983073], [-51.4538472242, -21.9711721214], [-51.4611726836, -21.9683985285], [-51.4672256020, -21.9582481486], [-51.4681326426, -21.9508845265], [-51.4665741614, -21.9345864894], [-51.4479157565, -21.9389430286], [-51.4431729225, -21.9359644020], [-51.4310630197, -21.9385967829], [-51.4315654445, -21.9343405939], [-51.4269962030, -21.9348151761], [-51.4264262408, -21.9247395537], [-51.4214690424, -21.9212426309], [-51.4229898555, -21.9030624506], [-51.4197600274, -21.8997306227], [-51.4234141537, -21.8767160057], [-51.3924714915, -21.8835373951], [-51.3905693877, -21.8877098852], [-51.3820985090, -21.8847870724], [-51.3770546634, -21.8756258564], [-51.3705366792, -21.8765498920], [-51.3605855994, -21.8803407409], [-51.3467320195, -21.8775898319], [-51.3396699575, -21.8724045553], [-51.3351403596, -21.8756260694], [-51.3256753820, -21.8717748312]]] }},</text:span></text:p>
      <text:p text:style-name="P1"><text:span text:style-name="T1"><text:tab/>{ "type": "Feature", "properties": {"id": "3500907", "name": "Altair", "description": "Altair"}, "geometry": { "type": "Polygon", "coordinates": [[[-49.0859380197, -20.4374283563], [-49.0883044483, -20.4627579950], [-49.0820973708, -20.4542080678], [-49.0741037436, -20.4510308925], [-49.0491970095, -20.4598797599], [-49.0485978729, -20.4693029772], [-49.0354562778, -20.4823243125], [-49.0385354728, -20.4884249882], [-49.0299662220, -20.4968966421], [-49.0297808614, -20.5015928940], [-49.0197700735, -20.5095155925], [-49.0105738894, -20.5112814710], [-49.0040803131, -20.5249661731], [-49.0085526952, -20.5456916221], [-49.0226920468, -20.5508075180], [-49.0132738262, -20.5584066264], [-49.0154541037, -20.5676577375], [-49.0056706210, -20.5784042840], [-48.9896498805, -20.5812588458], [-48.9938970910, -20.5934058020], [-48.9917668929, -20.6027757978], [-48.9990976907, -20.6239173673], [-48.9984274851, -20.6346796197], [-49.0018098363, -20.6370991065], [-49.0062788580, -20.6364120139], [-49.0157065530, -20.6496683646], [-49.0197517229, -20.6417994879], [-49.0280739207, -20.6384971695], [-49.0296363070, -20.6353266039], [-49.0440555569, -20.6337618328], [-49.0438474077, -20.6304152210], [-49.0495077059, -20.6279668344], [-49.0491712211, -20.6244589212], [-49.0588333875, -20.6143351518], [-49.0662058355, -20.6173922788], [-49.0719022580, -20.6153727842], [-49.0748007898, -20.6238922171], [-49.0766195312, -20.6209498948], [-49.0813293280, -20.6223266294], [-49.0798910910, -20.6171516623], [-49.0867478640, -20.6125299308], [-49.0879642198, -20.6013772680], [-49.0971774311, -20.6032367684], [-49.0997943865, -20.6084251714], [-49.1136472856, -20.6020676100], [-49.1158861932, -20.6053770261], [-49.1184069768, -20.6039482297], [-49.1202973769, -20.5976996583], [-49.1302662230, -20.5951504624], [-49.1365504164, -20.5939350401], [-49.1331160141, -20.5877413397], [-49.1354853343, -20.5836344426], [-49.1461090646, -20.5825752867], [-49.1492758258, -20.5773617234], [-49.1610279875, -20.5745837171], [-49.1596777143, -20.5717355549], [-49.1678412218, -20.5610585436], [-49.1677401712, -20.5519358599], [-49.1995779781, -20.5355517421], [-49.2020912659, -20.5297826871], [-49.1887208003, -20.5116343651], [-49.2102612769, -20.5027946787], [-49.2105492470, -20.4930543761], [-49.2144621300, -20.4903692453], [-49.2113197662, -20.4778455745], [-49.2189652804, -20.4712971505], [-49.2045891171, -20.4663565605], [-49.1806259758, -20.4752248922], [-49.1758586577, -20.4738958157], [-49.1646394470, -20.4589872342], [-49.1522863170, -20.4635510281], [-49.1417487145, -20.4544831594], [-49.1391567524, -20.4572610643], [-49.1440482757, -20.4661557415], [-49.1416226886, -20.4675132335], [-49.1223943559, -20.4562157795], [-49.1100301078, -20.4238070126], [-49.0991427721, -20.4156050103], [-49.0884956438, -20.4185127140], [-49.0797410148, -20.4286185123], [-49.0859380197, -20.4374283563]]] }},</text:span></text:p>
      <text:p text:style-name="P1"><text:span text:style-name="T1"><text:tab/>{ "type": "Feature", "properties": {"id": "3501004", "name": "Altinopolis", "description": "Altinopolis"}, "geometry": { "type": "Polygon", "coordinates": [[[-47.4116646452, -20.8086682573], [-47.4062052890, -20.8118730009], [-47.3958635087, -20.8103969026], [-47.3923809697, -20.8189909889], [-47.3850884625, -20.8219691179], [-47.3816839662, -20.8194676187], [-47.3702515455, -20.8210116914], [-47.3692401905, -20.8266525265], [-47.3559330405, -20.8248126264], [-47.3546621779, -20.8292587901], [-47.3440879582, -20.8275197397], [-47.3491936050, -20.8395541035], [-47.3482005025, -20.8474132221], [-47.3423808441, -20.8491258068], [-47.3440580832, -20.8537594406], [-47.3378645654, -20.8576329852], [-47.3282554741, -20.8594238084], [-47.3230887991, -20.8475843752], [-47.3127341620, -20.8472032227], [-47.3140786533, -20.8408078428], [-47.3060379424, -20.8427043131], [-47.3056218459, -20.8368957202], [-47.3020422838, -20.8412127474], [-47.2973065688, -20.8389788267], [-47.2932520013, -20.8409973959], [-47.2891018888, -20.8354406515], [-47.2828340739, -20.8380116260], [-47.2816501115, -20.8422660310], [-47.2751467932, -20.8433807549], [-47.2781931375, -20.8445483047], [-47.2662228835, -20.8576812035], [-47.2627846976, -20.8531446832], [-47.2578453160, -20.8575482690], [-47.2549231867, -20.8563753175], [-47.2509177850, -20.8632349742], [-47.2461807964, -20.8641183951], [-47.2269093543, -20.8559960591], [-47.2395938728, -20.8848060148], [-47.2241227905, -20.9111367489], [-47.2100087697, -20.9236631239], [-47.1895898042, -20.9277420683], [-47.1921158180, -20.9415769196], [-47.1808260661, -20.9533339381], [-47.1932538265, -20.9683538458], [-47.2034484319, -20.9719129009], [-47.2150809712, -20.9705579686], [-47.2252216674, -20.9828876201], [-47.2367087610, -20.9809739288], [-47.2484240483, -20.9897339924], [-47.2424569450, -20.9887528697], [-47.2432310575, -20.9915391945], [-47.2393528087, -20.9930052667], [-47.2458784668, -20.9962854423], [-47.2454630300, -20.9990877438], [-47.2533766522, -21.0072413692], [-47.2487108092, -21.0105760361], [-47.2489810675, -21.0187382176], [-47.2385598137, -21.0386700781], [-47.2332171827, -21.0408846575], [-47.2387551191, -21.0508833428], [-47.2314268779, -21.0790212715], [-47.2224567599, -21.0841380760], [-47.2333227025, -21.0832727551], [-47.2476016850, -21.0752618575], [-47.2601139898, -21.0751777159], [-47.2698045104, -21.0940175639], [-47.2906394057, -21.1013757309], [-47.2932745113, -21.0972658654], [-47.3016339638, -21.0964522890], [-47.3083007780, -21.1013976306], [-47.3140205447, -21.1026482532], [-47.3141044816, -21.1026668215], [-47.3258198641, -21.1004029558], [-47.3269992474, -21.1073704882], [-47.3319013162, -21.1056185368], [-47.3385862545, -21.1097153869], [-47.3367905097, -21.1180296868], [-47.3440016023, -21.1207181758], [-47.3412359549, -21.1253298965], [-47.3493849556, -21.1367693948], [-47.3580753690, -21.1364822532], [-47.3688066874, -21.1457842444], [-47.3773859258, -21.1467024643], [-47.3784609109, -21.1467541786], [-47.3849426872, -21.1443621976], [-47.3879209849, -21.1374238011], [-47.3939953119, -21.1376344490], [-47.4067350785, -21.1459600790], [-47.4219695432, -21.1491902259], [-47.4223132515, -21.1546716640], [-47.4293641462, -21.1531708361], [-47.4372613352, -21.1639169657], [-47.4457738685, -21.1657408803], [-47.4545733145, -21.1762787267], [-47.4717066489, -21.1829131636], [-47.4778303589, -21.2048555643], [-47.4810580012, -21.2078873217], [-47.4926958062, -21.2068605827], [-47.4944005583, -21.2124369105], [-47.4992881668, -21.2138799167], [-47.5014038148, -21.2074170771], [-47.5026677937, -21.2036595855], [-47.5128858811, -21.2065510480], [-47.5146066945, -21.2014247542], [-47.5173205460, -21.2063635897], [-47.5231529673, -21.2050742470], [-47.5275018233, -21.2002592114], [-47.5347405256, -21.1926747855], [-47.5274326153, -21.1848707284], [-47.5277504044, -21.1803783665], [-47.5580530075, -21.1897544403], [-47.5696227699, -21.1871803906], [-47.5814580613, -21.1728414789], [-47.6163462438, -21.1810025243], [-47.6287260257, -21.1705509956], [-47.6245449690, -21.1536684466], [-47.6281816859, -21.1482800968], [-47.6165205176, -21.1382097992], [-47.6103499398, -21.1411976288], [-47.6009018058, -21.1392998871], [-47.5962657100, -21.1282826061], [-47.5900837224, -21.1287008409], [-47.5662666244, -21.1107104685], [-47.5589168791, -21.1076576930], [-47.5462974209, -21.1095516055], [-47.5399255635, -21.1043768141], [-47.5181026659, -21.0980316575], [-47.5185957954, -21.0914668532], [-47.5246101372, -21.0605239018], [-47.5382387016, -21.0510972949], [-47.5401852176, -21.0340778143], [-47.5268275104, -21.0193246220], [-47.5144562566, -21.0199066389], [-47.5054962879, -21.0245733257], [-47.4987933527, -21.0175895931], [-47.4832067820, -21.0158493947], [-47.4905295418, -21.0116429565], [-47.4877988054, -20.9969864998], [-47.4727473762, -20.9844900480], [-47.4646885335, -20.9857178591], [-47.4390910782, -20.9597867135], [-47.4396489094, -20.9488706607], [-47.4389533972, -20.9385753624], [-47.4363389220, -20.9177493186], [-47.4273934160, -20.8960935639], [-47.4066825556, -20.8750559091], [-47.4060895616, -20.8711389139], [-47.4113305724, -20.8672018970], [-47.4072972533, -20.8634829529], [-47.4128934776, -20.8553964053], [-47.4112353117, -20.8459463828], [-47.4166299193, -20.8412167598], [-47.4146402848, -20.8326995799], [-47.4178614731, -20.8265304780], [-47.4116646452, -20.8086682573]]] }},</text:span></text:p>
      <text:p text:style-name="P1"><text:span text:style-name="T1"><text:tab/>{ "type": "Feature", "properties": {"id": "3501103", "name": "Alto Alegre", "description": "Alto Alegre"}, "geometry": { "type": "Polygon", "coordinates": [[[-50.1466935926, -21.5272772706], [-50.1442757243, -21.5507967367], [-50.1238255435, -21.5512223323], [-50.1024174519, -21.5571246696], [-50.1098245250, -21.5774412168], [-50.1055798087, -21.5893714661], [-50.0603783852, -21.5834703444], [-50.0606342888, -21.5889642611], [-50.0731903129, -21.5954893596], [-50.0793213631, -21.6098516417], [-50.0994456175, -21.6218435944], [-50.0996492574, -21.6430224611], [-50.1091495920, -21.6727309449], [-50.1054909786, -21.6797868921], [-50.1072654149, -21.6834583115], [-50.1143780196, -21.6921133900], [-50.1187731796, -21.6849482137], [-50.1298868454, -21.6912779926], [-50.1551677297, -21.6808847234], [-50.1621165286, -21.6859421525], [-50.1639485898, -21.6935835365], [-50.1715454947, -21.6950409195], [-50.1743004102, -21.6900713429], [-50.1818516116, -21.6931105098], [-50.2074500495, -21.6869486546], [-50.2110989811, -21.6960992215], [-50.2190661642, -21.6968361899], [-50.2212124675, -21.7014475833], [-50.2452746859, -21.6965118290], [-50.2511650674, -21.6907070846], [-50.2542618115, -21.6707344702], [-50.2601680322, -21.6608474861], [-50.2769067583, -21.6493119902], [-50.2947354405, -21.6328959313], [-50.2996298029, -21.6241982515], [-50.3050278576, -21.6048626504], [-50.2987629641, -21.5956907614], [-50.3012159912, -21.5849637862], [-50.2990330886, -21.5761917707], [-50.2961679935, -21.5730964932], [-50.2841552070, -21.5719980121], [-50.2744332091, -21.5645312666], [-50.2737557908, -21.5586972250], [-50.2676710144, -21.5575946530], [-50.2654154048, -21.5511031374], [-50.2577141020, -21.5510299355], [-50.2548193345, -21.5442535028], [-50.2467233991, -21.5420068641], [-50.2411136695, -21.5442342207], [-50.2396850344, -21.5357539058], [-50.2222222964, -21.5294277482], [-50.2106159137, -21.5326852372], [-50.2053045448, -21.5293754536], [-50.1843174395, -21.5278301114], [-50.1466935926, -21.5272772706]]] }},</text:span></text:p>
      <text:p text:style-name="P1"><text:span text:style-name="T1"><text:tab/>{ "type": "Feature", "properties": {"id": "3501152", "name": "Aluminio", "description": "Aluminio"}, "geometry": { "type": "Polygon", "coordinates": [[[-47.3138282045, -23.4652467466], [-47.3099492207, -23.4718414026], [-47.2997058055, -23.4694392671], [-47.2989201827, -23.4776045509], [-47.2896358048, -23.4738146952], [-47.2871997529, -23.4772655860], [-47.2722107858, -23.4779744104], [-47.2753865748, -23.4860783646], [-47.2709874446, -23.4940143428], [-47.2559906546, -23.5016791619], [-47.2524746243, -23.5078919070], [-47.2437549868, -23.5043526684], [-47.2376824104, -23.5077461447], [-47.2294715107, -23.5147302958], [-47.2296308918, -23.5149861067], [-47.2301932283, -23.5158892773], [-47.2332067722, -23.5207328612], [-47.2328746221, -23.5296040757], [-47.2332979907, -23.5297976186], [-47.2373193123, -23.5329297770], [-47.2296458416, -23.5433040138], [-47.2346748474, -23.5483337939], [-47.2348521891, -23.5568793122], [-47.2403408420, -23.5611237666], [-47.2474405685, -23.5567810992], [-47.2520307697, -23.5579606495], [-47.2539278503, -23.5684605932], [-47.2614248852, -23.5687256846], [-47.2627278929, -23.5691323526], [-47.2740525588, -23.5815816471], [-47.2768151667, -23.5967013674], [-47.2963870839, -23.6031663041], [-47.2998352704, -23.5979499819], [-47.3095284018, -23.5968037831], [-47.3095514635, -23.5853955049], [-47.3128804085, -23.5807065546], [-47.3082417725, -23.5606875256], [-47.3041132417, -23.5344471238], [-47.3091484768, -23.5285198589], [-47.3030528600, -23.5236028198], [-47.3034079070, -23.5198569113], [-47.3090384695, -23.5179642067], [-47.3092979681, -23.5147830555], [-47.3240892427, -23.5130608920], [-47.3225505360, -23.4882351387], [-47.3175941641, -23.4822045234], [-47.3200931473, -23.4688346369], [-47.3165553561, -23.4634397689], [-47.3138282045, -23.4652467466]]] }},</text:span></text:p>
      <text:p text:style-name="P1"><text:span text:style-name="T1"><text:tab/>{ "type": "Feature", "properties": {"id": "3501202", "name": "Alvares Florence", "description": "Alvares Florence"}, "geometry": { "type": "Polygon", "coordinates": [[[-49.9570271871, -20.1716886994], [-49.9541198834, -20.1767338680], [-49.9422185757, -20.1732165409], [-49.9416629801, -20.1854585362], [-49.9339243886, -20.1867217207], [-49.9318505082, -20.1990159644], [-49.9144681404, -20.2179396382], [-49.8996682676, -20.2163549735], [-49.8867043463, -20.2021567313], [-49.8716437751, -20.1948123815], [-49.8660899856, -20.1962579422], [-49.8527390596, -20.1915530567], [-49.8468205743, -20.1969630893], [-49.8420619452, -20.1898698936], [-49.8292598473, -20.1861977136], [-49.8119812917, -20.1942596855], [-49.8118558166, -20.1944063415], [-49.8187316201, -20.2009861343], [-49.8278223597, -20.2025971559], [-49.8435145097, -20.2123100815], [-49.8454327960, -20.2428871009], [-49.8598217049, -20.2693621228], [-49.8665038201, -20.2968623390], [-49.8614225889, -20.3140869383], [-49.8492242781, -20.3255491450], [-49.8553345304, -20.3251916542], [-49.8615410712, -20.3342313886], [-49.8578466720, -20.3410754793], [-49.8628524083, -20.3475302763], [-49.8601780779, -20.3569180958], [-49.8520173040, -20.3522950659], [-49.8100398923, -20.3657209019], [-49.7993095550, -20.3732924179], [-49.8026109798, -20.3841283327], [-49.8308190150, -20.4052489845], [-49.8514656619, -20.4161984379], [-49.8888298169, -20.4079979375], [-49.8920394170, -20.3954759401], [-49.9374349771, -20.3908793045], [-49.9377993509, -20.3819589510], [-49.9426447511, -20.3776169583], [-49.9427693875, -20.3775044530], [-49.9504519999, -20.3549554079], [-49.9622548655, -20.3500324343], [-49.9845080860, -20.3471976964], [-49.9964704473, -20.3382132695], [-49.9986564930, -20.3320043873], [-50.0070375853, -20.3313526482], [-50.0098608784, -20.3305171860], [-50.0104736435, -20.3226962263], [-50.0025770058, -20.3162267324], [-50.0012934628, -20.3104966726], [-49.9986755002, -20.2798639142], [-50.0103823063, -20.2657867630], [-50.0149727951, -20.2431460881], [-50.0118412260, -20.2087003682], [-50.0134787513, -20.2033377134], [-50.0243746926, -20.1956065327], [-50.0272748351, -20.1811946115], [-50.0098564019, -20.1867796831], [-49.9914723323, -20.1856249159], [-49.9646317302, -20.1722848418], [-49.9570271871, -20.1716886994]]] }},</text:span></text:p>
      <text:p text:style-name="P1"><text:span text:style-name="T1"><text:tab/>{ "type": "Feature", "properties": {"id": "3501301", "name": "Alvares Machado", "description": "Alvares Machado"}, "geometry": { "type": "Polygon", "coordinates": [[[-51.4267290361, -21.9978894710], [-51.4074464354, -22.0034888124], [-51.3921091883, -22.0009455636], [-51.3983339113, -22.0177156114], [-51.4039703344, -22.0232546221], [-51.4020387337, -22.0280321189], [-51.4116660943, -22.0395855739], [-51.4192415645, -22.0514735556], [-51.4152627463, -22.0554997087], [-51.4172857043, -22.0621193043], [-51.4173870968, -22.0728516076], [-51.4255353503, -22.0732479695], [-51.4330907639, -22.0787270450], [-51.4501030990, -22.1129011195], [-51.4702753943, -22.1163225554], [-51.4833129592, -22.1242867045], [-51.4834598477, -22.1768547809], [-51.4765172854, -22.1877735482], [-51.4757015208, -22.1973276941], [-51.4816455222, -22.2179438981], [-51.4947360238, -22.2297341273], [-51.5002503176, -22.2296681889], [-51.5090712842, -22.2416408864], [-51.5142059730, -22.2437039084], [-51.5142184039, -22.2438241249], [-51.5124675215, -22.2495162174], [-51.5169490872, -22.2564451554], [-51.5351906924, -22.2592053269], [-51.5408478160, -22.2571376903], [-51.5571721147, -22.2654022093], [-51.5698141022, -22.2608347004], [-51.5723806357, -22.2644306218], [-51.5828891582, -22.2667603821], [-51.5872652500, -22.2733900881], [-51.5930763569, -22.2726324224], [-51.5946990131, -22.2780686839], [-51.5997447337, -22.2806567357], [-51.6024697128, -22.2853809117], [-51.6114076724, -22.2795091529], [-51.6201732237, -22.2841195984], [-51.6089823002, -22.1905806805], [-51.6089686967, -22.1904676677], [-51.6027703371, -22.1623583907], [-51.6046114913, -22.1532096452], [-51.5980037899, -22.1412770955], [-51.5977539862, -22.1410866022], [-51.5776169309, -22.1342189537], [-51.5728794906, -22.1183649013], [-51.5738363782, -22.1093523453], [-51.5642791165, -22.1064314576], [-51.5411602303, -22.1067225646], [-51.5361581388, -22.0992884514], [-51.5311833609, -22.0987775326], [-51.5293596775, -22.0980334272], [-51.5127701867, -22.0517054898], [-51.4909569112, -21.9947992351], [-51.4819901377, -21.9713928492], [-51.4745510550, -21.9519696243], [-51.4730072074, -21.9565971858], [-51.4672256020, -21.9582481486], [-51.4611726836, -21.9683985285], [-51.4538472242, -21.9711721214], [-51.4525427936, -21.9771983073], [-51.4436978644, -21.9821542971], [-51.4426127031, -21.9887739657], [-51.4354162016, -21.9900036523], [-51.4267290361, -21.9978894710]]] }},</text:span></text:p>
      <text:p text:style-name="P1"><text:span text:style-name="T1"><text:tab/>{ "type": "Feature", "properties": {"id": "3501400", "name": "Alvaro de Carvalho", "description": "Alvaro de Carvalho"}, "geometry": { "type": "Polygon", "coordinates": [[[-49.7058542318, -22.0401211310], [-49.7049281834, -22.0463588292], [-49.6959046149, -22.0459187104], [-49.6950442092, -22.0440269523], [-49.6872850028, -22.0484213587], [-49.6843671682, -22.0573110618], [-49.6647507072, -22.0620443052], [-49.6609667383, -22.0759293327], [-49.6560561847, -22.0763724503], [-49.6499671236, -22.0671367148], [-49.6394310746, -22.0690675187], [-49.6331559008, -22.0754936494], [-49.6430033530, -22.0886095120], [-49.6488562366, -22.1083482439], [-49.6446579474, -22.1156652288], [-49.6459614050, -22.1230915659], [-49.6554262753, -22.1264000204], [-49.6707135877, -22.1215636970], [-49.6758441158, -22.1188271259], [-49.6678727719, -22.1344751128], [-49.7063428153, -22.1397244299], [-49.7119635704, -22.1391770323], [-49.7170703278, -22.1314896956], [-49.7357415846, -22.1196840344], [-49.7518029392, -22.1167146973], [-49.7609324087, -22.1099176616], [-49.7749452531, -22.1119888038], [-49.7831322686, -22.1081403731], [-49.7879222778, -22.1106945497], [-49.8009001283, -22.1074343495], [-49.8059065827, -22.1115610173], [-49.8128966501, -22.1069141745], [-49.8242611485, -22.1119761956], [-49.8378542222, -22.1084059767], [-49.8369221742, -22.1015905011], [-49.8478876500, -22.0975243071], [-49.8503474201, -22.0933420770], [-49.8440530525, -22.0887152976], [-49.8395047788, -22.0791021455], [-49.8252637187, -22.0712316869], [-49.8189040526, -22.0636794253], [-49.7981463374, -22.0584826143], [-49.7854441278, -22.0455273424], [-49.7677951861, -22.0462411765], [-49.7661005672, -22.0572817394], [-49.7575582958, -22.0611736428], [-49.7565604568, -22.0531181504], [-49.7496776067, -22.0468364003], [-49.7394567584, -22.0256569848], [-49.7366258970, -22.0292616513], [-49.7058542318, -22.0401211310]]] }},</text:span></text:p>
      <text:p text:style-name="P1"><text:span text:style-name="T1"><text:tab/>{ "type": "Feature", "properties": {"id": "3501509", "name": "Alvinlandia", "description": "Alvinlandia"}, "geometry": { "type": "Polygon", "coordinates": [[[-49.7121998447, -22.4008931519], [-49.7021395609, -22.4257314562], [-49.7033405821, -22.4388727166], [-49.7183123099, -22.4520240225], [-49.7210347105, -22.4635581615], [-49.7349196535, -22.4662503030], [-49.7430409239, -22.4697702136], [-49.7485653531, -22.4769743739], [-49.7506725944, -22.4946893422], [-49.7613054637, -22.5034525273], [-49.7715256646, -22.5001712556], [-49.7862705708, -22.5034724456], [-49.8171309540, -22.5256012711], [-49.8187311315, -22.5057369404], [-49.8051566861, -22.4889213021], [-49.8044925195, -22.4799431541], [-49.8000402513, -22.4635641646], [-49.8002402278, -22.4469527085], [-49.7956560091, -22.4373581270], [-49.7715889270, -22.4296279367], [-49.7682707919, -22.4235350210], [-49.7625133165, -22.4122535430], [-49.7525433736, -22.4115868147], [-49.7476732565, -22.4049049598], [-49.7394049297, -22.4059936604], [-49.7459478247, -22.3929817790], [-49.7349924527, -22.3818444331], [-49.7285201981, -22.3760844412], [-49.7276474608, -22.3848964945], [-49.7235478539, -22.3893100060], [-49.7121998447, -22.4008931519]]] }},</text:span></text:p>
      <text:p text:style-name="P1"><text:span text:style-name="T1"><text:tab/>{ "type": "Feature", "properties": {"id": "3501608", "name": "Americana", "description": "Americana"}, "geometry": { "type": "Polygon", "coordinates": [[[-47.2558559082, -22.6714154775], [-47.2535369317, -22.6885132635], [-47.2412362068, -22.6804390221], [-47.2266775351, -22.6864657779], [-47.2038031687, -22.6977864357], [-47.2024420098, -22.7086938874], [-47.1983260286, -22.7102720193], [-47.1936467692, -22.7200873183], [-47.1936646345, -22.7297266651], [-47.2004689372, -22.7298556570], [-47.2103410804, -22.7424952360], [-47.2115787519, -22.7406102504], [-47.2214919726, -22.7318346661], [-47.2281550083, -22.7324175252], [-47.2284158981, -22.7329353196], [-47.2312681383, -22.7479118056], [-47.2413214484, -22.7568611175], [-47.2505053654, -22.7603440960], [-47.2534800195, -22.7575216851], [-47.2557952228, -22.7632443106], [-47.2608872073, -22.7654369568], [-47.2729499783, -22.7672873886], [-47.2871087293, -22.7531979997], [-47.3194698369, -22.7630809852], [-47.3420664314, -22.7827387430], [-47.3507440028, -22.7845475196], [-47.3509609739, -22.7840154734], [-47.3611976010, -22.7545191591], [-47.3611137829, -22.7459038430], [-47.3565559817, -22.7445146177], [-47.3558232344, -22.7362616779], [-47.3622467554, -22.7225776919], [-47.3558616801, -22.7102374071], [-47.3703192844, -22.7109232116], [-47.3787349503, -22.7094985512], [-47.3877703926, -22.6991371208], [-47.3854871699, -22.6940190438], [-47.3767369443, -22.6852231427], [-47.3626514425, -22.6803629037], [-47.3471458915, -22.7027419493], [-47.3325563821, -22.7135397514], [-47.3224568297, -22.7100919517], [-47.3226242572, -22.6963316928], [-47.3105927868, -22.6867802622], [-47.2986176653, -22.6875958717], [-47.2905850994, -22.6926881654], [-47.2807531918, -22.6921772136], [-47.2793520727, -22.6893580557], [-47.2849068441, -22.6867699916], [-47.2776161471, -22.6804482886], [-47.2795382305, -22.6734211668], [-47.2785988254, -22.6630008211], [-47.2723928420, -22.6643475723], [-47.2689957604, -22.6702057910], [-47.2558559082, -22.6714154775]]] }},</text:span></text:p>
      <text:p text:style-name="P1"><text:span text:style-name="T1"><text:tab/>{ "type": "Feature", "properties": {"id": "3501707", "name": "Americo Brasiliense", "description": "Americo Brasiliense"}, "geometry": { "type": "Polygon", "coordinates": [[[-47.9195919812, -21.7058737241], [-47.9212980692, -21.7193401290], [-47.9562505475, -21.7306476451], [-47.9669350352, -21.7408919996], [-48.0272383221, -21.7400008704], [-48.0389702665, -21.7489344876], [-48.0436034759, -21.7576717003], [-48.0726576593, -21.7579397768], [-48.1018259239, -21.7699336465], [-48.1189962216, -21.7539348862], [-48.1231527712, -21.7500631475], [-48.1284011662, -21.7349236785], [-48.1444632079, -21.7197887262], [-48.1472490829, -21.7087953488], [-48.1453720666, -21.7010927607], [-48.1033887919, -21.7101081284], [-48.0989998070, -21.7157579240], [-48.0845265281, -21.7072500312], [-48.0466151889, -21.7025223993], [-48.0380111904, -21.6944359979], [-47.9432774148, -21.6885591331], [-47.9294783795, -21.6772700203], [-47.9093366135, -21.6776738952], [-47.9164151141, -21.6861620723], [-47.9195919812, -21.7058737241]]] }},</text:span></text:p>
      <text:p text:style-name="P1"><text:span text:style-name="T1"><text:tab/>{ "type": "Feature", "properties": {"id": "3501806", "name": "Americo de Campos", "description": "Americo de Campos"}, "geometry": { "type": "Polygon", "coordinates": [[[-49.8184377517, -20.2843552642], [-49.8024309068, -20.2842878238], [-49.7967783889, -20.2774640273], [-49.7839818801, -20.2771905933], [-49.7787620186, -20.2722111207], [-49.7640265526, -20.2721258558], [-49.7602683282, -20.2669819883], [-49.7528858976, -20.2647998884], [-49.7559168243, -20.2500155990], [-49.7424620623, -20.2448624959], [-49.7248996745, -20.2300434806], [-49.7261581658, -20.2085766076], [-49.7136578745, -20.2013711485], [-49.6887183558, -20.2008670857], [-49.6868309850, -20.2008289962], [-49.6792858289, -20.1995850459], [-49.6773532963, -20.2029464201], [-49.6807176313, -20.2033633398], [-49.6736226049, -20.2055650792], [-49.6749276462, -20.2094926140], [-49.6692355539, -20.2150417868], [-49.6729663981, -20.2212417153], [-49.6771727520, -20.2182616694], [-49.6812320098, -20.2236069870], [-49.6855864873, -20.2231621785], [-49.6821566099, -20.2291845118], [-49.6758703187, -20.2396755633], [-49.6660401983, -20.2408405491], [-49.6642769904, -20.2364203596], [-49.6564826684, -20.2459629786], [-49.6525309695, -20.2440212760], [-49.6457875940, -20.2465042202], [-49.6476259612, -20.2599780228], [-49.6586174994, -20.2741893633], [-49.6739828895, -20.2771552620], [-49.6807001768, -20.2883130665], [-49.6901642300, -20.2959753167], [-49.6889425446, -20.2996939109], [-49.6937749340, -20.3171324915], [-49.7038900498, -20.3203793916], [-49.7227237830, -20.3361953969], [-49.7279325669, -20.3360782313], [-49.7324352567, -20.3494433859], [-49.7526776417, -20.3561965883], [-49.7687320082, -20.3776085844], [-49.7917464544, -20.3771083724], [-49.8026109798, -20.3841283327], [-49.7993095550, -20.3732924179], [-49.8100398923, -20.3657209019], [-49.8520173040, -20.3522950659], [-49.8601780779, -20.3569180958], [-49.8628524083, -20.3475302763], [-49.8578466720, -20.3410754793], [-49.8615410712, -20.3342313886], [-49.8553345304, -20.3251916542], [-49.8492242781, -20.3255491450], [-49.8614225889, -20.3140869383], [-49.8665038201, -20.2968623390], [-49.8598217049, -20.2693621228], [-49.8454327960, -20.2428871009], [-49.8435145097, -20.2123100815], [-49.8278223597, -20.2025971559], [-49.8187316201, -20.2009861343], [-49.8118558166, -20.1944063415], [-49.8050192930, -20.2030101163], [-49.8022167746, -20.2156985564], [-49.8046026463, -20.2238052080], [-49.7992027687, -20.2276480646], [-49.7987182725, -20.2358331488], [-49.8058987321, -20.2360288577], [-49.8226795800, -20.2580205264], [-49.8248563622, -20.2653658597], [-49.8184261985, -20.2747303195], [-49.8184377517, -20.2843552642]]] }},</text:span></text:p>
      <text:p text:style-name="P1"><text:span text:style-name="T1"><text:tab/>{ "type": "Feature", "properties": {"id": "3501905", "name": "Amparo", "description": "Amparo"}, "geometry": { "type": "Polygon", "coordinates": [[[-46.7972368142, -22.5409236756], [-46.7827929069, -22.5466523188], [-46.7836419971, -22.5603097282], [-46.7562587717, -22.5689882912], [-46.7500187816, -22.5795035475], [-46.7345352415, -22.5937038015], [-46.7416105903, -22.5942256084], [-46.7494301340, -22.5900807633], [-46.7636726385, -22.5990637863], [-46.7658006231, -22.6036138254], [-46.7610894107, -22.6118227794], [-46.7533152931, -22.6158245795], [-46.7486284802, -22.6177063263], [-46.7545367365, -22.6241763266], [-46.7422627411, -22.6506118984], [-46.7272268955, -22.6544590467], [-46.7274830851, -22.6697205543], [-46.7234776005, -22.6730002491], [-46.7275972372, -22.6817360455], [-46.7184926399, -22.6854757286], [-46.7167319417, -22.6909612360], [-46.7204472276, -22.6917676175], [-46.7194152868, -22.6936586184], [-46.7203575662, -22.6949600646], [-46.7203754728, -22.6954484303], [-46.7196952882, -22.6962015386], [-46.7196327071, -22.6966458595], [-46.7195163844, -22.6967995269], [-46.7183303850, -22.6973708280], [-46.7178426304, -22.6979862708], [-46.7164587374, -22.6997320205], [-46.7104629903, -22.7001735826], [-46.7096897611, -22.7132916049], [-46.6982984726, -22.7159239674], [-46.6987178917, -22.7236637383], [-46.6916604864, -22.7242168933], [-46.6803767050, -22.7374731552], [-46.6883415541, -22.7449914029], [-46.6829960869, -22.7443154270], [-46.6824176737, -22.7485834867], [-46.7084132777, -22.7675411352], [-46.7076056526, -22.7790108157], [-46.7151461442, -22.7820270370], [-46.7208282214, -22.7831844647], [-46.7246850181, -22.7952403882], [-46.7289978710, -22.8163015696], [-46.7373886906, -22.8191610009], [-46.7394407739, -22.8232757628], [-46.7456692728, -22.8228142442], [-46.7484446631, -22.8188631587], [-46.7553034619, -22.8235992246], [-46.7604267375, -22.8473661771], [-46.7681691827, -22.8525012236], [-46.7738770127, -22.8462736832], [-46.7761346471, -22.8493702850], [-46.7826867076, -22.8516179126], [-46.7830574429, -22.8515618831], [-46.7887657861, -22.8462855637], [-46.7857500257, -22.8425811321], [-46.7882068951, -22.8386651382], [-46.7950935488, -22.8370927647], [-46.7933236354, -22.8337318578], [-46.8015279691, -22.8369491425], [-46.8031575922, -22.8335407373], [-46.8075393155, -22.8384063021], [-46.8107820043, -22.8355901503], [-46.8177484943, -22.8445839187], [-46.8214294659, -22.8421122790], [-46.8369227845, -22.8433195562], [-46.8397881465, -22.8250238107], [-46.8360565604, -22.8230052574], [-46.8283671929, -22.8028674683], [-46.8352030924, -22.7990212377], [-46.8348560772, -22.7763477334], [-46.8493117248, -22.7600491450], [-46.8480759320, -22.7494633096], [-46.8596880363, -22.7446468749], [-46.8582800424, -22.7369667365], [-46.8615261287, -22.7310541878], [-46.8730681741, -22.7168130210], [-46.8805052615, -22.7189547477], [-46.8840482892, -22.7151723720], [-46.8780076670, -22.6964048454], [-46.8812890922, -22.6894845152], [-46.8877477116, -22.6855020515], [-46.8920665862, -22.6894128002], [-46.8974686368, -22.6892137973], [-46.9012966061, -22.6846781419], [-46.9092328490, -22.6864881947], [-46.9124999099, -22.6999382490], [-46.9177682929, -22.6921495451], [-46.9306639504, -22.6820423451], [-46.9293155478, -22.6738582071], [-46.9189087141, -22.6700581103], [-46.9030911492, -22.6560426677], [-46.8974849634, -22.6566364013], [-46.8975515535, -22.6418955434], [-46.8928970263, -22.6364328486], [-46.8985400238, -22.6274539356], [-46.8969756551, -22.6243682477], [-46.8898307650, -22.6178843905], [-46.8820202222, -22.6179748337], [-46.8632871086, -22.6020544344], [-46.8698485820, -22.5937440952], [-46.8697794764, -22.5886641202], [-46.8737309814, -22.5869371710], [-46.8688260973, -22.5834571175], [-46.8634733411, -22.5856043506], [-46.8541783340, -22.5795276643], [-46.8357560139, -22.5778850898], [-46.8328290445, -22.5788886700], [-46.8272633139, -22.5740438594], [-46.8180213057, -22.5523846049], [-46.8093275722, -22.5447946532], [-46.8061725377, -22.5457589881], [-46.8060933976, -22.5458021663], [-46.8014028354, -22.5470761895], [-46.7972368142, -22.5409236756]]] }},</text:span></text:p>
      <text:p text:style-name="P1"><text:span text:style-name="T1"><text:tab/>{ "type": "Feature", "properties": {"id": "3502002", "name": "Analandia", "description": "Analandia"}, "geometry": { "type": "Polygon", "coordinates": [[[-47.6576187255, -22.0513177577], [-47.6359267927, -22.0546021839], [-47.6260090639, -22.0431236481], [-47.6116190161, -22.0539421236], [-47.6076339781, -22.0636497955], [-47.5779297931, -22.0884466127], [-47.5615767090, -22.1133143641], [-47.5498820547, -22.1503207829], [-47.5502918911, -22.1517123378], [-47.5583506890, -22.1557384474], [-47.5677857744, -22.1553026287], [-47.5751430136, -22.1558735069], [-47.5824334157, -22.1493248562], [-47.5899389876, -22.1520261188], [-47.5962978741, -22.1619024140], [-47.5979269699, -22.1748006834], [-47.5979182496, -22.1748857508], [-47.5988581531, -22.1785887566], [-47.6177151356, -22.1841006526], [-47.6337066134, -22.1835158637], [-47.6477300167, -22.1927279099], [-47.6584611633, -22.1890342748], [-47.6740681524, -22.1930126862], [-47.6808810585, -22.1999367276], [-47.6944863747, -22.2011000829], [-47.7007732339, -22.2094374504], [-47.7066220985, -22.2102488931], [-47.7114185997, -22.2154472163], [-47.7127081512, -22.2425000219], [-47.7215718748, -22.2231460244], [-47.7221379406, -22.2219053045], [-47.7309742915, -22.2025447613], [-47.7283965012, -22.1871703962], [-47.7511345934, -22.1920435186], [-47.7575280934, -22.1859048087], [-47.7586660360, -22.1791293217], [-47.7567291432, -22.1725819017], [-47.7599081303, -22.1638860869], [-47.7720463122, -22.1527046019], [-47.7883530058, -22.1457769404], [-47.7925232673, -22.1349880839], [-47.7996177831, -22.1280335032], [-47.7867402276, -22.1128575028], [-47.7893736918, -22.0973422869], [-47.7628618343, -22.0872109134], [-47.7521770472, -22.0894584236], [-47.7506596867, -22.0787575061], [-47.7457032629, -22.0776822776], [-47.7457724792, -22.0583787623], [-47.7259591919, -22.0410365518], [-47.7157519750, -22.0346117163], [-47.7001193881, -22.0333675317], [-47.6971700263, -22.0273741373], [-47.6912127064, -22.0267476108], [-47.6751919226, -22.0125713410], [-47.6684768829, -22.0389533248], [-47.6576187255, -22.0513177577]]] }},</text:span></text:p>
      <text:p text:style-name="P1"><text:span text:style-name="T1"><text:tab/>{ "type": "Feature", "properties": {"id": "3502101", "name": "Andradina", "description": "Andradina"}, "geometry": { "type": "Polygon", "coordinates": [[[-51.1958282587, -20.6610298480], [-51.1984168610, -20.6855526935], [-51.1947156503, -20.6873064078], [-51.1869111065, -20.7057734952], [-51.1671873471, -20.7218127926], [-51.1682952601, -20.7270847655], [-51.1586582988, -20.7398447007], [-51.1515867994, -20.7599241455], [-51.1420315236, -20.7636476998], [-51.1419506826, -20.7815134478], [-51.1343878502, -20.7940369868], [-51.1375051399, -20.8021787360], [-51.1337188271, -20.8151909368], [-51.1376735957, -20.8175706107], [-51.1351931972, -20.8192265878], [-51.1397348860, -20.8271638119], [-51.1396777348, -20.8461983954], [-51.1424888929, -20.8540643306], [-51.1745710946, -20.8532814409], [-51.1787855622, -20.8534149347], [-51.1827410275, -20.8615663648], [-51.1880070974, -20.8635614450], [-51.2125801094, -20.8615283064], [-51.2250325644, -20.8485514999], [-51.2381505616, -20.8526248452], [-51.2380412030, -20.8579789904], [-51.2416531040, -20.8575940775], [-51.2698542576, -20.8601258572], [-51.2896578256, -20.8666572935], [-51.2814779852, -20.8849674390], [-51.2889411232, -20.8860748962], [-51.2921021542, -20.8939717835], [-51.2968020449, -20.9047916544], [-51.2912355942, -20.9087682369], [-51.2919663117, -20.9136864490], [-51.2854506669, -20.9142888421], [-51.2826383186, -20.9183548170], [-51.2855899194, -20.9215016229], [-51.2830921092, -20.9259777848], [-51.2876562147, -20.9443357068], [-51.2923459050, -20.9478078546], [-51.2880997350, -20.9538175536], [-51.2996822411, -20.9608643232], [-51.2980923208, -20.9656393044], [-51.3026103485, -20.9669877603], [-51.3020340220, -20.9728400881], [-51.3197878115, -20.9744312436], [-51.3270441056, -20.9800709173], [-51.3458501097, -20.9823221258], [-51.3689673507, -21.0115780792], [-51.3713956643, -21.0256655085], [-51.3747006328, -21.0251082333], [-51.3841137838, -21.0389376580], [-51.3937873038, -21.0808717109], [-51.4014894714, -21.0749158916], [-51.4147409450, -21.0784789822], [-51.4172722918, -21.0825914053], [-51.4355293301, -21.0851117010], [-51.4445861748, -21.0804468052], [-51.4461370803, -21.0742851409], [-51.4496139671, -21.0739077665], [-51.4577917817, -21.0613849814], [-51.4607694249, -21.0525287145], [-51.4750769326, -21.0492471332], [-51.4811294245, -21.0356380738], [-51.4741538222, -21.0285607284], [-51.4742075124, -21.0204097655], [-51.4681248742, -21.0134899002], [-51.4648336566, -20.9979046340], [-51.4713263339, -20.9870144478], [-51.4691617679, -20.9767655387], [-51.4767885185, -20.9676689531], [-51.4764109923, -20.9556694013], [-51.4762970467, -20.9556975006], [-51.4721686587, -20.9515235002], [-51.4647997681, -20.9233775778], [-51.4674121974, -20.9082056757], [-51.4512252868, -20.8907880141], [-51.4514250169, -20.8651741225], [-51.4507550184, -20.8511070305], [-51.4479145814, -20.7758618988], [-51.4505222809, -20.7661404092], [-51.4425737638, -20.7568922015], [-51.4393845254, -20.7431404817], [-51.4426080840, -20.7365817489], [-51.4354313875, -20.7226642177], [-51.4238722225, -20.7118633983], [-51.4188817571, -20.6806131637], [-51.3945766066, -20.6864238555], [-51.3769800695, -20.6892600403], [-51.3451559900, -20.6818338110], [-51.3422875316, -20.6817364018], [-51.3149485059, -20.6738567828], [-51.2974404182, -20.6649125298], [-51.2852158066, -20.6665536638], [-51.2719817928, -20.6628949457], [-51.2605165813, -20.6515139463], [-51.2305442745, -20.6457261002], [-51.2174152997, -20.6502195594], [-51.2021545854, -20.6504820633], [-51.1993635651, -20.6509070035], [-51.2019503721, -20.6540866435], [-51.1958282587, -20.6610298480]]] }},</text:span></text:p>
      <text:p text:style-name="P1"><text:span text:style-name="T1"><text:tab/>{ "type": "Feature", "properties": {"id": "3502200", "name": "Angatuba", "description": "Angatuba"}, "geometry": { "type": "Polygon", "coordinates": [[[-48.4647876980, -23.2657621948], [-48.4513954075, -23.2720521144], [-48.4423994126, -23.2695281266], [-48.4355998825, -23.2729097412], [-48.4181176216, -23.2620465877], [-48.4055771347, -23.2671475353], [-48.4006562226, -23.2745973024], [-48.4023960042, -23.2847982654], [-48.3924081093, -23.2906328469], [-48.3734963806, -23.2910866324], [-48.3596794469, -23.3025217027], [-48.3793358019, -23.3150548310], [-48.3764445477, -23.3213618276], [-48.3848628805, -23.3293545457], [-48.3838089685, -23.3399111827], [-48.3866089349, -23.3432708558], [-48.3688826363, -23.3427744131], [-48.3639005522, -23.3486415903], [-48.3555176549, -23.3752403684], [-48.3612255323, -23.3845779820], [-48.3662023739, -23.3967618644], [-48.3696804202, -23.4078254988], [-48.3636339761, -23.4118928962], [-48.3533509578, -23.4113672636], [-48.3457781635, -23.4184224059], [-48.3324103336, -23.4228423949], [-48.3289635873, -23.4319029908], [-48.3245538741, -23.4323822777], [-48.3218187216, -23.4226669799], [-48.3157038553, -23.4226577446], [-48.3143666179, -23.4185156894], [-48.3052412325, -23.4149188715], [-48.3009600727, -23.4164505845], [-48.3003810777, -23.4259330296], [-48.2922588168, -23.4349213199], [-48.2966157222, -23.4403603464], [-48.2893905038, -23.4473436980], [-48.2845101162, -23.4465484052], [-48.2670606325, -23.4493814267], [-48.2633883841, -23.4630836152], [-48.2669287280, -23.4661512406], [-48.2508075761, -23.4686859979], [-48.2530500330, -23.4704177016], [-48.2495310518, -23.4702209798], [-48.2439789860, -23.4776859652], [-48.2341015790, -23.4707331617], [-48.2288489537, -23.4735385937], [-48.2260893427, -23.4711153696], [-48.2204233284, -23.4746106672], [-48.2182291481, -23.4816621693], [-48.2026297094, -23.4879331066], [-48.1960965247, -23.4817147183], [-48.1896778275, -23.4809726668], [-48.1891765222, -23.4807876000], [-48.1942736836, -23.4988080701], [-48.2148891590, -23.5003961978], [-48.2194528731, -23.5113928998], [-48.2360972914, -23.5183114621], [-48.2404550432, -23.5282808556], [-48.2491338503, -23.5310759311], [-48.2511886551, -23.5386371086], [-48.2578929737, -23.5447253748], [-48.2624928454, -23.5647095207], [-48.2670128570, -23.5695979548], [-48.2732837871, -23.5753271564], [-48.2743150029, -23.5690427449], [-48.2801258356, -23.5708603013], [-48.2775853949, -23.5661329566], [-48.2932336149, -23.5686065473], [-48.2958926857, -23.5636861554], [-48.2975200710, -23.5676897341], [-48.2930129186, -23.5786930870], [-48.2988645971, -23.5804422577], [-48.2995770244, -23.5877806049], [-48.3039328226, -23.5899177005], [-48.3173644935, -23.5866238186], [-48.3209582358, -23.5876591351], [-48.3207568987, -23.5937746394], [-48.3240276801, -23.5899621366], [-48.3284012449, -23.5966302453], [-48.3353220644, -23.5914563926], [-48.3331684692, -23.5772190826], [-48.3398162287, -23.5731877061], [-48.3448978585, -23.5724909964], [-48.3430076966, -23.5799052277], [-48.3486097958, -23.5817506808], [-48.3624547747, -23.5670393530], [-48.3656709675, -23.5727918295], [-48.3636858512, -23.5782160077], [-48.3741019362, -23.5762063394], [-48.3814401491, -23.5795297982], [-48.3810398773, -23.6037699715], [-48.3704575788, -23.6310468030], [-48.3801738368, -23.6349454255], [-48.3978931604, -23.6145014269], [-48.4027334328, -23.5967524390], [-48.3978549427, -23.5754908887], [-48.4029253219, -23.5660359987], [-48.4115481436, -23.5641563475], [-48.4071226060, -23.5524438404], [-48.4113990335, -23.5490474825], [-48.4143258100, -23.5338245645], [-48.4364363279, -23.5349585085], [-48.4449333399, -23.5251807837], [-48.4690544667, -23.5286729329], [-48.4762795114, -23.5252393049], [-48.4767915333, -23.5254851229], [-48.4868178033, -23.5246305335], [-48.4932855289, -23.5300745692], [-48.5049603716, -23.5170754726], [-48.5177247843, -23.5096057487], [-48.5359638689, -23.5120024435], [-48.5387932878, -23.5173166242], [-48.5320472141, -23.5259647464], [-48.5303600182, -23.5352946882], [-48.5344547939, -23.5406551139], [-48.5488578234, -23.5385618290], [-48.5498922060, -23.5463750362], [-48.5468338968, -23.5479730533], [-48.5392403466, -23.5420989426], [-48.5332933005, -23.5555229646], [-48.5460808834, -23.5583296584], [-48.5556593463, -23.5529636436], [-48.5596310587, -23.5538843770], [-48.5676829621, -23.5668614312], [-48.5629499199, -23.5746357551], [-48.5826153099, -23.5751176476], [-48.5876120003, -23.5703447544], [-48.5958919791, -23.5706129823], [-48.5998037363, -23.5734679175], [-48.5944333875, -23.5805678406], [-48.6008478247, -23.5846743800], [-48.6090632781, -23.5812985575], [-48.6068015053, -23.5744590474], [-48.6150342622, -23.5609769301], [-48.6291876849, -23.5591333203], [-48.6299085215, -23.5452913353], [-48.6219254652, -23.5418432594], [-48.6212984498, -23.5377293497], [-48.6318813475, -23.5381179133], [-48.6428273068, -23.5438997488], [-48.6518533339, -23.5370164529], [-48.6468619858, -23.5216126736], [-48.6441526007, -23.5202126705], [-48.6359294392, -23.5259538340], [-48.6324067933, -23.5218304671], [-48.6334426814, -23.5104486756], [-48.6240677025, -23.4966359775], [-48.6292518586, -23.4880623512], [-48.6147030465, -23.4903300718], [-48.6282255163, -23.4772030074], [-48.6429764715, -23.4701650255], [-48.6529030724, -23.4300067468], [-48.6488992214, -23.4216824581], [-48.6557198704, -23.4122034799], [-48.6535976476, -23.4077469729], [-48.6410055658, -23.4092696313], [-48.6355388714, -23.4048543517], [-48.6313519913, -23.3654573237], [-48.6274634880, -23.3558874250], [-48.6318704330, -23.3438033358], [-48.6469908653, -23.3285949742], [-48.6243182348, -23.3251287139], [-48.6116687716, -23.3189677376], [-48.5888749507, -23.3137957812], [-48.5785511080, -23.2961148852], [-48.5680504491, -23.2966295225], [-48.5536288049, -23.2788809041], [-48.5478685872, -23.2805619271], [-48.5341721392, -23.2725297172], [-48.5117239188, -23.2714520580], [-48.5077037826, -23.2665594723], [-48.5039561678, -23.2692892315], [-48.4910696515, -23.2606502595], [-48.4861725507, -23.2630522525], [-48.4647876980, -23.2657621948]]] }},</text:span></text:p>
      <text:p text:style-name="P1"><text:span text:style-name="T1"><text:tab/>{ "type": "Feature", "properties": {"id": "3502309", "name": "Anhembi", "description": "Anhembi"}, "geometry": { "type": "Polygon", "coordinates": [[[-48.1757263115, -22.6263464403], [-48.1599138226, -22.6373270293], [-48.1413059880, -22.6292051440], [-48.1155807286, -22.6289366065], [-48.0947959557, -22.6232863412], [-48.0898801552, -22.6319026588], [-48.0952038934, -22.6483274103], [-48.0880014366, -22.6514168308], [-48.0899143166, -22.6680816951], [-48.0983936494, -22.6886826607], [-48.0909131030, -22.7065066293], [-48.0862305121, -22.7075514973], [-48.0839571304, -22.7232903885], [-48.0760542472, -22.7256627252], [-48.0701157546, -22.7363512304], [-48.0458828579, -22.7243593869], [-48.0376083233, -22.7244615930], [-48.0318562845, -22.7191860072], [-48.0221572662, -22.7241038067], [-48.0115550222, -22.7376560944], [-48.0172888233, -22.7417173360], [-48.0146073695, -22.7482955589], [-48.0236285505, -22.7484007245], [-48.0275700781, -22.7536471359], [-48.0291999011, -22.7774598807], [-48.0266241043, -22.7889673142], [-48.0308106431, -22.7966131549], [-48.0315803649, -22.8269653174], [-48.0470654762, -22.8314105054], [-48.0503795993, -22.8253716383], [-48.0668408113, -22.8218861752], [-48.0764968883, -22.8284729131], [-48.0825542041, -22.8282490965], [-48.0857262905, -22.8208140345], [-48.0966538244, -22.8279568012], [-48.0973376425, -22.8217286306], [-48.0999756492, -22.8215947257], [-48.0995413532, -22.8288865151], [-48.1126463154, -22.8348096473], [-48.1097524253, -22.8397780387], [-48.1151371918, -22.8419753670], [-48.1113204186, -22.8433858415], [-48.1133245510, -22.8488621038], [-48.1010340899, -22.8511475221], [-48.1065677355, -22.8589033380], [-48.1056154873, -22.8631055687], [-48.1124965128, -22.8548692145], [-48.1211387148, -22.8621076204], [-48.1196892377, -22.8701773688], [-48.1186246445, -22.8674373758], [-48.1139249783, -22.8681837247], [-48.1139846055, -22.8803808172], [-48.1167150748, -22.8827584978], [-48.1250886273, -22.8795653187], [-48.1253504408, -22.8818142380], [-48.1314873324, -22.8808829401], [-48.1317619356, -22.8881057707], [-48.1214309036, -22.8898650541], [-48.1207624317, -22.8936631228], [-48.1394755523, -22.9041850044], [-48.1352919036, -22.9037739538], [-48.1392667424, -22.9054530925], [-48.1337517797, -22.9107528496], [-48.1392610173, -22.9188600468], [-48.1319879522, -22.9223388347], [-48.1333473243, -22.9290591050], [-48.1254392108, -22.9269262277], [-48.1220560940, -22.9300934131], [-48.1286070780, -22.9375502640], [-48.1271793377, -22.9428984057], [-48.1328099781, -22.9454810129], [-48.1290007315, -22.9527117395], [-48.1355238295, -22.9574567775], [-48.1377582745, -22.9644576450], [-48.1322118811, -22.9737926476], [-48.1321793104, -22.9834189369], [-48.1566410547, -22.9968260687], [-48.1682715318, -22.9945898168], [-48.1773556048, -22.9776091175], [-48.1846171598, -22.9821970078], [-48.1849072138, -22.9822157069], [-48.1972456242, -22.9843919201], [-48.2052045125, -22.9945776125], [-48.2132551898, -22.9942652129], [-48.2433919491, -22.9711128449], [-48.2859032354, -22.9579233407], [-48.2879893881, -22.9578578211], [-48.2908719078, -22.9577668408], [-48.2946554400, -22.9452585212], [-48.2959350268, -22.9432067712], [-48.2952170566, -22.9410447883], [-48.2969027307, -22.9354576022], [-48.3096866443, -22.9279669632], [-48.3050227122, -22.9160210416], [-48.3012780827, -22.9139417266], [-48.3024739445, -22.9055913794], [-48.2956110002, -22.8879130423], [-48.2927533665, -22.8763079765], [-48.2814429657, -22.8712834486], [-48.2643048528, -22.8709324438], [-48.2597673729, -22.8658626696], [-48.2599589900, -22.8579142212], [-48.2533098263, -22.8492637100], [-48.2604838719, -22.8447110715], [-48.2563551354, -22.8430105698], [-48.2585381891, -22.8380320028], [-48.2531188258, -22.8307314414], [-48.2567539667, -22.8279835187], [-48.2627488342, -22.7893927991], [-48.2628704540, -22.7669320960], [-48.2892265275, -22.7526380449], [-48.2840439750, -22.7358709388], [-48.2570636327, -22.7386110423], [-48.2477526792, -22.7322730096], [-48.2492144354, -22.7065197263], [-48.2495519099, -22.6775479853], [-48.2391755679, -22.6456555858], [-48.2446355071, -22.6346618543], [-48.2459135898, -22.6185577978], [-48.2403465298, -22.6151132573], [-48.2346961787, -22.5969008589], [-48.2247558741, -22.5937485281], [-48.2173266706, -22.5978245548], [-48.2142478690, -22.6134717901], [-48.2100024414, -22.6176327652], [-48.1757263115, -22.6263464403]]] }},</text:span></text:p>
      <text:p text:style-name="P1"><text:span text:style-name="T1"><text:tab/>{ "type": "Feature", "properties": {"id": "3502408", "name": "Anhumas", "description": "Anhumas"}, "geometry": { "type": "Polygon", "coordinates": [[[-51.3482525279, -22.3275625003], [-51.3475497714, -22.3424860191], [-51.3477123253, -22.3452336635], [-51.3482046180, -22.3474885976], [-51.3560583361, -22.3559339722], [-51.3635313862, -22.3586012914], [-51.3628147626, -22.3766884239], [-51.3676258699, -22.3857127809], [-51.3855252157, -22.3937037055], [-51.3924171854, -22.4103067827], [-51.3913230136, -22.4292481021], [-51.4032570389, -22.4385317512], [-51.4068881691, -22.4461899352], [-51.4071205489, -22.4645607654], [-51.4128428487, -22.4724753332], [-51.4332627952, -22.4817774605], [-51.4404781421, -22.5042101421], [-51.4522705235, -22.5151941417], [-51.4631502725, -22.4923959054], [-51.4668547202, -22.4842611482], [-51.4729420537, -22.4808642700], [-51.4846476315, -22.4826065516], [-51.4873849577, -22.4774620884], [-51.4904962575, -22.4792142752], [-51.4957751487, -22.4723079040], [-51.5197500662, -22.4577454678], [-51.5150537748, -22.4399855008], [-51.5073584665, -22.4306098001], [-51.5093689701, -22.4224737429], [-51.5059144601, -22.4144303284], [-51.4997649436, -22.4025288429], [-51.5003268194, -22.3755077815], [-51.4921779330, -22.3615411832], [-51.4812830032, -22.3549062907], [-51.4793019535, -22.3336043375], [-51.4729780438, -22.3336006865], [-51.4728831316, -22.3152709035], [-51.4679448060, -22.3131932558], [-51.4562526541, -22.3024394796], [-51.4572682091, -22.2962593566], [-51.4499070838, -22.2737621294], [-51.4437012652, -22.2708797860], [-51.4449225948, -22.2696735035], [-51.4203455968, -22.2573402042], [-51.4125760392, -22.2436861393], [-51.4142132682, -22.2342540522], [-51.4173938887, -22.2326405094], [-51.4166458394, -22.2231723074], [-51.4228279420, -22.2203690167], [-51.4271685509, -22.2082676910], [-51.4335271429, -22.2054703181], [-51.4190690233, -22.1986335810], [-51.4067384987, -22.1975859744], [-51.3977160266, -22.2041867076], [-51.3988443062, -22.2083295961], [-51.3907632232, -22.2134811973], [-51.3848652596, -22.2262050979], [-51.3699475031, -22.2391757060], [-51.3695187360, -22.2396921582], [-51.3645664863, -22.2519971956], [-51.3556874328, -22.2578349425], [-51.3534040032, -22.2719280436], [-51.3570125958, -22.2785036925], [-51.3460699119, -22.2993495959], [-51.3463520707, -22.3020865684], [-51.3464867082, -22.3048229345], [-51.3519287078, -22.3234112030], [-51.3482525279, -22.3275625003]]] }},</text:span></text:p>
      <text:p text:style-name="P1"><text:span text:style-name="T1"><text:tab/>{ "type": "Feature", "properties": {"id": "3502507", "name": "Aparecida", "description": "Aparecida"}, "geometry": { "type": "Polygon", "coordinates": [[[-45.2104711094, -22.8131756864], [-45.2132313917, -22.8259149928], [-45.2112334264, -22.8308067492], [-45.2102230880, -22.8316703721], [-45.1997793746, -22.8405901433], [-45.1992661972, -22.8524158558], [-45.2078839355, -22.8642502246], [-45.2061087750, -22.8682610594], [-45.2113326434, -22.8888298088], [-45.2080601798, -22.8917438576], [-45.2134057325, -22.9006489451], [-45.2129035849, -22.9078256785], [-45.2073572283, -22.9144507823], [-45.2127491175, -22.9368125274], [-45.2097503283, -22.9434823154], [-45.2011538129, -22.9414625247], [-45.1957506457, -22.9452672858], [-45.2019275871, -22.9545762403], [-45.2003865731, -22.9624354301], [-45.1884640445, -22.9666494288], [-45.1946649109, -22.9768781107], [-45.2106412100, -22.9816627522], [-45.2116168785, -22.9879919617], [-45.2314182100, -22.9920708398], [-45.2339464767, -23.0006215131], [-45.2451191023, -22.9983061314], [-45.2559506554, -23.0069120866], [-45.2573072829, -23.0075094263], [-45.2611723516, -23.0003967757], [-45.2598595679, -22.9856874897], [-45.2659897678, -22.9822435621], [-45.2730265373, -22.9664135876], [-45.2705515477, -22.9616808569], [-45.2776171550, -22.9499023512], [-45.2750367195, -22.9449866405], [-45.2785805476, -22.9406707068], [-45.2781187760, -22.9326333462], [-45.2751496189, -22.9274018712], [-45.2688026454, -22.9271617037], [-45.2695854128, -22.9205295947], [-45.2749461071, -22.9123329867], [-45.2673188341, -22.9103661870], [-45.2545522454, -22.8960754998], [-45.2690721488, -22.8877262057], [-45.2702144859, -22.8822413285], [-45.2688509493, -22.8756160073], [-45.2706171615, -22.8728234838], [-45.2812359911, -22.8587236406], [-45.2777774312, -22.8506365438], [-45.2681433951, -22.8481890569], [-45.2546059993, -22.8571839197], [-45.2477992285, -22.8526383719], [-45.2517934633, -22.8455044203], [-45.2509441778, -22.8440080890], [-45.2483069267, -22.8416638014], [-45.2370160334, -22.8238153967], [-45.2298825039, -22.8140339889], [-45.2200963171, -22.8176600550], [-45.2167752698, -22.8152952038], [-45.2176870036, -22.8103968115], [-45.2127390833, -22.8095641171], [-45.2104711094, -22.8131756864]]] }},</text:span></text:p>
      <text:p text:style-name="P1"><text:span text:style-name="T1"><text:tab/>{ "type": "Feature", "properties": {"id": "3502606", "name": "Aparecida d'Oeste", "description": "Aparecida d'Oeste"}, "geometry": { "type": "Polygon", "coordinates": [[[-50.9611224667, -20.3977111846], [-50.9467631377, -20.4070880057], [-50.9409118353, -20.4051141865], [-50.9364903400, -20.4104502985], [-50.9254056639, -20.4111954760], [-50.9217861359, -20.4143816266], [-50.9133179492, -20.4189327863], [-50.9176741365, -20.4323615633], [-50.9092758909, -20.4389148473], [-50.8985794032, -20.4392616554], [-50.8888945037, -20.4372520530], [-50.8884951386, -20.4303346157], [-50.8812396642, -20.4231828152], [-50.8681417087, -20.4216308134], [-50.8590349867, -20.4153824059], [-50.8432264026, -20.4141812944], [-50.8380706537, -20.4116077339], [-50.8422122315, -20.4235360774], [-50.8490889339, -20.4271322143], [-50.8581090362, -20.4393018229], [-50.8560466190, -20.4655112325], [-50.8629791074, -20.5080039334], [-50.8606389035, -20.5179014648], [-50.8651635851, -20.5287034093], [-50.8704683891, -20.5316925404], [-50.8726202268, -20.5419310105], [-50.8767917408, -20.5378513537], [-50.8814694053, -20.5420893416], [-50.8778986894, -20.5508209999], [-50.8838253485, -20.5487829395], [-50.8857080997, -20.5580538377], [-50.8959357896, -20.5570642691], [-50.8929898875, -20.5437539922], [-50.9012808862, -20.5386376227], [-50.9125221175, -20.5404024527], [-50.9168352064, -20.5517699668], [-50.9219826603, -20.5503482835], [-50.9220163250, -20.5455569778], [-50.9267000984, -20.5416023679], [-50.9243889136, -20.5509819391], [-50.9332591309, -20.5577011533], [-50.9415385183, -20.5488047824], [-50.9479776372, -20.5474754331], [-50.9503314948, -20.5508958531], [-50.9473687687, -20.5554291116], [-50.9604556277, -20.5585778277], [-50.9655164099, -20.5486691077], [-50.9676993509, -20.5272327763], [-50.9639595777, -20.5222634921], [-50.9686994740, -20.5102032375], [-50.9819406354, -20.4957235072], [-50.9817695409, -20.4839491013], [-50.9785383124, -20.4720791752], [-50.9797407472, -20.4581071346], [-50.9856248488, -20.4513073480], [-50.9845146759, -20.4442005079], [-50.9902947468, -20.4329556927], [-50.9784736048, -20.4115343676], [-50.9727500806, -20.4093688698], [-50.9690812557, -20.4022076765], [-50.9666043131, -20.3995163929], [-50.9611224667, -20.3977111846]]] }},</text:span></text:p>
      <text:p text:style-name="P1"><text:span text:style-name="T1"><text:tab/>{ "type": "Feature", "properties": {"id": "3502705", "name": "Apiaa", "description": "Apiaa"}, "geometry": { "type": "Polygon", "coordinates": [[[-49.0605715783, -24.2425358159], [-49.0447212188, -24.2574679159], [-49.0375489074, -24.2572851665], [-49.0359888901, -24.2613653645], [-49.0266501225, -24.2660664901], [-49.0186353910, -24.2874724487], [-49.0114300480, -24.2906057319], [-48.9994516421, -24.3010935036], [-48.9976772352, -24.3099479271], [-48.9864951949, -24.3118540611], [-48.9810154726, -24.3419096869], [-48.9788804635, -24.3471784567], [-48.9696416191, -24.3477809408], [-48.9682631103, -24.3485512155], [-48.9665308717, -24.3500851134], [-48.9543188774, -24.3301242774], [-48.9473947018, -24.3287050171], [-48.9073953602, -24.3295943597], [-48.8829807189, -24.3301343275], [-48.8847148910, -24.3346452885], [-48.8703835130, -24.3391548898], [-48.8648487739, -24.3470332842], [-48.8525278527, -24.3441966161], [-48.8498555323, -24.3467011564], [-48.8427005035, -24.3443644537], [-48.8380263972, -24.3397543964], [-48.8262868605, -24.3491564115], [-48.8270216564, -24.3445300099], [-48.8194297829, -24.3438494355], [-48.8112847000, -24.3522442686], [-48.7935982463, -24.3613430904], [-48.7813357011, -24.3570396300], [-48.7653716547, -24.3628293763], [-48.7613971085, -24.3660993405], [-48.7607125555, -24.3733836683], [-48.7564458094, -24.3742854393], [-48.7509005804, -24.3694223594], [-48.7454353700, -24.3761119402], [-48.7409660333, -24.3749247470], [-48.7375549353, -24.3717456917], [-48.7301601919, -24.3884069664], [-48.7227647055, -24.3916731474], [-48.7104366087, -24.3815287549], [-48.6962179423, -24.3825736442], [-48.6896641907, -24.3911393990], [-48.6833595096, -24.3887394519], [-48.6716841586, -24.3912788320], [-48.6623477298, -24.3837394658], [-48.6751977614, -24.3706460644], [-48.6706955270, -24.3554210967], [-48.6617367552, -24.3525800639], [-48.6446015766, -24.3315521191], [-48.6408182030, -24.3300767811], [-48.6329935508, -24.3358279995], [-48.6234586198, -24.3295007749], [-48.6189294666, -24.3352802027], [-48.6162289901, -24.3345257906], [-48.6047003129, -24.3317250017], [-48.6071664682, -24.3384835640], [-48.5927040716, -24.3420959511], [-48.5829057367, -24.3374250235], [-48.5779484893, -24.3322977413], [-48.5770603996, -24.3372088065], [-48.5693759748, -24.3359546262], [-48.5608217050, -24.3403011100], [-48.5436415009, -24.3337266305], [-48.5350885724, -24.3470510428], [-48.5137655684, -24.3376080255], [-48.5009914780, -24.3496446261], [-48.5048209493, -24.3550897774], [-48.4902564078, -24.3694905715], [-48.4894693380, -24.3765923116], [-48.4928266792, -24.3870466331], [-48.4971446072, -24.3890931370], [-48.5022425034, -24.3866277993], [-48.5038119772, -24.3956339622], [-48.5073840529, -24.3938225446], [-48.5106743046, -24.4022662420], [-48.5170012357, -24.4019564397], [-48.5209572148, -24.4127030848], [-48.5158559354, -24.4190760920], [-48.5239719183, -24.4212465562], [-48.5354393713, -24.4338983578], [-48.5490915625, -24.4399708571], [-48.5650831276, -24.4360815569], [-48.5730404483, -24.4332761161], [-48.5804161525, -24.4374921926], [-48.5870537349, -24.4347099649], [-48.5935686085, -24.4422433644], [-48.6133633438, -24.4531040753], [-48.6141102558, -24.4574388553], [-48.6175846686, -24.4424949379], [-48.6293135042, -24.4366595887], [-48.6311320180, -24.4573411211], [-48.6447550886, -24.4591109655], [-48.6543544464, -24.4557686466], [-48.6559453023, -24.4602528904], [-48.6737476898, -24.4738966391], [-48.6741100961, -24.4779172282], [-48.6662872242, -24.4780895480], [-48.6724483656, -24.4874625366], [-48.6873716386, -24.4943107800], [-48.6885438758, -24.5010065382], [-48.6980967598, -24.5060739229], [-48.7033775434, -24.5046841626], [-48.7033869848, -24.5083125592], [-48.7148806451, -24.5109468613], [-48.7245654049, -24.5180925785], [-48.7246751358, -24.5190092914], [-48.7271296585, -24.5222503219], [-48.7270102517, -24.5266584674], [-48.7374119306, -24.5331380702], [-48.7771547581, -24.5518935282], [-48.7791587102, -24.5557999646], [-48.7887072834, -24.5576644885], [-48.8239104941, -24.5671493112], [-48.8513310388, -24.5786774349], [-48.8640550612, -24.5779661297], [-48.8875542623, -24.5854795706], [-48.8946555527, -24.5831778345], [-48.8868577436, -24.5786108842], [-48.8802629773, -24.5541236543], [-48.8960948174, -24.5516533084], [-48.9008651033, -24.5559986596], [-48.9127988198, -24.5537074690], [-48.9172056162, -24.5477775696], [-48.9587045671, -24.5372722486], [-48.9677884826, -24.5385527250], [-48.9785361315, -24.5341273063], [-48.9814149397, -24.5232959092], [-48.9834204781, -24.5125822343], [-48.9715873765, -24.5048683801], [-48.9717029596, -24.5017969614], [-48.9539584434, -24.4946113560], [-48.9437409532, -24.4860022635], [-48.9431061490, -24.4858063780], [-48.9468266509, -24.4727428190], [-48.9440184009, -24.4647311381], [-48.9474246366, -24.4647051416], [-48.9502083347, -24.4577344137], [-48.9493054908, -24.4527164936], [-48.9601474054, -24.4542596072], [-48.9673210050, -24.4494361069], [-48.9704869968, -24.4323160879], [-48.9783331766, -24.4282759876], [-48.9845687355, -24.4343365554], [-48.9883714622, -24.4331726618], [-49.0043442274, -24.4402626404], [-49.0103544489, -24.4360711838], [-49.0097164248, -24.4302326362], [-49.0145921908, -24.4260666541], [-49.0118068828, -24.4166003591], [-48.9992855053, -24.4029891099], [-49.0038049459, -24.3754307422], [-48.9989137869, -24.3708301954], [-49.0033672277, -24.3614515655], [-49.0115298067, -24.3563603905], [-49.0121820649, -24.3636276556], [-49.0191019495, -24.3668768067], [-49.0227268343, -24.3753860956], [-49.0334284741, -24.3761828865], [-49.0361461457, -24.3808339993], [-49.0442529604, -24.3762363633], [-49.0459777078, -24.3771526568], [-49.0558337806, -24.3762173156], [-49.0588903448, -24.3696072786], [-49.0654888271, -24.3644450357], [-49.0711361722, -24.3651208735], [-49.0723065463, -24.3601487250], [-49.0793864727, -24.3593531242], [-49.0899293615, -24.3441554704], [-49.0971546984, -24.3440102637], [-49.1024952668, -24.3350255285], [-49.1080160741, -24.3356804740], [-49.1194240202, -24.3295855650], [-49.1094099020, -24.3194146236], [-49.0997134104, -24.3218398250], [-49.0913968313, -24.3149909733], [-49.0844622001, -24.3105127004], [-49.0768596984, -24.2946675295], [-49.0746903363, -24.2838602899], [-49.0880644190, -24.2801553697], [-49.0840397684, -24.2702610579], [-49.0955022709, -24.2654804122], [-49.1006771046, -24.2537223236], [-49.1073820242, -24.2501827498], [-49.0808888208, -24.2565555545], [-49.0605715783, -24.2425358159]]] }},</text:span></text:p>
      <text:p text:style-name="P1"><text:span text:style-name="T1"><text:tab/>{ "type": "Feature", "properties": {"id": "3502754", "name": "Aracariguama", "description": "Aracariguama"}, "geometry": { "type": "Polygon", "coordinates": [[[-47.0816831506, -23.3571006653], [-47.0699816069, -23.3585308838], [-47.0653462690, -23.3572971304], [-47.0658633949, -23.3540317728], [-47.0566162166, -23.3567594932], [-47.0424580614, -23.3517735664], [-47.0382905326, -23.3685324567], [-47.0301450820, -23.3712621544], [-47.0285577438, -23.3750080190], [-47.0371068972, -23.3814946654], [-47.0421686296, -23.3862590625], [-47.0356669126, -23.3985968070], [-47.0410646823, -23.4179262584], [-47.0346569162, -23.4313162197], [-47.0372199452, -23.4355561028], [-47.0294029957, -23.4423942568], [-47.0237044249, -23.4408770867], [-47.0101756560, -23.4458511508], [-47.0101403239, -23.4548382886], [-47.0136890524, -23.4576796875], [-47.0113661684, -23.4647107939], [-47.0166805780, -23.4736380701], [-47.0132909318, -23.4776903855], [-47.0178309668, -23.4835710843], [-47.0129631713, -23.4849738725], [-47.0019154500, -23.5027681757], [-46.9945107124, -23.5066817394], [-47.0256295909, -23.5164800712], [-47.0432613258, -23.5163894762], [-47.0447991560, -23.5086490741], [-47.0519975253, -23.4883811176], [-47.0667944897, -23.4832785956], [-47.0675440556, -23.4770121118], [-47.0804154546, -23.4752907180], [-47.0846543763, -23.4829140738], [-47.1021858265, -23.4817603748], [-47.1128127619, -23.4867461150], [-47.1206253061, -23.4807388570], [-47.1261357561, -23.4625365603], [-47.1391554858, -23.4561361534], [-47.1402666614, -23.4470155526], [-47.1361708953, -23.4427195247], [-47.1389237115, -23.4401551970], [-47.1344806077, -23.4332302766], [-47.1295177597, -23.4320778127], [-47.1302720451, -23.4291350352], [-47.1302086992, -23.4289965918], [-47.1261068039, -23.4250586991], [-47.1396308990, -23.4168017821], [-47.1381902592, -23.4116551541], [-47.1401776124, -23.4070032742], [-47.1349753518, -23.4046286424], [-47.1360496045, -23.4024014908], [-47.1400411230, -23.4013349789], [-47.1419905055, -23.3921673146], [-47.1330448895, -23.3801449259], [-47.1291153060, -23.3815590934], [-47.1191104889, -23.3750191912], [-47.1166236037, -23.3815419516], [-47.1200791564, -23.3827372077], [-47.1225640643, -23.3998881922], [-47.1202347763, -23.4032318766], [-47.1047824263, -23.4012886426], [-47.1004659088, -23.4040946035], [-47.0956336905, -23.3979032250], [-47.0854053982, -23.4027524800], [-47.0802246596, -23.3940208778], [-47.0834200609, -23.3911176545], [-47.0812789453, -23.3808371330], [-47.0960982489, -23.3873292180], [-47.1011756902, -23.3856420062], [-47.1048787142, -23.3705846793], [-47.0941776967, -23.3707414663], [-47.0957952154, -23.3672995718], [-47.0917772300, -23.3614190307], [-47.0913975743, -23.3550540343], [-47.0871076639, -23.3527319015], [-47.0816831506, -23.3571006653]]] }},</text:span></text:p>
      <text:p text:style-name="P1"><text:span text:style-name="T1"><text:tab/>{ "type": "Feature", "properties": {"id": "3502804", "name": "Aracatuba", "description": "Aracatuba"}, "geometry": { "type": "Polygon", "coordinates": [[[-50.7645451277, -20.8909880419], [-50.7457841741, -20.8917925725], [-50.7368851362, -20.8873552778], [-50.7292125658, -20.8928326272], [-50.7191276581, -20.8939657313], [-50.7068318472, -20.8929258617], [-50.6868884450, -20.8886666191], [-50.6761178812, -20.8925983819], [-50.6338814501, -20.9499935803], [-50.6088129834, -20.9690770223], [-50.5779449662, -20.9740182057], [-50.5625799936, -20.9840236569], [-50.5510231547, -20.9990969826], [-50.5291262206, -21.0187158833], [-50.5246450190, -21.0339091013], [-50.4783612961, -21.0400888100], [-50.4669221430, -21.0445426583], [-50.4558285610, -21.0448603960], [-50.4381863470, -21.0323968487], [-50.4318795709, -21.0314341870], [-50.4094780509, -21.0458839751], [-50.3959066660, -21.0611506762], [-50.3877640836, -21.0647856085], [-50.3723305639, -21.0427028657], [-50.3577141670, -21.0430788840], [-50.3529745558, -21.0462014605], [-50.3465042184, -21.0598065285], [-50.3495548716, -21.0646652219], [-50.3417427843, -21.0772283949], [-50.3440328849, -21.0821745466], [-50.3519366223, -21.0835960876], [-50.3518499307, -21.0874188763], [-50.3467147085, -21.0881508710], [-50.3460377137, -21.0939801267], [-50.3543265033, -21.0982642025], [-50.3526935366, -21.1097283431], [-50.3606350569, -21.1210580032], [-50.3561302842, -21.1286404178], [-50.3731940996, -21.1516214352], [-50.3842372489, -21.1571268170], [-50.3862982702, -21.1717049502], [-50.3930323198, -21.1799335744], [-50.3929592288, -21.1829433000], [-50.3896762591, -21.1904813296], [-50.3914566840, -21.2074650422], [-50.3921901367, -21.2144619000], [-50.4040780599, -21.2244695741], [-50.4030953117, -21.2320891915], [-50.3912787157, -21.2519971674], [-50.4099285253, -21.2631330997], [-50.4659414434, -21.2965615833], [-50.4618540787, -21.3013541943], [-50.4652390250, -21.3072568750], [-50.4835904445, -21.3402447914], [-50.4842382483, -21.3520877362], [-50.4947008452, -21.3582587006], [-50.4981161336, -21.3653314187], [-50.5124483181, -21.3738720050], [-50.5138316921, -21.3796351475], [-50.5179905529, -21.3816749495], [-50.5252051213, -21.4008063760], [-50.5261919151, -21.4122245159], [-50.5313653344, -21.4137502566], [-50.5386003754, -21.4239102694], [-50.5416659108, -21.4342862949], [-50.5387828919, -21.4366981298], [-50.5475315004, -21.4484098534], [-50.5530520539, -21.4497609506], [-50.5644215837, -21.4533253233], [-50.5749359542, -21.4542368727], [-50.5812239204, -21.4417846284], [-50.6155282118, -21.4463782059], [-50.6217921482, -21.4512499731], [-50.6243522096, -21.4429977689], [-50.6179448059, -21.4357807511], [-50.6171600620, -21.4291442855], [-50.6068454368, -21.4248796928], [-50.6071880362, -21.4198273728], [-50.6009367374, -21.4159395726], [-50.6036408113, -21.4080622585], [-50.5992816927, -21.3933853132], [-50.6044549526, -21.3577026611], [-50.5999737084, -21.3549431418], [-50.5992392565, -21.3465343991], [-50.5889624570, -21.3322698897], [-50.5881062106, -21.3201894390], [-50.5781754230, -21.3051630947], [-50.5735868487, -21.2986378879], [-50.5625610617, -21.2903110371], [-50.5568377764, -21.2913262225], [-50.5537900722, -21.2822263157], [-50.5436666833, -21.2703938852], [-50.5444172764, -21.2517541167], [-50.5548831497, -21.2402207954], [-50.5606094075, -21.2317281890], [-50.5625357324, -21.2193391341], [-50.5675046128, -21.2177001808], [-50.5767316147, -21.2024155654], [-50.5704370917, -21.1849475472], [-50.5836246118, -21.1802983658], [-50.5833273357, -21.1752150753], [-50.5950095176, -21.1647454687], [-50.5907421229, -21.1612564215], [-50.5925076848, -21.1538468620], [-50.6024886707, -21.1479740479], [-50.6003144966, -21.1318982642], [-50.6059791332, -21.1299109268], [-50.6085299654, -21.1338342674], [-50.6117517569, -21.1318465825], [-50.6144045905, -21.1345523718], [-50.6205454386, -21.1319002361], [-50.6224136339, -21.1284087493], [-50.6168128719, -21.1122439792], [-50.6161267846, -21.1055680154], [-50.6230505562, -21.0891077636], [-50.6307245564, -21.0837685749], [-50.6383763573, -21.0716055544], [-50.6405907529, -21.0523042615], [-50.6346295684, -21.0447482930], [-50.6402801874, -21.0462508758], [-50.6530783968, -21.0408580568], [-50.6609065001, -21.0423269918], [-50.6703201265, -21.0370278011], [-50.6863926241, -21.0398112728], [-50.7011151226, -21.0273770220], [-50.7968249900, -20.9847547031], [-50.8000325691, -20.9761524756], [-50.7974257300, -20.9630801551], [-50.8497099284, -20.9354466198], [-50.8991214194, -20.9093055431], [-50.8836435447, -20.8907076075], [-50.8808535643, -20.8784923136], [-50.8667990027, -20.8608729143], [-50.8696631150, -20.8549797320], [-50.8659597909, -20.8528640681], [-50.8643334383, -20.8413844990], [-50.8604862304, -20.8369131935], [-50.8661221401, -20.8300503392], [-50.8482825472, -20.8410903010], [-50.8380104471, -20.8500602080], [-50.8219763931, -20.8525325325], [-50.8108022557, -20.8586320727], [-50.8060460086, -20.8697582793], [-50.7940886043, -20.8726780531], [-50.7645451277, -20.8909880419]]] }},</text:span></text:p>
      <text:p text:style-name="P1"><text:span text:style-name="T1"><text:tab/>{ "type": "Feature", "properties": {"id": "3502903", "name": "Aracoiaba da Serra", "description": "Aracoiaba da Serra"}, "geometry": { "type": "Polygon", "coordinates": [[[-47.5986212001, -23.4709126897], [-47.5850138763, -23.4803158474], [-47.5814367574, -23.4778884059], [-47.5853803112, -23.4712755759], [-47.5647941568, -23.4677055201], [-47.5631195089, -23.4755140174], [-47.5520675413, -23.4873238698], [-47.5529246178, -23.4952372367], [-47.5500018966, -23.5003185377], [-47.5494819261, -23.5067043720], [-47.5526095438, -23.5275861539], [-47.5649008913, -23.5394211070], [-47.5631044022, -23.5520063876], [-47.5509186517, -23.5612546833], [-47.5571515432, -23.5742465372], [-47.5637842624, -23.5750055424], [-47.5667381025, -23.5798283251], [-47.5780643169, -23.5841812265], [-47.5971710446, -23.5822302644], [-47.6049784543, -23.5763097849], [-47.6231882789, -23.5711214250], [-47.6291725858, -23.5646403526], [-47.6339013792, -23.5785383869], [-47.6401284441, -23.5807810566], [-47.6406458903, -23.5883071233], [-47.6441018345, -23.5973870422], [-47.6395255039, -23.6099878677], [-47.6410085985, -23.6154323079], [-47.6505236964, -23.6192277965], [-47.6549880932, -23.6171706918], [-47.6558831546, -23.6207919962], [-47.6596154590, -23.6198378867], [-47.6668118421, -23.6303511021], [-47.6728319981, -23.6286228706], [-47.6729702479, -23.6285835250], [-47.6782192244, -23.6259389679], [-47.6816884677, -23.6288167243], [-47.6829692084, -23.6246892776], [-47.6884830928, -23.6234829487], [-47.6914563155, -23.6269896395], [-47.7055063124, -23.6284380332], [-47.7106680616, -23.6245901045], [-47.7112214024, -23.6287622763], [-47.7148161409, -23.6296509438], [-47.7181132494, -23.6196704054], [-47.7222544254, -23.6226239162], [-47.7281187106, -23.6306149328], [-47.7369155993, -23.6240859809], [-47.7311292368, -23.6200217330], [-47.7311552347, -23.6155140340], [-47.7373823996, -23.6137077442], [-47.7305156748, -23.6123320183], [-47.7359381799, -23.6075295235], [-47.7315004088, -23.6019153500], [-47.7402651988, -23.6035613687], [-47.7433019855, -23.6093988250], [-47.7479558232, -23.6106753798], [-47.7450104577, -23.6064144232], [-47.7489741438, -23.6035617615], [-47.7530586219, -23.6064132943], [-47.7533353996, -23.5948806249], [-47.7646488461, -23.5930526824], [-47.7625363214, -23.5871679639], [-47.7591461272, -23.5808724596], [-47.7526080624, -23.5803698901], [-47.7545717999, -23.5760205373], [-47.7441296047, -23.5752687891], [-47.7515294170, -23.5664386344], [-47.7567959847, -23.5667374224], [-47.7600482425, -23.5603054981], [-47.7555084599, -23.5572572151], [-47.7451937813, -23.5557096612], [-47.7372242374, -23.5490120554], [-47.7358785615, -23.5434817682], [-47.7197919340, -23.5359355282], [-47.7194204210, -23.5355654111], [-47.7144743795, -23.5206789163], [-47.7018206629, -23.5101761950], [-47.7035655073, -23.5071091338], [-47.6970992195, -23.4935461875], [-47.6788127287, -23.4807509905], [-47.6694136643, -23.4727437877], [-47.6511746424, -23.4661828474], [-47.6502007189, -23.4581060406], [-47.6290208546, -23.4559122355], [-47.6233606986, -23.4617959447], [-47.6089387340, -23.4641781231], [-47.6053968830, -23.4703568485], [-47.5986212001, -23.4709126897]]] }},</text:span></text:p>
      <text:p text:style-name="P1"><text:span text:style-name="T1"><text:tab/>{ "type": "Feature", "properties": {"id": "3503000", "name": "Aramina", "description": "Aramina"}, "geometry": { "type": "Polygon", "coordinates": [[[-47.7878107599, -20.0678301966], [-47.7749375020, -20.0756638067], [-47.7683043733, -20.0862781760], [-47.7666078283, -20.0942331788], [-47.7538356287, -20.1054912839], [-47.7478424962, -20.1187380533], [-47.7374974093, -20.1215899616], [-47.7393564499, -20.1267971031], [-47.7363872015, -20.1290839146], [-47.7486743906, -20.1332882652], [-47.7496953103, -20.1445856538], [-47.7411896735, -20.1512734697], [-47.7568483408, -20.1603347552], [-47.7646384256, -20.1556027711], [-47.7682290665, -20.1608592528], [-47.7850690202, -20.1661502151], [-47.7697844354, -20.1782489864], [-47.7665319220, -20.1882854367], [-47.7692653271, -20.1980950989], [-47.7938724457, -20.2005432873], [-47.7941806694, -20.2160912056], [-47.7893141667, -20.2200358077], [-47.7940912606, -20.2273069939], [-47.8004486561, -20.2318649273], [-47.8318540325, -20.2362980277], [-47.8360719591, -20.2414447156], [-47.8420650357, -20.2409446195], [-47.8404477732, -20.2441318983], [-47.8458469204, -20.2457935589], [-47.8448459600, -20.2397161618], [-47.8533807378, -20.2391416061], [-47.8523050479, -20.2350463825], [-47.8615358467, -20.2278343109], [-47.8602426646, -20.2233960892], [-47.8545289406, -20.2254283460], [-47.8560566950, -20.2233303896], [-47.8473758557, -20.2178999797], [-47.8533386139, -20.2146463225], [-47.8487957276, -20.2073699821], [-47.8531423981, -20.2047559930], [-47.8594000352, -20.2076879239], [-47.8629596782, -20.2043627879], [-47.8576659495, -20.2028009265], [-47.8561751447, -20.1938026122], [-47.8650239324, -20.1899453931], [-47.8663163679, -20.1928465586], [-47.8707870824, -20.1922472109], [-47.8728814443, -20.1862079457], [-47.8703109106, -20.1809385887], [-47.8727658686, -20.1749981380], [-47.8755722585, -20.1752042209], [-47.8732010109, -20.1721766961], [-47.8715140860, -20.1739879497], [-47.8708343972, -20.1694479013], [-47.8803527408, -20.1679258680], [-47.8777430725, -20.1649728970], [-47.8811351187, -20.1566166105], [-47.8888205252, -20.1551915002], [-47.8906332667, -20.1415639929], [-47.8875197423, -20.1338928762], [-47.8947724695, -20.1314315248], [-47.8989464647, -20.1252042255], [-47.8931340222, -20.1230351920], [-47.8787217663, -20.1042647595], [-47.8693546819, -20.0756821210], [-47.8499874515, -20.0687870612], [-47.8351115928, -20.0732703023], [-47.8223021861, -20.0673169160], [-47.7878107599, -20.0678301966]]] }},</text:span></text:p>
      <text:p text:style-name="P1"><text:span text:style-name="T1"><text:tab/>{ "type": "Feature", "properties": {"id": "3503109", "name": "Arandu", "description": "Arandu"}, "geometry": { "type": "Polygon", "coordinates": [[[-48.9924073336, -23.0865171370], [-48.9839010512, -23.0975977927], [-48.9807834772, -23.1037867135], [-48.9731493122, -23.1069314577], [-48.9851105346, -23.1211453592], [-48.9839355555, -23.1267240250], [-48.9785670002, -23.1432275252], [-48.9825140224, -23.1552969936], [-48.9806448103, -23.1598232833], [-48.9906919687, -23.1829967738], [-48.9977847730, -23.1854190642], [-49.0006287227, -23.1857342979], [-48.9904831353, -23.2034546554], [-48.9882788438, -23.2231934869], [-49.0121622043, -23.2617034750], [-49.0524176417, -23.2562350408], [-49.0696456474, -23.2617270674], [-49.0891874000, -23.2652829319], [-49.1089131403, -23.2619376409], [-49.1346374051, -23.2638128279], [-49.1508470060, -23.2595850943], [-49.1496194359, -23.2400422954], [-49.1391766441, -23.2259639800], [-49.1439491623, -23.2113169014], [-49.1406759716, -23.1919400162], [-49.1426990115, -23.1827601046], [-49.1390054965, -23.1753776984], [-49.1426762583, -23.1585311692], [-49.1347727202, -23.1462734714], [-49.1354217307, -23.1399182549], [-49.1342724425, -23.1314207633], [-49.1356354836, -23.1250884018], [-49.1285112500, -23.1199909396], [-49.1264235918, -23.1128183261], [-49.1217075425, -23.1112625094], [-49.1214290961, -23.0962663797], [-49.1086983401, -23.0961149491], [-49.0919779219, -23.0959127230], [-49.0889764365, -23.1035320308], [-49.0827206926, -23.0980194268], [-49.0767107119, -23.0982775621], [-49.0671715808, -23.0927037539], [-49.0372540217, -23.0956424880], [-49.0270410035, -23.0878389162], [-48.9924073336, -23.0865171370]]] }},</text:span></text:p>
      <text:p text:style-name="P1"><text:span text:style-name="T1"><text:tab/>{ "type": "Feature", "properties": {"id": "3503158", "name": "Arapei", "description": "Arapei"}, "geometry": { "type": "Polygon", "coordinates": [[[-44.3839856822, -22.5732929591], [-44.3712083816, -22.5796171477], [-44.3635880888, -22.5779126064], [-44.3597675235, -22.5814346514], [-44.3698504866, -22.5893732205], [-44.3659404047, -22.5933612378], [-44.3611594544, -22.5924024154], [-44.3606570501, -22.6112229251], [-44.3660720499, -22.6118503543], [-44.3657905528, -22.6239769192], [-44.3780968710, -22.6226163313], [-44.3837455040, -22.6277393395], [-44.3771649493, -22.6415918545], [-44.3764002960, -22.6532117326], [-44.3832742650, -22.6553402370], [-44.3952652470, -22.6786420738], [-44.3952256903, -22.6787747411], [-44.3923425248, -22.6883630749], [-44.4078257332, -22.7106505908], [-44.4166159731, -22.7303799419], [-44.4252156997, -22.7346741626], [-44.4241783396, -22.7280161419], [-44.4274298208, -22.7244299224], [-44.4445545272, -22.7343690185], [-44.4515486949, -22.7323968065], [-44.4533707874, -22.7399447154], [-44.4599296824, -22.7355533905], [-44.4695290318, -22.7394272364], [-44.4773996147, -22.7387173738], [-44.4837923399, -22.7490774512], [-44.4971253178, -22.7560061733], [-44.4966490765, -22.7611500834], [-44.5080603561, -22.7688488220], [-44.5135441529, -22.7708761123], [-44.5147973183, -22.7599266836], [-44.5184276289, -22.7565258885], [-44.5267999436, -22.7595362447], [-44.5307103741, -22.7553716185], [-44.5283516777, -22.7466702631], [-44.5327176746, -22.7402514950], [-44.5258947079, -22.7345010364], [-44.5298973230, -22.7281808191], [-44.5216819509, -22.7167616035], [-44.4968145003, -22.7042086937], [-44.4725175930, -22.6849037524], [-44.4621652339, -22.6709505094], [-44.4608555662, -22.6664118892], [-44.4649337469, -22.6555659889], [-44.4522623850, -22.6440680414], [-44.4511670840, -22.6270372377], [-44.4587767104, -22.6220715503], [-44.4661374653, -22.6218642621], [-44.4657757876, -22.6151968935], [-44.4539635165, -22.6086394440], [-44.4462935374, -22.6100210474], [-44.4423006573, -22.6038393344], [-44.4297940832, -22.5980401349], [-44.4163173593, -22.6012998568], [-44.4064553155, -22.6078791994], [-44.3980790672, -22.6025258727], [-44.4043578068, -22.6000959522], [-44.4049700912, -22.5914125104], [-44.4091531662, -22.5878640672], [-44.3952705873, -22.5810706509], [-44.3914602833, -22.5726507199], [-44.3839856822, -22.5732929591]]] }},</text:span></text:p>
      <text:p text:style-name="P1"><text:span text:style-name="T1"><text:tab/>{ "type": "Feature", "properties": {"id": "3503208", "name": "Araraquara", "description": "Araraquara"}, "geometry": { "type": "Polygon", "coordinates": [[[-48.2006133549, -21.6008620138], [-48.1913476287, -21.6179627907], [-48.1756240237, -21.6173215300], [-48.1660067723, -21.6055405609], [-48.1699817028, -21.6540706874], [-48.1652839318, -21.6587027610], [-48.1654081299, -21.6645858346], [-48.1800682256, -21.6836471556], [-48.1453720666, -21.7010927607], [-48.1472490829, -21.7087953488], [-48.1444632079, -21.7197887262], [-48.1284011662, -21.7349236785], [-48.1231527712, -21.7500631475], [-48.1189962216, -21.7539348862], [-48.1018259239, -21.7699336465], [-48.0726576593, -21.7579397768], [-48.0436034759, -21.7576717003], [-48.0389702665, -21.7489344876], [-48.0272383221, -21.7400008704], [-47.9669350352, -21.7408919996], [-47.9520131475, -21.7538490409], [-47.9454791597, -21.7769339757], [-47.9467239333, -21.7827133817], [-47.9709417450, -21.8078887960], [-47.9688704077, -21.8199780902], [-47.9737632102, -21.8369494508], [-47.9899784512, -21.8469508762], [-47.9921792494, -21.8535431774], [-47.9917395898, -21.8583899761], [-47.9813530266, -21.8576727029], [-47.9763952820, -21.8686820805], [-47.9883952539, -21.8724061100], [-47.9885727201, -21.8760393672], [-47.9982935479, -21.8826367348], [-48.0129582714, -21.8867735319], [-48.0244701513, -21.8798036898], [-48.0368664015, -21.8576944689], [-48.0421587001, -21.8773813953], [-48.0469085994, -21.8929279413], [-48.0459335184, -21.9045890998], [-48.0679499054, -21.9050129138], [-48.0679119202, -21.9050880163], [-48.0603218630, -21.9199861064], [-48.0637609659, -21.9312143576], [-48.0667016204, -21.9507226258], [-48.0715013605, -21.9525774322], [-48.1033912291, -21.9513201670], [-48.1161011853, -21.9602001714], [-48.1431164847, -21.9603656300], [-48.1655152161, -21.9713111282], [-48.1715346432, -21.9695941769], [-48.1718607041, -21.9654633849], [-48.1806765467, -21.9635173621], [-48.1814886111, -21.9666905885], [-48.1863010386, -21.9668801601], [-48.1902861870, -21.9612245015], [-48.1961510738, -21.9555529723], [-48.1952688731, -21.9466495006], [-48.2010919666, -21.9426011392], [-48.2018504029, -21.9361234531], [-48.2036821754, -21.9289006522], [-48.2097188131, -21.9309471211], [-48.2208823774, -21.9214020925], [-48.2284773656, -21.9253406651], [-48.2445721868, -21.8934321615], [-48.2539640895, -21.8926674557], [-48.2529267258, -21.8901209068], [-48.2579750220, -21.8895818848], [-48.2570731586, -21.8819002900], [-48.2613911649, -21.8717769081], [-48.2756912512, -21.8668247685], [-48.2798918627, -21.8639978691], [-48.2798719100, -21.8680338862], [-48.2866674820, -21.8720615994], [-48.2966171847, -21.8653464421], [-48.2967897421, -21.8687907735], [-48.3070656673, -21.8722799042], [-48.3203471910, -21.8591364594], [-48.3277569107, -21.8611454234], [-48.3299866565, -21.8563497761], [-48.3348483131, -21.8538804444], [-48.3367682728, -21.8587939666], [-48.3394901015, -21.8522178420], [-48.3432446541, -21.8563985304], [-48.3433678764, -21.8531072454], [-48.3492054945, -21.8509677561], [-48.3665009337, -21.8586389784], [-48.3757643785, -21.8528038186], [-48.3920262473, -21.8578843100], [-48.3961193731, -21.8536769967], [-48.3919918818, -21.8468440929], [-48.3953396070, -21.8344091160], [-48.3887087767, -21.8212124410], [-48.3802501972, -21.8142597769], [-48.3682455914, -21.7970656173], [-48.3637341464, -21.7815269757], [-48.3650039933, -21.7735183232], [-48.3590355841, -21.7614229567], [-48.3603181892, -21.7529603198], [-48.3427379006, -21.7478638545], [-48.3403395233, -21.7274351148], [-48.3331132404, -21.7166375926], [-48.3303617331, -21.6968242588], [-48.3163398027, -21.6902466667], [-48.3046844113, -21.6898664115], [-48.3000362833, -21.6764100074], [-48.2727950869, -21.6488549869], [-48.2714247700, -21.6198629002], [-48.2847817471, -21.5963018563], [-48.2785660470, -21.5791441805], [-48.2597019810, -21.5510458529], [-48.2590559054, -21.5388500068], [-48.2006133549, -21.6008620138]]] }},</text:span></text:p>
      <text:p text:style-name="P1"><text:span text:style-name="T1"><text:tab/>{ "type": "Feature", "properties": {"id": "3503307", "name": "Araras", "description": "Araras"}, "geometry": { "type": "Polygon", "coordinates": [[[-47.2416852260, -22.2203808197], [-47.2391727692, -22.2309808097], [-47.2330874686, -22.2192858842], [-47.2272456694, -22.2269146122], [-47.2181341255, -22.2298958223], [-47.2294792638, -22.2420570848], [-47.2310844691, -22.2517714382], [-47.2298100039, -22.2563435404], [-47.2170058652, -22.2647646871], [-47.2110957180, -22.2761543188], [-47.2044799062, -22.2810860815], [-47.1998166194, -22.2771872837], [-47.1982507512, -22.2821681544], [-47.1921720988, -22.2802534149], [-47.1950544476, -22.2782854321], [-47.1917707342, -22.2717286609], [-47.1837933350, -22.2738344224], [-47.1872003295, -22.2760943821], [-47.1828732270, -22.2786883498], [-47.1868332582, -22.2795257354], [-47.1838355099, -22.2915375788], [-47.1857914915, -22.2946966459], [-47.1959796501, -22.3016055148], [-47.2024262758, -22.3163684335], [-47.2092705363, -22.3212334903], [-47.1883903557, -22.3649635594], [-47.1874833211, -22.3675537433], [-47.1747022164, -22.4077551242], [-47.1767162338, -22.4158677788], [-47.1783698948, -22.4225286224], [-47.1884518141, -22.4321884409], [-47.2147483949, -22.4315768021], [-47.2214645085, -22.4382128177], [-47.2266327448, -22.4571708362], [-47.2370671437, -22.4677843853], [-47.2463503312, -22.4702092767], [-47.2524412228, -22.4763792443], [-47.2565682845, -22.4685785325], [-47.2641238302, -22.4689330010], [-47.2732119961, -22.4617312460], [-47.2954220649, -22.4611923818], [-47.3017447164, -22.4444832413], [-47.3154930965, -22.4453278302], [-47.3531627257, -22.4573167134], [-47.3578800787, -22.4609188754], [-47.3641839841, -22.4594145000], [-47.3824116391, -22.4442196268], [-47.3977246384, -22.4427348676], [-47.4040477416, -22.4363526084], [-47.4168737301, -22.4326003993], [-47.4296188739, -22.4318377671], [-47.4461527592, -22.4211986579], [-47.4665740830, -22.4181609583], [-47.4668131693, -22.4127809197], [-47.4615999813, -22.4078466919], [-47.4620108046, -22.4020610265], [-47.4834459982, -22.3782168845], [-47.4740960548, -22.3603640536], [-47.4724681933, -22.3475301605], [-47.4723572064, -22.3473477320], [-47.4615528025, -22.3108570479], [-47.4631624851, -22.3066178290], [-47.4674521955, -22.3062864011], [-47.4620568062, -22.2953987951], [-47.4682913313, -22.2787560706], [-47.4651695118, -22.2621683135], [-47.4693230617, -22.2448810607], [-47.4471016385, -22.2640464197], [-47.4407212784, -22.2641102275], [-47.4202435271, -22.2674307802], [-47.4178681346, -22.2646799575], [-47.4034001223, -22.2649068305], [-47.3895983836, -22.2529603652], [-47.3787836489, -22.2456181507], [-47.3712058897, -22.2332659286], [-47.3652851748, -22.2357093869], [-47.3612241506, -22.2354123990], [-47.3564961990, -22.2417163274], [-47.3462426494, -22.2465234440], [-47.3297027190, -22.2387099363], [-47.3224819697, -22.2432293715], [-47.3093618232, -22.2252227396], [-47.3037190270, -22.2289467911], [-47.2836421999, -22.2303286844], [-47.2649300404, -22.2267931516], [-47.2507681670, -22.2133020228], [-47.2521003672, -22.2002591257], [-47.2398249740, -22.1936675482], [-47.2294444110, -22.1941507079], [-47.2217378189, -22.2022072544], [-47.2237501720, -22.2058515277], [-47.2288782991, -22.2124686793], [-47.2367854410, -22.2133806452], [-47.2416852260, -22.2203808197]]] }},</text:span></text:p>
      <text:p text:style-name="P1"><text:span text:style-name="T1"><text:tab/>{ "type": "Feature", "properties": {"id": "3503356", "name": "Arco-Iris", "description": "Arco-Iris"}, "geometry": { "type": "Polygon", "coordinates": [[[-50.4577092361, -21.6846654570], [-50.4533336400, -21.6881398816], [-50.4498071442, -21.6928083397], [-50.4332653361, -21.6971805517], [-50.4279589261, -21.6938388102], [-50.4245979651, -21.6979095558], [-50.4204667118, -21.7049342601], [-50.4107439234, -21.7064116892], [-50.4093127705, -21.7034326637], [-50.3975612546, -21.7166873995], [-50.3797529206, -21.7182550234], [-50.3714475325, -21.7231372548], [-50.3646936316, -21.7200937581], [-50.3601525838, -21.7253138945], [-50.3517076168, -21.7112914050], [-50.3483170267, -21.7089678050], [-50.3419476044, -21.7120514496], [-50.3417211411, -21.7149637162], [-50.3353923367, -21.7152470431], [-50.3351039395, -21.7189181123], [-50.3301765786, -21.7090448519], [-50.3199809107, -21.7057667011], [-50.3080869922, -21.7140044217], [-50.3056689640, -21.7191537390], [-50.3111224753, -21.7270337567], [-50.3186436781, -21.7294552138], [-50.3223543214, -21.7430477401], [-50.3292906028, -21.7524580877], [-50.3246814187, -21.7620733661], [-50.3289578752, -21.7929634798], [-50.3339876083, -21.7960066132], [-50.3375606231, -21.8060466866], [-50.3424400205, -21.8096228618], [-50.3451517964, -21.8187880319], [-50.3511738858, -21.8224587123], [-50.3577731810, -21.8218043446], [-50.3616466142, -21.8272435392], [-50.3770633995, -21.8252654385], [-50.3840358273, -21.8229697047], [-50.3851568617, -21.8220572459], [-50.3877880720, -21.8144845721], [-50.3964783061, -21.8145262667], [-50.3999062186, -21.8121164256], [-50.4025607307, -21.8085984810], [-50.4251520110, -21.8038423177], [-50.4252638451, -21.8038185811], [-50.4284329453, -21.8094252069], [-50.4671147862, -21.8338541361], [-50.4736056226, -21.8499837665], [-50.4918989220, -21.8505384207], [-50.5065435166, -21.8259846847], [-50.5180977467, -21.8252805944], [-50.5316082278, -21.8181139882], [-50.5354354552, -21.8195949007], [-50.5394936189, -21.8142575909], [-50.5339205077, -21.8034162477], [-50.5363510066, -21.7984489149], [-50.5304314286, -21.7925003572], [-50.5268710509, -21.7567876862], [-50.5204139572, -21.7525539664], [-50.5197141991, -21.7421971316], [-50.5147569996, -21.7358229765], [-50.5114701391, -21.7315203474], [-50.5135934843, -21.7248250822], [-50.5109716185, -21.7186162966], [-50.5171975932, -21.7125960944], [-50.5164065199, -21.7094796455], [-50.5107015360, -21.7036129071], [-50.5027236137, -21.7153257216], [-50.4950915499, -21.7146749906], [-50.4918125822, -21.7104453047], [-50.4889639776, -21.7115485085], [-50.4901435249, -21.7054099614], [-50.4837764990, -21.7020924923], [-50.4808695007, -21.7036930728], [-50.4743007886, -21.7016020591], [-50.4748087672, -21.7038819649], [-50.4666141242, -21.7033380105], [-50.4631050686, -21.7065028082], [-50.4608394470, -21.6966954294], [-50.4638289583, -21.6925131097], [-50.4607542979, -21.6899422391], [-50.4633771700, -21.6881393471], [-50.4611779247, -21.6857413461], [-50.4579009877, -21.6879279844], [-50.4577092361, -21.6846654570]]] }},</text:span></text:p>
      <text:p text:style-name="P1"><text:span text:style-name="T1"><text:tab/>{ "type": "Feature", "properties": {"id": "3503406", "name": "Arealva", "description": "Arealva"}, "geometry": { "type": "Polygon", "coordinates": [[[-48.8844082446, -22.0196551176], [-48.8667460370, -22.0235898491], [-48.8546970217, -22.0360843538], [-48.8550083328, -22.0729617312], [-48.8599117290, -22.0887303984], [-48.8640391336, -22.0888912291], [-48.8688732265, -22.0911694774], [-48.8780262991, -22.1061407426], [-48.8995351134, -22.1152456990], [-48.9113669060, -22.1297670675], [-48.9168867165, -22.1444450378], [-48.9366613514, -22.1667088882], [-48.9891424325, -22.2148952844], [-49.0074286712, -22.2189716054], [-49.0147069041, -22.2136561941], [-49.0321708902, -22.2139886947], [-49.0338734807, -22.2064913667], [-49.0349549728, -22.1944196823], [-49.0703750604, -22.1663053247], [-49.0733211863, -22.1502116694], [-49.0662466940, -22.1405693501], [-49.0662692217, -22.1354244994], [-49.0780930420, -22.1184171254], [-49.0906595749, -22.1147862110], [-49.1055417066, -22.1078538824], [-49.1092660114, -22.1026932286], [-49.1139963523, -22.0853369981], [-49.1267454653, -22.0741609449], [-49.1257500157, -22.0666282869], [-49.1303537151, -22.0610876582], [-49.1279354807, -22.0596422654], [-49.1339112365, -22.0494106282], [-49.1072489252, -22.0230100450], [-49.0815391625, -22.0143165390], [-49.0697360779, -22.0184411487], [-49.0523118370, -22.0036529363], [-49.0428449632, -22.0112800826], [-49.0234498419, -22.0150379386], [-49.0202713838, -22.0216783946], [-49.0112011262, -22.0265026467], [-48.9989223690, -22.0128211582], [-48.9978169717, -22.0021252480], [-48.9679767342, -21.9829090289], [-48.9616561687, -21.9643115991], [-48.9315739554, -21.9471591390], [-48.9087173747, -21.9453695806], [-48.9056786948, -21.9391656949], [-48.9025355586, -21.9328279914], [-48.8774520994, -21.9405882959], [-48.8621952641, -21.9580194506], [-48.8649307053, -21.9720539722], [-48.8886273746, -22.0104454930], [-48.8844082446, -22.0196551176]]] }},</text:span></text:p>
      <text:p text:style-name="P1"><text:span text:style-name="T1"><text:tab/>{ "type": "Feature", "properties": {"id": "3503505", "name": "Areias", "description": "Areias"}, "geometry": { "type": "Polygon", "coordinates": [[[-44.6758224557, -22.5444222937], [-44.6769920473, -22.5610095080], [-44.6610988162, -22.5504455034], [-44.6499188541, -22.5565225473], [-44.6476515201, -22.5520032594], [-44.6412959368, -22.5588796361], [-44.6419343805, -22.5771440373], [-44.6466863731, -22.5841495914], [-44.6430145166, -22.5999945489], [-44.6454244317, -22.6034094938], [-44.6527137568, -22.6092420630], [-44.6515992404, -22.6129824920], [-44.6577166204, -22.6121372627], [-44.6718974113, -22.6237081304], [-44.6715660668, -22.6271441045], [-44.6883024384, -22.6453719242], [-44.6828008745, -22.6462301344], [-44.6774473433, -22.6523276306], [-44.6800804573, -22.6555469847], [-44.6751208966, -22.6733295042], [-44.6792186792, -22.6894430183], [-44.6743410750, -22.6962151266], [-44.6703961138, -22.7152991631], [-44.6804291134, -22.7254601202], [-44.6569304007, -22.7275277652], [-44.6619295538, -22.7290470597], [-44.6651214894, -22.7356926810], [-44.6601992905, -22.7474639705], [-44.6512448096, -22.7564471283], [-44.6577094822, -22.7623701247], [-44.6592811693, -22.7701469282], [-44.6557380838, -22.7788029003], [-44.6473425308, -22.7818837074], [-44.6553388757, -22.7937406060], [-44.6497617193, -22.7985923937], [-44.6683349722, -22.8181673450], [-44.6695625621, -22.8206988172], [-44.6893038948, -22.8190524008], [-44.7037665318, -22.8290592635], [-44.7233244837, -22.8328160379], [-44.7192043474, -22.8275490159], [-44.7220900908, -22.8245014935], [-44.7126253632, -22.8119437081], [-44.7044021372, -22.8087017429], [-44.7040534756, -22.8016885071], [-44.7085541433, -22.7966246292], [-44.7160895168, -22.8008277663], [-44.7325559018, -22.8016115588], [-44.7330032119, -22.7954813065], [-44.7407120563, -22.7956580019], [-44.7439083728, -22.7907217595], [-44.7535895289, -22.7881217736], [-44.7485270466, -22.7838922701], [-44.7442507291, -22.7706347589], [-44.7492597269, -22.7674343896], [-44.7500908277, -22.7597689826], [-44.7588892858, -22.7616129458], [-44.7649775220, -22.7574330839], [-44.7638079573, -22.7538781248], [-44.7496279338, -22.7425088274], [-44.7445332831, -22.7322927265], [-44.7575807488, -22.7285108740], [-44.7584759455, -22.7197322556], [-44.7736724537, -22.7033338537], [-44.7689004149, -22.6868929378], [-44.7739554941, -22.6766155009], [-44.7706537758, -22.6650218573], [-44.7646870850, -22.6614171473], [-44.7663682910, -22.6542285261], [-44.7617677902, -22.6464193329], [-44.7656025167, -22.6439036144], [-44.7630271291, -22.6273247747], [-44.7663512431, -22.6270543525], [-44.7694941346, -22.6172152853], [-44.7757994151, -22.6141436106], [-44.7787104098, -22.6054005003], [-44.8077016921, -22.6208637471], [-44.8126998179, -22.6200107503], [-44.8125773710, -22.6152636569], [-44.8162650309, -22.6131952159], [-44.8025135828, -22.5997540850], [-44.7885858140, -22.5968883518], [-44.7920449640, -22.5899574530], [-44.7896494304, -22.5862331803], [-44.7772639659, -22.5835636408], [-44.7726200804, -22.5786815423], [-44.7544455333, -22.5772426566], [-44.7544199903, -22.5716712928], [-44.7484476618, -22.5699110313], [-44.7388999350, -22.5780849297], [-44.7320936317, -22.5747491572], [-44.7327337498, -22.5688688871], [-44.7301691653, -22.5590228127], [-44.7260260215, -22.5599780227], [-44.7181021780, -22.5544667061], [-44.7154634535, -22.5388753295], [-44.6973638598, -22.5337544446], [-44.6972055929, -22.5274908539], [-44.6877262890, -22.5209666703], [-44.6694944012, -22.5388139895], [-44.6758224557, -22.5444222937]]] }},</text:span></text:p>
      <text:p text:style-name="P1"><text:span text:style-name="T1"><text:tab/>{ "type": "Feature", "properties": {"id": "3503604", "name": "Areiopolis", "description": "Areiopolis"}, "geometry": { "type": "Polygon", "coordinates": [[[-48.6452697877, -22.5362599845], [-48.6421183955, -22.5693128753], [-48.6499224959, -22.5756476900], [-48.6498322899, -22.5859929792], [-48.6442582178, -22.5962623030], [-48.6402729303, -22.5970453205], [-48.6254991056, -22.6108468345], [-48.6220126499, -22.6231578817], [-48.6153562500, -22.6283077959], [-48.6166554598, -22.6349677760], [-48.6133556678, -22.6401676485], [-48.6074670092, -22.6549874706], [-48.6201223628, -22.6682897760], [-48.6199600649, -22.6948810362], [-48.6251214665, -22.6979435687], [-48.6366170875, -22.6909839299], [-48.6510983043, -22.6880198738], [-48.6567594568, -22.6921657971], [-48.6595572882, -22.6888325111], [-48.6681354494, -22.6918714158], [-48.6690791208, -22.6921215081], [-48.6882029584, -22.6938625717], [-48.6913240719, -22.6887711547], [-48.6887739787, -22.6756318710], [-48.6844255020, -22.6657020659], [-48.6884574328, -22.6593425332], [-48.6884478838, -22.6466446570], [-48.6815311022, -22.6342407806], [-48.6739273674, -22.6298435487], [-48.6606607473, -22.6315366452], [-48.6818441738, -22.5908524878], [-48.6770910445, -22.5724281734], [-48.6669221450, -22.5692842715], [-48.6691852202, -22.5646921336], [-48.6647538201, -22.5641053908], [-48.6669404720, -22.5606612869], [-48.6718277776, -22.5620129335], [-48.6699649804, -22.5538247176], [-48.6732373535, -22.5512544859], [-48.6669971931, -22.5513418679], [-48.6700931199, -22.5467096666], [-48.6645340532, -22.5435938525], [-48.6593754901, -22.5448528602], [-48.6593642287, -22.5395220925], [-48.6549737867, -22.5393569868], [-48.6564155469, -22.5365050107], [-48.6523602371, -22.5321476952], [-48.6452697877, -22.5362599845]]] }},</text:span></text:p>
      <text:p text:style-name="P1"><text:span text:style-name="T1"><text:tab/>{ "type": "Feature", "properties": {"id": "3503703", "name": "Ariranha", "description": "Ariranha"}, "geometry": { "type": "Polygon", "coordinates": [[[-48.7354263569, -21.1487417978], [-48.7281166873, -21.1645124318], [-48.7252427789, -21.1822652561], [-48.7238811208, -21.1877681139], [-48.7057028798, -21.2064270999], [-48.6947979683, -21.2204910561], [-48.6980762163, -21.2276332493], [-48.7087450566, -21.2304797553], [-48.7210424507, -21.2407988349], [-48.7309954037, -21.2417257171], [-48.7354126301, -21.2466071409], [-48.7409196129, -21.2451433367], [-48.7547920133, -21.2443115842], [-48.7602787785, -21.2403362164], [-48.7593827733, -21.2184490748], [-48.7696110674, -21.2178468208], [-48.7835725968, -21.2238121428], [-48.8009865226, -21.2180645066], [-48.8134801498, -21.2139714625], [-48.8249535459, -21.2217591524], [-48.8444525642, -21.2183720174], [-48.8531447508, -21.2068833419], [-48.8506831550, -21.1987997215], [-48.8432654786, -21.1932299324], [-48.8411332630, -21.1843918224], [-48.8522412331, -21.1790698577], [-48.8579462591, -21.1641850062], [-48.8577900977, -21.1594590369], [-48.8473375717, -21.1465813803], [-48.8463067260, -21.1360019681], [-48.8339663069, -21.1284613485], [-48.8305917663, -21.1364592456], [-48.8346789415, -21.1498356228], [-48.8320847743, -21.1535197077], [-48.8272508636, -21.1535760152], [-48.8156894067, -21.1559166256], [-48.7953001916, -21.1481471083], [-48.7798127770, -21.1268562940], [-48.7739319904, -21.1087252873], [-48.7692481909, -21.1086326421], [-48.7641704114, -21.1191099800], [-48.7576416456, -21.1199280447], [-48.7595380404, -21.1337038072], [-48.7538068557, -21.1347190730], [-48.7480056586, -21.1434922427], [-48.7479380795, -21.1440961012], [-48.7455074132, -21.1475926840], [-48.7354263569, -21.1487417978]]] }},</text:span></text:p>
      <text:p text:style-name="P1"><text:span text:style-name="T1"><text:tab/>{ "type": "Feature", "properties": {"id": "3503802", "name": "Artur Nogueira", "description": "Artur Nogueira"}, "geometry": { "type": "Polygon", "coordinates": [[[-47.0526278378, -22.5161763959], [-47.0540270151, -22.5253015695], [-47.0478542247, -22.5332267015], [-47.0485617023, -22.5428405172], [-47.0419143864, -22.5549974840], [-47.0512766373, -22.5639647886], [-47.0543258320, -22.5701973648], [-47.0650567913, -22.5791557107], [-47.0759095614, -22.5783077261], [-47.0884997000, -22.5866465733], [-47.0796431498, -22.6074376839], [-47.0817593971, -22.6135125219], [-47.0913294049, -22.6168773146], [-47.0889956753, -22.6268771078], [-47.0969658546, -22.6348188801], [-47.1118827648, -22.6382867812], [-47.1178592502, -22.6317498481], [-47.1220275830, -22.6173837855], [-47.1276020434, -22.6128200330], [-47.1401449090, -22.6101228472], [-47.1688832388, -22.6039364569], [-47.1896090448, -22.6053172425], [-47.2005106665, -22.6060428442], [-47.2109077365, -22.6016184693], [-47.2218283119, -22.5728856974], [-47.2265032540, -22.5694775755], [-47.2197531553, -22.5638112077], [-47.2150446089, -22.5500598005], [-47.2117966301, -22.5364793672], [-47.2325181979, -22.5259373719], [-47.2361183357, -22.5201087121], [-47.2305430461, -22.5195934976], [-47.2256569230, -22.5242979706], [-47.2153865097, -22.5266425121], [-47.1880130064, -22.5190152679], [-47.1887776095, -22.5151451686], [-47.1743162557, -22.5184814936], [-47.1674169898, -22.5166055299], [-47.1408936257, -22.5259610033], [-47.1262657619, -22.5261158311], [-47.1037560753, -22.5171751569], [-47.1037917268, -22.5166942308], [-47.0824485374, -22.4843226815], [-47.0859001233, -22.4737513449], [-47.0795018673, -22.4726761884], [-47.0718839460, -22.4772254543], [-47.0692985782, -22.4851382172], [-47.0724062244, -22.4961160936], [-47.0664779540, -22.5041121562], [-47.0526278378, -22.5161763959]]] }},</text:span></text:p>
      <text:p text:style-name="P1"><text:span text:style-name="T1"><text:tab/>{ "type": "Feature", "properties": {"id": "3503901", "name": "Aruja", "description": "Aruja"}, "geometry": { "type": "Polygon", "coordinates": [[[-46.2579641963, -23.3996497817], [-46.2558388530, -23.4056826685], [-46.2471983569, -23.4050983379], [-46.2503222923, -23.4088198257], [-46.2489913973, -23.4143936688], [-46.2555624742, -23.4171974461], [-46.2619171692, -23.4264141347], [-46.2702855760, -23.4292619728], [-46.2760496214, -23.4332162127], [-46.2890570770, -23.4338943220], [-46.3027424134, -23.4240112523], [-46.3106940041, -23.4227823667], [-46.3129651186, -23.4153357364], [-46.3169138372, -23.4232766600], [-46.3221011099, -23.4245270485], [-46.3518093582, -23.4202791085], [-46.3575703157, -23.4291853962], [-46.3602423894, -23.4253889798], [-46.3572194485, -23.4309659048], [-46.3589396504, -23.4366352087], [-46.3672298217, -23.4281883063], [-46.3776758240, -23.3993588401], [-46.3758158428, -23.3967154442], [-46.3699010607, -23.3934465128], [-46.3725453942, -23.3854975964], [-46.3698387268, -23.3770811493], [-46.3700087472, -23.3766289957], [-46.3717207149, -23.3669485492], [-46.3522680656, -23.3515666076], [-46.3378098512, -23.3342408521], [-46.3255375294, -23.3277365875], [-46.3193654233, -23.3258495943], [-46.3077038542, -23.3219279154], [-46.2993478116, -23.3236900435], [-46.2966680048, -23.3328386174], [-46.2901169732, -23.3359956566], [-46.2934196574, -23.3393561077], [-46.2917133533, -23.3470185027], [-46.2939091733, -23.3668197906], [-46.2888569423, -23.3724806136], [-46.2746057534, -23.3875400015], [-46.2711501819, -23.3896127692], [-46.2647156812, -23.3958721473], [-46.2579641963, -23.3996497817]]] }},</text:span></text:p>
      <text:p text:style-name="P1"><text:span text:style-name="T1"><text:tab/>{ "type": "Feature", "properties": {"id": "3503950", "name": "Aspasia", "description": "Aspasia"}, "geometry": { "type": "Polygon", "coordinates": [[[-50.6980909843, -20.1315350297], [-50.6806066189, -20.1582248611], [-50.6828922737, -20.1928445786], [-50.6973479348, -20.2009631264], [-50.7106146393, -20.1980116872], [-50.7266669201, -20.2141139949], [-50.7279189342, -20.2282794630], [-50.7447066849, -20.2347060208], [-50.7480684427, -20.2338751135], [-50.7643646985, -20.2323489873], [-50.7723681916, -20.2380229268], [-50.7818980433, -20.2328296883], [-50.7665763758, -20.2161296882], [-50.7676810341, -20.1997726743], [-50.7633279510, -20.1831908822], [-50.7574342090, -20.1760400670], [-50.7590280964, -20.1648526032], [-50.7480103868, -20.1559256465], [-50.7438204719, -20.1451603042], [-50.7461209469, -20.1392664624], [-50.7437227093, -20.1345615999], [-50.7330462326, -20.1397565006], [-50.7201229909, -20.1400886948], [-50.7146814713, -20.1480066680], [-50.7056605517, -20.1369062171], [-50.7042625991, -20.1290828805], [-50.6980909843, -20.1315350297]]] }},</text:span></text:p>
      <text:p text:style-name="P1"><text:span text:style-name="T1"><text:tab/>{ "type": "Feature", "properties": {"id": "3504008", "name": "Assis", "description": "Assis"}, "geometry": { "type": "Polygon", "coordinates": [[[-50.3305192808, -22.5059694633], [-50.3279821325, -22.5258081357], [-50.3209271117, -22.5338682135], [-50.3205097191, -22.5413167346], [-50.3106552899, -22.5470453784], [-50.3007804120, -22.5452734549], [-50.3046114521, -22.5503243103], [-50.3207562787, -22.5553637929], [-50.3472938430, -22.5527387064], [-50.3290112998, -22.5648984233], [-50.3177730062, -22.5691746949], [-50.3096076253, -22.5953660601], [-50.3177408108, -22.6399478182], [-50.3245501295, -22.6769114163], [-50.3267866952, -22.6774694101], [-50.3673959357, -22.6876001128], [-50.4035658183, -22.7028644336], [-50.4160063186, -22.7037473486], [-50.4313979792, -22.7113032934], [-50.4344930257, -22.7098418928], [-50.4330000624, -22.7057668870], [-50.4393908286, -22.7046303086], [-50.4474347454, -22.7028465692], [-50.4534667566, -22.6966198445], [-50.4620121675, -22.6969998964], [-50.4867895932, -22.6957909363], [-50.4929884216, -22.6992823717], [-50.5009919274, -22.6929957451], [-50.5051928433, -22.6947828347], [-50.5077596070, -22.7020065293], [-50.5143998799, -22.6978268188], [-50.5195100451, -22.6972019853], [-50.5227346009, -22.7050855264], [-50.5293442995, -22.7090120826], [-50.5346130352, -22.7082125752], [-50.5494054309, -22.6941274124], [-50.5472172966, -22.6893058556], [-50.5506521910, -22.6841535278], [-50.5711267153, -22.6910339079], [-50.5683643362, -22.6652768411], [-50.5727743987, -22.6427141605], [-50.5577848591, -22.6361507605], [-50.5537634255, -22.6293591398], [-50.5463376427, -22.6216835390], [-50.5331655819, -22.6176156932], [-50.5133522308, -22.6035584213], [-50.5051228450, -22.6067183411], [-50.4986339445, -22.6045633574], [-50.4900451833, -22.5824635254], [-50.4587459417, -22.5510378548], [-50.4591253859, -22.5290961899], [-50.4547973520, -22.5247661836], [-50.4361766912, -22.5267427093], [-50.4295843661, -22.5209245964], [-50.4135954597, -22.5188122163], [-50.4199505722, -22.5045041603], [-50.4184555994, -22.4970294729], [-50.4403633092, -22.4900319592], [-50.4492860683, -22.4587184824], [-50.4378206667, -22.4565795912], [-50.4174782047, -22.4552687336], [-50.4028211861, -22.4451886853], [-50.3972480383, -22.4444441761], [-50.3835278222, -22.4527974925], [-50.3699823871, -22.4694359659], [-50.3604737690, -22.4711941406], [-50.3495140278, -22.4784979785], [-50.3408975930, -22.4952924545], [-50.3305192808, -22.5059694633]]] }},</text:span></text:p>
      <text:p text:style-name="P1"><text:span text:style-name="T1"><text:tab/>{ "type": "Feature", "properties": {"id": "3504107", "name": "Atibaia", "description": "Atibaia"}, "geometry": { "type": "Polygon", "coordinates": [[[-46.6614054499, -22.9987727981], [-46.6508047087, -23.0100673028], [-46.6420005141, -23.0140664755], [-46.6412622929, -23.0144749939], [-46.6366013167, -23.0184837597], [-46.6308579958, -23.0090597824], [-46.6219059641, -23.0060168061], [-46.6196818447, -23.0161277967], [-46.6053359963, -23.0177553756], [-46.5936371643, -23.0195540682], [-46.5873365038, -23.0175534968], [-46.5820918041, -23.0204738296], [-46.5790342541, -23.0176903205], [-46.5785885203, -23.0240505345], [-46.5699180054, -23.0339977258], [-46.5644292790, -23.0459735405], [-46.5526640465, -23.0331494211], [-46.5412153827, -23.0307212476], [-46.5361099725, -23.0255915843], [-46.5286433508, -23.0301318837], [-46.5266821724, -23.0331196799], [-46.5216690037, -23.0298045159], [-46.5113191368, -23.0277966842], [-46.5031980621, -23.0256777410], [-46.4939614210, -23.0297558541], [-46.4908606993, -23.0311248213], [-46.4841037852, -23.0280361241], [-46.4788426794, -23.0325108183], [-46.4652761996, -23.0510072608], [-46.4592473589, -23.0512414044], [-46.4597932113, -23.0467283479], [-46.4511608391, -23.0414356880], [-46.4477353014, -23.0304247416], [-46.4414416715, -23.0296998558], [-46.4412951152, -23.0298221440], [-46.4320183432, -23.0375283235], [-46.4327721578, -23.0731119684], [-46.4442098711, -23.0925802478], [-46.4707959690, -23.1007604812], [-46.4820721614, -23.1117809761], [-46.4824391769, -23.1124535888], [-46.4873710790, -23.1115901024], [-46.4880366250, -23.1152604421], [-46.5098981949, -23.1445935885], [-46.5120741401, -23.1539634857], [-46.5178042982, -23.1574071080], [-46.5270045581, -23.1691828583], [-46.5228333936, -23.1744600224], [-46.5201292235, -23.1789597869], [-46.5427964135, -23.2072898925], [-46.5401055199, -23.2151201282], [-46.5396988168, -23.2157813968], [-46.5304252711, -23.2236141573], [-46.5225747893, -23.2209166131], [-46.5135370477, -23.2231911738], [-46.5083992764, -23.2317286597], [-46.5155171192, -23.2376561550], [-46.5238147337, -23.2376958614], [-46.5278410371, -23.2411347988], [-46.5349512184, -23.2395971908], [-46.5454743299, -23.2406959768], [-46.5477394172, -23.2397668111], [-46.5532782401, -23.2352780284], [-46.5647289593, -23.2355627521], [-46.5662513612, -23.2335067330], [-46.5728218758, -23.2318215864], [-46.5868730330, -23.2341613955], [-46.5945825951, -23.2370865957], [-46.6017451955, -23.2342114627], [-46.6041212255, -23.2326294088], [-46.6020199448, -23.2276472772], [-46.6068780804, -23.2248579060], [-46.6085743276, -23.2251777771], [-46.6146104540, -23.2273513401], [-46.6147668934, -23.2319157978], [-46.6170809530, -23.2394979283], [-46.6224624779, -23.2447462629], [-46.6204422309, -23.2545223100], [-46.6294290753, -23.2582160252], [-46.6356324710, -23.2572671892], [-46.6377573764, -23.2569559074], [-46.6431961168, -23.2541503314], [-46.6558601568, -23.2594180687], [-46.6716368016, -23.2555374250], [-46.6753217408, -23.2611134664], [-46.6827135620, -23.2571012959], [-46.6866029975, -23.2583516574], [-46.6937468335, -23.2587127151], [-46.6983502274, -23.2564518170], [-46.6974863692, -23.2531076188], [-46.7036069205, -23.2516358427], [-46.7021384494, -23.2454263516], [-46.7037930780, -23.2365119868], [-46.7126346179, -23.2303945884], [-46.7131687393, -23.2240664170], [-46.7149320750, -23.2175631833], [-46.7158038463, -23.2146707097], [-46.7106717765, -23.2109692895], [-46.7070380929, -23.2041007520], [-46.7033168449, -23.2052042636], [-46.7037626716, -23.2093471030], [-46.6995859762, -23.2066080280], [-46.6920719041, -23.2091156272], [-46.6871958435, -23.2060054793], [-46.6683706265, -23.2134998902], [-46.6695926310, -23.2062192039], [-46.6589446649, -23.1963342412], [-46.6589595517, -23.1955107114], [-46.6617889597, -23.1897008213], [-46.6543686346, -23.1685539501], [-46.6538354986, -23.1647251145], [-46.6535516008, -23.1634118928], [-46.6636683067, -23.1546937127], [-46.6717132965, -23.1290584555], [-46.6782764107, -23.1041673590], [-46.6739730313, -23.0938069531], [-46.6773250008, -23.0904553460], [-46.6757938045, -23.0834380352], [-46.6840628016, -23.0700034048], [-46.6848979990, -23.0679767334], [-46.6861677051, -23.0558483366], [-46.6771538931, -23.0416497164], [-46.6764139631, -23.0395003181], [-46.6769842132, -23.0370242303], [-46.6805068600, -23.0272191038], [-46.6885389819, -23.0227540081], [-46.6928585853, -23.0146882176], [-46.6972099713, -23.0143427642], [-46.6952191223, -23.0102532155], [-46.6850212973, -23.0098445501], [-46.6777688446, -23.0029247154], [-46.6733558330, -22.9987426090], [-46.6614054499, -22.9987727981]]] }},</text:span></text:p>
      <text:p text:style-name="P1"><text:span text:style-name="T1"><text:tab/>{ "type": "Feature", "properties": {"id": "3504206", "name": "Auriflama", "description": "Auriflama"}, "geometry": { "type": "Polygon", "coordinates": [[[-50.6366046227, -20.5084113468], [-50.6332541607, -20.5151625151], [-50.6247043500, -20.5081590242], [-50.6129488375, -20.5190608099], [-50.6032424917, -20.5185204301], [-50.6046749708, -20.5211373057], [-50.5999601901, -20.5240606362], [-50.5937152099, -20.5231039090], [-50.5857497537, -20.5151097665], [-50.5856919462, -20.5175847163], [-50.5730019651, -20.5179248336], [-50.5533534156, -20.5280266074], [-50.5269377807, -20.5369722594], [-50.5179754552, -20.5365284856], [-50.5097774875, -20.5450806217], [-50.5078048327, -20.5508027738], [-50.5148073961, -20.5694088986], [-50.5114150005, -20.5738081830], [-50.5127862727, -20.5791484213], [-50.5061093265, -20.5874293836], [-50.5082376669, -20.6056804276], [-50.5110199555, -20.6228677134], [-50.4902161658, -20.6459700930], [-50.4821826144, -20.6446414999], [-50.4793222927, -20.6528523524], [-50.4827745606, -20.6598216635], [-50.4760321316, -20.6873000553], [-50.4804633707, -20.6961285326], [-50.4937690897, -20.7041120544], [-50.5016417743, -20.7238994836], [-50.4992874362, -20.7360290238], [-50.5052629099, -20.7507666405], [-50.5051068309, -20.7611396327], [-50.5312849076, -20.7641965981], [-50.6019183156, -20.7724253350], [-50.6112781786, -20.7683361395], [-50.6214574946, -20.7672816045], [-50.6327984104, -20.7592754301], [-50.6381981268, -20.7616244062], [-50.6423390980, -20.7518367379], [-50.6385176109, -20.7430185274], [-50.6583997879, -20.7331263912], [-50.6574672513, -20.7277545110], [-50.6675840648, -20.7313819711], [-50.6742090560, -20.7382828209], [-50.6817028941, -20.7338267196], [-50.6848458979, -20.7077365439], [-50.6636803074, -20.7052355268], [-50.6500027452, -20.6944667145], [-50.6481901280, -20.6883109872], [-50.6338980733, -20.6769167634], [-50.6290948074, -20.6679919365], [-50.6185138964, -20.6643446998], [-50.6166413755, -20.6584880289], [-50.6220265882, -20.6484002158], [-50.6257404379, -20.6366017154], [-50.6416647677, -20.6148877357], [-50.6541257552, -20.6093142867], [-50.6606130977, -20.5985387941], [-50.6612128937, -20.5877461140], [-50.6766985048, -20.5691584816], [-50.6790658320, -20.5299571618], [-50.6781203491, -20.5278651539], [-50.6635539635, -20.5309029224], [-50.6614392835, -20.5203015435], [-50.6552151686, -20.5167448886], [-50.6492807777, -20.5144718774], [-50.6471267918, -20.5069990089], [-50.6366046227, -20.5084113468]]] }},</text:span></text:p>
      <text:p text:style-name="P1"><text:span text:style-name="T1"><text:tab/>{ "type": "Feature", "properties": {"id": "3504305", "name": "Avai", "description": "Avai"}, "geometry": { "type": "Polygon", "coordinates": [[[-49.2323842380, -22.0412766448], [-49.2093222002, -22.0587045254], [-49.1955998919, -22.0539570191], [-49.1875153392, -22.0625587260], [-49.1858552328, -22.0585501653], [-49.1711022824, -22.0583338205], [-49.1603002659, -22.0651316610], [-49.1661791778, -22.0777878178], [-49.1779557679, -22.0885547258], [-49.1958357771, -22.0948817196], [-49.2056354577, -22.1063738005], [-49.2098936792, -22.1395940699], [-49.2024506021, -22.1481777376], [-49.2115910635, -22.1505480488], [-49.2090919404, -22.1557409839], [-49.2159790503, -22.1694638076], [-49.2175414454, -22.1832928839], [-49.2149595296, -22.1911354129], [-49.2180880531, -22.2004946133], [-49.2246153073, -22.2065806185], [-49.2267038959, -22.2215908360], [-49.2303787828, -22.2229657729], [-49.2352820983, -22.2195597888], [-49.2420937873, -22.2212368411], [-49.2479801858, -22.2322419143], [-49.2578321842, -22.2408534466], [-49.2559814848, -22.2563203062], [-49.2616360973, -22.2670040951], [-49.2757306614, -22.2669207480], [-49.2837550791, -22.2628282117], [-49.2883914898, -22.2651289890], [-49.2807406187, -22.2854230057], [-49.2849154811, -22.2904690697], [-49.2843386442, -22.3048780214], [-49.2903475212, -22.3170238754], [-49.2886405873, -22.3406223900], [-49.2849913305, -22.3443803505], [-49.2906357916, -22.3467863820], [-49.2957836828, -22.3442671596], [-49.3191780631, -22.3260844359], [-49.3237205067, -22.3203385762], [-49.3834989372, -22.3125917034], [-49.3861037393, -22.3159649726], [-49.4103245970, -22.3181083732], [-49.4130217056, -22.3088971072], [-49.4233552243, -22.2977897397], [-49.4223276567, -22.2937261577], [-49.4314438598, -22.2937319211], [-49.4404323862, -22.3026202985], [-49.4346317680, -22.2836309927], [-49.4382565301, -22.2731520351], [-49.4362268911, -22.2701317285], [-49.4511944651, -22.2580992890], [-49.4585086112, -22.2405971837], [-49.4548785035, -22.2348762787], [-49.4453293135, -22.2311886029], [-49.4456929326, -22.2254709646], [-49.4378729834, -22.2203995352], [-49.4350801255, -22.2105886605], [-49.4254163511, -22.2001231619], [-49.4262899379, -22.1947001616], [-49.4099230126, -22.1702898028], [-49.4091764824, -22.1555439285], [-49.4018812894, -22.1438495644], [-49.3749580753, -22.1347422232], [-49.3826728291, -22.1235691577], [-49.3683750079, -22.1200938762], [-49.3619515309, -22.1041282753], [-49.3500327094, -22.1013812678], [-49.3538070059, -22.0892976834], [-49.3491789125, -22.0874330137], [-49.3312939875, -22.0777054285], [-49.3291814081, -22.0707694293], [-49.3062835550, -22.0693932278], [-49.2938246732, -22.0524445553], [-49.2538535303, -22.0475523622], [-49.2491152036, -22.0434659854], [-49.2490293320, -22.0434544921], [-49.2323842380, -22.0412766448]]] }},</text:span></text:p>
      <text:p text:style-name="P1"><text:span text:style-name="T1"><text:tab/>{ "type": "Feature", "properties": {"id": "3504404", "name": "Avanhandava", "description": "Avanhandava"}, "geometry": { "type": "Polygon", "coordinates": [[[-49.9199413904, -21.3417586493], [-49.8952758987, -21.3413583969], [-49.8823826840, -21.3363885666], [-49.8786117519, -21.3429516479], [-49.8647947393, -21.3508699497], [-49.8427280973, -21.3548596007], [-49.8479313380, -21.3659618241], [-49.8556386576, -21.3675400480], [-49.8623697717, -21.3878678584], [-49.8684159051, -21.3926120495], [-49.8592320683, -21.4205472439], [-49.8625308152, -21.4240747013], [-49.8612793027, -21.4319709291], [-49.8697149936, -21.4424414917], [-49.8670400458, -21.4484917633], [-49.8704625230, -21.4503599909], [-49.8678623437, -21.4546101541], [-49.8712844800, -21.4676127862], [-49.8858432888, -21.4707346328], [-49.8906249102, -21.4680538900], [-49.8930317976, -21.4814677715], [-49.9038469734, -21.4988475571], [-49.9038994615, -21.4989380851], [-49.9104258456, -21.5099890533], [-49.9098072091, -21.5224167114], [-49.9019306699, -21.5226800243], [-49.9099264333, -21.5506225098], [-49.9148087508, -21.5569719360], [-49.9326829144, -21.5532451689], [-49.9399225622, -21.5618537071], [-49.9539259546, -21.5767111561], [-49.9629923908, -21.5791267523], [-49.9691042997, -21.5759668922], [-49.9815116848, -21.5796864248], [-49.9861701014, -21.5873919880], [-49.9927780228, -21.5904483265], [-50.0038548652, -21.5867933233], [-50.0277314686, -21.5887636712], [-50.0380669657, -21.5948704816], [-50.0477224267, -21.6094569583], [-50.0548294326, -21.6081611849], [-50.0578750336, -21.6027309626], [-50.0602859983, -21.5961136173], [-50.0572664172, -21.5865261812], [-50.0603783852, -21.5834703444], [-50.0444952974, -21.5663606684], [-50.0483506289, -21.5612075699], [-50.0263840129, -21.5371667009], [-50.0248925602, -21.5278705389], [-50.0126465536, -21.5210824468], [-50.0144105674, -21.5127383732], [-50.0065695175, -21.5105003866], [-49.9872567465, -21.4871315900], [-49.9989000937, -21.4807127482], [-49.9985537974, -21.4679334086], [-50.0037097856, -21.4641843637], [-49.9988041481, -21.4481832457], [-50.0050068935, -21.4238480968], [-50.0004800680, -21.4086540158], [-49.9935538578, -21.4021196223], [-49.9926382258, -21.3880889219], [-49.9798329290, -21.3774309741], [-49.9775994602, -21.3492691117], [-49.9422789725, -21.3421596216], [-49.9405757071, -21.3318118338], [-49.9335225722, -21.3251185642], [-49.9199646958, -21.3328066896], [-49.9199413904, -21.3417586493]]] }},</text:span></text:p>
      <text:p text:style-name="P1"><text:span text:style-name="T1"><text:tab/>{ "type": "Feature", "properties": {"id": "3504503", "name": "Avare", "description": "Avare"}, "geometry": { "type": "Polygon", "coordinates": [[[-48.9686657067, -22.8245367228], [-48.9661452945, -22.8270176250], [-48.9477820935, -22.8250260444], [-48.9215180127, -22.8281297025], [-48.9092475039, -22.8330567030], [-48.9010387368, -22.8451658742], [-48.8791838149, -22.8515361982], [-48.8620330153, -22.8516146642], [-48.8475743429, -22.8461846584], [-48.8422177923, -22.8498593061], [-48.8020986503, -22.8448534012], [-48.8028241762, -22.8540574192], [-48.7962237957, -22.8651909193], [-48.7868573171, -22.8713400805], [-48.8060031678, -22.8754777366], [-48.8284744564, -22.8917533931], [-48.8260378584, -22.9094602560], [-48.8374499937, -22.9142478439], [-48.8404494223, -22.9217987485], [-48.8517420700, -22.9312441500], [-48.8459040769, -22.9397688090], [-48.8464438497, -22.9482674757], [-48.8141315221, -22.9506583749], [-48.8133616960, -22.9537991000], [-48.8042330778, -22.9570668624], [-48.7920441094, -22.9635112715], [-48.7879778763, -22.9597360813], [-48.7771763631, -22.9650649832], [-48.7609366893, -22.9925048202], [-48.7606273581, -23.0106087245], [-48.7627391215, -23.0168997869], [-48.7688772933, -23.0194934502], [-48.7695551677, -23.0328311525], [-48.7782396387, -23.0534734598], [-48.7718842718, -23.0582385742], [-48.7707056506, -23.0682449947], [-48.7636545112, -23.0776477880], [-48.7417706241, -23.0885581556], [-48.7418360566, -23.0931393931], [-48.7505437843, -23.1144042414], [-48.7470905135, -23.1190380313], [-48.7435563041, -23.1260116763], [-48.7419591051, -23.1274342436], [-48.7334377293, -23.1473026523], [-48.7434969884, -23.1616113848], [-48.7444183697, -23.1974498931], [-48.7412822796, -23.2049856042], [-48.7349633457, -23.2085760584], [-48.7405433175, -23.2196029477], [-48.7401819588, -23.2296241027], [-48.7470592343, -23.2372675799], [-48.7444586796, -23.2503283826], [-48.7715089008, -23.2645760456], [-48.7661410112, -23.2707425065], [-48.7759716531, -23.2856232489], [-48.7737096402, -23.2952332737], [-48.7735271835, -23.3019393604], [-48.7918592118, -23.2915304459], [-48.7982103839, -23.2717151904], [-48.8043703446, -23.2674994858], [-48.8327334630, -23.2797491757], [-48.8551269497, -23.2826338814], [-48.8860760691, -23.2814418614], [-48.9286125148, -23.2985699816], [-48.9447295910, -23.3003243397], [-48.9686174301, -23.2949486535], [-48.9844213930, -23.2872798957], [-49.0006841547, -23.2783531574], [-49.0079605391, -23.2676159390], [-49.0079521128, -23.2675535316], [-49.0121622043, -23.2617034750], [-48.9882788438, -23.2231934869], [-48.9904831353, -23.2034546554], [-49.0006287227, -23.1857342979], [-48.9977847730, -23.1854190642], [-48.9906919687, -23.1829967738], [-48.9806448103, -23.1598232833], [-48.9825140224, -23.1552969936], [-48.9785670002, -23.1432275252], [-48.9839355555, -23.1267240250], [-48.9851105346, -23.1211453592], [-48.9731493122, -23.1069314577], [-48.9807834772, -23.1037867135], [-48.9839010512, -23.0975977927], [-48.9924073336, -23.0865171370], [-49.0270410035, -23.0878389162], [-49.0372540217, -23.0956424880], [-49.0671715808, -23.0927037539], [-49.0801071182, -23.0638051680], [-49.0713998082, -23.0516262700], [-49.0731154576, -23.0415526762], [-49.0661297653, -23.0390839236], [-49.0551586047, -23.0310860206], [-49.0497386156, -23.0210398245], [-49.0544531218, -23.0102792127], [-49.0434865482, -22.9858536879], [-49.0331356107, -22.9586066384], [-49.0229020877, -22.9599069564], [-49.0036018506, -22.9273940708], [-48.9930432093, -22.9214779455], [-48.9811514885, -22.9055094619], [-48.9809496274, -22.9014379466], [-48.9872358339, -22.8992744781], [-48.9857760287, -22.8938188291], [-48.9899836044, -22.8968230476], [-48.9919276797, -22.8906350295], [-49.0042434701, -22.8870642145], [-48.9964607017, -22.8815481856], [-48.9959478593, -22.8749110184], [-48.9912874364, -22.8706311094], [-48.9901729668, -22.8527241751], [-48.9864397996, -22.8514056166], [-48.9829575770, -22.8400309958], [-48.9686657067, -22.8245367228]]] }},</text:span></text:p>
      <text:p text:style-name="P1"><text:span text:style-name="T1"><text:tab/>{ "type": "Feature", "properties": {"id": "3504602", "name": "Bady Bassitt", "description": "Bady Bassitt"}, "geometry": { "type": "Polygon", "coordinates": [[[-49.4373227790, -20.8848699055], [-49.4335691864, -20.8902340224], [-49.4318706653, -20.8931370404], [-49.4295706108, -20.8949472231], [-49.4185443639, -20.9000185709], [-49.4196200537, -20.9053391959], [-49.4203524770, -20.9109759262], [-49.4158251912, -20.9183920650], [-49.4055197627, -20.9081567014], [-49.3920240426, -20.9075725465], [-49.3827576218, -20.9110307145], [-49.3767814523, -20.9190614879], [-49.3677310520, -20.9235561523], [-49.3609182257, -20.9208741266], [-49.3589721070, -20.9265345770], [-49.3531074859, -20.9264385489], [-49.3460814393, -20.9315823810], [-49.3710860946, -20.9500841261], [-49.3745663888, -20.9598217503], [-49.3866531207, -20.9604853229], [-49.4003302921, -20.9711850790], [-49.4318738204, -20.9753273480], [-49.4454569282, -20.9847664940], [-49.4519712084, -20.9750300508], [-49.4589735492, -20.9717669674], [-49.4669622241, -20.9678782273], [-49.4758619616, -20.9564700564], [-49.4882990572, -20.9457564978], [-49.4964514387, -20.9431634695], [-49.5061940301, -20.9452769368], [-49.5024054099, -20.9326751307], [-49.5042290597, -20.9238226131], [-49.5097566173, -20.9183545422], [-49.5079744541, -20.9011204997], [-49.4968459970, -20.8991396591], [-49.4770696170, -20.8888688222], [-49.4658047352, -20.8902166167], [-49.4546504794, -20.8825332109], [-49.4362777123, -20.8791203178], [-49.4373227790, -20.8848699055]]] }},</text:span></text:p>
      <text:p text:style-name="P1"><text:span text:style-name="T1"><text:tab/>{ "type": "Feature", "properties": {"id": "3504701", "name": "Balbinos", "description": "Balbinos"}, "geometry": { "type": "Polygon", "coordinates": [[[-49.2845701837, -21.8597761208], [-49.2804596676, -21.8659415611], [-49.2660089586, -21.8649777718], [-49.2705925737, -21.8765762478], [-49.2880633217, -21.8930510419], [-49.2982076618, -21.9125988132], [-49.3144547504, -21.9266973408], [-49.3169289977, -21.9366759092], [-49.3251846294, -21.9329849648], [-49.3315960923, -21.9418498321], [-49.3433394810, -21.9348178448], [-49.3543144423, -21.9403539753], [-49.3508728136, -21.9465311025], [-49.3532951441, -21.9520582910], [-49.3626270117, -21.9522329972], [-49.3728201622, -21.9371653956], [-49.3884797179, -21.9344599214], [-49.3828570930, -21.9216708090], [-49.3830386354, -21.8855169518], [-49.3802013216, -21.8782838366], [-49.3694055905, -21.8781157376], [-49.3604860811, -21.8719353053], [-49.3544272539, -21.8638825933], [-49.3531694936, -21.8546106689], [-49.3395123938, -21.8377092537], [-49.3203428855, -21.8373013553], [-49.3072811631, -21.8448737286], [-49.2929765832, -21.8480995936], [-49.2845701837, -21.8597761208]]] }},</text:span></text:p>
      <text:p text:style-name="P1"><text:span text:style-name="T1"><text:tab/>{ "type": "Feature", "properties": {"id": "3504800", "name": "Balsamo", "description": "Balsamo"}, "geometry": { "type": "Polygon", "coordinates": [[[-49.5562618753, -20.7809450025], [-49.5757371541, -20.7887328996], [-49.5795619677, -20.7800120289], [-49.5957888023, -20.7667330830], [-49.6263960730, -20.7574335976], [-49.6167502774, -20.7482265323], [-49.6200548019, -20.7340961658], [-49.6164200655, -20.7245498058], [-49.6088689924, -20.7191071712], [-49.6047586848, -20.7069386616], [-49.6010865301, -20.7024192015], [-49.5927078886, -20.7002724102], [-49.5966058954, -20.6876438981], [-49.5818901704, -20.6736031397], [-49.5785942193, -20.6683378251], [-49.5799229432, -20.6610837279], [-49.5595506556, -20.6390693607], [-49.5583551895, -20.6272988871], [-49.5536740317, -20.6213012251], [-49.5438404230, -20.6170806451], [-49.5405979575, -20.6240047443], [-49.5333613257, -20.6264289541], [-49.5281329717, -20.6406684665], [-49.5327224087, -20.6442708854], [-49.5325956109, -20.6500792293], [-49.5155622156, -20.6597458933], [-49.4902719186, -20.6605103193], [-49.4894618949, -20.6658580989], [-49.4971689691, -20.6827992835], [-49.4895893327, -20.6912325799], [-49.4834099010, -20.6932211951], [-49.4862294848, -20.6958009134], [-49.4888478444, -20.7285791616], [-49.4945296744, -20.7394051144], [-49.5016812263, -20.7443191887], [-49.5030433322, -20.7447070706], [-49.5204531348, -20.7477439721], [-49.5421216377, -20.7603382064], [-49.5498630659, -20.7689003821], [-49.5501468750, -20.7692141161], [-49.5562618753, -20.7809450025]]] }},</text:span></text:p>
      <text:p text:style-name="P1"><text:span text:style-name="T1"><text:tab/>{ "type": "Feature", "properties": {"id": "3504909", "name": "Bananal", "description": "Bananal"}, "geometry": { "type": "Polygon", "coordinates": [[[-44.3428738661, -22.5877700213], [-44.3393966479, -22.5904714139], [-44.3261488924, -22.5880528753], [-44.3180356735, -22.5966324728], [-44.3123274889, -22.5947569743], [-44.3031714799, -22.5986702739], [-44.2953515887, -22.5977568762], [-44.2947123817, -22.6018307711], [-44.2852587854, -22.6092389979], [-44.2826581317, -22.6037287262], [-44.2710697064, -22.6004717160], [-44.2530526238, -22.6117798159], [-44.2476645122, -22.6061349836], [-44.2329210005, -22.6084393861], [-44.2263763840, -22.6040858105], [-44.2189337584, -22.6170444867], [-44.2075255810, -22.6130413503], [-44.2036721331, -22.6149672287], [-44.2033507763, -22.6264640719], [-44.1980733787, -22.6299982597], [-44.1903942242, -22.6297136243], [-44.1838461913, -22.6368060823], [-44.1906300458, -22.6445659434], [-44.1896966292, -22.6480916127], [-44.1710197580, -22.6589359732], [-44.1605171381, -22.6778357533], [-44.1635579283, -22.6796497299], [-44.1681318329, -22.6874633707], [-44.1762112004, -22.6926665751], [-44.1741519129, -22.7015825665], [-44.1780750436, -22.7074325870], [-44.1843764147, -22.7124456371], [-44.1960927881, -22.7145756517], [-44.2032885471, -22.7158840933], [-44.2016494567, -22.7232961840], [-44.1979864451, -22.7244871957], [-44.2015485737, -22.7319419634], [-44.2263896808, -22.7331754191], [-44.2421436260, -22.7495539100], [-44.2383466546, -22.7552319991], [-44.2500417923, -22.7570747633], [-44.2571499787, -22.7664652269], [-44.2570424645, -22.7783279814], [-44.2533465162, -22.7811600825], [-44.2563893793, -22.7862791470], [-44.2475734983, -22.7899744324], [-44.2417756774, -22.7877233396], [-44.2397502661, -22.7908911368], [-44.2438464745, -22.8018968871], [-44.2611571554, -22.8047323636], [-44.2684349281, -22.8291195161], [-44.2730087571, -22.8320052613], [-44.2828961955, -22.8354182086], [-44.2862894996, -22.8280528353], [-44.2962095710, -22.8273546040], [-44.3080650084, -22.8322614326], [-44.3169886687, -22.8394588329], [-44.3176248484, -22.8446020054], [-44.3233511046, -22.8490884892], [-44.3200452367, -22.8399832943], [-44.3259872224, -22.8376860997], [-44.3629556828, -22.8531955268], [-44.3737908967, -22.8575933330], [-44.3874559770, -22.8572401090], [-44.3916563813, -22.8521511142], [-44.4014830712, -22.8541326547], [-44.4027168993, -22.8480462245], [-44.4177626016, -22.8476195832], [-44.4241487710, -22.8517939983], [-44.4327609177, -22.8609108224], [-44.4372139574, -22.8719219091], [-44.4447846293, -22.8757300752], [-44.4657899647, -22.8850316410], [-44.4712714099, -22.8755792686], [-44.4764614329, -22.8737932820], [-44.4755926386, -22.8673080510], [-44.4805197054, -22.8658255322], [-44.4759903531, -22.8558503245], [-44.4839414620, -22.8458644545], [-44.4942960830, -22.8459784640], [-44.5006588732, -22.8373945960], [-44.4980805211, -22.8212316438], [-44.4929096114, -22.8151614718], [-44.4957725987, -22.8088723833], [-44.4874960082, -22.7979165917], [-44.4667101416, -22.7816078709], [-44.4717433246, -22.7681028168], [-44.4871244554, -22.7755481312], [-44.4921710637, -22.7659893130], [-44.5051378502, -22.7706542329], [-44.5080603561, -22.7688488220], [-44.4966490765, -22.7611500834], [-44.4971253178, -22.7560061733], [-44.4837923399, -22.7490774512], [-44.4773996147, -22.7387173738], [-44.4695290318, -22.7394272364], [-44.4599296824, -22.7355533905], [-44.4533707874, -22.7399447154], [-44.4515486949, -22.7323968065], [-44.4445545272, -22.7343690185], [-44.4274298208, -22.7244299224], [-44.4241783396, -22.7280161419], [-44.4252156997, -22.7346741626], [-44.4166159731, -22.7303799419], [-44.4078257332, -22.7106505908], [-44.3923425248, -22.6883630749], [-44.3952256903, -22.6787747411], [-44.3952652470, -22.6786420738], [-44.3832742650, -22.6553402370], [-44.3764002960, -22.6532117326], [-44.3771649493, -22.6415918545], [-44.3837455040, -22.6277393395], [-44.3780968710, -22.6226163313], [-44.3657905528, -22.6239769192], [-44.3660720499, -22.6118503543], [-44.3606570501, -22.6112229251], [-44.3562754621, -22.6139996256], [-44.3491407651, -22.6086563161], [-44.3513719806, -22.5991110081], [-44.3498508988, -22.5951046887], [-44.3457380462, -22.5967831936], [-44.3472642856, -22.5900793146], [-44.3428738661, -22.5877700213]]] }},</text:span></text:p>
      <text:p text:style-name="P1"><text:span text:style-name="T1"><text:tab/>{ "type": "Feature", "properties": {"id": "3505005", "name": "Barao de Antonina", "description": "Barao de Antonina"}, "geometry": { "type": "Polygon", "coordinates": [[[-49.5916015229, -23.4595990314], [-49.5956333025, -23.4637396614], [-49.5912938929, -23.4627234579], [-49.5940269968, -23.4732009495], [-49.5912538392, -23.4757241950], [-49.5771544954, -23.4791869081], [-49.5796034651, -23.4849753801], [-49.5770422986, -23.4913654346], [-49.5666444964, -23.4903164488], [-49.5661966597, -23.4936845547], [-49.5717528460, -23.4977005976], [-49.5689442939, -23.5016000658], [-49.5754326996, -23.5037628349], [-49.5592541817, -23.5104011916], [-49.5470257336, -23.5207609506], [-49.5519836628, -23.5237325772], [-49.5486643776, -23.5305967608], [-49.5550485321, -23.5386225285], [-49.5527493969, -23.5416340925], [-49.5486559820, -23.5401449920], [-49.5462320305, -23.5442656744], [-49.5485194354, -23.5584234677], [-49.5400741212, -23.5674682026], [-49.5409091293, -23.5748248146], [-49.5327866156, -23.5812633830], [-49.5391388278, -23.5874247874], [-49.5318662676, -23.5863783035], [-49.5288871302, -23.5893364878], [-49.5395709544, -23.5982496938], [-49.5356214990, -23.5997835699], [-49.5357899260, -23.6044125397], [-49.5275203269, -23.6035155439], [-49.5264526239, -23.6077881871], [-49.5202433363, -23.6049659408], [-49.5146258162, -23.6096372186], [-49.5202619191, -23.6127693698], [-49.5168590821, -23.6171134025], [-49.5040699231, -23.6188346621], [-49.5068715362, -23.6201653185], [-49.5062958157, -23.6280595957], [-49.4967206143, -23.6216179251], [-49.4967661197, -23.6287326892], [-49.4897505714, -23.6278824554], [-49.4995205406, -23.6347374608], [-49.5041390717, -23.6342133432], [-49.5049750983, -23.6407293137], [-49.4915178488, -23.6481269476], [-49.4953027397, -23.6518803627], [-49.5030774597, -23.6525920994], [-49.5403548705, -23.6520725379], [-49.5440485013, -23.6517099614], [-49.5535659390, -23.6646108543], [-49.5741940071, -23.6755596228], [-49.5791429348, -23.6780398017], [-49.5827144183, -23.6697893897], [-49.5803184063, -23.6630055081], [-49.5852590709, -23.6633604725], [-49.5848288904, -23.6583941160], [-49.6016552782, -23.6516347727], [-49.6029029503, -23.6430439149], [-49.6166661169, -23.6391046864], [-49.6077677518, -23.6335919855], [-49.6057961532, -23.6244658277], [-49.6131189028, -23.6226441874], [-49.6131248348, -23.6142370577], [-49.6173723538, -23.6124806753], [-49.6206935181, -23.6065664996], [-49.6187065746, -23.5971110966], [-49.6156811979, -23.5905009912], [-49.6095123376, -23.5894629844], [-49.6015396423, -23.5822157077], [-49.6006990142, -23.5747507165], [-49.6075113327, -23.5647515169], [-49.5995362440, -23.5579106481], [-49.5982876645, -23.5525120745], [-49.6052389860, -23.5411840416], [-49.5997280949, -23.5351435654], [-49.6237386182, -23.5228223501], [-49.6288920765, -23.5113468539], [-49.6212728857, -23.5054634685], [-49.6132252054, -23.5096511656], [-49.6209011964, -23.4928446304], [-49.6129215465, -23.4863507589], [-49.6150947768, -23.4730167497], [-49.5993792855, -23.4780203512], [-49.6020945838, -23.4701589972], [-49.5974261999, -23.4574347188], [-49.5916015229, -23.4595990314]]] }},</text:span></text:p>
      <text:p text:style-name="P1"><text:span text:style-name="T1"><text:tab/>{ "type": "Feature", "properties": {"id": "3505104", "name": "Barbosa", "description": "Barbosa"}, "geometry": { "type": "Polygon", "coordinates": [[[-49.9910941324, -21.2261963435], [-49.9390685015, -21.2315729371], [-49.9206493029, -21.2254700715], [-49.9122675494, -21.2391025803], [-49.8841965979, -21.2476982426], [-49.8684385942, -21.2602565041], [-49.8560111574, -21.2598420974], [-49.8471854175, -21.2713716899], [-49.8317480991, -21.2750124472], [-49.8294233738, -21.2808078219], [-49.8263458721, -21.2801106873], [-49.8312386157, -21.2841166398], [-49.8240382750, -21.2920710077], [-49.8233322156, -21.3004986880], [-49.8179638152, -21.3032320763], [-49.8160534102, -21.3158924433], [-49.8233382011, -21.3184672063], [-49.8258645901, -21.3383045818], [-49.8323885101, -21.3381957297], [-49.8349968058, -21.3449198076], [-49.8427280973, -21.3548596007], [-49.8647947393, -21.3508699497], [-49.8786117519, -21.3429516479], [-49.8823826840, -21.3363885666], [-49.8952758987, -21.3413583969], [-49.9199413904, -21.3417586493], [-49.9199646958, -21.3328066896], [-49.9335225722, -21.3251185642], [-49.9405757071, -21.3318118338], [-49.9422789725, -21.3421596216], [-49.9775994602, -21.3492691117], [-49.9792552814, -21.3348960558], [-49.9841968468, -21.3304540441], [-49.9838648915, -21.3205203314], [-50.0052304803, -21.3033264040], [-50.0148641573, -21.2946281056], [-50.0131247976, -21.2859627588], [-50.0173703128, -21.2845961977], [-50.0201728201, -21.2743160481], [-50.0281435995, -21.2750898140], [-50.0200672708, -21.2621984194], [-50.0054553123, -21.2505164647], [-49.9989770604, -21.2400378072], [-49.9992883213, -21.2335116921], [-49.9910941324, -21.2261963435]]] }},</text:span></text:p>
      <text:p text:style-name="P1"><text:span text:style-name="T1"><text:tab/>{ "type": "Feature", "properties": {"id": "3505203", "name": "Bariri", "description": "Bariri"}, "geometry": { "type": "Polygon", "coordinates": [[[-48.6497490301, -21.9638848669], [-48.6444814053, -21.9702378231], [-48.6330266988, -21.9678116197], [-48.6180595656, -21.9790244150], [-48.6122920653, -21.9777150796], [-48.6129198935, -21.9838336480], [-48.6064660827, -21.9872592116], [-48.6022644551, -21.9930160302], [-48.6063245115, -21.9973062545], [-48.6131787395, -22.0259540050], [-48.6105241821, -22.0432374284], [-48.6149751979, -22.0899594569], [-48.6217747283, -22.1030097594], [-48.6331312998, -22.1068873945], [-48.6435313716, -22.1164208209], [-48.6292019082, -22.1258822278], [-48.6370820477, -22.1360780805], [-48.6461373188, -22.1450338314], [-48.6315498355, -22.1459694800], [-48.6235345109, -22.1516019788], [-48.6320419981, -22.1669204537], [-48.6454842624, -22.1645981724], [-48.6515036576, -22.1653982505], [-48.6566220634, -22.1708527176], [-48.6600604279, -22.1802250755], [-48.6634710453, -22.1843182926], [-48.6687815276, -22.1836966300], [-48.6736338354, -22.1923443721], [-48.6767171041, -22.1909683816], [-48.6975963719, -22.1909872238], [-48.7065928623, -22.1818481532], [-48.7140215722, -22.1797630127], [-48.7204181970, -22.1724583223], [-48.7468147663, -22.1607548603], [-48.7537676607, -22.1532574220], [-48.7541894729, -22.1331821742], [-48.7583112861, -22.1163198345], [-48.7685232085, -22.1030199634], [-48.7769941496, -22.1063081606], [-48.7827075557, -22.1216616471], [-48.7959812043, -22.1239548941], [-48.8068132533, -22.1077887286], [-48.8151054860, -22.1066691276], [-48.8240317492, -22.1105322780], [-48.8436535543, -22.1285736713], [-48.8551391247, -22.1263415872], [-48.8646003828, -22.1157500458], [-48.8664161337, -22.1066275322], [-48.8599117290, -22.0887303984], [-48.8550083328, -22.0729617312], [-48.8546970217, -22.0360843538], [-48.8667460370, -22.0235898491], [-48.8595498302, -22.0169608419], [-48.8415902401, -22.0200524017], [-48.8323017664, -22.0121015612], [-48.8255823844, -22.0111177072], [-48.8002129397, -22.0141380029], [-48.7890857283, -22.0196734783], [-48.7742171318, -22.0213498864], [-48.7713095116, -22.0190659240], [-48.7638605413, -22.0051612690], [-48.7522567440, -21.9985934640], [-48.7351451073, -21.9859102834], [-48.7184491262, -21.9813708704], [-48.7111815232, -21.9647842694], [-48.6956066899, -21.9527417495], [-48.6869293472, -21.9463997311], [-48.6849231078, -21.9328613526], [-48.6795623193, -21.9280538793], [-48.6695685845, -21.9391449551], [-48.6711678950, -21.9468138554], [-48.6649499982, -21.9496943889], [-48.6623817867, -21.9516692629], [-48.6497490301, -21.9638848669]]] }},</text:span></text:p>
      <text:p text:style-name="P1"><text:span text:style-name="T1"><text:tab/>{ "type": "Feature", "properties": {"id": "3505302", "name": "Barra Bonita", "description": "Barra Bonita"}, "geometry": { "type": "Polygon", "coordinates": [[[-48.5252191569, -22.4293031175], [-48.5183778070, -22.4382700778], [-48.5092081120, -22.4356391767], [-48.5024796127, -22.4352445492], [-48.5051131097, -22.4452546676], [-48.5029338694, -22.4566568682], [-48.4732827416, -22.4817502229], [-48.4725944116, -22.4823333479], [-48.4617941165, -22.4834050045], [-48.4582478053, -22.4974529138], [-48.4601363167, -22.5095043822], [-48.4536517143, -22.5161735911], [-48.4522557740, -22.5168835067], [-48.4475342765, -22.5232987678], [-48.4514470047, -22.5389416458], [-48.4898649412, -22.5455963974], [-48.4999138550, -22.5265566456], [-48.5241206395, -22.5285140586], [-48.5341169723, -22.5194445643], [-48.5456093967, -22.5071167412], [-48.5596853648, -22.4991252039], [-48.5724559505, -22.5018606146], [-48.6025287946, -22.5097233306], [-48.6206284786, -22.5014353915], [-48.6248971815, -22.4919108457], [-48.6402353049, -22.4805737664], [-48.6289973865, -22.4715895384], [-48.6194174242, -22.4656683871], [-48.6065693304, -22.4461736909], [-48.5990015763, -22.4410650010], [-48.5961081296, -22.4404040967], [-48.5972251431, -22.4353696859], [-48.6086705916, -22.4246838286], [-48.5962694576, -22.4236821833], [-48.5858593911, -22.4117198552], [-48.5684545417, -22.4120857582], [-48.5632119989, -22.4125158999], [-48.5629688791, -22.4126193685], [-48.5575342644, -22.4246529805], [-48.5252191569, -22.4293031175]]] }},</text:span></text:p>
      <text:p text:style-name="P1"><text:span text:style-name="T1"><text:tab/>{ "type": "Feature", "properties": {"id": "3505351", "name": "Barra do Chapeu", "description": "Barra do Chapeu"}, "geometry": { "type": "Polygon", "coordinates": [[[-49.1194240202, -24.3295855650], [-49.1080160741, -24.3356804740], [-49.1024952668, -24.3350255285], [-49.0971546984, -24.3440102637], [-49.0899293615, -24.3441554704], [-49.0793864727, -24.3593531242], [-49.0723065463, -24.3601487250], [-49.0711361722, -24.3651208735], [-49.0654888271, -24.3644450357], [-49.0588903448, -24.3696072786], [-49.0558337806, -24.3762173156], [-49.0459777078, -24.3771526568], [-49.0442529604, -24.3762363633], [-49.0361461457, -24.3808339993], [-49.0334284741, -24.3761828865], [-49.0227268343, -24.3753860956], [-49.0191019495, -24.3668768067], [-49.0121820649, -24.3636276556], [-49.0115298067, -24.3563603905], [-49.0033672277, -24.3614515655], [-48.9989137869, -24.3708301954], [-49.0038049459, -24.3754307422], [-48.9992855053, -24.4029891099], [-49.0118068828, -24.4166003591], [-49.0145921908, -24.4260666541], [-49.0097164248, -24.4302326362], [-49.0103544489, -24.4360711838], [-49.0043442274, -24.4402626404], [-48.9883714622, -24.4331726618], [-48.9845687355, -24.4343365554], [-48.9783331766, -24.4282759876], [-48.9704869968, -24.4323160879], [-48.9673210050, -24.4494361069], [-48.9601474054, -24.4542596072], [-48.9493054908, -24.4527164936], [-48.9502083347, -24.4577344137], [-48.9474246366, -24.4647051416], [-48.9440184009, -24.4647311381], [-48.9468266509, -24.4727428190], [-48.9431061490, -24.4858063780], [-48.9437409532, -24.4860022635], [-48.9539584434, -24.4946113560], [-48.9717029596, -24.5017969614], [-48.9715873765, -24.5048683801], [-48.9834204781, -24.5125822343], [-48.9814149397, -24.5232959092], [-48.9906547040, -24.5245107437], [-48.9917690713, -24.5281983941], [-48.9960344003, -24.5211559666], [-49.0008411073, -24.5198163549], [-49.0028721200, -24.5238773481], [-49.0116715595, -24.5263416595], [-49.0091412928, -24.5352204586], [-49.0234848313, -24.5462764949], [-49.0482062804, -24.5493117574], [-49.0499957231, -24.5535085448], [-49.0672467708, -24.5529494692], [-49.0836954644, -24.5418017124], [-49.0862598963, -24.5367245416], [-49.0893220512, -24.5393124215], [-49.1024392750, -24.5386156639], [-49.1319626225, -24.5370435938], [-49.1332090643, -24.5372179134], [-49.1469326005, -24.5347381156], [-49.1456804277, -24.5284616927], [-49.1486559363, -24.5256083613], [-49.1442216261, -24.5170691503], [-49.1289833184, -24.5177114716], [-49.1248401087, -24.5143717114], [-49.1229686395, -24.4946258976], [-49.1342650779, -24.4816487636], [-49.1436133760, -24.4819181587], [-49.1478520122, -24.4864105556], [-49.1512704040, -24.4772376767], [-49.1566262303, -24.4746889564], [-49.1609430487, -24.4726409441], [-49.1635164185, -24.4623246855], [-49.1712292115, -24.4565170657], [-49.1682801637, -24.4474864284], [-49.1849233830, -24.4529139389], [-49.1866262064, -24.4481321174], [-49.1929220125, -24.4457990587], [-49.1953925321, -24.4405379223], [-49.1922955916, -24.4360334834], [-49.1967326623, -24.4329729201], [-49.1898671778, -24.4294434446], [-49.1854421886, -24.4215002429], [-49.2042630522, -24.4096410501], [-49.2233648918, -24.4241300976], [-49.2257864639, -24.4306844578], [-49.2500396146, -24.4449339026], [-49.2521834904, -24.4336667277], [-49.2402046927, -24.4215292225], [-49.2349831832, -24.4105554210], [-49.2373718517, -24.4039873375], [-49.2432384823, -24.4016977919], [-49.2497558402, -24.4133802875], [-49.2530215893, -24.4045531707], [-49.2416984469, -24.3959495402], [-49.2380387121, -24.3979497851], [-49.2307592379, -24.3945605881], [-49.2296840193, -24.3975758440], [-49.2035664328, -24.3806598495], [-49.1867507566, -24.3758874907], [-49.1644727091, -24.3550100963], [-49.1520216009, -24.3508929051], [-49.1497331840, -24.3429326887], [-49.1524574473, -24.3404021528], [-49.1415964123, -24.3386578208], [-49.1362647580, -24.3335175741], [-49.1305980313, -24.3397841696], [-49.1194240202, -24.3295855650]]] }},</text:span></text:p>
      <text:p text:style-name="P1"><text:span text:style-name="T1"><text:tab/>{ "type": "Feature", "properties": {"id": "3505401", "name": "Barra do Turvo", "description": "Barra do Turvo"}, "geometry": { "type": "Polygon", "coordinates": [[[-48.4273614749, -24.6536179400], [-48.4198158732, -24.6590322303], [-48.4062194852, -24.6560661202], [-48.4032905609, -24.6621762291], [-48.4088026326, -24.6719078708], [-48.4211866866, -24.6804297405], [-48.4217759728, -24.6868999649], [-48.4139825117, -24.6916069865], [-48.4114886347, -24.7033140816], [-48.4187426170, -24.7104077021], [-48.4182396186, -24.7153731623], [-48.4106935768, -24.7188370573], [-48.4058257716, -24.7174493520], [-48.3959280849, -24.7318063402], [-48.3903946953, -24.7333532513], [-48.3873557015, -24.7380528572], [-48.3891648794, -24.7438611558], [-48.3829260481, -24.7487291934], [-48.3908777267, -24.7557441649], [-48.3819219996, -24.7572798806], [-48.3774513245, -24.7674287952], [-48.3697855450, -24.7695635600], [-48.3689900661, -24.7667385634], [-48.3633536840, -24.7713887109], [-48.3578317322, -24.7881459441], [-48.3512351055, -24.7942460291], [-48.3456381060, -24.7918027351], [-48.3452306388, -24.7975837143], [-48.3401785378, -24.8009759127], [-48.3350762416, -24.8000122947], [-48.3375108395, -24.7981963286], [-48.3347344396, -24.7949590641], [-48.3265369539, -24.7935481529], [-48.3189770290, -24.7968376299], [-48.3144163776, -24.8065637065], [-48.2957950773, -24.8007254929], [-48.2944363807, -24.8128741562], [-48.2988926765, -24.8157529552], [-48.3046120835, -24.8142783304], [-48.3090790269, -24.8243823536], [-48.3020548470, -24.8281310051], [-48.3021922035, -24.8316088051], [-48.3053855797, -24.8368881024], [-48.2991627772, -24.8357401769], [-48.2945576307, -24.8400463932], [-48.2687037159, -24.8319736769], [-48.2701122572, -24.8404292239], [-48.2823562360, -24.8429130132], [-48.2967642102, -24.8509529368], [-48.2984424300, -24.8541887753], [-48.3067580669, -24.8551544861], [-48.3083120908, -24.8609069842], [-48.3189175907, -24.8642339327], [-48.3151394607, -24.8746561614], [-48.3047736146, -24.8737045992], [-48.2968313772, -24.8797024437], [-48.2823301836, -24.8786377084], [-48.2795784334, -24.8826719478], [-48.2740262241, -24.8800662636], [-48.2680231613, -24.8821762728], [-48.2611615620, -24.8782710919], [-48.2535852953, -24.8850784662], [-48.2552750934, -24.8901381711], [-48.2635827594, -24.8935870840], [-48.2595857613, -24.9082072229], [-48.2519800466, -24.9116352114], [-48.2394737700, -24.9009767727], [-48.2338624355, -24.9010217294], [-48.2259655546, -24.9070087409], [-48.2107249617, -24.9068628546], [-48.2099208506, -24.9207314380], [-48.2250273927, -24.9338933010], [-48.2160265821, -24.9413403341], [-48.2158932675, -24.9478657695], [-48.2113612042, -24.9503996110], [-48.2099984332, -24.9564410032], [-48.2282771289, -24.9722796377], [-48.2305531774, -24.9782710830], [-48.2262241626, -24.9830526775], [-48.2392203369, -24.9909265455], [-48.2453030587, -24.9889007510], [-48.2499774874, -24.9769810116], [-48.2588075667, -24.9861595646], [-48.2543312852, -24.9960068978], [-48.2594426980, -24.9971654152], [-48.2628591918, -24.9923134978], [-48.2691129617, -24.9970447047], [-48.2677010649, -25.0007311019], [-48.2770925807, -25.0155050694], [-48.2749013417, -25.0272205972], [-48.2774440845, -25.0324832522], [-48.2870512185, -25.0394780578], [-48.2923459253, -25.0239333370], [-48.2968365023, -25.0229631550], [-48.2987484572, -25.0349198182], [-48.3069884992, -25.0349916394], [-48.3081419261, -25.0462138752], [-48.3138552690, -25.0464840917], [-48.3173004821, -25.0560570104], [-48.3331972838, -25.0700824705], [-48.3332369455, -25.0570786682], [-48.3238754441, -25.0538976669], [-48.3236676535, -25.0362573587], [-48.3319966944, -25.0356472801], [-48.3365828532, -25.0392132490], [-48.3386066472, -25.0355393102], [-48.3507541114, -25.0359990950], [-48.3498384235, -25.0281711501], [-48.3542748485, -25.0194704510], [-48.3771423792, -25.0025989485], [-48.3781646483, -24.9965376489], [-48.4106792667, -24.9797411069], [-48.4165609028, -24.9888772054], [-48.4339806142, -24.9908082943], [-48.4691570255, -25.0102215305], [-48.4748920664, -25.0146560792], [-48.4804077181, -25.0364972651], [-48.4850579008, -25.0416466067], [-48.4828171807, -25.0527017448], [-48.4909556108, -25.0529128247], [-48.4979316470, -25.0586159144], [-48.5059225199, -25.0671455017], [-48.5120376715, -25.0833247163], [-48.5208061471, -25.0854451337], [-48.5281079994, -25.1002987218], [-48.5437012110, -25.0896443158], [-48.5558674849, -25.0838087907], [-48.5594004515, -25.0774705955], [-48.5584277973, -25.0610520166], [-48.5613206104, -25.0592485001], [-48.5685946168, -25.0505720047], [-48.5821861226, -25.0511558928], [-48.5810635933, -25.0343670815], [-48.5891081452, -25.0291989764], [-48.5883939863, -25.0192156363], [-48.5987714898, -25.0187825652], [-48.5967356187, -25.0149263756], [-48.6003557844, -25.0100156785], [-48.5975802551, -25.0027715613], [-48.5947284582, -24.9956443928], [-48.5887573057, -24.9943199436], [-48.5879848829, -24.9859493783], [-48.5796590120, -24.9864511574], [-48.5668957728, -24.9717769335], [-48.5674708699, -24.9595273158], [-48.5721959435, -24.9544404681], [-48.5625064642, -24.9498360386], [-48.5692009710, -24.9447560810], [-48.5623926824, -24.9389395139], [-48.5697043348, -24.9310518885], [-48.5714160732, -24.9227374128], [-48.5677009274, -24.9194862895], [-48.5659421357, -24.9163133731], [-48.5666687403, -24.9033815313], [-48.5723595765, -24.9023917475], [-48.5715853540, -24.8945235172], [-48.5632498751, -24.8944370583], [-48.5588323654, -24.9006944177], [-48.5556160981, -24.8923143905], [-48.5578692637, -24.8840954132], [-48.5465684827, -24.8803106977], [-48.5489165329, -24.8786733665], [-48.5463649566, -24.8732806437], [-48.5492555101, -24.8670067645], [-48.5662013929, -24.8634682283], [-48.5639967081, -24.8556840885], [-48.5673404027, -24.8470101721], [-48.5618110025, -24.8279052981], [-48.5552798075, -24.8233036996], [-48.5587244833, -24.8206014007], [-48.5552796210, -24.8057135982], [-48.5493548144, -24.7983489752], [-48.5303331925, -24.7859568762], [-48.5162501537, -24.7796927353], [-48.5162268695, -24.7680709547], [-48.5116115196, -24.7634731899], [-48.5063030089, -24.7639632965], [-48.5072256707, -24.7518829622], [-48.5021981902, -24.7462619047], [-48.5034999804, -24.7396489933], [-48.4988326334, -24.7384783823], [-48.5016139795, -24.7368987611], [-48.5045602537, -24.7344484374], [-48.5110285672, -24.7400769542], [-48.5220007971, -24.7355787343], [-48.5280106851, -24.7388001936], [-48.5313088580, -24.7362774746], [-48.5287007578, -24.7311007053], [-48.5376706700, -24.7257128296], [-48.5303491402, -24.7161812801], [-48.5285886354, -24.6873548272], [-48.5224075105, -24.6816828615], [-48.5172324935, -24.6771607304], [-48.5066655675, -24.6728965634], [-48.5039287581, -24.6674494694], [-48.4942068702, -24.6680478279], [-48.4827117913, -24.6784658754], [-48.4808507466, -24.6696870760], [-48.4641233457, -24.6594676187], [-48.4533307933, -24.6598260818], [-48.4491063616, -24.6523327931], [-48.4429841429, -24.6511443136], [-48.4273614749, -24.6536179400]]] }},</text:span></text:p>
      <text:p text:style-name="P1"><text:span text:style-name="T1"><text:tab/>{ "type": "Feature", "properties": {"id": "3505500", "name": "Barretos", "description": "Barretos"}, "geometry": { "type": "Polygon", "coordinates": [[[-48.5573644875, -20.2934851445], [-48.5456900784, -20.3001849124], [-48.5367550086, -20.2981249996], [-48.5142990985, -20.3023048937], [-48.5095974304, -20.2982398155], [-48.5050767962, -20.3231980614], [-48.4817259247, -20.3469207831], [-48.4856863197, -20.3887733998], [-48.4783676798, -20.4256259542], [-48.4546309496, -20.4509337711], [-48.4535929815, -20.4521446769], [-48.4191945269, -20.4947073647], [-48.4153106785, -20.5110458854], [-48.4086176693, -20.5212162831], [-48.3880123143, -20.5288368789], [-48.3831963789, -20.5366903913], [-48.3782136719, -20.5485773124], [-48.3501372893, -20.5612918244], [-48.3441392362, -20.5748125468], [-48.3631328351, -20.5802236390], [-48.3769520602, -20.5800369460], [-48.4009247533, -20.5635385659], [-48.4073613283, -20.5679928136], [-48.4099867197, -20.5750144504], [-48.4252460448, -20.5697868417], [-48.4318464369, -20.5606309692], [-48.4602872013, -20.5781203102], [-48.4785537610, -20.5832858710], [-48.4919533015, -20.6063882137], [-48.5064520857, -20.6080692416], [-48.5171739502, -20.6156624251], [-48.5252037799, -20.6346648433], [-48.5459241364, -20.6506692742], [-48.5624242396, -20.6520899890], [-48.5689489191, -20.6587849869], [-48.5680827262, -20.6769909201], [-48.5767068606, -20.6843035985], [-48.6040544570, -20.7004679476], [-48.6274585378, -20.6992127856], [-48.6303103078, -20.6969202372], [-48.6291418870, -20.6880948451], [-48.6321629614, -20.6870660274], [-48.6618862032, -20.6884739562], [-48.6731765783, -20.6935072266], [-48.7007314135, -20.7126710820], [-48.7095218938, -20.7152642576], [-48.7158832200, -20.7167599570], [-48.7217255000, -20.7250426055], [-48.7383269257, -20.7286780543], [-48.7454613616, -20.7382781243], [-48.7532071515, -20.7423890287], [-48.7747670510, -20.7389716547], [-48.7818467250, -20.7287789196], [-48.7919566820, -20.7248342191], [-48.8002685425, -20.7135457023], [-48.7909792944, -20.7069142518], [-48.7860443553, -20.6882582352], [-48.7938209634, -20.6689659263], [-48.7916523741, -20.6627147586], [-48.7953959919, -20.6583018187], [-48.8036280238, -20.6521371068], [-48.8092146067, -20.6577550490], [-48.8158862619, -20.6543747793], [-48.8270097856, -20.6585983827], [-48.8317042147, -20.6528666614], [-48.8399478808, -20.6520346678], [-48.8413660146, -20.6294002044], [-48.8452480044, -20.6245666664], [-48.8307745501, -20.5684237692], [-48.8517712493, -20.5443252094], [-48.8580609589, -20.5330515830], [-48.8669022558, -20.5307543408], [-48.8670197405, -20.5105369204], [-48.8749050126, -20.5062873262], [-48.8869896635, -20.4892362284], [-48.8866088001, -20.4812175527], [-48.8908907348, -20.4762199665], [-48.8939789044, -20.4616352814], [-48.8919228770, -20.4542942702], [-48.8852223480, -20.4521042467], [-48.8826811071, -20.4466851373], [-48.8816576830, -20.4404000919], [-48.8859956785, -20.4364198835], [-48.8781437556, -20.4291990376], [-48.8666002358, -20.3983987013], [-48.8358612678, -20.3828755626], [-48.8164981233, -20.3892700309], [-48.8060527929, -20.3817702640], [-48.8022694894, -20.3841242701], [-48.7844117131, -20.3786839610], [-48.7654011324, -20.3839826976], [-48.7450828848, -20.3764130807], [-48.7393547787, -20.3787495133], [-48.7355717272, -20.3767297250], [-48.7323225423, -20.3660941433], [-48.7216854583, -20.3621806437], [-48.7083576996, -20.3582492921], [-48.7036875378, -20.3687141212], [-48.6943446450, -20.3665073842], [-48.6746196991, -20.3566357753], [-48.6594005387, -20.3368381620], [-48.6381999671, -20.3299831704], [-48.6215404407, -20.3195625077], [-48.6198324687, -20.3267120837], [-48.5881817489, -20.3279236470], [-48.5748451591, -20.3191220730], [-48.5681562298, -20.3127930890], [-48.5604434027, -20.3125975335], [-48.5573644875, -20.2934851445]]] }},</text:span></text:p>
      <text:p text:style-name="P1"><text:span text:style-name="T1"><text:tab/>{ "type": "Feature", "properties": {"id": "3505609", "name": "Barrinha", "description": "Barrinha"}, "geometry": { "type": "Polygon", "coordinates": [[[-48.1574919086, -21.1590280763], [-48.1462537714, -21.1652557869], [-48.1463925602, -21.1625444084], [-48.1404367370, -21.1614070240], [-48.1382619648, -21.1677989000], [-48.1333758825, -21.1685523777], [-48.1358102205, -21.1720021309], [-48.1292348872, -21.1712450555], [-48.1196434392, -21.1704445177], [-48.1176681132, -21.1739666386], [-48.1166145777, -21.1758446054], [-48.1097564903, -21.1880669458], [-48.1063535019, -21.1840749614], [-48.1058340478, -21.1868134255], [-48.0936299792, -21.1881920633], [-48.0888487097, -21.1839026594], [-48.0831321173, -21.1831097683], [-48.0595212821, -21.1893146201], [-48.0468618627, -21.1939464686], [-48.0419512509, -21.2033437034], [-48.0528007313, -21.2231255788], [-48.0471650797, -21.2418790251], [-48.0435357210, -21.2462465799], [-48.0373385642, -21.2463190824], [-48.0374165060, -21.2540346453], [-48.0313423528, -21.2615954652], [-48.0283559654, -21.2763470771], [-48.0229913094, -21.2766172998], [-48.0157246344, -21.2839533775], [-48.0071916812, -21.2831592150], [-48.0010336717, -21.2952112104], [-47.9914242443, -21.2970080893], [-47.9943599360, -21.3046475778], [-48.0204842859, -21.3060101987], [-48.0561696412, -21.3002101497], [-48.0663333352, -21.3044823046], [-48.0762604048, -21.2872162955], [-48.0812407275, -21.2686346817], [-48.0910059206, -21.2620479645], [-48.1163879843, -21.2735994104], [-48.1355717030, -21.2678238259], [-48.1420465193, -21.2355443152], [-48.1512201733, -21.2392135352], [-48.1617411786, -21.2239638640], [-48.1701141886, -21.2152935985], [-48.1715101245, -21.2037352196], [-48.1717564685, -21.2027656898], [-48.1778535556, -21.1862095783], [-48.1715749838, -21.1757300968], [-48.1685576080, -21.1609134518], [-48.1653059968, -21.1634811535], [-48.1644007366, -21.1596730746], [-48.1574919086, -21.1590280763]]] }},</text:span></text:p>
      <text:p text:style-name="P1"><text:span text:style-name="T1"><text:tab/>{ "type": "Feature", "properties": {"id": "3505708", "name": "Barueri", "description": "Barueri"}, "geometry": { "type": "Polygon", "coordinates": [[[-46.8794494410, -23.4708622468], [-46.8761901992, -23.4794093008], [-46.8682423172, -23.4771852495], [-46.8654611683, -23.4806423284], [-46.8520213380, -23.4834412947], [-46.8479774779, -23.4804915667], [-46.8333757764, -23.4837953786], [-46.8205459751, -23.4804782458], [-46.8140051797, -23.4859577458], [-46.8074376727, -23.4841505327], [-46.8004279780, -23.4701684932], [-46.7993043973, -23.4711649490], [-46.7999931505, -23.4839947488], [-46.8118600202, -23.4988078104], [-46.8081396748, -23.5093582564], [-46.8173902646, -23.5200710727], [-46.8198856342, -23.5225304020], [-46.8266447435, -23.5194696372], [-46.8351763121, -23.5103106550], [-46.8400567541, -23.5121441153], [-46.8624664911, -23.5229422650], [-46.8616186761, -23.5443611063], [-46.8601969731, -23.5450632510], [-46.8723747980, -23.5499493923], [-46.8891056432, -23.5515703650], [-46.8940882266, -23.5396245855], [-46.8915674429, -23.5311435416], [-46.8956456556, -23.5238306366], [-46.9038675071, -23.5188242041], [-46.9121994277, -23.5203773186], [-46.9158129484, -23.5132338953], [-46.9276144252, -23.5132274459], [-46.9643502449, -23.4984895500], [-46.9632969168, -23.4941287379], [-46.9547554130, -23.4900243486], [-46.9566020595, -23.4873245288], [-46.9529323262, -23.4833823975], [-46.9433763005, -23.4872883555], [-46.9146155339, -23.4875062078], [-46.9119515354, -23.4906435554], [-46.8973401001, -23.4897916805], [-46.8958262319, -23.4849052144], [-46.8886632282, -23.4833283894], [-46.8851743049, -23.4716699366], [-46.8794494410, -23.4708622468]]] }},</text:span></text:p>
      <text:p text:style-name="P1"><text:span text:style-name="T1"><text:tab/>{ "type": "Feature", "properties": {"id": "3505807", "name": "Bastos", "description": "Bastos"}, "geometry": { "type": "Polygon", "coordinates": [[[-50.7263773149, -21.8874933883], [-50.7067678662, -21.8895365635], [-50.6948783321, -21.8812734424], [-50.6919516773, -21.8949794651], [-50.6866459622, -21.8982247686], [-50.6686190751, -21.8938935365], [-50.6643999997, -21.9348362096], [-50.6644144943, -21.9352108292], [-50.6644307982, -21.9355908973], [-50.6817103482, -21.9570947627], [-50.6862260253, -21.9763082483], [-50.7039571900, -22.0133541062], [-50.7097376210, -22.0147761956], [-50.7450251949, -22.0060580328], [-50.7462012680, -22.0034663357], [-50.7709249809, -22.0033392263], [-50.7998911548, -21.9980392619], [-50.8303488597, -21.9871932364], [-50.8327068570, -21.9805379516], [-50.8454050460, -21.9733353569], [-50.8620485832, -21.9694988196], [-50.8638213526, -21.9684582312], [-50.8424624503, -21.9651734620], [-50.8285918055, -21.9489376089], [-50.8133736308, -21.9509303171], [-50.8008288486, -21.9412312447], [-50.7981608850, -21.9366301819], [-50.7870915662, -21.9363729737], [-50.7896652104, -21.9219178745], [-50.7766784924, -21.9171827312], [-50.7713432406, -21.9023042643], [-50.7711769930, -21.9021647957], [-50.7612838522, -21.8924756197], [-50.7511121151, -21.8909882482], [-50.7457922644, -21.8825655521], [-50.7366151215, -21.8770901273], [-50.7308912331, -21.8871201992], [-50.7263773149, -21.8874933883]]] }},</text:span></text:p>
      <text:p text:style-name="P1"><text:span text:style-name="T1"><text:tab/>{ "type": "Feature", "properties": {"id": "3505906", "name": "Batatais", "description": "Batatais"}, "geometry": { "type": "Polygon", "coordinates": [[[-47.6046688303, -20.7028536614], [-47.6034815928, -20.7180577782], [-47.5952837920, -20.7175468051], [-47.5933814880, -20.7127216134], [-47.5860582160, -20.7090737479], [-47.5801586998, -20.7101360380], [-47.5765706771, -20.7168035841], [-47.5786132650, -20.7238635076], [-47.5738516842, -20.7262855695], [-47.5706586282, -20.7211677814], [-47.5670320618, -20.7273651922], [-47.5706526328, -20.7333898167], [-47.5677314074, -20.7385571390], [-47.5598122800, -20.7410741933], [-47.5478710774, -20.7398728711], [-47.5509668308, -20.7344374770], [-47.5390251205, -20.7351099022], [-47.5378314254, -20.7306300365], [-47.5403552740, -20.7321715943], [-47.5393305051, -20.7277852402], [-47.5443385945, -20.7266751060], [-47.5440864351, -20.7214024901], [-47.5324955186, -20.7171150138], [-47.5336697216, -20.7227249564], [-47.5291096898, -20.7231306340], [-47.5329118623, -20.7270689219], [-47.5269581940, -20.7273684617], [-47.5273677213, -20.7319106618], [-47.5216618904, -20.7295756008], [-47.5209999111, -20.7293045045], [-47.5166836794, -20.7262267555], [-47.5147760281, -20.7291790903], [-47.5135584092, -20.7243315875], [-47.5086763123, -20.7243794574], [-47.5080622783, -20.7319222593], [-47.5047737248, -20.7307434942], [-47.5062335895, -20.7339893234], [-47.4986225015, -20.7388475233], [-47.4989611108, -20.7420422389], [-47.4944828970, -20.7424724013], [-47.4941704418, -20.7470187544], [-47.4781080868, -20.7536598024], [-47.4702298201, -20.7517380757], [-47.4702072103, -20.7689947027], [-47.4612558341, -20.7725181998], [-47.4546991121, -20.7723794268], [-47.4596356032, -20.7634174692], [-47.4522178819, -20.7593965138], [-47.4475196155, -20.7631173551], [-47.4290669666, -20.7640611403], [-47.4327395082, -20.7717855930], [-47.4272197992, -20.7767803530], [-47.4418094220, -20.7813941369], [-47.4321739087, -20.7930605960], [-47.4231587921, -20.7959131874], [-47.4178515836, -20.8056600278], [-47.4116646452, -20.8086682573], [-47.4178614731, -20.8265304780], [-47.4146402848, -20.8326995799], [-47.4166299193, -20.8412167598], [-47.4112353117, -20.8459463828], [-47.4128934776, -20.8553964053], [-47.4072972533, -20.8634829529], [-47.4113305724, -20.8672018970], [-47.4060895616, -20.8711389139], [-47.4066825556, -20.8750559091], [-47.4273934160, -20.8960935639], [-47.4363389220, -20.9177493186], [-47.4389533972, -20.9385753624], [-47.4396489094, -20.9488706607], [-47.4390910782, -20.9597867135], [-47.4646885335, -20.9857178591], [-47.4727473762, -20.9844900480], [-47.4877988054, -20.9969864998], [-47.4905295418, -21.0116429565], [-47.4832067820, -21.0158493947], [-47.4987933527, -21.0175895931], [-47.5054962879, -21.0245733257], [-47.5144562566, -21.0199066389], [-47.5268275104, -21.0193246220], [-47.5401852176, -21.0340778143], [-47.5714703800, -21.0379545640], [-47.5664958979, -21.0244069382], [-47.5714610087, -21.0115398084], [-47.5861175493, -20.9959245124], [-47.6041383220, -20.9876448653], [-47.6108252775, -20.9727308353], [-47.6116763290, -20.9614654966], [-47.6425687972, -20.9630541626], [-47.6499802109, -20.9551852458], [-47.6738245562, -20.9359551388], [-47.6994919198, -20.9431885802], [-47.7180483573, -20.9378883346], [-47.7238135034, -20.9415000805], [-47.7461154065, -20.9429822440], [-47.7561526744, -20.9331834894], [-47.7649575972, -20.9317782357], [-47.7673453909, -20.9278428172], [-47.7686181779, -20.9162063787], [-47.7792906695, -20.8939634533], [-47.7864687772, -20.8799963585], [-47.7812553023, -20.8703298254], [-47.7725289708, -20.8552774466], [-47.7493020269, -20.8451283659], [-47.7457390026, -20.8363540987], [-47.7270385026, -20.8277862318], [-47.7177021729, -20.8148685419], [-47.7060790529, -20.8113000868], [-47.6920937976, -20.8201054500], [-47.6773935517, -20.8152724748], [-47.6588845725, -20.8185375108], [-47.6630183741, -20.8039949892], [-47.6578733970, -20.7985237187], [-47.6603456854, -20.7829625668], [-47.6500145380, -20.7758540533], [-47.6516020436, -20.7528747618], [-47.6486956567, -20.7360093975], [-47.6503493975, -20.7206305170], [-47.6351245874, -20.7093911993], [-47.6276542367, -20.7022008988], [-47.6175098335, -20.7108128691], [-47.6120404873, -20.6997824298], [-47.5977585864, -20.6926229725], [-47.6046688303, -20.7028536614]]] }},</text:span></text:p>
      <text:p text:style-name="P1"><text:span text:style-name="T1"><text:tab/>{ "type": "Feature", "properties": {"id": "3506003", "name": "Bauru", "description": "Bauru"}, "geometry": { "type": "Polygon", "coordinates": [[[-49.1552998955, -22.0606631525], [-49.1431750831, -22.0634015259], [-49.1303537151, -22.0610876582], [-49.1257500157, -22.0666282869], [-49.1267454653, -22.0741609449], [-49.1139963523, -22.0853369981], [-49.1092660114, -22.1026932286], [-49.1055417066, -22.1078538824], [-49.0906595749, -22.1147862110], [-49.0780930420, -22.1184171254], [-49.0662692217, -22.1354244994], [-49.0662466940, -22.1405693501], [-49.0733211863, -22.1502116694], [-49.0703750604, -22.1663053247], [-49.0349549728, -22.1944196823], [-49.0338734807, -22.2064913667], [-49.0486464817, -22.2164058901], [-49.0467040450, -22.2233720130], [-49.0546358492, -22.2283320443], [-49.0516899755, -22.2378328766], [-49.0506794074, -22.2410922941], [-49.0443421513, -22.2615219155], [-49.0354457328, -22.2740059340], [-49.0283481300, -22.2788023513], [-49.0184333505, -22.2817983412], [-49.0088897508, -22.2897106652], [-48.9974589187, -22.2914032696], [-48.9954918192, -22.2996165912], [-48.9806916147, -22.3078397058], [-48.9743994555, -22.3119195989], [-48.9726159038, -22.3209449745], [-48.9735038753, -22.3262362816], [-48.9714635694, -22.3313947117], [-48.9691132023, -22.3333131510], [-48.9609132911, -22.3356266645], [-48.9585169651, -22.3311594261], [-48.9513302120, -22.3267371168], [-48.9392614083, -22.3392180401], [-48.9336913024, -22.3403124532], [-48.9507440122, -22.3511833011], [-48.9633406925, -22.3546038389], [-48.9771348949, -22.3620726061], [-48.9887824074, -22.3784233192], [-49.0035116145, -22.3842945958], [-49.0148419159, -22.3854437609], [-49.0172850529, -22.3868427164], [-49.0175819094, -22.3873723895], [-49.0207464244, -22.3913196927], [-49.0378174663, -22.3929145813], [-49.0508186214, -22.4053525796], [-49.0603867430, -22.4018517213], [-49.0666558270, -22.4024082568], [-49.0794380157, -22.4167076097], [-49.0893967375, -22.4109480834], [-49.0960878585, -22.4057915516], [-49.0997110408, -22.4038376209], [-49.1068788134, -22.3966764665], [-49.1088095173, -22.3930724507], [-49.1211051456, -22.3721742016], [-49.1308064012, -22.3501176348], [-49.1699182990, -22.3446009147], [-49.1838561522, -22.3318426761], [-49.1839333958, -22.3317711014], [-49.1928211005, -22.3266385306], [-49.2052629664, -22.3122680641], [-49.2199683013, -22.3083401313], [-49.2259809813, -22.3016065552], [-49.2359346130, -22.3143621828], [-49.2471335629, -22.3199733096], [-49.2544354523, -22.3340010486], [-49.2545801130, -22.3431371197], [-49.2740695189, -22.3511977662], [-49.2825034802, -22.3496646794], [-49.2849913305, -22.3443803505], [-49.2886405873, -22.3406223900], [-49.2903475212, -22.3170238754], [-49.2843386442, -22.3048780214], [-49.2849154811, -22.2904690697], [-49.2807406187, -22.2854230057], [-49.2883914898, -22.2651289890], [-49.2837550791, -22.2628282117], [-49.2757306614, -22.2669207480], [-49.2616360973, -22.2670040951], [-49.2559814848, -22.2563203062], [-49.2578321842, -22.2408534466], [-49.2479801858, -22.2322419143], [-49.2420937873, -22.2212368411], [-49.2352820983, -22.2195597888], [-49.2303787828, -22.2229657729], [-49.2267038959, -22.2215908360], [-49.2246153073, -22.2065806185], [-49.2180880531, -22.2004946133], [-49.2149595296, -22.1911354129], [-49.2175414454, -22.1832928839], [-49.2159790503, -22.1694638076], [-49.2090919404, -22.1557409839], [-49.2115910635, -22.1505480488], [-49.2024506021, -22.1481777376], [-49.2098936792, -22.1395940699], [-49.2056354577, -22.1063738005], [-49.1958357771, -22.0948817196], [-49.1779557679, -22.0885547258], [-49.1661791778, -22.0777878178], [-49.1603002659, -22.0651316610], [-49.1552998955, -22.0606631525]]] }},</text:span></text:p>
      <text:p text:style-name="P1"><text:span text:style-name="T1"><text:tab/>{ "type": "Feature", "properties": {"id": "3506102", "name": "Bebedouro", "description": "Bebedouro"}, "geometry": { "type": "Polygon", "coordinates": [[[-48.4446362244, -20.7982432447], [-48.4338836450, -20.8097800287], [-48.4293674435, -20.8203576916], [-48.4196208806, -20.8261493805], [-48.4139631070, -20.8386648117], [-48.4072538352, -20.8405572378], [-48.4088893335, -20.8537818603], [-48.3963989682, -20.8733627805], [-48.4034159452, -20.8840683634], [-48.3897770833, -20.8982774621], [-48.3815791658, -20.8941303694], [-48.3772666557, -20.9056111978], [-48.3774644032, -20.9174782444], [-48.3782758133, -20.9326052848], [-48.3746817087, -20.9447546324], [-48.3667597660, -20.9486106159], [-48.3821860176, -20.9827778602], [-48.3804131713, -21.0026555815], [-48.3765197183, -21.0074817687], [-48.4008067442, -21.0051007033], [-48.4055317585, -21.0166943645], [-48.4209975209, -21.0279841942], [-48.4326062491, -21.0369719064], [-48.4556505300, -21.0523488819], [-48.4595752569, -21.0632734598], [-48.4590781504, -21.0753314943], [-48.4576877645, -21.0778694172], [-48.4801621851, -21.0748628575], [-48.4920092119, -21.0804676645], [-48.5107065173, -21.0750098774], [-48.5179466599, -21.0749468532], [-48.5316901271, -21.0900471839], [-48.5377398330, -21.0904294922], [-48.5466437311, -21.0831563437], [-48.5545958815, -21.0854361377], [-48.5606018568, -21.0761151327], [-48.5667849305, -21.0752277344], [-48.5897405288, -21.0585484876], [-48.5981766858, -21.0563494588], [-48.5979793251, -21.0513749642], [-48.6107929993, -21.0502203554], [-48.6118034503, -21.0414526171], [-48.6165469359, -21.0403663785], [-48.6306580982, -21.0414854235], [-48.6318693635, -21.0341100374], [-48.6375657037, -21.0389956741], [-48.6408212207, -21.0333867702], [-48.6573086376, -21.0304612061], [-48.6640856673, -21.0184933800], [-48.6689954286, -21.0194858360], [-48.6756348571, -21.0121765094], [-48.6839582267, -21.0103786539], [-48.6640603846, -20.9952077533], [-48.6566717090, -20.9762422009], [-48.6451014332, -20.9810864673], [-48.6392699151, -20.9764177587], [-48.6336235926, -20.9793240043], [-48.6281203846, -20.9643485339], [-48.6026104409, -20.9605569568], [-48.6075641714, -20.9484872727], [-48.6010940592, -20.9454251776], [-48.6004109777, -20.9319427848], [-48.5974665315, -20.9229540977], [-48.5990783863, -20.9150092449], [-48.5929340485, -20.9031390137], [-48.5866417937, -20.8904016856], [-48.5851262022, -20.8768959560], [-48.6002569539, -20.8781161134], [-48.6100561466, -20.8637108390], [-48.6229195447, -20.8598072944], [-48.6250657643, -20.8541885515], [-48.6313142149, -20.8506973977], [-48.6273649757, -20.8342453864], [-48.6355533796, -20.8185134795], [-48.6323694816, -20.8224499928], [-48.6203266748, -20.8250896118], [-48.6102737717, -20.8340697309], [-48.5912023828, -20.8188039434], [-48.5621605327, -20.8079624451], [-48.5488035542, -20.7967660550], [-48.5346130500, -20.7977079424], [-48.5230824095, -20.7924161532], [-48.5016296150, -20.7927975792], [-48.4961926634, -20.7958706005], [-48.4916242731, -20.8007650706], [-48.4837383947, -20.7974721785], [-48.4677011729, -20.7989865541], [-48.4599632448, -20.7880460790], [-48.4537319098, -20.7855558940], [-48.4471487606, -20.7872645749], [-48.4446362244, -20.7982432447]]] }},</text:span></text:p>
      <text:p text:style-name="P1"><text:span text:style-name="T1"><text:tab/>{ "type": "Feature", "properties": {"id": "3506201", "name": "Bento de Abreu", "description": "Bento de Abreu"}, "geometry": { "type": "Polygon", "coordinates": [[[-50.7671469956, -21.2382690613], [-50.7718948461, -21.2551761164], [-50.7826134030, -21.2726878621], [-50.7829342934, -21.2828319626], [-50.7771381887, -21.2932859146], [-50.7703628107, -21.2873376459], [-50.7669104837, -21.2860049243], [-50.7772878887, -21.3054185588], [-50.7776868516, -21.3126656253], [-50.7862786403, -21.3195541414], [-50.7919181798, -21.3368497351], [-50.7983639881, -21.3439846840], [-50.8024487608, -21.3637331672], [-50.8003265310, -21.3661573825], [-50.8039414591, -21.3705328894], [-50.8219231682, -21.3752041281], [-50.8296246429, -21.3924929508], [-50.8387677981, -21.3919454130], [-50.8499911718, -21.3977523618], [-50.8550109416, -21.4046414907], [-50.8676570838, -21.4134638397], [-50.8747418983, -21.4282227482], [-50.8857044859, -21.4297763462], [-50.8967058351, -21.4256769223], [-50.9051347035, -21.4362501883], [-50.9157143093, -21.4356864303], [-50.9235257682, -21.4417438461], [-50.9464780099, -21.4473873710], [-50.9600391906, -21.4384277371], [-50.9835672416, -21.4322547857], [-50.9860319048, -21.4287046154], [-50.9824222661, -21.4122100559], [-50.9842363720, -21.4065468725], [-50.9744583563, -21.3965997404], [-50.9756872982, -21.3912518136], [-50.9683945113, -21.3836760418], [-50.9633697611, -21.3703541693], [-50.9560337152, -21.3672747988], [-50.9501232257, -21.3597757907], [-50.9453193887, -21.3479949793], [-50.9485692091, -21.3406233144], [-50.9472545742, -21.3279341481], [-50.9407818056, -21.3146722801], [-50.9146786187, -21.3175423304], [-50.9041490302, -21.3266497574], [-50.9018021914, -21.3367986023], [-50.8531581064, -21.2595515627], [-50.8379237836, -21.2353462052], [-50.8224617668, -21.2398572863], [-50.8162171008, -21.2374762179], [-50.8118561510, -21.2313857247], [-50.8035491235, -21.2303022787], [-50.8100856765, -21.2152464404], [-50.8073567674, -21.2044405520], [-50.8089869263, -21.2017423474], [-50.7881337997, -21.1950409069], [-50.7945216833, -21.1864952881], [-50.7751349300, -21.1826475355], [-50.7354741331, -21.1985805238], [-50.7454146678, -21.2173173504], [-50.7694894265, -21.2329643620], [-50.7671469956, -21.2382690613]]] }},</text:span></text:p>
      <text:p text:style-name="P1"><text:span text:style-name="T1"><text:tab/>{ "type": "Feature", "properties": {"id": "3506300", "name": "Bernardino de Campos", "description": "Bernardino de Campos"}, "geometry": { "type": "Polygon", "coordinates": [[[-49.4610666070, -22.9071438164], [-49.4604384322, -22.9132572617], [-49.4580276186, -22.9128785695], [-49.4516878319, -22.9221175527], [-49.4515492196, -22.9431636018], [-49.4589333227, -22.9521800727], [-49.4554862934, -22.9610258325], [-49.4599772165, -22.9676936303], [-49.4516321270, -22.9807447365], [-49.4422720365, -22.9867230416], [-49.4387662832, -23.0011543827], [-49.4336584344, -23.0063683829], [-49.4335853342, -23.0065392680], [-49.4318797086, -23.0093084508], [-49.4368582032, -23.0186524783], [-49.4302431168, -23.0345093738], [-49.4263047104, -23.0415729777], [-49.4116406006, -23.0510652432], [-49.4198846238, -23.0523415881], [-49.4235099272, -23.0577737326], [-49.4434510418, -23.0571212404], [-49.4454371012, -23.0678234954], [-49.4416165828, -23.0824536866], [-49.4439923316, -23.0960692698], [-49.4414986274, -23.1106681480], [-49.4470271634, -23.1218040850], [-49.4509135033, -23.1220970384], [-49.4513044442, -23.1283061910], [-49.4561782034, -23.1351479374], [-49.4705440569, -23.1363243449], [-49.4717880039, -23.1414497767], [-49.4733008677, -23.1488912959], [-49.4824183486, -23.1478521239], [-49.4828542365, -23.1417665130], [-49.4961123730, -23.1359909570], [-49.5142761219, -23.1423949705], [-49.5321942131, -23.1364763075], [-49.5447459020, -23.1384129437], [-49.5470481814, -23.1283191617], [-49.5419787645, -23.1288196370], [-49.5339115744, -23.1214861560], [-49.5318449994, -23.1038985647], [-49.5286579216, -23.1007908813], [-49.5354421222, -23.0902039427], [-49.5332283408, -23.0834817372], [-49.5421576682, -23.0555452582], [-49.5538214783, -23.0458232100], [-49.5501811891, -23.0303135241], [-49.5572706204, -22.9997023780], [-49.5620010826, -22.9795980014], [-49.5563846035, -22.9737731681], [-49.5294637305, -22.9733784677], [-49.5247952897, -22.9674316194], [-49.5183959112, -22.9772466905], [-49.5135129524, -22.9719269456], [-49.5103189801, -22.9504179409], [-49.5136775180, -22.9432439464], [-49.5133608204, -22.9283442423], [-49.5221502954, -22.9069915962], [-49.5153841933, -22.9026509571], [-49.5059348282, -22.9047534840], [-49.5027853956, -22.9092283733], [-49.4933230030, -22.9102016028], [-49.4802677927, -22.9004564568], [-49.4711074733, -22.9064015946], [-49.4610666070, -22.9071438164]]] }},</text:span></text:p>
      <text:p text:style-name="P1"><text:span text:style-name="T1"><text:tab/>{ "type": "Feature", "properties": {"id": "3506359", "name": "Bertioga", "description": "Bertioga"}, "geometry": { "type": "Polygon", "coordinates": [[[-46.0255378829, -23.8253629584], [-46.0239661518, -23.8266393845], [-46.0261739389, -23.8267366343], [-46.0271322410, -23.8255722050], [-46.0255378829, -23.8253629584]], [[-45.8449493986, -23.6432624786], [-45.8416048189, -23.6482474978], [-45.8340763837, -23.6477994460], [-45.8306514717, -23.6513586684], [-45.8308107789, -23.6626276064], [-45.8368044462, -23.6693425986], [-45.8292378770, -23.6715399718], [-45.8299246194, -23.6743422003], [-45.8160662058, -23.6764451926], [-45.7973767044, -23.6750669208], [-45.7934682465, -23.6792406430], [-45.7961055906, -23.6832590515], [-45.7991962674, -23.6925645814], [-45.7942977572, -23.7142791196], [-45.7942583528, -23.7145460373], [-45.8040016682, -23.7229706793], [-45.8122580840, -23.7301090547], [-45.8190584522, -23.7357763992], [-45.8257052244, -23.7413162600], [-45.8454719354, -23.7577886153], [-45.9026847112, -23.7649905353], [-45.9779594831, -23.7869726426], [-45.9886561634, -23.7911845885], [-45.9968540251, -23.8023173467], [-46.0065469636, -23.7987888681], [-46.0317404854, -23.8087916776], [-46.0381861909, -23.8150702459], [-46.0367400099, -23.8209980182], [-46.0440459816, -23.8304405023], [-46.0507723532, -23.8294404151], [-46.0439933914, -23.8245542274], [-46.0536056842, -23.8144874290], [-46.0620461176, -23.8130719995], [-46.0754546060, -23.8164873491], [-46.1183276535, -23.8350651764], [-46.1300486438, -23.8451150405], [-46.1334349453, -23.8556776384], [-46.1384929661, -23.8555572935], [-46.1423813057, -23.8600158955], [-46.1524154853, -23.8612274083], [-46.1718294265, -23.8865313124], [-46.1790146248, -23.8889649845], [-46.1776994700, -23.8873768932], [-46.1781328595, -23.8821957714], [-46.1924563140, -23.8808042470], [-46.1927081650, -23.8806069811], [-46.1991120898, -23.8801632482], [-46.2077247874, -23.8677647995], [-46.2085425231, -23.8669211984], [-46.2158934268, -23.8593334444], [-46.2346641598, -23.8580296086], [-46.2343496075, -23.8409570576], [-46.2377254360, -23.8381828381], [-46.2225545079, -23.8326908590], [-46.2114347101, -23.8241349515], [-46.2094564025, -23.8125910966], [-46.2107787095, -23.8097520884], [-46.2241700611, -23.8093841129], [-46.2393495087, -23.7997194313], [-46.2361161936, -23.7932121755], [-46.2350232056, -23.7917039374], [-46.2329961487, -23.7865562505], [-46.2435991386, -23.7751740379], [-46.2354056580, -23.7718676796], [-46.2207882012, -23.7724327113], [-46.2145357528, -23.7587388622], [-46.2045205277, -23.7552350986], [-46.2021265236, -23.7511510931], [-46.1930861863, -23.7532548881], [-46.1860514682, -23.7444481310], [-46.1779712457, -23.7455029033], [-46.1758196744, -23.7340154829], [-46.1739549077, -23.7356246504], [-46.1693830808, -23.7317584259], [-46.1648182919, -23.7344410674], [-46.1608382224, -23.7298866866], [-46.1553397477, -23.7359519205], [-46.1489779952, -23.7310556892], [-46.1483248287, -23.7306315910], [-46.1466708349, -23.7278602815], [-46.1312635627, -23.7245768468], [-46.1256820361, -23.7126239763], [-46.1215370839, -23.7141584581], [-46.1219192772, -23.7185593468], [-46.1180712810, -23.7133767147], [-46.1146412849, -23.7186432722], [-46.1053825307, -23.7105660328], [-46.1035808809, -23.7154536451], [-46.0993872931, -23.7173949712], [-46.1012575961, -23.7222838887], [-46.0963758126, -23.7268213451], [-46.1073571445, -23.7313766309], [-46.1028880581, -23.7326526991], [-46.1023227248, -23.7364026097], [-46.0767160083, -23.7323163044], [-46.0670354159, -23.7285779493], [-46.0679319870, -23.7245330736], [-46.0540955316, -23.7160578384], [-46.0420282856, -23.7199225616], [-46.0302602740, -23.7198619183], [-46.0249715994, -23.7142847398], [-46.0198399504, -23.7158698036], [-45.9984933105, -23.7046199603], [-45.9921849156, -23.7051212117], [-45.9754121706, -23.6935702573], [-45.9680724893, -23.6964248326], [-45.9542970789, -23.6935612973], [-45.9553474688, -23.6997608983], [-45.9502978055, -23.7014438088], [-45.9347799852, -23.7000410071], [-45.9192067409, -23.6881078307], [-45.9238442484, -23.6803733810], [-45.9179105086, -23.6765963367], [-45.9166801008, -23.6648605150], [-45.9050330862, -23.6635853084], [-45.8983552054, -23.6546162802], [-45.8866919787, -23.6566221873], [-45.8823527397, -23.6529046784], [-45.8693495990, -23.6514965511], [-45.8569333663, -23.6548051925], [-45.8541516333, -23.6461009144], [-45.8449493986, -23.6432624786]]] }},</text:span></text:p>
      <text:p text:style-name="P1"><text:span text:style-name="T1"><text:tab/>{ "type": "Feature", "properties": {"id": "3506409", "name": "Bilac", "description": "Bilac"}, "geometry": { "type": "Polygon", "coordinates": [[[-50.4220567490, -21.4451986905], [-50.4413857454, -21.4675516725], [-50.4403002784, -21.4878873466], [-50.4537884361, -21.4905113293], [-50.4587808567, -21.5099010063], [-50.4670629474, -21.5180334931], [-50.4803388340, -21.5227039280], [-50.4804384295, -21.5227375913], [-50.4928346373, -21.5214207232], [-50.4976656185, -21.5154693290], [-50.4969413298, -21.5052969024], [-50.5008170198, -21.4992567788], [-50.4990682124, -21.4897736127], [-50.5089691326, -21.4833639908], [-50.5164761051, -21.4636736061], [-50.5258424308, -21.4584493313], [-50.5336270939, -21.4536048318], [-50.5480256763, -21.4540968727], [-50.5530520539, -21.4497609506], [-50.5475315004, -21.4484098534], [-50.5387828919, -21.4366981298], [-50.5416659108, -21.4342862949], [-50.5386003754, -21.4239102694], [-50.5313653344, -21.4137502566], [-50.5261919151, -21.4122245159], [-50.5252051213, -21.4008063760], [-50.5179905529, -21.3816749495], [-50.5138316921, -21.3796351475], [-50.5124483181, -21.3738720050], [-50.4981161336, -21.3653314187], [-50.4947008452, -21.3582587006], [-50.4842382483, -21.3520877362], [-50.4835904445, -21.3402447914], [-50.4652390250, -21.3072568750], [-50.4616254165, -21.3148308946], [-50.4526153124, -21.3217545886], [-50.4542568610, -21.3282647027], [-50.4516877827, -21.3314501542], [-50.4609406655, -21.3408658420], [-50.4529408403, -21.3551320913], [-50.4574032157, -21.3738248328], [-50.4489017699, -21.3824739470], [-50.4454143125, -21.3917138892], [-50.4245481452, -21.4114465772], [-50.4244367521, -21.4115046291], [-50.4175908987, -21.4175967939], [-50.4217573899, -21.4275781513], [-50.4220567490, -21.4451986905]]] }},</text:span></text:p>
      <text:p text:style-name="P1"><text:span text:style-name="T1"><text:tab/>{ "type": "Feature", "properties": {"id": "3506508", "name": "Birigui", "description": "Birigui"}, "geometry": { "type": "Polygon", "coordinates": [[[-50.3204841017, -21.0702180521], [-50.3131496525, -21.0763429470], [-50.2748141044, -21.0720860933], [-50.2709076476, -21.0866352482], [-50.2743502468, -21.0995789766], [-50.2525199089, -21.1166162433], [-50.2585696264, -21.1227012519], [-50.2582948475, -21.1278901999], [-50.2495068008, -21.1351789060], [-50.2466133425, -21.1441828577], [-50.2408213680, -21.1462593300], [-50.2484220271, -21.1507451988], [-50.2447092417, -21.1529669604], [-50.2497864658, -21.1596133928], [-50.2457171998, -21.1697625907], [-50.2386963616, -21.1886398154], [-50.2445054707, -21.1982162909], [-50.2474145954, -21.1954818122], [-50.2481102567, -21.2129215836], [-50.2536984646, -21.2156974734], [-50.2512298366, -21.2211921019], [-50.2617902723, -21.2248038479], [-50.2620626821, -21.2326433781], [-50.2545486756, -21.2403402520], [-50.2566730894, -21.2451575623], [-50.2641183235, -21.2506553204], [-50.2687188357, -21.2604824290], [-50.2875238468, -21.2613586666], [-50.2947274107, -21.2766098838], [-50.3037179829, -21.2899910746], [-50.3087783053, -21.2925908247], [-50.3119559557, -21.3003688017], [-50.3098159276, -21.3200998457], [-50.3151783306, -21.3267028658], [-50.3156928710, -21.3419488706], [-50.3133696734, -21.3496235685], [-50.3159174852, -21.3579451174], [-50.3305153184, -21.3686231023], [-50.3326159117, -21.3796834509], [-50.3456369532, -21.4006697676], [-50.3473962872, -21.4302511064], [-50.3427154250, -21.4532297343], [-50.3534170662, -21.4499106997], [-50.3670255561, -21.4517699391], [-50.3774509648, -21.4444518355], [-50.3803263099, -21.4511387452], [-50.3863134417, -21.4544117081], [-50.4049039633, -21.4665751643], [-50.4176003878, -21.4665098761], [-50.4220567490, -21.4451986905], [-50.4217573899, -21.4275781513], [-50.4175908987, -21.4175967939], [-50.4244367521, -21.4115046291], [-50.4245481452, -21.4114465772], [-50.4454143125, -21.3917138892], [-50.4489017699, -21.3824739470], [-50.4574032157, -21.3738248328], [-50.4529408403, -21.3551320913], [-50.4609406655, -21.3408658420], [-50.4516877827, -21.3314501542], [-50.4542568610, -21.3282647027], [-50.4526153124, -21.3217545886], [-50.4616254165, -21.3148308946], [-50.4652390250, -21.3072568750], [-50.4618540787, -21.3013541943], [-50.4659414434, -21.2965615833], [-50.4099285253, -21.2631330997], [-50.3912787157, -21.2519971674], [-50.4030953117, -21.2320891915], [-50.4040780599, -21.2244695741], [-50.3921901367, -21.2144619000], [-50.3914566840, -21.2074650422], [-50.3896762591, -21.1904813296], [-50.3929592288, -21.1829433000], [-50.3930323198, -21.1799335744], [-50.3862982702, -21.1717049502], [-50.3842372489, -21.1571268170], [-50.3731940996, -21.1516214352], [-50.3561302842, -21.1286404178], [-50.3606350569, -21.1210580032], [-50.3526935366, -21.1097283431], [-50.3543265033, -21.0982642025], [-50.3460377137, -21.0939801267], [-50.3467147085, -21.0881508710], [-50.3518499307, -21.0874188763], [-50.3519366223, -21.0835960876], [-50.3440328849, -21.0821745466], [-50.3417427843, -21.0772283949], [-50.3495548716, -21.0646652219], [-50.3465042184, -21.0598065285], [-50.3204841017, -21.0702180521]]] }},</text:span></text:p>
      <text:p text:style-name="P1"><text:span text:style-name="T1"><text:tab/>{ "type": "Feature", "properties": {"id": "3506607", "name": "Biritiba-Mirim", "description": "Biritiba-Mirim"}, "geometry": { "type": "Polygon", "coordinates": [[[-46.1025053412, -23.5069753601], [-46.0932988917, -23.5101401947], [-46.0865077695, -23.5078161181], [-46.0846752915, -23.5127363769], [-46.0766343337, -23.5169196078], [-46.0710262831, -23.5229019175], [-46.0768648245, -23.5284618058], [-46.0750199983, -23.5317333400], [-46.0702767033, -23.5370227465], [-46.0560387978, -23.5419797648], [-46.0404864685, -23.5378492715], [-46.0340631837, -23.5252701999], [-46.0216282482, -23.5302681377], [-46.0090181533, -23.5280615972], [-46.0057627446, -23.5267430742], [-45.9978720748, -23.5184826065], [-45.9913522402, -23.5193391121], [-45.9837378453, -23.5283038836], [-45.9827301144, -23.5334579715], [-45.9865442145, -23.5371464510], [-45.9797792993, -23.5412454688], [-45.9692072815, -23.5384233187], [-45.9655223632, -23.5434094495], [-45.9676271883, -23.5490268857], [-45.9646847564, -23.5529487315], [-45.9647830973, -23.5762439127], [-45.9636577745, -23.5806947543], [-45.9407865641, -23.5825448041], [-45.9311423962, -23.5909615342], [-45.9284851961, -23.6031155181], [-45.9312305158, -23.6108022149], [-45.9479683568, -23.6249582255], [-45.9596866965, -23.6331517561], [-45.9469062448, -23.6351976537], [-45.9389388231, -23.6318334999], [-45.9358807474, -23.6350415738], [-45.9317295856, -23.6322721956], [-45.9323551261, -23.6352120390], [-45.9279614647, -23.6369617445], [-45.9365075690, -23.6452844978], [-45.9316439183, -23.6509533818], [-45.9387380609, -23.6522228513], [-45.9357316442, -23.6539788097], [-45.9378520997, -23.6577357814], [-45.9337701570, -23.6599419520], [-45.9245072351, -23.6549816749], [-45.9202276790, -23.6574122081], [-45.9205471084, -23.6636293713], [-45.9166801008, -23.6648605150], [-45.9179105086, -23.6765963367], [-45.9238442484, -23.6803733810], [-45.9192067409, -23.6881078307], [-45.9347799852, -23.7000410071], [-45.9502978055, -23.7014438088], [-45.9553474688, -23.6997608983], [-45.9542970789, -23.6935612973], [-45.9680724893, -23.6964248326], [-45.9754121706, -23.6935702573], [-45.9921849156, -23.7051212117], [-45.9984933105, -23.7046199603], [-46.0198399504, -23.7158698036], [-46.0249715994, -23.7142847398], [-46.0302602740, -23.7198619183], [-46.0420282856, -23.7199225616], [-46.0540955316, -23.7160578384], [-46.0679319870, -23.7245330736], [-46.0670354159, -23.7285779493], [-46.0767160083, -23.7323163044], [-46.1023227248, -23.7364026097], [-46.1028880581, -23.7326526991], [-46.1073571445, -23.7313766309], [-46.0963758126, -23.7268213451], [-46.1012575961, -23.7222838887], [-46.0993872931, -23.7173949712], [-46.1035808809, -23.7154536451], [-46.0928119336, -23.7045354190], [-46.0813777554, -23.6738055057], [-46.0812296469, -23.6735925612], [-46.0827824165, -23.6640763688], [-46.1015881986, -23.6657944942], [-46.0970237139, -23.6598740970], [-46.0975926910, -23.6519412821], [-46.0912237765, -23.6451069245], [-46.0879365043, -23.6379648008], [-46.0939723093, -23.6248681045], [-46.0884278611, -23.6082052565], [-46.0908136290, -23.5925294836], [-46.0875189847, -23.5751724680], [-46.0920152170, -23.5662684591], [-46.1018701760, -23.5552501146], [-46.1061668594, -23.5545938770], [-46.1107335534, -23.5523157136], [-46.1080299473, -23.5470293243], [-46.1103680844, -23.5350085588], [-46.0991141513, -23.5234766692], [-46.1069082985, -23.5114195465], [-46.1032675995, -23.5111698959], [-46.1025053412, -23.5069753601]]] }},</text:span></text:p>
      <text:p text:style-name="P1"><text:span text:style-name="T1"><text:tab/>{ "type": "Feature", "properties": {"id": "3506706", "name": "Boa Esperanca do Sul", "description": "Boa Esperanca do Sul"}, "geometry": { "type": "Polygon", "coordinates": [[[-48.6499958269, -21.8353116889], [-48.6474221565, -21.8405255690], [-48.6466791287, -21.8375874322], [-48.6424527660, -21.8401145269], [-48.6421046927, -21.8369704096], [-48.6397935586, -21.8393991650], [-48.6357539944, -21.8363335303], [-48.6311576022, -21.8395360966], [-48.6317949981, -21.8439165994], [-48.6185142561, -21.8397556931], [-48.6155852488, -21.8405057467], [-48.6159747128, -21.8452121438], [-48.6051736908, -21.8437882696], [-48.6048615335, -21.8480180577], [-48.6003242880, -21.8457924106], [-48.5954699901, -21.8486154034], [-48.5940532657, -21.8454229537], [-48.5856461566, -21.8502242688], [-48.5901532833, -21.8560392706], [-48.5850157081, -21.8605008334], [-48.5781536707, -21.8583892865], [-48.5663662617, -21.8647024516], [-48.5676460619, -21.8585783672], [-48.5635723249, -21.8565425049], [-48.5492528366, -21.8677894293], [-48.5410408240, -21.8634841543], [-48.5343121937, -21.8689462569], [-48.5277091739, -21.8679681886], [-48.5291837615, -21.8650006647], [-48.5206231217, -21.8681035119], [-48.5163259941, -21.8704939893], [-48.5155848323, -21.8654288067], [-48.5100084143, -21.8621996607], [-48.5028456616, -21.8662552330], [-48.4980336367, -21.8628918130], [-48.4998578901, -21.8506815440], [-48.4890792133, -21.8509539167], [-48.4890778956, -21.8504345273], [-48.4888086614, -21.8456308425], [-48.4816835158, -21.8444447790], [-48.4768519054, -21.8485247466], [-48.4778011812, -21.8535310902], [-48.4707606219, -21.8536317106], [-48.4698582134, -21.8449844013], [-48.4661504775, -21.8443420588], [-48.4595531838, -21.8514900617], [-48.4504141514, -21.8441887688], [-48.4459926006, -21.8516007464], [-48.4434206343, -21.8517979207], [-48.4429115253, -21.8448326087], [-48.4324800490, -21.8521925414], [-48.4277569588, -21.8478377289], [-48.4340870313, -21.8437441213], [-48.4237544834, -21.8346699374], [-48.4213310635, -21.8451336683], [-48.4148102324, -21.8476029816], [-48.4097924671, -21.8544886301], [-48.4028516436, -21.8519077635], [-48.3961193731, -21.8536769967], [-48.3920262473, -21.8578843100], [-48.3757643785, -21.8528038186], [-48.3665009337, -21.8586389784], [-48.3492054945, -21.8509677561], [-48.3433678764, -21.8531072454], [-48.3432446541, -21.8563985304], [-48.3394901015, -21.8522178420], [-48.3367682728, -21.8587939666], [-48.3348483131, -21.8538804444], [-48.3299866565, -21.8563497761], [-48.3277569107, -21.8611454234], [-48.3203471910, -21.8591364594], [-48.3070656673, -21.8722799042], [-48.2967897421, -21.8687907735], [-48.2966171847, -21.8653464421], [-48.2866674820, -21.8720615994], [-48.2798719100, -21.8680338862], [-48.2798918627, -21.8639978691], [-48.2756912512, -21.8668247685], [-48.2613911649, -21.8717769081], [-48.2570731586, -21.8819002900], [-48.2579750220, -21.8895818848], [-48.2529267258, -21.8901209068], [-48.2539640895, -21.8926674557], [-48.2593856056, -21.9110151502], [-48.2790236293, -21.9388169157], [-48.2885343603, -21.9532651227], [-48.2803456192, -21.9618745063], [-48.2836988371, -21.9797763336], [-48.2753576182, -21.9828485339], [-48.2808248892, -21.9892266693], [-48.2910345388, -21.9892704240], [-48.3042288266, -21.9853421671], [-48.3152713750, -21.9907467904], [-48.3221914312, -21.9886745889], [-48.3493203578, -22.0085456142], [-48.4050787612, -22.0289400682], [-48.4147817631, -22.0348813935], [-48.4156680495, -22.0435424710], [-48.4251625987, -22.0543750893], [-48.4408622673, -22.0606078514], [-48.4443992335, -22.0626760887], [-48.4546474763, -22.0488216200], [-48.4629696356, -22.0487206534], [-48.4763935944, -22.0413491250], [-48.4804473179, -22.0317276772], [-48.4869044759, -22.0266356895], [-48.4810182308, -22.0136941647], [-48.4904932051, -22.0108497726], [-48.4960733947, -22.0110482395], [-48.5035537052, -22.0195971689], [-48.5298108513, -22.0283639271], [-48.5386887266, -22.0348186546], [-48.5454098940, -22.0326411540], [-48.5466578830, -22.0241213287], [-48.5517060831, -22.0235730506], [-48.5533660139, -22.0158957751], [-48.5635364261, -22.0046111927], [-48.5869443616, -21.9999367884], [-48.5928294369, -21.9964124671], [-48.5956026629, -21.9879445151], [-48.6064660827, -21.9872592116], [-48.6129198935, -21.9838336480], [-48.6122920653, -21.9777150796], [-48.6180595656, -21.9790244150], [-48.6330266988, -21.9678116197], [-48.6444814053, -21.9702378231], [-48.6497490301, -21.9638848669], [-48.6623817867, -21.9516692629], [-48.6649499982, -21.9496943889], [-48.6711678950, -21.9468138554], [-48.6695685845, -21.9391449551], [-48.6795623193, -21.9280538793], [-48.6786324066, -21.9276682776], [-48.6659223570, -21.9236882921], [-48.6575579322, -21.9175201024], [-48.6439384733, -21.9078962107], [-48.6423063950, -21.9034122608], [-48.6576249885, -21.8447569292], [-48.6499958269, -21.8353116889]]] }},</text:span></text:p>
      <text:p text:style-name="P1"><text:span text:style-name="T1"><text:tab/>{ "type": "Feature", "properties": {"id": "3506805", "name": "Bocaina", "description": "Bocaina"}, "geometry": { "type": "Polygon", "coordinates": [[[-48.5454098940, -22.0326411540], [-48.5386887266, -22.0348186546], [-48.5298108513, -22.0283639271], [-48.5035537052, -22.0195971689], [-48.4960733947, -22.0110482395], [-48.4904932051, -22.0108497726], [-48.4810182308, -22.0136941647], [-48.4869044759, -22.0266356895], [-48.4804473179, -22.0317276772], [-48.4763935944, -22.0413491250], [-48.4629696356, -22.0487206534], [-48.4546474763, -22.0488216200], [-48.4443992335, -22.0626760887], [-48.4457431963, -22.0705104042], [-48.4378566170, -22.0743736202], [-48.4384950462, -22.0778189327], [-48.4333864365, -22.0771993583], [-48.4352598993, -22.0840526177], [-48.4330372778, -22.0832203232], [-48.4307903987, -22.0887484739], [-48.4239541709, -22.0894658074], [-48.4226974728, -22.0933786144], [-48.4148047406, -22.0887694254], [-48.4124589540, -22.0937844232], [-48.4060575420, -22.0957334431], [-48.4012976564, -22.1025837141], [-48.4028021973, -22.1074733730], [-48.3941030558, -22.1140799014], [-48.3972284141, -22.1160973918], [-48.3957255221, -22.1212730709], [-48.4057857722, -22.1288526465], [-48.4130393541, -22.1499979878], [-48.4192758541, -22.1511304842], [-48.4162959799, -22.1603402498], [-48.4312735512, -22.1720737253], [-48.4381357641, -22.1568781168], [-48.4556929847, -22.1726232562], [-48.4758519665, -22.1710740179], [-48.4834660299, -22.1770779054], [-48.5045169332, -22.1922933993], [-48.5311150218, -22.1878009615], [-48.5492951447, -22.1980477509], [-48.5492238784, -22.1853470868], [-48.5660934198, -22.1961623681], [-48.5779722753, -22.1978099566], [-48.5859533612, -22.1894616547], [-48.5969235764, -22.1870880607], [-48.6023550699, -22.1800272054], [-48.6107860022, -22.1784166704], [-48.6137488833, -22.1662579372], [-48.6219577571, -22.1593253660], [-48.6320419981, -22.1669204537], [-48.6235345109, -22.1516019788], [-48.6315498355, -22.1459694800], [-48.6461373188, -22.1450338314], [-48.6370820477, -22.1360780805], [-48.6292019082, -22.1258822278], [-48.6435313716, -22.1164208209], [-48.6331312998, -22.1068873945], [-48.6217747283, -22.1030097594], [-48.6149751979, -22.0899594569], [-48.6105241821, -22.0432374284], [-48.6131787395, -22.0259540050], [-48.6063245115, -21.9973062545], [-48.6022644551, -21.9930160302], [-48.6064660827, -21.9872592116], [-48.5956026629, -21.9879445151], [-48.5928294369, -21.9964124671], [-48.5869443616, -21.9999367884], [-48.5635364261, -22.0046111927], [-48.5533660139, -22.0158957751], [-48.5517060831, -22.0235730506], [-48.5466578830, -22.0241213287], [-48.5454098940, -22.0326411540]]] }},</text:span></text:p>
      <text:p text:style-name="P1"><text:span text:style-name="T1"><text:tab/>{ "type": "Feature", "properties": {"id": "3506904", "name": "Bofete", "description": "Bofete"}, "geometry": { "type": "Polygon", "coordinates": [[[-48.2132551898, -22.9942652129], [-48.2052045125, -22.9945776125], [-48.1972456242, -22.9843919201], [-48.1849072138, -22.9822157069], [-48.1846171598, -22.9821970078], [-48.1773556048, -22.9776091175], [-48.1682715318, -22.9945898168], [-48.1566410547, -22.9968260687], [-48.1321793104, -22.9834189369], [-48.1322118811, -22.9737926476], [-48.1377582745, -22.9644576450], [-48.1256671761, -22.9706362869], [-48.1297528829, -22.9840482769], [-48.1273626556, -22.9887247552], [-48.1304580255, -22.9895083557], [-48.1245040658, -23.0021808706], [-48.1292144699, -23.0088757213], [-48.1259113722, -23.0117181332], [-48.1265599001, -23.0178679861], [-48.1281317074, -23.0184082951], [-48.1395028483, -23.0222333627], [-48.1226741864, -23.0298321054], [-48.1298195679, -23.0326369943], [-48.1305529239, -23.0393972978], [-48.1345445942, -23.0387251647], [-48.1323401377, -23.0434795216], [-48.1353610561, -23.0442290023], [-48.1348105840, -23.0513908522], [-48.1291702953, -23.0580954879], [-48.1333106875, -23.0614496643], [-48.1420633907, -23.0583181875], [-48.1448823777, -23.0650772647], [-48.1398019193, -23.0644245684], [-48.1431346029, -23.0701716054], [-48.1467793308, -23.0806130646], [-48.1496851934, -23.0684384669], [-48.1515191692, -23.0711674080], [-48.1554780520, -23.0699871441], [-48.1529357608, -23.0774401882], [-48.1653499799, -23.0789293545], [-48.1591713794, -23.0821685119], [-48.1590056503, -23.0861715232], [-48.1638552680, -23.0886551816], [-48.1598139131, -23.0940908776], [-48.1624517109, -23.0985678586], [-48.1662262210, -23.0987068406], [-48.1743465043, -23.0961677942], [-48.1705956893, -23.0988676191], [-48.1719825109, -23.1050583555], [-48.1765199236, -23.1040969202], [-48.1799429950, -23.1113494889], [-48.1921942617, -23.1121626216], [-48.1953769686, -23.1144107918], [-48.1887562357, -23.1183158545], [-48.1918716743, -23.1261724717], [-48.1830350484, -23.1277294317], [-48.1815275970, -23.1414031268], [-48.1849501915, -23.1483678553], [-48.1806526675, -23.1524638018], [-48.1938006130, -23.1825577046], [-48.2050217630, -23.1890123804], [-48.2206803240, -23.1912685137], [-48.2244338374, -23.1957661330], [-48.2448634066, -23.2091423883], [-48.2457562325, -23.2197845615], [-48.2533040051, -23.2250778361], [-48.2568330946, -23.2227930010], [-48.2603007184, -23.2294617746], [-48.2533368752, -23.2570584883], [-48.2386944208, -23.2624680941], [-48.2409654233, -23.2797508164], [-48.2513201078, -23.2804871858], [-48.2603800183, -23.2767584828], [-48.2688013786, -23.2855658137], [-48.2721680635, -23.2882177408], [-48.2762548909, -23.2841874855], [-48.2726669379, -23.2732185098], [-48.2764396317, -23.2648647172], [-48.2870187840, -23.2638043359], [-48.2907131273, -23.2593822472], [-48.2931779139, -23.2589891862], [-48.2976587999, -23.2575550055], [-48.3054768992, -23.2593935311], [-48.3100091977, -23.2644192561], [-48.3416504092, -23.2695173247], [-48.3345069629, -23.2831281235], [-48.3473061015, -23.2822840881], [-48.3514062866, -23.2889250405], [-48.3559960286, -23.2861288784], [-48.3638765248, -23.2917315644], [-48.3616373110, -23.2943241823], [-48.3593555551, -23.2953988483], [-48.3596794469, -23.3025217027], [-48.3734963806, -23.2910866324], [-48.3924081093, -23.2906328469], [-48.4023960042, -23.2847982654], [-48.4006562226, -23.2745973024], [-48.4055771347, -23.2671475353], [-48.4181176216, -23.2620465877], [-48.4355998825, -23.2729097412], [-48.4423994126, -23.2695281266], [-48.4513954075, -23.2720521144], [-48.4647876980, -23.2657621948], [-48.4861725507, -23.2630522525], [-48.4910696515, -23.2606502595], [-48.4910553359, -23.2603095330], [-48.4883116154, -23.2574044770], [-48.4911402178, -23.2501345199], [-48.4819031616, -23.2413598613], [-48.4760347735, -23.2412497787], [-48.4756253992, -23.2380213467], [-48.4683964931, -23.2397444295], [-48.4670207577, -23.2283925087], [-48.4642265258, -23.2284825812], [-48.4560592284, -23.2144603509], [-48.4502803840, -23.2127127948], [-48.4517635204, -23.2103276639], [-48.4388669828, -23.2115685406], [-48.4279003454, -23.2026011375], [-48.4239661496, -23.2030580410], [-48.4052091771, -23.1944908722], [-48.4015633004, -23.1891238174], [-48.3865435615, -23.1862220880], [-48.3715755026, -23.1709664526], [-48.3616245202, -23.1681171842], [-48.3611716515, -23.1596335674], [-48.3616837540, -23.1530463212], [-48.3504684019, -23.1521097495], [-48.3405795388, -23.1389405996], [-48.3122466360, -23.1454261541], [-48.3054849351, -23.1509718006], [-48.3025314430, -23.1495507382], [-48.3265922425, -23.1346034730], [-48.3272478309, -23.1286300664], [-48.3201170598, -23.1288890997], [-48.3237917382, -23.1168516688], [-48.3321321224, -23.1206321265], [-48.3439917895, -23.1129884955], [-48.3537168312, -23.1054989704], [-48.3569725552, -23.1004466953], [-48.3534072339, -23.0966920757], [-48.3589187544, -23.0934893463], [-48.3588466510, -23.0932284997], [-48.3498318042, -23.0914359801], [-48.3508028698, -23.0862843491], [-48.3388221847, -23.0846321525], [-48.3409415920, -23.0821691774], [-48.3538053768, -23.0829275159], [-48.3460393723, -23.0717761466], [-48.3513660236, -23.0695829654], [-48.3508718220, -23.0648272763], [-48.3541880266, -23.0712961124], [-48.3609384401, -23.0662761769], [-48.3567272122, -23.0593931467], [-48.3529076704, -23.0607061200], [-48.3496427305, -23.0560263759], [-48.3462709583, -23.0565119169], [-48.3433156631, -23.0494835539], [-48.3529123878, -23.0528697511], [-48.3567925566, -23.0484892431], [-48.3529157188, -23.0446904615], [-48.3582783084, -23.0405542878], [-48.3560448618, -23.0308195821], [-48.3419032653, -23.0256269345], [-48.3462880677, -23.0233811907], [-48.3554973618, -23.0264669761], [-48.3547272083, -23.0197315570], [-48.3463688731, -23.0152632164], [-48.3491482712, -23.0107760951], [-48.3453253228, -23.0084920120], [-48.3475989436, -23.0023922519], [-48.3416291561, -23.0053034605], [-48.3386723629, -23.0015715427], [-48.3323551012, -23.0084151714], [-48.3277146398, -23.0008650696], [-48.3208429350, -23.0013243504], [-48.3180246233, -22.9930301795], [-48.3067425475, -22.9906541343], [-48.2956421413, -22.9812406499], [-48.2908061487, -22.9704020710], [-48.2908719078, -22.9577668408], [-48.2879893881, -22.9578578211], [-48.2859032354, -22.9579233407], [-48.2433919491, -22.9711128449], [-48.2132551898, -22.9942652129]]] }},</text:span></text:p>
      <text:p text:style-name="P1"><text:span text:style-name="T1"><text:tab/>{ "type": "Feature", "properties": {"id": "3507001", "name": "Boituva", "description": "Boituva"}, "geometry": { "type": "Polygon", "coordinates": [[[-47.6311161199, -23.1919067422], [-47.6276713969, -23.2014862966], [-47.6227690625, -23.1999201622], [-47.6157650687, -23.2073866404], [-47.6118818673, -23.2397386382], [-47.6146893033, -23.2493492394], [-47.6146727198, -23.2494915227], [-47.6126508016, -23.2673841363], [-47.6011703485, -23.2725325652], [-47.6083654701, -23.2837697257], [-47.6046479744, -23.2923273654], [-47.6084687170, -23.2998179473], [-47.6082269629, -23.3015325698], [-47.5972455462, -23.3140790324], [-47.5996546961, -23.3192135412], [-47.5905701291, -23.3311745611], [-47.5744621790, -23.3426529971], [-47.5730598800, -23.3530110557], [-47.5775624614, -23.3632273885], [-47.5897590978, -23.3682509840], [-47.5919723862, -23.3633262678], [-47.6010774188, -23.3603705449], [-47.6084883913, -23.3714132718], [-47.6091885619, -23.3566374873], [-47.6173771726, -23.3600242702], [-47.6154319196, -23.3657084471], [-47.6208600784, -23.3675921314], [-47.6325988177, -23.3649499622], [-47.6345061599, -23.3682127537], [-47.6380915415, -23.3650194925], [-47.6359616923, -23.3630487463], [-47.6406369193, -23.3646513431], [-47.6430763617, -23.3615662190], [-47.6477667077, -23.3652075407], [-47.6476333698, -23.3710042152], [-47.6516120873, -23.3687732835], [-47.6527466412, -23.3721351034], [-47.6568936589, -23.3691465584], [-47.6611631097, -23.3709111803], [-47.6593096300, -23.3759174589], [-47.6625901126, -23.3786528147], [-47.6670867321, -23.3697302206], [-47.6732730005, -23.3698768565], [-47.6770312010, -23.3607091852], [-47.6770200379, -23.3565824857], [-47.6707148159, -23.3537257642], [-47.6772494007, -23.3473159612], [-47.6803181717, -23.3468611292], [-47.6822348251, -23.3344145295], [-47.6873680559, -23.3299241675], [-47.6910169180, -23.3295894289], [-47.6951103386, -23.3355900659], [-47.7021125214, -23.3357104386], [-47.7123990792, -23.3300801028], [-47.7139154639, -23.3338427060], [-47.7128894572, -23.3375972505], [-47.7166876895, -23.3373353520], [-47.7212505391, -23.3436618370], [-47.7245741944, -23.3381518840], [-47.7273529862, -23.3310716370], [-47.7365708976, -23.3310629334], [-47.7403772024, -23.3293754558], [-47.7423073049, -23.3327236455], [-47.7459552427, -23.3291575086], [-47.7574708518, -23.3376406036], [-47.7564090032, -23.3241429218], [-47.7613475219, -23.3204206781], [-47.7665085211, -23.3275108241], [-47.7691302191, -23.3266155607], [-47.7788296569, -23.3192259114], [-47.7788803604, -23.3143493186], [-47.7659234700, -23.3095733844], [-47.7687546626, -23.3044211304], [-47.7619743805, -23.3010817445], [-47.7667207532, -23.3013586780], [-47.7669481928, -23.2977301472], [-47.7724723888, -23.2925395121], [-47.7757958414, -23.2938435003], [-47.7689386089, -23.2901893919], [-47.7695470472, -23.2864230334], [-47.7698913694, -23.2855238883], [-47.7605731574, -23.2824763400], [-47.7700766552, -23.2806355903], [-47.7673234931, -23.2735187628], [-47.7775124546, -23.2702198267], [-47.7698872070, -23.2708440540], [-47.7663210956, -23.2654271135], [-47.7689394549, -23.2618921592], [-47.7771278390, -23.2651246286], [-47.7795628168, -23.2625588295], [-47.7694100006, -23.2550151609], [-47.7717578187, -23.2513381325], [-47.7565834129, -23.2409553943], [-47.7498182091, -23.2388243898], [-47.7420822466, -23.2291253529], [-47.7192031215, -23.2339502653], [-47.7034684865, -23.2275246218], [-47.7030143945, -23.2254545651], [-47.7059933087, -23.2187187789], [-47.7035377983, -23.2155402914], [-47.6917053827, -23.2185102731], [-47.6896542789, -23.2227488708], [-47.6796381470, -23.2196490787], [-47.6459549782, -23.1935530603], [-47.6311161199, -23.1919067422]]] }},</text:span></text:p>
      <text:p text:style-name="P1"><text:span text:style-name="T1"><text:tab/>{ "type": "Feature", "properties": {"id": "3507100", "name": "Bom Jesus dos Perdoes", "description": "Bom Jesus dos Perdoes"}, "geometry": { "type": "Polygon", "coordinates": [[[-46.4873710790, -23.1115901024], [-46.4824391769, -23.1124535888], [-46.4820721614, -23.1117809761], [-46.4542190170, -23.1106908071], [-46.4515291470, -23.1147895363], [-46.4429904690, -23.1169243799], [-46.4351500008, -23.1130839585], [-46.4327397814, -23.1167360276], [-46.4174356282, -23.1166603324], [-46.4137054263, -23.1211015782], [-46.4165735157, -23.1228163763], [-46.4146271311, -23.1303879986], [-46.4103470444, -23.1332366721], [-46.4186428162, -23.1433467785], [-46.4276111082, -23.1401033157], [-46.4262813762, -23.1482529854], [-46.4312785148, -23.1607704448], [-46.4341756533, -23.1632332878], [-46.4462749196, -23.1599417596], [-46.4474548686, -23.1616988071], [-46.4510639429, -23.1643398263], [-46.4520180911, -23.1715252665], [-46.4522435405, -23.1759725975], [-46.4474951746, -23.1796336602], [-46.4395200254, -23.1985171565], [-46.4442084533, -23.2024073678], [-46.4480164138, -23.2155612862], [-46.4652425018, -23.2221886817], [-46.4746176697, -23.2333995852], [-46.4800452926, -23.2320887178], [-46.4874169952, -23.2363884627], [-46.5083992764, -23.2317286597], [-46.5135370477, -23.2231911738], [-46.5225747893, -23.2209166131], [-46.5304252711, -23.2236141573], [-46.5396988168, -23.2157813968], [-46.5401055199, -23.2151201282], [-46.5427964135, -23.2072898925], [-46.5201292235, -23.1789597869], [-46.5228333936, -23.1744600224], [-46.5270045581, -23.1691828583], [-46.5178042982, -23.1574071080], [-46.5120741401, -23.1539634857], [-46.5098981949, -23.1445935885], [-46.4880366250, -23.1152604421], [-46.4873710790, -23.1115901024]]] }},</text:span></text:p>
      <text:p text:style-name="P1"><text:span text:style-name="T1"><text:tab/>{ "type": "Feature", "properties": {"id": "3507159", "name": "Bom Sucesso de Itarare", "description": "Bom Sucesso de Itarare"}, "geometry": { "type": "Polygon", "coordinates": [[[-49.1310111636, -24.2451276839], [-49.1120912217, -24.2521512215], [-49.1073820242, -24.2501827498], [-49.1006771046, -24.2537223236], [-49.0955022709, -24.2654804122], [-49.0840397684, -24.2702610579], [-49.0880644190, -24.2801553697], [-49.0746903363, -24.2838602899], [-49.0768596984, -24.2946675295], [-49.0844622001, -24.3105127004], [-49.0913968313, -24.3149909733], [-49.0997134104, -24.3218398250], [-49.1094099020, -24.3194146236], [-49.1194240202, -24.3295855650], [-49.1305980313, -24.3397841696], [-49.1362647580, -24.3335175741], [-49.1415964123, -24.3386578208], [-49.1524574473, -24.3404021528], [-49.1497331840, -24.3429326887], [-49.1520216009, -24.3508929051], [-49.1644727091, -24.3550100963], [-49.1867507566, -24.3758874907], [-49.2035664328, -24.3806598495], [-49.2296840193, -24.3975758440], [-49.2307592379, -24.3945605881], [-49.2380387121, -24.3979497851], [-49.2416984469, -24.3959495402], [-49.2530215893, -24.4045531707], [-49.2373407217, -24.3785346610], [-49.2002006201, -24.3439283664], [-49.2054685688, -24.3377687086], [-49.2238089919, -24.3397436112], [-49.2307346446, -24.3299103458], [-49.2483973275, -24.3300278903], [-49.2499583883, -24.3188791960], [-49.2525686018, -24.3185669979], [-49.2537573891, -24.3174330707], [-49.2460043777, -24.3056604367], [-49.2359682604, -24.2997278515], [-49.2293962033, -24.2919333058], [-49.2185722239, -24.2991826960], [-49.2137348573, -24.3046297319], [-49.2046960962, -24.3022205470], [-49.2027081918, -24.2986838348], [-49.1963654621, -24.2957331194], [-49.1840319076, -24.2784328202], [-49.1794278751, -24.2849651079], [-49.1741453249, -24.2823110569], [-49.1705617442, -24.2873594375], [-49.1610626973, -24.2796813976], [-49.1452786305, -24.2745859729], [-49.1479831713, -24.2578996223], [-49.1403180071, -24.2556011273], [-49.1310111636, -24.2451276839]]] }},</text:span></text:p>
      <text:p text:style-name="P1"><text:span text:style-name="T1"><text:tab/>{ "type": "Feature", "properties": {"id": "3507209", "name": "Bora", "description": "Bora"}, "geometry": { "type": "Polygon", "coordinates": [[[-50.4847108287, -22.1522057025], [-50.4681557769, -22.1664566239], [-50.4596255070, -22.1661420150], [-50.4541288206, -22.1705400028], [-50.4512172213, -22.1728620704], [-50.4525528228, -22.2137853598], [-50.4563243356, -22.2271837907], [-50.4636921962, -22.2342158455], [-50.4720395419, -22.2350633216], [-50.4785215822, -22.2576432244], [-50.4762485056, -22.2621483110], [-50.4791633937, -22.2736701967], [-50.4754739537, -22.2755824502], [-50.4764706594, -22.2824336661], [-50.4648355265, -22.3154396563], [-50.4747962993, -22.3129281164], [-50.4769527309, -22.3080869523], [-50.4887368515, -22.3185239058], [-50.4981463970, -22.3116403493], [-50.5085872189, -22.3152335510], [-50.5222545254, -22.3119824597], [-50.5264637546, -22.3075983529], [-50.5318268632, -22.3076534172], [-50.5324834603, -22.3026899873], [-50.5523378017, -22.2973187743], [-50.5580580227, -22.2936800424], [-50.5604715542, -22.2830021962], [-50.5556837376, -22.2755152426], [-50.5529197316, -22.2572664334], [-50.5560132072, -22.2501411270], [-50.5490060874, -22.2335638846], [-50.5428626434, -22.2264809523], [-50.5233959283, -22.2200530020], [-50.5033879556, -22.1870848331], [-50.4979921534, -22.1832940233], [-50.4967798945, -22.1662436027], [-50.4847108287, -22.1522057025]]] }},</text:span></text:p>
      <text:p text:style-name="P1"><text:span text:style-name="T1"><text:tab/>{ "type": "Feature", "properties": {"id": "3507308", "name": "Boraceia", "description": "Boraceia"}, "geometry": { "type": "Polygon", "coordinates": [[[-48.7583112861, -22.1163198345], [-48.7541894729, -22.1331821742], [-48.7537676607, -22.1532574220], [-48.7468147663, -22.1607548603], [-48.7204181970, -22.1724583223], [-48.7140215722, -22.1797630127], [-48.7164192835, -22.1855521323], [-48.7332374487, -22.1983025514], [-48.7365289985, -22.2083177465], [-48.7370367531, -22.2183791837], [-48.7408751494, -22.2220097088], [-48.7476728465, -22.2231460294], [-48.7640610582, -22.2157106104], [-48.7710727566, -22.2265156064], [-48.7821761088, -22.2308182569], [-48.8059850199, -22.2311546652], [-48.8160529899, -22.2258256076], [-48.8247569981, -22.2129132834], [-48.8185846595, -22.1902988145], [-48.8266331543, -22.1819970321], [-48.8247134925, -22.1778375110], [-48.8555714871, -22.1664157749], [-48.8436535543, -22.1285736713], [-48.8240317492, -22.1105322780], [-48.8151054860, -22.1066691276], [-48.8068132533, -22.1077887286], [-48.7959812043, -22.1239548941], [-48.7827075557, -22.1216616471], [-48.7769941496, -22.1063081606], [-48.7685232085, -22.1030199634], [-48.7583112861, -22.1163198345]]] }},</text:span></text:p>
      <text:p text:style-name="P1"><text:span text:style-name="T1"><text:tab/>{ "type": "Feature", "properties": {"id": "3507407", "name": "Borborema", "description": "Borborema"}, "geometry": { "type": "Polygon", "coordinates": [[[-48.9995532164, -21.4895189850], [-48.9933570046, -21.4956203137], [-48.9848510035, -21.5198498583], [-48.9657760733, -21.5346558214], [-48.9693762092, -21.5372380136], [-48.9647857435, -21.5389695494], [-48.9622594292, -21.5468060221], [-48.9700856060, -21.5536618014], [-48.9621539458, -21.5709969926], [-48.9682311485, -21.5752984828], [-48.9671285705, -21.5789342659], [-48.9705334619, -21.5795087178], [-48.9693183077, -21.5833545689], [-48.9733941789, -21.5870733463], [-48.9706548950, -21.5918810820], [-48.9725062692, -21.5970945255], [-48.9682518291, -21.6015341314], [-48.9668215511, -21.6053311087], [-48.9727052517, -21.6082003145], [-48.9663633241, -21.6175652506], [-48.9676937857, -21.6333305302], [-48.9609927553, -21.6345996808], [-48.9643427910, -21.6407095911], [-48.9623631442, -21.6434685875], [-48.9663446126, -21.6458772738], [-48.9641073640, -21.6500388148], [-48.9728538055, -21.6597249218], [-48.9632543963, -21.6608317143], [-48.9627550455, -21.6690118947], [-48.9696783622, -21.6692094978], [-48.9708803639, -21.6744250929], [-48.9523645502, -21.6748994519], [-48.9334056082, -21.6598102384], [-48.9214186792, -21.6710657421], [-48.9110584518, -21.6737301595], [-48.9158394875, -21.6769317419], [-48.9143554749, -21.6808361395], [-48.9206798403, -21.6795235666], [-48.9246159886, -21.6877719239], [-48.9351263293, -21.6865297256], [-48.9348622276, -21.6925202612], [-48.9383243902, -21.6951183718], [-48.9443852575, -21.6861214635], [-48.9489776900, -21.6868102741], [-48.9503245225, -21.6915953410], [-48.9555293475, -21.6900907847], [-48.9538326087, -21.6951833912], [-48.9592846967, -21.6950190858], [-48.9614219196, -21.7004116579], [-48.9773694558, -21.7010651675], [-48.9770415022, -21.6965099646], [-48.9911064496, -21.7010580037], [-48.9917858956, -21.6954883883], [-48.9994422090, -21.6911093855], [-49.0040790584, -21.6978781722], [-49.0161305105, -21.7036408455], [-49.0178134500, -21.7133217646], [-49.0239743421, -21.7153328145], [-49.0331967373, -21.7125716795], [-49.0377748411, -21.7173674984], [-49.0362554374, -21.7220415436], [-49.0443364634, -21.7294583141], [-49.0587965170, -21.7272753158], [-49.0638015261, -21.7318959828], [-49.0604709921, -21.7373694534], [-49.0545373555, -21.7367578303], [-49.0517899588, -21.7411757259], [-49.0718709613, -21.7434959715], [-49.0772676729, -21.7469246890], [-49.0778777761, -21.7530179534], [-49.0835591194, -21.7551201514], [-49.1040350964, -21.7505247724], [-49.1273993589, -21.7171084649], [-49.1391174401, -21.7058139154], [-49.1500719141, -21.6841083595], [-49.1503166914, -21.6593020953], [-49.1600353753, -21.6494799450], [-49.1741858720, -21.6450496359], [-49.1898426598, -21.6475319187], [-49.2082519447, -21.6558167437], [-49.2128244852, -21.6706704557], [-49.2139643185, -21.6711626571], [-49.2269318025, -21.6590620092], [-49.2407338491, -21.6222644186], [-49.2305112827, -21.6203787262], [-49.2179601103, -21.6038321931], [-49.2117499547, -21.6043414288], [-49.2010080143, -21.5970217617], [-49.1830239563, -21.5937274331], [-49.1774511601, -21.5868321842], [-49.1760482471, -21.5767360979], [-49.1651981170, -21.5700151203], [-49.1632264963, -21.5602260080], [-49.1546251319, -21.5544767506], [-49.1540234026, -21.5407504390], [-49.1488406273, -21.5284623422], [-49.1388153290, -21.5251971033], [-49.1326147902, -21.5159066689], [-49.1179858880, -21.5149988361], [-49.1136735423, -21.4982436667], [-49.0953694831, -21.4820813693], [-49.0871561940, -21.4662450820], [-49.0816974839, -21.4640603330], [-49.0752091184, -21.4719861723], [-49.0543581163, -21.4880504285], [-49.0404928312, -21.4910992859], [-49.0402121807, -21.4857464476], [-49.0188835331, -21.4818077735], [-48.9909109120, -21.4557301855], [-48.9934889224, -21.4652653873], [-48.9932791278, -21.4758701856], [-48.9995532164, -21.4895189850]]] }},</text:span></text:p>
      <text:p text:style-name="P1"><text:span text:style-name="T1"><text:tab/>{ "type": "Feature", "properties": {"id": "3507456", "name": "Borebi", "description": "Borebi"}, "geometry": { "type": "Polygon", "coordinates": [[[-48.9619247989, -22.5290524594], [-48.9522391030, -22.5332571546], [-48.9316432896, -22.5296202440], [-48.9174235614, -22.5324060544], [-48.9070024776, -22.5448962853], [-48.9002792941, -22.5455214075], [-48.8877480924, -22.5546979290], [-48.8995465172, -22.5601259015], [-48.9009384197, -22.5689722728], [-48.9290897661, -22.6008778284], [-48.9286266470, -22.6095370858], [-48.9327150970, -22.6123430881], [-48.9336114775, -22.6197619347], [-48.9443646973, -22.6202459824], [-48.9452341693, -22.6342550639], [-48.9317724605, -22.6432338692], [-48.9377126535, -22.6552215401], [-48.9340644252, -22.6630402490], [-48.9341348970, -22.6799273538], [-48.9419016724, -22.6910244924], [-48.9373357142, -22.7106607011], [-48.9383948031, -22.7374254501], [-48.9525814471, -22.7469764177], [-48.9575720604, -22.7624365606], [-48.9553870787, -22.7669785410], [-48.9632883221, -22.7899428234], [-48.9583539737, -22.8109187575], [-48.9452452929, -22.8151128898], [-48.9477820935, -22.8250260444], [-48.9661452945, -22.8270176250], [-48.9686657067, -22.8245367228], [-48.9829575770, -22.8400309958], [-48.9958939801, -22.8187093741], [-49.0099567211, -22.8321680782], [-49.0132981654, -22.8401454580], [-49.0324702700, -22.8304308659], [-49.0284775867, -22.7971388286], [-49.0227479048, -22.7894972755], [-49.0261190718, -22.7714367477], [-49.0300218188, -22.7627472206], [-49.0366785462, -22.7629167646], [-49.0511595102, -22.7551277353], [-49.0564953355, -22.7364267347], [-49.0917087163, -22.7051414106], [-49.0963354234, -22.6799709997], [-49.0948617703, -22.6664121554], [-49.0907530836, -22.6656021361], [-49.0884306121, -22.6573223854], [-49.0798920695, -22.6558813176], [-49.0757202470, -22.6453292526], [-49.0645822009, -22.6468070399], [-49.0615958898, -22.6522885620], [-49.0550316560, -22.6519966841], [-49.0508824015, -22.6446917740], [-49.0408527614, -22.6384349579], [-49.0261267777, -22.6413205643], [-49.0160532346, -22.6304175113], [-49.0165671910, -22.6226593817], [-49.0092915265, -22.6121291996], [-48.9983738891, -22.6065299815], [-49.0031702899, -22.5895666861], [-48.9998949735, -22.5765811677], [-48.9913639001, -22.5684811785], [-48.9919571512, -22.5644028419], [-49.0053330066, -22.5631309286], [-49.0009666476, -22.5458761992], [-48.9777042668, -22.5415010377], [-48.9719385295, -22.5325418540], [-48.9652915171, -22.5326777836], [-48.9619247989, -22.5290524594]]] }},</text:span></text:p>
      <text:p text:style-name="P1"><text:span text:style-name="T1"><text:tab/>{ "type": "Feature", "properties": {"id": "3507506", "name": "Botucatu", "description": "Botucatu"}, "geometry": { "type": "Polygon", "coordinates": [[[-48.2459135898, -22.6185577978], [-48.2446355071, -22.6346618543], [-48.2391755679, -22.6456555858], [-48.2495519099, -22.6775479853], [-48.2492144354, -22.7065197263], [-48.2477526792, -22.7322730096], [-48.2570636327, -22.7386110423], [-48.2840439750, -22.7358709388], [-48.2892265275, -22.7526380449], [-48.2628704540, -22.7669320960], [-48.2627488342, -22.7893927991], [-48.2567539667, -22.8279835187], [-48.2531188258, -22.8307314414], [-48.2585381891, -22.8380320028], [-48.2563551354, -22.8430105698], [-48.2604838719, -22.8447110715], [-48.2533098263, -22.8492637100], [-48.2599589900, -22.8579142212], [-48.2597673729, -22.8658626696], [-48.2643048528, -22.8709324438], [-48.2814429657, -22.8712834486], [-48.2927533665, -22.8763079765], [-48.2956110002, -22.8879130423], [-48.3024739445, -22.9055913794], [-48.3012780827, -22.9139417266], [-48.3050227122, -22.9160210416], [-48.3096866443, -22.9279669632], [-48.2969027307, -22.9354576022], [-48.2952170566, -22.9410447883], [-48.2959350268, -22.9432067712], [-48.2946554400, -22.9452585212], [-48.2908719078, -22.9577668408], [-48.2908061487, -22.9704020710], [-48.2956421413, -22.9812406499], [-48.3067425475, -22.9906541343], [-48.3180246233, -22.9930301795], [-48.3208429350, -23.0013243504], [-48.3277146398, -23.0008650696], [-48.3323551012, -23.0084151714], [-48.3386723629, -23.0015715427], [-48.3416291561, -23.0053034605], [-48.3475989436, -23.0023922519], [-48.3453253228, -23.0084920120], [-48.3491482712, -23.0107760951], [-48.3844511482, -23.0032295600], [-48.4001432654, -23.0096231196], [-48.4130300192, -22.9951009068], [-48.4198999340, -23.0062168252], [-48.4242483970, -23.0047782452], [-48.4270141126, -23.0255906258], [-48.4381366785, -23.0445910385], [-48.4383931225, -23.0449789311], [-48.4484161538, -23.0692363231], [-48.4583827045, -23.0801333380], [-48.4758754563, -23.0811669138], [-48.4803559944, -23.0748083650], [-48.4981246167, -23.0676285967], [-48.5014189382, -23.0628041087], [-48.5077524105, -23.0609407468], [-48.5140829693, -23.0633956588], [-48.5194451000, -23.0564234421], [-48.5291194490, -23.0587997256], [-48.5420461330, -23.0503518166], [-48.5462425962, -23.0519048165], [-48.5651939133, -23.0361445384], [-48.5698775026, -23.0367963089], [-48.5729302234, -23.0393545367], [-48.5777079682, -23.0352069586], [-48.5939851827, -23.0366920200], [-48.6110493577, -23.0396028943], [-48.6230942319, -23.0341123593], [-48.6272873989, -23.0327131762], [-48.6287780382, -23.0258382744], [-48.6372344925, -23.0180032079], [-48.6360367283, -22.9921723075], [-48.6420932146, -22.9831555282], [-48.6404748864, -22.9691222687], [-48.6516818286, -22.9624271722], [-48.6652262677, -22.9608941114], [-48.6663131156, -22.9572007962], [-48.6722141854, -22.9565333158], [-48.6731445622, -22.9521468823], [-48.6798530258, -22.9527286614], [-48.6848153627, -22.9473991928], [-48.6988630705, -22.9464676717], [-48.7033098699, -22.9414219091], [-48.7195691528, -22.9439579639], [-48.7194262857, -22.9474545212], [-48.7253093770, -22.9465016732], [-48.7371601737, -22.9535014026], [-48.7482958324, -22.9527150308], [-48.7558065987, -22.9575607570], [-48.7591631079, -22.9545786494], [-48.7648731735, -22.9608142680], [-48.7708577528, -22.9587277631], [-48.7711651721, -22.9638384015], [-48.7771763631, -22.9650649832], [-48.7879778763, -22.9597360813], [-48.7920441094, -22.9635112715], [-48.8042330778, -22.9570668624], [-48.8133616960, -22.9537991000], [-48.8141315221, -22.9506583749], [-48.8464438497, -22.9482674757], [-48.8459040769, -22.9397688090], [-48.8517420700, -22.9312441500], [-48.8404494223, -22.9217987485], [-48.8374499937, -22.9142478439], [-48.8260378584, -22.9094602560], [-48.8284744564, -22.8917533931], [-48.8060031678, -22.8754777366], [-48.7868573171, -22.8713400805], [-48.7962237957, -22.8651909193], [-48.8028241762, -22.8540574192], [-48.8020986503, -22.8448534012], [-48.7783434243, -22.8525456524], [-48.7705320580, -22.8521918962], [-48.7627623030, -22.8632411973], [-48.7422482712, -22.8729026727], [-48.7339017779, -22.8703451453], [-48.7328649950, -22.8670985816], [-48.7241498219, -22.8681072072], [-48.7195825732, -22.8614649469], [-48.7133928934, -22.8646875562], [-48.7042347874, -22.8718726452], [-48.6986131254, -22.8672169784], [-48.6898591290, -22.8738653503], [-48.6825713432, -22.8649152657], [-48.6828950470, -22.8577184716], [-48.6773080949, -22.8577474970], [-48.6709413369, -22.8481931463], [-48.6629509041, -22.8456721352], [-48.6600785895, -22.8311811681], [-48.6368924480, -22.8383970322], [-48.6305914761, -22.8446958071], [-48.6229836896, -22.8500473431], [-48.6036766542, -22.8510012933], [-48.5915301164, -22.8555783590], [-48.5668474659, -22.8529636924], [-48.5548481316, -22.8524506654], [-48.5483589103, -22.8586814713], [-48.5414084693, -22.8548183471], [-48.5414153316, -22.8491927970], [-48.5352723381, -22.8433939377], [-48.5430060714, -22.8389217837], [-48.5313566983, -22.8130152002], [-48.5312333922, -22.8128570646], [-48.5261760302, -22.8063752019], [-48.4996268763, -22.8039264309], [-48.4864820983, -22.7942735357], [-48.4739371316, -22.7721297981], [-48.4750922306, -22.7489391885], [-48.4747250813, -22.7472443301], [-48.4758257677, -22.7236548553], [-48.4652545917, -22.7260753002], [-48.4464924204, -22.7233965165], [-48.4457239662, -22.7139619540], [-48.4294177854, -22.7067341252], [-48.4267524760, -22.6950117629], [-48.4106574128, -22.6796728956], [-48.4193124968, -22.6634542365], [-48.4104425506, -22.6553936556], [-48.4132436012, -22.6475755539], [-48.4052356393, -22.6420251855], [-48.4070332762, -22.6357319874], [-48.4135473211, -22.6311117620], [-48.4053130726, -22.6225945597], [-48.3796045141, -22.6176081276], [-48.3649163702, -22.6083906992], [-48.3513982020, -22.6130702957], [-48.3384184839, -22.6235512504], [-48.3280266388, -22.6233763476], [-48.3107970111, -22.6075732298], [-48.2810109432, -22.5959906240], [-48.2690759458, -22.5962056479], [-48.2610157615, -22.6049513354], [-48.2536870264, -22.6173011045], [-48.2459135898, -22.6185577978]]] }},</text:span></text:p>
      <text:p text:style-name="P1"><text:span text:style-name="T1"><text:tab/>{ "type": "Feature", "properties": {"id": "3507605", "name": "Braganca Paulista", "description": "Braganca Paulista"}, "geometry": { "type": "Polygon", "coordinates": [[[-46.5119196915, -22.8210545812], [-46.5000456183, -22.8259050654], [-46.4830722175, -22.8214949594], [-46.4734667514, -22.8260277176], [-46.4650922532, -22.8237469359], [-46.4423869946, -22.8240419721], [-46.4436338674, -22.8401446214], [-46.4611534275, -22.8619755149], [-46.4778052387, -22.8734824934], [-46.4842321736, -22.8682166799], [-46.4853369113, -22.8784227804], [-46.4768801686, -22.8793306263], [-46.4752443758, -22.8884375775], [-46.4573057471, -22.9009914941], [-46.4637810627, -22.9090550806], [-46.4659218131, -22.9123153243], [-46.4614876760, -22.9145611173], [-46.4583212075, -22.9270841453], [-46.4529308898, -22.9284856420], [-46.4526484785, -22.9326422376], [-46.4474931063, -22.9353389462], [-46.4508215186, -22.9391114913], [-46.4502353310, -22.9496719446], [-46.4398488160, -22.9487183761], [-46.4244306184, -22.9620918995], [-46.4245020188, -22.9708889362], [-46.4176753191, -22.9787740413], [-46.4106609409, -22.9802839629], [-46.4044950266, -22.9843118454], [-46.4079304641, -22.9935560058], [-46.4194810543, -23.0069324102], [-46.4244116334, -23.0252083289], [-46.4230553322, -23.0343548399], [-46.4265942955, -23.0411413697], [-46.4320183432, -23.0375283235], [-46.4412951152, -23.0298221440], [-46.4414416715, -23.0296998558], [-46.4477353014, -23.0304247416], [-46.4511608391, -23.0414356880], [-46.4597932113, -23.0467283479], [-46.4592473589, -23.0512414044], [-46.4652761996, -23.0510072608], [-46.4788426794, -23.0325108183], [-46.4841037852, -23.0280361241], [-46.4908606993, -23.0311248213], [-46.4939614210, -23.0297558541], [-46.5031980621, -23.0256777410], [-46.5113191368, -23.0277966842], [-46.5216690037, -23.0298045159], [-46.5266821724, -23.0331196799], [-46.5286433508, -23.0301318837], [-46.5361099725, -23.0255915843], [-46.5412153827, -23.0307212476], [-46.5526640465, -23.0331494211], [-46.5644292790, -23.0459735405], [-46.5699180054, -23.0339977258], [-46.5785885203, -23.0240505345], [-46.5790342541, -23.0176903205], [-46.5820918041, -23.0204738296], [-46.5873365038, -23.0175534968], [-46.5936371643, -23.0195540682], [-46.6053359963, -23.0177553756], [-46.6196818447, -23.0161277967], [-46.6219059641, -23.0060168061], [-46.6308579958, -23.0090597824], [-46.6366013167, -23.0184837597], [-46.6412622929, -23.0144749939], [-46.6420005141, -23.0140664755], [-46.6508047087, -23.0100673028], [-46.6614054499, -22.9987727981], [-46.6733558330, -22.9987426090], [-46.6777688446, -23.0029247154], [-46.6850212973, -23.0098445501], [-46.6952191223, -23.0102532155], [-46.7022213048, -23.0084218976], [-46.7009826890, -22.9996475631], [-46.7051392921, -22.9840394664], [-46.7112459614, -22.9835734834], [-46.7158754270, -22.9768523058], [-46.7155107098, -22.9722410632], [-46.7197171277, -22.9685577259], [-46.7200440272, -22.9682709461], [-46.7120592082, -22.9579262047], [-46.6978257422, -22.9576383126], [-46.6861100007, -22.9411117830], [-46.6699234185, -22.9289293209], [-46.6727377079, -22.9266513095], [-46.6811478638, -22.9297357587], [-46.6794465013, -22.9216965444], [-46.6840174924, -22.9141879058], [-46.6794062224, -22.8982356445], [-46.6813643910, -22.8849598390], [-46.6770792731, -22.8837931905], [-46.6679798090, -22.8903598119], [-46.6633476494, -22.8897272452], [-46.6625998578, -22.8855809039], [-46.6556724637, -22.8843239419], [-46.6521615652, -22.8875160716], [-46.6502392045, -22.8851015463], [-46.6470903585, -22.8829933701], [-46.6457303806, -22.8757457611], [-46.6500515349, -22.8676718648], [-46.6407789079, -22.8631133436], [-46.6350977051, -22.8619453686], [-46.6303368633, -22.8618879291], [-46.6406487266, -22.8469542696], [-46.6370873306, -22.8429678556], [-46.6240194780, -22.8324635593], [-46.6054833377, -22.8254133419], [-46.5979940155, -22.8370444002], [-46.5822244562, -22.8503600154], [-46.5570115835, -22.8401735420], [-46.5515054479, -22.8402534659], [-46.5474198300, -22.8353786490], [-46.5450262544, -22.8382592367], [-46.5363586218, -22.8358675789], [-46.5337933786, -22.8316853984], [-46.5300899046, -22.8332623737], [-46.5270476608, -22.8263838752], [-46.5225436467, -22.8279395353], [-46.5119196915, -22.8210545812]]] }},</text:span></text:p>
      <text:p text:style-name="P1"><text:span text:style-name="T1"><text:tab/>{ "type": "Feature", "properties": {"id": "3507704", "name": "Brauna", "description": "Brauna"}, "geometry": { "type": "Polygon", "coordinates": [[[-50.2991492291, -21.4565712818], [-50.2586300615, -21.4941485967], [-50.2653739697, -21.5047088653], [-50.2799227363, -21.5348312141], [-50.2737557908, -21.5586972250], [-50.2744332091, -21.5645312666], [-50.2841552070, -21.5719980121], [-50.2961679935, -21.5730964932], [-50.2990330886, -21.5761917707], [-50.3012159912, -21.5849637862], [-50.2987629641, -21.5956907614], [-50.3050278576, -21.6048626504], [-50.2996298029, -21.6241982515], [-50.3249139504, -21.6244686367], [-50.3394940615, -21.6370368587], [-50.3426336764, -21.6310440671], [-50.3494585318, -21.6332084438], [-50.3653021042, -21.6218758531], [-50.3765474441, -21.6304076218], [-50.3819638477, -21.6297886267], [-50.3896171978, -21.6326142233], [-50.4020264448, -21.6270254920], [-50.4243768775, -21.6310133074], [-50.4167715217, -21.6209358707], [-50.4104384837, -21.6187920146], [-50.4120607015, -21.6145630800], [-50.4057272484, -21.6100283162], [-50.4105495782, -21.6050684591], [-50.4056985417, -21.6009949348], [-50.4080572734, -21.5777711982], [-50.4029461286, -21.5651842014], [-50.3958197083, -21.5520765852], [-50.3934211491, -21.5481298018], [-50.3978369051, -21.5368782571], [-50.3929303219, -21.5150689773], [-50.3857709851, -21.5025395413], [-50.3853664780, -21.4927459944], [-50.3840564115, -21.4892420598], [-50.3739073509, -21.4949411248], [-50.3668348875, -21.4899630284], [-50.3533623405, -21.4938517003], [-50.3458715014, -21.4910433357], [-50.3414999515, -21.4946244493], [-50.3317963818, -21.4858739182], [-50.3194460744, -21.4767527931], [-50.3043910251, -21.4713379747], [-50.3043321285, -21.4638483968], [-50.2986783028, -21.4613041604], [-50.2991492291, -21.4565712818]]] }},</text:span></text:p>
      <text:p text:style-name="P1"><text:span text:style-name="T1"><text:tab/>{ "type": "Feature", "properties": {"id": "3507753", "name": "Brejo Alegre", "description": "Brejo Alegre"}, "geometry": { "type": "Polygon", "coordinates": [[[-50.1807223387, -21.1113284464], [-50.1568289627, -21.1359010834], [-50.1549721147, -21.1438126718], [-50.1705409731, -21.1539211245], [-50.1758947683, -21.1658639994], [-50.1767192657, -21.1688951438], [-50.1806283231, -21.1832615772], [-50.1795220956, -21.2080105319], [-50.1851505821, -21.2389573564], [-50.1946904949, -21.2508034419], [-50.2058010141, -21.2579451116], [-50.2258027168, -21.2419603643], [-50.2351804127, -21.2389855655], [-50.2377000954, -21.2277267528], [-50.2440360114, -21.2229143950], [-50.2481102567, -21.2129215836], [-50.2474145954, -21.1954818122], [-50.2445054707, -21.1982162909], [-50.2386963616, -21.1886398154], [-50.2457171998, -21.1697625907], [-50.2497864658, -21.1596133928], [-50.2447092417, -21.1529669604], [-50.2484220271, -21.1507451988], [-50.2408213680, -21.1462593300], [-50.2466133425, -21.1441828577], [-50.2495068008, -21.1351789060], [-50.2582948475, -21.1278901999], [-50.2585696264, -21.1227012519], [-50.2525199089, -21.1166162433], [-50.2459295858, -21.1176393100], [-50.2147746527, -21.1224705970], [-50.1969400268, -21.1173542309], [-50.1916036711, -21.1105466808], [-50.1807223387, -21.1113284464]]] }},</text:span></text:p>
      <text:p text:style-name="P1"><text:span text:style-name="T1"><text:tab/>{ "type": "Feature", "properties": {"id": "3507803", "name": "Brodowski", "description": "Brodowski"}, "geometry": { "type": "Polygon", "coordinates": [[[-47.6738245562, -20.9359551388], [-47.6499802109, -20.9551852458], [-47.6425687972, -20.9630541626], [-47.6116763290, -20.9614654966], [-47.6108252775, -20.9727308353], [-47.6041383220, -20.9876448653], [-47.5861175493, -20.9959245124], [-47.5714610087, -21.0115398084], [-47.5664958979, -21.0244069382], [-47.5714703800, -21.0379545640], [-47.5401852176, -21.0340778143], [-47.5382387016, -21.0510972949], [-47.5246101372, -21.0605239018], [-47.5185957954, -21.0914668532], [-47.5181026659, -21.0980316575], [-47.5399255635, -21.1043768141], [-47.5462974209, -21.1095516055], [-47.5589168791, -21.1076576930], [-47.5662666244, -21.1107104685], [-47.5900837224, -21.1287008409], [-47.5962657100, -21.1282826061], [-47.6009018058, -21.1392998871], [-47.6103499398, -21.1411976288], [-47.6165205176, -21.1382097992], [-47.6281816859, -21.1482800968], [-47.6332391081, -21.1510011904], [-47.6465562463, -21.1479442372], [-47.6674698551, -21.1183445289], [-47.6931343227, -21.1319279374], [-47.7147237791, -21.1225850148], [-47.7189156864, -21.1200008683], [-47.6916373103, -21.0936308017], [-47.6909712386, -21.0816909411], [-47.6819239119, -21.0813973461], [-47.6736944908, -21.0740477921], [-47.6713891172, -21.0641369185], [-47.6830710175, -21.0385179116], [-47.6799409659, -21.0250089918], [-47.6853468524, -21.0222947771], [-47.6873670171, -21.0151090117], [-47.6868176815, -21.0027492299], [-47.7257157863, -20.9740449213], [-47.7210571273, -20.9643520405], [-47.7094310479, -20.9545015522], [-47.7181246218, -20.9438786146], [-47.7180483573, -20.9378883346], [-47.6994919198, -20.9431885802], [-47.6738245562, -20.9359551388]]] }},</text:span></text:p>
      <text:p text:style-name="P1"><text:span text:style-name="T1"><text:tab/>{ "type": "Feature", "properties": {"id": "3507902", "name": "Brotas", "description": "Brotas"}, "geometry": { "type": "Polygon", "coordinates": [[[-48.0444124858, -22.0727455757], [-48.0344410381, -22.0774320930], [-48.0261190833, -22.0764486462], [-48.0152370558, -22.0889779842], [-48.0101298252, -22.0963864946], [-48.0008187234, -22.1006825732], [-47.9926521689, -22.1155262475], [-47.9856107666, -22.1160174931], [-47.9812108914, -22.1125603289], [-47.9707347530, -22.1179449394], [-47.9674529036, -22.1138890204], [-47.9617051925, -22.1160863462], [-47.9472003326, -22.1108799511], [-47.9335831429, -22.1203077614], [-47.9270808948, -22.1306462916], [-47.9280766035, -22.1391828547], [-47.9193295486, -22.1502201348], [-47.9187628592, -22.1492996749], [-47.8997308936, -22.1574513076], [-47.9021318191, -22.1667020647], [-47.9024024630, -22.1676007577], [-47.9024079846, -22.1677646554], [-47.8795903855, -22.2055120490], [-47.8798720222, -22.2126888560], [-47.8900903068, -22.2153402513], [-47.8931441726, -22.2162080665], [-47.8975120470, -22.2175080417], [-47.9028953089, -22.2265267467], [-47.9052398415, -22.2318919641], [-47.9068748548, -22.2486190885], [-47.9106482744, -22.2649574960], [-47.9165580906, -22.2734544558], [-47.9240189716, -22.2783997063], [-47.9263575226, -22.3049311746], [-47.9395589171, -22.3143993004], [-47.9397695616, -22.3199396776], [-47.9315229614, -22.3291055182], [-47.9489699766, -22.3201756795], [-47.9541430837, -22.3360887786], [-47.9536811228, -22.3571282203], [-47.9594175506, -22.3661328890], [-47.9542769010, -22.3666568826], [-47.9511066714, -22.3765959063], [-47.9428618235, -22.3833360779], [-47.9486506380, -22.3851348396], [-47.9535884202, -22.3980165125], [-47.9406620734, -22.3992391834], [-47.9233681854, -22.4061266456], [-47.9205029121, -22.4170068402], [-47.9142245469, -22.4203359510], [-47.9153542092, -22.4241792879], [-47.9359419492, -22.4240614133], [-47.9490760493, -22.4309910593], [-47.9535590280, -22.4437697212], [-47.9820600526, -22.4549109118], [-47.9744780166, -22.4631564132], [-47.9961557123, -22.4783193630], [-47.9935780979, -22.4919648210], [-47.9966017151, -22.4938544600], [-48.0011526566, -22.4913318280], [-48.0008869529, -22.4955173759], [-48.0095769641, -22.4956782773], [-48.0266824140, -22.5051478515], [-48.0403167639, -22.5054051568], [-48.0432030486, -22.4919053713], [-48.0410347101, -22.4779936963], [-48.0542811738, -22.4623375370], [-48.0471913360, -22.4537029797], [-48.0585453411, -22.4481184692], [-48.0518185401, -22.4455013389], [-48.0621184329, -22.4239377723], [-48.0608214195, -22.4164956091], [-48.0616193581, -22.4151763172], [-48.0650444231, -22.4091870349], [-48.0846658747, -22.3940519952], [-48.1056799541, -22.3865249973], [-48.1109692549, -22.3746336084], [-48.1248077238, -22.3783193968], [-48.1400800045, -22.3703059513], [-48.1465475090, -22.3709546956], [-48.1546225422, -22.3611569852], [-48.2388850572, -22.3670627981], [-48.2437113356, -22.3495247718], [-48.2559248294, -22.3352581486], [-48.2649580672, -22.3141960221], [-48.2713754645, -22.3034385664], [-48.2756989546, -22.3043464510], [-48.2868644446, -22.2805873731], [-48.2986931150, -22.2859175308], [-48.2963255919, -22.2821020494], [-48.2985991567, -22.2765295392], [-48.2930673343, -22.2738838534], [-48.2929516977, -22.2665369489], [-48.3111867385, -22.2656695136], [-48.3138199610, -22.2759165336], [-48.3132553059, -22.2697038451], [-48.3166758129, -22.2663036520], [-48.3204358137, -22.2697651483], [-48.3220915554, -22.2642407831], [-48.3295148047, -22.2672248684], [-48.3251381668, -22.2444555313], [-48.3204458800, -22.2335224060], [-48.3260066792, -22.2169362894], [-48.3193606949, -22.2126234136], [-48.3138599503, -22.1982553028], [-48.3081081851, -22.1916777003], [-48.2862770129, -22.1886666520], [-48.2738223862, -22.1918105714], [-48.2690481722, -22.1810990653], [-48.2550362206, -22.1767284448], [-48.2443229797, -22.1774190717], [-48.2545718695, -22.1625553208], [-48.2554900804, -22.1541616535], [-48.2440257808, -22.1585837980], [-48.2153791527, -22.1583452456], [-48.1975226512, -22.1475704693], [-48.1814366930, -22.1545890683], [-48.1754204450, -22.1659384710], [-48.1315535001, -22.1834268608], [-48.1191363197, -22.1822450384], [-48.1162372904, -22.1781688103], [-48.1046252125, -22.1797192750], [-48.0798265832, -22.1565503014], [-48.0637076983, -22.1490309037], [-48.0573561098, -22.1502498458], [-48.0424266670, -22.1257609241], [-48.0455774596, -22.1027382893], [-48.0432321873, -22.0879361484], [-48.0475149271, -22.0774602722], [-48.0444124858, -22.0727455757]]] }},</text:span></text:p>
      <text:p text:style-name="P1"><text:span text:style-name="T1"><text:tab/>{ "type": "Feature", "properties": {"id": "3508009", "name": "Buri", "description": "Buri"}, "geometry": { "type": "Polygon", "coordinates": [[[-48.5344547939, -23.5406551139], [-48.5198999861, -23.5453969574], [-48.5210785196, -23.5592242160], [-48.5129390128, -23.5592244149], [-48.5113338445, -23.5481787938], [-48.5077237072, -23.5479059902], [-48.5006548823, -23.5555696698], [-48.5029577502, -23.5596228548], [-48.4981615244, -23.5628173814], [-48.4930408626, -23.5690758058], [-48.4957660781, -23.5729666950], [-48.4913877970, -23.5775176635], [-48.4930379341, -23.5849619048], [-48.4943947897, -23.5930204450], [-48.5001902174, -23.5981313648], [-48.4929343829, -23.6095823028], [-48.4851453746, -23.6091222425], [-48.4841164075, -23.6121208104], [-48.4774049871, -23.6093961668], [-48.4727186898, -23.6140848177], [-48.4763213878, -23.6180981399], [-48.4764606061, -23.6220867018], [-48.4730504393, -23.6221421114], [-48.4755972117, -23.6265257208], [-48.4690211787, -23.6327509621], [-48.4728519213, -23.6359903867], [-48.4693112938, -23.6372011828], [-48.4769110963, -23.6415896854], [-48.4773989453, -23.6480117647], [-48.4733902323, -23.6491969945], [-48.4751947702, -23.6524868607], [-48.4680439111, -23.6475120233], [-48.4614881671, -23.6474570107], [-48.4641237292, -23.6488288573], [-48.4592334316, -23.6516068889], [-48.4619188403, -23.6539597955], [-48.4583894657, -23.6589741895], [-48.4615160912, -23.6601970997], [-48.4557835298, -23.6634399684], [-48.4571977899, -23.6703135118], [-48.4379877733, -23.6770670010], [-48.4369711518, -23.6814145689], [-48.4431355820, -23.6842352275], [-48.4376161872, -23.6866937129], [-48.4427959231, -23.6956577775], [-48.4365070049, -23.6974856138], [-48.4356635412, -23.7035214578], [-48.4233824513, -23.7086123762], [-48.4215640933, -23.7126141385], [-48.4140383928, -23.7090433450], [-48.4123971749, -23.7150474922], [-48.4073441157, -23.7141500824], [-48.4071425377, -23.7189082062], [-48.3960713819, -23.7210315811], [-48.3958547468, -23.7341614699], [-48.3888772971, -23.7406203179], [-48.3945166276, -23.7438417587], [-48.3961707270, -23.7398597706], [-48.4057362118, -23.7353451091], [-48.4026371837, -23.7445813718], [-48.4069233944, -23.7448907724], [-48.4079296726, -23.7487150632], [-48.3904521705, -23.7514398985], [-48.3998924899, -23.7543999833], [-48.3992439362, -23.7595153881], [-48.3806250730, -23.7562867606], [-48.3718833734, -23.7646289674], [-48.3827492701, -23.7582986215], [-48.3843179723, -23.7632727928], [-48.3923367902, -23.7654466735], [-48.3988245931, -23.7621713486], [-48.3923557887, -23.7697086833], [-48.3930090875, -23.7749053059], [-48.3997752877, -23.7763838241], [-48.3978865705, -23.7786599738], [-48.3921744419, -23.7806816624], [-48.3791302180, -23.7771248927], [-48.3747731492, -23.7805044729], [-48.3840971045, -23.7851777696], [-48.3826963306, -23.7906112957], [-48.3683526194, -23.7966096152], [-48.3656420233, -23.8039003869], [-48.3520435242, -23.8059085329], [-48.3740241559, -23.8129859312], [-48.3654432022, -23.8347302984], [-48.3591794960, -23.8340403451], [-48.3581436136, -23.8307250346], [-48.3644767952, -23.8275190253], [-48.3607578553, -23.8229459695], [-48.3540420953, -23.8236550012], [-48.3485921269, -23.8306526872], [-48.3489236540, -23.8357034323], [-48.3576087408, -23.8433647865], [-48.3718570062, -23.8494897450], [-48.3817067197, -23.8585064183], [-48.3953530097, -23.8629536085], [-48.4024237657, -23.8607745591], [-48.4003731491, -23.8666553779], [-48.4165659688, -23.8749551425], [-48.4309106482, -23.8920122990], [-48.4479191076, -23.8924367964], [-48.4690054944, -23.8881012718], [-48.4953184321, -23.9018109072], [-48.5386712333, -23.9269512433], [-48.5447277410, -23.9304618622], [-48.5511865926, -23.9342061422], [-48.5651002102, -23.9408281374], [-48.5863636389, -23.9342744087], [-48.5915981955, -23.9337083139], [-48.5968467323, -23.9387865865], [-48.6055285217, -23.9363901592], [-48.6087035046, -23.9336800750], [-48.6131508565, -23.9371212299], [-48.6244412691, -23.9336310607], [-48.6313396666, -23.9356979847], [-48.6433598264, -23.9289513702], [-48.6566844658, -23.9269075326], [-48.6649378120, -23.9236464181], [-48.6637454778, -23.9158469256], [-48.6689889563, -23.9104242584], [-48.6631236538, -23.9071057295], [-48.6638995204, -23.8966853256], [-48.6906822968, -23.8834947922], [-48.7138436943, -23.8528489282], [-48.7158176488, -23.8498914733], [-48.7218042304, -23.8508036858], [-48.7264702945, -23.8576540038], [-48.7340604888, -23.8539623487], [-48.7301175515, -23.8534236898], [-48.7442082161, -23.8403331455], [-48.7426113054, -23.8261123923], [-48.7320584829, -23.8196033190], [-48.7360649044, -23.8075693354], [-48.7277091114, -23.8014788397], [-48.7233243283, -23.7846100105], [-48.7135640959, -23.7828141768], [-48.7108325059, -23.7793088348], [-48.7297006897, -23.7722850228], [-48.7433256705, -23.7603334734], [-48.7487242130, -23.7463859364], [-48.7443069598, -23.7428573735], [-48.7422116420, -23.7333159180], [-48.7323939642, -23.7306456309], [-48.7286909685, -23.7230302262], [-48.7209751967, -23.7204118441], [-48.7442603267, -23.6963066327], [-48.7549039768, -23.6947136726], [-48.7594213230, -23.6826468434], [-48.7656951564, -23.6804859468], [-48.7586494453, -23.6571764837], [-48.7677955648, -23.6551949496], [-48.7729756677, -23.6535882768], [-48.7804849863, -23.6423177648], [-48.7729502150, -23.6344775384], [-48.7666920486, -23.6133423347], [-48.7574200489, -23.6145736044], [-48.7311227531, -23.6081166737], [-48.7241348998, -23.6010747401], [-48.7155036383, -23.5990095062], [-48.6971329833, -23.6020287010], [-48.6775044093, -23.5871424787], [-48.6565928069, -23.5956759668], [-48.6497395252, -23.5906885023], [-48.6331171158, -23.5935683720], [-48.6263615631, -23.5941799570], [-48.6250839019, -23.5945679903], [-48.6180512284, -23.5871885123], [-48.6130667685, -23.5873619986], [-48.6132888982, -23.5923765347], [-48.6083837107, -23.5909934601], [-48.6103844908, -23.5884143124], [-48.6090632781, -23.5812985575], [-48.6008478247, -23.5846743800], [-48.5944333875, -23.5805678406], [-48.5998037363, -23.5734679175], [-48.5958919791, -23.5706129823], [-48.5876120003, -23.5703447544], [-48.5826153099, -23.5751176476], [-48.5629499199, -23.5746357551], [-48.5676829621, -23.5668614312], [-48.5596310587, -23.5538843770], [-48.5556593463, -23.5529636436], [-48.5460808834, -23.5583296584], [-48.5332933005, -23.5555229646], [-48.5392403466, -23.5420989426], [-48.5468338968, -23.5479730533], [-48.5498922060, -23.5463750362], [-48.5488578234, -23.5385618290], [-48.5344547939, -23.5406551139]]] }},</text:span></text:p>
      <text:p text:style-name="P1"><text:span text:style-name="T1"><text:tab/>{ "type": "Feature", "properties": {"id": "3508108", "name": "Buritama", "description": "Buritama"}, "geometry": { "type": "Polygon", "coordinates": [[[-50.2051215138, -20.9772480499], [-50.1960229866, -20.9854287780], [-50.1795027293, -20.9819163920], [-50.1758541721, -20.9865514664], [-50.1562644242, -20.9776733869], [-50.1236030645, -20.9838713056], [-50.1221026268, -20.9811439725], [-50.0950619185, -21.0011938575], [-50.0825280310, -21.0012887263], [-50.0829630960, -20.9962000345], [-50.0660930673, -20.9898945796], [-50.0640447272, -20.9957655073], [-50.0579132990, -20.9937945836], [-50.0545643666, -20.9968655648], [-50.0663745740, -21.0082776978], [-50.0673121454, -21.0130994997], [-50.0751086076, -21.0175834872], [-50.0747630644, -21.0221395119], [-50.0803581462, -21.0246521722], [-50.0774063082, -21.0317250635], [-50.0833141453, -21.0342151271], [-50.0820329277, -21.0384187749], [-50.0895167365, -21.0392787115], [-50.0912417848, -21.0469920691], [-50.0940417334, -21.0458003562], [-50.0975809646, -21.0525653157], [-50.0948583973, -21.0560958746], [-50.1070044197, -21.0625314301], [-50.1062638258, -21.0718166917], [-50.1115447961, -21.0811162218], [-50.1082449938, -21.0844002352], [-50.1091699136, -21.0920123118], [-50.1123042607, -21.0937178121], [-50.1029096735, -21.1010718668], [-50.1079859303, -21.1014524073], [-50.1088290275, -21.1070330264], [-50.1119525168, -21.1060279909], [-50.1151360755, -21.1169376796], [-50.1192056263, -21.1151787593], [-50.1259585614, -21.1179711911], [-50.1240624404, -21.1228292856], [-50.1311254978, -21.1246710914], [-50.1297880570, -21.1295239607], [-50.1389405835, -21.1264449787], [-50.1389881686, -21.1329281031], [-50.1508418007, -21.1394171245], [-50.1568289627, -21.1359010834], [-50.1807223387, -21.1113284464], [-50.1916036711, -21.1105466808], [-50.1969400268, -21.1173542309], [-50.2147746527, -21.1224705970], [-50.2459295858, -21.1176393100], [-50.2525199089, -21.1166162433], [-50.2743502468, -21.0995789766], [-50.2709076476, -21.0866352482], [-50.2748141044, -21.0720860933], [-50.3131496525, -21.0763429470], [-50.3204841017, -21.0702180521], [-50.3465042184, -21.0598065285], [-50.3529745558, -21.0462014605], [-50.3577141670, -21.0430788840], [-50.3543314717, -21.0404759388], [-50.3452848523, -21.0416121828], [-50.3367553702, -21.0245242732], [-50.3270672768, -21.0155581827], [-50.3274514873, -21.0104820381], [-50.3209290526, -21.0055500797], [-50.3160917429, -21.0078543505], [-50.3135136007, -21.0029514268], [-50.3037440572, -21.0038707845], [-50.2987633281, -20.9990770273], [-50.2845330385, -21.0034812123], [-50.2794008918, -21.0000453546], [-50.2710819388, -21.0037557051], [-50.2644945415, -21.0012434832], [-50.2489560105, -21.0076240851], [-50.2462427729, -21.0048987901], [-50.2351953913, -20.9930407668], [-50.2326106783, -20.9798137524], [-50.2222588285, -20.9823875371], [-50.2114068471, -20.9783507099], [-50.2051215138, -20.9772480499]]] }},</text:span></text:p>
      <text:p text:style-name="P1"><text:span text:style-name="T1"><text:tab/>{ "type": "Feature", "properties": {"id": "3508207", "name": "Buritizal", "description": "Buritizal"}, "geometry": { "type": "Polygon", "coordinates": [[[-47.6664491776, -20.1286389787], [-47.6622915906, -20.1318815642], [-47.6588221767, -20.1293524017], [-47.6366858297, -20.1309374812], [-47.6229227258, -20.1365594434], [-47.6191845807, -20.1475599329], [-47.6086717268, -20.1591319384], [-47.6053272614, -20.1665680236], [-47.5918554836, -20.1764537605], [-47.6114514697, -20.1993672811], [-47.6187880210, -20.2192057179], [-47.6092544335, -20.2313074219], [-47.6021984441, -20.2521752293], [-47.6101545279, -20.2768249369], [-47.6234658729, -20.2794363548], [-47.6310583498, -20.2857364571], [-47.6393360603, -20.2840695800], [-47.6430290184, -20.2833264154], [-47.6449902988, -20.2877926724], [-47.6545495750, -20.2847715023], [-47.6556631336, -20.2816442495], [-47.6704490635, -20.2834298247], [-47.6845029702, -20.2803004679], [-47.6897625157, -20.2752490845], [-47.7005819230, -20.2761184277], [-47.7144484017, -20.2660050734], [-47.7146131875, -20.2597484551], [-47.7261816836, -20.2557720228], [-47.7320484481, -20.2487335719], [-47.7441344797, -20.2519090439], [-47.7529880939, -20.2487441504], [-47.7598288373, -20.2503379731], [-47.7636679441, -20.2469849604], [-47.7683334472, -20.2488215976], [-47.7732856051, -20.2455310515], [-47.7751721171, -20.2543012044], [-47.7814350212, -20.2583323615], [-47.7915748135, -20.2610163139], [-47.7997966918, -20.2562422279], [-47.8224583459, -20.2581794720], [-47.8283721640, -20.2492401143], [-47.8369062044, -20.2473939547], [-47.8360719591, -20.2414447156], [-47.8318540325, -20.2362980277], [-47.8004486561, -20.2318649273], [-47.7940912606, -20.2273069939], [-47.7893141667, -20.2200358077], [-47.7941806694, -20.2160912056], [-47.7938724457, -20.2005432873], [-47.7692653271, -20.1980950989], [-47.7665319220, -20.1882854367], [-47.7697844354, -20.1782489864], [-47.7850690202, -20.1661502151], [-47.7682290665, -20.1608592528], [-47.7646384256, -20.1556027711], [-47.7568483408, -20.1603347552], [-47.7411896735, -20.1512734697], [-47.7234783990, -20.1562227025], [-47.7159927270, -20.1529880445], [-47.7131687983, -20.1449178157], [-47.7073313340, -20.1416992268], [-47.6946119983, -20.1428866655], [-47.6864344557, -20.1394627664], [-47.6677249223, -20.1208977092], [-47.6664491776, -20.1286389787]]] }},</text:span></text:p>
      <text:p text:style-name="P1"><text:span text:style-name="T1"><text:tab/>{ "type": "Feature", "properties": {"id": "3508306", "name": "Cabralia Paulista", "description": "Cabralia Paulista"}, "geometry": { "type": "Polygon", "coordinates": [[[-49.3165583429, -22.3883223937], [-49.3071169309, -22.3925394944], [-49.2994738398, -22.3919829847], [-49.2916621538, -22.3989867799], [-49.2944160195, -22.4099790672], [-49.2881013385, -22.4221555392], [-49.2903070951, -22.4316473221], [-49.2813977206, -22.4428154190], [-49.2803839300, -22.4631039251], [-49.2662661057, -22.4936211389], [-49.3008254928, -22.5130213847], [-49.3076383234, -22.5133357281], [-49.3165677028, -22.5259579434], [-49.3281506226, -22.5276206849], [-49.3349120842, -22.5329793969], [-49.3461923072, -22.5326150435], [-49.3483057815, -22.5418816072], [-49.3577216756, -22.5482647896], [-49.3687350344, -22.5493995159], [-49.3718598270, -22.5460052864], [-49.3820846569, -22.5512121873], [-49.3894406132, -22.5530047781], [-49.3929872598, -22.5577325970], [-49.3980633404, -22.5503446118], [-49.4058004889, -22.5512941370], [-49.4128375744, -22.5627765564], [-49.4458247039, -22.5623209219], [-49.4513922820, -22.5759726203], [-49.4543352619, -22.5666716190], [-49.4892137250, -22.5413817550], [-49.5026046372, -22.5141175363], [-49.4962326533, -22.5088128868], [-49.4854854939, -22.5079982523], [-49.4841690485, -22.5026155435], [-49.4780730822, -22.5026026529], [-49.4735487817, -22.4963740989], [-49.4691151125, -22.4984933672], [-49.4618011830, -22.4971076958], [-49.4577326704, -22.4925756322], [-49.4467492555, -22.4921295036], [-49.4455035643, -22.4868000521], [-49.4269163860, -22.4763290299], [-49.4230994032, -22.4656514724], [-49.4170427545, -22.4673242624], [-49.4108764269, -22.4619768531], [-49.4013063023, -22.4607833367], [-49.3953283328, -22.4522072391], [-49.3612363305, -22.4338002980], [-49.3543943662, -22.4186198324], [-49.3534926525, -22.4067223995], [-49.3243439238, -22.3888839898], [-49.3165583429, -22.3883223937]]] }},</text:span></text:p>
      <text:p text:style-name="P1"><text:span text:style-name="T1"><text:tab/>{ "type": "Feature", "properties": {"id": "3508405", "name": "Cabreuva", "description": "Cabreuva"}, "geometry": { "type": "Polygon", "coordinates": [[[-47.0983472983, -23.2221627470], [-47.0910544742, -23.2348758453], [-47.0875099315, -23.2369273479], [-47.0807190200, -23.2346455133], [-47.0782631445, -23.2337320821], [-47.0654353998, -23.2360247765], [-47.0534130343, -23.2393175110], [-47.0504179909, -23.2401380781], [-47.0480405572, -23.2478645821], [-47.0439140219, -23.2375574383], [-47.0279164081, -23.2361813173], [-47.0263134875, -23.2469427927], [-47.0171577726, -23.2494058047], [-47.0124979626, -23.2649850953], [-47.0033790141, -23.2676858020], [-46.9893886320, -23.2591466600], [-46.9692320157, -23.2601925776], [-46.9710802751, -23.2678589547], [-46.9640131530, -23.2705389479], [-46.9672133364, -23.2769280944], [-46.9627544335, -23.2847777492], [-46.9665566134, -23.2979847155], [-46.9719438783, -23.3009232924], [-46.9652544624, -23.3091046461], [-46.9695410490, -23.3168009159], [-46.9586532682, -23.3263421360], [-46.9635781811, -23.3230867624], [-46.9832109971, -23.3331535186], [-46.9952630993, -23.3305126064], [-46.9995412407, -23.3327581113], [-47.0000880845, -23.3376539615], [-47.0076375612, -23.3370487736], [-47.0148955391, -23.3398457420], [-47.0168733886, -23.3448698077], [-47.0307902352, -23.3455250425], [-47.0424580614, -23.3517735664], [-47.0566162166, -23.3567594932], [-47.0658633949, -23.3540317728], [-47.0653462690, -23.3572971304], [-47.0699816069, -23.3585308838], [-47.0816831506, -23.3571006653], [-47.0871076639, -23.3527319015], [-47.0913975743, -23.3550540343], [-47.0917772300, -23.3614190307], [-47.0957952154, -23.3672995718], [-47.0941776967, -23.3707414663], [-47.1048787142, -23.3705846793], [-47.1011756902, -23.3856420062], [-47.0960982489, -23.3873292180], [-47.0812789453, -23.3808371330], [-47.0834200609, -23.3911176545], [-47.0802246596, -23.3940208778], [-47.0854053982, -23.4027524800], [-47.0956336905, -23.3979032250], [-47.1004659088, -23.4040946035], [-47.1047824263, -23.4012886426], [-47.1202347763, -23.4032318766], [-47.1225640643, -23.3998881922], [-47.1200791564, -23.3827372077], [-47.1166236037, -23.3815419516], [-47.1191104889, -23.3750191912], [-47.1291153060, -23.3815590934], [-47.1330448895, -23.3801449259], [-47.1312872350, -23.3744499283], [-47.1375959394, -23.3685877180], [-47.1380531609, -23.3543620489], [-47.1425098734, -23.3478193647], [-47.1641737216, -23.3424863715], [-47.1706281900, -23.3373591196], [-47.1733680614, -23.3254842539], [-47.1610072923, -23.3200574295], [-47.1661615694, -23.3120173289], [-47.1613245701, -23.3111039597], [-47.1608292353, -23.3071819880], [-47.1662991756, -23.3036750791], [-47.1680266973, -23.2935238018], [-47.1782239032, -23.2939221566], [-47.1853908158, -23.2836938537], [-47.1908982814, -23.2696068984], [-47.1905298262, -23.2457882503], [-47.1819248621, -23.2475564359], [-47.1758977943, -23.2567406366], [-47.1417202878, -23.2534339775], [-47.1286170732, -23.2433728266], [-47.1242696856, -23.2347290518], [-47.1155785765, -23.2245717999], [-47.1123552990, -23.2255472549], [-47.0983472983, -23.2221627470]]] }},</text:span></text:p>
      <text:p text:style-name="P1"><text:span text:style-name="T1"><text:tab/>{ "type": "Feature", "properties": {"id": "3508504", "name": "Cacapava", "description": "Cacapava"}, "geometry": { "type": "Polygon", "coordinates": [[[-45.7107338507, -22.9897134339], [-45.7129320605, -23.0092889585], [-45.7022704894, -23.0067395719], [-45.6969694328, -23.0260108837], [-45.6778992575, -23.0359214881], [-45.6736756705, -23.0455691480], [-45.6718848248, -23.0346358195], [-45.6644815186, -23.0380253587], [-45.6660296555, -23.0298329004], [-45.6377949641, -23.0664001153], [-45.6376060071, -23.0682894927], [-45.6370460132, -23.0740341672], [-45.6305157007, -23.0808167729], [-45.6313896886, -23.0866967883], [-45.6357284641, -23.0894560085], [-45.6286792543, -23.1008073512], [-45.6292068532, -23.1149716949], [-45.5933336729, -23.1342537448], [-45.5944134935, -23.1446411224], [-45.6089873625, -23.1629050710], [-45.6199746926, -23.1735588256], [-45.6156990599, -23.1804604032], [-45.6241780548, -23.1843159056], [-45.6277801937, -23.1928551983], [-45.6403068340, -23.1955406677], [-45.6424381845, -23.1980202225], [-45.6488932128, -23.1969207051], [-45.6547767206, -23.2030836241], [-45.6645711588, -23.2064994661], [-45.6891267123, -23.2231110310], [-45.7180805669, -23.2339494054], [-45.7207515766, -23.2381052257], [-45.7319350632, -23.2231327967], [-45.7373910803, -23.2163969881], [-45.7401099162, -23.2022405160], [-45.7417471966, -23.1986914063], [-45.7473566328, -23.1987189812], [-45.7506902607, -23.1924752278], [-45.7520879196, -23.1775214992], [-45.7541296386, -23.1752518536], [-45.7596903267, -23.1665943228], [-45.7564055462, -23.1576926085], [-45.7596248902, -23.1502366181], [-45.7558552704, -23.1348504944], [-45.7597823216, -23.1271926367], [-45.7561890390, -23.1186660764], [-45.7519274489, -23.1173997296], [-45.7568362177, -23.1111303993], [-45.7607635462, -23.1143175268], [-45.7648383701, -23.1105372990], [-45.7661366070, -23.1160177341], [-45.7708496238, -23.1147098342], [-45.7747037464, -23.1047828685], [-45.7786480865, -23.1151123515], [-45.7792139032, -23.1098546848], [-45.7869669639, -23.1113132203], [-45.7878267633, -23.1021732952], [-45.7923924108, -23.1072719037], [-45.7994100073, -23.1015049290], [-45.8033304914, -23.0890670188], [-45.8174173866, -23.0725557699], [-45.8421346152, -23.0412126680], [-45.8358194680, -23.0383688951], [-45.8198304353, -23.0288378212], [-45.8096707537, -23.0118299727], [-45.8031170443, -23.0142064269], [-45.7848439468, -23.0063183549], [-45.7637459469, -22.9924574771], [-45.7481412688, -22.9889766753], [-45.7395145142, -22.9738044044], [-45.7299978834, -22.9720848654], [-45.7246437348, -22.9689560813], [-45.7180975360, -22.9868656417], [-45.7107338507, -22.9897134339]]] }},</text:span></text:p>
      <text:p text:style-name="P1"><text:span text:style-name="T1"><text:tab/>{ "type": "Feature", "properties": {"id": "3508603", "name": "Cachoeira Paulista", "description": "Cachoeira Paulista"}, "geometry": { "type": "Polygon", "coordinates": [[[-45.1038424004, -22.5801326049], [-45.0952672156, -22.5848057575], [-45.1022159099, -22.5892155360], [-45.0856458695, -22.5978280567], [-45.0671711282, -22.5951240301], [-45.0647877966, -22.5986025416], [-45.0506279360, -22.6005831937], [-45.0513716288, -22.5983958960], [-45.0388108593, -22.5966365090], [-45.0296606059, -22.6004060616], [-45.0235180241, -22.5990722358], [-45.0175744004, -22.6037535292], [-45.0122550324, -22.6026734805], [-45.0098113442, -22.6020939068], [-45.0035810517, -22.6044042386], [-45.0016025796, -22.6088115744], [-45.0047723748, -22.6102963798], [-45.0003778283, -22.6123171885], [-44.9895205695, -22.6381717443], [-44.9778539898, -22.6431238392], [-44.9622152780, -22.6436190612], [-44.9550256334, -22.6531622823], [-44.9402818586, -22.6597470426], [-44.9272823780, -22.6543756799], [-44.9255041314, -22.6574391587], [-44.9122371193, -22.6803248510], [-44.9030148219, -22.6803592745], [-44.8925974216, -22.6897415181], [-44.9095786724, -22.6887670119], [-44.9236465818, -22.6958331633], [-44.9225775340, -22.7014595456], [-44.9131727690, -22.7077180437], [-44.9183787796, -22.7115920765], [-44.9172286948, -22.7162730690], [-44.9155137512, -22.7210135461], [-44.9192162597, -22.7261197417], [-44.9131503157, -22.7346368314], [-44.9117582175, -22.7426453649], [-44.9216359436, -22.7538620902], [-44.9195796492, -22.7656267647], [-44.9145308128, -22.7691552716], [-44.9147216592, -22.7789241834], [-44.9052674576, -22.7868365757], [-44.9095639865, -22.8091713580], [-44.8969113153, -22.8294157200], [-44.8946196779, -22.8440472411], [-44.9073181203, -22.8482120955], [-44.9123031445, -22.8545511049], [-44.9219962621, -22.8566878391], [-44.9229762231, -22.8515139909], [-44.9337066802, -22.8476978395], [-44.9294163765, -22.8319174501], [-44.9346635373, -22.8282488486], [-44.9370380137, -22.8325485989], [-44.9484105561, -22.8331363817], [-44.9463040224, -22.8187823362], [-44.9504996867, -22.8092281847], [-44.9579352371, -22.8027230000], [-44.9642124862, -22.8074949734], [-44.9715823419, -22.8111912513], [-44.9746815826, -22.8075489350], [-44.9750214428, -22.7979769546], [-44.9901637032, -22.7948934301], [-44.9999588205, -22.7755762338], [-45.0052862458, -22.7733214716], [-45.0061523737, -22.7598974337], [-45.0169200250, -22.7500968988], [-45.0206442908, -22.7409426635], [-45.0206281679, -22.7203249599], [-45.0167967813, -22.7125281275], [-45.0205062827, -22.6998894562], [-45.0385907728, -22.6946771264], [-45.0379545992, -22.6867284753], [-45.0413773746, -22.6844849140], [-45.0443089680, -22.6771449199], [-45.0580977686, -22.6808521692], [-45.0628265559, -22.6762772550], [-45.0687713707, -22.6758412635], [-45.0732577235, -22.6688315316], [-45.0841561153, -22.6719247347], [-45.0880993414, -22.6655308550], [-45.0945153842, -22.6648090570], [-45.1118102466, -22.6342114854], [-45.1094447792, -22.6267160861], [-45.0991630172, -22.6222123779], [-45.0946071564, -22.6132249250], [-45.1008989605, -22.6095397792], [-45.1111765604, -22.5951493103], [-45.1188928222, -22.5923426411], [-45.1204303417, -22.5858725401], [-45.1240957295, -22.5877494700], [-45.1249532526, -22.5836578402], [-45.1154600217, -22.5711172610], [-45.1083220871, -22.5698656671], [-45.1034258177, -22.5622095074], [-45.1025070238, -22.5660092069], [-45.1078612933, -22.5731506194], [-45.1038424004, -22.5801326049]]] }},</text:span></text:p>
      <text:p text:style-name="P1"><text:span text:style-name="T1"><text:tab/>{ "type": "Feature", "properties": {"id": "3508702", "name": "Caconde", "description": "Caconde"}, "geometry": { "type": "Polygon", "coordinates": [[[-46.6195944489, -21.4347364426], [-46.6148108424, -21.4409873261], [-46.6014431016, -21.4434807203], [-46.5760671414, -21.4264762393], [-46.5699496398, -21.4362875808], [-46.5609672482, -21.4413306842], [-46.5482914949, -21.4400849355], [-46.5472797756, -21.4400016040], [-46.5353334947, -21.4486627900], [-46.5280464523, -21.4445136245], [-46.5197545629, -21.4471613965], [-46.5191126237, -21.4615379857], [-46.5088069589, -21.4694185376], [-46.5117866862, -21.4766961251], [-46.5084438000, -21.4886465562], [-46.5188042048, -21.5004091163], [-46.5156557621, -21.5108605554], [-46.5237292798, -21.5213690509], [-46.5213873621, -21.5311223165], [-46.5196177112, -21.5345599967], [-46.5106594912, -21.5353975180], [-46.5096552438, -21.5371988988], [-46.4996023974, -21.5540511406], [-46.5022991462, -21.5611164648], [-46.5119196761, -21.5660731566], [-46.5117237945, -21.5716801382], [-46.5215476186, -21.5840268652], [-46.5179892966, -21.5925740440], [-46.5238339687, -21.6006335417], [-46.5155298212, -21.6055114485], [-46.5177813652, -21.6123407701], [-46.5338360864, -21.6208058975], [-46.5344211435, -21.6282008669], [-46.5469204498, -21.6299526667], [-46.5525318480, -21.6375940432], [-46.5478219490, -21.6493866088], [-46.5545351993, -21.6530022200], [-46.5560593122, -21.6524803733], [-46.5662511456, -21.6587206518], [-46.5654287949, -21.6788414379], [-46.5765007025, -21.6845786638], [-46.6207569740, -21.6750661896], [-46.6232325132, -21.6615199785], [-46.6209829634, -21.6601540418], [-46.6193854554, -21.6591831319], [-46.6055111550, -21.6507566893], [-46.6401303092, -21.6017722497], [-46.6470677796, -21.6017035144], [-46.6525393685, -21.6025334443], [-46.6599081574, -21.6090769521], [-46.6679954869, -21.6071007524], [-46.6784716028, -21.6125955887], [-46.6937359259, -21.6114408895], [-46.6981458435, -21.6037560981], [-46.7063458989, -21.6011740624], [-46.7194584322, -21.6066907206], [-46.7223678181, -21.6004947338], [-46.7148949475, -21.5907068910], [-46.7099436526, -21.5729098229], [-46.7112220818, -21.5730327455], [-46.7179671086, -21.5727997493], [-46.7204740702, -21.5690533940], [-46.7311898271, -21.5800337339], [-46.7346201768, -21.5784191207], [-46.7461502730, -21.5862944332], [-46.7466880189, -21.5779074848], [-46.7568650343, -21.5761190893], [-46.7594883539, -21.5714171275], [-46.7607328730, -21.5501400314], [-46.7623672282, -21.5476372264], [-46.7545613624, -21.5419077584], [-46.7540852893, -21.5372910331], [-46.7481177883, -21.5365035944], [-46.7457193924, -21.5301356469], [-46.7402857119, -21.5285917429], [-46.7327838609, -21.5277132792], [-46.7182457836, -21.5191549233], [-46.7114039292, -21.5096314967], [-46.7011059550, -21.5057325446], [-46.6973371690, -21.4980104232], [-46.7186698818, -21.4802325432], [-46.7222924009, -21.4726887392], [-46.7178487497, -21.4697393287], [-46.7144163980, -21.4540156973], [-46.7063182397, -21.4467701133], [-46.7057652860, -21.4430715198], [-46.6997356090, -21.4455548548], [-46.6767153829, -21.4336714142], [-46.6684968603, -21.4383369198], [-46.6559575371, -21.4367351830], [-46.6501475434, -21.4392540072], [-46.6257329376, -21.4269252034], [-46.6156312285, -21.4297720644], [-46.6195944489, -21.4347364426]]] }},</text:span></text:p>
      <text:p text:style-name="P1"><text:span text:style-name="T1"><text:tab/>{ "type": "Feature", "properties": {"id": "3508801", "name": "Cafelandia", "description": "Cafelandia"}, "geometry": { "type": "Polygon", "coordinates": [[[-49.4195875453, -21.5421665630], [-49.4068730899, -21.5438603761], [-49.3957522481, -21.5397054128], [-49.3956560448, -21.5396631198], [-49.3724930632, -21.5348468017], [-49.3398198118, -21.5458105998], [-49.3280788957, -21.5585645846], [-49.3218698170, -21.5826935656], [-49.3204515742, -21.5959560740], [-49.3110233828, -21.6167090451], [-49.3084115419, -21.6263006415], [-49.3263361175, -21.6444345560], [-49.3409762687, -21.6565344650], [-49.3608237947, -21.6588626489], [-49.3717977222, -21.6667903379], [-49.3813778292, -21.6679655560], [-49.3825661820, -21.6774345581], [-49.3884035328, -21.6777784659], [-49.3851426441, -21.6852419300], [-49.3883935939, -21.6913984729], [-49.4058666324, -21.6962682500], [-49.4059925830, -21.7104292471], [-49.4110611848, -21.7181810437], [-49.4106079247, -21.7253207401], [-49.4202157660, -21.7350412660], [-49.4122167902, -21.7502258880], [-49.4138154024, -21.7563068623], [-49.4264015658, -21.7681523160], [-49.4340698870, -21.7700485866], [-49.4308779557, -21.7788844192], [-49.4370912382, -21.7867224704], [-49.4503771900, -21.7832394568], [-49.4589909154, -21.7846083470], [-49.4886474798, -21.8078624987], [-49.4919857306, -21.8204658336], [-49.4993440618, -21.8197037684], [-49.5160030448, -21.8354188701], [-49.5252621828, -21.8370898009], [-49.5230481956, -21.8494597483], [-49.5263073015, -21.8521729186], [-49.5384271441, -21.8507136065], [-49.5457487068, -21.8560060454], [-49.5523727634, -21.8412995461], [-49.5652232146, -21.8313121969], [-49.5770240395, -21.8406343323], [-49.5802747386, -21.8501807097], [-49.5855245592, -21.8543140569], [-49.5908434501, -21.8547624502], [-49.5966966438, -21.8575418271], [-49.6063519590, -21.8704189670], [-49.6353293856, -21.8595554761], [-49.6393786949, -21.8498211989], [-49.6509995386, -21.8545523827], [-49.6917798862, -21.8950784346], [-49.7012028638, -21.9004046174], [-49.6980950928, -21.9088116420], [-49.7155662846, -21.9200673204], [-49.7206610386, -21.9197805685], [-49.7287977636, -21.9360209061], [-49.7338972442, -21.9393544073], [-49.7461469410, -21.9373116130], [-49.7566602907, -21.9320000776], [-49.7672828579, -21.9316351834], [-49.7713695209, -21.9265178807], [-49.7681897664, -21.9159521504], [-49.7780804941, -21.9154423253], [-49.8084213954, -21.8897141575], [-49.7971355787, -21.8758159210], [-49.7994769219, -21.8662752871], [-49.8071156960, -21.8622240357], [-49.8061083432, -21.8577845464], [-49.7914697002, -21.8456002287], [-49.7711408714, -21.8037565747], [-49.7557567124, -21.7994899117], [-49.7542780057, -21.7867552367], [-49.7494624636, -21.7787678302], [-49.7369553628, -21.7747223486], [-49.7332974457, -21.7674007334], [-49.7229246468, -21.7655273224], [-49.7286473864, -21.7574406885], [-49.7250996315, -21.7450566021], [-49.7129225580, -21.7381224905], [-49.6981129803, -21.7405791179], [-49.6980098040, -21.7405043417], [-49.6944646436, -21.7416714529], [-49.6779293064, -21.7325337040], [-49.6568638343, -21.7267098475], [-49.6476156371, -21.7302798259], [-49.6415441245, -21.7279711246], [-49.6249310726, -21.7296853225], [-49.6138831699, -21.7230430917], [-49.5968976545, -21.7186184737], [-49.5702074053, -21.7001686081], [-49.5711194939, -21.6739548440], [-49.5606952354, -21.6582376300], [-49.5642362567, -21.6551527661], [-49.5637282309, -21.6515436349], [-49.5595630549, -21.6509676117], [-49.5635477975, -21.6472727766], [-49.5615772013, -21.6422882724], [-49.5653828928, -21.6396339175], [-49.5670000027, -21.6254278959], [-49.5321832087, -21.6089051277], [-49.5209223175, -21.6100349347], [-49.5170979078, -21.6018428916], [-49.5087214788, -21.6130579943], [-49.5043709252, -21.6165424522], [-49.4958762271, -21.6083385171], [-49.4982132368, -21.5641452148], [-49.4857663799, -21.5561870501], [-49.4679858191, -21.5550543027], [-49.4599930792, -21.5486578706], [-49.4583507212, -21.5431303000], [-49.4562002381, -21.5330574972], [-49.4449819873, -21.5235958913], [-49.4195875453, -21.5421665630]]] }},</text:span></text:p>
      <text:p text:style-name="P1"><text:span text:style-name="T1"><text:tab/>{ "type": "Feature", "properties": {"id": "3508900", "name": "Caiabu", "description": "Caiabu"}, "geometry": { "type": "Polygon", "coordinates": [[[-51.2003838431, -21.8228685469], [-51.1776339902, -21.8372668072], [-51.1659177065, -21.8605666917], [-51.1566970853, -21.8646254025], [-51.1543597479, -21.8629402140], [-51.1510798912, -21.8774376317], [-51.1646385478, -21.9021110582], [-51.1610011175, -21.9150487213], [-51.1643144842, -21.9190100586], [-51.1814254508, -21.9507258078], [-51.1841886864, -21.9561346510], [-51.1770348594, -21.9752941766], [-51.1715704668, -22.0037443660], [-51.1823040166, -22.0040110813], [-51.1919535176, -22.0143129590], [-51.1955896207, -22.0238187016], [-51.1960592392, -22.0316479309], [-51.2017076910, -22.0367973573], [-51.2034347036, -22.0617404988], [-51.2073014281, -22.0677797671], [-51.2108219014, -22.0652140369], [-51.2220366238, -22.0707445668], [-51.2365991361, -22.0701635488], [-51.2478847323, -22.0694061721], [-51.2494683193, -22.0665444106], [-51.2655563396, -22.0670755125], [-51.2741455617, -22.0520809279], [-51.2864919334, -22.0453548767], [-51.2881705651, -22.0441572619], [-51.2856519896, -22.0344360013], [-51.2905836175, -22.0242848242], [-51.2859696493, -22.0221475533], [-51.2850216501, -22.0158794332], [-51.2780212920, -22.0008123324], [-51.2883266324, -21.9902818018], [-51.2888172262, -21.9838344069], [-51.2834182632, -21.9809794690], [-51.2804333748, -21.9699628177], [-51.2744240033, -21.9644725851], [-51.2758975495, -21.9607287716], [-51.2723178879, -21.9584920303], [-51.2754356086, -21.9534733846], [-51.2710563910, -21.9508804863], [-51.2743613470, -21.9464433644], [-51.2727071465, -21.9393161999], [-51.2653043512, -21.9361956946], [-51.2701349903, -21.9294162016], [-51.2738767434, -21.9257523865], [-51.2687384597, -21.9166661982], [-51.2721062440, -21.9134085682], [-51.2707666722, -21.9094935977], [-51.2644969486, -21.9032282968], [-51.2564214455, -21.9011710882], [-51.2621353076, -21.8901590583], [-51.2661994492, -21.8784209714], [-51.2602458480, -21.8767033244], [-51.2630145654, -21.8810607662], [-51.2524103288, -21.8779580562], [-51.2567904695, -21.8691446067], [-51.2539700922, -21.8608312177], [-51.2469852124, -21.8524871875], [-51.2431839913, -21.8524697549], [-51.2440679875, -21.8452783598], [-51.2353904478, -21.8415527626], [-51.2393547738, -21.8378499921], [-51.2278763900, -21.8389724055], [-51.2226497392, -21.8287278546], [-51.2094758963, -21.8328487502], [-51.2003838431, -21.8228685469]]] }},</text:span></text:p>
      <text:p text:style-name="P1"><text:span text:style-name="T1"><text:tab/>{ "type": "Feature", "properties": {"id": "3509007", "name": "Caieiras", "description": "Caieiras"}, "geometry": { "type": "Polygon", "coordinates": [[[-46.7398178569, -23.3486843626], [-46.7430580288, -23.3543597895], [-46.7201040633, -23.3554581162], [-46.7161119405, -23.3550274829], [-46.7055577595, -23.3628339503], [-46.6973966433, -23.3618881522], [-46.6900190022, -23.3671630522], [-46.6859348435, -23.3644179492], [-46.6814319123, -23.3676332338], [-46.6722637339, -23.3647223288], [-46.6693790717, -23.3617031871], [-46.6672277745, -23.3737098552], [-46.6601663410, -23.3743324494], [-46.6603677215, -23.3818748720], [-46.6562915707, -23.3836204641], [-46.6587710816, -23.3891798748], [-46.6545084936, -23.3950422984], [-46.6584899407, -23.3991482308], [-46.6693018490, -23.4183139816], [-46.6776846559, -23.4151356754], [-46.6797064519, -23.4168756784], [-46.6845903195, -23.4188045856], [-46.6862870012, -23.4267994155], [-46.7001740116, -23.4217578526], [-46.7025178654, -23.4172747607], [-46.7070047088, -23.4162986738], [-46.7078251290, -23.4162729893], [-46.7100181746, -23.4065513875], [-46.7161713533, -23.4070260561], [-46.7200673239, -23.4018215583], [-46.7201377465, -23.4015383754], [-46.7214255580, -23.3959292772], [-46.7290403755, -23.3942323954], [-46.7349789517, -23.3883575957], [-46.7406331720, -23.3890577448], [-46.7512317987, -23.3901508738], [-46.7544956586, -23.3871717714], [-46.7548079606, -23.3871026431], [-46.7643599051, -23.3849767221], [-46.7700818783, -23.3888866192], [-46.7706864993, -23.3972461462], [-46.7834156365, -23.3987118216], [-46.7827518673, -23.4019232322], [-46.7859010746, -23.4048902797], [-46.7935041686, -23.3995481195], [-46.7991683127, -23.4027262918], [-46.8024967700, -23.3947046314], [-46.8077843727, -23.3994242901], [-46.8225147442, -23.4008787784], [-46.8225218941, -23.4000780171], [-46.8228177725, -23.3707925690], [-46.8228240640, -23.3702962183], [-46.8228734681, -23.3652198362], [-46.8229083302, -23.3616605445], [-46.8232202169, -23.3304890122], [-46.8184212777, -23.3366826020], [-46.8098193374, -23.3358699759], [-46.7938775772, -23.3457968875], [-46.7884584576, -23.3434474740], [-46.7796300315, -23.3505935972], [-46.7721832040, -23.3474520132], [-46.7706954507, -23.3400676737], [-46.7666387646, -23.3343919919], [-46.7516448495, -23.3262407918], [-46.7431332792, -23.3372344923], [-46.7416545872, -23.3449975524], [-46.7398178569, -23.3486843626]]] }},</text:span></text:p>
      <text:p text:style-name="P1"><text:span text:style-name="T1"><text:tab/>{ "type": "Feature", "properties": {"id": "3509106", "name": "Caiua", "description": "Caiua"}, "geometry": { "type": "Polygon", "coordinates": [[[-51.9417339385, -21.5418033073], [-51.9377519573, -21.5451239690], [-51.9338028411, -21.5422929586], [-51.9359149283, -21.5472930362], [-51.9306075409, -21.5505790474], [-51.9276572033, -21.5489365060], [-51.9223283280, -21.5602181259], [-51.9124635320, -21.5575095953], [-51.9106376900, -21.5615542942], [-51.9057220902, -21.5615522087], [-51.9083954016, -21.5648706797], [-51.9051632398, -21.5661065146], [-51.9048826315, -21.5628559898], [-51.9036733699, -21.5665075417], [-51.9002684038, -21.5635128832], [-51.8938729630, -21.5660861378], [-51.8964416324, -21.5676098144], [-51.8927266736, -21.5706365611], [-51.8853070535, -21.5696272775], [-51.8820879319, -21.5843561507], [-51.8734490400, -21.5763982009], [-51.8703057012, -21.5802377836], [-51.8680154977, -21.5770446077], [-51.8595217099, -21.5802539711], [-51.8452388670, -21.6102849011], [-51.8474071405, -21.6307718907], [-51.8517945402, -21.6340547463], [-51.8638828085, -21.6679712396], [-51.8833862758, -21.6872619804], [-51.8860140462, -21.6992992583], [-51.8990208670, -21.7191302753], [-51.8968013047, -21.7232670891], [-51.9007015799, -21.7277324390], [-51.9004640867, -21.7349644010], [-51.8968306155, -21.7433709818], [-51.8893260485, -21.7457226689], [-51.8871094066, -21.7608367126], [-51.8923752942, -21.7702185183], [-51.8923959078, -21.7703298095], [-51.8997936797, -21.7801122727], [-51.9009692324, -21.7930823683], [-51.9071093999, -21.8004664627], [-51.9134421267, -21.8206274734], [-51.9327913206, -21.8269088314], [-51.9343306178, -21.8419704067], [-51.9434354277, -21.8524875684], [-51.9435832217, -21.8529768608], [-51.9629830820, -21.9060186316], [-51.9810358956, -21.9117573595], [-51.9898760688, -21.9100032788], [-52.0028853728, -21.9129148606], [-52.0282781618, -21.9408746742], [-52.0287794712, -21.9493824132], [-52.0225899897, -21.9482031619], [-52.0314390395, -21.9876575677], [-52.0270692211, -22.0036461765], [-52.0334224467, -22.0080834289], [-52.0379459863, -22.0266160141], [-52.0293436027, -22.0348483820], [-52.0296439855, -22.0475746709], [-52.0563015927, -22.0321236834], [-52.0586991805, -22.0268630983], [-52.0582984461, -22.0232186077], [-52.0630575370, -22.0217827129], [-52.0665042655, -22.0156208197], [-52.0672444382, -22.0083960569], [-52.0775958626, -22.0046143220], [-52.0818495568, -21.9928086117], [-52.0875696123, -21.9875709280], [-52.0972506120, -21.9873575416], [-52.1087824383, -21.9810597016], [-52.1222674806, -21.9940252906], [-52.1280384678, -21.9904044121], [-52.1434439497, -21.9983665075], [-52.1432109623, -21.9968472526], [-52.1280411670, -21.8979142211], [-52.1246081293, -21.8755166763], [-52.1102993628, -21.8803905824], [-52.1066671342, -21.8758875144], [-52.0966310240, -21.8718567215], [-52.0837894820, -21.8479568516], [-52.0739729931, -21.8418745490], [-52.0669552710, -21.8297238169], [-52.0215353216, -21.7988209814], [-52.0145276092, -21.8011995706], [-51.9769933853, -21.7668387983], [-51.9679931384, -21.7115244438], [-51.9614571208, -21.6713784347], [-51.9449015996, -21.5694726167], [-51.9448144972, -21.5689389425], [-51.9431301405, -21.5585631541], [-51.9412051619, -21.5467102538], [-51.9417339385, -21.5418033073]]] }},</text:span></text:p>
      <text:p text:style-name="P1"><text:span text:style-name="T1"><text:tab/>{ "type": "Feature", "properties": {"id": "3509205", "name": "Cajamar", "description": "Cajamar"}, "geometry": { "type": "Polygon", "coordinates": [[[-46.8621159109, -23.2781247376], [-46.8526986961, -23.2841299919], [-46.8427823918, -23.2825040719], [-46.8377109024, -23.2874039140], [-46.8418834204, -23.2948597659], [-46.8404723746, -23.3021879803], [-46.8327616261, -23.3101639552], [-46.8223022361, -23.3126581319], [-46.8253056481, -23.3235574043], [-46.8232202169, -23.3304890122], [-46.8229083302, -23.3616605445], [-46.8228734681, -23.3652198362], [-46.8228240640, -23.3702962183], [-46.8228177725, -23.3707925690], [-46.8225218941, -23.4000780171], [-46.8225147442, -23.4008787784], [-46.8242786278, -23.4058906705], [-46.8259857662, -23.4088056452], [-46.8194279719, -23.4178084688], [-46.8225052673, -23.4212540084], [-46.8316607421, -23.4298877789], [-46.8411534918, -23.4209588799], [-46.8629106006, -23.4187442621], [-46.8687055678, -23.4148454077], [-46.8669810117, -23.4047259192], [-46.8705641024, -23.4004318856], [-46.8806998709, -23.3956756315], [-46.8843136849, -23.3946796978], [-46.8860221565, -23.3988876692], [-46.9008653028, -23.3995065673], [-46.9128787303, -23.3912453703], [-46.9131200979, -23.3862182411], [-46.9181968425, -23.3896526343], [-46.9282357987, -23.3871906042], [-46.9314459365, -23.3786535871], [-46.9198746958, -23.3762254079], [-46.9018410132, -23.3656252680], [-46.9018453599, -23.3588432758], [-46.9111525738, -23.3525325112], [-46.9275501252, -23.3559484604], [-46.9342527207, -23.3638700069], [-46.9404426889, -23.3517835900], [-46.9375824180, -23.3278638853], [-46.9375757089, -23.3274557884], [-46.9374880651, -23.3213654587], [-46.9304410108, -23.3111816635], [-46.9219511811, -23.3074387428], [-46.9179743520, -23.3102341209], [-46.9018609547, -23.3072649583], [-46.8895743867, -23.2993275911], [-46.8862341836, -23.2923994667], [-46.8854028604, -23.2917844632], [-46.8811589503, -23.2886416961], [-46.8767389156, -23.2904603470], [-46.8726938752, -23.2819590921], [-46.8720730843, -23.2818924354], [-46.8676220751, -23.2777476419], [-46.8621159109, -23.2781247376]]] }},</text:span></text:p>
      <text:p text:style-name="P1"><text:span text:style-name="T1"><text:tab/>{ "type": "Feature", "properties": {"id": "3509254", "name": "Cajati", "description": "Cajati"}, "geometry": { "type": "Polygon", "coordinates": [[[-48.1547446725, -24.6402850715], [-48.1496871325, -24.6451652560], [-48.1352090447, -24.6447238017], [-48.1285244663, -24.6487949462], [-48.1271991151, -24.6593353585], [-48.0928609280, -24.6705644309], [-48.0985038573, -24.6739701648], [-48.0943995187, -24.6863424945], [-48.0879221151, -24.6885652733], [-48.0659398008, -24.7079383349], [-48.0636443244, -24.7112763312], [-48.0584448977, -24.7090768662], [-48.0508266137, -24.7177560167], [-48.0477504573, -24.7172485269], [-48.0517253120, -24.7305200424], [-48.0627484797, -24.7339968451], [-48.0602560657, -24.7379638654], [-48.0630026572, -24.7496530278], [-48.0711014616, -24.7544417722], [-48.0760026380, -24.7511784954], [-48.0806679344, -24.7568886140], [-48.0848106588, -24.7558811670], [-48.0823855834, -24.7611404239], [-48.0890820423, -24.7589567461], [-48.0899966817, -24.7619525292], [-48.0958320061, -24.7578094372], [-48.0951976378, -24.7652156591], [-48.1037688553, -24.7765134841], [-48.1058605910, -24.7769634842], [-48.1152479343, -24.7798126052], [-48.1274443292, -24.7956796972], [-48.1283306202, -24.8215128732], [-48.1312216505, -24.8253236612], [-48.1293895819, -24.8378872369], [-48.1468916516, -24.8415131090], [-48.1566352266, -24.8473821382], [-48.1689978774, -24.8746347402], [-48.1760583261, -24.8741031282], [-48.1911412163, -24.8832271818], [-48.2019167226, -24.8950823899], [-48.2050283597, -24.9073883694], [-48.2107249617, -24.9068628546], [-48.2259655546, -24.9070087409], [-48.2338624355, -24.9010217294], [-48.2394737700, -24.9009767727], [-48.2519800466, -24.9116352114], [-48.2595857613, -24.9082072229], [-48.2635827594, -24.8935870840], [-48.2552750934, -24.8901381711], [-48.2535852953, -24.8850784662], [-48.2611615620, -24.8782710919], [-48.2680231613, -24.8821762728], [-48.2740262241, -24.8800662636], [-48.2795784334, -24.8826719478], [-48.2823301836, -24.8786377084], [-48.2968313772, -24.8797024437], [-48.3047736146, -24.8737045992], [-48.3151394607, -24.8746561614], [-48.3189175907, -24.8642339327], [-48.3083120908, -24.8609069842], [-48.3067580669, -24.8551544861], [-48.2984424300, -24.8541887753], [-48.2967642102, -24.8509529368], [-48.2823562360, -24.8429130132], [-48.2701122572, -24.8404292239], [-48.2687037159, -24.8319736769], [-48.2945576307, -24.8400463932], [-48.2991627772, -24.8357401769], [-48.3053855797, -24.8368881024], [-48.3021922035, -24.8316088051], [-48.3020548470, -24.8281310051], [-48.3090790269, -24.8243823536], [-48.3046120835, -24.8142783304], [-48.2988926765, -24.8157529552], [-48.2944363807, -24.8128741562], [-48.2957950773, -24.8007254929], [-48.3031248531, -24.7928023534], [-48.3033676323, -24.7889727266], [-48.2971804544, -24.7877031276], [-48.2961249424, -24.7834616076], [-48.2909986158, -24.7845087048], [-48.2899040409, -24.7781906275], [-48.2960395930, -24.7699757636], [-48.2951779920, -24.7628215780], [-48.3018531121, -24.7621388720], [-48.3034069750, -24.7520751481], [-48.3003410998, -24.7489291365], [-48.3038545761, -24.7423078371], [-48.3058505288, -24.7425165846], [-48.3080379700, -24.7360851955], [-48.3049373230, -24.7317555729], [-48.3047959297, -24.7317322241], [-48.2933278894, -24.7307596318], [-48.2831639114, -24.7248667816], [-48.2836370762, -24.7217955767], [-48.2838358179, -24.7179553753], [-48.2829094610, -24.7169294665], [-48.2740651822, -24.7155477287], [-48.2722018370, -24.7103702810], [-48.2638482034, -24.7110223012], [-48.2435440347, -24.6980424907], [-48.2400004783, -24.6965582319], [-48.2391903365, -24.6881348012], [-48.2284761774, -24.6865199890], [-48.2099960425, -24.6913464768], [-48.2047210861, -24.6872234015], [-48.2267194302, -24.6760187420], [-48.2134429682, -24.6709280269], [-48.2081170847, -24.6636909204], [-48.1940069331, -24.6639050224], [-48.1899141212, -24.6596949126], [-48.1811981570, -24.6589081278], [-48.1708114532, -24.6579690219], [-48.1697415588, -24.6522638714], [-48.1626517274, -24.6467488223], [-48.1640940494, -24.6425966071], [-48.1614973001, -24.6429694139], [-48.1547446725, -24.6402850715]]] }},</text:span></text:p>
      <text:p text:style-name="P1"><text:span text:style-name="T1"><text:tab/>{ "type": "Feature", "properties": {"id": "3509304", "name": "Cajobi", "description": "Cajobi"}, "geometry": { "type": "Polygon", "coordinates": [[[-48.9131859225, -20.8142758504], [-48.8912398535, -20.8233250964], [-48.8729642651, -20.8225020646], [-48.8619954672, -20.8319991248], [-48.8504865631, -20.8297187471], [-48.8414487351, -20.8438878212], [-48.8335219921, -20.8422809808], [-48.8113050520, -20.8374795302], [-48.7973632498, -20.8352608772], [-48.7443314745, -20.8393688144], [-48.7490639238, -20.8561127485], [-48.7441686669, -20.8685754109], [-48.7541601981, -20.8770618228], [-48.7444335970, -20.8929817173], [-48.7457213076, -20.9037508756], [-48.7520692016, -20.9027955039], [-48.7719172368, -20.9259937255], [-48.7851805207, -20.9335490684], [-48.7951273429, -20.9350789479], [-48.8021608648, -20.9371051539], [-48.8161155998, -20.9258323332], [-48.8211756285, -20.9309459672], [-48.8247868055, -20.9303779864], [-48.8275171392, -20.9250235095], [-48.8369452779, -20.9209820943], [-48.8406443775, -20.9129361630], [-48.8458623495, -20.9111256294], [-48.8620728395, -20.9126893523], [-48.8735496973, -20.9094607460], [-48.8825657536, -20.9125442925], [-48.8869864596, -20.9100944536], [-48.8861522405, -20.9044188067], [-48.8965283213, -20.9024767009], [-48.8993146591, -20.8950581831], [-48.9066518086, -20.8918181863], [-48.9033284700, -20.8865341641], [-48.9081061069, -20.8817662870], [-48.9127605820, -20.8827724858], [-48.9250974446, -20.8756830174], [-48.9291556866, -20.8813189397], [-48.9415330059, -20.8831648610], [-48.9474170697, -20.8775033744], [-48.9486221851, -20.8688563138], [-48.9281906480, -20.8385037112], [-48.9210603722, -20.8143004896], [-48.9131859225, -20.8142758504]]] }},</text:span></text:p>
      <text:p text:style-name="P1"><text:span text:style-name="T1"><text:tab/>{ "type": "Feature", "properties": {"id": "3509403", "name": "Cajuru", "description": "Cajuru"}, "geometry": { "type": "Polygon", "coordinates": [[[-47.3258198641, -21.1004029558], [-47.3141044816, -21.1026668215], [-47.3140205447, -21.1026482532], [-47.3083007780, -21.1013976306], [-47.3058335357, -21.1051028308], [-47.2912302474, -21.1103535025], [-47.2913908430, -21.1175710721], [-47.2869551468, -21.1211542965], [-47.2806023576, -21.1395189403], [-47.2644326406, -21.1388620717], [-47.2530854467, -21.1545408446], [-47.2434024023, -21.1588757609], [-47.2399317824, -21.1688319869], [-47.2348593259, -21.1697633381], [-47.2297726389, -21.1884558306], [-47.2332510634, -21.1938579008], [-47.2270615735, -21.1940695450], [-47.2228327551, -21.2003603051], [-47.2137636145, -21.2010953258], [-47.2047050149, -21.2078069738], [-47.1890918433, -21.2117529463], [-47.1823562077, -21.2153199544], [-47.1811035164, -21.2244967458], [-47.1927386502, -21.2308182019], [-47.1958328641, -21.2398102229], [-47.2027127959, -21.2447707376], [-47.2009031827, -21.2517512664], [-47.1965212514, -21.2506231113], [-47.1966268482, -21.2557549400], [-47.2294052452, -21.2658512109], [-47.2295558938, -21.2659938051], [-47.2340339606, -21.2729188018], [-47.2219642623, -21.2760105962], [-47.2175154855, -21.2898653588], [-47.2113904638, -21.2923746604], [-47.2122780169, -21.3094116219], [-47.2287632858, -21.3295054697], [-47.2289657591, -21.3380684060], [-47.2103346874, -21.3481657452], [-47.1993348615, -21.3425893593], [-47.1914052489, -21.3475368596], [-47.1865689205, -21.3582995511], [-47.2040061070, -21.3841527235], [-47.2070487104, -21.3991273775], [-47.2076298212, -21.4138501799], [-47.2142534982, -21.4146804044], [-47.2167444417, -21.4190674831], [-47.2144707654, -21.4265161844], [-47.2235602991, -21.4276710370], [-47.2251594772, -21.4205597897], [-47.2308841492, -21.4216102716], [-47.2323789233, -21.4364709237], [-47.2371158794, -21.4430399877], [-47.2408690160, -21.4428331255], [-47.2637431312, -21.4508381095], [-47.2942739486, -21.4460711149], [-47.2981035961, -21.4487613789], [-47.3004713556, -21.4605207009], [-47.3061098698, -21.4614281682], [-47.3087241300, -21.4569177099], [-47.3027283857, -21.4380739412], [-47.3074200470, -21.4310930517], [-47.3189586867, -21.4258089491], [-47.3241405752, -21.4274082625], [-47.3259291894, -21.4237578252], [-47.3260252409, -21.4236205424], [-47.3329000740, -21.4137729656], [-47.3560654525, -21.4088915305], [-47.3653953651, -21.3978374636], [-47.3792968235, -21.3948493455], [-47.3903459064, -21.3732790344], [-47.4055796463, -21.3686227888], [-47.4107875787, -21.3605980145], [-47.4052697064, -21.3526981293], [-47.4047767385, -21.3415055033], [-47.4090286961, -21.3394461224], [-47.4146251019, -21.3427318876], [-47.4094143522, -21.3313237529], [-47.3971982479, -21.3249429974], [-47.3751222582, -21.2992530269], [-47.3709390541, -21.2994190121], [-47.3673811714, -21.2948058151], [-47.3754991429, -21.2865913652], [-47.4035313638, -21.2902772016], [-47.3974363055, -21.2729822208], [-47.3862305839, -21.2734158728], [-47.3818222603, -21.2659837604], [-47.3744983565, -21.2652643096], [-47.3835431025, -21.2469080820], [-47.3858066616, -21.2339648234], [-47.4016067933, -21.2113735917], [-47.4039570958, -21.2092548960], [-47.4102624326, -21.2126319426], [-47.4137234914, -21.2195492583], [-47.4190688257, -21.2160285191], [-47.4206772685, -21.2245717263], [-47.4236736250, -21.2201319767], [-47.4371192186, -21.2185718022], [-47.4518204886, -21.2213876589], [-47.4689507499, -21.2037142580], [-47.4778303589, -21.2048555643], [-47.4717066489, -21.1829131636], [-47.4545733145, -21.1762787267], [-47.4457738685, -21.1657408803], [-47.4372613352, -21.1639169657], [-47.4293641462, -21.1531708361], [-47.4223132515, -21.1546716640], [-47.4219695432, -21.1491902259], [-47.4067350785, -21.1459600790], [-47.3939953119, -21.1376344490], [-47.3879209849, -21.1374238011], [-47.3849426872, -21.1443621976], [-47.3784609109, -21.1467541786], [-47.3773859258, -21.1467024643], [-47.3688066874, -21.1457842444], [-47.3580753690, -21.1364822532], [-47.3493849556, -21.1367693948], [-47.3412359549, -21.1253298965], [-47.3440016023, -21.1207181758], [-47.3367905097, -21.1180296868], [-47.3385862545, -21.1097153869], [-47.3319013162, -21.1056185368], [-47.3269992474, -21.1073704882], [-47.3258198641, -21.1004029558]]] }},</text:span></text:p>
      <text:p text:style-name="P1"><text:span text:style-name="T1"><text:tab/>{ "type": "Feature", "properties": {"id": "3509452", "name": "Campina do Monte Alegre", "description": "Campina do Monte Alegre"}, "geometry": { "type": "Polygon", "coordinates": [[[-48.5049603716, -23.5170754726], [-48.4932855289, -23.5300745692], [-48.4868178033, -23.5246305335], [-48.4767915333, -23.5254851229], [-48.4762795114, -23.5252393049], [-48.4690544667, -23.5286729329], [-48.4449333399, -23.5251807837], [-48.4364363279, -23.5349585085], [-48.4143258100, -23.5338245645], [-48.4113990335, -23.5490474825], [-48.4071226060, -23.5524438404], [-48.4115481436, -23.5641563475], [-48.4029253219, -23.5660359987], [-48.3978549427, -23.5754908887], [-48.4027334328, -23.5967524390], [-48.3978931604, -23.6145014269], [-48.3801738368, -23.6349454255], [-48.3704575788, -23.6310468030], [-48.3705652112, -23.6450906642], [-48.3635641941, -23.6589329086], [-48.3659990495, -23.6723491587], [-48.3740465565, -23.6801676790], [-48.3735327291, -23.6833807781], [-48.3905507689, -23.6867047777], [-48.4022268232, -23.7123016315], [-48.4073441157, -23.7141500824], [-48.4123971749, -23.7150474922], [-48.4140383928, -23.7090433450], [-48.4215640933, -23.7126141385], [-48.4233824513, -23.7086123762], [-48.4356635412, -23.7035214578], [-48.4365070049, -23.6974856138], [-48.4427959231, -23.6956577775], [-48.4376161872, -23.6866937129], [-48.4431355820, -23.6842352275], [-48.4369711518, -23.6814145689], [-48.4379877733, -23.6770670010], [-48.4571977899, -23.6703135118], [-48.4557835298, -23.6634399684], [-48.4615160912, -23.6601970997], [-48.4583894657, -23.6589741895], [-48.4619188403, -23.6539597955], [-48.4592334316, -23.6516068889], [-48.4641237292, -23.6488288573], [-48.4614881671, -23.6474570107], [-48.4680439111, -23.6475120233], [-48.4751947702, -23.6524868607], [-48.4733902323, -23.6491969945], [-48.4773989453, -23.6480117647], [-48.4769110963, -23.6415896854], [-48.4693112938, -23.6372011828], [-48.4728519213, -23.6359903867], [-48.4690211787, -23.6327509621], [-48.4755972117, -23.6265257208], [-48.4730504393, -23.6221421114], [-48.4764606061, -23.6220867018], [-48.4763213878, -23.6180981399], [-48.4727186898, -23.6140848177], [-48.4774049871, -23.6093961668], [-48.4841164075, -23.6121208104], [-48.4851453746, -23.6091222425], [-48.4929343829, -23.6095823028], [-48.5001902174, -23.5981313648], [-48.4943947897, -23.5930204450], [-48.4930379341, -23.5849619048], [-48.4913877970, -23.5775176635], [-48.4957660781, -23.5729666950], [-48.4930408626, -23.5690758058], [-48.4981615244, -23.5628173814], [-48.5029577502, -23.5596228548], [-48.5006548823, -23.5555696698], [-48.5077237072, -23.5479059902], [-48.5113338445, -23.5481787938], [-48.5129390128, -23.5592244149], [-48.5210785196, -23.5592242160], [-48.5198999861, -23.5453969574], [-48.5344547939, -23.5406551139], [-48.5303600182, -23.5352946882], [-48.5320472141, -23.5259647464], [-48.5387932878, -23.5173166242], [-48.5359638689, -23.5120024435], [-48.5177247843, -23.5096057487], [-48.5049603716, -23.5170754726]]] }},</text:span></text:p>
      <text:p text:style-name="P1"><text:span text:style-name="T1"><text:tab/>{ "type": "Feature", "properties": {"id": "3509502", "name": "Campinas", "description": "Campinas"}, "geometry": { "type": "Polygon", "coordinates": [[[-47.0581310634, -22.7354232792], [-47.0579966648, -22.7384566155], [-47.0530446760, -22.7360200967], [-47.0483728806, -22.7394662595], [-47.0313653107, -22.7318628529], [-47.0162552792, -22.7362645134], [-47.0119807971, -22.7338392665], [-47.0069003960, -22.7372132624], [-46.9958787930, -22.7384660861], [-46.9901417220, -22.7454173536], [-46.9670267028, -22.7445976945], [-46.9635007925, -22.7391895817], [-46.9643156044, -22.7353987887], [-46.9570644172, -22.7292472853], [-46.9368359529, -22.7437351780], [-46.9045522139, -22.7621486983], [-46.8980521559, -22.7775034626], [-46.9045416163, -22.7839113601], [-46.8924736643, -22.7979631020], [-46.8946282988, -22.8068387796], [-46.8875987272, -22.8190560944], [-46.8799524168, -22.8211559428], [-46.8762568698, -22.8177118192], [-46.8675076859, -22.8171988463], [-46.8673205656, -22.8269008281], [-46.8618496317, -22.8243985236], [-46.8580332406, -22.8365997300], [-46.8595390873, -22.8482765307], [-46.8538961511, -22.8612348062], [-46.8485823856, -22.8628664065], [-46.8510614610, -22.8759571757], [-46.8459300256, -22.8786528517], [-46.8352432506, -22.8799518757], [-46.8300254415, -22.8733490846], [-46.8238209927, -22.8751661010], [-46.8144324131, -22.8871879428], [-46.8176942349, -22.8991032815], [-46.8310391349, -22.9067223820], [-46.8514713368, -22.9022166977], [-46.8582611130, -22.9053150753], [-46.8639209867, -22.8986372010], [-46.8700084194, -22.8991324468], [-46.8722782776, -22.9039047712], [-46.8885630867, -22.9080951843], [-46.8934396968, -22.9153930989], [-46.8781804725, -22.9268122959], [-46.8767319266, -22.9322927133], [-46.8948393728, -22.9344556782], [-46.8983862416, -22.9329312360], [-46.8987817217, -22.9261291425], [-46.9041668672, -22.9281504487], [-46.9057889963, -22.9255585653], [-46.9144261779, -22.9240154109], [-46.9222101091, -22.9310331688], [-46.9290649327, -22.9285228278], [-46.9346539144, -22.9309869747], [-46.9394116898, -22.9276773519], [-46.9407956971, -22.9209480694], [-46.9510860944, -22.9088741152], [-46.9558143000, -22.9110695110], [-46.9594693565, -22.9112494774], [-46.9615546451, -22.9115344749], [-46.9652943185, -22.9063941576], [-46.9720165108, -22.9054773073], [-46.9813881985, -22.9037630100], [-46.9818452372, -22.9040202237], [-46.9892011955, -22.9116065517], [-46.9925915327, -22.9288827879], [-46.9987559010, -22.9345312598], [-47.0082948486, -22.9376855590], [-47.0190937736, -22.9505648700], [-47.0258671107, -22.9525373725], [-47.0229340962, -22.9563572509], [-47.0265461198, -22.9652397518], [-47.0339959130, -22.9753051393], [-47.0440365924, -22.9806710560], [-47.0523550702, -22.9856110591], [-47.0661343989, -22.9958374147], [-47.0701008656, -23.0084733470], [-47.0743830701, -23.0124131547], [-47.0729628604, -23.0166816104], [-47.0704316976, -23.0270241860], [-47.0614262397, -23.0277358608], [-47.0608033778, -23.0335023258], [-47.0562704801, -23.0343349746], [-47.0482857188, -23.0511916529], [-47.0704666281, -23.0474802300], [-47.0752233545, -23.0531344290], [-47.0825952575, -23.0551803044], [-47.0881038561, -23.0553902692], [-47.0955363381, -23.0520656731], [-47.1031382301, -23.0560729293], [-47.1084767616, -23.0610401490], [-47.1159626162, -23.0566288514], [-47.1255194848, -23.0593461290], [-47.1262255143, -23.0570730062], [-47.1294793681, -23.0549109182], [-47.1318097889, -23.0534042651], [-47.1435422385, -23.0576565402], [-47.1460448002, -23.0547608308], [-47.1499849826, -23.0509072254], [-47.1521384062, -23.0383213188], [-47.1573445961, -23.0416281649], [-47.1579406337, -23.0377354369], [-47.1579777730, -23.0376579664], [-47.1688121630, -23.0308205536], [-47.1710976129, -23.0330194223], [-47.1860603621, -23.0300633605], [-47.1899495492, -23.0332535092], [-47.2066292562, -23.0290273761], [-47.2328852114, -23.0071145129], [-47.2248286397, -23.0011098180], [-47.2035431830, -22.9999825396], [-47.2027351691, -22.9976243738], [-47.2064332209, -22.9947818733], [-47.2013097013, -22.9844993934], [-47.2074945901, -22.9704463743], [-47.2093285894, -22.9693051652], [-47.2172334923, -22.9643868621], [-47.2216456544, -22.9608615799], [-47.2271455153, -22.9554126267], [-47.2281810024, -22.9527221910], [-47.2163714503, -22.9504582048], [-47.2117354794, -22.9512682600], [-47.2029430173, -22.9411893796], [-47.2018796138, -22.9316849760], [-47.2038211634, -22.9264203445], [-47.2363803667, -22.9211716210], [-47.2445105783, -22.9097386735], [-47.2328363048, -22.9099561386], [-47.2257630158, -22.9038145780], [-47.2153234156, -22.9129143760], [-47.1912354161, -22.9102925374], [-47.1797695430, -22.9126085499], [-47.1649101197, -22.8982252752], [-47.1571338885, -22.8873962375], [-47.1603606100, -22.8783004550], [-47.1568307262, -22.8671042402], [-47.1548668615, -22.8639105368], [-47.1531370183, -22.8616307226], [-47.1624759158, -22.8532283931], [-47.1563984602, -22.8444760734], [-47.1579484572, -22.8366697213], [-47.1534623254, -22.8324186067], [-47.1577622903, -22.8197736860], [-47.1628845054, -22.8047079770], [-47.1529304825, -22.8099678456], [-47.1283205741, -22.8072543135], [-47.1292624958, -22.8109505025], [-47.1219156070, -22.8134349495], [-47.1195475946, -22.8101007096], [-47.1104759770, -22.8157610767], [-47.1097405711, -22.8020823192], [-47.1031661009, -22.7968709159], [-47.1013087547, -22.7863972354], [-47.0943104527, -22.7755308592], [-47.0959773031, -22.7695544862], [-47.1049714548, -22.7643654964], [-47.1083289759, -22.7541103957], [-47.1016708819, -22.7501491219], [-47.1011917940, -22.7500243290], [-47.0985247157, -22.7476565376], [-47.0901645560, -22.7494236521], [-47.0864364170, -22.7438521975], [-47.0774772490, -22.7431861191], [-47.0762536307, -22.7324866757], [-47.0709121575, -22.7305612538], [-47.0581310634, -22.7354232792]]] }},</text:span></text:p>
      <text:p text:style-name="P1"><text:span text:style-name="T1"><text:tab/>{ "type": "Feature", "properties": {"id": "3509601", "name": "Campo Limpo Paulista", "description": "Campo Limpo Paulista"}, "geometry": { "type": "Polygon", "coordinates": [[[-46.7494810312, -23.1801427531], [-46.7365495170, -23.1884247002], [-46.7301203009, -23.1855992639], [-46.7167118189, -23.1901579000], [-46.7144178152, -23.1922702271], [-46.7127327709, -23.2058733541], [-46.7106717765, -23.2109692895], [-46.7158038463, -23.2146707097], [-46.7149320750, -23.2175631833], [-46.7131687393, -23.2240664170], [-46.7126346179, -23.2303945884], [-46.7037930780, -23.2365119868], [-46.7021384494, -23.2454263516], [-46.7036069205, -23.2516358427], [-46.7180699391, -23.2528076360], [-46.7224755364, -23.2485819928], [-46.7252952902, -23.2480266926], [-46.7323790046, -23.2529294571], [-46.7457359424, -23.2503896034], [-46.7468007734, -23.2506899150], [-46.7571391437, -23.2536030523], [-46.7604206335, -23.2585998820], [-46.7717467065, -23.2600587511], [-46.7761471734, -23.2574358198], [-46.7835243153, -23.2605909780], [-46.7841001037, -23.2647050675], [-46.7914255842, -23.2667081392], [-46.7921069084, -23.2623595436], [-46.8023557751, -23.2580071335], [-46.8071088095, -23.2548020656], [-46.8099243019, -23.2499999171], [-46.8046721656, -23.2477698600], [-46.8046330007, -23.2434520667], [-46.7991237803, -23.2343500784], [-46.7968575509, -23.2275043922], [-46.8050007288, -23.2067342643], [-46.7976260444, -23.1870811630], [-46.7940770529, -23.1865371298], [-46.7902016326, -23.1822684292], [-46.7929183364, -23.1703684218], [-46.7895704649, -23.1601923837], [-46.7913145057, -23.1548898749], [-46.7859781573, -23.1527469020], [-46.7863427388, -23.1553282246], [-46.7750984664, -23.1702060460], [-46.7736433578, -23.1715127237], [-46.7724040049, -23.1749628684], [-46.7569141972, -23.1768693943], [-46.7545696325, -23.1784521561], [-46.7494810312, -23.1801427531]]] }},</text:span></text:p>
      <text:p text:style-name="P1"><text:span text:style-name="T1"><text:tab/>{ "type": "Feature", "properties": {"id": "3509700", "name": "Campos do Jordao", "description": "Campos do Jordao"}, "geometry": { "type": "Polygon", "coordinates": [[[-45.4734156342, -22.5884056284], [-45.4512676821, -22.6058616785], [-45.4476106119, -22.6041239100], [-45.4370522085, -22.6112529590], [-45.4332933457, -22.6187366593], [-45.4210479429, -22.6207864521], [-45.4120551322, -22.6225133540], [-45.4126559802, -22.6280146882], [-45.4083556693, -22.6330004526], [-45.4100804871, -22.6511819551], [-45.3995453785, -22.6531911866], [-45.4017197797, -22.6645242127], [-45.4079342566, -22.6719457956], [-45.4236125276, -22.6800117495], [-45.4248195594, -22.6907543728], [-45.4383704297, -22.7021676989], [-45.4454086957, -22.7055397785], [-45.4480115707, -22.7150925790], [-45.4562289763, -22.7190636382], [-45.4652596210, -22.7140977877], [-45.4824417057, -22.7260397668], [-45.4954909038, -22.7426595135], [-45.5075012619, -22.7464776723], [-45.5121422551, -22.7482473951], [-45.5250050668, -22.7535682586], [-45.5377545027, -22.7675962459], [-45.5505082042, -22.7695253245], [-45.5565624910, -22.7753749861], [-45.5602296834, -22.7728430532], [-45.5658469423, -22.7784652560], [-45.5796917654, -22.7766640732], [-45.5832531935, -22.7916698862], [-45.5983598386, -22.7896878354], [-45.6138087224, -22.7966791743], [-45.6396936643, -22.7930735269], [-45.6430660822, -22.7854878578], [-45.6572886299, -22.7902641503], [-45.6712138975, -22.7904419602], [-45.6758703185, -22.7870959191], [-45.6582036000, -22.7585543489], [-45.6587407218, -22.7390479848], [-45.6421709346, -22.7298931555], [-45.6302377857, -22.7303851615], [-45.6160437813, -22.7256133383], [-45.6246133983, -22.7255587865], [-45.6264598913, -22.7195637757], [-45.6202737622, -22.7145092566], [-45.6113784670, -22.6942991862], [-45.6232121833, -22.6834223356], [-45.6112586440, -22.6852347857], [-45.5897191550, -22.6732941569], [-45.5904440954, -22.6640581260], [-45.5799672301, -22.6524212936], [-45.5731350081, -22.6564814341], [-45.5518717750, -22.6527391583], [-45.5394665126, -22.6520910684], [-45.5326053261, -22.6462655454], [-45.5244894542, -22.6463859225], [-45.5001009429, -22.6254820797], [-45.4883592942, -22.6282964774], [-45.4743332603, -22.5990212703], [-45.4808453707, -22.5907068276], [-45.4734156342, -22.5884056284]]] }},</text:span></text:p>
      <text:p text:style-name="P1"><text:span text:style-name="T1"><text:tab/>{ "type": "Feature", "properties": {"id": "3509809", "name": "Campos Novos Paulista", "description": "Campos Novos Paulista"}, "geometry": { "type": "Polygon", "coordinates": [[[-50.0687645344, -22.4925175717], [-50.0602472949, -22.4984276848], [-50.0405651500, -22.4974196614], [-50.0231720941, -22.5119127180], [-50.0180176027, -22.5072168661], [-50.0048247182, -22.5047335801], [-49.9994300972, -22.4964208982], [-49.9825532735, -22.5293720199], [-49.9785691851, -22.5297793372], [-49.9654523852, -22.5235598760], [-49.9600204561, -22.5257063656], [-49.9417927022, -22.5288770145], [-49.9258342602, -22.5403345494], [-49.9178325544, -22.5380570976], [-49.9079429895, -22.5404763404], [-49.8994930518, -22.5347198851], [-49.8954091746, -22.5270172769], [-49.8873777666, -22.5249946062], [-49.8858017342, -22.5327558681], [-49.8922065832, -22.5499715541], [-49.8871825625, -22.5629323698], [-49.8862148849, -22.5906385755], [-49.8919843265, -22.6009688622], [-49.8872540970, -22.6092335271], [-49.8885185772, -22.6174179238], [-49.8892418614, -22.6363238988], [-49.8904254614, -22.6549297777], [-49.9017095555, -22.6661357599], [-49.9074489314, -22.6679930348], [-49.9135856896, -22.6633179129], [-49.9283373875, -22.6764747070], [-49.9718293171, -22.6840547538], [-49.9730894330, -22.7119075529], [-49.9825488482, -22.7204355833], [-49.9915167559, -22.7473675651], [-50.0000577308, -22.7715284728], [-50.0095760803, -22.7838278552], [-50.0236153555, -22.7786237203], [-50.0189772814, -22.7612207715], [-50.0218204370, -22.7575296449], [-50.0204774024, -22.7482588405], [-50.0329428398, -22.7448596044], [-50.0375104049, -22.7241447591], [-50.0489133425, -22.7234311924], [-50.0537822752, -22.7196982026], [-50.0603686953, -22.7087239985], [-50.0839371930, -22.6873450030], [-50.1058454178, -22.6802712630], [-50.1083529072, -22.6698038660], [-50.0919345468, -22.6411201067], [-50.0942071467, -22.6325521790], [-50.0958572158, -22.6255115942], [-50.1014463884, -22.6224828557], [-50.1007657914, -22.6099538234], [-50.1210934812, -22.5860718029], [-50.1382948405, -22.5734658678], [-50.1177319950, -22.5561617608], [-50.1245908320, -22.5403989467], [-50.1236803550, -22.5101664653], [-50.1192503915, -22.5092071009], [-50.1064742657, -22.5185279254], [-50.0874286659, -22.4900589566], [-50.0687645344, -22.4925175717]]] }},</text:span></text:p>
      <text:p text:style-name="P1"><text:span text:style-name="T1"><text:tab/>{ "type": "Feature", "properties": {"id": "3509908", "name": "Cananeia", "description": "Cananeia"}, "geometry": { "type": "Polygon", "coordinates": [[[-47.9996566996, -25.2478368103], [-48.0016325096, -25.2487524463], [-48.0028184584, -25.2472882619], [-48.0008999596, -25.2456535174], [-47.9996566996, -25.2478368103]], [[-47.8018833919, -24.7894967686], [-47.7922592073, -24.7986720365], [-47.7812794434, -24.8010967745], [-47.7731838733, -24.8160227292], [-47.7790331940, -24.8285524083], [-47.7822636826, -24.8287437815], [-47.7761778565, -24.8355269227], [-47.7776006043, -24.8460295982], [-47.7740012518, -24.8463704318], [-47.7740045941, -24.8421438293], [-47.7699848401, -24.8450184621], [-47.7715526103, -24.8390267264], [-47.7613863110, -24.8364785989], [-47.7644165212, -24.8350244418], [-47.7628303477, -24.8325970004], [-47.7561556903, -24.8355497885], [-47.7563978216, -24.8403971243], [-47.7495883035, -24.8410624508], [-47.7461856928, -24.8381716299], [-47.7474264400, -24.8312026621], [-47.7375311098, -24.8296625634], [-47.7338946781, -24.8351923839], [-47.7465017307, -24.8510651292], [-47.7642994404, -24.8583536106], [-47.7762445915, -24.8784555254], [-47.7997921184, -24.8890730263], [-47.8028590222, -24.9046586227], [-47.8096084395, -24.9111719675], [-47.8185762134, -24.9119021088], [-47.8302206394, -24.9049085157], [-47.8391122608, -24.9042761785], [-47.8386438687, -24.9075306525], [-47.8272535825, -24.9115045453], [-47.8286687811, -24.9205466567], [-47.8548610079, -24.9362580789], [-47.8524668368, -24.9393364086], [-47.8613367935, -24.9616945893], [-47.8718026101, -24.9676615676], [-47.8849414803, -24.9627508000], [-47.8881625914, -24.9652021356], [-47.8917568481, -24.9713482662], [-47.8905884884, -24.9800970100], [-47.8851399343, -24.9724187990], [-47.8713577435, -24.9808125764], [-47.8839757205, -24.9844684960], [-47.8813869029, -24.9858474712], [-47.8839203336, -24.9901955948], [-47.8943895864, -24.9905581405], [-47.8998844779, -25.0041061046], [-47.9173627517, -25.0144963738], [-47.9130192987, -25.0420533418], [-47.9139404753, -25.0513086208], [-47.9094642906, -25.0528942190], [-47.9092782129, -25.0626034628], [-47.9021320378, -25.0803516227], [-47.8970314508, -25.0847470673], [-47.8950260781, -25.0917804045], [-47.8979079930, -25.0968193585], [-47.8943054137, -25.1064027851], [-47.9079718163, -25.1177479615], [-47.9184393288, -25.1452239420], [-47.9186591003, -25.1529602692], [-47.9118527359, -25.1566582657], [-47.9120379385, -25.1629449964], [-47.9083847335, -25.1670128970], [-47.9135519321, -25.1669547420], [-47.9121887977, -25.1632650872], [-47.9167228241, -25.1595479174], [-47.9266646475, -25.1621023582], [-47.9428575760, -25.1731000714], [-47.9721141078, -25.1995943447], [-48.0285777421, -25.2423241108], [-48.0990019058, -25.3118290318], [-48.0979863662, -25.2991834099], [-48.0826378222, -25.2815044556], [-48.0570117444, -25.2627820958], [-48.0506862783, -25.2518427328], [-48.0230658023, -25.2304389857], [-48.0294717531, -25.2257087481], [-48.0264395993, -25.2215007813], [-48.0310190616, -25.2182126648], [-48.0431157683, -25.2201426270], [-48.0466900932, -25.2262567594], [-48.0569747156, -25.2178411928], [-48.0590547152, -25.2289663957], [-48.0565235928, -25.2325894115], [-48.0616331062, -25.2395925019], [-48.0746340286, -25.2401404477], [-48.0809399974, -25.2436903752], [-48.0834456557, -25.2401324306], [-48.0919397047, -25.2395435567], [-48.1039124430, -25.2429422069], [-48.1144111386, -25.2502094563], [-48.1507655408, -25.2276351314], [-48.1622476100, -25.2093444257], [-48.1709868413, -25.2099884571], [-48.1796246440, -25.2062867535], [-48.1922574986, -25.1935876430], [-48.1928909656, -25.1893736738], [-48.1779218169, -25.1815670814], [-48.1672469600, -25.1674138758], [-48.1682448590, -25.1560516644], [-48.1617250061, -25.1537092502], [-48.1564143945, -25.1441605982], [-48.1665218748, -25.1433059781], [-48.1811689368, -25.1333439235], [-48.1943921645, -25.1078451227], [-48.2040274384, -25.0991717050], [-48.2035227298, -25.0930570392], [-48.2124184602, -25.0828757127], [-48.2096687140, -25.0797537000], [-48.2155816148, -25.0761809746], [-48.2116263021, -25.0586940881], [-48.2150898832, -25.0420612029], [-48.2098056774, -25.0358870236], [-48.2089950215, -25.0266931768], [-48.2144710992, -25.0291829810], [-48.2310817835, -25.0202956777], [-48.2314771193, -25.0148672061], [-48.2228840121, -25.0086331061], [-48.2324477599, -25.0070414110], [-48.2289984492, -25.0008596925], [-48.2333923901, -25.0002106623], [-48.2392203369, -24.9909265455], [-48.2262241626, -24.9830526775], [-48.2305531774, -24.9782710830], [-48.2282771289, -24.9722796377], [-48.2099984332, -24.9564410032], [-48.1914149121, -24.9612328954], [-48.1799481878, -24.9700901940], [-48.1698583098, -24.9696051242], [-48.1618313086, -24.9643459814], [-48.1463046166, -24.9749364665], [-48.1439376319, -24.9841520625], [-48.1390026738, -24.9858370966], [-48.1343552473, -24.9788970727], [-48.1235559746, -24.9808838693], [-48.1119165385, -24.9732030470], [-48.0991373009, -24.9747421090], [-48.0955375627, -24.9698425485], [-48.0957237403, -24.9696186925], [-48.0985064811, -24.9647471978], [-48.0962259708, -24.9601228847], [-48.0900022126, -24.9569990026], [-48.0803661463, -24.9581102988], [-48.0778865599, -24.9533537906], [-48.0714384319, -24.9526457656], [-48.0618056381, -24.9579950236], [-48.0567806518, -24.9555184436], [-48.0444357333, -24.9592499907], [-48.0355312165, -24.9657148315], [-48.0285420260, -24.9582382330], [-48.0245012266, -24.9515602469], [-48.0253574539, -24.9432724412], [-48.0456937729, -24.9276907996], [-48.0459672799, -24.9211939636], [-48.0418038907, -24.9182062563], [-48.0351177724, -24.9162487541], [-48.0374946667, -24.8955646549], [-48.0347708681, -24.8913810702], [-48.0434983547, -24.8839989773], [-48.0410554392, -24.8709125821], [-48.0432776032, -24.8591423979], [-48.0477295526, -24.8567903964], [-48.0486636130, -24.8515288012], [-48.0573012356, -24.8479579719], [-48.0514470234, -24.8347976824], [-48.0442605084, -24.8348301916], [-48.0351394756, -24.8356166944], [-48.0326950893, -24.8413488334], [-48.0119826907, -24.8528692666], [-48.0065032044, -24.8497520300], [-48.0030053316, -24.8529037025], [-47.9995786217, -24.8481789415], [-47.9911155981, -24.8460671893], [-47.9825569075, -24.8656937909], [-47.9592201050, -24.8782219693], [-47.9552216111, -24.8763454123], [-47.9628075553, -24.8597223126], [-47.9576136983, -24.8545640498], [-47.9544130266, -24.8354897395], [-47.9481671218, -24.8347882578], [-47.9402541074, -24.8439675630], [-47.9221676844, -24.8494252758], [-47.9230266434, -24.8551546145], [-47.9163405486, -24.8561392343], [-47.9132421707, -24.8367849004], [-47.9222471123, -24.8314813974], [-47.9380572648, -24.8102722486], [-47.9254392086, -24.7945820675], [-47.9303832186, -24.7886168392], [-47.9267484325, -24.7801876582], [-47.9448887628, -24.7714639831], [-47.9426236883, -24.7666990052], [-47.9166893737, -24.7766796004], [-47.9059041723, -24.7723671009], [-47.9000706436, -24.7762599148], [-47.8917640626, -24.7748550540], [-47.8876024643, -24.7868858059], [-47.8874709078, -24.7868435793], [-47.8651750066, -24.7988705003], [-47.8641735593, -24.7927487334], [-47.8462967400, -24.7837848438], [-47.8528641629, -24.7677736434], [-47.8298311709, -24.7558951040], [-47.8285634976, -24.7667685999], [-47.8094901170, -24.7892751317], [-47.8018833919, -24.7894967686]]] }},</text:span></text:p>
      <text:p text:style-name="P1"><text:span text:style-name="T1"><text:tab/>{ "type": "Feature", "properties": {"id": "3509957", "name": "Canas", "description": "Canas"}, "geometry": { "type": "Polygon", "coordinates": [[[-45.0628265559, -22.6762772550], [-45.0580977686, -22.6808521692], [-45.0443089680, -22.6771449199], [-45.0413773746, -22.6844849140], [-45.0379545992, -22.6867284753], [-45.0385907728, -22.6946771264], [-45.0205062827, -22.6998894562], [-45.0167967813, -22.7125281275], [-45.0206281679, -22.7203249599], [-45.0206442908, -22.7409426635], [-45.0169200250, -22.7500968988], [-45.0061523737, -22.7598974337], [-45.0052862458, -22.7733214716], [-44.9999588205, -22.7755762338], [-44.9901637032, -22.7948934301], [-44.9750214428, -22.7979769546], [-44.9746815826, -22.8075489350], [-44.9785035845, -22.8025702257], [-44.9891184087, -22.8095155037], [-44.9901811295, -22.8022432087], [-44.9964935022, -22.7985008044], [-44.9978506632, -22.7894078123], [-45.0104315454, -22.7730831574], [-45.0305730238, -22.7667159528], [-45.0318633728, -22.7602898437], [-45.0361696143, -22.7638840455], [-45.0518314460, -22.7632700860], [-45.0542718595, -22.7686055847], [-45.0606095674, -22.7682822856], [-45.0605652351, -22.7497501429], [-45.0738537622, -22.7284117040], [-45.0738925804, -22.7282804454], [-45.0747783954, -22.6779772036], [-45.0687713707, -22.6758412635], [-45.0628265559, -22.6762772550]]] }},</text:span></text:p>
      <text:p text:style-name="P1"><text:span text:style-name="T1"><text:tab/>{ "type": "Feature", "properties": {"id": "3510005", "name": "Candido Mota", "description": "Candido Mota"}, "geometry": { "type": "Polygon", "coordinates": [[[-50.2621437884, -22.7013974139], [-50.2665959107, -22.7081049501], [-50.2724442252, -22.7122787643], [-50.2774764032, -22.7272191861], [-50.2826386767, -22.7311621980], [-50.2820213420, -22.7400085737], [-50.2884360725, -22.7446541055], [-50.2864800118, -22.7480567217], [-50.2901963500, -22.7546872835], [-50.2875322826, -22.7587659614], [-50.2928854162, -22.7651017650], [-50.2918459008, -22.7679197434], [-50.2879255276, -22.7672309718], [-50.2914584187, -22.7719096833], [-50.2888068589, -22.7744693173], [-50.2923978379, -22.7763235297], [-50.2967778505, -22.7732060683], [-50.2946429856, -22.7791752919], [-50.2976219517, -22.7792794880], [-50.3020113823, -22.7891661455], [-50.3150070388, -22.7931497933], [-50.3179732351, -22.7957330025], [-50.3281062322, -22.8045594309], [-50.3390809816, -22.8414179117], [-50.3251613917, -22.8791032433], [-50.3286559021, -22.8829141300], [-50.3323120690, -22.8806864182], [-50.3389216263, -22.8857996340], [-50.3356576446, -22.8899012303], [-50.3434788766, -22.9002351062], [-50.3403490345, -22.9029629573], [-50.3456835497, -22.9094921343], [-50.3434653590, -22.9156989891], [-50.3469273751, -22.9206594461], [-50.3454938749, -22.9264713541], [-50.3484096295, -22.9264346345], [-50.3587675842, -22.9155828762], [-50.3785925767, -22.9049297364], [-50.3864023770, -22.9072443678], [-50.3955617453, -22.9068380160], [-50.4159441067, -22.9122959054], [-50.4194991299, -22.9152254955], [-50.4184595613, -22.9336068800], [-50.4252300893, -22.9437092472], [-50.4311827630, -22.9458052601], [-50.4478703039, -22.9410516657], [-50.4589422369, -22.9447254896], [-50.4851271874, -22.9363970387], [-50.5055958238, -22.9449014979], [-50.5127432195, -22.9430528666], [-50.5262895758, -22.9343466199], [-50.5295271370, -22.9186741134], [-50.5411616947, -22.9115388042], [-50.5539164795, -22.9111734925], [-50.5767592503, -22.9035318818], [-50.5725630528, -22.8934525635], [-50.5780775395, -22.8770021646], [-50.5606932220, -22.8580973321], [-50.5525376660, -22.8427592356], [-50.5517842921, -22.8401356992], [-50.5431568932, -22.8343574868], [-50.5239525054, -22.8324187431], [-50.5229390274, -22.8095767067], [-50.5215395135, -22.7857396471], [-50.5185735433, -22.7700832764], [-50.5073590124, -22.7538898709], [-50.5026858666, -22.7368163454], [-50.5085687813, -22.7222071124], [-50.5077596070, -22.7020065293], [-50.5051928433, -22.6947828347], [-50.5009919274, -22.6929957451], [-50.4929884216, -22.6992823717], [-50.4867895932, -22.6957909363], [-50.4620121675, -22.6969998964], [-50.4534667566, -22.6966198445], [-50.4474347454, -22.7028465692], [-50.4393908286, -22.7046303086], [-50.4330000624, -22.7057668870], [-50.4344930257, -22.7098418928], [-50.4313979792, -22.7113032934], [-50.4160063186, -22.7037473486], [-50.4035658183, -22.7028644336], [-50.3673959357, -22.6876001128], [-50.3267866952, -22.6774694101], [-50.3245501295, -22.6769114163], [-50.2727816570, -22.6727936406], [-50.2654742184, -22.6820677049], [-50.2621437884, -22.7013974139]]] }},</text:span></text:p>
      <text:p text:style-name="P1"><text:span text:style-name="T1"><text:tab/>{ "type": "Feature", "properties": {"id": "3510104", "name": "Candido Rodrigues", "description": "Candido Rodrigues"}, "geometry": { "type": "Polygon", "coordinates": [[[-48.6079407796, -21.2997916495], [-48.6034697118, -21.3145752282], [-48.5878994323, -21.3146771752], [-48.5854222933, -21.3237913758], [-48.5762586854, -21.3297623500], [-48.5768632170, -21.3392660825], [-48.5857838187, -21.3449979498], [-48.6012889856, -21.3643247489], [-48.6025087015, -21.3768893197], [-48.6097287681, -21.3938213732], [-48.6252717091, -21.3861605760], [-48.6360291565, -21.3875839885], [-48.6458848492, -21.3777879016], [-48.6514427879, -21.3645803507], [-48.6616182872, -21.3684411605], [-48.6713569881, -21.3822231465], [-48.6836874190, -21.3826282754], [-48.6758037932, -21.3619246133], [-48.6687667630, -21.3540137051], [-48.6692806280, -21.3371794074], [-48.6619372989, -21.3334117609], [-48.6626729628, -21.3266910915], [-48.6532882402, -21.3156537968], [-48.6525303142, -21.3030053976], [-48.6480476736, -21.2949186082], [-48.6394907606, -21.3015467898], [-48.6315169730, -21.3029724498], [-48.6188342750, -21.2864583360], [-48.6151997998, -21.2898210181], [-48.6079407796, -21.2997916495]]] }},</text:span></text:p>
      <text:p text:style-name="P1"><text:span text:style-name="T1"><text:tab/>{ "type": "Feature", "properties": {"id": "3510153", "name": "Canitar", "description": "Canitar"}, "geometry": { "type": "Polygon", "coordinates": [[[-49.7919513945, -22.9673346372], [-49.7808407763, -22.9729505491], [-49.7747895632, -22.9722471610], [-49.7723596191, -22.9775297264], [-49.7632596364, -22.9700699878], [-49.7569660309, -22.9710096794], [-49.7513939127, -22.9748271679], [-49.7508741784, -22.9824801848], [-49.7431893935, -22.9854756052], [-49.7465086143, -22.9911702832], [-49.7573033990, -22.9964944103], [-49.7566381669, -23.0059586979], [-49.7555627586, -23.0190990061], [-49.7418664683, -23.0264807773], [-49.7475356785, -23.0315536871], [-49.7698742274, -23.0329209238], [-49.7925819925, -23.0421350923], [-49.7943089932, -23.0516966405], [-49.8008056343, -23.0585060158], [-49.8072096118, -23.0596382302], [-49.8105266876, -23.0720754991], [-49.8189126523, -23.0764755917], [-49.8265094982, -23.0743930517], [-49.8331808823, -23.0654646535], [-49.8362076569, -23.0465689270], [-49.8269416395, -23.0234292914], [-49.8152631211, -23.0125114740], [-49.8144995798, -23.0060506566], [-49.8047525978, -23.0008307603], [-49.7946058279, -22.9771577077], [-49.7975260000, -22.9730908816], [-49.7919513945, -22.9673346372]]] }},</text:span></text:p>
      <text:p text:style-name="P1"><text:span text:style-name="T1"><text:tab/>{ "type": "Feature", "properties": {"id": "3510203", "name": "Capao Bonito", "description": "Capao Bonito"}, "geometry": { "type": "Polygon", "coordinates": [[[-48.2956541866, -23.8246407609], [-48.2929965812, -23.8337636183], [-48.2890094510, -23.8308989219], [-48.2876831463, -23.8342792968], [-48.2824693651, -23.8343818405], [-48.2761375850, -23.8402639128], [-48.2767675574, -23.8445848649], [-48.2694890999, -23.8558709985], [-48.2647644206, -23.8558901590], [-48.2632420559, -23.8506740696], [-48.2537180330, -23.8551614396], [-48.2513255450, -23.8600241742], [-48.2393467893, -23.8607929722], [-48.2371904850, -23.8522391926], [-48.2310691511, -23.8529584100], [-48.2300769984, -23.8481335994], [-48.2207584611, -23.8498344391], [-48.2173634490, -23.8523636644], [-48.2104613245, -23.8506045712], [-48.2109407368, -23.8532282561], [-48.2069939283, -23.8490242896], [-48.1886086193, -23.8547002007], [-48.1899532768, -23.8592980625], [-48.1840078182, -23.8631818296], [-48.1813701728, -23.8723516796], [-48.1879919256, -23.8762403409], [-48.1911006056, -23.8858612987], [-48.1836349925, -23.8866870485], [-48.1804059175, -23.8952847867], [-48.1759299115, -23.8882249801], [-48.1724980633, -23.8896466730], [-48.1674065549, -23.9001234159], [-48.1664212706, -23.9217587273], [-48.1604214299, -23.9284568918], [-48.1517233432, -23.9385648956], [-48.1206829817, -23.9642444573], [-48.1266899489, -23.9781558714], [-48.1168307391, -23.9889202316], [-48.1255439567, -23.9998070424], [-48.1246705777, -24.0137916021], [-48.1199863661, -24.0155514524], [-48.1108140707, -24.0086996529], [-48.1028355995, -24.0125829049], [-48.0996090358, -24.0162332476], [-48.0935094324, -24.0145858563], [-48.0936135053, -24.0108554245], [-48.0847318972, -24.0074366089], [-48.0831065490, -24.0030486882], [-48.0788333924, -24.0060276643], [-48.0770517934, -24.0143148470], [-48.0666276860, -24.0183564277], [-48.0657194833, -24.0140023476], [-48.0615058401, -24.0136436660], [-48.0543681652, -24.0199009429], [-48.0546271629, -24.0236470028], [-48.0484220301, -24.0217319987], [-48.0447099113, -24.0280546056], [-48.0392113029, -24.0289202059], [-48.0383478221, -24.0373689258], [-48.0350621705, -24.0329999716], [-48.0336742647, -24.0433713639], [-48.0269724461, -24.0491328631], [-48.0245983883, -24.0468141526], [-48.0184149667, -24.0485877864], [-48.0126202113, -24.0598279322], [-48.0061422704, -24.0626230547], [-48.0058509314, -24.0665283287], [-47.9994677133, -24.0624129044], [-48.0009693255, -24.0692918869], [-47.9974371106, -24.0734618044], [-47.9919643057, -24.0705240373], [-47.9887898728, -24.0746969055], [-47.9868820234, -24.0714028102], [-47.9763820361, -24.0787560565], [-47.9696296268, -24.0911489664], [-47.9712342399, -24.0992167478], [-47.9640432125, -24.1027255180], [-47.9610592518, -24.1087912928], [-47.9534595487, -24.1102361070], [-47.9526608849, -24.1193434658], [-47.9573255601, -24.1148805055], [-47.9803118829, -24.1128949896], [-48.0082864072, -24.1349146898], [-48.0117007731, -24.1345272610], [-48.0121752103, -24.1296845847], [-48.0177390257, -24.1283248393], [-48.0236899866, -24.1342008122], [-48.0505477007, -24.1382475033], [-48.0568109568, -24.1468973116], [-48.0502543258, -24.1561777204], [-48.0596712200, -24.1586464701], [-48.0564777176, -24.1631537601], [-48.0592504844, -24.1828710196], [-48.0662606961, -24.1826904449], [-48.0813867290, -24.1928922909], [-48.0842005197, -24.1906737494], [-48.0938855224, -24.1930540923], [-48.0935232491, -24.2002516729], [-48.1011929036, -24.2012124697], [-48.1139927425, -24.1992404571], [-48.1175799575, -24.1943573741], [-48.1242815132, -24.1969351708], [-48.1390537491, -24.1938877731], [-48.1430320011, -24.2001994682], [-48.1380457762, -24.2087489905], [-48.1458585308, -24.2133308671], [-48.1444442506, -24.2312077537], [-48.1478953055, -24.2327084055], [-48.1477558376, -24.2288532278], [-48.1538773503, -24.2287618297], [-48.1706434108, -24.2445519353], [-48.1967116904, -24.2545601762], [-48.2004421623, -24.2616615620], [-48.2160180656, -24.2618143234], [-48.2378802455, -24.2633402692], [-48.2519370444, -24.2571207502], [-48.2568997811, -24.2659907824], [-48.2631410657, -24.2730992808], [-48.2804968959, -24.2814246926], [-48.2930322234, -24.2740276128], [-48.2871594594, -24.2671264469], [-48.2833714214, -24.2603212319], [-48.2860949297, -24.2529067515], [-48.2758596275, -24.2479125949], [-48.2827046775, -24.2416325361], [-48.2770022109, -24.2313893467], [-48.2840950821, -24.2167110835], [-48.2918400552, -24.2144224202], [-48.2878553594, -24.2092326017], [-48.2947550800, -24.2010846434], [-48.2890108047, -24.1979754057], [-48.2889753111, -24.1924867737], [-48.2983556453, -24.1864017796], [-48.2956929719, -24.1844623127], [-48.2975853749, -24.1816523936], [-48.3007105614, -24.1826066012], [-48.3027709094, -24.1769736677], [-48.2957229502, -24.1743597960], [-48.2886534456, -24.1632529240], [-48.3011938578, -24.1566733584], [-48.3065025244, -24.1491499239], [-48.3015140203, -24.1400701350], [-48.3082866516, -24.1247666624], [-48.3128362895, -24.1230556826], [-48.3116724748, -24.1144888637], [-48.3156699494, -24.1134096693], [-48.3099279019, -24.1066546102], [-48.3135668131, -24.0846813349], [-48.3058036444, -24.0758312375], [-48.2968691125, -24.0751495492], [-48.3032155543, -24.0687189476], [-48.3000124362, -24.0622326364], [-48.3028914218, -24.0533983643], [-48.3152498822, -24.0536320950], [-48.3184069906, -24.0585902656], [-48.3383818792, -24.0639974428], [-48.3503922843, -24.0723761296], [-48.3538394808, -24.0687952662], [-48.3612578749, -24.0712574030], [-48.3676059645, -24.0676953889], [-48.3765681200, -24.0652178473], [-48.4020413069, -24.0682293379], [-48.4130152852, -24.0742188433], [-48.4088293073, -24.0763118826], [-48.4068885988, -24.0844975594], [-48.4130024373, -24.0861053393], [-48.4095747032, -24.0921147559], [-48.4109188646, -24.1081095712], [-48.4207203040, -24.1247500125], [-48.4208083349, -24.1248990154], [-48.4226784273, -24.1318817160], [-48.4199300513, -24.1353303122], [-48.4235114277, -24.1375612863], [-48.4213972063, -24.1466372176], [-48.4288733677, -24.1572215179], [-48.4268034902, -24.1615408674], [-48.4231789275, -24.1615528719], [-48.4247462128, -24.1687775065], [-48.4190925881, -24.1770331469], [-48.4199307535, -24.1782975990], [-48.4204749691, -24.1797079280], [-48.4264128860, -24.1826522349], [-48.4354176738, -24.1736325845], [-48.4452290856, -24.1710684968], [-48.4604716209, -24.1747116947], [-48.4704649427, -24.1716871935], [-48.4761225965, -24.1639594159], [-48.4726847839, -24.1561318536], [-48.4812952511, -24.1522941273], [-48.4874690010, -24.1537666920], [-48.4914202867, -24.1471575387], [-48.4978443055, -24.1466054159], [-48.4992197489, -24.1456908516], [-48.4991264009, -24.1415804836], [-48.5052754002, -24.1378813649], [-48.5159444117, -24.1392384816], [-48.5160756460, -24.1392548810], [-48.5275040167, -24.1336230499], [-48.5313511162, -24.1279331649], [-48.5278915598, -24.1270103704], [-48.5298654466, -24.1209628658], [-48.5417809325, -24.1183318041], [-48.5469618270, -24.1143045649], [-48.5457592197, -24.1080194743], [-48.5688804646, -24.0901218616], [-48.5712682535, -24.0771885275], [-48.5745998317, -24.0763863955], [-48.5739379172, -24.0719234803], [-48.5759117799, -24.0616604611], [-48.5729666422, -24.0571366833], [-48.5789653055, -24.0575213958], [-48.5814976696, -24.0502376253], [-48.5816281536, -24.0471376018], [-48.5775109889, -24.0420604038], [-48.5697042916, -24.0472854312], [-48.5691046235, -24.0343265140], [-48.5680865153, -24.0300544738], [-48.5736380056, -24.0241385946], [-48.5683520836, -24.0268350583], [-48.5633087689, -24.0230760231], [-48.5551869000, -24.0230883169], [-48.5524754940, -24.0175105051], [-48.5582117946, -24.0186137641], [-48.5534192641, -24.0113060737], [-48.5596323647, -24.0071630607], [-48.5509643204, -24.0048777450], [-48.5495859734, -23.9963893734], [-48.5617483240, -23.9942525665], [-48.5650456694, -23.9843541494], [-48.5690355951, -23.9864509952], [-48.5690456447, -23.9828921925], [-48.5770069771, -23.9830117712], [-48.5791954038, -23.9856254863], [-48.5813901835, -23.9824190154], [-48.5847239397, -23.9769517690], [-48.5847233111, -23.9734483369], [-48.5771205579, -23.9714533576], [-48.5805610611, -23.9651005939], [-48.5752773629, -23.9638767006], [-48.5734625404, -23.9598197208], [-48.5604761187, -23.9591015301], [-48.5600137838, -23.9503440186], [-48.5663966689, -23.9464970158], [-48.5474223260, -23.9388328821], [-48.5511865926, -23.9342061422], [-48.5447277410, -23.9304618622], [-48.5386712333, -23.9269512433], [-48.4953184321, -23.9018109072], [-48.4690054944, -23.8881012718], [-48.4479191076, -23.8924367964], [-48.4309106482, -23.8920122990], [-48.4165659688, -23.8749551425], [-48.4003731491, -23.8666553779], [-48.4024237657, -23.8607745591], [-48.3953530097, -23.8629536085], [-48.3817067197, -23.8585064183], [-48.3718570062, -23.8494897450], [-48.3576087408, -23.8433647865], [-48.3489236540, -23.8357034323], [-48.3485921269, -23.8306526872], [-48.3472237815, -23.8303822163], [-48.3306372568, -23.8406469581], [-48.3422828263, -23.8499267298], [-48.3399029619, -23.8543103657], [-48.3299502652, -23.8498844135], [-48.3225722402, -23.8546260557], [-48.3218674124, -23.8482073613], [-48.3181200555, -23.8505974819], [-48.3149920352, -23.8435237175], [-48.3219000812, -23.8326197913], [-48.3180262538, -23.8289473131], [-48.3140472150, -23.8342220149], [-48.3086731374, -23.8342178670], [-48.2956541866, -23.8246407609]]] }},</text:span></text:p>
      <text:p text:style-name="P1"><text:span text:style-name="T1"><text:tab/>{ "type": "Feature", "properties": {"id": "3510302", "name": "Capela do Alto", "description": "Capela do Alto"}, "geometry": { "type": "Polygon", "coordinates": [[[-47.7190813606, -23.3879108433], [-47.7069185816, -23.3907789157], [-47.7003609812, -23.3978956751], [-47.6839515929, -23.3929528459], [-47.6873932454, -23.4014742239], [-47.6789921428, -23.4207389177], [-47.6740426728, -23.4267193743], [-47.6597562311, -23.4306950081], [-47.6586512611, -23.4312293890], [-47.6540597357, -23.4323888080], [-47.6503920038, -23.4447535910], [-47.6539249041, -23.4545038923], [-47.6502007189, -23.4581060406], [-47.6511746424, -23.4661828474], [-47.6694136643, -23.4727437877], [-47.6788127287, -23.4807509905], [-47.6970992195, -23.4935461875], [-47.7035655073, -23.5071091338], [-47.7018206629, -23.5101761950], [-47.7144743795, -23.5206789163], [-47.7194204210, -23.5355654111], [-47.7197919340, -23.5359355282], [-47.7358785615, -23.5434817682], [-47.7372242374, -23.5490120554], [-47.7451937813, -23.5557096612], [-47.7555084599, -23.5572572151], [-47.7600482425, -23.5603054981], [-47.7634163923, -23.5603168343], [-47.7700854767, -23.5503240790], [-47.7676066682, -23.5476631848], [-47.7700641289, -23.5438952107], [-47.7793882485, -23.5316524047], [-47.7801396401, -23.5311211494], [-47.7808496992, -23.5244020495], [-47.7806274178, -23.5228392405], [-47.7808823953, -23.5212360612], [-47.7811958773, -23.5209067993], [-47.7833763296, -23.5170249327], [-47.7884352320, -23.5199229319], [-47.7927355849, -23.5172851754], [-47.7924639943, -23.5120602524], [-47.7865000185, -23.5063674416], [-47.7892008777, -23.5016616536], [-47.7945448936, -23.5004258086], [-47.7897324808, -23.4955486503], [-47.7985817493, -23.4974544632], [-47.8021186613, -23.4946916099], [-47.7989806916, -23.4916517529], [-47.8067508874, -23.4882101561], [-47.8011757829, -23.4810629965], [-47.8021460153, -23.4712395638], [-47.7853874815, -23.4763273801], [-47.7848201163, -23.4725997861], [-47.7886969422, -23.4701402333], [-47.7842983409, -23.4645268378], [-47.7873023598, -23.4502339257], [-47.7831460826, -23.4474800713], [-47.7819093329, -23.4515146762], [-47.7735539690, -23.4442998966], [-47.7656712857, -23.4449928980], [-47.7597680899, -23.4410548705], [-47.7594504868, -23.4352626837], [-47.7651077947, -23.4320830942], [-47.7745260824, -23.4329185743], [-47.7760929887, -23.4300473182], [-47.7628157919, -23.4192718699], [-47.7693872108, -23.4137947192], [-47.7638435511, -23.4133317124], [-47.7600968726, -23.4055678419], [-47.7614110792, -23.3985311991], [-47.7572364912, -23.3989524814], [-47.7513997391, -23.3991330494], [-47.7486469473, -23.3916577376], [-47.7411098215, -23.3867498377], [-47.7393323007, -23.3900376422], [-47.7251697284, -23.3850509872], [-47.7190813606, -23.3879108433]]] }},</text:span></text:p>
      <text:p text:style-name="P1"><text:span text:style-name="T1"><text:tab/>{ "type": "Feature", "properties": {"id": "3510401", "name": "Capivari", "description": "Capivari"}, "geometry": { "type": "Polygon", "coordinates": [[[-47.4484297529, -22.8452825743], [-47.4494706432, -22.8704647430], [-47.4418215006, -22.8787136895], [-47.4412137057, -22.8881968797], [-47.4358765476, -22.8904360688], [-47.4349579697, -22.8951721264], [-47.4117186123, -22.9077264885], [-47.4014492670, -22.9024264169], [-47.3957517232, -22.9040433529], [-47.3911802520, -22.9107255468], [-47.3933492419, -22.9150567449], [-47.3861424008, -22.9178960207], [-47.3910690657, -22.9350810485], [-47.3868969663, -22.9555013055], [-47.3957902781, -22.9538710179], [-47.4060876270, -22.9632512566], [-47.4005655307, -22.9730264688], [-47.3919265063, -22.9796781553], [-47.3883073261, -22.9831591166], [-47.3840571020, -22.9865831886], [-47.3819552332, -22.9888956247], [-47.3881866110, -22.9901611196], [-47.3825513396, -22.9942699894], [-47.3905242492, -22.9929500671], [-47.3879697063, -22.9983886804], [-47.3920540488, -22.9985447853], [-47.3906086558, -23.0031639334], [-47.3951713749, -23.0034441113], [-47.3958362498, -23.0066615634], [-47.4056232588, -23.0042954376], [-47.4037705989, -23.0090237395], [-47.4074979939, -23.0121586898], [-47.4113760428, -23.0066827792], [-47.4075176808, -23.0006689768], [-47.4119229814, -23.0014329050], [-47.4146165936, -23.0064465870], [-47.4187122408, -23.0021856525], [-47.4269480891, -23.0018644283], [-47.4242895587, -23.0061948988], [-47.4318063037, -23.0088000754], [-47.4277690633, -23.0109209500], [-47.4249610206, -23.0135239436], [-47.4429194586, -23.0187288458], [-47.4494753282, -23.0237081495], [-47.4594598500, -23.0231554620], [-47.4622180502, -23.0264122838], [-47.4603136016, -23.0327241730], [-47.4532667328, -23.0326175436], [-47.4500843465, -23.0414212984], [-47.4369193920, -23.0487154265], [-47.4328991127, -23.0700454526], [-47.4273683502, -23.0866691493], [-47.4210224358, -23.0887531038], [-47.4233305152, -23.0947227118], [-47.4234240545, -23.0948479328], [-47.4277524547, -23.1006073355], [-47.4334834406, -23.1056247822], [-47.4512983061, -23.1055109924], [-47.4648408939, -23.1094008860], [-47.4679053369, -23.1161763043], [-47.4645668605, -23.1275751612], [-47.4689306065, -23.1234915545], [-47.4799329700, -23.1245108282], [-47.4848304337, -23.1161985313], [-47.4922480175, -23.1018317393], [-47.5081548725, -23.0911451298], [-47.5089903591, -23.0824307288], [-47.5185067143, -23.0735630280], [-47.5339897311, -23.0475333310], [-47.5337726742, -23.0395109978], [-47.5277451204, -23.0369822782], [-47.5215707511, -23.0259395963], [-47.5194500462, -23.0170820227], [-47.5296025554, -23.0034183149], [-47.5276729530, -22.9996729465], [-47.5390206268, -22.9999245556], [-47.5485239097, -22.9954725769], [-47.5453144463, -23.0018188010], [-47.5508652775, -23.0020789064], [-47.5565738908, -22.9975544087], [-47.5572822261, -23.0024601948], [-47.5518878198, -23.0061244893], [-47.5476563821, -23.0036254586], [-47.5447560802, -23.0115457165], [-47.5471148971, -23.0089947716], [-47.5714538805, -23.0146523198], [-47.5741777452, -23.0114170976], [-47.5769751801, -23.0175364984], [-47.5819612205, -23.0119614622], [-47.5809666597, -23.0084384676], [-47.5922881938, -23.0075049274], [-47.6028837400, -23.0122297350], [-47.6010456537, -22.9987741897], [-47.6041099988, -22.9983264679], [-47.6073720975, -23.0035444620], [-47.6093550789, -22.9985048103], [-47.6168482557, -22.9987938483], [-47.6228461251, -22.9937341968], [-47.6149047696, -22.9921499234], [-47.6038647797, -22.9884017399], [-47.6013644846, -22.9786417634], [-47.5936041506, -22.9781427711], [-47.5916677585, -22.9705488223], [-47.5784972610, -22.9715944609], [-47.5717419979, -22.9677196155], [-47.5612156286, -22.9718066847], [-47.5559135148, -22.9654448984], [-47.5505825574, -22.9670550702], [-47.5458097728, -22.9644884635], [-47.5363244713, -22.9667119214], [-47.5246259572, -22.9629350215], [-47.5249087116, -22.9572659467], [-47.5179803982, -22.9480540960], [-47.5203743542, -22.9350301934], [-47.5122387950, -22.9128631324], [-47.5091264495, -22.9014908125], [-47.5068617714, -22.8901871494], [-47.5153068952, -22.8900078904], [-47.5188839511, -22.8865770049], [-47.5196939716, -22.8701751354], [-47.5096554065, -22.8613969208], [-47.5066528201, -22.8520635885], [-47.4995930170, -22.8539990114], [-47.4847542229, -22.8492027629], [-47.4811653556, -22.8584267835], [-47.4690757883, -22.8590634723], [-47.4524184523, -22.8454053911], [-47.4484297529, -22.8452825743]]] }},</text:span></text:p>
      <text:p text:style-name="P1"><text:span text:style-name="T1"><text:tab/>{ "type": "Feature", "properties": {"id": "3510500", "name": "Caraguatatuba", "description": "Caraguatatuba"}, "geometry": { "type": "Polygon", "coordinates": [[[-45.2808371292, -23.5930841361], [-45.2828945516, -23.6014097622], [-45.2955334641, -23.6019738834], [-45.2923420426, -23.5932573238], [-45.2808371292, -23.5930841361]], [[-45.3074729886, -23.5872022123], [-45.3077360283, -23.5880006856], [-45.3103699323, -23.5871935876], [-45.3106269051, -23.5852584313], [-45.3074729886, -23.5872022123]], [[-45.3098800626, -23.5830830595], [-45.3121246716, -23.5846659984], [-45.3128864941, -23.5818808678], [-45.3105647962, -23.5810166396], [-45.3098800626, -23.5830830595]], [[-45.2785603047, -23.5213417339], [-45.2795991451, -23.5408411817], [-45.2653966365, -23.5441038703], [-45.2620849306, -23.5525190139], [-45.2643437429, -23.5573217276], [-45.2588626896, -23.5603629987], [-45.2631391166, -23.5641047161], [-45.2714013937, -23.5594990884], [-45.2716863761, -23.5720937990], [-45.2757984125, -23.5750710343], [-45.2740147359, -23.5781133483], [-45.2773249117, -23.5778362572], [-45.2811794033, -23.5730072602], [-45.2930567894, -23.5750658298], [-45.2968956059, -23.5715702291], [-45.3069028642, -23.5745111710], [-45.3065733231, -23.5752328743], [-45.3070828962, -23.5756732318], [-45.3084065798, -23.5753067705], [-45.3084988877, -23.5749804200], [-45.3189629097, -23.5780553445], [-45.3363253660, -23.5917013038], [-45.3547638130, -23.6180464814], [-45.3580430676, -23.6244132171], [-45.3702681045, -23.6299109277], [-45.3745638156, -23.6262745237], [-45.3777378143, -23.6236549048], [-45.3872399714, -23.6315531718], [-45.3895707415, -23.6334905073], [-45.3962922338, -23.6294179389], [-45.3985954909, -23.6234042099], [-45.4061325790, -23.6228605103], [-45.4183553739, -23.6354308564], [-45.4297802972, -23.6553550108], [-45.4322703406, -23.6836981329], [-45.4265441050, -23.7080060138], [-45.4274016135, -23.7117082046], [-45.4339909454, -23.7136122942], [-45.4450073571, -23.7240040318], [-45.4554341516, -23.7281960055], [-45.4584582369, -23.7330304996], [-45.4573712079, -23.7416373416], [-45.4573521305, -23.7417931175], [-45.4572581096, -23.7425362269], [-45.4769355572, -23.7594433023], [-45.4719067621, -23.7508204342], [-45.4779661284, -23.7359442165], [-45.4854028616, -23.7331548900], [-45.4830085691, -23.7237416542], [-45.4890765300, -23.7248633815], [-45.4946476687, -23.7253654221], [-45.5029724630, -23.7290455960], [-45.5056633200, -23.7273926645], [-45.5115053971, -23.7344359777], [-45.5147559571, -23.7366294379], [-45.5306023046, -23.7555308254], [-45.5359264790, -23.7542930222], [-45.5438785685, -23.7481544385], [-45.5325468724, -23.7382575224], [-45.5499500146, -23.7435902327], [-45.5647212423, -23.7432998114], [-45.5681603917, -23.7310041418], [-45.5742708303, -23.7296925287], [-45.5722178321, -23.7255150296], [-45.5850723850, -23.7294890442], [-45.5931871018, -23.7233953216], [-45.6022602621, -23.7275727758], [-45.6175427121, -23.7188651319], [-45.6383597337, -23.7209169634], [-45.6490675232, -23.7259864324], [-45.6634511143, -23.7213185551], [-45.6716091345, -23.7255492834], [-45.6752130239, -23.7221003825], [-45.6858249531, -23.7202623801], [-45.6904036247, -23.7230336857], [-45.6902113139, -23.7205518332], [-45.6943714776, -23.7203064634], [-45.6906830236, -23.7138515677], [-45.6779584978, -23.7108663799], [-45.6635580812, -23.7017962306], [-45.6723261112, -23.6900217224], [-45.6671048918, -23.6858605176], [-45.6685227868, -23.6788220363], [-45.6790612663, -23.6722420342], [-45.6793710108, -23.6651030080], [-45.7030498042, -23.6613370625], [-45.7037925101, -23.6585023516], [-45.7081450813, -23.6602969656], [-45.7091682929, -23.6552376294], [-45.7152117808, -23.6543820357], [-45.7191773022, -23.6484197674], [-45.7112862028, -23.6416783163], [-45.7070517430, -23.6442812363], [-45.7020932349, -23.6363575201], [-45.6917266266, -23.6365401933], [-45.6791087237, -23.6270371935], [-45.6751858283, -23.6307270436], [-45.6690687547, -23.6288208071], [-45.6665808540, -23.6198592618], [-45.6564038882, -23.6253200197], [-45.6361251895, -23.6216354940], [-45.6353243579, -23.6248411667], [-45.6213811208, -23.6293457047], [-45.6262376825, -23.6409754378], [-45.6324824203, -23.6446596338], [-45.6314067324, -23.6566547981], [-45.6179892012, -23.6516374722], [-45.6025060875, -23.6536269750], [-45.5867813598, -23.6453793781], [-45.5803532364, -23.6462961363], [-45.5530586902, -23.6138031249], [-45.5519703791, -23.6066827883], [-45.5405110498, -23.5961541655], [-45.5306001393, -23.6015271279], [-45.5259571345, -23.6005185603], [-45.5240868368, -23.6043319491], [-45.4870886193, -23.5719869679], [-45.4831052895, -23.5753434380], [-45.4761932169, -23.5728473378], [-45.4701579949, -23.5818511413], [-45.4676485542, -23.5783854122], [-45.4568172664, -23.5766096595], [-45.4525404782, -23.5746245594], [-45.4504093265, -23.5690529119], [-45.4453686144, -23.5680574156], [-45.4455339354, -23.5595966931], [-45.4393207413, -23.5526365080], [-45.4303511945, -23.5523607681], [-45.4239621294, -23.5478968740], [-45.4208560702, -23.5564911678], [-45.4125389282, -23.5595545963], [-45.3850637251, -23.5551991087], [-45.3716740546, -23.5475900822], [-45.3706566722, -23.5416799292], [-45.3636095048, -23.5441816010], [-45.3551861759, -23.5393885338], [-45.3492936009, -23.5472632727], [-45.3417911295, -23.5475822313], [-45.3417886993, -23.5379967419], [-45.3330687255, -23.5295239878], [-45.3274412937, -23.5311160358], [-45.3244857196, -23.5286753738], [-45.3230821023, -23.5226276581], [-45.3180938340, -23.5195684374], [-45.3156679678, -23.5062812028], [-45.3081683142, -23.5040836909], [-45.3085004242, -23.4968331250], [-45.2878971464, -23.4845913004], [-45.2729930574, -23.4826395752], [-45.2751716996, -23.4856055336], [-45.2701605823, -23.4972449177], [-45.2801158541, -23.5044194254], [-45.2726994067, -23.5119694615], [-45.2785603047, -23.5213417339]]] }},</text:span></text:p>
      <text:p text:style-name="P1"><text:span text:style-name="T1"><text:tab/>{ "type": "Feature", "properties": {"id": "3510609", "name": "Carapicuiba", "description": "Carapicuiba"}, "geometry": { "type": "Polygon", "coordinates": [[[-46.8266447435, -23.5194696372], [-46.8198856342, -23.5225304020], [-46.8173902646, -23.5200710727], [-46.8202886730, -23.5472776829], [-46.8201101071, -23.5529013917], [-46.8204369146, -23.5586434957], [-46.8139942556, -23.5691263786], [-46.8168648448, -23.5819886271], [-46.8225447942, -23.5842011343], [-46.8342120512, -23.5766949054], [-46.8434270632, -23.5774305270], [-46.8435371924, -23.5828072254], [-46.8511460049, -23.5818307329], [-46.8642705651, -23.5778473098], [-46.8711805902, -23.5719716420], [-46.8752878977, -23.5709625399], [-46.8758109894, -23.5656378229], [-46.8718853385, -23.5589787083], [-46.8715242837, -23.5540619137], [-46.8631736687, -23.5548280598], [-46.8601969731, -23.5450632510], [-46.8616186761, -23.5443611063], [-46.8624664911, -23.5229422650], [-46.8400567541, -23.5121441153], [-46.8351763121, -23.5103106550], [-46.8266447435, -23.5194696372]]] }},</text:span></text:p>
      <text:p text:style-name="P1"><text:span text:style-name="T1"><text:tab/>{ "type": "Feature", "properties": {"id": "3510708", "name": "Cardoso", "description": "Cardoso"}, "geometry": { "type": "Polygon", "coordinates": [[[-50.0381591899, -19.9178264460], [-50.0117180112, -19.9262554907], [-49.9616855984, -19.9197601820], [-49.9057177007, -19.9367028967], [-49.9011555187, -19.9594949363], [-49.8850656963, -19.9794219337], [-49.8933580373, -19.9865572225], [-49.8880298667, -19.9973504359], [-49.8898459693, -20.0142219577], [-49.8953653343, -20.0201581796], [-49.8915276444, -20.0365148075], [-49.8826856335, -20.0414969920], [-49.8790998783, -20.0391283657], [-49.8737088793, -20.0411179025], [-49.8612243330, -20.0252022891], [-49.8483826212, -20.0294646201], [-49.8431314990, -20.0279200146], [-49.8384454694, -20.0328664832], [-49.8418868013, -20.0389825532], [-49.8388025486, -20.0428892806], [-49.8272047216, -20.0419414838], [-49.8236729485, -20.0466630804], [-49.8270092223, -20.0552162618], [-49.8234647783, -20.0640445317], [-49.8192956394, -20.0690438807], [-49.8059206916, -20.0732816984], [-49.8091896816, -20.0897932681], [-49.8144103412, -20.0927239405], [-49.8167779295, -20.1037469382], [-49.8165935514, -20.1090926596], [-49.8097115725, -20.1173978124], [-49.8111318208, -20.1331859538], [-49.8019788687, -20.1556414513], [-49.8073415779, -20.1649536732], [-49.8080213074, -20.1859227909], [-49.8119812917, -20.1942596855], [-49.8292598473, -20.1861977136], [-49.8420619452, -20.1898698936], [-49.8468205743, -20.1969630893], [-49.8527390596, -20.1915530567], [-49.8660899856, -20.1962579422], [-49.8716437751, -20.1948123815], [-49.8867043463, -20.2021567313], [-49.8996682676, -20.2163549735], [-49.9144681404, -20.2179396382], [-49.9318505082, -20.1990159644], [-49.9339243886, -20.1867217207], [-49.9416629801, -20.1854585362], [-49.9422185757, -20.1732165409], [-49.9541198834, -20.1767338680], [-49.9570271871, -20.1716886994], [-49.9646317302, -20.1722848418], [-49.9914723323, -20.1856249159], [-50.0098564019, -20.1867796831], [-50.0272748351, -20.1811946115], [-50.0316224111, -20.1557674849], [-50.0302397102, -20.1507837396], [-50.0250386286, -20.1507478021], [-50.0265654828, -20.1454671139], [-50.0225839521, -20.1447706437], [-50.0213487248, -20.1400579852], [-50.0239038607, -20.1316844772], [-50.0216269957, -20.1304015849], [-50.0276319873, -20.1282808860], [-50.0231442990, -20.1203141413], [-50.0275605736, -20.1188131031], [-50.0277492041, -20.1142280622], [-50.0280511978, -20.1137849377], [-50.0399514865, -20.1067297986], [-50.0336376759, -20.0914444233], [-50.0359823903, -20.0843235710], [-50.0275517871, -20.0783442421], [-50.0383323248, -20.0790745709], [-50.0426899685, -20.0760460712], [-50.0451013142, -20.0596116002], [-50.0561081611, -20.0622545265], [-50.0625798412, -20.0697957372], [-50.0680783604, -20.0673851663], [-50.0767741094, -20.0705147980], [-50.0879576473, -20.0628960267], [-50.0897813606, -20.0427647760], [-50.0981502525, -20.0379682811], [-50.1104752904, -20.0377648430], [-50.1099138336, -20.0185697584], [-50.1033065449, -20.0150695517], [-50.0975047641, -20.0176308869], [-50.0972791599, -20.0142644233], [-50.0882018906, -20.0134802583], [-50.0852918227, -20.0091673660], [-50.0750424394, -20.0068256839], [-50.0731384278, -19.9895391107], [-50.0693942977, -19.9848577911], [-50.0602525357, -19.9841630044], [-50.0546228286, -19.9799959562], [-50.0513015341, -19.9636365047], [-50.0553542779, -19.9512790539], [-50.0487088047, -19.9390665658], [-50.0436617951, -19.9159578734], [-50.0381591899, -19.9178264460]]] }},</text:span></text:p>
      <text:p text:style-name="P1"><text:span text:style-name="T1"><text:tab/>{ "type": "Feature", "properties": {"id": "3510807", "name": "Casa Branca", "description": "Casa Branca"}, "geometry": { "type": "Polygon", "coordinates": [[[-47.0756974996, -21.6153439298], [-47.0667342092, -21.6214836368], [-47.0605044443, -21.6171397774], [-47.0616164076, -21.6254431252], [-47.0546643181, -21.6181810566], [-47.0446436761, -21.6224384409], [-47.0371055157, -21.6229952012], [-47.0364858523, -21.6270304819], [-47.0321888936, -21.6315898336], [-47.0316855526, -21.6402074637], [-47.0280318087, -21.6410611423], [-47.0286331390, -21.6462754767], [-47.0210405880, -21.6497114378], [-47.0146605192, -21.6461833092], [-47.0093380689, -21.6512405548], [-47.0008781515, -21.6498282631], [-46.9969321139, -21.6537489083], [-46.9773635948, -21.6508643561], [-46.9813470141, -21.6614669660], [-46.9852666136, -21.6664253344], [-46.9924940001, -21.6668859742], [-46.9957876115, -21.6790306182], [-46.9851499692, -21.6854937460], [-46.9855148524, -21.6930441082], [-46.9791829130, -21.6995330676], [-46.9821013427, -21.7019193554], [-46.9821376950, -21.7120543672], [-46.9759166813, -21.7154506973], [-46.9928183795, -21.7227495930], [-47.0029695417, -21.7245037346], [-47.0102670372, -21.7333801243], [-46.9970813021, -21.7359098890], [-46.9945007803, -21.7431972971], [-46.9834796135, -21.7407661912], [-46.9838204155, -21.7436377349], [-46.9821797220, -21.7464625984], [-46.9850768909, -21.7492209235], [-46.9810686504, -21.7536193258], [-46.9669174076, -21.7605370822], [-46.9640340811, -21.7728486646], [-46.9555797627, -21.7864519345], [-46.9537375170, -21.7964647401], [-46.9604548009, -21.8048024290], [-46.9619871310, -21.8145622649], [-46.9618874709, -21.8165906156], [-46.9610275255, -21.8340829728], [-46.9776158509, -21.8452587242], [-46.9873849452, -21.8465971379], [-46.9832938922, -21.8724138141], [-46.9934669718, -21.8769266552], [-46.9943984150, -21.8893687374], [-46.9938059768, -21.8955755634], [-47.0019896638, -21.9073813434], [-46.9999200697, -21.9146476723], [-47.0037586117, -21.9187721565], [-46.9948028831, -21.9493317884], [-46.9825598604, -21.9670227480], [-46.9851858612, -21.9738871045], [-46.9886523994, -21.9713226097], [-47.0084489956, -21.9768544660], [-47.0073795298, -21.9868848269], [-47.0119126926, -21.9918366985], [-47.0078132871, -21.9929187838], [-47.0082386368, -21.9964067509], [-47.0120862391, -22.0047924098], [-47.0159364615, -22.0085233991], [-47.0210297445, -22.0067170374], [-47.0302376641, -22.0101902678], [-47.0304375811, -22.0012257826], [-47.0348568842, -22.0003623661], [-47.0322933246, -21.9970732705], [-47.0369895469, -21.9982489036], [-47.0349087889, -21.9916978819], [-47.0389970155, -21.9910951864], [-47.0566342958, -21.9866137469], [-47.0657458197, -21.9927875084], [-47.0679482348, -21.9851211685], [-47.0776741718, -21.9842259373], [-47.0829853391, -21.9876207208], [-47.0902078727, -21.9795658687], [-47.0947655687, -21.9850444080], [-47.0987677492, -21.9806750446], [-47.1066712968, -21.9752359188], [-47.1145532750, -21.9808707998], [-47.1162036395, -21.9727327865], [-47.1215736008, -21.9779472553], [-47.1199143262, -21.9813090977], [-47.1226844699, -21.9790060496], [-47.1296504724, -21.9796860830], [-47.1298585284, -21.9825193637], [-47.1385350245, -21.9806396738], [-47.1453412265, -21.9875269238], [-47.1509593185, -21.9818960902], [-47.1557044121, -21.9849015204], [-47.1585185380, -21.9828215041], [-47.1638058881, -21.9875940392], [-47.1653015361, -21.9802796159], [-47.1699165673, -21.9767402385], [-47.1950357495, -21.9732538925], [-47.1823796046, -21.9559811719], [-47.1618154915, -21.9563539045], [-47.1594362047, -21.9529921971], [-47.1598201291, -21.9462948389], [-47.1728163501, -21.9299257959], [-47.1779176660, -21.9310564181], [-47.1901264297, -21.9202567177], [-47.1894744183, -21.9151668577], [-47.1961816391, -21.9117491371], [-47.1980062965, -21.9071690186], [-47.1946992235, -21.8977227770], [-47.1975754486, -21.8936935180], [-47.1890387044, -21.8923164307], [-47.1881715617, -21.8817441561], [-47.1873986922, -21.8664497367], [-47.1932543845, -21.8585086694], [-47.1850185880, -21.8469976075], [-47.1896759991, -21.8075673471], [-47.1895147395, -21.8006504584], [-47.1849241448, -21.7970722063], [-47.1857492083, -21.7904833323], [-47.1907784716, -21.7879976215], [-47.1932476039, -21.7932821799], [-47.1979523906, -21.7917191891], [-47.1942960099, -21.7831577656], [-47.2066655245, -21.7713146662], [-47.2106596857, -21.7557699539], [-47.2404954893, -21.7573739269], [-47.2402285046, -21.7482759956], [-47.2310337771, -21.7327986668], [-47.2239860197, -21.7306259991], [-47.2073789868, -21.7164475467], [-47.2029886060, -21.7058108324], [-47.1935153476, -21.6974115432], [-47.1858430908, -21.6938834228], [-47.1856927393, -21.6877927839], [-47.1766734750, -21.6728994856], [-47.1645205892, -21.6655829695], [-47.1612785580, -21.6577074051], [-47.1632429132, -21.6433749674], [-47.1570157347, -21.6364509475], [-47.1576424166, -21.6290707850], [-47.1487550382, -21.6295827568], [-47.1469932398, -21.6224839790], [-47.1450732583, -21.6260528667], [-47.1373527721, -21.6208820471], [-47.1302346268, -21.6249254634], [-47.1236219889, -21.6233896134], [-47.1200313885, -21.6123633716], [-47.1241610520, -21.6029841690], [-47.1235664781, -21.5918251009], [-47.1134747627, -21.5871933162], [-47.1052111638, -21.5778705224], [-47.0973880108, -21.5775483291], [-47.1001052985, -21.5696568272], [-47.0970118089, -21.5673985222], [-47.0845652048, -21.5712027384], [-47.0880911926, -21.5874994792], [-47.0807355885, -21.5921122592], [-47.0698470301, -21.5959019562], [-47.0712080393, -21.6006924260], [-47.0780645518, -21.6025365258], [-47.0765654671, -21.6074242876], [-47.0811673005, -21.6099484980], [-47.0756974996, -21.6153439298]]] }},</text:span></text:p>
      <text:p text:style-name="P1"><text:span text:style-name="T1"><text:tab/>{ "type": "Feature", "properties": {"id": "3510906", "name": "Cassia dos Coqueiros", "description": "Cassia dos Coqueiros"}, "geometry": { "type": "Polygon", "coordinates": [[[-47.1397637275, -21.1851838545], [-47.1297255278, -21.1885283142], [-47.1180789929, -21.1854474544], [-47.1023784580, -21.2000901589], [-47.0980395944, -21.2136099932], [-47.0952012447, -21.2091952005], [-47.0861229935, -21.2069394563], [-47.0651193419, -21.2070130673], [-47.0613101465, -21.2103841892], [-47.0675141535, -21.2138345361], [-47.0718827002, -21.2253628167], [-47.0784621396, -21.2301173659], [-47.0768380286, -21.2397456580], [-47.0626422579, -21.2388352462], [-47.0518318078, -21.2460408013], [-47.0516695106, -21.2500179927], [-47.0508582588, -21.2569185156], [-47.0437743713, -21.2668772217], [-47.0570369764, -21.2640677324], [-47.0650247887, -21.2688771962], [-47.0766573464, -21.2844282266], [-47.0834414503, -21.2875225279], [-47.0942656245, -21.2857642399], [-47.0884056439, -21.2947231601], [-47.1072160442, -21.3153472338], [-47.1184405796, -21.3190266669], [-47.1244599568, -21.3263039636], [-47.1296339023, -21.3275932267], [-47.1462766039, -21.3049549946], [-47.1432824743, -21.2961533364], [-47.1454760802, -21.2938955393], [-47.1728009792, -21.3154411199], [-47.1788291542, -21.3362759650], [-47.1914052489, -21.3475368596], [-47.1993348615, -21.3425893593], [-47.2103346874, -21.3481657452], [-47.2289657591, -21.3380684060], [-47.2287632858, -21.3295054697], [-47.2122780169, -21.3094116219], [-47.2113904638, -21.2923746604], [-47.2175154855, -21.2898653588], [-47.2219642623, -21.2760105962], [-47.2340339606, -21.2729188018], [-47.2295558938, -21.2659938051], [-47.2294052452, -21.2658512109], [-47.1966268482, -21.2557549400], [-47.1965212514, -21.2506231113], [-47.2009031827, -21.2517512664], [-47.2027127959, -21.2447707376], [-47.1958328641, -21.2398102229], [-47.1927386502, -21.2308182019], [-47.1811035164, -21.2244967458], [-47.1823562077, -21.2153199544], [-47.1890918433, -21.2117529463], [-47.1675778326, -21.1924942353], [-47.1474044403, -21.1969242051], [-47.1397637275, -21.1851838545]]] }},</text:span></text:p>
      <text:p text:style-name="P1"><text:span text:style-name="T1"><text:tab/>{ "type": "Feature", "properties": {"id": "3511003", "name": "Castilho", "description": "Castilho"}, "geometry": { "type": "Polygon", "coordinates": [[[-51.4938957504, -20.6696389582], [-51.4801946155, -20.6717076529], [-51.4691391050, -20.6680051091], [-51.4449299888, -20.6686674533], [-51.4188817571, -20.6806131637], [-51.4238722225, -20.7118633983], [-51.4354313875, -20.7226642177], [-51.4426080840, -20.7365817489], [-51.4393845254, -20.7431404817], [-51.4425737638, -20.7568922015], [-51.4505222809, -20.7661404092], [-51.4479145814, -20.7758618988], [-51.4507550184, -20.8511070305], [-51.4514250169, -20.8651741225], [-51.4512252868, -20.8907880141], [-51.4674121974, -20.9082056757], [-51.4647997681, -20.9233775778], [-51.4721686587, -20.9515235002], [-51.4762970467, -20.9556975006], [-51.4764109923, -20.9556694013], [-51.4767885185, -20.9676689531], [-51.4691617679, -20.9767655387], [-51.4713263339, -20.9870144478], [-51.4648336566, -20.9979046340], [-51.4681248742, -21.0134899002], [-51.4742075124, -21.0204097655], [-51.4741538222, -21.0285607284], [-51.4811294245, -21.0356380738], [-51.4750769326, -21.0492471332], [-51.4827506607, -21.0506876337], [-51.4843822810, -21.0563752474], [-51.4953347460, -21.0574286742], [-51.5117234212, -21.0662887687], [-51.5102006050, -21.0793111135], [-51.5267998003, -21.0880846482], [-51.5307149111, -21.0948549079], [-51.5583779968, -21.0912114935], [-51.5628430172, -21.0951657727], [-51.5716289206, -21.0948755948], [-51.5792756693, -21.0879030946], [-51.5940247359, -21.0878455575], [-51.6044092341, -21.0976078043], [-51.6054510717, -21.1077244217], [-51.6107388234, -21.1080164948], [-51.6215572938, -21.1160663254], [-51.6188247663, -21.1253807934], [-51.6247595440, -21.1339241887], [-51.6419913756, -21.1474233235], [-51.6437154606, -21.1532285680], [-51.6394796316, -21.1630044581], [-51.6396458116, -21.1636981764], [-51.6448217479, -21.1634561500], [-51.6435686865, -21.1666935417], [-51.6482200816, -21.1633327966], [-51.6470518225, -21.1663276919], [-51.6565312078, -21.1693990225], [-51.6636441407, -21.1661377883], [-51.6642625874, -21.1614626037], [-51.6698834649, -21.1618234789], [-51.6710881362, -21.1575769410], [-51.6671008434, -21.1549233939], [-51.6718296927, -21.1543692661], [-51.6711152101, -21.1500611237], [-51.6814677323, -21.1495261709], [-51.6867779464, -21.1507676874], [-51.6886383984, -21.1352460483], [-51.6924251132, -21.1303899920], [-51.6982868831, -21.1327226869], [-51.6898979896, -21.1212515422], [-51.6927847222, -21.1156755077], [-51.6902243775, -21.1132928889], [-51.6936502947, -21.1143585899], [-51.6995951716, -21.1091416929], [-51.6964488793, -21.1069904220], [-51.7009674819, -21.1073540993], [-51.6976652246, -21.0989652604], [-51.6945905380, -21.0990480865], [-51.6975558356, -21.0971332098], [-51.6978968974, -21.0884336123], [-51.7011027676, -21.0860037929], [-51.7018826998, -21.0888595010], [-51.7075293627, -21.0880575598], [-51.7052111525, -21.0830824235], [-51.7122567784, -21.0838635048], [-51.7109907535, -21.0795552266], [-51.7177188710, -21.0763510719], [-51.7191633447, -21.0695445694], [-51.7209158003, -21.0718166110], [-51.7244823031, -21.0698587053], [-51.7238501430, -21.0670068546], [-51.7276480409, -21.0739377827], [-51.7322655992, -21.0701911445], [-51.7297059015, -21.0731583163], [-51.7324213975, -21.0750197730], [-51.7337487059, -21.0710088904], [-51.7371246774, -21.0739965845], [-51.7404504004, -21.0686654617], [-51.7436440030, -21.0724557893], [-51.7431207508, -21.0682297590], [-51.7465199620, -21.0701948587], [-51.7453256362, -21.0660492922], [-51.7523574882, -21.0643127287], [-51.7522374229, -21.0614803521], [-51.7558753047, -21.0656229676], [-51.7608148788, -21.0650472283], [-51.7617932599, -21.0618519957], [-51.7607815050, -21.0547409011], [-51.7637746789, -21.0551540111], [-51.7642615596, -21.0598561613], [-51.7672453676, -21.0564552629], [-51.7648283601, -21.0514813172], [-51.7719900200, -21.0506572878], [-51.7707717824, -21.0421967022], [-51.7527251185, -21.0138516124], [-51.7224855683, -20.9769739384], [-51.7132100023, -20.9709942085], [-51.6851353990, -20.9725552753], [-51.6652480448, -20.9700564610], [-51.6231022942, -20.9439698441], [-51.6185090534, -20.9318675652], [-51.6129929797, -20.8896146582], [-51.6250455832, -20.8736054333], [-51.6303597837, -20.8492546717], [-51.6324925442, -20.8210947589], [-51.6263044358, -20.7909577362], [-51.6269984354, -20.7842336339], [-51.6219139470, -20.7764087718], [-51.6344148008, -20.7543852487], [-51.6277177445, -20.7246176873], [-51.5936643822, -20.6433849356], [-51.5747021263, -20.6229560106], [-51.5214132447, -20.6398651724], [-51.4938957504, -20.6696389582]]] }},</text:span></text:p>
      <text:p text:style-name="P1"><text:span text:style-name="T1"><text:tab/>{ "type": "Feature", "properties": {"id": "3511102", "name": "Catanduva", "description": "Catanduva"}, "geometry": { "type": "Polygon", "coordinates": [[[-48.8299352377, -21.0210655813], [-48.8306192699, -21.0301215001], [-48.8258191087, -21.0287072473], [-48.8172586755, -21.0320933218], [-48.8189117238, -21.0411326837], [-48.8333431658, -21.0545596780], [-48.8554706960, -21.0658502246], [-48.8664478595, -21.0795555097], [-48.8683266229, -21.0914338635], [-48.8823119278, -21.1050501724], [-48.8838935736, -21.1101946517], [-48.8956568440, -21.1138161290], [-48.9134348783, -21.1078001317], [-48.9161277239, -21.1097087557], [-48.9195840875, -21.1163923608], [-48.9159428889, -21.1448749292], [-48.9219201080, -21.1515728463], [-48.9168036044, -21.1674332440], [-48.9267354609, -21.1657591645], [-48.9342473902, -21.1714734140], [-48.9409765711, -21.1765940231], [-48.9718454809, -21.2019812650], [-48.9661994239, -21.2142139298], [-48.9647051441, -21.2300685870], [-48.9633021179, -21.2371955544], [-48.9670091920, -21.2442701521], [-48.9796950028, -21.2491438164], [-48.9915411246, -21.2460492346], [-48.9999629425, -21.2535889646], [-49.0100957789, -21.2529596989], [-49.0223505914, -21.2467046700], [-49.0226025332, -21.2466364290], [-49.0586295962, -21.2416941750], [-49.0652378775, -21.2327603255], [-49.0908651769, -21.2207451811], [-49.0739132762, -21.2095182176], [-49.0598370937, -21.1915231860], [-49.0430679021, -21.1898005981], [-49.0388395189, -21.1939631858], [-49.0207108599, -21.1802973810], [-49.0349953660, -21.1664883915], [-49.0393711547, -21.1554354580], [-49.0581952299, -21.1510712973], [-49.0577286810, -21.1453176206], [-49.0492770541, -21.1420910634], [-49.0451821247, -21.1350220132], [-49.0446328991, -21.1254885397], [-49.0425754700, -21.1158696667], [-49.0347674723, -21.1115329485], [-49.0253686675, -21.0999999951], [-49.0195344988, -21.0850117431], [-48.9909501459, -21.0816845148], [-48.9817492442, -21.0775156732], [-48.9632700253, -21.0528835938], [-48.9501341447, -21.0618726414], [-48.9426570409, -21.0649379492], [-48.9395356825, -21.0591527436], [-48.9361223364, -21.0555679390], [-48.9177459383, -21.0530604061], [-48.8903712427, -21.0366557236], [-48.8811132939, -21.0223265283], [-48.8654477840, -21.0106258183], [-48.8591068714, -21.0056056783], [-48.8494016454, -21.0143017948], [-48.8438297828, -21.0150430639], [-48.8352611947, -21.0161662398], [-48.8299352377, -21.0210655813]]] }},</text:span></text:p>
      <text:p text:style-name="P1"><text:span text:style-name="T1"><text:tab/>{ "type": "Feature", "properties": {"id": "3511201", "name": "Catigua", "description": "Catigua"}, "geometry": { "type": "Polygon", "coordinates": [[[-49.0434054653, -21.0026714949], [-49.0342663107, -21.0125150600], [-49.0218580266, -21.0109431211], [-49.0093201421, -21.0111002757], [-49.0064311384, -21.0230105207], [-48.9804751687, -21.0241068501], [-48.9720804375, -21.0362808185], [-48.9698443396, -21.0476372234], [-48.9632700253, -21.0528835938], [-48.9817492442, -21.0775156732], [-48.9909501459, -21.0816845148], [-49.0195344988, -21.0850117431], [-49.0253686675, -21.0999999951], [-49.0347674723, -21.1115329485], [-49.0425754700, -21.1158696667], [-49.0446328991, -21.1254885397], [-49.0451821247, -21.1350220132], [-49.0777412722, -21.1284990298], [-49.0788893335, -21.1185379904], [-49.0841669363, -21.1106869374], [-49.0947763649, -21.1100349856], [-49.1194084806, -21.0847436334], [-49.1211229747, -21.0777470880], [-49.1307814250, -21.0699870092], [-49.1330194966, -21.0587445622], [-49.1305962350, -21.0478886488], [-49.1307671326, -21.0438851247], [-49.1174346381, -21.0382982940], [-49.1106128863, -21.0266281931], [-49.0932978238, -21.0269785699], [-49.0752593846, -21.0143910006], [-49.0620315517, -21.0124721800], [-49.0534934167, -21.0051968620], [-49.0434054653, -21.0026714949]]] }},</text:span></text:p>
      <text:p text:style-name="P1"><text:span text:style-name="T1"><text:tab/>{ "type": "Feature", "properties": {"id": "3511300", "name": "Cedral", "description": "Cedral"}, "geometry": { "type": "Polygon", "coordinates": [[[-49.1690547728, -20.8151922434], [-49.1611868159, -20.8239232151], [-49.1482580826, -20.8208303348], [-49.1413571784, -20.8243349792], [-49.1455020195, -20.8288091785], [-49.1487486691, -20.8470103207], [-49.1608360396, -20.8531758858], [-49.1686176125, -20.8683430292], [-49.1834388177, -20.8743853007], [-49.1814413211, -20.8914240886], [-49.1950093531, -20.9056587986], [-49.2125684566, -20.9075141731], [-49.2198377061, -20.9138663874], [-49.2376490918, -20.9131355225], [-49.2466065814, -20.9162266130], [-49.2478544230, -20.9253421595], [-49.2506823071, -20.9406438187], [-49.2527146322, -20.9442380062], [-49.2425529844, -20.9533609184], [-49.2570561408, -20.9580474858], [-49.2579748670, -20.9615477125], [-49.2728615767, -20.9695483134], [-49.2761633490, -20.9859785143], [-49.2746834424, -21.0032215083], [-49.2746797622, -21.0034601471], [-49.2822626935, -21.0171286773], [-49.2866891854, -21.0187564676], [-49.2993352086, -21.0072698761], [-49.3062118932, -21.0105142332], [-49.3108137934, -21.0085712930], [-49.3213499795, -21.0027430198], [-49.3248333890, -20.9930883157], [-49.3373297941, -20.9815606554], [-49.3593063050, -20.9818933224], [-49.3592796389, -20.9816358157], [-49.3596167736, -20.9770210914], [-49.3745663888, -20.9598217503], [-49.3710860946, -20.9500841261], [-49.3460814393, -20.9315823810], [-49.3417311005, -20.9324587102], [-49.3312940016, -20.9314310240], [-49.3328125140, -20.9238745857], [-49.3161833973, -20.9111423054], [-49.3137507148, -20.8951911326], [-49.3079248361, -20.8906792904], [-49.3029725421, -20.8905707051], [-49.3008306299, -20.8854721634], [-49.2906522881, -20.8755016439], [-49.2727158488, -20.8811137668], [-49.2674450861, -20.8707611465], [-49.2557579293, -20.8625807846], [-49.2576198364, -20.8497998710], [-49.2228324870, -20.8385541030], [-49.2112591475, -20.8402056688], [-49.2047252044, -20.8385883636], [-49.1965242047, -20.8247998648], [-49.1764655044, -20.8143490135], [-49.1690547728, -20.8151922434]]] }},</text:span></text:p>
      <text:p text:style-name="P1"><text:span text:style-name="T1"><text:tab/>{ "type": "Feature", "properties": {"id": "3511409", "name": "Cerqueira Cesar", "description": "Cerqueira Cesar"}, "geometry": { "type": "Polygon", "coordinates": [[[-49.0390823173, -22.8825933043], [-49.0343209877, -22.8872967497], [-49.0297526400, -22.8849677241], [-49.0267208747, -22.8896959716], [-49.0221770439, -22.8856041131], [-49.0176854873, -22.8879522041], [-49.0162211932, -22.8843986017], [-49.0100820031, -22.8845533495], [-49.0086931004, -22.8896162502], [-49.0042434701, -22.8870642145], [-48.9919276797, -22.8906350295], [-48.9899836044, -22.8968230476], [-48.9857760287, -22.8938188291], [-48.9872358339, -22.8992744781], [-48.9809496274, -22.9014379466], [-48.9811514885, -22.9055094619], [-48.9930432093, -22.9214779455], [-49.0036018506, -22.9273940708], [-49.0229020877, -22.9599069564], [-49.0331356107, -22.9586066384], [-49.0434865482, -22.9858536879], [-49.0544531218, -23.0102792127], [-49.0497386156, -23.0210398245], [-49.0551586047, -23.0310860206], [-49.0661297653, -23.0390839236], [-49.0731154576, -23.0415526762], [-49.0713998082, -23.0516262700], [-49.0801071182, -23.0638051680], [-49.0671715808, -23.0927037539], [-49.0767107119, -23.0982775621], [-49.0827206926, -23.0980194268], [-49.0889764365, -23.1035320308], [-49.0919779219, -23.0959127230], [-49.1086983401, -23.0961149491], [-49.1214290961, -23.0962663797], [-49.1217075425, -23.1112625094], [-49.1264235918, -23.1128183261], [-49.1285112500, -23.1199909396], [-49.1356354836, -23.1250884018], [-49.1342724425, -23.1314207633], [-49.1354217307, -23.1399182549], [-49.1347727202, -23.1462734714], [-49.1426762583, -23.1585311692], [-49.1390054965, -23.1753776984], [-49.1426990115, -23.1827601046], [-49.1406759716, -23.1919400162], [-49.1439491623, -23.2113169014], [-49.1391766441, -23.2259639800], [-49.1496194359, -23.2400422954], [-49.1508470060, -23.2595850943], [-49.1836791172, -23.2572474924], [-49.1991920281, -23.2471310044], [-49.2103231486, -23.2450315029], [-49.2095189312, -23.2269303857], [-49.2282594108, -23.2109910439], [-49.2380752227, -23.2092753863], [-49.2390674817, -23.2090504198], [-49.2427225542, -23.2033892882], [-49.2445205514, -23.1890630798], [-49.2482380653, -23.1856970484], [-49.2430477113, -23.1740896846], [-49.2480255795, -23.1645000558], [-49.2449745011, -23.1442698171], [-49.2419474677, -23.1346977581], [-49.2431310097, -23.1264189481], [-49.2369379568, -23.1179974259], [-49.2352503821, -23.0937673717], [-49.2404859686, -23.0689095401], [-49.2362201399, -23.0619893006], [-49.2247728963, -23.0598756367], [-49.2249910742, -23.0509148378], [-49.2335407156, -23.0398049357], [-49.2215644838, -23.0360008377], [-49.2183837195, -23.0236714140], [-49.2064073792, -22.9772345060], [-49.2002438188, -22.9708872164], [-49.1972124625, -22.9604656499], [-49.1848140436, -22.9474882267], [-49.1735848158, -22.9434477058], [-49.1716726530, -22.9392264490], [-49.1585474248, -22.9421847380], [-49.1490823928, -22.9586932014], [-49.1217500521, -22.9419445795], [-49.1170125503, -22.9230927504], [-49.1047923873, -22.9273074514], [-49.0950559910, -22.9249245531], [-49.0921910206, -22.9216352891], [-49.0941483440, -22.9081251400], [-49.0633411753, -22.9183902369], [-49.0499176289, -22.9117646647], [-49.0434539461, -22.8953632317], [-49.0390823173, -22.8825933043]]] }},</text:span></text:p>
      <text:p text:style-name="P1"><text:span text:style-name="T1"><text:tab/>{ "type": "Feature", "properties": {"id": "3511508", "name": "Cerquilho", "description": "Cerquilho"}, "geometry": { "type": "Polygon", "coordinates": [[[-47.7505529397, -23.1215920254], [-47.7417712932, -23.1375764051], [-47.7325495001, -23.1348773520], [-47.7303532152, -23.1402028313], [-47.7165159726, -23.1389395408], [-47.7129584068, -23.1413233020], [-47.7116747076, -23.1592958463], [-47.6879912965, -23.1712112114], [-47.6857612537, -23.1852868038], [-47.6837974806, -23.1960415198], [-47.6882606828, -23.1993426123], [-47.6950791627, -23.1980627681], [-47.7033062277, -23.2097591673], [-47.7035377983, -23.2155402914], [-47.7059933087, -23.2187187789], [-47.7030143945, -23.2254545651], [-47.7034684865, -23.2275246218], [-47.7192031215, -23.2339502653], [-47.7420822466, -23.2291253529], [-47.7498182091, -23.2388243898], [-47.7565834129, -23.2409553943], [-47.7717578187, -23.2513381325], [-47.7824164153, -23.2514402083], [-47.7807621586, -23.2380179796], [-47.7857475713, -23.2345569455], [-47.7795175128, -23.2316416000], [-47.7798755235, -23.2227879075], [-47.7830631075, -23.2218909471], [-47.7830854498, -23.2292155924], [-47.7874845312, -23.2312511843], [-47.7947716489, -23.2282508537], [-47.8067193471, -23.2364153966], [-47.8141117781, -23.2277948306], [-47.8096299251, -23.2217097681], [-47.8016811339, -23.2252883653], [-47.8046209267, -23.2173657198], [-47.8025686316, -23.2111744156], [-47.8123131546, -23.2155583775], [-47.8272101215, -23.2032673129], [-47.8185520351, -23.1997551194], [-47.8181247119, -23.1914097626], [-47.8146949766, -23.1903322082], [-47.8128148597, -23.1937848565], [-47.8101051906, -23.1867495451], [-47.8063795017, -23.1859660209], [-47.8180148353, -23.1742499653], [-47.8134536564, -23.1703304556], [-47.8038972306, -23.1698934673], [-47.8166781799, -23.1521598326], [-47.8184499897, -23.1319717782], [-47.8124008658, -23.1367483637], [-47.8009227447, -23.1384892738], [-47.7912496283, -23.1525241560], [-47.7877885097, -23.1453900968], [-47.7727919205, -23.1354512504], [-47.7649433253, -23.1266957075], [-47.7505529397, -23.1215920254]]] }},</text:span></text:p>
      <text:p text:style-name="P1"><text:span text:style-name="T1"><text:tab/>{ "type": "Feature", "properties": {"id": "3511607", "name": "Cesario Lange", "description": "Cesario Lange"}, "geometry": { "type": "Polygon", "coordinates": [[[-47.8166781799, -23.1521598326], [-47.8038972306, -23.1698934673], [-47.8134536564, -23.1703304556], [-47.8180148353, -23.1742499653], [-47.8063795017, -23.1859660209], [-47.8101051906, -23.1867495451], [-47.8128148597, -23.1937848565], [-47.8146949766, -23.1903322082], [-47.8181247119, -23.1914097626], [-47.8185520351, -23.1997551194], [-47.8272101215, -23.2032673129], [-47.8123131546, -23.2155583775], [-47.8025686316, -23.2111744156], [-47.8046209267, -23.2173657198], [-47.8016811339, -23.2252883653], [-47.8096299251, -23.2217097681], [-47.8141117781, -23.2277948306], [-47.8191623546, -23.2331988353], [-47.8141473530, -23.2387787225], [-47.8156554346, -23.2432597912], [-47.8211840367, -23.2441535634], [-47.8244900282, -23.2526557704], [-47.8308332279, -23.2479917735], [-47.8405269113, -23.2469297630], [-47.8391155284, -23.2386564012], [-47.8446389854, -23.2353275692], [-47.8511276969, -23.2381157960], [-47.8506586223, -23.2430611031], [-47.8599965201, -23.2424714033], [-47.8584412585, -23.2503496347], [-47.8636380216, -23.2514944172], [-47.8642038061, -23.2488650569], [-47.8682534633, -23.2523925008], [-47.8698152737, -23.2570643534], [-47.8750094541, -23.2615355719], [-47.8831050645, -23.2606940861], [-47.8907105992, -23.2653663502], [-47.8952846829, -23.2627751228], [-47.9035114773, -23.2652925127], [-47.9081275696, -23.2723857549], [-47.9148478015, -23.2739774013], [-47.9283846731, -23.2791577189], [-47.9387667349, -23.2762356653], [-47.9449919584, -23.2748631101], [-47.9494909984, -23.2788514771], [-47.9601953644, -23.2774415519], [-47.9762891603, -23.2762351564], [-47.9881469810, -23.2833426240], [-47.9892357394, -23.2747442505], [-47.9828379897, -23.2552558841], [-47.9861906895, -23.2434804417], [-47.9976133502, -23.2459690953], [-48.0038263972, -23.2428348166], [-48.0085375063, -23.2230763148], [-47.9966050736, -23.2233570090], [-47.9810233090, -23.2175923965], [-47.9715028044, -23.2081613209], [-47.9781259204, -23.2012268933], [-47.9773921635, -23.1873402010], [-47.9696631245, -23.1885845513], [-47.9622530434, -23.1825278247], [-47.9466489275, -23.1807833743], [-47.9488580914, -23.1694338150], [-47.9419394752, -23.1666018792], [-47.9392699545, -23.1620391720], [-47.9265437683, -23.1570790551], [-47.9223368357, -23.1617907109], [-47.9095007485, -23.1604282299], [-47.8906914017, -23.1600448325], [-47.8846329940, -23.1637645536], [-47.8789379874, -23.1595752818], [-47.8593818477, -23.1712162873], [-47.8593077595, -23.1752677790], [-47.8510142204, -23.1723301892], [-47.8394880437, -23.1739978369], [-47.8363282627, -23.1682007595], [-47.8412485167, -23.1623541570], [-47.8437480011, -23.1636709548], [-47.8446573303, -23.1586573594], [-47.8274300771, -23.1498032648], [-47.8207861716, -23.1512869378], [-47.8166781799, -23.1521598326]]] }},</text:span></text:p>
      <text:p text:style-name="P1"><text:span text:style-name="T1"><text:tab/>{ "type": "Feature", "properties": {"id": "3511706", "name": "Charqueada", "description": "Charqueada"}, "geometry": { "type": "Polygon", "coordinates": [[[-47.7661489850, -22.4438347719], [-47.7581001169, -22.4520193859], [-47.7557632846, -22.4607185294], [-47.7465732153, -22.4659582963], [-47.7423506618, -22.4755149617], [-47.7480254549, -22.4832803761], [-47.7233606401, -22.4923065712], [-47.7205022322, -22.4858384400], [-47.7128316502, -22.4879110819], [-47.6896143228, -22.4821579918], [-47.6869195942, -22.4899907004], [-47.6776812410, -22.4946645624], [-47.6680782564, -22.5099817989], [-47.6719935317, -22.5320738386], [-47.6687675323, -22.5394642927], [-47.6679404174, -22.5459245160], [-47.6725157491, -22.5493450937], [-47.6667771039, -22.5506506118], [-47.6649867729, -22.5544898380], [-47.6684567314, -22.5568287252], [-47.6716350590, -22.5530653950], [-47.6765439608, -22.5532431973], [-47.6833599824, -22.5620445351], [-47.6894143807, -22.5648258029], [-47.6858959619, -22.5705813377], [-47.6889663540, -22.5771618093], [-47.6830408830, -22.5828024075], [-47.6916043387, -22.5827093275], [-47.6914054513, -22.5891026737], [-47.6953299454, -22.5869308096], [-47.7011724835, -22.5906261609], [-47.7080171377, -22.5987538396], [-47.7024114168, -22.6030129793], [-47.7027016602, -22.6067810611], [-47.7120396571, -22.6041448460], [-47.7119241149, -22.6083206542], [-47.7149052170, -22.6054102010], [-47.7237657906, -22.5915901796], [-47.7460636419, -22.5898860255], [-47.7630591714, -22.5872337490], [-47.7631596363, -22.5790239104], [-47.7684290880, -22.5747707360], [-47.7697773508, -22.5785798619], [-47.7767653717, -22.5813188157], [-47.8028308475, -22.5813496688], [-47.8077553968, -22.5794001560], [-47.8123872478, -22.5704273588], [-47.8118363370, -22.5618493553], [-47.8172243120, -22.5491074360], [-47.8304526134, -22.5425210264], [-47.8235874893, -22.5388782490], [-47.8173183314, -22.5212072074], [-47.8113967417, -22.5178988052], [-47.8131969204, -22.5107678308], [-47.8099182182, -22.5082979368], [-47.8088697630, -22.4968654839], [-47.7995182074, -22.4924823119], [-47.7957014590, -22.4862910949], [-47.7931912459, -22.4845519086], [-47.7867930904, -22.4741636471], [-47.7939699121, -22.4615115730], [-47.7924689910, -22.4477077006], [-47.7741850395, -22.4499095155], [-47.7726911275, -22.4464043984], [-47.7762101711, -22.4436420862], [-47.7661489850, -22.4438347719]]] }},</text:span></text:p>
      <text:p text:style-name="P1"><text:span text:style-name="T1"><text:tab/>{ "type": "Feature", "properties": {"id": "3511904", "name": "Clementina", "description": "Clementina"}, "geometry": { "type": "Polygon", "coordinates": [[[-50.4403002784, -21.4878873466], [-50.4186325899, -21.5116821805], [-50.4047864678, -21.5018580571], [-50.3982599726, -21.5011107387], [-50.3840564115, -21.4892420598], [-50.3853664780, -21.4927459944], [-50.3857709851, -21.5025395413], [-50.3929303219, -21.5150689773], [-50.3978369051, -21.5368782571], [-50.3934211491, -21.5481298018], [-50.3958197083, -21.5520765852], [-50.4029461286, -21.5651842014], [-50.4080572734, -21.5777711982], [-50.4056985417, -21.6009949348], [-50.4105495782, -21.6050684591], [-50.4057272484, -21.6100283162], [-50.4120607015, -21.6145630800], [-50.4104384837, -21.6187920146], [-50.4167715217, -21.6209358707], [-50.4243768775, -21.6310133074], [-50.4398816390, -21.6508382855], [-50.4372488545, -21.6524728987], [-50.4388073432, -21.6571616385], [-50.4447932412, -21.6610495405], [-50.4464376524, -21.6544821764], [-50.4528989300, -21.6536776367], [-50.4616666077, -21.6445227917], [-50.4672496349, -21.6154675381], [-50.4647243755, -21.6076443090], [-50.4733432556, -21.6090354723], [-50.5192367932, -21.6183261412], [-50.5304387708, -21.6175073316], [-50.5505101298, -21.6046829200], [-50.5559820559, -21.6107732586], [-50.5543793555, -21.6018118284], [-50.5483048572, -21.5970718256], [-50.5493267923, -21.5859179969], [-50.5399268861, -21.5734921374], [-50.5395302898, -21.5732746635], [-50.5303639550, -21.5700366786], [-50.5225347999, -21.5544923570], [-50.5149238800, -21.5482565509], [-50.5047820477, -21.5468441442], [-50.4989370868, -21.5416620284], [-50.5003357099, -21.5381423410], [-50.4955080748, -21.5355248291], [-50.4928346373, -21.5214207232], [-50.4804384295, -21.5227375913], [-50.4803388340, -21.5227039280], [-50.4670629474, -21.5180334931], [-50.4587808567, -21.5099010063], [-50.4537884361, -21.4905113293], [-50.4403002784, -21.4878873466]]] }},</text:span></text:p>
      <text:p text:style-name="P1"><text:span text:style-name="T1"><text:tab/>{ "type": "Feature", "properties": {"id": "3512001", "name": "Colina", "description": "Colina"}, "geometry": { "type": "Polygon", "coordinates": [[[-48.4901429125, -20.6957294794], [-48.4874643278, -20.6978475249], [-48.4742844125, -20.7041026799], [-48.4579659929, -20.7250816814], [-48.4589309538, -20.7372003611], [-48.4422217197, -20.7398944213], [-48.4366222577, -20.7522676582], [-48.4413185252, -20.7523236064], [-48.4362448972, -20.7577591605], [-48.4312725203, -20.7566357040], [-48.4310363918, -20.7616241025], [-48.4250240181, -20.7623623019], [-48.4367160304, -20.7729029276], [-48.4446572551, -20.7704903781], [-48.4446701736, -20.7749063769], [-48.4505026611, -20.7763344859], [-48.4447456704, -20.7854986481], [-48.4471487606, -20.7872645749], [-48.4537319098, -20.7855558940], [-48.4599632448, -20.7880460790], [-48.4677011729, -20.7989865541], [-48.4837383947, -20.7974721785], [-48.4916242731, -20.8007650706], [-48.4961926634, -20.7958706005], [-48.5016296150, -20.7927975792], [-48.5230824095, -20.7924161532], [-48.5346130500, -20.7977079424], [-48.5488035542, -20.7967660550], [-48.5621605327, -20.8079624451], [-48.5912023828, -20.8188039434], [-48.6102737717, -20.8340697309], [-48.6203266748, -20.8250896118], [-48.6323694816, -20.8224499928], [-48.6355533796, -20.8185134795], [-48.6446804734, -20.8194171847], [-48.6451841804, -20.8291250793], [-48.6500837964, -20.8333548707], [-48.6647343332, -20.8311308237], [-48.6681180499, -20.8292767465], [-48.6816741124, -20.8340647626], [-48.6884283129, -20.8405054812], [-48.6992770380, -20.8346371535], [-48.7056685598, -20.8255868184], [-48.7126265965, -20.8223237651], [-48.7188669347, -20.8118347063], [-48.7170848497, -20.7930988400], [-48.7197719530, -20.7888803090], [-48.7255247847, -20.7792130464], [-48.7236184088, -20.7772522440], [-48.7298253371, -20.7582574253], [-48.7374964436, -20.7517443712], [-48.7484988203, -20.7528540215], [-48.7532071515, -20.7423890287], [-48.7454613616, -20.7382781243], [-48.7383269257, -20.7286780543], [-48.7217255000, -20.7250426055], [-48.7158832200, -20.7167599570], [-48.7095218938, -20.7152642576], [-48.7007314135, -20.7126710820], [-48.6731765783, -20.6935072266], [-48.6618862032, -20.6884739562], [-48.6321629614, -20.6870660274], [-48.6291418870, -20.6880948451], [-48.6303103078, -20.6969202372], [-48.6274585378, -20.6992127856], [-48.6040544570, -20.7004679476], [-48.5767068606, -20.6843035985], [-48.5680827262, -20.6769909201], [-48.5689489191, -20.6587849869], [-48.5624242396, -20.6520899890], [-48.5459241364, -20.6506692742], [-48.5252037799, -20.6346648433], [-48.4943383675, -20.6286539394], [-48.4884550969, -20.6327307442], [-48.4901429125, -20.6957294794]]] }},</text:span></text:p>
      <text:p text:style-name="P1"><text:span text:style-name="T1"><text:tab/>{ "type": "Feature", "properties": {"id": "3512100", "name": "Colombia", "description": "Colombia"}, "geometry": { "type": "Polygon", "coordinates": [[[-48.7066476846, -20.1597488400], [-48.6926770226, -20.1623376648], [-48.6924988350, -20.1623710249], [-48.6891318179, -20.1629936836], [-48.6738206223, -20.1608851280], [-48.6652926335, -20.1657324711], [-48.6464661279, -20.1665321688], [-48.6356131157, -20.1739712212], [-48.6114171071, -20.1668671535], [-48.5949786098, -20.1723027067], [-48.5658656611, -20.2161023351], [-48.5528521934, -20.2223070208], [-48.5353137514, -20.2394825537], [-48.5221817631, -20.2420405430], [-48.5112956539, -20.2606886760], [-48.5062123963, -20.2743539681], [-48.5095974304, -20.2982398155], [-48.5142990985, -20.3023048937], [-48.5367550086, -20.2981249996], [-48.5456900784, -20.3001849124], [-48.5573644875, -20.2934851445], [-48.5604434027, -20.3125975335], [-48.5681562298, -20.3127930890], [-48.5748451591, -20.3191220730], [-48.5881817489, -20.3279236470], [-48.6198324687, -20.3267120837], [-48.6215404407, -20.3195625077], [-48.6381999671, -20.3299831704], [-48.6594005387, -20.3368381620], [-48.6746196991, -20.3566357753], [-48.6943446450, -20.3665073842], [-48.7036875378, -20.3687141212], [-48.7083576996, -20.3582492921], [-48.7216854583, -20.3621806437], [-48.7323225423, -20.3660941433], [-48.7355717272, -20.3767297250], [-48.7393547787, -20.3787495133], [-48.7450828848, -20.3764130807], [-48.7654011324, -20.3839826976], [-48.7844117131, -20.3786839610], [-48.8022694894, -20.3841242701], [-48.8060527929, -20.3817702640], [-48.8164981233, -20.3892700309], [-48.8358612678, -20.3828755626], [-48.8666002358, -20.3983987013], [-48.8688212746, -20.3788066009], [-48.8795684605, -20.3478803332], [-48.8752039307, -20.3145298960], [-48.8882985349, -20.2943786938], [-48.8846499095, -20.2659876992], [-48.8717656888, -20.2414011277], [-48.8562962741, -20.2264157019], [-48.8531801114, -20.2087559535], [-48.8574266337, -20.1988744028], [-48.8549312184, -20.1796758755], [-48.8439978760, -20.1729372067], [-48.8319925895, -20.1644863789], [-48.8252822523, -20.1614894193], [-48.7806767200, -20.1633833779], [-48.7532629402, -20.1529000568], [-48.7290730669, -20.1498265981], [-48.7066476846, -20.1597488400]]] }},</text:span></text:p>
      <text:p text:style-name="P1"><text:span text:style-name="T1"><text:tab/>{ "type": "Feature", "properties": {"id": "3512209", "name": "Conchal", "description": "Conchal"}, "geometry": { "type": "Polygon", "coordinates": [[[-47.1564593097, -22.2922400281], [-47.1541959614, -22.2972016517], [-47.1486043989, -22.2941269386], [-47.1323521176, -22.2997139619], [-47.1240283594, -22.2975261131], [-47.1235901179, -22.2924504249], [-47.1163868553, -22.2916652145], [-47.1153412898, -22.2938824139], [-47.1089384922, -22.2921495791], [-47.1050139153, -22.2982986629], [-47.1051887190, -22.2932750213], [-47.0971322572, -22.2931851136], [-47.0904956133, -22.3019707112], [-47.0833012374, -22.2993292224], [-47.0907643673, -22.3213924743], [-47.0855422609, -22.3183421208], [-47.0811514517, -22.3204826451], [-47.0759085374, -22.3323582994], [-47.0743975383, -22.3369017800], [-47.0803993521, -22.3430482342], [-47.0807504924, -22.3568917210], [-47.0890509949, -22.3846070640], [-47.0869928427, -22.3957700055], [-47.0929650703, -22.4038711917], [-47.1079325457, -22.4095725581], [-47.1160685938, -22.4315342124], [-47.1174808850, -22.4493414864], [-47.1297505557, -22.4672847559], [-47.1355855607, -22.4694041726], [-47.1498939358, -22.4814771805], [-47.1544820485, -22.4801831200], [-47.1584318274, -22.4721907801], [-47.1856260437, -22.4341121990], [-47.1884518141, -22.4321884409], [-47.1783698948, -22.4225286224], [-47.1767162338, -22.4158677788], [-47.1747022164, -22.4077551242], [-47.1874833211, -22.3675537433], [-47.1883903557, -22.3649635594], [-47.2092705363, -22.3212334903], [-47.2024262758, -22.3163684335], [-47.1959796501, -22.3016055148], [-47.1857914915, -22.2946966459], [-47.1838355099, -22.2915375788], [-47.1749686166, -22.2956396796], [-47.1681457346, -22.2905993872], [-47.1708658997, -22.2891408861], [-47.1671704102, -22.2831604680], [-47.1593378712, -22.2871280257], [-47.1607434133, -22.2915202561], [-47.1564593097, -22.2922400281]]] }},</text:span></text:p>
      <text:p text:style-name="P1"><text:span text:style-name="T1"><text:tab/>{ "type": "Feature", "properties": {"id": "3512308", "name": "Conchas", "description": "Conchas"}, "geometry": { "type": "Polygon", "coordinates": [[[-48.0857262905, -22.8208140345], [-48.0825542041, -22.8282490965], [-48.0764968883, -22.8284729131], [-48.0668408113, -22.8218861752], [-48.0503795993, -22.8253716383], [-48.0470654762, -22.8314105054], [-48.0394583277, -22.8464046978], [-48.0252155799, -22.8491978228], [-48.0129480875, -22.8524503785], [-48.0024732921, -22.8671275779], [-48.0024133367, -22.8805931389], [-48.0148198455, -22.8836268260], [-48.0100164913, -22.8948025260], [-48.0008071889, -22.8991594087], [-47.9913095659, -22.8941578815], [-47.9872721941, -22.8868564973], [-47.9902442478, -22.8750659556], [-47.9849407231, -22.8686839668], [-47.9745382175, -22.8845270716], [-47.9748923645, -22.8896109261], [-47.9720567406, -22.8980167398], [-47.9682382370, -22.8995662249], [-47.9600459149, -22.8898873675], [-47.9303665301, -22.8828299431], [-47.9269985578, -22.8858877386], [-47.9365691239, -22.8937421280], [-47.9384206346, -22.9032108972], [-47.9462030462, -22.9081223891], [-47.9506816929, -22.9240258552], [-47.9476621175, -22.9314839255], [-47.9406326796, -22.9359040165], [-47.9336766611, -22.9433180987], [-47.9334530010, -22.9496696278], [-47.9394053435, -22.9555285790], [-47.9315785630, -22.9624595194], [-47.9341391751, -22.9681768637], [-47.9278922638, -22.9731303887], [-47.9279274588, -22.9795061226], [-47.9358461281, -22.9829327218], [-47.9400290874, -22.9941284560], [-47.9446653404, -22.9971733921], [-47.9437326309, -23.0072757792], [-47.9364089961, -23.0140790339], [-47.9509085517, -23.0159302253], [-47.9546874382, -23.0333961586], [-47.9643578629, -23.0341928840], [-47.9671270901, -23.0296692659], [-47.9785664000, -23.0414396761], [-47.9788596761, -23.0520254116], [-47.9990015644, -23.0554784862], [-48.0056780953, -23.0691788365], [-48.0213332016, -23.0669448692], [-48.0363988891, -23.0700737699], [-48.0364784431, -23.0825124729], [-48.0414530366, -23.0940656386], [-48.0509450513, -23.1035565569], [-48.0565794154, -23.1033505433], [-48.0611348647, -23.0948041700], [-48.0670855038, -23.0907142602], [-48.0763879515, -23.0900500176], [-48.0877792880, -23.0799144245], [-48.0912389894, -23.0860169381], [-48.0953078444, -23.0846697033], [-48.1095953147, -23.0900115405], [-48.1069409740, -23.0965136608], [-48.1099896824, -23.0978343163], [-48.1142878868, -23.0967866357], [-48.1266707967, -23.0886792515], [-48.1460369700, -23.0899650081], [-48.1511338923, -23.0836689717], [-48.1590056503, -23.0861715232], [-48.1591713794, -23.0821685119], [-48.1653499799, -23.0789293545], [-48.1529357608, -23.0774401882], [-48.1554780520, -23.0699871441], [-48.1515191692, -23.0711674080], [-48.1496851934, -23.0684384669], [-48.1467793308, -23.0806130646], [-48.1431346029, -23.0701716054], [-48.1398019193, -23.0644245684], [-48.1448823777, -23.0650772647], [-48.1420633907, -23.0583181875], [-48.1333106875, -23.0614496643], [-48.1291702953, -23.0580954879], [-48.1348105840, -23.0513908522], [-48.1353610561, -23.0442290023], [-48.1323401377, -23.0434795216], [-48.1345445942, -23.0387251647], [-48.1305529239, -23.0393972978], [-48.1298195679, -23.0326369943], [-48.1226741864, -23.0298321054], [-48.1395028483, -23.0222333627], [-48.1281317074, -23.0184082951], [-48.1265599001, -23.0178679861], [-48.1259113722, -23.0117181332], [-48.1292144699, -23.0088757213], [-48.1245040658, -23.0021808706], [-48.1304580255, -22.9895083557], [-48.1273626556, -22.9887247552], [-48.1297528829, -22.9840482769], [-48.1256671761, -22.9706362869], [-48.1377582745, -22.9644576450], [-48.1355238295, -22.9574567775], [-48.1290007315, -22.9527117395], [-48.1328099781, -22.9454810129], [-48.1271793377, -22.9428984057], [-48.1286070780, -22.9375502640], [-48.1220560940, -22.9300934131], [-48.1254392108, -22.9269262277], [-48.1333473243, -22.9290591050], [-48.1319879522, -22.9223388347], [-48.1392610173, -22.9188600468], [-48.1337517797, -22.9107528496], [-48.1392667424, -22.9054530925], [-48.1352919036, -22.9037739538], [-48.1394755523, -22.9041850044], [-48.1207624317, -22.8936631228], [-48.1214309036, -22.8898650541], [-48.1317619356, -22.8881057707], [-48.1314873324, -22.8808829401], [-48.1253504408, -22.8818142380], [-48.1250886273, -22.8795653187], [-48.1167150748, -22.8827584978], [-48.1139846055, -22.8803808172], [-48.1139249783, -22.8681837247], [-48.1186246445, -22.8674373758], [-48.1196892377, -22.8701773688], [-48.1211387148, -22.8621076204], [-48.1124965128, -22.8548692145], [-48.1056154873, -22.8631055687], [-48.1065677355, -22.8589033380], [-48.1010340899, -22.8511475221], [-48.1133245510, -22.8488621038], [-48.1113204186, -22.8433858415], [-48.1151371918, -22.8419753670], [-48.1097524253, -22.8397780387], [-48.1126463154, -22.8348096473], [-48.0995413532, -22.8288865151], [-48.0999756492, -22.8215947257], [-48.0973376425, -22.8217286306], [-48.0966538244, -22.8279568012], [-48.0857262905, -22.8208140345]]] }},</text:span></text:p>
      <text:p text:style-name="P1"><text:span text:style-name="T1"><text:tab/>{ "type": "Feature", "properties": {"id": "3512407", "name": "Cordeiropolis", "description": "Cordeiropolis"}, "geometry": { "type": "Polygon", "coordinates": [[[-47.3641839841, -22.4594145000], [-47.3578800787, -22.4609188754], [-47.3531627257, -22.4573167134], [-47.3154930965, -22.4453278302], [-47.3017447164, -22.4444832413], [-47.3099994905, -22.4528219631], [-47.3152323310, -22.4783760274], [-47.3193116348, -22.4786799173], [-47.3250460376, -22.4811332584], [-47.3241864395, -22.4844400996], [-47.3349887400, -22.4978989682], [-47.3661128030, -22.5010974005], [-47.3789150193, -22.5065492671], [-47.3993591750, -22.5040423191], [-47.3948298220, -22.5173744772], [-47.4089480250, -22.5280103871], [-47.4245181837, -22.5223522050], [-47.4267479525, -22.5218244070], [-47.4351253182, -22.5201969455], [-47.4528666512, -22.5323043133], [-47.4591261884, -22.5313746522], [-47.4658902686, -22.5365064751], [-47.4765665012, -22.5258388728], [-47.4889264037, -22.5233479354], [-47.4927925308, -22.5168164743], [-47.4878718009, -22.5061831405], [-47.4928416135, -22.4871975242], [-47.4874221649, -22.4761128918], [-47.4629410951, -22.4517664704], [-47.4665740830, -22.4181609583], [-47.4461527592, -22.4211986579], [-47.4296188739, -22.4318377671], [-47.4168737301, -22.4326003993], [-47.4040477416, -22.4363526084], [-47.3977246384, -22.4427348676], [-47.3824116391, -22.4442196268], [-47.3641839841, -22.4594145000]]] }},</text:span></text:p>
      <text:p text:style-name="P1"><text:span text:style-name="T1"><text:tab/>{ "type": "Feature", "properties": {"id": "3512506", "name": "Coroados", "description": "Coroados"}, "geometry": { "type": "Polygon", "coordinates": [[[-50.2818814377, -21.4308381215], [-50.2991492291, -21.4565712818], [-50.2986783028, -21.4613041604], [-50.3043321285, -21.4638483968], [-50.3043910251, -21.4713379747], [-50.3194460744, -21.4767527931], [-50.3317963818, -21.4858739182], [-50.3414999515, -21.4946244493], [-50.3458715014, -21.4910433357], [-50.3533623405, -21.4938517003], [-50.3668348875, -21.4899630284], [-50.3739073509, -21.4949411248], [-50.3840564115, -21.4892420598], [-50.3982599726, -21.5011107387], [-50.4047864678, -21.5018580571], [-50.4186325899, -21.5116821805], [-50.4403002784, -21.4878873466], [-50.4413857454, -21.4675516725], [-50.4220567490, -21.4451986905], [-50.4176003878, -21.4665098761], [-50.4049039633, -21.4665751643], [-50.3863134417, -21.4544117081], [-50.3803263099, -21.4511387452], [-50.3774509648, -21.4444518355], [-50.3670255561, -21.4517699391], [-50.3534170662, -21.4499106997], [-50.3427154250, -21.4532297343], [-50.3473962872, -21.4302511064], [-50.3456369532, -21.4006697676], [-50.3326159117, -21.3796834509], [-50.3305153184, -21.3686231023], [-50.3159174852, -21.3579451174], [-50.3133696734, -21.3496235685], [-50.3156928710, -21.3419488706], [-50.3151783306, -21.3267028658], [-50.3098159276, -21.3200998457], [-50.3119559557, -21.3003688017], [-50.3087783053, -21.2925908247], [-50.3037179829, -21.2899910746], [-50.2947274107, -21.2766098838], [-50.2875238468, -21.2613586666], [-50.2687188357, -21.2604824290], [-50.2641183235, -21.2506553204], [-50.2566730894, -21.2451575623], [-50.2545486756, -21.2403402520], [-50.2620626821, -21.2326433781], [-50.2617902723, -21.2248038479], [-50.2512298366, -21.2211921019], [-50.2536984646, -21.2156974734], [-50.2481102567, -21.2129215836], [-50.2440360114, -21.2229143950], [-50.2377000954, -21.2277267528], [-50.2351804127, -21.2389855655], [-50.2258027168, -21.2419603643], [-50.2058010141, -21.2579451116], [-50.2086008503, -21.2668492389], [-50.2047915450, -21.2780484680], [-50.2055469729, -21.2823747012], [-50.2279862539, -21.3005849822], [-50.2318893082, -21.3096949017], [-50.2411901114, -21.3115383334], [-50.2383098487, -21.3241821046], [-50.2484952052, -21.3575461615], [-50.2430232152, -21.3748787888], [-50.2515029612, -21.3851386335], [-50.2515497605, -21.3851946831], [-50.2540656101, -21.4039094685], [-50.2674745561, -21.4158747981], [-50.2708724163, -21.4243798379], [-50.2818814377, -21.4308381215]]] }},</text:span></text:p>
      <text:p text:style-name="P1"><text:span text:style-name="T1"><text:tab/>{ "type": "Feature", "properties": {"id": "3512605", "name": "Coronel Macedo", "description": "Coronel Macedo"}, "geometry": { "type": "Polygon", "coordinates": [[[-49.3708137427, -23.5242041297], [-49.3626273348, -23.5292493344], [-49.3544672352, -23.5244490008], [-49.3459323646, -23.5269081545], [-49.3306584395, -23.5248744462], [-49.3171469588, -23.5376338012], [-49.3255240792, -23.5419623583], [-49.3326644663, -23.5410726292], [-49.3388344116, -23.5488172724], [-49.3248859403, -23.5535274164], [-49.3186157657, -23.5669809410], [-49.3110068804, -23.5691223319], [-49.3103713808, -23.5696572308], [-49.2934669149, -23.5856805975], [-49.2846142277, -23.5884864593], [-49.2830728502, -23.5941077658], [-49.2641749605, -23.6057473112], [-49.2633647398, -23.6064676250], [-49.2537971985, -23.6167686638], [-49.2436880534, -23.6286044132], [-49.2556708150, -23.6299432221], [-49.2627754930, -23.6269051647], [-49.2629886169, -23.6292618537], [-49.2550886986, -23.6336268410], [-49.2441504811, -23.6546098660], [-49.2217845479, -23.6672516111], [-49.2118229553, -23.6596019405], [-49.2068098151, -23.6603382397], [-49.2030194517, -23.6537827196], [-49.1813327174, -23.6526291178], [-49.1767423886, -23.6483199876], [-49.1615034923, -23.6581055721], [-49.1450036243, -23.6552780265], [-49.1358632639, -23.6610908236], [-49.1322569774, -23.6685670845], [-49.1395706549, -23.6729221268], [-49.1340619608, -23.6749050181], [-49.1369205615, -23.6796312891], [-49.1336156090, -23.6805869777], [-49.1409110068, -23.6863780820], [-49.1410199933, -23.6901580983], [-49.1336660131, -23.6981663510], [-49.1347467415, -23.7013463291], [-49.1395227198, -23.7015319994], [-49.1650548147, -23.6928431886], [-49.1957963034, -23.7127636341], [-49.2258460384, -23.7053006625], [-49.2336678853, -23.7077678433], [-49.2441287042, -23.7047685556], [-49.2470168308, -23.7099365893], [-49.2532613029, -23.7095170351], [-49.2629628572, -23.7207907252], [-49.2743667545, -23.7216548032], [-49.3008624057, -23.7373642441], [-49.3142333929, -23.7150857532], [-49.3095605667, -23.7111303506], [-49.3218830878, -23.6962059648], [-49.3253767519, -23.6825875808], [-49.3330327969, -23.6786477975], [-49.3486486012, -23.6795289457], [-49.3587221589, -23.6765133139], [-49.3548005508, -23.6633341502], [-49.3592222310, -23.6585258302], [-49.3587670359, -23.6512078397], [-49.3703402291, -23.6395737878], [-49.3887640230, -23.6392492430], [-49.3890494394, -23.6349729600], [-49.4017505916, -23.6292804492], [-49.3996314746, -23.5792957400], [-49.4084822427, -23.5743395736], [-49.4169132689, -23.5760212197], [-49.4176583273, -23.5734231994], [-49.4196601870, -23.5620139565], [-49.4269228153, -23.5540763307], [-49.4338783286, -23.5513602142], [-49.4427284500, -23.5560807359], [-49.4438476593, -23.5636500205], [-49.4623735914, -23.5449636199], [-49.4759307590, -23.5403939753], [-49.4728013098, -23.5345629548], [-49.4611485056, -23.5338873552], [-49.4527134685, -23.5270348583], [-49.4459044804, -23.5298725290], [-49.4338868588, -23.5270391341], [-49.4255476783, -23.5320366002], [-49.4180670669, -23.5285655681], [-49.4116812066, -23.5315789401], [-49.3999762011, -23.5362659393], [-49.3910698701, -23.5340174162], [-49.3829733560, -23.5252049118], [-49.3708137427, -23.5242041297]]] }},</text:span></text:p>
      <text:p text:style-name="P1"><text:span text:style-name="T1"><text:tab/>{ "type": "Feature", "properties": {"id": "3512704", "name": "Corumbatai", "description": "Corumbatai"}, "geometry": { "type": "Polygon", "coordinates": [[[-47.5824334157, -22.1493248562], [-47.5751430136, -22.1558735069], [-47.5677857744, -22.1553026287], [-47.5583506890, -22.1557384474], [-47.5502918911, -22.1517123378], [-47.5498820547, -22.1503207829], [-47.5431857398, -22.1586494585], [-47.5442364149, -22.1694532721], [-47.5270964392, -22.1751962730], [-47.5124330393, -22.1628383868], [-47.4910042778, -22.1596523564], [-47.4900004797, -22.1870719970], [-47.4832818022, -22.2039204617], [-47.4846725622, -22.2145207427], [-47.4781708960, -22.2221619174], [-47.4746961984, -22.2349069352], [-47.4779732350, -22.2396031641], [-47.4693230617, -22.2448810607], [-47.5031615464, -22.2442129769], [-47.5044064794, -22.2441887644], [-47.5537981965, -22.2431991139], [-47.5937449509, -22.2488295656], [-47.5938699583, -22.2572107396], [-47.5941773971, -22.2779976252], [-47.6019795348, -22.2889097457], [-47.6153319351, -22.2979677508], [-47.6313440642, -22.3301939319], [-47.6335956765, -22.3347225368], [-47.6713493537, -22.3343196658], [-47.6782945443, -22.3233987984], [-47.6863386520, -22.3237791381], [-47.6982430180, -22.3141038997], [-47.7028191786, -22.3055409195], [-47.7132049747, -22.3014288887], [-47.7235871306, -22.2791603426], [-47.7227730401, -22.2721863621], [-47.7101421167, -22.2525484248], [-47.7127081512, -22.2425000219], [-47.7114185997, -22.2154472163], [-47.7066220985, -22.2102488931], [-47.7007732339, -22.2094374504], [-47.6944863747, -22.2011000829], [-47.6808810585, -22.1999367276], [-47.6740681524, -22.1930126862], [-47.6584611633, -22.1890342748], [-47.6477300167, -22.1927279099], [-47.6337066134, -22.1835158637], [-47.6177151356, -22.1841006526], [-47.5988581531, -22.1785887566], [-47.5979182496, -22.1748857508], [-47.5979269699, -22.1748006834], [-47.5962978741, -22.1619024140], [-47.5899389876, -22.1520261188], [-47.5824334157, -22.1493248562]]] }},</text:span></text:p>
      <text:p text:style-name="P1"><text:span text:style-name="T1"><text:tab/>{ "type": "Feature", "properties": {"id": "3512803", "name": "Cosmopolis", "description": "Cosmopolis"}, "geometry": { "type": "Polygon", "coordinates": [[[-47.2109077365, -22.6016184693], [-47.2005106665, -22.6060428442], [-47.1896090448, -22.6053172425], [-47.1688832388, -22.6039364569], [-47.1401449090, -22.6101228472], [-47.1276020434, -22.6128200330], [-47.1220275830, -22.6173837855], [-47.1178592502, -22.6317498481], [-47.1118827648, -22.6382867812], [-47.0969658546, -22.6348188801], [-47.0918987209, -22.6396311219], [-47.1056720879, -22.6531677337], [-47.1124692887, -22.6521403905], [-47.1150567976, -22.6554313901], [-47.1144586776, -22.6607577695], [-47.1082651569, -22.6647119369], [-47.1024477561, -22.6853250034], [-47.1023905724, -22.6867141956], [-47.1029813931, -22.6890690995], [-47.1109136514, -22.6873792639], [-47.1165495256, -22.6814364676], [-47.1238457355, -22.6836197119], [-47.1269079094, -22.6850523283], [-47.1216307375, -22.6938912756], [-47.1233161790, -22.6971554700], [-47.1261835142, -22.6932870919], [-47.1333449033, -22.6940717013], [-47.1395825961, -22.6828410207], [-47.1434682787, -22.6909553114], [-47.1490457958, -22.6850239103], [-47.1504933732, -22.6959696674], [-47.1595158934, -22.6983544277], [-47.1649106617, -22.6944021014], [-47.1689017847, -22.6944484900], [-47.1792628308, -22.7102912714], [-47.1789761221, -22.7147393431], [-47.1887907790, -22.7200766343], [-47.1874660421, -22.7244942700], [-47.1813879325, -22.7264010856], [-47.1840087178, -22.7340454631], [-47.1936646345, -22.7297266651], [-47.1936467692, -22.7200873183], [-47.1983260286, -22.7102720193], [-47.2024420098, -22.7086938874], [-47.2038031687, -22.6977864357], [-47.2266775351, -22.6864657779], [-47.2412362068, -22.6804390221], [-47.2535369317, -22.6885132635], [-47.2558559082, -22.6714154775], [-47.2689957604, -22.6702057910], [-47.2723928420, -22.6643475723], [-47.2785988254, -22.6630008211], [-47.2653415407, -22.6512429554], [-47.2664817467, -22.6434734529], [-47.2596176724, -22.6378181929], [-47.2533098351, -22.6243834081], [-47.2326396485, -22.6109139250], [-47.2325746685, -22.6107898913], [-47.2272363957, -22.6005890517], [-47.2430198194, -22.5827916095], [-47.2311435024, -22.5804810067], [-47.2265032540, -22.5694775755], [-47.2218283119, -22.5728856974], [-47.2109077365, -22.6016184693]]] }},</text:span></text:p>
      <text:p text:style-name="P1"><text:span text:style-name="T1"><text:tab/>{ "type": "Feature", "properties": {"id": "3512902", "name": "Cosmorama", "description": "Cosmorama"}, "geometry": { "type": "Polygon", "coordinates": [[[-49.6383988459, -20.2843109115], [-49.6419161391, -20.2877366023], [-49.6382298295, -20.2867536823], [-49.6350995521, -20.2956850223], [-49.6292651950, -20.3069597882], [-49.6251396373, -20.3067334677], [-49.6231651804, -20.3006592663], [-49.6167014565, -20.3050014890], [-49.6222823346, -20.3140516308], [-49.6190197200, -20.3179996807], [-49.6161517359, -20.3154585526], [-49.6125390919, -20.3172094573], [-49.6124426657, -20.3216069610], [-49.6170366532, -20.3226267417], [-49.6335958410, -20.3343067948], [-49.6371751980, -20.3440035469], [-49.6626550193, -20.3618385771], [-49.6676957407, -20.3678363101], [-49.6675924963, -20.3734128066], [-49.6724492150, -20.3850850509], [-49.6806504261, -20.3909111330], [-49.6799672577, -20.4051836336], [-49.6849021898, -20.4140717845], [-49.6805916519, -20.4283140851], [-49.6907809044, -20.4406102770], [-49.7047744796, -20.4863517866], [-49.7177897742, -20.5008901022], [-49.7391579654, -20.5097846344], [-49.7418282059, -20.5248360424], [-49.7413029494, -20.5329200910], [-49.7465506034, -20.5311548359], [-49.7604630773, -20.5264731865], [-49.7930413039, -20.5291296905], [-49.8007233610, -20.5311570444], [-49.8035121140, -20.5372485554], [-49.8234397986, -20.5506705614], [-49.8338657352, -20.5624170600], [-49.8394486230, -20.5750233479], [-49.8487843926, -20.5796803292], [-49.8538106830, -20.5782383291], [-49.8702086114, -20.5901980750], [-49.8745463530, -20.5864673821], [-49.8807540086, -20.5791272815], [-49.8994851817, -20.5721770643], [-49.9067860886, -20.5690211252], [-49.9156029011, -20.5726915873], [-49.9198013754, -20.5693348841], [-49.9189205223, -20.5632478946], [-49.9234524433, -20.5651258825], [-49.9195248563, -20.5489659126], [-49.9242018153, -20.5451144824], [-49.9248126367, -20.5372432365], [-49.9194797623, -20.5184549137], [-49.9200412693, -20.5078103742], [-49.9152111908, -20.5002460153], [-49.9007452562, -20.4912126379], [-49.8928604139, -20.4772185815], [-49.8757573774, -20.4684306444], [-49.8561241298, -20.4656029456], [-49.8540813229, -20.4575340473], [-49.8604360823, -20.4328541520], [-49.8514656619, -20.4161984379], [-49.8308190150, -20.4052489845], [-49.8026109798, -20.3841283327], [-49.7917464544, -20.3771083724], [-49.7687320082, -20.3776085844], [-49.7526776417, -20.3561965883], [-49.7324352567, -20.3494433859], [-49.7279325669, -20.3360782313], [-49.7227237830, -20.3361953969], [-49.7038900498, -20.3203793916], [-49.6937749340, -20.3171324915], [-49.6889425446, -20.2996939109], [-49.6901642300, -20.2959753167], [-49.6807001768, -20.2883130665], [-49.6739828895, -20.2771552620], [-49.6586174994, -20.2741893633], [-49.6476259612, -20.2599780228], [-49.6403903783, -20.2644519925], [-49.6429955296, -20.2691185627], [-49.6386092508, -20.2747157191], [-49.6411434567, -20.2775744041], [-49.6383988459, -20.2843109115]]] }},</text:span></text:p>
      <text:p text:style-name="P1"><text:span text:style-name="T1"><text:tab/>{ "type": "Feature", "properties": {"id": "3513009", "name": "Cotia", "description": "Cotia"}, "geometry": { "type": "Polygon", "coordinates": [[[-46.9026008959, -23.5687729736], [-46.8839645285, -23.5693916381], [-46.8758109894, -23.5656378229], [-46.8752878977, -23.5709625399], [-46.8711805902, -23.5719716420], [-46.8642705651, -23.5778473098], [-46.8511460049, -23.5818307329], [-46.8435371924, -23.5828072254], [-46.8434270632, -23.5774305270], [-46.8342120512, -23.5766949054], [-46.8225447942, -23.5842011343], [-46.8168648448, -23.5819886271], [-46.8128421385, -23.5932425304], [-46.8174518799, -23.6003177008], [-46.8075726809, -23.6089480216], [-46.8079052156, -23.6089489685], [-46.8390777915, -23.6268046158], [-46.8473431849, -23.6199241050], [-46.8537960250, -23.6191535823], [-46.8559811737, -23.6120388584], [-46.8685143456, -23.6210428417], [-46.8839635461, -23.6191989688], [-46.8874958437, -23.6242757155], [-46.9060770574, -23.6302592313], [-46.9085381509, -23.6425436487], [-46.9168669724, -23.6537609769], [-46.9171808055, -23.6598391335], [-46.9033426891, -23.6631672132], [-46.9015784590, -23.6688380622], [-46.8866064231, -23.6677403852], [-46.8970403284, -23.6773060588], [-46.8951218586, -23.6801323203], [-46.9053813172, -23.7145082206], [-46.9150271721, -23.7248829814], [-46.9213736417, -23.7260351321], [-46.9225228260, -23.7311678373], [-46.9315311678, -23.7330012775], [-46.9335065966, -23.7386233726], [-46.9271085010, -23.7491589322], [-46.9304719756, -23.7529094337], [-46.9288761029, -23.7580457407], [-46.9354901294, -23.7654481891], [-46.9340876640, -23.7718149812], [-46.9377648614, -23.7763118332], [-46.9409968486, -23.7862471390], [-46.9484243702, -23.7855085915], [-46.9501698940, -23.7919629181], [-46.9576724868, -23.7919109833], [-46.9655270815, -23.7833345665], [-46.9673714435, -23.7743291794], [-46.9817037083, -23.7834011013], [-46.9807242484, -23.7944689489], [-46.9888512661, -23.8011291036], [-46.9968246256, -23.8020848153], [-47.0078819483, -23.7912976099], [-47.0140661695, -23.7916623588], [-47.0206404338, -23.7851252061], [-47.0228388437, -23.7745747992], [-47.0315314913, -23.7688202630], [-47.0281431991, -23.7568707569], [-47.0342017521, -23.7574066482], [-47.0358153074, -23.7531092573], [-47.0327987639, -23.7369712173], [-47.0470626041, -23.7342139129], [-47.0521146194, -23.7199099218], [-47.0558419519, -23.7180226227], [-47.0620017996, -23.7081418340], [-47.0589801932, -23.7014702435], [-47.0617026349, -23.6819811002], [-47.0733278248, -23.6805589316], [-47.0759824061, -23.6802340566], [-47.0765219277, -23.6728990000], [-47.0845843138, -23.6666688869], [-47.0812515235, -23.6527811414], [-47.0782630487, -23.6531219316], [-47.0735755399, -23.6516514103], [-47.0724741954, -23.6450727234], [-47.0666804825, -23.6458016436], [-47.0608667283, -23.6420922045], [-47.0588760327, -23.6280298009], [-47.0448608125, -23.6311096226], [-47.0432258203, -23.6362725013], [-47.0335249041, -23.6431486451], [-47.0233673152, -23.6438399104], [-47.0171129329, -23.6564198592], [-47.0120221047, -23.6555646570], [-47.0040083087, -23.6619157470], [-46.9958800327, -23.6604708551], [-46.9951500680, -23.6695219064], [-46.9879420887, -23.6648534222], [-46.9864923831, -23.6532646210], [-46.9911341550, -23.6448881608], [-46.9869256975, -23.6324567358], [-46.9904340829, -23.6084623032], [-46.9816459604, -23.6015520707], [-46.9609898331, -23.6023353268], [-46.9564575386, -23.5907866992], [-46.9484214036, -23.5863424557], [-46.9398193235, -23.5714140427], [-46.9289674426, -23.5632993289], [-46.9109308811, -23.5627996947], [-46.9026008959, -23.5687729736]]] }},</text:span></text:p>
      <text:p text:style-name="P1"><text:span text:style-name="T1"><text:tab/>{ "type": "Feature", "properties": {"id": "3513108", "name": "Cravinhos", "description": "Cravinhos"}, "geometry": { "type": "Polygon", "coordinates": [[[-47.6787528604, -21.2471604818], [-47.6703510759, -21.2507795362], [-47.6598968914, -21.2473974058], [-47.6564649036, -21.2570761843], [-47.6499301011, -21.2735613659], [-47.6511090073, -21.2798191139], [-47.6603837739, -21.2988615694], [-47.6553718018, -21.3269390544], [-47.6511964782, -21.3395356536], [-47.6422883448, -21.3377125513], [-47.6360296566, -21.3413463804], [-47.6301624966, -21.3500257875], [-47.6309389442, -21.3589719076], [-47.6444790487, -21.3688777211], [-47.6620906730, -21.3811872571], [-47.6677849525, -21.3806414785], [-47.6742105533, -21.3805014643], [-47.6786723680, -21.3747625175], [-47.7012242975, -21.3847686845], [-47.6992718202, -21.3990010744], [-47.7127861588, -21.4138358696], [-47.7346662557, -21.4208145052], [-47.7577621681, -21.4137307137], [-47.7762159352, -21.4194037768], [-47.7960117519, -21.4121230193], [-47.8120939312, -21.4106285145], [-47.8163078263, -21.4132168061], [-47.8291143596, -21.4226536888], [-47.8374779521, -21.4284450874], [-47.8429780181, -21.4266886180], [-47.8479596883, -21.4227024388], [-47.8442463085, -21.4161139946], [-47.8490055515, -21.4080599943], [-47.8618688406, -21.4048555789], [-47.8643392251, -21.3974468311], [-47.8634196256, -21.3919812687], [-47.8839969610, -21.3829641289], [-47.8880516656, -21.3856105980], [-47.8946993581, -21.3804993284], [-47.9066441908, -21.3706253576], [-47.9056088076, -21.3680003627], [-47.8839430762, -21.3582384048], [-47.8651302269, -21.3566226659], [-47.8590662489, -21.3598492241], [-47.8434866831, -21.3546426422], [-47.8316810038, -21.3452894242], [-47.8142913633, -21.3407834054], [-47.8060517915, -21.3263275974], [-47.8064911612, -21.3180020218], [-47.8025175223, -21.3164318757], [-47.7980692774, -21.3161913359], [-47.7897085765, -21.3233085282], [-47.7848391443, -21.2964019781], [-47.7747732896, -21.2853254406], [-47.7649772855, -21.2848828837], [-47.7572083785, -21.2751537651], [-47.7562265221, -21.2710360233], [-47.7406390441, -21.2651362709], [-47.7325677156, -21.2635779552], [-47.7245192365, -21.2512156898], [-47.7052388180, -21.2374538123], [-47.6967552135, -21.2250811546], [-47.6704234290, -21.2134488176], [-47.6661859838, -21.2029115247], [-47.6591032278, -21.1957834657], [-47.6634706951, -21.2109226994], [-47.6606961666, -21.2239466778], [-47.6787528604, -21.2471604818]]] }},</text:span></text:p>
      <text:p text:style-name="P1"><text:span text:style-name="T1"><text:tab/>{ "type": "Feature", "properties": {"id": "3513207", "name": "Cristais Paulista", "description": "Cristais Paulista"}, "geometry": { "type": "Polygon", "coordinates": [[[-47.3364038355, -20.2678293796], [-47.3243939632, -20.2756861250], [-47.3040970376, -20.2717007716], [-47.2904116346, -20.2798378885], [-47.2839314140, -20.2891327143], [-47.2762798128, -20.2911643625], [-47.2814086473, -20.3121580439], [-47.2853708857, -20.3158136958], [-47.2845952761, -20.3213713209], [-47.2845108964, -20.3315173142], [-47.2898400012, -20.3332555685], [-47.2889862921, -20.3370526596], [-47.2977588549, -20.3479627864], [-47.2929021868, -20.3638726289], [-47.2950399084, -20.3687329067], [-47.2920861349, -20.3698421024], [-47.2939820046, -20.3802948690], [-47.2901756820, -20.3827497905], [-47.2933118437, -20.3852176908], [-47.2867884639, -20.3874472823], [-47.2876271899, -20.3928087726], [-47.2913058586, -20.3975547259], [-47.2850063094, -20.4052667252], [-47.2891401777, -20.4093383242], [-47.2876407286, -20.4153228508], [-47.2930071355, -20.4181818691], [-47.3081575874, -20.4167215082], [-47.3124474121, -20.4240678464], [-47.3317501819, -20.4228368427], [-47.3510636551, -20.4362566040], [-47.3840568161, -20.4388396924], [-47.3930043941, -20.4360097797], [-47.4122387408, -20.4491644171], [-47.4128865751, -20.4580926310], [-47.4160861759, -20.4592619731], [-47.4163653787, -20.4593048413], [-47.4624734888, -20.4626457205], [-47.4815754878, -20.4587552586], [-47.4910049392, -20.4650102024], [-47.4995923907, -20.4558908925], [-47.5204275697, -20.4504700700], [-47.5226039834, -20.4399797733], [-47.5274635131, -20.4243417846], [-47.5193030330, -20.4094456165], [-47.5166578388, -20.3947679168], [-47.5290373690, -20.3908513836], [-47.5034028987, -20.3593231438], [-47.5021500644, -20.3436231599], [-47.4961931037, -20.3331818652], [-47.5012785067, -20.3244713442], [-47.4978443331, -20.3156911057], [-47.4715835230, -20.3112244337], [-47.4641499704, -20.3071221448], [-47.4600485761, -20.3138068832], [-47.4529125888, -20.3087436334], [-47.4275574449, -20.3198513414], [-47.4208548155, -20.3182103166], [-47.3891369432, -20.2936500519], [-47.3794582989, -20.2907178549], [-47.3713450122, -20.2928003563], [-47.3698576858, -20.2897571494], [-47.3728769938, -20.2813351674], [-47.3660212179, -20.2780566405], [-47.3676861827, -20.2740438604], [-47.3664890307, -20.2710286841], [-47.3508047441, -20.2765950613], [-47.3458797944, -20.2693403896], [-47.3430796660, -20.2720428752], [-47.3364038355, -20.2678293796]]] }},</text:span></text:p>
      <text:p text:style-name="P1"><text:span text:style-name="T1"><text:tab/>{ "type": "Feature", "properties": {"id": "3513306", "name": "Cruzalia", "description": "Cruzalia"}, "geometry": { "type": "Polygon", "coordinates": [[[-50.7689262289, -22.6799027268], [-50.7611493592, -22.6800209166], [-50.7525367055, -22.6747982454], [-50.7475792623, -22.6768345824], [-50.7364538262, -22.6951252941], [-50.7371263609, -22.7129864677], [-50.7429936616, -22.7209387224], [-50.7222471754, -22.7198036728], [-50.7165956199, -22.7135499959], [-50.6983062774, -22.7072427178], [-50.6582983176, -22.6834255946], [-50.6519291549, -22.6847195558], [-50.6719556564, -22.7006661517], [-50.7017859374, -22.7370582115], [-50.7057933022, -22.7722999163], [-50.7162552451, -22.8003812824], [-50.7248781018, -22.7998855228], [-50.7298413413, -22.7847187258], [-50.7650719022, -22.7728036404], [-50.7693367770, -22.7806687152], [-50.7804597703, -22.7846392561], [-50.7880384868, -22.7865777901], [-50.7974364392, -22.7965424848], [-50.8083858222, -22.7854720589], [-50.8128831707, -22.7840482624], [-50.8167827525, -22.7881842194], [-50.8194256972, -22.7848181959], [-50.8359205768, -22.7820409690], [-50.8483212070, -22.7680193746], [-50.8531870117, -22.7448757869], [-50.8397331064, -22.7363271013], [-50.8329118233, -22.7236656307], [-50.8225705930, -22.7181540412], [-50.8122025395, -22.6958509955], [-50.7956894411, -22.6766703411], [-50.7861428864, -22.6710067587], [-50.7809965133, -22.6689930841], [-50.7689262289, -22.6799027268]]] }},</text:span></text:p>
      <text:p text:style-name="P1"><text:span text:style-name="T1"><text:tab/>{ "type": "Feature", "properties": {"id": "3513405", "name": "Cruzeiro", "description": "Cruzeiro"}, "geometry": { "type": "Polygon", "coordinates": [[[-45.0247121533, -22.4643822123], [-45.0267131384, -22.4697375983], [-45.0222397388, -22.4679055555], [-45.0093526875, -22.4658794357], [-45.0011708504, -22.4681479345], [-44.9913777445, -22.4656827101], [-44.9654228621, -22.4747033922], [-44.9644568440, -22.4844253470], [-44.9435480732, -22.4856960196], [-44.9352513312, -22.4909195773], [-44.9244266536, -22.5083774130], [-44.9269275857, -22.5165823237], [-44.9239111125, -22.5200245898], [-44.9206752885, -22.5337225046], [-44.9245423571, -22.5432122392], [-44.9278721703, -22.5542365969], [-44.9307448131, -22.5618566090], [-44.9291374335, -22.5699808405], [-44.9287884613, -22.5718150215], [-44.9257060566, -22.5853765524], [-44.9108281461, -22.5960662213], [-44.9050549451, -22.6114216653], [-44.9108021484, -22.6131287764], [-44.9118366091, -22.6203856712], [-44.9036132172, -22.6264453297], [-44.9021161292, -22.6389713661], [-44.9078175850, -22.6387394419], [-44.9131393404, -22.6469496335], [-44.9272823780, -22.6543756799], [-44.9402818586, -22.6597470426], [-44.9550256334, -22.6531622823], [-44.9622152780, -22.6436190612], [-44.9778539898, -22.6431238392], [-44.9895205695, -22.6381717443], [-45.0003778283, -22.6123171885], [-45.0047723748, -22.6102963798], [-45.0016025796, -22.6088115744], [-45.0035810517, -22.6044042386], [-45.0098113442, -22.6020939068], [-45.0122550324, -22.6026734805], [-45.0175744004, -22.6037535292], [-45.0235180241, -22.5990722358], [-45.0296606059, -22.6004060616], [-45.0388108593, -22.5966365090], [-45.0513716288, -22.5983958960], [-45.0506279360, -22.6005831937], [-45.0647877966, -22.5986025416], [-45.0671711282, -22.5951240301], [-45.0856458695, -22.5978280567], [-45.1022159099, -22.5892155360], [-45.0952672156, -22.5848057575], [-45.1038424004, -22.5801326049], [-45.1078612933, -22.5731506194], [-45.1025070238, -22.5660092069], [-45.1034258177, -22.5622095074], [-45.1037018029, -22.5620536242], [-45.1073672360, -22.5548005604], [-45.1116778299, -22.5413463247], [-45.1080582865, -22.5358958884], [-45.1095683687, -22.5156114976], [-45.1192971341, -22.5080535950], [-45.1239218011, -22.4967323141], [-45.1029650349, -22.4898192576], [-45.0906881361, -22.4826086896], [-45.0822085143, -22.4858785520], [-45.0602491145, -22.4720652097], [-45.0401074342, -22.4687824040], [-45.0279666342, -22.4627084486], [-45.0247121533, -22.4643822123]]] }},</text:span></text:p>
      <text:p text:style-name="P1"><text:span text:style-name="T1"><text:tab/>{ "type": "Feature", "properties": {"id": "3513504", "name": "Cubatao", "description": "Cubatao"}, "geometry": { "type": "Polygon", "coordinates": [[[-46.3197764839, -23.7847743677], [-46.3201434092, -23.8021692028], [-46.3286563699, -23.8064497733], [-46.3428339024, -23.8237658413], [-46.3499264979, -23.8406738151], [-46.3637331535, -23.8498596050], [-46.3660468175, -23.8550227929], [-46.3744712754, -23.8692768411], [-46.3767972665, -23.8944792532], [-46.3700581427, -23.9094191504], [-46.3879263679, -23.9177215494], [-46.4024336213, -23.9206569313], [-46.3864312588, -23.9319006484], [-46.3945405038, -23.9352776755], [-46.4219502586, -23.9342618831], [-46.4447639094, -23.9409685397], [-46.4503393159, -23.9388407006], [-46.4535500213, -23.9309871200], [-46.4470410051, -23.9087049147], [-46.4553460986, -23.9065401626], [-46.4708773666, -23.9178761289], [-46.4842357590, -23.9126388617], [-46.4921208060, -23.9061679884], [-46.4918936333, -23.8998526500], [-46.4961608696, -23.8987642404], [-46.4875667843, -23.8844453198], [-46.4818372875, -23.8850011935], [-46.4693308567, -23.8729011299], [-46.4653461322, -23.8605301714], [-46.4595632314, -23.8642146101], [-46.4540851424, -23.8536003012], [-46.4434038579, -23.8498962447], [-46.4367427229, -23.8423674252], [-46.4387818417, -23.8393270940], [-46.4435644428, -23.8409038812], [-46.4387085525, -23.8312120194], [-46.4444777808, -23.8290085593], [-46.4373191729, -23.8290636926], [-46.4336539117, -23.8235381030], [-46.4267431522, -23.8248408475], [-46.4099868779, -23.8148519320], [-46.4020343942, -23.8112550942], [-46.3938257974, -23.8139478007], [-46.3889982234, -23.8094749085], [-46.3827790848, -23.8091277313], [-46.3730482375, -23.7955520162], [-46.3766618335, -23.7928161302], [-46.3717561090, -23.7894260174], [-46.3674852654, -23.7920092337], [-46.3545312480, -23.7911075102], [-46.3378288662, -23.7812196157], [-46.3197764839, -23.7847743677]]] }},</text:span></text:p>
      <text:p text:style-name="P1"><text:span text:style-name="T1"><text:tab/>{ "type": "Feature", "properties": {"id": "3513603", "name": "Cunha", "description": "Cunha"}, "geometry": { "type": "Polygon", "coordinates": [[[-44.7325559018, -22.8016115588], [-44.7160895168, -22.8008277663], [-44.7085541433, -22.7966246292], [-44.7040534756, -22.8016885071], [-44.7044021372, -22.8087017429], [-44.7126253632, -22.8119437081], [-44.7220900908, -22.8245014935], [-44.7192043474, -22.8275490159], [-44.7233244837, -22.8328160379], [-44.7208322139, -22.8397972085], [-44.7236163245, -22.8465459190], [-44.7148974875, -22.8492852374], [-44.7069502484, -22.8459898006], [-44.7078748369, -22.8514572514], [-44.7007318586, -22.8616950017], [-44.7071888951, -22.8675227818], [-44.7063063549, -22.8703098298], [-44.6921958164, -22.8843192397], [-44.6943749930, -22.8916086125], [-44.6821172333, -22.8981277361], [-44.6601588146, -22.8893607216], [-44.6543371938, -22.8946233839], [-44.6602277948, -22.8987702479], [-44.6526652844, -22.9062208325], [-44.6495833390, -22.9011306315], [-44.6295679610, -22.8884705585], [-44.6232093006, -22.8910095169], [-44.6289446220, -22.9044135435], [-44.6330741801, -22.9049471309], [-44.6380200953, -22.9139144024], [-44.6589364367, -22.9272436074], [-44.6734592164, -22.9178062688], [-44.6877737585, -22.9360068971], [-44.6957287161, -22.9317670081], [-44.7029016898, -22.9356546883], [-44.7131601642, -22.9297292189], [-44.7205415746, -22.9353507184], [-44.7425511453, -22.9468617098], [-44.7430598459, -22.9470083188], [-44.7430971850, -22.9470194240], [-44.7519874840, -22.9622357016], [-44.7488748264, -22.9696780421], [-44.7561739713, -22.9754310724], [-44.7548529500, -22.9798155447], [-44.7590206282, -22.9784481952], [-44.7648797892, -22.9829089669], [-44.7753095551, -22.9781985515], [-44.7830746689, -22.9788043045], [-44.7866855586, -22.9822866230], [-44.7920443676, -22.9816733094], [-44.7926301762, -22.9897853143], [-44.7928779480, -22.9932216924], [-44.8022091561, -22.9986528317], [-44.7927184528, -23.0097521839], [-44.7982360114, -23.0197349708], [-44.7967491152, -23.0228647944], [-44.7966794098, -23.0230120212], [-44.7961254117, -23.0241793034], [-44.8012134871, -23.0309318608], [-44.8027897012, -23.0498582300], [-44.8088234008, -23.0517369452], [-44.8111300381, -23.0540184980], [-44.8068891061, -23.0616354905], [-44.8135747105, -23.0671387137], [-44.8114034761, -23.0700296803], [-44.8144906426, -23.0804914075], [-44.8182677357, -23.0895789082], [-44.8119301931, -23.0915944044], [-44.8124468480, -23.0980079117], [-44.8086013614, -23.0992458792], [-44.8157721844, -23.1097159603], [-44.8107685014, -23.1146262708], [-44.8131792102, -23.1211302859], [-44.8106772947, -23.1252271691], [-44.8193767014, -23.1327383776], [-44.8164352601, -23.1402833916], [-44.8250080642, -23.1432255889], [-44.8226573153, -23.1579083184], [-44.8253462484, -23.1626073009], [-44.8397806405, -23.1664940204], [-44.8398447166, -23.1665299321], [-44.8448485008, -23.1684765767], [-44.8458215518, -23.1725521713], [-44.8537650249, -23.1723031652], [-44.8529075044, -23.1762627201], [-44.8603021024, -23.1810013223], [-44.8722746801, -23.1825880319], [-44.8750094464, -23.1919232428], [-44.8759345618, -23.1974122207], [-44.8822025891, -23.2022180804], [-44.8924731850, -23.2109932266], [-44.9026120931, -23.2016564666], [-44.9077501311, -23.2012614550], [-44.9109232420, -23.2026685426], [-44.9157425824, -23.1980880987], [-44.9173462302, -23.2032383381], [-44.9312709429, -23.2088081805], [-44.9429590395, -23.2292477291], [-44.9532522361, -23.2337346012], [-44.9609163680, -23.2445491000], [-44.9666615856, -23.2448935149], [-44.9709904756, -23.2323755557], [-44.9835295651, -23.2289991886], [-44.9868724335, -23.2360147544], [-44.9951615485, -23.2396889609], [-44.9939834305, -23.2501372743], [-45.0026276503, -23.2534823757], [-45.0171862453, -23.2692306723], [-45.0098321026, -23.2830536449], [-45.0131014621, -23.2903266775], [-45.0082779105, -23.3007375949], [-45.0094859258, -23.3060662832], [-45.0440719592, -23.3148247126], [-45.0481725818, -23.3092627466], [-45.0566435889, -23.3118156364], [-45.0674773702, -23.3044065718], [-45.0673686047, -23.2998239124], [-45.0732523610, -23.3034878548], [-45.0737877405, -23.3037410235], [-45.0943048393, -23.3154190382], [-45.1024798006, -23.3109683336], [-45.1001425148, -23.3163288289], [-45.1086137622, -23.3233809767], [-45.1242305461, -23.3159131002], [-45.1234497106, -23.3123588327], [-45.1252167645, -23.3032063562], [-45.1188230455, -23.2915104079], [-45.1075786218, -23.2835333441], [-45.1130676684, -23.2707350684], [-45.1026166136, -23.2587399222], [-45.1055885285, -23.2530395843], [-45.1005454943, -23.2466565111], [-45.1001897006, -23.2457258410], [-45.1052547716, -23.2353879718], [-45.1156828712, -23.2354675336], [-45.1169680380, -23.2370251658], [-45.1234416004, -23.2383485958], [-45.1251294178, -23.2330306148], [-45.1273731516, -23.2338519875], [-45.1329079156, -23.2196917352], [-45.1410442024, -23.2157089239], [-45.1331313265, -23.2034738110], [-45.1457694086, -23.1870127249], [-45.1436972481, -23.1787030524], [-45.1303656598, -23.1666901824], [-45.1301762986, -23.1623802798], [-45.1356756396, -23.1272435141], [-45.1418102465, -23.1249988532], [-45.1439289199, -23.1115549566], [-45.1521085232, -23.1034896031], [-45.1468786677, -23.1020517923], [-45.1453352818, -23.0975555408], [-45.1385461657, -23.0989251482], [-45.1335951247, -23.0872579457], [-45.1268711689, -23.0816190924], [-45.1394371768, -23.0694694214], [-45.1374078486, -23.0621487179], [-45.1267824705, -23.0571252585], [-45.1240027024, -23.0498981015], [-45.1461400577, -23.0449598135], [-45.1457946588, -23.0362550513], [-45.1515463449, -23.0345850439], [-45.1540153629, -23.0280618542], [-45.1590733056, -23.0322984864], [-45.1624140015, -23.0308123862], [-45.1620573534, -23.0206067754], [-45.1555115609, -23.0149374971], [-45.1521789071, -23.0121299494], [-45.1473837324, -23.0101055059], [-45.1455199268, -23.0123368120], [-45.1356197823, -22.9994756509], [-45.1249869851, -23.0058828019], [-45.1293715151, -23.0133904220], [-45.1229988026, -23.0147960330], [-45.1117674223, -23.0082158568], [-45.1104652131, -23.0027922034], [-45.1031809188, -22.9987719734], [-45.1011838937, -22.9904693830], [-45.0937123808, -22.9916140743], [-45.0817636577, -22.9641057919], [-45.0681299955, -22.9606459033], [-45.0634283381, -22.9548456364], [-45.0586367150, -22.9467213508], [-45.0556536615, -22.9380041879], [-45.0644094862, -22.9316370915], [-45.0626202342, -22.9288897172], [-45.0408773559, -22.9326722831], [-45.0338853044, -22.9285763561], [-45.0288426897, -22.9201746529], [-45.0194247148, -22.9239267207], [-45.0134550174, -22.9196717068], [-44.9955707189, -22.9157872163], [-44.9892275990, -22.9100281224], [-44.9800749216, -22.9128124228], [-44.9721627281, -22.9149148852], [-44.9654104373, -22.9105733384], [-44.9618932461, -22.9053057261], [-44.9578448331, -22.9156979145], [-44.9475670677, -22.9133742073], [-44.9470814526, -22.9040273087], [-44.9365624602, -22.9030591278], [-44.9282875804, -22.8913441576], [-44.9233761374, -22.8918219201], [-44.9137042983, -22.8897404001], [-44.9099685621, -22.8850847357], [-44.9101254556, -22.8894804578], [-44.9063026658, -22.8915723253], [-44.9081020242, -22.8961398685], [-44.8963978815, -22.8930148390], [-44.8971854504, -22.8890585574], [-44.8944153061, -22.8914084985], [-44.8853660357, -22.8856990752], [-44.8828076815, -22.8865410222], [-44.8842639249, -22.8903050515], [-44.8810067121, -22.8899526485], [-44.8541075948, -22.8695870732], [-44.8470590268, -22.8713988562], [-44.8402444755, -22.8644332690], [-44.8249873286, -22.8585850344], [-44.8153058832, -22.8649479276], [-44.8063017370, -22.8588979376], [-44.8063049017, -22.8497835137], [-44.8089032672, -22.8465046051], [-44.7981026496, -22.8402185453], [-44.7964447863, -22.8316195801], [-44.7888395941, -22.8307931929], [-44.7845214513, -22.8247408972], [-44.7718819841, -22.8189507804], [-44.7699913495, -22.8157363833], [-44.7796360826, -22.8143831805], [-44.7765388178, -22.7967813135], [-44.7679903564, -22.7902738038], [-44.7535895289, -22.7881217736], [-44.7439083728, -22.7907217595], [-44.7407120563, -22.7956580019], [-44.7330032119, -22.7954813065], [-44.7325559018, -22.8016115588]]] }},</text:span></text:p>
      <text:p text:style-name="P1"><text:span text:style-name="T1"><text:tab/>{ "type": "Feature", "properties": {"id": "3513702", "name": "Descalvado", "description": "Descalvado"}, "geometry": { "type": "Polygon", "coordinates": [[[-47.7236825457, -21.7057699832], [-47.7047435945, -21.7202051208], [-47.6800282608, -21.7157548827], [-47.6763462015, -21.7215196085], [-47.6781753100, -21.7325862620], [-47.6707995862, -21.7372555064], [-47.6667006141, -21.7421345335], [-47.6600702413, -21.7398338075], [-47.6463771545, -21.7363390380], [-47.6447058993, -21.7265084887], [-47.6392901431, -21.7243919790], [-47.6310527888, -21.7264316607], [-47.6295260489, -21.7336088867], [-47.6237181527, -21.7337928150], [-47.6230853384, -21.7399756354], [-47.6141031043, -21.7507486684], [-47.6152796228, -21.7429658614], [-47.6076305691, -21.7452963908], [-47.5981812614, -21.7378271151], [-47.5867171621, -21.7344305988], [-47.5806069403, -21.7440138850], [-47.5785674046, -21.7667661207], [-47.5716827897, -21.7729448591], [-47.5694050144, -21.7838558361], [-47.5576019317, -21.7875859087], [-47.5431905078, -21.8012171858], [-47.5377918892, -21.8016381887], [-47.5339024722, -21.7970495653], [-47.5237530636, -21.8018345396], [-47.5236113845, -21.8106097509], [-47.5433032937, -21.8233250642], [-47.5545633506, -21.8369544579], [-47.5481666596, -21.8437678961], [-47.5511953146, -21.8541007042], [-47.5402862791, -21.8628603509], [-47.5101708009, -21.8788425581], [-47.5144660260, -21.9105674670], [-47.5267864642, -21.9250583677], [-47.5114570015, -21.9354168386], [-47.5237855475, -21.9430435135], [-47.5241200286, -21.9433370961], [-47.5349476488, -21.9551734444], [-47.5431130230, -21.9792587920], [-47.5585204378, -21.9850276780], [-47.5723969321, -21.9857336807], [-47.5802456818, -21.9886627487], [-47.5822345523, -21.9944542809], [-47.5744846680, -22.0172233968], [-47.5789961749, -22.0208434332], [-47.5809059533, -22.0320889639], [-47.6002915269, -22.0511166357], [-47.6050457332, -22.0522284408], [-47.6169638297, -22.0449612986], [-47.6170700234, -22.0412469293], [-47.6260090639, -22.0431236481], [-47.6359267927, -22.0546021839], [-47.6576187255, -22.0513177577], [-47.6684768829, -22.0389533248], [-47.6751919226, -22.0125713410], [-47.6912127064, -22.0267476108], [-47.6971700263, -22.0273741373], [-47.7001193881, -22.0333675317], [-47.7157519750, -22.0346117163], [-47.7259591919, -22.0410365518], [-47.7291988083, -22.0315323902], [-47.7190280068, -22.0194327203], [-47.7277415222, -22.0173712335], [-47.7342851811, -22.0072319046], [-47.7425793190, -22.0015971174], [-47.7441572372, -21.9958957896], [-47.7534804715, -21.9889576658], [-47.7495335663, -21.9746624436], [-47.7463066792, -21.9512414831], [-47.7528004475, -21.9385080356], [-47.7553724471, -21.9198439061], [-47.7612586850, -21.9183010582], [-47.7667717602, -21.9052732225], [-47.7781847335, -21.8979066201], [-47.7849770913, -21.8840778292], [-47.7914603201, -21.8777529910], [-47.7845980501, -21.8667573471], [-47.7850558946, -21.8584473921], [-47.7853961640, -21.8522615638], [-47.7897672470, -21.8488320391], [-47.7703475679, -21.8311162671], [-47.7683203025, -21.8211457546], [-47.7744091861, -21.8014939330], [-47.7670661413, -21.7769901933], [-47.7675320654, -21.7691924148], [-47.7504046916, -21.7523434426], [-47.7402623700, -21.7254840051], [-47.7410632597, -21.7173134028], [-47.7363723453, -21.7114045998], [-47.7328155476, -21.7135673046], [-47.7236825457, -21.7057699832]]] }},</text:span></text:p>
      <text:p text:style-name="P1"><text:span text:style-name="T1"><text:tab/>{ "type": "Feature", "properties": {"id": "3513801", "name": "Diadema", "description": "Diadema"}, "geometry": { "type": "Polygon", "coordinates": [[[-46.6171786832, -23.6607935374], [-46.6082039128, -23.6686856825], [-46.6015020886, -23.6623615169], [-46.5955111836, -23.6627855216], [-46.6001221531, -23.6703367110], [-46.5907822334, -23.6766534279], [-46.5770542150, -23.6706962744], [-46.5801601623, -23.6764354408], [-46.5782882535, -23.6889608677], [-46.5879154469, -23.6972280623], [-46.5904178176, -23.7061059232], [-46.6047255519, -23.7184629563], [-46.6067326730, -23.7325255448], [-46.6115125106, -23.7367865038], [-46.6194256860, -23.7388626351], [-46.6497884909, -23.7300099160], [-46.6372547922, -23.7258492390], [-46.6175438626, -23.7112531883], [-46.6232376584, -23.7074909124], [-46.6277163501, -23.6973689222], [-46.6331989438, -23.6970878304], [-46.6353426732, -23.6909527604], [-46.6325985488, -23.6801799787], [-46.6280097052, -23.6764470468], [-46.6309183198, -23.6729133267], [-46.6305073627, -23.6721585678], [-46.6263355669, -23.6612267937], [-46.6165114676, -23.6577120563], [-46.6171786832, -23.6607935374]]] }},</text:span></text:p>
      <text:p text:style-name="P1"><text:span text:style-name="T1"><text:tab/>{ "type": "Feature", "properties": {"id": "3513850", "name": "Dirce Reis", "description": "Dirce Reis"}, "geometry": { "type": "Polygon", "coordinates": [[[-50.6138828401, -20.3934546950], [-50.6000823095, -20.3964925822], [-50.5912231377, -20.3934233856], [-50.5751955811, -20.3972248884], [-50.5799065887, -20.4007206187], [-50.5807220004, -20.4094836597], [-50.5885971871, -20.4216106004], [-50.5845238243, -20.4456009130], [-50.5954211905, -20.4705870307], [-50.6036414704, -20.4757395434], [-50.6037588884, -20.4759799758], [-50.6051776106, -20.4776854687], [-50.6103166949, -20.4853854463], [-50.6166261585, -20.4878824758], [-50.6247043500, -20.5081590242], [-50.6332541607, -20.5151625151], [-50.6366046227, -20.5084113468], [-50.6471267918, -20.5069990089], [-50.6492807777, -20.5144718774], [-50.6552151686, -20.5167448886], [-50.6537084164, -20.5131842238], [-50.6568742602, -20.5126362471], [-50.6677721081, -20.4862473154], [-50.6664787443, -20.4741001974], [-50.6664702111, -20.4740071182], [-50.6682973606, -20.4695307206], [-50.6667001462, -20.4585315685], [-50.6714034919, -20.4372552898], [-50.6620786157, -20.4183494950], [-50.6503862252, -20.4146153592], [-50.6420460398, -20.4056038182], [-50.6317704000, -20.4031443241], [-50.6125938240, -20.3752801934], [-50.6138828401, -20.3934546950]]] }},</text:span></text:p>
      <text:p text:style-name="P1"><text:span text:style-name="T1"><text:tab/>{ "type": "Feature", "properties": {"id": "3513900", "name": "Divinolandia", "description": "Divinolandia"}, "geometry": { "type": "Polygon", "coordinates": [[[-46.7179671086, -21.5727997493], [-46.7112220818, -21.5730327455], [-46.7099436526, -21.5729098229], [-46.7148949475, -21.5907068910], [-46.7223678181, -21.6004947338], [-46.7194584322, -21.6066907206], [-46.7063458989, -21.6011740624], [-46.6981458435, -21.6037560981], [-46.6937359259, -21.6114408895], [-46.6784716028, -21.6125955887], [-46.6679954869, -21.6071007524], [-46.6599081574, -21.6090769521], [-46.6525393685, -21.6025334443], [-46.6470677796, -21.6017035144], [-46.6401303092, -21.6017722497], [-46.6055111550, -21.6507566893], [-46.6193854554, -21.6591831319], [-46.6209829634, -21.6601540418], [-46.6232325132, -21.6615199785], [-46.6207569740, -21.6750661896], [-46.6234355351, -21.6922467903], [-46.6287279928, -21.6955812121], [-46.6294265565, -21.7042380078], [-46.6220027462, -21.7150564537], [-46.6280283285, -21.7291339135], [-46.6251403316, -21.7336140186], [-46.6303935559, -21.7404184288], [-46.6286000942, -21.7437431635], [-46.6255822931, -21.7657449253], [-46.6302369743, -21.7681216898], [-46.6310682534, -21.7592820206], [-46.6410708580, -21.7465019357], [-46.6509062483, -21.7497235686], [-46.6536188671, -21.7465090491], [-46.6574318450, -21.7509611661], [-46.6693943821, -21.7447710940], [-46.6749067327, -21.7394941147], [-46.6738129191, -21.7331760573], [-46.6887017750, -21.7257722939], [-46.6908140789, -21.7137160919], [-46.6964770828, -21.7118301305], [-46.6986522978, -21.7082210617], [-46.7051904453, -21.7081318328], [-46.7279336812, -21.7098369078], [-46.7340504318, -21.7074575325], [-46.7412468462, -21.6955142093], [-46.7552136053, -21.6912582651], [-46.7659472190, -21.6929054841], [-46.7766308176, -21.6927756400], [-46.7812467911, -21.6884768279], [-46.7875135212, -21.6808550103], [-46.7969631427, -21.6846104846], [-46.8045621201, -21.6596987477], [-46.7992338133, -21.6525676481], [-46.7881545534, -21.6542916303], [-46.7731924736, -21.6405233932], [-46.7730790910, -21.6403541772], [-46.7761672083, -21.6300737413], [-46.7600607917, -21.5996953371], [-46.7570553949, -21.5814202705], [-46.7594883539, -21.5714171275], [-46.7568650343, -21.5761190893], [-46.7466880189, -21.5779074848], [-46.7461502730, -21.5862944332], [-46.7346201768, -21.5784191207], [-46.7311898271, -21.5800337339], [-46.7204740702, -21.5690533940], [-46.7179671086, -21.5727997493]]] }},</text:span></text:p>
      <text:p text:style-name="P1"><text:span text:style-name="T1"><text:tab/>{ "type": "Feature", "properties": {"id": "3514007", "name": "Dobrada", "description": "Dobrada"}, "geometry": { "type": "Polygon", "coordinates": [[[-48.3957130458, -21.4801792001], [-48.3900301401, -21.4950404192], [-48.3797259575, -21.5038039081], [-48.3696220512, -21.5043459403], [-48.3510146136, -21.4918058799], [-48.3384505427, -21.4949702332], [-48.3299812226, -21.4928213283], [-48.3234902965, -21.4839564881], [-48.3059582256, -21.4853133873], [-48.2820954875, -21.4808215189], [-48.2341926448, -21.4732746058], [-48.2380069764, -21.4986205896], [-48.2550802390, -21.5058847361], [-48.2588944248, -21.5123951164], [-48.2576589089, -21.5239667743], [-48.2629784693, -21.5337834410], [-48.2776184305, -21.5379529299], [-48.2834290848, -21.5457119260], [-48.3211399894, -21.5500424859], [-48.3325061324, -21.5570366528], [-48.3483757084, -21.5502030410], [-48.3492621990, -21.5426259086], [-48.3737099849, -21.5565616351], [-48.3807974141, -21.5547010957], [-48.3905474395, -21.5462166091], [-48.4024662433, -21.5492678739], [-48.4175500269, -21.5439657772], [-48.4310859878, -21.5478052187], [-48.4422192154, -21.5467631541], [-48.4579900132, -21.5366871631], [-48.4646251549, -21.5408191975], [-48.4758067568, -21.5403118995], [-48.4660429864, -21.5154052880], [-48.4701453128, -21.5123320079], [-48.4706131676, -21.5122187370], [-48.4734470585, -21.5044384556], [-48.4634757254, -21.4893152377], [-48.4585123743, -21.4923969003], [-48.4461989068, -21.4878791275], [-48.4236885323, -21.4894849430], [-48.4181116775, -21.4833126291], [-48.4170903822, -21.4725236268], [-48.4068661207, -21.4722129286], [-48.3957130458, -21.4801792001]]] }},</text:span></text:p>
      <text:p text:style-name="P1"><text:span text:style-name="T1"><text:tab/>{ "type": "Feature", "properties": {"id": "3514106", "name": "Dois Corregos", "description": "Dois Corregos"}, "geometry": { "type": "Polygon", "coordinates": [[[-48.3156202246, -22.1934994386], [-48.3138599503, -22.1982553028], [-48.3193606949, -22.2126234136], [-48.3260066792, -22.2169362894], [-48.3204458800, -22.2335224060], [-48.3251381668, -22.2444555313], [-48.3295148047, -22.2672248684], [-48.3220915554, -22.2642407831], [-48.3204358137, -22.2697651483], [-48.3166758129, -22.2663036520], [-48.3132553059, -22.2697038451], [-48.3138199610, -22.2759165336], [-48.3111867385, -22.2656695136], [-48.2929516977, -22.2665369489], [-48.2930673343, -22.2738838534], [-48.2985991567, -22.2765295392], [-48.2963255919, -22.2821020494], [-48.2986931150, -22.2859175308], [-48.2868644446, -22.2805873731], [-48.2756989546, -22.3043464510], [-48.2713754645, -22.3034385664], [-48.2649580672, -22.3141960221], [-48.2559248294, -22.3352581486], [-48.2437113356, -22.3495247718], [-48.2388850572, -22.3670627981], [-48.2424468125, -22.3732627020], [-48.2371243388, -22.3922540787], [-48.2500163880, -22.3874472654], [-48.2644482076, -22.4029388874], [-48.2666522766, -22.4127889231], [-48.2781894422, -22.4265957967], [-48.2684224322, -22.4474239285], [-48.2540859945, -22.4624839304], [-48.2437834980, -22.4672460871], [-48.2425707845, -22.4789517087], [-48.2560748966, -22.4909995450], [-48.2762033619, -22.4951313850], [-48.2829971738, -22.5193075983], [-48.2890042874, -22.5249280937], [-48.2714897899, -22.5279948110], [-48.2449388964, -22.5139097091], [-48.2343871494, -22.5198988981], [-48.2402711022, -22.5202958308], [-48.2465852453, -22.5258151791], [-48.2522711689, -22.5355105540], [-48.2598817197, -22.5402901685], [-48.2577878255, -22.5432517355], [-48.2525460788, -22.5501810153], [-48.2557648219, -22.5554200228], [-48.2472219498, -22.5769325853], [-48.2495916719, -22.5821630980], [-48.2610157615, -22.6049513354], [-48.2690759458, -22.5962056479], [-48.2810109432, -22.5959906240], [-48.3107970111, -22.6075732298], [-48.3280266388, -22.6233763476], [-48.3384184839, -22.6235512504], [-48.3513982020, -22.6130702957], [-48.3649163702, -22.6083906992], [-48.3726391588, -22.5925299775], [-48.3840284460, -22.5795357724], [-48.3678752632, -22.5702925317], [-48.3603502304, -22.5658710565], [-48.3603770144, -22.5532162245], [-48.3597913245, -22.5321886216], [-48.3667346907, -22.5136824328], [-48.3625638577, -22.4972796782], [-48.3809032550, -22.4781971305], [-48.3899527169, -22.4620335881], [-48.3984837231, -22.4378243756], [-48.3934437673, -22.4216027305], [-48.3986733352, -22.4168110855], [-48.4037316385, -22.3990454647], [-48.4037711986, -22.3989073316], [-48.4106736786, -22.3811463171], [-48.4268717502, -22.3779356190], [-48.4673100147, -22.3522493176], [-48.4762395911, -22.3516898664], [-48.4803174593, -22.3557067763], [-48.4858365458, -22.3537375589], [-48.4834112990, -22.3509928566], [-48.4866757125, -22.3489911446], [-48.4846189160, -22.3438035751], [-48.4881008546, -22.3390882588], [-48.4826791460, -22.3415604974], [-48.4774625960, -22.3347769508], [-48.4709613419, -22.3352680130], [-48.4682562679, -22.3400759148], [-48.4670884542, -22.3323488474], [-48.4572267471, -22.3326845278], [-48.4520404265, -22.3233381594], [-48.4518887572, -22.3114111273], [-48.4347718659, -22.2797915747], [-48.4255754380, -22.2722511134], [-48.4257579959, -22.2657512081], [-48.4258698923, -22.2652807299], [-48.4158304077, -22.2502393811], [-48.4152645505, -22.2395928668], [-48.3953442318, -22.1925010658], [-48.3679912782, -22.1861857022], [-48.3612217449, -22.1944595069], [-48.3559948517, -22.1909565922], [-48.3568990689, -22.1996766395], [-48.3508713673, -22.1973382997], [-48.3418489564, -22.1805614112], [-48.3324661060, -22.1841772433], [-48.3306307834, -22.1886230401], [-48.3229294676, -22.1886582114], [-48.3223590654, -22.1930820780], [-48.3156202246, -22.1934994386]]] }},</text:span></text:p>
      <text:p text:style-name="P1"><text:span text:style-name="T1"><text:tab/>{ "type": "Feature", "properties": {"id": "3514205", "name": "Dolcinopolis", "description": "Dolcinopolis"}, "geometry": { "type": "Polygon", "coordinates": [[[-50.5144805457, -20.0831516363], [-50.5051290063, -20.0972286974], [-50.4911923201, -20.1244065695], [-50.4913074219, -20.1335983479], [-50.4827741846, -20.1415941857], [-50.4840194212, -20.1472879802], [-50.4805464588, -20.1530518478], [-50.4753616380, -20.1593649815], [-50.4833289032, -20.1579464941], [-50.5199932540, -20.1755541330], [-50.5247950505, -20.1660938743], [-50.5325544325, -20.1613496187], [-50.5448042578, -20.1542611352], [-50.5709845822, -20.1510051920], [-50.5839230831, -20.1401068323], [-50.5785359629, -20.1348084229], [-50.5597833426, -20.1233758323], [-50.5514160525, -20.1196035664], [-50.5504404850, -20.1121039297], [-50.5507504189, -20.0975808741], [-50.5559047631, -20.1011452157], [-50.5590905793, -20.0935786891], [-50.5556974371, -20.0779731433], [-50.5341260977, -20.0453088726], [-50.5186948917, -20.0353952971], [-50.5142379763, -20.0397672507], [-50.5119215296, -20.0532572604], [-50.5186463040, -20.0669649315], [-50.5145587151, -20.0830332091], [-50.5144805457, -20.0831516363]]] }},</text:span></text:p>
      <text:p text:style-name="P1"><text:span text:style-name="T1"><text:tab/>{ "type": "Feature", "properties": {"id": "3514304", "name": "Dourado", "description": "Dourado"}, "geometry": { "type": "Polygon", "coordinates": [[[-48.3940040267, -22.0429282657], [-48.3681058876, -22.0551074160], [-48.3471301770, -22.0467386373], [-48.3396070919, -22.0573425497], [-48.3222526478, -22.0776428279], [-48.2981221105, -22.0632590615], [-48.2865176645, -22.0555229409], [-48.2786742604, -22.0662209190], [-48.2782744222, -22.0728559349], [-48.2650212733, -22.0768756596], [-48.2735728434, -22.0910046542], [-48.2622172948, -22.0998573171], [-48.2519271038, -22.0994494085], [-48.2600678794, -22.1058406353], [-48.2509014472, -22.1188062311], [-48.2518383671, -22.1290330730], [-48.2488329398, -22.1323784042], [-48.2498236795, -22.1437768915], [-48.2554900804, -22.1541616535], [-48.2545718695, -22.1625553208], [-48.2443229797, -22.1774190717], [-48.2550362206, -22.1767284448], [-48.2690481722, -22.1810990653], [-48.2738223862, -22.1918105714], [-48.2862770129, -22.1886666520], [-48.3081081851, -22.1916777003], [-48.3138599503, -22.1982553028], [-48.3156202246, -22.1934994386], [-48.3223590654, -22.1930820780], [-48.3229294676, -22.1886582114], [-48.3306307834, -22.1886230401], [-48.3324661060, -22.1841772433], [-48.3418489564, -22.1805614112], [-48.3438534994, -22.1716684711], [-48.3525477527, -22.1704371292], [-48.3550162988, -22.1663358439], [-48.3676900226, -22.1642257102], [-48.3707794826, -22.1677401074], [-48.3754587912, -22.1617822454], [-48.3869750773, -22.1591411358], [-48.3855241749, -22.1525729411], [-48.3920955237, -22.1513321160], [-48.3896261291, -22.1474649510], [-48.3949264834, -22.1470281890], [-48.3917299775, -22.1383393280], [-48.3945045040, -22.1363769627], [-48.3957255221, -22.1212730709], [-48.3972284141, -22.1160973918], [-48.3941030558, -22.1140799014], [-48.4028021973, -22.1074733730], [-48.4012976564, -22.1025837141], [-48.4060575420, -22.0957334431], [-48.4124589540, -22.0937844232], [-48.4148047406, -22.0887694254], [-48.4226974728, -22.0933786144], [-48.4239541709, -22.0894658074], [-48.4307903987, -22.0887484739], [-48.4330372778, -22.0832203232], [-48.4352598993, -22.0840526177], [-48.4333864365, -22.0771993583], [-48.4384950462, -22.0778189327], [-48.4378566170, -22.0743736202], [-48.4457431963, -22.0705104042], [-48.4443992335, -22.0626760887], [-48.4408622673, -22.0606078514], [-48.4247970062, -22.0662589737], [-48.4073842882, -22.0489928238], [-48.3940040267, -22.0429282657]]] }},</text:span></text:p>
      <text:p text:style-name="P1"><text:span text:style-name="T1"><text:tab/>{ "type": "Feature", "properties": {"id": "3514403", "name": "Dracena", "description": "Dracena"}, "geometry": { "type": "Polygon", "coordinates": [[[-51.4848456299, -21.4344106954], [-51.4776262237, -21.4468172681], [-51.4887406088, -21.4591221544], [-51.4851147204, -21.4748417919], [-51.4851124071, -21.4749202754], [-51.4840522606, -21.5046933860], [-51.4839382828, -21.5050346224], [-51.4777661825, -21.5109919726], [-51.4762477182, -21.5251897474], [-51.4833125180, -21.5319450933], [-51.4946964012, -21.5552791458], [-51.4919585050, -21.5621024606], [-51.5061086686, -21.5799632467], [-51.5080072323, -21.5877505292], [-51.5051284930, -21.5933724990], [-51.5008805243, -21.6057625064], [-51.5016598026, -21.6151043003], [-51.4984270748, -21.6136279892], [-51.4917261372, -21.6209177272], [-51.4952704961, -21.6378262072], [-51.5020040200, -21.6413172781], [-51.5060774658, -21.6543428907], [-51.5202508756, -21.6703813640], [-51.5218633013, -21.6852047772], [-51.5347948420, -21.6854315905], [-51.5481616105, -21.6827279239], [-51.5544373856, -21.6852446609], [-51.5587606313, -21.6819463738], [-51.5685071756, -21.6865190149], [-51.5778713416, -21.6823814904], [-51.5773859996, -21.6782913337], [-51.5843277892, -21.6790188230], [-51.5878581663, -21.6832985505], [-51.5895792215, -21.6786574009], [-51.6011348089, -21.6830432446], [-51.6022752957, -21.6795894194], [-51.6045509970, -21.6811728447], [-51.6117500719, -21.6766256908], [-51.6154898233, -21.6704590168], [-51.6239268604, -21.6696186929], [-51.6271181967, -21.6655071121], [-51.6313739395, -21.6669677183], [-51.6308437924, -21.6597910933], [-51.6359203477, -21.6609184947], [-51.6370249295, -21.6580613350], [-51.6436719405, -21.6594048759], [-51.6413136259, -21.6574290888], [-51.6448032909, -21.6579235494], [-51.6430255924, -21.6550606643], [-51.6488325463, -21.6520732635], [-51.6482562551, -21.6444103843], [-51.6527676546, -21.6449136901], [-51.6556205337, -21.6411513831], [-51.6579237946, -21.6437218915], [-51.6652477968, -21.6421099924], [-51.6649485954, -21.6372264314], [-51.6695877169, -21.6321684317], [-51.6705533459, -21.6345431211], [-51.6749610278, -21.6317950403], [-51.6799921636, -21.6358466120], [-51.6856738215, -21.6358932789], [-51.6854402962, -21.6326036905], [-51.6914865998, -21.6303653388], [-51.6973644291, -21.6333188735], [-51.7004069008, -21.6315250786], [-51.6981889306, -21.6289617091], [-51.7041482001, -21.6280511983], [-51.7054693889, -21.6233614522], [-51.7018024757, -21.6056460261], [-51.7151112078, -21.5961080987], [-51.7101176711, -21.5912204989], [-51.7050774820, -21.5921909419], [-51.6961863097, -21.5836640915], [-51.6903875320, -21.5653702530], [-51.6814520203, -21.5615988550], [-51.6635438177, -21.5360854390], [-51.6590406199, -21.5261859321], [-51.6479779415, -21.5188648671], [-51.6461696220, -21.5109760783], [-51.6545521590, -21.4950089050], [-51.6711618047, -21.4964225949], [-51.6719561514, -21.4942376362], [-51.6792818120, -21.4787605568], [-51.6692410375, -21.4561832367], [-51.6719695607, -21.4442238034], [-51.6685982940, -21.4327680245], [-51.6580784997, -21.4399874369], [-51.6425596777, -21.4434370062], [-51.6283201351, -21.4414154985], [-51.6187148793, -21.4453877769], [-51.6082468664, -21.4393421254], [-51.5912740438, -21.4409609636], [-51.5805743778, -21.4402129038], [-51.5767302640, -21.4462523174], [-51.5619078039, -21.4526863078], [-51.5441709155, -21.4538242726], [-51.5370137784, -21.4382993050], [-51.5232373397, -21.4386115790], [-51.5148481414, -21.4445604651], [-51.5044468264, -21.4336522924], [-51.4846685724, -21.4271807186], [-51.4848456299, -21.4344106954]]] }},</text:span></text:p>
      <text:p text:style-name="P1"><text:span text:style-name="T1"><text:tab/>{ "type": "Feature", "properties": {"id": "3514502", "name": "Duartina", "description": "Duartina"}, "geometry": { "type": "Polygon", "coordinates": [[[-49.4130217056, -22.3088971072], [-49.4103245970, -22.3181083732], [-49.3861037393, -22.3159649726], [-49.3834989372, -22.3125917034], [-49.3237205067, -22.3203385762], [-49.3191780631, -22.3260844359], [-49.2957836828, -22.3442671596], [-49.2906357916, -22.3467863820], [-49.2849913305, -22.3443803505], [-49.3229999455, -22.3682992007], [-49.3165583429, -22.3883223937], [-49.3243439238, -22.3888839898], [-49.3534926525, -22.4067223995], [-49.3543943662, -22.4186198324], [-49.3612363305, -22.4338002980], [-49.3953283328, -22.4522072391], [-49.4013063023, -22.4607833367], [-49.4108764269, -22.4619768531], [-49.4170427545, -22.4673242624], [-49.4230994032, -22.4656514724], [-49.4269163860, -22.4763290299], [-49.4455035643, -22.4868000521], [-49.4467492555, -22.4921295036], [-49.4577326704, -22.4925756322], [-49.4618011830, -22.4971076958], [-49.4691151125, -22.4984933672], [-49.4735487817, -22.4963740989], [-49.4780730822, -22.5026026529], [-49.4841690485, -22.5026155435], [-49.4899488530, -22.4865572597], [-49.5021327305, -22.4789486116], [-49.4982047998, -22.4729904877], [-49.5034727870, -22.4677847882], [-49.4875926115, -22.4304786452], [-49.4766643656, -22.4212380741], [-49.4814251263, -22.4082499402], [-49.4804568262, -22.3955803655], [-49.4935431751, -22.3948454086], [-49.4986392220, -22.3999275186], [-49.5024991455, -22.3951707266], [-49.5152274454, -22.3949593037], [-49.5123455976, -22.3905246571], [-49.4945588563, -22.3825210306], [-49.4844685310, -22.3664332738], [-49.4823932997, -22.3557161038], [-49.4734984630, -22.3513298386], [-49.4699806156, -22.3411914514], [-49.4643121427, -22.3355180230], [-49.4587087038, -22.3369824264], [-49.4516908059, -22.3340037225], [-49.4503487401, -22.3297592739], [-49.4407289488, -22.3276416544], [-49.4361989932, -22.3220336537], [-49.4277629004, -22.3100592010], [-49.4288154362, -22.3048791927], [-49.4223276567, -22.2937261577], [-49.4233552243, -22.2977897397], [-49.4130217056, -22.3088971072]]] }},</text:span></text:p>
      <text:p text:style-name="P1"><text:span text:style-name="T1"><text:tab/>{ "type": "Feature", "properties": {"id": "3514601", "name": "Dumont", "description": "Dumont"}, "geometry": { "type": "Polygon", "coordinates": [[[-47.9350492110, -21.2005149847], [-47.9273535837, -21.2190809085], [-47.9209093090, -21.2291006633], [-47.9228799212, -21.2398780100], [-47.9143216143, -21.2502018600], [-47.9086619716, -21.2593872739], [-47.9256717688, -21.2664742192], [-47.9341700872, -21.2765441289], [-47.9886345357, -21.3092599557], [-47.9943599360, -21.3046475778], [-47.9914242443, -21.2970080893], [-48.0010336717, -21.2952112104], [-48.0071916812, -21.2831592150], [-48.0157246344, -21.2839533775], [-48.0229913094, -21.2766172998], [-48.0283559654, -21.2763470771], [-48.0313423528, -21.2615954652], [-48.0374165060, -21.2540346453], [-48.0373385642, -21.2463190824], [-48.0435357210, -21.2462465799], [-48.0471650797, -21.2418790251], [-48.0528007313, -21.2231255788], [-48.0419512509, -21.2033437034], [-48.0333198182, -21.2059881890], [-48.0221945382, -21.2157190363], [-48.0100404126, -21.2118026886], [-47.9957149950, -21.2182016740], [-47.9806948377, -21.2101602104], [-47.9778653889, -21.2078758252], [-47.9727717078, -21.2108511967], [-47.9633685780, -21.2039434889], [-47.9567199818, -21.1812517776], [-47.9441858926, -21.1998366149], [-47.9350492110, -21.2005149847]]] }},</text:span></text:p>
      <text:p text:style-name="P1"><text:span text:style-name="T1"><text:tab/>{ "type": "Feature", "properties": {"id": "3514700", "name": "Echapora", "description": "Echapora"}, "geometry": { "type": "Polygon", "coordinates": [[[-50.1709693773, -22.2562065493], [-50.1653318166, -22.2577048727], [-50.1538997997, -22.2523383982], [-50.1494651260, -22.2600540802], [-50.1458656635, -22.2737092600], [-50.1257173232, -22.2861549131], [-50.1290792597, -22.2895528024], [-50.1270350088, -22.2976409117], [-50.1284288776, -22.3086554004], [-50.1330469359, -22.3124654732], [-50.1316103901, -22.3173791760], [-50.1432659410, -22.3245796540], [-50.1380420354, -22.3367027005], [-50.1155280783, -22.3469762847], [-50.0979005084, -22.3638290209], [-50.1109258262, -22.3690599264], [-50.1104438336, -22.3748634638], [-50.1172152984, -22.3778864648], [-50.1152104733, -22.3885418536], [-50.1199388056, -22.3967034708], [-50.1259451905, -22.3989478946], [-50.1288716837, -22.4164778087], [-50.1230057552, -22.4217712059], [-50.1138626008, -22.4153599847], [-50.1051754952, -22.4158877953], [-50.0981713745, -22.4393876033], [-50.0765366855, -22.4619607274], [-50.0687645344, -22.4925175717], [-50.0874286659, -22.4900589566], [-50.1064742657, -22.5185279254], [-50.1192503915, -22.5092071009], [-50.1236803550, -22.5101664653], [-50.1245908320, -22.5403989467], [-50.1177319950, -22.5561617608], [-50.1382948405, -22.5734658678], [-50.1395001130, -22.5738454861], [-50.1546234685, -22.5885110906], [-50.1687289991, -22.5920906069], [-50.1731748076, -22.5696158406], [-50.1831747225, -22.5571576509], [-50.1854573983, -22.5480062746], [-50.2002830565, -22.5431506025], [-50.2220233454, -22.5276278830], [-50.2323730704, -22.5247629764], [-50.2342575167, -22.5329272410], [-50.2552044439, -22.5563327582], [-50.2654189727, -22.5623261677], [-50.2757694981, -22.5563488066], [-50.2957744564, -22.5520302472], [-50.3007804120, -22.5452734549], [-50.3106552899, -22.5470453784], [-50.3205097191, -22.5413167346], [-50.3209271117, -22.5338682135], [-50.3279821325, -22.5258081357], [-50.3305192808, -22.5059694633], [-50.3408975930, -22.4952924545], [-50.3495140278, -22.4784979785], [-50.3348287851, -22.4533471817], [-50.3357573938, -22.4445727860], [-50.3192716342, -22.4431000661], [-50.3064015982, -22.4360338875], [-50.3018109367, -22.4317261494], [-50.3000154079, -22.4218357899], [-50.2885437247, -22.4191340143], [-50.2818265213, -22.4138365921], [-50.2804326209, -22.4078128399], [-50.2748019122, -22.3979424708], [-50.2630341290, -22.3927437180], [-50.2520204998, -22.3811525785], [-50.2363085737, -22.3788724356], [-50.2309011967, -22.3554182265], [-50.2183086293, -22.3522804512], [-50.2151472813, -22.3460800465], [-50.2085728840, -22.3480932143], [-50.1997191144, -22.3394810559], [-50.1943216512, -22.3420685013], [-50.1922097173, -22.3287424700], [-50.1874242030, -22.3253383372], [-50.1743322678, -22.3244380862], [-50.1688941481, -22.3189993899], [-50.1771091200, -22.3065666591], [-50.1738132818, -22.2878021537], [-50.1823988477, -22.2629153016], [-50.1765949136, -22.2486848924], [-50.1723272582, -22.2462512393], [-50.1686023082, -22.2510810652], [-50.1732329731, -22.2523025636], [-50.1709693773, -22.2562065493]]] }},</text:span></text:p>
      <text:p text:style-name="P1"><text:span text:style-name="T1"><text:tab/>{ "type": "Feature", "properties": {"id": "3514809", "name": "Eldorado", "description": "Eldorado"}, "geometry": { "type": "Polygon", "coordinates": [[[-48.1137875880, -24.2211961637], [-48.1228054961, -24.2332605481], [-48.1157115464, -24.2377414010], [-48.1141858089, -24.2439803150], [-48.1184975526, -24.2528210394], [-48.1104935459, -24.2604125351], [-48.1110884357, -24.2696102718], [-48.1063888484, -24.2704760914], [-48.1072723752, -24.2725353424], [-48.1034325216, -24.2802257576], [-48.1168776991, -24.3181216171], [-48.1137071006, -24.3173829235], [-48.1100751424, -24.3224912576], [-48.0942912652, -24.3176286628], [-48.0858317506, -24.3269420788], [-48.0825320788, -24.3248662608], [-48.0786875222, -24.3272035001], [-48.0760792281, -24.3215550092], [-48.0645603878, -24.3248204512], [-48.0615814242, -24.3341566268], [-48.0447196829, -24.3441604332], [-48.0436004631, -24.3486928988], [-48.0466535010, -24.3501796748], [-48.0424072114, -24.3512289505], [-48.0395781485, -24.3623334181], [-48.0262757491, -24.3694682440], [-48.0202586539, -24.3713972023], [-48.0181380998, -24.3704457808], [-48.0175438759, -24.3776405387], [-48.0136539849, -24.3777187290], [-48.0134034237, -24.3867980390], [-48.0133458785, -24.3873265154], [-48.0064697272, -24.4519504745], [-48.0064449347, -24.4521815808], [-48.0084712096, -24.4639189256], [-48.0009474050, -24.4708072799], [-48.0085972335, -24.4803462169], [-48.0038576857, -24.4906836860], [-48.0129565090, -24.5094014931], [-48.0207058701, -24.5156311301], [-48.0165487807, -24.5212395334], [-48.0196306471, -24.5291119231], [-48.0551842302, -24.5331152030], [-48.0611184295, -24.5382932412], [-48.0611596727, -24.5449699973], [-48.0645951235, -24.5441007729], [-48.0740231866, -24.5503105511], [-48.0819871022, -24.5659537907], [-48.0843877715, -24.5800739693], [-48.0993847679, -24.5830035746], [-48.1030073146, -24.5880111713], [-48.1031198769, -24.5879921713], [-48.1157140017, -24.5858801975], [-48.1252157378, -24.5952042981], [-48.1350681350, -24.5983256430], [-48.1265166309, -24.6066124750], [-48.1260131113, -24.6242923752], [-48.1293833803, -24.6329497855], [-48.1247054426, -24.6406175174], [-48.1285244663, -24.6487949462], [-48.1352090447, -24.6447238017], [-48.1496871325, -24.6451652560], [-48.1547446725, -24.6402850715], [-48.1614973001, -24.6429694139], [-48.1640940494, -24.6425966071], [-48.1626517274, -24.6467488223], [-48.1697415588, -24.6522638714], [-48.1708114532, -24.6579690219], [-48.1811981570, -24.6589081278], [-48.1899141212, -24.6596949126], [-48.1940069331, -24.6639050224], [-48.2081170847, -24.6636909204], [-48.2134429682, -24.6709280269], [-48.2267194302, -24.6760187420], [-48.2047210861, -24.6872234015], [-48.2099960425, -24.6913464768], [-48.2284761774, -24.6865199890], [-48.2391903365, -24.6881348012], [-48.2400004783, -24.6965582319], [-48.2435440347, -24.6980424907], [-48.2638482034, -24.7110223012], [-48.2722018370, -24.7103702810], [-48.2740651822, -24.7155477287], [-48.2829094610, -24.7169294665], [-48.2838358179, -24.7179553753], [-48.2836370762, -24.7217955767], [-48.2831639114, -24.7248667816], [-48.2933278894, -24.7307596318], [-48.3047959297, -24.7317322241], [-48.3049373230, -24.7317555729], [-48.3080379700, -24.7360851955], [-48.3058505288, -24.7425165846], [-48.3038545761, -24.7423078371], [-48.3003410998, -24.7489291365], [-48.3034069750, -24.7520751481], [-48.3018531121, -24.7621388720], [-48.2951779920, -24.7628215780], [-48.2960395930, -24.7699757636], [-48.2899040409, -24.7781906275], [-48.2909986158, -24.7845087048], [-48.2961249424, -24.7834616076], [-48.2971804544, -24.7877031276], [-48.3033676323, -24.7889727266], [-48.3031248531, -24.7928023534], [-48.2957950773, -24.8007254929], [-48.3144163776, -24.8065637065], [-48.3189770290, -24.7968376299], [-48.3265369539, -24.7935481529], [-48.3347344396, -24.7949590641], [-48.3375108395, -24.7981963286], [-48.3350762416, -24.8000122947], [-48.3401785378, -24.8009759127], [-48.3452306388, -24.7975837143], [-48.3456381060, -24.7918027351], [-48.3512351055, -24.7942460291], [-48.3578317322, -24.7881459441], [-48.3633536840, -24.7713887109], [-48.3689900661, -24.7667385634], [-48.3697855450, -24.7695635600], [-48.3774513245, -24.7674287952], [-48.3819219996, -24.7572798806], [-48.3908777267, -24.7557441649], [-48.3829260481, -24.7487291934], [-48.3891648794, -24.7438611558], [-48.3873557015, -24.7380528572], [-48.3903946953, -24.7333532513], [-48.3959280849, -24.7318063402], [-48.4058257716, -24.7174493520], [-48.4106935768, -24.7188370573], [-48.4182396186, -24.7153731623], [-48.4187426170, -24.7104077021], [-48.4114886347, -24.7033140816], [-48.4139825117, -24.6916069865], [-48.4217759728, -24.6868999649], [-48.4211866866, -24.6804297405], [-48.4088026326, -24.6719078708], [-48.4032905609, -24.6621762291], [-48.4062194852, -24.6560661202], [-48.4198158732, -24.6590322303], [-48.4273614749, -24.6536179400], [-48.4429841429, -24.6511443136], [-48.4491063616, -24.6523327931], [-48.4533307933, -24.6598260818], [-48.4641233457, -24.6594676187], [-48.4588684312, -24.6554953808], [-48.4566964683, -24.6463415274], [-48.4595614142, -24.6402645191], [-48.4512349806, -24.6243549021], [-48.4535089749, -24.6160989057], [-48.4477681617, -24.6095940902], [-48.4469998905, -24.5987989845], [-48.4434931800, -24.5958214979], [-48.4421324727, -24.5962448459], [-48.4321169764, -24.5905480396], [-48.4302641070, -24.5839142743], [-48.4251553251, -24.5858129781], [-48.4212839528, -24.5820764571], [-48.4196326546, -24.5865046221], [-48.4129880706, -24.5862932991], [-48.4036031483, -24.5774881135], [-48.4018003876, -24.5708065933], [-48.3926806162, -24.5723234436], [-48.3903731296, -24.5697899597], [-48.3935497603, -24.5644936313], [-48.4020943993, -24.5650954823], [-48.4080652544, -24.5589310921], [-48.4250920231, -24.5543136485], [-48.4291209612, -24.5446719408], [-48.4337664871, -24.5427306188], [-48.4292131224, -24.5309693010], [-48.4127419887, -24.5266668953], [-48.4069270036, -24.5219703017], [-48.3962760822, -24.5226915366], [-48.3816425562, -24.5034303225], [-48.3916989405, -24.4887178406], [-48.3901921020, -24.4865903758], [-48.3938168784, -24.4843413926], [-48.3762245231, -24.4726987505], [-48.3622671702, -24.4685627794], [-48.3510523451, -24.4587062537], [-48.3517323793, -24.4469669501], [-48.3470754290, -24.4429545313], [-48.3479192645, -24.4366226658], [-48.3573880408, -24.4339052642], [-48.3575650848, -24.4261572017], [-48.3636337752, -24.4203908351], [-48.3715309940, -24.4224385731], [-48.3804256113, -24.4330471463], [-48.3937698692, -24.4319313622], [-48.3992997607, -24.4270911463], [-48.3917748041, -24.4160319101], [-48.3768227767, -24.4044683394], [-48.3779765247, -24.3981961185], [-48.3678908299, -24.3898141965], [-48.3700543419, -24.3793146782], [-48.3597590264, -24.3692535863], [-48.3626993300, -24.3487074000], [-48.3570697620, -24.3461113136], [-48.3502032621, -24.3455407627], [-48.3534113884, -24.3262053238], [-48.3574407972, -24.3239131445], [-48.3591170582, -24.3170952927], [-48.3619153803, -24.3115158167], [-48.3569895788, -24.3055370905], [-48.3700570780, -24.3034213091], [-48.3798809271, -24.3073863263], [-48.3826580896, -24.3036864219], [-48.3594842899, -24.2818920777], [-48.3518545639, -24.2875357113], [-48.3419667801, -24.2861451032], [-48.3389917751, -24.2923700399], [-48.3251310377, -24.2914615930], [-48.3236009204, -24.2944912642], [-48.3296603432, -24.3073971478], [-48.3286409501, -24.3117273080], [-48.3221967055, -24.3139971438], [-48.3049858882, -24.3040493773], [-48.2993955191, -24.3062952530], [-48.2916578872, -24.2938594257], [-48.2813634884, -24.2977641813], [-48.2745565187, -24.2959106163], [-48.2818804130, -24.2876890953], [-48.2804968959, -24.2814246926], [-48.2631410657, -24.2730992808], [-48.2568997811, -24.2659907824], [-48.2519370444, -24.2571207502], [-48.2378802455, -24.2633402692], [-48.2160180656, -24.2618143234], [-48.2004421623, -24.2616615620], [-48.1967116904, -24.2545601762], [-48.1706434108, -24.2445519353], [-48.1538773503, -24.2287618297], [-48.1477558376, -24.2288532278], [-48.1478953055, -24.2327084055], [-48.1444442506, -24.2312077537], [-48.1458585308, -24.2133308671], [-48.1380457762, -24.2087489905], [-48.1430320011, -24.2001994682], [-48.1390537491, -24.1938877731], [-48.1389210743, -24.1985629042], [-48.1325648590, -24.2036237944], [-48.1147554393, -24.2112956811], [-48.1137875880, -24.2211961637]]] }},</text:span></text:p>
      <text:p text:style-name="P1"><text:span text:style-name="T1"><text:tab/>{ "type": "Feature", "properties": {"id": "3514908", "name": "Elias Fausto", "description": "Elias Fausto"}, "geometry": { "type": "Polygon", "coordinates": [[[-47.3776362774, -22.9854022686], [-47.3526357272, -23.0072376472], [-47.3276421150, -23.0218502478], [-47.3168003245, -23.0297585275], [-47.3071385218, -23.0267666977], [-47.3009069225, -23.0284563215], [-47.2901571671, -23.0432240457], [-47.2855888885, -23.0586590195], [-47.2797694756, -23.0636405235], [-47.2772723643, -23.0717863613], [-47.2979304608, -23.0926282244], [-47.3001181179, -23.1129455888], [-47.3204090397, -23.1233709791], [-47.3315098628, -23.1122527589], [-47.3390336116, -23.1106330411], [-47.3417672109, -23.1167801780], [-47.3496172265, -23.1178510643], [-47.3493038126, -23.1273997443], [-47.3537585235, -23.1354354392], [-47.3707814452, -23.1439085373], [-47.3759941894, -23.1482439211], [-47.3752729816, -23.1514475917], [-47.3809858197, -23.1509844854], [-47.3836501473, -23.1540627354], [-47.3890575618, -23.1550579344], [-47.4180804407, -23.1681918267], [-47.4224519071, -23.1485261441], [-47.4137371071, -23.1329835960], [-47.4151340315, -23.1264792528], [-47.4110772043, -23.1195658492], [-47.4277524547, -23.1006073355], [-47.4234240545, -23.0948479328], [-47.4233305152, -23.0947227118], [-47.4210224358, -23.0887531038], [-47.4273683502, -23.0866691493], [-47.4328991127, -23.0700454526], [-47.4369193920, -23.0487154265], [-47.4500843465, -23.0414212984], [-47.4532667328, -23.0326175436], [-47.4603136016, -23.0327241730], [-47.4622180502, -23.0264122838], [-47.4594598500, -23.0231554620], [-47.4494753282, -23.0237081495], [-47.4429194586, -23.0187288458], [-47.4249610206, -23.0135239436], [-47.4277690633, -23.0109209500], [-47.4318063037, -23.0088000754], [-47.4242895587, -23.0061948988], [-47.4269480891, -23.0018644283], [-47.4187122408, -23.0021856525], [-47.4146165936, -23.0064465870], [-47.4119229814, -23.0014329050], [-47.4075176808, -23.0006689768], [-47.4113760428, -23.0066827792], [-47.4074979939, -23.0121586898], [-47.4037705989, -23.0090237395], [-47.4056232588, -23.0042954376], [-47.3958362498, -23.0066615634], [-47.3951713749, -23.0034441113], [-47.3906086558, -23.0031639334], [-47.3920540488, -22.9985447853], [-47.3879697063, -22.9983886804], [-47.3905242492, -22.9929500671], [-47.3825513396, -22.9942699894], [-47.3881866110, -22.9901611196], [-47.3819552332, -22.9888956247], [-47.3840571020, -22.9865831886], [-47.3883073261, -22.9831591166], [-47.3841357925, -22.9840365878], [-47.3776362774, -22.9854022686]]] }},</text:span></text:p>
      <text:p text:style-name="P1"><text:span text:style-name="T1"><text:tab/>{ "type": "Feature", "properties": {"id": "3514924", "name": "Elisiario", "description": "Elisiario"}, "geometry": { "type": "Polygon", "coordinates": [[[-49.0451821247, -21.1350220132], [-49.0492770541, -21.1420910634], [-49.0577286810, -21.1453176206], [-49.0581952299, -21.1510712973], [-49.0393711547, -21.1554354580], [-49.0349953660, -21.1664883915], [-49.0207108599, -21.1802973810], [-49.0388395189, -21.1939631858], [-49.0430679021, -21.1898005981], [-49.0598370937, -21.1915231860], [-49.0739132762, -21.2095182176], [-49.0908651769, -21.2207451811], [-49.1100791878, -21.1960489750], [-49.1282831568, -21.1931747341], [-49.1325039792, -21.1860799998], [-49.1444126845, -21.1869232548], [-49.1528435967, -21.1842216857], [-49.1475175100, -21.1663996519], [-49.1382065934, -21.1558742089], [-49.1342815326, -21.1577785391], [-49.1324532946, -21.1555129335], [-49.1320084639, -21.1438623072], [-49.1361781902, -21.1343192606], [-49.1263214170, -21.1393494049], [-49.1226630849, -21.1359214944], [-49.1260380349, -21.1193075034], [-49.1238309862, -21.1063921991], [-49.1169014465, -21.0986423576], [-49.1194084806, -21.0847436334], [-49.0947763649, -21.1100349856], [-49.0841669363, -21.1106869374], [-49.0788893335, -21.1185379904], [-49.0777412722, -21.1284990298], [-49.0451821247, -21.1350220132]]] }},</text:span></text:p>
      <text:p text:style-name="P1"><text:span text:style-name="T1"><text:tab/>{ "type": "Feature", "properties": {"id": "3514957", "name": "Embauba", "description": "Embauba"}, "geometry": { "type": "Polygon", "coordinates": [[[-48.8869864596, -20.9100944536], [-48.8825657536, -20.9125442925], [-48.8735496973, -20.9094607460], [-48.8620728395, -20.9126893523], [-48.8458623495, -20.9111256294], [-48.8406443775, -20.9129361630], [-48.8369452779, -20.9209820943], [-48.8275171392, -20.9250235095], [-48.8247868055, -20.9303779864], [-48.8211756285, -20.9309459672], [-48.8161155998, -20.9258323332], [-48.8021608648, -20.9371051539], [-48.7951273429, -20.9350789479], [-48.7901078807, -20.9450974180], [-48.8040600822, -20.9815990859], [-48.8042559140, -20.9866906737], [-48.8141884092, -20.9936295202], [-48.8153470075, -20.9989655896], [-48.8367388781, -21.0064490030], [-48.8438297828, -21.0150430639], [-48.8494016454, -21.0143017948], [-48.8591068714, -21.0056056783], [-48.8554681416, -20.9961985850], [-48.8609360247, -20.9846360775], [-48.8605209900, -20.9776024707], [-48.8638839064, -20.9791983652], [-48.8654667310, -20.9742805831], [-48.8775034358, -20.9699608134], [-48.8772460499, -20.9610731875], [-48.8851387442, -20.9592661108], [-48.8812428559, -20.9474636194], [-48.8911939458, -20.9475322344], [-48.8958983851, -20.9375839853], [-48.8999848700, -20.9354202152], [-48.8980586209, -20.9299407299], [-48.9082708015, -20.9148526038], [-48.9065305556, -20.9004903949], [-48.9105299396, -20.8932409057], [-48.9066518086, -20.8918181863], [-48.8993146591, -20.8950581831], [-48.8965283213, -20.9024767009], [-48.8861522405, -20.9044188067], [-48.8869864596, -20.9100944536]]] }},</text:span></text:p>
      <text:p text:style-name="P1"><text:span text:style-name="T1"><text:tab/>{ "type": "Feature", "properties": {"id": "3515004", "name": "Embu", "description": "Embu"}, "geometry": { "type": "Polygon", "coordinates": [[[-46.8091799559, -23.6180306483], [-46.8113889141, -23.6275218102], [-46.8177168447, -23.6351631290], [-46.8213128708, -23.6351157810], [-46.7924457575, -23.6470034334], [-46.7922979820, -23.6494375209], [-46.8010252659, -23.6837651864], [-46.8195482722, -23.6875820224], [-46.8222914035, -23.6783538656], [-46.8265777230, -23.6757662572], [-46.8458955977, -23.6809591876], [-46.8482001947, -23.6846763986], [-46.8651681488, -23.6824403610], [-46.8719441799, -23.6824775411], [-46.8866064231, -23.6677403852], [-46.9015784590, -23.6688380622], [-46.9033426891, -23.6631672132], [-46.9171808055, -23.6598391335], [-46.9168669724, -23.6537609769], [-46.9085381509, -23.6425436487], [-46.9060770574, -23.6302592313], [-46.8874958437, -23.6242757155], [-46.8839635461, -23.6191989688], [-46.8685143456, -23.6210428417], [-46.8559811737, -23.6120388584], [-46.8537960250, -23.6191535823], [-46.8473431849, -23.6199241050], [-46.8390777915, -23.6268046158], [-46.8079052156, -23.6089489685], [-46.8123913911, -23.6133396846], [-46.8091799559, -23.6180306483]]] }},</text:span></text:p>
      <text:p text:style-name="P1"><text:span text:style-name="T1"><text:tab/>{ "type": "Feature", "properties": {"id": "3515103", "name": "Embu-Guacu", "description": "Embu-Guacu"}, "geometry": { "type": "Polygon", "coordinates": [[[-46.7769987318, -23.7666593777], [-46.7896856499, -23.7753689354], [-46.7917613955, -23.7837355531], [-46.7891589207, -23.7883430167], [-46.8020639532, -23.8073318138], [-46.7731508164, -23.8181976881], [-46.7673983702, -23.8231157277], [-46.7627513166, -23.8270945397], [-46.7655216416, -23.8336528208], [-46.7626471393, -23.8349177957], [-46.7649673213, -23.8426396086], [-46.7799236137, -23.8416864173], [-46.7762528302, -23.8556192314], [-46.7763157824, -23.8660745606], [-46.7763634282, -23.8736985317], [-46.7764773380, -23.8920231853], [-46.7993808640, -23.8936321672], [-46.8057384295, -23.8869847493], [-46.8039610896, -23.8927082591], [-46.8116879448, -23.9090454720], [-46.8106840453, -23.9195631393], [-46.8323641153, -23.9337408256], [-46.8511255305, -23.9378558379], [-46.8568634144, -23.9386071218], [-46.8632990043, -23.9329820009], [-46.8707945481, -23.9351539904], [-46.8739295085, -23.9289430624], [-46.8791733125, -23.9278222118], [-46.9033541495, -23.9413703501], [-46.9117256090, -23.9338942772], [-46.9062971286, -23.9331502309], [-46.8900476963, -23.9166147913], [-46.8882944514, -23.9007896067], [-46.8812475226, -23.8931739499], [-46.8695987004, -23.8943809091], [-46.8656946540, -23.8863132148], [-46.8605696713, -23.8858981365], [-46.8547470992, -23.8723277611], [-46.8479904536, -23.8558554942], [-46.8557851959, -23.8535009510], [-46.8609023287, -23.8515902417], [-46.8715214809, -23.8527546389], [-46.8773671586, -23.8471664669], [-46.8825855632, -23.8431659131], [-46.8951644065, -23.8371799645], [-46.8870911978, -23.8321714118], [-46.8825812121, -23.8276225729], [-46.8842811629, -23.8173696293], [-46.8796251422, -23.8161383002], [-46.8778794830, -23.8105208692], [-46.8813535733, -23.8032819851], [-46.8785215618, -23.7979812079], [-46.8715645660, -23.7966908857], [-46.8647398588, -23.8042317013], [-46.8587145770, -23.8002684853], [-46.8567589063, -23.7987396380], [-46.8561009564, -23.7946757582], [-46.8491532525, -23.7957766866], [-46.8455196775, -23.7897488977], [-46.8392542315, -23.7779981174], [-46.8304875037, -23.7787683830], [-46.8201755537, -23.7667352145], [-46.8075861684, -23.7660164004], [-46.7992844153, -23.7703763918], [-46.7876189567, -23.7645896858], [-46.7769987318, -23.7666593777]]] }},</text:span></text:p>
      <text:p text:style-name="P1"><text:span text:style-name="T1"><text:tab/>{ "type": "Feature", "properties": {"id": "3515129", "name": "Emilianopolis", "description": "Emilianopolis"}, "geometry": { "type": "Polygon", "coordinates": [[[-51.4593456706, -21.7423891928], [-51.4458366651, -21.7440234214], [-51.4348425618, -21.7431794258], [-51.4155603911, -21.7484803700], [-51.4070472904, -21.7446057945], [-51.3936819009, -21.7456802455], [-51.3877465737, -21.7526239502], [-51.3879929739, -21.7716439197], [-51.3938293795, -21.7878723687], [-51.3902472885, -21.7937927021], [-51.3917255241, -21.8165085770], [-51.3975603134, -21.8189676596], [-51.4020906777, -21.8372555157], [-51.4167847620, -21.8531497392], [-51.4207022309, -21.8702265636], [-51.4223858509, -21.8732489952], [-51.4301027757, -21.8714860405], [-51.4421661100, -21.8761335155], [-51.4955465335, -21.8689696997], [-51.4956522626, -21.8689550607], [-51.5242424504, -21.8670411746], [-51.5482633297, -21.8550627638], [-51.5730827518, -21.8502591810], [-51.5653601780, -21.8481400352], [-51.5639127345, -21.8434653065], [-51.5532311654, -21.8356657571], [-51.5532050368, -21.8356094142], [-51.5514496778, -21.8219464546], [-51.5385287756, -21.8076609019], [-51.5346019433, -21.7883329854], [-51.5250205463, -21.7755124440], [-51.5330704973, -21.7629325728], [-51.5297226658, -21.7577555143], [-51.5319501614, -21.7483827941], [-51.5253835818, -21.7261959862], [-51.5120005613, -21.7181213523], [-51.5112884777, -21.7020912672], [-51.4961944486, -21.7069948641], [-51.4877050007, -21.7128473165], [-51.4885554279, -21.7171434112], [-51.4851362382, -21.7179345178], [-51.4849248504, -21.7264733519], [-51.4801528624, -21.7328716956], [-51.4593456706, -21.7423891928]]] }},</text:span></text:p>
      <text:p text:style-name="P1"><text:span text:style-name="T1"><text:tab/>{ "type": "Feature", "properties": {"id": "3515152", "name": "Engenheiro Coelho", "description": "Engenheiro Coelho"}, "geometry": { "type": "Polygon", "coordinates": [[[-47.1544820485, -22.4801831200], [-47.1498939358, -22.4814771805], [-47.1355855607, -22.4694041726], [-47.1351473198, -22.4698474249], [-47.1294397761, -22.4744007038], [-47.1197025217, -22.4741774185], [-47.1129856435, -22.4650015591], [-47.1075362895, -22.4653477872], [-47.0931566498, -22.4750946121], [-47.0859001233, -22.4737513449], [-47.0824485374, -22.4843226815], [-47.1037917268, -22.5166942308], [-47.1037560753, -22.5171751569], [-47.1262657619, -22.5261158311], [-47.1408936257, -22.5259610033], [-47.1674169898, -22.5166055299], [-47.1743162557, -22.5184814936], [-47.1887776095, -22.5151451686], [-47.1880130064, -22.5190152679], [-47.2153865097, -22.5266425121], [-47.2256569230, -22.5242979706], [-47.2305430461, -22.5195934976], [-47.2361183357, -22.5201087121], [-47.2356700188, -22.5166016857], [-47.2375163796, -22.5067324028], [-47.2468328406, -22.4985926075], [-47.2436964100, -22.4799418723], [-47.2524412228, -22.4763792443], [-47.2463503312, -22.4702092767], [-47.2370671437, -22.4677843853], [-47.2266327448, -22.4571708362], [-47.2214645085, -22.4382128177], [-47.2147483949, -22.4315768021], [-47.1884518141, -22.4321884409], [-47.1856260437, -22.4341121990], [-47.1584318274, -22.4721907801], [-47.1544820485, -22.4801831200]]] }},</text:span></text:p>
      <text:p text:style-name="P1"><text:span text:style-name="T1"><text:tab/>{ "type": "Feature", "properties": {"id": "3515186", "name": "Espirito Santo do Pinhal", "description": "Espirito Santo do Pinhal"}, "geometry": { "type": "Polygon", "coordinates": [[[-46.8171805773, -22.0638746651], [-46.8101700067, -22.0745949170], [-46.8042911859, -22.0742840866], [-46.8016540988, -22.0823716892], [-46.7934633136, -22.0892685960], [-46.7856987148, -22.0922488205], [-46.7717515425, -22.0876559394], [-46.7461820745, -22.0919554741], [-46.7542337827, -22.0989952553], [-46.7573490653, -22.1117741243], [-46.7554979546, -22.1180811307], [-46.7492591862, -22.1315464648], [-46.7355479199, -22.1390645930], [-46.7328738327, -22.1525777926], [-46.7223534539, -22.1534512427], [-46.7116178607, -22.1735606398], [-46.7008047044, -22.1763738964], [-46.6886353867, -22.1708139295], [-46.6794317656, -22.1774233329], [-46.6713946732, -22.1778571134], [-46.6703511453, -22.1837771701], [-46.6767449401, -22.2010770364], [-46.6798024627, -22.2163990961], [-46.6775439962, -22.2230576659], [-46.6825804263, -22.2265104590], [-46.6926915245, -22.2371479112], [-46.6881753675, -22.2482847117], [-46.6935898387, -22.2461833284], [-46.7030495452, -22.2547229308], [-46.7104414950, -22.2634636578], [-46.7101658845, -22.2694463122], [-46.7018870323, -22.2773953380], [-46.7100657883, -22.2845113707], [-46.7049351244, -22.2954649823], [-46.7153053889, -22.3061294204], [-46.7228097243, -22.3061400239], [-46.7266543424, -22.3047239380], [-46.7240326740, -22.2983839529], [-46.7341811805, -22.2920209377], [-46.7475286588, -22.2958476088], [-46.7495840174, -22.2993024514], [-46.7526501586, -22.2932151611], [-46.7618231184, -22.2922437058], [-46.7675573027, -22.2855890792], [-46.7774940017, -22.2916553091], [-46.7849873750, -22.2968678618], [-46.7908065551, -22.2968375710], [-46.7968123583, -22.2794906992], [-46.8185335445, -22.2767409791], [-46.8165475695, -22.2726997728], [-46.8234383837, -22.2661453682], [-46.8385170432, -22.2653493050], [-46.8386436269, -22.2653431773], [-46.8502691481, -22.2593898335], [-46.8605780797, -22.2595242940], [-46.8636293509, -22.2555102689], [-46.8669676077, -22.2587120875], [-46.8995431032, -22.2452621002], [-46.8966299701, -22.2044018502], [-46.8963341943, -22.2002676063], [-46.8999596388, -22.1761021373], [-46.8836866080, -22.1670012519], [-46.8815725233, -22.1495558193], [-46.8650086173, -22.1323956963], [-46.8661504115, -22.1193991753], [-46.8762388917, -22.1121081319], [-46.8893098806, -22.1108170281], [-46.8874363682, -22.1002857797], [-46.8916138159, -22.0855401425], [-46.8880862898, -22.0832555873], [-46.8766767279, -22.0869127875], [-46.8663880227, -22.0801930262], [-46.8623483809, -22.0846391916], [-46.8613126996, -22.0912748544], [-46.8421203091, -22.0945104752], [-46.8321242598, -22.0878949382], [-46.8187277079, -22.0845887739], [-46.8213922291, -22.0695056082], [-46.8171805773, -22.0638746651]]] }},</text:span></text:p>
      <text:p text:style-name="P1"><text:span text:style-name="T1"><text:tab/>{ "type": "Feature", "properties": {"id": "3515194", "name": "Espirito Santo do Turvo", "description": "Espirito Santo do Turvo"}, "geometry": { "type": "Polygon", "coordinates": [[[-49.3575432336, -22.6494671757], [-49.3573882817, -22.6529970303], [-49.3609447859, -22.6525429793], [-49.3601175780, -22.6574219441], [-49.3568454817, -22.6556724087], [-49.3392167382, -22.6654278351], [-49.3351925906, -22.6758768204], [-49.3585213096, -22.6821035470], [-49.3558336136, -22.6869358370], [-49.3708609796, -22.7068518335], [-49.3835185796, -22.7076203138], [-49.3832617023, -22.7158727959], [-49.3751930742, -22.7258307691], [-49.3793386640, -22.7334497845], [-49.3926644771, -22.7424394342], [-49.3963310831, -22.7384518115], [-49.4661445313, -22.7311444756], [-49.4839439540, -22.7245154673], [-49.4946696949, -22.7267284721], [-49.4983172384, -22.7237187642], [-49.5020143021, -22.7028316851], [-49.4995640173, -22.6968358414], [-49.5065537358, -22.6837925766], [-49.4993201454, -22.6702426181], [-49.4976209364, -22.6555772532], [-49.5062227430, -22.6456974389], [-49.5061475398, -22.6414955060], [-49.4942805784, -22.6245344170], [-49.4990994373, -22.6105462639], [-49.4788440874, -22.6088502567], [-49.4699634993, -22.5997262580], [-49.4728613554, -22.5959171423], [-49.4707221344, -22.5917212443], [-49.4531355127, -22.5834903375], [-49.4438774008, -22.6000207226], [-49.4231598087, -22.6076067074], [-49.4184738977, -22.6207313090], [-49.3634740533, -22.6323044846], [-49.3505349994, -22.6420797251], [-49.3562414101, -22.6445114132], [-49.3536618027, -22.6480126221], [-49.3575432336, -22.6494671757]]] }},</text:span></text:p>
      <text:p text:style-name="P1"><text:span text:style-name="T1"><text:tab/>{ "type": "Feature", "properties": {"id": "3515202", "name": "Estrela d'Oeste", "description": "Estrela d'Oeste"}, "geometry": { "type": "Polygon", "coordinates": [[[-50.3713538210, -20.1746314225], [-50.3566844831, -20.1994021208], [-50.3599899527, -20.2033964144], [-50.3588127246, -20.2151119290], [-50.3563324978, -20.2182045516], [-50.3479578913, -20.2254758981], [-50.3537343747, -20.2338064898], [-50.3613270411, -20.2601708203], [-50.3561599580, -20.2703279988], [-50.3387386383, -20.2850032554], [-50.3385038130, -20.2874153574], [-50.3395439450, -20.2911942434], [-50.3304350470, -20.3014790128], [-50.3369345101, -20.3186448253], [-50.3354364362, -20.3338793140], [-50.3389187194, -20.3380042356], [-50.3532683718, -20.3328825721], [-50.3639450340, -20.3423543209], [-50.3782374957, -20.3415133643], [-50.3783388892, -20.3414784847], [-50.3885495890, -20.3426544955], [-50.3918816798, -20.3554066872], [-50.4122060749, -20.3713178655], [-50.4199340668, -20.3807697121], [-50.4187664036, -20.3873460479], [-50.4255776283, -20.3983663754], [-50.4229575494, -20.4029368869], [-50.4297034659, -20.4118804932], [-50.4409888495, -20.4032124883], [-50.4484131788, -20.4031463106], [-50.4498371461, -20.3990119008], [-50.4600903275, -20.3934421614], [-50.4681852320, -20.3900009193], [-50.4711522022, -20.3453632799], [-50.4644266869, -20.3311425433], [-50.4681372039, -20.3224665945], [-50.4677690341, -20.3144326091], [-50.4804226712, -20.2996098813], [-50.4757870080, -20.2866564724], [-50.4628393914, -20.2775728806], [-50.4585898986, -20.2742500427], [-50.4577566798, -20.2648645911], [-50.4653357155, -20.2364629455], [-50.4506029958, -20.2139112168], [-50.4527123797, -20.2056458261], [-50.4661977244, -20.1945685520], [-50.4647717217, -20.1852929489], [-50.4570052702, -20.1867306685], [-50.4593964460, -20.1681558836], [-50.4501873151, -20.1584234254], [-50.4382628987, -20.1555682198], [-50.4380801875, -20.1555248438], [-50.4173807411, -20.1462296253], [-50.4069702749, -20.1342639979], [-50.3934780078, -20.1031332992], [-50.3884926190, -20.1055676899], [-50.3754322747, -20.1401427113], [-50.3719518262, -20.1609943871], [-50.3713538210, -20.1746314225]]] }},</text:span></text:p>
      <text:p text:style-name="P1"><text:span text:style-name="T1"><text:tab/>{ "type": "Feature", "properties": {"id": "3515301", "name": "Estrela do Norte", "description": "Estrela do Norte"}, "geometry": { "type": "Polygon", "coordinates": [[[-51.6651946443, -22.4383305753], [-51.6580653661, -22.4464374922], [-51.6565533863, -22.4427486888], [-51.6492792570, -22.4430365007], [-51.6476353640, -22.4353756105], [-51.6354159828, -22.4199893084], [-51.6305473938, -22.4200389686], [-51.6212361051, -22.4276365869], [-51.6117737662, -22.4114689107], [-51.6009681144, -22.4078669267], [-51.6014334629, -22.4043550488], [-51.5908223552, -22.3990920611], [-51.5704981588, -22.3989434038], [-51.5727769316, -22.4886194859], [-51.5878113845, -22.4916914029], [-51.5924258841, -22.4956310457], [-51.6132556195, -22.5315641950], [-51.6124262835, -22.5475591056], [-51.6224059964, -22.5480714218], [-51.6330127357, -22.5600439582], [-51.6441019516, -22.5652462026], [-51.6456924317, -22.5727682588], [-51.6588323791, -22.5655271373], [-51.6606837002, -22.5692822764], [-51.6828129893, -22.5646198756], [-51.6886851338, -22.5578137026], [-51.6822507303, -22.5507880976], [-51.6920930686, -22.5454982243], [-51.7040774518, -22.5417950961], [-51.7243143132, -22.5431970426], [-51.7339274424, -22.5623958690], [-51.7512474952, -22.5482028330], [-51.7525622964, -22.5424250976], [-51.7617353313, -22.5332738534], [-51.7758334941, -22.5305160470], [-51.7839178297, -22.5343062977], [-51.7820005148, -22.5262823837], [-51.7708165818, -22.5113460522], [-51.7741832127, -22.5069466189], [-51.7738678111, -22.4981739756], [-51.7576125539, -22.4889783255], [-51.7578641947, -22.4802975246], [-51.7577119678, -22.4800345730], [-51.7546684577, -22.4705606428], [-51.7467565157, -22.4662318894], [-51.7434338500, -22.4536545777], [-51.7287278616, -22.4492588376], [-51.7299813340, -22.4199394433], [-51.7228964557, -22.4113297906], [-51.7288257863, -22.4025321664], [-51.7188587879, -22.4007294613], [-51.7106578333, -22.3919267384], [-51.6969522764, -22.4040580968], [-51.6932461825, -22.4185025402], [-51.6772171165, -22.4347891024], [-51.6651946443, -22.4383305753]]] }},</text:span></text:p>
      <text:p text:style-name="P1"><text:span text:style-name="T1"><text:tab/>{ "type": "Feature", "properties": {"id": "3515350", "name": "Euclides da Cunha Paulista", "description": "Euclides da Cunha Paulista"}, "geometry": { "type": "Polygon", "coordinates": [[[-52.5114093891, -22.3872823525], [-52.5022577629, -22.4000532720], [-52.4856643289, -22.4108499912], [-52.4648001134, -22.4174071800], [-52.4677159860, -22.4275012341], [-52.4785429221, -22.4422219543], [-52.4731186999, -22.4520150461], [-52.4678660374, -22.4661908783], [-52.4703260973, -22.4909746814], [-52.4675062026, -22.5001159098], [-52.4671453806, -22.5005792296], [-52.4658449968, -22.5017224487], [-52.4589039228, -22.5087965002], [-52.4654988719, -22.5328956980], [-52.4521416693, -22.5477280935], [-52.4506928491, -22.5593232060], [-52.4549944005, -22.5695300697], [-52.4511778950, -22.5750012998], [-52.4509153971, -22.5876929478], [-52.4447946854, -22.5956316448], [-52.4451956833, -22.6078114484], [-52.4671372939, -22.6154099798], [-52.4896351505, -22.6301835992], [-52.5021790716, -22.6340875484], [-52.5229968572, -22.6194284416], [-52.5373129754, -22.6155284756], [-52.5399227634, -22.6143289189], [-52.5666311266, -22.5887795226], [-52.5808301616, -22.5669125947], [-52.5888467423, -22.5656279948], [-52.6038105325, -22.5716830459], [-52.6625352690, -22.6114482621], [-52.7011958262, -22.6271991596], [-52.7219302742, -22.6262849315], [-52.7498027361, -22.6119014878], [-52.7790064487, -22.6026017898], [-52.7619906525, -22.5925037571], [-52.7488849837, -22.5648085540], [-52.7318211258, -22.5241981119], [-52.7160373427, -22.5108955925], [-52.7095338207, -22.5001220102], [-52.7099324669, -22.4947585184], [-52.7001280779, -22.4820007132], [-52.6999350282, -22.4817571870], [-52.6784559857, -22.4541272519], [-52.6689239424, -22.4507688118], [-52.6636025415, -22.4427859351], [-52.6529626928, -22.4391745527], [-52.6491538940, -22.4337237462], [-52.6333172129, -22.4305984559], [-52.6189016709, -22.4144808300], [-52.6110827732, -22.4010921739], [-52.5935218863, -22.4072296801], [-52.5813056768, -22.4125743583], [-52.5707312150, -22.4036585991], [-52.5558245935, -22.3919363636], [-52.5436294799, -22.3958058572], [-52.5332310716, -22.3906307341], [-52.5264222801, -22.3936881587], [-52.5114093891, -22.3872823525]]] }},</text:span></text:p>
      <text:p text:style-name="P1"><text:span text:style-name="T1"><text:tab/>{ "type": "Feature", "properties": {"id": "3515400", "name": "Fartura", "description": "Fartura"}, "geometry": { "type": "Polygon", "coordinates": [[[-49.5459889849, -23.2729340332], [-49.5450199645, -23.2788022498], [-49.5398810356, -23.2801271385], [-49.5353270754, -23.2748267797], [-49.5360318008, -23.2688610675], [-49.5240040688, -23.2719217127], [-49.5174123780, -23.2854848011], [-49.5246193045, -23.2954213579], [-49.5205902713, -23.3055568493], [-49.5111975261, -23.3094335928], [-49.4992145301, -23.3088601597], [-49.4915022201, -23.3161544467], [-49.4786106670, -23.3208124656], [-49.4723258634, -23.3110384978], [-49.4671596691, -23.3101381209], [-49.4492192739, -23.3316034803], [-49.4418133738, -23.3288371244], [-49.4414147323, -23.3352882260], [-49.4322590808, -23.3355347870], [-49.4273481299, -23.3305672011], [-49.4178363957, -23.3362569518], [-49.4103333680, -23.3453256450], [-49.3964237453, -23.3538979040], [-49.3930149328, -23.3797581241], [-49.3945341314, -23.3950329641], [-49.4009879922, -23.4031795537], [-49.4080570278, -23.4025562430], [-49.4312912222, -23.4168355194], [-49.4432569422, -23.4155381048], [-49.4480526590, -23.4216168021], [-49.4425301757, -23.4313731115], [-49.4383712291, -23.4382650677], [-49.4478105738, -23.4413131499], [-49.4498153140, -23.4555320773], [-49.4561718936, -23.4592262083], [-49.4470361460, -23.4655114404], [-49.4515955726, -23.4731546820], [-49.4463130615, -23.4816682033], [-49.4401054831, -23.4843459401], [-49.4395400819, -23.4892135637], [-49.4461212368, -23.4963763452], [-49.4524464398, -23.4954479400], [-49.4557415787, -23.4991216280], [-49.4536861639, -23.5046028036], [-49.4631330374, -23.5109673285], [-49.4572886168, -23.5186358737], [-49.4662046903, -23.5294772124], [-49.4742479869, -23.5307459885], [-49.4759307590, -23.5403939753], [-49.4795128881, -23.5400248247], [-49.4855573148, -23.5264154930], [-49.5131414864, -23.5072471855], [-49.5278540904, -23.5103589402], [-49.5357631982, -23.5051394185], [-49.5334354485, -23.5020759730], [-49.5480420888, -23.4951792675], [-49.5661966597, -23.4936845547], [-49.5666444964, -23.4903164488], [-49.5770422986, -23.4913654346], [-49.5796034651, -23.4849753801], [-49.5771544954, -23.4791869081], [-49.5912538392, -23.4757241950], [-49.5940269968, -23.4732009495], [-49.5912938929, -23.4627234579], [-49.5956333025, -23.4637396614], [-49.5916015229, -23.4595990314], [-49.5974261999, -23.4574347188], [-49.6027082811, -23.4508115696], [-49.5951622555, -23.4399022917], [-49.5896288800, -23.4353905179], [-49.5795092219, -23.4362583452], [-49.5724732859, -23.4434635739], [-49.5685415173, -23.4398236340], [-49.5718974865, -23.4357538721], [-49.5660944327, -23.4272104591], [-49.5686683059, -23.4249765978], [-49.5750654365, -23.4309154803], [-49.5803265346, -23.4312380591], [-49.5791236450, -23.4145925846], [-49.5888493398, -23.4156625458], [-49.5929584988, -23.4062266334], [-49.6031983722, -23.4073308360], [-49.6042652778, -23.4023605448], [-49.5977976381, -23.3983104833], [-49.6045959746, -23.3939300552], [-49.6178459957, -23.3977209468], [-49.6208127695, -23.3899893871], [-49.6028450599, -23.3834244913], [-49.5911567116, -23.3885477825], [-49.5899248425, -23.3823126824], [-49.5955119724, -23.3755394167], [-49.5949346619, -23.3666104128], [-49.6113285252, -23.3541733036], [-49.6329589865, -23.3559411732], [-49.6374123712, -23.3490524401], [-49.6357351866, -23.3392924600], [-49.6289393383, -23.3432773883], [-49.6211175274, -23.3301165011], [-49.6228010170, -23.3179567942], [-49.6309198637, -23.3039359251], [-49.6266683363, -23.2812930035], [-49.6129962150, -23.2776717721], [-49.6049173704, -23.2781725223], [-49.5920107585, -23.2668980765], [-49.5699961084, -23.2642703769], [-49.5600243965, -23.2584819571], [-49.5459889849, -23.2729340332]]] }},</text:span></text:p>
      <text:p text:style-name="P1"><text:span text:style-name="T1"><text:tab/>{ "type": "Feature", "properties": {"id": "3515509", "name": "Fernandopolis", "description": "Fernandopolis"}, "geometry": { "type": "Polygon", "coordinates": [[[-50.2824256293, -20.0989495710], [-50.2770501443, -20.1045405308], [-50.2521592439, -20.1083891980], [-50.2637208301, -20.1186667384], [-50.2696593891, -20.1348032026], [-50.2666846509, -20.1438739486], [-50.2571721565, -20.1469216801], [-50.2322004221, -20.1723717349], [-50.2247213180, -20.1754337853], [-50.2197389304, -20.1968245205], [-50.2215622330, -20.2049003195], [-50.2248492046, -20.2054803480], [-50.2300888032, -20.2183574272], [-50.2155172410, -20.2217039954], [-50.1932710217, -20.2348306151], [-50.1636321884, -20.2419503451], [-50.1651992515, -20.2574140850], [-50.1746267754, -20.2689671238], [-50.1555477053, -20.2773593610], [-50.1445687691, -20.3132601267], [-50.1737943044, -20.3246763178], [-50.1927939694, -20.3178239584], [-50.2073476677, -20.3286450907], [-50.2064658660, -20.3348652777], [-50.2168235316, -20.3409165914], [-50.2239635451, -20.3517964434], [-50.2380350956, -20.3588403736], [-50.2300657083, -20.3619350490], [-50.2239894966, -20.3731951735], [-50.2173302171, -20.3732487086], [-50.2193527810, -20.3809854432], [-50.2306312862, -20.3932316962], [-50.2377137279, -20.3939777471], [-50.2406791769, -20.4086252388], [-50.2599945233, -20.4121089247], [-50.2843001259, -20.4480261092], [-50.2919105855, -20.4527604181], [-50.3057986338, -20.4548509366], [-50.3113125330, -20.4693249661], [-50.3248536020, -20.4762281058], [-50.3304634753, -20.4684841216], [-50.3451573022, -20.4767385193], [-50.3562406182, -20.4710915760], [-50.3611238806, -20.4773634060], [-50.3695468775, -20.4702223321], [-50.3726764002, -20.4724908491], [-50.3764569299, -20.4541548879], [-50.3700877148, -20.4451983140], [-50.3648192852, -20.4358433736], [-50.3516495331, -20.4250904195], [-50.3409647944, -20.4304022515], [-50.3341158836, -20.4241700106], [-50.3331627207, -20.4148969521], [-50.3242073039, -20.4093921687], [-50.3211308422, -20.4031145424], [-50.3282721742, -20.3828658641], [-50.3222750736, -20.3727716202], [-50.3268595919, -20.3571207515], [-50.3389187194, -20.3380042356], [-50.3354364362, -20.3338793140], [-50.3369345101, -20.3186448253], [-50.3304350470, -20.3014790128], [-50.3395439450, -20.2911942434], [-50.3385038130, -20.2874153574], [-50.3387386383, -20.2850032554], [-50.3561599580, -20.2703279988], [-50.3613270411, -20.2601708203], [-50.3537343747, -20.2338064898], [-50.3479578913, -20.2254758981], [-50.3563324978, -20.2182045516], [-50.3588127246, -20.2151119290], [-50.3599899527, -20.2033964144], [-50.3566844831, -20.1994021208], [-50.3713538210, -20.1746314225], [-50.3719518262, -20.1609943871], [-50.3754322747, -20.1401427113], [-50.3884926190, -20.1055676899], [-50.3698726261, -20.1004602446], [-50.3492143796, -20.1058339358], [-50.3340777439, -20.1032361664], [-50.3275455792, -20.1048997975], [-50.3083375835, -20.0881264747], [-50.3009666283, -20.0970081016], [-50.2824256293, -20.0989495710]]] }},</text:span></text:p>
      <text:p text:style-name="P1"><text:span text:style-name="T1"><text:tab/>{ "type": "Feature", "properties": {"id": "3515608", "name": "Fernando Prestes", "description": "Fernando Prestes"}, "geometry": { "type": "Polygon", "coordinates": [[[-48.6390694226, -21.2418730186], [-48.6377727299, -21.2495839788], [-48.6303896996, -21.2585205994], [-48.6188342750, -21.2864583360], [-48.6315169730, -21.3029724498], [-48.6394907606, -21.3015467898], [-48.6480476736, -21.2949186082], [-48.6525303142, -21.3030053976], [-48.6532882402, -21.3156537968], [-48.6626729628, -21.3266910915], [-48.6619372989, -21.3334117609], [-48.6692806280, -21.3371794074], [-48.6687667630, -21.3540137051], [-48.6758037932, -21.3619246133], [-48.6836874190, -21.3826282754], [-48.6838509307, -21.3832816517], [-48.6855542852, -21.3900903645], [-48.6903922169, -21.3945960239], [-48.7034053978, -21.3935449229], [-48.7123709848, -21.3974885075], [-48.7195774660, -21.4166317414], [-48.7247758535, -21.4200190420], [-48.7319564270, -21.4177268511], [-48.7389785333, -21.4223935941], [-48.7504264023, -21.4216134566], [-48.7538328740, -21.4202197932], [-48.7519217793, -21.4058100772], [-48.7446609824, -21.3919510057], [-48.7474357733, -21.3683913899], [-48.7460178024, -21.3580272097], [-48.7340301539, -21.3348291204], [-48.7344539566, -21.3240084335], [-48.7304724769, -21.3174673558], [-48.7329938306, -21.3061278365], [-48.7329296269, -21.3058197147], [-48.7355210626, -21.2657196075], [-48.7319353230, -21.2599744452], [-48.7424983924, -21.2535738523], [-48.7409196129, -21.2451433367], [-48.7354126301, -21.2466071409], [-48.7309954037, -21.2417257171], [-48.7210424507, -21.2407988349], [-48.7087450566, -21.2304797553], [-48.6980762163, -21.2276332493], [-48.6947979683, -21.2204910561], [-48.6916763064, -21.2202762182], [-48.6826589444, -21.2188095069], [-48.6672609789, -21.2281133372], [-48.6521206598, -21.2312729606], [-48.6494529354, -21.2333718175], [-48.6530480382, -21.2389995098], [-48.6442048837, -21.2408175487], [-48.6390694226, -21.2418730186]]] }},</text:span></text:p>
      <text:p text:style-name="P1"><text:span text:style-name="T1"><text:tab/>{ "type": "Feature", "properties": {"id": "3515657", "name": "Fernao", "description": "Fernao"}, "geometry": { "type": "Polygon", "coordinates": [[[-49.4801482855, -22.3193720160], [-49.4587087038, -22.3369824264], [-49.4643121427, -22.3355180230], [-49.4699806156, -22.3411914514], [-49.4734984630, -22.3513298386], [-49.4823932997, -22.3557161038], [-49.4844685310, -22.3664332738], [-49.4945588563, -22.3825210306], [-49.5123455976, -22.3905246571], [-49.5152274454, -22.3949593037], [-49.5171337565, -22.3934126201], [-49.5348978915, -22.3955816314], [-49.5452229115, -22.3908519875], [-49.5558813139, -22.3915563247], [-49.5694969677, -22.3831421526], [-49.5756335430, -22.4166055084], [-49.6034557502, -22.4426007887], [-49.6135522992, -22.4387799321], [-49.6125517103, -22.4349724471], [-49.6183011518, -22.4264373690], [-49.6099079644, -22.4169713394], [-49.6018584713, -22.4144469062], [-49.6019449787, -22.4000245286], [-49.6082034628, -22.3924100626], [-49.6067284187, -22.3875723374], [-49.5996547652, -22.3771299201], [-49.5998841272, -22.3680885871], [-49.5842252313, -22.3635936140], [-49.5840695282, -22.3550844371], [-49.5740132526, -22.3439068721], [-49.5773473693, -22.3371139602], [-49.5704661739, -22.3241214228], [-49.5457427751, -22.3297857992], [-49.5347341860, -22.3202626952], [-49.5322743753, -22.3199950520], [-49.5048354600, -22.3187131585], [-49.4951021701, -22.3095853442], [-49.4916745293, -22.3184324503], [-49.4801482855, -22.3193720160]]] }},</text:span></text:p>
      <text:p text:style-name="P1"><text:span text:style-name="T1"><text:tab/>{ "type": "Feature", "properties": {"id": "3515707", "name": "Ferraz de Vasconcelos", "description": "Ferraz de Vasconcelos"}, "geometry": { "type": "Polygon", "coordinates": [[[-46.3726036868, -23.6083393260], [-46.3829870559, -23.6172014278], [-46.3946309241, -23.6123693266], [-46.3995239647, -23.6060834008], [-46.3968149330, -23.6041198066], [-46.3905733044, -23.6025523532], [-46.3830398004, -23.5994615168], [-46.3817385177, -23.5905147736], [-46.3768913766, -23.5901187811], [-46.3798180058, -23.5834127385], [-46.3824568087, -23.5773656827], [-46.3780627106, -23.5745651015], [-46.3834312646, -23.5699038543], [-46.3792332327, -23.5618850726], [-46.3893222902, -23.5602471704], [-46.3926803516, -23.5536648245], [-46.3929879110, -23.5523335212], [-46.3946651087, -23.5511297881], [-46.3951949324, -23.5488381750], [-46.3877724327, -23.5467210843], [-46.3893183772, -23.5422611998], [-46.3953049350, -23.5306744977], [-46.3865294431, -23.5259932791], [-46.3857728548, -23.5213084310], [-46.3776263040, -23.5159233375], [-46.3732286444, -23.5112005364], [-46.3657571415, -23.5118276585], [-46.3661430231, -23.5138136776], [-46.3681851781, -23.5227979829], [-46.3632223283, -23.5272597692], [-46.3546652576, -23.5354785678], [-46.3521820010, -23.5458331710], [-46.3561890230, -23.5507978510], [-46.3529689473, -23.5571192491], [-46.3531657331, -23.5579006636], [-46.3539966416, -23.5589939552], [-46.3574924772, -23.5647755388], [-46.3532251983, -23.5658423562], [-46.3521152038, -23.5733293262], [-46.3544938197, -23.5761630507], [-46.3550599319, -23.5809444983], [-46.3622361802, -23.5834050112], [-46.3726036868, -23.6083393260]]] }},</text:span></text:p>
      <text:p text:style-name="P1"><text:span text:style-name="T1"><text:tab/>{ "type": "Feature", "properties": {"id": "3515806", "name": "Flora Rica", "description": "Flora Rica"}, "geometry": { "type": "Polygon", "coordinates": [[[-51.3211244785, -21.6356018134], [-51.3222147207, -21.6567799485], [-51.3131485557, -21.6557321463], [-51.3016011185, -21.6632064425], [-51.2858257928, -21.6614876752], [-51.2733994978, -21.6641060193], [-51.2688822897, -21.6653249497], [-51.2645214936, -21.6746866524], [-51.2709355019, -21.6906252701], [-51.2788855363, -21.6961357629], [-51.2785260947, -21.7033768873], [-51.2843497950, -21.7076404047], [-51.2807613841, -21.7164547398], [-51.2830762445, -21.7212003990], [-51.2895212517, -21.7221189168], [-51.2933205162, -21.7332559601], [-51.2994590940, -21.7342557681], [-51.3117202822, -21.7495891533], [-51.3233398522, -21.7559596576], [-51.3294145883, -21.7707055261], [-51.3424674597, -21.7741011139], [-51.3626606570, -21.7630608675], [-51.3700178349, -21.7440843903], [-51.3790837633, -21.7396599491], [-51.3936819009, -21.7456802455], [-51.4070472904, -21.7446057945], [-51.4155603911, -21.7484803700], [-51.4348425618, -21.7431794258], [-51.4458366651, -21.7440234214], [-51.4593456706, -21.7423891928], [-51.4801528624, -21.7328716956], [-51.4849248504, -21.7264733519], [-51.4851362382, -21.7179345178], [-51.4885554279, -21.7171434112], [-51.4877050007, -21.7128473165], [-51.4961944486, -21.7069948641], [-51.4909338688, -21.7059127161], [-51.4735242061, -21.6839897981], [-51.4580195730, -21.6824788555], [-51.4468259121, -21.6744095907], [-51.4420153512, -21.6639562705], [-51.4364023630, -21.6649879244], [-51.4269613724, -21.6608170113], [-51.4204915337, -21.6510793439], [-51.4164406516, -21.6525235448], [-51.4131857177, -21.6430819614], [-51.4059900373, -21.6438849606], [-51.3991985886, -21.6394859260], [-51.3980480571, -21.6323096981], [-51.3927955140, -21.6285436731], [-51.3730902237, -21.6285892960], [-51.3722284770, -21.6285910300], [-51.3574227947, -21.6312461241], [-51.3542149755, -21.6351956007], [-51.3211244785, -21.6356018134]]] }},</text:span></text:p>
      <text:p text:style-name="P1"><text:span text:style-name="T1"><text:tab/>{ "type": "Feature", "properties": {"id": "3515905", "name": "Floreal", "description": "Floreal"}, "geometry": { "type": "Polygon", "coordinates": [[[-50.0999923245, -20.6689965714], [-50.1014741129, -20.6719053951], [-50.1074425156, -20.6703232015], [-50.1162251734, -20.6749723816], [-50.1225177511, -20.6824984474], [-50.1213389458, -20.6937329632], [-50.1253776507, -20.6982860538], [-50.1175186444, -20.7211759155], [-50.1210588045, -20.7246981658], [-50.1199564373, -20.7328614170], [-50.1242947773, -20.7468222326], [-50.1135924676, -20.7629868552], [-50.1221284782, -20.7719210276], [-50.1369066454, -20.7723066104], [-50.1445627993, -20.7814564006], [-50.1682789706, -20.7714318657], [-50.1652548665, -20.7536775947], [-50.1769914026, -20.7440584796], [-50.1875389775, -20.7452480571], [-50.1920077791, -20.7489727409], [-50.2039977654, -20.7467296955], [-50.2107223650, -20.7486388614], [-50.2155133751, -20.7545685628], [-50.2262253167, -20.7386244273], [-50.2352030716, -20.7532038892], [-50.2380866471, -20.7449364398], [-50.2500294521, -20.7362702223], [-50.2392237377, -20.7298008341], [-50.2301685518, -20.7183328624], [-50.2156661214, -20.7112773563], [-50.2128077336, -20.6930444739], [-50.2086757432, -20.6889392124], [-50.2114054445, -20.6795470554], [-50.1981174980, -20.6717327825], [-50.1950613745, -20.6611666301], [-50.1904068219, -20.6581623323], [-50.1935296233, -20.6479504836], [-50.1823137669, -20.6332828656], [-50.1832381909, -20.6242805976], [-50.1711722630, -20.6162187766], [-50.1641502127, -20.6009569851], [-50.1585654520, -20.5974076605], [-50.1618827518, -20.5887075305], [-50.1559788038, -20.5726543716], [-50.1601226046, -20.5701149689], [-50.1595352115, -20.5613517715], [-50.1511103436, -20.5521841396], [-50.1510376159, -20.5456731247], [-50.1387117731, -20.5374735681], [-50.1377799366, -20.5206254250], [-50.1348728866, -20.5154815678], [-50.1254761305, -20.5124861913], [-50.1209341459, -20.5130629839], [-50.1196963607, -20.5211847546], [-50.1229125682, -20.5254619759], [-50.1207338778, -20.5353264345], [-50.1263340173, -20.5463284280], [-50.1238885057, -20.5512863056], [-50.1276479539, -20.5523818958], [-50.1282650211, -20.5566678459], [-50.1135365463, -20.5998299360], [-50.1032892482, -20.6109967974], [-50.0922129597, -20.6160444473], [-50.0877225303, -20.6305308288], [-50.1016798845, -20.6610730129], [-50.0999923245, -20.6689965714]]] }},</text:span></text:p>
      <text:p text:style-name="P1"><text:span text:style-name="T1"><text:tab/>{ "type": "Feature", "properties": {"id": "3516002", "name": "Florida Paulista", "description": "Florida Paulista"}, "geometry": { "type": "Polygon", "coordinates": [[[-51.2136656018, -21.3543221034], [-51.2034655646, -21.3607282940], [-51.1993545930, -21.3596221263], [-51.1926962943, -21.3744803082], [-51.1743728291, -21.3806095697], [-51.1636339851, -21.3835551799], [-51.1440548096, -21.3739104081], [-51.1349780479, -21.3742530474], [-51.1210992938, -21.3814066826], [-51.0998372696, -21.3703467748], [-51.0921726281, -21.3712158666], [-51.0857481820, -21.3846390217], [-51.0805752068, -21.3848604689], [-51.0808068853, -21.3875704745], [-51.0747601327, -21.3881230191], [-51.0578686748, -21.3988835488], [-51.0605823739, -21.4048906531], [-51.0731530316, -21.4128303350], [-51.0724000687, -21.4185169392], [-51.0858996366, -21.4308716281], [-51.0877041089, -21.4372677641], [-51.0835250222, -21.4426277924], [-51.0860934555, -21.4464620996], [-51.0820701976, -21.4504713333], [-51.0863761874, -21.4577194947], [-51.0836675439, -21.4618409285], [-51.0904517724, -21.4716766355], [-51.0991970823, -21.4842801131], [-51.0961010821, -21.4908375194], [-51.1006361827, -21.4952291665], [-51.1055790600, -21.5286456737], [-51.1083192556, -21.5335005781], [-51.1012117694, -21.5428234720], [-51.1048173312, -21.5640520570], [-51.0951059967, -21.5701920243], [-51.0794739700, -21.5925941499], [-51.0787321059, -21.6074091379], [-51.0888647585, -21.6325291723], [-51.1003562775, -21.6371880162], [-51.1093372821, -21.6362272735], [-51.1088837068, -21.6399368261], [-51.1087497859, -21.6410334872], [-51.1103010593, -21.6468260777], [-51.1297348861, -21.6513817881], [-51.1386212042, -21.6573602353], [-51.1624072270, -21.6620278100], [-51.1626173726, -21.6720742017], [-51.1715062292, -21.6755751910], [-51.1712013580, -21.6800527375], [-51.1778658847, -21.6880795069], [-51.1778962722, -21.6882063489], [-51.1766129326, -21.6912722865], [-51.1931838111, -21.7031094476], [-51.2064922110, -21.7016195632], [-51.2120968655, -21.7092131848], [-51.2199690994, -21.7094535630], [-51.2307685622, -21.7235051396], [-51.2372967905, -21.7254710819], [-51.2417186317, -21.7363017049], [-51.2597434081, -21.7432764069], [-51.2699517241, -21.7426842162], [-51.2747893760, -21.7348112184], [-51.2744988389, -21.7269972824], [-51.2830762445, -21.7212003990], [-51.2807613841, -21.7164547398], [-51.2843497950, -21.7076404047], [-51.2785260947, -21.7033768873], [-51.2788855363, -21.6961357629], [-51.2709355019, -21.6906252701], [-51.2645214936, -21.6746866524], [-51.2628568006, -21.6676071762], [-51.2464401020, -21.6563559467], [-51.2448897724, -21.6411677992], [-51.2323337454, -21.6245426940], [-51.2452148970, -21.5925797087], [-51.2384680840, -21.5863481708], [-51.2357562710, -21.5764755391], [-51.2301856433, -21.5753273209], [-51.2317121945, -21.5619751044], [-51.2347632793, -21.5121670670], [-51.2319660886, -21.5090472876], [-51.2345475450, -21.4935710127], [-51.2315172784, -21.4863623609], [-51.2355489479, -21.4803668805], [-51.2345750001, -21.4665327176], [-51.2382119185, -21.4573785741], [-51.2346668080, -21.4506785799], [-51.2143203975, -21.4243605200], [-51.2101825125, -21.4232052772], [-51.2065419887, -21.4128486984], [-51.2199910682, -21.3611684734], [-51.2157412823, -21.3599512107], [-51.2136656018, -21.3543221034]]] }},</text:span></text:p>
      <text:p text:style-name="P1"><text:span text:style-name="T1"><text:tab/>{ "type": "Feature", "properties": {"id": "3516101", "name": "Florinia", "description": "Florinia"}, "geometry": { "type": "Polygon", "coordinates": [[[-50.7057933022, -22.7722999163], [-50.6951019173, -22.7820646571], [-50.6782987942, -22.7802262018], [-50.6763098267, -22.7968868700], [-50.6648474744, -22.8079273853], [-50.6480832199, -22.8257444269], [-50.6424700548, -22.8419969567], [-50.6382117353, -22.8485984740], [-50.6269653215, -22.8538850395], [-50.6130223971, -22.8703157890], [-50.6060677972, -22.8719210337], [-50.5987556686, -22.8626001826], [-50.5892227515, -22.8618074940], [-50.5879169255, -22.8575479547], [-50.5701847946, -22.8452312097], [-50.5517842921, -22.8401356992], [-50.5525376660, -22.8427592356], [-50.5606932220, -22.8580973321], [-50.5780775395, -22.8770021646], [-50.5725630528, -22.8934525635], [-50.5767592503, -22.9035318818], [-50.5914453398, -22.9126782646], [-50.6080402056, -22.9236778879], [-50.6198325051, -22.9116849565], [-50.6368126575, -22.9064620968], [-50.6480225455, -22.8966099189], [-50.6569398899, -22.8952624214], [-50.6749016959, -22.8992012942], [-50.6836651187, -22.9105798280], [-50.7093539987, -22.9529671734], [-50.7290427982, -22.9620235893], [-50.7401323667, -22.9620351652], [-50.7498450171, -22.9510236942], [-50.7581777984, -22.9471792820], [-50.7774617174, -22.9458488221], [-50.7954495998, -22.9507046148], [-50.8056617330, -22.9398246767], [-50.7926528364, -22.9046426902], [-50.7924664950, -22.8938789807], [-50.7957163572, -22.8894551802], [-50.8165277611, -22.8790666233], [-50.8231376845, -22.8656638208], [-50.8041411440, -22.8707617567], [-50.7980131929, -22.8756646544], [-50.7744330990, -22.8828097126], [-50.7600458998, -22.8802788747], [-50.7455264340, -22.8664360554], [-50.7245974695, -22.8487932143], [-50.7152402600, -22.8251353832], [-50.7162552451, -22.8003812824], [-50.7057933022, -22.7722999163]]] }},</text:span></text:p>
      <text:p text:style-name="P1"><text:span text:style-name="T1"><text:tab/>{ "type": "Feature", "properties": {"id": "3516200", "name": "Franca", "description": "Franca"}, "geometry": { "type": "Polygon", "coordinates": [[[-47.2883172244, -20.4210816268], [-47.2956507080, -20.4267827119], [-47.2924580853, -20.4277324451], [-47.2937439998, -20.4313912752], [-47.2868396603, -20.4346760057], [-47.2860330505, -20.4419782570], [-47.2923160543, -20.4472601912], [-47.2905608175, -20.4500764064], [-47.2694209944, -20.4660581601], [-47.2590356469, -20.4684533835], [-47.2531552383, -20.4774786084], [-47.2501480142, -20.4762716879], [-47.2291524711, -20.4864301095], [-47.2235764766, -20.4911690349], [-47.2110394712, -20.5018231568], [-47.2022023289, -20.5010920978], [-47.1843431855, -20.5132299290], [-47.1540682856, -20.5190830153], [-47.1465964035, -20.5303535729], [-47.1437308839, -20.5403395230], [-47.1466292582, -20.5429563438], [-47.1458779008, -20.5497679115], [-47.1504442039, -20.5416077798], [-47.1642991892, -20.5447245907], [-47.1689268276, -20.5506674728], [-47.1730727868, -20.5504615874], [-47.1737177991, -20.5436831810], [-47.1804903678, -20.5391264358], [-47.1889948011, -20.5490640232], [-47.1938030858, -20.5400051275], [-47.1967932550, -20.5586872923], [-47.2023081057, -20.5570993786], [-47.2043901464, -20.5610062271], [-47.2101884037, -20.5588289469], [-47.2121563856, -20.5751454251], [-47.2193052145, -20.5734563530], [-47.2238342532, -20.5781098313], [-47.2280618937, -20.5760317284], [-47.2273613886, -20.5732748691], [-47.2168364033, -20.5699271157], [-47.2206767021, -20.5614917137], [-47.2364559272, -20.5644421538], [-47.2335018920, -20.5602446399], [-47.2185003644, -20.5565848793], [-47.2089322492, -20.5471889300], [-47.2264629403, -20.5463122799], [-47.2150465164, -20.5394693219], [-47.2220802555, -20.5388426484], [-47.2193203780, -20.5352169001], [-47.2280359627, -20.5334459656], [-47.2253207516, -20.5282658635], [-47.2274377522, -20.5268763601], [-47.2353088514, -20.5333499946], [-47.2389261260, -20.5225806690], [-47.2418982508, -20.5326054633], [-47.2464663785, -20.5311237891], [-47.2489661773, -20.5343492168], [-47.2430733566, -20.5440782346], [-47.2483216764, -20.5504652063], [-47.2523586663, -20.5365273670], [-47.2585496410, -20.5322984733], [-47.2607214081, -20.5374447573], [-47.2668713810, -20.5345806193], [-47.2619682260, -20.5473408956], [-47.2670761585, -20.5485392939], [-47.2686013746, -20.5538816606], [-47.2615186319, -20.5616461599], [-47.2704720854, -20.5570880629], [-47.2760078602, -20.5416768585], [-47.2813756283, -20.5432945870], [-47.2831285884, -20.5491668795], [-47.2891911570, -20.5525661446], [-47.2889459881, -20.5413245411], [-47.2997678117, -20.5513000508], [-47.2980972498, -20.5434872973], [-47.3029843447, -20.5340260756], [-47.3107317365, -20.5452307321], [-47.3111630627, -20.5409160195], [-47.3190160710, -20.5386795216], [-47.3167434597, -20.5433199966], [-47.3189377814, -20.5501715933], [-47.3137625671, -20.5633515405], [-47.3293314969, -20.5787472591], [-47.3308268279, -20.5895504105], [-47.3337736157, -20.5995879015], [-47.3578767318, -20.6240554608], [-47.3559064625, -20.6508278283], [-47.3466122342, -20.6679712528], [-47.3491283525, -20.6732737125], [-47.3547927963, -20.6750069738], [-47.3549098778, -20.6795362570], [-47.3609778629, -20.6827029699], [-47.3664145012, -20.7120276447], [-47.3809758727, -20.7155355168], [-47.3791392929, -20.7189369576], [-47.3855271184, -20.7279194133], [-47.4156328304, -20.7318253708], [-47.4211652398, -20.7357765468], [-47.4256176343, -20.7349024138], [-47.4257799350, -20.7317584074], [-47.4340133353, -20.7333231843], [-47.4388988000, -20.7301651294], [-47.4450618282, -20.7380996709], [-47.4440659776, -20.7451255158], [-47.4446791937, -20.7531830790], [-47.4485502241, -20.7558483213], [-47.4522178819, -20.7593965138], [-47.4596356032, -20.7634174692], [-47.4546991121, -20.7723794268], [-47.4612558341, -20.7725181998], [-47.4702072103, -20.7689947027], [-47.4702298201, -20.7517380757], [-47.4781080868, -20.7536598024], [-47.4941704418, -20.7470187544], [-47.4944828970, -20.7424724013], [-47.4989611108, -20.7420422389], [-47.4986225015, -20.7388475233], [-47.5062335895, -20.7339893234], [-47.5047737248, -20.7307434942], [-47.5080622783, -20.7319222593], [-47.5086763123, -20.7243794574], [-47.5050142919, -20.7168235997], [-47.4888688872, -20.7192953785], [-47.4855643258, -20.7171333026], [-47.4690291682, -20.6981065838], [-47.4682504778, -20.6888472062], [-47.4636283460, -20.6850650194], [-47.4470342155, -20.6768407087], [-47.4353044620, -20.6772542698], [-47.4240880883, -20.6665930791], [-47.4125675797, -20.6658277577], [-47.4196314706, -20.6427993192], [-47.4087900865, -20.6315940802], [-47.3965803258, -20.6282695594], [-47.3977901924, -20.6137004939], [-47.4213810545, -20.6106056560], [-47.4456226376, -20.6022362727], [-47.4467819132, -20.6014872453], [-47.4483723206, -20.5791160276], [-47.4687514251, -20.5629808117], [-47.4813731807, -20.5691012412], [-47.4830464557, -20.5640719794], [-47.4958894236, -20.5541453314], [-47.4972353103, -20.5600552408], [-47.5066716344, -20.5640424438], [-47.5282231678, -20.5622507816], [-47.5395850073, -20.5568909748], [-47.5487605953, -20.5587278828], [-47.5452593380, -20.5519469976], [-47.5487521837, -20.5432139058], [-47.5409486287, -20.5256062724], [-47.5459153353, -20.5242611430], [-47.5520809426, -20.5121092140], [-47.5494312881, -20.5075354995], [-47.5373965836, -20.4970403276], [-47.5268194231, -20.4972668294], [-47.5083913284, -20.4876944258], [-47.4995923907, -20.4558908925], [-47.4910049392, -20.4650102024], [-47.4815754878, -20.4587552586], [-47.4624734888, -20.4626457205], [-47.4163653787, -20.4593048413], [-47.4160861759, -20.4592619731], [-47.4128865751, -20.4580926310], [-47.4122387408, -20.4491644171], [-47.3930043941, -20.4360097797], [-47.3840568161, -20.4388396924], [-47.3510636551, -20.4362566040], [-47.3317501819, -20.4228368427], [-47.3124474121, -20.4240678464], [-47.3081575874, -20.4167215082], [-47.2930071355, -20.4181818691], [-47.2883172244, -20.4210816268]]] }},</text:span></text:p>
      <text:p text:style-name="P1"><text:span text:style-name="T1"><text:tab/>{ "type": "Feature", "properties": {"id": "3516309", "name": "Francisco Morato", "description": "Francisco Morato"}, "geometry": { "type": "Polygon", "coordinates": [[[-46.7224755364, -23.2485819928], [-46.7180699391, -23.2528076360], [-46.7036069205, -23.2516358427], [-46.6974863692, -23.2531076188], [-46.6983502274, -23.2564518170], [-46.6937468335, -23.2587127151], [-46.6866029975, -23.2583516574], [-46.6827135620, -23.2571012959], [-46.6753217408, -23.2611134664], [-46.6716368016, -23.2555374250], [-46.6558601568, -23.2594180687], [-46.6431961168, -23.2541503314], [-46.6377573764, -23.2569559074], [-46.6511516828, -23.2668163842], [-46.6621473397, -23.2670941369], [-46.6873012313, -23.2788863409], [-46.6827220198, -23.2828780646], [-46.6890814469, -23.2904195907], [-46.6972592899, -23.2892511242], [-46.7027740788, -23.2947033082], [-46.7110946532, -23.2941477496], [-46.7180659510, -23.3028131963], [-46.7506356201, -23.3023907932], [-46.7507174918, -23.2972222109], [-46.7554395409, -23.2972496363], [-46.7594913858, -23.2907582007], [-46.7646130186, -23.2896595943], [-46.7647163613, -23.2853979594], [-46.7736367907, -23.2810184756], [-46.7799194450, -23.2686152306], [-46.7841001037, -23.2647050675], [-46.7835243153, -23.2605909780], [-46.7761471734, -23.2574358198], [-46.7717467065, -23.2600587511], [-46.7604206335, -23.2585998820], [-46.7571391437, -23.2536030523], [-46.7468007734, -23.2506899150], [-46.7457359424, -23.2503896034], [-46.7323790046, -23.2529294571], [-46.7252952902, -23.2480266926], [-46.7224755364, -23.2485819928]]] }},</text:span></text:p>
      <text:p text:style-name="P1"><text:span text:style-name="T1"><text:tab/>{ "type": "Feature", "properties": {"id": "3516408", "name": "Franco da Rocha", "description": "Franco da Rocha"}, "geometry": { "type": "Polygon", "coordinates": [[[-46.7921069084, -23.2623595436], [-46.7914255842, -23.2667081392], [-46.7841001037, -23.2647050675], [-46.7799194450, -23.2686152306], [-46.7736367907, -23.2810184756], [-46.7647163613, -23.2853979594], [-46.7646130186, -23.2896595943], [-46.7594913858, -23.2907582007], [-46.7554395409, -23.2972496363], [-46.7507174918, -23.2972222109], [-46.7506356201, -23.3023907932], [-46.7180659510, -23.3028131963], [-46.7110946532, -23.2941477496], [-46.7027740788, -23.2947033082], [-46.6972592899, -23.2892511242], [-46.6890814469, -23.2904195907], [-46.6827220198, -23.2828780646], [-46.6873012313, -23.2788863409], [-46.6621473397, -23.2670941369], [-46.6511516828, -23.2668163842], [-46.6377573764, -23.2569559074], [-46.6356324710, -23.2572671892], [-46.6373033702, -23.2643615031], [-46.6418819036, -23.2652508937], [-46.6454573092, -23.2699020565], [-46.6461887379, -23.2714372871], [-46.6463202785, -23.2756497519], [-46.6586419096, -23.2771855750], [-46.6601766528, -23.2806804291], [-46.6470464238, -23.2885189861], [-46.6469101573, -23.2917834452], [-46.6361133490, -23.3029983986], [-46.6358865701, -23.3037177406], [-46.6441141942, -23.3118184284], [-46.6448809824, -23.3175823587], [-46.6563020215, -23.3233140976], [-46.6564467156, -23.3289871635], [-46.6566808970, -23.3299049014], [-46.6580097933, -23.3321135688], [-46.6605248547, -23.3353238181], [-46.6693790717, -23.3617031871], [-46.6722637339, -23.3647223288], [-46.6814319123, -23.3676332338], [-46.6859348435, -23.3644179492], [-46.6900190022, -23.3671630522], [-46.6973966433, -23.3618881522], [-46.7055577595, -23.3628339503], [-46.7161119405, -23.3550274829], [-46.7201040633, -23.3554581162], [-46.7430580288, -23.3543597895], [-46.7398178569, -23.3486843626], [-46.7416545872, -23.3449975524], [-46.7431332792, -23.3372344923], [-46.7516448495, -23.3262407918], [-46.7666387646, -23.3343919919], [-46.7706954507, -23.3400676737], [-46.7721832040, -23.3474520132], [-46.7796300315, -23.3505935972], [-46.7884584576, -23.3434474740], [-46.7938775772, -23.3457968875], [-46.8098193374, -23.3358699759], [-46.8184212777, -23.3366826020], [-46.8232202169, -23.3304890122], [-46.8253056481, -23.3235574043], [-46.8223022361, -23.3126581319], [-46.8327616261, -23.3101639552], [-46.8404723746, -23.3021879803], [-46.8418834204, -23.2948597659], [-46.8377109024, -23.2874039140], [-46.8335940022, -23.2794844669], [-46.8160439718, -23.2820715067], [-46.8104588784, -23.2749084530], [-46.8050545974, -23.2742114306], [-46.8023557751, -23.2580071335], [-46.7921069084, -23.2623595436]]] }},</text:span></text:p>
      <text:p text:style-name="P1"><text:span text:style-name="T1"><text:tab/>{ "type": "Feature", "properties": {"id": "3516507", "name": "Gabriel Monteiro", "description": "Gabriel Monteiro"}, "geometry": { "type": "Polygon", "coordinates": [[[-50.5812239204, -21.4417846284], [-50.5749359542, -21.4542368727], [-50.5644215837, -21.4533253233], [-50.5530520539, -21.4497609506], [-50.5480256763, -21.4540968727], [-50.5336270939, -21.4536048318], [-50.5258424308, -21.4584493313], [-50.5164761051, -21.4636736061], [-50.5089691326, -21.4833639908], [-50.4990682124, -21.4897736127], [-50.5008170198, -21.4992567788], [-50.4969413298, -21.5052969024], [-50.4976656185, -21.5154693290], [-50.4928346373, -21.5214207232], [-50.4955080748, -21.5355248291], [-50.5003357099, -21.5381423410], [-50.4989370868, -21.5416620284], [-50.5047820477, -21.5468441442], [-50.5149238800, -21.5482565509], [-50.5225347999, -21.5544923570], [-50.5303639550, -21.5700366786], [-50.5395302898, -21.5732746635], [-50.5399268861, -21.5734921374], [-50.5488781955, -21.5547260371], [-50.5653153974, -21.5474408446], [-50.5713329911, -21.5509738971], [-50.5873099998, -21.5388992033], [-50.6025322165, -21.5453474623], [-50.5966441404, -21.5310278150], [-50.6055989193, -21.5071189936], [-50.6243381758, -21.5076525488], [-50.6284424071, -21.5060792816], [-50.6298002014, -21.4999036122], [-50.6435527560, -21.4917409498], [-50.6522849164, -21.4925103133], [-50.6529572882, -21.4821118121], [-50.6491127371, -21.4808613734], [-50.6442960646, -21.4801280647], [-50.6457617483, -21.4746299210], [-50.6379441001, -21.4724553385], [-50.6389289244, -21.4599534561], [-50.6235581936, -21.4558478650], [-50.6217921482, -21.4512499731], [-50.6155282118, -21.4463782059], [-50.5812239204, -21.4417846284]]] }},</text:span></text:p>
      <text:p text:style-name="P1"><text:span text:style-name="T1"><text:tab/>{ "type": "Feature", "properties": {"id": "3516606", "name": "Galia", "description": "Galia"}, "geometry": { "type": "Polygon", "coordinates": [[[-49.4952782602, -22.2292035858], [-49.4884707442, -22.2343226174], [-49.4840591115, -22.2338697863], [-49.4646250473, -22.2446158224], [-49.4585086112, -22.2405971837], [-49.4511944651, -22.2580992890], [-49.4362268911, -22.2701317285], [-49.4382565301, -22.2731520351], [-49.4346317680, -22.2836309927], [-49.4404323862, -22.3026202985], [-49.4314438598, -22.2937319211], [-49.4223276567, -22.2937261577], [-49.4288154362, -22.3048791927], [-49.4277629004, -22.3100592010], [-49.4361989932, -22.3220336537], [-49.4407289488, -22.3276416544], [-49.4503487401, -22.3297592739], [-49.4516908059, -22.3340037225], [-49.4587087038, -22.3369824264], [-49.4801482855, -22.3193720160], [-49.4916745293, -22.3184324503], [-49.4951021701, -22.3095853442], [-49.5048354600, -22.3187131585], [-49.5322743753, -22.3199950520], [-49.5347341860, -22.3202626952], [-49.5457427751, -22.3297857992], [-49.5704661739, -22.3241214228], [-49.5773473693, -22.3371139602], [-49.5740132526, -22.3439068721], [-49.5840695282, -22.3550844371], [-49.5842252313, -22.3635936140], [-49.5998841272, -22.3680885871], [-49.5996547652, -22.3771299201], [-49.6067284187, -22.3875723374], [-49.6082034628, -22.3924100626], [-49.6019449787, -22.4000245286], [-49.6018584713, -22.4144469062], [-49.6099079644, -22.4169713394], [-49.6183011518, -22.4264373690], [-49.6125517103, -22.4349724471], [-49.6135522992, -22.4387799321], [-49.6034557502, -22.4426007887], [-49.6031204363, -22.4534325159], [-49.5955447848, -22.4544871145], [-49.5956877621, -22.4589057098], [-49.6106368154, -22.4666682764], [-49.6280371803, -22.4686771448], [-49.6355132204, -22.4604973029], [-49.6355694875, -22.4466161776], [-49.6459047942, -22.4361642237], [-49.6636370316, -22.4624155830], [-49.6739960313, -22.4682445189], [-49.6831980638, -22.4655885863], [-49.6864584410, -22.4594364596], [-49.6938922941, -22.4557223630], [-49.6959846093, -22.4489422374], [-49.7035849054, -22.4432700252], [-49.7033405821, -22.4388727166], [-49.7021395609, -22.4257314562], [-49.7121998447, -22.4008931519], [-49.7235478539, -22.3893100060], [-49.7276474608, -22.3848964945], [-49.7285201981, -22.3760844412], [-49.7210754050, -22.3823051092], [-49.7095516745, -22.3791021857], [-49.6897173364, -22.3715520334], [-49.6687905510, -22.3739307489], [-49.6505294131, -22.3690703955], [-49.6407516064, -22.3403493687], [-49.6320073784, -22.3304222110], [-49.6319374800, -22.3102726297], [-49.6320388695, -22.3060217769], [-49.6465719906, -22.2949006075], [-49.6477835126, -22.2857958047], [-49.6575185394, -22.2737076144], [-49.6520010526, -22.2675357997], [-49.6149045974, -22.2517527190], [-49.5910084311, -22.2362946556], [-49.5894081365, -22.2351510594], [-49.5893056214, -22.2350779960], [-49.5845328541, -22.2361671300], [-49.5549658862, -22.2206446763], [-49.5442152083, -22.1946138229], [-49.5289547786, -22.1812406137], [-49.5111917358, -22.1891704099], [-49.5067909792, -22.2094146215], [-49.4984036536, -22.2142528619], [-49.4925776621, -22.2241127340], [-49.4952782602, -22.2292035858]]] }},</text:span></text:p>
      <text:p text:style-name="P1"><text:span text:style-name="T1"><text:tab/>{ "type": "Feature", "properties": {"id": "3516705", "name": "Garca", "description": "Garca"}, "geometry": { "type": "Polygon", "coordinates": [[[-49.6204556649, -22.0966155951], [-49.6222444326, -22.1121988954], [-49.6027963893, -22.1079027338], [-49.5845209029, -22.1122708562], [-49.5865164552, -22.1243901719], [-49.5677709120, -22.1393650460], [-49.5619667358, -22.1380713437], [-49.5559477940, -22.1293283354], [-49.5553282062, -22.1364222681], [-49.5616690808, -22.1448019040], [-49.5507580120, -22.1503383597], [-49.5238912500, -22.1532464116], [-49.5296767171, -22.1722025324], [-49.5289547786, -22.1812406137], [-49.5442152083, -22.1946138229], [-49.5549658862, -22.2206446763], [-49.5845328541, -22.2361671300], [-49.5893056214, -22.2350779960], [-49.5894081365, -22.2351510594], [-49.5910084311, -22.2362946556], [-49.6149045974, -22.2517527190], [-49.6520010526, -22.2675357997], [-49.6575185394, -22.2737076144], [-49.6477835126, -22.2857958047], [-49.6465719906, -22.2949006075], [-49.6320388695, -22.3060217769], [-49.6319374800, -22.3102726297], [-49.6320073784, -22.3304222110], [-49.6407516064, -22.3403493687], [-49.6505294131, -22.3690703955], [-49.6687905510, -22.3739307489], [-49.6897173364, -22.3715520334], [-49.7095516745, -22.3791021857], [-49.7210754050, -22.3823051092], [-49.7285201981, -22.3760844412], [-49.7349924527, -22.3818444331], [-49.7416725258, -22.3806771199], [-49.7489777750, -22.3758477966], [-49.7480996632, -22.3514479376], [-49.7524021833, -22.3529161168], [-49.7691752015, -22.3553172443], [-49.7892858147, -22.3511724048], [-49.8101002342, -22.3550360732], [-49.8182201661, -22.3597269581], [-49.8314731980, -22.3600076055], [-49.8398535909, -22.3547019150], [-49.8545043889, -22.3571878430], [-49.8543805871, -22.3461582812], [-49.8435840668, -22.3295189560], [-49.8445208633, -22.3221626036], [-49.8369041300, -22.3189390616], [-49.8340089477, -22.3137055272], [-49.8188384013, -22.3048451545], [-49.8074975263, -22.3095266123], [-49.8029981663, -22.3066470333], [-49.8007871375, -22.2979363238], [-49.7828827658, -22.2939795097], [-49.7591520173, -22.2981077447], [-49.7501863227, -22.2923740589], [-49.7415047545, -22.2913430538], [-49.7487996063, -22.2799857578], [-49.7531648543, -22.2555216755], [-49.7572989372, -22.2517403583], [-49.7485655383, -22.2477533904], [-49.7482142993, -22.2149582269], [-49.7496915422, -22.2015621604], [-49.7608684558, -22.1870211835], [-49.7728144696, -22.1789370704], [-49.7956555362, -22.1760241879], [-49.8032047884, -22.1694700841], [-49.8117312104, -22.1415743123], [-49.8183005122, -22.1339899649], [-49.8217620039, -22.1268432930], [-49.8194886531, -22.1180980205], [-49.8242611485, -22.1119761956], [-49.8128966501, -22.1069141745], [-49.8059065827, -22.1115610173], [-49.8009001283, -22.1074343495], [-49.7879222778, -22.1106945497], [-49.7831322686, -22.1081403731], [-49.7749452531, -22.1119888038], [-49.7609324087, -22.1099176616], [-49.7518029392, -22.1167146973], [-49.7357415846, -22.1196840344], [-49.7170703278, -22.1314896956], [-49.7119635704, -22.1391770323], [-49.7063428153, -22.1397244299], [-49.6678727719, -22.1344751128], [-49.6758441158, -22.1188271259], [-49.6707135877, -22.1215636970], [-49.6554262753, -22.1264000204], [-49.6459614050, -22.1230915659], [-49.6446579474, -22.1156652288], [-49.6488562366, -22.1083482439], [-49.6430033530, -22.0886095120], [-49.6331559008, -22.0754936494], [-49.6204556649, -22.0966155951]]] }},</text:span></text:p>
      <text:p text:style-name="P1"><text:span text:style-name="T1"><text:tab/>{ "type": "Feature", "properties": {"id": "3516804", "name": "Gastao Vidigal", "description": "Gastao Vidigal"}, "geometry": { "type": "Polygon", "coordinates": [[[-50.2380866471, -20.7449364398], [-50.2352030716, -20.7532038892], [-50.2262253167, -20.7386244273], [-50.2155133751, -20.7545685628], [-50.2107223650, -20.7486388614], [-50.2039977654, -20.7467296955], [-50.1920077791, -20.7489727409], [-50.1875389775, -20.7452480571], [-50.1769914026, -20.7440584796], [-50.1652548665, -20.7536775947], [-50.1682789706, -20.7714318657], [-50.1445627993, -20.7814564006], [-50.1369066454, -20.7723066104], [-50.1221284782, -20.7719210276], [-50.1135924676, -20.7629868552], [-50.1097073055, -20.7782200814], [-50.1126907860, -20.7801837089], [-50.1129556993, -20.7804178148], [-50.1166311462, -20.7954242460], [-50.1262867146, -20.8065576825], [-50.1224964509, -20.8133744621], [-50.1266378011, -20.8182981207], [-50.1202474518, -20.8261751084], [-50.1208150272, -20.8306484628], [-50.1220148296, -20.8355021780], [-50.1245647960, -20.8342893176], [-50.1300874153, -20.8406886321], [-50.1431454596, -20.8450203107], [-50.1479784252, -20.8538950496], [-50.1503551962, -20.8509214470], [-50.1529407632, -20.8523887871], [-50.1545083651, -20.8641296642], [-50.1584768087, -20.8661482422], [-50.1582125130, -20.8697346591], [-50.1621502315, -20.8698688490], [-50.1629248937, -20.8744478656], [-50.1867187210, -20.8678562793], [-50.1971977732, -20.8602747277], [-50.2133403862, -20.8655833828], [-50.2221549465, -20.8582753511], [-50.2349479412, -20.8467112785], [-50.2375995359, -20.8386437318], [-50.2525410946, -20.8349496678], [-50.2613190150, -20.8350662454], [-50.2648947458, -20.8385762571], [-50.2762856615, -20.8340596644], [-50.2901138431, -20.8352636053], [-50.2881161857, -20.8298872002], [-50.2901124037, -20.8083539539], [-50.2820481750, -20.7985232538], [-50.2774551207, -20.7852441951], [-50.2756525982, -20.7733223023], [-50.2649497611, -20.7517162772], [-50.2597267044, -20.7425454523], [-50.2500294521, -20.7362702223], [-50.2380866471, -20.7449364398]]] }},</text:span></text:p>
      <text:p text:style-name="P1"><text:span text:style-name="T1"><text:tab/>{ "type": "Feature", "properties": {"id": "3516853", "name": "Gaviao Peixoto", "description": "Gaviao Peixoto"}, "geometry": { "type": "Polygon", "coordinates": [[[-48.3303617331, -21.6968242588], [-48.3331132404, -21.7166375926], [-48.3403395233, -21.7274351148], [-48.3427379006, -21.7478638545], [-48.3603181892, -21.7529603198], [-48.3590355841, -21.7614229567], [-48.3650039933, -21.7735183232], [-48.3637341464, -21.7815269757], [-48.3682455914, -21.7970656173], [-48.3802501972, -21.8142597769], [-48.3887087767, -21.8212124410], [-48.3953396070, -21.8344091160], [-48.3919918818, -21.8468440929], [-48.3961193731, -21.8536769967], [-48.4028516436, -21.8519077635], [-48.4097924671, -21.8544886301], [-48.4148102324, -21.8476029816], [-48.4213310635, -21.8451336683], [-48.4237544834, -21.8346699374], [-48.4340870313, -21.8437441213], [-48.4277569588, -21.8478377289], [-48.4324800490, -21.8521925414], [-48.4429115253, -21.8448326087], [-48.4434206343, -21.8517979207], [-48.4459926006, -21.8516007464], [-48.4504141514, -21.8441887688], [-48.4595531838, -21.8514900617], [-48.4661504775, -21.8443420588], [-48.4698582134, -21.8449844013], [-48.4707606219, -21.8536317106], [-48.4778011812, -21.8535310902], [-48.4768519054, -21.8485247466], [-48.4816835158, -21.8444447790], [-48.4888086614, -21.8456308425], [-48.4890778956, -21.8504345273], [-48.4890792133, -21.8509539167], [-48.4998578901, -21.8506815440], [-48.4980336367, -21.8628918130], [-48.5028456616, -21.8662552330], [-48.5100084143, -21.8621996607], [-48.5155848323, -21.8654288067], [-48.5163259941, -21.8704939893], [-48.5206231217, -21.8681035119], [-48.5291837615, -21.8650006647], [-48.5277091739, -21.8679681886], [-48.5343121937, -21.8689462569], [-48.5410408240, -21.8634841543], [-48.5492528366, -21.8677894293], [-48.5635723249, -21.8565425049], [-48.5676460619, -21.8585783672], [-48.5663662617, -21.8647024516], [-48.5781536707, -21.8583892865], [-48.5850157081, -21.8605008334], [-48.5901532833, -21.8560392706], [-48.5856461566, -21.8502242688], [-48.5940532657, -21.8454229537], [-48.5943639325, -21.8285823816], [-48.5724165100, -21.8214085172], [-48.5569814785, -21.8142013357], [-48.5387264124, -21.7956331166], [-48.5164654659, -21.7917165692], [-48.5046560312, -21.7948468583], [-48.5022165046, -21.7849603745], [-48.4984926765, -21.7851789536], [-48.4962907574, -21.7906297505], [-48.4856220456, -21.7857083974], [-48.4831957667, -21.7783605360], [-48.4697928599, -21.7766930108], [-48.4710776518, -21.7710825469], [-48.4652048132, -21.7595947445], [-48.4527777663, -21.7574294894], [-48.4477562841, -21.7526823045], [-48.4490264440, -21.7453543669], [-48.4410103191, -21.7362048827], [-48.4436455431, -21.7231462699], [-48.4374166317, -21.7230055107], [-48.4119507831, -21.7071370661], [-48.4017545402, -21.7099163544], [-48.3904979733, -21.7028432164], [-48.3770012835, -21.7019917485], [-48.3703444050, -21.6964570039], [-48.3582467454, -21.6954543669], [-48.3456487077, -21.6890334652], [-48.3303617331, -21.6968242588]]] }},</text:span></text:p>
      <text:p text:style-name="P1"><text:span text:style-name="T1"><text:tab/>{ "type": "Feature", "properties": {"id": "3516903", "name": "General Salgado", "description": "General Salgado"}, "geometry": { "type": "Polygon", "coordinates": [[[-50.4476483584, -20.4858548098], [-50.4504391877, -20.5197542631], [-50.4593585987, -20.5320502231], [-50.4565034704, -20.5347519324], [-50.4496689590, -20.5308909609], [-50.4408368643, -20.5390485337], [-50.4320915187, -20.5361596815], [-50.4224057564, -20.5477204726], [-50.4147059401, -20.5506984398], [-50.4111820910, -20.5557754890], [-50.4137066308, -20.5610776820], [-50.4077218675, -20.5639418650], [-50.3888496702, -20.5685140188], [-50.3883884060, -20.5685477049], [-50.3805219372, -20.5666403840], [-50.3694636492, -20.5701015472], [-50.3424475650, -20.5699181035], [-50.3278020398, -20.5642841637], [-50.3242263962, -20.5705835346], [-50.3086373595, -20.5730066236], [-50.2854084240, -20.5855597995], [-50.2791780782, -20.5944387883], [-50.2944060027, -20.6119275289], [-50.3015541249, -20.6289109846], [-50.3003127129, -20.6401129595], [-50.2898571311, -20.6396292750], [-50.2839780189, -20.6490793129], [-50.2895510208, -20.6637622742], [-50.2839444872, -20.6810835353], [-50.2892058149, -20.7019652279], [-50.2965807554, -20.7062729087], [-50.2957195619, -20.7123064524], [-50.3065679934, -20.7096262527], [-50.3158705689, -20.7172417969], [-50.3338578636, -20.7226339815], [-50.3992899501, -20.7221886425], [-50.4040683415, -20.7192616466], [-50.4181973112, -20.7086653259], [-50.4124905563, -20.7262761836], [-50.4127657860, -20.7370397160], [-50.4194481874, -20.7418045713], [-50.4178114830, -20.7485753605], [-50.4226015203, -20.7614079741], [-50.4233835168, -20.7703304956], [-50.4201562520, -20.7734533903], [-50.4239039201, -20.7903057747], [-50.4316850349, -20.7970252081], [-50.4323758662, -20.7997164043], [-50.4503223346, -20.7998264815], [-50.4548086363, -20.7807433225], [-50.4597451978, -20.7773762061], [-50.5051068309, -20.7611396327], [-50.5052629099, -20.7507666405], [-50.4992874362, -20.7360290238], [-50.5016417743, -20.7238994836], [-50.4937690897, -20.7041120544], [-50.4804633707, -20.6961285326], [-50.4760321316, -20.6873000553], [-50.4827745606, -20.6598216635], [-50.4793222927, -20.6528523524], [-50.4821826144, -20.6446414999], [-50.4902161658, -20.6459700930], [-50.5110199555, -20.6228677134], [-50.5082376669, -20.6056804276], [-50.5061093265, -20.5874293836], [-50.5127862727, -20.5791484213], [-50.5114150005, -20.5738081830], [-50.5148073961, -20.5694088986], [-50.5078048327, -20.5508027738], [-50.5097774875, -20.5450806217], [-50.5179754552, -20.5365284856], [-50.5269377807, -20.5369722594], [-50.5533534156, -20.5280266074], [-50.5540953691, -20.5235917053], [-50.5469448071, -20.5194132461], [-50.5483396955, -20.5087043571], [-50.5443301820, -20.5036338983], [-50.5271677953, -20.5090385485], [-50.5203165605, -20.5071174067], [-50.5179268619, -20.5009748330], [-50.5097394262, -20.5020987203], [-50.5048404935, -20.4963539376], [-50.5003738025, -20.4996609545], [-50.4922105888, -20.4963513216], [-50.4910503783, -20.4994649620], [-50.4836369579, -20.4927218755], [-50.4789613798, -20.4957976847], [-50.4662865449, -20.4890610306], [-50.4476483584, -20.4858548098]]] }},</text:span></text:p>
      <text:p text:style-name="P1"><text:span text:style-name="T1"><text:tab/>{ "type": "Feature", "properties": {"id": "3517000", "name": "Getulina", "description": "Getulina"}, "geometry": { "type": "Polygon", "coordinates": [[[-50.1551677297, -21.6808847234], [-50.1298868454, -21.6912779926], [-50.1187731796, -21.6849482137], [-50.1143780196, -21.6921133900], [-50.1072654149, -21.6834583115], [-50.0903204155, -21.6905356855], [-50.0879453734, -21.6862828942], [-50.0819508021, -21.6905549367], [-50.0743039173, -21.6878779940], [-50.0737942137, -21.6831867655], [-50.0695986064, -21.6836015076], [-50.0629185018, -21.6903512370], [-50.0532788132, -21.6932005048], [-50.0470972635, -21.6912829081], [-50.0456144093, -21.6946780441], [-50.0433265801, -21.6920180908], [-50.0229488388, -21.7003414529], [-50.0141911891, -21.6945988739], [-50.0089746922, -21.7021762926], [-49.9952795528, -21.6952854718], [-49.9911305953, -21.7017349004], [-49.9819556554, -21.7012400786], [-49.9769022959, -21.6923218433], [-49.9705431068, -21.6937967710], [-49.9679516032, -21.6994079036], [-49.9628682521, -21.6945399228], [-49.9556975423, -21.7006533933], [-49.9388682953, -21.6964747154], [-49.9132578604, -21.7065533018], [-49.9111307448, -21.7121304806], [-49.9052061780, -21.7128805348], [-49.8968903204, -21.7240207173], [-49.8902673650, -21.7271380769], [-49.8700210045, -21.7396483031], [-49.8657464252, -21.7447591801], [-49.8493307714, -21.7472219722], [-49.8416513913, -21.7606342391], [-49.8385880260, -21.7607160158], [-49.8425513728, -21.7686602179], [-49.8408815197, -21.7737345786], [-49.8490334101, -21.7795366274], [-49.8575347639, -21.8041646631], [-49.8634083621, -21.8103743857], [-49.8657396452, -21.8254518151], [-49.8740724167, -21.8378442475], [-49.8967810224, -21.8704010911], [-49.9150773086, -21.8724512255], [-49.9152105260, -21.8725653988], [-49.9190674741, -21.8794666791], [-49.9464144702, -21.9026447487], [-49.9646985301, -21.9388719224], [-49.9806408041, -21.9403597984], [-49.9978317044, -21.9278085675], [-50.0148645240, -21.9226879495], [-50.0190751784, -21.9141360301], [-50.0168554103, -21.9102698769], [-50.0301048512, -21.8976831699], [-50.0323923605, -21.8870622622], [-50.0473504417, -21.8846364251], [-50.0613033302, -21.8754830068], [-50.0726624184, -21.8563664018], [-50.0945591080, -21.8490625751], [-50.1041095844, -21.8373933659], [-50.1153034015, -21.8352667051], [-50.1214043620, -21.8197400616], [-50.1290224009, -21.8184471178], [-50.1336611869, -21.8133505938], [-50.1334878968, -21.8072029261], [-50.1449791999, -21.8044434106], [-50.1487691389, -21.7983473892], [-50.1463842030, -21.7939929154], [-50.1514904805, -21.7901292042], [-50.1514637989, -21.7892458863], [-50.1545533312, -21.7849357318], [-50.1615637894, -21.7843626516], [-50.1691222985, -21.7745654848], [-50.1800604523, -21.7744448049], [-50.1894227403, -21.7635465555], [-50.2008521940, -21.7664734262], [-50.2120845140, -21.7587020368], [-50.2212830476, -21.7624736788], [-50.2253130978, -21.7520869846], [-50.2365324460, -21.7451203616], [-50.2398886605, -21.7469070311], [-50.2453730966, -21.7393379593], [-50.2485680534, -21.7412641715], [-50.2585358631, -21.7378121573], [-50.2615223755, -21.7265475983], [-50.2711371933, -21.7215844348], [-50.2728259826, -21.7088124163], [-50.2628375320, -21.7027636725], [-50.2527628763, -21.7077927467], [-50.2452746859, -21.6965118290], [-50.2212124675, -21.7014475833], [-50.2190661642, -21.6968361899], [-50.2110989811, -21.6960992215], [-50.2074500495, -21.6869486546], [-50.1818516116, -21.6931105098], [-50.1743004102, -21.6900713429], [-50.1715454947, -21.6950409195], [-50.1639485898, -21.6935835365], [-50.1621165286, -21.6859421525], [-50.1551677297, -21.6808847234]]] }},</text:span></text:p>
      <text:p text:style-name="P1"><text:span text:style-name="T1"><text:tab/>{ "type": "Feature", "properties": {"id": "3517109", "name": "Glicerio", "description": "Glicerio"}, "geometry": { "type": "Polygon", "coordinates": [[[-50.1405899731, -21.2087436561], [-50.1393911820, -21.2136754190], [-50.1429611589, -21.2119598470], [-50.1370249263, -21.2169647362], [-50.1439233806, -21.2225627613], [-50.1400247310, -21.2251968197], [-50.1412655341, -21.2289426730], [-50.1433601014, -21.2382766473], [-50.1379072058, -21.2432149133], [-50.1459341363, -21.2458948842], [-50.1431100992, -21.2528633693], [-50.1386118907, -21.2527344508], [-50.1409493568, -21.2589245359], [-50.1384764083, -21.2626495398], [-50.1475995067, -21.2678341982], [-50.1456810435, -21.2739505362], [-50.1376723955, -21.2785191586], [-50.1410600625, -21.2841815067], [-50.1367778140, -21.2997469675], [-50.1406716124, -21.3031361851], [-50.1400034561, -21.3106559910], [-50.1440586031, -21.3175842564], [-50.1467123234, -21.3192300759], [-50.1477328354, -21.3164826199], [-50.1635079580, -21.3288266151], [-50.1601876947, -21.3418665798], [-50.1633416971, -21.3449852280], [-50.1594698993, -21.3464649250], [-50.1633871921, -21.3496046059], [-50.1641812439, -21.3595807245], [-50.1512407095, -21.3710770362], [-50.1485004879, -21.3788118016], [-50.1435348072, -21.3796636273], [-50.1504935116, -21.3865720154], [-50.1482216985, -21.3957023973], [-50.1450743036, -21.3964993977], [-50.1538930268, -21.4049435739], [-50.1502864456, -21.4175012196], [-50.1596852331, -21.4232635226], [-50.1712864545, -21.4228586550], [-50.1745561588, -21.4262666974], [-50.1816029344, -21.4270664866], [-50.1933264537, -21.4474828228], [-50.2010617199, -21.4474887484], [-50.2096881237, -21.4522501784], [-50.2210178246, -21.4654364234], [-50.2290676776, -21.4625952560], [-50.2402342807, -21.4674224082], [-50.2519109517, -21.4899954938], [-50.2586300615, -21.4941485967], [-50.2991492291, -21.4565712818], [-50.2818814377, -21.4308381215], [-50.2708724163, -21.4243798379], [-50.2674745561, -21.4158747981], [-50.2540656101, -21.4039094685], [-50.2515497605, -21.3851946831], [-50.2515029612, -21.3851386335], [-50.2430232152, -21.3748787888], [-50.2484952052, -21.3575461615], [-50.2383098487, -21.3241821046], [-50.2411901114, -21.3115383334], [-50.2318893082, -21.3096949017], [-50.2279862539, -21.3005849822], [-50.2055469729, -21.2823747012], [-50.2047915450, -21.2780484680], [-50.2086008503, -21.2668492389], [-50.2058010141, -21.2579451116], [-50.1946904949, -21.2508034419], [-50.1851505821, -21.2389573564], [-50.1795220956, -21.2080105319], [-50.1806283231, -21.1832615772], [-50.1767192657, -21.1688951438], [-50.1758947683, -21.1658639994], [-50.1705409731, -21.1539211245], [-50.1549721147, -21.1438126718], [-50.1568289627, -21.1359010834], [-50.1508418007, -21.1394171245], [-50.1462992645, -21.1428800858], [-50.1478256540, -21.1551143116], [-50.1298723976, -21.1941671250], [-50.1284129944, -21.1950507329], [-50.1405899731, -21.2087436561]]] }},</text:span></text:p>
      <text:p text:style-name="P1"><text:span text:style-name="T1"><text:tab/>{ "type": "Feature", "properties": {"id": "3517208", "name": "Guaicara", "description": "Guaicara"}, "geometry": { "type": "Polygon", "coordinates": [[[-49.6325042259, -21.4887135319], [-49.6502201379, -21.4951127804], [-49.6658279972, -21.4910698237], [-49.6670999563, -21.5086527661], [-49.6754446501, -21.5144852202], [-49.7063991732, -21.5474752827], [-49.7231459688, -21.5767010873], [-49.7295281839, -21.5916223577], [-49.7227442513, -21.6005985060], [-49.7343348006, -21.6043031748], [-49.7456857427, -21.6152484560], [-49.7483335850, -21.6144065878], [-49.7577239926, -21.6212453128], [-49.7672380744, -21.6232430237], [-49.7702774995, -21.6334628917], [-49.7706473370, -21.6356255650], [-49.7718365424, -21.6403760384], [-49.7890061590, -21.6497046831], [-49.7930778425, -21.6600154204], [-49.7895363597, -21.6765782281], [-49.7868979988, -21.6944535528], [-49.7994322350, -21.7032723934], [-49.8118834571, -21.6976900168], [-49.8213081892, -21.7018987309], [-49.8312818817, -21.6987231358], [-49.8458844232, -21.7151976228], [-49.8547782417, -21.7164474672], [-49.8700210045, -21.7396483031], [-49.8902673650, -21.7271380769], [-49.8968903204, -21.7240207173], [-49.9052061780, -21.7128805348], [-49.9111307448, -21.7121304806], [-49.9132578604, -21.7065533018], [-49.9007259663, -21.6972697885], [-49.8945428850, -21.6820812318], [-49.8896894722, -21.6792597283], [-49.8771241968, -21.6818250683], [-49.8581596435, -21.6830303241], [-49.8480289526, -21.6736825595], [-49.8464074775, -21.6423871099], [-49.8416131630, -21.6385212611], [-49.8409920987, -21.6301877111], [-49.8392983884, -21.6166678240], [-49.8237322302, -21.5945931424], [-49.8247437387, -21.5867205719], [-49.8247824310, -21.5864159722], [-49.8155403004, -21.5616193304], [-49.8055411032, -21.5508603844], [-49.7956313937, -21.5570226707], [-49.7812016718, -21.5521178907], [-49.7618996058, -21.5528624131], [-49.7515386748, -21.5302789749], [-49.7530537803, -21.5249059220], [-49.7406669610, -21.5064276857], [-49.7282607503, -21.4972877564], [-49.7263721471, -21.4871332695], [-49.7153015227, -21.4812777466], [-49.7054749298, -21.4661216056], [-49.7098304957, -21.4617239913], [-49.7105203580, -21.4546196561], [-49.7156202790, -21.4516775165], [-49.7093853911, -21.4399302598], [-49.7154289436, -21.4362154351], [-49.7146041064, -21.4294761290], [-49.7241763213, -21.4222691697], [-49.7162788021, -21.4191233306], [-49.7138671254, -21.4044103517], [-49.7080891291, -21.3990281637], [-49.7154495291, -21.3958451360], [-49.7143608398, -21.3754940571], [-49.7029153113, -21.3726423894], [-49.6965236940, -21.3622061935], [-49.6960483225, -21.3889467447], [-49.6995613944, -21.4046342421], [-49.6899125571, -21.4180295785], [-49.6705892214, -21.4236682861], [-49.6727698295, -21.4332156448], [-49.6584821963, -21.4378729236], [-49.6557951521, -21.4470294017], [-49.6486182398, -21.4498084620], [-49.6351652902, -21.4618597758], [-49.6392975533, -21.4770961880], [-49.6325042259, -21.4887135319]]] }},</text:span></text:p>
      <text:p text:style-name="P1"><text:span text:style-name="T1"><text:tab/>{ "type": "Feature", "properties": {"id": "3517307", "name": "Guaimbe", "description": "Guaimbe"}, "geometry": { "type": "Polygon", "coordinates": [[[-49.8711197476, -21.9616692198], [-49.8817670149, -21.9702361745], [-49.9229178831, -21.9559330718], [-49.9430957308, -21.9525517867], [-49.9477342366, -21.9514003874], [-49.9504044175, -21.9452117354], [-49.9646985301, -21.9388719224], [-49.9464144702, -21.9026447487], [-49.9190674741, -21.8794666791], [-49.9152105260, -21.8725653988], [-49.9150773086, -21.8724512255], [-49.8967810224, -21.8704010911], [-49.8740724167, -21.8378442475], [-49.8657396452, -21.8254518151], [-49.8634083621, -21.8103743857], [-49.8575347639, -21.8041646631], [-49.8490334101, -21.7795366274], [-49.8408815197, -21.7737345786], [-49.8425513728, -21.7686602179], [-49.8385880260, -21.7607160158], [-49.8288946828, -21.7596016883], [-49.8175870408, -21.7773531341], [-49.7915797385, -21.7871664011], [-49.7883067399, -21.7949176483], [-49.7768819359, -21.7971918454], [-49.7711408714, -21.8037565747], [-49.7914697002, -21.8456002287], [-49.8061083432, -21.8577845464], [-49.8071156960, -21.8622240357], [-49.7994769219, -21.8662752871], [-49.7971355787, -21.8758159210], [-49.8084213954, -21.8897141575], [-49.8124948062, -21.9007663327], [-49.8280490557, -21.9183279225], [-49.8144151544, -21.9285623858], [-49.8150747910, -21.9347029439], [-49.8239129814, -21.9423093827], [-49.8380175028, -21.9515710976], [-49.8711197476, -21.9616692198]]] }},</text:span></text:p>
      <text:p text:style-name="P1"><text:span text:style-name="T1"><text:tab/>{ "type": "Feature", "properties": {"id": "3517406", "name": "Guaira", "description": "Guaira"}, "geometry": { "type": "Polygon", "coordinates": [[[-48.4415333187, -20.1312707826], [-48.4241401886, -20.1531861432], [-48.4205351596, -20.1515423738], [-48.4166291146, -20.1410293569], [-48.4072855574, -20.1496198253], [-48.3982293283, -20.1353509305], [-48.3894859809, -20.1335511031], [-48.3979505697, -20.1532851359], [-48.3949828029, -20.1608193205], [-48.3872646343, -20.1510787398], [-48.3790198479, -20.1521658529], [-48.3752780887, -20.1485334040], [-48.3624978000, -20.1475765349], [-48.3601060810, -20.1538754574], [-48.3635842860, -20.1591052810], [-48.3748192493, -20.1601300825], [-48.3759865496, -20.1648002294], [-48.3681039232, -20.1699209786], [-48.3597199325, -20.1671111762], [-48.3476360444, -20.1851888293], [-48.3346576653, -20.1845739909], [-48.3331617931, -20.1765383873], [-48.3238867035, -20.1706485952], [-48.3248352889, -20.1578518928], [-48.3181427501, -20.1592090098], [-48.3095915041, -20.1539287806], [-48.3137572123, -20.1740861948], [-48.3118474708, -20.1819023009], [-48.3161947266, -20.1872085433], [-48.3146728687, -20.1950668590], [-48.3022138467, -20.2021835338], [-48.2892648742, -20.2023507301], [-48.2755433538, -20.2072394717], [-48.2717586553, -20.2174107566], [-48.2607618161, -20.1941904916], [-48.2345281454, -20.2000912494], [-48.2289411178, -20.1980640783], [-48.2275278006, -20.2136794917], [-48.2393887193, -20.2198025816], [-48.2438927901, -20.2258208819], [-48.2410751449, -20.2285578313], [-48.2284378133, -20.2273284113], [-48.2129052277, -20.2176568840], [-48.2041759577, -20.2174449047], [-48.2006317498, -20.2222221410], [-48.1767368684, -20.2226519776], [-48.1554395498, -20.2352367863], [-48.1577497551, -20.2487053991], [-48.1455296726, -20.2609483392], [-48.1579308245, -20.2719938198], [-48.1490103999, -20.2790704093], [-48.1493326701, -20.2890838667], [-48.1592251516, -20.2960965833], [-48.1640233141, -20.3087483550], [-48.1770611045, -20.3234406039], [-48.1793731220, -20.3314807233], [-48.1894457073, -20.3414497043], [-48.1786256300, -20.3872361684], [-48.2013282694, -20.4422641237], [-48.2108931043, -20.4545409004], [-48.2129322385, -20.4574400370], [-48.2156173726, -20.4547091126], [-48.2210762539, -20.4527807339], [-48.2211987604, -20.4496688617], [-48.2276195699, -20.4494699340], [-48.2288442027, -20.4553796938], [-48.2357312370, -20.4563350583], [-48.2380905245, -20.4604296017], [-48.2784923230, -20.4686005470], [-48.2783254235, -20.4740175389], [-48.2828347811, -20.4742040193], [-48.2809142558, -20.4806136943], [-48.2880679946, -20.4833334523], [-48.2811463787, -20.4918819983], [-48.2893490044, -20.5055181852], [-48.2943139856, -20.5109458932], [-48.2927629204, -20.5138070505], [-48.3005523400, -20.5125223534], [-48.3182760136, -20.5181883003], [-48.3167438808, -20.5236303479], [-48.3221612785, -20.5255807445], [-48.3258794506, -20.5319733410], [-48.3414692068, -20.5274735990], [-48.3437022440, -20.5214473835], [-48.3467538572, -20.5253567449], [-48.3520291043, -20.5232042990], [-48.3553066646, -20.5272891764], [-48.3649938711, -20.5262386294], [-48.3717396586, -20.5296813383], [-48.3680639162, -20.5350188703], [-48.3710842315, -20.5457603164], [-48.3831963789, -20.5366903913], [-48.3880123143, -20.5288368789], [-48.4086176693, -20.5212162831], [-48.4153106785, -20.5110458854], [-48.4191945269, -20.4947073647], [-48.4535929815, -20.4521446769], [-48.4546309496, -20.4509337711], [-48.4783676798, -20.4256259542], [-48.4856863197, -20.3887733998], [-48.4817259247, -20.3469207831], [-48.5050767962, -20.3231980614], [-48.5095974304, -20.2982398155], [-48.5062123963, -20.2743539681], [-48.5112956539, -20.2606886760], [-48.5221817631, -20.2420405430], [-48.5353137514, -20.2394825537], [-48.5528521934, -20.2223070208], [-48.5658656611, -20.2161023351], [-48.5949786098, -20.1723027067], [-48.6114171071, -20.1668671535], [-48.6356131157, -20.1739712212], [-48.6464661279, -20.1665321688], [-48.6263383110, -20.1596210131], [-48.6001820842, -20.1392419850], [-48.5817600650, -20.1317406663], [-48.5541701947, -20.1298303652], [-48.5369246462, -20.1331666101], [-48.5138265958, -20.1372962265], [-48.5137985283, -20.1373052572], [-48.4906578555, -20.1376552855], [-48.4647918863, -20.1282692071], [-48.4511579742, -20.1254048611], [-48.4415333187, -20.1312707826]]] }},</text:span></text:p>
      <text:p text:style-name="P1"><text:span text:style-name="T1"><text:tab/>{ "type": "Feature", "properties": {"id": "3517505", "name": "Guapiacu", "description": "Guapiacu"}, "geometry": { "type": "Polygon", "coordinates": [[[-49.1292331051, -20.6579884417], [-49.1209766158, -20.6663545729], [-49.1290422512, -20.6742366538], [-49.1271807891, -20.6771387484], [-49.1206117452, -20.6831147480], [-49.1229061966, -20.7043484425], [-49.1267104241, -20.7106360073], [-49.1238286557, -20.7137379746], [-49.1255270378, -20.7289999324], [-49.1213007575, -20.7306144720], [-49.1178686974, -20.7393718889], [-49.1113275461, -20.7367915218], [-49.1077206363, -20.7389069212], [-49.1097954946, -20.7424264495], [-49.1040937104, -20.7420566190], [-49.0946457576, -20.7590066809], [-49.0950022905, -20.7665776211], [-49.1047886261, -20.7791916581], [-49.0983630946, -20.7825289994], [-49.0953617057, -20.7876218821], [-49.1027026224, -20.8001989764], [-49.1236680395, -20.8137428706], [-49.1413571784, -20.8243349792], [-49.1482580826, -20.8208303348], [-49.1611868159, -20.8239232151], [-49.1690547728, -20.8151922434], [-49.1764655044, -20.8143490135], [-49.1965242047, -20.8247998648], [-49.2047252044, -20.8385883636], [-49.2112591475, -20.8402056688], [-49.2228324870, -20.8385541030], [-49.2576198364, -20.8497998710], [-49.2713301375, -20.8357156576], [-49.2711883757, -20.8119168987], [-49.2722884523, -20.7938369995], [-49.2748582016, -20.7918570930], [-49.2770403733, -20.7899782160], [-49.2779201478, -20.7892203578], [-49.2779766152, -20.7865768098], [-49.2817418712, -20.7699850572], [-49.2823229414, -20.7610349806], [-49.2755746120, -20.7412974763], [-49.2709348502, -20.7138978395], [-49.2734919035, -20.7025091040], [-49.2701526313, -20.6927824129], [-49.2729825619, -20.6853272912], [-49.2657175403, -20.6803536136], [-49.2460689390, -20.6778990989], [-49.2241767376, -20.6804145608], [-49.2117691846, -20.6728644907], [-49.2058705032, -20.6646987963], [-49.1948705611, -20.6658277362], [-49.1782984189, -20.6615065687], [-49.1758037169, -20.6471616960], [-49.1553506315, -20.6341072085], [-49.1302662230, -20.5951504624], [-49.1202973769, -20.5976996583], [-49.1184069768, -20.6039482297], [-49.1237698263, -20.6112953673], [-49.1239091602, -20.6233227807], [-49.1155458264, -20.6239871086], [-49.1233284926, -20.6311080126], [-49.1244906536, -20.6376100643], [-49.1061065650, -20.6511757258], [-49.1292331051, -20.6579884417]]] }},</text:span></text:p>
      <text:p text:style-name="P1"><text:span text:style-name="T1"><text:tab/>{ "type": "Feature", "properties": {"id": "3517604", "name": "Guapiara", "description": "Guapiara"}, "geometry": { "type": "Polygon", "coordinates": [[[-48.5796713789, -24.0935712409], [-48.5756091124, -24.0953278440], [-48.5689087154, -24.0910833106], [-48.5688804646, -24.0901218616], [-48.5457592197, -24.1080194743], [-48.5469618270, -24.1143045649], [-48.5417809325, -24.1183318041], [-48.5298654466, -24.1209628658], [-48.5278915598, -24.1270103704], [-48.5313511162, -24.1279331649], [-48.5275040167, -24.1336230499], [-48.5160756460, -24.1392548810], [-48.5159444117, -24.1392384816], [-48.5052754002, -24.1378813649], [-48.4991264009, -24.1415804836], [-48.4992197489, -24.1456908516], [-48.4978443055, -24.1466054159], [-48.4914202867, -24.1471575387], [-48.4874690010, -24.1537666920], [-48.4812952511, -24.1522941273], [-48.4726847839, -24.1561318536], [-48.4761225965, -24.1639594159], [-48.4704649427, -24.1716871935], [-48.4604716209, -24.1747116947], [-48.4452290856, -24.1710684968], [-48.4354176738, -24.1736325845], [-48.4264128860, -24.1826522349], [-48.4204749691, -24.1797079280], [-48.4215032969, -24.1871361432], [-48.4272089639, -24.1852012237], [-48.4338704642, -24.1880951606], [-48.4362519548, -24.2015891782], [-48.4442868683, -24.2149216412], [-48.4489099327, -24.2147287210], [-48.4489984179, -24.2283294040], [-48.4414968751, -24.2288819547], [-48.4376558356, -24.2253617253], [-48.4353560773, -24.2335220181], [-48.4409338536, -24.2445405339], [-48.4348189098, -24.2483192022], [-48.4359985622, -24.2528118189], [-48.4306519718, -24.2632602406], [-48.4515412352, -24.2628538522], [-48.4532729174, -24.2548139068], [-48.4582249479, -24.2520740875], [-48.4638174933, -24.2690914180], [-48.4638416011, -24.2736392565], [-48.4521703155, -24.2838463038], [-48.4529733997, -24.2862281720], [-48.4546529197, -24.2944677649], [-48.4554939706, -24.2950977704], [-48.4638465229, -24.2859041761], [-48.4702078450, -24.2880754704], [-48.4719931275, -24.2848280544], [-48.4755084698, -24.2890704461], [-48.4853149611, -24.2832663712], [-48.4974264291, -24.2807588464], [-48.5030213414, -24.2875824344], [-48.5002670366, -24.2933794660], [-48.5033665498, -24.3026395806], [-48.5137828319, -24.3054136137], [-48.5152523102, -24.3093107657], [-48.5211558058, -24.3084448426], [-48.5228242095, -24.3193554205], [-48.5294410883, -24.3166543820], [-48.5336353427, -24.3203009392], [-48.5384356486, -24.3173065601], [-48.5483445996, -24.3055108329], [-48.5496631791, -24.2990114422], [-48.5516378778, -24.2892698361], [-48.5567823029, -24.2863697621], [-48.5709303817, -24.2995643483], [-48.5902068027, -24.3145911130], [-48.6004126888, -24.3325883936], [-48.6047003129, -24.3317250017], [-48.6162289901, -24.3345257906], [-48.6189294666, -24.3352802027], [-48.6234586198, -24.3295007749], [-48.6329935508, -24.3358279995], [-48.6408182030, -24.3300767811], [-48.6446015766, -24.3315521191], [-48.6463810581, -24.3219878301], [-48.6412796486, -24.3199521839], [-48.6313500857, -24.3010107016], [-48.6349215171, -24.2933461318], [-48.6324301717, -24.2907828740], [-48.6408204130, -24.2898312865], [-48.6466847590, -24.2801664965], [-48.6393111864, -24.2688754296], [-48.6419847278, -24.2614517138], [-48.6367502184, -24.2505931836], [-48.6374533093, -24.2466209777], [-48.6499735203, -24.2370147837], [-48.6297874948, -24.2105866255], [-48.6257457100, -24.1998078456], [-48.6351221316, -24.1832583773], [-48.6315156254, -24.1800612485], [-48.6330848710, -24.1732198695], [-48.6423327113, -24.1678708678], [-48.6464116565, -24.1689075437], [-48.6571101217, -24.1619995641], [-48.6565598551, -24.1560469695], [-48.6696165472, -24.1550825243], [-48.6623526871, -24.1505659189], [-48.6603654819, -24.1427960650], [-48.6579437475, -24.1329585466], [-48.6487319185, -24.1264408226], [-48.6457337157, -24.1167109779], [-48.6218552700, -24.1072457034], [-48.6161148506, -24.1011624087], [-48.6063376222, -24.1015002537], [-48.5961143415, -24.0896749033], [-48.5901321494, -24.0884423700], [-48.5796713789, -24.0935712409]]] }},</text:span></text:p>
      <text:p text:style-name="P1"><text:span text:style-name="T1"><text:tab/>{ "type": "Feature", "properties": {"id": "3517703", "name": "Guara", "description": "Guara"}, "geometry": { "type": "Polygon", "coordinates": [[[-47.8808019517, -20.3870149378], [-47.8173894660, -20.3907891981], [-47.8100105748, -20.3873956442], [-47.8023077219, -20.3907222164], [-47.7894623063, -20.4044825684], [-47.7779559802, -20.4034464965], [-47.7711589177, -20.4063341613], [-47.7694114324, -20.4177918096], [-47.7501453123, -20.4241141594], [-47.7419053863, -20.4348660879], [-47.7235790774, -20.4430293135], [-47.7161541601, -20.4455284386], [-47.6978518132, -20.4542997480], [-47.6805226352, -20.4556908119], [-47.6612378316, -20.4628459588], [-47.6347794069, -20.4658939776], [-47.6261683017, -20.4798845035], [-47.6416659543, -20.4884851281], [-47.6388466605, -20.5012198715], [-47.6468008899, -20.5181358935], [-47.6704327168, -20.5292314600], [-47.6787599503, -20.5375311600], [-47.6915880735, -20.5427011960], [-47.6923817295, -20.5560728095], [-47.7114849760, -20.5584066573], [-47.7149882528, -20.5633076440], [-47.7254404797, -20.5811239895], [-47.7425737742, -20.5950105476], [-47.7644250926, -20.5975043960], [-47.7668586410, -20.5929391717], [-47.7626823243, -20.5881800193], [-47.7673152845, -20.5817423587], [-47.7761245572, -20.5785913745], [-47.7840254293, -20.5838691996], [-47.7878866329, -20.5805712021], [-47.7783512033, -20.5688514869], [-47.7831289528, -20.5630414804], [-47.7956131409, -20.5679913835], [-47.7926591994, -20.5474902368], [-47.8094940521, -20.5422452510], [-47.8187703181, -20.5530225578], [-47.8218145347, -20.5445739551], [-47.8365301438, -20.5367040622], [-47.8277716915, -20.5244666568], [-47.8351214446, -20.5191655431], [-47.8536649923, -20.5095555427], [-47.8578346792, -20.5108455133], [-47.8639659228, -20.4967376747], [-47.8564576996, -20.4878794840], [-47.8653578159, -20.4756656980], [-47.8645278356, -20.4721633014], [-47.8740565405, -20.4659856477], [-47.8857368459, -20.4721319358], [-47.8917038468, -20.4689402416], [-47.8916366222, -20.4653916747], [-47.8758248739, -20.4540629207], [-47.8816421985, -20.4458136311], [-47.8809289203, -20.4361035008], [-47.8991175913, -20.4394973829], [-47.9023408113, -20.4343061543], [-47.9160481166, -20.4339722840], [-47.9271618620, -20.4318527900], [-47.9315788822, -20.4232925221], [-47.9159866745, -20.4193953664], [-47.9144954090, -20.4163656051], [-47.9081755750, -20.4145313360], [-47.8896941275, -20.3898731449], [-47.8808019517, -20.3870149378]]] }},</text:span></text:p>
      <text:p text:style-name="P1"><text:span text:style-name="T1"><text:tab/>{ "type": "Feature", "properties": {"id": "3517802", "name": "Guaracai", "description": "Guaracai"}, "geometry": { "type": "Polygon", "coordinates": [[[-51.2250325644, -20.8485514999], [-51.2125801094, -20.8615283064], [-51.1880070974, -20.8635614450], [-51.1827410275, -20.8615663648], [-51.1787855622, -20.8534149347], [-51.1745710946, -20.8532814409], [-51.1424888929, -20.8540643306], [-51.1434273270, -20.8834142707], [-51.1364112807, -20.8924876552], [-51.1387555709, -20.9043072607], [-51.1350381893, -20.9080421868], [-51.1336403959, -20.9205742350], [-51.1362408582, -20.9235721551], [-51.1299495223, -20.9310599854], [-51.1326164334, -20.9336024905], [-51.1297920038, -20.9430009525], [-51.1202495374, -20.9522202770], [-51.1183765478, -20.9786861599], [-51.1153418940, -20.9819952011], [-51.1223888351, -21.0000331081], [-51.1216032736, -21.0079839658], [-51.1380838030, -21.0381927630], [-51.1423804458, -21.0424067898], [-51.1512071239, -21.0391150037], [-51.1676272985, -21.0404358650], [-51.1704760695, -21.0551621664], [-51.1816308308, -21.0662625752], [-51.1817072460, -21.0663441539], [-51.2066583428, -21.0927845985], [-51.2154579201, -21.0957301617], [-51.2240578404, -21.0915719519], [-51.2326051571, -21.0925100911], [-51.2564456563, -21.1138113998], [-51.2657447531, -21.1319946047], [-51.2662630543, -21.1466654881], [-51.2707822432, -21.1533702361], [-51.2807640097, -21.1596961377], [-51.2908309791, -21.1610180006], [-51.2969758393, -21.1679043090], [-51.3062372799, -21.1714667507], [-51.3094037730, -21.1784388338], [-51.3066652300, -21.1910573947], [-51.3095563461, -21.2020815806], [-51.3061151537, -21.2144190511], [-51.3140557746, -21.2299040610], [-51.3107187738, -21.2443269523], [-51.3290821794, -21.2786298380], [-51.3283491868, -21.2920447627], [-51.3280202159, -21.2943001628], [-51.3380185728, -21.2884481264], [-51.3364437861, -21.2928822320], [-51.3392123500, -21.2929124370], [-51.3454134759, -21.2872363632], [-51.3463461498, -21.2920295338], [-51.3503691172, -21.2916569562], [-51.3488096292, -21.2885415250], [-51.3563113377, -21.2887893275], [-51.3594288507, -21.2851976845], [-51.3641270702, -21.2895886020], [-51.3667448452, -21.2857985726], [-51.3682426145, -21.2897476844], [-51.3685001714, -21.2896271665], [-51.3729320147, -21.2875538602], [-51.3714494443, -21.2838820742], [-51.3855591641, -21.2843154111], [-51.3867902480, -21.2809700791], [-51.3941990324, -21.2790334369], [-51.3954823202, -21.2722711359], [-51.4004821573, -21.2728645079], [-51.3991558575, -21.2665745149], [-51.4099332127, -21.2661465283], [-51.4089483694, -21.2616875533], [-51.4192461186, -21.2607786646], [-51.4191789285, -21.2556785493], [-51.4239522643, -21.2575772432], [-51.4253505492, -21.2516421078], [-51.4266946853, -21.2560794333], [-51.4293401830, -21.2552768266], [-51.4279463118, -21.2526446570], [-51.4341757095, -21.2453064852], [-51.4424528504, -21.2433229457], [-51.4447671706, -21.2456142638], [-51.4532483256, -21.2392091558], [-51.4553289171, -21.2428298252], [-51.4559483798, -21.2368852764], [-51.4603309325, -21.2372924047], [-51.4602750187, -21.2413980133], [-51.4619333883, -21.2368860000], [-51.4593543756, -21.2354708753], [-51.4628096707, -21.2341555151], [-51.4648634841, -21.2377747776], [-51.4667775187, -21.2357674213], [-51.4659853944, -21.2394396201], [-51.4686217886, -21.2351903912], [-51.4762091753, -21.2367046863], [-51.4802752299, -21.2307383380], [-51.4846447148, -21.2326464401], [-51.4840840726, -21.2294629898], [-51.4814769380, -21.2221542645], [-51.4800350583, -21.2181119992], [-51.4773630136, -21.2064241056], [-51.4667269668, -21.2009879947], [-51.4550722200, -21.1870288178], [-51.4466642765, -21.1874625818], [-51.4438605674, -21.1827596652], [-51.4381251090, -21.1824879044], [-51.4213319209, -21.1724614197], [-51.4217499162, -21.1651268333], [-51.4124381708, -21.1601176087], [-51.4065257191, -21.1361182398], [-51.4049081516, -21.1349599470], [-51.3897541660, -21.1334980831], [-51.3749960524, -21.1157503321], [-51.3543268414, -21.1102896642], [-51.3472243749, -21.1139176917], [-51.3361497490, -21.1062095122], [-51.3312536422, -21.1122467451], [-51.3198852885, -21.0651715122], [-51.3228051681, -21.0603298150], [-51.3089726250, -21.0536958993], [-51.3051530183, -21.0450016784], [-51.2980818025, -21.0405099389], [-51.2801315922, -21.0433824578], [-51.2658002933, -21.0407946846], [-51.2608995308, -21.0298127480], [-51.2444386765, -21.0126276319], [-51.2437714135, -21.0051745915], [-51.2396026913, -21.0054076065], [-51.2372651543, -21.0014333834], [-51.2373924103, -20.9828149930], [-51.2280882961, -20.9816280387], [-51.2207339618, -20.9739948935], [-51.2255946449, -20.9714010764], [-51.2250605397, -20.9612619220], [-51.1976170174, -20.9521432897], [-51.2112861198, -20.9165253527], [-51.2157314295, -20.9121705809], [-51.2156650964, -20.9014479605], [-51.2242375834, -20.8916597928], [-51.2317369952, -20.8900016957], [-51.2416531040, -20.8575940775], [-51.2380412030, -20.8579789904], [-51.2381505616, -20.8526248452], [-51.2250325644, -20.8485514999]]] }},</text:span></text:p>
      <text:p text:style-name="P1"><text:span text:style-name="T1"><text:tab/>{ "type": "Feature", "properties": {"id": "3517901", "name": "Guaraci", "description": "Guaraci"}, "geometry": { "type": "Polygon", "coordinates": [[[-48.9489797137, -20.4113657435], [-48.8994001610, -20.4408670470], [-48.8859956785, -20.4364198835], [-48.8816576830, -20.4404000919], [-48.8826811071, -20.4466851373], [-48.8852223480, -20.4521042467], [-48.8919228770, -20.4542942702], [-48.8939789044, -20.4616352814], [-48.8908907348, -20.4762199665], [-48.8866088001, -20.4812175527], [-48.8869896635, -20.4892362284], [-48.8749050126, -20.5062873262], [-48.8670197405, -20.5105369204], [-48.8669022558, -20.5307543408], [-48.8580609589, -20.5330515830], [-48.8517712493, -20.5443252094], [-48.8848493921, -20.5455949834], [-48.8880754531, -20.5536082096], [-48.9015518828, -20.5532934992], [-48.9310906742, -20.5662548629], [-48.9492488746, -20.5711408183], [-48.9582825578, -20.5755001256], [-48.9627102731, -20.5910659194], [-48.9896498805, -20.5812588458], [-49.0056706210, -20.5784042840], [-49.0154541037, -20.5676577375], [-49.0132738262, -20.5584066264], [-49.0226920468, -20.5508075180], [-49.0085526952, -20.5456916221], [-49.0040803131, -20.5249661731], [-49.0105738894, -20.5112814710], [-49.0197700735, -20.5095155925], [-49.0297808614, -20.5015928940], [-49.0299662220, -20.4968966421], [-49.0385354728, -20.4884249882], [-49.0354562778, -20.4823243125], [-49.0485978729, -20.4693029772], [-49.0491970095, -20.4598797599], [-49.0741037436, -20.4510308925], [-49.0820973708, -20.4542080678], [-49.0883044483, -20.4627579950], [-49.0859380197, -20.4374283563], [-49.0797410148, -20.4286185123], [-49.0884956438, -20.4185127140], [-49.0809503255, -20.4079879571], [-49.0847325220, -20.3987978415], [-49.0793509344, -20.3932520028], [-49.0750531580, -20.3555760748], [-49.0898824621, -20.3376829526], [-49.0931674318, -20.2890867763], [-49.1202550827, -20.2700603817], [-49.1152522857, -20.2601093104], [-49.0888370468, -20.2117069787], [-49.0670169100, -20.1542761113], [-49.0587583275, -20.1506396459], [-49.0324857312, -20.1495884695], [-49.0135378889, -20.1543316997], [-48.9917884298, -20.1649159156], [-48.9836333921, -20.1732539804], [-48.9715609474, -20.2073224453], [-48.9613234972, -20.2628329891], [-48.9637515001, -20.2832114082], [-48.9657792040, -20.3676148979], [-48.9702050658, -20.3861174186], [-48.9684350649, -20.3932714678], [-48.9625675566, -20.4026526759], [-48.9489797137, -20.4113657435]]] }},</text:span></text:p>
      <text:p text:style-name="P1"><text:span text:style-name="T1"><text:tab/>{ "type": "Feature", "properties": {"id": "3518008", "name": "Guarani d'Oeste", "description": "Guarani d'Oeste"}, "geometry": { "type": "Polygon", "coordinates": [[[-50.2835715001, -20.0246189636], [-50.2841920518, -20.0626886739], [-50.2896702705, -20.0730376591], [-50.3083375835, -20.0881264747], [-50.3275455792, -20.1048997975], [-50.3340777439, -20.1032361664], [-50.3492143796, -20.1058339358], [-50.3698726261, -20.1004602446], [-50.3884926190, -20.1055676899], [-50.3934780078, -20.1031332992], [-50.4180180282, -20.0607297759], [-50.4193815309, -20.0583726207], [-50.4228593219, -20.0541902420], [-50.4112384095, -20.0508723191], [-50.3937234065, -20.0579736854], [-50.3810896960, -20.0572622812], [-50.3683475338, -20.0473555628], [-50.3621530026, -20.0315940362], [-50.3486040163, -20.0382672498], [-50.3379069691, -20.0343037320], [-50.3311259971, -20.0354090022], [-50.2950298156, -20.0169152387], [-50.2835715001, -20.0246189636]]] }},</text:span></text:p>
      <text:p text:style-name="P1"><text:span text:style-name="T1"><text:tab/>{ "type": "Feature", "properties": {"id": "3518107", "name": "Guaranta", "description": "Guaranta"}, "geometry": { "type": "Polygon", "coordinates": [[[-49.4308779557, -21.7788844192], [-49.4198232809, -21.7873921413], [-49.4156420524, -21.7957739528], [-49.4156956359, -21.8061388722], [-49.4103540983, -21.8122835277], [-49.4121718412, -21.8195951368], [-49.4024334053, -21.8256508026], [-49.4044288872, -21.8437181291], [-49.4212888159, -21.8637135469], [-49.4489614371, -21.8795551792], [-49.4530940873, -21.8883884127], [-49.4683210033, -21.8914120849], [-49.4830443333, -21.9031069655], [-49.4858996682, -21.9117191591], [-49.5058790259, -21.9206178815], [-49.5100433037, -21.9312578943], [-49.5220463786, -21.9332857471], [-49.5203222010, -21.9409874506], [-49.5279584125, -21.9423402182], [-49.5261005592, -21.9515909826], [-49.5340396368, -21.9584476648], [-49.5392889697, -21.9717345527], [-49.5373856552, -21.9777041937], [-49.5355928991, -21.9812518966], [-49.5426227455, -21.9955197924], [-49.5408988813, -22.0041300722], [-49.5495122524, -22.0094782933], [-49.5723770294, -21.9933067235], [-49.5706807876, -21.9867944390], [-49.5742904075, -21.9815505181], [-49.5705519298, -21.9786004801], [-49.5717869793, -21.9735188328], [-49.5783557624, -21.9788104081], [-49.5859264907, -21.9846378326], [-49.6033750209, -21.9851943969], [-49.6161193815, -21.9928080326], [-49.6112896372, -21.9987017639], [-49.6130037620, -22.0071780484], [-49.6211826299, -22.0014528569], [-49.6288507776, -22.0092440997], [-49.6410747876, -22.0128221609], [-49.6535723997, -22.0087003555], [-49.6748399606, -22.0205152134], [-49.6803490442, -22.0320689411], [-49.6903995788, -22.0306639652], [-49.6950442092, -22.0440269523], [-49.6959046149, -22.0459187104], [-49.7049281834, -22.0463588292], [-49.7058542318, -22.0401211310], [-49.7366258970, -22.0292616513], [-49.7394567584, -22.0256569848], [-49.7339660526, -22.0170847407], [-49.7413483912, -22.0168157462], [-49.7559810126, -22.0077407214], [-49.7485910101, -21.9832985161], [-49.7369407642, -21.9707358309], [-49.7395914769, -21.9491149488], [-49.7338972442, -21.9393544073], [-49.7287977636, -21.9360209061], [-49.7206610386, -21.9197805685], [-49.7155662846, -21.9200673204], [-49.6980950928, -21.9088116420], [-49.7012028638, -21.9004046174], [-49.6917798862, -21.8950784346], [-49.6509995386, -21.8545523827], [-49.6393786949, -21.8498211989], [-49.6353293856, -21.8595554761], [-49.6063519590, -21.8704189670], [-49.5966966438, -21.8575418271], [-49.5908434501, -21.8547624502], [-49.5855245592, -21.8543140569], [-49.5802747386, -21.8501807097], [-49.5770240395, -21.8406343323], [-49.5652232146, -21.8313121969], [-49.5523727634, -21.8412995461], [-49.5457487068, -21.8560060454], [-49.5384271441, -21.8507136065], [-49.5263073015, -21.8521729186], [-49.5230481956, -21.8494597483], [-49.5252621828, -21.8370898009], [-49.5160030448, -21.8354188701], [-49.4993440618, -21.8197037684], [-49.4919857306, -21.8204658336], [-49.4886474798, -21.8078624987], [-49.4589909154, -21.7846083470], [-49.4503771900, -21.7832394568], [-49.4370912382, -21.7867224704], [-49.4308779557, -21.7788844192]]] }},</text:span></text:p>
      <text:p text:style-name="P1"><text:span text:style-name="T1"><text:tab/>{ "type": "Feature", "properties": {"id": "3518206", "name": "Guararapes", "description": "Guararapes"}, "geometry": { "type": "Polygon", "coordinates": [[[-50.7011151226, -21.0273770220], [-50.6863926241, -21.0398112728], [-50.6703201265, -21.0370278011], [-50.6609065001, -21.0423269918], [-50.6530783968, -21.0408580568], [-50.6402801874, -21.0462508758], [-50.6346295684, -21.0447482930], [-50.6405907529, -21.0523042615], [-50.6383763573, -21.0716055544], [-50.6307245564, -21.0837685749], [-50.6230505562, -21.0891077636], [-50.6161267846, -21.1055680154], [-50.6168128719, -21.1122439792], [-50.6224136339, -21.1284087493], [-50.6205454386, -21.1319002361], [-50.6144045905, -21.1345523718], [-50.6117517569, -21.1318465825], [-50.6085299654, -21.1338342674], [-50.6059791332, -21.1299109268], [-50.6003144966, -21.1318982642], [-50.6024886707, -21.1479740479], [-50.5925076848, -21.1538468620], [-50.5907421229, -21.1612564215], [-50.5950095176, -21.1647454687], [-50.5833273357, -21.1752150753], [-50.5836246118, -21.1802983658], [-50.5704370917, -21.1849475472], [-50.5767316147, -21.2024155654], [-50.5675046128, -21.2177001808], [-50.5625357324, -21.2193391341], [-50.5606094075, -21.2317281890], [-50.5548831497, -21.2402207954], [-50.5444172764, -21.2517541167], [-50.5436666833, -21.2703938852], [-50.5537900722, -21.2822263157], [-50.5568377764, -21.2913262225], [-50.5625610617, -21.2903110371], [-50.5735868487, -21.2986378879], [-50.5781754230, -21.3051630947], [-50.5881062106, -21.3201894390], [-50.5889624570, -21.3322698897], [-50.5992392565, -21.3465343991], [-50.5999737084, -21.3549431418], [-50.6044549526, -21.3577026611], [-50.5992816927, -21.3933853132], [-50.6036408113, -21.4080622585], [-50.6009367374, -21.4159395726], [-50.6071880362, -21.4198273728], [-50.6068454368, -21.4248796928], [-50.6171600620, -21.4291442855], [-50.6179448059, -21.4357807511], [-50.6243522096, -21.4429977689], [-50.6217921482, -21.4512499731], [-50.6235581936, -21.4558478650], [-50.6389289244, -21.4599534561], [-50.6379441001, -21.4724553385], [-50.6457617483, -21.4746299210], [-50.6442960646, -21.4801280647], [-50.6491127371, -21.4808613734], [-50.6529572882, -21.4821118121], [-50.6522849164, -21.4925103133], [-50.6563491087, -21.4946797486], [-50.6538133955, -21.5000348239], [-50.6753134825, -21.5011617198], [-50.6807551749, -21.5138053324], [-50.6896973669, -21.5114632440], [-50.6914397289, -21.5186256390], [-50.6990296396, -21.5266965404], [-50.7040790962, -21.5255784527], [-50.7062320539, -21.5293418482], [-50.7085977868, -21.5257739589], [-50.7158797200, -21.5277655403], [-50.7211288522, -21.5261348752], [-50.7306285596, -21.5291201156], [-50.7402119700, -21.5210263662], [-50.7450449266, -21.5248740889], [-50.7522909829, -21.5245920013], [-50.7539941564, -21.5287088053], [-50.7629313004, -21.5291916132], [-50.7712446812, -21.5363987018], [-50.7682826282, -21.5454128063], [-50.7731134012, -21.5447998986], [-50.7813475306, -21.5429706063], [-50.7884932496, -21.5489023754], [-50.7845186327, -21.5490892830], [-50.7873900477, -21.5519482863], [-50.7856775910, -21.5572656610], [-50.7939014930, -21.5586037963], [-50.7983014949, -21.5551529162], [-50.7927013630, -21.5432359759], [-50.7966772208, -21.5414900412], [-50.8057674103, -21.5543740069], [-50.8055341240, -21.5595539693], [-50.8104173877, -21.5596446686], [-50.8097835364, -21.5645129811], [-50.8120274565, -21.5599830553], [-50.8145453601, -21.5637613857], [-50.8214820271, -21.5575120751], [-50.8152655475, -21.5538744075], [-50.8187403762, -21.5507083791], [-50.8131742860, -21.5481646971], [-50.8149366489, -21.5396688109], [-50.8263054301, -21.5373277263], [-50.8296844756, -21.5408028442], [-50.8280159464, -21.5362785723], [-50.8469674499, -21.5353960753], [-50.8689952796, -21.5249918468], [-50.8720949130, -21.5143268821], [-50.8638002709, -21.5081396812], [-50.8693351432, -21.4946307952], [-50.8731462457, -21.4886982157], [-50.8711203933, -21.4811156006], [-50.8657098754, -21.4764305151], [-50.8591308781, -21.4763820776], [-50.8560869885, -21.4684284272], [-50.8381918252, -21.4507415491], [-50.8355323433, -21.4519092287], [-50.8309203006, -21.4476090907], [-50.8213383036, -21.4488295184], [-50.8181287941, -21.4458159464], [-50.8139257590, -21.4474546405], [-50.8124583950, -21.4443811693], [-50.8072088169, -21.4451599112], [-50.8039130761, -21.4411611541], [-50.7957479447, -21.4398099695], [-50.7838849060, -21.4195262768], [-50.7777462549, -21.4130252034], [-50.7704673382, -21.4126453127], [-50.7670924786, -21.3996045737], [-50.7669877642, -21.3949387163], [-50.7514830156, -21.3846921650], [-50.7441243948, -21.3873227038], [-50.7391504200, -21.3828836050], [-50.7178469263, -21.3788929682], [-50.7130669851, -21.3718157600], [-50.7139348713, -21.3662931567], [-50.7175204122, -21.3519815538], [-50.7058061076, -21.3450412077], [-50.6952560562, -21.3308596923], [-50.6985214418, -21.3221287154], [-50.6936288018, -21.3059878793], [-50.6938397152, -21.2627014252], [-50.7000123786, -21.2536672022], [-50.7128293677, -21.2519146489], [-50.7195465181, -21.2468448271], [-50.7267605819, -21.2491326709], [-50.7310211681, -21.2560954022], [-50.7347520246, -21.2549371649], [-50.7443212175, -21.2585264817], [-50.7464417689, -21.2628883976], [-50.7533966037, -21.2631197646], [-50.7518868379, -21.2458462195], [-50.7407305355, -21.2277040078], [-50.7307187484, -21.2252689330], [-50.7290490128, -21.2106399902], [-50.7354741331, -21.1985805238], [-50.7751349300, -21.1826475355], [-50.7945216833, -21.1864952881], [-50.7937920319, -21.1802260969], [-50.7805319830, -21.1716514645], [-50.7631298939, -21.1470727788], [-50.7546754333, -21.1306695785], [-50.7664934210, -21.1241492642], [-50.7528792361, -21.1016973799], [-50.7440819733, -21.0951889411], [-50.7743683803, -21.0839859973], [-50.7947317449, -21.0627308501], [-50.8021821735, -21.0603252668], [-50.7976413038, -21.0521160351], [-50.8012824084, -21.0460129633], [-50.7961806601, -21.0399736725], [-50.8023783441, -21.0268286667], [-50.7999205952, -21.0220714928], [-50.8041502711, -21.0120071467], [-50.7954416272, -20.9912034164], [-50.7967287923, -20.9852057741], [-50.7968249900, -20.9847547031], [-50.7011151226, -21.0273770220]]] }},</text:span></text:p>
      <text:p text:style-name="P1"><text:span text:style-name="T1"><text:tab/>{ "type": "Feature", "properties": {"id": "3518305", "name": "Guararema", "description": "Guararema"}, "geometry": { "type": "Polygon", "coordinates": [[[-46.0379116315, -23.3865170192], [-46.0254453633, -23.3914554888], [-46.0253018142, -23.3913988872], [-46.0217659575, -23.3871404888], [-46.0152458676, -23.3906839398], [-46.0100927257, -23.3837817375], [-46.0009766663, -23.3856160819], [-45.9913708513, -23.4158297733], [-45.9869369240, -23.4192849122], [-45.9792583699, -23.4179223574], [-45.9766260092, -23.4275937509], [-45.9674726106, -23.4263526200], [-45.9651782127, -23.4319305361], [-45.9514168269, -23.4508588853], [-45.9564565177, -23.4681158295], [-45.9679053771, -23.4749608817], [-45.9565359662, -23.4883386302], [-45.9553049127, -23.4933078136], [-45.9614650705, -23.4965597396], [-45.9685653659, -23.5003340565], [-45.9746954355, -23.5028665615], [-45.9831948820, -23.5163437482], [-45.9913522402, -23.5193391121], [-45.9978720748, -23.5184826065], [-46.0057627446, -23.5267430742], [-46.0090181533, -23.5280615972], [-46.0216282482, -23.5302681377], [-46.0340631837, -23.5252701999], [-46.0404864685, -23.5378492715], [-46.0560387978, -23.5419797648], [-46.0702767033, -23.5370227465], [-46.0750199983, -23.5317333400], [-46.0768648245, -23.5284618058], [-46.0710262831, -23.5229019175], [-46.0766343337, -23.5169196078], [-46.0754332538, -23.5091811782], [-46.0719278579, -23.5122701347], [-46.0657765351, -23.5063311604], [-46.0639644778, -23.4923715948], [-46.0503257271, -23.4880718498], [-46.0535266375, -23.4727104238], [-46.0593952634, -23.4639618270], [-46.0717890812, -23.4541518252], [-46.0769036108, -23.4506915881], [-46.0987923871, -23.4547674084], [-46.1031108996, -23.4527714308], [-46.1162535289, -23.4372164693], [-46.1273723437, -23.4350410718], [-46.1372060598, -23.4388238130], [-46.1449044445, -23.4332014940], [-46.1547554348, -23.4252117418], [-46.1422917989, -23.4159771028], [-46.1423546391, -23.4103848721], [-46.1475027899, -23.4067187226], [-46.1462528030, -23.4005585511], [-46.1574370067, -23.3913768225], [-46.1597274990, -23.3879525498], [-46.1601001342, -23.3872183963], [-46.1553195870, -23.3704110130], [-46.1525466582, -23.3667866509], [-46.1554463162, -23.3623951000], [-46.1548340298, -23.3582261221], [-46.1564561472, -23.3521461940], [-46.1568709984, -23.3423799354], [-46.1570012830, -23.3419154169], [-46.1506976029, -23.3369456790], [-46.1366678226, -23.3270864930], [-46.1227999682, -23.3185228238], [-46.1142860715, -23.3128677325], [-46.1116930010, -23.3092126947], [-46.1011384369, -23.3081090971], [-46.0983098378, -23.3087847759], [-46.0984750599, -23.3255957020], [-46.0953467262, -23.3279929184], [-46.0915957419, -23.3302045488], [-46.0799848930, -23.3403111020], [-46.0732602833, -23.3416641719], [-46.0675186768, -23.3482761906], [-46.0673787221, -23.3544800347], [-46.0601245158, -23.3573010080], [-46.0379116315, -23.3865170192]]] }},</text:span></text:p>
      <text:p text:style-name="P1"><text:span text:style-name="T1"><text:tab/>{ "type": "Feature", "properties": {"id": "3518404", "name": "Guaratingueta", "description": "Guaratingueta"}, "geometry": { "type": "Polygon", "coordinates": [[[-45.2647043411, -22.6141408839], [-45.2654814225, -22.6212360590], [-45.2510752664, -22.6313659240], [-45.2286052213, -22.6391206614], [-45.2233579147, -22.6528546633], [-45.2111988405, -22.6505258361], [-45.2053608603, -22.6567666180], [-45.2032996977, -22.6554275859], [-45.2057674239, -22.6637158662], [-45.1997029825, -22.6658969447], [-45.1893897216, -22.6668467821], [-45.1904654099, -22.6717905445], [-45.1904115526, -22.6720517909], [-45.1986940995, -22.6815848391], [-45.2060589947, -22.6888924879], [-45.2015127957, -22.6927456334], [-45.1980524026, -22.6915558373], [-45.1924335111, -22.6930316204], [-45.1883087970, -22.6882787964], [-45.1792127291, -22.6906873604], [-45.1822643539, -22.7017632614], [-45.1790287966, -22.7116181152], [-45.1711520552, -22.7226006565], [-45.1656608524, -22.7231910803], [-45.1567543888, -22.7322427264], [-45.1541297394, -22.7399485857], [-45.1476534008, -22.7410384479], [-45.1446102986, -22.7422584216], [-45.1461249225, -22.7449474199], [-45.1543997779, -22.7496480542], [-45.1568334432, -22.7586352923], [-45.1569850460, -22.7623563149], [-45.1525248020, -22.7642874713], [-45.1548429898, -22.7668934736], [-45.1377615884, -22.7694559325], [-45.1341826473, -22.7767503563], [-45.1367129962, -22.7956423648], [-45.1313876769, -22.8029442298], [-45.1323733756, -22.8133070492], [-45.1283259319, -22.8289637849], [-45.1181516676, -22.8383350536], [-45.1205484705, -22.8493318964], [-45.1111517612, -22.8675428067], [-45.1011066608, -22.8766523378], [-45.0790365770, -22.8814853355], [-45.0811168945, -22.8863366368], [-45.0746570992, -22.8859389431], [-45.0653173900, -22.8746874571], [-45.0608615639, -22.8744957954], [-45.0617160899, -22.8907339642], [-45.0576100580, -22.8945950853], [-45.0523881812, -22.8906348329], [-45.0437510768, -22.8971534317], [-45.0288426897, -22.9201746529], [-45.0338853044, -22.9285763561], [-45.0408773559, -22.9326722831], [-45.0626202342, -22.9288897172], [-45.0644094862, -22.9316370915], [-45.0556536615, -22.9380041879], [-45.0586367150, -22.9467213508], [-45.0634283381, -22.9548456364], [-45.0681299955, -22.9606459033], [-45.0817636577, -22.9641057919], [-45.0937123808, -22.9916140743], [-45.1011838937, -22.9904693830], [-45.1031809188, -22.9987719734], [-45.1104652131, -23.0027922034], [-45.1117674223, -23.0082158568], [-45.1229988026, -23.0147960330], [-45.1293715151, -23.0133904220], [-45.1249869851, -23.0058828019], [-45.1356197823, -22.9994756509], [-45.1455199268, -23.0123368120], [-45.1473837324, -23.0101055059], [-45.1521789071, -23.0121299494], [-45.1555115609, -23.0149374971], [-45.1561368778, -23.0137201724], [-45.1568884117, -23.0093468225], [-45.1654022979, -23.0046228243], [-45.1775064383, -23.0078798058], [-45.1865777098, -23.0028073186], [-45.1911240404, -23.0042634765], [-45.1910383437, -22.9990751108], [-45.1951621808, -22.9979348107], [-45.2114955443, -23.0022390381], [-45.2252463506, -22.9980060839], [-45.2339464767, -23.0006215131], [-45.2314182100, -22.9920708398], [-45.2116168785, -22.9879919617], [-45.2106412100, -22.9816627522], [-45.1946649109, -22.9768781107], [-45.1884640445, -22.9666494288], [-45.2003865731, -22.9624354301], [-45.2019275871, -22.9545762403], [-45.1957506457, -22.9452672858], [-45.2011538129, -22.9414625247], [-45.2097503283, -22.9434823154], [-45.2127491175, -22.9368125274], [-45.2073572283, -22.9144507823], [-45.2129035849, -22.9078256785], [-45.2134057325, -22.9006489451], [-45.2080601798, -22.8917438576], [-45.2113326434, -22.8888298088], [-45.2061087750, -22.8682610594], [-45.2078839355, -22.8642502246], [-45.1992661972, -22.8524158558], [-45.1997793746, -22.8405901433], [-45.2102230880, -22.8316703721], [-45.2112334264, -22.8308067492], [-45.2132313917, -22.8259149928], [-45.2104711094, -22.8131756864], [-45.2127390833, -22.8095641171], [-45.2176870036, -22.8103968115], [-45.2167752698, -22.8152952038], [-45.2200963171, -22.8176600550], [-45.2298825039, -22.8140339889], [-45.2370160334, -22.8238153967], [-45.2414569295, -22.8188680836], [-45.2561671624, -22.8157601258], [-45.2681825090, -22.8248325471], [-45.2939231405, -22.8277418028], [-45.3014104772, -22.8218188367], [-45.2970866035, -22.8139567283], [-45.3005817450, -22.8022594454], [-45.3206402079, -22.7936374439], [-45.3288324278, -22.7964521106], [-45.3331613512, -22.7911807678], [-45.3464618215, -22.7873674562], [-45.3469251828, -22.7875365993], [-45.3504681812, -22.7845299167], [-45.3878180298, -22.7844001009], [-45.3983381221, -22.7815234547], [-45.4051816788, -22.7658989955], [-45.3964273758, -22.7489354867], [-45.4118579160, -22.7332668538], [-45.4211613502, -22.7305548544], [-45.4287656003, -22.7195182456], [-45.4257392005, -22.7134585605], [-45.4299399373, -22.7088482306], [-45.4398848952, -22.7107380902], [-45.4383704297, -22.7021676989], [-45.4248195594, -22.6907543728], [-45.4236125276, -22.6800117495], [-45.4079342566, -22.6719457956], [-45.4017197797, -22.6645242127], [-45.3995453785, -22.6531911866], [-45.3859918101, -22.6481434204], [-45.3701576557, -22.6368277043], [-45.3605180375, -22.6382722524], [-45.3485116359, -22.6260219348], [-45.3353571581, -22.6222626386], [-45.3325221491, -22.6171500967], [-45.3238858786, -22.6159923329], [-45.2934131783, -22.6131793818], [-45.2754258803, -22.6164691271], [-45.2686667870, -22.6109565030], [-45.2647043411, -22.6141408839]]] }},</text:span></text:p>
      <text:p text:style-name="P1"><text:span text:style-name="T1"><text:tab/>{ "type": "Feature", "properties": {"id": "3518503", "name": "Guarei", "description": "Guarei"}, "geometry": { "type": "Polygon", "coordinates": [[[-48.2726669379, -23.2732185098], [-48.2762548909, -23.2841874855], [-48.2721680635, -23.2882177408], [-48.2688013786, -23.2855658137], [-48.2603800183, -23.2767584828], [-48.2513201078, -23.2804871858], [-48.2409654233, -23.2797508164], [-48.2371511900, -23.2900633748], [-48.2287245194, -23.2920051288], [-48.2244079752, -23.2987230081], [-48.2144186933, -23.2969075690], [-48.2107772577, -23.3026788949], [-48.2028320876, -23.2959019040], [-48.1940215052, -23.2945497303], [-48.1842915983, -23.2835899021], [-48.1840530237, -23.2764713462], [-48.1788245963, -23.2720980836], [-48.1751514162, -23.2739192557], [-48.1617323487, -23.2611801784], [-48.1547363721, -23.2613545710], [-48.1513222939, -23.2648078568], [-48.1402866436, -23.2653804342], [-48.1382900733, -23.2707115292], [-48.1386221268, -23.2829749598], [-48.1288803033, -23.2850314090], [-48.1226270606, -23.2911202029], [-48.1160633886, -23.2998834549], [-48.1082698848, -23.3028451577], [-48.1081683419, -23.3128662291], [-48.1021531203, -23.3208133333], [-48.0929879537, -23.3214806965], [-48.0914102382, -23.3183554876], [-48.0864158016, -23.3273486110], [-48.0808095009, -23.3268642647], [-48.0803570308, -23.3453984191], [-48.0902741949, -23.3556225582], [-48.0831527484, -23.3647215385], [-48.0828089553, -23.3722663708], [-48.0665370755, -23.3811047527], [-48.0592848488, -23.3813649200], [-48.0525288944, -23.3889473565], [-48.0482871501, -23.4238067602], [-48.0589225051, -23.4171193962], [-48.0645280202, -23.4199566853], [-48.0777807521, -23.4183076070], [-48.0866657267, -23.4363863324], [-48.1066948686, -23.4499491095], [-48.1118155927, -23.4504781263], [-48.1178306549, -23.4582568027], [-48.1459735211, -23.4634444793], [-48.1569973131, -23.4735632014], [-48.1674824032, -23.4767181815], [-48.1660784131, -23.4846454836], [-48.1717537018, -23.4918928425], [-48.1762548938, -23.4942468238], [-48.1891765222, -23.4807876000], [-48.1896778275, -23.4809726668], [-48.1960965247, -23.4817147183], [-48.2026297094, -23.4879331066], [-48.2182291481, -23.4816621693], [-48.2204233284, -23.4746106672], [-48.2260893427, -23.4711153696], [-48.2288489537, -23.4735385937], [-48.2341015790, -23.4707331617], [-48.2439789860, -23.4776859652], [-48.2495310518, -23.4702209798], [-48.2530500330, -23.4704177016], [-48.2508075761, -23.4686859979], [-48.2669287280, -23.4661512406], [-48.2633883841, -23.4630836152], [-48.2670606325, -23.4493814267], [-48.2845101162, -23.4465484052], [-48.2893905038, -23.4473436980], [-48.2966157222, -23.4403603464], [-48.2922588168, -23.4349213199], [-48.3003810777, -23.4259330296], [-48.3009600727, -23.4164505845], [-48.3052412325, -23.4149188715], [-48.3143666179, -23.4185156894], [-48.3157038553, -23.4226577446], [-48.3218187216, -23.4226669799], [-48.3245538741, -23.4323822777], [-48.3289635873, -23.4319029908], [-48.3324103336, -23.4228423949], [-48.3457781635, -23.4184224059], [-48.3533509578, -23.4113672636], [-48.3636339761, -23.4118928962], [-48.3696804202, -23.4078254988], [-48.3662023739, -23.3967618644], [-48.3612255323, -23.3845779820], [-48.3555176549, -23.3752403684], [-48.3639005522, -23.3486415903], [-48.3688826363, -23.3427744131], [-48.3866089349, -23.3432708558], [-48.3838089685, -23.3399111827], [-48.3848628805, -23.3293545457], [-48.3764445477, -23.3213618276], [-48.3793358019, -23.3150548310], [-48.3596794469, -23.3025217027], [-48.3593555551, -23.2953988483], [-48.3616373110, -23.2943241823], [-48.3638765248, -23.2917315644], [-48.3559960286, -23.2861288784], [-48.3514062866, -23.2889250405], [-48.3473061015, -23.2822840881], [-48.3345069629, -23.2831281235], [-48.3416504092, -23.2695173247], [-48.3100091977, -23.2644192561], [-48.3054768992, -23.2593935311], [-48.2976587999, -23.2575550055], [-48.2931779139, -23.2589891862], [-48.2907131273, -23.2593822472], [-48.2870187840, -23.2638043359], [-48.2764396317, -23.2648647172], [-48.2726669379, -23.2732185098]]] }},</text:span></text:p>
      <text:p text:style-name="P1"><text:span text:style-name="T1"><text:tab/>{ "type": "Feature", "properties": {"id": "3518602", "name": "Guariba", "description": "Guariba"}, "geometry": { "type": "Polygon", "coordinates": [[[-48.2668165541, -21.3159758730], [-48.2450069280, -21.3299476569], [-48.2277963020, -21.3244030510], [-48.2209135481, -21.3273662955], [-48.2169176638, -21.3335395557], [-48.2106126340, -21.3347720111], [-48.1912880002, -21.3272555492], [-48.1746150789, -21.3136872431], [-48.1576912261, -21.3123217784], [-48.1410252738, -21.3170832703], [-48.1413813847, -21.3179989062], [-48.1435672019, -21.3475439463], [-48.1408574191, -21.3582559484], [-48.1459483247, -21.3675079275], [-48.1396354080, -21.3797536687], [-48.1296678197, -21.3888361356], [-48.1235673512, -21.4109458534], [-48.1130435974, -21.4201098704], [-48.1117820884, -21.4250038987], [-48.1191061060, -21.4353128970], [-48.1291064608, -21.4356803642], [-48.1309240617, -21.4309665615], [-48.1404754747, -21.4263873684], [-48.1482221583, -21.4296557435], [-48.1576322880, -21.4321521064], [-48.1629148978, -21.4374837023], [-48.1633690143, -21.4350540563], [-48.1673802894, -21.4383107685], [-48.1773887923, -21.4370966899], [-48.1811211086, -21.4472750096], [-48.1962441325, -21.4639646620], [-48.2341926448, -21.4732746058], [-48.2820954875, -21.4808215189], [-48.2857748444, -21.4360729968], [-48.3074717866, -21.4352685702], [-48.3267905566, -21.4257843156], [-48.3363806298, -21.4261876856], [-48.3356827713, -21.4103437656], [-48.3353788102, -21.3847698041], [-48.3113559312, -21.3602716123], [-48.2736908290, -21.3528532490], [-48.2730659252, -21.3430687863], [-48.2640208113, -21.3309125510], [-48.2668165541, -21.3159758730]]] }},</text:span></text:p>
      <text:p text:style-name="P1"><text:span text:style-name="T1"><text:tab/>{ "type": "Feature", "properties": {"id": "3518701", "name": "Guaruja", "description": "Guaruja"}, "geometry": { "type": "Polygon", "coordinates": [[[-46.1514938335, -23.8965289645], [-46.1506585053, -23.9050825770], [-46.1471316611, -23.9043824983], [-46.1492477868, -23.9069319335], [-46.1561278009, -23.9084738866], [-46.1603541071, -23.9057711392], [-46.1793241023, -23.9238504779], [-46.1776246461, -23.9385778173], [-46.1727131121, -23.9407060946], [-46.1678863453, -23.9367858637], [-46.1653005597, -23.9432207125], [-46.1612960832, -23.9437086505], [-46.1663051072, -23.9458600581], [-46.1716828127, -23.9562324039], [-46.1828221843, -23.9615694016], [-46.1868304971, -23.9719118385], [-46.1853263712, -23.9864617447], [-46.1813302950, -23.9900458428], [-46.1893237092, -23.9890147547], [-46.1996615392, -23.9944901934], [-46.2027445137, -23.9999407116], [-46.2069352189, -23.9977377570], [-46.2018539663, -23.9911204361], [-46.2113679655, -23.9851922351], [-46.2440765380, -23.9908934252], [-46.2634391312, -24.0026528745], [-46.2673567700, -24.0085752760], [-46.2631352112, -24.0139362654], [-46.2680508674, -24.0120918301], [-46.2737662491, -24.0152326773], [-46.2787416271, -24.0220595642], [-46.2776346638, -24.0362159496], [-46.2868574994, -24.0447757199], [-46.2891301286, -24.0393471076], [-46.2836579350, -24.0255990064], [-46.2911598181, -24.0229678869], [-46.2943570196, -24.0161090699], [-46.3041622251, -24.0193832157], [-46.3112113447, -24.0276114666], [-46.3126630194, -24.0199668526], [-46.3182144053, -24.0239130454], [-46.3236897767, -24.0217544999], [-46.3211879380, -23.9988691077], [-46.3058234185, -23.9932175295], [-46.2897412722, -23.9844508096], [-46.2904869231, -23.9717674913], [-46.3084662113, -23.9474983624], [-46.3102216446, -23.9344403181], [-46.3094218508, -23.9234951615], [-46.3013582113, -23.9169226919], [-46.2951604277, -23.9160497783], [-46.2925218922, -23.9216939963], [-46.2863674280, -23.9213442327], [-46.2802815592, -23.9193375131], [-46.2784517407, -23.9162822042], [-46.2642149377, -23.9180380533], [-46.2611359726, -23.9223080302], [-46.2571021122, -23.9201240054], [-46.2551185149, -23.9234453929], [-46.2536850847, -23.9191373163], [-46.2483179811, -23.9193558176], [-46.2466853908, -23.9241339473], [-46.2408247763, -23.9238688849], [-46.2271066390, -23.9105616932], [-46.2198764047, -23.9104613889], [-46.2129406674, -23.9152154744], [-46.2066620373, -23.9153965605], [-46.1934820920, -23.9065961513], [-46.1899723123, -23.8938613412], [-46.1790146248, -23.8889649845], [-46.1718294265, -23.8865313124], [-46.1524154853, -23.8612274083], [-46.1423813057, -23.8600158955], [-46.1282729240, -23.8566188129], [-46.1241018353, -23.8594035157], [-46.1348516740, -23.8659869754], [-46.1394648839, -23.8743770729], [-46.1380498904, -23.8908589241], [-46.1514938335, -23.8965289645]]] }},</text:span></text:p>
      <text:p text:style-name="P1"><text:span text:style-name="T1"><text:tab/>{ "type": "Feature", "properties": {"id": "3518800", "name": "Guarulhos", "description": "Guarulhos"}, "geometry": { "type": "Polygon", "coordinates": [[[-46.3621307642, -23.2792818214], [-46.3560547765, -23.2880725433], [-46.3552339370, -23.2976567719], [-46.3584426321, -23.3056502531], [-46.3550722254, -23.3110779871], [-46.3573201482, -23.3196056435], [-46.3503782575, -23.3282649152], [-46.3374329497, -23.3287412146], [-46.3378098512, -23.3342408521], [-46.3522680656, -23.3515666076], [-46.3717207149, -23.3669485492], [-46.3700087472, -23.3766289957], [-46.3698387268, -23.3770811493], [-46.3725453942, -23.3854975964], [-46.3699010607, -23.3934465128], [-46.3758158428, -23.3967154442], [-46.3776758240, -23.3993588401], [-46.3672298217, -23.4281883063], [-46.3589396504, -23.4366352087], [-46.3682331875, -23.4364020568], [-46.3717507472, -23.4321654233], [-46.3823963005, -23.4332049784], [-46.3876703999, -23.4373008491], [-46.3834724449, -23.4403247565], [-46.3843112596, -23.4447110009], [-46.3908217900, -23.4481569074], [-46.3970106278, -23.4458924325], [-46.3863007673, -23.4744270220], [-46.3873317389, -23.4816138310], [-46.3997033739, -23.4831505633], [-46.4008710902, -23.4868375295], [-46.4061120856, -23.4854371953], [-46.4042311063, -23.4779802814], [-46.4098614688, -23.4747972723], [-46.4074435285, -23.4725110267], [-46.4102191697, -23.4703009594], [-46.4145884500, -23.4741597036], [-46.4267880009, -23.4718902061], [-46.4306232817, -23.4777010371], [-46.4358678482, -23.4755583632], [-46.4348072396, -23.4779512717], [-46.4394417415, -23.4795245669], [-46.4563287949, -23.4821711325], [-46.4691801192, -23.4810166752], [-46.4837712249, -23.4771070956], [-46.4988852213, -23.4759991799], [-46.5216913341, -23.4838284378], [-46.5454408912, -23.5054185768], [-46.5509886042, -23.5069849032], [-46.5553955936, -23.5097070118], [-46.5619760680, -23.4995680616], [-46.5608754347, -23.4869521129], [-46.5603094674, -23.4751767022], [-46.5702655482, -23.4587305578], [-46.5688258322, -23.4502497119], [-46.5651156192, -23.4390355754], [-46.5651431240, -23.4389821156], [-46.5662883255, -23.4325232637], [-46.5666888421, -23.4302619714], [-46.5668208278, -23.4295177104], [-46.5662158595, -23.4208448322], [-46.5666960033, -23.4163277099], [-46.5619173741, -23.4118581340], [-46.5562924473, -23.4093943184], [-46.5562805485, -23.4051116472], [-46.5594016159, -23.4001800450], [-46.5571508741, -23.3982736326], [-46.5465166781, -23.3870246105], [-46.5449877325, -23.3761241399], [-46.5372287017, -23.3691818313], [-46.5361337664, -23.3634915703], [-46.5200487882, -23.3544133785], [-46.5088581937, -23.3548367390], [-46.5053283238, -23.3509624873], [-46.5013647354, -23.3504175358], [-46.4999845196, -23.3506507540], [-46.4994377607, -23.3506220336], [-46.4882277824, -23.3500242650], [-46.4872522527, -23.3566865332], [-46.4818455526, -23.3605046330], [-46.4755739803, -23.3619186832], [-46.4686330837, -23.3567659978], [-46.4609610235, -23.3571646681], [-46.4450958743, -23.3582168091], [-46.4448109040, -23.3581133868], [-46.4481879321, -23.3492817543], [-46.4438771667, -23.3403894823], [-46.4392012789, -23.3418203439], [-46.4350473366, -23.3370624241], [-46.4315264530, -23.3348937212], [-46.4331155609, -23.3297220985], [-46.4249158610, -23.3225709431], [-46.4232967781, -23.3163837409], [-46.4164555972, -23.3136164909], [-46.4101195753, -23.3052971214], [-46.4116614427, -23.3018997191], [-46.4031408175, -23.2997585845], [-46.3962777716, -23.2855055103], [-46.3864778904, -23.2864989394], [-46.3811033033, -23.2776896499], [-46.3586154026, -23.2726404733], [-46.3621307642, -23.2792818214]]] }},</text:span></text:p>
      <text:p text:style-name="P1"><text:span text:style-name="T1"><text:tab/>{ "type": "Feature", "properties": {"id": "3518859", "name": "Guatapara", "description": "Guatapara"}, "geometry": { "type": "Polygon", "coordinates": [[[-47.9441765306, -21.3447181226], [-47.9396094870, -21.3585809650], [-47.9300267370, -21.3568278866], [-47.9195603273, -21.3563349247], [-47.9056088076, -21.3680003627], [-47.9066441908, -21.3706253576], [-47.8946993581, -21.3804993284], [-47.8990436185, -21.3854899699], [-47.8972081087, -21.4140106146], [-47.8942951901, -21.4396580228], [-47.8982436244, -21.4438449975], [-47.9018971368, -21.4601909607], [-47.8942191740, -21.4745991486], [-47.8870479014, -21.5010606273], [-47.9004722636, -21.5311626924], [-47.9204285063, -21.5445777526], [-47.9187055074, -21.5553747838], [-47.9268631364, -21.5682646700], [-47.9269870192, -21.5760231401], [-47.9326585413, -21.5799687692], [-47.9367181818, -21.5788783363], [-47.9340665149, -21.5870426389], [-47.9402497317, -21.5863619617], [-47.9375951991, -21.5926050216], [-47.9444262972, -21.5905310887], [-47.9420445286, -21.5973022017], [-47.9482425748, -21.5983371048], [-47.9538440348, -21.5904545427], [-47.9610023849, -21.5969231745], [-47.9734539007, -21.5946416983], [-47.9806836344, -21.5921488151], [-47.9825340368, -21.5867950603], [-47.9842602242, -21.5948060327], [-47.9902113165, -21.5955534836], [-47.9870542305, -21.5912590722], [-47.9917309506, -21.5885190918], [-47.9891937648, -21.5852877379], [-47.9935681684, -21.5801791819], [-47.9988030852, -21.5809634657], [-47.9954236802, -21.5771137040], [-47.9893252630, -21.5772347055], [-47.9906114776, -21.5661873125], [-47.9940990218, -21.5647968360], [-47.9979689090, -21.5679013668], [-47.9956542393, -21.5617196407], [-48.0083542070, -21.5596695689], [-48.0053760724, -21.5440515625], [-48.0142624872, -21.5415727397], [-48.0115683219, -21.5326979221], [-48.0168350765, -21.5330219038], [-48.0168230569, -21.5391401240], [-48.0276545428, -21.5380244034], [-48.0259462524, -21.5295626150], [-48.0326455780, -21.5261365283], [-48.0275701819, -21.5221659338], [-48.0313884532, -21.5186776367], [-48.0278515771, -21.5130662185], [-48.0413645762, -21.5155503134], [-48.0426112818, -21.5095567207], [-48.0385878982, -21.5054430715], [-48.0389439295, -21.5035153683], [-48.0402323677, -21.5029701393], [-48.0503326044, -21.5006722587], [-48.0500096420, -21.4968250106], [-48.0441499219, -21.4949007186], [-48.0464344288, -21.4908419661], [-48.0550798625, -21.4884839063], [-48.0535353169, -21.4816238606], [-48.0578567352, -21.4792238630], [-48.0565758669, -21.4752041602], [-48.0682024106, -21.4796976861], [-48.0696885966, -21.4741106037], [-48.0738120139, -21.4787623047], [-48.0769562205, -21.4699770413], [-48.0845807193, -21.4682486362], [-48.0816244370, -21.4610960096], [-48.1028524140, -21.4526104704], [-48.1089352298, -21.4428458592], [-48.1084877686, -21.4288622828], [-48.1039076661, -21.4295780319], [-48.0911431559, -21.4212502508], [-48.0665381593, -21.3984368847], [-48.0572135159, -21.3959625555], [-48.0497653021, -21.3884219983], [-48.0440984230, -21.4173443657], [-48.0337138607, -21.3967032096], [-48.0147997519, -21.3816584496], [-48.0283923057, -21.3800978223], [-48.0306482578, -21.3697375506], [-48.0323503284, -21.3585353966], [-48.0277634270, -21.3532716922], [-48.0213988355, -21.3310488768], [-48.0084946293, -21.3210357781], [-48.0020425538, -21.3083979401], [-47.9943599360, -21.3046475778], [-47.9886345357, -21.3092599557], [-47.9808438429, -21.3150937687], [-47.9749563668, -21.3261364510], [-47.9652304674, -21.3264790707], [-47.9619964303, -21.3420187175], [-47.9495916317, -21.3429623372], [-47.9441765306, -21.3447181226]]] }},</text:span></text:p>
      <text:p text:style-name="P1"><text:span text:style-name="T1"><text:tab/>{ "type": "Feature", "properties": {"id": "3518909", "name": "Guzolandia", "description": "Guzolandia"}, "geometry": { "type": "Polygon", "coordinates": [[[-50.6790658320, -20.5299571618], [-50.6766985048, -20.5691584816], [-50.6612128937, -20.5877461140], [-50.6606130977, -20.5985387941], [-50.6541257552, -20.6093142867], [-50.6416647677, -20.6148877357], [-50.6257404379, -20.6366017154], [-50.6220265882, -20.6484002158], [-50.6166413755, -20.6584880289], [-50.6185138964, -20.6643446998], [-50.6290948074, -20.6679919365], [-50.6338980733, -20.6769167634], [-50.6481901280, -20.6883109872], [-50.6500027452, -20.6944667145], [-50.6636803074, -20.7052355268], [-50.6848458979, -20.7077365439], [-50.6928630463, -20.7080077603], [-50.7017352591, -20.7033785048], [-50.7101192861, -20.7055016262], [-50.7219055765, -20.7067662137], [-50.7444579868, -20.7207028791], [-50.7500238731, -20.7157370295], [-50.7525786049, -20.7055332938], [-50.7504929287, -20.6810948154], [-50.7665387976, -20.6782485469], [-50.7714941920, -20.6824163128], [-50.7799090326, -20.6712920274], [-50.7992947327, -20.6709117697], [-50.8005252775, -20.6697698708], [-50.8037643983, -20.6537946040], [-50.8010632224, -20.6355622030], [-50.8053050518, -20.6272467618], [-50.8017224605, -20.6020964392], [-50.7914363432, -20.6072054866], [-50.7878793035, -20.6139346498], [-50.7804073169, -20.6105570472], [-50.7660137728, -20.6243424590], [-50.7640381353, -20.6209296677], [-50.7611561837, -20.5757465613], [-50.7723699083, -20.5539772978], [-50.7680964658, -20.5470187795], [-50.7696536894, -20.5526014700], [-50.7599483270, -20.5516247943], [-50.7555053607, -20.5483616888], [-50.7534232461, -20.5391397687], [-50.7382224609, -20.5447520974], [-50.7364649008, -20.5356967745], [-50.7290929271, -20.5330654506], [-50.7242064285, -20.5269056028], [-50.7125016966, -20.5276668575], [-50.7049145053, -20.5346200307], [-50.6950256875, -20.5289508609], [-50.6911995364, -20.5386009209], [-50.6875274719, -20.5358732938], [-50.6903079942, -20.5336385772], [-50.6891052909, -20.5239324384], [-50.6828421066, -20.5244642651], [-50.6827153049, -20.5285637019], [-50.6790658320, -20.5299571618]]] }},</text:span></text:p>
      <text:p text:style-name="P1"><text:span text:style-name="T1"><text:tab/>{ "type": "Feature", "properties": {"id": "3519006", "name": "Herculandia", "description": "Herculandia"}, "geometry": { "type": "Polygon", "coordinates": [[[-50.3375606231, -21.8060466866], [-50.3273369573, -21.8224656701], [-50.3230694004, -21.8247722012], [-50.3252687901, -21.8420456190], [-50.3212458434, -21.8506391011], [-50.3083444550, -21.8525343718], [-50.3048074203, -21.8580632142], [-50.3011827254, -21.8521541088], [-50.2699798439, -21.8412728759], [-50.2715060554, -21.8646501199], [-50.2760899118, -21.8765174376], [-50.2727682961, -21.8881981425], [-50.2778942618, -21.9162374728], [-50.2785283211, -21.9333871710], [-50.2830341407, -21.9451247572], [-50.2809750542, -21.9525408810], [-50.2842138645, -21.9590288949], [-50.3022769948, -21.9697418001], [-50.3087656921, -21.9774558636], [-50.3047569660, -21.9837699364], [-50.3062146342, -21.9967759731], [-50.3178385395, -22.0099670037], [-50.3279956259, -22.0122693725], [-50.3309257968, -22.0117568515], [-50.3426860489, -22.0146433413], [-50.3402062661, -22.0230321521], [-50.3451696092, -22.0304993224], [-50.3455214539, -22.0498291969], [-50.3430470860, -22.0658045892], [-50.3443835059, -22.0682889929], [-50.3450679507, -22.0686189745], [-50.3709823904, -22.0648132171], [-50.3843562633, -22.0668673138], [-50.4080366286, -22.0807429210], [-50.4353804931, -22.0769168968], [-50.4443241319, -22.0815609097], [-50.4446076187, -22.0816193704], [-50.4720769923, -22.0749670676], [-50.4807314164, -22.0812317319], [-50.4833636870, -22.0800635550], [-50.4835964836, -22.0716857928], [-50.4968020000, -22.0617144857], [-50.5109326880, -22.0595231535], [-50.4866355556, -22.0475225216], [-50.4896407692, -22.0366770447], [-50.5044396247, -22.0226920586], [-50.4901361683, -22.0088578897], [-50.4673491788, -21.9995130476], [-50.4535538941, -21.9963064331], [-50.4381217671, -21.9862580347], [-50.4236686564, -21.9842514242], [-50.4251787662, -21.9728879471], [-50.4152532355, -21.9642732322], [-50.4110642562, -21.9540490985], [-50.4129681212, -21.9374277626], [-50.4100876299, -21.9278273831], [-50.3952448919, -21.9142502480], [-50.3926099952, -21.9042177307], [-50.4049639783, -21.9050242186], [-50.4128436422, -21.8976873519], [-50.4102137347, -21.8850939434], [-50.4024570987, -21.8759158400], [-50.4042327696, -21.8596407139], [-50.4038616071, -21.8586965455], [-50.3969164133, -21.8524497899], [-50.3763064254, -21.8552651472], [-50.3608514039, -21.8554537188], [-50.3543002428, -21.8458477390], [-50.3546269459, -21.8420891130], [-50.3609819297, -21.8404581072], [-50.3588135525, -21.8350005312], [-50.3616466142, -21.8272435392], [-50.3577731810, -21.8218043446], [-50.3511738858, -21.8224587123], [-50.3451517964, -21.8187880319], [-50.3424400205, -21.8096228618], [-50.3375606231, -21.8060466866]]] }},</text:span></text:p>
      <text:p text:style-name="P1"><text:span text:style-name="T1"><text:tab/>{ "type": "Feature", "properties": {"id": "3519055", "name": "Holambra", "description": "Holambra"}, "geometry": { "type": "Polygon", "coordinates": [[[-47.0478437307, -22.5697776531], [-47.0364885046, -22.5894318956], [-47.0307845444, -22.6069455549], [-47.0309438031, -22.6185137343], [-47.0212562908, -22.6352661166], [-47.0205036579, -22.6365675250], [-47.0175356897, -22.6416985828], [-47.0214479212, -22.6433672194], [-47.0221907220, -22.6494925658], [-47.0163484220, -22.6544065685], [-47.0158711522, -22.6569738791], [-47.0221265532, -22.6585033764], [-47.0235050583, -22.6607037262], [-47.0275147334, -22.6587177374], [-47.0422005308, -22.6585188598], [-47.0448656506, -22.6554565007], [-47.0433592906, -22.6484842018], [-47.0479134401, -22.6460979525], [-47.0557740207, -22.6470242671], [-47.0610811103, -22.6514975320], [-47.0673096013, -22.6567487915], [-47.0706708262, -22.6706878335], [-47.0718378936, -22.6715160283], [-47.0762548352, -22.6741747078], [-47.0788596914, -22.6784623533], [-47.0734033983, -22.6798331330], [-47.0857031408, -22.6875480147], [-47.0963593511, -22.6850469465], [-47.0976755592, -22.6887437324], [-47.1029813931, -22.6890690995], [-47.1023905724, -22.6867141956], [-47.1024477561, -22.6853250034], [-47.1082651569, -22.6647119369], [-47.1144586776, -22.6607577695], [-47.1150567976, -22.6554313901], [-47.1124692887, -22.6521403905], [-47.1056720879, -22.6531677337], [-47.0918987209, -22.6396311219], [-47.0969658546, -22.6348188801], [-47.0889956753, -22.6268771078], [-47.0913294049, -22.6168773146], [-47.0817593971, -22.6135125219], [-47.0796431498, -22.6074376839], [-47.0884997000, -22.5866465733], [-47.0759095614, -22.5783077261], [-47.0650567913, -22.5791557107], [-47.0543258320, -22.5701973648], [-47.0482444176, -22.5694175856], [-47.0478437307, -22.5697776531]]] }},</text:span></text:p>
      <text:p text:style-name="P1"><text:span text:style-name="T1"><text:tab/>{ "type": "Feature", "properties": {"id": "3519071", "name": "Hortolandia", "description": "Hortolandia"}, "geometry": { "type": "Polygon", "coordinates": [[[-47.2133226347, -22.8393166188], [-47.2126658765, -22.8476589166], [-47.2022962220, -22.8409568417], [-47.2023558743, -22.8446847720], [-47.1826551652, -22.8580859417], [-47.1603231398, -22.8577124531], [-47.1568307262, -22.8671042402], [-47.1603606100, -22.8783004550], [-47.1571338885, -22.8873962375], [-47.1649101197, -22.8982252752], [-47.1797695430, -22.9126085499], [-47.1912354161, -22.9102925374], [-47.2153234156, -22.9129143760], [-47.2257630158, -22.9038145780], [-47.2328363048, -22.9099561386], [-47.2445105783, -22.9097386735], [-47.2530280450, -22.9006892704], [-47.2543248978, -22.8993116313], [-47.2553065939, -22.8982675413], [-47.2576875837, -22.8981236113], [-47.2599042833, -22.8957656811], [-47.2559439721, -22.8920535040], [-47.2605039486, -22.8778156914], [-47.2399197570, -22.8733882307], [-47.2352436189, -22.8570615846], [-47.2372005648, -22.8536209098], [-47.2430115889, -22.8535860324], [-47.2345611634, -22.8385297751], [-47.2340662785, -22.8278767100], [-47.2288589082, -22.8259511248], [-47.2187520139, -22.8375922823], [-47.2133226347, -22.8393166188]]] }},</text:span></text:p>
      <text:p text:style-name="P1"><text:span text:style-name="T1"><text:tab/>{ "type": "Feature", "properties": {"id": "3519105", "name": "Iacanga", "description": "Iacanga"}, "geometry": { "type": "Polygon", "coordinates": [[[-49.0835591194, -21.7551201514], [-49.0423997367, -21.7738326754], [-49.0186381993, -21.7703323273], [-48.9896640153, -21.7612362617], [-48.9726547707, -21.7581371160], [-48.9620428937, -21.7647380470], [-48.9614557266, -21.7845193895], [-48.9868797922, -21.8128944321], [-48.9893704237, -21.8269552705], [-48.9733628161, -21.8452408906], [-48.9368293115, -21.8555151426], [-48.9176052013, -21.8600602735], [-48.9056553015, -21.8677107448], [-48.8917040783, -21.9061819530], [-48.9076483575, -21.9174258904], [-48.9083333335, -21.9244521689], [-48.9025355586, -21.9328279914], [-48.9056786948, -21.9391656949], [-48.9087173747, -21.9453695806], [-48.9315739554, -21.9471591390], [-48.9616561687, -21.9643115991], [-48.9679767342, -21.9829090289], [-48.9978169717, -22.0021252480], [-48.9989223690, -22.0128211582], [-49.0112011262, -22.0265026467], [-49.0202713838, -22.0216783946], [-49.0234498419, -22.0150379386], [-49.0428449632, -22.0112800826], [-49.0523118370, -22.0036529363], [-49.0697360779, -22.0184411487], [-49.0815391625, -22.0143165390], [-49.1072489252, -22.0230100450], [-49.1339112365, -22.0494106282], [-49.1395948156, -22.0436926292], [-49.1361248763, -22.0386628327], [-49.1378212302, -22.0313206665], [-49.1308739297, -22.0269868292], [-49.1245126412, -22.0144500839], [-49.1253405241, -22.0077966140], [-49.1172645340, -21.9975139166], [-49.1228497282, -21.9906269077], [-49.1230649025, -21.9837228865], [-49.1277051383, -21.9814932058], [-49.1271485825, -21.9660705696], [-49.1339896996, -21.9633913978], [-49.1335099618, -21.9558218081], [-49.1420098304, -21.9475326923], [-49.1350936601, -21.9390057820], [-49.1300665289, -21.9384592060], [-49.1299278230, -21.9322769453], [-49.1228391618, -21.9220602787], [-49.1258178369, -21.9111035238], [-49.1362747131, -21.8956382487], [-49.1388228725, -21.8853258739], [-49.1513154503, -21.8610221869], [-49.1487925542, -21.8497958682], [-49.1506544392, -21.8281322283], [-49.1334580612, -21.7973696188], [-49.1302646303, -21.7773864851], [-49.1068421997, -21.7629032961], [-49.1040350964, -21.7505247724], [-49.0835591194, -21.7551201514]]] }},</text:span></text:p>
      <text:p text:style-name="P1"><text:span text:style-name="T1"><text:tab/>{ "type": "Feature", "properties": {"id": "3519204", "name": "Iacri", "description": "Iacri"}, "geometry": { "type": "Polygon", "coordinates": [[[-50.5700240556, -21.6915418208], [-50.5678497017, -21.6930725977], [-50.5645136425, -21.6897918185], [-50.5540087515, -21.6938656179], [-50.5492173560, -21.7020521539], [-50.5482111222, -21.6996203849], [-50.5382527629, -21.6996286363], [-50.5400481215, -21.6964624274], [-50.5273157205, -21.6992929411], [-50.5277422124, -21.7040351016], [-50.5164065199, -21.7094796455], [-50.5171975932, -21.7125960944], [-50.5109716185, -21.7186162966], [-50.5135934843, -21.7248250822], [-50.5114701391, -21.7315203474], [-50.5147569996, -21.7358229765], [-50.5197141991, -21.7421971316], [-50.5204139572, -21.7525539664], [-50.5268710509, -21.7567876862], [-50.5304314286, -21.7925003572], [-50.5363510066, -21.7984489149], [-50.5339205077, -21.8034162477], [-50.5394936189, -21.8142575909], [-50.5535995080, -21.8255033506], [-50.5566924206, -21.8318055247], [-50.5725558869, -21.8371915717], [-50.5807365124, -21.8425138702], [-50.5992145742, -21.8441797285], [-50.6082418364, -21.8534904704], [-50.6054110609, -21.8688034237], [-50.6091297463, -21.8788456065], [-50.6162399551, -21.8858708741], [-50.6107511444, -21.8910273957], [-50.6110837957, -21.8961131545], [-50.6185574504, -21.9027445150], [-50.6275148327, -21.9032509571], [-50.6211932691, -21.9183249619], [-50.6347755794, -21.9270039747], [-50.6452540692, -21.9254652489], [-50.6643999997, -21.9348362096], [-50.6686190751, -21.8938935365], [-50.6866459622, -21.8982247686], [-50.6919516773, -21.8949794651], [-50.6948783321, -21.8812734424], [-50.7067678662, -21.8895365635], [-50.7263773149, -21.8874933883], [-50.7308912331, -21.8871201992], [-50.7366151215, -21.8770901273], [-50.7285847684, -21.8710073837], [-50.7250260915, -21.8609729044], [-50.7116084535, -21.8538236562], [-50.7059372854, -21.8561776318], [-50.7101802889, -21.8458402320], [-50.7109401238, -21.8266845675], [-50.7218944761, -21.8142159904], [-50.7183749734, -21.7990001001], [-50.7069082816, -21.7736507243], [-50.6961377601, -21.7819990654], [-50.6928038581, -21.7925754177], [-50.6843767834, -21.7894084761], [-50.6805859601, -21.7755307983], [-50.6594030454, -21.7756216108], [-50.6573922177, -21.7741288130], [-50.6346902794, -21.7662177050], [-50.6322023531, -21.7537820355], [-50.6376494555, -21.7477185618], [-50.6353221171, -21.7411626142], [-50.6307035254, -21.7290120232], [-50.6184829117, -21.7043513752], [-50.6142636392, -21.7019094256], [-50.6092304051, -21.6840902099], [-50.6147234002, -21.6584372993], [-50.6090677369, -21.6573082530], [-50.6002072405, -21.6585524575], [-50.5976065271, -21.6628458346], [-50.6024749897, -21.6667661226], [-50.5972901737, -21.6726951195], [-50.5877950530, -21.6757664465], [-50.5883857925, -21.6802279285], [-50.5773881769, -21.6837412485], [-50.5781247877, -21.6864343093], [-50.5724977626, -21.6870822571], [-50.5700240556, -21.6915418208]]] }},</text:span></text:p>
      <text:p text:style-name="P1"><text:span text:style-name="T1"><text:tab/>{ "type": "Feature", "properties": {"id": "3519253", "name": "Iaras", "description": "Iaras"}, "geometry": { "type": "Polygon", "coordinates": [[[-49.0948617703, -22.6664121554], [-49.0963354234, -22.6799709997], [-49.0917087163, -22.7051414106], [-49.0564953355, -22.7364267347], [-49.0511595102, -22.7551277353], [-49.0366785462, -22.7629167646], [-49.0300218188, -22.7627472206], [-49.0261190718, -22.7714367477], [-49.0227479048, -22.7894972755], [-49.0284775867, -22.7971388286], [-49.0324702700, -22.8304308659], [-49.0132981654, -22.8401454580], [-49.0099567211, -22.8321680782], [-48.9958939801, -22.8187093741], [-48.9829575770, -22.8400309958], [-48.9864397996, -22.8514056166], [-48.9901729668, -22.8527241751], [-48.9912874364, -22.8706311094], [-48.9959478593, -22.8749110184], [-48.9964607017, -22.8815481856], [-49.0042434701, -22.8870642145], [-49.0086931004, -22.8896162502], [-49.0100820031, -22.8845533495], [-49.0162211932, -22.8843986017], [-49.0176854873, -22.8879522041], [-49.0221770439, -22.8856041131], [-49.0267208747, -22.8896959716], [-49.0297526400, -22.8849677241], [-49.0343209877, -22.8872967497], [-49.0390823173, -22.8825933043], [-49.0434539461, -22.8953632317], [-49.0499176289, -22.9117646647], [-49.0633411753, -22.9183902369], [-49.0941483440, -22.9081251400], [-49.0921910206, -22.9216352891], [-49.0950559910, -22.9249245531], [-49.1047923873, -22.9273074514], [-49.1170125503, -22.9230927504], [-49.1217500521, -22.9419445795], [-49.1490823928, -22.9586932014], [-49.1585474248, -22.9421847380], [-49.1716726530, -22.9392264490], [-49.1748079707, -22.9259562299], [-49.1672089369, -22.9116543582], [-49.1711311910, -22.9117462844], [-49.1726416701, -22.9073009389], [-49.1824471313, -22.9064114527], [-49.1813654174, -22.9036350377], [-49.1851991801, -22.9026934416], [-49.1909601873, -22.8927734482], [-49.2012782018, -22.8878752435], [-49.2055150569, -22.8711131182], [-49.2096152909, -22.8701301499], [-49.2020099494, -22.8680675898], [-49.1986512706, -22.8620862890], [-49.1840629202, -22.8547044837], [-49.1752296650, -22.8264107898], [-49.1748577363, -22.8082115579], [-49.1747302508, -22.7948675561], [-49.1793894263, -22.7857861052], [-49.1730816668, -22.7703002330], [-49.1858478649, -22.7362295492], [-49.1825192779, -22.7236989918], [-49.1814830664, -22.7289129870], [-49.1742160407, -22.7298329200], [-49.1715586037, -22.7231449677], [-49.1651155955, -22.7188154657], [-49.1526985412, -22.6847710782], [-49.1328143044, -22.6723052131], [-49.1192131745, -22.6718987731], [-49.1083953982, -22.6754129444], [-49.1041279621, -22.6689033127], [-49.0948617703, -22.6664121554]]] }},</text:span></text:p>
      <text:p text:style-name="P1"><text:span text:style-name="T1"><text:tab/>{ "type": "Feature", "properties": {"id": "3519303", "name": "Ibate", "description": "Ibate"}, "geometry": { "type": "Polygon", "coordinates": [[[-47.9285672341, -21.8453921389], [-47.9286837742, -21.8594006037], [-47.9201235149, -21.8829607977], [-47.9273482064, -21.8999205543], [-47.9485560307, -21.9079190911], [-47.9415411551, -21.9156950809], [-47.9416315481, -21.9204555907], [-47.9396428034, -21.9267066653], [-47.9498279236, -21.9428773261], [-47.9535857035, -21.9589715438], [-47.9654518842, -21.9691132519], [-47.9662122220, -21.9838116090], [-47.9668022244, -21.9842262820], [-47.9775009317, -21.9978059864], [-47.9800572291, -22.0071462652], [-47.9904194411, -22.0150383790], [-47.9956196078, -22.0296788685], [-48.0058314305, -22.0303291861], [-48.0095884080, -22.0358452321], [-48.0174526539, -22.0362465917], [-48.0457427449, -22.0241105607], [-48.0678452302, -22.0354854951], [-48.0726519219, -22.0399274235], [-48.0760876983, -22.0537523052], [-48.0844496514, -22.0536126522], [-48.0907197723, -22.0595328444], [-48.1004869939, -22.0576670744], [-48.0996132465, -22.0476335222], [-48.1096083018, -22.0463033102], [-48.1148898867, -22.0297813414], [-48.1127966655, -22.0281095563], [-48.1183560992, -22.0274213489], [-48.1162650512, -22.0225397050], [-48.1282203347, -22.0163460893], [-48.1367491994, -22.0049426066], [-48.1421490146, -22.0054434096], [-48.1432374561, -21.9965986026], [-48.1655152161, -21.9713111282], [-48.1431164847, -21.9603656300], [-48.1161011853, -21.9602001714], [-48.1033912291, -21.9513201670], [-48.0715013605, -21.9525774322], [-48.0667016204, -21.9507226258], [-48.0637609659, -21.9312143576], [-48.0603218630, -21.9199861064], [-48.0679119202, -21.9050880163], [-48.0679499054, -21.9050129138], [-48.0459335184, -21.9045890998], [-48.0469085994, -21.8929279413], [-48.0421587001, -21.8773813953], [-48.0368664015, -21.8576944689], [-48.0244701513, -21.8798036898], [-48.0129582714, -21.8867735319], [-47.9982935479, -21.8826367348], [-47.9885727201, -21.8760393672], [-47.9883952539, -21.8724061100], [-47.9763952820, -21.8686820805], [-47.9813530266, -21.8576727029], [-47.9917395898, -21.8583899761], [-47.9921792494, -21.8535431774], [-47.9899784512, -21.8469508762], [-47.9737632102, -21.8369494508], [-47.9688704077, -21.8199780902], [-47.9556267446, -21.8238456226], [-47.9446523799, -21.8336206385], [-47.9285672341, -21.8453921389]]] }},</text:span></text:p>
      <text:p text:style-name="P1"><text:span text:style-name="T1"><text:tab/>{ "type": "Feature", "properties": {"id": "3519402", "name": "Ibira", "description": "Ibira"}, "geometry": { "type": "Polygon", "coordinates": [[[-49.1905522054, -21.0148779932], [-49.1811238862, -21.0267189561], [-49.1814748251, -21.0337192058], [-49.1727260347, -21.0513897023], [-49.1638231812, -21.0558475262], [-49.1524173704, -21.0717618508], [-49.1445577047, -21.0776208550], [-49.1307814250, -21.0699870092], [-49.1211229747, -21.0777470880], [-49.1194084806, -21.0847436334], [-49.1169014465, -21.0986423576], [-49.1238309862, -21.1063921991], [-49.1260380349, -21.1193075034], [-49.1226630849, -21.1359214944], [-49.1263214170, -21.1393494049], [-49.1361781902, -21.1343192606], [-49.1320084639, -21.1438623072], [-49.1324532946, -21.1555129335], [-49.1342815326, -21.1577785391], [-49.1382065934, -21.1558742089], [-49.1475175100, -21.1663996519], [-49.1528435967, -21.1842216857], [-49.1708244954, -21.1807244834], [-49.1784438434, -21.1744483033], [-49.1882660002, -21.1580513202], [-49.1840686427, -21.1451343704], [-49.1861147078, -21.1401883568], [-49.1919845863, -21.1377026370], [-49.1946800764, -21.1413786300], [-49.2023365287, -21.1402646056], [-49.2199150760, -21.1330689057], [-49.2203166238, -21.1287543188], [-49.2299490895, -21.1237424221], [-49.2411061364, -21.1260831485], [-49.2475527351, -21.1313013149], [-49.2510959016, -21.1298536014], [-49.2543556668, -21.1344500258], [-49.2644728009, -21.1315838063], [-49.2807102777, -21.1327699911], [-49.3006689754, -21.1251555984], [-49.3158230507, -21.1266002939], [-49.3124443270, -21.1208636033], [-49.3126425371, -21.1000627403], [-49.2923518930, -21.0932363151], [-49.2891000040, -21.0794433015], [-49.2977148751, -21.0575853892], [-49.3037963218, -21.0384515487], [-49.3151015571, -21.0248087987], [-49.3108137934, -21.0085712930], [-49.3062118932, -21.0105142332], [-49.2993352086, -21.0072698761], [-49.2866891854, -21.0187564676], [-49.2822626935, -21.0171286773], [-49.2746797622, -21.0034601471], [-49.2746834424, -21.0032215083], [-49.2761633490, -20.9859785143], [-49.2728615767, -20.9695483134], [-49.2579748670, -20.9615477125], [-49.2570561408, -20.9580474858], [-49.2415355623, -20.9611207001], [-49.2247885440, -20.9758954646], [-49.2228118366, -20.9826786321], [-49.2130006475, -20.9846489142], [-49.2114954137, -21.0013732911], [-49.1905522054, -21.0148779932]]] }},</text:span></text:p>
      <text:p text:style-name="P1"><text:span text:style-name="T1"><text:tab/>{ "type": "Feature", "properties": {"id": "3519501", "name": "Ibirarema", "description": "Ibirarema"}, "geometry": { "type": "Polygon", "coordinates": [[[-50.0839371930, -22.6873450030], [-50.0603686953, -22.7087239985], [-50.0537822752, -22.7196982026], [-50.0489133425, -22.7234311924], [-50.0375104049, -22.7241447591], [-50.0329428398, -22.7448596044], [-50.0204774024, -22.7482588405], [-50.0218204370, -22.7575296449], [-50.0189772814, -22.7612207715], [-50.0236153555, -22.7786237203], [-50.0095760803, -22.7838278552], [-50.0084390557, -22.7895814503], [-50.0042722905, -22.8116703461], [-50.0141826550, -22.8133179737], [-50.0269036456, -22.8335007825], [-50.0318191702, -22.8414902875], [-50.0366712227, -22.8737306460], [-50.0440060882, -22.8765136826], [-50.0433981352, -22.8859398308], [-50.0560782295, -22.8927369223], [-50.0523638975, -22.9050385768], [-50.0584425012, -22.9185060668], [-50.0669907845, -22.9270384352], [-50.0710700981, -22.9276467915], [-50.0803893082, -22.9213173246], [-50.0942364836, -22.9233310954], [-50.0943665327, -22.9234208342], [-50.1125528269, -22.9377138418], [-50.1266502360, -22.9412854099], [-50.1326152386, -22.9394679570], [-50.1277041685, -22.9366077284], [-50.1256877323, -22.9281372967], [-50.1340698439, -22.9237054853], [-50.1294513911, -22.9147228624], [-50.1312211248, -22.8939626605], [-50.1259750537, -22.8817444851], [-50.1292639274, -22.8624880013], [-50.1348249194, -22.8516771648], [-50.1266370036, -22.8477172331], [-50.1167883372, -22.8334533573], [-50.1193484225, -22.8274825032], [-50.1093582940, -22.8247979197], [-50.1064394828, -22.8165254790], [-50.1098786399, -22.8130157792], [-50.1033490585, -22.7922511066], [-50.0985144072, -22.7802284142], [-50.1136672808, -22.7733310763], [-50.1123143154, -22.7676274813], [-50.1170566454, -22.7560153705], [-50.1178138602, -22.7319678069], [-50.1066324705, -22.7110420053], [-50.1099469953, -22.7091093560], [-50.1224117190, -22.7148036524], [-50.1218570169, -22.7075796000], [-50.1058454178, -22.6802712630], [-50.0839371930, -22.6873450030]]] }},</text:span></text:p>
      <text:p text:style-name="P1"><text:span text:style-name="T1"><text:tab/>{ "type": "Feature", "properties": {"id": "3519600", "name": "Ibitinga", "description": "Ibitinga"}, "geometry": { "type": "Polygon", "coordinates": [[[-48.8764865113, -21.6508391991], [-48.8677670598, -21.6609777650], [-48.8505684556, -21.6701810179], [-48.8380677547, -21.6725655743], [-48.8241123407, -21.6969862550], [-48.8152902885, -21.7034233409], [-48.8045920332, -21.7148660658], [-48.7950795134, -21.7158804236], [-48.7753031543, -21.6978024951], [-48.7579125177, -21.6990957925], [-48.7521713184, -21.6879312553], [-48.7366493003, -21.6822776101], [-48.7263020856, -21.6862321322], [-48.7384506962, -21.6935303948], [-48.7408711082, -21.6985156268], [-48.7434982108, -21.7388084456], [-48.7389090157, -21.7533712565], [-48.7456779323, -21.7638487594], [-48.7509836535, -21.7663242750], [-48.7407456915, -21.7756167692], [-48.7252321706, -21.7772895383], [-48.7080237110, -21.7805786181], [-48.7117467693, -21.7911491620], [-48.7276319524, -21.8029704750], [-48.7258574759, -21.8111871795], [-48.7131326909, -21.8155902371], [-48.7132520062, -21.8249618755], [-48.6964460912, -21.8352281349], [-48.6965745064, -21.8303679156], [-48.6930418650, -21.8335345115], [-48.6887093068, -21.8315076542], [-48.6869520233, -21.8366459574], [-48.6832513296, -21.8354846044], [-48.6873351542, -21.8343246958], [-48.6843540268, -21.8292350959], [-48.6805500948, -21.8331597174], [-48.6761490028, -21.8307936563], [-48.6728308363, -21.8358338151], [-48.6691315961, -21.8317202201], [-48.6646389843, -21.8334336636], [-48.6685362696, -21.8372944448], [-48.6631527849, -21.8360748595], [-48.6576249885, -21.8447569292], [-48.6423063950, -21.9034122608], [-48.6439384733, -21.9078962107], [-48.6575579322, -21.9175201024], [-48.6659223570, -21.9236882921], [-48.6786324066, -21.9276682776], [-48.6855862716, -21.9208242450], [-48.6832670152, -21.9195188493], [-48.6868077303, -21.9132165063], [-48.6988709963, -21.9105298139], [-48.7050744093, -21.9130643017], [-48.7104626817, -21.9085094958], [-48.7207288510, -21.9086769406], [-48.7200961122, -21.9012965419], [-48.7265380673, -21.8912737039], [-48.7416814568, -21.8870295993], [-48.7449647029, -21.8895316985], [-48.7542460249, -21.8833287630], [-48.7600859614, -21.8834906488], [-48.7666756284, -21.8913175587], [-48.7786218156, -21.8952908442], [-48.7877630055, -21.8954796367], [-48.7915004485, -21.8920508671], [-48.7984991437, -21.8946772961], [-48.7986347922, -21.8918794989], [-48.8136173741, -21.8919796449], [-48.8203633968, -21.8919419102], [-48.8219381772, -21.8890945964], [-48.8268677886, -21.8925077286], [-48.8301478501, -21.8899442248], [-48.8350415772, -21.8944104481], [-48.8320924118, -21.8943812232], [-48.8324803336, -21.8983291959], [-48.8395125606, -21.8978539607], [-48.8474718717, -21.9093987450], [-48.8649887672, -21.9161966258], [-48.8710586685, -21.9139820110], [-48.8771487242, -21.9205700368], [-48.8917040783, -21.9061819530], [-48.9056553015, -21.8677107448], [-48.9176052013, -21.8600602735], [-48.9368293115, -21.8555151426], [-48.9733628161, -21.8452408906], [-48.9893704237, -21.8269552705], [-48.9868797922, -21.8128944321], [-48.9614557266, -21.7845193895], [-48.9620428937, -21.7647380470], [-48.9726547707, -21.7581371160], [-48.9896640153, -21.7612362617], [-49.0186381993, -21.7703323273], [-49.0423997367, -21.7738326754], [-49.0835591194, -21.7551201514], [-49.0778777761, -21.7530179534], [-49.0772676729, -21.7469246890], [-49.0718709613, -21.7434959715], [-49.0517899588, -21.7411757259], [-49.0545373555, -21.7367578303], [-49.0604709921, -21.7373694534], [-49.0638015261, -21.7318959828], [-49.0587965170, -21.7272753158], [-49.0443364634, -21.7294583141], [-49.0362554374, -21.7220415436], [-49.0377748411, -21.7173674984], [-49.0331967373, -21.7125716795], [-49.0239743421, -21.7153328145], [-49.0178134500, -21.7133217646], [-49.0161305105, -21.7036408455], [-49.0040790584, -21.6978781722], [-48.9994422090, -21.6911093855], [-48.9917858956, -21.6954883883], [-48.9911064496, -21.7010580037], [-48.9770415022, -21.6965099646], [-48.9773694558, -21.7010651675], [-48.9614219196, -21.7004116579], [-48.9592846967, -21.6950190858], [-48.9538326087, -21.6951833912], [-48.9555293475, -21.6900907847], [-48.9503245225, -21.6915953410], [-48.9489776900, -21.6868102741], [-48.9443852575, -21.6861214635], [-48.9383243902, -21.6951183718], [-48.9348622276, -21.6925202612], [-48.9351263293, -21.6865297256], [-48.9246159886, -21.6877719239], [-48.9206798403, -21.6795235666], [-48.9143554749, -21.6808361395], [-48.9158394875, -21.6769317419], [-48.9110584518, -21.6737301595], [-48.9114646286, -21.6676252858], [-48.9075810337, -21.6670599065], [-48.9055874311, -21.6716798447], [-48.8989452856, -21.6701121994], [-48.8983982118, -21.6565102670], [-48.8922274020, -21.6566174512], [-48.8859101816, -21.6593358707], [-48.8839404219, -21.6556094481], [-48.8804195594, -21.6574805832], [-48.8764865113, -21.6508391991]]] }},</text:span></text:p>
      <text:p text:style-name="P1"><text:span text:style-name="T1"><text:tab/>{ "type": "Feature", "properties": {"id": "3519709", "name": "Ibiuna", "description": "Ibiuna"}, "geometry": { "type": "Polygon", "coordinates": [[[-47.2689505395, -23.6143987824], [-47.2497472806, -23.6197886680], [-47.2289284948, -23.6160944008], [-47.2181805027, -23.6178058029], [-47.2052604680, -23.6168797103], [-47.1952946973, -23.6183108288], [-47.1917798944, -23.6219162251], [-47.1889294716, -23.6255891585], [-47.1885462498, -23.6262427577], [-47.1889769396, -23.6299250413], [-47.1787236562, -23.6409074885], [-47.1649384598, -23.6410827787], [-47.1563121846, -23.6378991475], [-47.1492369238, -23.6407314761], [-47.1385173851, -23.6390048806], [-47.1333125219, -23.6422358798], [-47.1268236485, -23.6424423295], [-47.1215139266, -23.6483520127], [-47.1146304397, -23.6454003022], [-47.1088449176, -23.6513495074], [-47.1025385527, -23.6467022432], [-47.0999585368, -23.6428891141], [-47.0934560341, -23.6442256048], [-47.0929219059, -23.6494596714], [-47.0812515235, -23.6527811414], [-47.0845843138, -23.6666688869], [-47.0765219277, -23.6728990000], [-47.0759824061, -23.6802340566], [-47.0733278248, -23.6805589316], [-47.0617026349, -23.6819811002], [-47.0589801932, -23.7014702435], [-47.0620017996, -23.7081418340], [-47.0558419519, -23.7180226227], [-47.0521146194, -23.7199099218], [-47.0470626041, -23.7342139129], [-47.0327987639, -23.7369712173], [-47.0358153074, -23.7531092573], [-47.0342017521, -23.7574066482], [-47.0281431991, -23.7568707569], [-47.0315314913, -23.7688202630], [-47.0228388437, -23.7745747992], [-47.0206404338, -23.7851252061], [-47.0140661695, -23.7916623588], [-47.0078819483, -23.7912976099], [-46.9968246256, -23.8020848153], [-46.9888512661, -23.8011291036], [-46.9856320922, -23.7998472215], [-46.9861014663, -23.8081168226], [-47.0060044717, -23.8148889326], [-47.0146522652, -23.8138260708], [-47.0172342503, -23.8209028595], [-47.0127317305, -23.8246860202], [-47.0142177258, -23.8347795701], [-47.0215616043, -23.8356934785], [-47.0283295945, -23.8456987831], [-47.0378477389, -23.8347882596], [-47.0506451193, -23.8436971876], [-47.0591214145, -23.8424878811], [-47.0655865043, -23.8374775820], [-47.0654446695, -23.8430001415], [-47.0721903812, -23.8413622269], [-47.0845135988, -23.8447824391], [-47.1066695074, -23.8479766360], [-47.1098739486, -23.8419340688], [-47.1159068903, -23.8399174174], [-47.1176035792, -23.8492634367], [-47.1292654174, -23.8619146631], [-47.1326704301, -23.8728353056], [-47.1261805191, -23.8739713169], [-47.1278263780, -23.8773374378], [-47.1327569037, -23.8787513543], [-47.1320266441, -23.8839581643], [-47.1392203407, -23.8894375635], [-47.1344660950, -23.8938674461], [-47.1438041183, -23.9009523737], [-47.1375750992, -23.9027606063], [-47.1383351299, -23.9049849322], [-47.1556982047, -23.9207683634], [-47.1585056677, -23.9334552841], [-47.1703594380, -23.9341524131], [-47.1752896570, -23.9313170087], [-47.1789829218, -23.9368572103], [-47.1822786332, -23.9298275974], [-47.1908752718, -23.9276098696], [-47.1913525765, -23.9323997183], [-47.1885299311, -23.9391009205], [-47.1934193273, -23.9412916182], [-47.1999867803, -23.9386614309], [-47.2012526849, -23.9462429600], [-47.1932700023, -23.9529307877], [-47.1950930056, -23.9576982383], [-47.2027717829, -23.9588786261], [-47.2080617203, -23.9643711073], [-47.2042081302, -23.9709185117], [-47.2003678824, -23.9684156202], [-47.2006298283, -23.9728887255], [-47.1934967285, -23.9742149760], [-47.1941520988, -23.9815728309], [-47.1882539748, -23.9905885401], [-47.1945099691, -23.9917688116], [-47.1994930043, -24.0001048801], [-47.2065353301, -24.0028587821], [-47.2102522691, -24.0009440926], [-47.2201728559, -24.0101460625], [-47.2182554548, -24.0124358455], [-47.2247274550, -24.0144711536], [-47.2301339881, -24.0119023945], [-47.2330499773, -24.0168930727], [-47.2380317995, -24.0158142021], [-47.2447906602, -24.0219349705], [-47.2498767418, -24.0201458677], [-47.2539639573, -24.0235359005], [-47.2564157928, -24.0203909868], [-47.2524700699, -24.0078435005], [-47.2612929993, -24.0048784736], [-47.2638990293, -24.0082914867], [-47.2601034002, -24.0135445177], [-47.2716324832, -24.0170941986], [-47.2771910675, -24.0106730674], [-47.2819827218, -24.0145452215], [-47.2857027447, -24.0135175312], [-47.2855645775, -24.0059021368], [-47.3013732779, -24.0111468260], [-47.3099006346, -24.0084913496], [-47.3159294450, -24.0165631521], [-47.3246811868, -24.0170200146], [-47.3281131149, -24.0140832779], [-47.3325169211, -24.0176084015], [-47.3339684583, -24.0122282923], [-47.3393107036, -24.0126229734], [-47.3547453229, -24.0212961126], [-47.3633251949, -24.0127634851], [-47.3621591454, -24.0067514765], [-47.3718814635, -24.0086980765], [-47.3686726530, -23.9979225494], [-47.3776516492, -23.9984516095], [-47.3854990767, -23.9949210047], [-47.3823173998, -23.9893833577], [-47.3881285657, -23.9823827600], [-47.3826284335, -23.9746586476], [-47.3824202811, -23.9601516508], [-47.3743351845, -23.9540045762], [-47.3742820306, -23.9536796191], [-47.3773120186, -23.9401044994], [-47.3711697307, -23.9320131270], [-47.3678190225, -23.9148647283], [-47.3643952655, -23.9134692836], [-47.3762599603, -23.9042630844], [-47.3749636096, -23.8967833127], [-47.3708847610, -23.8872024175], [-47.3570336614, -23.8786824706], [-47.3506858444, -23.8716319968], [-47.3459428586, -23.8721974362], [-47.3199935781, -23.8575980678], [-47.3142015793, -23.8606364912], [-47.3105193705, -23.8590088601], [-47.3073643791, -23.8526316993], [-47.2968065193, -23.8534690933], [-47.2920129168, -23.8491858172], [-47.2916415989, -23.8411038105], [-47.2827445577, -23.8377210381], [-47.2783634021, -23.8368192205], [-47.2597286015, -23.8359439080], [-47.2529554917, -23.8284121441], [-47.2485164608, -23.8272338658], [-47.2512237364, -23.8221234022], [-47.2691294969, -23.8157917420], [-47.2738130768, -23.8175371908], [-47.2754369727, -23.8105727191], [-47.2810759711, -23.8039062447], [-47.3006913016, -23.8070934210], [-47.3165719237, -23.7923196024], [-47.3138489926, -23.7883628603], [-47.3011447879, -23.7867884744], [-47.3040305709, -23.7732911159], [-47.3038049807, -23.7708404554], [-47.3013336942, -23.7645623278], [-47.3042122898, -23.7624972152], [-47.2965979881, -23.7539310709], [-47.2984337459, -23.7478882535], [-47.3106493227, -23.7314072357], [-47.3195810304, -23.7310634332], [-47.3198195405, -23.7238918563], [-47.3232630289, -23.7213507514], [-47.3240546743, -23.7204033187], [-47.3272353821, -23.7112243403], [-47.3394189705, -23.7115713791], [-47.3436106932, -23.7065640642], [-47.3487181660, -23.6966911265], [-47.3527029495, -23.6839387866], [-47.3566162645, -23.6714123527], [-47.3567992709, -23.6542516119], [-47.3677683610, -23.6385756953], [-47.3679716273, -23.6332787541], [-47.3614981959, -23.6288858910], [-47.3595715013, -23.6230722977], [-47.3355432390, -23.6107994361], [-47.3261857885, -23.6232451828], [-47.3064228577, -23.6195600954], [-47.2988641317, -23.6129760409], [-47.2963870839, -23.6031663041], [-47.2768151667, -23.5967013674], [-47.2758315588, -23.5965448692], [-47.2698290583, -23.6005782560], [-47.2689505395, -23.6143987824]]] }},</text:span></text:p>
      <text:p text:style-name="P1"><text:span text:style-name="T1"><text:tab/>{ "type": "Feature", "properties": {"id": "3519808", "name": "Icem", "description": "Icem"}, "geometry": { "type": "Polygon", "coordinates": [[[-49.1914145429, -20.3071466518], [-49.1830982893, -20.3141919688], [-49.1720975693, -20.3120672201], [-49.1698535632, -20.3059861370], [-49.1450998698, -20.2902399434], [-49.1202550827, -20.2700603817], [-49.0931674318, -20.2890867763], [-49.0898824621, -20.3376829526], [-49.0750531580, -20.3555760748], [-49.0793509344, -20.3932520028], [-49.0847325220, -20.3987978415], [-49.0809503255, -20.4079879571], [-49.0884956438, -20.4185127140], [-49.0991427721, -20.4156050103], [-49.1100301078, -20.4238070126], [-49.1223943559, -20.4562157795], [-49.1416226886, -20.4675132335], [-49.1440482757, -20.4661557415], [-49.1391567524, -20.4572610643], [-49.1417487145, -20.4544831594], [-49.1522863170, -20.4635510281], [-49.1646394470, -20.4589872342], [-49.1758586577, -20.4738958157], [-49.1806259758, -20.4752248922], [-49.2045891171, -20.4663565605], [-49.2189652804, -20.4712971505], [-49.2182059358, -20.4657647989], [-49.2247973786, -20.4604014440], [-49.2243563888, -20.4555408504], [-49.2303940899, -20.4550060607], [-49.2401869981, -20.4469943518], [-49.2296350746, -20.4378847572], [-49.2255910644, -20.4384840871], [-49.2373146331, -20.4297882508], [-49.2262801856, -20.4208817313], [-49.2228168129, -20.4215347752], [-49.2240679453, -20.4149250153], [-49.2215173796, -20.4138066591], [-49.2284302822, -20.4125019153], [-49.2494152597, -20.4262998641], [-49.2549839961, -20.4233593456], [-49.2602490222, -20.4254347665], [-49.2623689543, -20.4219192586], [-49.2653397746, -20.4233502920], [-49.2663324172, -20.4187671938], [-49.2672818767, -20.4164982755], [-49.2690779739, -20.4057971163], [-49.2645891127, -20.3913185153], [-49.2708255684, -20.3794238908], [-49.2736960710, -20.3774022939], [-49.2902614048, -20.3827437988], [-49.2956679826, -20.3812072038], [-49.2927318425, -20.3701402760], [-49.2786415174, -20.3551845504], [-49.2730168374, -20.3539075668], [-49.2701601600, -20.3461338366], [-49.2726037135, -20.3407140367], [-49.2772685140, -20.3445210304], [-49.2837137526, -20.3361636503], [-49.2882494676, -20.3384533158], [-49.2935545021, -20.3343677134], [-49.2955954308, -20.3364100018], [-49.2984719776, -20.3278857824], [-49.3052696092, -20.3252938819], [-49.3075470450, -20.3110781790], [-49.2982086287, -20.3055107270], [-49.2918845940, -20.2861329421], [-49.2770107792, -20.2667364671], [-49.2658275484, -20.2609192497], [-49.2635544029, -20.2564426048], [-49.2592284326, -20.2582927311], [-49.2282026853, -20.3028896838], [-49.2054277312, -20.3043959670], [-49.1914145429, -20.3071466518]]] }},</text:span></text:p>
      <text:p text:style-name="P1"><text:span text:style-name="T1"><text:tab/>{ "type": "Feature", "properties": {"id": "3519907", "name": "Iepe", "description": "Iepe"}, "geometry": { "type": "Polygon", "coordinates": [[[-51.0305492442, -22.5124957276], [-51.0123493845, -22.5237315303], [-51.0004035905, -22.5175328619], [-50.9859995367, -22.5180445476], [-50.9775246336, -22.5394515416], [-50.9725075529, -22.5438120751], [-50.9728347632, -22.5587972947], [-50.9804022368, -22.5626003120], [-50.9822120787, -22.5688039957], [-50.9687533898, -22.5847903043], [-50.9702954308, -22.5922357856], [-50.9638465210, -22.6313845850], [-50.9593950967, -22.6336855623], [-50.9480003270, -22.6502784595], [-50.9482608247, -22.6706513172], [-50.9445504556, -22.6745291949], [-50.9485081349, -22.6771954327], [-50.9494196923, -22.6841590422], [-50.9453694207, -22.6872825854], [-50.9523241768, -22.6948889989], [-50.9417509757, -22.7025935845], [-50.9446371599, -22.7081253560], [-50.9371361880, -22.7107930244], [-50.9379629010, -22.7158136992], [-50.9400816826, -22.7207445093], [-50.9334928346, -22.7258271470], [-50.9382312822, -22.7275443528], [-50.9378502243, -22.7307503465], [-50.9444958995, -22.7283713306], [-50.9418300841, -22.7318683837], [-50.9432777266, -22.7400185863], [-50.9376358500, -22.7400622358], [-50.9405537187, -22.7443660630], [-50.9386448100, -22.7497520625], [-50.9500302762, -22.7461735472], [-50.9506053076, -22.7550071177], [-50.9511963822, -22.7499232885], [-50.9612616272, -22.7468032082], [-50.9668757304, -22.7565344587], [-50.9625733618, -22.7568361773], [-50.9593625760, -22.7646135902], [-50.9632704226, -22.7651632974], [-50.9644744732, -22.7705636690], [-50.9669915822, -22.7638943130], [-50.9716040732, -22.7682596146], [-50.9801006514, -22.7673342395], [-50.9769722191, -22.7734392863], [-50.9780487958, -22.7794343979], [-50.9817847193, -22.7809574426], [-50.9781918340, -22.7821362487], [-50.9940990293, -22.7916759913], [-51.0038907084, -22.7932357671], [-51.0083321497, -22.7924566011], [-51.0571281915, -22.7655847950], [-51.1027689730, -22.7623308817], [-51.1561809545, -22.7520556835], [-51.1754766373, -22.7383336893], [-51.1794169606, -22.7344090109], [-51.1865285848, -22.7294194269], [-51.2132496320, -22.7231950168], [-51.2088465171, -22.7209194867], [-51.2118126601, -22.7135889163], [-51.1935424854, -22.7075313750], [-51.1817145966, -22.6922742268], [-51.1771390505, -22.6784868208], [-51.1795773039, -22.6751012187], [-51.1612170046, -22.6578421983], [-51.1581488674, -22.6363823634], [-51.1445593604, -22.6165123199], [-51.1323636511, -22.5978500118], [-51.1240409856, -22.5587091289], [-51.0994886505, -22.4863947583], [-51.0703117716, -22.4786076845], [-51.0630032096, -22.4730346303], [-51.0179699828, -22.4726087827], [-51.0290318155, -22.4814284928], [-51.0247460016, -22.4907285239], [-51.0351279864, -22.5019713047], [-51.0305492442, -22.5124957276]]] }},</text:span></text:p>
      <text:p text:style-name="P1"><text:span text:style-name="T1"><text:tab/>{ "type": "Feature", "properties": {"id": "3520004", "name": "Igaracu do Tiete", "description": "Igaracu do Tiete"}, "geometry": { "type": "Polygon", "coordinates": [[[-48.5456093967, -22.5071167412], [-48.5341169723, -22.5194445643], [-48.5241206395, -22.5285140586], [-48.4999138550, -22.5265566456], [-48.4898649412, -22.5455963974], [-48.4996009649, -22.5520822858], [-48.5037132167, -22.5521332666], [-48.5043800065, -22.5516096177], [-48.5125612829, -22.5480175557], [-48.5201323767, -22.5583208398], [-48.5231336503, -22.5698685240], [-48.5281375912, -22.5751807108], [-48.5558254245, -22.5828509055], [-48.5603220971, -22.5867032020], [-48.5629137858, -22.5847671008], [-48.5752657055, -22.5774436241], [-48.5916175312, -22.5849495317], [-48.6022714316, -22.5765909701], [-48.6145708297, -22.5750820996], [-48.6203259610, -22.5659624214], [-48.6201948266, -22.5547774212], [-48.6238137787, -22.5482454452], [-48.6316412025, -22.5470629319], [-48.6425807979, -22.5375517448], [-48.6452697877, -22.5362599845], [-48.6523602371, -22.5321476952], [-48.6534851048, -22.5267690589], [-48.6475037479, -22.5259758914], [-48.6469467330, -22.5180875346], [-48.6455389675, -22.5157821867], [-48.6433478838, -22.5176909819], [-48.6390649722, -22.5202199152], [-48.6431709211, -22.5121531640], [-48.6298786874, -22.5114572336], [-48.6292374834, -22.5048111941], [-48.6229281823, -22.5035733915], [-48.6206284786, -22.5014353915], [-48.6025287946, -22.5097233306], [-48.5724559505, -22.5018606146], [-48.5596853648, -22.4991252039], [-48.5456093967, -22.5071167412]]] }},</text:span></text:p>
      <text:p text:style-name="P1"><text:span text:style-name="T1"><text:tab/>{ "type": "Feature", "properties": {"id": "3520103", "name": "Igarapava", "description": "Igarapava"}, "geometry": { "type": "Polygon", "coordinates": [[[-47.7037849005, -19.9794339449], [-47.6756986356, -20.0014444231], [-47.6749415423, -20.0124735284], [-47.6701750282, -20.0220455647], [-47.6492046181, -20.0380799471], [-47.6343132004, -20.0487772373], [-47.6244843122, -20.0418154078], [-47.6135391316, -20.0416383621], [-47.6083709512, -20.0373523482], [-47.5942973442, -20.0254209254], [-47.5919415012, -20.0065413334], [-47.5799814035, -19.9947324835], [-47.5521874672, -19.9955553889], [-47.5487874442, -19.9932991908], [-47.5437594315, -19.9928087501], [-47.5419761469, -19.9959352275], [-47.5417924641, -20.0125816237], [-47.5360172295, -20.0259282637], [-47.5085509411, -20.0594373680], [-47.5171690406, -20.1040968634], [-47.5315130156, -20.1087959125], [-47.5319075027, -20.1210325284], [-47.5434368425, -20.1263762179], [-47.5424151969, -20.1362260574], [-47.5595786910, -20.1451058469], [-47.5644381140, -20.1531374466], [-47.5719773871, -20.1539966283], [-47.5815918328, -20.1500790954], [-47.6050626060, -20.1547142491], [-47.6086717268, -20.1591319384], [-47.6191845807, -20.1475599329], [-47.6229227258, -20.1365594434], [-47.6366858297, -20.1309374812], [-47.6588221767, -20.1293524017], [-47.6622915906, -20.1318815642], [-47.6664491776, -20.1286389787], [-47.6677249223, -20.1208977092], [-47.6864344557, -20.1394627664], [-47.6946119983, -20.1428866655], [-47.7073313340, -20.1416992268], [-47.7131687983, -20.1449178157], [-47.7159927270, -20.1529880445], [-47.7234783990, -20.1562227025], [-47.7411896735, -20.1512734697], [-47.7496953103, -20.1445856538], [-47.7486743906, -20.1332882652], [-47.7363872015, -20.1290839146], [-47.7393564499, -20.1267971031], [-47.7374974093, -20.1215899616], [-47.7478424962, -20.1187380533], [-47.7538356287, -20.1054912839], [-47.7666078283, -20.0942331788], [-47.7683043733, -20.0862781760], [-47.7749375020, -20.0756638067], [-47.7878107599, -20.0678301966], [-47.8223021861, -20.0673169160], [-47.8351115928, -20.0732703023], [-47.8499874515, -20.0687870612], [-47.8693546819, -20.0756821210], [-47.8688176223, -20.0613947170], [-47.8598979028, -20.0537102921], [-47.8595144993, -20.0467704547], [-47.8710014476, -20.0391773171], [-47.8757498741, -20.0282700659], [-47.8753778277, -20.0209392988], [-47.8710230666, -20.0111879852], [-47.8592979781, -19.9924690932], [-47.8521082504, -19.9893558450], [-47.8363181483, -19.9954739207], [-47.8001405920, -19.9845746547], [-47.7817338924, -19.9852496863], [-47.7651358451, -19.9852514355], [-47.7506536630, -19.9898190647], [-47.7332299302, -19.9874581506], [-47.7122401953, -19.9776770201], [-47.7037849005, -19.9794339449]]] }},</text:span></text:p>
      <text:p text:style-name="P1"><text:span text:style-name="T1"><text:tab/>{ "type": "Feature", "properties": {"id": "3520202", "name": "Igarata", "description": "Igarata"}, "geometry": { "type": "Polygon", "coordinates": [[[-46.0913867891, -23.0658103068], [-46.0904372235, -23.0784603548], [-46.0942149174, -23.0840732880], [-46.1046575757, -23.0841757110], [-46.1071885092, -23.0956291398], [-46.0995419298, -23.1089739729], [-46.1035634295, -23.1170193094], [-46.0929917868, -23.1199067771], [-46.1006761618, -23.1254048003], [-46.0950179199, -23.1325363604], [-46.0972260360, -23.1369753208], [-46.0913470374, -23.1428290250], [-46.1011342001, -23.1589471535], [-46.0924906461, -23.1705359019], [-46.0770123903, -23.1693195102], [-46.0740022297, -23.1799600396], [-46.0790378482, -23.1863633431], [-46.0760890943, -23.1930045164], [-46.0804575280, -23.1981106631], [-46.0796921616, -23.2066298985], [-46.0899805402, -23.2069896311], [-46.0973623203, -23.2194312737], [-46.1151071180, -23.2283042197], [-46.1160117838, -23.2359600028], [-46.1231707747, -23.2385609665], [-46.1282890190, -23.2432616118], [-46.1292835449, -23.2504994634], [-46.1360825680, -23.2552522481], [-46.1460996209, -23.2564587319], [-46.1563681277, -23.2546098062], [-46.1571575293, -23.2418262684], [-46.1538917738, -23.2349287436], [-46.1647688514, -23.2349473002], [-46.1692859767, -23.2300248465], [-46.1879618402, -23.2241965076], [-46.1960770049, -23.2179863114], [-46.1956651309, -23.2087295042], [-46.2056564420, -23.2080614373], [-46.2095718182, -23.2039313442], [-46.2206425263, -23.1968804651], [-46.2246800783, -23.1958467676], [-46.2277198222, -23.1886386321], [-46.2320466042, -23.1895739399], [-46.2356101288, -23.1857486775], [-46.2441488953, -23.1855000937], [-46.2510663849, -23.1892597129], [-46.2618766297, -23.1859843876], [-46.2593359903, -23.1728435712], [-46.2556367590, -23.1713457459], [-46.2565155009, -23.1590646816], [-46.2466761793, -23.1546137379], [-46.2347852806, -23.1349543164], [-46.2255970754, -23.1364085625], [-46.2262992697, -23.1274357463], [-46.2211010578, -23.1225273664], [-46.2182791342, -23.1235617902], [-46.2173422892, -23.1199602572], [-46.2123203118, -23.1067011653], [-46.2089323900, -23.1066122695], [-46.2049433570, -23.0848160102], [-46.1911671097, -23.0771943683], [-46.1803019103, -23.0792112717], [-46.1744516089, -23.0755655942], [-46.1734438279, -23.0707504279], [-46.1611824183, -23.0661098561], [-46.1587113903, -23.0501244628], [-46.1400861038, -23.0386224457], [-46.1414291644, -23.0292863458], [-46.1312303908, -23.0228588309], [-46.1254516911, -23.0107179013], [-46.0942961158, -22.9969169357], [-46.0862038218, -22.9848511712], [-46.0817535010, -22.9849255673], [-46.0706774859, -22.9887520648], [-46.0702646951, -22.9933832689], [-46.0663012122, -22.9944420158], [-46.0711221181, -23.0080259792], [-46.0706124079, -23.0139682323], [-46.0804479557, -23.0252738723], [-46.0822218443, -23.0335569642], [-46.0759372143, -23.0368639214], [-46.0913867891, -23.0658103068]]] }},</text:span></text:p>
      <text:p text:style-name="P1"><text:span text:style-name="T1"><text:tab/>{ "type": "Feature", "properties": {"id": "3520301", "name": "Iguape", "description": "Iguape"}, "geometry": { "type": "Polygon", "coordinates": [[[-47.3117398831, -24.3449404217], [-47.3063602547, -24.3511213872], [-47.3122512856, -24.3511597818], [-47.3084337091, -24.3568646794], [-47.3009838840, -24.3582926333], [-47.2828409588, -24.3589975873], [-47.2756901954, -24.3554702336], [-47.2469632159, -24.3613221729], [-47.2474365658, -24.3728731927], [-47.2368275019, -24.3725014173], [-47.2338922549, -24.3760178498], [-47.2214397434, -24.3739832503], [-47.2171355325, -24.3693730442], [-47.2087230595, -24.3708458875], [-47.1984968308, -24.3678142693], [-47.1937037641, -24.3622382219], [-47.1873294018, -24.3656862066], [-47.1851663446, -24.3738260745], [-47.1801530093, -24.3745623326], [-47.1734114270, -24.3641764387], [-47.1549474988, -24.3668688104], [-47.1468577014, -24.3574980993], [-47.1473137756, -24.3632019638], [-47.1435337007, -24.3642728486], [-47.1343146300, -24.3667403222], [-47.1204240724, -24.3645854995], [-47.1144421934, -24.3712069659], [-47.1163781810, -24.3770889768], [-47.1116191948, -24.3876416389], [-47.0990240921, -24.3906501668], [-47.1120486880, -24.3995061606], [-47.1163733326, -24.4180180747], [-47.1027620356, -24.4328119167], [-47.0930483226, -24.4354520235], [-47.0864675052, -24.4307135985], [-47.0858792009, -24.4304227034], [-47.0781325270, -24.4426292293], [-47.0914971367, -24.4566353509], [-47.1374678165, -24.4858283011], [-47.1778892213, -24.5170808972], [-47.1863844940, -24.5242310889], [-47.1868593996, -24.5331486852], [-47.2006031152, -24.5380710454], [-47.2280834679, -24.5585605319], [-47.2245762326, -24.5649450445], [-47.2274960794, -24.5705592850], [-47.2503264566, -24.5753343170], [-47.3014295312, -24.6058483773], [-47.3571164206, -24.6396950654], [-47.3966871564, -24.6622512770], [-47.4032408859, -24.6619454316], [-47.4011670063, -24.6675033308], [-47.4321317904, -24.6841318023], [-47.4366260124, -24.6742685051], [-47.4480119659, -24.6882301762], [-47.4784049043, -24.7053197014], [-47.5117331412, -24.7006257012], [-47.5406489099, -24.7059678470], [-47.5490795038, -24.7194774678], [-47.5597177540, -24.7271978672], [-47.5819546877, -24.7380512843], [-47.5896090032, -24.7463181413], [-47.6278665851, -24.7630560249], [-47.6656246203, -24.7921069752], [-47.6853990026, -24.8136314783], [-47.7140028600, -24.8298457191], [-47.7338946781, -24.8351923839], [-47.7375311098, -24.8296625634], [-47.7474264400, -24.8312026621], [-47.7461856928, -24.8381716299], [-47.7495883035, -24.8410624508], [-47.7563978216, -24.8403971243], [-47.7561556903, -24.8355497885], [-47.7628303477, -24.8325970004], [-47.7644165212, -24.8350244418], [-47.7613863110, -24.8364785989], [-47.7715526103, -24.8390267264], [-47.7699848401, -24.8450184621], [-47.7740045941, -24.8421438293], [-47.7740012518, -24.8463704318], [-47.7776006043, -24.8460295982], [-47.7761778565, -24.8355269227], [-47.7822636826, -24.8287437815], [-47.7790331940, -24.8285524083], [-47.7731838733, -24.8160227292], [-47.7812794434, -24.8010967745], [-47.7922592073, -24.7986720365], [-47.8018833919, -24.7894967686], [-47.8094901170, -24.7892751317], [-47.8285634976, -24.7667685999], [-47.8298311709, -24.7558951040], [-47.8159147375, -24.7671853090], [-47.8058822975, -24.7667958789], [-47.8043900631, -24.7603707008], [-47.7927319726, -24.7269910293], [-47.7810204925, -24.7155011762], [-47.7724496764, -24.7162370765], [-47.7727682467, -24.7116808894], [-47.7688451795, -24.7102443901], [-47.7659405109, -24.7070198746], [-47.7721937360, -24.6994302377], [-47.7682328378, -24.6942223670], [-47.7651883876, -24.6902178287], [-47.7685453534, -24.6815812743], [-47.7633114074, -24.6726435854], [-47.7575507398, -24.6649574295], [-47.7490022369, -24.6616368062], [-47.7455033909, -24.6521304171], [-47.7465004976, -24.6410090703], [-47.7432399665, -24.6355242536], [-47.7362036277, -24.6328702185], [-47.7272793163, -24.6216108242], [-47.7129570734, -24.6149987586], [-47.7123549933, -24.6048168776], [-47.7084029753, -24.6007426013], [-47.6940400341, -24.6027213509], [-47.6918027704, -24.5841061087], [-47.6848639384, -24.5751105187], [-47.6881905492, -24.5633762346], [-47.6841115998, -24.5497963263], [-47.6433807483, -24.5224652981], [-47.6380094027, -24.5171408623], [-47.6272033072, -24.5148086554], [-47.6319791562, -24.4996817357], [-47.6449764475, -24.4929788427], [-47.6415933347, -24.4682696295], [-47.6389768836, -24.4613157229], [-47.6418386293, -24.4522579757], [-47.6539098487, -24.4278929230], [-47.6602286165, -24.4241292451], [-47.6831527019, -24.3786492490], [-47.6758206433, -24.3770850382], [-47.6700135197, -24.3800735191], [-47.6465492168, -24.3779683917], [-47.6213332187, -24.3675153647], [-47.5991626067, -24.3742849615], [-47.5880898481, -24.3716342815], [-47.5871958824, -24.3687896972], [-47.5776882622, -24.3666906758], [-47.5724930917, -24.3689942821], [-47.5606321996, -24.3651927868], [-47.5572565174, -24.3676833379], [-47.5509388862, -24.3694666524], [-47.5433465266, -24.3590488141], [-47.5369099560, -24.3569014047], [-47.5264747922, -24.3634679526], [-47.5042677346, -24.3665212525], [-47.5074842695, -24.3736813087], [-47.5052644804, -24.3760022273], [-47.4829306433, -24.3676576242], [-47.4715704836, -24.3681824376], [-47.4623942307, -24.3729028933], [-47.4626696224, -24.3768952097], [-47.4651058752, -24.3792669128], [-47.4558851016, -24.3836424015], [-47.4512771101, -24.3834235801], [-47.4502707324, -24.3877481540], [-47.4398841704, -24.3884883580], [-47.4344582823, -24.3865123512], [-47.4259771498, -24.3750773563], [-47.4148856239, -24.3743617446], [-47.3977669151, -24.3848671256], [-47.3790911671, -24.3854430263], [-47.3662191724, -24.3842823049], [-47.3586843562, -24.3744120254], [-47.3594244991, -24.3702720025], [-47.3491813773, -24.3695141264], [-47.3398055793, -24.3642555128], [-47.3373777493, -24.3515079209], [-47.3238691837, -24.3466359830], [-47.3190471542, -24.3390287968], [-47.3143283477, -24.3363773440], [-47.3038744667, -24.3413264179], [-47.3117398831, -24.3449404217]]] }},</text:span></text:p>
      <text:p text:style-name="P1"><text:span text:style-name="T1"><text:tab/>{ "type": "Feature", "properties": {"id": "3520400", "name": "Ilhabela", "description": "Ilhabela"}, "geometry": { "type": "Polygon", "coordinates": [[[-45.2951048852, -23.9174266396], [-45.2936972198, -23.9196052372], [-45.2974412433, -23.9192152164], [-45.2976456948, -23.9173381438], [-45.2951048852, -23.9174266396]], [[-45.3233900627, -23.9164956570], [-45.3224721718, -23.9183642718], [-45.3252084510, -23.9181635227], [-45.3254583059, -23.9163659126], [-45.3233900627, -23.9164956570]], [[-45.2599251278, -23.8883932596], [-45.2612793029, -23.8895346688], [-45.2630382574, -23.8889985648], [-45.2618103834, -23.8875462591], [-45.2599251278, -23.8883932596]], [[-45.2766982031, -23.8520703395], [-45.2779699906, -23.8535563001], [-45.2803101990, -23.8530256318], [-45.2796899452, -23.8515619234], [-45.2766982031, -23.8520703395]], [[-45.1516503621, -23.8331660865], [-45.1534024427, -23.8365089376], [-45.1574710876, -23.8349392264], [-45.1597383538, -23.8307438987], [-45.1540403274, -23.8271776006], [-45.1516503621, -23.8331660865]], [[-45.3909558549, -23.8277461735], [-45.3909563276, -23.8290553011], [-45.3940003369, -23.8288672434], [-45.3923242543, -23.8275441835], [-45.3909558549, -23.8277461735]], [[-45.2261223327, -23.8157136388], [-45.2290887304, -23.8160493326], [-45.2299537370, -23.8136571240], [-45.2274593985, -23.8132190889], [-45.2261223327, -23.8157136388]], [[-45.1148160679, -23.8070658340], [-45.1170841699, -23.8156720609], [-45.1233882305, -23.8152410372], [-45.1319994608, -23.8123771239], [-45.1461560632, -23.8209440195], [-45.1612504291, -23.8053948375], [-45.1485793266, -23.7945602362], [-45.1382886153, -23.7924486889], [-45.1397784899, -23.7998784920], [-45.1241659210, -23.8038915722], [-45.1148160679, -23.8070658340]], [[-45.0146175587, -23.7467565658], [-45.0181376884, -23.7532567985], [-45.0092938468, -23.7522188477], [-45.0087234519, -23.7596043718], [-45.0129823030, -23.7644908497], [-45.0202871429, -23.7634048481], [-45.0191619328, -23.7551030511], [-45.0250775421, -23.7497899348], [-45.0247771490, -23.7448773428], [-45.0198240342, -23.7434944590], [-45.0146175587, -23.7467565658]], [[-45.0237094186, -23.7415117780], [-45.0250125473, -23.7420246251], [-45.0253587681, -23.7407542341], [-45.0231078413, -23.7403184806], [-45.0237094186, -23.7415117780]], [[-45.2924899133, -23.7326696552], [-45.2898785528, -23.7363312180], [-45.2752951037, -23.7347374710], [-45.2663223777, -23.7427732742], [-45.2615468856, -23.7420658436], [-45.2550430938, -23.7497822248], [-45.2584022683, -23.7587038895], [-45.2483218109, -23.7631912617], [-45.2451271671, -23.7611557159], [-45.2338754967, -23.7759599780], [-45.2295971914, -23.7763013729], [-45.2342375462, -23.7825463783], [-45.2355448617, -23.7992894963], [-45.2419359154, -23.8084307106], [-45.2418455647, -23.8114981876], [-45.2373791156, -23.8105479671], [-45.2386739486, -23.8184572321], [-45.2482726042, -23.8243661804], [-45.2438257008, -23.8277438259], [-45.2446001376, -23.8312541751], [-45.2382943215, -23.8309983716], [-45.2434361362, -23.8359730725], [-45.2413534960, -23.8386864522], [-45.2324042636, -23.8359424732], [-45.2278178144, -23.8381730813], [-45.2382397765, -23.8432774654], [-45.2553812267, -23.8363140541], [-45.2723184778, -23.8382970993], [-45.2850888148, -23.8500390930], [-45.2859036203, -23.8618233601], [-45.2839340398, -23.8602104702], [-45.2849668921, -23.8624265742], [-45.2898221290, -23.8658390006], [-45.2876791674, -23.8726026760], [-45.2689294427, -23.8745056941], [-45.2682122194, -23.8787125502], [-45.2769896001, -23.8833359511], [-45.2718517131, -23.8915379753], [-45.2614612709, -23.8915551692], [-45.2474319243, -23.9014156879], [-45.2425746176, -23.8916549701], [-45.2354567213, -23.8989667836], [-45.2291292657, -23.8975333541], [-45.2242105976, -23.9027284101], [-45.2261663038, -23.9067114966], [-45.2359879005, -23.9055002688], [-45.2381260166, -23.9080495783], [-45.2379363783, -23.9237252359], [-45.2325394153, -23.9284284736], [-45.2368437106, -23.9337134647], [-45.2357355520, -23.9418841020], [-45.2267082867, -23.9407550818], [-45.2352389430, -23.9487447195], [-45.2381002715, -23.9579103603], [-45.2506023532, -23.9655698110], [-45.2672966531, -23.9632685783], [-45.2854583937, -23.9415813945], [-45.2795162500, -23.9287666463], [-45.2902992922, -23.9100210176], [-45.3019028437, -23.9146501402], [-45.3036901290, -23.9078599933], [-45.3159087147, -23.9147274986], [-45.3239879464, -23.9115145549], [-45.3317593983, -23.9157722440], [-45.3397474649, -23.9250143667], [-45.3444934489, -23.9232286223], [-45.3433127088, -23.9199300198], [-45.3474854845, -23.9169016565], [-45.3582910430, -23.9282133319], [-45.3992077187, -23.9327677204], [-45.4069074009, -23.9383133539], [-45.4273759092, -23.9404046164], [-45.4431835704, -23.9340120924], [-45.4596866571, -23.9149995887], [-45.4617117478, -23.8878143519], [-45.4514033850, -23.8837857714], [-45.4416536406, -23.8717779659], [-45.4341017969, -23.8686273659], [-45.4300141630, -23.8596639016], [-45.4179003656, -23.8587269310], [-45.4144637470, -23.8545082214], [-45.4163885784, -23.8524461165], [-45.4135082571, -23.8518496255], [-45.4118449074, -23.8465362797], [-45.3750925259, -23.8186639027], [-45.3659851844, -23.8099987081], [-45.3626292307, -23.7858609989], [-45.3584340317, -23.7846336315], [-45.3576616152, -23.7751400454], [-45.3531615024, -23.7732129824], [-45.3487715311, -23.7642945272], [-45.3481281058, -23.7410437745], [-45.3427691732, -23.7357836471], [-45.3410489015, -23.7270862229], [-45.3288284114, -23.7210066990], [-45.3162906455, -23.7233634077], [-45.3069920729, -23.7309353224], [-45.2924899133, -23.7326696552]]] }},</text:span></text:p>
      <text:p text:style-name="P1"><text:span text:style-name="T1"><text:tab/>{ "type": "Feature", "properties": {"id": "3520426", "name": "Ilha Comprida", "description": "Ilha Comprida"}, "geometry": { "type": "Polygon", "coordinates": [[[-47.4416079039, -24.6980297109], [-47.4873561234, -24.7148555577], [-47.5315829616, -24.7380960979], [-47.5832172631, -24.7696244817], [-47.6521623489, -24.8185645649], [-47.7721124212, -24.9128649287], [-47.8414170535, -24.9744454447], [-47.8732518150, -25.0120829549], [-47.8843299270, -25.0331808453], [-47.8876096086, -25.0531837311], [-47.9094642906, -25.0528942190], [-47.9139404753, -25.0513086208], [-47.9130192987, -25.0420533418], [-47.9173627517, -25.0144963738], [-47.8998844779, -25.0041061046], [-47.8943895864, -24.9905581405], [-47.8839203336, -24.9901955948], [-47.8813869029, -24.9858474712], [-47.8839757205, -24.9844684960], [-47.8713577435, -24.9808125764], [-47.8851399343, -24.9724187990], [-47.8905884884, -24.9800970100], [-47.8917568481, -24.9713482662], [-47.8881625914, -24.9652021356], [-47.8849414803, -24.9627508000], [-47.8718026101, -24.9676615676], [-47.8613367935, -24.9616945893], [-47.8524668368, -24.9393364086], [-47.8548610079, -24.9362580789], [-47.8286687811, -24.9205466567], [-47.8272535825, -24.9115045453], [-47.8386438687, -24.9075306525], [-47.8391122608, -24.9042761785], [-47.8302206394, -24.9049085157], [-47.8185762134, -24.9119021088], [-47.8096084395, -24.9111719675], [-47.8028590222, -24.9046586227], [-47.7997921184, -24.8890730263], [-47.7762445915, -24.8784555254], [-47.7642994404, -24.8583536106], [-47.7465017307, -24.8510651292], [-47.7338946781, -24.8351923839], [-47.7140028600, -24.8298457191], [-47.6853990026, -24.8136314783], [-47.6656246203, -24.7921069752], [-47.6278665851, -24.7630560249], [-47.5896090032, -24.7463181413], [-47.5819546877, -24.7380512843], [-47.5597177540, -24.7271978672], [-47.5490795038, -24.7194774678], [-47.5406489099, -24.7059678470], [-47.5117331412, -24.7006257012], [-47.4784049043, -24.7053197014], [-47.4480119659, -24.6882301762], [-47.4366260124, -24.6742685051], [-47.4321317904, -24.6841318023], [-47.4416079039, -24.6980297109]]] }},</text:span></text:p>
      <text:p text:style-name="P1"><text:span text:style-name="T1"><text:tab/>{ "type": "Feature", "properties": {"id": "3520442", "name": "Ilha Solteira", "description": "Ilha Solteira"}, "geometry": { "type": "Polygon", "coordinates": [[[-51.1089105775, -20.2796297116], [-51.1031294464, -20.2870521489], [-51.0937799406, -20.2853407974], [-51.0817650246, -20.3067757735], [-51.0786895907, -20.3275567578], [-51.0634015712, -20.3415772514], [-51.0543045794, -20.3579627273], [-51.0405155524, -20.3690434904], [-51.0669717731, -20.3899930657], [-51.0936572206, -20.4046544979], [-51.1301124308, -20.4166868121], [-51.1549707295, -20.4354112994], [-51.1775464567, -20.4336911042], [-51.1961009528, -20.4370598097], [-51.2190486234, -20.4538990746], [-51.2309001862, -20.4567501971], [-51.2386597054, -20.4553401592], [-51.2473110114, -20.4778131356], [-51.2638050368, -20.4884283261], [-51.2665410718, -20.5019461808], [-51.2785111131, -20.5088674412], [-51.2755673256, -20.5130476014], [-51.2600793051, -20.5227636260], [-51.2742194664, -20.5335965669], [-51.2960685862, -20.5412096634], [-51.3137679813, -20.5876742262], [-51.3150362469, -20.6142794919], [-51.3219418654, -20.6246921079], [-51.3241314464, -20.6408264980], [-51.3149485059, -20.6738567828], [-51.3422875316, -20.6817364018], [-51.3477062154, -20.6529531848], [-51.3535831895, -20.6431689735], [-51.3526410661, -20.6370562870], [-51.3660510428, -20.6268000882], [-51.3655934280, -20.5842844607], [-51.3866508061, -20.5824987619], [-51.3996132917, -20.5741467969], [-51.4015137232, -20.5629179034], [-51.3855715279, -20.5483739306], [-51.3855118889, -20.5252067432], [-51.3852101693, -20.5154241136], [-51.3792093023, -20.5054689623], [-51.4183654272, -20.4645727318], [-51.4087978346, -20.4591081740], [-51.4034285652, -20.4521904279], [-51.3746331748, -20.3960647515], [-51.3607442044, -20.3840780880], [-51.3503875505, -20.3627171951], [-51.3430659511, -20.3551728197], [-51.3408530559, -20.3532267186], [-51.3209642214, -20.3391569974], [-51.2952039904, -20.3280208006], [-51.1602869538, -20.3047616070], [-51.1319351339, -20.2950690034], [-51.1135084440, -20.2831309583], [-51.1089105775, -20.2796297116]]] }},</text:span></text:p>
      <text:p text:style-name="P1"><text:span text:style-name="T1"><text:tab/>{ "type": "Feature", "properties": {"id": "3520509", "name": "Indaiatuba", "description": "Indaiatuba"}, "geometry": { "type": "Polygon", "coordinates": [[[-47.2066292562, -23.0290273761], [-47.1899495492, -23.0332535092], [-47.1860603621, -23.0300633605], [-47.1710976129, -23.0330194223], [-47.1688121630, -23.0308205536], [-47.1579777730, -23.0376579664], [-47.1579406337, -23.0377354369], [-47.1573445961, -23.0416281649], [-47.1521384062, -23.0383213188], [-47.1499849826, -23.0509072254], [-47.1460448002, -23.0547608308], [-47.1435422385, -23.0576565402], [-47.1318097889, -23.0534042651], [-47.1294793681, -23.0549109182], [-47.1262255143, -23.0570730062], [-47.1255194848, -23.0593461290], [-47.1159626162, -23.0566288514], [-47.1084767616, -23.0610401490], [-47.1031382301, -23.0560729293], [-47.0955363381, -23.0520656731], [-47.0881038561, -23.0553902692], [-47.0925828594, -23.0606484491], [-47.0839541556, -23.0723765672], [-47.0863345786, -23.0837795016], [-47.0838639375, -23.0892070266], [-47.0843837502, -23.0895495011], [-47.0971772198, -23.0914170082], [-47.0993918387, -23.0946272362], [-47.1107269895, -23.0930998514], [-47.1166691117, -23.1026422118], [-47.1245266198, -23.0999918327], [-47.1309238739, -23.1025248915], [-47.1438833472, -23.1008633349], [-47.1466464719, -23.1036503002], [-47.1430887181, -23.1081462871], [-47.1434636640, -23.1169622848], [-47.1332592736, -23.1460879201], [-47.1162274550, -23.1732801856], [-47.1140856075, -23.1798347056], [-47.1138900262, -23.1849500771], [-47.1141373605, -23.1857496805], [-47.1195039920, -23.1995345747], [-47.1064219083, -23.2120077643], [-47.1123552990, -23.2255472549], [-47.1155785765, -23.2245717999], [-47.1272576677, -23.2139102575], [-47.1295115558, -23.2027251639], [-47.1569793980, -23.2012653405], [-47.1891645677, -23.1928540577], [-47.1951443087, -23.1865411102], [-47.2061803729, -23.1838900822], [-47.2317286006, -23.1805664118], [-47.2395499992, -23.1842201961], [-47.2507218596, -23.1762877193], [-47.2569761120, -23.1672956264], [-47.2554337114, -23.1553571672], [-47.2560820845, -23.1526304576], [-47.2598389859, -23.1463614898], [-47.2700710051, -23.1451213617], [-47.2756089984, -23.1518771736], [-47.2883446845, -23.1570248245], [-47.2958577739, -23.1469218819], [-47.3023119467, -23.1350948654], [-47.3051129459, -23.1330608329], [-47.3001181179, -23.1129455888], [-47.2979304608, -23.0926282244], [-47.2772723643, -23.0717863613], [-47.2797694756, -23.0636405235], [-47.2855888885, -23.0586590195], [-47.2901571671, -23.0432240457], [-47.2851021613, -23.0344831618], [-47.2850516596, -23.0343597093], [-47.2743857063, -23.0201874539], [-47.2696351813, -23.0191202790], [-47.2701804891, -23.0147435665], [-47.2638528850, -23.0131323865], [-47.2545341076, -22.9976614251], [-47.2328852114, -23.0071145129], [-47.2066292562, -23.0290273761]]] }},</text:span></text:p>
      <text:p text:style-name="P1"><text:span text:style-name="T1"><text:tab/>{ "type": "Feature", "properties": {"id": "3520608", "name": "Indiana", "description": "Indiana"}, "geometry": { "type": "Polygon", "coordinates": [[[-51.2741455617, -22.0520809279], [-51.2655563396, -22.0670755125], [-51.2494683193, -22.0665444106], [-51.2478847323, -22.0694061721], [-51.2365991361, -22.0701635488], [-51.2220366238, -22.0707445668], [-51.2108219014, -22.0652140369], [-51.2073014281, -22.0677797671], [-51.2081175721, -22.0728457198], [-51.2227541681, -22.0783019240], [-51.2293472281, -22.0913926331], [-51.2418740067, -22.1237721970], [-51.2385805167, -22.1357734111], [-51.2291520235, -22.1415771696], [-51.2234403329, -22.1571957441], [-51.2120732938, -22.1645687324], [-51.2087842347, -22.1705028983], [-51.2030494324, -22.1778405370], [-51.2081917939, -22.1981167061], [-51.2297578371, -22.2205939801], [-51.2459605325, -22.2046243192], [-51.2563623584, -22.2098131024], [-51.2684669928, -22.2060543539], [-51.2840133352, -22.1876258357], [-51.2863085987, -22.1596724272], [-51.2974224915, -22.1431912921], [-51.3132205031, -22.1317790156], [-51.3119384445, -22.1259801030], [-51.3190568536, -22.1068188820], [-51.3170638690, -22.0956582042], [-51.3049337617, -22.0869585677], [-51.3044084458, -22.0817559209], [-51.3032294906, -22.0754569651], [-51.2958370170, -22.0673861464], [-51.2962299624, -22.0613522433], [-51.2888784681, -22.0555558087], [-51.2904179657, -22.0515477433], [-51.2864919334, -22.0453548767], [-51.2741455617, -22.0520809279]]] }},</text:span></text:p>
      <text:p text:style-name="P1"><text:span text:style-name="T1"><text:tab/>{ "type": "Feature", "properties": {"id": "3520707", "name": "Indiapora", "description": "Indiapora"}, "geometry": { "type": "Polygon", "coordinates": [[[-50.2851594859, -19.8673559374], [-50.2446847721, -19.8762946970], [-50.2204167635, -19.8679772828], [-50.2151808590, -19.8661854033], [-50.2011041437, -19.8659693851], [-50.1712818423, -19.8750505868], [-50.1834019624, -19.8937621694], [-50.1840141997, -19.9197831374], [-50.1879213317, -19.9252458492], [-50.1914108805, -19.9238316845], [-50.1873071020, -19.9322033712], [-50.1889206560, -19.9477212957], [-50.1838911030, -19.9565211222], [-50.1851686211, -19.9611691724], [-50.1929433935, -19.9657427506], [-50.1900743098, -19.9742958847], [-50.1874103173, -19.9827694611], [-50.1896818427, -19.9858364080], [-50.1995027705, -20.0031949403], [-50.2033667442, -20.0169052781], [-50.2008678569, -20.0237837220], [-50.2088724488, -20.0312612298], [-50.2172992571, -20.0472756818], [-50.2204272533, -20.0444206397], [-50.2386410216, -20.0451003754], [-50.2520110880, -20.0344374656], [-50.2602947149, -20.0344960760], [-50.2725812811, -20.0107769647], [-50.2815473876, -20.0066795457], [-50.2858438256, -20.0099412947], [-50.2950298156, -20.0169152387], [-50.3311259971, -20.0354090022], [-50.3383792362, -19.9853276956], [-50.3438413693, -19.9615193922], [-50.3446432122, -19.9294249150], [-50.3517874969, -19.9164136548], [-50.3496311858, -19.9076887114], [-50.3383508392, -19.8990904442], [-50.3345791700, -19.8768066519], [-50.3369616106, -19.8690217581], [-50.3113937427, -19.8726429141], [-50.2851594859, -19.8673559374]]] }},</text:span></text:p>
      <text:p text:style-name="P1"><text:span text:style-name="T1"><text:tab/>{ "type": "Feature", "properties": {"id": "3520806", "name": "Inubia Paulista", "description": "Inubia Paulista"}, "geometry": { "type": "Polygon", "coordinates": [[[-50.9345888303, -21.7953737394], [-50.9544230768, -21.8098376483], [-50.9602071736, -21.8221696373], [-50.9618986730, -21.8168345297], [-50.9735493398, -21.8070943481], [-50.9801973971, -21.8073304816], [-50.9867138911, -21.8000837772], [-51.0077496906, -21.8036063353], [-51.0086262428, -21.7942400324], [-51.0018224561, -21.7785121488], [-50.9794320045, -21.7426475590], [-50.9793849136, -21.7420332016], [-50.9773851061, -21.7162207618], [-50.9761584469, -21.7003610951], [-50.9662105796, -21.6939480828], [-50.9586876333, -21.6697172868], [-50.9349632174, -21.6539045953], [-50.9228248494, -21.6321327967], [-50.9210144065, -21.6355456277], [-50.9172748932, -21.6368440869], [-50.9164038043, -21.6422824897], [-50.9205694651, -21.6591473391], [-50.9140292293, -21.6692819430], [-50.9204445268, -21.6843941689], [-50.9387443635, -21.7088514297], [-50.9435345421, -21.7398602855], [-50.9284995065, -21.7646465274], [-50.9286848796, -21.7665670806], [-50.9345888303, -21.7953737394]]] }},</text:span></text:p>
      <text:p text:style-name="P1"><text:span text:style-name="T1"><text:tab/>{ "type": "Feature", "properties": {"id": "3520905", "name": "Ipaussu", "description": "Ipaussu"}, "geometry": { "type": "Polygon", "coordinates": [[[-49.5852465572, -22.9924323194], [-49.5572706204, -22.9997023780], [-49.5501811891, -23.0303135241], [-49.5538214783, -23.0458232100], [-49.5421576682, -23.0555452582], [-49.5332283408, -23.0834817372], [-49.5354421222, -23.0902039427], [-49.5286579216, -23.1007908813], [-49.5318449994, -23.1038985647], [-49.5339115744, -23.1214861560], [-49.5419787645, -23.1288196370], [-49.5470481814, -23.1283191617], [-49.5528089945, -23.1232379770], [-49.5556005934, -23.1311360383], [-49.5714723490, -23.1378189016], [-49.5728763863, -23.1380763082], [-49.5771120487, -23.1444332097], [-49.5868351088, -23.1474958377], [-49.5934715662, -23.1448903680], [-49.6038593036, -23.1353350540], [-49.6194425851, -23.1390794602], [-49.6224717329, -23.1340044170], [-49.6291585286, -23.1370235887], [-49.6356898397, -23.1291505787], [-49.6493353342, -23.1280569943], [-49.6535109716, -23.1204597419], [-49.6649878303, -23.1126363814], [-49.6786481526, -23.0853592708], [-49.6770840207, -23.0790154919], [-49.6824884539, -23.0684478568], [-49.6802603456, -23.0520576054], [-49.6739584597, -23.0534780706], [-49.6709757799, -23.0481562535], [-49.6801538235, -23.0371220361], [-49.6720135645, -23.0206057694], [-49.6760103400, -23.0168414771], [-49.6768129477, -23.0082705460], [-49.6508630107, -22.9812808177], [-49.6321671799, -23.0016501573], [-49.6291281225, -22.9997236585], [-49.5944802993, -22.9777500387], [-49.5852465572, -22.9924323194]]] }},</text:span></text:p>
      <text:p text:style-name="P1"><text:span text:style-name="T1"><text:tab/>{ "type": "Feature", "properties": {"id": "3521002", "name": "Ipero", "description": "Ipero"}, "geometry": { "type": "Polygon", "coordinates": [[[-47.7021125214, -23.3357104386], [-47.6951103386, -23.3355900659], [-47.6910169180, -23.3295894289], [-47.6873680559, -23.3299241675], [-47.6822348251, -23.3344145295], [-47.6803181717, -23.3468611292], [-47.6772494007, -23.3473159612], [-47.6707148159, -23.3537257642], [-47.6770200379, -23.3565824857], [-47.6770312010, -23.3607091852], [-47.6732730005, -23.3698768565], [-47.6670867321, -23.3697302206], [-47.6625901126, -23.3786528147], [-47.6593096300, -23.3759174589], [-47.6611631097, -23.3709111803], [-47.6568936589, -23.3691465584], [-47.6527466412, -23.3721351034], [-47.6516120873, -23.3687732835], [-47.6476333698, -23.3710042152], [-47.6477667077, -23.3652075407], [-47.6430763617, -23.3615662190], [-47.6406369193, -23.3646513431], [-47.6359616923, -23.3630487463], [-47.6380915415, -23.3650194925], [-47.6345061599, -23.3682127537], [-47.6325988177, -23.3649499622], [-47.6208600784, -23.3675921314], [-47.6154319196, -23.3657084471], [-47.6173771726, -23.3600242702], [-47.6091885619, -23.3566374873], [-47.6084883913, -23.3714132718], [-47.6010774188, -23.3603705449], [-47.5919723862, -23.3633262678], [-47.5897590978, -23.3682509840], [-47.5775624614, -23.3632273885], [-47.5700410037, -23.3649832564], [-47.5743828110, -23.3699832094], [-47.5695793493, -23.3758103050], [-47.5742512012, -23.3806718918], [-47.5647909357, -23.3825485107], [-47.5702931521, -23.3878946538], [-47.5668866438, -23.3917702673], [-47.5537373885, -23.3881511947], [-47.5450504176, -23.3916647279], [-47.5527198453, -23.3937956963], [-47.5516388566, -23.3986877961], [-47.5428010382, -23.3997118374], [-47.5498162881, -23.4080300795], [-47.5412789043, -23.4099293041], [-47.5398322000, -23.4250169991], [-47.5342056132, -23.4252284610], [-47.5426109514, -23.4425468392], [-47.5444531252, -23.4499639516], [-47.5473056567, -23.4615527209], [-47.5600417431, -23.4603351632], [-47.5647941568, -23.4677055201], [-47.5853803112, -23.4712755759], [-47.5814367574, -23.4778884059], [-47.5850138763, -23.4803158474], [-47.5986212001, -23.4709126897], [-47.6053968830, -23.4703568485], [-47.6089387340, -23.4641781231], [-47.6233606986, -23.4617959447], [-47.6290208546, -23.4559122355], [-47.6502007189, -23.4581060406], [-47.6539249041, -23.4545038923], [-47.6503920038, -23.4447535910], [-47.6540597357, -23.4323888080], [-47.6586512611, -23.4312293890], [-47.6597562311, -23.4306950081], [-47.6740426728, -23.4267193743], [-47.6789921428, -23.4207389177], [-47.6873932454, -23.4014742239], [-47.6839515929, -23.3929528459], [-47.7003609812, -23.3978956751], [-47.7069185816, -23.3907789157], [-47.7190813606, -23.3879108433], [-47.7251697284, -23.3850509872], [-47.7267254431, -23.3800397221], [-47.7302531907, -23.3670356812], [-47.7260372691, -23.3539007084], [-47.7347485547, -23.3497006474], [-47.7358505462, -23.3514081230], [-47.7368512887, -23.3564072480], [-47.7378357934, -23.3544807392], [-47.7445196841, -23.3425998491], [-47.7365708976, -23.3310629334], [-47.7273529862, -23.3310716370], [-47.7245741944, -23.3381518840], [-47.7212505391, -23.3436618370], [-47.7166876895, -23.3373353520], [-47.7128894572, -23.3375972505], [-47.7139154639, -23.3338427060], [-47.7123990792, -23.3300801028], [-47.7021125214, -23.3357104386]]] }},</text:span></text:p>
      <text:p text:style-name="P1"><text:span text:style-name="T1"><text:tab/>{ "type": "Feature", "properties": {"id": "3521101", "name": "Ipeuna", "description": "Ipeuna"}, "geometry": { "type": "Polygon", "coordinates": [[[-47.7024030079, -22.3790830591], [-47.6965306420, -22.3826804898], [-47.6902639699, -22.3810049905], [-47.6887753659, -22.3750307813], [-47.6806229539, -22.3796117462], [-47.6660868269, -22.3799082919], [-47.6629111427, -22.3942594642], [-47.6562775436, -22.3995481306], [-47.6602498536, -22.4043579306], [-47.6529539861, -22.4111507787], [-47.6515686310, -22.4193558212], [-47.6558390637, -22.4211942138], [-47.6510617816, -22.4233037565], [-47.6533132115, -22.4246703373], [-47.6494464475, -22.4319367060], [-47.6520810931, -22.4393054864], [-47.6563305042, -22.4408923100], [-47.6564920367, -22.4476401815], [-47.6538242253, -22.4484205348], [-47.6565651419, -22.4499357814], [-47.6568271792, -22.4502022789], [-47.6564882611, -22.4612184529], [-47.6524549625, -22.4596354803], [-47.6528633944, -22.4646118603], [-47.6477723027, -22.4634260988], [-47.6403505332, -22.4677744044], [-47.6383562228, -22.4801323759], [-47.6382702401, -22.4872426171], [-47.6463114264, -22.4963577950], [-47.6523041514, -22.4970388201], [-47.6526999683, -22.5095447819], [-47.6592630045, -22.5125272987], [-47.6580370796, -22.5197728950], [-47.6539898797, -22.5204539507], [-47.6559690472, -22.5283619737], [-47.6609529261, -22.5283919686], [-47.6556092427, -22.5309040420], [-47.6558913626, -22.5355293696], [-47.6650718257, -22.5405531108], [-47.6687675323, -22.5394642927], [-47.6719935317, -22.5320738386], [-47.6680782564, -22.5099817989], [-47.6776812410, -22.4946645624], [-47.6869195942, -22.4899907004], [-47.6896143228, -22.4821579918], [-47.7128316502, -22.4879110819], [-47.7205022322, -22.4858384400], [-47.7233606401, -22.4923065712], [-47.7480254549, -22.4832803761], [-47.7423506618, -22.4755149617], [-47.7465732153, -22.4659582963], [-47.7557632846, -22.4607185294], [-47.7581001169, -22.4520193859], [-47.7661489850, -22.4438347719], [-47.7762101711, -22.4436420862], [-47.7781129107, -22.4420793397], [-47.7783048028, -22.4419194385], [-47.7936661605, -22.4337894934], [-47.7951246882, -22.4261375362], [-47.7882940387, -22.4150822148], [-47.7873304957, -22.3935644168], [-47.7778440496, -22.3807079320], [-47.7794995450, -22.3772569821], [-47.7732328593, -22.3724991931], [-47.7800267539, -22.3711243977], [-47.7695321094, -22.3611680423], [-47.7692311747, -22.3505183899], [-47.7598752813, -22.3399292147], [-47.7529124226, -22.3312084767], [-47.7451123741, -22.3279047303], [-47.7208944656, -22.3342085202], [-47.7178359109, -22.3477114141], [-47.7107004184, -22.3527535443], [-47.7069143200, -22.3664876983], [-47.7013922419, -22.3704145900], [-47.7024030079, -22.3790830591]]] }},</text:span></text:p>
      <text:p text:style-name="P1"><text:span text:style-name="T1"><text:tab/>{ "type": "Feature", "properties": {"id": "3521150", "name": "Ipigua", "description": "Ipigua"}, "geometry": { "type": "Polygon", "coordinates": [[[-49.4117575227, -20.5693394017], [-49.4058816096, -20.5739208231], [-49.4023486096, -20.5728063907], [-49.3958590373, -20.5829765148], [-49.3808698133, -20.5898160683], [-49.3755838042, -20.5951381143], [-49.3764928466, -20.5981465309], [-49.3642066404, -20.6051698511], [-49.3600976317, -20.6093000539], [-49.3610614686, -20.6181475922], [-49.3553519462, -20.6289084472], [-49.3516648045, -20.6348813407], [-49.3610649034, -20.6714447725], [-49.3469027384, -20.6759557153], [-49.3463907769, -20.6866177485], [-49.3533378776, -20.6901753140], [-49.3534755190, -20.7003260199], [-49.3673832484, -20.7227535922], [-49.3847968310, -20.7166517593], [-49.3877240825, -20.7093695202], [-49.3976079439, -20.7048641059], [-49.4111902027, -20.7159913344], [-49.4168362597, -20.7304239674], [-49.4243674879, -20.7301652682], [-49.4282404474, -20.7255571928], [-49.4241340144, -20.7092661664], [-49.4289306164, -20.6990471926], [-49.4462033692, -20.6951233353], [-49.4536136879, -20.6871132137], [-49.4606451939, -20.6848912593], [-49.4647923200, -20.6815984980], [-49.4574732685, -20.6743101563], [-49.4550974706, -20.6578991889], [-49.4456044033, -20.6380977861], [-49.4314190844, -20.6193538822], [-49.4239568707, -20.6145750334], [-49.4225334033, -20.6086814237], [-49.4279780942, -20.5872174808], [-49.4426076944, -20.5729327896], [-49.4454777292, -20.5435948203], [-49.4375080257, -20.5457195580], [-49.4265513895, -20.5492385473], [-49.4242998102, -20.5576970567], [-49.4172977534, -20.5578719684], [-49.4117575227, -20.5693394017]]] }},</text:span></text:p>
      <text:p text:style-name="P1"><text:span text:style-name="T1"><text:tab/>{ "type": "Feature", "properties": {"id": "3521200", "name": "Iporanga", "description": "Iporanga"}, "geometry": { "type": "Polygon", "coordinates": [[[-48.3933835628, -24.2917014542], [-48.3903017510, -24.3038446303], [-48.3869392701, -24.3060904226], [-48.3826580896, -24.3036864219], [-48.3798809271, -24.3073863263], [-48.3700570780, -24.3034213091], [-48.3569895788, -24.3055370905], [-48.3619153803, -24.3115158167], [-48.3591170582, -24.3170952927], [-48.3574407972, -24.3239131445], [-48.3534113884, -24.3262053238], [-48.3502032621, -24.3455407627], [-48.3570697620, -24.3461113136], [-48.3626993300, -24.3487074000], [-48.3597590264, -24.3692535863], [-48.3700543419, -24.3793146782], [-48.3678908299, -24.3898141965], [-48.3779765247, -24.3981961185], [-48.3768227767, -24.4044683394], [-48.3917748041, -24.4160319101], [-48.3992997607, -24.4270911463], [-48.3937698692, -24.4319313622], [-48.3804256113, -24.4330471463], [-48.3715309940, -24.4224385731], [-48.3636337752, -24.4203908351], [-48.3575650848, -24.4261572017], [-48.3573880408, -24.4339052642], [-48.3479192645, -24.4366226658], [-48.3470754290, -24.4429545313], [-48.3517323793, -24.4469669501], [-48.3510523451, -24.4587062537], [-48.3622671702, -24.4685627794], [-48.3762245231, -24.4726987505], [-48.3938168784, -24.4843413926], [-48.3901921020, -24.4865903758], [-48.3916989405, -24.4887178406], [-48.3816425562, -24.5034303225], [-48.3962760822, -24.5226915366], [-48.4069270036, -24.5219703017], [-48.4127419887, -24.5266668953], [-48.4292131224, -24.5309693010], [-48.4337664871, -24.5427306188], [-48.4291209612, -24.5446719408], [-48.4250920231, -24.5543136485], [-48.4080652544, -24.5589310921], [-48.4020943993, -24.5650954823], [-48.3935497603, -24.5644936313], [-48.3903731296, -24.5697899597], [-48.3926806162, -24.5723234436], [-48.4018003876, -24.5708065933], [-48.4036031483, -24.5774881135], [-48.4129880706, -24.5862932991], [-48.4196326546, -24.5865046221], [-48.4212839528, -24.5820764571], [-48.4251553251, -24.5858129781], [-48.4302641070, -24.5839142743], [-48.4321169764, -24.5905480396], [-48.4421324727, -24.5962448459], [-48.4434931800, -24.5958214979], [-48.4469998905, -24.5987989845], [-48.4477681617, -24.6095940902], [-48.4535089749, -24.6160989057], [-48.4512349806, -24.6243549021], [-48.4595614142, -24.6402645191], [-48.4566964683, -24.6463415274], [-48.4588684312, -24.6554953808], [-48.4641233457, -24.6594676187], [-48.4808507466, -24.6696870760], [-48.4827117913, -24.6784658754], [-48.4942068702, -24.6680478279], [-48.5039287581, -24.6674494694], [-48.5066655675, -24.6728965634], [-48.5172324935, -24.6771607304], [-48.5224075105, -24.6816828615], [-48.5285886354, -24.6873548272], [-48.5303491402, -24.7161812801], [-48.5376706700, -24.7257128296], [-48.5430838765, -24.7247094147], [-48.5441106505, -24.7174710798], [-48.5513364188, -24.7161288596], [-48.5532451178, -24.7094038694], [-48.5596393749, -24.7102201845], [-48.5687231960, -24.7003227296], [-48.5678396673, -24.6951241043], [-48.5785548177, -24.6850497017], [-48.5815612682, -24.6702127750], [-48.5887788165, -24.6800416220], [-48.5928980377, -24.6738038157], [-48.6035555298, -24.6678081996], [-48.6109770239, -24.6703953086], [-48.6161453421, -24.6681846713], [-48.6276990105, -24.6800221859], [-48.6305857288, -24.6768123955], [-48.6373361773, -24.6771788503], [-48.6448398509, -24.6810366752], [-48.6411673831, -24.6891789351], [-48.6576983293, -24.6915594761], [-48.6609116049, -24.7062183013], [-48.6745339457, -24.7013039725], [-48.6767202506, -24.6979225904], [-48.6710337853, -24.6981805477], [-48.6765843195, -24.6920383444], [-48.6716369491, -24.6868202732], [-48.6744752061, -24.6835645877], [-48.6709983626, -24.6788135340], [-48.6764990633, -24.6711228498], [-48.6877527819, -24.6686509382], [-48.6936124962, -24.6701951724], [-48.6878064873, -24.6769765139], [-48.6903673614, -24.6834954714], [-48.6883633887, -24.6920491831], [-48.6910289850, -24.6935484744], [-48.7033368897, -24.6798937335], [-48.7069493382, -24.6831059190], [-48.7181146302, -24.6825264774], [-48.7296445081, -24.6865234041], [-48.7340603900, -24.6839932089], [-48.7442738013, -24.6927614662], [-48.7519444472, -24.6946918861], [-48.7533556790, -24.6936769057], [-48.7552706332, -24.6922986246], [-48.7526109049, -24.6819046342], [-48.7568109067, -24.6793661692], [-48.7685801992, -24.6947900711], [-48.7781758405, -24.6962432000], [-48.7877309245, -24.6807013104], [-48.8003041383, -24.6743724481], [-48.8051194876, -24.6758873153], [-48.8100644922, -24.6746856173], [-48.8038399695, -24.6667747968], [-48.7790378572, -24.6645687762], [-48.7669380957, -24.6562433557], [-48.7595664728, -24.6453050131], [-48.7310909394, -24.6381169088], [-48.7322059627, -24.6297228446], [-48.7382568762, -24.6252002613], [-48.7345106626, -24.6228341441], [-48.7385961577, -24.6118165887], [-48.7447433022, -24.6102274366], [-48.7488620178, -24.6043765404], [-48.7530496009, -24.5877664663], [-48.7705956443, -24.5862339879], [-48.7761692106, -24.5889135628], [-48.7803006857, -24.5892580757], [-48.7833280596, -24.5840965894], [-48.7812982737, -24.5784479904], [-48.7889151744, -24.5720456543], [-48.7804359236, -24.5655307860], [-48.7887072834, -24.5576644885], [-48.7791587102, -24.5557999646], [-48.7771547581, -24.5518935282], [-48.7374119306, -24.5331380702], [-48.7270102517, -24.5266584674], [-48.7271296585, -24.5222503219], [-48.7246751358, -24.5190092914], [-48.7245654049, -24.5180925785], [-48.7148806451, -24.5109468613], [-48.7033869848, -24.5083125592], [-48.7033775434, -24.5046841626], [-48.6980967598, -24.5060739229], [-48.6885438758, -24.5010065382], [-48.6873716386, -24.4943107800], [-48.6724483656, -24.4874625366], [-48.6662872242, -24.4780895480], [-48.6741100961, -24.4779172282], [-48.6737476898, -24.4738966391], [-48.6559453023, -24.4602528904], [-48.6543544464, -24.4557686466], [-48.6447550886, -24.4591109655], [-48.6311320180, -24.4573411211], [-48.6293135042, -24.4366595887], [-48.6175846686, -24.4424949379], [-48.6141102558, -24.4574388553], [-48.6133633438, -24.4531040753], [-48.5935686085, -24.4422433644], [-48.5870537349, -24.4347099649], [-48.5804161525, -24.4374921926], [-48.5730404483, -24.4332761161], [-48.5650831276, -24.4360815569], [-48.5490915625, -24.4399708571], [-48.5354393713, -24.4338983578], [-48.5239719183, -24.4212465562], [-48.5158559354, -24.4190760920], [-48.5209572148, -24.4127030848], [-48.5170012357, -24.4019564397], [-48.5106743046, -24.4022662420], [-48.5073840529, -24.3938225446], [-48.5038119772, -24.3956339622], [-48.5022425034, -24.3866277993], [-48.4971446072, -24.3890931370], [-48.4928266792, -24.3870466331], [-48.4894693380, -24.3765923116], [-48.4902564078, -24.3694905715], [-48.5048209493, -24.3550897774], [-48.5009914780, -24.3496446261], [-48.5137655684, -24.3376080255], [-48.5350885724, -24.3470510428], [-48.5436415009, -24.3337266305], [-48.5608217050, -24.3403011100], [-48.5693759748, -24.3359546262], [-48.5770603996, -24.3372088065], [-48.5779484893, -24.3322977413], [-48.5829057367, -24.3374250235], [-48.5927040716, -24.3420959511], [-48.6071664682, -24.3384835640], [-48.6047003129, -24.3317250017], [-48.6004126888, -24.3325883936], [-48.5902068027, -24.3145911130], [-48.5709303817, -24.2995643483], [-48.5567823029, -24.2863697621], [-48.5516378778, -24.2892698361], [-48.5496631791, -24.2990114422], [-48.5483445996, -24.3055108329], [-48.5384356486, -24.3173065601], [-48.5336353427, -24.3203009392], [-48.5294410883, -24.3166543820], [-48.5228242095, -24.3193554205], [-48.5211558058, -24.3084448426], [-48.5152523102, -24.3093107657], [-48.5137828319, -24.3054136137], [-48.5033665498, -24.3026395806], [-48.5002670366, -24.2933794660], [-48.5030213414, -24.2875824344], [-48.4974264291, -24.2807588464], [-48.4853149611, -24.2832663712], [-48.4755084698, -24.2890704461], [-48.4719931275, -24.2848280544], [-48.4702078450, -24.2880754704], [-48.4638465229, -24.2859041761], [-48.4554939706, -24.2950977704], [-48.4546529197, -24.2944677649], [-48.4529733997, -24.2862281720], [-48.4521703155, -24.2838463038], [-48.4638416011, -24.2736392565], [-48.4638174933, -24.2690914180], [-48.4582249479, -24.2520740875], [-48.4532729174, -24.2548139068], [-48.4515412352, -24.2628538522], [-48.4306519718, -24.2632602406], [-48.4289880575, -24.2662414981], [-48.4098837980, -24.2681788764], [-48.4058075403, -24.2723466605], [-48.4051698634, -24.2732880487], [-48.4079071706, -24.2773258007], [-48.4059684988, -24.2832665440], [-48.3992673295, -24.2848367462], [-48.3980724664, -24.2901251586], [-48.3933835628, -24.2917014542]]] }},</text:span></text:p>
      <text:p text:style-name="P1"><text:span text:style-name="T1"><text:tab/>{ "type": "Feature", "properties": {"id": "3521309", "name": "Ipua", "description": "Ipua"}, "geometry": { "type": "Polygon", "coordinates": [[[-48.1387619988, -20.3064105109], [-48.1281789860, -20.3166210752], [-48.1161360216, -20.3078361014], [-48.1132598108, -20.3011183926], [-48.1073212285, -20.3022220931], [-48.1007893270, -20.3104892040], [-48.0929121911, -20.3096254329], [-48.0879894869, -20.3018797429], [-48.0841631676, -20.3161267649], [-48.0759182900, -20.3263391634], [-48.0688058623, -20.3271336197], [-48.0747203927, -20.3447872771], [-48.0691973026, -20.3479741638], [-48.0590084241, -20.3418253937], [-48.0546763417, -20.3491298581], [-48.0395068428, -20.3528107103], [-48.0393098152, -20.3602163395], [-48.0353600647, -20.3636505647], [-48.0175092865, -20.3630271945], [-48.0064900089, -20.3675325942], [-47.9944354387, -20.3638765348], [-47.9897672956, -20.3694643631], [-47.9805841211, -20.3711866488], [-47.9778061390, -20.3775917690], [-47.9644105697, -20.3807342435], [-47.9480835739, -20.3801181378], [-47.9332720097, -20.3694165225], [-47.9244901175, -20.3810062582], [-47.9310862143, -20.4032282816], [-47.9270621013, -20.4094035480], [-47.9194385052, -20.4102217990], [-47.9144954090, -20.4163656051], [-47.9159866745, -20.4193953664], [-47.9315788822, -20.4232925221], [-47.9271618620, -20.4318527900], [-47.9160481166, -20.4339722840], [-47.9261718452, -20.4439541943], [-47.9265890445, -20.4645670667], [-47.9486539053, -20.4702222766], [-47.9531676752, -20.4846087977], [-47.9603800154, -20.4919543585], [-48.0031178500, -20.5308420107], [-48.0112689989, -20.5291641958], [-48.0223728594, -20.5207733338], [-48.0269550015, -20.5175463945], [-48.0453298124, -20.5116515959], [-48.0597036024, -20.4989874831], [-48.0661903648, -20.4985372270], [-48.0842314689, -20.5023212840], [-48.1118155719, -20.4935199520], [-48.1332822438, -20.4930413818], [-48.1341550493, -20.4872381690], [-48.1428281872, -20.4835583811], [-48.1594359629, -20.4593841065], [-48.1759890710, -20.4522424838], [-48.1940561368, -20.4596108642], [-48.2108931043, -20.4545409004], [-48.2013282694, -20.4422641237], [-48.1786256300, -20.3872361684], [-48.1894457073, -20.3414497043], [-48.1793731220, -20.3314807233], [-48.1770611045, -20.3234406039], [-48.1640233141, -20.3087483550], [-48.1592251516, -20.2960965833], [-48.1493326701, -20.2890838667], [-48.1452778724, -20.2977955133], [-48.1361922159, -20.2997724677], [-48.1387619988, -20.3064105109]]] }},</text:span></text:p>
      <text:p text:style-name="P1"><text:span text:style-name="T1"><text:tab/>{ "type": "Feature", "properties": {"id": "3521408", "name": "Iracemapolis", "description": "Iracemapolis"}, "geometry": { "type": "Polygon", "coordinates": [[[-47.5364358584, -22.5167560343], [-47.5295588110, -22.5211216142], [-47.5254133224, -22.5328866788], [-47.5114652636, -22.5351098965], [-47.5068524614, -22.5251974350], [-47.4889264037, -22.5233479354], [-47.4765665012, -22.5258388728], [-47.4857404581, -22.5334420156], [-47.4830234988, -22.5441004837], [-47.4873042035, -22.5544009523], [-47.4777695058, -22.5649461038], [-47.4903906777, -22.5836967386], [-47.4930526636, -22.5955007209], [-47.4936166634, -22.6060515575], [-47.4961873346, -22.6177314944], [-47.4862148914, -22.6383238553], [-47.4879148541, -22.6447047050], [-47.4934272956, -22.6477760944], [-47.4964783693, -22.6546708703], [-47.4918705316, -22.6585685040], [-47.4920633365, -22.6652732159], [-47.5049578017, -22.6732353082], [-47.5042525813, -22.6816783745], [-47.5088681270, -22.6828220143], [-47.5112409022, -22.6910234699], [-47.5349426500, -22.7095734649], [-47.5392557770, -22.7166195587], [-47.5417882289, -22.7087348251], [-47.5495481342, -22.7049425359], [-47.5445893893, -22.6929982900], [-47.5497825213, -22.6882298551], [-47.5456567242, -22.6879717619], [-47.5418222894, -22.6819142685], [-47.5342962236, -22.6870552513], [-47.5258535705, -22.6874321591], [-47.5215735101, -22.6803711684], [-47.5309308757, -22.6525336682], [-47.5372189543, -22.6465247838], [-47.5346768408, -22.6242776001], [-47.5431640655, -22.6165107737], [-47.5484463363, -22.6115296658], [-47.5490030336, -22.6100362453], [-47.5465908452, -22.5874274494], [-47.5514670713, -22.5799386855], [-47.5630516789, -22.5745089099], [-47.5787042080, -22.5627202155], [-47.5822921217, -22.5414794891], [-47.5747924823, -22.5411330535], [-47.5731102219, -22.5303481553], [-47.5621940186, -22.5261157295], [-47.5522923804, -22.5190391855], [-47.5441634053, -22.5206559333], [-47.5364358584, -22.5167560343]]] }},</text:span></text:p>
      <text:p text:style-name="P1"><text:span text:style-name="T1"><text:tab/>{ "type": "Feature", "properties": {"id": "3521507", "name": "Irapua", "description": "Irapua"}, "geometry": { "type": "Polygon", "coordinates": [[[-49.4520092634, -21.1823915178], [-49.4412258788, -21.1892985744], [-49.4370483862, -21.1867010183], [-49.4354737743, -21.1920370027], [-49.4327226390, -21.1910518985], [-49.4329387574, -21.1848765105], [-49.4304632517, -21.1835798481], [-49.4280968913, -21.1877158106], [-49.4247365745, -21.1816827301], [-49.4068509576, -21.1844048523], [-49.4045085444, -21.1764213407], [-49.3954537556, -21.1809636572], [-49.3943207580, -21.1906178923], [-49.3875849364, -21.2007286965], [-49.3873835428, -21.2115965804], [-49.3679330473, -21.2186104510], [-49.3636082229, -21.2262143898], [-49.3628387986, -21.2392386574], [-49.3596405279, -21.2410673262], [-49.3490434244, -21.2357434108], [-49.3350757533, -21.2351957297], [-49.3270742046, -21.2455259166], [-49.3153543012, -21.2472575868], [-49.3105935573, -21.2566908410], [-49.3009905428, -21.2589575554], [-49.2984879632, -21.2646016090], [-49.2910133398, -21.2674809176], [-49.2910766280, -21.2777107659], [-49.2843680343, -21.2885110710], [-49.2854210379, -21.2958666680], [-49.2954760500, -21.3001626261], [-49.3039225795, -21.3093855245], [-49.3204557264, -21.3138992060], [-49.3239594472, -21.3464988351], [-49.3370458004, -21.3515087213], [-49.3457678463, -21.3488560863], [-49.3566083778, -21.3547016863], [-49.3682466455, -21.3469106394], [-49.3755871109, -21.3516398103], [-49.3770346837, -21.3574747404], [-49.3863900815, -21.3615218646], [-49.3940915979, -21.3659719999], [-49.3958303982, -21.3716184492], [-49.4077193107, -21.3328182484], [-49.4159740935, -21.3185093689], [-49.4319146855, -21.3113173418], [-49.4369352266, -21.3034095702], [-49.4863933481, -21.2602033684], [-49.5006899377, -21.2469526411], [-49.5172409322, -21.2275828477], [-49.5168519102, -21.2229894057], [-49.5116923639, -21.2225525536], [-49.5121462394, -21.2180679869], [-49.5066195535, -21.2161758783], [-49.5045946539, -21.2067234621], [-49.4928060838, -21.2071597865], [-49.4907025759, -21.2018737691], [-49.4857056961, -21.2075743637], [-49.4769895575, -21.2012891180], [-49.4698724828, -21.2034236944], [-49.4545183573, -21.1862451327], [-49.4598185228, -21.1769709679], [-49.4543260483, -21.1772689048], [-49.4520092634, -21.1823915178]]] }},</text:span></text:p>
      <text:p text:style-name="P1"><text:span text:style-name="T1"><text:tab/>{ "type": "Feature", "properties": {"id": "3521606", "name": "Irapuru", "description": "Irapuru"}, "geometry": { "type": "Polygon", "coordinates": [[[-51.3250631948, -21.2926459978], [-51.3250311116, -21.2963346627], [-51.3231333944, -21.2937740830], [-51.3217467503, -21.2971587511], [-51.3187039646, -21.2963541102], [-51.3194857096, -21.2986885191], [-51.3162042615, -21.2968539655], [-51.3155018857, -21.2999146618], [-51.3133366542, -21.2960646554], [-51.3113916242, -21.3011991492], [-51.3057740894, -21.3007736904], [-51.3083422593, -21.3026051679], [-51.3045672121, -21.3076435177], [-51.2965370024, -21.3095714223], [-51.2897141764, -21.3167623190], [-51.2890884678, -21.3132499585], [-51.2858196288, -21.3188058157], [-51.2978409536, -21.3264857103], [-51.2973528654, -21.3330240401], [-51.3024560278, -21.3382849501], [-51.3113947516, -21.3663798515], [-51.3101526281, -21.3830539333], [-51.3051232168, -21.3930993657], [-51.3097829752, -21.4088897986], [-51.3077528383, -21.4202349480], [-51.3109860442, -21.4406797305], [-51.3175179439, -21.4472114837], [-51.3173806721, -21.4551857985], [-51.3146906946, -21.5067691535], [-51.3071695593, -21.5222661945], [-51.3077891645, -21.5310169340], [-51.3045010093, -21.5327407359], [-51.3095304347, -21.5370568603], [-51.3118260257, -21.5459248397], [-51.3186133112, -21.5546529821], [-51.3188742669, -21.5616734471], [-51.3228381496, -21.5657700096], [-51.3251089295, -21.5869265928], [-51.3321214830, -21.5944568859], [-51.3321762589, -21.6040035411], [-51.3389823599, -21.6052458688], [-51.3480725279, -21.6152471632], [-51.3542149755, -21.6351956007], [-51.3574227947, -21.6312461241], [-51.3722284770, -21.6285910300], [-51.3730902237, -21.6285892960], [-51.3927955140, -21.6285436731], [-51.3980480571, -21.6323096981], [-51.3991985886, -21.6394859260], [-51.4059900373, -21.6438849606], [-51.4131857177, -21.6430819614], [-51.4172077274, -21.6288007805], [-51.4138406313, -21.6075469933], [-51.4028625228, -21.6099057096], [-51.3920868075, -21.5795638520], [-51.3870881298, -21.5681580254], [-51.3954510595, -21.5528415304], [-51.3882368133, -21.5438215588], [-51.3876843636, -21.5258721455], [-51.3823656058, -21.5211105657], [-51.3821994580, -21.5209013008], [-51.3778532292, -21.5030070452], [-51.3696486784, -21.5011418424], [-51.3702043751, -21.4958974410], [-51.3634971668, -21.4860057173], [-51.3654077437, -21.4824865015], [-51.3691651445, -21.4742530356], [-51.3585873943, -21.4548354835], [-51.3657579616, -21.4384895631], [-51.3625550536, -21.4359033036], [-51.3564783856, -21.4274725767], [-51.3574407944, -21.4188134338], [-51.3565477697, -21.4144594934], [-51.3626829794, -21.4114435259], [-51.3628630107, -21.4046933176], [-51.3686032355, -21.4011880630], [-51.3593894644, -21.3866618845], [-51.3646033151, -21.3688400144], [-51.3579637752, -21.3655148877], [-51.3557048441, -21.3594762524], [-51.3496623203, -21.3591229766], [-51.3467108788, -21.3491558146], [-51.3391217832, -21.3445011085], [-51.3355190861, -21.3344495229], [-51.3384501651, -21.3187311175], [-51.3328283060, -21.3150377813], [-51.3280202159, -21.2943001628], [-51.3283491868, -21.2920447627], [-51.3250631948, -21.2926459978]]] }},</text:span></text:p>
      <text:p text:style-name="P1"><text:span text:style-name="T1"><text:tab/>{ "type": "Feature", "properties": {"id": "3521705", "name": "Itabera", "description": "Itabera"}, "geometry": { "type": "Polygon", "coordinates": [[[-49.0397794495, -23.7132410052], [-49.0307538003, -23.7310477852], [-49.0221498158, -23.7385078441], [-49.0220943914, -23.7476911041], [-49.0108373659, -23.7579541010], [-49.0005082483, -23.7669545864], [-48.9854540748, -23.7668750299], [-48.9724302676, -23.7845401321], [-48.9594752733, -23.7855192095], [-48.9482581920, -23.7980912589], [-48.9584743784, -23.8078663829], [-48.9700330505, -23.8345219459], [-48.9780604343, -23.8400853322], [-48.9849498081, -23.8353389427], [-48.9882882444, -23.8399499676], [-48.9954223001, -23.8365429148], [-49.0169886791, -23.8441246366], [-49.0180212434, -23.8481168628], [-49.0164278620, -23.8619811421], [-49.0026151005, -23.8763048799], [-49.0054231374, -23.8866162525], [-48.9962588326, -23.8948764300], [-48.9969789188, -23.9081001136], [-49.0007532932, -23.9093022902], [-48.9980895192, -23.9149722570], [-49.0012058748, -23.9212889823], [-49.0065665172, -23.9204099756], [-49.0089048982, -23.9236160720], [-48.9913432406, -23.9587657432], [-48.9969200142, -23.9632706197], [-49.0075523016, -23.9625612499], [-49.0086471607, -23.9758359371], [-49.0169470260, -23.9864263829], [-49.0142545053, -23.9887004263], [-49.0151769538, -24.0015093946], [-49.0106465076, -24.0078149889], [-49.0166174740, -24.0089758860], [-49.0177856870, -24.0141749251], [-49.0254590866, -24.0144270891], [-49.0259499853, -24.0176373280], [-49.0287040313, -24.0136008870], [-49.0374247111, -24.0162845919], [-49.0400596545, -24.0239283169], [-49.0525019696, -24.0279490140], [-49.0535607398, -24.0355508749], [-49.0575950699, -24.0344901563], [-49.0597106094, -24.0404247822], [-49.0695075691, -24.0458902938], [-49.0714117312, -24.0452822738], [-49.0721493736, -24.0459291801], [-49.0790322644, -24.0477134365], [-49.0830114222, -24.0556259722], [-49.0932072734, -24.0572600060], [-49.1015008319, -24.0629738531], [-49.1063129519, -24.0803298032], [-49.1031967272, -24.0898366223], [-49.1146195205, -24.1075215595], [-49.1109185847, -24.1232730043], [-49.1223980283, -24.1245072786], [-49.1359264237, -24.1129243730], [-49.1493983786, -24.1163949492], [-49.1585388945, -24.1081257280], [-49.1668645764, -24.1084020985], [-49.1834255027, -24.0987941686], [-49.1856128818, -24.0944412686], [-49.1991492365, -24.0974608582], [-49.1991689662, -24.0897395075], [-49.2002569286, -24.0836603048], [-49.1956483505, -24.0808299955], [-49.2006769252, -24.0694490740], [-49.1946489834, -24.0644603761], [-49.1891236829, -24.0461070079], [-49.1945199873, -24.0288622372], [-49.2021485521, -24.0225712936], [-49.2085072727, -24.0221410424], [-49.2039474236, -24.0186299907], [-49.2043455290, -24.0081839417], [-49.2006470277, -24.0010661709], [-49.2068633771, -23.9864267147], [-49.2053437791, -23.9831808175], [-49.2120379299, -23.9805168689], [-49.2199295712, -23.9827628852], [-49.2263082921, -23.9783013661], [-49.2187595045, -23.9716013216], [-49.2298574720, -23.9634885312], [-49.2298933300, -23.9565447594], [-49.2342219842, -23.9570661659], [-49.2367810562, -23.9454146550], [-49.2412004879, -23.9473609513], [-49.2418135841, -23.9427418127], [-49.2455372946, -23.9417119338], [-49.2413094701, -23.9360794257], [-49.2452332371, -23.9342531178], [-49.2429825684, -23.9270530895], [-49.2454955734, -23.9169005201], [-49.2524253759, -23.9181680587], [-49.2544251943, -23.9114034921], [-49.2511762912, -23.9047817648], [-49.2611141479, -23.8971776752], [-49.2725942505, -23.9011692633], [-49.2711497833, -23.8981253025], [-49.2794494283, -23.8847278271], [-49.2888856792, -23.8910409415], [-49.2921454084, -23.8864958418], [-49.3187627119, -23.8802162380], [-49.3301152085, -23.8649745910], [-49.3248320959, -23.8554260176], [-49.3094259408, -23.8486187088], [-49.3099583360, -23.8382932624], [-49.3017859885, -23.8277745905], [-49.3025288817, -23.8197590501], [-49.3185897751, -23.8101955212], [-49.3190216976, -23.8054701426], [-49.3280966629, -23.7884904716], [-49.3364303618, -23.7901120726], [-49.3418399392, -23.7830671835], [-49.3348474610, -23.7839466067], [-49.3338825766, -23.7806500964], [-49.3410562354, -23.7718314016], [-49.3422342433, -23.7579610388], [-49.3310343693, -23.7444541735], [-49.3174693945, -23.7413945681], [-49.3116557512, -23.7368812424], [-49.3008624057, -23.7373642441], [-49.2743667545, -23.7216548032], [-49.2629628572, -23.7207907252], [-49.2532613029, -23.7095170351], [-49.2470168308, -23.7099365893], [-49.2441287042, -23.7047685556], [-49.2336678853, -23.7077678433], [-49.2258460384, -23.7053006625], [-49.1957963034, -23.7127636341], [-49.1650548147, -23.6928431886], [-49.1395227198, -23.7015319994], [-49.1404058938, -23.7035889144], [-49.1398141124, -23.7148497389], [-49.1227004473, -23.7269950658], [-49.1188093923, -23.7355172861], [-49.1030358652, -23.7240417652], [-49.0920403341, -23.7265591680], [-49.0806512983, -23.7230641109], [-49.0597809915, -23.7245820881], [-49.0566457953, -23.7086097558], [-49.0625869673, -23.6977834078], [-49.0539758688, -23.6857292613], [-49.0399763752, -23.6958738253], [-49.0397794495, -23.7132410052]]] }},</text:span></text:p>
      <text:p text:style-name="P1"><text:span text:style-name="T1"><text:tab/>{ "type": "Feature", "properties": {"id": "3521804", "name": "Itai", "description": "Itai"}, "geometry": { "type": "Polygon", "coordinates": [[[-49.1508470060, -23.2595850943], [-49.1346374051, -23.2638128279], [-49.1089131403, -23.2619376409], [-49.0891874000, -23.2652829319], [-49.0696456474, -23.2617270674], [-49.0524176417, -23.2562350408], [-49.0121622043, -23.2617034750], [-49.0079521128, -23.2675535316], [-49.0079605391, -23.2676159390], [-49.0006841547, -23.2783531574], [-48.9844213930, -23.2872798957], [-48.9992119705, -23.3451027903], [-49.0011808227, -23.3701617993], [-48.9922201098, -23.3918057144], [-48.9292577861, -23.4604114911], [-48.9280946624, -23.4685323332], [-48.9192218872, -23.4701471139], [-48.9205935798, -23.4756972879], [-48.9159231337, -23.4829961656], [-48.9117958425, -23.4847168961], [-48.9107911335, -23.4805338592], [-48.9064230609, -23.4817414421], [-48.9061243200, -23.4892948410], [-48.9000127845, -23.4936627639], [-48.8972087193, -23.5070458877], [-48.8655780220, -23.5275534835], [-48.8526250363, -23.5384084255], [-48.8515545100, -23.5444446892], [-48.8475938241, -23.5491483272], [-48.8493616056, -23.5590609362], [-48.8418494767, -23.5781752299], [-48.8309803317, -23.5869659922], [-48.8223636828, -23.5951040482], [-48.8328973690, -23.5978371572], [-48.8436984268, -23.5935092899], [-48.8668708065, -23.6076631561], [-48.8889830670, -23.6118770973], [-48.8975563489, -23.6168308342], [-48.9246806073, -23.6259426877], [-48.9340540047, -23.6205767456], [-48.9459534645, -23.6236975694], [-48.9506227360, -23.6209971959], [-48.9721957912, -23.6219918952], [-48.9778443343, -23.6229253326], [-48.9781137266, -23.6304742859], [-48.9916903600, -23.6416816819], [-48.9965030450, -23.6417213162], [-49.0077591738, -23.6333168733], [-49.0114812702, -23.6431868058], [-49.0273181771, -23.6530574482], [-49.0338910712, -23.6779807951], [-49.0539758688, -23.6857292613], [-49.0625869673, -23.6977834078], [-49.0566457953, -23.7086097558], [-49.0597809915, -23.7245820881], [-49.0806512983, -23.7230641109], [-49.0920403341, -23.7265591680], [-49.1030358652, -23.7240417652], [-49.1188093923, -23.7355172861], [-49.1227004473, -23.7269950658], [-49.1398141124, -23.7148497389], [-49.1404058938, -23.7035889144], [-49.1395227198, -23.7015319994], [-49.1347467415, -23.7013463291], [-49.1336660131, -23.6981663510], [-49.1410199933, -23.6901580983], [-49.1409110068, -23.6863780820], [-49.1336156090, -23.6805869777], [-49.1369205615, -23.6796312891], [-49.1340619608, -23.6749050181], [-49.1395706549, -23.6729221268], [-49.1322569774, -23.6685670845], [-49.1358632639, -23.6610908236], [-49.1215281441, -23.6453858235], [-49.1249576658, -23.6365352272], [-49.1202360965, -23.6271345150], [-49.1326959614, -23.6234798448], [-49.1352605278, -23.6127886967], [-49.1310643175, -23.6082324150], [-49.1232606422, -23.6090689590], [-49.1199798903, -23.6039241582], [-49.1237025919, -23.5978612314], [-49.1275057085, -23.5976380158], [-49.1225335791, -23.5868165182], [-49.1266166192, -23.5827561285], [-49.1193690136, -23.5772783112], [-49.1199279627, -23.5688312492], [-49.1167248660, -23.5646283586], [-49.1206146230, -23.5558433456], [-49.1218985986, -23.5593088026], [-49.1268707544, -23.5557714785], [-49.1302865748, -23.5578281777], [-49.1316236215, -23.5494061566], [-49.1399209578, -23.5444066661], [-49.1559465433, -23.5489988811], [-49.1608158940, -23.5411733033], [-49.1570336347, -23.5387131801], [-49.1607005428, -23.5204784755], [-49.1643448527, -23.5172227138], [-49.1539478054, -23.5092974442], [-49.1553158375, -23.5054109847], [-49.1597060697, -23.5072161299], [-49.1601463813, -23.4984549956], [-49.1659789748, -23.4980212950], [-49.1702069689, -23.4917145789], [-49.1576606425, -23.4799817685], [-49.1567334698, -23.4744586868], [-49.1718945286, -23.4655708608], [-49.1885121063, -23.4405640473], [-49.1784004218, -23.4324065625], [-49.1795106010, -23.4247844893], [-49.1840871359, -23.4230157346], [-49.1901987086, -23.4288602514], [-49.2011302961, -23.4224328117], [-49.2076546989, -23.4203095443], [-49.2126424725, -23.4170301712], [-49.2074265195, -23.4127739907], [-49.2064294731, -23.4044627818], [-49.2230184998, -23.3847199386], [-49.2083181174, -23.3857234090], [-49.2043515656, -23.3804254642], [-49.2130703653, -23.3720886141], [-49.2083330468, -23.3643108907], [-49.2162242662, -23.3524939540], [-49.2152804718, -23.3413424561], [-49.2039560253, -23.3237365616], [-49.2014453707, -23.3114311778], [-49.2033240904, -23.3065712634], [-49.2168631096, -23.2980427200], [-49.1990309796, -23.2908795999], [-49.1973148126, -23.2864657368], [-49.2038735207, -23.2740092160], [-49.2103231486, -23.2450315029], [-49.1991920281, -23.2471310044], [-49.1836791172, -23.2572474924], [-49.1508470060, -23.2595850943]]] }},</text:span></text:p>
      <text:p text:style-name="P1"><text:span text:style-name="T1"><text:tab/>{ "type": "Feature", "properties": {"id": "3521903", "name": "Itajobi", "description": "Itajobi"}, "geometry": { "type": "Polygon", "coordinates": [[[-49.0102055117, -21.2680630442], [-48.9939163773, -21.2852920971], [-48.9876399034, -21.2829913166], [-48.9798988938, -21.2721360824], [-48.9662999272, -21.2668197401], [-48.9590740986, -21.2784390115], [-48.9314383716, -21.2884243610], [-48.9196252549, -21.2991191444], [-48.9233759951, -21.3027639191], [-48.9218343265, -21.3123849251], [-48.9151896310, -21.3261693265], [-48.9197049884, -21.3306424177], [-48.9221312046, -21.3469451492], [-48.9142114730, -21.3572003139], [-48.9068749257, -21.3579683567], [-48.8997000756, -21.3701109689], [-48.9454014024, -21.3971166146], [-48.9478644956, -21.3986927670], [-48.9452742570, -21.4121423905], [-48.9488227872, -21.4255153814], [-48.9695755179, -21.4246745218], [-48.9746370218, -21.4198420678], [-48.9810184510, -21.4160466940], [-48.9860822247, -21.4377998586], [-48.9819876000, -21.4530698084], [-48.9832838288, -21.4556617759], [-48.9909109120, -21.4557301855], [-49.0188835331, -21.4818077735], [-49.0402121807, -21.4857464476], [-49.0404928312, -21.4910992859], [-49.0543581163, -21.4880504285], [-49.0752091184, -21.4719861723], [-49.0816974839, -21.4640603330], [-49.0673620293, -21.4470802359], [-49.0675022449, -21.4350997576], [-49.0754084238, -21.4280964636], [-49.0792836967, -21.4075586932], [-49.1027581159, -21.4055717207], [-49.1127534640, -21.4108733857], [-49.1404033989, -21.4111463397], [-49.1713158537, -21.4118256070], [-49.1811041818, -21.4026922460], [-49.1732434370, -21.3923949439], [-49.1876807956, -21.3616838189], [-49.1971561455, -21.3589357059], [-49.2127036017, -21.3608801156], [-49.2198201816, -21.3557231819], [-49.2299803303, -21.3330980489], [-49.2336069736, -21.3231020278], [-49.2263456779, -21.3244352701], [-49.2165920443, -21.3206104379], [-49.2111932278, -21.3110128481], [-49.1870492495, -21.3031481010], [-49.1694684495, -21.2886402076], [-49.1556205446, -21.2864130942], [-49.1317193910, -21.2965150607], [-49.1299129290, -21.2969403562], [-49.1239402495, -21.2981803179], [-49.0990252634, -21.2849494960], [-49.0920867773, -21.2799264534], [-49.0917101582, -21.2739140131], [-49.0788274446, -21.2662822902], [-49.0693086997, -21.2597621298], [-49.0586295962, -21.2416941750], [-49.0226025332, -21.2466364290], [-49.0223505914, -21.2467046700], [-49.0100957789, -21.2529596989], [-49.0075652850, -21.2570459536], [-49.0102055117, -21.2680630442]]] }},</text:span></text:p>
      <text:p text:style-name="P1"><text:span text:style-name="T1"><text:tab/>{ "type": "Feature", "properties": {"id": "3522000", "name": "Itaju", "description": "Itaju"}, "geometry": { "type": "Polygon", "coordinates": [[[-48.7542460249, -21.8833287630], [-48.7449647029, -21.8895316985], [-48.7416814568, -21.8870295993], [-48.7265380673, -21.8912737039], [-48.7200961122, -21.9012965419], [-48.7207288510, -21.9086769406], [-48.7104626817, -21.9085094958], [-48.7050744093, -21.9130643017], [-48.6988709963, -21.9105298139], [-48.6868077303, -21.9132165063], [-48.6832670152, -21.9195188493], [-48.6855862716, -21.9208242450], [-48.6786324066, -21.9276682776], [-48.6795623193, -21.9280538793], [-48.6849231078, -21.9328613526], [-48.6869293472, -21.9463997311], [-48.6956066899, -21.9527417495], [-48.7111815232, -21.9647842694], [-48.7184491262, -21.9813708704], [-48.7351451073, -21.9859102834], [-48.7522567440, -21.9985934640], [-48.7638605413, -22.0051612690], [-48.7713095116, -22.0190659240], [-48.7742171318, -22.0213498864], [-48.7890857283, -22.0196734783], [-48.8002129397, -22.0141380029], [-48.8255823844, -22.0111177072], [-48.8323017664, -22.0121015612], [-48.8415902401, -22.0200524017], [-48.8595498302, -22.0169608419], [-48.8667460370, -22.0235898491], [-48.8844082446, -22.0196551176], [-48.8886273746, -22.0104454930], [-48.8649307053, -21.9720539722], [-48.8621952641, -21.9580194506], [-48.8774520994, -21.9405882959], [-48.9025355586, -21.9328279914], [-48.9083333335, -21.9244521689], [-48.9076483575, -21.9174258904], [-48.8917040783, -21.9061819530], [-48.8771487242, -21.9205700368], [-48.8710586685, -21.9139820110], [-48.8649887672, -21.9161966258], [-48.8474718717, -21.9093987450], [-48.8395125606, -21.8978539607], [-48.8324803336, -21.8983291959], [-48.8320924118, -21.8943812232], [-48.8350415772, -21.8944104481], [-48.8301478501, -21.8899442248], [-48.8268677886, -21.8925077286], [-48.8219381772, -21.8890945964], [-48.8203633968, -21.8919419102], [-48.8136173741, -21.8919796449], [-48.7986347922, -21.8918794989], [-48.7984991437, -21.8946772961], [-48.7915004485, -21.8920508671], [-48.7877630055, -21.8954796367], [-48.7786218156, -21.8952908442], [-48.7666756284, -21.8913175587], [-48.7600859614, -21.8834906488], [-48.7542460249, -21.8833287630]]] }},</text:span></text:p>
      <text:p text:style-name="P1"><text:span text:style-name="T1"><text:tab/>{ "type": "Feature", "properties": {"id": "3522109", "name": "Itanhaem", "description": "Itanhaem"}, "geometry": { "type": "Polygon", "coordinates": [[[-46.7957971443, -23.9399903312], [-46.7930365853, -23.9436119629], [-46.7878964763, -23.9410703466], [-46.7785336981, -23.9491870360], [-46.7741306817, -23.9502770245], [-46.7753369748, -23.9561214086], [-46.7710380530, -23.9613516440], [-46.7621500559, -23.9632190052], [-46.7626995153, -23.9681175158], [-46.7599552214, -23.9698585506], [-46.7547138347, -23.9753968458], [-46.7693352792, -23.9959257918], [-46.7680008504, -23.9988698941], [-46.7735401266, -24.0010091658], [-46.7715690749, -24.0074384517], [-46.7549847048, -24.0018044463], [-46.7522002704, -23.9959917992], [-46.7425930349, -23.9915385378], [-46.7321515396, -23.9957579037], [-46.7215169532, -23.9923784460], [-46.7177430572, -23.9957383958], [-46.7107559810, -23.9952557402], [-46.7064888346, -23.9898575259], [-46.6960926985, -23.9890236251], [-46.6929361645, -23.9835394721], [-46.6851760855, -23.9857300722], [-46.6842998269, -23.9874538743], [-46.6614861053, -23.9879949408], [-46.6497343133, -24.0010521188], [-46.6420807219, -24.0097091245], [-46.6873619996, -24.0287875702], [-46.6897753357, -24.0299858897], [-46.6977812319, -24.0365981896], [-46.7003901219, -24.0457579995], [-46.7237726797, -24.0489917946], [-46.7424842932, -24.0637976460], [-46.7481961443, -24.0748539489], [-46.7297011084, -24.0920822318], [-46.7339776621, -24.0956680430], [-46.7302080742, -24.1018064402], [-46.7364363714, -24.1064274515], [-46.7263888135, -24.1167696729], [-46.7274372966, -24.1302992125], [-46.7092205442, -24.1434540327], [-46.7888778908, -24.1873938255], [-46.8052985058, -24.2002915659], [-46.8229865758, -24.2054176321], [-46.8358118549, -24.2123623780], [-46.8972471218, -24.2526222605], [-46.9262398758, -24.2313157921], [-46.9253014108, -24.2224577231], [-46.9347654079, -24.2168771382], [-46.9336969535, -24.2105641526], [-46.9386975771, -24.2017993543], [-46.9512432064, -24.1921454269], [-46.9493561292, -24.1813141052], [-46.9424644926, -24.1762801059], [-46.9436309817, -24.1623887754], [-46.9402997021, -24.1585022394], [-46.9420193746, -24.1486804692], [-46.9490095824, -24.1460634783], [-46.9466968228, -24.1417343484], [-46.9492696570, -24.1403631796], [-46.9687098595, -24.1363779274], [-46.9727200052, -24.1384408353], [-46.9771162449, -24.1345851722], [-46.9793844880, -24.1318618658], [-46.9835532924, -24.1233951644], [-46.9758559996, -24.1211128101], [-46.9689688593, -24.1073966004], [-46.9694669565, -24.0941530511], [-46.9767427788, -24.0877059835], [-46.9833630439, -24.0743266372], [-46.9841639545, -24.0693118399], [-46.9781469632, -24.0637596537], [-46.9642173001, -24.0579032758], [-46.9661920711, -24.0432882181], [-46.9603650942, -24.0454563103], [-46.9456898363, -24.0431147046], [-46.9375280552, -24.0332548104], [-46.9277445712, -24.0445200997], [-46.9108579750, -24.0410371629], [-46.8998833887, -24.0456532264], [-46.8974681489, -24.0410866618], [-46.8888529529, -24.0381013379], [-46.8925503607, -24.0337531026], [-46.8849979571, -24.0280960516], [-46.8848555216, -24.0238930702], [-46.8714095026, -24.0233883521], [-46.8672119108, -24.0186834442], [-46.8728559503, -24.0156149913], [-46.8680283653, -24.0091394456], [-46.8687181358, -24.0002245813], [-46.8705775427, -23.9980821715], [-46.8746602496, -24.0013184210], [-46.8809727126, -23.9928858195], [-46.8810846405, -23.9826524560], [-46.8731586289, -23.9781279397], [-46.8671598935, -23.9796578980], [-46.8499433714, -23.9681550981], [-46.8441355833, -23.9621701732], [-46.8391319531, -23.9615187505], [-46.8343293518, -23.9557796042], [-46.8258058222, -23.9577719667], [-46.8225816856, -23.9546682352], [-46.8294663514, -23.9468142160], [-46.8066210916, -23.9388538152], [-46.7957971443, -23.9399903312]]] }},</text:span></text:p>
      <text:p text:style-name="P1"><text:span text:style-name="T1"><text:tab/>{ "type": "Feature", "properties": {"id": "3522158", "name": "Itaoca", "description": "Itaoca"}, "geometry": { "type": "Polygon", "coordinates": [[[-48.8802629773, -24.5541236543], [-48.8868577436, -24.5786108842], [-48.8946555527, -24.5831778345], [-48.8875542623, -24.5854795706], [-48.8640550612, -24.5779661297], [-48.8513310388, -24.5786774349], [-48.8239104941, -24.5671493112], [-48.7887072834, -24.5576644885], [-48.7804359236, -24.5655307860], [-48.7889151744, -24.5720456543], [-48.7812982737, -24.5784479904], [-48.7833280596, -24.5840965894], [-48.7803006857, -24.5892580757], [-48.7761692106, -24.5889135628], [-48.7705956443, -24.5862339879], [-48.7530496009, -24.5877664663], [-48.7488620178, -24.6043765404], [-48.7447433022, -24.6102274366], [-48.7385961577, -24.6118165887], [-48.7345106626, -24.6228341441], [-48.7382568762, -24.6252002613], [-48.7322059627, -24.6297228446], [-48.7310909394, -24.6381169088], [-48.7595664728, -24.6453050131], [-48.7669380957, -24.6562433557], [-48.7790378572, -24.6645687762], [-48.8038399695, -24.6667747968], [-48.8100644922, -24.6746856173], [-48.8203122013, -24.6568040025], [-48.8294119049, -24.6549132220], [-48.8399246979, -24.6644889832], [-48.8528327181, -24.6556752362], [-48.8580286327, -24.6572122047], [-48.8558625305, -24.6642154675], [-48.8467600478, -24.6706322036], [-48.8514238146, -24.6745175168], [-48.8649183084, -24.6668384166], [-48.8753290630, -24.6682742890], [-48.8884023456, -24.6691803373], [-48.8982692964, -24.6694148496], [-48.9007010624, -24.6695917279], [-48.9118083745, -24.6717078729], [-48.9118704827, -24.6734865700], [-48.9158837359, -24.6706100439], [-48.9126312804, -24.6605628005], [-48.9155763232, -24.6554980639], [-48.9119486883, -24.6462963357], [-48.9057708444, -24.6435988561], [-48.9130391120, -24.6384550309], [-48.9113857306, -24.6328524331], [-48.9315721710, -24.6214253228], [-48.9467600801, -24.6235710134], [-48.9485900074, -24.6187957674], [-48.9378523552, -24.6038471825], [-48.9259720247, -24.6007252639], [-48.9234363654, -24.5870960688], [-48.9165362519, -24.5815314262], [-48.9197542850, -24.5777613910], [-48.9087585558, -24.5632342469], [-48.9029572048, -24.5660363023], [-48.9000334866, -24.5641799875], [-48.9008651033, -24.5559986596], [-48.8960948174, -24.5516533084], [-48.8802629773, -24.5541236543]]] }},</text:span></text:p>
      <text:p text:style-name="P1"><text:span text:style-name="T1"><text:tab/>{ "type": "Feature", "properties": {"id": "3522208", "name": "Itapecerica da Serra", "description": "Itapecerica da Serra"}, "geometry": { "type": "Polygon", "coordinates": [[[-46.8651681488, -23.6824403610], [-46.8482001947, -23.6846763986], [-46.8458955977, -23.6809591876], [-46.8265777230, -23.6757662572], [-46.8222914035, -23.6783538656], [-46.8195482722, -23.6875820224], [-46.8010252659, -23.6837651864], [-46.7974168779, -23.6962790811], [-46.8012626734, -23.6978408464], [-46.7919415260, -23.7010126513], [-46.7923879001, -23.7077759505], [-46.7932069557, -23.7232731098], [-46.7973529626, -23.7327448419], [-46.7967876995, -23.7342130491], [-46.7936631446, -23.7396255254], [-46.7897333529, -23.7414451340], [-46.7867394653, -23.7465096102], [-46.7770651205, -23.7506252084], [-46.7710430110, -23.7540308156], [-46.7689673134, -23.7552040835], [-46.7723696439, -23.7651302815], [-46.7769987318, -23.7666593777], [-46.7876189567, -23.7645896858], [-46.7992844153, -23.7703763918], [-46.8075861684, -23.7660164004], [-46.8201755537, -23.7667352145], [-46.8304875037, -23.7787683830], [-46.8392542315, -23.7779981174], [-46.8455196775, -23.7897488977], [-46.8491532525, -23.7957766866], [-46.8561009564, -23.7946757582], [-46.8567589063, -23.7987396380], [-46.8587145770, -23.8002684853], [-46.8647398588, -23.8042317013], [-46.8715645660, -23.7966908857], [-46.8813264790, -23.7893526070], [-46.8916646156, -23.7941125535], [-46.8979922098, -23.7952528266], [-46.9094118399, -23.7822352141], [-46.9089725286, -23.7912296806], [-46.9124670619, -23.7881287352], [-46.9125468618, -23.7880344722], [-46.9149636112, -23.7823709919], [-46.9377648614, -23.7763118332], [-46.9340876640, -23.7718149812], [-46.9354901294, -23.7654481891], [-46.9288761029, -23.7580457407], [-46.9304719756, -23.7529094337], [-46.9271085010, -23.7491589322], [-46.9335065966, -23.7386233726], [-46.9315311678, -23.7330012775], [-46.9225228260, -23.7311678373], [-46.9213736417, -23.7260351321], [-46.9150271721, -23.7248829814], [-46.9053813172, -23.7145082206], [-46.8951218586, -23.6801323203], [-46.8970403284, -23.6773060588], [-46.8866064231, -23.6677403852], [-46.8719441799, -23.6824775411], [-46.8651681488, -23.6824403610]]] }},</text:span></text:p>
      <text:p text:style-name="P1"><text:span text:style-name="T1"><text:tab/>{ "type": "Feature", "properties": {"id": "3522307", "name": "Itapetininga", "description": "Itapetininga"}, "geometry": { "type": "Polygon", "coordinates": [[[-47.9383478102, -23.4136677717], [-47.9314808739, -23.4190652987], [-47.9315930300, -23.4241866588], [-47.9435763768, -23.4459008183], [-47.9351269948, -23.4618687484], [-47.9222473841, -23.4609198278], [-47.9137853190, -23.4476978299], [-47.8983100980, -23.4429101872], [-47.8932471449, -23.4433974756], [-47.8878096250, -23.4495767394], [-47.8713246995, -23.4449468429], [-47.8508154235, -23.4629691448], [-47.8504948133, -23.4732534074], [-47.8456583316, -23.4733907799], [-47.8467657541, -23.4825790143], [-47.8230232955, -23.4762237754], [-47.8101543902, -23.4820945027], [-47.8067508874, -23.4882101561], [-47.8112926507, -23.4869526691], [-47.8160706427, -23.4917811213], [-47.8217377814, -23.4916658822], [-47.8208716825, -23.4958513608], [-47.8258989410, -23.4988827004], [-47.8335054032, -23.4976816374], [-47.8403292050, -23.5096788947], [-47.8424081290, -23.5078658011], [-47.8450848730, -23.5117862359], [-47.8514819996, -23.5062225320], [-47.8649959982, -23.5126485807], [-47.8808274623, -23.5144398358], [-47.8905882594, -23.5107426266], [-47.8942195291, -23.5142923240], [-47.9007870143, -23.5127587525], [-47.9053342078, -23.5173846110], [-47.9218133164, -23.5204329934], [-47.9292263582, -23.5144311088], [-47.9431828861, -23.5129125230], [-47.9535649437, -23.5051712607], [-47.9671622733, -23.5017043155], [-47.9613760983, -23.5136080384], [-47.9662449597, -23.5215739560], [-47.9608304925, -23.5301259510], [-47.9624883525, -23.5350805602], [-47.9503318932, -23.5438660716], [-47.9555492484, -23.5503266642], [-47.9555858347, -23.5504692997], [-47.9330598935, -23.5597041005], [-47.9384092046, -23.5725925641], [-47.9313428060, -23.5872184340], [-47.9309930535, -23.6083385530], [-47.9099120645, -23.6053425444], [-47.9172454101, -23.6189639862], [-47.9156996235, -23.6235987417], [-47.9054356172, -23.6282767349], [-47.9076259698, -23.6297754115], [-47.9034291447, -23.6337351245], [-47.9004557662, -23.6466469215], [-47.8888072038, -23.6545151666], [-47.8809480001, -23.6611696402], [-47.8869127374, -23.6635149476], [-47.8848720660, -23.6766444017], [-47.8921831847, -23.6883380429], [-47.8826348415, -23.6914641125], [-47.8840473166, -23.6957603881], [-47.8714979361, -23.7039543656], [-47.8748504413, -23.7082516302], [-47.8727264706, -23.7126486950], [-47.8698556976, -23.7089828663], [-47.8561460590, -23.7204032002], [-47.8514760159, -23.7153276560], [-47.8492074041, -23.7202950222], [-47.8411689455, -23.7188424656], [-47.8397408273, -23.7296626905], [-47.8448992102, -23.7355188182], [-47.8398928936, -23.7415636452], [-47.8473557032, -23.7436763047], [-47.8480687729, -23.7490000469], [-47.8516017893, -23.7500313194], [-47.8595132157, -23.7765480207], [-47.8652189007, -23.7828618105], [-47.8938781391, -23.7797191720], [-47.9097370754, -23.7936573251], [-47.9223675516, -23.7929550962], [-47.9288324148, -23.7787856375], [-47.9408826204, -23.7659861858], [-47.9393415843, -23.7611371892], [-47.9435446831, -23.7536800712], [-47.9378678688, -23.7455025788], [-47.9581417679, -23.7488144040], [-47.9605635470, -23.7466563329], [-47.9641397945, -23.7430328506], [-47.9718314969, -23.7492406381], [-47.9730236768, -23.7474060690], [-47.9957908427, -23.7427474575], [-48.0013339775, -23.7466049329], [-48.0073676993, -23.7446179562], [-48.0159172666, -23.7607404765], [-48.0269822063, -23.7670942131], [-48.0320975968, -23.7642038035], [-48.0357583239, -23.7582499673], [-48.0550107290, -23.7569154194], [-48.0736584173, -23.7792207645], [-48.0941248398, -23.7961073113], [-48.1054828727, -23.8064486918], [-48.1154154028, -23.8086878240], [-48.1132766823, -23.8125200833], [-48.1197255699, -23.8235854807], [-48.1331404446, -23.8247666007], [-48.1429346874, -23.8353023299], [-48.1574996612, -23.8422868614], [-48.1688786111, -23.8452732518], [-48.1771996728, -23.8415514298], [-48.1789730996, -23.8422272980], [-48.1835815388, -23.8423385735], [-48.1856414425, -23.8422117760], [-48.1993265776, -23.8424286739], [-48.2069939283, -23.8490242896], [-48.2109407368, -23.8532282561], [-48.2104613245, -23.8506045712], [-48.2173634490, -23.8523636644], [-48.2207584611, -23.8498344391], [-48.2300769984, -23.8481335994], [-48.2310691511, -23.8529584100], [-48.2371904850, -23.8522391926], [-48.2393467893, -23.8607929722], [-48.2513255450, -23.8600241742], [-48.2537180330, -23.8551614396], [-48.2632420559, -23.8506740696], [-48.2647644206, -23.8558901590], [-48.2694890999, -23.8558709985], [-48.2767675574, -23.8445848649], [-48.2761375850, -23.8402639128], [-48.2824693651, -23.8343818405], [-48.2876831463, -23.8342792968], [-48.2890094510, -23.8308989219], [-48.2929965812, -23.8337636183], [-48.2956541866, -23.8246407609], [-48.3086731374, -23.8342178670], [-48.3140472150, -23.8342220149], [-48.3180262538, -23.8289473131], [-48.3219000812, -23.8326197913], [-48.3149920352, -23.8435237175], [-48.3181200555, -23.8505974819], [-48.3218674124, -23.8482073613], [-48.3225722402, -23.8546260557], [-48.3299502652, -23.8498844135], [-48.3399029619, -23.8543103657], [-48.3422828263, -23.8499267298], [-48.3306372568, -23.8406469581], [-48.3472237815, -23.8303822163], [-48.3485921269, -23.8306526872], [-48.3540420953, -23.8236550012], [-48.3607578553, -23.8229459695], [-48.3644767952, -23.8275190253], [-48.3581436136, -23.8307250346], [-48.3591794960, -23.8340403451], [-48.3654432022, -23.8347302984], [-48.3740241559, -23.8129859312], [-48.3520435242, -23.8059085329], [-48.3656420233, -23.8039003869], [-48.3683526194, -23.7966096152], [-48.3826963306, -23.7906112957], [-48.3840971045, -23.7851777696], [-48.3747731492, -23.7805044729], [-48.3791302180, -23.7771248927], [-48.3921744419, -23.7806816624], [-48.3978865705, -23.7786599738], [-48.3997752877, -23.7763838241], [-48.3930090875, -23.7749053059], [-48.3923557887, -23.7697086833], [-48.3988245931, -23.7621713486], [-48.3923367902, -23.7654466735], [-48.3843179723, -23.7632727928], [-48.3827492701, -23.7582986215], [-48.3718833734, -23.7646289674], [-48.3806250730, -23.7562867606], [-48.3992439362, -23.7595153881], [-48.3998924899, -23.7543999833], [-48.3904521705, -23.7514398985], [-48.4079296726, -23.7487150632], [-48.4069233944, -23.7448907724], [-48.4026371837, -23.7445813718], [-48.4057362118, -23.7353451091], [-48.3961707270, -23.7398597706], [-48.3945166276, -23.7438417587], [-48.3888772971, -23.7406203179], [-48.3958547468, -23.7341614699], [-48.3960713819, -23.7210315811], [-48.4071425377, -23.7189082062], [-48.4073441157, -23.7141500824], [-48.4022268232, -23.7123016315], [-48.3905507689, -23.6867047777], [-48.3735327291, -23.6833807781], [-48.3740465565, -23.6801676790], [-48.3659990495, -23.6723491587], [-48.3635641941, -23.6589329086], [-48.3705652112, -23.6450906642], [-48.3704575788, -23.6310468030], [-48.3810398773, -23.6037699715], [-48.3814401491, -23.5795297982], [-48.3741019362, -23.5762063394], [-48.3636858512, -23.5782160077], [-48.3656709675, -23.5727918295], [-48.3624547747, -23.5670393530], [-48.3486097958, -23.5817506808], [-48.3430076966, -23.5799052277], [-48.3448978585, -23.5724909964], [-48.3398162287, -23.5731877061], [-48.3331684692, -23.5772190826], [-48.3353220644, -23.5914563926], [-48.3284012449, -23.5966302453], [-48.3240276801, -23.5899621366], [-48.3207568987, -23.5937746394], [-48.3209582358, -23.5876591351], [-48.3173644935, -23.5866238186], [-48.3039328226, -23.5899177005], [-48.2995770244, -23.5877806049], [-48.2988645971, -23.5804422577], [-48.2930129186, -23.5786930870], [-48.2975200710, -23.5676897341], [-48.2958926857, -23.5636861554], [-48.2932336149, -23.5686065473], [-48.2775853949, -23.5661329566], [-48.2801258356, -23.5708603013], [-48.2743150029, -23.5690427449], [-48.2732837871, -23.5753271564], [-48.2670128570, -23.5695979548], [-48.2624928454, -23.5647095207], [-48.2578929737, -23.5447253748], [-48.2511886551, -23.5386371086], [-48.2491338503, -23.5310759311], [-48.2404550432, -23.5282808556], [-48.2360972914, -23.5183114621], [-48.2194528731, -23.5113928998], [-48.2148891590, -23.5003961978], [-48.1942736836, -23.4988080701], [-48.1891765222, -23.4807876000], [-48.1762548938, -23.4942468238], [-48.1717537018, -23.4918928425], [-48.1660784131, -23.4846454836], [-48.1674824032, -23.4767181815], [-48.1569973131, -23.4735632014], [-48.1459735211, -23.4634444793], [-48.1178306549, -23.4582568027], [-48.1118155927, -23.4504781263], [-48.1066948686, -23.4499491095], [-48.0866657267, -23.4363863324], [-48.0777807521, -23.4183076070], [-48.0645280202, -23.4199566853], [-48.0589225051, -23.4171193962], [-48.0482871501, -23.4238067602], [-48.0469334321, -23.4302441110], [-48.0424990720, -23.4325270396], [-48.0323757993, -23.4287974039], [-48.0285692849, -23.4325296185], [-48.0178777420, -23.4316110716], [-47.9965630776, -23.4288119854], [-47.9840344753, -23.4209521521], [-47.9805714710, -23.4231337342], [-47.9762974743, -23.4209412392], [-47.9722357766, -23.4140613944], [-47.9673191046, -23.4125294525], [-47.9557211375, -23.4177858053], [-47.9534148451, -23.4102941727], [-47.9461576720, -23.4087082977], [-47.9383478102, -23.4136677717]]] }},</text:span></text:p>
      <text:p text:style-name="P1"><text:span text:style-name="T1"><text:tab/>{ "type": "Feature", "properties": {"id": "3522406", "name": "Itapeva", "description": "Itapeva"}, "geometry": { "type": "Polygon", "coordinates": [[[-48.8179324554, -23.6162482935], [-48.8019973724, -23.6369479545], [-48.7951209927, -23.6408489617], [-48.7861678164, -23.6381100755], [-48.7804849863, -23.6423177648], [-48.7729756677, -23.6535882768], [-48.7677955648, -23.6551949496], [-48.7586494453, -23.6571764837], [-48.7656951564, -23.6804859468], [-48.7594213230, -23.6826468434], [-48.7549039768, -23.6947136726], [-48.7442603267, -23.6963066327], [-48.7209751967, -23.7204118441], [-48.7286909685, -23.7230302262], [-48.7323939642, -23.7306456309], [-48.7422116420, -23.7333159180], [-48.7443069598, -23.7428573735], [-48.7487242130, -23.7463859364], [-48.7433256705, -23.7603334734], [-48.7297006897, -23.7722850228], [-48.7108325059, -23.7793088348], [-48.7135640959, -23.7828141768], [-48.7233243283, -23.7846100105], [-48.7277091114, -23.8014788397], [-48.7360649044, -23.8075693354], [-48.7320584829, -23.8196033190], [-48.7426113054, -23.8261123923], [-48.7442082161, -23.8403331455], [-48.7301175515, -23.8534236898], [-48.7340604888, -23.8539623487], [-48.7410033332, -23.8522010097], [-48.7607278252, -23.8590185147], [-48.7766432167, -23.8507637589], [-48.7921729006, -23.8491153509], [-48.7950639998, -23.8535993347], [-48.7816400031, -23.8633178242], [-48.7791169295, -23.8751747993], [-48.7728682242, -23.8780776772], [-48.7696900825, -23.8855293009], [-48.7714285036, -23.8896928535], [-48.7667806544, -23.8975366210], [-48.7737305064, -23.9138343036], [-48.7683358280, -23.9208459930], [-48.7670377130, -23.9322722291], [-48.7735542978, -23.9396564671], [-48.7780892735, -23.9533829441], [-48.7733933925, -23.9586275229], [-48.7763405742, -23.9691697176], [-48.7732260980, -23.9761614021], [-48.7877843918, -23.9887846888], [-48.7833695430, -23.9908661297], [-48.7735664049, -23.9823321963], [-48.7613951168, -23.9842159895], [-48.7413141834, -23.9791708626], [-48.7305504142, -23.9722638344], [-48.7286445698, -23.9619531880], [-48.7218392068, -23.9615148175], [-48.7182284704, -23.9569787048], [-48.7099457192, -23.9572373136], [-48.7096944763, -23.9646505944], [-48.7144259693, -23.9687059106], [-48.7062021449, -23.9752591686], [-48.7065867645, -23.9788789047], [-48.7030351944, -23.9784434241], [-48.7059289075, -23.9889780833], [-48.6963650873, -23.9993258898], [-48.6923624670, -24.0098658424], [-48.6964261890, -24.0143462424], [-48.6880572169, -24.0238863405], [-48.6772835831, -24.0310685038], [-48.6654169661, -24.0242716453], [-48.6631698462, -24.0286524951], [-48.6545234271, -24.0303036837], [-48.6486993393, -24.0193928788], [-48.6387436446, -24.0171051518], [-48.6279174464, -24.0226622594], [-48.6245039348, -24.0151649238], [-48.6070343181, -24.0024304740], [-48.6053257868, -23.9959180945], [-48.5992567689, -23.9913825493], [-48.6001999006, -23.9852926792], [-48.5902513938, -23.9879336499], [-48.5842841328, -23.9839224101], [-48.5820362760, -23.9822311230], [-48.5813901835, -23.9824190154], [-48.5791954038, -23.9856254863], [-48.5770069771, -23.9830117712], [-48.5690456447, -23.9828921925], [-48.5690355951, -23.9864509952], [-48.5650456694, -23.9843541494], [-48.5617483240, -23.9942525665], [-48.5495859734, -23.9963893734], [-48.5509643204, -24.0048777450], [-48.5596323647, -24.0071630607], [-48.5534192641, -24.0113060737], [-48.5582117946, -24.0186137641], [-48.5524754940, -24.0175105051], [-48.5551869000, -24.0230883169], [-48.5633087689, -24.0230760231], [-48.5683520836, -24.0268350583], [-48.5736380056, -24.0241385946], [-48.5680865153, -24.0300544738], [-48.5691046235, -24.0343265140], [-48.5697042916, -24.0472854312], [-48.5775109889, -24.0420604038], [-48.5816281536, -24.0471376018], [-48.5814976696, -24.0502376253], [-48.5789653055, -24.0575213958], [-48.5729666422, -24.0571366833], [-48.5759117799, -24.0616604611], [-48.5739379172, -24.0719234803], [-48.5745998317, -24.0763863955], [-48.5712682535, -24.0771885275], [-48.5688804646, -24.0901218616], [-48.5689087154, -24.0910833106], [-48.5756091124, -24.0953278440], [-48.5796713789, -24.0935712409], [-48.5901321494, -24.0884423700], [-48.5961143415, -24.0896749033], [-48.6063376222, -24.1015002537], [-48.6161148506, -24.1011624087], [-48.6218552700, -24.1072457034], [-48.6457337157, -24.1167109779], [-48.6487319185, -24.1264408226], [-48.6579437475, -24.1329585466], [-48.6603654819, -24.1427960650], [-48.6698962130, -24.1470819429], [-48.6767773944, -24.1388149187], [-48.6901186819, -24.1338062904], [-48.6937570372, -24.1258201155], [-48.7000752655, -24.1259613872], [-48.7214021506, -24.1204352700], [-48.7216798173, -24.1201225315], [-48.7293074401, -24.1152434952], [-48.7362264815, -24.1176429267], [-48.7412841680, -24.1155288901], [-48.7613688724, -24.1318023480], [-48.7758361536, -24.1322496569], [-48.7988145748, -24.1190661715], [-48.8091053834, -24.1226609953], [-48.8153712255, -24.1280395413], [-48.8213644355, -24.1275759932], [-48.8218053042, -24.1225064239], [-48.8142024650, -24.1196912925], [-48.8114509085, -24.1139752961], [-48.8223398385, -24.1115010693], [-48.8241556981, -24.1066462908], [-48.8402208286, -24.0958158492], [-48.8443108328, -24.0950611285], [-48.8537310242, -24.1011114398], [-48.8579741920, -24.0990649041], [-48.9032229911, -24.0999159159], [-48.9399054854, -24.1002676054], [-48.9538628420, -24.1004008252], [-48.9829190919, -24.1006684144], [-48.9852608647, -24.1108670949], [-48.9900309420, -24.1134554949], [-48.9919015558, -24.1208101547], [-48.9962287845, -24.1218422091], [-49.0040975178, -24.1406504810], [-49.0156459114, -24.1498812817], [-49.0148926658, -24.1540596795], [-49.0406619533, -24.1673125421], [-49.0596797278, -24.1898234854], [-49.0827327681, -24.1985635475], [-49.0826732415, -24.1844560553], [-49.1365606897, -24.1853442747], [-49.1351791090, -24.1630519154], [-49.1417845753, -24.1451122929], [-49.1638141259, -24.1180577120], [-49.1856458910, -24.1106849705], [-49.1982323502, -24.1017196097], [-49.1991492365, -24.0974608582], [-49.1856128818, -24.0944412686], [-49.1834255027, -24.0987941686], [-49.1668645764, -24.1084020985], [-49.1585388945, -24.1081257280], [-49.1493983786, -24.1163949492], [-49.1359264237, -24.1129243730], [-49.1223980283, -24.1245072786], [-49.1109185847, -24.1232730043], [-49.1146195205, -24.1075215595], [-49.1031967272, -24.0898366223], [-49.1063129519, -24.0803298032], [-49.1015008319, -24.0629738531], [-49.0932072734, -24.0572600060], [-49.0830114222, -24.0556259722], [-49.0790322644, -24.0477134365], [-49.0721493736, -24.0459291801], [-49.0714117312, -24.0452822738], [-49.0695075691, -24.0458902938], [-49.0597106094, -24.0404247822], [-49.0575950699, -24.0344901563], [-49.0535607398, -24.0355508749], [-49.0525019696, -24.0279490140], [-49.0400596545, -24.0239283169], [-49.0374247111, -24.0162845919], [-49.0287040313, -24.0136008870], [-49.0259499853, -24.0176373280], [-49.0254590866, -24.0144270891], [-49.0177856870, -24.0141749251], [-49.0166174740, -24.0089758860], [-49.0106465076, -24.0078149889], [-49.0151769538, -24.0015093946], [-49.0142545053, -23.9887004263], [-49.0169470260, -23.9864263829], [-49.0086471607, -23.9758359371], [-49.0075523016, -23.9625612499], [-48.9969200142, -23.9632706197], [-48.9913432406, -23.9587657432], [-49.0089048982, -23.9236160720], [-49.0065665172, -23.9204099756], [-49.0012058748, -23.9212889823], [-48.9980895192, -23.9149722570], [-49.0007532932, -23.9093022902], [-48.9969789188, -23.9081001136], [-48.9962588326, -23.8948764300], [-49.0054231374, -23.8866162525], [-49.0026151005, -23.8763048799], [-49.0164278620, -23.8619811421], [-49.0180212434, -23.8481168628], [-49.0169886791, -23.8441246366], [-48.9954223001, -23.8365429148], [-48.9882882444, -23.8399499676], [-48.9849498081, -23.8353389427], [-48.9780604343, -23.8400853322], [-48.9700330505, -23.8345219459], [-48.9584743784, -23.8078663829], [-48.9482581920, -23.7980912589], [-48.9594752733, -23.7855192095], [-48.9724302676, -23.7845401321], [-48.9854540748, -23.7668750299], [-49.0005082483, -23.7669545864], [-49.0108373659, -23.7579541010], [-49.0220943914, -23.7476911041], [-49.0221498158, -23.7385078441], [-49.0307538003, -23.7310477852], [-49.0397794495, -23.7132410052], [-49.0399763752, -23.6958738253], [-49.0539758688, -23.6857292613], [-49.0338910712, -23.6779807951], [-49.0273181771, -23.6530574482], [-49.0114812702, -23.6431868058], [-49.0077591738, -23.6333168733], [-48.9965030450, -23.6417213162], [-48.9916903600, -23.6416816819], [-48.9781137266, -23.6304742859], [-48.9778443343, -23.6229253326], [-48.9721957912, -23.6219918952], [-48.9506227360, -23.6209971959], [-48.9459534645, -23.6236975694], [-48.9340540047, -23.6205767456], [-48.9246806073, -23.6259426877], [-48.8975563489, -23.6168308342], [-48.8889830670, -23.6118770973], [-48.8668708065, -23.6076631561], [-48.8436984268, -23.5935092899], [-48.8328973690, -23.5978371572], [-48.8183251459, -23.6084756693], [-48.8179324554, -23.6162482935]]] }},</text:span></text:p>
      <text:p text:style-name="P1"><text:span text:style-name="T1"><text:tab/>{ "type": "Feature", "properties": {"id": "3522505", "name": "Itapevi", "description": "Itapevi"}, "geometry": { "type": "Polygon", "coordinates": [[[-46.9643502449, -23.4984895500], [-46.9276144252, -23.5132274459], [-46.9286782419, -23.5203472399], [-46.9213322188, -23.5230117664], [-46.9160197141, -23.5366910921], [-46.9165469973, -23.5462396257], [-46.9072895797, -23.5534917559], [-46.9109308811, -23.5627996947], [-46.9289674426, -23.5632993289], [-46.9398193235, -23.5714140427], [-46.9484214036, -23.5863424557], [-46.9564575386, -23.5907866992], [-46.9609898331, -23.6023353268], [-46.9816459604, -23.6015520707], [-46.9892206910, -23.6026406432], [-46.9901476486, -23.5976651747], [-46.9984305043, -23.5935487202], [-46.9964389010, -23.5795237596], [-47.0142131688, -23.5806239648], [-47.0199324747, -23.5856201766], [-47.0220303269, -23.5823001474], [-47.0310315069, -23.5822572198], [-47.0243080015, -23.5793591205], [-47.0293467581, -23.5677031280], [-47.0200430820, -23.5674038438], [-47.0150427818, -23.5595544341], [-47.0057881223, -23.5539007504], [-47.0118194868, -23.5494028950], [-47.0121499142, -23.5360719204], [-46.9905398217, -23.5303191900], [-46.9966880863, -23.5224655434], [-46.9945107124, -23.5066817394], [-46.9885650099, -23.5076490720], [-46.9843794337, -23.5032261549], [-46.9797979870, -23.5045120761], [-46.9643502449, -23.4984895500]]] }},</text:span></text:p>
      <text:p text:style-name="P1"><text:span text:style-name="T1"><text:tab/>{ "type": "Feature", "properties": {"id": "3522604", "name": "Itapira", "description": "Itapira"}, "geometry": { "type": "Polygon", "coordinates": [[[-46.7526501586, -22.2932151611], [-46.7495840174, -22.2993024514], [-46.7475286588, -22.2958476088], [-46.7341811805, -22.2920209377], [-46.7240326740, -22.2983839529], [-46.7266543424, -22.3047239380], [-46.7228097243, -22.3061400239], [-46.7175018995, -22.3164603807], [-46.7105321371, -22.3123036605], [-46.7103676886, -22.3188416674], [-46.7007489479, -22.3210090965], [-46.6984988393, -22.3318297069], [-46.6947917268, -22.3347549347], [-46.6971692790, -22.3427282687], [-46.6931085566, -22.3425454184], [-46.6941449185, -22.3480668479], [-46.6902761191, -22.3462782027], [-46.6871650216, -22.3489273000], [-46.6865828359, -22.3568181758], [-46.6823368834, -22.3570082282], [-46.6786047408, -22.3637716873], [-46.6747992218, -22.3689273037], [-46.6617301457, -22.3653170839], [-46.6604732729, -22.3655567310], [-46.6658575139, -22.3805059954], [-46.6629698264, -22.3910587084], [-46.6675969949, -22.4058977605], [-46.6663753457, -22.4132944095], [-46.6465812061, -22.4283540034], [-46.6394389743, -22.4250896827], [-46.6311571702, -22.4353510312], [-46.6158526881, -22.4381494272], [-46.6370021403, -22.4599999763], [-46.6421160230, -22.4597766302], [-46.6444601105, -22.4648950881], [-46.6578085626, -22.4726233258], [-46.6643096760, -22.4755128507], [-46.6683520427, -22.4731008833], [-46.6758920633, -22.4765298355], [-46.6805314953, -22.4735115090], [-46.6890103095, -22.4756373134], [-46.6930287247, -22.4793881288], [-46.6878077572, -22.4895139047], [-46.6955132478, -22.4942919893], [-46.7051664408, -22.4944688552], [-46.7121395949, -22.5032457177], [-46.7212856559, -22.5155482068], [-46.7199684901, -22.5273284919], [-46.7225125821, -22.5299676780], [-46.7325232203, -22.5338489948], [-46.7334311140, -22.5422869114], [-46.7391975354, -22.5481234785], [-46.7439026952, -22.5499184267], [-46.7458198301, -22.5471283403], [-46.7598673064, -22.5464697310], [-46.7627694174, -22.5441732898], [-46.7611058205, -22.5415783781], [-46.7713050896, -22.5356039219], [-46.7972368142, -22.5409236756], [-46.8014028354, -22.5470761895], [-46.8060933976, -22.5458021663], [-46.8061725377, -22.5457589881], [-46.8093275722, -22.5447946532], [-46.8180213057, -22.5523846049], [-46.8272633139, -22.5740438594], [-46.8328290445, -22.5788886700], [-46.8357560139, -22.5778850898], [-46.8541783340, -22.5795276643], [-46.8634733411, -22.5856043506], [-46.8688260973, -22.5834571175], [-46.8718347009, -22.5803064091], [-46.8789264304, -22.5824807977], [-46.8807956619, -22.5795958009], [-46.8751551219, -22.5736613809], [-46.8712132756, -22.5471563881], [-46.8697411890, -22.5177446305], [-46.8623628933, -22.5090226372], [-46.8667027988, -22.4936903731], [-46.8784018607, -22.4843858109], [-46.8751870033, -22.4764150079], [-46.8841861559, -22.4650286723], [-46.8730650719, -22.4518586986], [-46.8635618268, -22.4449158275], [-46.8706135036, -22.4287879021], [-46.8618975021, -22.4202704934], [-46.8658674530, -22.4128515465], [-46.8597371423, -22.4026982788], [-46.8609644622, -22.3939402943], [-46.8658730488, -22.3941313737], [-46.8717098009, -22.3876480030], [-46.8743502398, -22.3812471277], [-46.8705735178, -22.3835451749], [-46.8700390108, -22.3799545783], [-46.8753927461, -22.3774588254], [-46.8678989696, -22.3734153107], [-46.8671416956, -22.3678733301], [-46.8600447598, -22.3670997973], [-46.8612384968, -22.3612356597], [-46.8575334605, -22.3553534645], [-46.8499875890, -22.3535864721], [-46.8548037968, -22.3487821110], [-46.8515427961, -22.3470818597], [-46.8427908121, -22.3497366812], [-46.8422369177, -22.3396040043], [-46.8314197717, -22.3338482666], [-46.8244169663, -22.3358714659], [-46.8254029533, -22.3320991875], [-46.8165133808, -22.3231812454], [-46.8169929537, -22.3195636535], [-46.8203886232, -22.3190046132], [-46.8125523184, -22.3152965368], [-46.8059788378, -22.3162424533], [-46.8012983276, -22.3119618580], [-46.8029040380, -22.3092543272], [-46.7907088513, -22.3006720606], [-46.7908065551, -22.2968375710], [-46.7849873750, -22.2968678618], [-46.7774940017, -22.2916553091], [-46.7675573027, -22.2855890792], [-46.7618231184, -22.2922437058], [-46.7526501586, -22.2932151611]]] }},</text:span></text:p>
      <text:p text:style-name="P1"><text:span text:style-name="T1"><text:tab/>{ "type": "Feature", "properties": {"id": "3522653", "name": "Itapirapua Paulista", "description": "Itapirapua Paulista"}, "geometry": { "type": "Polygon", "coordinates": [[[-49.1866262064, -24.4481321174], [-49.1849233830, -24.4529139389], [-49.1682801637, -24.4474864284], [-49.1712292115, -24.4565170657], [-49.1635164185, -24.4623246855], [-49.1609430487, -24.4726409441], [-49.1566262303, -24.4746889564], [-49.1512704040, -24.4772376767], [-49.1478520122, -24.4864105556], [-49.1436133760, -24.4819181587], [-49.1342650779, -24.4816487636], [-49.1229686395, -24.4946258976], [-49.1248401087, -24.5143717114], [-49.1289833184, -24.5177114716], [-49.1442216261, -24.5170691503], [-49.1486559363, -24.5256083613], [-49.1456804277, -24.5284616927], [-49.1469326005, -24.5347381156], [-49.1332090643, -24.5372179134], [-49.1319626225, -24.5370435938], [-49.1327047282, -24.5524561125], [-49.1424988347, -24.5613176135], [-49.1360757023, -24.5618531357], [-49.1338932239, -24.5583963927], [-49.1286660289, -24.5601121484], [-49.1346774168, -24.5674606500], [-49.1353053559, -24.5860974819], [-49.1511208457, -24.5856388948], [-49.1509947142, -24.5946892971], [-49.1633804463, -24.5952947266], [-49.1647904710, -24.6044998514], [-49.1709709143, -24.6093236975], [-49.1635472618, -24.6178108199], [-49.1654488788, -24.6227741992], [-49.1535143918, -24.6303666227], [-49.1502652148, -24.6395300445], [-49.1501470244, -24.6448050644], [-49.1549803389, -24.6466159502], [-49.1589604266, -24.6554939214], [-49.1573973032, -24.6714477811], [-49.1693688040, -24.6751170577], [-49.1743636061, -24.6716483321], [-49.1851718571, -24.6722635926], [-49.1915857803, -24.6789265762], [-49.1939806312, -24.6825707373], [-49.2045320329, -24.6854751571], [-49.2038632663, -24.6954346626], [-49.2074373423, -24.7004196082], [-49.2569198889, -24.6959634166], [-49.2622788896, -24.6920517834], [-49.2752012476, -24.6938902869], [-49.2936826357, -24.6753952003], [-49.2989550200, -24.6740727031], [-49.3049176147, -24.6731633802], [-49.3045381897, -24.6685475570], [-49.3115354258, -24.6630463524], [-49.2991454409, -24.6544710171], [-49.3011860393, -24.6493460772], [-49.3092553811, -24.6452745382], [-49.3058952622, -24.6423657097], [-49.3159481866, -24.6385122445], [-49.3065957798, -24.6212519679], [-49.3104755272, -24.6176766533], [-49.3141437785, -24.6137784577], [-49.3126481836, -24.6042176351], [-49.3031173800, -24.5964626034], [-49.3160860207, -24.5874891008], [-49.3103925320, -24.5805094251], [-49.3130690564, -24.5695017420], [-49.3171980565, -24.5661535693], [-49.3146288787, -24.5625246958], [-49.3155097336, -24.5550230076], [-49.3093065348, -24.5529271604], [-49.3050935756, -24.5459060651], [-49.2920516650, -24.5524049915], [-49.2917804243, -24.5438155723], [-49.2816168921, -24.5385371332], [-49.2798679189, -24.5342191237], [-49.2874838026, -24.5265783561], [-49.2859542366, -24.5156527400], [-49.2942468970, -24.5059156543], [-49.2951948237, -24.4998241973], [-49.2690950144, -24.4918242871], [-49.2707413445, -24.4828472151], [-49.2649731777, -24.4787864399], [-49.2626032296, -24.4733419260], [-49.2540908277, -24.4734339863], [-49.2532587659, -24.4699678967], [-49.2464443742, -24.4686120807], [-49.2484484979, -24.4641882574], [-49.2448377052, -24.4646235520], [-49.2448577461, -24.4579279481], [-49.2530711607, -24.4552588361], [-49.2500396146, -24.4449339026], [-49.2257864639, -24.4306844578], [-49.2233648918, -24.4241300976], [-49.2042630522, -24.4096410501], [-49.1854421886, -24.4215002429], [-49.1898671778, -24.4294434446], [-49.1967326623, -24.4329729201], [-49.1922955916, -24.4360334834], [-49.1953925321, -24.4405379223], [-49.1929220125, -24.4457990587], [-49.1866262064, -24.4481321174]]] }},</text:span></text:p>
      <text:p text:style-name="P1"><text:span text:style-name="T1"><text:tab/>{ "type": "Feature", "properties": {"id": "3522703", "name": "Itapolis", "description": "Itapolis"}, "geometry": { "type": "Polygon", "coordinates": [[[-48.8896905538, -21.3852638913], [-48.8743880050, -21.3935666647], [-48.8488470425, -21.3900140798], [-48.8395268360, -21.3947512779], [-48.8339886473, -21.3928803568], [-48.8241891498, -21.4068026108], [-48.8136943893, -21.4111588346], [-48.8028963366, -21.4124831068], [-48.7937486784, -21.4083076266], [-48.7904668824, -21.4175342253], [-48.7744080372, -21.4269059064], [-48.7563933494, -21.4235320204], [-48.7538328740, -21.4202197932], [-48.7504264023, -21.4216134566], [-48.7389785333, -21.4223935941], [-48.7319564270, -21.4177268511], [-48.7247758535, -21.4200190420], [-48.7155120155, -21.4295686821], [-48.7182039549, -21.4487124314], [-48.7153615590, -21.4666502773], [-48.7081229254, -21.4714522597], [-48.7047171088, -21.4794629619], [-48.7078240108, -21.4883598416], [-48.6937688573, -21.4898693197], [-48.6820942631, -21.4853410082], [-48.6673539921, -21.4911721843], [-48.6628135480, -21.4888058466], [-48.6627708089, -21.5092415464], [-48.6627705097, -21.5093288632], [-48.6611113096, -21.5293943217], [-48.6663791468, -21.5448380768], [-48.6548035277, -21.5438655418], [-48.6497752058, -21.5467756294], [-48.6374020169, -21.5665972074], [-48.6278743235, -21.5583162013], [-48.6064585059, -21.5669657717], [-48.5858684744, -21.5650959080], [-48.5739973621, -21.5792759693], [-48.5745470591, -21.5819160234], [-48.5840584930, -21.6275983610], [-48.5976216859, -21.6187696604], [-48.6233063135, -21.6169992987], [-48.6340730833, -21.6199763197], [-48.6400598374, -21.6267792234], [-48.6459432461, -21.6292511826], [-48.6762230335, -21.6266516116], [-48.6765225281, -21.6277334075], [-48.6768432192, -21.6288960054], [-48.6766795024, -21.6333525898], [-48.6741857161, -21.6389051361], [-48.6763524643, -21.6422252518], [-48.6797265621, -21.6515690023], [-48.6756492943, -21.6613698206], [-48.6782727114, -21.6845963734], [-48.6896615608, -21.6856668142], [-48.6941764511, -21.6785912670], [-48.6985271509, -21.6814892957], [-48.7157364020, -21.6859384482], [-48.7263020856, -21.6862321322], [-48.7366493003, -21.6822776101], [-48.7521713184, -21.6879312553], [-48.7579125177, -21.6990957925], [-48.7753031543, -21.6978024951], [-48.7950795134, -21.7158804236], [-48.8045920332, -21.7148660658], [-48.8152902885, -21.7034233409], [-48.8241123407, -21.6969862550], [-48.8380677547, -21.6725655743], [-48.8505684556, -21.6701810179], [-48.8677670598, -21.6609777650], [-48.8764865113, -21.6508391991], [-48.8804195594, -21.6574805832], [-48.8839404219, -21.6556094481], [-48.8859101816, -21.6593358707], [-48.8922274020, -21.6566174512], [-48.8983982118, -21.6565102670], [-48.8989452856, -21.6701121994], [-48.9055874311, -21.6716798447], [-48.9075810337, -21.6670599065], [-48.9114646286, -21.6676252858], [-48.9110584518, -21.6737301595], [-48.9214186792, -21.6710657421], [-48.9334056082, -21.6598102384], [-48.9523645502, -21.6748994519], [-48.9708803639, -21.6744250929], [-48.9696783622, -21.6692094978], [-48.9627550455, -21.6690118947], [-48.9632543963, -21.6608317143], [-48.9728538055, -21.6597249218], [-48.9641073640, -21.6500388148], [-48.9663446126, -21.6458772738], [-48.9623631442, -21.6434685875], [-48.9643427910, -21.6407095911], [-48.9609927553, -21.6345996808], [-48.9676937857, -21.6333305302], [-48.9663633241, -21.6175652506], [-48.9727052517, -21.6082003145], [-48.9668215511, -21.6053311087], [-48.9682518291, -21.6015341314], [-48.9725062692, -21.5970945255], [-48.9706548950, -21.5918810820], [-48.9733941789, -21.5870733463], [-48.9693183077, -21.5833545689], [-48.9705334619, -21.5795087178], [-48.9671285705, -21.5789342659], [-48.9682311485, -21.5752984828], [-48.9621539458, -21.5709969926], [-48.9700856060, -21.5536618014], [-48.9622594292, -21.5468060221], [-48.9647857435, -21.5389695494], [-48.9693762092, -21.5372380136], [-48.9657760733, -21.5346558214], [-48.9848510035, -21.5198498583], [-48.9933570046, -21.4956203137], [-48.9995532164, -21.4895189850], [-48.9932791278, -21.4758701856], [-48.9934889224, -21.4652653873], [-48.9909109120, -21.4557301855], [-48.9832838288, -21.4556617759], [-48.9819876000, -21.4530698084], [-48.9860822247, -21.4377998586], [-48.9810184510, -21.4160466940], [-48.9746370218, -21.4198420678], [-48.9695755179, -21.4246745218], [-48.9488227872, -21.4255153814], [-48.9452742570, -21.4121423905], [-48.9478644956, -21.3986927670], [-48.9454014024, -21.3971166146], [-48.8997000756, -21.3701109689], [-48.8896905538, -21.3852638913]]] }},</text:span></text:p>
      <text:p text:style-name="P1"><text:span text:style-name="T1"><text:tab/>{ "type": "Feature", "properties": {"id": "3522802", "name": "Itaporanga", "description": "Itaporanga"}, "geometry": { "type": "Polygon", "coordinates": [[[-49.5357631982, -23.5051394185], [-49.5278540904, -23.5103589402], [-49.5131414864, -23.5072471855], [-49.4855573148, -23.5264154930], [-49.4795128881, -23.5400248247], [-49.4759307590, -23.5403939753], [-49.4623735914, -23.5449636199], [-49.4438476593, -23.5636500205], [-49.4427284500, -23.5560807359], [-49.4338783286, -23.5513602142], [-49.4269228153, -23.5540763307], [-49.4196601870, -23.5620139565], [-49.4176583273, -23.5734231994], [-49.4169132689, -23.5760212197], [-49.4084822427, -23.5743395736], [-49.3996314746, -23.5792957400], [-49.4017505916, -23.6292804492], [-49.3890494394, -23.6349729600], [-49.3887640230, -23.6392492430], [-49.3703402291, -23.6395737878], [-49.3587670359, -23.6512078397], [-49.3592222310, -23.6585258302], [-49.3548005508, -23.6633341502], [-49.3587221589, -23.6765133139], [-49.3486486012, -23.6795289457], [-49.3330327969, -23.6786477975], [-49.3253767519, -23.6825875808], [-49.3218830878, -23.6962059648], [-49.3095605667, -23.7111303506], [-49.3142333929, -23.7150857532], [-49.3008624057, -23.7373642441], [-49.3116557512, -23.7368812424], [-49.3174693945, -23.7413945681], [-49.3310343693, -23.7444541735], [-49.3422342433, -23.7579610388], [-49.3410562354, -23.7718314016], [-49.3338825766, -23.7806500964], [-49.3464539857, -23.7760981135], [-49.3507348465, -23.7711647264], [-49.3556508875, -23.7739149190], [-49.3614465194, -23.7693770572], [-49.3574508133, -23.7644294727], [-49.3610883352, -23.7590142571], [-49.3663172611, -23.7594410515], [-49.3718686133, -23.7675808559], [-49.3750079493, -23.7669890784], [-49.3732050271, -23.7716369869], [-49.3801987208, -23.7718044014], [-49.3788462713, -23.7614559377], [-49.3831095132, -23.7590236257], [-49.3863883371, -23.7593654794], [-49.3983403217, -23.7639472669], [-49.4133903097, -23.7830123896], [-49.4257600267, -23.7855065355], [-49.4269254042, -23.7816939649], [-49.4320052047, -23.7827647558], [-49.4413601169, -23.7780214079], [-49.4555376937, -23.7795375231], [-49.4689838486, -23.7702922280], [-49.4772236381, -23.7768724993], [-49.4900330671, -23.7813133772], [-49.4983371150, -23.7882405924], [-49.5082046241, -23.7856540749], [-49.5088476430, -23.7898444144], [-49.5024267131, -23.7975506723], [-49.5071770381, -23.8032578616], [-49.5170034860, -23.8025510287], [-49.5206774796, -23.8064597918], [-49.5223207979, -23.8005786786], [-49.5318642018, -23.7982669514], [-49.5360330448, -23.7931802724], [-49.5467609842, -23.7900493240], [-49.5592030223, -23.7931263657], [-49.5653440432, -23.7802894948], [-49.5699847942, -23.7782148233], [-49.5660112293, -23.7773225100], [-49.5635518266, -23.7696561281], [-49.5600261566, -23.7608238393], [-49.5729841108, -23.7555578099], [-49.5633340116, -23.7495995884], [-49.5671296537, -23.7396533351], [-49.5635711520, -23.7317375187], [-49.5508456378, -23.7382522224], [-49.5483146093, -23.7358106825], [-49.5532346048, -23.7263170254], [-49.5549584420, -23.7199951374], [-49.5487207364, -23.7035342770], [-49.5552443891, -23.7005613458], [-49.5558326053, -23.6904791982], [-49.5608504366, -23.6915968562], [-49.5612578619, -23.6852146060], [-49.5676425992, -23.6875596135], [-49.5753747771, -23.6799238180], [-49.5741940071, -23.6755596228], [-49.5535659390, -23.6646108543], [-49.5440485013, -23.6517099614], [-49.5403548705, -23.6520725379], [-49.5030774597, -23.6525920994], [-49.4953027397, -23.6518803627], [-49.4915178488, -23.6481269476], [-49.5049750983, -23.6407293137], [-49.5041390717, -23.6342133432], [-49.4995205406, -23.6347374608], [-49.4897505714, -23.6278824554], [-49.4967661197, -23.6287326892], [-49.4967206143, -23.6216179251], [-49.5062958157, -23.6280595957], [-49.5068715362, -23.6201653185], [-49.5040699231, -23.6188346621], [-49.5168590821, -23.6171134025], [-49.5202619191, -23.6127693698], [-49.5146258162, -23.6096372186], [-49.5202433363, -23.6049659408], [-49.5264526239, -23.6077881871], [-49.5275203269, -23.6035155439], [-49.5357899260, -23.6044125397], [-49.5356214990, -23.5997835699], [-49.5395709544, -23.5982496938], [-49.5288871302, -23.5893364878], [-49.5318662676, -23.5863783035], [-49.5391388278, -23.5874247874], [-49.5327866156, -23.5812633830], [-49.5409091293, -23.5748248146], [-49.5400741212, -23.5674682026], [-49.5485194354, -23.5584234677], [-49.5462320305, -23.5442656744], [-49.5486559820, -23.5401449920], [-49.5527493969, -23.5416340925], [-49.5550485321, -23.5386225285], [-49.5486643776, -23.5305967608], [-49.5519836628, -23.5237325772], [-49.5470257336, -23.5207609506], [-49.5592541817, -23.5104011916], [-49.5754326996, -23.5037628349], [-49.5689442939, -23.5016000658], [-49.5717528460, -23.4977005976], [-49.5661966597, -23.4936845547], [-49.5480420888, -23.4951792675], [-49.5334354485, -23.5020759730], [-49.5357631982, -23.5051394185]]] }},</text:span></text:p>
      <text:p text:style-name="P1"><text:span text:style-name="T1"><text:tab/>{ "type": "Feature", "properties": {"id": "3522901", "name": "Itapui", "description": "Itapui"}, "geometry": { "type": "Polygon", "coordinates": [[[-48.6518964866, -22.2067343650], [-48.6502027790, -22.2258325723], [-48.6431427559, -22.2270099141], [-48.6441680740, -22.2346677021], [-48.6383856533, -22.2380634534], [-48.6400690470, -22.2417962280], [-48.6304260099, -22.2457183005], [-48.6290288703, -22.2561077118], [-48.6308987918, -22.2624474743], [-48.6484604352, -22.2735802904], [-48.6484598649, -22.2821704093], [-48.6522428467, -22.2860351709], [-48.6552095293, -22.2935632237], [-48.6665478445, -22.2954339203], [-48.6749008621, -22.3042175868], [-48.6882175769, -22.3109736046], [-48.7010513152, -22.3192309147], [-48.7192597974, -22.3175154800], [-48.7305964197, -22.3191381231], [-48.7344028811, -22.3101932142], [-48.7361647905, -22.2964624743], [-48.7441221571, -22.2895276066], [-48.7523673646, -22.2641019432], [-48.7655530642, -22.2538331824], [-48.7712975360, -22.2350862579], [-48.7710727566, -22.2265156064], [-48.7640610582, -22.2157106104], [-48.7476728465, -22.2231460294], [-48.7408751494, -22.2220097088], [-48.7370367531, -22.2183791837], [-48.7365289985, -22.2083177465], [-48.7332374487, -22.1983025514], [-48.7164192835, -22.1855521323], [-48.7140215722, -22.1797630127], [-48.7065928623, -22.1818481532], [-48.6975963719, -22.1909872238], [-48.6767171041, -22.1909683816], [-48.6736338354, -22.1923443721], [-48.6729282883, -22.1971450318], [-48.6553299919, -22.2049157031], [-48.6518964866, -22.2067343650]]] }},</text:span></text:p>
      <text:p text:style-name="P1"><text:span text:style-name="T1"><text:tab/>{ "type": "Feature", "properties": {"id": "3523008", "name": "Itapura", "description": "Itapura"}, "geometry": { "type": "Polygon", "coordinates": [[[-51.3477062154, -20.6529531848], [-51.3422875316, -20.6817364018], [-51.3451559900, -20.6818338110], [-51.3769800695, -20.6892600403], [-51.3945766066, -20.6864238555], [-51.4188817571, -20.6806131637], [-51.4449299888, -20.6686674533], [-51.4691391050, -20.6680051091], [-51.4801946155, -20.6717076529], [-51.4938957504, -20.6696389582], [-51.5214132447, -20.6398651724], [-51.5747021263, -20.6229560106], [-51.5656325592, -20.6168694426], [-51.5209957299, -20.5868259447], [-51.4997394518, -20.5677536276], [-51.4944310011, -20.5530179648], [-51.4487469130, -20.4823529338], [-51.4304397371, -20.4708807557], [-51.4183654272, -20.4645727318], [-51.3792093023, -20.5054689623], [-51.3852101693, -20.5154241136], [-51.3855118889, -20.5252067432], [-51.3855715279, -20.5483739306], [-51.4015137232, -20.5629179034], [-51.3996132917, -20.5741467969], [-51.3866508061, -20.5824987619], [-51.3655934280, -20.5842844607], [-51.3660510428, -20.6268000882], [-51.3526410661, -20.6370562870], [-51.3535831895, -20.6431689735], [-51.3477062154, -20.6529531848]]] }},</text:span></text:p>
      <text:p text:style-name="P1"><text:span text:style-name="T1"><text:tab/>{ "type": "Feature", "properties": {"id": "3523107", "name": "Itaquaquecetuba", "description": "Itaquaquecetuba"}, "geometry": { "type": "Polygon", "coordinates": [[[-46.3106940041, -23.4227823667], [-46.3027424134, -23.4240112523], [-46.2890570770, -23.4338943220], [-46.2760496214, -23.4332162127], [-46.2702855760, -23.4292619728], [-46.2726150613, -23.4426289627], [-46.2790495247, -23.4563279835], [-46.2845689205, -23.4583678480], [-46.2846146000, -23.4684992286], [-46.2819314009, -23.4741506680], [-46.2808682268, -23.4801553872], [-46.2816350131, -23.4810563332], [-46.2877536177, -23.4834102458], [-46.2899489710, -23.4861015805], [-46.2875637533, -23.4889671338], [-46.2983857079, -23.4958152307], [-46.3305524059, -23.4883768874], [-46.3357894674, -23.4994663752], [-46.3299880916, -23.4998064650], [-46.3296392678, -23.5050051222], [-46.3468261449, -23.5077501545], [-46.3518535712, -23.5051586758], [-46.3616278876, -23.5096700708], [-46.3657303028, -23.5115633966], [-46.3652687691, -23.5028320063], [-46.3782230031, -23.4813260243], [-46.3818216479, -23.4724838279], [-46.3863007673, -23.4744270220], [-46.3970106278, -23.4458924325], [-46.3908217900, -23.4481569074], [-46.3843112596, -23.4447110009], [-46.3834724449, -23.4403247565], [-46.3876703999, -23.4373008491], [-46.3823963005, -23.4332049784], [-46.3717507472, -23.4321654233], [-46.3682331875, -23.4364020568], [-46.3589396504, -23.4366352087], [-46.3572194485, -23.4309659048], [-46.3602423894, -23.4253889798], [-46.3575703157, -23.4291853962], [-46.3518093582, -23.4202791085], [-46.3221011099, -23.4245270485], [-46.3169138372, -23.4232766600], [-46.3129651186, -23.4153357364], [-46.3106940041, -23.4227823667]]] }},</text:span></text:p>
      <text:p text:style-name="P1"><text:span text:style-name="T1"><text:tab/>{ "type": "Feature", "properties": {"id": "3523206", "name": "Itarare", "description": "Itarare"}, "geometry": { "type": "Polygon", "coordinates": [[[-49.2794494283, -23.8847278271], [-49.2711497833, -23.8981253025], [-49.2725942505, -23.9011692633], [-49.2611141479, -23.8971776752], [-49.2511762912, -23.9047817648], [-49.2544251943, -23.9114034921], [-49.2524253759, -23.9181680587], [-49.2454955734, -23.9169005201], [-49.2429825684, -23.9270530895], [-49.2452332371, -23.9342531178], [-49.2413094701, -23.9360794257], [-49.2455372946, -23.9417119338], [-49.2418135841, -23.9427418127], [-49.2412004879, -23.9473609513], [-49.2367810562, -23.9454146550], [-49.2342219842, -23.9570661659], [-49.2298933300, -23.9565447594], [-49.2298574720, -23.9634885312], [-49.2187595045, -23.9716013216], [-49.2263082921, -23.9783013661], [-49.2199295712, -23.9827628852], [-49.2120379299, -23.9805168689], [-49.2053437791, -23.9831808175], [-49.2068633771, -23.9864267147], [-49.2006470277, -24.0010661709], [-49.2043455290, -24.0081839417], [-49.2039474236, -24.0186299907], [-49.2085072727, -24.0221410424], [-49.2021485521, -24.0225712936], [-49.1945199873, -24.0288622372], [-49.1891236829, -24.0461070079], [-49.1946489834, -24.0644603761], [-49.2006769252, -24.0694490740], [-49.1956483505, -24.0808299955], [-49.2002569286, -24.0836603048], [-49.1991689662, -24.0897395075], [-49.1991492365, -24.0974608582], [-49.1982323502, -24.1017196097], [-49.1856458910, -24.1106849705], [-49.1638141259, -24.1180577120], [-49.1417845753, -24.1451122929], [-49.1351791090, -24.1630519154], [-49.1365606897, -24.1853442747], [-49.1251776461, -24.1958346493], [-49.1209787854, -24.2097833289], [-49.1362037145, -24.2127583740], [-49.1421173497, -24.2328704556], [-49.1505055491, -24.2355528459], [-49.1530310961, -24.2632669981], [-49.1479831713, -24.2578996223], [-49.1452786305, -24.2745859729], [-49.1610626973, -24.2796813976], [-49.1705617442, -24.2873594375], [-49.1741453249, -24.2823110569], [-49.1794278751, -24.2849651079], [-49.1840319076, -24.2784328202], [-49.1963654621, -24.2957331194], [-49.2027081918, -24.2986838348], [-49.2046960962, -24.3022205470], [-49.2137348573, -24.3046297319], [-49.2185722239, -24.2991826960], [-49.2293962033, -24.2919333058], [-49.2359682604, -24.2997278515], [-49.2460043777, -24.3056604367], [-49.2537573891, -24.3174330707], [-49.2742336434, -24.3049961527], [-49.2833304469, -24.3075779489], [-49.2864451672, -24.3012985513], [-49.2903151750, -24.2932417023], [-49.2882341458, -24.2913090805], [-49.2981955574, -24.2873245226], [-49.2947275848, -24.2849456158], [-49.3007565184, -24.2758190907], [-49.2982314614, -24.2675717561], [-49.3021457253, -24.2586554670], [-49.3081951371, -24.2581850324], [-49.3048956705, -24.2509462981], [-49.3122274205, -24.2429130769], [-49.3191452300, -24.2433218811], [-49.3215006049, -24.2368216667], [-49.3501985676, -24.2203169237], [-49.3554792190, -24.2140275124], [-49.3552837820, -24.2085893700], [-49.3410656328, -24.2026376477], [-49.3458389753, -24.1907081225], [-49.3393475012, -24.1743102751], [-49.3398671014, -24.1566955685], [-49.3319811608, -24.1496366121], [-49.3363172755, -24.1444250227], [-49.3364840266, -24.1365620925], [-49.3413974722, -24.1379044580], [-49.3628943296, -24.1256153981], [-49.3644496388, -24.1216040639], [-49.3616771306, -24.1196120583], [-49.3682622227, -24.1164574199], [-49.3703681092, -24.1138995408], [-49.3775146351, -24.1176081352], [-49.3864542939, -24.1153867596], [-49.3888739577, -24.1189082573], [-49.3934700006, -24.1136195795], [-49.4086738711, -24.1077724618], [-49.4045238871, -24.1030921230], [-49.4073404473, -24.0974440908], [-49.4044035493, -24.0953659290], [-49.4295319526, -24.0880523694], [-49.4285353769, -24.0775538517], [-49.4349111257, -24.0746103736], [-49.4293075168, -24.0682243161], [-49.4385038061, -24.0682647776], [-49.4373447104, -24.0583028689], [-49.4514466830, -24.0547637719], [-49.4617249512, -24.0386355673], [-49.4629471569, -24.0270186789], [-49.4732804226, -24.0268317181], [-49.4739018265, -24.0195765070], [-49.4791259338, -24.0189564297], [-49.4810884416, -24.0235731197], [-49.4866751769, -24.0241167259], [-49.4896759038, -24.0181764117], [-49.4856764154, -24.0161497383], [-49.4913888778, -24.0142119168], [-49.4830081085, -24.0114384684], [-49.4800921527, -24.0056882724], [-49.4857016667, -24.0060928398], [-49.4859260545, -23.9999556452], [-49.4917909598, -23.9928955892], [-49.4976458435, -23.9933257761], [-49.4952987363, -23.9822739528], [-49.4932056321, -23.9771130292], [-49.5001217530, -23.9690065838], [-49.5067632478, -23.9669112804], [-49.5102912675, -23.9714724442], [-49.5162777558, -23.9696396222], [-49.5132273653, -23.9639148928], [-49.4991538917, -23.9579465054], [-49.5051899427, -23.9543612626], [-49.5025237888, -23.9482917437], [-49.5133968895, -23.9439400360], [-49.5206207469, -23.9456190446], [-49.5239870498, -23.9346705166], [-49.5117314316, -23.9372051328], [-49.5075671283, -23.9332427263], [-49.5143542535, -23.9308835071], [-49.5111256164, -23.9254167467], [-49.5218569647, -23.9160819390], [-49.4993083096, -23.9071069772], [-49.4832029837, -23.9093054721], [-49.4750408768, -23.9145061459], [-49.4702327907, -23.9113006826], [-49.4687628982, -23.9168092510], [-49.4588997882, -23.9141493666], [-49.4556071262, -23.9185183579], [-49.4395659822, -23.9102485412], [-49.4360145072, -23.9119326878], [-49.4316861257, -23.9064627795], [-49.4245103333, -23.9052084694], [-49.4204245099, -23.9090007806], [-49.4133569454, -23.9052959477], [-49.3729601172, -23.9044373880], [-49.3531191523, -23.9056612836], [-49.3362556981, -23.8980388791], [-49.3291011579, -23.9040877530], [-49.2972556375, -23.8883821969], [-49.2888856792, -23.8910409415], [-49.2794494283, -23.8847278271]]] }},</text:span></text:p>
      <text:p text:style-name="P1"><text:span text:style-name="T1"><text:tab/>{ "type": "Feature", "properties": {"id": "3523305", "name": "Itariri", "description": "Itariri"}, "geometry": { "type": "Polygon", "coordinates": [[[-47.1247241892, -24.2192600777], [-47.1213448044, -24.2228505879], [-47.1164283663, -24.2207858359], [-47.1044965075, -24.2251285700], [-47.1010855981, -24.2181975600], [-47.0998395172, -24.2145959685], [-47.0964368414, -24.2179871095], [-47.0925716978, -24.2178127752], [-47.0898999969, -24.2189509793], [-47.0843300807, -24.2178055026], [-47.0820558764, -24.2173388818], [-47.0771550096, -24.2044715450], [-47.0670245642, -24.2012973422], [-47.0600041863, -24.2098003147], [-47.0480470997, -24.2157976338], [-47.0382056716, -24.2218918385], [-47.0287812803, -24.2190283310], [-47.0294159778, -24.2265804299], [-47.0293975575, -24.2303582629], [-47.0352116982, -24.2333316455], [-47.0416230750, -24.2371244183], [-47.0448131529, -24.2491438742], [-47.0566568504, -24.2623885351], [-47.0509173115, -24.2730347258], [-47.0482729650, -24.2766528360], [-47.0398019089, -24.2736313415], [-47.0229913669, -24.2810223732], [-47.0249269079, -24.2929201707], [-47.0335924619, -24.3146645108], [-47.0391087628, -24.3285029179], [-47.0435380759, -24.3325528604], [-47.0556328153, -24.3384693286], [-47.0614304533, -24.3378140453], [-47.0651171599, -24.3433535377], [-47.0748792549, -24.3432939744], [-47.0959960098, -24.3537987432], [-47.1104697418, -24.3518810703], [-47.1204240724, -24.3645854995], [-47.1343146300, -24.3667403222], [-47.1435337007, -24.3642728486], [-47.1473137756, -24.3632019638], [-47.1468577014, -24.3574980993], [-47.1549474988, -24.3668688104], [-47.1734114270, -24.3641764387], [-47.1801530093, -24.3745623326], [-47.1851663446, -24.3738260745], [-47.1873294018, -24.3656862066], [-47.1937037641, -24.3622382219], [-47.1984968308, -24.3678142693], [-47.2087230595, -24.3708458875], [-47.2171355325, -24.3693730442], [-47.2214397434, -24.3739832503], [-47.2338922549, -24.3760178498], [-47.2368275019, -24.3725014173], [-47.2474365658, -24.3728731927], [-47.2469632159, -24.3613221729], [-47.2411824760, -24.3568574228], [-47.2324556336, -24.3584013997], [-47.2395863111, -24.3481423423], [-47.2378031533, -24.3397344266], [-47.2348970392, -24.3339790088], [-47.2304052777, -24.3272365966], [-47.2195092645, -24.3263986366], [-47.2065529224, -24.3234373006], [-47.2099691340, -24.3092562177], [-47.2044336481, -24.2905144329], [-47.1962322994, -24.2838886822], [-47.1979818097, -24.2737682248], [-47.1942746866, -24.2632565895], [-47.1926330944, -24.2533033208], [-47.1969116134, -24.2435667817], [-47.1882044553, -24.2418610197], [-47.1868149713, -24.2360651843], [-47.1743644076, -24.2304979408], [-47.1731243861, -24.2214262691], [-47.1579767187, -24.2207499353], [-47.1500608196, -24.2156713281], [-47.1442337579, -24.2133088109], [-47.1478482409, -24.2071214715], [-47.1398677543, -24.2000934403], [-47.1257125023, -24.1952744319], [-47.1265201314, -24.2058377413], [-47.1319957222, -24.2139832538], [-47.1247241892, -24.2192600777]]] }},</text:span></text:p>
      <text:p text:style-name="P1"><text:span text:style-name="T1"><text:tab/>{ "type": "Feature", "properties": {"id": "3523404", "name": "Itatiba", "description": "Itatiba"}, "geometry": { "type": "Polygon", "coordinates": [[[-46.7623420723, -22.9250629209], [-46.7585196848, -22.9350932434], [-46.7496422795, -22.9379500134], [-46.7309639661, -22.9301455408], [-46.7156572677, -22.9283249679], [-46.7110822306, -22.9308862931], [-46.7028503388, -22.9257480634], [-46.6811478638, -22.9297357587], [-46.6727377079, -22.9266513095], [-46.6699234185, -22.9289293209], [-46.6861100007, -22.9411117830], [-46.6978257422, -22.9576383126], [-46.7120592082, -22.9579262047], [-46.7200440272, -22.9682709461], [-46.7197171277, -22.9685577259], [-46.7155107098, -22.9722410632], [-46.7158754270, -22.9768523058], [-46.7249315126, -22.9787984283], [-46.7260946274, -22.9832943991], [-46.7349893379, -22.9792973703], [-46.7376799329, -22.9830493905], [-46.7325953941, -22.9846485990], [-46.7406148195, -22.9881998412], [-46.7408001658, -22.9941454736], [-46.7632465817, -23.0030998689], [-46.7619914348, -23.0045792846], [-46.7556240400, -23.0049588681], [-46.7478187674, -23.0125587339], [-46.7338139588, -23.0104038722], [-46.7321794585, -23.0221990673], [-46.7234765842, -23.0277745786], [-46.7265022834, -23.0348977992], [-46.7287650988, -23.0393983441], [-46.7372107876, -23.0510765137], [-46.7445520165, -23.0541350047], [-46.7453800022, -23.0678512890], [-46.7521884070, -23.0725842878], [-46.7503903632, -23.0874533479], [-46.7588760848, -23.0924155032], [-46.7631602334, -23.0907662881], [-46.7679897472, -23.0992306394], [-46.7729825437, -23.0963275216], [-46.7788006916, -23.0990302332], [-46.7850850714, -23.0969666733], [-46.7897853908, -23.0973750033], [-46.7921502523, -23.1023523112], [-46.7952147663, -23.1002993126], [-46.8044307693, -23.1004810028], [-46.8120454487, -23.1063353904], [-46.8190892236, -23.1022195406], [-46.8190731627, -23.0987891369], [-46.8257681531, -23.0962879851], [-46.8342844394, -23.0967200773], [-46.8352692464, -23.0997317613], [-46.8453259093, -23.0977415025], [-46.8455194701, -23.0977403442], [-46.8456775627, -23.0976711289], [-46.8458128449, -23.0976448924], [-46.8474811607, -23.0950347410], [-46.8541601457, -23.0823928412], [-46.8645746360, -23.0763316071], [-46.8648755640, -23.0758897740], [-46.8716903514, -23.0735012378], [-46.8771588452, -23.0657512490], [-46.8831200649, -23.0670187819], [-46.8875331853, -23.0607146272], [-46.8899588276, -23.0627352848], [-46.8936158022, -23.0592720501], [-46.8962310173, -23.0639228233], [-46.8984248921, -23.0627463553], [-46.9010968551, -23.0601541345], [-46.9012151002, -23.0602276748], [-46.9039752662, -23.0619478384], [-46.9095920387, -23.0569548985], [-46.9138024493, -23.0477476227], [-46.9155391878, -23.0452606775], [-46.9110746435, -23.0391185310], [-46.9029792966, -23.0358242104], [-46.9066142873, -23.0261989365], [-46.9107741652, -23.0248421040], [-46.9100211100, -23.0169989351], [-46.9271183913, -22.9845539729], [-46.9263322461, -22.9803209252], [-46.9248446612, -22.9712253851], [-46.9166337126, -22.9652238777], [-46.9127732207, -22.9618000887], [-46.9040836207, -22.9551338171], [-46.9022082208, -22.9478372769], [-46.8922742300, -22.9440738139], [-46.8849672724, -22.9451628280], [-46.8754551558, -22.9375472492], [-46.8752072897, -22.9321079370], [-46.8726969554, -22.9366894789], [-46.8700793784, -22.9397995354], [-46.8596539173, -22.9410516482], [-46.8558178373, -22.9366086757], [-46.8420836131, -22.9327038969], [-46.8391680524, -22.9385399808], [-46.8222061188, -22.9299006373], [-46.7995536840, -22.9348070180], [-46.7913486288, -22.9265146158], [-46.7890626627, -22.9239113932], [-46.7877192110, -22.9228009809], [-46.7873829343, -22.9226825289], [-46.7700492416, -22.9215973129], [-46.7682027752, -22.9221800413], [-46.7623420723, -22.9250629209]]] }},</text:span></text:p>
      <text:p text:style-name="P1"><text:span text:style-name="T1"><text:tab/>{ "type": "Feature", "properties": {"id": "3523503", "name": "Itatinga", "description": "Itatinga"}, "geometry": { "type": "Polygon", "coordinates": [[[-48.6988630705, -22.9464676717], [-48.6848153627, -22.9473991928], [-48.6798530258, -22.9527286614], [-48.6731445622, -22.9521468823], [-48.6722141854, -22.9565333158], [-48.6663131156, -22.9572007962], [-48.6652262677, -22.9608941114], [-48.6516818286, -22.9624271722], [-48.6404748864, -22.9691222687], [-48.6420932146, -22.9831555282], [-48.6360367283, -22.9921723075], [-48.6372344925, -23.0180032079], [-48.6287780382, -23.0258382744], [-48.6272873989, -23.0327131762], [-48.6230942319, -23.0341123593], [-48.6110493577, -23.0396028943], [-48.5939851827, -23.0366920200], [-48.5777079682, -23.0352069586], [-48.5729302234, -23.0393545367], [-48.5698775026, -23.0367963089], [-48.5651939133, -23.0361445384], [-48.5462425962, -23.0519048165], [-48.5420461330, -23.0503518166], [-48.5291194490, -23.0587997256], [-48.5194451000, -23.0564234421], [-48.5140829693, -23.0633956588], [-48.5077524105, -23.0609407468], [-48.5014189382, -23.0628041087], [-48.4981246167, -23.0676285967], [-48.4803559944, -23.0748083650], [-48.4758754563, -23.0811669138], [-48.4698766517, -23.0869052674], [-48.4712260983, -23.0929367782], [-48.4650943191, -23.1029832021], [-48.4647944943, -23.1094206310], [-48.4616382638, -23.1179173605], [-48.4671264432, -23.1335765234], [-48.4614448680, -23.1399318488], [-48.4607718180, -23.1451195060], [-48.4600534785, -23.1537725093], [-48.4526048208, -23.1628185905], [-48.4496693165, -23.1739685837], [-48.4433384792, -23.1843159360], [-48.4273961027, -23.1987412298], [-48.4279003454, -23.2026011375], [-48.4388669828, -23.2115685406], [-48.4517635204, -23.2103276639], [-48.4502803840, -23.2127127948], [-48.4560592284, -23.2144603509], [-48.4642265258, -23.2284825812], [-48.4670207577, -23.2283925087], [-48.4683964931, -23.2397444295], [-48.4756253992, -23.2380213467], [-48.4760347735, -23.2412497787], [-48.4819031616, -23.2413598613], [-48.4911402178, -23.2501345199], [-48.4883116154, -23.2574044770], [-48.4910553359, -23.2603095330], [-48.4910696515, -23.2606502595], [-48.5039561678, -23.2692892315], [-48.5077037826, -23.2665594723], [-48.5117239188, -23.2714520580], [-48.5341721392, -23.2725297172], [-48.5478685872, -23.2805619271], [-48.5536288049, -23.2788809041], [-48.5680504491, -23.2966295225], [-48.5785511080, -23.2961148852], [-48.5888749507, -23.3137957812], [-48.6116687716, -23.3189677376], [-48.6243182348, -23.3251287139], [-48.6469908653, -23.3285949742], [-48.6806636476, -23.3422220944], [-48.7082775141, -23.3394481561], [-48.7089324017, -23.3185987789], [-48.7323027900, -23.3191557678], [-48.7561221962, -23.3065811619], [-48.7735271835, -23.3019393604], [-48.7737096402, -23.2952332737], [-48.7759716531, -23.2856232489], [-48.7661410112, -23.2707425065], [-48.7715089008, -23.2645760456], [-48.7444586796, -23.2503283826], [-48.7470592343, -23.2372675799], [-48.7401819588, -23.2296241027], [-48.7405433175, -23.2196029477], [-48.7349633457, -23.2085760584], [-48.7412822796, -23.2049856042], [-48.7444183697, -23.1974498931], [-48.7434969884, -23.1616113848], [-48.7334377293, -23.1473026523], [-48.7419591051, -23.1274342436], [-48.7435563041, -23.1260116763], [-48.7470905135, -23.1190380313], [-48.7505437843, -23.1144042414], [-48.7418360566, -23.0931393931], [-48.7417706241, -23.0885581556], [-48.7636545112, -23.0776477880], [-48.7707056506, -23.0682449947], [-48.7718842718, -23.0582385742], [-48.7782396387, -23.0534734598], [-48.7695551677, -23.0328311525], [-48.7688772933, -23.0194934502], [-48.7627391215, -23.0168997869], [-48.7606273581, -23.0106087245], [-48.7609366893, -22.9925048202], [-48.7771763631, -22.9650649832], [-48.7711651721, -22.9638384015], [-48.7708577528, -22.9587277631], [-48.7648731735, -22.9608142680], [-48.7591631079, -22.9545786494], [-48.7558065987, -22.9575607570], [-48.7482958324, -22.9527150308], [-48.7371601737, -22.9535014026], [-48.7253093770, -22.9465016732], [-48.7194262857, -22.9474545212], [-48.7195691528, -22.9439579639], [-48.7033098699, -22.9414219091], [-48.6988630705, -22.9464676717]]] }},</text:span></text:p>
      <text:p text:style-name="P1"><text:span text:style-name="T1"><text:tab/>{ "type": "Feature", "properties": {"id": "3523602", "name": "Itirapina", "description": "Itirapina"}, "geometry": { "type": "Polygon", "coordinates": [[[-47.7720463122, -22.1527046019], [-47.7599081303, -22.1638860869], [-47.7567291432, -22.1725819017], [-47.7586660360, -22.1791293217], [-47.7575280934, -22.1859048087], [-47.7511345934, -22.1920435186], [-47.7283965012, -22.1871703962], [-47.7309742915, -22.2025447613], [-47.7221379406, -22.2219053045], [-47.7215718748, -22.2231460244], [-47.7127081512, -22.2425000219], [-47.7101421167, -22.2525484248], [-47.7227730401, -22.2721863621], [-47.7235871306, -22.2791603426], [-47.7132049747, -22.3014288887], [-47.7201986150, -22.3061422672], [-47.7302069514, -22.2982162968], [-47.7352992659, -22.3018209680], [-47.7394079012, -22.3160802809], [-47.7631427922, -22.3307643811], [-47.7647726406, -22.3350388622], [-47.7598752813, -22.3399292147], [-47.7692311747, -22.3505183899], [-47.7695321094, -22.3611680423], [-47.7800267539, -22.3711243977], [-47.7732328593, -22.3724991931], [-47.7794995450, -22.3772569821], [-47.7778440496, -22.3807079320], [-47.7873304957, -22.3935644168], [-47.7882940387, -22.4150822148], [-47.7951246882, -22.4261375362], [-47.7936661605, -22.4337894934], [-47.7783048028, -22.4419194385], [-47.7781129107, -22.4420793397], [-47.7762101711, -22.4436420862], [-47.7726911275, -22.4464043984], [-47.7741850395, -22.4499095155], [-47.7924689910, -22.4477077006], [-47.8037853489, -22.4498752803], [-47.8131178981, -22.4564863452], [-47.8181481697, -22.4555208567], [-47.8189728618, -22.4487876837], [-47.8257068931, -22.4476332354], [-47.8252021121, -22.4427136232], [-47.8395085799, -22.4429879471], [-47.8561022438, -22.4429888519], [-47.8524554383, -22.4316627073], [-47.8615517652, -22.4287649659], [-47.8735344701, -22.4285703587], [-47.8781827678, -22.4339496503], [-47.8922915310, -22.4238488373], [-47.9099603172, -22.4320743986], [-47.9153542092, -22.4241792879], [-47.9142245469, -22.4203359510], [-47.9205029121, -22.4170068402], [-47.9233681854, -22.4061266456], [-47.9406620734, -22.3992391834], [-47.9535884202, -22.3980165125], [-47.9486506380, -22.3851348396], [-47.9428618235, -22.3833360779], [-47.9511066714, -22.3765959063], [-47.9542769010, -22.3666568826], [-47.9594175506, -22.3661328890], [-47.9536811228, -22.3571282203], [-47.9541430837, -22.3360887786], [-47.9489699766, -22.3201756795], [-47.9315229614, -22.3291055182], [-47.9397695616, -22.3199396776], [-47.9395589171, -22.3143993004], [-47.9263575226, -22.3049311746], [-47.9240189716, -22.2783997063], [-47.9165580906, -22.2734544558], [-47.9106482744, -22.2649574960], [-47.9068748548, -22.2486190885], [-47.9052398415, -22.2318919641], [-47.9028953089, -22.2265267467], [-47.8975120470, -22.2175080417], [-47.8931441726, -22.2162080665], [-47.8900903068, -22.2153402513], [-47.8798720222, -22.2126888560], [-47.8795903855, -22.2055120490], [-47.9024079846, -22.1677646554], [-47.9024024630, -22.1676007577], [-47.9021318191, -22.1667020647], [-47.8997308936, -22.1574513076], [-47.8966468100, -22.1595939131], [-47.8908572874, -22.1531200919], [-47.8868010965, -22.1574081642], [-47.8854977041, -22.1519344147], [-47.8789332881, -22.1575181644], [-47.8731856576, -22.1578698872], [-47.8616015835, -22.1501810723], [-47.8568452159, -22.1556894161], [-47.8511165880, -22.1560500747], [-47.8303547796, -22.1477133952], [-47.8216827460, -22.1516170233], [-47.8200208596, -22.1592056591], [-47.8144281412, -22.1608624135], [-47.8158035096, -22.1561417480], [-47.8087894594, -22.1478982914], [-47.8108056799, -22.1400021914], [-47.8062207567, -22.1306067895], [-47.7996177831, -22.1280335032], [-47.7925232673, -22.1349880839], [-47.7883530058, -22.1457769404], [-47.7720463122, -22.1527046019]]] }},</text:span></text:p>
      <text:p text:style-name="P1"><text:span text:style-name="T1"><text:tab/>{ "type": "Feature", "properties": {"id": "3523701", "name": "Itirapua", "description": "Itirapua"}, "geometry": { "type": "Polygon", "coordinates": [[[-47.1346243828, -20.5800946297], [-47.1319474129, -20.5903093304], [-47.1248415298, -20.5899559543], [-47.1223132194, -20.5942067100], [-47.1254063062, -20.6052115176], [-47.1228729982, -20.6122477911], [-47.1082859689, -20.6203300152], [-47.1105936963, -20.6304360450], [-47.1122322359, -20.6376094890], [-47.0964472918, -20.6440533821], [-47.0954666099, -20.6526722609], [-47.0963387036, -20.6613082397], [-47.1020198321, -20.6690458866], [-47.1007865913, -20.6826916479], [-47.1123449472, -20.6961716305], [-47.1148520514, -20.7067287909], [-47.1486164248, -20.7071414986], [-47.1651492727, -20.7010126730], [-47.1726745090, -20.7114435655], [-47.1690610535, -20.7172206971], [-47.1857965458, -20.7309650776], [-47.1945361150, -20.7293872748], [-47.2076967794, -20.7057078029], [-47.2210574518, -20.7062016427], [-47.2216405125, -20.6999440511], [-47.2248509052, -20.6991136534], [-47.2289229332, -20.6908737333], [-47.2364074596, -20.6866699112], [-47.2344475087, -20.6834818974], [-47.2373439909, -20.6834781233], [-47.2480855707, -20.6580446396], [-47.2524577136, -20.6476875923], [-47.2393058975, -20.6418701550], [-47.2285363200, -20.6276972416], [-47.2216717729, -20.6247924893], [-47.2018704399, -20.6096876181], [-47.1844470814, -20.6025951681], [-47.1648960636, -20.6044332387], [-47.1554215155, -20.6019026616], [-47.1510442209, -20.5866249472], [-47.1406796608, -20.5807025668], [-47.1423035764, -20.5651169686], [-47.1346243828, -20.5800946297]]] }},</text:span></text:p>
      <text:p text:style-name="P1"><text:span text:style-name="T1"><text:tab/>{ "type": "Feature", "properties": {"id": "3523800", "name": "Itobi", "description": "Itobi"}, "geometry": { "type": "Polygon", "coordinates": [[[-46.9397213603, -21.6968506678], [-46.9020152933, -21.6989273636], [-46.8882324272, -21.6957206651], [-46.8713841248, -21.7082217147], [-46.8715458496, -21.7101728927], [-46.8663686797, -21.7247403626], [-46.8535710839, -21.7354209365], [-46.8533702034, -21.7418376503], [-46.8471532978, -21.7447434579], [-46.8475816066, -21.7508764169], [-46.8426315951, -21.7590331217], [-46.8463400787, -21.7720332050], [-46.8546660369, -21.7750653080], [-46.8541666533, -21.7793597567], [-46.8667881435, -21.7788849535], [-46.8765495748, -21.7859480169], [-46.8831015967, -21.7819933050], [-46.8946236334, -21.7844087851], [-46.9123189158, -21.8024902446], [-46.9208026477, -21.8076182053], [-46.9224315828, -21.8138981160], [-46.9351665539, -21.8174373757], [-46.9480789303, -21.8197447757], [-46.9618874709, -21.8165906156], [-46.9619871310, -21.8145622649], [-46.9604548009, -21.8048024290], [-46.9537375170, -21.7964647401], [-46.9555797627, -21.7864519345], [-46.9640340811, -21.7728486646], [-46.9669174076, -21.7605370822], [-46.9810686504, -21.7536193258], [-46.9850768909, -21.7492209235], [-46.9821797220, -21.7464625984], [-46.9838204155, -21.7436377349], [-46.9834796135, -21.7407661912], [-46.9945007803, -21.7431972971], [-46.9970813021, -21.7359098890], [-47.0102670372, -21.7333801243], [-47.0029695417, -21.7245037346], [-46.9928183795, -21.7227495930], [-46.9759166813, -21.7154506973], [-46.9821376950, -21.7120543672], [-46.9821013427, -21.7019193554], [-46.9791829130, -21.6995330676], [-46.9676588436, -21.6987341057], [-46.9517576558, -21.7007798569], [-46.9470592471, -21.6962099450], [-46.9397213603, -21.6968506678]]] }},</text:span></text:p>
      <text:p text:style-name="P1"><text:span text:style-name="T1"><text:tab/>{ "type": "Feature", "properties": {"id": "3523909", "name": "Itu", "description": "Itu"}, "geometry": { "type": "Polygon", "coordinates": [[[-47.3646294878, -23.1800189450], [-47.3581236526, -23.1947688709], [-47.3574824554, -23.1951185251], [-47.3443847653, -23.1976506045], [-47.3446597510, -23.2128240832], [-47.3313227188, -23.2262103225], [-47.3259314893, -23.2337539775], [-47.3077945915, -23.2228088247], [-47.2971055858, -23.2331445752], [-47.2852453768, -23.2316361772], [-47.2597157239, -23.2363057697], [-47.2565583285, -23.2296567767], [-47.2454988025, -23.2302384615], [-47.2405088812, -23.2172332298], [-47.2272962655, -23.2104655314], [-47.2114031553, -23.1908050370], [-47.1991173944, -23.1901165749], [-47.1951443087, -23.1865411102], [-47.1891645677, -23.1928540577], [-47.1569793980, -23.2012653405], [-47.1295115558, -23.2027251639], [-47.1272576677, -23.2139102575], [-47.1155785765, -23.2245717999], [-47.1242696856, -23.2347290518], [-47.1286170732, -23.2433728266], [-47.1417202878, -23.2534339775], [-47.1758977943, -23.2567406366], [-47.1819248621, -23.2475564359], [-47.1905298262, -23.2457882503], [-47.1908982814, -23.2696068984], [-47.1853908158, -23.2836938537], [-47.1782239032, -23.2939221566], [-47.1680266973, -23.2935238018], [-47.1662991756, -23.3036750791], [-47.1608292353, -23.3071819880], [-47.1613245701, -23.3111039597], [-47.1661615694, -23.3120173289], [-47.1610072923, -23.3200574295], [-47.1733680614, -23.3254842539], [-47.1706281900, -23.3373591196], [-47.1641737216, -23.3424863715], [-47.1425098734, -23.3478193647], [-47.1380531609, -23.3543620489], [-47.1375959394, -23.3685877180], [-47.1312872350, -23.3744499283], [-47.1330448895, -23.3801449259], [-47.1419905055, -23.3921673146], [-47.1400411230, -23.4013349789], [-47.1360496045, -23.4024014908], [-47.1349753518, -23.4046286424], [-47.1401776124, -23.4070032742], [-47.1381902592, -23.4116551541], [-47.1430759660, -23.4138685700], [-47.1545917830, -23.4138919778], [-47.1598717938, -23.4174285796], [-47.1876328895, -23.4189057759], [-47.1950101484, -23.4177349211], [-47.1962650578, -23.4210870516], [-47.2120521916, -23.4170581326], [-47.2304169979, -23.4183792959], [-47.2466718366, -23.4189965717], [-47.2490266046, -23.4196109556], [-47.2556937325, -23.4202155989], [-47.2567982139, -23.4237048594], [-47.2571606765, -23.4238004076], [-47.2647977418, -23.4213828436], [-47.2743172471, -23.4283719017], [-47.2849356420, -23.4310975117], [-47.2938571178, -23.4260247977], [-47.3002948219, -23.4169046660], [-47.3169307505, -23.4304788721], [-47.3147152655, -23.4344674045], [-47.3177821695, -23.4357331237], [-47.3222883197, -23.4347251501], [-47.3266783508, -23.4389706026], [-47.3323796115, -23.4359811146], [-47.3396082224, -23.4370502621], [-47.3472278302, -23.4309285066], [-47.3530354814, -23.4207875326], [-47.3583776693, -23.4198101825], [-47.3695708550, -23.4037105739], [-47.3535604802, -23.3944668498], [-47.3492909374, -23.3898355086], [-47.3571110566, -23.3914829875], [-47.3646838137, -23.3879588616], [-47.3805399894, -23.3897384918], [-47.3843776152, -23.3932535551], [-47.3971457088, -23.3758951163], [-47.4040646457, -23.3558639294], [-47.4074198212, -23.3538482769], [-47.4127061895, -23.3615498732], [-47.4191356914, -23.3580681437], [-47.4190043579, -23.3390933652], [-47.4202406496, -23.3236803622], [-47.4247917835, -23.3170256915], [-47.4096848998, -23.3083991825], [-47.4037822503, -23.2983909040], [-47.4089979877, -23.2880451246], [-47.4089943412, -23.2878220616], [-47.4127491853, -23.2772396790], [-47.4146110393, -23.2641413444], [-47.4209292408, -23.2598495696], [-47.4333755282, -23.2389894633], [-47.4319426340, -23.2364813757], [-47.4219881738, -23.2212441675], [-47.4297616750, -23.2070600649], [-47.4368938517, -23.2039802094], [-47.4299609949, -23.2021039663], [-47.4386880129, -23.1943891682], [-47.4370563626, -23.1908922941], [-47.4281854015, -23.1885347819], [-47.4186124206, -23.1936835128], [-47.4234495592, -23.1862768911], [-47.4173611554, -23.1745571571], [-47.4180804407, -23.1681918267], [-47.3890575618, -23.1550579344], [-47.3815859088, -23.1594456436], [-47.3846913521, -23.1637503355], [-47.3757256395, -23.1670407032], [-47.3646294878, -23.1800189450]]] }},</text:span></text:p>
      <text:p text:style-name="P1"><text:span text:style-name="T1"><text:tab/>{ "type": "Feature", "properties": {"id": "3524006", "name": "Itupeva", "description": "Itupeva"}, "geometry": { "type": "Polygon", "coordinates": [[[-47.0413005655, -23.0533781214], [-47.0372864451, -23.0565559039], [-47.0367820321, -23.0587545211], [-47.0367588638, -23.0597318048], [-47.0375954037, -23.0650740865], [-47.0272681857, -23.0708782230], [-47.0290107092, -23.0754337843], [-47.0236737639, -23.0831479415], [-47.0155447534, -23.0861117754], [-47.0140289582, -23.0964251654], [-47.0045398521, -23.1018607021], [-46.9947438413, -23.1152273771], [-46.9950799946, -23.1159967848], [-47.0051375223, -23.1183503072], [-47.0039470337, -23.1256863792], [-47.0142405345, -23.1351089082], [-47.0142277221, -23.1352799228], [-47.0200229090, -23.1423327941], [-47.0219276788, -23.1467573896], [-47.0224282952, -23.1472815970], [-47.0229826413, -23.1480884486], [-47.0231741672, -23.1548352746], [-47.0209683523, -23.1618448253], [-47.0153024150, -23.1640259725], [-47.0122588293, -23.1692942316], [-47.0146515154, -23.1819457591], [-47.0076856282, -23.1870344157], [-47.0113250988, -23.1914199459], [-47.0210273227, -23.1908671194], [-47.0284149860, -23.2028289574], [-47.0252455057, -23.2073830683], [-47.0228340341, -23.2191275599], [-47.0205441082, -23.2231390629], [-47.0275970758, -23.2292374091], [-47.0279164081, -23.2361813173], [-47.0439140219, -23.2375574383], [-47.0480405572, -23.2478645821], [-47.0504179909, -23.2401380781], [-47.0534130343, -23.2393175110], [-47.0654353998, -23.2360247765], [-47.0782631445, -23.2337320821], [-47.0807190200, -23.2346455133], [-47.0875099315, -23.2369273479], [-47.0910544742, -23.2348758453], [-47.0983472983, -23.2221627470], [-47.1123552990, -23.2255472549], [-47.1064219083, -23.2120077643], [-47.1195039920, -23.1995345747], [-47.1141373605, -23.1857496805], [-47.1138900262, -23.1849500771], [-47.1140856075, -23.1798347056], [-47.1162274550, -23.1732801856], [-47.1332592736, -23.1460879201], [-47.1434636640, -23.1169622848], [-47.1430887181, -23.1081462871], [-47.1466464719, -23.1036503002], [-47.1438833472, -23.1008633349], [-47.1309238739, -23.1025248915], [-47.1245266198, -23.0999918327], [-47.1166691117, -23.1026422118], [-47.1107269895, -23.0930998514], [-47.0993918387, -23.0946272362], [-47.0971772198, -23.0914170082], [-47.0843837502, -23.0895495011], [-47.0838639375, -23.0892070266], [-47.0863345786, -23.0837795016], [-47.0839541556, -23.0723765672], [-47.0925828594, -23.0606484491], [-47.0881038561, -23.0553902692], [-47.0825952575, -23.0551803044], [-47.0752233545, -23.0531344290], [-47.0704666281, -23.0474802300], [-47.0482857188, -23.0511916529], [-47.0465180834, -23.0518258576], [-47.0413005655, -23.0533781214]]] }},</text:span></text:p>
      <text:p text:style-name="P1"><text:span text:style-name="T1"><text:tab/>{ "type": "Feature", "properties": {"id": "3524105", "name": "Ituverava", "description": "Ituverava"}, "geometry": { "type": "Polygon", "coordinates": [[[-47.8708343972, -20.1694479013], [-47.8715140860, -20.1739879497], [-47.8732010109, -20.1721766961], [-47.8755722585, -20.1752042209], [-47.8727658686, -20.1749981380], [-47.8703109106, -20.1809385887], [-47.8728814443, -20.1862079457], [-47.8707870824, -20.1922472109], [-47.8663163679, -20.1928465586], [-47.8650239324, -20.1899453931], [-47.8561751447, -20.1938026122], [-47.8576659495, -20.2028009265], [-47.8629596782, -20.2043627879], [-47.8594000352, -20.2076879239], [-47.8531423981, -20.2047559930], [-47.8487957276, -20.2073699821], [-47.8533386139, -20.2146463225], [-47.8473758557, -20.2178999797], [-47.8560566950, -20.2233303896], [-47.8545289406, -20.2254283460], [-47.8602426646, -20.2233960892], [-47.8615358467, -20.2278343109], [-47.8523050479, -20.2350463825], [-47.8533807378, -20.2391416061], [-47.8448459600, -20.2397161618], [-47.8458469204, -20.2457935589], [-47.8404477732, -20.2441318983], [-47.8420650357, -20.2409446195], [-47.8360719591, -20.2414447156], [-47.8369062044, -20.2473939547], [-47.8283721640, -20.2492401143], [-47.8224583459, -20.2581794720], [-47.7997966918, -20.2562422279], [-47.7915748135, -20.2610163139], [-47.7814350212, -20.2583323615], [-47.7751721171, -20.2543012044], [-47.7732856051, -20.2455310515], [-47.7683334472, -20.2488215976], [-47.7636679441, -20.2469849604], [-47.7598288373, -20.2503379731], [-47.7529880939, -20.2487441504], [-47.7441344797, -20.2519090439], [-47.7320484481, -20.2487335719], [-47.7261816836, -20.2557720228], [-47.7146131875, -20.2597484551], [-47.7144484017, -20.2660050734], [-47.7005819230, -20.2761184277], [-47.6897625157, -20.2752490845], [-47.6845029702, -20.2803004679], [-47.6704490635, -20.2834298247], [-47.6556631336, -20.2816442495], [-47.6545495750, -20.2847715023], [-47.6449902988, -20.2877926724], [-47.6429739867, -20.3137418099], [-47.6400541682, -20.3191877934], [-47.6269115226, -20.3250903621], [-47.6180623067, -20.3447983327], [-47.6194316788, -20.3693417583], [-47.6326413398, -20.4009058043], [-47.6257411491, -20.4067547718], [-47.6260186051, -20.4078598810], [-47.6418202369, -20.4126372684], [-47.6417992281, -20.4166120867], [-47.6630993455, -20.4211334742], [-47.6652984415, -20.4274005197], [-47.6448054645, -20.4415790739], [-47.6336229449, -20.4416596851], [-47.6147636821, -20.4812012021], [-47.6261683017, -20.4798845035], [-47.6347794069, -20.4658939776], [-47.6612378316, -20.4628459588], [-47.6805226352, -20.4556908119], [-47.6978518132, -20.4542997480], [-47.7161541601, -20.4455284386], [-47.7235790774, -20.4430293135], [-47.7419053863, -20.4348660879], [-47.7501453123, -20.4241141594], [-47.7694114324, -20.4177918096], [-47.7711589177, -20.4063341613], [-47.7779559802, -20.4034464965], [-47.7894623063, -20.4044825684], [-47.8023077219, -20.3907222164], [-47.8100105748, -20.3873956442], [-47.8173894660, -20.3907891981], [-47.8808019517, -20.3870149378], [-47.8896941275, -20.3898731449], [-47.9081755750, -20.4145313360], [-47.9144954090, -20.4163656051], [-47.9194385052, -20.4102217990], [-47.9270621013, -20.4094035480], [-47.9310862143, -20.4032282816], [-47.9244901175, -20.3810062582], [-47.9332720097, -20.3694165225], [-47.9480835739, -20.3801181378], [-47.9644105697, -20.3807342435], [-47.9778061390, -20.3775917690], [-47.9805841211, -20.3711866488], [-47.9897672956, -20.3694643631], [-47.9944354387, -20.3638765348], [-48.0064900089, -20.3675325942], [-48.0175092865, -20.3630271945], [-48.0353600647, -20.3636505647], [-48.0393098152, -20.3602163395], [-48.0395068428, -20.3528107103], [-48.0131252121, -20.3216777124], [-47.9988003787, -20.3088747231], [-47.9794994904, -20.2980280556], [-47.9707987813, -20.2931372605], [-47.9743825756, -20.2860040387], [-47.9828289285, -20.2804393005], [-47.9761046962, -20.2614902804], [-47.9618530098, -20.2727724916], [-47.9455785674, -20.2656116350], [-47.9370758643, -20.2589988147], [-47.9341916883, -20.2509702134], [-47.9238241563, -20.2455915874], [-47.9331302673, -20.2320242710], [-47.9265096977, -20.2273910385], [-47.9290112521, -20.2144509550], [-47.9228445210, -20.2120729093], [-47.9226235854, -20.2119681650], [-47.9142973624, -20.2106334388], [-47.9103301329, -20.2035757865], [-47.9109653569, -20.1787457313], [-47.9077262049, -20.1721791962], [-47.8888205252, -20.1551915002], [-47.8811351187, -20.1566166105], [-47.8777430725, -20.1649728970], [-47.8803527408, -20.1679258680], [-47.8708343972, -20.1694479013]]] }},</text:span></text:p>
      <text:p text:style-name="P1"><text:span text:style-name="T1"><text:tab/>{ "type": "Feature", "properties": {"id": "3524204", "name": "Jaborandi", "description": "Jaborandi"}, "geometry": { "type": "Polygon", "coordinates": [[[-48.4252460448, -20.5697868417], [-48.4099867197, -20.5750144504], [-48.4073613283, -20.5679928136], [-48.4009247533, -20.5635385659], [-48.3769520602, -20.5800369460], [-48.3631328351, -20.5802236390], [-48.3441392362, -20.5748125468], [-48.3382867795, -20.5824179556], [-48.3267497062, -20.5816663664], [-48.3198890912, -20.5885765790], [-48.3211744908, -20.6074291091], [-48.3340609112, -20.6160286231], [-48.3353375124, -20.6175074637], [-48.3471883514, -20.6263982774], [-48.3502944528, -20.6442217858], [-48.3331342839, -20.6648958069], [-48.3402858425, -20.6844886998], [-48.3378337941, -20.6950715649], [-48.3399561456, -20.7016834221], [-48.3574159002, -20.7058798904], [-48.3575997253, -20.7131906797], [-48.3666518026, -20.7152975504], [-48.3733427067, -20.7223119842], [-48.3839126296, -20.7236575589], [-48.3887469365, -20.7307678382], [-48.4106445203, -20.7440166841], [-48.4117205394, -20.7451387222], [-48.4366222577, -20.7522676582], [-48.4422217197, -20.7398944213], [-48.4589309538, -20.7372003611], [-48.4579659929, -20.7250816814], [-48.4742844125, -20.7041026799], [-48.4874643278, -20.6978475249], [-48.4901429125, -20.6957294794], [-48.4884550969, -20.6327307442], [-48.4943383675, -20.6286539394], [-48.5252037799, -20.6346648433], [-48.5171739502, -20.6156624251], [-48.5064520857, -20.6080692416], [-48.4919533015, -20.6063882137], [-48.4785537610, -20.5832858710], [-48.4602872013, -20.5781203102], [-48.4318464369, -20.5606309692], [-48.4252460448, -20.5697868417]]] }},</text:span></text:p>
      <text:p text:style-name="P1"><text:span text:style-name="T1"><text:tab/>{ "type": "Feature", "properties": {"id": "3524303", "name": "Jaboticabal", "description": "Jaboticabal"}, "geometry": { "type": "Polygon", "coordinates": [[[-48.3113132849, -21.0605598928], [-48.3049227853, -21.0659393036], [-48.2920314097, -21.0621103109], [-48.2876670576, -21.0643190780], [-48.2890402655, -21.0677080474], [-48.2745540033, -21.0722711512], [-48.2701294403, -21.0806133114], [-48.2467138093, -21.0817733152], [-48.2410171061, -21.0870246670], [-48.2274285899, -21.0842073419], [-48.2130972375, -21.0867417200], [-48.2015513235, -21.0824244283], [-48.1870534695, -21.0851695342], [-48.1838365082, -21.0893019946], [-48.1902514035, -21.1092836904], [-48.1864683882, -21.1299222508], [-48.1810893763, -21.1515612717], [-48.1692728000, -21.1572284689], [-48.1685576080, -21.1609134518], [-48.1715749838, -21.1757300968], [-48.1778535556, -21.1862095783], [-48.1717564685, -21.2027656898], [-48.1715101245, -21.2037352196], [-48.1701141886, -21.2152935985], [-48.1617411786, -21.2239638640], [-48.1512201733, -21.2392135352], [-48.1420465193, -21.2355443152], [-48.1355717030, -21.2678238259], [-48.1410252738, -21.3170832703], [-48.1576912261, -21.3123217784], [-48.1746150789, -21.3136872431], [-48.1912880002, -21.3272555492], [-48.2106126340, -21.3347720111], [-48.2169176638, -21.3335395557], [-48.2209135481, -21.3273662955], [-48.2277963020, -21.3244030510], [-48.2450069280, -21.3299476569], [-48.2668165541, -21.3159758730], [-48.2640208113, -21.3309125510], [-48.2730659252, -21.3430687863], [-48.2736908290, -21.3528532490], [-48.3113559312, -21.3602716123], [-48.3228849491, -21.3568267204], [-48.3337772117, -21.3476631264], [-48.3361768414, -21.3309981955], [-48.3411872178, -21.3311887783], [-48.3512450156, -21.3206816187], [-48.3811705656, -21.3231562602], [-48.3910324388, -21.3164302641], [-48.4162460854, -21.3199471366], [-48.4263620053, -21.3181781138], [-48.4348822780, -21.3066392051], [-48.4307817590, -21.3024026573], [-48.4366425261, -21.2978220541], [-48.4245100093, -21.2748003253], [-48.4331240522, -21.2582087380], [-48.4392274283, -21.2481752169], [-48.4271048697, -21.2308706652], [-48.4415889396, -21.2171567194], [-48.4500278603, -21.2108630110], [-48.4426636592, -21.2085552586], [-48.4380732253, -21.1996546490], [-48.4268951258, -21.1954095017], [-48.4199684463, -21.1717527910], [-48.4020698895, -21.1725279308], [-48.3855177192, -21.1680943726], [-48.3785512887, -21.1597624444], [-48.3622669106, -21.1402825688], [-48.3469245845, -21.1278877485], [-48.3544100792, -21.1194358615], [-48.3631816635, -21.1189815772], [-48.3742137465, -21.1098423377], [-48.3600116194, -21.1032598785], [-48.3442840302, -21.1048447849], [-48.3531330020, -21.0811968180], [-48.3323531871, -21.0638882591], [-48.3175944022, -21.0603895711], [-48.3113132849, -21.0605598928]]] }},</text:span></text:p>
      <text:p text:style-name="P1"><text:span text:style-name="T1"><text:tab/>{ "type": "Feature", "properties": {"id": "3524402", "name": "Jacarei", "description": "Jacarei"}, "geometry": { "type": "Polygon", "coordinates": [[[-46.0316021182, -23.1901716822], [-46.0196971906, -23.2022714544], [-46.0190392853, -23.1976783800], [-46.0072387182, -23.1995322753], [-46.0084651371, -23.1942727904], [-45.9975376982, -23.1862378918], [-45.9810716605, -23.2017656894], [-45.9801043185, -23.2048082235], [-45.9681342325, -23.1988352733], [-45.9683437560, -23.2071775719], [-45.9651445054, -23.2033069503], [-45.9623289955, -23.2057255411], [-45.9545944068, -23.2039483524], [-45.9480197044, -23.2117691731], [-45.9494691477, -23.2157368065], [-45.9545656733, -23.2166656522], [-45.9550533658, -23.2209270252], [-45.9597943300, -23.2193974131], [-45.9610753973, -23.2249797655], [-45.9656913315, -23.2254462957], [-45.9647541215, -23.2311116244], [-45.9709139889, -23.2329021276], [-45.9637433454, -23.2362413724], [-45.9649128468, -23.2389679471], [-45.9634487063, -23.2450405661], [-45.9557087480, -23.2518766856], [-45.9490425225, -23.2587130951], [-45.9419767242, -23.2604608409], [-45.9315223333, -23.2567443301], [-45.9214231341, -23.2630256522], [-45.9124666624, -23.2762409742], [-45.9082855356, -23.2900192276], [-45.9039868454, -23.2945823735], [-45.8778401288, -23.2994046693], [-45.8691632043, -23.2979343503], [-45.8593038784, -23.3048844753], [-45.8473041737, -23.3066911664], [-45.8348179292, -23.2972563970], [-45.8346291081, -23.2933013751], [-45.8233178717, -23.2954342774], [-45.8111562416, -23.2887479506], [-45.8037663579, -23.2933061383], [-45.7936267449, -23.2918663802], [-45.7934947333, -23.2918478706], [-45.7934928304, -23.2920055713], [-45.7965157661, -23.2985803042], [-45.8059217266, -23.3029703538], [-45.8044577158, -23.3122576827], [-45.8089141748, -23.3199881321], [-45.8027755986, -23.3294300493], [-45.8046071372, -23.3408421541], [-45.8148030851, -23.3371912836], [-45.8235955626, -23.3471935870], [-45.8284954599, -23.3460720007], [-45.8370106927, -23.3351431663], [-45.8427205992, -23.3398715247], [-45.8441480792, -23.3541154155], [-45.8563114042, -23.3554281031], [-45.8621925813, -23.3757908904], [-45.8756457212, -23.3730559088], [-45.8795159671, -23.3670535845], [-45.8850604594, -23.3754967080], [-45.8996082524, -23.3661610823], [-45.9173327600, -23.3747679838], [-45.9300750835, -23.3660996216], [-45.9301221136, -23.3750718713], [-45.9237383661, -23.3759133685], [-45.9171317045, -23.3913787155], [-45.9233821092, -23.3915639323], [-45.9294833809, -23.3820476908], [-45.9342688683, -23.3885004910], [-45.9315606416, -23.3965702900], [-45.9435473993, -23.3889609852], [-45.9513221101, -23.3968784563], [-45.9594599747, -23.3979318611], [-45.9661878695, -23.3989550924], [-45.9802055085, -23.4055236681], [-45.9806218323, -23.4144760594], [-45.9869369240, -23.4192849122], [-45.9913708513, -23.4158297733], [-46.0009766663, -23.3856160819], [-46.0100927257, -23.3837817375], [-46.0152458676, -23.3906839398], [-46.0217659575, -23.3871404888], [-46.0253018142, -23.3913988872], [-46.0254453633, -23.3914554888], [-46.0379116315, -23.3865170192], [-46.0601245158, -23.3573010080], [-46.0673787221, -23.3544800347], [-46.0675186768, -23.3482761906], [-46.0732602833, -23.3416641719], [-46.0799848930, -23.3403111020], [-46.0915957419, -23.3302045488], [-46.0953467262, -23.3279929184], [-46.0984750599, -23.3255957020], [-46.0983098378, -23.3087847759], [-46.1011384369, -23.3081090971], [-46.1023267171, -23.3022156815], [-46.1144015788, -23.2972895491], [-46.1119526420, -23.2864526808], [-46.1145663636, -23.2851971732], [-46.1231716162, -23.2894677146], [-46.1376087037, -23.2858601576], [-46.1444692220, -23.2729680735], [-46.1507130011, -23.2735823899], [-46.1524123069, -23.2662735583], [-46.1460996209, -23.2564587319], [-46.1360825680, -23.2552522481], [-46.1292835449, -23.2504994634], [-46.1282890190, -23.2432616118], [-46.1231707747, -23.2385609665], [-46.1160117838, -23.2359600028], [-46.1151071180, -23.2283042197], [-46.0973623203, -23.2194312737], [-46.0899805402, -23.2069896311], [-46.0796921616, -23.2066298985], [-46.0804575280, -23.1981106631], [-46.0760890943, -23.1930045164], [-46.0790378482, -23.1863633431], [-46.0740022297, -23.1799600396], [-46.0639389296, -23.1722817451], [-46.0535935516, -23.1757409621], [-46.0510011043, -23.1775090296], [-46.0547124705, -23.1842850611], [-46.0522650468, -23.1881844064], [-46.0316021182, -23.1901716822]]] }},</text:span></text:p>
      <text:p text:style-name="P1"><text:span text:style-name="T1"><text:tab/>{ "type": "Feature", "properties": {"id": "3524501", "name": "Jaci", "description": "Jaci"}, "geometry": { "type": "Polygon", "coordinates": [[[-49.5377989419, -20.8670141730], [-49.5326841690, -20.8753086710], [-49.5357715747, -20.8858154773], [-49.5652503920, -20.9226839277], [-49.5511014802, -20.9331416403], [-49.5427784356, -20.9495857294], [-49.5216045494, -20.9758171672], [-49.5241447771, -20.9853439544], [-49.5300445742, -20.9897564234], [-49.5282088502, -20.9983665755], [-49.5338684101, -21.0001080034], [-49.5369637997, -21.0123779996], [-49.5434373737, -21.0136890210], [-49.5569687125, -21.0241964380], [-49.5731047517, -21.0164333905], [-49.5838265517, -21.0242922290], [-49.6025579909, -21.0250566729], [-49.6034265761, -21.0025234715], [-49.6118188264, -21.0025547517], [-49.6126125510, -20.9918433897], [-49.6210205656, -20.9892059869], [-49.6210820885, -20.9890759851], [-49.6279977081, -20.9851805355], [-49.6274464560, -20.9786459644], [-49.6344875631, -20.9712394137], [-49.6291245424, -20.9531640009], [-49.6308757114, -20.9467279315], [-49.6244628245, -20.9210616507], [-49.6232729512, -20.8981821642], [-49.6167405641, -20.8925915477], [-49.6263784730, -20.8795012410], [-49.6011573070, -20.8688822273], [-49.5883986295, -20.8700613723], [-49.5778479197, -20.8649439368], [-49.5729794458, -20.8633845753], [-49.5709187428, -20.8625545623], [-49.5613906955, -20.8587189242], [-49.5566296604, -20.8613587242], [-49.5563806391, -20.8655391507], [-49.5377989419, -20.8670141730]]] }},</text:span></text:p>
      <text:p text:style-name="P1"><text:span text:style-name="T1"><text:tab/>{ "type": "Feature", "properties": {"id": "3524600", "name": "Jacupiranga", "description": "Jacupiranga"}, "geometry": { "type": "Polygon", "coordinates": [[[-48.0010248830, -24.5706666369], [-47.9864603622, -24.5836110279], [-47.9727603371, -24.5795214531], [-47.9610768500, -24.5794394480], [-47.9544523308, -24.5831235794], [-47.9480866718, -24.5796496642], [-47.9463294818, -24.5819881728], [-47.9537972038, -24.5872233888], [-47.9755922153, -24.5890774827], [-47.9785247241, -24.5919738457], [-47.9789527184, -24.5953074475], [-47.9653904637, -24.6097929599], [-47.9789000206, -24.6222245827], [-47.9715906544, -24.6211594239], [-47.9584004512, -24.6272095719], [-47.9538581271, -24.6344315625], [-47.9510811461, -24.6379480023], [-47.9371980511, -24.6354824036], [-47.9384333111, -24.6318189358], [-47.9414020816, -24.6324534905], [-47.9394055940, -24.6282762180], [-47.9432272605, -24.6293029491], [-47.9400234483, -24.6264381802], [-47.9313430413, -24.6290219064], [-47.9310983659, -24.6263397330], [-47.9278190175, -24.6282605100], [-47.9246229734, -24.6250189073], [-47.9176968030, -24.6270382579], [-47.9164195928, -24.6356629969], [-47.9252611176, -24.6481888094], [-47.9272459684, -24.6749901829], [-47.9366175235, -24.6820585296], [-47.9407079119, -24.6955551627], [-47.9530495661, -24.6959366344], [-47.9547118082, -24.7089120718], [-47.9552392613, -24.7091122384], [-47.9569880418, -24.7173238141], [-47.9638677066, -24.7197333462], [-47.9585448162, -24.7284987699], [-47.9630388259, -24.7408287356], [-47.9426236883, -24.7666990052], [-47.9448887628, -24.7714639831], [-47.9267484325, -24.7801876582], [-47.9303832186, -24.7886168392], [-47.9254392086, -24.7945820675], [-47.9380572648, -24.8102722486], [-47.9222471123, -24.8314813974], [-47.9132421707, -24.8367849004], [-47.9163405486, -24.8561392343], [-47.9230266434, -24.8551546145], [-47.9221676844, -24.8494252758], [-47.9402541074, -24.8439675630], [-47.9481671218, -24.8347882578], [-47.9544130266, -24.8354897395], [-47.9576136983, -24.8545640498], [-47.9628075553, -24.8597223126], [-47.9552216111, -24.8763454123], [-47.9592201050, -24.8782219693], [-47.9825569075, -24.8656937909], [-47.9911155981, -24.8460671893], [-47.9995786217, -24.8481789415], [-48.0030053316, -24.8529037025], [-48.0065032044, -24.8497520300], [-48.0119826907, -24.8528692666], [-48.0326950893, -24.8413488334], [-48.0351394756, -24.8356166944], [-48.0442605084, -24.8348301916], [-48.0514470234, -24.8347976824], [-48.0573012356, -24.8479579719], [-48.0486636130, -24.8515288012], [-48.0477295526, -24.8567903964], [-48.0432776032, -24.8591423979], [-48.0410554392, -24.8709125821], [-48.0434983547, -24.8839989773], [-48.0347708681, -24.8913810702], [-48.0374946667, -24.8955646549], [-48.0351177724, -24.9162487541], [-48.0418038907, -24.9182062563], [-48.0459672799, -24.9211939636], [-48.0456937729, -24.9276907996], [-48.0253574539, -24.9432724412], [-48.0245012266, -24.9515602469], [-48.0285420260, -24.9582382330], [-48.0355312165, -24.9657148315], [-48.0444357333, -24.9592499907], [-48.0567806518, -24.9555184436], [-48.0618056381, -24.9579950236], [-48.0714384319, -24.9526457656], [-48.0778865599, -24.9533537906], [-48.0803661463, -24.9581102988], [-48.0900022126, -24.9569990026], [-48.0962259708, -24.9601228847], [-48.0985064811, -24.9647471978], [-48.0957237403, -24.9696186925], [-48.0955375627, -24.9698425485], [-48.0991373009, -24.9747421090], [-48.1119165385, -24.9732030470], [-48.1235559746, -24.9808838693], [-48.1343552473, -24.9788970727], [-48.1390026738, -24.9858370966], [-48.1439376319, -24.9841520625], [-48.1463046166, -24.9749364665], [-48.1618313086, -24.9643459814], [-48.1698583098, -24.9696051242], [-48.1799481878, -24.9700901940], [-48.1914149121, -24.9612328954], [-48.2099984332, -24.9564410032], [-48.2113612042, -24.9503996110], [-48.2158932675, -24.9478657695], [-48.2160265821, -24.9413403341], [-48.2250273927, -24.9338933010], [-48.2099208506, -24.9207314380], [-48.2107249617, -24.9068628546], [-48.2050283597, -24.9073883694], [-48.2019167226, -24.8950823899], [-48.1911412163, -24.8832271818], [-48.1760583261, -24.8741031282], [-48.1689978774, -24.8746347402], [-48.1566352266, -24.8473821382], [-48.1468916516, -24.8415131090], [-48.1293895819, -24.8378872369], [-48.1312216505, -24.8253236612], [-48.1283306202, -24.8215128732], [-48.1274443292, -24.7956796972], [-48.1152479343, -24.7798126052], [-48.1058605910, -24.7769634842], [-48.1037688553, -24.7765134841], [-48.0951976378, -24.7652156591], [-48.0958320061, -24.7578094372], [-48.0899966817, -24.7619525292], [-48.0890820423, -24.7589567461], [-48.0823855834, -24.7611404239], [-48.0848106588, -24.7558811670], [-48.0806679344, -24.7568886140], [-48.0760026380, -24.7511784954], [-48.0711014616, -24.7544417722], [-48.0630026572, -24.7496530278], [-48.0602560657, -24.7379638654], [-48.0627484797, -24.7339968451], [-48.0517253120, -24.7305200424], [-48.0477504573, -24.7172485269], [-48.0508266137, -24.7177560167], [-48.0584448977, -24.7090768662], [-48.0636443244, -24.7112763312], [-48.0659398008, -24.7079383349], [-48.0879221151, -24.6885652733], [-48.0943995187, -24.6863424945], [-48.0985038573, -24.6739701648], [-48.0928609280, -24.6705644309], [-48.1271991151, -24.6593353585], [-48.1285244663, -24.6487949462], [-48.1247054426, -24.6406175174], [-48.1293833803, -24.6329497855], [-48.1260131113, -24.6242923752], [-48.1265166309, -24.6066124750], [-48.1350681350, -24.5983256430], [-48.1252157378, -24.5952042981], [-48.1157140017, -24.5858801975], [-48.1031198769, -24.5879921713], [-48.1030073146, -24.5880111713], [-48.0993847679, -24.5830035746], [-48.0843877715, -24.5800739693], [-48.0681643945, -24.5847695559], [-48.0520570141, -24.5763776348], [-48.0394291707, -24.5782562659], [-48.0325449008, -24.5756935174], [-48.0148449977, -24.5817057386], [-48.0010248830, -24.5706666369]]] }},</text:span></text:p>
      <text:p text:style-name="P1"><text:span text:style-name="T1"><text:tab/>{ "type": "Feature", "properties": {"id": "3524709", "name": "Jaguariuna", "description": "Jaguariuna"}, "geometry": { "type": "Polygon", "coordinates": [[[-47.0060020379, -22.6324234095], [-47.0038176397, -22.6331326374], [-46.9980040468, -22.6306966723], [-46.9863677730, -22.6350848581], [-46.9790709644, -22.6538937466], [-46.9661429934, -22.6511896402], [-46.9570193684, -22.6534158814], [-46.9500800209, -22.6545442784], [-46.9436132058, -22.6564071087], [-46.9388851802, -22.6572221930], [-46.9363099249, -22.6620107685], [-46.9343072430, -22.6648115407], [-46.9437448041, -22.6743346417], [-46.9378310941, -22.6730757929], [-46.9308994945, -22.6823490852], [-46.9380282780, -22.6881704781], [-46.9476368644, -22.6871787707], [-46.9534756414, -22.6912356552], [-46.9456289083, -22.7066231452], [-46.9534119273, -22.7155358596], [-46.9491863964, -22.7235082317], [-46.9570644172, -22.7292472853], [-46.9643156044, -22.7353987887], [-46.9635007925, -22.7391895817], [-46.9670267028, -22.7445976945], [-46.9901417220, -22.7454173536], [-46.9958787930, -22.7384660861], [-47.0069003960, -22.7372132624], [-47.0119807971, -22.7338392665], [-47.0162552792, -22.7362645134], [-47.0313653107, -22.7318628529], [-47.0483728806, -22.7394662595], [-47.0530446760, -22.7360200967], [-47.0579966648, -22.7384566155], [-47.0581310634, -22.7354232792], [-47.0709121575, -22.7305612538], [-47.0762536307, -22.7324866757], [-47.0774772490, -22.7431861191], [-47.0864364170, -22.7438521975], [-47.0901645560, -22.7494236521], [-47.0985247157, -22.7476565376], [-47.1011917940, -22.7500243290], [-47.0991303606, -22.7325191632], [-47.1021234858, -22.7234613596], [-47.0841023746, -22.7128497765], [-47.0829898596, -22.7074789792], [-47.0804576790, -22.7022259217], [-47.0681147096, -22.7030574380], [-47.0594745031, -22.6972220383], [-47.0643217951, -22.6844272234], [-47.0734033983, -22.6798331330], [-47.0788596914, -22.6784623533], [-47.0762548352, -22.6741747078], [-47.0718378936, -22.6715160283], [-47.0706708262, -22.6706878335], [-47.0673096013, -22.6567487915], [-47.0610811103, -22.6514975320], [-47.0557740207, -22.6470242671], [-47.0479134401, -22.6460979525], [-47.0433592906, -22.6484842018], [-47.0448656506, -22.6554565007], [-47.0422005308, -22.6585188598], [-47.0275147334, -22.6587177374], [-47.0235050583, -22.6607037262], [-47.0221265532, -22.6585033764], [-47.0158711522, -22.6569738791], [-47.0163484220, -22.6544065685], [-47.0221907220, -22.6494925658], [-47.0214479212, -22.6433672194], [-47.0175356897, -22.6416985828], [-47.0205036579, -22.6365675250], [-47.0212562908, -22.6352661166], [-47.0309438031, -22.6185137343], [-47.0139836049, -22.6080078891], [-47.0116169008, -22.6171703972], [-47.0069515331, -22.6196649480], [-47.0060020379, -22.6324234095]]] }},</text:span></text:p>
      <text:p text:style-name="P1"><text:span text:style-name="T1"><text:tab/>{ "type": "Feature", "properties": {"id": "3524808", "name": "Jales", "description": "Jales"}, "geometry": { "type": "Polygon", "coordinates": [[[-50.4944471315, -20.2392026187], [-50.4861697348, -20.2448154062], [-50.4653357155, -20.2364629455], [-50.4577566798, -20.2648645911], [-50.4585898986, -20.2742500427], [-50.4628393914, -20.2775728806], [-50.4757870080, -20.2866564724], [-50.4804226712, -20.2996098813], [-50.4677690341, -20.3144326091], [-50.4681372039, -20.3224665945], [-50.4644266869, -20.3311425433], [-50.4711522022, -20.3453632799], [-50.4681852320, -20.3900009193], [-50.4788646046, -20.3819355735], [-50.4940942221, -20.3846879791], [-50.5089613170, -20.3941507874], [-50.5194204207, -20.3890251514], [-50.5195358518, -20.3889625077], [-50.5297749156, -20.3857990480], [-50.5414578102, -20.3766525133], [-50.5562329436, -20.3817268216], [-50.5726532854, -20.3920361197], [-50.5751955811, -20.3972248884], [-50.5912231377, -20.3934233856], [-50.6000823095, -20.3964925822], [-50.6138828401, -20.3934546950], [-50.6125938240, -20.3752801934], [-50.6219708363, -20.3680133070], [-50.6388220581, -20.3669814026], [-50.6478818306, -20.3626070307], [-50.6550568155, -20.3428938478], [-50.6550454069, -20.3280334027], [-50.6550451614, -20.3279558177], [-50.6563563189, -20.3263110793], [-50.6482093683, -20.3180103299], [-50.6508559784, -20.3133664554], [-50.6475848411, -20.3097956537], [-50.6413357149, -20.3138896326], [-50.6376725893, -20.3126457538], [-50.6340068410, -20.2942603666], [-50.6189713940, -20.2839183671], [-50.6178679309, -20.2732625485], [-50.6104617640, -20.2750798476], [-50.6056891937, -20.2711493047], [-50.5959990307, -20.2750461440], [-50.5931737622, -20.2707877316], [-50.5918630531, -20.2667138577], [-50.6044627294, -20.2159191163], [-50.6116677216, -20.2021841601], [-50.6078739682, -20.1827607289], [-50.6026943678, -20.1615723115], [-50.6105932079, -20.1300028080], [-50.6098051438, -20.1300399947], [-50.5947161596, -20.1329933866], [-50.5839230831, -20.1401068323], [-50.5709845822, -20.1510051920], [-50.5448042578, -20.1542611352], [-50.5325544325, -20.1613496187], [-50.5247950505, -20.1660938743], [-50.5199932540, -20.1755541330], [-50.5219983734, -20.1883292143], [-50.5142615896, -20.2016440766], [-50.5164258048, -20.2120681005], [-50.5050065494, -20.2291978355], [-50.4947520944, -20.2319711547], [-50.4944471315, -20.2392026187]]] }},</text:span></text:p>
      <text:p text:style-name="P1"><text:span text:style-name="T1"><text:tab/>{ "type": "Feature", "properties": {"id": "3524907", "name": "Jambeiro", "description": "Jambeiro"}, "geometry": { "type": "Polygon", "coordinates": [[[-45.6403068340, -23.1955406677], [-45.6349622079, -23.2041675187], [-45.6211963808, -23.2045799641], [-45.6257109114, -23.2173516426], [-45.6230080535, -23.2217916711], [-45.6208059160, -23.2261245426], [-45.6152642958, -23.2298351956], [-45.6119245910, -23.2473782486], [-45.6193996083, -23.2534934099], [-45.6271646142, -23.2679380434], [-45.6348847136, -23.2707870869], [-45.6435112239, -23.2795951620], [-45.6421969139, -23.2867198394], [-45.6451108774, -23.2906268718], [-45.6763746483, -23.3058107508], [-45.6946271083, -23.3258823046], [-45.6971775525, -23.3244082054], [-45.6990529405, -23.3290903238], [-45.7017006240, -23.3259520755], [-45.7053093370, -23.3380484094], [-45.7131552306, -23.3366926773], [-45.7220082191, -23.3333839030], [-45.7206517383, -23.3406952872], [-45.7359668037, -23.3433017316], [-45.7397027866, -23.3488629512], [-45.7465536782, -23.3522902697], [-45.7511497636, -23.3455520705], [-45.7645890040, -23.3419461454], [-45.7648686189, -23.3513368595], [-45.7705355640, -23.3528770024], [-45.7762187002, -23.3491217874], [-45.7818861156, -23.3550780946], [-45.7900794096, -23.3516727389], [-45.7976509268, -23.3322929935], [-45.8027755986, -23.3294300493], [-45.8089141748, -23.3199881321], [-45.8044577158, -23.3122576827], [-45.8059217266, -23.3029703538], [-45.7965157661, -23.2985803042], [-45.7934928304, -23.2920055713], [-45.7934947333, -23.2918478706], [-45.7890186083, -23.2814123288], [-45.7758002757, -23.2690737000], [-45.7744682996, -23.2608951029], [-45.7682627217, -23.2606360456], [-45.7631956884, -23.2510546604], [-45.7587770479, -23.2546833279], [-45.7535042643, -23.2531329313], [-45.7483293777, -23.2540009053], [-45.7408765085, -23.2452908520], [-45.7362997015, -23.2467293719], [-45.7302741475, -23.2390232305], [-45.7258426095, -23.2392588131], [-45.7207515766, -23.2381052257], [-45.7180805669, -23.2339494054], [-45.6891267123, -23.2231110310], [-45.6645711588, -23.2064994661], [-45.6547767206, -23.2030836241], [-45.6488932128, -23.1969207051], [-45.6424381845, -23.1980202225], [-45.6403068340, -23.1955406677]]] }},</text:span></text:p>
      <text:p text:style-name="P1"><text:span text:style-name="T1"><text:tab/>{ "type": "Feature", "properties": {"id": "3525003", "name": "Jandira", "description": "Jandira"}, "geometry": { "type": "Polygon", "coordinates": [[[-46.9158129484, -23.5132338953], [-46.9121994277, -23.5203773186], [-46.9038675071, -23.5188242041], [-46.8956456556, -23.5238306366], [-46.8915674429, -23.5311435416], [-46.8940882266, -23.5396245855], [-46.8891056432, -23.5515703650], [-46.8723747980, -23.5499493923], [-46.8601969731, -23.5450632510], [-46.8631736687, -23.5548280598], [-46.8715242837, -23.5540619137], [-46.8718853385, -23.5589787083], [-46.8758109894, -23.5656378229], [-46.8839645285, -23.5693916381], [-46.9026008959, -23.5687729736], [-46.9109308811, -23.5627996947], [-46.9072895797, -23.5534917559], [-46.9165469973, -23.5462396257], [-46.9160197141, -23.5366910921], [-46.9213322188, -23.5230117664], [-46.9286782419, -23.5203472399], [-46.9276144252, -23.5132274459], [-46.9158129484, -23.5132338953]]] }},</text:span></text:p>
      <text:p text:style-name="P1"><text:span text:style-name="T1"><text:tab/>{ "type": "Feature", "properties": {"id": "3525102", "name": "Jardinopolis", "description": "Jardinopolis"}, "geometry": { "type": "Polygon", "coordinates": [[[-47.9028106883, -20.8904096300], [-47.8897225785, -20.9091524241], [-47.8780267730, -20.9047065065], [-47.8686268295, -20.8941931057], [-47.8559970546, -20.8978165954], [-47.8366282800, -20.9100796997], [-47.8280684373, -20.9008852597], [-47.8084305659, -20.8900218719], [-47.7987345801, -20.8892953251], [-47.7956447342, -20.8992850869], [-47.7792906695, -20.8939634533], [-47.7686181779, -20.9162063787], [-47.7673453909, -20.9278428172], [-47.7649575972, -20.9317782357], [-47.7561526744, -20.9331834894], [-47.7461154065, -20.9429822440], [-47.7238135034, -20.9415000805], [-47.7180483573, -20.9378883346], [-47.7181246218, -20.9438786146], [-47.7094310479, -20.9545015522], [-47.7210571273, -20.9643520405], [-47.7257157863, -20.9740449213], [-47.6868176815, -21.0027492299], [-47.6873670171, -21.0151090117], [-47.6853468524, -21.0222947771], [-47.6799409659, -21.0250089918], [-47.6830710175, -21.0385179116], [-47.6713891172, -21.0641369185], [-47.6736944908, -21.0740477921], [-47.6819239119, -21.0813973461], [-47.6909712386, -21.0816909411], [-47.6916373103, -21.0936308017], [-47.7189156864, -21.1200008683], [-47.7292407484, -21.1153640416], [-47.7513798255, -21.1122330281], [-47.7613723210, -21.0990643611], [-47.7625721949, -21.0948199218], [-47.7558812638, -21.0878380437], [-47.7560800166, -21.0817900547], [-47.7649694748, -21.0806559112], [-47.7804037495, -21.0891113037], [-47.7834842386, -21.0885240641], [-47.7837535373, -21.0789596409], [-47.7762921422, -21.0720835134], [-47.7788474258, -21.0615774253], [-47.7823490456, -21.0620530570], [-47.7963132237, -21.0607655019], [-47.8014511483, -21.0666994202], [-47.8145352636, -21.0663433832], [-47.8717352542, -21.0638931118], [-47.8833447262, -21.0562316295], [-47.8921419838, -21.0392175012], [-47.8893272650, -21.0319631707], [-47.8707348119, -21.0174739964], [-47.8719749717, -21.0125369508], [-47.8782838699, -21.0108671494], [-47.8984879018, -21.0260866843], [-47.9067901787, -21.0320527877], [-47.9197720834, -21.0348260083], [-47.9384713571, -21.0335641473], [-47.9457936305, -21.0301010728], [-47.9567985698, -21.0113835975], [-47.9589407526, -20.9944775015], [-47.9728820066, -20.9992067840], [-47.9888886852, -20.9915272129], [-47.9995835340, -20.9830209559], [-48.0005160921, -20.9660582847], [-47.9780293435, -20.9481031484], [-47.9656963393, -20.9216386462], [-47.9485968052, -20.9136904513], [-47.9392621115, -20.8994727995], [-47.9229131572, -20.8822916715], [-47.9114594577, -20.8903081256], [-47.9028106883, -20.8904096300]]] }},</text:span></text:p>
      <text:p text:style-name="P1"><text:span text:style-name="T1"><text:tab/>{ "type": "Feature", "properties": {"id": "3525201", "name": "Jarinu", "description": "Jarinu"}, "geometry": { "type": "Polygon", "coordinates": [[[-46.7158754270, -22.9768523058], [-46.7112459614, -22.9835734834], [-46.7051392921, -22.9840394664], [-46.7009826890, -22.9996475631], [-46.7022213048, -23.0084218976], [-46.6952191223, -23.0102532155], [-46.6972099713, -23.0143427642], [-46.6928585853, -23.0146882176], [-46.6885389819, -23.0227540081], [-46.6805068600, -23.0272191038], [-46.6769842132, -23.0370242303], [-46.6764139631, -23.0395003181], [-46.6771538931, -23.0416497164], [-46.6861677051, -23.0558483366], [-46.6848979990, -23.0679767334], [-46.6840628016, -23.0700034048], [-46.6757938045, -23.0834380352], [-46.6773250008, -23.0904553460], [-46.6739730313, -23.0938069531], [-46.6782764107, -23.1041673590], [-46.6717132965, -23.1290584555], [-46.6636683067, -23.1546937127], [-46.6535516008, -23.1634118928], [-46.6538354986, -23.1647251145], [-46.6543686346, -23.1685539501], [-46.6617889597, -23.1897008213], [-46.6589595517, -23.1955107114], [-46.6589446649, -23.1963342412], [-46.6695926310, -23.2062192039], [-46.6683706265, -23.2134998902], [-46.6871958435, -23.2060054793], [-46.6920719041, -23.2091156272], [-46.6995859762, -23.2066080280], [-46.7037626716, -23.2093471030], [-46.7033168449, -23.2052042636], [-46.7070380929, -23.2041007520], [-46.7106717765, -23.2109692895], [-46.7127327709, -23.2058733541], [-46.7144178152, -23.1922702271], [-46.7167118189, -23.1901579000], [-46.7301203009, -23.1855992639], [-46.7365495170, -23.1884247002], [-46.7494810312, -23.1801427531], [-46.7545696325, -23.1784521561], [-46.7569141972, -23.1768693943], [-46.7724040049, -23.1749628684], [-46.7736433578, -23.1715127237], [-46.7750984664, -23.1702060460], [-46.7863427388, -23.1553282246], [-46.7859781573, -23.1527469020], [-46.7866586929, -23.1524914033], [-46.7923540736, -23.1493756902], [-46.7963304427, -23.1537744604], [-46.8020179770, -23.1498910858], [-46.8008751078, -23.1460854064], [-46.8050704000, -23.1479390098], [-46.8061707433, -23.1460895829], [-46.8058226624, -23.1438673021], [-46.8078950636, -23.1379453199], [-46.7992833899, -23.1308094466], [-46.7971111989, -23.1239091670], [-46.7919325100, -23.1180658601], [-46.7909297468, -23.1126753043], [-46.7963978514, -23.1106057463], [-46.7921502523, -23.1023523112], [-46.7897853908, -23.0973750033], [-46.7850850714, -23.0969666733], [-46.7788006916, -23.0990302332], [-46.7729825437, -23.0963275216], [-46.7679897472, -23.0992306394], [-46.7631602334, -23.0907662881], [-46.7588760848, -23.0924155032], [-46.7503903632, -23.0874533479], [-46.7521884070, -23.0725842878], [-46.7453800022, -23.0678512890], [-46.7445520165, -23.0541350047], [-46.7372107876, -23.0510765137], [-46.7287650988, -23.0393983441], [-46.7265022834, -23.0348977992], [-46.7234765842, -23.0277745786], [-46.7321794585, -23.0221990673], [-46.7338139588, -23.0104038722], [-46.7478187674, -23.0125587339], [-46.7556240400, -23.0049588681], [-46.7619914348, -23.0045792846], [-46.7632465817, -23.0030998689], [-46.7408001658, -22.9941454736], [-46.7406148195, -22.9881998412], [-46.7325953941, -22.9846485990], [-46.7376799329, -22.9830493905], [-46.7349893379, -22.9792973703], [-46.7260946274, -22.9832943991], [-46.7249315126, -22.9787984283], [-46.7158754270, -22.9768523058]]] }},</text:span></text:p>
      <text:p text:style-name="P1"><text:span text:style-name="T1"><text:tab/>{ "type": "Feature", "properties": {"id": "3525300", "name": "Jau", "description": "Jau"}, "geometry": { "type": "Polygon", "coordinates": [[[-48.3754587912, -22.1617822454], [-48.3707794826, -22.1677401074], [-48.3676900226, -22.1642257102], [-48.3550162988, -22.1663358439], [-48.3525477527, -22.1704371292], [-48.3438534994, -22.1716684711], [-48.3418489564, -22.1805614112], [-48.3508713673, -22.1973382997], [-48.3568990689, -22.1996766395], [-48.3559948517, -22.1909565922], [-48.3612217449, -22.1944595069], [-48.3679912782, -22.1861857022], [-48.3953442318, -22.1925010658], [-48.4152645505, -22.2395928668], [-48.4158304077, -22.2502393811], [-48.4258698923, -22.2652807299], [-48.4257579959, -22.2657512081], [-48.4255754380, -22.2722511134], [-48.4347718659, -22.2797915747], [-48.4518887572, -22.3114111273], [-48.4520404265, -22.3233381594], [-48.4572267471, -22.3326845278], [-48.4670884542, -22.3323488474], [-48.4682562679, -22.3400759148], [-48.4709613419, -22.3352680130], [-48.4774625960, -22.3347769508], [-48.4826791460, -22.3415604974], [-48.4881008546, -22.3390882588], [-48.4846189160, -22.3438035751], [-48.4866757125, -22.3489911446], [-48.4834112990, -22.3509928566], [-48.4858365458, -22.3537375589], [-48.4803174593, -22.3557067763], [-48.4793989785, -22.3621812435], [-48.4743867178, -22.3650062637], [-48.4851073844, -22.3726926022], [-48.4883440907, -22.3909839583], [-48.4929105515, -22.3947419691], [-48.5023799738, -22.3947038856], [-48.5024440248, -22.4021965932], [-48.5146901201, -22.4098928993], [-48.5154997070, -22.4214676905], [-48.5092081120, -22.4356391767], [-48.5183778070, -22.4382700778], [-48.5252191569, -22.4293031175], [-48.5575342644, -22.4246529805], [-48.5629688791, -22.4126193685], [-48.5632119989, -22.4125158999], [-48.5684545417, -22.4120857582], [-48.5858593911, -22.4117198552], [-48.5962694576, -22.4236821833], [-48.6086705916, -22.4246838286], [-48.5972251431, -22.4353696859], [-48.5961081296, -22.4404040967], [-48.5990015763, -22.4410650010], [-48.6065693304, -22.4461736909], [-48.6194174242, -22.4656683871], [-48.6289973865, -22.4715895384], [-48.6402353049, -22.4805737664], [-48.6450719812, -22.4730269952], [-48.6627853923, -22.4645376241], [-48.6668518039, -22.4483292106], [-48.6624369167, -22.4351948577], [-48.6647007946, -22.4134300163], [-48.6840584848, -22.3988501664], [-48.7024419790, -22.3680661771], [-48.7289515220, -22.3210646557], [-48.7305964197, -22.3191381231], [-48.7192597974, -22.3175154800], [-48.7010513152, -22.3192309147], [-48.6882175769, -22.3109736046], [-48.6749008621, -22.3042175868], [-48.6665478445, -22.2954339203], [-48.6552095293, -22.2935632237], [-48.6522428467, -22.2860351709], [-48.6484598649, -22.2821704093], [-48.6484604352, -22.2735802904], [-48.6308987918, -22.2624474743], [-48.6290288703, -22.2561077118], [-48.6304260099, -22.2457183005], [-48.6400690470, -22.2417962280], [-48.6383856533, -22.2380634534], [-48.6441680740, -22.2346677021], [-48.6431427559, -22.2270099141], [-48.6502027790, -22.2258325723], [-48.6518964866, -22.2067343650], [-48.6553299919, -22.2049157031], [-48.6729282883, -22.1971450318], [-48.6736338354, -22.1923443721], [-48.6687815276, -22.1836966300], [-48.6634710453, -22.1843182926], [-48.6600604279, -22.1802250755], [-48.6566220634, -22.1708527176], [-48.6515036576, -22.1653982505], [-48.6454842624, -22.1645981724], [-48.6320419981, -22.1669204537], [-48.6219577571, -22.1593253660], [-48.6137488833, -22.1662579372], [-48.6107860022, -22.1784166704], [-48.6023550699, -22.1800272054], [-48.5969235764, -22.1870880607], [-48.5859533612, -22.1894616547], [-48.5779722753, -22.1978099566], [-48.5660934198, -22.1961623681], [-48.5492238784, -22.1853470868], [-48.5492951447, -22.1980477509], [-48.5311150218, -22.1878009615], [-48.5045169332, -22.1922933993], [-48.4834660299, -22.1770779054], [-48.4758519665, -22.1710740179], [-48.4556929847, -22.1726232562], [-48.4381357641, -22.1568781168], [-48.4312735512, -22.1720737253], [-48.4162959799, -22.1603402498], [-48.4192758541, -22.1511304842], [-48.4130393541, -22.1499979878], [-48.4057857722, -22.1288526465], [-48.3957255221, -22.1212730709], [-48.3945045040, -22.1363769627], [-48.3917299775, -22.1383393280], [-48.3949264834, -22.1470281890], [-48.3896261291, -22.1474649510], [-48.3920955237, -22.1513321160], [-48.3855241749, -22.1525729411], [-48.3869750773, -22.1591411358], [-48.3754587912, -22.1617822454]]] }},</text:span></text:p>
      <text:p text:style-name="P1"><text:span text:style-name="T1"><text:tab/>{ "type": "Feature", "properties": {"id": "3525409", "name": "Jeriquara", "description": "Jeriquara"}, "geometry": { "type": "Polygon", "coordinates": [[[-47.6065865079, -20.2758818356], [-47.5956400428, -20.2886955095], [-47.5783502017, -20.2924605645], [-47.5723561689, -20.2896887250], [-47.5659604270, -20.2939785202], [-47.5616439622, -20.2892711353], [-47.5584437177, -20.2953261127], [-47.5257218515, -20.3053865907], [-47.5248636075, -20.3095564000], [-47.5170032509, -20.3111868411], [-47.5139795011, -20.3040749322], [-47.5075087492, -20.3086334810], [-47.5032795707, -20.3159423402], [-47.4978443331, -20.3156911057], [-47.5012785067, -20.3244713442], [-47.4961931037, -20.3331818652], [-47.5021500644, -20.3436231599], [-47.5034028987, -20.3593231438], [-47.5290373690, -20.3908513836], [-47.5423328386, -20.3862439468], [-47.5487309790, -20.3883582369], [-47.5507256305, -20.3855901283], [-47.5602591013, -20.3862021440], [-47.5667767440, -20.3934837662], [-47.5782851905, -20.3941080807], [-47.5790837517, -20.3969214253], [-47.5805543164, -20.3907230056], [-47.5905140345, -20.3939624146], [-47.5989581872, -20.3926510548], [-47.5996363646, -20.3961108614], [-47.6257411491, -20.4067547718], [-47.6326413398, -20.4009058043], [-47.6194316788, -20.3693417583], [-47.6180623067, -20.3447983327], [-47.6269115226, -20.3250903621], [-47.6400541682, -20.3191877934], [-47.6429739867, -20.3137418099], [-47.6449902988, -20.2877926724], [-47.6430290184, -20.2833264154], [-47.6393360603, -20.2840695800], [-47.6310583498, -20.2857364571], [-47.6234658729, -20.2794363548], [-47.6101545279, -20.2768249369], [-47.6065865079, -20.2758818356]]] }},</text:span></text:p>
      <text:p text:style-name="P1"><text:span text:style-name="T1"><text:tab/>{ "type": "Feature", "properties": {"id": "3525508", "name": "Joanopolis", "description": "Joanopolis"}, "geometry": { "type": "Polygon", "coordinates": [[[-46.1436588180, -22.8575201609], [-46.1416623148, -22.8804671262], [-46.1364388037, -22.8900533385], [-46.1469460438, -22.9071273636], [-46.1535417868, -22.9119121663], [-46.1386460698, -22.9222669406], [-46.1231649903, -22.9090560502], [-46.1082208860, -22.9049729310], [-46.0947711419, -22.8939406975], [-46.0749463048, -22.8904751242], [-46.0513293016, -22.8958387576], [-46.0498980695, -22.9028669369], [-46.0441687825, -22.9057008940], [-46.0410630222, -22.9211457738], [-46.0508642767, -22.9398015330], [-46.0506804372, -22.9658620057], [-46.0667134842, -22.9797181288], [-46.0770452270, -22.9771626391], [-46.0817535010, -22.9849255673], [-46.0862038218, -22.9848511712], [-46.1117779701, -22.9922331851], [-46.1250940461, -22.9910429990], [-46.1479004802, -23.0014697932], [-46.1613454111, -23.0021041972], [-46.1662746620, -22.9979271649], [-46.1918399438, -23.0023251851], [-46.2001677115, -23.0122965218], [-46.2038254079, -23.0111251755], [-46.2024980998, -23.0049038585], [-46.2274348231, -22.9955126591], [-46.2314029086, -22.9898175381], [-46.2393109411, -22.9897869942], [-46.2482291882, -22.9945291145], [-46.2574339356, -22.9878340353], [-46.2587410970, -22.9954056978], [-46.2623766640, -22.9966965000], [-46.2976534707, -22.9869983243], [-46.3022033255, -22.9751983443], [-46.3164132886, -22.9867148662], [-46.3387752465, -22.9781579471], [-46.3448368859, -22.9701759094], [-46.3591341600, -22.9639348402], [-46.3624795416, -22.9646943847], [-46.3654819114, -22.9728751908], [-46.3755578820, -22.9685430930], [-46.3974956685, -22.9681051278], [-46.3990123780, -22.9555779621], [-46.3956357894, -22.9429722444], [-46.3849117164, -22.9406387239], [-46.3763098099, -22.9389389034], [-46.3705177607, -22.9286464076], [-46.3494261510, -22.9166848403], [-46.3441886392, -22.9040477330], [-46.3355341188, -22.8955885089], [-46.3135516653, -22.8865066996], [-46.2989607322, -22.8956542772], [-46.2945799213, -22.8973313284], [-46.2785780122, -22.8778599404], [-46.2713546534, -22.8769184004], [-46.2664152324, -22.8751994765], [-46.2621861120, -22.8779695908], [-46.2580821868, -22.8900868226], [-46.2478652221, -22.8889203507], [-46.2377227950, -22.8936677336], [-46.2336962939, -22.8813349785], [-46.1993839989, -22.8704597552], [-46.1917499811, -22.8647426696], [-46.1850516510, -22.8687017352], [-46.1548803416, -22.8636801851], [-46.1436588180, -22.8575201609]]] }},</text:span></text:p>
      <text:p text:style-name="P1"><text:span text:style-name="T1"><text:tab/>{ "type": "Feature", "properties": {"id": "3525607", "name": "Joao Ramalho", "description": "Joao Ramalho"}, "geometry": { "type": "Polygon", "coordinates": [[[-50.7043964811, -22.0450360873], [-50.7125397853, -22.0585078748], [-50.7154368091, -22.0731461204], [-50.7242401175, -22.0848709713], [-50.7239141168, -22.1049397458], [-50.7172493137, -22.1102362599], [-50.7188848628, -22.1141621637], [-50.7144114455, -22.1204134821], [-50.7092861948, -22.1395032816], [-50.7125603767, -22.1526482776], [-50.7191841687, -22.1534859418], [-50.7254641006, -22.1675363597], [-50.7247290662, -22.1771118055], [-50.7168416808, -22.1876492914], [-50.7208126633, -22.1968250193], [-50.7285609159, -22.1975741772], [-50.7285492747, -22.2020912223], [-50.7277176132, -22.2120552884], [-50.7226125877, -22.2160388018], [-50.7306211886, -22.2194523373], [-50.7259818793, -22.2293525370], [-50.7283900428, -22.2355697733], [-50.7179451865, -22.2452329109], [-50.7159697004, -22.2509261861], [-50.7186610186, -22.2559369718], [-50.7276793635, -22.2650457490], [-50.7349455767, -22.2803563711], [-50.7443204563, -22.2857859946], [-50.7473137939, -22.2948769237], [-50.7560096699, -22.3011845151], [-50.7595014537, -22.3113054608], [-50.7695219510, -22.3493686691], [-50.7613232314, -22.3655822559], [-50.7622142263, -22.3833473186], [-50.7747144285, -22.4039184690], [-50.7862124402, -22.4114509321], [-50.7838968343, -22.4336454044], [-50.7830608871, -22.4347139172], [-50.7996858068, -22.4432379561], [-50.8290742427, -22.4278065224], [-50.8292939486, -22.4218166464], [-50.8337532600, -22.4192465184], [-50.8539114006, -22.4280570634], [-50.8826040901, -22.4209431250], [-50.8990107630, -22.4341026118], [-50.9218193731, -22.4440729211], [-50.9347853056, -22.4241803542], [-50.9052193928, -22.3487540129], [-50.8990064622, -22.3461437039], [-50.8855346375, -22.3479504656], [-50.8680223728, -22.3409287254], [-50.8577342456, -22.3465076045], [-50.8522317264, -22.3548822508], [-50.8492779096, -22.3525038334], [-50.8428309378, -22.3389050625], [-50.8463267864, -22.3229205966], [-50.8551240726, -22.3079137203], [-50.8514416561, -22.2991508076], [-50.8593902566, -22.2837084622], [-50.8480615909, -22.2741174497], [-50.8468289558, -22.2688010360], [-50.8406170341, -22.2668591821], [-50.8423689661, -22.2468318395], [-50.8384345875, -22.2391761951], [-50.8280815388, -22.2399283070], [-50.8228703001, -22.2382074761], [-50.8042455498, -22.1925036450], [-50.7674491872, -22.1021344539], [-50.7775101346, -22.0901326773], [-50.7596788705, -22.0842863195], [-50.7621261534, -22.0781674708], [-50.7551728867, -22.0744180722], [-50.7526556788, -22.0591787620], [-50.7405575911, -22.0570569299], [-50.7383013912, -22.0516260207], [-50.7362420269, -22.0461530109], [-50.7307445106, -22.0491329119], [-50.7131017721, -22.0370151392], [-50.7127218959, -22.0303948564], [-50.7052909404, -22.0214818434], [-50.7043964811, -22.0450360873]]] }},</text:span></text:p>
      <text:p text:style-name="P1"><text:span text:style-name="T1"><text:tab/>{ "type": "Feature", "properties": {"id": "3525706", "name": "Jose Bonifacio", "description": "Jose Bonifacio"}, "geometry": { "type": "Polygon", "coordinates": [[[-49.7259656954, -20.9316104306], [-49.7141100484, -20.9421242359], [-49.7050553211, -20.9501512553], [-49.7124156638, -20.9526992520], [-49.7176880725, -20.9591253230], [-49.7201763804, -20.9753915983], [-49.7057701477, -20.9719745634], [-49.6954918030, -20.9655212403], [-49.6863069586, -20.9696815940], [-49.6845541080, -20.9672444020], [-49.6689990738, -20.9644876634], [-49.6594733332, -20.9682701171], [-49.6541797535, -20.9792949767], [-49.6528592103, -20.9941844348], [-49.6397677260, -20.9720393834], [-49.6344875631, -20.9712394137], [-49.6274464560, -20.9786459644], [-49.6279977081, -20.9851805355], [-49.6210820885, -20.9890759851], [-49.6210205656, -20.9892059869], [-49.6126125510, -20.9918433897], [-49.6118188264, -21.0025547517], [-49.6034265761, -21.0025234715], [-49.6025579909, -21.0250566729], [-49.5838265517, -21.0242922290], [-49.5731047517, -21.0164333905], [-49.5569687125, -21.0241964380], [-49.5595133734, -21.0382264260], [-49.5630553559, -21.0386719487], [-49.5667623996, -21.0484813544], [-49.5614562387, -21.0611479700], [-49.5636290815, -21.0666459067], [-49.5729390763, -21.0718844672], [-49.5730479589, -21.0719458766], [-49.5685855702, -21.0813660317], [-49.5768826987, -21.1161974588], [-49.5890313786, -21.1154363867], [-49.5931081393, -21.1184710861], [-49.5996794976, -21.1164091454], [-49.6040723431, -21.1202917339], [-49.6106255327, -21.1194969011], [-49.6180238413, -21.1270869584], [-49.6279818801, -21.1421724946], [-49.6372216089, -21.1468389611], [-49.6364508097, -21.1498031412], [-49.6409105657, -21.1496239786], [-49.6461358509, -21.1567175780], [-49.6508934662, -21.1565368147], [-49.6544778675, -21.1636701808], [-49.6602958676, -21.1607963565], [-49.6611010116, -21.1264654151], [-49.6690205498, -21.1295768817], [-49.6758227111, -21.1350614645], [-49.6892003234, -21.1302697965], [-49.7152624677, -21.1362725004], [-49.7233538207, -21.1366433062], [-49.7341122251, -21.1289715641], [-49.7489391598, -21.1491314280], [-49.7625811062, -21.1535098691], [-49.7733994917, -21.1790926183], [-49.7842087755, -21.1949284825], [-49.7827879261, -21.2086776619], [-49.7904935199, -21.2095752555], [-49.8035173809, -21.2025199775], [-49.8149146345, -21.2040352210], [-49.8239767882, -21.2373033756], [-49.8473705591, -21.2583652096], [-49.8560111574, -21.2598420974], [-49.8684385942, -21.2602565041], [-49.8841965979, -21.2476982426], [-49.9122675494, -21.2391025803], [-49.9206493029, -21.2254700715], [-49.9390685015, -21.2315729371], [-49.9910941324, -21.2261963435], [-49.9813757359, -21.2209297372], [-49.9852803222, -21.2157611156], [-49.9790822618, -21.2081519692], [-49.9766270878, -21.1772496712], [-49.9729035973, -21.1682784825], [-49.9678822462, -21.1680364906], [-49.9630222726, -21.1610034597], [-49.9621945025, -21.1535011550], [-49.9652637011, -21.1498887925], [-49.9582184899, -21.1388740272], [-49.9589946140, -21.1345850717], [-49.9621456777, -21.1348980758], [-49.9592354337, -21.1329861076], [-49.9553639239, -21.1315812849], [-49.9539015213, -21.1256866028], [-49.9495059301, -21.1263525735], [-49.9451649549, -21.1172654470], [-49.9455906965, -21.1000234928], [-49.9347619458, -21.0894823075], [-49.9334884862, -21.0830818729], [-49.9110244786, -21.0687217205], [-49.8995987497, -21.0748580044], [-49.8980838607, -21.0663684130], [-49.8882986543, -21.0622027867], [-49.8891515253, -21.0584570838], [-49.8756060149, -21.0405331004], [-49.8689554056, -21.0382859938], [-49.8687489402, -21.0324152815], [-49.8629297311, -21.0311950672], [-49.8615322737, -21.0236836907], [-49.8545259209, -21.0189909405], [-49.8548444153, -21.0158977500], [-49.8581066842, -21.0048559932], [-49.8511661242, -21.0020235900], [-49.8475061684, -20.9829161803], [-49.8280436791, -20.9598585633], [-49.8266076661, -20.9530358534], [-49.8265495473, -20.9417252953], [-49.8209650400, -20.9375226487], [-49.7838672395, -20.9350419753], [-49.7658071036, -20.9412181796], [-49.7508345713, -20.9360354149], [-49.7273567562, -20.9367403870], [-49.7259656954, -20.9316104306]]] }},</text:span></text:p>
      <text:p text:style-name="P1"><text:span text:style-name="T1"><text:tab/>{ "type": "Feature", "properties": {"id": "3525805", "name": "Julio Mesquita", "description": "Julio Mesquita"}, "geometry": { "type": "Polygon", "coordinates": [[[-49.7565604568, -22.0531181504], [-49.7575582958, -22.0611736428], [-49.7661005672, -22.0572817394], [-49.7677951861, -22.0462411765], [-49.7682545575, -22.0427271006], [-49.7762087123, -22.0427580706], [-49.7779372496, -22.0381039810], [-49.7846158391, -22.0373851393], [-49.7908194667, -22.0274404494], [-49.7990072688, -22.0229767209], [-49.8103362218, -22.0088211778], [-49.8173768543, -22.0012327105], [-49.8284700136, -21.9998868106], [-49.8378754379, -21.9918759368], [-49.8548453580, -21.9905740572], [-49.8611255105, -21.9861694522], [-49.8679327002, -21.9840853723], [-49.8817670149, -21.9702361745], [-49.8711197476, -21.9616692198], [-49.8380175028, -21.9515710976], [-49.8239129814, -21.9423093827], [-49.8150747910, -21.9347029439], [-49.8144151544, -21.9285623858], [-49.8280490557, -21.9183279225], [-49.8124948062, -21.9007663327], [-49.8084213954, -21.8897141575], [-49.7780804941, -21.9154423253], [-49.7681897664, -21.9159521504], [-49.7713695209, -21.9265178807], [-49.7672828579, -21.9316351834], [-49.7566602907, -21.9320000776], [-49.7461469410, -21.9373116130], [-49.7338972442, -21.9393544073], [-49.7395914769, -21.9491149488], [-49.7369407642, -21.9707358309], [-49.7485910101, -21.9832985161], [-49.7559810126, -22.0077407214], [-49.7413483912, -22.0168157462], [-49.7339660526, -22.0170847407], [-49.7394567584, -22.0256569848], [-49.7496776067, -22.0468364003], [-49.7565604568, -22.0531181504]]] }},</text:span></text:p>
      <text:p text:style-name="P1"><text:span text:style-name="T1"><text:tab/>{ "type": "Feature", "properties": {"id": "3525854", "name": "Jumirim", "description": "Jumirim"}, "geometry": { "type": "Polygon", "coordinates": [[[-47.7565565669, -23.0831061022], [-47.7493581925, -23.0922116481], [-47.7467365421, -23.1100490102], [-47.7505529397, -23.1215920254], [-47.7649433253, -23.1266957075], [-47.7727919205, -23.1354512504], [-47.7877885097, -23.1453900968], [-47.7912496283, -23.1525241560], [-47.8009227447, -23.1384892738], [-47.8124008658, -23.1367483637], [-47.8184499897, -23.1319717782], [-47.8358230600, -23.1234908750], [-47.8196594138, -23.1250743907], [-47.8134289634, -23.1227816624], [-47.8142917469, -23.1130766334], [-47.8063152509, -23.1117731748], [-47.8089648375, -23.0976594757], [-47.8206512522, -23.0856156074], [-47.8280096232, -23.0859029804], [-47.8299565383, -23.0888026361], [-47.8377757468, -23.0862817743], [-47.8379794164, -23.0817237099], [-47.8266710692, -23.0807291969], [-47.8208707906, -23.0719283355], [-47.8208011487, -23.0718707651], [-47.8162265707, -23.0682374006], [-47.7914196347, -23.0485143356], [-47.7799268474, -23.0540610672], [-47.7565565669, -23.0831061022]]] }},</text:span></text:p>
      <text:p text:style-name="P1"><text:span text:style-name="T1"><text:tab/>{ "type": "Feature", "properties": {"id": "3525904", "name": "Jundiai", "description": "Jundiai"}, "geometry": { "type": "Polygon", "coordinates": [[[-46.8474811607, -23.0950347410], [-46.8458128449, -23.0976448924], [-46.8456775627, -23.0976711289], [-46.8455194701, -23.0977403442], [-46.8453259093, -23.0977415025], [-46.8352692464, -23.0997317613], [-46.8342844394, -23.0967200773], [-46.8257681531, -23.0962879851], [-46.8190731627, -23.0987891369], [-46.8190892236, -23.1022195406], [-46.8120454487, -23.1063353904], [-46.8044307693, -23.1004810028], [-46.7952147663, -23.1002993126], [-46.7921502523, -23.1023523112], [-46.7963978514, -23.1106057463], [-46.7909297468, -23.1126753043], [-46.7919325100, -23.1180658601], [-46.7971111989, -23.1239091670], [-46.7992833899, -23.1308094466], [-46.8078950636, -23.1379453199], [-46.8058226624, -23.1438673021], [-46.8061707433, -23.1460895829], [-46.8050704000, -23.1479390098], [-46.8008751078, -23.1460854064], [-46.8020179770, -23.1498910858], [-46.7963304427, -23.1537744604], [-46.7923540736, -23.1493756902], [-46.7866586929, -23.1524914033], [-46.7859781573, -23.1527469020], [-46.7913145057, -23.1548898749], [-46.7895704649, -23.1601923837], [-46.7929183364, -23.1703684218], [-46.7902016326, -23.1822684292], [-46.7940770529, -23.1865371298], [-46.7976260444, -23.1870811630], [-46.8007106287, -23.1858420586], [-46.8070087166, -23.1897312459], [-46.8095865912, -23.1870563108], [-46.8137628793, -23.1883945256], [-46.8213541323, -23.1814214718], [-46.8283103022, -23.1836217085], [-46.8322003188, -23.1840798401], [-46.8391078114, -23.1928415976], [-46.8461221451, -23.1917011398], [-46.8537213872, -23.2003689595], [-46.8409993090, -23.2024145996], [-46.8537209316, -23.2070939855], [-46.8543430503, -23.2171557822], [-46.8486195783, -23.2375885309], [-46.8385855655, -23.2460235424], [-46.8319773043, -23.2465591346], [-46.8281541879, -23.2496106611], [-46.8256509638, -23.2520215060], [-46.8209186610, -23.2586516212], [-46.8162909821, -23.2610590796], [-46.8143903982, -23.2585056531], [-46.8071088095, -23.2548020656], [-46.8023557751, -23.2580071335], [-46.8050545974, -23.2742114306], [-46.8104588784, -23.2749084530], [-46.8160439718, -23.2820715067], [-46.8335940022, -23.2794844669], [-46.8377109024, -23.2874039140], [-46.8427823918, -23.2825040719], [-46.8526986961, -23.2841299919], [-46.8621159109, -23.2781247376], [-46.8676220751, -23.2777476419], [-46.8720730843, -23.2818924354], [-46.8726938752, -23.2819590921], [-46.8767389156, -23.2904603470], [-46.8811589503, -23.2886416961], [-46.8854028604, -23.2917844632], [-46.8862341836, -23.2923994667], [-46.8895743867, -23.2993275911], [-46.9018609547, -23.3072649583], [-46.9179743520, -23.3102341209], [-46.9219511811, -23.3074387428], [-46.9304410108, -23.3111816635], [-46.9374880651, -23.3213654587], [-46.9409917664, -23.3197744708], [-46.9448792545, -23.3246750742], [-46.9586532682, -23.3263421360], [-46.9695410490, -23.3168009159], [-46.9652544624, -23.3091046461], [-46.9719438783, -23.3009232924], [-46.9665566134, -23.2979847155], [-46.9627544335, -23.2847777492], [-46.9672133364, -23.2769280944], [-46.9640131530, -23.2705389479], [-46.9710802751, -23.2678589547], [-46.9692320157, -23.2601925776], [-46.9893886320, -23.2591466600], [-47.0033790141, -23.2676858020], [-47.0124979626, -23.2649850953], [-47.0171577726, -23.2494058047], [-47.0263134875, -23.2469427927], [-47.0279164081, -23.2361813173], [-47.0275970758, -23.2292374091], [-47.0205441082, -23.2231390629], [-47.0228340341, -23.2191275599], [-47.0252455057, -23.2073830683], [-47.0284149860, -23.2028289574], [-47.0210273227, -23.1908671194], [-47.0113250988, -23.1914199459], [-47.0076856282, -23.1870344157], [-47.0146515154, -23.1819457591], [-47.0122588293, -23.1692942316], [-47.0153024150, -23.1640259725], [-47.0209683523, -23.1618448253], [-47.0231741672, -23.1548352746], [-47.0229826413, -23.1480884486], [-47.0224282952, -23.1472815970], [-47.0219276788, -23.1467573896], [-47.0200229090, -23.1423327941], [-47.0142277221, -23.1352799228], [-47.0142405345, -23.1351089082], [-47.0039470337, -23.1256863792], [-47.0051375223, -23.1183503072], [-46.9950799946, -23.1159967848], [-46.9925020550, -23.1194186208], [-46.9837345947, -23.1196311710], [-46.9776790664, -23.1199983268], [-46.9703224673, -23.1107878320], [-46.9622196878, -23.1092537990], [-46.9597347882, -23.1090034628], [-46.9596437912, -23.1089868508], [-46.9540443960, -23.1073164544], [-46.9460315505, -23.1105911864], [-46.9421435179, -23.1023900143], [-46.9417645663, -23.1011946990], [-46.9372007558, -23.0955404594], [-46.9234193478, -23.0970367487], [-46.9155893915, -23.1015297221], [-46.9086075942, -23.0950493415], [-46.9042097770, -23.0953325129], [-46.8964958092, -23.0992655743], [-46.8919306391, -23.0971104788], [-46.8917532616, -23.0946433917], [-46.8779347044, -23.0917933007], [-46.8704882816, -23.0799416544], [-46.8678928245, -23.0779732461], [-46.8648755640, -23.0758897740], [-46.8645746360, -23.0763316071], [-46.8541601457, -23.0823928412], [-46.8474811607, -23.0950347410]]] }},</text:span></text:p>
      <text:p text:style-name="P1"><text:span text:style-name="T1"><text:tab/>{ "type": "Feature", "properties": {"id": "3526001", "name": "Junqueiropolis", "description": "Junqueiropolis"}, "geometry": { "type": "Polygon", "coordinates": [[[-51.4949097957, -21.2284433967], [-51.4886955904, -21.2318141269], [-51.4891988330, -21.2283811574], [-51.4840840726, -21.2294629898], [-51.4846447148, -21.2326464401], [-51.4802752299, -21.2307383380], [-51.4762091753, -21.2367046863], [-51.4686217886, -21.2351903912], [-51.4659853944, -21.2394396201], [-51.4667775187, -21.2357674213], [-51.4648634841, -21.2377747776], [-51.4628096707, -21.2341555151], [-51.4593543756, -21.2354708753], [-51.4619333883, -21.2368860000], [-51.4602750187, -21.2413980133], [-51.4603309325, -21.2372924047], [-51.4559483798, -21.2368852764], [-51.4553289171, -21.2428298252], [-51.4532483256, -21.2392091558], [-51.4447671706, -21.2456142638], [-51.4424528504, -21.2433229457], [-51.4341757095, -21.2453064852], [-51.4279463118, -21.2526446570], [-51.4293401830, -21.2552768266], [-51.4266946853, -21.2560794333], [-51.4253505492, -21.2516421078], [-51.4239522643, -21.2575772432], [-51.4191789285, -21.2556785493], [-51.4192461186, -21.2607786646], [-51.4089483694, -21.2616875533], [-51.4099332127, -21.2661465283], [-51.3991558575, -21.2665745149], [-51.4004821573, -21.2728645079], [-51.3954823202, -21.2722711359], [-51.3941990324, -21.2790334369], [-51.3867902480, -21.2809700791], [-51.3855591641, -21.2843154111], [-51.3714494443, -21.2838820742], [-51.3729320147, -21.2875538602], [-51.3685001714, -21.2896271665], [-51.3682426145, -21.2897476844], [-51.3667448452, -21.2857985726], [-51.3641270702, -21.2895886020], [-51.3594288507, -21.2851976845], [-51.3563113377, -21.2887893275], [-51.3488096292, -21.2885415250], [-51.3503691172, -21.2916569562], [-51.3463461498, -21.2920295338], [-51.3454134759, -21.2872363632], [-51.3392123500, -21.2929124370], [-51.3364437861, -21.2928822320], [-51.3380185728, -21.2884481264], [-51.3280202159, -21.2943001628], [-51.3328283060, -21.3150377813], [-51.3384501651, -21.3187311175], [-51.3355190861, -21.3344495229], [-51.3391217832, -21.3445011085], [-51.3467108788, -21.3491558146], [-51.3496623203, -21.3591229766], [-51.3557048441, -21.3594762524], [-51.3579637752, -21.3655148877], [-51.3646033151, -21.3688400144], [-51.3593894644, -21.3866618845], [-51.3686032355, -21.4011880630], [-51.3628630107, -21.4046933176], [-51.3626829794, -21.4114435259], [-51.3565477697, -21.4144594934], [-51.3574407944, -21.4188134338], [-51.3564783856, -21.4274725767], [-51.3625550536, -21.4359033036], [-51.3657579616, -21.4384895631], [-51.3585873943, -21.4548354835], [-51.3691651445, -21.4742530356], [-51.3654077437, -21.4824865015], [-51.3634971668, -21.4860057173], [-51.3702043751, -21.4958974410], [-51.3696486784, -21.5011418424], [-51.3778532292, -21.5030070452], [-51.3821994580, -21.5209013008], [-51.3823656058, -21.5211105657], [-51.3876843636, -21.5258721455], [-51.3882368133, -21.5438215588], [-51.3954510595, -21.5528415304], [-51.3870881298, -21.5681580254], [-51.3920868075, -21.5795638520], [-51.4028625228, -21.6099057096], [-51.4138406313, -21.6075469933], [-51.4172077274, -21.6288007805], [-51.4131857177, -21.6430819614], [-51.4164406516, -21.6525235448], [-51.4204915337, -21.6510793439], [-51.4269613724, -21.6608170113], [-51.4364023630, -21.6649879244], [-51.4420153512, -21.6639562705], [-51.4468259121, -21.6744095907], [-51.4580195730, -21.6824788555], [-51.4735242061, -21.6839897981], [-51.4909338688, -21.7059127161], [-51.4961944486, -21.7069948641], [-51.5112884777, -21.7020912672], [-51.5200783947, -21.7012815627], [-51.5289674609, -21.6909206798], [-51.5326361882, -21.6908019720], [-51.5302925804, -21.6897238142], [-51.5352676343, -21.6895640076], [-51.5347948420, -21.6854315905], [-51.5218633013, -21.6852047772], [-51.5202508756, -21.6703813640], [-51.5060774658, -21.6543428907], [-51.5020040200, -21.6413172781], [-51.4952704961, -21.6378262072], [-51.4917261372, -21.6209177272], [-51.4984270748, -21.6136279892], [-51.5016598026, -21.6151043003], [-51.5008805243, -21.6057625064], [-51.5051284930, -21.5933724990], [-51.5080072323, -21.5877505292], [-51.5061086686, -21.5799632467], [-51.4919585050, -21.5621024606], [-51.4946964012, -21.5552791458], [-51.4833125180, -21.5319450933], [-51.4762477182, -21.5251897474], [-51.4777661825, -21.5109919726], [-51.4839382828, -21.5050346224], [-51.4840522606, -21.5046933860], [-51.4851124071, -21.4749202754], [-51.4851147204, -21.4748417919], [-51.4887406088, -21.4591221544], [-51.4776262237, -21.4468172681], [-51.4848456299, -21.4344106954], [-51.4846685724, -21.4271807186], [-51.4796686646, -21.4125057024], [-51.4846925362, -21.4041570502], [-51.4803553035, -21.3931652455], [-51.4816185097, -21.3854658999], [-51.4825500686, -21.3789339252], [-51.4910700726, -21.3681508571], [-51.4947964955, -21.3523184384], [-51.4925471276, -21.3383697889], [-51.4960472230, -21.3281863779], [-51.4924940206, -21.3188094694], [-51.4972387866, -21.3119306160], [-51.5014966885, -21.2915217207], [-51.4974347264, -21.2775994547], [-51.4977686390, -21.2589382198], [-51.4890795994, -21.2429263887], [-51.5019794675, -21.2318035651], [-51.5019328890, -21.2315375298], [-51.4999531131, -21.2202770498], [-51.4934201483, -21.2204771844], [-51.4949097957, -21.2284433967]]] }},</text:span></text:p>
      <text:p text:style-name="P1"><text:span text:style-name="T1"><text:tab/>{ "type": "Feature", "properties": {"id": "3526100", "name": "Juquia", "description": "Juquia"}, "geometry": { "type": "Polygon", "coordinates": [[[-47.6225105541, -24.0408840945], [-47.6132894354, -24.0441950529], [-47.6131687836, -24.0517560030], [-47.6149902333, -24.0590730436], [-47.6214626549, -24.0636331815], [-47.6198493809, -24.0678558961], [-47.6298600740, -24.0752141584], [-47.6296896176, -24.0871411672], [-47.6355413555, -24.0999805698], [-47.6333975083, -24.1123653102], [-47.6279895991, -24.1134985692], [-47.5969951903, -24.0850778664], [-47.5955461028, -24.0792956891], [-47.5914669645, -24.0879275987], [-47.5823480804, -24.0749635313], [-47.5699924497, -24.0775326098], [-47.5620230829, -24.0489239895], [-47.5623076171, -24.0390724865], [-47.5539626730, -24.0399304861], [-47.5532066297, -24.0364204480], [-47.5490837601, -24.0359204053], [-47.5405818844, -24.0373968364], [-47.5297294472, -24.0459596861], [-47.5118041241, -24.0459121807], [-47.5030662857, -24.0490538887], [-47.4933421467, -24.0582150116], [-47.4917754347, -24.0697318257], [-47.4818603108, -24.0740096328], [-47.4768652349, -24.0808337557], [-47.4776988643, -24.0849449569], [-47.4879986143, -24.0917922998], [-47.4871520326, -24.0998569081], [-47.4817410406, -24.1296271340], [-47.4949500320, -24.1301032227], [-47.5152467400, -24.1432022074], [-47.5195610105, -24.1476314332], [-47.5158274499, -24.1537260942], [-47.5233139339, -24.1554881432], [-47.5260015481, -24.1626013181], [-47.5459590790, -24.1766120206], [-47.5702842077, -24.1876297491], [-47.5621339983, -24.1985002701], [-47.5620056485, -24.2108909550], [-47.5484511667, -24.2247397162], [-47.5536441067, -24.2319891373], [-47.5505743998, -24.2378041398], [-47.5511576909, -24.2416451536], [-47.5560483121, -24.2422945949], [-47.5509695436, -24.2477569617], [-47.5569994872, -24.2552926068], [-47.5699667023, -24.2588991714], [-47.5748755692, -24.2675406975], [-47.5630532151, -24.2983327068], [-47.5702779917, -24.2990247566], [-47.5714499043, -24.3087030879], [-47.5880440065, -24.3069756927], [-47.5862824361, -24.3126836347], [-47.5892746944, -24.3119400020], [-47.5905809477, -24.3153691584], [-47.5879553247, -24.3181277772], [-47.5825273406, -24.3128700517], [-47.5708690116, -24.3243834318], [-47.5648675455, -24.3273345254], [-47.5582943232, -24.3354405986], [-47.5649931510, -24.3459368028], [-47.5565057225, -24.3607181223], [-47.5572565174, -24.3676833379], [-47.5606321996, -24.3651927868], [-47.5724930917, -24.3689942821], [-47.5776882622, -24.3666906758], [-47.5871958824, -24.3687896972], [-47.5880898481, -24.3716342815], [-47.5991626067, -24.3742849615], [-47.6213332187, -24.3675153647], [-47.6465492168, -24.3779683917], [-47.6700135197, -24.3800735191], [-47.6758206433, -24.3770850382], [-47.6831527019, -24.3786492490], [-47.6917311181, -24.3840558399], [-47.7165079207, -24.3976170671], [-47.7231290685, -24.3933915260], [-47.7322101627, -24.3869855839], [-47.7399500910, -24.3882861941], [-47.7520114762, -24.3841839746], [-47.7693697254, -24.3614619633], [-47.7780190837, -24.3557876102], [-47.7878168455, -24.3570985727], [-47.7926227461, -24.3523707738], [-47.7996795003, -24.3513101143], [-47.8000744878, -24.3431899949], [-47.7941810020, -24.3382655032], [-47.7923782818, -24.3312619417], [-47.8030800159, -24.3109643277], [-47.7996524871, -24.3057447332], [-47.7837021769, -24.3037915432], [-47.7768419874, -24.2977086600], [-47.7757878136, -24.2917087153], [-47.7701581635, -24.2895068513], [-47.7721362899, -24.2851729597], [-47.7687987953, -24.2769215626], [-47.7915405703, -24.2752148865], [-47.7871545252, -24.2592967584], [-47.7770819522, -24.2517966908], [-47.7819621874, -24.2473918467], [-47.7844195902, -24.2442965890], [-47.7809332390, -24.2358973664], [-47.7629913489, -24.2333930080], [-47.7616756734, -24.2232386183], [-47.7671492086, -24.2158106786], [-47.7651770843, -24.2070630149], [-47.7771667394, -24.2032821618], [-47.7761449175, -24.1968951754], [-47.7741378957, -24.1881632465], [-47.7807910914, -24.1811754190], [-47.7775681396, -24.1678284220], [-47.7802668607, -24.1414896302], [-47.7787412324, -24.1382082461], [-47.7730430113, -24.1383528430], [-47.7724883295, -24.1338815281], [-47.7578928082, -24.1302270029], [-47.7514743417, -24.1230556862], [-47.7436956617, -24.1203439338], [-47.7357783173, -24.1245449921], [-47.7242488405, -24.1176163583], [-47.7215011907, -24.1127398267], [-47.7253903698, -24.1101058667], [-47.7233731450, -24.1057358383], [-47.7352734801, -24.1035215634], [-47.7251943274, -24.0891133010], [-47.7246663745, -24.0804392978], [-47.7090210973, -24.0713072041], [-47.7020129169, -24.0732924330], [-47.6846300486, -24.0560815951], [-47.6798397616, -24.0447726628], [-47.6723726306, -24.0406648297], [-47.6605243828, -24.0399027429], [-47.6527913894, -24.0442315677], [-47.6409732877, -24.0390319471], [-47.6374237309, -24.0433286910], [-47.6363522863, -24.0376342287], [-47.6278109796, -24.0350220966], [-47.6244003823, -24.0341255474], [-47.6225105541, -24.0408840945]]] }},</text:span></text:p>
      <text:p text:style-name="P1"><text:span text:style-name="T1"><text:tab/>{ "type": "Feature", "properties": {"id": "3526209", "name": "Juquitiba", "description": "Juquitiba"}, "geometry": { "type": "Polygon", "coordinates": [[[-47.0378477389, -23.8347882596], [-47.0283295945, -23.8456987831], [-47.0110037127, -23.8576981386], [-47.0066718142, -23.8651538329], [-47.0026841828, -23.8668242596], [-46.9883707720, -23.8874760535], [-46.9906440511, -23.8919009301], [-46.9825450807, -23.8944685790], [-46.9735055345, -23.8866283244], [-46.9617450914, -23.8966290258], [-46.9612358022, -23.8998998964], [-46.9558777493, -23.8998706568], [-46.9506650835, -23.9191618006], [-46.9431633064, -23.9306228063], [-46.9368961306, -23.9288857694], [-46.9237031292, -23.9364203337], [-46.9185244269, -23.9330733443], [-46.9152367376, -23.9379464723], [-46.9117256090, -23.9338942772], [-46.9033541495, -23.9413703501], [-46.8791733125, -23.9278222118], [-46.8739295085, -23.9289430624], [-46.8707945481, -23.9351539904], [-46.8632990043, -23.9329820009], [-46.8568634144, -23.9386071218], [-46.8511255305, -23.9378558379], [-46.8323641153, -23.9337408256], [-46.8106840453, -23.9195631393], [-46.8066210916, -23.9388538152], [-46.8294663514, -23.9468142160], [-46.8225816856, -23.9546682352], [-46.8258058222, -23.9577719667], [-46.8343293518, -23.9557796042], [-46.8391319531, -23.9615187505], [-46.8441355833, -23.9621701732], [-46.8499433714, -23.9681550981], [-46.8671598935, -23.9796578980], [-46.8731586289, -23.9781279397], [-46.8810846405, -23.9826524560], [-46.8809727126, -23.9928858195], [-46.8746602496, -24.0013184210], [-46.8705775427, -23.9980821715], [-46.8687181358, -24.0002245813], [-46.8680283653, -24.0091394456], [-46.8728559503, -24.0156149913], [-46.8672119108, -24.0186834442], [-46.8714095026, -24.0233883521], [-46.8848555216, -24.0238930702], [-46.8849979571, -24.0280960516], [-46.8925503607, -24.0337531026], [-46.8888529529, -24.0381013379], [-46.8974681489, -24.0410866618], [-46.8998833887, -24.0456532264], [-46.9108579750, -24.0410371629], [-46.9277445712, -24.0445200997], [-46.9375280552, -24.0332548104], [-46.9456898363, -24.0431147046], [-46.9603650942, -24.0454563103], [-46.9661920711, -24.0432882181], [-46.9642173001, -24.0579032758], [-46.9781469632, -24.0637596537], [-46.9831678804, -24.0576527738], [-46.9909043404, -24.0580367699], [-46.9973174944, -24.0515641589], [-46.9976832573, -24.0516984829], [-47.0059013891, -24.0634579630], [-47.0144475305, -24.0584299302], [-47.0147363928, -24.0579516333], [-47.0257386007, -24.0523829677], [-47.0265359364, -24.0418639523], [-47.0294604990, -24.0416972259], [-47.0360734467, -24.0280803010], [-47.0402115652, -24.0237959923], [-47.0455555616, -24.0252888295], [-47.0458800508, -24.0176840657], [-47.0534892316, -24.0103548248], [-47.0569996879, -24.0097466678], [-47.0671660679, -24.0246844643], [-47.0914289839, -24.0170514067], [-47.0921263017, -24.0093217071], [-47.0988545278, -24.0052943070], [-47.0996898498, -23.9968671568], [-47.1066505366, -23.9933123823], [-47.1229246523, -23.9963285602], [-47.1219568778, -24.0074484123], [-47.1266749284, -24.0082276765], [-47.1389055523, -24.0137047386], [-47.1580082129, -24.0047933035], [-47.1582341202, -24.0044861445], [-47.1820651078, -24.0002820279], [-47.1869988892, -24.0020799180], [-47.1929964810, -23.9975473454], [-47.1994930043, -24.0001048801], [-47.1945099691, -23.9917688116], [-47.1882539748, -23.9905885401], [-47.1941520988, -23.9815728309], [-47.1934967285, -23.9742149760], [-47.2006298283, -23.9728887255], [-47.2003678824, -23.9684156202], [-47.2042081302, -23.9709185117], [-47.2080617203, -23.9643711073], [-47.2027717829, -23.9588786261], [-47.1950930056, -23.9576982383], [-47.1932700023, -23.9529307877], [-47.2012526849, -23.9462429600], [-47.1999867803, -23.9386614309], [-47.1934193273, -23.9412916182], [-47.1885299311, -23.9391009205], [-47.1913525765, -23.9323997183], [-47.1908752718, -23.9276098696], [-47.1822786332, -23.9298275974], [-47.1789829218, -23.9368572103], [-47.1752896570, -23.9313170087], [-47.1703594380, -23.9341524131], [-47.1585056677, -23.9334552841], [-47.1556982047, -23.9207683634], [-47.1383351299, -23.9049849322], [-47.1375750992, -23.9027606063], [-47.1438041183, -23.9009523737], [-47.1344660950, -23.8938674461], [-47.1392203407, -23.8894375635], [-47.1320266441, -23.8839581643], [-47.1327569037, -23.8787513543], [-47.1278263780, -23.8773374378], [-47.1261805191, -23.8739713169], [-47.1326704301, -23.8728353056], [-47.1292654174, -23.8619146631], [-47.1176035792, -23.8492634367], [-47.1159068903, -23.8399174174], [-47.1098739486, -23.8419340688], [-47.1066695074, -23.8479766360], [-47.0845135988, -23.8447824391], [-47.0721903812, -23.8413622269], [-47.0654446695, -23.8430001415], [-47.0655865043, -23.8374775820], [-47.0591214145, -23.8424878811], [-47.0506451193, -23.8436971876], [-47.0378477389, -23.8347882596]]] }},</text:span></text:p>
      <text:p text:style-name="P1"><text:span text:style-name="T1"><text:tab/>{ "type": "Feature", "properties": {"id": "3526308", "name": "Lagoinha", "description": "Lagoinha"}, "geometry": { "type": "Polygon", "coordinates": [[[-45.2451191023, -22.9983061314], [-45.2339464767, -23.0006215131], [-45.2252463506, -22.9980060839], [-45.2114955443, -23.0022390381], [-45.1951621808, -22.9979348107], [-45.1910383437, -22.9990751108], [-45.1911240404, -23.0042634765], [-45.1865777098, -23.0028073186], [-45.1775064383, -23.0078798058], [-45.1654022979, -23.0046228243], [-45.1568884117, -23.0093468225], [-45.1561368778, -23.0137201724], [-45.1555115609, -23.0149374971], [-45.1620573534, -23.0206067754], [-45.1624140015, -23.0308123862], [-45.1590733056, -23.0322984864], [-45.1540153629, -23.0280618542], [-45.1515463449, -23.0345850439], [-45.1457946588, -23.0362550513], [-45.1461400577, -23.0449598135], [-45.1240027024, -23.0498981015], [-45.1267824705, -23.0571252585], [-45.1374078486, -23.0621487179], [-45.1394371768, -23.0694694214], [-45.1268711689, -23.0816190924], [-45.1335951247, -23.0872579457], [-45.1385461657, -23.0989251482], [-45.1453352818, -23.0975555408], [-45.1468786677, -23.1020517923], [-45.1521085232, -23.1034896031], [-45.1439289199, -23.1115549566], [-45.1418102465, -23.1249988532], [-45.1356756396, -23.1272435141], [-45.1301762986, -23.1623802798], [-45.1303656598, -23.1666901824], [-45.1436972481, -23.1787030524], [-45.1457694086, -23.1870127249], [-45.1538119299, -23.1858346006], [-45.1654130992, -23.1914722952], [-45.1791598930, -23.1974408827], [-45.1861709937, -23.1969920215], [-45.1948041279, -23.1838693476], [-45.1963972333, -23.1669328345], [-45.2039231755, -23.1676872697], [-45.2115097199, -23.1602325726], [-45.2126292532, -23.1524593858], [-45.2220805890, -23.1574311716], [-45.2241173677, -23.1551817801], [-45.2315428038, -23.1574894992], [-45.2292351410, -23.1530289202], [-45.2333951959, -23.1371872773], [-45.2278087286, -23.1307152973], [-45.2281850647, -23.1254650607], [-45.2283323186, -23.1248148651], [-45.2299588349, -23.1229036014], [-45.2324838508, -23.1267015621], [-45.2462558498, -23.1270783231], [-45.2519272238, -23.1233130241], [-45.2638710920, -23.1260097032], [-45.2756541249, -23.0886769101], [-45.2812027291, -23.0869509423], [-45.2842480146, -23.0899669692], [-45.2996739823, -23.0914955856], [-45.2960658074, -23.0845515058], [-45.3136112692, -23.0566277752], [-45.2887156595, -23.0455749737], [-45.2973743244, -23.0317511626], [-45.2937824257, -23.0265891768], [-45.2661939210, -23.0163489564], [-45.2573072829, -23.0075094263], [-45.2559506554, -23.0069120866], [-45.2451191023, -22.9983061314]]] }},</text:span></text:p>
      <text:p text:style-name="P1"><text:span text:style-name="T1"><text:tab/>{ "type": "Feature", "properties": {"id": "3526407", "name": "Laranjal Paulista", "description": "Laranjal Paulista"}, "geometry": { "type": "Polygon", "coordinates": [[[-47.8645252498, -22.8603021885], [-47.8573930118, -22.8664694967], [-47.8628135168, -22.8846993614], [-47.8705527360, -22.8940614437], [-47.8629860669, -22.8999998042], [-47.8442994007, -22.9011518067], [-47.8348306388, -22.8964470526], [-47.8324518280, -22.8874715331], [-47.8084222914, -22.8772617540], [-47.8065126616, -22.9038296358], [-47.8139548072, -22.9086166181], [-47.8133428265, -22.9155400892], [-47.8100926804, -22.9163376168], [-47.8117066036, -22.9221980872], [-47.8164787855, -22.9209118752], [-47.8228244735, -22.9244960320], [-47.8191291111, -22.9296022024], [-47.8223079773, -22.9354549774], [-47.8199450589, -22.9424050912], [-47.8261741502, -22.9413910179], [-47.8249406990, -22.9496188527], [-47.8158273295, -22.9624179682], [-47.8148195572, -22.9791834611], [-47.8044731833, -22.9821175770], [-47.7961897632, -22.9777292674], [-47.7892284128, -22.9802132773], [-47.7712755908, -22.9750353647], [-47.7642235446, -22.9838868075], [-47.7818627462, -23.0034850319], [-47.7811689788, -23.0082942236], [-47.7567019135, -22.9973252998], [-47.7474110974, -23.0016904716], [-47.7664585093, -23.0145824335], [-47.7815637382, -23.0140587393], [-47.7918912168, -23.0180872982], [-47.7832965288, -23.0320967991], [-47.7672469433, -23.0291301046], [-47.7607828970, -23.0367935228], [-47.7843570512, -23.0403028560], [-47.7911605798, -23.0434690869], [-47.7914196347, -23.0485143356], [-47.8162265707, -23.0682374006], [-47.8208011487, -23.0718707651], [-47.8208707906, -23.0719283355], [-47.8266710692, -23.0807291969], [-47.8379794164, -23.0817237099], [-47.8377757468, -23.0862817743], [-47.8299565383, -23.0888026361], [-47.8280096232, -23.0859029804], [-47.8206512522, -23.0856156074], [-47.8089648375, -23.0976594757], [-47.8063152509, -23.1117731748], [-47.8142917469, -23.1130766334], [-47.8134289634, -23.1227816624], [-47.8196594138, -23.1250743907], [-47.8358230600, -23.1234908750], [-47.8184499897, -23.1319717782], [-47.8166781799, -23.1521598326], [-47.8207861716, -23.1512869378], [-47.8274300771, -23.1498032648], [-47.8446573303, -23.1586573594], [-47.8437480011, -23.1636709548], [-47.8412485167, -23.1623541570], [-47.8363282627, -23.1682007595], [-47.8394880437, -23.1739978369], [-47.8510142204, -23.1723301892], [-47.8593077595, -23.1752677790], [-47.8593818477, -23.1712162873], [-47.8789379874, -23.1595752818], [-47.8846329940, -23.1637645536], [-47.8906914017, -23.1600448325], [-47.9095007485, -23.1604282299], [-47.9064267474, -23.1525721024], [-47.9082004964, -23.1446480718], [-47.9142477741, -23.1390658296], [-47.9081197435, -23.1283905042], [-47.9068081924, -23.1110593797], [-47.9105106350, -23.0890910018], [-47.9118117253, -23.0799091914], [-47.9242044033, -23.0806271635], [-47.9294326582, -23.0795141256], [-47.9277015381, -23.0682254396], [-47.9311554692, -23.0581955356], [-47.9146657606, -23.0544918483], [-47.9039590552, -23.0597834744], [-47.8975092394, -23.0576873730], [-47.9151091011, -23.0412619659], [-47.9083365262, -23.0327861248], [-47.9193071030, -23.0300771960], [-47.9182489719, -23.0261232470], [-47.9246655288, -23.0175792873], [-47.9364089961, -23.0140790339], [-47.9437326309, -23.0072757792], [-47.9446653404, -22.9971733921], [-47.9400290874, -22.9941284560], [-47.9358461281, -22.9829327218], [-47.9279274588, -22.9795061226], [-47.9278922638, -22.9731303887], [-47.9341391751, -22.9681768637], [-47.9315785630, -22.9624595194], [-47.9394053435, -22.9555285790], [-47.9334530010, -22.9496696278], [-47.9336766611, -22.9433180987], [-47.9406326796, -22.9359040165], [-47.9476621175, -22.9314839255], [-47.9506816929, -22.9240258552], [-47.9462030462, -22.9081223891], [-47.9384206346, -22.9032108972], [-47.9365691239, -22.8937421280], [-47.9269985578, -22.8858877386], [-47.9303665301, -22.8828299431], [-47.9143568308, -22.8829339153], [-47.9055223663, -22.8768686074], [-47.8998608949, -22.8775339274], [-47.8986785770, -22.8697511203], [-47.8824955384, -22.8631963297], [-47.8758009921, -22.8637691649], [-47.8645252498, -22.8603021885]]] }},</text:span></text:p>
      <text:p text:style-name="P1"><text:span text:style-name="T1"><text:tab/>{ "type": "Feature", "properties": {"id": "3526506", "name": "Lavinia", "description": "Lavinia"}, "geometry": { "type": "Polygon", "coordinates": [[[-50.9457511997, -21.1453853238], [-50.9464983919, -21.1549615248], [-50.9516658396, -21.1586707240], [-50.9493676675, -21.1701941511], [-50.9544866691, -21.1714998004], [-50.9556162407, -21.1788886587], [-50.9616586514, -21.1835201385], [-50.9669995880, -21.1791705976], [-50.9673699877, -21.1795209878], [-50.9687343175, -21.1847829382], [-50.9804764327, -21.1943978878], [-50.9917520162, -21.1953512502], [-51.0033735320, -21.1920089213], [-51.0357201313, -21.2176730047], [-51.0377655175, -21.2237433198], [-51.0441320056, -21.2234911876], [-51.0467320838, -21.2290622487], [-51.0533159049, -21.2290833753], [-51.0597838575, -21.2376640884], [-51.0612257755, -21.2462348055], [-51.0735679284, -21.2595009612], [-51.0750369697, -21.2682534758], [-51.0817505691, -21.2736049184], [-51.0811917678, -21.2826281971], [-51.0908030611, -21.3076239982], [-51.1010693287, -21.3160616694], [-51.1152117707, -21.3389626870], [-51.1341451390, -21.3582387887], [-51.1338818041, -21.3643358323], [-51.1428245942, -21.3687768829], [-51.1440548096, -21.3739104081], [-51.1636339851, -21.3835551799], [-51.1743728291, -21.3806095697], [-51.1926962943, -21.3744803082], [-51.1993545930, -21.3596221263], [-51.2034655646, -21.3607282940], [-51.2136656018, -21.3543221034], [-51.2118269172, -21.3513598129], [-51.2162839880, -21.3509824760], [-51.2249174866, -21.3415743989], [-51.2180311809, -21.3418919794], [-51.2025973969, -21.3225445902], [-51.1909868363, -21.3161926056], [-51.1872634821, -21.3173748000], [-51.1811452182, -21.3027174354], [-51.1835439389, -21.2918732849], [-51.1734228279, -21.2758313914], [-51.1743598197, -21.2647706570], [-51.1663135181, -21.2595680740], [-51.1632533899, -21.2524575525], [-51.1587700836, -21.2522413725], [-51.1571816758, -21.2461391080], [-51.1482392015, -21.2421217385], [-51.1373246275, -21.2185114124], [-51.1405951759, -21.2178674660], [-51.1402245445, -21.2112073234], [-51.1345594363, -21.2101982232], [-51.1298376591, -21.2031033571], [-51.1328424572, -21.1992453997], [-51.1261732823, -21.1968871951], [-51.1167578114, -21.1870548781], [-51.1156973341, -21.1708282386], [-51.1127809671, -21.1684577390], [-51.0962070313, -21.1500439915], [-51.0739944113, -21.1479664453], [-51.0623140681, -21.1495797960], [-51.0573524485, -21.1443478992], [-51.0535173489, -21.1429783547], [-51.0489478662, -21.1156378270], [-51.0418334613, -21.0991292183], [-51.0497713581, -21.0847989859], [-51.0519962322, -21.0700434892], [-51.0468057395, -21.0665436012], [-51.0440492409, -21.0581801232], [-51.0306809617, -21.0503905477], [-51.0318802620, -21.0442641712], [-51.0244044457, -21.0382633163], [-51.0182439461, -21.0378947316], [-51.0084491329, -21.0187407179], [-51.0016496851, -21.0174093965], [-50.9936066489, -21.0053666766], [-50.9816773917, -21.0021783274], [-50.9799243350, -20.9956951914], [-50.9728187941, -20.9920990743], [-50.9635755738, -20.9805455641], [-50.9523173270, -20.9774503732], [-50.9434371940, -20.9678766049], [-50.9403391250, -20.9576817091], [-50.9274471914, -20.9480886104], [-50.9175659132, -20.9257094320], [-50.9096052889, -20.9229582731], [-50.9094677770, -20.9168206620], [-50.8991214194, -20.9093055431], [-50.8497099284, -20.9354466198], [-50.8576297890, -20.9407746181], [-50.8756937838, -20.9450304870], [-50.8785559215, -20.9598401323], [-50.8751430097, -20.9641281012], [-50.8775078958, -20.9698245664], [-50.8741196338, -20.9771190572], [-50.8849716685, -20.9902596620], [-50.8846753436, -20.9997589557], [-50.8977277138, -21.0091472290], [-50.8964316403, -21.0237439200], [-50.9032977539, -21.0289898721], [-50.9079100326, -21.0393986438], [-50.9147536562, -21.0432652467], [-50.9223177532, -21.0781567115], [-50.9223423702, -21.0782699349], [-50.9185608434, -21.0882945167], [-50.9255848062, -21.0931927353], [-50.9272562298, -21.1059831098], [-50.9366924246, -21.1173656315], [-50.9376425942, -21.1280046990], [-50.9521612955, -21.1333927237], [-50.9477708008, -21.1367250931], [-50.9457511997, -21.1453853238]]] }},</text:span></text:p>
      <text:p text:style-name="P1"><text:span text:style-name="T1"><text:tab/>{ "type": "Feature", "properties": {"id": "3526605", "name": "Lavrinhas", "description": "Lavrinhas"}, "geometry": { "type": "Polygon", "coordinates": [[[-44.8488220230, -22.4402747208], [-44.8526050690, -22.4652252005], [-44.8477685886, -22.4780156554], [-44.8521263208, -22.4860481521], [-44.8467726664, -22.4966167999], [-44.8467775371, -22.4970716901], [-44.8468512055, -22.5039729410], [-44.8400119875, -22.5088535870], [-44.8501564142, -22.5225531241], [-44.8444488944, -22.5362506301], [-44.8333985326, -22.5402461898], [-44.8313307587, -22.5470166216], [-44.8274146524, -22.5484134842], [-44.8320271163, -22.5602744600], [-44.8519231173, -22.5584882474], [-44.8539405136, -22.5667037750], [-44.8492698477, -22.5712937325], [-44.8503527389, -22.5881679185], [-44.8451584341, -22.5937115283], [-44.8492046878, -22.6017097390], [-44.8561590276, -22.6056425576], [-44.8586877144, -22.6124570672], [-44.8651601161, -22.6133939335], [-44.8731757505, -22.6213365918], [-44.8848784480, -22.6170318329], [-44.8879042255, -22.6104599595], [-44.8953348928, -22.6087483678], [-44.9050549451, -22.6114216653], [-44.9108281461, -22.5960662213], [-44.9257060566, -22.5853765524], [-44.9287884613, -22.5718150215], [-44.9291374335, -22.5699808405], [-44.9307448131, -22.5618566090], [-44.9278721703, -22.5542365969], [-44.9245423571, -22.5432122392], [-44.9206752885, -22.5337225046], [-44.9239111125, -22.5200245898], [-44.9269275857, -22.5165823237], [-44.9244266536, -22.5083774130], [-44.9352513312, -22.4909195773], [-44.9435480732, -22.4856960196], [-44.9644568440, -22.4844253470], [-44.9654228621, -22.4747033922], [-44.9594893755, -22.4661694607], [-44.9396332824, -22.4521796677], [-44.9357711529, -22.4526119921], [-44.9078226205, -22.4516679600], [-44.8974054603, -22.4524208253], [-44.8892953632, -22.4316345561], [-44.8748536280, -22.4280760047], [-44.8717182586, -22.4238383954], [-44.8591642196, -22.4225537070], [-44.8540762417, -22.4275118401], [-44.8435102345, -22.4273136892], [-44.8547748112, -22.4321392467], [-44.8488220230, -22.4402747208]]] }},</text:span></text:p>
      <text:p text:style-name="P1"><text:span text:style-name="T1"><text:tab/>{ "type": "Feature", "properties": {"id": "3526704", "name": "Leme", "description": "Leme"}, "geometry": { "type": "Polygon", "coordinates": [[[-47.3992111712, -22.0844017213], [-47.3726973082, -22.0958811922], [-47.3654557853, -22.0927956501], [-47.3461850358, -22.0947853330], [-47.3378104640, -22.0893278888], [-47.3293768950, -22.0888330005], [-47.3244736888, -22.0929026363], [-47.3151979187, -22.0930449738], [-47.3004750800, -22.1024464370], [-47.2847205827, -22.1030792116], [-47.2712184726, -22.1030577778], [-47.2714289003, -22.0984160869], [-47.2639690914, -22.0959205267], [-47.2565405150, -22.0876525205], [-47.2547367191, -22.0909994311], [-47.2543218575, -22.0912169348], [-47.2351747543, -22.0900759008], [-47.1970351321, -22.0982353398], [-47.1989232283, -22.1045932154], [-47.1931105819, -22.1113320775], [-47.1990503872, -22.1453865949], [-47.1970161772, -22.1536135003], [-47.1952749576, -22.1597257171], [-47.1900841105, -22.1724621563], [-47.1968359020, -22.1799980881], [-47.2040605059, -22.2042705793], [-47.2097426941, -22.2016939764], [-47.2205968910, -22.2083501046], [-47.2237501720, -22.2058515277], [-47.2217378189, -22.2022072544], [-47.2294444110, -22.1941507079], [-47.2398249740, -22.1936675482], [-47.2521003672, -22.2002591257], [-47.2507681670, -22.2133020228], [-47.2649300404, -22.2267931516], [-47.2836421999, -22.2303286844], [-47.3037190270, -22.2289467911], [-47.3093618232, -22.2252227396], [-47.3224819697, -22.2432293715], [-47.3297027190, -22.2387099363], [-47.3462426494, -22.2465234440], [-47.3564961990, -22.2417163274], [-47.3612241506, -22.2354123990], [-47.3652851748, -22.2357093869], [-47.3712058897, -22.2332659286], [-47.3787836489, -22.2456181507], [-47.3895983836, -22.2529603652], [-47.4034001223, -22.2649068305], [-47.4178681346, -22.2646799575], [-47.4202435271, -22.2674307802], [-47.4407212784, -22.2641102275], [-47.4471016385, -22.2640464197], [-47.4693230617, -22.2448810607], [-47.4779732350, -22.2396031641], [-47.4746961984, -22.2349069352], [-47.4781708960, -22.2221619174], [-47.4846725622, -22.2145207427], [-47.4832818022, -22.2039204617], [-47.4900004797, -22.1870719970], [-47.4806409173, -22.1819669416], [-47.4588625065, -22.1813267911], [-47.4564637615, -22.1665346935], [-47.4205825094, -22.1448378660], [-47.4096633677, -22.1287532314], [-47.4028350314, -22.0910454239], [-47.3992111712, -22.0844017213]]] }},</text:span></text:p>
      <text:p text:style-name="P1"><text:span text:style-name="T1"><text:tab/>{ "type": "Feature", "properties": {"id": "3526803", "name": "Lencois Paulista", "description": "Lencois Paulista"}, "geometry": { "type": "Polygon", "coordinates": [[[-48.8605773035, -22.4835961554], [-48.8437377072, -22.4899367899], [-48.8265440496, -22.4879396788], [-48.8151556630, -22.4980980399], [-48.8201106805, -22.5145400520], [-48.8160515273, -22.5410494677], [-48.8024302595, -22.5436466498], [-48.7930590856, -22.5372255324], [-48.7863607542, -22.5371047757], [-48.7649228604, -22.5573587877], [-48.7560332177, -22.5559662305], [-48.7553748021, -22.5560636738], [-48.7148905184, -22.5538809545], [-48.6939565994, -22.5584569879], [-48.6766410885, -22.5555827710], [-48.6732373535, -22.5512544859], [-48.6699649804, -22.5538247176], [-48.6718277776, -22.5620129335], [-48.6669404720, -22.5606612869], [-48.6647538201, -22.5641053908], [-48.6691852202, -22.5646921336], [-48.6669221450, -22.5692842715], [-48.6770910445, -22.5724281734], [-48.6818441738, -22.5908524878], [-48.6606607473, -22.6315366452], [-48.6739273674, -22.6298435487], [-48.6815311022, -22.6342407806], [-48.6884478838, -22.6466446570], [-48.6884574328, -22.6593425332], [-48.6844255020, -22.6657020659], [-48.6887739787, -22.6756318710], [-48.6913240719, -22.6887711547], [-48.6882029584, -22.6938625717], [-48.6943996697, -22.7202981762], [-48.6912234324, -22.7240229031], [-48.6909447009, -22.7374647935], [-48.7071047531, -22.7333004352], [-48.7060753444, -22.7379119885], [-48.7199751476, -22.7448733091], [-48.7289605124, -22.7641829188], [-48.7364566849, -22.7649507146], [-48.7435551888, -22.7704696955], [-48.7483491960, -22.7679772821], [-48.7541262015, -22.7721956621], [-48.7693365019, -22.7578273773], [-48.7776585432, -22.7614860671], [-48.7793804865, -22.7970042115], [-48.7753055357, -22.8005581909], [-48.7737789864, -22.8109912745], [-48.7800771833, -22.8210146330], [-48.7796725909, -22.8262433781], [-48.7886980982, -22.8363223401], [-48.7927540136, -22.8323713426], [-48.8020986503, -22.8448534012], [-48.8422177923, -22.8498593061], [-48.8475743429, -22.8461846584], [-48.8620330153, -22.8516146642], [-48.8791838149, -22.8515361982], [-48.9010387368, -22.8451658742], [-48.9092475039, -22.8330567030], [-48.9215180127, -22.8281297025], [-48.9477820935, -22.8250260444], [-48.9452452929, -22.8151128898], [-48.9583539737, -22.8109187575], [-48.9632883221, -22.7899428234], [-48.9553870787, -22.7669785410], [-48.9575720604, -22.7624365606], [-48.9525814471, -22.7469764177], [-48.9383948031, -22.7374254501], [-48.9373357142, -22.7106607011], [-48.9419016724, -22.6910244924], [-48.9341348970, -22.6799273538], [-48.9340644252, -22.6630402490], [-48.9377126535, -22.6552215401], [-48.9317724605, -22.6432338692], [-48.9452341693, -22.6342550639], [-48.9443646973, -22.6202459824], [-48.9336114775, -22.6197619347], [-48.9327150970, -22.6123430881], [-48.9286266470, -22.6095370858], [-48.9290897661, -22.6008778284], [-48.9009384197, -22.5689722728], [-48.8995465172, -22.5601259015], [-48.8877480924, -22.5546979290], [-48.9002792941, -22.5455214075], [-48.9070024776, -22.5448962853], [-48.9174235614, -22.5324060544], [-48.9316432896, -22.5296202440], [-48.9215120527, -22.5246173726], [-48.9143039236, -22.5150035810], [-48.8998794459, -22.5130233497], [-48.8605773035, -22.4835961554]]] }},</text:span></text:p>
      <text:p text:style-name="P1"><text:span text:style-name="T1"><text:tab/>{ "type": "Feature", "properties": {"id": "3526902", "name": "Limeira", "description": "Limeira"}, "geometry": { "type": "Polygon", "coordinates": [[[-47.2732119961, -22.4617312460], [-47.2641238302, -22.4689330010], [-47.2565682845, -22.4685785325], [-47.2524412228, -22.4763792443], [-47.2436964100, -22.4799418723], [-47.2468328406, -22.4985926075], [-47.2375163796, -22.5067324028], [-47.2356700188, -22.5166016857], [-47.2361183357, -22.5201087121], [-47.2325181979, -22.5259373719], [-47.2117966301, -22.5364793672], [-47.2150446089, -22.5500598005], [-47.2197531553, -22.5638112077], [-47.2265032540, -22.5694775755], [-47.2311435024, -22.5804810067], [-47.2430198194, -22.5827916095], [-47.2272363957, -22.6005890517], [-47.2325746685, -22.6107898913], [-47.2326396485, -22.6109139250], [-47.2533098351, -22.6243834081], [-47.2596176724, -22.6378181929], [-47.2664817467, -22.6434734529], [-47.2653415407, -22.6512429554], [-47.2785988254, -22.6630008211], [-47.2795382305, -22.6734211668], [-47.2776161471, -22.6804482886], [-47.2849068441, -22.6867699916], [-47.2793520727, -22.6893580557], [-47.2807531918, -22.6921772136], [-47.2905850994, -22.6926881654], [-47.2986176653, -22.6875958717], [-47.3105927868, -22.6867802622], [-47.3226242572, -22.6963316928], [-47.3224568297, -22.7100919517], [-47.3325563821, -22.7135397514], [-47.3471458915, -22.7027419493], [-47.3626514425, -22.6803629037], [-47.3767369443, -22.6852231427], [-47.3854871699, -22.6940190438], [-47.3877703926, -22.6991371208], [-47.4018594996, -22.7099675091], [-47.4126889213, -22.7145848162], [-47.4192153523, -22.7106384561], [-47.4282900775, -22.7107759877], [-47.4284118232, -22.7107971437], [-47.4427024936, -22.7166444082], [-47.4453558875, -22.7234203768], [-47.4535059185, -22.7291818047], [-47.4595680667, -22.7259707494], [-47.4611491837, -22.7324674834], [-47.4661628339, -22.7353834391], [-47.4713984196, -22.7314416673], [-47.4748439743, -22.7379440571], [-47.4762560908, -22.7379007505], [-47.4845945046, -22.7337249469], [-47.4883619561, -22.7266891242], [-47.4900016655, -22.7238017428], [-47.4911860657, -22.7114815417], [-47.5028658396, -22.6984404618], [-47.5017050842, -22.6905944553], [-47.5112409022, -22.6910234699], [-47.5088681270, -22.6828220143], [-47.5042525813, -22.6816783745], [-47.5049578017, -22.6732353082], [-47.4920633365, -22.6652732159], [-47.4918705316, -22.6585685040], [-47.4964783693, -22.6546708703], [-47.4934272956, -22.6477760944], [-47.4879148541, -22.6447047050], [-47.4862148914, -22.6383238553], [-47.4961873346, -22.6177314944], [-47.4936166634, -22.6060515575], [-47.4930526636, -22.5955007209], [-47.4903906777, -22.5836967386], [-47.4777695058, -22.5649461038], [-47.4873042035, -22.5544009523], [-47.4830234988, -22.5441004837], [-47.4857404581, -22.5334420156], [-47.4765665012, -22.5258388728], [-47.4658902686, -22.5365064751], [-47.4591261884, -22.5313746522], [-47.4528666512, -22.5323043133], [-47.4351253182, -22.5201969455], [-47.4267479525, -22.5218244070], [-47.4245181837, -22.5223522050], [-47.4089480250, -22.5280103871], [-47.3948298220, -22.5173744772], [-47.3993591750, -22.5040423191], [-47.3789150193, -22.5065492671], [-47.3661128030, -22.5010974005], [-47.3349887400, -22.4978989682], [-47.3241864395, -22.4844400996], [-47.3250460376, -22.4811332584], [-47.3193116348, -22.4786799173], [-47.3152323310, -22.4783760274], [-47.3099994905, -22.4528219631], [-47.3017447164, -22.4444832413], [-47.2954220649, -22.4611923818], [-47.2732119961, -22.4617312460]]] }},</text:span></text:p>
      <text:p text:style-name="P1"><text:span text:style-name="T1"><text:tab/>{ "type": "Feature", "properties": {"id": "3527009", "name": "Lindoia", "description": "Lindoia"}, "geometry": { "type": "Polygon", "coordinates": [[[-46.6805314953, -22.4735115090], [-46.6758920633, -22.4765298355], [-46.6683520427, -22.4731008833], [-46.6643096760, -22.4755128507], [-46.6578085626, -22.4726233258], [-46.6584779778, -22.4835788296], [-46.6474058068, -22.4926198635], [-46.6425054016, -22.4900122547], [-46.6309718195, -22.4927385406], [-46.6337371067, -22.4982022254], [-46.6304763902, -22.5064426706], [-46.6214231615, -22.5134408086], [-46.6171588701, -22.5112365850], [-46.6120916301, -22.5094562198], [-46.6064255210, -22.5144558184], [-46.5994598281, -22.5096735878], [-46.5985237626, -22.5145260517], [-46.6103814150, -22.5308339073], [-46.6133466239, -22.5477055647], [-46.6208037858, -22.5402730209], [-46.6230706504, -22.5468849692], [-46.6283793363, -22.5409978421], [-46.6365793877, -22.5465483845], [-46.6411800332, -22.5459899970], [-46.6476996276, -22.5540278039], [-46.6510543352, -22.5458864343], [-46.6625872832, -22.5448833422], [-46.6745930777, -22.5405959204], [-46.6713241648, -22.5324628301], [-46.6781413965, -22.5236906135], [-46.6797576950, -22.5063063706], [-46.6836381240, -22.5077618706], [-46.7041856800, -22.5103742722], [-46.7121395949, -22.5032457177], [-46.7051664408, -22.4944688552], [-46.6955132478, -22.4942919893], [-46.6878077572, -22.4895139047], [-46.6930287247, -22.4793881288], [-46.6890103095, -22.4756373134], [-46.6805314953, -22.4735115090]]] }},</text:span></text:p>
      <text:p text:style-name="P1"><text:span text:style-name="T1"><text:tab/>{ "type": "Feature", "properties": {"id": "3527108", "name": "Lins", "description": "Lins"}, "geometry": { "type": "Polygon", "coordinates": [[[-49.6325042259, -21.4887135319], [-49.6168301900, -21.4957408556], [-49.6095644728, -21.5100282772], [-49.5967215005, -21.5216983030], [-49.5883863340, -21.5302273608], [-49.5764992254, -21.5322645322], [-49.5684229089, -21.5542823408], [-49.5554091974, -21.5571745335], [-49.5487228527, -21.5644670052], [-49.5443860034, -21.5749397493], [-49.5451013934, -21.5894860803], [-49.5386407905, -21.5999531541], [-49.5264217365, -21.5988104185], [-49.5170979078, -21.6018428916], [-49.5209223175, -21.6100349347], [-49.5321832087, -21.6089051277], [-49.5670000027, -21.6254278959], [-49.5653828928, -21.6396339175], [-49.5615772013, -21.6422882724], [-49.5635477975, -21.6472727766], [-49.5595630549, -21.6509676117], [-49.5637282309, -21.6515436349], [-49.5642362567, -21.6551527661], [-49.5606952354, -21.6582376300], [-49.5711194939, -21.6739548440], [-49.5702074053, -21.7001686081], [-49.5968976545, -21.7186184737], [-49.6138831699, -21.7230430917], [-49.6249310726, -21.7296853225], [-49.6415441245, -21.7279711246], [-49.6476156371, -21.7302798259], [-49.6568638343, -21.7267098475], [-49.6779293064, -21.7325337040], [-49.6944646436, -21.7416714529], [-49.6980098040, -21.7405043417], [-49.6981129803, -21.7405791179], [-49.7129225580, -21.7381224905], [-49.7250996315, -21.7450566021], [-49.7286473864, -21.7574406885], [-49.7229246468, -21.7655273224], [-49.7332974457, -21.7674007334], [-49.7369553628, -21.7747223486], [-49.7494624636, -21.7787678302], [-49.7542780057, -21.7867552367], [-49.7557567124, -21.7994899117], [-49.7711408714, -21.8037565747], [-49.7768819359, -21.7971918454], [-49.7883067399, -21.7949176483], [-49.7915797385, -21.7871664011], [-49.8175870408, -21.7773531341], [-49.8288946828, -21.7596016883], [-49.8385880260, -21.7607160158], [-49.8416513913, -21.7606342391], [-49.8493307714, -21.7472219722], [-49.8657464252, -21.7447591801], [-49.8700210045, -21.7396483031], [-49.8547782417, -21.7164474672], [-49.8458844232, -21.7151976228], [-49.8312818817, -21.6987231358], [-49.8213081892, -21.7018987309], [-49.8118834571, -21.6976900168], [-49.7994322350, -21.7032723934], [-49.7868979988, -21.6944535528], [-49.7895363597, -21.6765782281], [-49.7930778425, -21.6600154204], [-49.7890061590, -21.6497046831], [-49.7718365424, -21.6403760384], [-49.7706473370, -21.6356255650], [-49.7702774995, -21.6334628917], [-49.7672380744, -21.6232430237], [-49.7577239926, -21.6212453128], [-49.7483335850, -21.6144065878], [-49.7456857427, -21.6152484560], [-49.7343348006, -21.6043031748], [-49.7227442513, -21.6005985060], [-49.7295281839, -21.5916223577], [-49.7231459688, -21.5767010873], [-49.7063991732, -21.5474752827], [-49.6754446501, -21.5144852202], [-49.6670999563, -21.5086527661], [-49.6658279972, -21.4910698237], [-49.6502201379, -21.4951127804], [-49.6325042259, -21.4887135319]]] }},</text:span></text:p>
      <text:p text:style-name="P1"><text:span text:style-name="T1"><text:tab/>{ "type": "Feature", "properties": {"id": "3527207", "name": "Lorena", "description": "Lorena"}, "geometry": { "type": "Polygon", "coordinates": [[[-45.1485829131, -22.6339524773], [-45.1402707137, -22.6347306645], [-45.1388659837, -22.6308472392], [-45.1326038970, -22.6290689160], [-45.1256907696, -22.6302758416], [-45.1236876718, -22.6374636348], [-45.1118102466, -22.6342114854], [-45.0945153842, -22.6648090570], [-45.0880993414, -22.6655308550], [-45.0841561153, -22.6719247347], [-45.0732577235, -22.6688315316], [-45.0687713707, -22.6758412635], [-45.0747783954, -22.6779772036], [-45.0738925804, -22.7282804454], [-45.0738537622, -22.7284117040], [-45.0605652351, -22.7497501429], [-45.0606095674, -22.7682822856], [-45.0542718595, -22.7686055847], [-45.0518314460, -22.7632700860], [-45.0361696143, -22.7638840455], [-45.0318633728, -22.7602898437], [-45.0305730238, -22.7667159528], [-45.0104315454, -22.7730831574], [-44.9978506632, -22.7894078123], [-44.9964935022, -22.7985008044], [-44.9901811295, -22.8022432087], [-44.9891184087, -22.8095155037], [-44.9785035845, -22.8025702257], [-44.9746815826, -22.8075489350], [-44.9715823419, -22.8111912513], [-44.9642124862, -22.8074949734], [-44.9579352371, -22.8027230000], [-44.9504996867, -22.8092281847], [-44.9463040224, -22.8187823362], [-44.9484105561, -22.8331363817], [-44.9370380137, -22.8325485989], [-44.9346635373, -22.8282488486], [-44.9294163765, -22.8319174501], [-44.9337066802, -22.8476978395], [-44.9229762231, -22.8515139909], [-44.9219962621, -22.8566878391], [-44.9123031445, -22.8545511049], [-44.9073181203, -22.8482120955], [-44.8946196779, -22.8440472411], [-44.8969064073, -22.8462049608], [-44.8908613064, -22.8506053663], [-44.8887108160, -22.8564731228], [-44.8919505006, -22.8678673537], [-44.8885650745, -22.8695451043], [-44.9099685621, -22.8850847357], [-44.9137042983, -22.8897404001], [-44.9233761374, -22.8918219201], [-44.9282875804, -22.8913441576], [-44.9365624602, -22.9030591278], [-44.9470814526, -22.9040273087], [-44.9475670677, -22.9133742073], [-44.9578448331, -22.9156979145], [-44.9618932461, -22.9053057261], [-44.9654104373, -22.9105733384], [-44.9721627281, -22.9149148852], [-44.9800749216, -22.9128124228], [-44.9892275990, -22.9100281224], [-44.9955707189, -22.9157872163], [-45.0134550174, -22.9196717068], [-45.0194247148, -22.9239267207], [-45.0288426897, -22.9201746529], [-45.0437510768, -22.8971534317], [-45.0523881812, -22.8906348329], [-45.0576100580, -22.8945950853], [-45.0617160899, -22.8907339642], [-45.0608615639, -22.8744957954], [-45.0653173900, -22.8746874571], [-45.0746570992, -22.8859389431], [-45.0811168945, -22.8863366368], [-45.0790365770, -22.8814853355], [-45.1011066608, -22.8766523378], [-45.1111517612, -22.8675428067], [-45.1205484705, -22.8493318964], [-45.1181516676, -22.8383350536], [-45.1283259319, -22.8289637849], [-45.1323733756, -22.8133070492], [-45.1313876769, -22.8029442298], [-45.1367129962, -22.7956423648], [-45.1341826473, -22.7767503563], [-45.1377615884, -22.7694559325], [-45.1548429898, -22.7668934736], [-45.1525248020, -22.7642874713], [-45.1569850460, -22.7623563149], [-45.1568334432, -22.7586352923], [-45.1543997779, -22.7496480542], [-45.1461249225, -22.7449474199], [-45.1446102986, -22.7422584216], [-45.1476534008, -22.7410384479], [-45.1541297394, -22.7399485857], [-45.1567543888, -22.7322427264], [-45.1656608524, -22.7231910803], [-45.1711520552, -22.7226006565], [-45.1790287966, -22.7116181152], [-45.1822643539, -22.7017632614], [-45.1792127291, -22.6906873604], [-45.1883087970, -22.6882787964], [-45.1924335111, -22.6930316204], [-45.1980524026, -22.6915558373], [-45.2015127957, -22.6927456334], [-45.2060589947, -22.6888924879], [-45.1986940995, -22.6815848391], [-45.1904115526, -22.6720517909], [-45.1904654099, -22.6717905445], [-45.1893897216, -22.6668467821], [-45.1997029825, -22.6658969447], [-45.2057674239, -22.6637158662], [-45.2032996977, -22.6554275859], [-45.2002801111, -22.6569164648], [-45.1933631177, -22.6562927032], [-45.1831264844, -22.6487184711], [-45.1743916327, -22.6589209594], [-45.1573141806, -22.6565363490], [-45.1532787849, -22.6587432419], [-45.1502234160, -22.6467004244], [-45.1525971191, -22.6392797101], [-45.1616355185, -22.6315630408], [-45.1509302940, -22.6295766841], [-45.1485829131, -22.6339524773]]] }},</text:span></text:p>
      <text:p text:style-name="P1"><text:span text:style-name="T1"><text:tab/>{ "type": "Feature", "properties": {"id": "3527256", "name": "Lourdes", "description": "Lourdes"}, "geometry": { "type": "Polygon", "coordinates": [[[-50.2224345950, -20.8884240275], [-50.2190255065, -20.8983562959], [-50.2128922372, -20.8997086096], [-50.1992847970, -20.8957145366], [-50.1947036677, -20.8965523893], [-50.1949887923, -20.8994631611], [-50.1914898062, -20.8972690401], [-50.1852581057, -20.9015514140], [-50.1853191865, -20.8986826289], [-50.1805554581, -20.9001553231], [-50.1802690903, -20.9384651239], [-50.1672282771, -20.9603910015], [-50.1768631576, -20.9722081951], [-50.1795027293, -20.9819163920], [-50.1960229866, -20.9854287780], [-50.2051215138, -20.9772480499], [-50.2114068471, -20.9783507099], [-50.2222588285, -20.9823875371], [-50.2326106783, -20.9798137524], [-50.2351953913, -20.9930407668], [-50.2462427729, -21.0048987901], [-50.2489560105, -21.0076240851], [-50.2644945415, -21.0012434832], [-50.2710819388, -21.0037557051], [-50.2794008918, -21.0000453546], [-50.2845330385, -21.0034812123], [-50.2987633281, -20.9990770273], [-50.3019775689, -20.9971267343], [-50.2938513524, -20.9825559821], [-50.2968629096, -20.9752392867], [-50.2859349459, -20.9610323207], [-50.2803497589, -20.9463785687], [-50.2822338324, -20.9316312155], [-50.2799909087, -20.9267461740], [-50.2735896312, -20.9247617806], [-50.2719293573, -20.9194267592], [-50.2675543839, -20.9178713918], [-50.2687496070, -20.9153481458], [-50.2642291510, -20.9161359491], [-50.2672164171, -20.9112179460], [-50.2622945617, -20.9053635347], [-50.2512248434, -20.9024026446], [-50.2444389041, -20.8947260421], [-50.2443713142, -20.8931555020], [-50.2369023238, -20.8944632021], [-50.2224345950, -20.8884240275]]] }},</text:span></text:p>
      <text:p text:style-name="P1"><text:span text:style-name="T1"><text:tab/>{ "type": "Feature", "properties": {"id": "3527306", "name": "Louveira", "description": "Louveira"}, "geometry": { "type": "Polygon", "coordinates": [[[-46.9095920387, -23.0569548985], [-46.9039752662, -23.0619478384], [-46.9012151002, -23.0602276748], [-46.9010968551, -23.0601541345], [-46.8984248921, -23.0627463553], [-46.8962310173, -23.0639228233], [-46.8936158022, -23.0592720501], [-46.8899588276, -23.0627352848], [-46.8875331853, -23.0607146272], [-46.8831200649, -23.0670187819], [-46.8771588452, -23.0657512490], [-46.8716903514, -23.0735012378], [-46.8648755640, -23.0758897740], [-46.8678928245, -23.0779732461], [-46.8704882816, -23.0799416544], [-46.8779347044, -23.0917933007], [-46.8917532616, -23.0946433917], [-46.8919306391, -23.0971104788], [-46.8964958092, -23.0992655743], [-46.9042097770, -23.0953325129], [-46.9086075942, -23.0950493415], [-46.9155893915, -23.1015297221], [-46.9234193478, -23.0970367487], [-46.9372007558, -23.0955404594], [-46.9417645663, -23.1011946990], [-46.9421435179, -23.1023900143], [-46.9460315505, -23.1105911864], [-46.9540443960, -23.1073164544], [-46.9596437912, -23.1089868508], [-46.9597347882, -23.1090034628], [-46.9622196878, -23.1092537990], [-46.9703224673, -23.1107878320], [-46.9776790664, -23.1199983268], [-46.9837345947, -23.1196311710], [-46.9925020550, -23.1194186208], [-46.9950799946, -23.1159967848], [-46.9947438413, -23.1152273771], [-46.9944791899, -23.1114752014], [-46.9932713188, -23.1053449359], [-46.9986958197, -23.0973406311], [-46.9934944871, -23.0846545826], [-46.9903308444, -23.0867678951], [-46.9878789049, -23.0821996865], [-46.9730713996, -23.0699505780], [-46.9682248316, -23.0636568082], [-46.9585813743, -23.0672935538], [-46.9533648377, -23.0635655248], [-46.9443558213, -23.0648006605], [-46.9430975360, -23.0658056011], [-46.9361842901, -23.0621921976], [-46.9332286498, -23.0588650095], [-46.9296071521, -23.0547878306], [-46.9217226595, -23.0541873511], [-46.9206987109, -23.0480547296], [-46.9212760971, -23.0455619005], [-46.9155391878, -23.0452606775], [-46.9138024493, -23.0477476227], [-46.9095920387, -23.0569548985]]] }},</text:span></text:p>
      <text:p text:style-name="P1"><text:span text:style-name="T1"><text:tab/>{ "type": "Feature", "properties": {"id": "3527405", "name": "Lucelia", "description": "Lucelia"}, "geometry": { "type": "Polygon", "coordinates": [[[-50.9600391906, -21.4384277371], [-50.9464780099, -21.4473873710], [-50.9235257682, -21.4417438461], [-50.9159427154, -21.4541791844], [-50.9208596592, -21.4564024106], [-50.9198287974, -21.4604541398], [-50.9051245641, -21.4701223963], [-50.9039421421, -21.4847753731], [-50.8982323731, -21.4905527114], [-50.9030193110, -21.5162595868], [-50.9158479686, -21.5322047051], [-50.9102963747, -21.5414225109], [-50.9249364769, -21.5417017861], [-50.9386934041, -21.5582933175], [-50.9368580555, -21.5644333420], [-50.9287195816, -21.5653852891], [-50.9286309938, -21.5708229441], [-50.9200502094, -21.5761382517], [-50.9266373857, -21.5884058941], [-50.9199616577, -21.5957455057], [-50.9268562535, -21.6058852285], [-50.9223260938, -21.6168262294], [-50.9228248494, -21.6321327967], [-50.9349632174, -21.6539045953], [-50.9586876333, -21.6697172868], [-50.9662105796, -21.6939480828], [-50.9761584469, -21.7003610951], [-50.9773851061, -21.7162207618], [-50.9793849136, -21.7420332016], [-50.9794320045, -21.7426475590], [-51.0018224561, -21.7785121488], [-51.0086262428, -21.7942400324], [-51.0077496906, -21.8036063353], [-51.0458863554, -21.7927388730], [-51.0596103047, -21.7919521208], [-51.0699229139, -21.7872647346], [-51.0758413622, -21.7886695971], [-51.0779833926, -21.7985943998], [-51.0753767293, -21.8017369007], [-51.0798490540, -21.8044640703], [-51.0788190192, -21.8145601927], [-51.0830669877, -21.8170668070], [-51.0811538696, -21.8213900390], [-51.0850029938, -21.8215833993], [-51.0830186661, -21.8257917098], [-51.0947918213, -21.8350831673], [-51.0951881140, -21.8190144548], [-51.1083810534, -21.8124138039], [-51.1082651522, -21.8052332716], [-51.1123556348, -21.8008971329], [-51.1100357098, -21.7945135942], [-51.1025207628, -21.7700288312], [-51.0953551983, -21.7694963411], [-51.0917952643, -21.7653411507], [-51.0938408713, -21.7451580625], [-51.0881406941, -21.7426444237], [-51.0858554789, -21.7368757539], [-51.0803026295, -21.7341740992], [-51.0862761134, -21.7233067040], [-51.0813402072, -21.7215768804], [-51.0541123448, -21.7139243977], [-51.0532861719, -21.7109205670], [-51.0528408734, -21.7092922148], [-51.0463861753, -21.7072367089], [-51.0459642484, -21.7068818332], [-51.0390923395, -21.7042989436], [-51.0370372619, -21.6990653496], [-51.0365515977, -21.6540680800], [-51.0271422833, -21.6433610354], [-51.0130951573, -21.6360250506], [-51.0114963862, -21.6314166092], [-51.0046457589, -21.6126750361], [-50.9783168617, -21.5907356849], [-50.9792266079, -21.5798515928], [-50.9712131933, -21.5685900545], [-50.9748171251, -21.5613375835], [-50.9739312904, -21.5459116694], [-50.9673611800, -21.5431056598], [-50.9656099653, -21.5382668569], [-50.9639572448, -21.5215964229], [-50.9684617375, -21.5150857178], [-50.9644621647, -21.5045943621], [-50.9672264355, -21.4912547321], [-50.9651317696, -21.4838230857], [-50.9701364325, -21.4791879543], [-50.9674002039, -21.4750044331], [-50.9772464698, -21.4526305135], [-50.9911744426, -21.4418090183], [-50.9925874583, -21.4367999015], [-50.9835672416, -21.4322547857], [-50.9600391906, -21.4384277371]]] }},</text:span></text:p>
      <text:p text:style-name="P1"><text:span text:style-name="T1"><text:tab/>{ "type": "Feature", "properties": {"id": "3527504", "name": "Lucianopolis", "description": "Lucianopolis"}, "geometry": { "type": "Polygon", "coordinates": [[[-49.5694969677, -22.3831421526], [-49.5558813139, -22.3915563247], [-49.5452229115, -22.3908519875], [-49.5348978915, -22.3955816314], [-49.5171337565, -22.3934126201], [-49.5152274454, -22.3949593037], [-49.5024991455, -22.3951707266], [-49.4986392220, -22.3999275186], [-49.4935431751, -22.3948454086], [-49.4804568262, -22.3955803655], [-49.4814251263, -22.4082499402], [-49.4766643656, -22.4212380741], [-49.4875926115, -22.4304786452], [-49.5034727870, -22.4677847882], [-49.4982047998, -22.4729904877], [-49.5021327305, -22.4789486116], [-49.4899488530, -22.4865572597], [-49.4841690485, -22.5026155435], [-49.4854854939, -22.5079982523], [-49.4962326533, -22.5088128868], [-49.5026046372, -22.5141175363], [-49.5065579928, -22.5128679240], [-49.5093032466, -22.5177271717], [-49.5174687909, -22.5172089633], [-49.5196179584, -22.5237365492], [-49.5245879904, -22.5222651364], [-49.5259778001, -22.5370849880], [-49.5312763224, -22.5384690612], [-49.5330465706, -22.5463962899], [-49.5431420331, -22.5484580198], [-49.5381557150, -22.5568705443], [-49.5406844229, -22.5616496279], [-49.5443657548, -22.5630517315], [-49.5529616211, -22.5578465204], [-49.5593258280, -22.5751880859], [-49.5660620778, -22.5754745810], [-49.5649286315, -22.5700772557], [-49.5745490337, -22.5611729139], [-49.5849705180, -22.5571793031], [-49.6143174741, -22.5210863462], [-49.6154016250, -22.5082274494], [-49.6115770132, -22.4974151073], [-49.6079029224, -22.4961842868], [-49.6106222858, -22.4898158590], [-49.6084919618, -22.4851485643], [-49.6244705414, -22.4746455083], [-49.6280371803, -22.4686771448], [-49.6106368154, -22.4666682764], [-49.5956877621, -22.4589057098], [-49.5955447848, -22.4544871145], [-49.6031204363, -22.4534325159], [-49.6034557502, -22.4426007887], [-49.5756335430, -22.4166055084], [-49.5694969677, -22.3831421526]]] }},</text:span></text:p>
      <text:p text:style-name="P1"><text:span text:style-name="T1"><text:tab/>{ "type": "Feature", "properties": {"id": "3527603", "name": "Luis Antonio", "description": "Luis Antonio"}, "geometry": { "type": "Polygon", "coordinates": [[[-47.8946993581, -21.3804993284], [-47.8880516656, -21.3856105980], [-47.8839969610, -21.3829641289], [-47.8634196256, -21.3919812687], [-47.8643392251, -21.3974468311], [-47.8618688406, -21.4048555789], [-47.8490055515, -21.4080599943], [-47.8442463085, -21.4161139946], [-47.8479596883, -21.4227024388], [-47.8429780181, -21.4266886180], [-47.8374779521, -21.4284450874], [-47.8291143596, -21.4226536888], [-47.8185734457, -21.4215078536], [-47.7983527623, -21.4459929638], [-47.7784967782, -21.4474284815], [-47.7746236903, -21.4512939402], [-47.7452510597, -21.4579693166], [-47.7122231659, -21.4730128518], [-47.7110579343, -21.4810922434], [-47.6929293219, -21.4807613306], [-47.6901817209, -21.4871255981], [-47.6824244764, -21.4923464606], [-47.6688204678, -21.4865814323], [-47.6643738253, -21.4942098307], [-47.6602438859, -21.4989414062], [-47.6619325037, -21.5085023455], [-47.6571329756, -21.5159291006], [-47.6551334855, -21.5301750820], [-47.6394101901, -21.5431130270], [-47.6391160451, -21.5446024098], [-47.6448592291, -21.5633053464], [-47.6421069325, -21.5917680578], [-47.6692278421, -21.6013553336], [-47.6775806134, -21.6111912554], [-47.6785020622, -21.6565975906], [-47.6935545825, -21.6752974581], [-47.7115061977, -21.6831822508], [-47.7236825457, -21.7057699832], [-47.7328155476, -21.7135673046], [-47.7363723453, -21.7114045998], [-47.7448820518, -21.7088227497], [-47.7497050849, -21.7009361086], [-47.7693427543, -21.6908782847], [-47.7809727845, -21.6911338020], [-47.7860878556, -21.6993514080], [-47.7951959291, -21.6941487350], [-47.8086419329, -21.6988108582], [-47.8151319933, -21.6969044495], [-47.8113692264, -21.6796413472], [-47.8301194616, -21.6689844282], [-47.8164703055, -21.6620641876], [-47.8249247095, -21.6566812001], [-47.8236725446, -21.6511149235], [-47.8169443294, -21.6462092020], [-47.8113644387, -21.6479160754], [-47.8063703299, -21.6350338472], [-47.8012498980, -21.6344175726], [-47.8026516990, -21.6301036178], [-47.8101987551, -21.6311407205], [-47.8146589048, -21.6259632922], [-47.8180987225, -21.6142891843], [-47.8264924075, -21.6118863083], [-47.8313930105, -21.6154927633], [-47.8341259228, -21.6130081065], [-47.8296176634, -21.6009797955], [-47.8366868367, -21.6040419491], [-47.8400224089, -21.5998526545], [-47.8394560365, -21.6063122986], [-47.8457987710, -21.5974906158], [-47.8538000374, -21.5973091980], [-47.8578801608, -21.6013308194], [-47.8537317850, -21.6048926176], [-47.8575249856, -21.6084585620], [-47.8640050677, -21.6064383391], [-47.8626917531, -21.6111359908], [-47.8684961148, -21.6103076168], [-47.8689313514, -21.6153492005], [-47.8714068633, -21.6103415455], [-47.8800271944, -21.6121549320], [-47.8806043834, -21.6094959410], [-47.8704568917, -21.6043502404], [-47.8794320751, -21.5993296868], [-47.8804203497, -21.5892839053], [-47.8851353699, -21.5904079179], [-47.8883447796, -21.5829515508], [-47.8962653526, -21.5865730078], [-47.8996029650, -21.5823489033], [-47.9013575695, -21.5889317182], [-47.9051382835, -21.5799532115], [-47.9121019695, -21.5893897654], [-47.9181837905, -21.5836865994], [-47.9230429678, -21.5845314889], [-47.9231594657, -21.5736463940], [-47.9269870192, -21.5760231401], [-47.9268631364, -21.5682646700], [-47.9187055074, -21.5553747838], [-47.9204285063, -21.5445777526], [-47.9004722636, -21.5311626924], [-47.8870479014, -21.5010606273], [-47.8942191740, -21.4745991486], [-47.9018971368, -21.4601909607], [-47.8982436244, -21.4438449975], [-47.8942951901, -21.4396580228], [-47.8972081087, -21.4140106146], [-47.8990436185, -21.3854899699], [-47.8946993581, -21.3804993284]]] }},</text:span></text:p>
      <text:p text:style-name="P1"><text:span text:style-name="T1"><text:tab/>{ "type": "Feature", "properties": {"id": "3527702", "name": "Luiziania", "description": "Luiziania"}, "geometry": { "type": "Polygon", "coordinates": [[[-50.3653021042, -21.6218758531], [-50.3494585318, -21.6332084438], [-50.3426336764, -21.6310440671], [-50.3394940615, -21.6370368587], [-50.3249139504, -21.6244686367], [-50.2996298029, -21.6241982515], [-50.2947354405, -21.6328959313], [-50.2769067583, -21.6493119902], [-50.2601680322, -21.6608474861], [-50.2542618115, -21.6707344702], [-50.2511650674, -21.6907070846], [-50.2452746859, -21.6965118290], [-50.2527628763, -21.7077927467], [-50.2628375320, -21.7027636725], [-50.2728259826, -21.7088124163], [-50.2811093377, -21.7077799152], [-50.2943966721, -21.7170241065], [-50.3033626813, -21.7114257773], [-50.3080869922, -21.7140044217], [-50.3199809107, -21.7057667011], [-50.3301765786, -21.7090448519], [-50.3351039395, -21.7189181123], [-50.3353923367, -21.7152470431], [-50.3417211411, -21.7149637162], [-50.3419476044, -21.7120514496], [-50.3483170267, -21.7089678050], [-50.3517076168, -21.7112914050], [-50.3601525838, -21.7253138945], [-50.3646936316, -21.7200937581], [-50.3714475325, -21.7231372548], [-50.3797529206, -21.7182550234], [-50.3975612546, -21.7166873995], [-50.4093127705, -21.7034326637], [-50.4107439234, -21.7064116892], [-50.4204667118, -21.7049342601], [-50.4245979651, -21.6979095558], [-50.4279589261, -21.6938388102], [-50.4332653361, -21.6971805517], [-50.4498071442, -21.6928083397], [-50.4533336400, -21.6881398816], [-50.4455666316, -21.6860430138], [-50.4427241198, -21.6810833042], [-50.4466485099, -21.6760284791], [-50.4427650195, -21.6729665811], [-50.4441442345, -21.6635536499], [-50.4479530431, -21.6606264496], [-50.4447932412, -21.6610495405], [-50.4388073432, -21.6571616385], [-50.4372488545, -21.6524728987], [-50.4398816390, -21.6508382855], [-50.4243768775, -21.6310133074], [-50.4020264448, -21.6270254920], [-50.3896171978, -21.6326142233], [-50.3819638477, -21.6297886267], [-50.3765474441, -21.6304076218], [-50.3653021042, -21.6218758531]]] }},</text:span></text:p>
      <text:p text:style-name="P1"><text:span text:style-name="T1"><text:tab/>{ "type": "Feature", "properties": {"id": "3527801", "name": "Lupercio", "description": "Lupercio"}, "geometry": { "type": "Polygon", "coordinates": [[[-49.7892858147, -22.3511724048], [-49.7691752015, -22.3553172443], [-49.7524021833, -22.3529161168], [-49.7480996632, -22.3514479376], [-49.7489777750, -22.3758477966], [-49.7416725258, -22.3806771199], [-49.7349924527, -22.3818444331], [-49.7459478247, -22.3929817790], [-49.7394049297, -22.4059936604], [-49.7476732565, -22.4049049598], [-49.7525433736, -22.4115868147], [-49.7625133165, -22.4122535430], [-49.7682707919, -22.4235350210], [-49.7715889270, -22.4296279367], [-49.7956560091, -22.4373581270], [-49.8002402278, -22.4469527085], [-49.8000402513, -22.4635641646], [-49.8044925195, -22.4799431541], [-49.8051566861, -22.4889213021], [-49.8187311315, -22.5057369404], [-49.8171309540, -22.5256012711], [-49.8242715546, -22.5254005015], [-49.8337994941, -22.5187849656], [-49.8496131274, -22.5230034399], [-49.8488072679, -22.5165605750], [-49.8537351330, -22.5118073363], [-49.8642084652, -22.5126340228], [-49.8849083343, -22.5053383094], [-49.8746679927, -22.4873856606], [-49.8759155773, -22.4802975558], [-49.8759059365, -22.4734784019], [-49.8667805328, -22.4641874025], [-49.8716022350, -22.4559395631], [-49.8621169560, -22.4520952536], [-49.8542242410, -22.4299603164], [-49.8544356755, -22.4111507133], [-49.8502991644, -22.4003844061], [-49.8550575783, -22.3936486428], [-49.8521286189, -22.3768669659], [-49.8545043889, -22.3571878430], [-49.8398535909, -22.3547019150], [-49.8314731980, -22.3600076055], [-49.8182201661, -22.3597269581], [-49.8101002342, -22.3550360732], [-49.7892858147, -22.3511724048]]] }},</text:span></text:p>
      <text:p text:style-name="P1"><text:span text:style-name="T1"><text:tab/>{ "type": "Feature", "properties": {"id": "3527900", "name": "Lutecia", "description": "Lutecia"}, "geometry": { "type": "Polygon", "coordinates": [[[-50.4260918754, -22.1657090643], [-50.4219846676, -22.1736370843], [-50.4123109950, -22.1754042121], [-50.4097138843, -22.1810022840], [-50.4013360334, -22.1854430489], [-50.4009158660, -22.1854121388], [-50.3863333101, -22.1880792461], [-50.3758124714, -22.1847410845], [-50.3678731030, -22.1860371465], [-50.3619408820, -22.1887076720], [-50.3605797202, -22.1952989547], [-50.3534317829, -22.1944684117], [-50.3454059537, -22.1880252385], [-50.3431253260, -22.1894935888], [-50.3394085185, -22.1909080422], [-50.3393183594, -22.1960270388], [-50.3289891776, -22.2018158180], [-50.3209523724, -22.2018448191], [-50.3184124616, -22.2069445010], [-50.3114244379, -22.2069209306], [-50.3042938408, -22.2019740423], [-50.2977669460, -22.2069333267], [-50.2998567847, -22.2089573264], [-50.3033202677, -22.2097284090], [-50.3095328411, -22.2295465571], [-50.3096127535, -22.2488127606], [-50.3200082243, -22.2684415283], [-50.3246110388, -22.2709432732], [-50.3246631078, -22.2773377212], [-50.3290767203, -22.2797016479], [-50.3255411888, -22.2830628131], [-50.3279663907, -22.2878291469], [-50.3256617113, -22.2926256850], [-50.3304743929, -22.2958940689], [-50.3280929427, -22.3186369540], [-50.3320124079, -22.3275390584], [-50.3320942018, -22.3415096406], [-50.3281665732, -22.3506094353], [-50.3312592697, -22.3576939655], [-50.3141936787, -22.3558354409], [-50.3057032219, -22.3643230624], [-50.2933514467, -22.3700420158], [-50.2756484803, -22.3719806999], [-50.2702710937, -22.3677399791], [-50.2363085737, -22.3788724356], [-50.2520204998, -22.3811525785], [-50.2630341290, -22.3927437180], [-50.2748019122, -22.3979424708], [-50.2804326209, -22.4078128399], [-50.2818265213, -22.4138365921], [-50.2885437247, -22.4191340143], [-50.3000154079, -22.4218357899], [-50.3018109367, -22.4317261494], [-50.3064015982, -22.4360338875], [-50.3192716342, -22.4431000661], [-50.3357573938, -22.4445727860], [-50.3348287851, -22.4533471817], [-50.3495140278, -22.4784979785], [-50.3604737690, -22.4711941406], [-50.3699823871, -22.4694359659], [-50.3835278222, -22.4527974925], [-50.3972480383, -22.4444441761], [-50.4028211861, -22.4451886853], [-50.4174782047, -22.4552687336], [-50.4378206667, -22.4565795912], [-50.4492860683, -22.4587184824], [-50.4600268859, -22.4558086015], [-50.4718077284, -22.4600820373], [-50.4703656567, -22.4561663990], [-50.4726417616, -22.4373562535], [-50.4692521669, -22.4184919053], [-50.4643012013, -22.4085593765], [-50.4568380692, -22.4059270288], [-50.4510840848, -22.3935435689], [-50.4573111640, -22.3719118202], [-50.4555074288, -22.3659790112], [-50.4481784075, -22.3627840140], [-50.4417532704, -22.3543410934], [-50.4489432262, -22.3336315875], [-50.4515905961, -22.3142057156], [-50.4594230507, -22.3127127788], [-50.4648355265, -22.3154396563], [-50.4764706594, -22.2824336661], [-50.4754739537, -22.2755824502], [-50.4791633937, -22.2736701967], [-50.4762485056, -22.2621483110], [-50.4785215822, -22.2576432244], [-50.4720395419, -22.2350633216], [-50.4636921962, -22.2342158455], [-50.4563243356, -22.2271837907], [-50.4525528228, -22.2137853598], [-50.4512172213, -22.1728620704], [-50.4359166510, -22.1736000817], [-50.4322852229, -22.1664315882], [-50.4260918754, -22.1657090643]]] }},</text:span></text:p>
      <text:p text:style-name="P1"><text:span text:style-name="T1"><text:tab/>{ "type": "Feature", "properties": {"id": "3528007", "name": "Macatuba", "description": "Macatuba"}, "geometry": { "type": "Polygon", "coordinates": [[[-48.6450719812, -22.4730269952], [-48.6402353049, -22.4805737664], [-48.6248971815, -22.4919108457], [-48.6206284786, -22.5014353915], [-48.6229281823, -22.5035733915], [-48.6292374834, -22.5048111941], [-48.6298786874, -22.5114572336], [-48.6431709211, -22.5121531640], [-48.6390649722, -22.5202199152], [-48.6433478838, -22.5176909819], [-48.6455389675, -22.5157821867], [-48.6469467330, -22.5180875346], [-48.6475037479, -22.5259758914], [-48.6534851048, -22.5267690589], [-48.6523602371, -22.5321476952], [-48.6564155469, -22.5365050107], [-48.6549737867, -22.5393569868], [-48.6593642287, -22.5395220925], [-48.6593754901, -22.5448528602], [-48.6645340532, -22.5435938525], [-48.6700931199, -22.5467096666], [-48.6669971931, -22.5513418679], [-48.6732373535, -22.5512544859], [-48.6766410885, -22.5555827710], [-48.6939565994, -22.5584569879], [-48.7148905184, -22.5538809545], [-48.7553748021, -22.5560636738], [-48.7560332177, -22.5559662305], [-48.7649228604, -22.5573587877], [-48.7863607542, -22.5371047757], [-48.7930590856, -22.5372255324], [-48.8024302595, -22.5436466498], [-48.8160515273, -22.5410494677], [-48.8201106805, -22.5145400520], [-48.8151556630, -22.4980980399], [-48.8265440496, -22.4879396788], [-48.8150998982, -22.4852743736], [-48.8081524542, -22.4772944803], [-48.7934553935, -22.4830555160], [-48.7880256909, -22.4782184340], [-48.7747353997, -22.4758952935], [-48.7717419494, -22.4795324101], [-48.7632369987, -22.4671852597], [-48.7495602022, -22.4646551020], [-48.7397432725, -22.4531622551], [-48.7412118962, -22.4458677021], [-48.7300418966, -22.4259990306], [-48.7283492035, -22.4168218807], [-48.7312270281, -22.3995967071], [-48.7236865962, -22.3807851952], [-48.7024419790, -22.3680661771], [-48.6840584848, -22.3988501664], [-48.6647007946, -22.4134300163], [-48.6624369167, -22.4351948577], [-48.6668518039, -22.4483292106], [-48.6627853923, -22.4645376241], [-48.6450719812, -22.4730269952]]] }},</text:span></text:p>
      <text:p text:style-name="P1"><text:span text:style-name="T1"><text:tab/>{ "type": "Feature", "properties": {"id": "3528106", "name": "Macaubal", "description": "Macaubal"}, "geometry": { "type": "Polygon", "coordinates": [[[-49.9186770892, -20.7459262815], [-49.9047337551, -20.7597353146], [-49.9047776881, -20.7610263915], [-49.9019613238, -20.7963562624], [-49.9080207123, -20.8083948262], [-49.9128021111, -20.8136272772], [-49.9115762281, -20.8213356279], [-49.9076374820, -20.8288900778], [-49.9099174991, -20.8424784687], [-49.9064570717, -20.8590220974], [-49.9172879689, -20.8713232986], [-49.9166998082, -20.8781372084], [-49.9219759533, -20.8787658535], [-49.9333818172, -20.8898702638], [-49.9425588835, -20.8913562800], [-49.9449588040, -20.8991382000], [-49.9553852378, -20.9033550727], [-49.9563417826, -20.9067989541], [-49.9589416169, -20.9071614484], [-49.9751660006, -20.9099426386], [-49.9827475286, -20.9329704263], [-49.9929073446, -20.9493303548], [-50.0065309077, -20.9592499712], [-50.0033981767, -20.9630453189], [-50.0052391995, -20.9660103461], [-50.0155344829, -20.9642998202], [-50.0191436060, -20.9687566033], [-50.0178180468, -20.9768082999], [-50.0324488378, -20.9779215845], [-50.0219013054, -20.9431141969], [-50.0314314833, -20.9327898498], [-50.0359217667, -20.9432884115], [-50.0454716022, -20.9402990034], [-50.0502078536, -20.9310056890], [-50.0497783361, -20.9270368387], [-50.0381054397, -20.9189491791], [-50.0415038619, -20.9114445140], [-50.0356593840, -20.9076920680], [-50.0369207311, -20.9025812971], [-50.0307328679, -20.8898689336], [-50.0290852004, -20.8751475057], [-50.0348297719, -20.8613599059], [-50.0288187283, -20.8578723254], [-50.0240450076, -20.8318790410], [-50.0241112135, -20.8230720810], [-50.0236707181, -20.8234883339], [-50.0230246709, -20.8142844181], [-50.0270694322, -20.8070246316], [-50.0241900300, -20.8038647012], [-50.0284226563, -20.7934536075], [-50.0240943328, -20.7688691525], [-50.0178336995, -20.7575646174], [-50.0089986038, -20.7555136521], [-50.0018781392, -20.7461344337], [-49.9917324702, -20.7399465665], [-49.9752068789, -20.7485047753], [-49.9493215345, -20.7460778989], [-49.9355861469, -20.7246841694], [-49.9245963767, -20.7227975703], [-49.9186770892, -20.7459262815]]] }},</text:span></text:p>
      <text:p text:style-name="P1"><text:span text:style-name="T1"><text:tab/>{ "type": "Feature", "properties": {"id": "3528205", "name": "Macedonia", "description": "Macedonia"}, "geometry": { "type": "Polygon", "coordinates": [[[-50.1393214507, -20.0407552406], [-50.1304554217, -20.0480903291], [-50.1225004497, -20.0396856261], [-50.1104752904, -20.0377648430], [-50.0981502525, -20.0379682811], [-50.0897813606, -20.0427647760], [-50.0879576473, -20.0628960267], [-50.0767741094, -20.0705147980], [-50.0680783604, -20.0673851663], [-50.0625798412, -20.0697957372], [-50.0561081611, -20.0622545265], [-50.0451013142, -20.0596116002], [-50.0426899685, -20.0760460712], [-50.0383323248, -20.0790745709], [-50.0275517871, -20.0783442421], [-50.0359823903, -20.0843235710], [-50.0493272471, -20.0998742844], [-50.1006135992, -20.1208056945], [-50.1074340455, -20.1289099364], [-50.1069385689, -20.1451826621], [-50.1124240104, -20.1452395585], [-50.1192359594, -20.1526238264], [-50.1321547746, -20.1585783797], [-50.1447992222, -20.1609426864], [-50.1478928085, -20.1629598086], [-50.1480398658, -20.1742976823], [-50.1569369582, -20.1804667481], [-50.1576603655, -20.1906828935], [-50.1778693376, -20.1996945573], [-50.2023493201, -20.1893056717], [-50.2190247336, -20.2053075468], [-50.2215622330, -20.2049003195], [-50.2197389304, -20.1968245205], [-50.2247213180, -20.1754337853], [-50.2322004221, -20.1723717349], [-50.2571721565, -20.1469216801], [-50.2666846509, -20.1438739486], [-50.2696593891, -20.1348032026], [-50.2637208301, -20.1186667384], [-50.2521592439, -20.1083891980], [-50.2770501443, -20.1045405308], [-50.2824256293, -20.0989495710], [-50.3009666283, -20.0970081016], [-50.3083375835, -20.0881264747], [-50.2896702705, -20.0730376591], [-50.2841920518, -20.0626886739], [-50.2835715001, -20.0246189636], [-50.2950298156, -20.0169152387], [-50.2858438256, -20.0099412947], [-50.2815473876, -20.0066795457], [-50.2725812811, -20.0107769647], [-50.2602947149, -20.0344960760], [-50.2520110880, -20.0344374656], [-50.2386410216, -20.0451003754], [-50.2204272533, -20.0444206397], [-50.2172992571, -20.0472756818], [-50.2088724488, -20.0312612298], [-50.2008678569, -20.0237837220], [-50.2033667442, -20.0169052781], [-50.1995027705, -20.0031949403], [-50.1896818427, -19.9858364080], [-50.1843054839, -20.0050223278], [-50.1680834534, -20.0257918090], [-50.1501248781, -20.0391254487], [-50.1393214507, -20.0407552406]]] }},</text:span></text:p>
      <text:p text:style-name="P1"><text:span text:style-name="T1"><text:tab/>{ "type": "Feature", "properties": {"id": "3528304", "name": "Magda", "description": "Magda"}, "geometry": { "type": "Polygon", "coordinates": [[[-50.2802467585, -20.4669336023], [-50.2683026898, -20.4726642542], [-50.2650462561, -20.4710262073], [-50.2578663428, -20.4794787749], [-50.2475163462, -20.4754233939], [-50.2460050143, -20.4904298524], [-50.2405519439, -20.4876455636], [-50.2372046605, -20.4919630656], [-50.2289846127, -20.4936373417], [-50.2297941568, -20.4966027714], [-50.2162051183, -20.4862098387], [-50.2192499744, -20.4840369355], [-50.2129798544, -20.4771509718], [-50.2023092141, -20.4815679615], [-50.2006310101, -20.4865180039], [-50.1912456062, -20.4835481302], [-50.1890843269, -20.4902187732], [-50.1852806957, -20.4882390844], [-50.1763593786, -20.4918413805], [-50.1754563279, -20.5004023655], [-50.1710110109, -20.4984659574], [-50.1668538394, -20.5011354716], [-50.1676241724, -20.5125573979], [-50.1601427243, -20.5130316434], [-50.1584438475, -20.5044485859], [-50.1539061022, -20.5044492892], [-50.1477483876, -20.5004780621], [-50.1406860332, -20.5046036854], [-50.1429237293, -20.5110112117], [-50.1377799366, -20.5206254250], [-50.1387117731, -20.5374735681], [-50.1510376159, -20.5456731247], [-50.1511103436, -20.5521841396], [-50.1595352115, -20.5613517715], [-50.1601226046, -20.5701149689], [-50.1559788038, -20.5726543716], [-50.1618827518, -20.5887075305], [-50.1585654520, -20.5974076605], [-50.1641502127, -20.6009569851], [-50.1711722630, -20.6162187766], [-50.1832381909, -20.6242805976], [-50.1823137669, -20.6332828656], [-50.1935296233, -20.6479504836], [-50.1904068219, -20.6581623323], [-50.1950613745, -20.6611666301], [-50.1981174980, -20.6717327825], [-50.2114054445, -20.6795470554], [-50.2086757432, -20.6889392124], [-50.2128077336, -20.6930444739], [-50.2156661214, -20.7112773563], [-50.2301685518, -20.7183328624], [-50.2392237377, -20.7298008341], [-50.2500294521, -20.7362702223], [-50.2597267044, -20.7425454523], [-50.2649497611, -20.7517162772], [-50.2724173464, -20.7332038579], [-50.2938312531, -20.7340057167], [-50.2957195619, -20.7123064524], [-50.2965807554, -20.7062729087], [-50.2892058149, -20.7019652279], [-50.2839444872, -20.6810835353], [-50.2895510208, -20.6637622742], [-50.2839780189, -20.6490793129], [-50.2898571311, -20.6396292750], [-50.3003127129, -20.6401129595], [-50.3015541249, -20.6289109846], [-50.2944060027, -20.6119275289], [-50.2791780782, -20.5944387883], [-50.2854084240, -20.5855597995], [-50.2748438695, -20.5753835264], [-50.2731775685, -20.5685887396], [-50.2764854414, -20.5678337293], [-50.2832522833, -20.5481986056], [-50.2772414718, -20.5258935408], [-50.2708007856, -20.5205006375], [-50.2791703755, -20.5045566198], [-50.2781905410, -20.4852694363], [-50.2844925501, -20.4697693534], [-50.2802467585, -20.4669336023]]] }},</text:span></text:p>
      <text:p text:style-name="P1"><text:span text:style-name="T1"><text:tab/>{ "type": "Feature", "properties": {"id": "3528403", "name": "Mairinque", "description": "Mairinque"}, "geometry": { "type": "Polygon", "coordinates": [[[-47.2938571178, -23.4260247977], [-47.2849356420, -23.4310975117], [-47.2743172471, -23.4283719017], [-47.2647977418, -23.4213828436], [-47.2571606765, -23.4238004076], [-47.2567982139, -23.4237048594], [-47.2556937325, -23.4202155989], [-47.2490266046, -23.4196109556], [-47.2466718366, -23.4189965717], [-47.2304169979, -23.4183792959], [-47.2120521916, -23.4170581326], [-47.1962650578, -23.4210870516], [-47.1950101484, -23.4177349211], [-47.1876328895, -23.4189057759], [-47.1867126518, -23.4207420420], [-47.1890859946, -23.4338786488], [-47.1859236412, -23.4408220309], [-47.1770784066, -23.4434532155], [-47.1753592338, -23.4473023984], [-47.1753261705, -23.4480188980], [-47.1760673000, -23.4612004702], [-47.1760507868, -23.4615771414], [-47.1869439112, -23.4821282530], [-47.1828031012, -23.4912599173], [-47.1841192219, -23.4982432761], [-47.1735929590, -23.5012676206], [-47.1693445683, -23.5034518371], [-47.1628007720, -23.5193677177], [-47.1656284426, -23.5237610569], [-47.1657248625, -23.5244724161], [-47.1578763887, -23.5345110584], [-47.1585313587, -23.5402642262], [-47.1714825057, -23.5497796766], [-47.1693398416, -23.5604722022], [-47.1732417874, -23.5694780923], [-47.1733963550, -23.5700140901], [-47.1767698831, -23.5816674101], [-47.1850109482, -23.5921432212], [-47.1830214569, -23.6018785643], [-47.2019306887, -23.6062068142], [-47.2085793409, -23.6123676936], [-47.2052604680, -23.6168797103], [-47.2181805027, -23.6178058029], [-47.2289284948, -23.6160944008], [-47.2497472806, -23.6197886680], [-47.2689505395, -23.6143987824], [-47.2698290583, -23.6005782560], [-47.2758315588, -23.5965448692], [-47.2768151667, -23.5967013674], [-47.2740525588, -23.5815816471], [-47.2627278929, -23.5691323526], [-47.2614248852, -23.5687256846], [-47.2539278503, -23.5684605932], [-47.2520307697, -23.5579606495], [-47.2474405685, -23.5567810992], [-47.2403408420, -23.5611237666], [-47.2348521891, -23.5568793122], [-47.2346748474, -23.5483337939], [-47.2296458416, -23.5433040138], [-47.2373193123, -23.5329297770], [-47.2332979907, -23.5297976186], [-47.2328746221, -23.5296040757], [-47.2332067722, -23.5207328612], [-47.2301932283, -23.5158892773], [-47.2296308918, -23.5149861067], [-47.2294715107, -23.5147302958], [-47.2376824104, -23.5077461447], [-47.2437549868, -23.5043526684], [-47.2524746243, -23.5078919070], [-47.2559906546, -23.5016791619], [-47.2709874446, -23.4940143428], [-47.2753865748, -23.4860783646], [-47.2722107858, -23.4779744104], [-47.2871997529, -23.4772655860], [-47.2896358048, -23.4738146952], [-47.2989201827, -23.4776045509], [-47.2997058055, -23.4694392671], [-47.3099492207, -23.4718414026], [-47.3138282045, -23.4652467466], [-47.3165553561, -23.4634397689], [-47.3234070557, -23.4546760857], [-47.3250476524, -23.4415839571], [-47.3266783508, -23.4389706026], [-47.3222883197, -23.4347251501], [-47.3177821695, -23.4357331237], [-47.3147152655, -23.4344674045], [-47.3169307505, -23.4304788721], [-47.3002948219, -23.4169046660], [-47.2938571178, -23.4260247977]]] }},</text:span></text:p>
      <text:p text:style-name="P1"><text:span text:style-name="T1"><text:tab/>{ "type": "Feature", "properties": {"id": "3528502", "name": "Mairipora", "description": "Mairipora"}, "geometry": { "type": "Polygon", "coordinates": [[[-46.6017451955, -23.2342114627], [-46.5945825951, -23.2370865957], [-46.5868730330, -23.2341613955], [-46.5728218758, -23.2318215864], [-46.5662513612, -23.2335067330], [-46.5647289593, -23.2355627521], [-46.5532782401, -23.2352780284], [-46.5477394172, -23.2397668111], [-46.5454743299, -23.2406959768], [-46.5349512184, -23.2395971908], [-46.5278410371, -23.2411347988], [-46.5238147337, -23.2376958614], [-46.5155171192, -23.2376561550], [-46.5133053255, -23.2490161642], [-46.5026442414, -23.2472820686], [-46.4953339269, -23.2538549744], [-46.4898281291, -23.2572171320], [-46.4827803340, -23.2662593279], [-46.4792035062, -23.2679570163], [-46.4708268636, -23.2831293829], [-46.4601856910, -23.2776338843], [-46.4600188187, -23.2705889651], [-46.4541124528, -23.2726460211], [-46.4466495273, -23.2699261265], [-46.4341724001, -23.2792809987], [-46.4400734530, -23.2860168893], [-46.4340115179, -23.2853325467], [-46.4275623141, -23.2930383343], [-46.4254660037, -23.2975878421], [-46.4193050497, -23.3137615050], [-46.4164555972, -23.3136164909], [-46.4232967781, -23.3163837409], [-46.4249158610, -23.3225709431], [-46.4331155609, -23.3297220985], [-46.4315264530, -23.3348937212], [-46.4350473366, -23.3370624241], [-46.4392012789, -23.3418203439], [-46.4438771667, -23.3403894823], [-46.4481879321, -23.3492817543], [-46.4448109040, -23.3581133868], [-46.4450958743, -23.3582168091], [-46.4609610235, -23.3571646681], [-46.4686330837, -23.3567659978], [-46.4755739803, -23.3619186832], [-46.4818455526, -23.3605046330], [-46.4872522527, -23.3566865332], [-46.4882277824, -23.3500242650], [-46.4994377607, -23.3506220336], [-46.4999845196, -23.3506507540], [-46.5013647354, -23.3504175358], [-46.5053283238, -23.3509624873], [-46.5088581937, -23.3548367390], [-46.5200487882, -23.3544133785], [-46.5361337664, -23.3634915703], [-46.5444532545, -23.3578280022], [-46.5491149549, -23.3568465676], [-46.5580251875, -23.3659280643], [-46.5656885836, -23.3714654597], [-46.5692760555, -23.3755022568], [-46.5751507818, -23.3735225518], [-46.5792227739, -23.3733536656], [-46.6006368041, -23.3883248143], [-46.5991539634, -23.3952128266], [-46.6088938068, -23.4017559934], [-46.6108339000, -23.4102765321], [-46.6141514060, -23.4116740699], [-46.6120586219, -23.4168718266], [-46.6217049188, -23.4164307086], [-46.6213191217, -23.4199930553], [-46.6213053203, -23.4206971864], [-46.6335677445, -23.4283652447], [-46.6349961021, -23.4278405370], [-46.6510077569, -23.4286145116], [-46.6541399914, -23.4302747708], [-46.6693018490, -23.4183139816], [-46.6584899407, -23.3991482308], [-46.6545084936, -23.3950422984], [-46.6587710816, -23.3891798748], [-46.6562915707, -23.3836204641], [-46.6603677215, -23.3818748720], [-46.6601663410, -23.3743324494], [-46.6672277745, -23.3737098552], [-46.6693790717, -23.3617031871], [-46.6605248547, -23.3353238181], [-46.6580097933, -23.3321135688], [-46.6566808970, -23.3299049014], [-46.6564467156, -23.3289871635], [-46.6563020215, -23.3233140976], [-46.6448809824, -23.3175823587], [-46.6441141942, -23.3118184284], [-46.6358865701, -23.3037177406], [-46.6361133490, -23.3029983986], [-46.6469101573, -23.2917834452], [-46.6470464238, -23.2885189861], [-46.6601766528, -23.2806804291], [-46.6586419096, -23.2771855750], [-46.6463202785, -23.2756497519], [-46.6461887379, -23.2714372871], [-46.6454573092, -23.2699020565], [-46.6418819036, -23.2652508937], [-46.6373033702, -23.2643615031], [-46.6356324710, -23.2572671892], [-46.6294290753, -23.2582160252], [-46.6204422309, -23.2545223100], [-46.6224624779, -23.2447462629], [-46.6170809530, -23.2394979283], [-46.6147668934, -23.2319157978], [-46.6146104540, -23.2273513401], [-46.6085743276, -23.2251777771], [-46.6068780804, -23.2248579060], [-46.6020199448, -23.2276472772], [-46.6041212255, -23.2326294088], [-46.6017451955, -23.2342114627]]] }},</text:span></text:p>
      <text:p text:style-name="P1"><text:span text:style-name="T1"><text:tab/>{ "type": "Feature", "properties": {"id": "3528601", "name": "Manduri", "description": "Manduri"}, "geometry": { "type": "Polygon", "coordinates": [[[-49.2588026776, -22.9858596947], [-49.2481125154, -22.9932693133], [-49.2453150606, -23.0123557625], [-49.2215644838, -23.0360008377], [-49.2335407156, -23.0398049357], [-49.2249910742, -23.0509148378], [-49.2247728963, -23.0598756367], [-49.2362201399, -23.0619893006], [-49.2404859686, -23.0689095401], [-49.2352503821, -23.0937673717], [-49.2369379568, -23.1179974259], [-49.2431310097, -23.1264189481], [-49.2419474677, -23.1346977581], [-49.2449745011, -23.1442698171], [-49.2525127959, -23.1395050450], [-49.2537122812, -23.1350514106], [-49.2593683964, -23.1212124835], [-49.2775930241, -23.1213829590], [-49.2873057518, -23.1285920680], [-49.3099403920, -23.1238085616], [-49.3212015737, -23.1291825474], [-49.3299088788, -23.1255535755], [-49.3328862408, -23.1187596179], [-49.3292985915, -23.1102827085], [-49.3359842808, -23.1112339951], [-49.3355253526, -23.1069142180], [-49.3437712468, -23.1026472150], [-49.3535870313, -23.0876365716], [-49.3581377088, -23.0839159706], [-49.3619545235, -23.0858269412], [-49.3710056017, -23.0917766341], [-49.3755977059, -23.0869233350], [-49.3811549599, -23.0810493314], [-49.3795825931, -23.0659966895], [-49.3871622347, -23.0531837181], [-49.3837480092, -23.0492760706], [-49.3868344412, -23.0427386338], [-49.3827824998, -23.0387313626], [-49.3709374435, -22.9982805307], [-49.3711299825, -22.9969581809], [-49.3693080689, -22.9879345742], [-49.3678219526, -22.9837082646], [-49.3643807935, -22.9855241495], [-49.3589875343, -22.9921109250], [-49.3523446182, -22.9774399866], [-49.3402655818, -22.9746177916], [-49.3181434261, -22.9694461325], [-49.3032017741, -22.9522582697], [-49.2896290378, -22.9612798159], [-49.2816700567, -22.9675893860], [-49.2670561590, -22.9726338405], [-49.2558752801, -22.9750408228], [-49.2588026776, -22.9858596947]]] }},</text:span></text:p>
      <text:p text:style-name="P1"><text:span text:style-name="T1"><text:tab/>{ "type": "Feature", "properties": {"id": "3528700", "name": "Maraba Paulista", "description": "Maraba Paulista"}, "geometry": { "type": "Polygon", "coordinates": [[[-52.0134015343, -21.9522348911], [-52.0131043810, -21.9610723758], [-52.0096226624, -21.9599596347], [-51.9970345340, -21.9674416851], [-51.9804472405, -21.9676394059], [-51.9789572037, -21.9736501372], [-51.9716899002, -21.9763850539], [-51.9734263335, -21.9791659997], [-51.9684848334, -21.9835885688], [-51.9622170229, -21.9901970478], [-51.9540100193, -21.9895614775], [-51.9472211054, -21.9977894391], [-51.9403260267, -21.9931292142], [-51.9302089678, -21.9961107284], [-51.9269294705, -22.0006584817], [-51.9222831410, -21.9998911255], [-51.9150027154, -22.0048085400], [-51.9084457847, -22.0094938135], [-51.8955392229, -22.0105103127], [-51.8911113495, -22.0221932840], [-51.8852726229, -22.0247177005], [-51.8776477793, -22.0246191741], [-51.8769039498, -22.0313026248], [-51.8628500507, -22.0359355428], [-51.8627627309, -22.0422004874], [-51.8652316177, -22.0449486995], [-51.8604150842, -22.0511708945], [-51.8685181330, -22.0785225387], [-51.8735384993, -22.0809301925], [-51.8806439121, -22.1021278242], [-51.8834328780, -22.1224732516], [-51.8826839431, -22.1304915725], [-51.8704337170, -22.1460280996], [-51.8777283422, -22.1617241414], [-51.8739119412, -22.1768132964], [-51.8851351007, -22.1719036134], [-51.8948822980, -22.1737880524], [-51.9012726748, -22.1835051623], [-51.8991072350, -22.1928267610], [-51.9024653152, -22.1975528905], [-51.9123600156, -22.1944485177], [-51.9204643783, -22.1834153266], [-51.9325544928, -22.1777641682], [-51.9466632380, -22.1796674290], [-51.9498303907, -22.1860791355], [-51.9512351674, -22.1862412233], [-51.9713003446, -22.1961795818], [-51.9734684577, -22.1997901384], [-51.9693201720, -22.2128794349], [-51.9846085311, -22.2137571982], [-51.9855473480, -22.2206904665], [-52.0021930054, -22.2381763530], [-52.0145773413, -22.2372257871], [-52.0216379084, -22.2442642283], [-52.0218010798, -22.2519859187], [-52.0447355955, -22.2631821967], [-52.0558155275, -22.2722228401], [-52.0569802965, -22.2719867269], [-52.0615251856, -22.2679888254], [-52.0718539214, -22.2674446033], [-52.0727451891, -22.2726474817], [-52.0780534632, -22.2728268027], [-52.1052162629, -22.2745702930], [-52.1245781640, -22.2693073302], [-52.1300248102, -22.2726478628], [-52.1435276343, -22.2664357983], [-52.1547677536, -22.2710846594], [-52.1594092139, -22.2670524549], [-52.1778555516, -22.2663115490], [-52.1945501857, -22.2599069544], [-52.2081867167, -22.2664122700], [-52.2088623377, -22.2856644401], [-52.2401245297, -22.2904811730], [-52.2840889525, -22.2729306164], [-52.2676478147, -22.2524971555], [-52.2615508549, -22.2540886568], [-52.2490274861, -22.2671065908], [-52.2458370395, -22.2622117280], [-52.2278955772, -22.2640067789], [-52.2211190167, -22.2590281053], [-52.2153209791, -22.2499858062], [-52.2279200392, -22.2431787013], [-52.2234683657, -22.2217628376], [-52.2297735516, -22.2161775558], [-52.2436984992, -22.2011863067], [-52.2423824693, -22.1959631594], [-52.2411619917, -22.1965449101], [-52.2271380342, -22.1992844465], [-52.2240286592, -22.1978269281], [-52.2205830521, -22.1948120362], [-52.2294480414, -22.1722149885], [-52.2257263265, -22.1594040608], [-52.2147408445, -22.1532104483], [-52.2072283935, -22.1500460698], [-52.2094994863, -22.1398869843], [-52.2017919149, -22.1166438298], [-52.2006857602, -22.1160502756], [-52.1889377441, -22.1056958817], [-52.1735365280, -22.0828609537], [-52.1719183039, -22.0740473684], [-52.1883294979, -22.0640467674], [-52.1925904947, -22.0582764787], [-52.1897063035, -22.0537001192], [-52.1884209326, -22.0460720228], [-52.1761639633, -22.0428124703], [-52.1626996248, -22.0280618013], [-52.1604434334, -22.0227508783], [-52.1455234842, -22.0130136575], [-52.1434439497, -21.9983665075], [-52.1280384678, -21.9904044121], [-52.1222674806, -21.9940252906], [-52.1087824383, -21.9810597016], [-52.0972506120, -21.9873575416], [-52.0875696123, -21.9875709280], [-52.0818495568, -21.9928086117], [-52.0775958626, -22.0046143220], [-52.0672444382, -22.0083960569], [-52.0665042655, -22.0156208197], [-52.0630575370, -22.0217827129], [-52.0582984461, -22.0232186077], [-52.0586991805, -22.0268630983], [-52.0563015927, -22.0321236834], [-52.0296439855, -22.0475746709], [-52.0293436027, -22.0348483820], [-52.0379459863, -22.0266160141], [-52.0334224467, -22.0080834289], [-52.0270692211, -22.0036461765], [-52.0314390395, -21.9876575677], [-52.0225899897, -21.9482031619], [-52.0134015343, -21.9522348911]]] }},</text:span></text:p>
      <text:p text:style-name="P1"><text:span text:style-name="T1"><text:tab/>{ "type": "Feature", "properties": {"id": "3528809", "name": "Maracai", "description": "Maracai"}, "geometry": { "type": "Polygon", "coordinates": [[[-50.6599575717, -22.5300820417], [-50.6397363144, -22.5620698347], [-50.6227651944, -22.5473634130], [-50.6148802263, -22.5484993602], [-50.6078458338, -22.5438400269], [-50.6048328033, -22.5470775319], [-50.5963394716, -22.5530230962], [-50.5785397074, -22.5794238639], [-50.5338823261, -22.5894202424], [-50.5245717828, -22.5922648930], [-50.5133522308, -22.6035584213], [-50.5331655819, -22.6176156932], [-50.5463376427, -22.6216835390], [-50.5537634255, -22.6293591398], [-50.5577848591, -22.6361507605], [-50.5727743987, -22.6427141605], [-50.5683643362, -22.6652768411], [-50.5711267153, -22.6910339079], [-50.5856780499, -22.6735152019], [-50.6038726632, -22.6788727687], [-50.6256644747, -22.6765567588], [-50.6311876700, -22.6756221559], [-50.6421071350, -22.6759954829], [-50.6519291549, -22.6847195558], [-50.6582983176, -22.6834255946], [-50.6983062774, -22.7072427178], [-50.7165956199, -22.7135499959], [-50.7222471754, -22.7198036728], [-50.7429936616, -22.7209387224], [-50.7371263609, -22.7129864677], [-50.7364538262, -22.6951252941], [-50.7475792623, -22.6768345824], [-50.7525367055, -22.6747982454], [-50.7611493592, -22.6800209166], [-50.7689262289, -22.6799027268], [-50.7809965133, -22.6689930841], [-50.7861428864, -22.6710067587], [-50.7956894411, -22.6766703411], [-50.8122025395, -22.6958509955], [-50.8225705930, -22.7181540412], [-50.8329118233, -22.7236656307], [-50.8397331064, -22.7363271013], [-50.8531870117, -22.7448757869], [-50.8592958188, -22.7439296234], [-50.8726376504, -22.7553846940], [-50.8949662448, -22.7748382577], [-50.9246526454, -22.7840011796], [-50.9272059993, -22.7972767602], [-50.9368609857, -22.8043254239], [-50.9451503264, -22.8034585954], [-50.9611292153, -22.7857547846], [-50.9781918340, -22.7821362487], [-50.9817847193, -22.7809574426], [-50.9780487958, -22.7794343979], [-50.9769722191, -22.7734392863], [-50.9801006514, -22.7673342395], [-50.9716040732, -22.7682596146], [-50.9669915822, -22.7638943130], [-50.9644744732, -22.7705636690], [-50.9632704226, -22.7651632974], [-50.9593625760, -22.7646135902], [-50.9625733618, -22.7568361773], [-50.9668757304, -22.7565344587], [-50.9612616272, -22.7468032082], [-50.9511963822, -22.7499232885], [-50.9506053076, -22.7550071177], [-50.9500302762, -22.7461735472], [-50.9386448100, -22.7497520625], [-50.9405537187, -22.7443660630], [-50.9376358500, -22.7400622358], [-50.9432777266, -22.7400185863], [-50.9418300841, -22.7318683837], [-50.9444958995, -22.7283713306], [-50.9378502243, -22.7307503465], [-50.9382312822, -22.7275443528], [-50.9334928346, -22.7258271470], [-50.9400816826, -22.7207445093], [-50.9379629010, -22.7158136992], [-50.9371361880, -22.7107930244], [-50.9446371599, -22.7081253560], [-50.9417509757, -22.7025935845], [-50.9523241768, -22.6948889989], [-50.9453694207, -22.6872825854], [-50.9494196923, -22.6841590422], [-50.9485081349, -22.6771954327], [-50.9445504556, -22.6745291949], [-50.9418817568, -22.6684747856], [-50.9321989992, -22.6720606362], [-50.9309874329, -22.6658472286], [-50.9245763071, -22.6638200899], [-50.9275411401, -22.6612671349], [-50.9229405345, -22.6559179137], [-50.9260507529, -22.6517683359], [-50.9223834425, -22.6495699895], [-50.9252013781, -22.6464341826], [-50.9228724332, -22.6428280591], [-50.9139378892, -22.6479148310], [-50.9099546735, -22.6384122325], [-50.9039395660, -22.6377541845], [-50.8970816711, -22.6443765855], [-50.8978122512, -22.6489299931], [-50.8883959142, -22.6557279692], [-50.8822707494, -22.6525907230], [-50.8856079121, -22.6505951877], [-50.8824601011, -22.6488625212], [-50.8646663445, -22.6605701420], [-50.8637221394, -22.6545457546], [-50.8596304428, -22.6599556598], [-50.8547011673, -22.6544972654], [-50.8500076974, -22.6605454733], [-50.8435761033, -22.6569633020], [-50.8395097434, -22.6588515187], [-50.8381569977, -22.6546077958], [-50.8328937025, -22.6586118995], [-50.8273315761, -22.6465707143], [-50.8239085907, -22.6410159119], [-50.8185241345, -22.6432753308], [-50.8102449966, -22.6372631616], [-50.8202611198, -22.6218105864], [-50.8100186138, -22.6238553806], [-50.8085482126, -22.6188983765], [-50.8007157610, -22.6169475608], [-50.8018878871, -22.6126267321], [-50.7874651889, -22.5962984353], [-50.7701243317, -22.5936581192], [-50.7690972284, -22.5805727856], [-50.7581342157, -22.5798822951], [-50.7487670981, -22.5839660253], [-50.7389457873, -22.5831520621], [-50.7296891366, -22.5657254045], [-50.7130146144, -22.5613097363], [-50.7079861952, -22.5503192784], [-50.7032660908, -22.5490880479], [-50.6911548239, -22.5462212888], [-50.6906835306, -22.5397697909], [-50.6799371282, -22.5302143534], [-50.6728880297, -22.5110639436], [-50.6705930182, -22.5097141625], [-50.6573523205, -22.5095079352], [-50.6599575717, -22.5300820417]]] }},</text:span></text:p>
      <text:p text:style-name="P1"><text:span text:style-name="T1"><text:tab/>{ "type": "Feature", "properties": {"id": "3528858", "name": "Marapoama", "description": "Marapoama"}, "geometry": { "type": "Polygon", "coordinates": [[[-49.0920867773, -21.2799264534], [-49.0990252634, -21.2849494960], [-49.1239402495, -21.2981803179], [-49.1299129290, -21.2969403562], [-49.1317193910, -21.2965150607], [-49.1556205446, -21.2864130942], [-49.1694684495, -21.2886402076], [-49.1870492495, -21.3031481010], [-49.2111932278, -21.3110128481], [-49.2165920443, -21.3206104379], [-49.2263456779, -21.3244352701], [-49.2336069736, -21.3231020278], [-49.2286294741, -21.3142752298], [-49.2210688912, -21.2925471846], [-49.2097313661, -21.2800483632], [-49.1999663615, -21.2780919921], [-49.1814037776, -21.2571331463], [-49.1747249895, -21.2509559119], [-49.1637500801, -21.2216251498], [-49.1450583246, -21.2154242577], [-49.1473181461, -21.2104807155], [-49.1413633888, -21.1977424274], [-49.1444126845, -21.1869232548], [-49.1325039792, -21.1860799998], [-49.1282831568, -21.1931747341], [-49.1100791878, -21.1960489750], [-49.0908651769, -21.2207451811], [-49.0652378775, -21.2327603255], [-49.0586295962, -21.2416941750], [-49.0693086997, -21.2597621298], [-49.0788274446, -21.2662822902], [-49.0917101582, -21.2739140131], [-49.0920867773, -21.2799264534]]] }},</text:span></text:p>
      <text:p text:style-name="P1"><text:span text:style-name="T1"><text:tab/>{ "type": "Feature", "properties": {"id": "3528908", "name": "Mariapolis", "description": "Mariapolis"}, "geometry": { "type": "Polygon", "coordinates": [[[-51.1670232573, -21.6992803268], [-51.1584775617, -21.7040789209], [-51.1475657164, -21.7086946978], [-51.1491605775, -21.7222765605], [-51.1400891164, -21.7259380046], [-51.1254851932, -21.7426296175], [-51.1322846617, -21.7418658802], [-51.1366364429, -21.7576040989], [-51.1231648791, -21.7551401944], [-51.1139292409, -21.7606783530], [-51.0917952643, -21.7653411507], [-51.0953551983, -21.7694963411], [-51.1025207628, -21.7700288312], [-51.1100357098, -21.7945135942], [-51.1123556348, -21.8008971329], [-51.1082651522, -21.8052332716], [-51.1083810534, -21.8124138039], [-51.0951881140, -21.8190144548], [-51.0947918213, -21.8350831673], [-51.0952577058, -21.8389332094], [-51.1100848466, -21.8440602218], [-51.1167514336, -21.8406678193], [-51.1256244683, -21.8431765719], [-51.1270323508, -21.8497471417], [-51.1397489201, -21.8564031165], [-51.1411014715, -21.8530583023], [-51.1490458605, -21.8543939717], [-51.1543597479, -21.8629402140], [-51.1566970853, -21.8646254025], [-51.1659177065, -21.8605666917], [-51.1776339902, -21.8372668072], [-51.2003838431, -21.8228685469], [-51.2094758963, -21.8328487502], [-51.2226497392, -21.8287278546], [-51.2315762630, -21.8013688151], [-51.2445939842, -21.8001605425], [-51.2485459356, -21.7825961124], [-51.2309473676, -21.7669084739], [-51.2349030696, -21.7594561993], [-51.2230971955, -21.7445585433], [-51.2249926048, -21.7402112065], [-51.2417186317, -21.7363017049], [-51.2372967905, -21.7254710819], [-51.2307685622, -21.7235051396], [-51.2199690994, -21.7094535630], [-51.2120968655, -21.7092131848], [-51.2064922110, -21.7016195632], [-51.1931838111, -21.7031094476], [-51.1766129326, -21.6912722865], [-51.1709251453, -21.6926570746], [-51.1670232573, -21.6992803268]]] }},</text:span></text:p>
      <text:p text:style-name="P1"><text:span text:style-name="T1"><text:tab/>{ "type": "Feature", "properties": {"id": "3529005", "name": "Marilia", "description": "Marilia"}, "geometry": { "type": "Polygon", "coordinates": [[[-49.9978317044, -21.9278085675], [-49.9806408041, -21.9403597984], [-49.9646985301, -21.9388719224], [-49.9504044175, -21.9452117354], [-49.9477342366, -21.9514003874], [-49.9430957308, -21.9525517867], [-49.9229178831, -21.9559330718], [-49.8817670149, -21.9702361745], [-49.8679327002, -21.9840853723], [-49.8611255105, -21.9861694522], [-49.8548453580, -21.9905740572], [-49.8378754379, -21.9918759368], [-49.8284700136, -21.9998868106], [-49.8173768543, -22.0012327105], [-49.8103362218, -22.0088211778], [-49.7990072688, -22.0229767209], [-49.7908194667, -22.0274404494], [-49.7846158391, -22.0373851393], [-49.7779372496, -22.0381039810], [-49.7762087123, -22.0427580706], [-49.7682545575, -22.0427271006], [-49.7677951861, -22.0462411765], [-49.7854441278, -22.0455273424], [-49.7981463374, -22.0584826143], [-49.8189040526, -22.0636794253], [-49.8252637187, -22.0712316869], [-49.8395047788, -22.0791021455], [-49.8440530525, -22.0887152976], [-49.8503474201, -22.0933420770], [-49.8478876500, -22.0975243071], [-49.8638572845, -22.1318619774], [-49.8682416028, -22.1328083753], [-49.8696694808, -22.1372062615], [-49.8928965893, -22.1427490182], [-49.8755389696, -22.1671120869], [-49.8769501280, -22.1833835975], [-49.8698636681, -22.1937362780], [-49.8639990557, -22.2130575819], [-49.8631622707, -22.2172025345], [-49.8634199753, -22.2181735481], [-49.8636549943, -22.2185625964], [-49.8697282628, -22.2314476983], [-49.8702831474, -22.2462967368], [-49.8610494607, -22.2618833321], [-49.8738356581, -22.2765867864], [-49.8741867216, -22.2819490135], [-49.8802843174, -22.2872189215], [-49.8800383184, -22.2951349996], [-49.8884988653, -22.3055628493], [-49.8891540653, -22.3117593881], [-49.8985567401, -22.3189431686], [-49.9039963171, -22.3255750294], [-49.9041282672, -22.3321865677], [-49.9135280511, -22.3356098713], [-49.9274147614, -22.3301824353], [-49.9357318359, -22.3360283426], [-49.9475366038, -22.3386932891], [-49.9563903399, -22.3270762313], [-49.9665509726, -22.3310167361], [-49.9706454796, -22.3279551608], [-49.9830707985, -22.3280420972], [-49.9742725381, -22.3569811236], [-49.9750190256, -22.3699509350], [-49.9628767298, -22.3990300859], [-49.9689650729, -22.4083810295], [-49.9849084412, -22.4067911562], [-49.9908326676, -22.4110603419], [-49.9970352759, -22.4081794219], [-50.0050587697, -22.4210559841], [-50.0251557897, -22.4366760347], [-50.0326069996, -22.4537729026], [-50.0387709530, -22.4542377599], [-50.0402217881, -22.4575917454], [-50.0319691653, -22.4734829682], [-50.0216564699, -22.4813211589], [-50.0350288978, -22.4833051150], [-50.0384882985, -22.4888035294], [-50.0530828620, -22.4860209266], [-50.0602472949, -22.4984276848], [-50.0687645344, -22.4925175717], [-50.0765366855, -22.4619607274], [-50.0981713745, -22.4393876033], [-50.1051754952, -22.4158877953], [-50.1138626008, -22.4153599847], [-50.1230057552, -22.4217712059], [-50.1288716837, -22.4164778087], [-50.1259451905, -22.3989478946], [-50.1199388056, -22.3967034708], [-50.1152104733, -22.3885418536], [-50.1172152984, -22.3778864648], [-50.1104438336, -22.3748634638], [-50.1109258262, -22.3690599264], [-50.0979005084, -22.3638290209], [-50.1155280783, -22.3469762847], [-50.1380420354, -22.3367027005], [-50.1432659410, -22.3245796540], [-50.1316103901, -22.3173791760], [-50.1330469359, -22.3124654732], [-50.1284288776, -22.3086554004], [-50.1270350088, -22.2976409117], [-50.1290792597, -22.2895528024], [-50.1257173232, -22.2861549131], [-50.1458656635, -22.2737092600], [-50.1494651260, -22.2600540802], [-50.1233812334, -22.2491677513], [-50.0980306121, -22.2270185154], [-50.0667616442, -22.2121027699], [-50.0500582785, -22.1847369845], [-50.0518936761, -22.1620492552], [-50.0493134726, -22.1577298461], [-50.0441523607, -22.1587958842], [-50.0390827512, -22.1514401351], [-50.0579879949, -22.1234473971], [-50.0474477745, -22.1135854358], [-50.0459286348, -22.1059434185], [-50.0385285086, -22.1049134523], [-50.0342110495, -22.0964806456], [-50.0395834393, -22.0883265404], [-50.0204443193, -22.0853762809], [-50.0136581156, -22.0800663777], [-50.0150553127, -22.0557848551], [-50.0038231212, -22.0302920100], [-50.0286814659, -22.0369112070], [-50.0347902657, -22.0441927134], [-50.0432336203, -22.0440819423], [-50.0482196096, -22.0439307620], [-50.0429266718, -22.0293849586], [-50.0439707410, -22.0205877085], [-50.0459828005, -22.0150547623], [-50.0610672522, -22.0030552271], [-50.0609557630, -21.9910790752], [-50.0578517373, -21.9827257441], [-50.0606704441, -21.9757485906], [-50.0669633837, -21.9548749255], [-50.0773243597, -21.9525536484], [-50.0787189736, -21.9420060989], [-50.0855677518, -21.9310229274], [-50.0821043435, -21.9091144644], [-50.0613033302, -21.8754830068], [-50.0473504417, -21.8846364251], [-50.0323923605, -21.8870622622], [-50.0301048512, -21.8976831699], [-50.0168554103, -21.9102698769], [-50.0190751784, -21.9141360301], [-50.0148645240, -21.9226879495], [-49.9978317044, -21.9278085675]]] }},</text:span></text:p>
      <text:p text:style-name="P1"><text:span text:style-name="T1"><text:tab/>{ "type": "Feature", "properties": {"id": "3529104", "name": "Marinopolis", "description": "Marinopolis"}, "geometry": { "type": "Polygon", "coordinates": [[[-50.8042949373, -20.5256217659], [-50.8120434212, -20.5308579305], [-50.8173433095, -20.5342247005], [-50.8314668548, -20.5308444541], [-50.8416214412, -20.5326904257], [-50.8483325724, -20.5484116368], [-50.8543424319, -20.5419976710], [-50.8642490576, -20.5452787858], [-50.8726202268, -20.5419310105], [-50.8704683891, -20.5316925404], [-50.8651635851, -20.5287034093], [-50.8606389035, -20.5179014648], [-50.8629791074, -20.5080039334], [-50.8560466190, -20.4655112325], [-50.8581090362, -20.4393018229], [-50.8490889339, -20.4271322143], [-50.8422122315, -20.4235360774], [-50.8380706537, -20.4116077339], [-50.8339376742, -20.4159112201], [-50.8235188835, -20.4182001699], [-50.7996030359, -20.4192128247], [-50.8026985661, -20.4317658404], [-50.7993608559, -20.4425714458], [-50.8022108017, -20.4684633436], [-50.7990252818, -20.4731728449], [-50.7986140968, -20.4802329946], [-50.8056528462, -20.4914782249], [-50.8027068511, -20.5197626255], [-50.8042949373, -20.5256217659]]] }},</text:span></text:p>
      <text:p text:style-name="P1"><text:span text:style-name="T1"><text:tab/>{ "type": "Feature", "properties": {"id": "3529203", "name": "Martinopolis", "description": "Martinopolis"}, "geometry": { "type": "Polygon", "coordinates": [[[-51.1153220239, -21.8852630728], [-51.1059045386, -21.8883218183], [-51.0965558350, -21.8866749997], [-51.0896173480, -21.8807285682], [-51.0820297323, -21.8808849914], [-51.0663558457, -21.8827199272], [-51.0571586880, -21.8891432772], [-51.0519512052, -21.8890754893], [-51.0479276025, -21.8978751430], [-51.0388256314, -21.9027859638], [-51.0365509341, -21.9051278443], [-51.0121354432, -21.9160285481], [-51.0037229125, -21.9200249465], [-50.9906553497, -21.9194203502], [-50.9654521337, -21.9254950368], [-50.9477515402, -21.9410965459], [-50.9472078581, -21.9460159125], [-50.9398605598, -21.9491064494], [-50.9373839228, -21.9504993066], [-50.9374363863, -21.9506716944], [-50.9414511832, -21.9638557526], [-50.9484224834, -21.9675641987], [-50.9605420658, -21.9646374408], [-50.9633748191, -21.9762737412], [-50.9743129333, -21.9831390254], [-50.9789294141, -21.9965438388], [-50.9735571991, -22.0104305152], [-50.9762089977, -22.0185241421], [-50.9712722011, -22.0276840160], [-50.9707483072, -22.0397761353], [-50.9755981622, -22.0500837443], [-50.9757238431, -22.0671227813], [-50.9887928285, -22.0673347017], [-50.9995944210, -22.0798279836], [-50.9969536543, -22.0876529598], [-51.0025863923, -22.1078840809], [-50.9934031165, -22.1186129943], [-50.9931317215, -22.1243648313], [-51.0007161884, -22.1289627870], [-51.0113208202, -22.1439503157], [-51.0239571339, -22.1497638517], [-51.0325092730, -22.1518357660], [-51.0421311881, -22.1635929025], [-51.0456457926, -22.1778122284], [-51.0435501242, -22.1864246295], [-51.0499821801, -22.2041053353], [-51.0423961368, -22.2037720714], [-51.0361800667, -22.2132540629], [-51.0436577612, -22.2227087896], [-51.0437528058, -22.2228025396], [-51.0615009821, -22.2433116528], [-51.0629034975, -22.2507739157], [-51.0774524362, -22.2590782925], [-51.0745592395, -22.2780414430], [-51.0801595395, -22.2861403214], [-51.0712379535, -22.3225789787], [-51.0736037850, -22.3336015883], [-51.0847043497, -22.3489722464], [-51.0998124181, -22.3467864199], [-51.1109806097, -22.3558610444], [-51.1043683984, -22.3789248987], [-51.0973957720, -22.3876021764], [-51.1037982044, -22.4057369536], [-51.0999158275, -22.4220463429], [-51.1040548202, -22.4587416702], [-51.0994886505, -22.4863947583], [-51.1124358632, -22.4899498505], [-51.1365232593, -22.4888480611], [-51.1416211869, -22.4857237804], [-51.1413773093, -22.4772528511], [-51.1503806071, -22.4802938192], [-51.1564827210, -22.4824991708], [-51.1638656260, -22.4937791050], [-51.1819108999, -22.5087137697], [-51.2178485389, -22.5343905625], [-51.2479047929, -22.5405218561], [-51.2607576523, -22.5471653557], [-51.2701872488, -22.5444570860], [-51.2664641675, -22.5418449218], [-51.2687591955, -22.5386148180], [-51.2712131940, -22.5400504768], [-51.2728372490, -22.5328604424], [-51.2689138417, -22.5285332906], [-51.2716741699, -22.5235253404], [-51.2691628165, -22.5190380437], [-51.2717868437, -22.5053150790], [-51.2688587932, -22.5027056653], [-51.2714202326, -22.4989349710], [-51.2604851011, -22.4806818704], [-51.2608487103, -22.4753427904], [-51.2578406672, -22.4689394991], [-51.2512504782, -22.4674360832], [-51.2495454640, -22.4638700324], [-51.2512400197, -22.4546223310], [-51.2460659026, -22.4286436105], [-51.2332653451, -22.4092305465], [-51.2266720806, -22.3819974343], [-51.2190419406, -22.3773316735], [-51.2218696586, -22.3645829838], [-51.2189876092, -22.3546074318], [-51.2115443571, -22.3366349897], [-51.2090034654, -22.3180591686], [-51.2119780970, -22.3041229569], [-51.2047248587, -22.2979574389], [-51.2093052563, -22.2832494314], [-51.2045976628, -22.2715208453], [-51.2062129155, -22.2671021124], [-51.2136737833, -22.2609077368], [-51.2214223862, -22.2350368387], [-51.2297578371, -22.2205939801], [-51.2081917939, -22.1981167061], [-51.2030494324, -22.1778405370], [-51.2087842347, -22.1705028983], [-51.2120732938, -22.1645687324], [-51.2234403329, -22.1571957441], [-51.2291520235, -22.1415771696], [-51.2385805167, -22.1357734111], [-51.2418740067, -22.1237721970], [-51.2293472281, -22.0913926331], [-51.2227541681, -22.0783019240], [-51.2081175721, -22.0728457198], [-51.2073014281, -22.0677797671], [-51.2034347036, -22.0617404988], [-51.2017076910, -22.0367973573], [-51.1960592392, -22.0316479309], [-51.1955896207, -22.0238187016], [-51.1919535176, -22.0143129590], [-51.1823040166, -22.0040110813], [-51.1715704668, -22.0037443660], [-51.1770348594, -21.9752941766], [-51.1841886864, -21.9561346510], [-51.1814254508, -21.9507258078], [-51.1643144842, -21.9190100586], [-51.1610011175, -21.9150487213], [-51.1646385478, -21.9021110582], [-51.1510798912, -21.8774376317], [-51.1543597479, -21.8629402140], [-51.1490458605, -21.8543939717], [-51.1411014715, -21.8530583023], [-51.1397489201, -21.8564031165], [-51.1358519893, -21.8684469283], [-51.1191491083, -21.8720448813], [-51.1153220239, -21.8852630728]]] }},</text:span></text:p>
      <text:p text:style-name="P1"><text:span text:style-name="T1"><text:tab/>{ "type": "Feature", "properties": {"id": "3529302", "name": "Matao", "description": "Matao"}, "geometry": { "type": "Polygon", "coordinates": [[[-48.5932397262, -21.5143032074], [-48.5844289083, -21.5188112332], [-48.5750619001, -21.5161145787], [-48.5582507805, -21.5320242630], [-48.5455586118, -21.5302916772], [-48.5285715532, -21.5196119899], [-48.5217473776, -21.5195338857], [-48.5003759649, -21.5183710138], [-48.4921758003, -21.5148631242], [-48.4863634206, -21.5179635533], [-48.4780233025, -21.5169346225], [-48.4706131676, -21.5122187370], [-48.4701453128, -21.5123320079], [-48.4660429864, -21.5154052880], [-48.4758067568, -21.5403118995], [-48.4646251549, -21.5408191975], [-48.4579900132, -21.5366871631], [-48.4422192154, -21.5467631541], [-48.4310859878, -21.5478052187], [-48.4175500269, -21.5439657772], [-48.4024662433, -21.5492678739], [-48.3905474395, -21.5462166091], [-48.3807974141, -21.5547010957], [-48.3737099849, -21.5565616351], [-48.3492621990, -21.5426259086], [-48.3483757084, -21.5502030410], [-48.3325061324, -21.5570366528], [-48.3211399894, -21.5500424859], [-48.2834290848, -21.5457119260], [-48.2776184305, -21.5379529299], [-48.2629784693, -21.5337834410], [-48.2590559054, -21.5388500068], [-48.2597019810, -21.5510458529], [-48.2785660470, -21.5791441805], [-48.2847817471, -21.5963018563], [-48.2714247700, -21.6198629002], [-48.2727950869, -21.6488549869], [-48.3000362833, -21.6764100074], [-48.3046844113, -21.6898664115], [-48.3163398027, -21.6902466667], [-48.3303617331, -21.6968242588], [-48.3456487077, -21.6890334652], [-48.3582467454, -21.6954543669], [-48.3703444050, -21.6964570039], [-48.3770012835, -21.7019917485], [-48.3904979733, -21.7028432164], [-48.4017545402, -21.7099163544], [-48.4119507831, -21.7071370661], [-48.4374166317, -21.7230055107], [-48.4436455431, -21.7231462699], [-48.4524209377, -21.7110178347], [-48.4754777921, -21.7116798698], [-48.4783175647, -21.7071955131], [-48.4818784817, -21.7032939382], [-48.4902714404, -21.7059995893], [-48.5018983858, -21.6964966996], [-48.5035422686, -21.6626083677], [-48.5101358221, -21.6421611425], [-48.5104020166, -21.6233019204], [-48.5339942478, -21.6283348761], [-48.5559137853, -21.6197871866], [-48.5744732793, -21.6285156659], [-48.5840584930, -21.6275983610], [-48.5745470591, -21.5819160234], [-48.5739973621, -21.5792759693], [-48.5858684744, -21.5650959080], [-48.6064585059, -21.5669657717], [-48.6278743235, -21.5583162013], [-48.6290845714, -21.5543967386], [-48.6208786897, -21.5379272122], [-48.6082425434, -21.5268261465], [-48.5997093540, -21.5256860885], [-48.6108296987, -21.5197833250], [-48.6031312209, -21.5135859946], [-48.5932397262, -21.5143032074]]] }},</text:span></text:p>
      <text:p text:style-name="P1"><text:span text:style-name="T1"><text:tab/>{ "type": "Feature", "properties": {"id": "3529401", "name": "Maua", "description": "Maua"}, "geometry": { "type": "Polygon", "coordinates": [[[-46.3910739697, -23.6254773888], [-46.3995412982, -23.6443533822], [-46.3924588427, -23.6687158294], [-46.4131016643, -23.6838944574], [-46.4274408159, -23.6775414021], [-46.4490499100, -23.7014924244], [-46.4601299849, -23.7058214975], [-46.4747386821, -23.7178812039], [-46.4806196838, -23.7178529724], [-46.4828014598, -23.7111111401], [-46.4911178192, -23.7083122533], [-46.4886071327, -23.7061777582], [-46.4906640592, -23.6973938132], [-46.4853738780, -23.6930769052], [-46.4799545260, -23.6763438887], [-46.4897698688, -23.6613227969], [-46.4968938166, -23.6603380340], [-46.4991110643, -23.6563190463], [-46.4917563707, -23.6506924570], [-46.4814649984, -23.6489375063], [-46.4864785964, -23.6396541646], [-46.4825083105, -23.6285693310], [-46.4850974364, -23.6228853710], [-46.4836943889, -23.6238564100], [-46.4812963810, -23.6240219308], [-46.4768205178, -23.6260737665], [-46.4721745306, -23.6387279806], [-46.4634816351, -23.6387519265], [-46.4566767036, -23.6412497547], [-46.4539332067, -23.6409663443], [-46.4483563224, -23.6432673090], [-46.4364267352, -23.6413962543], [-46.4317339776, -23.6410637709], [-46.4319318635, -23.6385413440], [-46.4297395637, -23.6361956346], [-46.4232010564, -23.6449472776], [-46.4211611079, -23.6423279198], [-46.4071191032, -23.6324153216], [-46.4066243653, -23.6235497422], [-46.3977573597, -23.6180995133], [-46.3958016162, -23.6145157072], [-46.3946309241, -23.6123693266], [-46.3829870559, -23.6172014278], [-46.3910739697, -23.6254773888]]] }},</text:span></text:p>
      <text:p text:style-name="P1"><text:span text:style-name="T1"><text:tab/>{ "type": "Feature", "properties": {"id": "3529500", "name": "Mendonca", "description": "Mendonca"}, "geometry": { "type": "Polygon", "coordinates": [[[-49.6180238413, -21.1270869584], [-49.5950892313, -21.1412039256], [-49.5800255174, -21.1365379771], [-49.5744673368, -21.1387515665], [-49.5682014657, -21.1439266661], [-49.5672930068, -21.1515593352], [-49.5498303392, -21.1583980003], [-49.5139391478, -21.1579536312], [-49.5042151664, -21.1613403186], [-49.5016743719, -21.1457386066], [-49.4952090198, -21.1376887044], [-49.4780509560, -21.1511103183], [-49.4601044748, -21.1594238338], [-49.4598185228, -21.1769709679], [-49.4545183573, -21.1862451327], [-49.4698724828, -21.2034236944], [-49.4769895575, -21.2012891180], [-49.4857056961, -21.2075743637], [-49.4907025759, -21.2018737691], [-49.4928060838, -21.2071597865], [-49.5045946539, -21.2067234621], [-49.5066195535, -21.2161758783], [-49.5121462394, -21.2180679869], [-49.5116923639, -21.2225525536], [-49.5168519102, -21.2229894057], [-49.5172409322, -21.2275828477], [-49.5213101822, -21.2271147992], [-49.5277858635, -21.2283945031], [-49.5259574720, -21.2351010690], [-49.5304924890, -21.2402772672], [-49.5375080729, -21.2411555385], [-49.5390121507, -21.2531507382], [-49.5471432156, -21.2522468290], [-49.5477675940, -21.2620786478], [-49.5570236543, -21.2600297556], [-49.5603149240, -21.2619023787], [-49.5583239345, -21.2696505171], [-49.5704125925, -21.2667562044], [-49.5719638384, -21.2706376857], [-49.5836350352, -21.2622234060], [-49.5880544001, -21.2762343207], [-49.5958974933, -21.2763877021], [-49.6120155236, -21.2606278947], [-49.6071743432, -21.2307243768], [-49.6013315279, -21.2209620976], [-49.6079383407, -21.2087276616], [-49.6149153049, -21.2050441178], [-49.6195026150, -21.2029539755], [-49.6263383244, -21.2025692211], [-49.6384668289, -21.2115348569], [-49.6547844576, -21.2060738806], [-49.6644871829, -21.1970675939], [-49.6695721022, -21.1965433774], [-49.6834946409, -21.2035953074], [-49.6874851034, -21.1844158857], [-49.6803953161, -21.1769169207], [-49.6813391975, -21.1723183261], [-49.6713849592, -21.1725078503], [-49.6602958676, -21.1607963565], [-49.6544778675, -21.1636701808], [-49.6508934662, -21.1565368147], [-49.6461358509, -21.1567175780], [-49.6409105657, -21.1496239786], [-49.6364508097, -21.1498031412], [-49.6372216089, -21.1468389611], [-49.6279818801, -21.1421724946], [-49.6180238413, -21.1270869584]]] }},</text:span></text:p>
      <text:p text:style-name="P1"><text:span text:style-name="T1"><text:tab/>{ "type": "Feature", "properties": {"id": "3529609", "name": "Meridiano", "description": "Meridiano"}, "geometry": { "type": "Polygon", "coordinates": [[[-50.0797246507, -20.3174256615], [-50.0836757943, -20.3278281159], [-50.0808996583, -20.3341777308], [-50.0877404378, -20.3588586527], [-50.0903701440, -20.3727679181], [-50.1039607431, -20.3739702356], [-50.1236523243, -20.3851164037], [-50.1379145225, -20.3866810248], [-50.1413137956, -20.3839310736], [-50.1401984023, -20.3889307422], [-50.1395179348, -20.4135177822], [-50.1352174036, -20.4230744068], [-50.1485291445, -20.4390305166], [-50.1498837716, -20.4457871817], [-50.1526099138, -20.4527111918], [-50.1654102028, -20.4522944624], [-50.1801011425, -20.4616975227], [-50.1838951837, -20.4683768633], [-50.1916899493, -20.4697576126], [-50.1936204132, -20.4780435444], [-50.2023092141, -20.4815679615], [-50.2129798544, -20.4771509718], [-50.2192499744, -20.4840369355], [-50.2162051183, -20.4862098387], [-50.2297941568, -20.4966027714], [-50.2289846127, -20.4936373417], [-50.2372046605, -20.4919630656], [-50.2405519439, -20.4876455636], [-50.2460050143, -20.4904298524], [-50.2475163462, -20.4754233939], [-50.2578663428, -20.4794787749], [-50.2650462561, -20.4710262073], [-50.2683026898, -20.4726642542], [-50.2802467585, -20.4669336023], [-50.2844925501, -20.4697693534], [-50.2906843077, -20.4705894384], [-50.2971570897, -20.4606267683], [-50.2991571206, -20.4691644655], [-50.3046896633, -20.4714905332], [-50.3113125330, -20.4693249661], [-50.3057986338, -20.4548509366], [-50.2919105855, -20.4527604181], [-50.2843001259, -20.4480261092], [-50.2599945233, -20.4121089247], [-50.2406791769, -20.4086252388], [-50.2377137279, -20.3939777471], [-50.2306312862, -20.3932316962], [-50.2193527810, -20.3809854432], [-50.2173302171, -20.3732487086], [-50.2239894966, -20.3731951735], [-50.2300657083, -20.3619350490], [-50.2380350956, -20.3588403736], [-50.2239635451, -20.3517964434], [-50.2168235316, -20.3409165914], [-50.2064658660, -20.3348652777], [-50.2073476677, -20.3286450907], [-50.1927939694, -20.3178239584], [-50.1737943044, -20.3246763178], [-50.1445687691, -20.3132601267], [-50.1133460470, -20.3207939460], [-50.0810337695, -20.3096447567], [-50.0797246507, -20.3174256615]]] }},</text:span></text:p>
      <text:p text:style-name="P1"><text:span text:style-name="T1"><text:tab/>{ "type": "Feature", "properties": {"id": "3529658", "name": "Mesopolis", "description": "Mesopolis"}, "geometry": { "type": "Polygon", "coordinates": [[[-50.5619086136, -19.9638429659], [-50.5512294224, -19.9912991080], [-50.5553586916, -20.0014605515], [-50.5739331079, -20.0186877323], [-50.5888154107, -20.0489576011], [-50.6002635491, -20.0368878313], [-50.6181630349, -20.0315706374], [-50.6258331534, -20.0123542289], [-50.6423798498, -20.0028641018], [-50.6491912572, -20.0035675052], [-50.6524724467, -20.0008166388], [-50.6514732339, -19.9907662529], [-50.6562656056, -19.9945931612], [-50.6594832904, -19.9866392906], [-50.6657667541, -19.9837018883], [-50.6665873680, -19.9640996070], [-50.6616391582, -19.9593959653], [-50.6627764763, -19.9551177833], [-50.6784892377, -19.9213616783], [-50.6859365119, -19.9156951493], [-50.6757210657, -19.9124437942], [-50.6756157347, -19.9124102534], [-50.6576293584, -19.9066852347], [-50.6357102061, -19.8746013116], [-50.6137035982, -19.8605795105], [-50.6146793745, -19.8698021325], [-50.6112276943, -19.8711186244], [-50.6099599307, -19.8787226550], [-50.6128253740, -19.8835573005], [-50.6038451428, -19.8869398410], [-50.5965658783, -19.9009781990], [-50.5913186998, -19.9043797824], [-50.5880282267, -19.9186526040], [-50.5758508552, -19.9336818375], [-50.5746487834, -19.9434289715], [-50.5745967846, -19.9435362180], [-50.5731704922, -19.9500730640], [-50.5589395670, -19.9611181432], [-50.5619086136, -19.9638429659]]] }},</text:span></text:p>
      <text:p text:style-name="P1"><text:span text:style-name="T1"><text:tab/>{ "type": "Feature", "properties": {"id": "3529708", "name": "Miguelopolis", "description": "Miguelopolis"}, "geometry": { "type": "Polygon", "coordinates": [[[-48.1781503415, -20.0957107791], [-48.1672937427, -20.1033405970], [-48.1610133180, -20.1024400921], [-48.1584707217, -20.1025533306], [-48.1472661016, -20.1236699225], [-48.1260923179, -20.1307868077], [-48.1125393835, -20.1432932160], [-48.0815361001, -20.1477815231], [-48.0699875692, -20.1461461435], [-48.0489321917, -20.1367655528], [-48.0377393682, -20.1165276897], [-48.0193993376, -20.1196856656], [-48.0081531873, -20.1104030996], [-48.0018676640, -20.1036915169], [-47.9892941064, -20.0724931559], [-47.9907579828, -20.0457010360], [-47.9841018083, -20.0369163162], [-47.9809971378, -20.0360430509], [-47.9755154757, -20.0349030017], [-47.9480282979, -20.0552877449], [-47.9430425533, -20.0915285206], [-47.9336493001, -20.1073835063], [-47.8989464647, -20.1252042255], [-47.8947724695, -20.1314315248], [-47.8875197423, -20.1338928762], [-47.8906332667, -20.1415639929], [-47.8888205252, -20.1551915002], [-47.9077262049, -20.1721791962], [-47.9109653569, -20.1787457313], [-47.9103301329, -20.2035757865], [-47.9142973624, -20.2106334388], [-47.9226235854, -20.2119681650], [-47.9228445210, -20.2120729093], [-47.9290112521, -20.2144509550], [-47.9265096977, -20.2273910385], [-47.9331302673, -20.2320242710], [-47.9238241563, -20.2455915874], [-47.9341916883, -20.2509702134], [-47.9370758643, -20.2589988147], [-47.9455785674, -20.2656116350], [-47.9618530098, -20.2727724916], [-47.9761046962, -20.2614902804], [-47.9828289285, -20.2804393005], [-47.9743825756, -20.2860040387], [-47.9707987813, -20.2931372605], [-47.9794994904, -20.2980280556], [-47.9988003787, -20.3088747231], [-48.0131252121, -20.3216777124], [-48.0395068428, -20.3528107103], [-48.0546763417, -20.3491298581], [-48.0590084241, -20.3418253937], [-48.0691973026, -20.3479741638], [-48.0747203927, -20.3447872771], [-48.0688058623, -20.3271336197], [-48.0759182900, -20.3263391634], [-48.0841631676, -20.3161267649], [-48.0879894869, -20.3018797429], [-48.0929121911, -20.3096254329], [-48.1007893270, -20.3104892040], [-48.1073212285, -20.3022220931], [-48.1132598108, -20.3011183926], [-48.1161360216, -20.3078361014], [-48.1281789860, -20.3166210752], [-48.1387619988, -20.3064105109], [-48.1361922159, -20.2997724677], [-48.1452778724, -20.2977955133], [-48.1493326701, -20.2890838667], [-48.1490103999, -20.2790704093], [-48.1579308245, -20.2719938198], [-48.1455296726, -20.2609483392], [-48.1577497551, -20.2487053991], [-48.1554395498, -20.2352367863], [-48.1767368684, -20.2226519776], [-48.2006317498, -20.2222221410], [-48.2041759577, -20.2174449047], [-48.2129052277, -20.2176568840], [-48.2284378133, -20.2273284113], [-48.2410751449, -20.2285578313], [-48.2438927901, -20.2258208819], [-48.2393887193, -20.2198025816], [-48.2275278006, -20.2136794917], [-48.2289411178, -20.1980640783], [-48.2345281454, -20.2000912494], [-48.2607618161, -20.1941904916], [-48.2717586553, -20.2174107566], [-48.2755433538, -20.2072394717], [-48.2892648742, -20.2023507301], [-48.3022138467, -20.2021835338], [-48.3146728687, -20.1950668590], [-48.3161947266, -20.1872085433], [-48.3118474708, -20.1819023009], [-48.3137572123, -20.1740861948], [-48.3095915041, -20.1539287806], [-48.3181427501, -20.1592090098], [-48.3248352889, -20.1578518928], [-48.3238867035, -20.1706485952], [-48.3331617931, -20.1765383873], [-48.3346576653, -20.1845739909], [-48.3476360444, -20.1851888293], [-48.3597199325, -20.1671111762], [-48.3681039232, -20.1699209786], [-48.3759865496, -20.1648002294], [-48.3748192493, -20.1601300825], [-48.3635842860, -20.1591052810], [-48.3601060810, -20.1538754574], [-48.3624978000, -20.1475765349], [-48.3752780887, -20.1485334040], [-48.3790198479, -20.1521658529], [-48.3872646343, -20.1510787398], [-48.3949828029, -20.1608193205], [-48.3979505697, -20.1532851359], [-48.3894859809, -20.1335511031], [-48.3982293283, -20.1353509305], [-48.4072855574, -20.1496198253], [-48.4166291146, -20.1410293569], [-48.4205351596, -20.1515423738], [-48.4241401886, -20.1531861432], [-48.4415333187, -20.1312707826], [-48.4511579742, -20.1254048611], [-48.4385687957, -20.1197516892], [-48.4053193132, -20.1130412088], [-48.3784916917, -20.1218094831], [-48.3525972375, -20.1213974440], [-48.3389939370, -20.1137195231], [-48.3166776116, -20.1128778408], [-48.2950357159, -20.1235382961], [-48.2829657713, -20.1383743713], [-48.2646436328, -20.1433269997], [-48.2408765723, -20.1397150308], [-48.2369556968, -20.1354491966], [-48.2243712077, -20.1330386823], [-48.2172914625, -20.1248193196], [-48.2185340842, -20.1149174193], [-48.2496282746, -20.0852975550], [-48.2529689563, -20.0774515080], [-48.2436758833, -20.0469347788], [-48.2471965141, -20.0353117728], [-48.2404257395, -20.0288154302], [-48.2232021784, -20.0288422140], [-48.2073157609, -20.0389009329], [-48.2029539575, -20.0449966556], [-48.1820102714, -20.0741576706], [-48.1781503415, -20.0957107791]]] }},</text:span></text:p>
      <text:p text:style-name="P1"><text:span text:style-name="T1"><text:tab/>{ "type": "Feature", "properties": {"id": "3529807", "name": "Mineiros do Tiete", "description": "Mineiros do Tiete"}, "geometry": { "type": "Polygon", "coordinates": [[[-48.4106736786, -22.3811463171], [-48.4037711986, -22.3989073316], [-48.4037316385, -22.3990454647], [-48.3986733352, -22.4168110855], [-48.3934437673, -22.4216027305], [-48.3984837231, -22.4378243756], [-48.3899527169, -22.4620335881], [-48.3809032550, -22.4781971305], [-48.3625638577, -22.4972796782], [-48.3667346907, -22.5136824328], [-48.3597913245, -22.5321886216], [-48.3603770144, -22.5532162245], [-48.3603502304, -22.5658710565], [-48.3678752632, -22.5702925317], [-48.3840284460, -22.5795357724], [-48.4143403001, -22.5544698353], [-48.4433814169, -22.5394788394], [-48.4514470047, -22.5389416458], [-48.4475342765, -22.5232987678], [-48.4522557740, -22.5168835067], [-48.4536517143, -22.5161735911], [-48.4601363167, -22.5095043822], [-48.4582478053, -22.4974529138], [-48.4617941165, -22.4834050045], [-48.4725944116, -22.4823333479], [-48.4732827416, -22.4817502229], [-48.5029338694, -22.4566568682], [-48.5051131097, -22.4452546676], [-48.5024796127, -22.4352445492], [-48.5092081120, -22.4356391767], [-48.5154997070, -22.4214676905], [-48.5146901201, -22.4098928993], [-48.5024440248, -22.4021965932], [-48.5023799738, -22.3947038856], [-48.4929105515, -22.3947419691], [-48.4883440907, -22.3909839583], [-48.4851073844, -22.3726926022], [-48.4743867178, -22.3650062637], [-48.4793989785, -22.3621812435], [-48.4803174593, -22.3557067763], [-48.4762395911, -22.3516898664], [-48.4673100147, -22.3522493176], [-48.4268717502, -22.3779356190], [-48.4106736786, -22.3811463171]]] }},</text:span></text:p>
      <text:p text:style-name="P1"><text:span text:style-name="T1"><text:tab/>{ "type": "Feature", "properties": {"id": "3529906", "name": "Miracatu", "description": "Miracatu"}, "geometry": { "type": "Polygon", "coordinates": [[[-47.1929964810, -23.9975473454], [-47.1869988892, -24.0020799180], [-47.1820651078, -24.0002820279], [-47.1582341202, -24.0044861445], [-47.1580082129, -24.0047933035], [-47.1389055523, -24.0137047386], [-47.1266749284, -24.0082276765], [-47.1339257076, -24.0162233850], [-47.1430191092, -24.0146426376], [-47.1511023544, -24.0194095428], [-47.1546515119, -24.0158661895], [-47.1622940869, -24.0232305109], [-47.1639155773, -24.0343287090], [-47.1594464978, -24.0393939461], [-47.1600036125, -24.0448684369], [-47.1600648237, -24.0520955421], [-47.1948080298, -24.0661957505], [-47.1949244761, -24.0714837712], [-47.1997025543, -24.0748025201], [-47.2339753764, -24.0844284386], [-47.2314104123, -24.0873241768], [-47.2361888111, -24.0961517171], [-47.2483996898, -24.1012531075], [-47.2530715506, -24.1001211367], [-47.2561535731, -24.1069722764], [-47.2604524346, -24.1070001039], [-47.2629032331, -24.1123424693], [-47.2678998300, -24.1155874917], [-47.2639910098, -24.1203103198], [-47.2657671430, -24.1225864328], [-47.2680305003, -24.1233138884], [-47.2730240258, -24.1396905028], [-47.2679985516, -24.1464322684], [-47.2736212088, -24.1488286085], [-47.2796915480, -24.1466259348], [-47.2878618057, -24.1616336656], [-47.2853816804, -24.1656196216], [-47.2877742380, -24.1719120741], [-47.2865766474, -24.1742663906], [-47.2795923824, -24.1799762635], [-47.2730724927, -24.1805790084], [-47.2761461418, -24.1911424852], [-47.2841531871, -24.1966703370], [-47.2897224486, -24.1970887966], [-47.2888696414, -24.2077956477], [-47.2945612777, -24.2199729626], [-47.2945868566, -24.2200675512], [-47.2919788297, -24.2266820275], [-47.2833238090, -24.2494910403], [-47.2887471216, -24.2574707785], [-47.2829909754, -24.2649702994], [-47.2872966199, -24.2709121943], [-47.2862573989, -24.2769634657], [-47.2903341028, -24.2785068287], [-47.3142710079, -24.2782153601], [-47.3195759843, -24.2856078810], [-47.3274251854, -24.2866062145], [-47.3374022475, -24.2933278980], [-47.3299480961, -24.2997109177], [-47.3309926042, -24.3086301781], [-47.3261507172, -24.3115246799], [-47.3337124499, -24.3153981847], [-47.3402354313, -24.3134540327], [-47.3499165266, -24.3215025742], [-47.3473835202, -24.3270716385], [-47.3433756612, -24.3323362776], [-47.3361013985, -24.3307800695], [-47.3258716582, -24.3394265330], [-47.3190471542, -24.3390287968], [-47.3238691837, -24.3466359830], [-47.3373777493, -24.3515079209], [-47.3398055793, -24.3642555128], [-47.3491813773, -24.3695141264], [-47.3594244991, -24.3702720025], [-47.3586843562, -24.3744120254], [-47.3662191724, -24.3842823049], [-47.3790911671, -24.3854430263], [-47.3977669151, -24.3848671256], [-47.4148856239, -24.3743617446], [-47.4259771498, -24.3750773563], [-47.4344582823, -24.3865123512], [-47.4398841704, -24.3884883580], [-47.4502707324, -24.3877481540], [-47.4512771101, -24.3834235801], [-47.4558851016, -24.3836424015], [-47.4651058752, -24.3792669128], [-47.4626696224, -24.3768952097], [-47.4623942307, -24.3729028933], [-47.4715704836, -24.3681824376], [-47.4829306433, -24.3676576242], [-47.5052644804, -24.3760022273], [-47.5074842695, -24.3736813087], [-47.5042677346, -24.3665212525], [-47.5264747922, -24.3634679526], [-47.5369099560, -24.3569014047], [-47.5433465266, -24.3590488141], [-47.5509388862, -24.3694666524], [-47.5572565174, -24.3676833379], [-47.5565057225, -24.3607181223], [-47.5649931510, -24.3459368028], [-47.5582943232, -24.3354405986], [-47.5648675455, -24.3273345254], [-47.5708690116, -24.3243834318], [-47.5825273406, -24.3128700517], [-47.5879553247, -24.3181277772], [-47.5905809477, -24.3153691584], [-47.5892746944, -24.3119400020], [-47.5862824361, -24.3126836347], [-47.5880440065, -24.3069756927], [-47.5714499043, -24.3087030879], [-47.5702779917, -24.2990247566], [-47.5630532151, -24.2983327068], [-47.5748755692, -24.2675406975], [-47.5699667023, -24.2588991714], [-47.5569994872, -24.2552926068], [-47.5509695436, -24.2477569617], [-47.5560483121, -24.2422945949], [-47.5511576909, -24.2416451536], [-47.5505743998, -24.2378041398], [-47.5536441067, -24.2319891373], [-47.5484511667, -24.2247397162], [-47.5620056485, -24.2108909550], [-47.5621339983, -24.1985002701], [-47.5702842077, -24.1876297491], [-47.5459590790, -24.1766120206], [-47.5260015481, -24.1626013181], [-47.5233139339, -24.1554881432], [-47.5158274499, -24.1537260942], [-47.5195610105, -24.1476314332], [-47.5152467400, -24.1432022074], [-47.4949500320, -24.1301032227], [-47.4817410406, -24.1296271340], [-47.4871520326, -24.0998569081], [-47.4879986143, -24.0917922998], [-47.4776988643, -24.0849449569], [-47.4768652349, -24.0808337557], [-47.4645903802, -24.0758373481], [-47.4626047071, -24.0596711077], [-47.4521261245, -24.0513975444], [-47.4486434156, -24.0499970688], [-47.4269924756, -24.0681756331], [-47.4210792128, -24.0681393372], [-47.4151059122, -24.0607483914], [-47.3888170782, -24.0545582400], [-47.3855259167, -24.0492933989], [-47.3764840681, -24.0480055592], [-47.3714130984, -24.0411368258], [-47.3678767226, -24.0422472859], [-47.3625757841, -24.0312834066], [-47.3553123890, -24.0290664018], [-47.3547453229, -24.0212961126], [-47.3393107036, -24.0126229734], [-47.3339684583, -24.0122282923], [-47.3325169211, -24.0176084015], [-47.3281131149, -24.0140832779], [-47.3246811868, -24.0170200146], [-47.3159294450, -24.0165631521], [-47.3099006346, -24.0084913496], [-47.3013732779, -24.0111468260], [-47.2855645775, -24.0059021368], [-47.2857027447, -24.0135175312], [-47.2819827218, -24.0145452215], [-47.2771910675, -24.0106730674], [-47.2716324832, -24.0170941986], [-47.2601034002, -24.0135445177], [-47.2638990293, -24.0082914867], [-47.2612929993, -24.0048784736], [-47.2524700699, -24.0078435005], [-47.2564157928, -24.0203909868], [-47.2539639573, -24.0235359005], [-47.2498767418, -24.0201458677], [-47.2447906602, -24.0219349705], [-47.2380317995, -24.0158142021], [-47.2330499773, -24.0168930727], [-47.2301339881, -24.0119023945], [-47.2247274550, -24.0144711536], [-47.2182554548, -24.0124358455], [-47.2201728559, -24.0101460625], [-47.2102522691, -24.0009440926], [-47.2065353301, -24.0028587821], [-47.1994930043, -24.0001048801], [-47.1929964810, -23.9975473454]]] }},</text:span></text:p>
      <text:p text:style-name="P1"><text:span text:style-name="T1"><text:tab/>{ "type": "Feature", "properties": {"id": "3530003", "name": "Mira Estrela", "description": "Mira Estrela"}, "geometry": { "type": "Polygon", "coordinates": [[[-50.1026711435, -19.8742688935], [-50.0790515822, -19.8855185510], [-50.0554930869, -19.9061351018], [-50.0436617951, -19.9159578734], [-50.0487088047, -19.9390665658], [-50.0553542779, -19.9512790539], [-50.0513015341, -19.9636365047], [-50.0546228286, -19.9799959562], [-50.0602525357, -19.9841630044], [-50.0693942977, -19.9848577911], [-50.0731384278, -19.9895391107], [-50.0750424394, -20.0068256839], [-50.0852918227, -20.0091673660], [-50.0882018906, -20.0134802583], [-50.0972791599, -20.0142644233], [-50.0975047641, -20.0176308869], [-50.1033065449, -20.0150695517], [-50.1099138336, -20.0185697584], [-50.1104752904, -20.0377648430], [-50.1225004497, -20.0396856261], [-50.1304554217, -20.0480903291], [-50.1393214507, -20.0407552406], [-50.1501248781, -20.0391254487], [-50.1680834534, -20.0257918090], [-50.1843054839, -20.0050223278], [-50.1896818427, -19.9858364080], [-50.1874103173, -19.9827694611], [-50.1900743098, -19.9742958847], [-50.1929433935, -19.9657427506], [-50.1851686211, -19.9611691724], [-50.1838911030, -19.9565211222], [-50.1889206560, -19.9477212957], [-50.1873071020, -19.9322033712], [-50.1914108805, -19.9238316845], [-50.1879213317, -19.9252458492], [-50.1840141997, -19.9197831374], [-50.1834019624, -19.8937621694], [-50.1712818423, -19.8750505868], [-50.1600449166, -19.8779156927], [-50.1421571605, -19.8753377651], [-50.1299417330, -19.8732085322], [-50.1026711435, -19.8742688935]]] }},</text:span></text:p>
      <text:p text:style-name="P1"><text:span text:style-name="T1"><text:tab/>{ "type": "Feature", "properties": {"id": "3530102", "name": "Mirandopolis", "description": "Mirandopolis"}, "geometry": { "type": "Polygon", "coordinates": [[[-51.0704606987, -20.8305328491], [-50.9316958891, -20.8994296988], [-50.9202055134, -20.8953075873], [-50.9112915842, -20.8967447912], [-50.8991214194, -20.9093055431], [-50.9094677770, -20.9168206620], [-50.9096052889, -20.9229582731], [-50.9175659132, -20.9257094320], [-50.9274471914, -20.9480886104], [-50.9403391250, -20.9576817091], [-50.9434371940, -20.9678766049], [-50.9523173270, -20.9774503732], [-50.9635755738, -20.9805455641], [-50.9728187941, -20.9920990743], [-50.9799243350, -20.9956951914], [-50.9816773917, -21.0021783274], [-50.9936066489, -21.0053666766], [-51.0016496851, -21.0174093965], [-51.0084491329, -21.0187407179], [-51.0182439461, -21.0378947316], [-51.0244044457, -21.0382633163], [-51.0318802620, -21.0442641712], [-51.0306809617, -21.0503905477], [-51.0440492409, -21.0581801232], [-51.0468057395, -21.0665436012], [-51.0519962322, -21.0700434892], [-51.0497713581, -21.0847989859], [-51.0418334613, -21.0991292183], [-51.0489478662, -21.1156378270], [-51.0535173489, -21.1429783547], [-51.0573524485, -21.1443478992], [-51.0623140681, -21.1495797960], [-51.0739944113, -21.1479664453], [-51.0962070313, -21.1500439915], [-51.1127809671, -21.1684577390], [-51.1156973341, -21.1708282386], [-51.1167578114, -21.1870548781], [-51.1261732823, -21.1968871951], [-51.1328424572, -21.1992453997], [-51.1298376591, -21.2031033571], [-51.1345594363, -21.2101982232], [-51.1402245445, -21.2112073234], [-51.1405951759, -21.2178674660], [-51.1373246275, -21.2185114124], [-51.1482392015, -21.2421217385], [-51.1571816758, -21.2461391080], [-51.1587700836, -21.2522413725], [-51.1632533899, -21.2524575525], [-51.1663135181, -21.2595680740], [-51.1743598197, -21.2647706570], [-51.1734228279, -21.2758313914], [-51.1835439389, -21.2918732849], [-51.1811452182, -21.3027174354], [-51.1872634821, -21.3173748000], [-51.1909868363, -21.3161926056], [-51.2025973969, -21.3225445902], [-51.2180311809, -21.3418919794], [-51.2249174866, -21.3415743989], [-51.2309839988, -21.3388562341], [-51.2287865015, -21.3359946856], [-51.2369400625, -21.3313181664], [-51.2373433025, -21.3265186663], [-51.2592033575, -21.3276178710], [-51.2654403520, -21.3309237726], [-51.2703909546, -21.3217039471], [-51.2805459993, -21.3226498122], [-51.2807779043, -21.3191160984], [-51.2858196288, -21.3188058157], [-51.2890884678, -21.3132499585], [-51.2897141764, -21.3167623190], [-51.2965370024, -21.3095714223], [-51.3045672121, -21.3076435177], [-51.3083422593, -21.3026051679], [-51.3057740894, -21.3007736904], [-51.3113916242, -21.3011991492], [-51.3133366542, -21.2960646554], [-51.3155018857, -21.2999146618], [-51.3162042615, -21.2968539655], [-51.3194857096, -21.2986885191], [-51.3187039646, -21.2963541102], [-51.3217467503, -21.2971587511], [-51.3231333944, -21.2937740830], [-51.3250311116, -21.2963346627], [-51.3250631948, -21.2926459978], [-51.3283491868, -21.2920447627], [-51.3290821794, -21.2786298380], [-51.3107187738, -21.2443269523], [-51.3140557746, -21.2299040610], [-51.3061151537, -21.2144190511], [-51.3095563461, -21.2020815806], [-51.3066652300, -21.1910573947], [-51.3094037730, -21.1784388338], [-51.3062372799, -21.1714667507], [-51.2969758393, -21.1679043090], [-51.2908309791, -21.1610180006], [-51.2807640097, -21.1596961377], [-51.2707822432, -21.1533702361], [-51.2662630543, -21.1466654881], [-51.2657447531, -21.1319946047], [-51.2564456563, -21.1138113998], [-51.2326051571, -21.0925100911], [-51.2240578404, -21.0915719519], [-51.2154579201, -21.0957301617], [-51.2066583428, -21.0927845985], [-51.1817072460, -21.0663441539], [-51.1816308308, -21.0662625752], [-51.1704760695, -21.0551621664], [-51.1676272985, -21.0404358650], [-51.1512071239, -21.0391150037], [-51.1423804458, -21.0424067898], [-51.1380838030, -21.0381927630], [-51.1216032736, -21.0079839658], [-51.1223888351, -21.0000331081], [-51.1153418940, -20.9819952011], [-51.1183765478, -20.9786861599], [-51.1202495374, -20.9522202770], [-51.1297920038, -20.9430009525], [-51.1326164334, -20.9336024905], [-51.1299495223, -20.9310599854], [-51.1362408582, -20.9235721551], [-51.1336403959, -20.9205742350], [-51.1350381893, -20.9080421868], [-51.1387555709, -20.9043072607], [-51.1364112807, -20.8924876552], [-51.1434273270, -20.8834142707], [-51.1424888929, -20.8540643306], [-51.1185735215, -20.8630935817], [-51.0994189248, -20.8561372351], [-51.0944080083, -20.8454371813], [-51.0862469232, -20.8363808614], [-51.0706780312, -20.8304246710], [-51.0704606987, -20.8305328491]]] }},</text:span></text:p>
      <text:p text:style-name="P1"><text:span text:style-name="T1"><text:tab/>{ "type": "Feature", "properties": {"id": "3530201", "name": "Mirante do Paranapanema", "description": "Mirante do Paranapanema"}, "geometry": { "type": "Polygon", "coordinates": [[[-51.8111891651, -22.1684223677], [-51.8076877697, -22.1766097421], [-51.7831769953, -22.1833041060], [-51.7717494396, -22.1903662546], [-51.7649383925, -22.1721050077], [-51.7483471614, -22.1725862228], [-51.7379621010, -22.1794112351], [-51.7402059202, -22.1946334420], [-51.7471470653, -22.1993741613], [-51.7630148539, -22.2006785803], [-51.7719824692, -22.2168863060], [-51.7531154925, -22.2339645067], [-51.7572056440, -22.2460792480], [-51.7527216030, -22.2497747461], [-51.7567838929, -22.2554384758], [-51.7547260816, -22.2658906717], [-51.7637706784, -22.2749751503], [-51.7719200403, -22.2753425194], [-51.7902434966, -22.2682105213], [-51.7918141946, -22.2794139434], [-51.7955775332, -22.2947538729], [-51.8128363070, -22.3074727416], [-51.8255291168, -22.3429697782], [-51.8373327572, -22.3569978320], [-51.8376375974, -22.3572519188], [-51.8384375602, -22.3588312997], [-51.8444236596, -22.3714372656], [-51.8420722181, -22.3767601312], [-51.8504083037, -22.4066837260], [-51.8551212251, -22.4135031199], [-51.8588956316, -22.4135188419], [-51.8624772060, -22.4220064144], [-51.8805245716, -22.4251630672], [-51.8937565995, -22.4425839874], [-51.8938176843, -22.4514032608], [-51.9057694917, -22.4656204847], [-51.9132730910, -22.4811758217], [-51.9144697240, -22.4864065919], [-51.9296678992, -22.4952603099], [-51.9293164833, -22.5007157290], [-51.9522450499, -22.5165924458], [-51.9575736958, -22.5137599440], [-51.9759700181, -22.5141220593], [-51.9797604984, -22.5047912384], [-51.9861241380, -22.5066599064], [-51.9949932210, -22.5017581107], [-52.0030017880, -22.5042143346], [-52.0042532817, -22.5077627930], [-52.0168774549, -22.5021768670], [-52.0223351266, -22.5119348048], [-52.0274724701, -22.5220524401], [-52.0261289677, -22.5329328052], [-52.0324305287, -22.5386948474], [-52.0555747951, -22.5383478032], [-52.0891240546, -22.5207808543], [-52.1087184997, -22.5158261851], [-52.1271081642, -22.5194540944], [-52.1350600525, -22.5264456421], [-52.1405635568, -22.5155947800], [-52.1458774347, -22.5128432139], [-52.1459595597, -22.5126618137], [-52.1611091696, -22.5030483021], [-52.1807360811, -22.4799719987], [-52.1823767214, -22.4683373343], [-52.2062986963, -22.4161592491], [-52.2194866632, -22.3998364297], [-52.2262807090, -22.3751516193], [-52.2254358486, -22.3579198500], [-52.2311897375, -22.3435253098], [-52.2284077778, -22.3323514299], [-52.2127676144, -22.3223254597], [-52.2169126738, -22.2996101826], [-52.2088623377, -22.2856644401], [-52.2081867167, -22.2664122700], [-52.1945501857, -22.2599069544], [-52.1778555516, -22.2663115490], [-52.1594092139, -22.2670524549], [-52.1547677536, -22.2710846594], [-52.1435276343, -22.2664357983], [-52.1300248102, -22.2726478628], [-52.1245781640, -22.2693073302], [-52.1052162629, -22.2745702930], [-52.0780534632, -22.2728268027], [-52.0727451891, -22.2726474817], [-52.0718539214, -22.2674446033], [-52.0615251856, -22.2679888254], [-52.0569802965, -22.2719867269], [-52.0558155275, -22.2722228401], [-52.0447355955, -22.2631821967], [-52.0218010798, -22.2519859187], [-52.0216379084, -22.2442642283], [-52.0145773413, -22.2372257871], [-52.0021930054, -22.2381763530], [-51.9855473480, -22.2206904665], [-51.9846085311, -22.2137571982], [-51.9693201720, -22.2128794349], [-51.9734684577, -22.1997901384], [-51.9713003446, -22.1961795818], [-51.9512351674, -22.1862412233], [-51.9498303907, -22.1860791355], [-51.9466632380, -22.1796674290], [-51.9325544928, -22.1777641682], [-51.9204643783, -22.1834153266], [-51.9123600156, -22.1944485177], [-51.9024653152, -22.1975528905], [-51.8991072350, -22.1928267610], [-51.9012726748, -22.1835051623], [-51.8948822980, -22.1737880524], [-51.8851351007, -22.1719036134], [-51.8739119412, -22.1768132964], [-51.8612726856, -22.1731025169], [-51.8530645810, -22.1629331913], [-51.8310956131, -22.1582812023], [-51.8278070414, -22.1528344471], [-51.8219801432, -22.1509398442], [-51.8188973961, -22.1608507879], [-51.8113772989, -22.1679826184], [-51.8111891651, -22.1684223677]]] }},</text:span></text:p>
      <text:p text:style-name="P1"><text:span text:style-name="T1"><text:tab/>{ "type": "Feature", "properties": {"id": "3530300", "name": "Mirassol", "description": "Mirassol"}, "geometry": { "type": "Polygon", "coordinates": [[[-49.4331294799, -20.8543662703], [-49.4317708143, -20.8775568162], [-49.4362777123, -20.8791203178], [-49.4546504794, -20.8825332109], [-49.4658047352, -20.8902166167], [-49.4770696170, -20.8888688222], [-49.4968459970, -20.8991396591], [-49.5079744541, -20.9011204997], [-49.5097566173, -20.9183545422], [-49.5042290597, -20.9238226131], [-49.5024054099, -20.9326751307], [-49.5061940301, -20.9452769368], [-49.5095770819, -20.9459758589], [-49.5105817770, -20.9550018492], [-49.5212697512, -20.9689849439], [-49.5216045494, -20.9758171672], [-49.5427784356, -20.9495857294], [-49.5511014802, -20.9331416403], [-49.5652503920, -20.9226839277], [-49.5357715747, -20.8858154773], [-49.5326841690, -20.8753086710], [-49.5377989419, -20.8670141730], [-49.5563806391, -20.8655391507], [-49.5566296604, -20.8613587242], [-49.5613906955, -20.8587189242], [-49.5709187428, -20.8625545623], [-49.5729794458, -20.8633845753], [-49.5748136216, -20.8610563428], [-49.5698125951, -20.8488513301], [-49.5691410634, -20.8332055421], [-49.5629591548, -20.8227931744], [-49.5733005287, -20.8129547768], [-49.5818495819, -20.8096897548], [-49.5728284123, -20.7989677730], [-49.5757371541, -20.7887328996], [-49.5562618753, -20.7809450025], [-49.5501468750, -20.7692141161], [-49.5498630659, -20.7689003821], [-49.5421216377, -20.7603382064], [-49.5204531348, -20.7477439721], [-49.5030433322, -20.7447070706], [-49.5016812263, -20.7443191887], [-49.4945296744, -20.7394051144], [-49.4888478444, -20.7285791616], [-49.4862294848, -20.6958009134], [-49.4834099010, -20.6932211951], [-49.4647923200, -20.6815984980], [-49.4606451939, -20.6848912593], [-49.4627940594, -20.7079284141], [-49.4585471497, -20.7312830304], [-49.4428103873, -20.7446418498], [-49.4427821054, -20.7501602039], [-49.4501834590, -20.7759789739], [-49.4594088484, -20.7908526397], [-49.4508031832, -20.8132758781], [-49.4496792509, -20.8161368052], [-49.4481774482, -20.8199599773], [-49.4434653281, -20.8319545903], [-49.4424831844, -20.8352652170], [-49.4411403581, -20.8382634973], [-49.4408771659, -20.8389269094], [-49.4386032813, -20.8435349810], [-49.4379296220, -20.8463626634], [-49.4331294799, -20.8543662703]]] }},</text:span></text:p>
      <text:p text:style-name="P1"><text:span text:style-name="T1"><text:tab/>{ "type": "Feature", "properties": {"id": "3530409", "name": "Mirassolandia", "description": "Mirassolandia"}, "geometry": { "type": "Polygon", "coordinates": [[[-49.4647923200, -20.6815984980], [-49.4834099010, -20.6932211951], [-49.4895893327, -20.6912325799], [-49.4971689691, -20.6827992835], [-49.4894618949, -20.6658580989], [-49.4902719186, -20.6605103193], [-49.5155622156, -20.6597458933], [-49.5325956109, -20.6500792293], [-49.5327224087, -20.6442708854], [-49.5281329717, -20.6406684665], [-49.5333613257, -20.6264289541], [-49.5405979575, -20.6240047443], [-49.5438404230, -20.6170806451], [-49.5372859362, -20.6141020802], [-49.5394023935, -20.6050439128], [-49.5327567064, -20.5764985854], [-49.5366850761, -20.5511478470], [-49.5323452877, -20.5455391501], [-49.5311850569, -20.5340869991], [-49.5144639133, -20.5200912577], [-49.5127948528, -20.5105689810], [-49.4986841976, -20.5032197712], [-49.4966876319, -20.4971214865], [-49.4774606964, -20.5046223187], [-49.4703240736, -20.5147256328], [-49.4695321297, -20.5290615236], [-49.4454777292, -20.5435948203], [-49.4426076944, -20.5729327896], [-49.4279780942, -20.5872174808], [-49.4225334033, -20.6086814237], [-49.4239568707, -20.6145750334], [-49.4314190844, -20.6193538822], [-49.4456044033, -20.6380977861], [-49.4550974706, -20.6578991889], [-49.4574732685, -20.6743101563], [-49.4647923200, -20.6815984980]]] }},</text:span></text:p>
      <text:p text:style-name="P1"><text:span text:style-name="T1"><text:tab/>{ "type": "Feature", "properties": {"id": "3530508", "name": "Mococa", "description": "Mococa"}, "geometry": { "type": "Polygon", "coordinates": [[[-47.0390833265, -21.2804665827], [-47.0419186099, -21.2894767388], [-47.0293430983, -21.2990010648], [-47.0347311204, -21.3105434985], [-47.0300945932, -21.3112535309], [-47.0271584570, -21.3145557662], [-47.0234025176, -21.3191085934], [-47.0205373692, -21.3211524540], [-47.0233085753, -21.3280349881], [-47.0176087988, -21.3398288324], [-47.0031793602, -21.3489247673], [-46.9981348275, -21.3486089340], [-46.9963890783, -21.3572194927], [-47.0090857182, -21.3702710729], [-47.0041323046, -21.3830899871], [-47.0082820423, -21.3924058283], [-47.0137435972, -21.3934000757], [-47.0157969313, -21.3974840189], [-47.0072639860, -21.4101941609], [-47.0123913954, -21.4158706680], [-47.0107864635, -21.4217943808], [-46.9992239066, -21.4205177195], [-46.9922793346, -21.4248215801], [-46.9864214113, -21.4211611418], [-46.9839175200, -21.4262161012], [-46.9808842208, -21.4255840911], [-46.9738965598, -21.4173709863], [-46.9699754962, -21.4218123926], [-46.9623522933, -21.4188743022], [-46.9562126402, -21.4242644837], [-46.9486406526, -21.4191068561], [-46.9338000929, -21.4247739570], [-46.9250041097, -21.4221587460], [-46.9203266259, -21.4266521862], [-46.9164746108, -21.4203859807], [-46.9078643451, -21.4206992629], [-46.8998425600, -21.4127127042], [-46.8930731920, -21.4152240523], [-46.8843405048, -21.4061734071], [-46.8676760736, -21.4032442013], [-46.8648946285, -21.3950902192], [-46.8578061623, -21.3935627409], [-46.8553371637, -21.3892438938], [-46.8416353937, -21.3886291642], [-46.8347884219, -21.3820393462], [-46.8356238805, -21.3702485032], [-46.8303904660, -21.3656533355], [-46.8191814755, -21.3656800799], [-46.7913131348, -21.3732038000], [-46.7857537727, -21.3684517733], [-46.7810458854, -21.3702260079], [-46.7773415433, -21.3906328936], [-46.7802181845, -21.4004370638], [-46.7751944729, -21.4037327512], [-46.7734709390, -21.4134063672], [-46.7794357249, -21.4161652023], [-46.7854579724, -21.4248237669], [-46.8054765999, -21.4261732935], [-46.8078974375, -21.4329366044], [-46.8042051031, -21.4375559585], [-46.8162515726, -21.4381876979], [-46.8183098513, -21.4408875967], [-46.8138907605, -21.4507354723], [-46.8177251928, -21.4616717970], [-46.8289737477, -21.4609131237], [-46.8342582013, -21.4681352121], [-46.8357924675, -21.4885164203], [-46.8287412176, -21.4963702977], [-46.8290503749, -21.4963502619], [-46.8424250474, -21.5036830744], [-46.8505529919, -21.4987039315], [-46.8537568281, -21.4916902638], [-46.8633381506, -21.4898486385], [-46.8676956792, -21.4853728032], [-46.8798558000, -21.4895306170], [-46.8905108578, -21.4858657411], [-46.8964241493, -21.4891008410], [-46.9100192849, -21.4837644388], [-46.9158902477, -21.4881745503], [-46.9136016477, -21.4942928885], [-46.9220104138, -21.5001022767], [-46.9248441381, -21.5116203910], [-46.9334162267, -21.5192434468], [-46.9286493216, -21.5207491907], [-46.9317631385, -21.5301129538], [-46.9294237678, -21.5442513585], [-46.9266526592, -21.5570772458], [-46.9432175800, -21.5691518947], [-46.9528185677, -21.5720419461], [-46.9529437917, -21.5720705638], [-46.9507410918, -21.5861444145], [-46.9551631022, -21.5922537950], [-46.9643769042, -21.5923411810], [-46.9717228209, -21.6060603723], [-46.9930686811, -21.6156635690], [-46.9956832736, -21.6148173558], [-46.9934558840, -21.6071854155], [-47.0029373046, -21.6091746604], [-47.0124836538, -21.6220976784], [-47.0055888221, -21.6292611840], [-47.0071582889, -21.6332359239], [-47.0187222767, -21.6268341586], [-47.0244035132, -21.6304046658], [-47.0371055157, -21.6229952012], [-47.0446436761, -21.6224384409], [-47.0546643181, -21.6181810566], [-47.0616164076, -21.6254431252], [-47.0605044443, -21.6171397774], [-47.0667342092, -21.6214836368], [-47.0756974996, -21.6153439298], [-47.0811673005, -21.6099484980], [-47.0765654671, -21.6074242876], [-47.0780645518, -21.6025365258], [-47.0712080393, -21.6006924260], [-47.0698470301, -21.5959019562], [-47.0807355885, -21.5921122592], [-47.0880911926, -21.5874994792], [-47.0845652048, -21.5712027384], [-47.0970118089, -21.5673985222], [-47.0955033781, -21.5633117730], [-47.0886728856, -21.5645655058], [-47.0829922228, -21.5499416737], [-47.0899112858, -21.5398241621], [-47.1021228094, -21.5386674971], [-47.1040616909, -21.5260489026], [-47.1167314067, -21.5274709896], [-47.1302952531, -21.5239193312], [-47.1218143779, -21.5106990585], [-47.1232363913, -21.5014167950], [-47.1302516629, -21.4935095938], [-47.1451273798, -21.4997861329], [-47.1528619060, -21.4912826420], [-47.1684684898, -21.4830807608], [-47.1779129490, -21.4824985177], [-47.1975109346, -21.4905319285], [-47.2045329587, -21.4875527324], [-47.2087774968, -21.4856991018], [-47.2128648519, -21.4753948330], [-47.2051813232, -21.4633627020], [-47.2133343002, -21.4633558306], [-47.2213804576, -21.4587465485], [-47.2349003347, -21.4698836422], [-47.2393500507, -21.4665609937], [-47.2469399010, -21.4675389670], [-47.2457345794, -21.4560457285], [-47.2405109264, -21.4511320579], [-47.2408690160, -21.4428331255], [-47.2371158794, -21.4430399877], [-47.2323789233, -21.4364709237], [-47.2308841492, -21.4216102716], [-47.2251594772, -21.4205597897], [-47.2235602991, -21.4276710370], [-47.2144707654, -21.4265161844], [-47.2167444417, -21.4190674831], [-47.2142534982, -21.4146804044], [-47.2076298212, -21.4138501799], [-47.2070487104, -21.3991273775], [-47.2040061070, -21.3841527235], [-47.1865689205, -21.3582995511], [-47.1914052489, -21.3475368596], [-47.1788291542, -21.3362759650], [-47.1728009792, -21.3154411199], [-47.1454760802, -21.2938955393], [-47.1432824743, -21.2961533364], [-47.1462766039, -21.3049549946], [-47.1296339023, -21.3275932267], [-47.1244599568, -21.3263039636], [-47.1184405796, -21.3190266669], [-47.1072160442, -21.3153472338], [-47.0884056439, -21.2947231601], [-47.0942656245, -21.2857642399], [-47.0834414503, -21.2875225279], [-47.0766573464, -21.2844282266], [-47.0650247887, -21.2688771962], [-47.0570369764, -21.2640677324], [-47.0437743713, -21.2668772217], [-47.0390833265, -21.2804665827]]] }},</text:span></text:p>
      <text:p text:style-name="P1"><text:span text:style-name="T1"><text:tab/>{ "type": "Feature", "properties": {"id": "3530607", "name": "Mogi das Cruzes", "description": "Mogi das Cruzes"}, "geometry": { "type": "Polygon", "coordinates": [[[-46.1564561472, -23.3521461940], [-46.1548340298, -23.3582261221], [-46.1554463162, -23.3623951000], [-46.1525466582, -23.3667866509], [-46.1553195870, -23.3704110130], [-46.1601001342, -23.3872183963], [-46.1597274990, -23.3879525498], [-46.1574370067, -23.3913768225], [-46.1462528030, -23.4005585511], [-46.1475027899, -23.4067187226], [-46.1423546391, -23.4103848721], [-46.1422917989, -23.4159771028], [-46.1547554348, -23.4252117418], [-46.1449044445, -23.4332014940], [-46.1372060598, -23.4388238130], [-46.1273723437, -23.4350410718], [-46.1162535289, -23.4372164693], [-46.1031108996, -23.4527714308], [-46.0987923871, -23.4547674084], [-46.0769036108, -23.4506915881], [-46.0717890812, -23.4541518252], [-46.0593952634, -23.4639618270], [-46.0535266375, -23.4727104238], [-46.0503257271, -23.4880718498], [-46.0639644778, -23.4923715948], [-46.0657765351, -23.5063311604], [-46.0719278579, -23.5122701347], [-46.0754332538, -23.5091811782], [-46.0766343337, -23.5169196078], [-46.0846752915, -23.5127363769], [-46.0865077695, -23.5078161181], [-46.0932988917, -23.5101401947], [-46.1025053412, -23.5069753601], [-46.1032675995, -23.5111698959], [-46.1069082985, -23.5114195465], [-46.0991141513, -23.5234766692], [-46.1103680844, -23.5350085588], [-46.1080299473, -23.5470293243], [-46.1107335534, -23.5523157136], [-46.1061668594, -23.5545938770], [-46.1018701760, -23.5552501146], [-46.0920152170, -23.5662684591], [-46.0875189847, -23.5751724680], [-46.0908136290, -23.5925294836], [-46.0884278611, -23.6082052565], [-46.0939723093, -23.6248681045], [-46.0879365043, -23.6379648008], [-46.0912237765, -23.6451069245], [-46.0975926910, -23.6519412821], [-46.0970237139, -23.6598740970], [-46.1015881986, -23.6657944942], [-46.0827824165, -23.6640763688], [-46.0812296469, -23.6735925612], [-46.0813777554, -23.6738055057], [-46.0928119336, -23.7045354190], [-46.1035808809, -23.7154536451], [-46.1053825307, -23.7105660328], [-46.1146412849, -23.7186432722], [-46.1180712810, -23.7133767147], [-46.1219192772, -23.7185593468], [-46.1215370839, -23.7141584581], [-46.1256820361, -23.7126239763], [-46.1312635627, -23.7245768468], [-46.1466708349, -23.7278602815], [-46.1483248287, -23.7306315910], [-46.1489779952, -23.7310556892], [-46.1553397477, -23.7359519205], [-46.1608382224, -23.7298866866], [-46.1648182919, -23.7344410674], [-46.1693830808, -23.7317584259], [-46.1739549077, -23.7356246504], [-46.1758196744, -23.7340154829], [-46.1779712457, -23.7455029033], [-46.1860514682, -23.7444481310], [-46.1930861863, -23.7532548881], [-46.2021265236, -23.7511510931], [-46.2076399063, -23.7506870704], [-46.2096167659, -23.7414079424], [-46.2165780677, -23.7440083571], [-46.2258231245, -23.7365806887], [-46.2345089577, -23.7369146411], [-46.2360658034, -23.7339163814], [-46.2475521475, -23.7462058928], [-46.2489403810, -23.7566596468], [-46.2508864083, -23.7579975887], [-46.2555883388, -23.7596791389], [-46.2594427755, -23.7673161424], [-46.2780959616, -23.7699323935], [-46.2835370077, -23.7632425730], [-46.2867316919, -23.7549110654], [-46.2940578996, -23.7486784469], [-46.3021945808, -23.7505206494], [-46.3140514102, -23.7439976428], [-46.3216121411, -23.7440290065], [-46.3124065876, -23.7401957600], [-46.2968016936, -23.7228172390], [-46.2947438021, -23.7103442144], [-46.2973785824, -23.7043750424], [-46.2863080167, -23.6967453878], [-46.2854032107, -23.6961882095], [-46.2664127342, -23.6853153863], [-46.2640926723, -23.6761327930], [-46.2572731828, -23.6686293058], [-46.2575464761, -23.6618627450], [-46.2540848965, -23.6510470372], [-46.2590493125, -23.6344183847], [-46.2590827724, -23.6343339009], [-46.2643139849, -23.6281234132], [-46.2587089320, -23.6114410317], [-46.2641240320, -23.6063997197], [-46.2663365116, -23.5929156535], [-46.2748232590, -23.5845574191], [-46.2807690523, -23.5709915173], [-46.2845552602, -23.5654729147], [-46.2785191298, -23.5547347272], [-46.2801117828, -23.5445719431], [-46.2709608722, -23.5443413686], [-46.2679657595, -23.5357668065], [-46.2629808706, -23.5341478214], [-46.2642871099, -23.5315481957], [-46.2635578990, -23.5304740024], [-46.2617091060, -23.5238260706], [-46.2690537676, -23.5123134085], [-46.2658639276, -23.5016655951], [-46.2639687801, -23.4936838777], [-46.2669273032, -23.4855035635], [-46.2819811470, -23.4869150051], [-46.2839194577, -23.4881346964], [-46.2875637533, -23.4889671338], [-46.2899489710, -23.4861015805], [-46.2877536177, -23.4834102458], [-46.2816350131, -23.4810563332], [-46.2808682268, -23.4801553872], [-46.2819314009, -23.4741506680], [-46.2846146000, -23.4684992286], [-46.2845689205, -23.4583678480], [-46.2790495247, -23.4563279835], [-46.2726150613, -23.4426289627], [-46.2702855760, -23.4292619728], [-46.2619171692, -23.4264141347], [-46.2555624742, -23.4171974461], [-46.2489913973, -23.4143936688], [-46.2503222923, -23.4088198257], [-46.2471983569, -23.4050983379], [-46.2447465548, -23.4071955729], [-46.2417289606, -23.4044204953], [-46.2437948469, -23.4023213342], [-46.2385064021, -23.3917599932], [-46.2315239449, -23.3902984875], [-46.2258769311, -23.3826282254], [-46.2193908040, -23.3857505655], [-46.2157253088, -23.3775293196], [-46.2115739775, -23.3777287333], [-46.2024648670, -23.3673782122], [-46.1888918554, -23.3631440527], [-46.1806716592, -23.3559958876], [-46.1776656612, -23.3578420425], [-46.1709268903, -23.3573665935], [-46.1649790065, -23.3538332128], [-46.1613403642, -23.3495110863], [-46.1625856671, -23.3455403162], [-46.1568709984, -23.3423799354], [-46.1564561472, -23.3521461940]]] }},</text:span></text:p>
      <text:p text:style-name="P1"><text:span text:style-name="T1"><text:tab/>{ "type": "Feature", "properties": {"id": "3530706", "name": "Mogi Guacu", "description": "Mogi Guacu"}, "geometry": { "type": "Polygon", "coordinates": [[[-47.0560913968, -22.1013430394], [-47.0472687285, -22.1124243643], [-47.0393679965, -22.1170178596], [-47.0274303943, -22.1124629751], [-47.0195669273, -22.1132294224], [-47.0014842533, -22.1232651053], [-46.9926074234, -22.1273229629], [-46.9785981674, -22.1258613368], [-46.9600063446, -22.1432294918], [-46.9454915401, -22.1471087677], [-46.9354001208, -22.1417024316], [-46.9260698962, -22.1377708680], [-46.9215621993, -22.1305674872], [-46.9117191505, -22.1339221894], [-46.9008361507, -22.1282429516], [-46.8928383616, -22.1295764642], [-46.8864920367, -22.1230033770], [-46.8775989957, -22.1203557495], [-46.8762388917, -22.1121081319], [-46.8661504115, -22.1193991753], [-46.8650086173, -22.1323956963], [-46.8815725233, -22.1495558193], [-46.8836866080, -22.1670012519], [-46.8999596388, -22.1761021373], [-46.8963341943, -22.2002676063], [-46.8966299701, -22.2044018502], [-46.9007672235, -22.2044132968], [-46.9079257939, -22.2140944787], [-46.9122077768, -22.2147640108], [-46.9139916270, -22.1993268976], [-46.9231470044, -22.1876920723], [-46.9296688949, -22.1831083145], [-46.9436466314, -22.1839101359], [-46.9543149279, -22.1865598259], [-46.9523986843, -22.1919626326], [-46.9578780269, -22.1973412974], [-46.9832718395, -22.1994461124], [-46.9778948876, -22.2308671669], [-46.9770908199, -22.2552373212], [-46.9743767941, -22.2657816451], [-46.9735618019, -22.2729449176], [-46.9736320476, -22.2789758818], [-46.9697883163, -22.2921992417], [-46.9677218776, -22.2949261279], [-46.9639880623, -22.2949924702], [-46.9563968590, -22.2951285462], [-46.9387667181, -22.2808808127], [-46.9131343617, -22.2625811986], [-46.8995431032, -22.2452621002], [-46.8669676077, -22.2587120875], [-46.8636293509, -22.2555102689], [-46.8605780797, -22.2595242940], [-46.8502691481, -22.2593898335], [-46.8386436269, -22.2653431773], [-46.8385170432, -22.2653493050], [-46.8234383837, -22.2661453682], [-46.8165475695, -22.2726997728], [-46.8185335445, -22.2767409791], [-46.7968123583, -22.2794906992], [-46.7908065551, -22.2968375710], [-46.7907088513, -22.3006720606], [-46.8029040380, -22.3092543272], [-46.8012983276, -22.3119618580], [-46.8059788378, -22.3162424533], [-46.8125523184, -22.3152965368], [-46.8203886232, -22.3190046132], [-46.8169929537, -22.3195636535], [-46.8165133808, -22.3231812454], [-46.8254029533, -22.3320991875], [-46.8244169663, -22.3358714659], [-46.8314197717, -22.3338482666], [-46.8422369177, -22.3396040043], [-46.8427908121, -22.3497366812], [-46.8515427961, -22.3470818597], [-46.8548037968, -22.3487821110], [-46.8499875890, -22.3535864721], [-46.8575334605, -22.3553534645], [-46.8612384968, -22.3612356597], [-46.8600447598, -22.3670997973], [-46.8671416956, -22.3678733301], [-46.8678989696, -22.3734153107], [-46.8753927461, -22.3774588254], [-46.8700390108, -22.3799545783], [-46.8705735178, -22.3835451749], [-46.8743502398, -22.3812471277], [-46.8717098009, -22.3876480030], [-46.8779849150, -22.3867202339], [-46.8791405708, -22.3811756825], [-46.8899219432, -22.3766885821], [-46.8976232375, -22.3823192099], [-46.9018860122, -22.3783899787], [-46.9004935799, -22.3751184581], [-46.9124895782, -22.3762681110], [-46.9342301769, -22.3939561163], [-46.9461630165, -22.4011026401], [-46.9511663077, -22.3939606798], [-46.9572808561, -22.3920294320], [-46.9685882871, -22.3782638830], [-46.9743314221, -22.3778939342], [-46.9763248466, -22.3779377597], [-46.9866655813, -22.3761426001], [-47.0000719105, -22.3616721155], [-47.0064672530, -22.3455113187], [-47.0109796892, -22.3447105642], [-47.0158117488, -22.3368826617], [-47.0111954732, -22.3316319840], [-47.0155003526, -22.3287156429], [-47.0134805676, -22.3238143382], [-47.0211332637, -22.3157080722], [-47.0229866716, -22.3226996958], [-47.0277839371, -22.3232211008], [-47.0277049627, -22.3191780936], [-47.0332102618, -22.3158067053], [-47.0286406626, -22.3117397883], [-47.0345510183, -22.3076022786], [-47.0329021257, -22.3038245809], [-47.0414843161, -22.3052535330], [-47.0550084718, -22.3015277025], [-47.0714728828, -22.3067517813], [-47.0833012374, -22.2993292224], [-47.0904956133, -22.3019707112], [-47.0971322572, -22.2931851136], [-47.1051887190, -22.2932750213], [-47.1050139153, -22.2982986629], [-47.1089384922, -22.2921495791], [-47.1153412898, -22.2938824139], [-47.1163868553, -22.2916652145], [-47.1235901179, -22.2924504249], [-47.1240283594, -22.2975261131], [-47.1323521176, -22.2997139619], [-47.1486043989, -22.2941269386], [-47.1541959614, -22.2972016517], [-47.1564593097, -22.2922400281], [-47.1607434133, -22.2915202561], [-47.1593378712, -22.2871280257], [-47.1671704102, -22.2831604680], [-47.1708658997, -22.2891408861], [-47.1681457346, -22.2905993872], [-47.1749686166, -22.2956396796], [-47.1838355099, -22.2915375788], [-47.1868332582, -22.2795257354], [-47.1828732270, -22.2786883498], [-47.1872003295, -22.2760943821], [-47.1837933350, -22.2738344224], [-47.1917707342, -22.2717286609], [-47.1950544476, -22.2782854321], [-47.1921720988, -22.2802534149], [-47.1982507512, -22.2821681544], [-47.1998166194, -22.2771872837], [-47.2044799062, -22.2810860815], [-47.2110957180, -22.2761543188], [-47.2170058652, -22.2647646871], [-47.2298100039, -22.2563435404], [-47.2310844691, -22.2517714382], [-47.2294792638, -22.2420570848], [-47.2181341255, -22.2298958223], [-47.2272456694, -22.2269146122], [-47.2330874686, -22.2192858842], [-47.2391727692, -22.2309808097], [-47.2416852260, -22.2203808197], [-47.2367854410, -22.2133806452], [-47.2288782991, -22.2124686793], [-47.2237501720, -22.2058515277], [-47.2205968910, -22.2083501046], [-47.2097426941, -22.2016939764], [-47.2040605059, -22.2042705793], [-47.1968359020, -22.1799980881], [-47.1900841105, -22.1724621563], [-47.1952749576, -22.1597257171], [-47.1970161772, -22.1536135003], [-47.1990503872, -22.1453865949], [-47.1931105819, -22.1113320775], [-47.1989232283, -22.1045932154], [-47.1970351321, -22.0982353398], [-47.1813157917, -22.0919799206], [-47.1728672643, -22.0949266277], [-47.1660633460, -22.0924830237], [-47.1503208805, -22.1071678519], [-47.1391512358, -22.1120124014], [-47.1288128496, -22.0854793448], [-47.1199504661, -22.0825842046], [-47.1005293610, -22.0663946885], [-47.0914796723, -22.0755089129], [-47.0883007374, -22.0843877530], [-47.0560913968, -22.1013430394]]] }},</text:span></text:p>
      <text:p text:style-name="P1"><text:span text:style-name="T1"><text:tab/>{ "type": "Feature", "properties": {"id": "3530805", "name": "Moji Mirim", "description": "Moji Mirim"}, "geometry": { "type": "Polygon", "coordinates": [[[-47.0833012374, -22.2993292224], [-47.0714728828, -22.3067517813], [-47.0550084718, -22.3015277025], [-47.0414843161, -22.3052535330], [-47.0329021257, -22.3038245809], [-47.0345510183, -22.3076022786], [-47.0286406626, -22.3117397883], [-47.0332102618, -22.3158067053], [-47.0277049627, -22.3191780936], [-47.0277839371, -22.3232211008], [-47.0229866716, -22.3226996958], [-47.0211332637, -22.3157080722], [-47.0134805676, -22.3238143382], [-47.0155003526, -22.3287156429], [-47.0111954732, -22.3316319840], [-47.0158117488, -22.3368826617], [-47.0109796892, -22.3447105642], [-47.0064672530, -22.3455113187], [-47.0000719105, -22.3616721155], [-46.9866655813, -22.3761426001], [-46.9763248466, -22.3779377597], [-46.9743314221, -22.3778939342], [-46.9685882871, -22.3782638830], [-46.9572808561, -22.3920294320], [-46.9511663077, -22.3939606798], [-46.9461630165, -22.4011026401], [-46.9342301769, -22.3939561163], [-46.9124895782, -22.3762681110], [-46.9004935799, -22.3751184581], [-46.9018860122, -22.3783899787], [-46.8976232375, -22.3823192099], [-46.8899219432, -22.3766885821], [-46.8791405708, -22.3811756825], [-46.8779849150, -22.3867202339], [-46.8717098009, -22.3876480030], [-46.8658730488, -22.3941313737], [-46.8609644622, -22.3939402943], [-46.8597371423, -22.4026982788], [-46.8658674530, -22.4128515465], [-46.8618975021, -22.4202704934], [-46.8706135036, -22.4287879021], [-46.8635618268, -22.4449158275], [-46.8730650719, -22.4518586986], [-46.8841861559, -22.4650286723], [-46.8751870033, -22.4764150079], [-46.8784018607, -22.4843858109], [-46.8667027988, -22.4936903731], [-46.8623628933, -22.5090226372], [-46.8697411890, -22.5177446305], [-46.8712132756, -22.5471563881], [-46.8871673780, -22.5458898247], [-46.8967842479, -22.5607766338], [-46.9175104781, -22.5753142945], [-46.9212364273, -22.5751344108], [-46.9202432414, -22.5693363894], [-46.9243531195, -22.5642108372], [-46.9383474490, -22.5629382056], [-46.9424488071, -22.5657444717], [-46.9420523594, -22.5727510246], [-46.9503002628, -22.5714959711], [-46.9622303045, -22.5515579809], [-46.9887129365, -22.5442635471], [-46.9992253363, -22.5586877234], [-47.0082196575, -22.5642249021], [-47.0230172630, -22.5625393535], [-47.0307814288, -22.5742791722], [-47.0371678343, -22.5716232217], [-47.0436336973, -22.5736210379], [-47.0478437307, -22.5697776531], [-47.0482444176, -22.5694175856], [-47.0543258320, -22.5701973648], [-47.0512766373, -22.5639647886], [-47.0419143864, -22.5549974840], [-47.0485617023, -22.5428405172], [-47.0478542247, -22.5332267015], [-47.0540270151, -22.5253015695], [-47.0526278378, -22.5161763959], [-47.0664779540, -22.5041121562], [-47.0724062244, -22.4961160936], [-47.0692985782, -22.4851382172], [-47.0718839460, -22.4772254543], [-47.0795018673, -22.4726761884], [-47.0859001233, -22.4737513449], [-47.0931566498, -22.4750946121], [-47.1075362895, -22.4653477872], [-47.1129856435, -22.4650015591], [-47.1197025217, -22.4741774185], [-47.1294397761, -22.4744007038], [-47.1351473198, -22.4698474249], [-47.1355855607, -22.4694041726], [-47.1297505557, -22.4672847559], [-47.1174808850, -22.4493414864], [-47.1160685938, -22.4315342124], [-47.1079325457, -22.4095725581], [-47.0929650703, -22.4038711917], [-47.0869928427, -22.3957700055], [-47.0890509949, -22.3846070640], [-47.0807504924, -22.3568917210], [-47.0803993521, -22.3430482342], [-47.0743975383, -22.3369017800], [-47.0759085374, -22.3323582994], [-47.0811514517, -22.3204826451], [-47.0855422609, -22.3183421208], [-47.0907643673, -22.3213924743], [-47.0833012374, -22.2993292224]]] }},</text:span></text:p>
      <text:p text:style-name="P1"><text:span text:style-name="T1"><text:tab/>{ "type": "Feature", "properties": {"id": "3530904", "name": "Mombuca", "description": "Mombuca"}, "geometry": { "type": "Polygon", "coordinates": [[[-47.5091264495, -22.9014908125], [-47.5122387950, -22.9128631324], [-47.5203743542, -22.9350301934], [-47.5179803982, -22.9480540960], [-47.5249087116, -22.9572659467], [-47.5246259572, -22.9629350215], [-47.5363244713, -22.9667119214], [-47.5458097728, -22.9644884635], [-47.5505825574, -22.9670550702], [-47.5559135148, -22.9654448984], [-47.5612156286, -22.9718066847], [-47.5717419979, -22.9677196155], [-47.5784972610, -22.9715944609], [-47.5916677585, -22.9705488223], [-47.5936041506, -22.9781427711], [-47.6013644846, -22.9786417634], [-47.6038647797, -22.9884017399], [-47.6149047696, -22.9921499234], [-47.6228461251, -22.9937341968], [-47.6280034388, -22.9907363806], [-47.6248545416, -22.9863558112], [-47.6296683892, -22.9891100242], [-47.6328053356, -22.9973768650], [-47.6357793754, -22.9873512543], [-47.6407142180, -22.9923541924], [-47.6465728180, -22.9834351609], [-47.6517291817, -22.9863031393], [-47.6511148951, -22.9912795527], [-47.6584739010, -22.9893619521], [-47.6571195903, -22.9957376585], [-47.6598072683, -22.9967996323], [-47.6678381799, -22.9932962367], [-47.6633521575, -22.9899860071], [-47.6652938757, -22.9837108837], [-47.6767959601, -22.9679824971], [-47.6774233417, -22.9580349057], [-47.6980464285, -22.9307139575], [-47.7007272448, -22.9181792035], [-47.6701008344, -22.9183266871], [-47.6463634556, -22.9184361425], [-47.6310888069, -22.9124002839], [-47.6204605612, -22.9259799176], [-47.6139873542, -22.9073951101], [-47.6084662648, -22.9016089277], [-47.5896518703, -22.9063172813], [-47.5586237440, -22.9078706326], [-47.5573142468, -22.9079355610], [-47.5510488398, -22.9112974556], [-47.5496641305, -22.9062493902], [-47.5330223973, -22.8926201761], [-47.5188839511, -22.8865770049], [-47.5153068952, -22.8900078904], [-47.5068617714, -22.8901871494], [-47.5091264495, -22.9014908125]]] }},</text:span></text:p>
      <text:p text:style-name="P1"><text:span text:style-name="T1"><text:tab/>{ "type": "Feature", "properties": {"id": "3531001", "name": "Moncoes", "description": "Moncoes"}, "geometry": { "type": "Polygon", "coordinates": [[[-50.0848399786, -20.8102438732], [-50.0678953751, -20.8246084104], [-50.0629757946, -20.8181951989], [-50.0422298608, -20.8221354380], [-50.0299160635, -20.8175930497], [-50.0241112135, -20.8230720810], [-50.0240450076, -20.8318790410], [-50.0288187283, -20.8578723254], [-50.0348297719, -20.8613599059], [-50.0290852004, -20.8751475057], [-50.0307328679, -20.8898689336], [-50.0369207311, -20.9025812971], [-50.0356593840, -20.9076920680], [-50.0415038619, -20.9114445140], [-50.0381054397, -20.9189491791], [-50.0497783361, -20.9270368387], [-50.0502078536, -20.9310056890], [-50.0568121105, -20.9398252236], [-50.0616718985, -20.9387876849], [-50.0610218601, -20.9322116955], [-50.0642104528, -20.9214504227], [-50.0717999166, -20.9138745198], [-50.0707107483, -20.9099581291], [-50.0919755127, -20.8866083882], [-50.1031202405, -20.8868847926], [-50.1126959911, -20.8755990333], [-50.1159447380, -20.8820753552], [-50.1230220218, -20.8795721236], [-50.1323750435, -20.8818455955], [-50.1498244539, -20.8731703408], [-50.1629248937, -20.8744478656], [-50.1621502315, -20.8698688490], [-50.1582125130, -20.8697346591], [-50.1584768087, -20.8661482422], [-50.1545083651, -20.8641296642], [-50.1529407632, -20.8523887871], [-50.1503551962, -20.8509214470], [-50.1479784252, -20.8538950496], [-50.1431454596, -20.8450203107], [-50.1300874153, -20.8406886321], [-50.1245647960, -20.8342893176], [-50.1220148296, -20.8355021780], [-50.1208150272, -20.8306484628], [-50.1095819500, -20.8259347138], [-50.0945812665, -20.8115529306], [-50.0848399786, -20.8102438732]]] }},</text:span></text:p>
      <text:p text:style-name="P1"><text:span text:style-name="T1"><text:tab/>{ "type": "Feature", "properties": {"id": "3531100", "name": "Mongagua", "description": "Mongagua"}, "geometry": { "type": "Polygon", "coordinates": [[[-46.6051971650, -24.0894098872], [-46.7092205442, -24.1434540327], [-46.7274372966, -24.1302992125], [-46.7263888135, -24.1167696729], [-46.7364363714, -24.1064274515], [-46.7302080742, -24.1018064402], [-46.7339776621, -24.0956680430], [-46.7297011084, -24.0920822318], [-46.7481961443, -24.0748539489], [-46.7424842932, -24.0637976460], [-46.7237726797, -24.0489917946], [-46.7003901219, -24.0457579995], [-46.6977812319, -24.0365981896], [-46.6897753357, -24.0299858897], [-46.6873619996, -24.0287875702], [-46.6420807219, -24.0097091245], [-46.6363525219, -24.0085944007], [-46.6196984467, -24.0073341238], [-46.6028251467, -23.9956809286], [-46.5933966521, -23.9961731077], [-46.5888881623, -24.0110774938], [-46.6024457731, -24.0213962472], [-46.6035324818, -24.0297775532], [-46.6122806390, -24.0352546858], [-46.5989467278, -24.0432016446], [-46.5969215062, -24.0515034653], [-46.6042600000, -24.0595558412], [-46.6006628109, -24.0649764938], [-46.6120556887, -24.0823842769], [-46.6051971650, -24.0894098872]]] }},</text:span></text:p>
      <text:p text:style-name="P1"><text:span text:style-name="T1"><text:tab/>{ "type": "Feature", "properties": {"id": "3531209", "name": "Monte Alegre do Sul", "description": "Monte Alegre do Sul"}, "geometry": { "type": "Polygon", "coordinates": [[[-46.6680364068, -22.6392192191], [-46.6600455453, -22.6568290751], [-46.6536607529, -22.6655351543], [-46.6425662044, -22.6511458997], [-46.6315182653, -22.6550244553], [-46.6285799441, -22.6530892679], [-46.6260642831, -22.6639430788], [-46.6316735161, -22.6746315868], [-46.6245363298, -22.6782669222], [-46.6184979457, -22.6818444735], [-46.6235457473, -22.6885843820], [-46.6183657528, -22.6959330828], [-46.6179223158, -22.7011789555], [-46.6269628344, -22.7143845097], [-46.6214210599, -22.7225999668], [-46.6213892376, -22.7226478841], [-46.6206138637, -22.7264170108], [-46.6158497018, -22.7316549279], [-46.6121031595, -22.7508265893], [-46.6148778482, -22.7572589853], [-46.6257482962, -22.7581136791], [-46.6293168544, -22.7540022157], [-46.6370896185, -22.7529283257], [-46.6408327060, -22.7550147329], [-46.6436674105, -22.7553976884], [-46.6490362158, -22.7635619290], [-46.6604752831, -22.7683046393], [-46.6744983078, -22.7671311405], [-46.6945290410, -22.7707019490], [-46.6980805273, -22.7680261898], [-46.7030501265, -22.7703350970], [-46.7076056526, -22.7790108157], [-46.7084132777, -22.7675411352], [-46.6824176737, -22.7485834867], [-46.6829960869, -22.7443154270], [-46.6883415541, -22.7449914029], [-46.6803767050, -22.7374731552], [-46.6916604864, -22.7242168933], [-46.6987178917, -22.7236637383], [-46.6982984726, -22.7159239674], [-46.7096897611, -22.7132916049], [-46.7104629903, -22.7001735826], [-46.7164587374, -22.6997320205], [-46.7178426304, -22.6979862708], [-46.7183303850, -22.6973708280], [-46.7195163844, -22.6967995269], [-46.7196327071, -22.6966458595], [-46.7196952882, -22.6962015386], [-46.7203754728, -22.6954484303], [-46.7203575662, -22.6949600646], [-46.7194152868, -22.6936586184], [-46.7204472276, -22.6917676175], [-46.7167319417, -22.6909612360], [-46.7184926399, -22.6854757286], [-46.7275972372, -22.6817360455], [-46.7234776005, -22.6730002491], [-46.7274830851, -22.6697205543], [-46.7272268955, -22.6544590467], [-46.7142929075, -22.6534657448], [-46.7100931655, -22.6577671218], [-46.6952636747, -22.6478112470], [-46.6794930326, -22.6462684664], [-46.6715849332, -22.6343930364], [-46.6680364068, -22.6392192191]]] }},</text:span></text:p>
      <text:p text:style-name="P1"><text:span text:style-name="T1"><text:tab/>{ "type": "Feature", "properties": {"id": "3531308", "name": "Monte Alto", "description": "Monte Alto"}, "geometry": { "type": "Polygon", "coordinates": [[[-48.5302681942, -21.1879915545], [-48.5143111456, -21.1896815692], [-48.5086799605, -21.1828628827], [-48.4972846098, -21.1836737276], [-48.4766358313, -21.1788462861], [-48.4765470828, -21.1788749000], [-48.4528869449, -21.1832334538], [-48.4585988561, -21.2018423141], [-48.4537623371, -21.2112255577], [-48.4500278603, -21.2108630110], [-48.4415889396, -21.2171567194], [-48.4271048697, -21.2308706652], [-48.4392274283, -21.2481752169], [-48.4331240522, -21.2582087380], [-48.4245100093, -21.2748003253], [-48.4366425261, -21.2978220541], [-48.4307817590, -21.3024026573], [-48.4348822780, -21.3066392051], [-48.4263620053, -21.3181781138], [-48.4274123602, -21.3185844944], [-48.4328379912, -21.3244876370], [-48.4319900314, -21.3357819077], [-48.4376529082, -21.3423408955], [-48.4505618469, -21.3461142855], [-48.4740691983, -21.3375696634], [-48.4780203397, -21.3312950491], [-48.4846773853, -21.3342085260], [-48.4940384133, -21.3467816137], [-48.5123818286, -21.3437116514], [-48.5234766110, -21.3499330179], [-48.5348222024, -21.3534021463], [-48.5421721686, -21.3520749339], [-48.5526080012, -21.3385348193], [-48.5768632170, -21.3392660825], [-48.5762586854, -21.3297623500], [-48.5854222933, -21.3237913758], [-48.5878994323, -21.3146771752], [-48.6034697118, -21.3145752282], [-48.6079407796, -21.2997916495], [-48.6151997998, -21.2898210181], [-48.6188342750, -21.2864583360], [-48.6303896996, -21.2585205994], [-48.6377727299, -21.2495839788], [-48.6390694226, -21.2418730186], [-48.6442048837, -21.2408175487], [-48.6530480382, -21.2389995098], [-48.6494529354, -21.2333718175], [-48.6521206598, -21.2312729606], [-48.6672609789, -21.2281133372], [-48.6826589444, -21.2188095069], [-48.6916763064, -21.2202762182], [-48.6947979683, -21.2204910561], [-48.7057028798, -21.2064270999], [-48.6978116373, -21.2113707107], [-48.6920160222, -21.2107751201], [-48.6825973343, -21.2082353866], [-48.6781463058, -21.2120353492], [-48.6665891828, -21.2051368531], [-48.6520174492, -21.2106860720], [-48.6384804309, -21.2067644603], [-48.6272354879, -21.1962050912], [-48.6163359991, -21.1996232208], [-48.6077699834, -21.2014530021], [-48.5998085535, -21.2111153690], [-48.5853591417, -21.2127805788], [-48.5805138281, -21.2035275165], [-48.5812226130, -21.1969284018], [-48.5835155064, -21.1837076659], [-48.5807061678, -21.1652100392], [-48.5710253387, -21.1616871175], [-48.5388155782, -21.1684116584], [-48.5353556986, -21.1853587988], [-48.5302681942, -21.1879915545]]] }},</text:span></text:p>
      <text:p text:style-name="P1"><text:span text:style-name="T1"><text:tab/>{ "type": "Feature", "properties": {"id": "3531407", "name": "Monte Aprazivel", "description": "Monte Aprazivel"}, "geometry": { "type": "Polygon", "coordinates": [[[-49.7862490835, -20.5952440353], [-49.7694339392, -20.6206347221], [-49.7624031724, -20.6239159937], [-49.7475461634, -20.6236067631], [-49.7400499420, -20.6296869271], [-49.7347916197, -20.6359651516], [-49.7121312426, -20.6342434569], [-49.7068757212, -20.6375391254], [-49.6940466183, -20.6485940940], [-49.6945469341, -20.6536575016], [-49.6804384750, -20.6647468466], [-49.6485709336, -20.6897835763], [-49.6474881318, -20.7041162035], [-49.6362018622, -20.7094118676], [-49.6246250255, -20.7143964868], [-49.6169301999, -20.7088820960], [-49.6047586848, -20.7069386616], [-49.6088689924, -20.7191071712], [-49.6164200655, -20.7245498058], [-49.6200548019, -20.7340961658], [-49.6167502774, -20.7482265323], [-49.6263960730, -20.7574335976], [-49.6404438438, -20.7611216273], [-49.6566596617, -20.7713461665], [-49.6613718172, -20.7704086776], [-49.6550972864, -20.7725964658], [-49.6320380402, -20.8007376446], [-49.6465545419, -20.8148256543], [-49.6508797745, -20.8163681648], [-49.6563354448, -20.8201788131], [-49.6699262142, -20.8218854565], [-49.6836052231, -20.8326305706], [-49.6891880818, -20.8283192668], [-49.7020860679, -20.8280277647], [-49.7002382384, -20.8333235836], [-49.7030201858, -20.8393553856], [-49.6987072257, -20.8510157690], [-49.7007551806, -20.8600423150], [-49.7092354325, -20.8531071753], [-49.7106025057, -20.8455513540], [-49.7432691218, -20.8477147482], [-49.7490521575, -20.8548985281], [-49.7539619603, -20.8571581073], [-49.7693329563, -20.8468313529], [-49.7770788673, -20.8582478366], [-49.7850997925, -20.8525175869], [-49.7942421071, -20.8373461403], [-49.8079038321, -20.8314299075], [-49.8342853722, -20.8483579229], [-49.8478902647, -20.8420404181], [-49.8557141511, -20.8515927816], [-49.8814922447, -20.8443914220], [-49.8901729863, -20.8469424284], [-49.8931389717, -20.8523204163], [-49.9064570717, -20.8590220974], [-49.9099174991, -20.8424784687], [-49.9076374820, -20.8288900778], [-49.9115762281, -20.8213356279], [-49.9128021111, -20.8136272772], [-49.9080207123, -20.8083948262], [-49.9019613238, -20.7963562624], [-49.9047776881, -20.7610263915], [-49.8903127491, -20.7576654391], [-49.8716210440, -20.7625667753], [-49.8573633606, -20.8020584677], [-49.8340069738, -20.8080871603], [-49.7990196433, -20.8171104753], [-49.7989228613, -20.8171351511], [-49.7721141981, -20.8079317373], [-49.7694604873, -20.7967074698], [-49.7741491931, -20.7860359745], [-49.7696843617, -20.7753666711], [-49.7641810043, -20.7604155311], [-49.7640043107, -20.7481237213], [-49.7671157941, -20.7336691586], [-49.7635762341, -20.7220320656], [-49.7705714142, -20.7169613253], [-49.7723635156, -20.7083520172], [-49.7813651475, -20.7049243832], [-49.7868575869, -20.6954605211], [-49.7925880732, -20.6950080365], [-49.7939576867, -20.6882836218], [-49.8023679730, -20.6822081376], [-49.7998164502, -20.6797528936], [-49.8087595317, -20.6774217861], [-49.8131372913, -20.6691438538], [-49.8202839388, -20.6764912442], [-49.8258473528, -20.6975261993], [-49.8345844449, -20.7027491910], [-49.8380375853, -20.7129979788], [-49.8490866598, -20.7186701199], [-49.8507940728, -20.7213479279], [-49.8472136745, -20.7252236002], [-49.8531171844, -20.7342341021], [-49.8652998694, -20.7335080864], [-49.8778812123, -20.7243791210], [-49.8851376033, -20.7262300640], [-49.9036771833, -20.7453124974], [-49.9047337551, -20.7597353146], [-49.9186770892, -20.7459262815], [-49.9245963767, -20.7227975703], [-49.9271819578, -20.7141058822], [-49.9379280179, -20.7108550405], [-49.9477123554, -20.6989469374], [-49.9139643175, -20.6985137970], [-49.9085387135, -20.7060705408], [-49.8995721593, -20.7095186676], [-49.8972687884, -20.6994952786], [-49.8819834449, -20.6862753898], [-49.8742132000, -20.6672943356], [-49.8402886102, -20.6450269723], [-49.8296340876, -20.6339857362], [-49.8307643707, -20.6233039395], [-49.8383579773, -20.6127892235], [-49.8268800055, -20.6087901830], [-49.8255410725, -20.6036982015], [-49.8132716681, -20.5962521461], [-49.8076004148, -20.5986417421], [-49.7909592432, -20.5922900957], [-49.7862490835, -20.5952440353]]] }},</text:span></text:p>
      <text:p text:style-name="P1"><text:span text:style-name="T1"><text:tab/>{ "type": "Feature", "properties": {"id": "3531506", "name": "Monte Azul Paulista", "description": "Monte Azul Paulista"}, "geometry": { "type": "Polygon", "coordinates": [[[-48.6992770380, -20.8346371535], [-48.6884283129, -20.8405054812], [-48.6816741124, -20.8340647626], [-48.6681180499, -20.8292767465], [-48.6647343332, -20.8311308237], [-48.6500837964, -20.8333548707], [-48.6451841804, -20.8291250793], [-48.6446804734, -20.8194171847], [-48.6355533796, -20.8185134795], [-48.6273649757, -20.8342453864], [-48.6313142149, -20.8506973977], [-48.6250657643, -20.8541885515], [-48.6229195447, -20.8598072944], [-48.6100561466, -20.8637108390], [-48.6002569539, -20.8781161134], [-48.5851262022, -20.8768959560], [-48.5866417937, -20.8904016856], [-48.5929340485, -20.9031390137], [-48.5990783863, -20.9150092449], [-48.5974665315, -20.9229540977], [-48.6004109777, -20.9319427848], [-48.6010940592, -20.9454251776], [-48.6075641714, -20.9484872727], [-48.6026104409, -20.9605569568], [-48.6281203846, -20.9643485339], [-48.6336235926, -20.9793240043], [-48.6392699151, -20.9764177587], [-48.6451014332, -20.9810864673], [-48.6566717090, -20.9762422009], [-48.6640603846, -20.9952077533], [-48.6839582267, -21.0103786539], [-48.6875964390, -21.0092584574], [-48.6875558995, -21.0030261829], [-48.6929123164, -21.0065022334], [-48.6993646673, -21.0045301454], [-48.6995848675, -20.9983112766], [-48.6971261506, -20.9939899873], [-48.6997876352, -20.9925555271], [-48.7070558769, -20.9921721941], [-48.7078594556, -20.9809744982], [-48.7205823990, -20.9744019441], [-48.7266240183, -20.9809061137], [-48.7366673999, -20.9712369549], [-48.7364123498, -20.9634815173], [-48.7443918793, -20.9664216597], [-48.7430204890, -20.9560271073], [-48.7541189548, -20.9515867142], [-48.7598503138, -20.9444853938], [-48.7680688871, -20.9496610265], [-48.7851805207, -20.9335490684], [-48.7719172368, -20.9259937255], [-48.7520692016, -20.9027955039], [-48.7457213076, -20.9037508756], [-48.7444335970, -20.8929817173], [-48.7541601981, -20.8770618228], [-48.7441686669, -20.8685754109], [-48.7490639238, -20.8561127485], [-48.7443314745, -20.8393688144], [-48.7464447684, -20.8315938780], [-48.7405335180, -20.8234368294], [-48.7274144786, -20.8211408439], [-48.7188669347, -20.8118347063], [-48.7126265965, -20.8223237651], [-48.7056685598, -20.8255868184], [-48.6992770380, -20.8346371535]]] }},</text:span></text:p>
      <text:p text:style-name="P1"><text:span text:style-name="T1"><text:tab/>{ "type": "Feature", "properties": {"id": "3531605", "name": "Monte Castelo", "description": "Monte Castelo"}, "geometry": { "type": "Polygon", "coordinates": [[[-51.6131956518, -21.1418544730], [-51.6014765952, -21.1488167912], [-51.6028776934, -21.1445032584], [-51.6004260664, -21.1438593021], [-51.5895200774, -21.1519388216], [-51.5897070475, -21.1567450622], [-51.5928406954, -21.1542271787], [-51.5972846959, -21.1585712802], [-51.5931785177, -21.1622153937], [-51.5964043048, -21.1677670271], [-51.5940001991, -21.1667237778], [-51.5861442625, -21.1773337591], [-51.5840302905, -21.1743142301], [-51.5807049287, -21.1767984705], [-51.5824361923, -21.1796013653], [-51.5750188641, -21.1802326313], [-51.5769906661, -21.1844632950], [-51.5742458775, -21.1893556497], [-51.5717259999, -21.1843643410], [-51.5671922736, -21.1869166722], [-51.5635169714, -21.1851552023], [-51.5632373968, -21.1905160704], [-51.5593072393, -21.1928331630], [-51.5603646684, -21.1874447245], [-51.5580139334, -21.1910617018], [-51.5437558708, -21.1913823337], [-51.5428566605, -21.1955517468], [-51.5387783520, -21.1938190909], [-51.5350061474, -21.2001696055], [-51.5295577158, -21.1958561954], [-51.5212712624, -21.1996736679], [-51.5174716746, -21.2064538274], [-51.5215335050, -21.2085441716], [-51.5172180245, -21.2133248111], [-51.5165154275, -21.2098920266], [-51.5132437859, -21.2100849010], [-51.5076849978, -21.2186114747], [-51.5028898176, -21.2171047308], [-51.4999531131, -21.2202770498], [-51.5019328890, -21.2315375298], [-51.5019794675, -21.2318035651], [-51.4890795994, -21.2429263887], [-51.4977686390, -21.2589382198], [-51.4974347264, -21.2775994547], [-51.5014966885, -21.2915217207], [-51.4972387866, -21.3119306160], [-51.4999154128, -21.3217908140], [-51.5108423691, -21.3335088364], [-51.5248801804, -21.3363378507], [-51.5416023798, -21.3261685694], [-51.5497775179, -21.3276705256], [-51.5542118014, -21.3318759701], [-51.5548278946, -21.3407678822], [-51.5586089705, -21.3377550226], [-51.5839881207, -21.3349336309], [-51.6077468752, -21.3414838819], [-51.6096285546, -21.3305596009], [-51.6154973787, -21.3263474794], [-51.6159694473, -21.3260084780], [-51.6245493394, -21.3163637867], [-51.6151339702, -21.3079105932], [-51.6159081550, -21.3012721853], [-51.6349139479, -21.2927632912], [-51.6412741622, -21.2858753440], [-51.6519108885, -21.2840751648], [-51.6459104253, -21.2737315341], [-51.6336839873, -21.2425135837], [-51.6321613223, -21.2318622789], [-51.6356884186, -21.2250320447], [-51.6330231325, -21.2145651187], [-51.6202170162, -21.1895646471], [-51.6218612696, -21.1801646066], [-51.6271332019, -21.1768430239], [-51.6290854987, -21.1632392169], [-51.6311531582, -21.1623213232], [-51.6384940040, -21.1624301908], [-51.6376741596, -21.1579038877], [-51.6306970826, -21.1569760104], [-51.6289237420, -21.1524796682], [-51.6347658789, -21.1547673349], [-51.6361962645, -21.1508573326], [-51.6320380778, -21.1515511267], [-51.6260971629, -21.1452020650], [-51.6173131230, -21.1483281288], [-51.6182321876, -21.1451674981], [-51.6131956518, -21.1418544730]]] }},</text:span></text:p>
      <text:p text:style-name="P1"><text:span text:style-name="T1"><text:tab/>{ "type": "Feature", "properties": {"id": "3531704", "name": "Monteiro Lobato", "description": "Monteiro Lobato"}, "geometry": { "type": "Polygon", "coordinates": [[[-45.8229213038, -22.8293982568], [-45.8156913760, -22.8338910265], [-45.8093574496, -22.8288977780], [-45.8041671183, -22.8320012322], [-45.8001499177, -22.8471404451], [-45.7917708726, -22.8572274433], [-45.7814397354, -22.8547682139], [-45.7665206471, -22.8418583700], [-45.7675829482, -22.8354697668], [-45.7604969379, -22.8361174329], [-45.7602713627, -22.8358629072], [-45.7577839790, -22.8354644706], [-45.7584580983, -22.8420622080], [-45.7536236229, -22.8471810498], [-45.7565095501, -22.8493123473], [-45.7562989566, -22.8668420210], [-45.7510248876, -22.8765521094], [-45.7438472029, -22.8786989566], [-45.7391774019, -22.8893897257], [-45.7113804678, -22.8886140681], [-45.6695165185, -22.8759686875], [-45.6659118628, -22.8811943395], [-45.6766038098, -22.8962188631], [-45.6746886641, -22.8999172113], [-45.6838853637, -22.9067125228], [-45.6747244684, -22.9144991954], [-45.6722342990, -22.9235035389], [-45.6936787778, -22.9387718142], [-45.7042300779, -22.9474739338], [-45.7090151194, -22.9565006718], [-45.7246437348, -22.9689560813], [-45.7299978834, -22.9720848654], [-45.7395145142, -22.9738044044], [-45.7481412688, -22.9889766753], [-45.7637459469, -22.9924574771], [-45.7848439468, -23.0063183549], [-45.8031170443, -23.0142064269], [-45.8096707537, -23.0118299727], [-45.8198304353, -23.0288378212], [-45.8358194680, -23.0383688951], [-45.8421346152, -23.0412126680], [-45.8475194212, -23.0453186570], [-45.8523458534, -23.0447235487], [-45.8573921758, -23.0377642906], [-45.8702707555, -23.0319324462], [-45.8714390009, -23.0313078526], [-45.8791566405, -23.0279485290], [-45.8857249140, -23.0178399963], [-45.8849118023, -23.0091643412], [-45.9236433773, -23.0357673783], [-45.9319027668, -23.0303755187], [-45.9289821760, -23.0270181532], [-45.9322599292, -23.0204493146], [-45.9298065895, -23.0169757564], [-45.9176312906, -23.0003236059], [-45.8954050331, -22.9862156006], [-45.8901779092, -22.9716388455], [-45.8807118314, -22.9657760912], [-45.8874964693, -22.9572551126], [-45.8831766475, -22.9507096552], [-45.8939666088, -22.9404106616], [-45.8953321061, -22.9339016592], [-45.8839008925, -22.9295962918], [-45.8771308088, -22.9207943459], [-45.8771712916, -22.9142291663], [-45.8744321996, -22.9036959589], [-45.8632868641, -22.8922213335], [-45.8697315842, -22.8814542294], [-45.8705812192, -22.8708109625], [-45.8634070893, -22.8682214909], [-45.8571386989, -22.8602172542], [-45.8568346717, -22.8506903143], [-45.8496367489, -22.8464352054], [-45.8476823844, -22.8373419236], [-45.8412952320, -22.8326947973], [-45.8290463967, -22.8344001881], [-45.8229213038, -22.8293982568]]] }},</text:span></text:p>
      <text:p text:style-name="P1"><text:span text:style-name="T1"><text:tab/>{ "type": "Feature", "properties": {"id": "3531803", "name": "Monte Mor", "description": "Monte Mor"}, "geometry": { "type": "Polygon", "coordinates": [[[-47.3231425680, -22.8947515642], [-47.3141012338, -22.9007578324], [-47.2998121246, -22.8949467977], [-47.2896529042, -22.9062157158], [-47.2772284451, -22.9074851564], [-47.2743890791, -22.9046481039], [-47.2727642888, -22.9021317709], [-47.2576875837, -22.8981236113], [-47.2553065939, -22.8982675413], [-47.2543248978, -22.8993116313], [-47.2530280450, -22.9006892704], [-47.2445105783, -22.9097386735], [-47.2363803667, -22.9211716210], [-47.2038211634, -22.9264203445], [-47.2018796138, -22.9316849760], [-47.2029430173, -22.9411893796], [-47.2117354794, -22.9512682600], [-47.2163714503, -22.9504582048], [-47.2281810024, -22.9527221910], [-47.2271455153, -22.9554126267], [-47.2216456544, -22.9608615799], [-47.2172334923, -22.9643868621], [-47.2093285894, -22.9693051652], [-47.2074945901, -22.9704463743], [-47.2013097013, -22.9844993934], [-47.2064332209, -22.9947818733], [-47.2027351691, -22.9976243738], [-47.2035431830, -22.9999825396], [-47.2248286397, -23.0011098180], [-47.2328852114, -23.0071145129], [-47.2545341076, -22.9976614251], [-47.2638528850, -23.0131323865], [-47.2701804891, -23.0147435665], [-47.2696351813, -23.0191202790], [-47.2743857063, -23.0201874539], [-47.2850516596, -23.0343597093], [-47.2851021613, -23.0344831618], [-47.2901571671, -23.0432240457], [-47.3009069225, -23.0284563215], [-47.3071385218, -23.0267666977], [-47.3168003245, -23.0297585275], [-47.3276421150, -23.0218502478], [-47.3526357272, -23.0072376472], [-47.3776362774, -22.9854022686], [-47.3841357925, -22.9840365878], [-47.3883073261, -22.9831591166], [-47.3919265063, -22.9796781553], [-47.4005655307, -22.9730264688], [-47.4060876270, -22.9632512566], [-47.3957902781, -22.9538710179], [-47.3868969663, -22.9555013055], [-47.3910690657, -22.9350810485], [-47.3861424008, -22.9178960207], [-47.3933492419, -22.9150567449], [-47.3911802520, -22.9107255468], [-47.3957517232, -22.9040433529], [-47.3935149678, -22.8927005676], [-47.3875845548, -22.8898280633], [-47.3791925929, -22.8782323150], [-47.3414699910, -22.8599347062], [-47.3321492383, -22.8874849760], [-47.3231425680, -22.8947515642]]] }},</text:span></text:p>
      <text:p text:style-name="P1"><text:span text:style-name="T1"><text:tab/>{ "type": "Feature", "properties": {"id": "3531902", "name": "Morro Agudo", "description": "Morro Agudo"}, "geometry": { "type": "Polygon", "coordinates": [[[-48.2156173726, -20.4547091126], [-48.2129322385, -20.4574400370], [-48.2108931043, -20.4545409004], [-48.1940561368, -20.4596108642], [-48.1759890710, -20.4522424838], [-48.1594359629, -20.4593841065], [-48.1428281872, -20.4835583811], [-48.1341550493, -20.4872381690], [-48.1332822438, -20.4930413818], [-48.1317508471, -20.5020945083], [-48.1021180495, -20.5378743470], [-48.0950753669, -20.5532090306], [-48.0906332271, -20.5560467630], [-48.0914338822, -20.5630514037], [-48.0863758155, -20.5661963872], [-48.0875074451, -20.5730485438], [-48.0822908336, -20.5865793084], [-48.0599209894, -20.5961406168], [-48.0225049527, -20.5963693683], [-47.9991136509, -20.6110641659], [-47.9885945152, -20.6163653031], [-47.9885314380, -20.6301505519], [-47.9782632662, -20.6623161050], [-47.9643987191, -20.6751835883], [-47.9727028158, -20.6867117091], [-47.9806584966, -20.7270263713], [-47.9780912809, -20.7430016840], [-47.9806077017, -20.7520032916], [-47.9755419265, -20.7577532816], [-47.9611756308, -20.7639792968], [-47.9641521837, -20.7795398206], [-47.9646414897, -20.7979869894], [-47.9615359215, -20.8138859364], [-47.9675513394, -20.8310265258], [-47.9778222123, -20.8404880329], [-47.9829161824, -20.8592523790], [-47.9849132235, -20.8758962828], [-48.0158015951, -20.8923442225], [-48.0243153036, -20.9019554646], [-48.0369787032, -20.9062306880], [-48.0462107914, -20.9184183242], [-48.0481321504, -20.9288966208], [-48.0555690335, -20.9307792647], [-48.0644239736, -20.9228332413], [-48.0719822621, -20.9227096540], [-48.0822684443, -20.9127247953], [-48.1032095568, -20.8996166943], [-48.1253750847, -20.9014249162], [-48.1394656358, -20.8921460510], [-48.1544203761, -20.8932011327], [-48.1609445053, -20.8869920757], [-48.1656922168, -20.8836256944], [-48.1734065316, -20.8884563880], [-48.1785684094, -20.8868329310], [-48.1905595877, -20.8858480664], [-48.2072196583, -20.8749137970], [-48.2419546788, -20.8488905938], [-48.2434752474, -20.8424278322], [-48.2332655689, -20.8287752001], [-48.2325991634, -20.8169494170], [-48.2350288009, -20.8157260922], [-48.2547875705, -20.8057804440], [-48.2568805412, -20.7957722743], [-48.2442118330, -20.7801140593], [-48.2437190504, -20.7736379184], [-48.2568915026, -20.7400315508], [-48.2627376138, -20.7375705020], [-48.2729650952, -20.7432100273], [-48.2833269402, -20.7356671434], [-48.2838971463, -20.7342003632], [-48.2896358491, -20.7228279272], [-48.2953517884, -20.7198078196], [-48.3200479863, -20.7247500503], [-48.3378337941, -20.6950715649], [-48.3402858425, -20.6844886998], [-48.3331342839, -20.6648958069], [-48.3502944528, -20.6442217858], [-48.3471883514, -20.6263982774], [-48.3353375124, -20.6175074637], [-48.3340609112, -20.6160286231], [-48.3211744908, -20.6074291091], [-48.3198890912, -20.5885765790], [-48.3267497062, -20.5816663664], [-48.3382867795, -20.5824179556], [-48.3441392362, -20.5748125468], [-48.3501372893, -20.5612918244], [-48.3782136719, -20.5485773124], [-48.3831963789, -20.5366903913], [-48.3710842315, -20.5457603164], [-48.3680639162, -20.5350188703], [-48.3717396586, -20.5296813383], [-48.3649938711, -20.5262386294], [-48.3553066646, -20.5272891764], [-48.3520291043, -20.5232042990], [-48.3467538572, -20.5253567449], [-48.3437022440, -20.5214473835], [-48.3414692068, -20.5274735990], [-48.3258794506, -20.5319733410], [-48.3221612785, -20.5255807445], [-48.3167438808, -20.5236303479], [-48.3182760136, -20.5181883003], [-48.3005523400, -20.5125223534], [-48.2927629204, -20.5138070505], [-48.2943139856, -20.5109458932], [-48.2893490044, -20.5055181852], [-48.2811463787, -20.4918819983], [-48.2880679946, -20.4833334523], [-48.2809142558, -20.4806136943], [-48.2828347811, -20.4742040193], [-48.2783254235, -20.4740175389], [-48.2784923230, -20.4686005470], [-48.2380905245, -20.4604296017], [-48.2357312370, -20.4563350583], [-48.2288442027, -20.4553796938], [-48.2276195699, -20.4494699340], [-48.2211987604, -20.4496688617], [-48.2210762539, -20.4527807339], [-48.2156173726, -20.4547091126]]] }},</text:span></text:p>
      <text:p text:style-name="P1"><text:span text:style-name="T1"><text:tab/>{ "type": "Feature", "properties": {"id": "3532009", "name": "Morungaba", "description": "Morungaba"}, "geometry": { "type": "Polygon", "coordinates": [[[-46.8031575922, -22.8335407373], [-46.8015279691, -22.8369491425], [-46.7933236354, -22.8337318578], [-46.7950935488, -22.8370927647], [-46.7882068951, -22.8386651382], [-46.7857500257, -22.8425811321], [-46.7887657861, -22.8462855637], [-46.7830574429, -22.8515618831], [-46.7826867076, -22.8516179126], [-46.7761346471, -22.8493702850], [-46.7738770127, -22.8462736832], [-46.7681691827, -22.8525012236], [-46.7604267375, -22.8473661771], [-46.7598352263, -22.8577997642], [-46.7463060930, -22.8575107028], [-46.7429481253, -22.8573118560], [-46.7439003785, -22.8628845092], [-46.7337484461, -22.8628829046], [-46.7311709817, -22.8575723335], [-46.7344990921, -22.8538569170], [-46.7288436300, -22.8522390000], [-46.7266599139, -22.8652502762], [-46.7222630320, -22.8706022121], [-46.7251271458, -22.8765131768], [-46.7221962371, -22.8769850980], [-46.7180227448, -22.8777937018], [-46.7234166989, -22.8839078185], [-46.7182111676, -22.8864167598], [-46.7204943188, -22.8941528805], [-46.7159893728, -22.8922354690], [-46.7124157924, -22.8838039615], [-46.7024217404, -22.8882041604], [-46.7036630964, -22.8781048305], [-46.6900880594, -22.8791723837], [-46.6918270946, -22.8852405862], [-46.6813643910, -22.8849598390], [-46.6794062224, -22.8982356445], [-46.6840174924, -22.9141879058], [-46.6794465013, -22.9216965444], [-46.6811478638, -22.9297357587], [-46.7028503388, -22.9257480634], [-46.7110822306, -22.9308862931], [-46.7156572677, -22.9283249679], [-46.7309639661, -22.9301455408], [-46.7496422795, -22.9379500134], [-46.7585196848, -22.9350932434], [-46.7623420723, -22.9250629209], [-46.7682027752, -22.9221800413], [-46.7700492416, -22.9215973129], [-46.7873829343, -22.9226825289], [-46.7877192110, -22.9228009809], [-46.7890626627, -22.9239113932], [-46.7913486288, -22.9265146158], [-46.7995536840, -22.9348070180], [-46.8222061188, -22.9299006373], [-46.8391680524, -22.9385399808], [-46.8420836131, -22.9327038969], [-46.8558178373, -22.9366086757], [-46.8596539173, -22.9410516482], [-46.8700793784, -22.9397995354], [-46.8726969554, -22.9366894789], [-46.8752072897, -22.9321079370], [-46.8781804725, -22.9268122959], [-46.8934396968, -22.9153930989], [-46.8885630867, -22.9080951843], [-46.8722782776, -22.9039047712], [-46.8700084194, -22.8991324468], [-46.8639209867, -22.8986372010], [-46.8582611130, -22.9053150753], [-46.8514713368, -22.9022166977], [-46.8310391349, -22.9067223820], [-46.8176942349, -22.8991032815], [-46.8144324131, -22.8871879428], [-46.8238209927, -22.8751661010], [-46.8300254415, -22.8733490846], [-46.8352432506, -22.8799518757], [-46.8459300256, -22.8786528517], [-46.8510614610, -22.8759571757], [-46.8485823856, -22.8628664065], [-46.8538961511, -22.8612348062], [-46.8595390873, -22.8482765307], [-46.8580332406, -22.8365997300], [-46.8426814773, -22.8378329156], [-46.8369227845, -22.8433195562], [-46.8214294659, -22.8421122790], [-46.8177484943, -22.8445839187], [-46.8107820043, -22.8355901503], [-46.8075393155, -22.8384063021], [-46.8031575922, -22.8335407373]]] }},</text:span></text:p>
      <text:p text:style-name="P1"><text:span text:style-name="T1"><text:tab/>{ "type": "Feature", "properties": {"id": "3532058", "name": "Motuca", "description": "Motuca"}, "geometry": { "type": "Polygon", "coordinates": [[[-48.1084877686, -21.4288622828], [-48.1089352298, -21.4428458592], [-48.1028524140, -21.4526104704], [-48.0816244370, -21.4610960096], [-48.0845807193, -21.4682486362], [-48.0769562205, -21.4699770413], [-48.0738120139, -21.4787623047], [-48.0879684106, -21.5018581300], [-48.0893515439, -21.5149262219], [-48.0954878470, -21.5243537700], [-48.1162146275, -21.5330447059], [-48.1123043326, -21.5362459308], [-48.1160637357, -21.5433692445], [-48.1446103529, -21.5554504111], [-48.1525053272, -21.5780182267], [-48.1650055700, -21.5951858907], [-48.1660067723, -21.6055405609], [-48.1756240237, -21.6173215300], [-48.1913476287, -21.6179627907], [-48.2006133549, -21.6008620138], [-48.2590559054, -21.5388500068], [-48.2629784693, -21.5337834410], [-48.2576589089, -21.5239667743], [-48.2588944248, -21.5123951164], [-48.2550802390, -21.5058847361], [-48.2380069764, -21.4986205896], [-48.2341926448, -21.4732746058], [-48.1962441325, -21.4639646620], [-48.1811211086, -21.4472750096], [-48.1773887923, -21.4370966899], [-48.1673802894, -21.4383107685], [-48.1633690143, -21.4350540563], [-48.1629148978, -21.4374837023], [-48.1576322880, -21.4321521064], [-48.1482221583, -21.4296557435], [-48.1404754747, -21.4263873684], [-48.1309240617, -21.4309665615], [-48.1291064608, -21.4356803642], [-48.1191061060, -21.4353128970], [-48.1117820884, -21.4250038987], [-48.1130435974, -21.4201098704], [-48.1084877686, -21.4288622828]]] }},</text:span></text:p>
      <text:p text:style-name="P1"><text:span text:style-name="T1"><text:tab/>{ "type": "Feature", "properties": {"id": "3532108", "name": "Murutinga do Sul", "description": "Murutinga do Sul"}, "geometry": { "type": "Polygon", "coordinates": [[[-51.2372651543, -21.0014333834], [-51.2396026913, -21.0054076065], [-51.2437714135, -21.0051745915], [-51.2444386765, -21.0126276319], [-51.2608995308, -21.0298127480], [-51.2658002933, -21.0407946846], [-51.2801315922, -21.0433824578], [-51.2980818025, -21.0405099389], [-51.3051530183, -21.0450016784], [-51.3089726250, -21.0536958993], [-51.3228051681, -21.0603298150], [-51.3198852885, -21.0651715122], [-51.3312536422, -21.1122467451], [-51.3361497490, -21.1062095122], [-51.3472243749, -21.1139176917], [-51.3543268414, -21.1102896642], [-51.3749960524, -21.1157503321], [-51.3897541660, -21.1334980831], [-51.4049081516, -21.1349599470], [-51.4052989895, -21.1202534223], [-51.4103694113, -21.1109494210], [-51.4019265482, -21.0946629349], [-51.4014894714, -21.0749158916], [-51.3937873038, -21.0808717109], [-51.3841137838, -21.0389376580], [-51.3747006328, -21.0251082333], [-51.3713956643, -21.0256655085], [-51.3689673507, -21.0115780792], [-51.3458501097, -20.9823221258], [-51.3270441056, -20.9800709173], [-51.3197878115, -20.9744312436], [-51.3020340220, -20.9728400881], [-51.3026103485, -20.9669877603], [-51.2980923208, -20.9656393044], [-51.2996822411, -20.9608643232], [-51.2880997350, -20.9538175536], [-51.2923459050, -20.9478078546], [-51.2876562147, -20.9443357068], [-51.2830921092, -20.9259777848], [-51.2855899194, -20.9215016229], [-51.2826383186, -20.9183548170], [-51.2854506669, -20.9142888421], [-51.2919663117, -20.9136864490], [-51.2912355942, -20.9087682369], [-51.2968020449, -20.9047916544], [-51.2921021542, -20.8939717835], [-51.2889411232, -20.8860748962], [-51.2814779852, -20.8849674390], [-51.2896578256, -20.8666572935], [-51.2698542576, -20.8601258572], [-51.2416531040, -20.8575940775], [-51.2317369952, -20.8900016957], [-51.2242375834, -20.8916597928], [-51.2156650964, -20.9014479605], [-51.2157314295, -20.9121705809], [-51.2112861198, -20.9165253527], [-51.1976170174, -20.9521432897], [-51.2250605397, -20.9612619220], [-51.2255946449, -20.9714010764], [-51.2207339618, -20.9739948935], [-51.2280882961, -20.9816280387], [-51.2373924103, -20.9828149930], [-51.2372651543, -21.0014333834]]] }},</text:span></text:p>
      <text:p text:style-name="P1"><text:span text:style-name="T1"><text:tab/>{ "type": "Feature", "properties": {"id": "3532157", "name": "Nantes", "description": "Nantes"}, "geometry": { "type": "Polygon", "coordinates": [[[-51.1365232593, -22.4888480611], [-51.1124358632, -22.4899498505], [-51.0994886505, -22.4863947583], [-51.1240409856, -22.5587091289], [-51.1323636511, -22.5978500118], [-51.1445593604, -22.6165123199], [-51.1581488674, -22.6363823634], [-51.1612170046, -22.6578421983], [-51.1795773039, -22.6751012187], [-51.1771390505, -22.6784868208], [-51.1817145966, -22.6922742268], [-51.1935424854, -22.7075313750], [-51.2118126601, -22.7135889163], [-51.2088465171, -22.7209194867], [-51.2132496320, -22.7231950168], [-51.2154369895, -22.7221521848], [-51.2340450899, -22.7092728620], [-51.2351440315, -22.7080196410], [-51.2423928258, -22.6891039268], [-51.2647118113, -22.6672252386], [-51.2809394285, -22.6660052437], [-51.2977144553, -22.6730353886], [-51.2947983795, -22.6618409198], [-51.2912713172, -22.6631980013], [-51.2869244959, -22.6572974469], [-51.2898938464, -22.6518787789], [-51.2857784032, -22.6519436440], [-51.2840802895, -22.6441857838], [-51.2797500864, -22.6414335053], [-51.2841811466, -22.6389108243], [-51.2858352153, -22.6318818846], [-51.2841730122, -22.6116087669], [-51.2870363247, -22.6077221872], [-51.2815181074, -22.5939977931], [-51.2832104383, -22.5883057809], [-51.2781495588, -22.5883699643], [-51.2799263967, -22.5851607598], [-51.2752688794, -22.5822793492], [-51.2790960709, -22.5785147675], [-51.2751946414, -22.5773533194], [-51.2755973857, -22.5615725205], [-51.2692554828, -22.5498542028], [-51.2728887219, -22.5451804934], [-51.2703787636, -22.5445081548], [-51.2701872488, -22.5444570860], [-51.2607576523, -22.5471653557], [-51.2479047929, -22.5405218561], [-51.2178485389, -22.5343905625], [-51.1819108999, -22.5087137697], [-51.1638656260, -22.4937791050], [-51.1564827210, -22.4824991708], [-51.1503806071, -22.4802938192], [-51.1413773093, -22.4772528511], [-51.1416211869, -22.4857237804], [-51.1365232593, -22.4888480611]]] }},</text:span></text:p>
      <text:p text:style-name="P1"><text:span text:style-name="T1"><text:tab/>{ "type": "Feature", "properties": {"id": "3532207", "name": "Narandiba", "description": "Narandiba"}, "geometry": { "type": "Polygon", "coordinates": [[[-51.5022964762, -22.3511696209], [-51.4921779330, -22.3615411832], [-51.5003268194, -22.3755077815], [-51.4997649436, -22.4025288429], [-51.5059144601, -22.4144303284], [-51.5093689701, -22.4224737429], [-51.5073584665, -22.4306098001], [-51.5150537748, -22.4399855008], [-51.5197500662, -22.4577454678], [-51.4957751487, -22.4723079040], [-51.4904962575, -22.4792142752], [-51.4873849577, -22.4774620884], [-51.4846476315, -22.4826065516], [-51.4729420537, -22.4808642700], [-51.4668547202, -22.4842611482], [-51.4631502725, -22.4923959054], [-51.4522705235, -22.5151941417], [-51.4455255138, -22.5339871570], [-51.4511273383, -22.5435231060], [-51.4498156788, -22.5589116459], [-51.4568214523, -22.5658753291], [-51.4584048321, -22.5742917529], [-51.4551358728, -22.5791274393], [-51.4551394460, -22.5793034630], [-51.4585927422, -22.5837662875], [-51.4550310522, -22.5846719036], [-51.4577996724, -22.5889795282], [-51.4532829057, -22.5919897107], [-51.4576288077, -22.5993390366], [-51.4550794987, -22.6045677610], [-51.4520187718, -22.6041745370], [-51.4511131243, -22.6102991406], [-51.4547861578, -22.6149559739], [-51.4516763232, -22.6168449970], [-51.4536961335, -22.6252792001], [-51.4495665111, -22.6282718483], [-51.4564268231, -22.6337418020], [-51.4506240318, -22.6360212159], [-51.4514223925, -22.6434767965], [-51.4442841007, -22.6456517022], [-51.4459208215, -22.6524808464], [-51.4526066428, -22.6552789889], [-51.4714144200, -22.6767152392], [-51.4984118920, -22.6900577915], [-51.5167234376, -22.6894926328], [-51.5252510890, -22.6863262559], [-51.5371407312, -22.6875292182], [-51.5482993942, -22.6920798781], [-51.5590777827, -22.6967079432], [-51.5723460901, -22.6911078265], [-51.5811884630, -22.6880180591], [-51.5909877465, -22.6847273823], [-51.6153514935, -22.6621223643], [-51.6273878292, -22.6577705270], [-51.6212427701, -22.6448463798], [-51.6098308266, -22.6410660035], [-51.5918044783, -22.6232211111], [-51.5818525098, -22.6000706773], [-51.5809383221, -22.5800837657], [-51.5695782377, -22.5687130286], [-51.5647993878, -22.5581524719], [-51.5678244234, -22.5487865411], [-51.5631613457, -22.5485003299], [-51.5523508615, -22.5384843046], [-51.5511893946, -22.5247404267], [-51.5616908882, -22.5139240757], [-51.5558845321, -22.5107271805], [-51.5501200092, -22.5024138451], [-51.5458810590, -22.4948184540], [-51.5526050446, -22.4850360839], [-51.5506939560, -22.4539545939], [-51.5563854394, -22.4505464975], [-51.5600181782, -22.4345123701], [-51.5545168447, -22.4192462615], [-51.5618798997, -22.4002884031], [-51.5525495734, -22.3984689671], [-51.5381894380, -22.3827451768], [-51.5309604542, -22.3635753175], [-51.5235416695, -22.3553472650], [-51.5129515899, -22.3560388076], [-51.5022964762, -22.3511696209]]] }},</text:span></text:p>
      <text:p text:style-name="P1"><text:span text:style-name="T1"><text:tab/>{ "type": "Feature", "properties": {"id": "3532306", "name": "Natividade da Serra", "description": "Natividade da Serra"}, "geometry": { "type": "Polygon", "coordinates": [[[-45.3923175500, -23.2792897296], [-45.3907610309, -23.2843487204], [-45.3805280823, -23.2885078111], [-45.3726306953, -23.3013074680], [-45.3657861126, -23.3013702240], [-45.3624302578, -23.2979939446], [-45.3589960253, -23.3001437668], [-45.3457132455, -23.3031094089], [-45.3315348733, -23.2944161564], [-45.3232896556, -23.2918481355], [-45.3202214352, -23.2958069646], [-45.3413361287, -23.3242794796], [-45.3144934302, -23.3254528066], [-45.3126638616, -23.3325663842], [-45.3051496779, -23.3338640594], [-45.3029799098, -23.3273386419], [-45.2955131520, -23.3221717034], [-45.2733379165, -23.3182455111], [-45.2640411292, -23.3195029299], [-45.2652137631, -23.3279914105], [-45.2581249061, -23.3271417143], [-45.2542389617, -23.3282712201], [-45.2513738715, -23.3179057681], [-45.2462563211, -23.3266271951], [-45.2396082843, -23.3242076569], [-45.2303255803, -23.3327609570], [-45.2261539333, -23.3312736249], [-45.2116970397, -23.3107871433], [-45.2028742139, -23.3059258162], [-45.2032419756, -23.2946127152], [-45.1894194428, -23.2955605687], [-45.1736004206, -23.2871272461], [-45.1611963278, -23.2866625231], [-45.1666722972, -23.2931585286], [-45.1761999323, -23.3060252622], [-45.1904516262, -23.3137240901], [-45.1963371748, -23.3250879690], [-45.1930551846, -23.3323344590], [-45.1987314549, -23.3400281469], [-45.2020264289, -23.3598874329], [-45.2019770849, -23.3614699965], [-45.1994078017, -23.3771906265], [-45.2054803360, -23.3808924166], [-45.2037399500, -23.3960458733], [-45.1929397221, -23.3918784045], [-45.1870247293, -23.3958802074], [-45.1745972344, -23.3946747385], [-45.1692409714, -23.3971978794], [-45.1658693936, -23.4099469499], [-45.1764306477, -23.4135916552], [-45.1726929073, -23.4149273052], [-45.1780381462, -23.4247533795], [-45.1741385221, -23.4310094326], [-45.1758155960, -23.4356155496], [-45.1763577683, -23.4400255415], [-45.2011866199, -23.4518126691], [-45.2220016434, -23.4559360583], [-45.2729930574, -23.4826395752], [-45.2878971464, -23.4845913004], [-45.3085004242, -23.4968331250], [-45.3081683142, -23.5040836909], [-45.3156679678, -23.5062812028], [-45.3180938340, -23.5195684374], [-45.3230821023, -23.5226276581], [-45.3244857196, -23.5286753738], [-45.3274412937, -23.5311160358], [-45.3330687255, -23.5295239878], [-45.3417886993, -23.5379967419], [-45.3417911295, -23.5475822313], [-45.3492936009, -23.5472632727], [-45.3551861759, -23.5393885338], [-45.3636095048, -23.5441816010], [-45.3706566722, -23.5416799292], [-45.3716740546, -23.5475900822], [-45.3850637251, -23.5551991087], [-45.4125389282, -23.5595545963], [-45.4208560702, -23.5564911678], [-45.4239621294, -23.5478968740], [-45.4303511945, -23.5523607681], [-45.4393207413, -23.5526365080], [-45.4455339354, -23.5595966931], [-45.4453686144, -23.5680574156], [-45.4504093265, -23.5690529119], [-45.4525404782, -23.5746245594], [-45.4568172664, -23.5766096595], [-45.4496405263, -23.5643799965], [-45.4525338660, -23.5602607508], [-45.4529438346, -23.5602786217], [-45.4588130355, -23.5642635449], [-45.4825474790, -23.5597606286], [-45.4824975107, -23.5506764615], [-45.4876601531, -23.5396797188], [-45.4987919679, -23.5384704594], [-45.5039835030, -23.5326192367], [-45.4974443111, -23.5188083277], [-45.4986445899, -23.5085451304], [-45.5043844516, -23.5059773029], [-45.5091361679, -23.4835486322], [-45.5124309424, -23.4820597313], [-45.5154833642, -23.4848476707], [-45.5225252233, -23.4778269887], [-45.5210877100, -23.4694184969], [-45.5243459297, -23.4621172611], [-45.5214308347, -23.4581728406], [-45.5369166710, -23.4524144008], [-45.5462788224, -23.4544548492], [-45.5537804685, -23.4522247211], [-45.5614664453, -23.4421135115], [-45.5598119886, -23.4393969903], [-45.5618967855, -23.4327627522], [-45.5695221220, -23.4188671156], [-45.5629961499, -23.4195787503], [-45.5618033107, -23.4129821174], [-45.5664612879, -23.4079966122], [-45.5577065044, -23.4054062723], [-45.5519652109, -23.3973004456], [-45.5367847430, -23.3665412153], [-45.5567531435, -23.3739216486], [-45.5644746093, -23.3691581721], [-45.5724346831, -23.3689168861], [-45.5768914022, -23.3642058072], [-45.5762258256, -23.3595599126], [-45.5748755374, -23.3423245287], [-45.5638997344, -23.3431105199], [-45.5656646656, -23.3319193891], [-45.5551929725, -23.3325383021], [-45.5484940999, -23.3385511072], [-45.5336958922, -23.3263319308], [-45.5265856718, -23.3328861864], [-45.5200384508, -23.3334121161], [-45.5164036488, -23.3308689622], [-45.5182438569, -23.3260783335], [-45.5124854091, -23.3240779971], [-45.5120515232, -23.3168361835], [-45.5079749882, -23.3150820613], [-45.5081056732, -23.3207993205], [-45.5016853554, -23.3262933364], [-45.4961252305, -23.3252207631], [-45.4939017802, -23.3155367400], [-45.4906733242, -23.3169642920], [-45.4904395025, -23.3170672997], [-45.4790891246, -23.3152262274], [-45.4648553592, -23.3291788936], [-45.4612107686, -23.3253743436], [-45.4664576541, -23.3180814914], [-45.4675207095, -23.3045462637], [-45.4564177982, -23.3039009479], [-45.4489664719, -23.3118197250], [-45.4533204411, -23.2964423371], [-45.4438818539, -23.2920279104], [-45.4341677408, -23.3072300475], [-45.4298077421, -23.2954100292], [-45.4327577898, -23.2928656710], [-45.4094242981, -23.2866175439], [-45.4111416767, -23.2800285300], [-45.4033150720, -23.2800792922], [-45.3978962068, -23.2764070317], [-45.3923175500, -23.2792897296]]] }},</text:span></text:p>
      <text:p text:style-name="P1"><text:span text:style-name="T1"><text:tab/>{ "type": "Feature", "properties": {"id": "3532405", "name": "Nazare Paulista", "description": "Nazare Paulista"}, "geometry": { "type": "Polygon", "coordinates": [[[-46.3377821076, -23.0955685655], [-46.3345674291, -23.0997972459], [-46.3309634760, -23.0993191675], [-46.3231775113, -23.1128667077], [-46.3146623678, -23.1109483432], [-46.3116734842, -23.1052742993], [-46.3067716614, -23.1130789832], [-46.3001611117, -23.1114306742], [-46.2883891087, -23.1171507520], [-46.2800152003, -23.1157874801], [-46.2786855030, -23.1077369227], [-46.2617887821, -23.0941001759], [-46.2571258469, -23.0954828272], [-46.2555073060, -23.1096641537], [-46.2469610385, -23.1167779989], [-46.2361105957, -23.1160497963], [-46.2302599210, -23.1081256884], [-46.2123203118, -23.1067011653], [-46.2173422892, -23.1199602572], [-46.2182791342, -23.1235617902], [-46.2211010578, -23.1225273664], [-46.2262992697, -23.1274357463], [-46.2255970754, -23.1364085625], [-46.2347852806, -23.1349543164], [-46.2466761793, -23.1546137379], [-46.2565155009, -23.1590646816], [-46.2556367590, -23.1713457459], [-46.2593359903, -23.1728435712], [-46.2618766297, -23.1859843876], [-46.2674687277, -23.1903274171], [-46.2829339986, -23.1832801433], [-46.2850115946, -23.1900249837], [-46.2955212406, -23.1954635598], [-46.2987141477, -23.1963438474], [-46.3084300469, -23.1992055063], [-46.3085160033, -23.2078062682], [-46.3048644548, -23.2126064313], [-46.3087562227, -23.2215724974], [-46.3292372169, -23.2459260975], [-46.3460285220, -23.2518979362], [-46.3537228263, -23.2631765289], [-46.3598803919, -23.2677352824], [-46.3586154026, -23.2726404733], [-46.3811033033, -23.2776896499], [-46.3864778904, -23.2864989394], [-46.3962777716, -23.2855055103], [-46.4031408175, -23.2997585845], [-46.4116614427, -23.3018997191], [-46.4101195753, -23.3052971214], [-46.4164555972, -23.3136164909], [-46.4193050497, -23.3137615050], [-46.4254660037, -23.2975878421], [-46.4275623141, -23.2930383343], [-46.4340115179, -23.2853325467], [-46.4400734530, -23.2860168893], [-46.4341724001, -23.2792809987], [-46.4466495273, -23.2699261265], [-46.4541124528, -23.2726460211], [-46.4600188187, -23.2705889651], [-46.4601856910, -23.2776338843], [-46.4708268636, -23.2831293829], [-46.4792035062, -23.2679570163], [-46.4827803340, -23.2662593279], [-46.4898281291, -23.2572171320], [-46.4953339269, -23.2538549744], [-46.5026442414, -23.2472820686], [-46.5133053255, -23.2490161642], [-46.5155171192, -23.2376561550], [-46.5083992764, -23.2317286597], [-46.4874169952, -23.2363884627], [-46.4800452926, -23.2320887178], [-46.4746176697, -23.2333995852], [-46.4652425018, -23.2221886817], [-46.4480164138, -23.2155612862], [-46.4442084533, -23.2024073678], [-46.4395200254, -23.1985171565], [-46.4474951746, -23.1796336602], [-46.4522435405, -23.1759725975], [-46.4520180911, -23.1715252665], [-46.4510639429, -23.1643398263], [-46.4474548686, -23.1616988071], [-46.4462749196, -23.1599417596], [-46.4341756533, -23.1632332878], [-46.4312785148, -23.1607704448], [-46.4262813762, -23.1482529854], [-46.4276111082, -23.1401033157], [-46.4186428162, -23.1433467785], [-46.4103470444, -23.1332366721], [-46.4146271311, -23.1303879986], [-46.4165735157, -23.1228163763], [-46.4137054263, -23.1211015782], [-46.3961247238, -23.1222871760], [-46.3914562548, -23.1177090756], [-46.3771152573, -23.1185183143], [-46.3706244750, -23.1115997588], [-46.3707654042, -23.1043211996], [-46.3626691036, -23.1093185466], [-46.3530211694, -23.1023994258], [-46.3499207885, -23.1054332697], [-46.3454522847, -23.1037768521], [-46.3377821076, -23.0955685655]]] }},</text:span></text:p>
      <text:p text:style-name="P1"><text:span text:style-name="T1"><text:tab/>{ "type": "Feature", "properties": {"id": "3532504", "name": "Neves Paulista", "description": "Neves Paulista"}, "geometry": { "type": "Polygon", "coordinates": [[[-49.5957888023, -20.7667330830], [-49.5795619677, -20.7800120289], [-49.5757371541, -20.7887328996], [-49.5728284123, -20.7989677730], [-49.5818495819, -20.8096897548], [-49.5733005287, -20.8129547768], [-49.5629591548, -20.8227931744], [-49.5691410634, -20.8332055421], [-49.5698125951, -20.8488513301], [-49.5748136216, -20.8610563428], [-49.5729794458, -20.8633845753], [-49.5778479197, -20.8649439368], [-49.5883986295, -20.8700613723], [-49.6011573070, -20.8688822273], [-49.6263784730, -20.8795012410], [-49.6167405641, -20.8925915477], [-49.6232729512, -20.8981821642], [-49.6244628245, -20.9210616507], [-49.6308757114, -20.9467279315], [-49.6291245424, -20.9531640009], [-49.6344875631, -20.9712394137], [-49.6397677260, -20.9720393834], [-49.6528592103, -20.9941844348], [-49.6541797535, -20.9792949767], [-49.6594733332, -20.9682701171], [-49.6689990738, -20.9644876634], [-49.6845541080, -20.9672444020], [-49.6863069586, -20.9696815940], [-49.6954918030, -20.9655212403], [-49.7057701477, -20.9719745634], [-49.7201763804, -20.9753915983], [-49.7176880725, -20.9591253230], [-49.7124156638, -20.9526992520], [-49.7050553211, -20.9501512553], [-49.7141100484, -20.9421242359], [-49.7259656954, -20.9316104306], [-49.7203628810, -20.9141262117], [-49.7102829306, -20.9092817429], [-49.7104112401, -20.8923167975], [-49.7066897513, -20.8875457809], [-49.7060331687, -20.8870705636], [-49.7007577781, -20.8787093724], [-49.7007551806, -20.8600423150], [-49.6987072257, -20.8510157690], [-49.7030201858, -20.8393553856], [-49.7002382384, -20.8333235836], [-49.7020860679, -20.8280277647], [-49.6891880818, -20.8283192668], [-49.6836052231, -20.8326305706], [-49.6699262142, -20.8218854565], [-49.6563354448, -20.8201788131], [-49.6508797745, -20.8163681648], [-49.6465545419, -20.8148256543], [-49.6320380402, -20.8007376446], [-49.6550972864, -20.7725964658], [-49.6613718172, -20.7704086776], [-49.6566596617, -20.7713461665], [-49.6404438438, -20.7611216273], [-49.6263960730, -20.7574335976], [-49.5957888023, -20.7667330830]]] }},</text:span></text:p>
      <text:p text:style-name="P1"><text:span text:style-name="T1"><text:tab/>{ "type": "Feature", "properties": {"id": "3532603", "name": "Nhandeara", "description": "Nhandeara"}, "geometry": { "type": "Polygon", "coordinates": [[[-50.0991226542, -20.5157804169], [-50.1004868527, -20.5228710589], [-50.0910639581, -20.5256637103], [-50.0838266995, -20.5217481004], [-50.0865661951, -20.5274577597], [-50.0840692844, -20.5329674028], [-50.0792116432, -20.5303593816], [-50.0702934744, -20.5413562776], [-50.0675918940, -20.5380420232], [-50.0668547461, -20.5418446658], [-50.0579134050, -20.5435164345], [-50.0556825086, -20.5461219740], [-50.0568142799, -20.5426899343], [-50.0577918623, -20.5390965949], [-50.0526328574, -20.5391182806], [-50.0536044685, -20.5338928958], [-50.0431519505, -20.5349264329], [-50.0404018730, -20.5385802322], [-50.0299509355, -20.5373093496], [-50.0267211987, -20.5418408983], [-50.0251472579, -20.5367225528], [-50.0138787643, -20.5387264527], [-50.0106026707, -20.5445052685], [-50.0059295915, -20.5421366802], [-50.0001383618, -20.5544524393], [-49.9937268700, -20.5536311195], [-49.9904409580, -20.5624925481], [-49.9845898227, -20.5634517695], [-49.9827304811, -20.5705617587], [-49.9817502238, -20.5718706684], [-49.9790121629, -20.5889080498], [-49.9852055260, -20.6070648757], [-49.9733430940, -20.6536812059], [-49.9674352226, -20.6604611110], [-49.9558825271, -20.6613542266], [-49.9533223882, -20.6667801613], [-49.9548835371, -20.6797645761], [-49.9529888207, -20.6922911931], [-49.9477123554, -20.6989469374], [-49.9379280179, -20.7108550405], [-49.9271819578, -20.7141058822], [-49.9245963767, -20.7227975703], [-49.9355861469, -20.7246841694], [-49.9493215345, -20.7460778989], [-49.9752068789, -20.7485047753], [-49.9917324702, -20.7399465665], [-50.0018781392, -20.7461344337], [-50.0089986038, -20.7555136521], [-50.0178336995, -20.7575646174], [-50.0240943328, -20.7688691525], [-50.0284226563, -20.7934536075], [-50.0241900300, -20.8038647012], [-50.0270694322, -20.8070246316], [-50.0230246709, -20.8142844181], [-50.0236707181, -20.8234883339], [-50.0241112135, -20.8230720810], [-50.0299160635, -20.8175930497], [-50.0422298608, -20.8221354380], [-50.0629757946, -20.8181951989], [-50.0678953751, -20.8246084104], [-50.0848399786, -20.8102438732], [-50.0945812665, -20.8115529306], [-50.1095819500, -20.8259347138], [-50.1208150272, -20.8306484628], [-50.1202474518, -20.8261751084], [-50.1266378011, -20.8182981207], [-50.1224964509, -20.8133744621], [-50.1262867146, -20.8065576825], [-50.1166311462, -20.7954242460], [-50.1129556993, -20.7804178148], [-50.1126907860, -20.7801837089], [-50.1097073055, -20.7782200814], [-50.1135924676, -20.7629868552], [-50.1242947773, -20.7468222326], [-50.1199564373, -20.7328614170], [-50.1210588045, -20.7246981658], [-50.1175186444, -20.7211759155], [-50.1253776507, -20.6982860538], [-50.1213389458, -20.6937329632], [-50.1225177511, -20.6824984474], [-50.1162251734, -20.6749723816], [-50.1074425156, -20.6703232015], [-50.1014741129, -20.6719053951], [-50.0999923245, -20.6689965714], [-50.1016798845, -20.6610730129], [-50.0877225303, -20.6305308288], [-50.0922129597, -20.6160444473], [-50.1032892482, -20.6109967974], [-50.1135365463, -20.5998299360], [-50.1282650211, -20.5566678459], [-50.1276479539, -20.5523818958], [-50.1238885057, -20.5512863056], [-50.1263340173, -20.5463284280], [-50.1207338778, -20.5353264345], [-50.1229125682, -20.5254619759], [-50.1196963607, -20.5211847546], [-50.1146379643, -20.5189591255], [-50.1092912981, -20.5227870565], [-50.1071709800, -20.5157345003], [-50.1017165503, -20.5138612450], [-50.0991226542, -20.5157804169]]] }},</text:span></text:p>
      <text:p text:style-name="P1"><text:span text:style-name="T1"><text:tab/>{ "type": "Feature", "properties": {"id": "3532702", "name": "Nipoa", "description": "Nipoa"}, "geometry": { "type": "Polygon", "coordinates": [[[-49.7850997925, -20.8525175869], [-49.7770788673, -20.8582478366], [-49.7693329563, -20.8468313529], [-49.7539619603, -20.8571581073], [-49.7490521575, -20.8548985281], [-49.7432691218, -20.8477147482], [-49.7106025057, -20.8455513540], [-49.7092354325, -20.8531071753], [-49.7007551806, -20.8600423150], [-49.7007577781, -20.8787093724], [-49.7060331687, -20.8870705636], [-49.7066897513, -20.8875457809], [-49.7104112401, -20.8923167975], [-49.7102829306, -20.9092817429], [-49.7203628810, -20.9141262117], [-49.7259656954, -20.9316104306], [-49.7273567562, -20.9367403870], [-49.7508345713, -20.9360354149], [-49.7658071036, -20.9412181796], [-49.7838672395, -20.9350419753], [-49.8209650400, -20.9375226487], [-49.8265495473, -20.9417252953], [-49.8266076661, -20.9530358534], [-49.8337222006, -20.9468318749], [-49.8456224092, -20.9448156076], [-49.8504375594, -20.9316949704], [-49.8442280940, -20.9278240291], [-49.8429563989, -20.9142951328], [-49.8375304628, -20.9044405067], [-49.8407633099, -20.8666193703], [-49.8342853722, -20.8483579229], [-49.8079038321, -20.8314299075], [-49.7942421071, -20.8373461403], [-49.7850997925, -20.8525175869]]] }},</text:span></text:p>
      <text:p text:style-name="P1"><text:span text:style-name="T1"><text:tab/>{ "type": "Feature", "properties": {"id": "3532801", "name": "Nova Alianca", "description": "Nova Alianca"}, "geometry": { "type": "Polygon", "coordinates": [[[-49.4592299634, -21.0833611088], [-49.4593593522, -21.0878393260], [-49.4659809781, -21.0879429688], [-49.4713638335, -21.0940281611], [-49.4713538050, -21.1090923265], [-49.4823535034, -21.1237089567], [-49.4821644417, -21.1321580439], [-49.4952090198, -21.1376887044], [-49.5016743719, -21.1457386066], [-49.5042151664, -21.1613403186], [-49.5139391478, -21.1579536312], [-49.5498303392, -21.1583980003], [-49.5672930068, -21.1515593352], [-49.5682014657, -21.1439266661], [-49.5744673368, -21.1387515665], [-49.5800255174, -21.1365379771], [-49.5950892313, -21.1412039256], [-49.6180238413, -21.1270869584], [-49.6106255327, -21.1194969011], [-49.6040723431, -21.1202917339], [-49.5996794976, -21.1164091454], [-49.5931081393, -21.1184710861], [-49.5890313786, -21.1154363867], [-49.5768826987, -21.1161974588], [-49.5685855702, -21.0813660317], [-49.5730479589, -21.0719458766], [-49.5729390763, -21.0718844672], [-49.5636290815, -21.0666459067], [-49.5614562387, -21.0611479700], [-49.5667623996, -21.0484813544], [-49.5630553559, -21.0386719487], [-49.5595133734, -21.0382264260], [-49.5569687125, -21.0241964380], [-49.5434373737, -21.0136890210], [-49.5369637997, -21.0123779996], [-49.5338684101, -21.0001080034], [-49.5282088502, -20.9983665755], [-49.5300445742, -20.9897564234], [-49.5241447771, -20.9853439544], [-49.5216045494, -20.9758171672], [-49.5212697512, -20.9689849439], [-49.5105817770, -20.9550018492], [-49.5095770819, -20.9459758589], [-49.5061940301, -20.9452769368], [-49.4964514387, -20.9431634695], [-49.4882990572, -20.9457564978], [-49.4758619616, -20.9564700564], [-49.4669622241, -20.9678782273], [-49.4589735492, -20.9717669674], [-49.4519712084, -20.9750300508], [-49.4454569282, -20.9847664940], [-49.4487130264, -20.9949903822], [-49.4554493150, -21.0011710361], [-49.4585015626, -21.0213761532], [-49.4582645213, -21.0337813356], [-49.4630745188, -21.0393375691], [-49.4604472298, -21.0648024785], [-49.4637281651, -21.0696701856], [-49.4592299634, -21.0833611088]]] }},</text:span></text:p>
      <text:p text:style-name="P1"><text:span text:style-name="T1"><text:tab/>{ "type": "Feature", "properties": {"id": "3532827", "name": "Nova Campina", "description": "Nova Campina"}, "geometry": { "type": "Polygon", "coordinates": [[[-48.8402208286, -24.0958158492], [-48.8241556981, -24.1066462908], [-48.8223398385, -24.1115010693], [-48.8114509085, -24.1139752961], [-48.8142024650, -24.1196912925], [-48.8218053042, -24.1225064239], [-48.8213644355, -24.1275759932], [-48.8145527698, -24.1353057980], [-48.8165333665, -24.1426407123], [-48.8226399459, -24.1469683926], [-48.8196396444, -24.1535036119], [-48.8249191369, -24.1597697298], [-48.8185326954, -24.1664595406], [-48.8272170048, -24.1737953506], [-48.8408790656, -24.1704903930], [-48.8567268844, -24.1663896185], [-48.8649195992, -24.1601538587], [-48.8703678774, -24.1629289390], [-48.8862529998, -24.1805268206], [-48.8858443337, -24.1841977701], [-48.8833640436, -24.1899469491], [-48.8855925575, -24.2032040118], [-48.8860611311, -24.2030387048], [-48.8924526968, -24.2033353147], [-48.9020073658, -24.2107130755], [-48.9028643263, -24.2144182445], [-48.8948427262, -24.2209298663], [-48.9035340513, -24.2294332405], [-48.9069247273, -24.2323810384], [-48.9138076095, -24.2314362910], [-48.9406735382, -24.2538399711], [-48.9460417510, -24.2687833650], [-48.9530702437, -24.2744317816], [-48.9636216006, -24.2907260927], [-48.9637823625, -24.2909727435], [-48.9789254237, -24.2966829268], [-48.9824474076, -24.3028063970], [-48.9765602511, -24.3073590259], [-48.9864951949, -24.3118540611], [-48.9976772352, -24.3099479271], [-48.9994516421, -24.3010935036], [-49.0114300480, -24.2906057319], [-49.0186353910, -24.2874724487], [-49.0266501225, -24.2660664901], [-49.0359888901, -24.2613653645], [-49.0375489074, -24.2572851665], [-49.0447212188, -24.2574679159], [-49.0605715783, -24.2425358159], [-49.0808888208, -24.2565555545], [-49.1073820242, -24.2501827498], [-49.1120912217, -24.2521512215], [-49.1310111636, -24.2451276839], [-49.1403180071, -24.2556011273], [-49.1479831713, -24.2578996223], [-49.1530310961, -24.2632669981], [-49.1505055491, -24.2355528459], [-49.1421173497, -24.2328704556], [-49.1362037145, -24.2127583740], [-49.1209787854, -24.2097833289], [-49.1251776461, -24.1958346493], [-49.1365606897, -24.1853442747], [-49.0826732415, -24.1844560553], [-49.0827327681, -24.1985635475], [-49.0596797278, -24.1898234854], [-49.0406619533, -24.1673125421], [-49.0148926658, -24.1540596795], [-49.0156459114, -24.1498812817], [-49.0040975178, -24.1406504810], [-48.9962287845, -24.1218422091], [-48.9919015558, -24.1208101547], [-48.9900309420, -24.1134554949], [-48.9852608647, -24.1108670949], [-48.9829190919, -24.1006684144], [-48.9538628420, -24.1004008252], [-48.9399054854, -24.1002676054], [-48.9032229911, -24.0999159159], [-48.8579741920, -24.0990649041], [-48.8537310242, -24.1011114398], [-48.8443108328, -24.0950611285], [-48.8402208286, -24.0958158492]]] }},</text:span></text:p>
      <text:p text:style-name="P1"><text:span text:style-name="T1"><text:tab/>{ "type": "Feature", "properties": {"id": "3532843", "name": "Nova Canaa Paulista", "description": "Nova Canaa Paulista"}, "geometry": { "type": "Polygon", "coordinates": [[[-50.9098247737, -20.2999387333], [-50.9086008758, -20.3085247973], [-50.9001338618, -20.3081676655], [-50.8909142440, -20.3114491126], [-50.8898754275, -20.3154123295], [-50.8770063969, -20.3178774499], [-50.8720107289, -20.3472961623], [-50.8653781314, -20.3505337556], [-50.8618627576, -20.3747742071], [-50.8532632841, -20.3859578424], [-50.8512195102, -20.4026924716], [-50.8432264026, -20.4141812944], [-50.8590349867, -20.4153824059], [-50.8681417087, -20.4216308134], [-50.8812396642, -20.4231828152], [-50.8884951386, -20.4303346157], [-50.8888945037, -20.4372520530], [-50.8985794032, -20.4392616554], [-50.9092758909, -20.4389148473], [-50.9176741365, -20.4323615633], [-50.9133179492, -20.4189327863], [-50.9217861359, -20.4143816266], [-50.9254056639, -20.4111954760], [-50.9364903400, -20.4104502985], [-50.9409118353, -20.4051141865], [-50.9467631377, -20.4070880057], [-50.9611224667, -20.3977111846], [-50.9666043131, -20.3995163929], [-50.9715198732, -20.3976040557], [-50.9712722109, -20.3834155539], [-50.9758559939, -20.3669972000], [-50.9625193867, -20.3460220407], [-50.9464716615, -20.3425476247], [-50.9420974086, -20.3284243923], [-50.9317165319, -20.3178818268], [-50.9328002992, -20.3104686972], [-50.9264034542, -20.3012453458], [-50.9252006514, -20.2993583298], [-50.9217752268, -20.2965579792], [-50.9197210744, -20.2991321788], [-50.9098247737, -20.2999387333]]] }},</text:span></text:p>
      <text:p text:style-name="P1"><text:span text:style-name="T1"><text:tab/>{ "type": "Feature", "properties": {"id": "3532868", "name": "Nova Castilho", "description": "Nova Castilho"}, "geometry": { "type": "Polygon", "coordinates": [[[-50.3992899501, -20.7221886425], [-50.3338578636, -20.7226339815], [-50.3158705689, -20.7172417969], [-50.3065679934, -20.7096262527], [-50.2957195619, -20.7123064524], [-50.2938312531, -20.7340057167], [-50.2724173464, -20.7332038579], [-50.2649497611, -20.7517162772], [-50.2756525982, -20.7733223023], [-50.2774551207, -20.7852441951], [-50.2820481750, -20.7985232538], [-50.2901124037, -20.8083539539], [-50.2881161857, -20.8298872002], [-50.2901138431, -20.8352636053], [-50.3029051203, -20.8378103625], [-50.3018834563, -20.8426860517], [-50.3101893051, -20.8429460305], [-50.3215616874, -20.8500864309], [-50.3358585580, -20.8456668434], [-50.3382680790, -20.8452655696], [-50.3434913835, -20.8547236010], [-50.3503995652, -20.8456277865], [-50.3728191004, -20.8534885872], [-50.3764890794, -20.8410835140], [-50.3713551070, -20.8330377698], [-50.3736529777, -20.8178349815], [-50.3820467564, -20.8096553169], [-50.3886060115, -20.8081401985], [-50.3984087567, -20.8114367212], [-50.4018606904, -20.8124235697], [-50.4111844487, -20.8126005876], [-50.4174667458, -20.8000781623], [-50.4247698499, -20.7959534446], [-50.4316850349, -20.7970252081], [-50.4239039201, -20.7903057747], [-50.4201562520, -20.7734533903], [-50.4233835168, -20.7703304956], [-50.4226015203, -20.7614079741], [-50.4178114830, -20.7485753605], [-50.4194481874, -20.7418045713], [-50.4127657860, -20.7370397160], [-50.4124905563, -20.7262761836], [-50.4181973112, -20.7086653259], [-50.4040683415, -20.7192616466], [-50.3992899501, -20.7221886425]]] }},</text:span></text:p>
      <text:p text:style-name="P1"><text:span text:style-name="T1"><text:tab/>{ "type": "Feature", "properties": {"id": "3532900", "name": "Nova Europa", "description": "Nova Europa"}, "geometry": { "type": "Polygon", "coordinates": [[[-48.4524209377, -21.7110178347], [-48.4436455431, -21.7231462699], [-48.4410103191, -21.7362048827], [-48.4490264440, -21.7453543669], [-48.4477562841, -21.7526823045], [-48.4527777663, -21.7574294894], [-48.4652048132, -21.7595947445], [-48.4710776518, -21.7710825469], [-48.4697928599, -21.7766930108], [-48.4831957667, -21.7783605360], [-48.4856220456, -21.7857083974], [-48.4962907574, -21.7906297505], [-48.4984926765, -21.7851789536], [-48.5022165046, -21.7849603745], [-48.5046560312, -21.7948468583], [-48.5164654659, -21.7917165692], [-48.5387264124, -21.7956331166], [-48.5569814785, -21.8142013357], [-48.5724165100, -21.8214085172], [-48.5943639325, -21.8285823816], [-48.5940532657, -21.8454229537], [-48.5954699901, -21.8486154034], [-48.6003242880, -21.8457924106], [-48.6048615335, -21.8480180577], [-48.6051736908, -21.8437882696], [-48.6159747128, -21.8452121438], [-48.6155852488, -21.8405057467], [-48.6185142561, -21.8397556931], [-48.6317949981, -21.8439165994], [-48.6311576022, -21.8395360966], [-48.6357539944, -21.8363335303], [-48.6397935586, -21.8393991650], [-48.6421046927, -21.8369704096], [-48.6424527660, -21.8401145269], [-48.6466791287, -21.8375874322], [-48.6474221565, -21.8405255690], [-48.6499958269, -21.8353116889], [-48.6576249885, -21.8447569292], [-48.6631527849, -21.8360748595], [-48.6685362696, -21.8372944448], [-48.6646389843, -21.8334336636], [-48.6691315961, -21.8317202201], [-48.6633891269, -21.8237128070], [-48.6425759687, -21.8162647203], [-48.6286977551, -21.7877911675], [-48.6297094024, -21.7738127187], [-48.6145450296, -21.7640508147], [-48.6015713920, -21.7654379002], [-48.5977417992, -21.7570503880], [-48.5921032595, -21.7536198434], [-48.5849533019, -21.7525235691], [-48.5789820523, -21.7517247365], [-48.5704566214, -21.7445500400], [-48.5523026005, -21.7422499227], [-48.5450088301, -21.7266253878], [-48.5315914475, -21.7234346753], [-48.5265805764, -21.7161993350], [-48.5095912455, -21.7153935907], [-48.5044280390, -21.7189440600], [-48.4925054224, -21.7084542787], [-48.4783175647, -21.7071955131], [-48.4754777921, -21.7116798698], [-48.4524209377, -21.7110178347]]] }},</text:span></text:p>
      <text:p text:style-name="P1"><text:span text:style-name="T1"><text:tab/>{ "type": "Feature", "properties": {"id": "3533007", "name": "Nova Granada", "description": "Nova Granada"}, "geometry": { "type": "Polygon", "coordinates": [[[-49.2984719776, -20.3278857824], [-49.2955954308, -20.3364100018], [-49.2935545021, -20.3343677134], [-49.2882494676, -20.3384533158], [-49.2837137526, -20.3361636503], [-49.2772685140, -20.3445210304], [-49.2726037135, -20.3407140367], [-49.2701601600, -20.3461338366], [-49.2730168374, -20.3539075668], [-49.2786415174, -20.3551845504], [-49.2927318425, -20.3701402760], [-49.2956679826, -20.3812072038], [-49.2902614048, -20.3827437988], [-49.2736960710, -20.3774022939], [-49.2708255684, -20.3794238908], [-49.2645891127, -20.3913185153], [-49.2690779739, -20.4057971163], [-49.2672818767, -20.4164982755], [-49.2663324172, -20.4187671938], [-49.2653397746, -20.4233502920], [-49.2623689543, -20.4219192586], [-49.2602490222, -20.4254347665], [-49.2549839961, -20.4233593456], [-49.2494152597, -20.4262998641], [-49.2284302822, -20.4125019153], [-49.2215173796, -20.4138066591], [-49.2240679453, -20.4149250153], [-49.2228168129, -20.4215347752], [-49.2262801856, -20.4208817313], [-49.2373146331, -20.4297882508], [-49.2255910644, -20.4384840871], [-49.2296350746, -20.4378847572], [-49.2401869981, -20.4469943518], [-49.2303940899, -20.4550060607], [-49.2243563888, -20.4555408504], [-49.2247973786, -20.4604014440], [-49.2182059358, -20.4657647989], [-49.2189652804, -20.4712971505], [-49.2113197662, -20.4778455745], [-49.2144621300, -20.4903692453], [-49.2105492470, -20.4930543761], [-49.2102612769, -20.5027946787], [-49.1887208003, -20.5116343651], [-49.2020912659, -20.5297826871], [-49.1995779781, -20.5355517421], [-49.2029165247, -20.5395652925], [-49.2209317918, -20.5428496602], [-49.2394614697, -20.5547741935], [-49.2476001552, -20.5656347955], [-49.2602316721, -20.5723620511], [-49.2732947029, -20.5744362551], [-49.2848958986, -20.5814294649], [-49.2981264928, -20.5814550847], [-49.3173838037, -20.5912457963], [-49.3231635216, -20.5990977965], [-49.3340200519, -20.6056475538], [-49.3393591002, -20.6070579513], [-49.3502602463, -20.6025510867], [-49.3642066404, -20.6051698511], [-49.3764928466, -20.5981465309], [-49.3755838042, -20.5951381143], [-49.3808698133, -20.5898160683], [-49.3958590373, -20.5829765148], [-49.4023486096, -20.5728063907], [-49.4058816096, -20.5739208231], [-49.4117575227, -20.5693394017], [-49.4172977534, -20.5578719684], [-49.4242998102, -20.5576970567], [-49.4265513895, -20.5492385473], [-49.4375080257, -20.5457195580], [-49.4454777292, -20.5435948203], [-49.4695321297, -20.5290615236], [-49.4703240736, -20.5147256328], [-49.4774606964, -20.5046223187], [-49.4617025297, -20.5002679907], [-49.4556359493, -20.4898056489], [-49.4440877103, -20.4816878741], [-49.4415773590, -20.4719012777], [-49.4302312003, -20.4623987397], [-49.4178313115, -20.4602963891], [-49.4061004286, -20.4477523021], [-49.4063042514, -20.4384596857], [-49.3988961498, -20.4373878132], [-49.3982434211, -20.4299883231], [-49.4044557158, -20.4210774535], [-49.4085566496, -20.4001924679], [-49.3957997210, -20.3764080605], [-49.3845702734, -20.3641419197], [-49.3504698037, -20.3357192399], [-49.3360278703, -20.3185905901], [-49.3067667380, -20.3015512451], [-49.3105564737, -20.3096567343], [-49.3075470450, -20.3110781790], [-49.3052696092, -20.3252938819], [-49.2984719776, -20.3278857824]]] }},</text:span></text:p>
      <text:p text:style-name="P1"><text:span text:style-name="T1"><text:tab/>{ "type": "Feature", "properties": {"id": "3533106", "name": "Nova Guataporanga", "description": "Nova Guataporanga"}, "geometry": { "type": "Polygon", "coordinates": [[[-51.6349139479, -21.2927632912], [-51.6159081550, -21.3012721853], [-51.6151339702, -21.3079105932], [-51.6245493394, -21.3163637867], [-51.6159694473, -21.3260084780], [-51.6214829321, -21.3427916222], [-51.6189972314, -21.3552726085], [-51.6213217951, -21.3556412858], [-51.6662988273, -21.3437652896], [-51.6755264772, -21.3462796223], [-51.6725182460, -21.3396281723], [-51.6771605068, -21.3214423694], [-51.6734886107, -21.3146572331], [-51.6767684086, -21.3102183304], [-51.6811580173, -21.3031634964], [-51.6673128462, -21.3056719977], [-51.6596014792, -21.2997864835], [-51.6518508838, -21.3016823893], [-51.6484971466, -21.2939589382], [-51.6519108885, -21.2840751648], [-51.6412741622, -21.2858753440], [-51.6349139479, -21.2927632912]]] }},</text:span></text:p>
      <text:p text:style-name="P1"><text:span text:style-name="T1"><text:tab/>{ "type": "Feature", "properties": {"id": "3533205", "name": "Nova Independencia", "description": "Nova Independencia"}, "geometry": { "type": "Polygon", "coordinates": [[[-51.4445861748, -21.0804468052], [-51.4355293301, -21.0851117010], [-51.4172722918, -21.0825914053], [-51.4147409450, -21.0784789822], [-51.4014894714, -21.0749158916], [-51.4019265482, -21.0946629349], [-51.4103694113, -21.1109494210], [-51.4052989895, -21.1202534223], [-51.4049081516, -21.1349599470], [-51.4065257191, -21.1361182398], [-51.4124381708, -21.1601176087], [-51.4217499162, -21.1651268333], [-51.4213319209, -21.1724614197], [-51.4381251090, -21.1824879044], [-51.4438605674, -21.1827596652], [-51.4466642765, -21.1874625818], [-51.4550722200, -21.1870288178], [-51.4667269668, -21.2009879947], [-51.4773630136, -21.2064241056], [-51.4800350583, -21.2181119992], [-51.4814769380, -21.2221542645], [-51.4840840726, -21.2294629898], [-51.4891988330, -21.2283811574], [-51.4886955904, -21.2318141269], [-51.4949097957, -21.2284433967], [-51.4934201483, -21.2204771844], [-51.4999531131, -21.2202770498], [-51.5028898176, -21.2171047308], [-51.5076849978, -21.2186114747], [-51.5132437859, -21.2100849010], [-51.5165154275, -21.2098920266], [-51.5172180245, -21.2133248111], [-51.5215335050, -21.2085441716], [-51.5174716746, -21.2064538274], [-51.5212712624, -21.1996736679], [-51.5295577158, -21.1958561954], [-51.5350061474, -21.2001696055], [-51.5387783520, -21.1938190909], [-51.5428566605, -21.1955517468], [-51.5437558708, -21.1913823337], [-51.5580139334, -21.1910617018], [-51.5603646684, -21.1874447245], [-51.5593072393, -21.1928331630], [-51.5632373968, -21.1905160704], [-51.5635169714, -21.1851552023], [-51.5671922736, -21.1869166722], [-51.5717259999, -21.1843643410], [-51.5742458775, -21.1893556497], [-51.5769906661, -21.1844632950], [-51.5750188641, -21.1802326313], [-51.5824361923, -21.1796013653], [-51.5807049287, -21.1767984705], [-51.5840302905, -21.1743142301], [-51.5861442625, -21.1773337591], [-51.5940001991, -21.1667237778], [-51.5964043048, -21.1677670271], [-51.5931785177, -21.1622153937], [-51.5972846959, -21.1585712802], [-51.5928406954, -21.1542271787], [-51.5897070475, -21.1567450622], [-51.5895200774, -21.1519388216], [-51.6004260664, -21.1438593021], [-51.6028776934, -21.1445032584], [-51.6014765952, -21.1488167912], [-51.6131956518, -21.1418544730], [-51.6182321876, -21.1451674981], [-51.6173131230, -21.1483281288], [-51.6260971629, -21.1452020650], [-51.6320380778, -21.1515511267], [-51.6361962645, -21.1508573326], [-51.6347658789, -21.1547673349], [-51.6289237420, -21.1524796682], [-51.6306970826, -21.1569760104], [-51.6376741596, -21.1579038877], [-51.6384940040, -21.1624301908], [-51.6394796316, -21.1630044581], [-51.6437154606, -21.1532285680], [-51.6419913756, -21.1474233235], [-51.6247595440, -21.1339241887], [-51.6188247663, -21.1253807934], [-51.6215572938, -21.1160663254], [-51.6107388234, -21.1080164948], [-51.6054510717, -21.1077244217], [-51.6044092341, -21.0976078043], [-51.5940247359, -21.0878455575], [-51.5792756693, -21.0879030946], [-51.5716289206, -21.0948755948], [-51.5628430172, -21.0951657727], [-51.5583779968, -21.0912114935], [-51.5307149111, -21.0948549079], [-51.5267998003, -21.0880846482], [-51.5102006050, -21.0793111135], [-51.5117234212, -21.0662887687], [-51.4953347460, -21.0574286742], [-51.4843822810, -21.0563752474], [-51.4827506607, -21.0506876337], [-51.4750769326, -21.0492471332], [-51.4607694249, -21.0525287145], [-51.4577917817, -21.0613849814], [-51.4496139671, -21.0739077665], [-51.4461370803, -21.0742851409], [-51.4445861748, -21.0804468052]]] }},</text:span></text:p>
      <text:p text:style-name="P1"><text:span text:style-name="T1"><text:tab/>{ "type": "Feature", "properties": {"id": "3533254", "name": "Novais", "description": "Novais"}, "geometry": { "type": "Polygon", "coordinates": [[[-48.8654667310, -20.9742805831], [-48.8638839064, -20.9791983652], [-48.8605209900, -20.9776024707], [-48.8609360247, -20.9846360775], [-48.8554681416, -20.9961985850], [-48.8591068714, -21.0056056783], [-48.8654477840, -21.0106258183], [-48.8811132939, -21.0223265283], [-48.8903712427, -21.0366557236], [-48.9177459383, -21.0530604061], [-48.9361223364, -21.0555679390], [-48.9395356825, -21.0591527436], [-48.9418156686, -21.0577209876], [-48.9499311505, -21.0546970905], [-48.9608795564, -21.0301143646], [-48.9588197871, -21.0128963227], [-48.9617589367, -21.0066618234], [-48.9569431032, -20.9980432827], [-48.9567345603, -20.9971779614], [-48.9536028842, -20.9833073722], [-48.9599865489, -20.9761361108], [-48.9636766870, -20.9620568491], [-48.9554410114, -20.9344722077], [-48.9517447568, -20.9305150543], [-48.9372203969, -20.9266190540], [-48.9223178592, -20.9137195844], [-48.9082708015, -20.9148526038], [-48.8980586209, -20.9299407299], [-48.8999848700, -20.9354202152], [-48.8958983851, -20.9375839853], [-48.8911939458, -20.9475322344], [-48.8812428559, -20.9474636194], [-48.8851387442, -20.9592661108], [-48.8772460499, -20.9610731875], [-48.8775034358, -20.9699608134], [-48.8654667310, -20.9742805831]]] }},</text:span></text:p>
      <text:p text:style-name="P1"><text:span text:style-name="T1"><text:tab/>{ "type": "Feature", "properties": {"id": "3533304", "name": "Nova Luzitania", "description": "Nova Luzitania"}, "geometry": { "type": "Polygon", "coordinates": [[[-50.2762856615, -20.8340596644], [-50.2648947458, -20.8385762571], [-50.2613190150, -20.8350662454], [-50.2525410946, -20.8349496678], [-50.2375995359, -20.8386437318], [-50.2349479412, -20.8467112785], [-50.2221549465, -20.8582753511], [-50.2133403862, -20.8655833828], [-50.1971977732, -20.8602747277], [-50.1867187210, -20.8678562793], [-50.1629248937, -20.8744478656], [-50.1653303498, -20.8812806565], [-50.1624696080, -20.8870929494], [-50.1651114438, -20.8899275299], [-50.1681773188, -20.8885263753], [-50.1677322038, -20.8928761262], [-50.1712913261, -20.8918150771], [-50.1805554581, -20.9001553231], [-50.1853191865, -20.8986826289], [-50.1852581057, -20.9015514140], [-50.1914898062, -20.8972690401], [-50.1949887923, -20.8994631611], [-50.1947036677, -20.8965523893], [-50.1992847970, -20.8957145366], [-50.2128922372, -20.8997086096], [-50.2190255065, -20.8983562959], [-50.2224345950, -20.8884240275], [-50.2369023238, -20.8944632021], [-50.2443713142, -20.8931555020], [-50.2444389041, -20.8947260421], [-50.2512248434, -20.9024026446], [-50.2622945617, -20.9053635347], [-50.2645972358, -20.8972581706], [-50.2762416359, -20.8831356010], [-50.2752408693, -20.8723501738], [-50.2867155063, -20.8760151542], [-50.3034385742, -20.8686834306], [-50.3108482875, -20.8738111378], [-50.3227646316, -20.8723258384], [-50.3306809859, -20.8543066011], [-50.3367156915, -20.8496378722], [-50.3358585580, -20.8456668434], [-50.3215616874, -20.8500864309], [-50.3101893051, -20.8429460305], [-50.3018834563, -20.8426860517], [-50.3029051203, -20.8378103625], [-50.2901138431, -20.8352636053], [-50.2762856615, -20.8340596644]]] }},</text:span></text:p>
      <text:p text:style-name="P1"><text:span text:style-name="T1"><text:tab/>{ "type": "Feature", "properties": {"id": "3533403", "name": "Nova Odessa", "description": "Nova Odessa"}, "geometry": { "type": "Polygon", "coordinates": [[[-47.2125804389, -22.7579561712], [-47.2162247717, -22.7611976749], [-47.2141092698, -22.7771242709], [-47.2173142282, -22.7875124646], [-47.2107994325, -22.7946185005], [-47.2106154928, -22.7950626884], [-47.2223268211, -22.7970219363], [-47.2254525183, -22.7921714126], [-47.2285693674, -22.7893413268], [-47.2319514220, -22.7908337734], [-47.2351013357, -22.7953392354], [-47.2441551178, -22.7967292140], [-47.2528267122, -22.7941783792], [-47.2641006693, -22.7970463574], [-47.2771102191, -22.7890732671], [-47.2855809520, -22.7914537446], [-47.2852672349, -22.7951556571], [-47.2834619781, -22.8016860544], [-47.2953984412, -22.8146036211], [-47.3040899661, -22.8214978319], [-47.3289383790, -22.8313672573], [-47.3298542667, -22.8193284704], [-47.3334075736, -22.8155579755], [-47.3392623351, -22.8187619174], [-47.3579533060, -22.8171491763], [-47.3507440028, -22.7845475196], [-47.3420664314, -22.7827387430], [-47.3194698369, -22.7630809852], [-47.2871087293, -22.7531979997], [-47.2729499783, -22.7672873886], [-47.2608872073, -22.7654369568], [-47.2557952228, -22.7632443106], [-47.2534800195, -22.7575216851], [-47.2505053654, -22.7603440960], [-47.2413214484, -22.7568611175], [-47.2312681383, -22.7479118056], [-47.2284158981, -22.7329353196], [-47.2281550083, -22.7324175252], [-47.2214919726, -22.7318346661], [-47.2115787519, -22.7406102504], [-47.2103410804, -22.7424952360], [-47.2125804389, -22.7579561712]]] }},</text:span></text:p>
      <text:p text:style-name="P1"><text:span text:style-name="T1"><text:tab/>{ "type": "Feature", "properties": {"id": "3533502", "name": "Novo Horizonte", "description": "Novo Horizonte"}, "geometry": { "type": "Polygon", "coordinates": [[[-49.2709381015, -21.2845985169], [-49.2569795999, -21.2992805709], [-49.2498730711, -21.2977402008], [-49.2475363566, -21.3040994388], [-49.2410999892, -21.3069449474], [-49.2286294741, -21.3142752298], [-49.2336069736, -21.3231020278], [-49.2299803303, -21.3330980489], [-49.2198201816, -21.3557231819], [-49.2127036017, -21.3608801156], [-49.1971561455, -21.3589357059], [-49.1876807956, -21.3616838189], [-49.1732434370, -21.3923949439], [-49.1811041818, -21.4026922460], [-49.1713158537, -21.4118256070], [-49.1404033989, -21.4111463397], [-49.1127534640, -21.4108733857], [-49.1027581159, -21.4055717207], [-49.0792836967, -21.4075586932], [-49.0754084238, -21.4280964636], [-49.0675022449, -21.4350997576], [-49.0673620293, -21.4470802359], [-49.0816974839, -21.4640603330], [-49.0871561940, -21.4662450820], [-49.0953694831, -21.4820813693], [-49.1136735423, -21.4982436667], [-49.1179858880, -21.5149988361], [-49.1326147902, -21.5159066689], [-49.1388153290, -21.5251971033], [-49.1488406273, -21.5284623422], [-49.1540234026, -21.5407504390], [-49.1546251319, -21.5544767506], [-49.1632264963, -21.5602260080], [-49.1651981170, -21.5700151203], [-49.1760482471, -21.5767360979], [-49.1774511601, -21.5868321842], [-49.1830239563, -21.5937274331], [-49.2010080143, -21.5970217617], [-49.2117499547, -21.6043414288], [-49.2179601103, -21.6038321931], [-49.2305112827, -21.6203787262], [-49.2407338491, -21.6222644186], [-49.2269318025, -21.6590620092], [-49.2139643185, -21.6711626571], [-49.2381667089, -21.6703299188], [-49.2649565255, -21.6638791163], [-49.2728531739, -21.6585342698], [-49.2822491837, -21.6496891285], [-49.2908251104, -21.6326408161], [-49.3110233828, -21.6167090451], [-49.3204515742, -21.5959560740], [-49.3218698170, -21.5826935656], [-49.3280788957, -21.5585645846], [-49.3398198118, -21.5458105998], [-49.3724930632, -21.5348468017], [-49.3956560448, -21.5396631198], [-49.3957522481, -21.5397054128], [-49.4068730899, -21.5438603761], [-49.4195875453, -21.5421665630], [-49.4449819873, -21.5235958913], [-49.4840149101, -21.5029901341], [-49.4950078965, -21.4936959080], [-49.5254420048, -21.4468728825], [-49.5440858473, -21.4306627810], [-49.5466500097, -21.4222095853], [-49.5197851332, -21.4477374871], [-49.5139488660, -21.4396814567], [-49.5033726459, -21.4418863772], [-49.4906695326, -21.4349224745], [-49.4747765605, -21.4375422444], [-49.4719473716, -21.4429309804], [-49.4665423960, -21.4414505663], [-49.4646070738, -21.4314882980], [-49.4580446893, -21.4317470079], [-49.4567963827, -21.4282477399], [-49.4500897761, -21.4305134175], [-49.4469879126, -21.4267971773], [-49.4421082088, -21.4285894430], [-49.4265160677, -21.4044826325], [-49.4204258386, -21.3848518007], [-49.4118289465, -21.3770182634], [-49.4086125867, -21.3810671092], [-49.3982887873, -21.3738814601], [-49.3958303982, -21.3716184492], [-49.3940915979, -21.3659719999], [-49.3863900815, -21.3615218646], [-49.3770346837, -21.3574747404], [-49.3755871109, -21.3516398103], [-49.3682466455, -21.3469106394], [-49.3566083778, -21.3547016863], [-49.3457678463, -21.3488560863], [-49.3370458004, -21.3515087213], [-49.3239594472, -21.3464988351], [-49.3204557264, -21.3138992060], [-49.3039225795, -21.3093855245], [-49.2954760500, -21.3001626261], [-49.2854210379, -21.2958666680], [-49.2843680343, -21.2885110710], [-49.2709381015, -21.2845985169]]] }},</text:span></text:p>
      <text:p text:style-name="P1"><text:span text:style-name="T1"><text:tab/>{ "type": "Feature", "properties": {"id": "3533601", "name": "Nuporanga", "description": "Nuporanga"}, "geometry": { "type": "Polygon", "coordinates": [[[-47.7673152845, -20.5817423587], [-47.7626823243, -20.5881800193], [-47.7668586410, -20.5929391717], [-47.7644250926, -20.5975043960], [-47.7425737742, -20.5950105476], [-47.7385906106, -20.6047823173], [-47.7280641207, -20.6061119479], [-47.7170043790, -20.6180108899], [-47.7116769579, -20.6270423545], [-47.7076452648, -20.6249936884], [-47.6833396085, -20.6287333678], [-47.6879729456, -20.6356794102], [-47.6795937950, -20.6427929213], [-47.6731469842, -20.6422270771], [-47.6693794973, -20.6373352761], [-47.6544055775, -20.6423608022], [-47.6518794583, -20.6499104439], [-47.6704161233, -20.6495269720], [-47.6545686800, -20.6621615534], [-47.6617636403, -20.6697099825], [-47.6540567610, -20.6702227391], [-47.6531551584, -20.6672003264], [-47.6387038251, -20.6705238910], [-47.6338905947, -20.6818225280], [-47.6367749554, -20.6892368429], [-47.6332620730, -20.6919208356], [-47.6286638983, -20.6913894050], [-47.6261964770, -20.6832495729], [-47.6171257117, -20.6803300054], [-47.6216131919, -20.6979327840], [-47.6120404873, -20.6997824298], [-47.6175098335, -20.7108128691], [-47.6276542367, -20.7022008988], [-47.6351245874, -20.7093911993], [-47.6503493975, -20.7206305170], [-47.6486956567, -20.7360093975], [-47.6516020436, -20.7528747618], [-47.6500145380, -20.7758540533], [-47.6603456854, -20.7829625668], [-47.6578733970, -20.7985237187], [-47.6630183741, -20.8039949892], [-47.6588845725, -20.8185375108], [-47.6773935517, -20.8152724748], [-47.6920937976, -20.8201054500], [-47.7060790529, -20.8113000868], [-47.7177021729, -20.8148685419], [-47.7409169832, -20.8028056459], [-47.7547874106, -20.7862355979], [-47.7809340051, -20.7787302184], [-47.7846122009, -20.7709377706], [-47.7873545460, -20.7578113565], [-47.7868485841, -20.7500677701], [-47.7913459393, -20.7487727059], [-47.8006380017, -20.7495012210], [-47.7998459074, -20.7463847392], [-47.8055745386, -20.7425822282], [-47.8069721690, -20.7443805061], [-47.8092473110, -20.7398218179], [-47.8180872683, -20.7394665492], [-47.8188901066, -20.7429179369], [-47.8242413964, -20.7442343181], [-47.8211280330, -20.7275887472], [-47.8166078920, -20.7222292979], [-47.8076636759, -20.7067709568], [-47.8251119331, -20.6956381603], [-47.8311888145, -20.6830380692], [-47.8084679193, -20.6608858326], [-47.8025563126, -20.6508249789], [-47.8001249596, -20.6420674366], [-47.8063625860, -20.6324747993], [-47.8061337023, -20.6125254601], [-47.8058144875, -20.6123243306], [-47.7874117975, -20.5983672644], [-47.7866451583, -20.5894122182], [-47.7922988867, -20.5853032283], [-47.7878866329, -20.5805712021], [-47.7840254293, -20.5838691996], [-47.7761245572, -20.5785913745], [-47.7673152845, -20.5817423587]]] }},</text:span></text:p>
      <text:p text:style-name="P1"><text:span text:style-name="T1"><text:tab/>{ "type": "Feature", "properties": {"id": "3533700", "name": "Ocaucu", "description": "Ocaucu"}, "geometry": { "type": "Polygon", "coordinates": [[[-49.9563903399, -22.3270762313], [-49.9475366038, -22.3386932891], [-49.9357318359, -22.3360283426], [-49.9274147614, -22.3301824353], [-49.9135280511, -22.3356098713], [-49.9019688978, -22.3481347189], [-49.8812182920, -22.3540715155], [-49.8702317779, -22.3505951045], [-49.8545043889, -22.3571878430], [-49.8521286189, -22.3768669659], [-49.8550575783, -22.3936486428], [-49.8502991644, -22.4003844061], [-49.8544356755, -22.4111507133], [-49.8542242410, -22.4299603164], [-49.8621169560, -22.4520952536], [-49.8716022350, -22.4559395631], [-49.8667805328, -22.4641874025], [-49.8759059365, -22.4734784019], [-49.8759155773, -22.4802975558], [-49.8746679927, -22.4873856606], [-49.8849083343, -22.5053383094], [-49.8873777666, -22.5249946062], [-49.8954091746, -22.5270172769], [-49.8994930518, -22.5347198851], [-49.9079429895, -22.5404763404], [-49.9178325544, -22.5380570976], [-49.9258342602, -22.5403345494], [-49.9417927022, -22.5288770145], [-49.9600204561, -22.5257063656], [-49.9654523852, -22.5235598760], [-49.9785691851, -22.5297793372], [-49.9825532735, -22.5293720199], [-49.9994300972, -22.4964208982], [-50.0048247182, -22.5047335801], [-50.0180176027, -22.5072168661], [-50.0231720941, -22.5119127180], [-50.0405651500, -22.4974196614], [-50.0602472949, -22.4984276848], [-50.0530828620, -22.4860209266], [-50.0384882985, -22.4888035294], [-50.0350288978, -22.4833051150], [-50.0216564699, -22.4813211589], [-50.0319691653, -22.4734829682], [-50.0402217881, -22.4575917454], [-50.0387709530, -22.4542377599], [-50.0326069996, -22.4537729026], [-50.0251557897, -22.4366760347], [-50.0050587697, -22.4210559841], [-49.9970352759, -22.4081794219], [-49.9908326676, -22.4110603419], [-49.9849084412, -22.4067911562], [-49.9689650729, -22.4083810295], [-49.9628767298, -22.3990300859], [-49.9750190256, -22.3699509350], [-49.9742725381, -22.3569811236], [-49.9830707985, -22.3280420972], [-49.9706454796, -22.3279551608], [-49.9665509726, -22.3310167361], [-49.9563903399, -22.3270762313]]] }},</text:span></text:p>
      <text:p text:style-name="P1"><text:span text:style-name="T1"><text:tab/>{ "type": "Feature", "properties": {"id": "3533809", "name": "oleo", "description": "oleo"}, "geometry": { "type": "Polygon", "coordinates": [[[-49.3946903053, -22.8821642655], [-49.3899019953, -22.8890487349], [-49.3847609674, -22.8863854201], [-49.3836009729, -22.8911511341], [-49.3762319292, -22.8907284902], [-49.3739486566, -22.8827934972], [-49.3690299609, -22.8828119525], [-49.3620705627, -22.8888710323], [-49.3440960248, -22.8888965369], [-49.3413840821, -22.8843992702], [-49.3378809623, -22.8896905399], [-49.3350712198, -22.8887659896], [-49.3083751583, -22.8849203808], [-49.3086339513, -22.8962582715], [-49.3020872207, -22.9134494162], [-49.2943357575, -22.9184392501], [-49.2889328626, -22.9332057368], [-49.2794298316, -22.9383310336], [-49.3032017741, -22.9522582697], [-49.3181434261, -22.9694461325], [-49.3402655818, -22.9746177916], [-49.3523446182, -22.9774399866], [-49.3589875343, -22.9921109250], [-49.3643807935, -22.9855241495], [-49.3678219526, -22.9837082646], [-49.3693080689, -22.9879345742], [-49.3711299825, -22.9969581809], [-49.3709374435, -22.9982805307], [-49.3827824998, -23.0387313626], [-49.3868344412, -23.0427386338], [-49.3837480092, -23.0492760706], [-49.3871622347, -23.0531837181], [-49.3967944512, -23.0574396279], [-49.4061978828, -23.0560952838], [-49.4116406006, -23.0510652432], [-49.4263047104, -23.0415729777], [-49.4302431168, -23.0345093738], [-49.4368582032, -23.0186524783], [-49.4318797086, -23.0093084508], [-49.4335853342, -23.0065392680], [-49.4336584344, -23.0063683829], [-49.4387662832, -23.0011543827], [-49.4422720365, -22.9867230416], [-49.4516321270, -22.9807447365], [-49.4599772165, -22.9676936303], [-49.4554862934, -22.9610258325], [-49.4589333227, -22.9521800727], [-49.4515492196, -22.9431636018], [-49.4516878319, -22.9221175527], [-49.4580276186, -22.9128785695], [-49.4558280385, -22.9099425190], [-49.4436450368, -22.9096124465], [-49.4397369137, -22.9051154772], [-49.4342021290, -22.9050181882], [-49.4191496749, -22.9088286830], [-49.4182521984, -22.8971920699], [-49.4074466292, -22.8878875877], [-49.3994190548, -22.8909436541], [-49.3946903053, -22.8821642655]]] }},</text:span></text:p>
      <text:p text:style-name="P1"><text:span text:style-name="T1"><text:tab/>{ "type": "Feature", "properties": {"id": "3533908", "name": "Olimpia", "description": "Olimpia"}, "geometry": { "type": "Polygon", "coordinates": [[[-48.8517712493, -20.5443252094], [-48.8307745501, -20.5684237692], [-48.8452480044, -20.6245666664], [-48.8413660146, -20.6294002044], [-48.8399478808, -20.6520346678], [-48.8317042147, -20.6528666614], [-48.8270097856, -20.6585983827], [-48.8158862619, -20.6543747793], [-48.8092146067, -20.6577550490], [-48.8036280238, -20.6521371068], [-48.7953959919, -20.6583018187], [-48.7916523741, -20.6627147586], [-48.7938209634, -20.6689659263], [-48.7860443553, -20.6882582352], [-48.7909792944, -20.7069142518], [-48.8002685425, -20.7135457023], [-48.7919566820, -20.7248342191], [-48.8038807927, -20.7258237901], [-48.8118187949, -20.7394611184], [-48.8136755258, -20.7569756745], [-48.8202932157, -20.7633318812], [-48.8209779340, -20.7725361737], [-48.8382746413, -20.7701835312], [-48.8596187642, -20.7876787390], [-48.8781800202, -20.8031928933], [-48.8912398535, -20.8233250964], [-48.9131859225, -20.8142758504], [-48.9210603722, -20.8143004896], [-48.9281906480, -20.8385037112], [-48.9486221851, -20.8688563138], [-48.9515127938, -20.8657685822], [-48.9556191589, -20.8677769343], [-48.9733051917, -20.8555323021], [-48.9884622432, -20.8475319089], [-48.9999662360, -20.8478770405], [-49.0078075015, -20.8547671812], [-49.0156722127, -20.8539535669], [-49.0390971284, -20.8354329736], [-49.0462119895, -20.8251145861], [-49.0648806806, -20.8114707807], [-49.0785235818, -20.8113014144], [-49.0836122785, -20.8133735838], [-49.0921910303, -20.8112028196], [-49.0917748750, -20.7998867408], [-49.0909015131, -20.7887981271], [-49.0983630946, -20.7825289994], [-49.1047886261, -20.7791916581], [-49.0950022905, -20.7665776211], [-49.0946457576, -20.7590066809], [-49.1040937104, -20.7420566190], [-49.1097954946, -20.7424264495], [-49.1077206363, -20.7389069212], [-49.1113275461, -20.7367915218], [-49.1178686974, -20.7393718889], [-49.1213007575, -20.7306144720], [-49.1255270378, -20.7289999324], [-49.1238286557, -20.7137379746], [-49.1267104241, -20.7106360073], [-49.1229061966, -20.7043484425], [-49.1206117452, -20.6831147480], [-49.1271807891, -20.6771387484], [-49.1290422512, -20.6742366538], [-49.1209766158, -20.6663545729], [-49.1292331051, -20.6579884417], [-49.1061065650, -20.6511757258], [-49.1244906536, -20.6376100643], [-49.1233284926, -20.6311080126], [-49.1155458264, -20.6239871086], [-49.1239091602, -20.6233227807], [-49.1237698263, -20.6112953673], [-49.1184069768, -20.6039482297], [-49.1158861932, -20.6053770261], [-49.1136472856, -20.6020676100], [-49.0997943865, -20.6084251714], [-49.0971774311, -20.6032367684], [-49.0879642198, -20.6013772680], [-49.0867478640, -20.6125299308], [-49.0798910910, -20.6171516623], [-49.0813293280, -20.6223266294], [-49.0766195312, -20.6209498948], [-49.0748007898, -20.6238922171], [-49.0719022580, -20.6153727842], [-49.0662058355, -20.6173922788], [-49.0588333875, -20.6143351518], [-49.0491712211, -20.6244589212], [-49.0495077059, -20.6279668344], [-49.0438474077, -20.6304152210], [-49.0440555569, -20.6337618328], [-49.0296363070, -20.6353266039], [-49.0280739207, -20.6384971695], [-49.0197517229, -20.6417994879], [-49.0157065530, -20.6496683646], [-49.0062788580, -20.6364120139], [-49.0018098363, -20.6370991065], [-48.9984274851, -20.6346796197], [-48.9990976907, -20.6239173673], [-48.9917668929, -20.6027757978], [-48.9938970910, -20.5934058020], [-48.9896498805, -20.5812588458], [-48.9627102731, -20.5910659194], [-48.9582825578, -20.5755001256], [-48.9492488746, -20.5711408183], [-48.9310906742, -20.5662548629], [-48.9015518828, -20.5532934992], [-48.8880754531, -20.5536082096], [-48.8848493921, -20.5455949834], [-48.8517712493, -20.5443252094]]] }},</text:span></text:p>
      <text:p text:style-name="P1"><text:span text:style-name="T1"><text:tab/>{ "type": "Feature", "properties": {"id": "3534005", "name": "Onda Verde", "description": "Onda Verde"}, "geometry": { "type": "Polygon", "coordinates": [[[-49.1492758258, -20.5773617234], [-49.1461090646, -20.5825752867], [-49.1354853343, -20.5836344426], [-49.1331160141, -20.5877413397], [-49.1365504164, -20.5939350401], [-49.1302662230, -20.5951504624], [-49.1553506315, -20.6341072085], [-49.1758037169, -20.6471616960], [-49.1782984189, -20.6615065687], [-49.1948705611, -20.6658277362], [-49.2058705032, -20.6646987963], [-49.2117691846, -20.6728644907], [-49.2241767376, -20.6804145608], [-49.2460689390, -20.6778990989], [-49.2657175403, -20.6803536136], [-49.2756375528, -20.6773402565], [-49.2891638952, -20.6841249073], [-49.2974051553, -20.6836339905], [-49.3269106202, -20.6759210243], [-49.3455566095, -20.6623091512], [-49.3450320255, -20.6428769355], [-49.3516648045, -20.6348813407], [-49.3553519462, -20.6289084472], [-49.3610614686, -20.6181475922], [-49.3600976317, -20.6093000539], [-49.3642066404, -20.6051698511], [-49.3502602463, -20.6025510867], [-49.3393591002, -20.6070579513], [-49.3340200519, -20.6056475538], [-49.3231635216, -20.5990977965], [-49.3173838037, -20.5912457963], [-49.2981264928, -20.5814550847], [-49.2848958986, -20.5814294649], [-49.2732947029, -20.5744362551], [-49.2602316721, -20.5723620511], [-49.2476001552, -20.5656347955], [-49.2394614697, -20.5547741935], [-49.2209317918, -20.5428496602], [-49.2029165247, -20.5395652925], [-49.1995779781, -20.5355517421], [-49.1677401712, -20.5519358599], [-49.1678412218, -20.5610585436], [-49.1596777143, -20.5717355549], [-49.1610279875, -20.5745837171], [-49.1492758258, -20.5773617234]]] }},</text:span></text:p>
      <text:p text:style-name="P1"><text:span text:style-name="T1"><text:tab/>{ "type": "Feature", "properties": {"id": "3534104", "name": "Oriente", "description": "Oriente"}, "geometry": { "type": "Polygon", "coordinates": [[[-50.0432336203, -22.0440819423], [-50.0347902657, -22.0441927134], [-50.0286814659, -22.0369112070], [-50.0038231212, -22.0302920100], [-50.0150553127, -22.0557848551], [-50.0136581156, -22.0800663777], [-50.0204443193, -22.0853762809], [-50.0395834393, -22.0883265404], [-50.0342110495, -22.0964806456], [-50.0385285086, -22.1049134523], [-50.0459286348, -22.1059434185], [-50.0474477745, -22.1135854358], [-50.0579879949, -22.1234473971], [-50.0390827512, -22.1514401351], [-50.0441523607, -22.1587958842], [-50.0493134726, -22.1577298461], [-50.0518936761, -22.1620492552], [-50.0500582785, -22.1847369845], [-50.0667616442, -22.2121027699], [-50.0980306121, -22.2270185154], [-50.1233812334, -22.2491677513], [-50.1494651260, -22.2600540802], [-50.1538997997, -22.2523383982], [-50.1653318166, -22.2577048727], [-50.1709693773, -22.2562065493], [-50.1732329731, -22.2523025636], [-50.1686023082, -22.2510810652], [-50.1723272582, -22.2462512393], [-50.1575341527, -22.2249016793], [-50.1613199764, -22.2182486287], [-50.1591319853, -22.2094640758], [-50.1700327394, -22.1897432490], [-50.1556862890, -22.1762126172], [-50.1510676182, -22.1661401183], [-50.1411655123, -22.1614868068], [-50.1411434119, -22.1519978258], [-50.1346645174, -22.1477054615], [-50.1382643944, -22.1384292456], [-50.1341979945, -22.1305036632], [-50.1364049034, -22.1271982607], [-50.1378111914, -22.1223520097], [-50.1326505486, -22.1104155427], [-50.1239223577, -22.1046777798], [-50.1007458490, -22.0615711582], [-50.1035935520, -22.0513148826], [-50.1026242241, -22.0352130867], [-50.0996706175, -22.0328898678], [-50.0872689025, -22.0264874322], [-50.0549125387, -22.0437267256], [-50.0482196096, -22.0439307620], [-50.0432336203, -22.0440819423]]] }},</text:span></text:p>
      <text:p text:style-name="P1"><text:span text:style-name="T1"><text:tab/>{ "type": "Feature", "properties": {"id": "3534203", "name": "Orindiuva", "description": "Orindiuva"}, "geometry": { "type": "Polygon", "coordinates": [[[-49.3053859556, -20.1164344781], [-49.2987817295, -20.1666092304], [-49.2655408014, -20.2280142710], [-49.2586174734, -20.2476247116], [-49.2592284326, -20.2582927311], [-49.2635544029, -20.2564426048], [-49.2658275484, -20.2609192497], [-49.2770107792, -20.2667364671], [-49.2918845940, -20.2861329421], [-49.2982086287, -20.3055107270], [-49.3075470450, -20.3110781790], [-49.3105564737, -20.3096567343], [-49.3067667380, -20.3015512451], [-49.3153456017, -20.2989216597], [-49.3159162601, -20.2903109789], [-49.3200936448, -20.2929622218], [-49.3222940126, -20.2890637619], [-49.3205467877, -20.2847123393], [-49.3275991680, -20.2850685895], [-49.3252864531, -20.2795804301], [-49.3305760554, -20.2804617296], [-49.3265681025, -20.2772746787], [-49.3347339071, -20.2731894848], [-49.3509383998, -20.2730153249], [-49.3493368505, -20.2678984758], [-49.3538035549, -20.2674012327], [-49.3486848697, -20.2500917643], [-49.3742872721, -20.2443733267], [-49.3750814933, -20.2477136116], [-49.3700792919, -20.2486614346], [-49.3768480498, -20.2491656679], [-49.3768834426, -20.2520724310], [-49.3822492127, -20.2447032601], [-49.3865164925, -20.2452234059], [-49.3855151853, -20.2479669432], [-49.3881214205, -20.2457980107], [-49.3864565995, -20.2395128268], [-49.3909215168, -20.2416671207], [-49.4030189419, -20.2381478495], [-49.4090213272, -20.2240758560], [-49.4206806974, -20.2184873929], [-49.4245658149, -20.2201049082], [-49.4248358894, -20.2171275467], [-49.4331066290, -20.2232840219], [-49.4349907977, -20.2272715559], [-49.4322747466, -20.2308730256], [-49.4386776234, -20.2326060947], [-49.4381942679, -20.2376775321], [-49.4447243860, -20.2393921108], [-49.4557770832, -20.2290890135], [-49.4565502222, -20.2256162685], [-49.4525957540, -20.2243598352], [-49.4553723071, -20.2216182742], [-49.4616263758, -20.2270826731], [-49.4646072594, -20.2257069055], [-49.4577415713, -20.2180983987], [-49.4590893308, -20.1859778030], [-49.4421682408, -20.1576413574], [-49.4532851841, -20.1327104730], [-49.4510818175, -20.1288483787], [-49.3768428838, -20.1447310372], [-49.3619935607, -20.1331870744], [-49.3473038981, -20.1359742755], [-49.3360776339, -20.1246221690], [-49.3244299896, -20.1168029659], [-49.3207216973, -20.1190573483], [-49.3172332351, -20.1159908646], [-49.3053859556, -20.1164344781]]] }},</text:span></text:p>
      <text:p text:style-name="P1"><text:span text:style-name="T1"><text:tab/>{ "type": "Feature", "properties": {"id": "3534302", "name": "Orlandia", "description": "Orlandia"}, "geometry": { "type": "Polygon", "coordinates": [[[-47.9311387231, -20.5856388025], [-47.9225764062, -20.6312824529], [-47.9096379707, -20.6305014085], [-47.8802579120, -20.6469719434], [-47.8801618634, -20.6469964339], [-47.8646834249, -20.6480961943], [-47.8548852878, -20.6326774518], [-47.8061337023, -20.6125254601], [-47.8063625860, -20.6324747993], [-47.8001249596, -20.6420674366], [-47.8025563126, -20.6508249789], [-47.8084679193, -20.6608858326], [-47.8311888145, -20.6830380692], [-47.8251119331, -20.6956381603], [-47.8076636759, -20.7067709568], [-47.8166078920, -20.7222292979], [-47.8211280330, -20.7275887472], [-47.8242413964, -20.7442343181], [-47.8347806905, -20.7480290088], [-47.8456267826, -20.7434524794], [-47.8554839344, -20.7509763997], [-47.8584190237, -20.7532176138], [-47.8682260167, -20.7607024212], [-47.8757208028, -20.7766873791], [-47.8966883405, -20.7706401140], [-47.8934224609, -20.7816984250], [-47.8972213727, -20.7948550221], [-47.9292610657, -20.7996541434], [-47.9378484744, -20.8007820818], [-47.9615359215, -20.8138859364], [-47.9646414897, -20.7979869894], [-47.9641521837, -20.7795398206], [-47.9611756308, -20.7639792968], [-47.9755419265, -20.7577532816], [-47.9806077017, -20.7520032916], [-47.9780912809, -20.7430016840], [-47.9806584966, -20.7270263713], [-47.9727028158, -20.6867117091], [-47.9643987191, -20.6751835883], [-47.9782632662, -20.6623161050], [-47.9885314380, -20.6301505519], [-47.9885945152, -20.6163653031], [-47.9820800887, -20.6069792383], [-47.9612782656, -20.6013236305], [-47.9311387231, -20.5856388025]]] }},</text:span></text:p>
      <text:p text:style-name="P1"><text:span text:style-name="T1"><text:tab/>{ "type": "Feature", "properties": {"id": "3534401", "name": "Osasco", "description": "Osasco"}, "geometry": { "type": "Polygon", "coordinates": [[[-46.7920979975, -23.4613111171], [-46.7855084948, -23.4658513862], [-46.7778066235, -23.4647929833], [-46.7783084222, -23.4707762748], [-46.7725193699, -23.4734228275], [-46.7657415099, -23.4923089169], [-46.7584176820, -23.4941403310], [-46.7554165159, -23.4962574219], [-46.7638765976, -23.5059973856], [-46.7528586199, -23.5197743679], [-46.7473610235, -23.5204744512], [-46.7508944655, -23.5248918246], [-46.7561662899, -23.5244847302], [-46.7601710897, -23.5295550797], [-46.7577653243, -23.5503358453], [-46.7649798315, -23.5632400087], [-46.7707358651, -23.5641491656], [-46.7726731738, -23.5696888168], [-46.7802583097, -23.5706588778], [-46.7820236784, -23.5741053298], [-46.7912795962, -23.5778964944], [-46.7941923024, -23.5827662305], [-46.8062764356, -23.5839192330], [-46.8075726809, -23.6089480216], [-46.8174518799, -23.6003177008], [-46.8128421385, -23.5932425304], [-46.8168648448, -23.5819886271], [-46.8139942556, -23.5691263786], [-46.8204369146, -23.5586434957], [-46.8201101071, -23.5529013917], [-46.8202886730, -23.5472776829], [-46.8173902646, -23.5200710727], [-46.8081396748, -23.5093582564], [-46.8118600202, -23.4988078104], [-46.7999931505, -23.4839947488], [-46.7993043973, -23.4711649490], [-46.7920979975, -23.4613111171]]] }},</text:span></text:p>
      <text:p text:style-name="P1"><text:span text:style-name="T1"><text:tab/>{ "type": "Feature", "properties": {"id": "3534500", "name": "Oscar Bressane", "description": "Oscar Bressane"}, "geometry": { "type": "Polygon", "coordinates": [[[-50.2550173483, -22.2137855653], [-50.2509984335, -22.2232104339], [-50.2474653898, -22.2221345718], [-50.2436473350, -22.2275269974], [-50.2316536361, -22.2315266759], [-50.2233999760, -22.2422086750], [-50.2139133632, -22.2334200250], [-50.2017177896, -22.2398488885], [-50.1985570822, -22.2457133549], [-50.1902404977, -22.2442918849], [-50.1857451266, -22.2501816025], [-50.1723272582, -22.2462512393], [-50.1765949136, -22.2486848924], [-50.1823988477, -22.2629153016], [-50.1738132818, -22.2878021537], [-50.1771091200, -22.3065666591], [-50.1688941481, -22.3189993899], [-50.1743322678, -22.3244380862], [-50.1874242030, -22.3253383372], [-50.1922097173, -22.3287424700], [-50.1943216512, -22.3420685013], [-50.1997191144, -22.3394810559], [-50.2085728840, -22.3480932143], [-50.2151472813, -22.3460800465], [-50.2183086293, -22.3522804512], [-50.2309011967, -22.3554182265], [-50.2363085737, -22.3788724356], [-50.2702710937, -22.3677399791], [-50.2756484803, -22.3719806999], [-50.2933514467, -22.3700420158], [-50.3057032219, -22.3643230624], [-50.3141936787, -22.3558354409], [-50.3312592697, -22.3576939655], [-50.3281665732, -22.3506094353], [-50.3320942018, -22.3415096406], [-50.3320124079, -22.3275390584], [-50.3280929427, -22.3186369540], [-50.3304743929, -22.2958940689], [-50.3256617113, -22.2926256850], [-50.3279663907, -22.2878291469], [-50.3255411888, -22.2830628131], [-50.3290767203, -22.2797016479], [-50.3246631078, -22.2773377212], [-50.3246110388, -22.2709432732], [-50.3200082243, -22.2684415283], [-50.3096127535, -22.2488127606], [-50.3095328411, -22.2295465571], [-50.3033202677, -22.2097284090], [-50.2998567847, -22.2089573264], [-50.2550173483, -22.2137855653]]] }},</text:span></text:p>
      <text:p text:style-name="P1"><text:span text:style-name="T1"><text:tab/>{ "type": "Feature", "properties": {"id": "3534609", "name": "Osvaldo Cruz", "description": "Osvaldo Cruz"}, "geometry": { "type": "Polygon", "coordinates": [[[-50.7983014949, -21.5551529162], [-50.7939014930, -21.5586037963], [-50.7856775910, -21.5572656610], [-50.7873900477, -21.5519482863], [-50.7845186327, -21.5490892830], [-50.7884932496, -21.5489023754], [-50.7813475306, -21.5429706063], [-50.7731134012, -21.5447998986], [-50.7685069448, -21.5537623517], [-50.7740478696, -21.5610817365], [-50.7813183667, -21.5630497717], [-50.7817036689, -21.5671148230], [-50.7784110648, -21.5676177895], [-50.7744965082, -21.5722194849], [-50.7758061471, -21.5815904506], [-50.7790578631, -21.5831246042], [-50.7760355138, -21.5865825357], [-50.7815822330, -21.5891190412], [-50.7799386526, -21.5942102760], [-50.7931793286, -21.6130271470], [-50.7925210313, -21.6203106336], [-50.7959449566, -21.6220968584], [-50.7937376744, -21.6262013087], [-50.7971784558, -21.6306021319], [-50.8077974894, -21.6417892725], [-50.8051513305, -21.6463401086], [-50.8088913284, -21.6553995732], [-50.8138254869, -21.6561788885], [-50.8149347808, -21.6708666156], [-50.8148864905, -21.6709531945], [-50.8273731125, -21.6755943615], [-50.8266998469, -21.6826802445], [-50.8301112389, -21.6839280511], [-50.8264262362, -21.6885486811], [-50.8330893273, -21.7032125888], [-50.8337708029, -21.7047131804], [-50.8359148527, -21.7218464927], [-50.8412825975, -21.7252758157], [-50.8391203993, -21.7306464330], [-50.8453833392, -21.7356010738], [-50.8482453391, -21.7491431538], [-50.8556845576, -21.7737248963], [-50.8559885882, -21.7788944380], [-50.8469953355, -21.7888388436], [-50.8231739163, -21.8003090277], [-50.8230658439, -21.8053361756], [-50.8309569010, -21.8067920306], [-50.8381153146, -21.8282026522], [-50.8425775157, -21.8305216140], [-50.8530188199, -21.8316500108], [-50.8587418189, -21.8379592185], [-50.8680937499, -21.8371174082], [-50.8763833318, -21.8484617392], [-50.8961365032, -21.8620182180], [-50.9044771736, -21.8696717470], [-50.9383030483, -21.8398538309], [-50.9384959888, -21.8396986255], [-50.9602071736, -21.8221696373], [-50.9544230768, -21.8098376483], [-50.9345888303, -21.7953737394], [-50.9286848796, -21.7665670806], [-50.9284995065, -21.7646465274], [-50.9435345421, -21.7398602855], [-50.9387443635, -21.7088514297], [-50.9204445268, -21.6843941689], [-50.9140292293, -21.6692819430], [-50.8953728922, -21.6727325577], [-50.8878325690, -21.6841787642], [-50.8794857344, -21.6889478887], [-50.8685775826, -21.6798826438], [-50.8587376221, -21.6878368374], [-50.8569992442, -21.6818543794], [-50.8620354598, -21.6739602638], [-50.8605835417, -21.6566686413], [-50.8598125056, -21.6487224881], [-50.8548597096, -21.6439910295], [-50.8379867819, -21.6259389982], [-50.8228512259, -21.6173603628], [-50.8097403683, -21.5784732374], [-50.8097835364, -21.5645129811], [-50.8104173877, -21.5596446686], [-50.8055341240, -21.5595539693], [-50.8057674103, -21.5543740069], [-50.7966772208, -21.5414900412], [-50.7927013630, -21.5432359759], [-50.7983014949, -21.5551529162]]] }},</text:span></text:p>
      <text:p text:style-name="P1"><text:span text:style-name="T1"><text:tab/>{ "type": "Feature", "properties": {"id": "3534708", "name": "Ourinhos", "description": "Ourinhos"}, "geometry": { "type": "Polygon", "coordinates": [[[-49.8387709140, -22.8516878272], [-49.8196458719, -22.8568768306], [-49.8142847369, -22.8543648802], [-49.7853242547, -22.8724066100], [-49.7787694891, -22.8764898951], [-49.7738014343, -22.8889372902], [-49.7679522166, -22.8918940951], [-49.7622567238, -22.8898383199], [-49.7625594636, -22.9075579685], [-49.7626636710, -22.9426819615], [-49.7623279559, -22.9478165021], [-49.7632596364, -22.9700699878], [-49.7723596191, -22.9775297264], [-49.7747895632, -22.9722471610], [-49.7808407763, -22.9729505491], [-49.7919513945, -22.9673346372], [-49.7975260000, -22.9730908816], [-49.7946058279, -22.9771577077], [-49.8047525978, -23.0008307603], [-49.8144995798, -23.0060506566], [-49.8152631211, -23.0125114740], [-49.8269416395, -23.0234292914], [-49.8362076569, -23.0465689270], [-49.8331808823, -23.0654646535], [-49.8500983135, -23.0727769702], [-49.8708152397, -23.0699133969], [-49.8785713931, -23.0592073945], [-49.8862883496, -23.0641752623], [-49.8962176487, -23.0553688085], [-49.9111233334, -23.0506407857], [-49.9157939233, -23.0359426340], [-49.9127376530, -23.0269059942], [-49.9088227011, -23.0130951559], [-49.9045830955, -23.0095596523], [-49.8996400331, -23.0044474220], [-49.8998792979, -22.9999584919], [-49.9125277904, -22.9904273194], [-49.9190799898, -22.9899613174], [-49.9302808311, -22.9825536844], [-49.9540229962, -22.9779421651], [-49.9720458956, -22.9580659856], [-49.9612446743, -22.9601968255], [-49.9463612671, -22.9522415448], [-49.9399141100, -22.9367225364], [-49.9311653833, -22.9283530433], [-49.9218815426, -22.9308059611], [-49.9113496276, -22.9224998066], [-49.8954511871, -22.9187022495], [-49.8857171082, -22.9033062381], [-49.8885991246, -22.8839986700], [-49.8826620866, -22.8790167743], [-49.8778084426, -22.8740699429], [-49.8890385179, -22.8559379006], [-49.8839042941, -22.8377448790], [-49.8674307271, -22.8441125910], [-49.8483581526, -22.8445431095], [-49.8387709140, -22.8516878272]]] }},</text:span></text:p>
      <text:p text:style-name="P1"><text:span text:style-name="T1"><text:tab/>{ "type": "Feature", "properties": {"id": "3534757", "name": "Ouroeste", "description": "Ouroeste"}, "geometry": { "type": "Polygon", "coordinates": [[[-50.3383792362, -19.9853276956], [-50.3311259971, -20.0354090022], [-50.3379069691, -20.0343037320], [-50.3486040163, -20.0382672498], [-50.3621530026, -20.0315940362], [-50.3683475338, -20.0473555628], [-50.3810896960, -20.0572622812], [-50.3937234065, -20.0579736854], [-50.4112384095, -20.0508723191], [-50.4228593219, -20.0541902420], [-50.4337692460, -20.0204074891], [-50.4285541238, -20.0197541560], [-50.4295757031, -20.0124490657], [-50.4256176902, -20.0074059324], [-50.4285946458, -19.9973567881], [-50.4256361186, -19.9911964450], [-50.4290680179, -19.9910364005], [-50.4301241912, -19.9868391953], [-50.4328511008, -19.9832672197], [-50.4328979257, -19.9646833196], [-50.4463670257, -19.9545380659], [-50.4430606233, -19.9515685317], [-50.4453917163, -19.9468951342], [-50.4412662608, -19.9432607086], [-50.4406592739, -19.9318567368], [-50.4561839923, -19.9189038112], [-50.4514361909, -19.9139377048], [-50.4566073798, -19.9040719658], [-50.4611535833, -19.8962041024], [-50.4602064006, -19.8802165767], [-50.4651297812, -19.8713998590], [-50.4730755547, -19.8682963715], [-50.4762455911, -19.8567926780], [-50.4742899158, -19.8497527757], [-50.4809879840, -19.8431983303], [-50.4757475510, -19.8160909846], [-50.4703118861, -19.8155129568], [-50.4631575032, -19.8062795649], [-50.4615439259, -19.7938245524], [-50.4536383265, -19.7857685446], [-50.4374068698, -19.7942947528], [-50.4166605071, -19.8006742553], [-50.4107027199, -19.8055670251], [-50.3703168598, -19.8454127752], [-50.3665556932, -19.8470842333], [-50.3566005977, -19.8541192855], [-50.3522869787, -19.8641397644], [-50.3369616106, -19.8690217581], [-50.3345791700, -19.8768066519], [-50.3383508392, -19.8990904442], [-50.3496311858, -19.9076887114], [-50.3517874969, -19.9164136548], [-50.3446432122, -19.9294249150], [-50.3438413693, -19.9615193922], [-50.3383792362, -19.9853276956]]] }},</text:span></text:p>
      <text:p text:style-name="P1"><text:span text:style-name="T1"><text:tab/>{ "type": "Feature", "properties": {"id": "3534807", "name": "Ouro Verde", "description": "Ouro Verde"}, "geometry": { "type": "Polygon", "coordinates": [[[-51.6719561514, -21.4942376362], [-51.6711618047, -21.4964225949], [-51.6545521590, -21.4950089050], [-51.6461696220, -21.5109760783], [-51.6479779415, -21.5188648671], [-51.6590406199, -21.5261859321], [-51.6635438177, -21.5360854390], [-51.6814520203, -21.5615988550], [-51.6903875320, -21.5653702530], [-51.6961863097, -21.5836640915], [-51.7050774820, -21.5921909419], [-51.7101176711, -21.5912204989], [-51.7151112078, -21.5961080987], [-51.7269691417, -21.5974771469], [-51.7260629153, -21.5943444376], [-51.7298213649, -21.5948027854], [-51.7300751908, -21.5918420517], [-51.7367849375, -21.5939182089], [-51.7386709290, -21.5915058457], [-51.7484236503, -21.5943503415], [-51.7523740793, -21.6001407899], [-51.7563234109, -21.5985070358], [-51.7601580630, -21.6032496207], [-51.7638548713, -21.6004506048], [-51.7705838039, -21.6064973103], [-51.7771230892, -21.6038804497], [-51.7781439051, -21.6069206179], [-51.7797119716, -21.6035999717], [-51.7864947626, -21.5970829452], [-51.7995203327, -21.5937081529], [-51.8031490094, -21.5966977868], [-51.8092727817, -21.5956934644], [-51.8056453447, -21.5931914041], [-51.8060173312, -21.5883752448], [-51.8136716797, -21.5865171130], [-51.8139654117, -21.5905585423], [-51.8224040543, -21.5841094488], [-51.8281501579, -21.5855248993], [-51.8304778544, -21.5801888966], [-51.8358833895, -21.5839817741], [-51.8398986189, -21.5823666517], [-51.8387040363, -21.5790492078], [-51.8416480855, -21.5816753118], [-51.8426181597, -21.5791631113], [-51.8373894967, -21.5609147287], [-51.8222700909, -21.5267471680], [-51.7969984334, -21.5186365957], [-51.7900786717, -21.5087225360], [-51.7781839069, -21.5057665916], [-51.7858589680, -21.4994677665], [-51.7812487106, -21.4895876184], [-51.7695394616, -21.4810923054], [-51.7527724349, -21.4478520619], [-51.7539710578, -21.4298107944], [-51.7634984174, -21.4127111804], [-51.7666596972, -21.3944105476], [-51.7724960826, -21.3878247259], [-51.7694663334, -21.3849330095], [-51.7619421746, -21.3893000811], [-51.7226948654, -21.3947042676], [-51.6901361198, -21.4101182332], [-51.6784981482, -21.4287516633], [-51.6685982940, -21.4327680245], [-51.6719695607, -21.4442238034], [-51.6692410375, -21.4561832367], [-51.6792818120, -21.4787605568], [-51.6719561514, -21.4942376362]]] }},</text:span></text:p>
      <text:p text:style-name="P1"><text:span text:style-name="T1"><text:tab/>{ "type": "Feature", "properties": {"id": "3534906", "name": "Pacaembu", "description": "Pacaembu"}, "geometry": { "type": "Polygon", "coordinates": [[[-51.2807779043, -21.3191160984], [-51.2805459993, -21.3226498122], [-51.2703909546, -21.3217039471], [-51.2654403520, -21.3309237726], [-51.2592033575, -21.3276178710], [-51.2373433025, -21.3265186663], [-51.2369400625, -21.3313181664], [-51.2287865015, -21.3359946856], [-51.2309839988, -21.3388562341], [-51.2249174866, -21.3415743989], [-51.2162839880, -21.3509824760], [-51.2118269172, -21.3513598129], [-51.2136656018, -21.3543221034], [-51.2157412823, -21.3599512107], [-51.2199910682, -21.3611684734], [-51.2065419887, -21.4128486984], [-51.2101825125, -21.4232052772], [-51.2143203975, -21.4243605200], [-51.2346668080, -21.4506785799], [-51.2382119185, -21.4573785741], [-51.2345750001, -21.4665327176], [-51.2355489479, -21.4803668805], [-51.2315172784, -21.4863623609], [-51.2345475450, -21.4935710127], [-51.2319660886, -21.5090472876], [-51.2347632793, -21.5121670670], [-51.2317121945, -21.5619751044], [-51.2301856433, -21.5753273209], [-51.2357562710, -21.5764755391], [-51.2384680840, -21.5863481708], [-51.2452148970, -21.5925797087], [-51.2323337454, -21.6245426940], [-51.2448897724, -21.6411677992], [-51.2464401020, -21.6563559467], [-51.2628568006, -21.6676071762], [-51.2645214936, -21.6746866524], [-51.2688822897, -21.6653249497], [-51.2733994978, -21.6641060193], [-51.2858257928, -21.6614876752], [-51.3016011185, -21.6632064425], [-51.3131485557, -21.6557321463], [-51.3222147207, -21.6567799485], [-51.3211244785, -21.6356018134], [-51.3542149755, -21.6351956007], [-51.3480725279, -21.6152471632], [-51.3389823599, -21.6052458688], [-51.3321762589, -21.6040035411], [-51.3321214830, -21.5944568859], [-51.3251089295, -21.5869265928], [-51.3228381496, -21.5657700096], [-51.3188742669, -21.5616734471], [-51.3186133112, -21.5546529821], [-51.3118260257, -21.5459248397], [-51.3095304347, -21.5370568603], [-51.3045010093, -21.5327407359], [-51.3077891645, -21.5310169340], [-51.3071695593, -21.5222661945], [-51.3146906946, -21.5067691535], [-51.3173806721, -21.4551857985], [-51.3175179439, -21.4472114837], [-51.3109860442, -21.4406797305], [-51.3077528383, -21.4202349480], [-51.3097829752, -21.4088897986], [-51.3051232168, -21.3930993657], [-51.3101526281, -21.3830539333], [-51.3113947516, -21.3663798515], [-51.3024560278, -21.3382849501], [-51.2973528654, -21.3330240401], [-51.2978409536, -21.3264857103], [-51.2858196288, -21.3188058157], [-51.2807779043, -21.3191160984]]] }},</text:span></text:p>
      <text:p text:style-name="P1"><text:span text:style-name="T1"><text:tab/>{ "type": "Feature", "properties": {"id": "3535002", "name": "Palestina", "description": "Palestina"}, "geometry": { "type": "Polygon", "coordinates": [[[-49.6535534242, -20.1706450569], [-49.6507480041, -20.1803116830], [-49.6399877799, -20.1741118719], [-49.6316463185, -20.1816384104], [-49.6233010837, -20.1769151874], [-49.6204912751, -20.1778070792], [-49.6180481197, -20.1888778941], [-49.6071097959, -20.1866273679], [-49.5992763415, -20.1953678379], [-49.5864182292, -20.1973777511], [-49.5848592730, -20.2033354958], [-49.5744453976, -20.2080994019], [-49.5617881258, -20.2079746718], [-49.5548198730, -20.2150689595], [-49.5482837245, -20.2108403319], [-49.5450788240, -20.2138666107], [-49.5327754135, -20.2235742762], [-49.5153171473, -20.2138420269], [-49.5087721418, -20.2139545839], [-49.5057782611, -20.2229898087], [-49.4943632250, -20.2302613342], [-49.4969014828, -20.2381780119], [-49.4950761873, -20.2415439243], [-49.4924506857, -20.2403277055], [-49.4839102735, -20.2348829701], [-49.4863489123, -20.2307714697], [-49.4828120765, -20.2303220678], [-49.4814655456, -20.2231297885], [-49.4776693894, -20.2262520487], [-49.4784175106, -20.2216088130], [-49.4577415713, -20.2180983987], [-49.4646072594, -20.2257069055], [-49.4616263758, -20.2270826731], [-49.4553723071, -20.2216182742], [-49.4525957540, -20.2243598352], [-49.4565502222, -20.2256162685], [-49.4557770832, -20.2290890135], [-49.4447243860, -20.2393921108], [-49.4381942679, -20.2376775321], [-49.4386776234, -20.2326060947], [-49.4322747466, -20.2308730256], [-49.4349907977, -20.2272715559], [-49.4331066290, -20.2232840219], [-49.4248358894, -20.2171275467], [-49.4245658149, -20.2201049082], [-49.4206806974, -20.2184873929], [-49.4090213272, -20.2240758560], [-49.4030189419, -20.2381478495], [-49.3909215168, -20.2416671207], [-49.3864565995, -20.2395128268], [-49.3881214205, -20.2457980107], [-49.3855151853, -20.2479669432], [-49.3865164925, -20.2452234059], [-49.3822492127, -20.2447032601], [-49.3768834426, -20.2520724310], [-49.3768480498, -20.2491656679], [-49.3700792919, -20.2486614346], [-49.3750814933, -20.2477136116], [-49.3742872721, -20.2443733267], [-49.3486848697, -20.2500917643], [-49.3538035549, -20.2674012327], [-49.3493368505, -20.2678984758], [-49.3509383998, -20.2730153249], [-49.3347339071, -20.2731894848], [-49.3265681025, -20.2772746787], [-49.3305760554, -20.2804617296], [-49.3252864531, -20.2795804301], [-49.3275991680, -20.2850685895], [-49.3205467877, -20.2847123393], [-49.3222940126, -20.2890637619], [-49.3200936448, -20.2929622218], [-49.3159162601, -20.2903109789], [-49.3153456017, -20.2989216597], [-49.3067667380, -20.3015512451], [-49.3360278703, -20.3185905901], [-49.3504698037, -20.3357192399], [-49.3845702734, -20.3641419197], [-49.3957997210, -20.3764080605], [-49.4085566496, -20.4001924679], [-49.4044557158, -20.4210774535], [-49.3982434211, -20.4299883231], [-49.3988961498, -20.4373878132], [-49.4063042514, -20.4384596857], [-49.4061004286, -20.4477523021], [-49.4178313115, -20.4602963891], [-49.4302312003, -20.4623987397], [-49.4415773590, -20.4719012777], [-49.4440877103, -20.4816878741], [-49.4556359493, -20.4898056489], [-49.4617025297, -20.5002679907], [-49.4774606964, -20.5046223187], [-49.4966876319, -20.4971214865], [-49.4906490990, -20.4930542634], [-49.5018799052, -20.4908792333], [-49.5060945133, -20.4810574079], [-49.5135942106, -20.4822032412], [-49.5170618719, -20.4885826002], [-49.5237514649, -20.4852509547], [-49.5250332109, -20.4798841096], [-49.5176117145, -20.4688352484], [-49.5250283911, -20.4662520527], [-49.5272568397, -20.4603309022], [-49.5412795977, -20.4520450652], [-49.5369785108, -20.4460584685], [-49.5443991500, -20.4430859110], [-49.5414486435, -20.4397599674], [-49.5491536236, -20.4317648701], [-49.5480289883, -20.4268183999], [-49.5506734901, -20.4253592021], [-49.5475981653, -20.4200827425], [-49.5517990947, -20.4173934049], [-49.5484329636, -20.4124988856], [-49.5487287692, -20.4077517441], [-49.5443610611, -20.4044970693], [-49.5521908199, -20.4014477508], [-49.5549135853, -20.3946454069], [-49.5497887353, -20.3862339548], [-49.5610510495, -20.3872222615], [-49.5662848370, -20.3822533189], [-49.5604435176, -20.3738537214], [-49.5633266127, -20.3721541910], [-49.5665754944, -20.3739425363], [-49.5649191006, -20.3761715929], [-49.5679592620, -20.3751780096], [-49.5700944845, -20.3670256600], [-49.5633409147, -20.3603442538], [-49.5667773310, -20.3585162524], [-49.5660983863, -20.3544165817], [-49.5708501893, -20.3535572377], [-49.5744194036, -20.3589160023], [-49.5820307613, -20.3573689086], [-49.5754092150, -20.3493115170], [-49.5956172038, -20.3433888266], [-49.5955144335, -20.3302335954], [-49.5988199461, -20.3362936639], [-49.6059883740, -20.3315608980], [-49.6090740399, -20.3337922291], [-49.6170366532, -20.3226267417], [-49.6124426657, -20.3216069610], [-49.6125390919, -20.3172094573], [-49.6161517359, -20.3154585526], [-49.6190197200, -20.3179996807], [-49.6222823346, -20.3140516308], [-49.6167014565, -20.3050014890], [-49.6231651804, -20.3006592663], [-49.6251396373, -20.3067334677], [-49.6292651950, -20.3069597882], [-49.6350995521, -20.2956850223], [-49.6382298295, -20.2867536823], [-49.6419161391, -20.2877366023], [-49.6383988459, -20.2843109115], [-49.6411434567, -20.2775744041], [-49.6386092508, -20.2747157191], [-49.6429955296, -20.2691185627], [-49.6403903783, -20.2644519925], [-49.6476259612, -20.2599780228], [-49.6457875940, -20.2465042202], [-49.6525309695, -20.2440212760], [-49.6564826684, -20.2459629786], [-49.6642769904, -20.2364203596], [-49.6660401983, -20.2408405491], [-49.6758703187, -20.2396755633], [-49.6821566099, -20.2291845118], [-49.6855864873, -20.2231621785], [-49.6812320098, -20.2236069870], [-49.6771727520, -20.2182616694], [-49.6729663981, -20.2212417153], [-49.6692355539, -20.2150417868], [-49.6749276462, -20.2094926140], [-49.6736226049, -20.2055650792], [-49.6807176313, -20.2033633398], [-49.6773532963, -20.2029464201], [-49.6792858289, -20.1995850459], [-49.6868309850, -20.2008289962], [-49.6913604954, -20.1935209933], [-49.6875696270, -20.1847313547], [-49.6811730855, -20.1868713200], [-49.6747699798, -20.1804474642], [-49.6751099426, -20.1761096569], [-49.6659218311, -20.1771855612], [-49.6622150038, -20.1717082161], [-49.6570317060, -20.1780709219], [-49.6535534242, -20.1706450569]]] }},</text:span></text:p>
      <text:p text:style-name="P1"><text:span text:style-name="T1"><text:tab/>{ "type": "Feature", "properties": {"id": "3535101", "name": "Palmares Paulista", "description": "Palmares Paulista"}, "geometry": { "type": "Polygon", "coordinates": [[[-48.7849636400, -21.0904578271], [-48.7836547769, -21.0997612466], [-48.7764402225, -21.0987727832], [-48.7743400476, -21.1040134406], [-48.7772283610, -21.1069428956], [-48.7739319904, -21.1087252873], [-48.7798127770, -21.1268562940], [-48.7953001916, -21.1481471083], [-48.8156894067, -21.1559166256], [-48.8272508636, -21.1535760152], [-48.8320847743, -21.1535197077], [-48.8346789415, -21.1498356228], [-48.8305917663, -21.1364592456], [-48.8339663069, -21.1284613485], [-48.8463067260, -21.1360019681], [-48.8602645359, -21.1381402088], [-48.8715591691, -21.1343662611], [-48.8757448850, -21.1279440872], [-48.8689260646, -21.1230251575], [-48.8684686120, -21.1189194943], [-48.8823119278, -21.1050501724], [-48.8683266229, -21.0914338635], [-48.8664478595, -21.0795555097], [-48.8554706960, -21.0658502246], [-48.8333431658, -21.0545596780], [-48.8189117238, -21.0411326837], [-48.8157857279, -21.0425063037], [-48.8197357382, -21.0549525542], [-48.8040031912, -21.0590073383], [-48.8087078772, -21.0714605556], [-48.7995189323, -21.0779820668], [-48.7908778926, -21.0791586335], [-48.7911947346, -21.0828771366], [-48.7907641163, -21.0882835596], [-48.7849636400, -21.0904578271]]] }},</text:span></text:p>
      <text:p text:style-name="P1"><text:span text:style-name="T1"><text:tab/>{ "type": "Feature", "properties": {"id": "3535200", "name": "Palmeira d'Oeste", "description": "Palmeira d'Oeste"}, "geometry": { "type": "Polygon", "coordinates": [[[-50.7304394855, -20.3264200830], [-50.7153362003, -20.3383469364], [-50.7080583960, -20.3685191050], [-50.7055797042, -20.3797120238], [-50.6823901948, -20.3891811231], [-50.6792708248, -20.3949269123], [-50.6823768452, -20.3971392936], [-50.6812044246, -20.4069067056], [-50.6804672603, -20.4220120213], [-50.6714034919, -20.4372552898], [-50.6667001462, -20.4585315685], [-50.6682973606, -20.4695307206], [-50.6664702111, -20.4740071182], [-50.6664787443, -20.4741001974], [-50.6677721081, -20.4862473154], [-50.6568742602, -20.5126362471], [-50.6537084164, -20.5131842238], [-50.6552151686, -20.5167448886], [-50.6614392835, -20.5203015435], [-50.6635539635, -20.5309029224], [-50.6781203491, -20.5278651539], [-50.6790658320, -20.5299571618], [-50.6827153049, -20.5285637019], [-50.6828421066, -20.5244642651], [-50.6891052909, -20.5239324384], [-50.6903079942, -20.5336385772], [-50.6875274719, -20.5358732938], [-50.6911995364, -20.5386009209], [-50.6950256875, -20.5289508609], [-50.7049145053, -20.5346200307], [-50.7125016966, -20.5276668575], [-50.7242064285, -20.5269056028], [-50.7290929271, -20.5330654506], [-50.7364649008, -20.5356967745], [-50.7382224609, -20.5447520974], [-50.7534232461, -20.5391397687], [-50.7555053607, -20.5483616888], [-50.7599483270, -20.5516247943], [-50.7696536894, -20.5526014700], [-50.7680964658, -20.5470187795], [-50.7685255768, -20.5443563791], [-50.7723465634, -20.5454126433], [-50.7870141950, -20.5421212424], [-50.7909869129, -20.5456049585], [-50.7990820986, -20.5409918541], [-50.8073570870, -20.5463020551], [-50.8098706390, -20.5419753801], [-50.8059306859, -20.5408672104], [-50.8072980736, -20.5354792530], [-50.8120434212, -20.5308579305], [-50.8042949373, -20.5256217659], [-50.8027068511, -20.5197626255], [-50.8056528462, -20.4914782249], [-50.7986140968, -20.4802329946], [-50.7990252818, -20.4731728449], [-50.8022108017, -20.4684633436], [-50.7993608559, -20.4425714458], [-50.8026985661, -20.4317658404], [-50.7996030359, -20.4192128247], [-50.8235188835, -20.4182001699], [-50.8339376742, -20.4159112201], [-50.8380706537, -20.4116077339], [-50.8432264026, -20.4141812944], [-50.8512195102, -20.4026924716], [-50.8532632841, -20.3859578424], [-50.8339476846, -20.3828091905], [-50.8217303170, -20.3733992454], [-50.8242361563, -20.3662154028], [-50.8148959994, -20.3526648738], [-50.8248448959, -20.3307415990], [-50.8100986893, -20.3390065261], [-50.7977487796, -20.3365696859], [-50.7846027558, -20.3354084219], [-50.7841981031, -20.3356617186], [-50.7646279914, -20.3346018577], [-50.7519935870, -20.3255690563], [-50.7412372075, -20.3239140148], [-50.7304394855, -20.3264200830]]] }},</text:span></text:p>
      <text:p text:style-name="P1"><text:span text:style-name="T1"><text:tab/>{ "type": "Feature", "properties": {"id": "3535309", "name": "Palmital", "description": "Palmital"}, "geometry": { "type": "Polygon", "coordinates": [[[-50.2276099953, -22.6911752592], [-50.2253733979, -22.6964440484], [-50.2038874689, -22.6948836014], [-50.1692250630, -22.7055642829], [-50.1511222793, -22.7050872700], [-50.1454508943, -22.6989059279], [-50.1349777810, -22.7057436522], [-50.1302975268, -22.7053990110], [-50.1266001691, -22.7140566032], [-50.1224117190, -22.7148036524], [-50.1099469953, -22.7091093560], [-50.1066324705, -22.7110420053], [-50.1178138602, -22.7319678069], [-50.1170566454, -22.7560153705], [-50.1123143154, -22.7676274813], [-50.1136672808, -22.7733310763], [-50.0985144072, -22.7802284142], [-50.1033490585, -22.7922511066], [-50.1098786399, -22.8130157792], [-50.1064394828, -22.8165254790], [-50.1093582940, -22.8247979197], [-50.1193484225, -22.8274825032], [-50.1167883372, -22.8334533573], [-50.1266370036, -22.8477172331], [-50.1348249194, -22.8516771648], [-50.1292639274, -22.8624880013], [-50.1259750537, -22.8817444851], [-50.1312211248, -22.8939626605], [-50.1294513911, -22.9147228624], [-50.1340698439, -22.9237054853], [-50.1256877323, -22.9281372967], [-50.1277041685, -22.9366077284], [-50.1326152386, -22.9394679570], [-50.1509526043, -22.9346829951], [-50.1682039394, -22.9476567654], [-50.1829127112, -22.9532966765], [-50.1917929165, -22.9513720649], [-50.2034116428, -22.9523100344], [-50.2164012018, -22.9474229688], [-50.2270512043, -22.9529974835], [-50.2370565283, -22.9536693124], [-50.2436825268, -22.9490736033], [-50.2461262635, -22.9380016170], [-50.2513651788, -22.9367709755], [-50.2542084949, -22.9364006956], [-50.2729070872, -22.9305249769], [-50.2895155404, -22.9372547719], [-50.2999646398, -22.9374604324], [-50.3057092753, -22.9457361379], [-50.3180136139, -22.9502063728], [-50.3397052151, -22.9475966518], [-50.3449320501, -22.9340976600], [-50.3585694777, -22.9220400108], [-50.3587675842, -22.9155828762], [-50.3484096295, -22.9264346345], [-50.3454938749, -22.9264713541], [-50.3469273751, -22.9206594461], [-50.3434653590, -22.9156989891], [-50.3456835497, -22.9094921343], [-50.3403490345, -22.9029629573], [-50.3434788766, -22.9002351062], [-50.3356576446, -22.8899012303], [-50.3389216263, -22.8857996340], [-50.3323120690, -22.8806864182], [-50.3286559021, -22.8829141300], [-50.3251613917, -22.8791032433], [-50.3390809816, -22.8414179117], [-50.3281062322, -22.8045594309], [-50.3179732351, -22.7957330025], [-50.3150070388, -22.7931497933], [-50.3020113823, -22.7891661455], [-50.2976219517, -22.7792794880], [-50.2946429856, -22.7791752919], [-50.2967778505, -22.7732060683], [-50.2923978379, -22.7763235297], [-50.2888068589, -22.7744693173], [-50.2914584187, -22.7719096833], [-50.2879255276, -22.7672309718], [-50.2918459008, -22.7679197434], [-50.2928854162, -22.7651017650], [-50.2875322826, -22.7587659614], [-50.2901963500, -22.7546872835], [-50.2864800118, -22.7480567217], [-50.2884360725, -22.7446541055], [-50.2820213420, -22.7400085737], [-50.2826386767, -22.7311621980], [-50.2774764032, -22.7272191861], [-50.2724442252, -22.7122787643], [-50.2665959107, -22.7081049501], [-50.2621437884, -22.7013974139], [-50.2582511111, -22.7034137481], [-50.2576709865, -22.6975042826], [-50.2490719332, -22.6878152398], [-50.2405045219, -22.6888065694], [-50.2276099953, -22.6911752592]]] }},</text:span></text:p>
      <text:p text:style-name="P1"><text:span text:style-name="T1"><text:tab/>{ "type": "Feature", "properties": {"id": "3535408", "name": "Panorama", "description": "Panorama"}, "geometry": { "type": "Polygon", "coordinates": [[[-51.7969984334, -21.5186365957], [-51.8222700909, -21.5267471680], [-51.8373894967, -21.5609147287], [-51.8426181597, -21.5791631113], [-51.8499345544, -21.5810955056], [-51.8497482076, -21.5776268432], [-51.8532592467, -21.5775692018], [-51.8548107778, -21.5807359000], [-51.8595217099, -21.5802539711], [-51.8680154977, -21.5770446077], [-51.8703057012, -21.5802377836], [-51.8734490400, -21.5763982009], [-51.8820879319, -21.5843561507], [-51.8853070535, -21.5696272775], [-51.8927266736, -21.5706365611], [-51.8964416324, -21.5676098144], [-51.8938729630, -21.5660861378], [-51.9002684038, -21.5635128832], [-51.9036733699, -21.5665075417], [-51.9048826315, -21.5628559898], [-51.9051632398, -21.5661065146], [-51.9083954016, -21.5648706797], [-51.9057220902, -21.5615522087], [-51.9106376900, -21.5615542942], [-51.9124635320, -21.5575095953], [-51.9223283280, -21.5602181259], [-51.9276572033, -21.5489365060], [-51.9306075409, -21.5505790474], [-51.9359149283, -21.5472930362], [-51.9338028411, -21.5422929586], [-51.9377519573, -21.5451239690], [-51.9417339385, -21.5418033073], [-51.9412051619, -21.5467102538], [-51.9460944338, -21.5429908453], [-51.9419608537, -21.5387197262], [-51.9453510328, -21.5347633694], [-51.9422059327, -21.5307165708], [-51.9464870341, -21.5309371921], [-51.9449464666, -21.5266754671], [-51.9537970878, -21.5239469177], [-51.9568635040, -21.5292843442], [-51.9653258615, -21.5251105819], [-51.9617331620, -21.4928421788], [-51.9486340254, -21.4693538019], [-51.9281929016, -21.4553517844], [-51.9198564458, -21.4291726104], [-51.9177164162, -21.4117173094], [-51.9050935247, -21.3835372001], [-51.8682739952, -21.3530652593], [-51.8605747951, -21.3362061339], [-51.8411805325, -21.3361397311], [-51.8326363884, -21.3361092711], [-51.8331928140, -21.3631807529], [-51.8235098966, -21.3698274913], [-51.8075446262, -21.3732837975], [-51.7724960826, -21.3878247259], [-51.7666596972, -21.3944105476], [-51.7634984174, -21.4127111804], [-51.7539710578, -21.4298107944], [-51.7527724349, -21.4478520619], [-51.7695394616, -21.4810923054], [-51.7812487106, -21.4895876184], [-51.7858589680, -21.4994677665], [-51.7781839069, -21.5057665916], [-51.7900786717, -21.5087225360], [-51.7969984334, -21.5186365957]]] }},</text:span></text:p>
      <text:p text:style-name="P1"><text:span text:style-name="T1"><text:tab/>{ "type": "Feature", "properties": {"id": "3535507", "name": "Paraguacu Paulista", "description": "Paraguacu Paulista"}, "geometry": { "type": "Polygon", "coordinates": [[[-50.6657359163, -22.3040345197], [-50.6457405212, -22.3120083291], [-50.6294554130, -22.3049463131], [-50.6228833774, -22.2884108197], [-50.6169323862, -22.2961492175], [-50.5982507409, -22.2957474997], [-50.5860991316, -22.3022795630], [-50.5753510706, -22.3000601596], [-50.5702100407, -22.3034420782], [-50.5580580227, -22.2936800424], [-50.5523378017, -22.2973187743], [-50.5324834603, -22.3026899873], [-50.5318268632, -22.3076534172], [-50.5264637546, -22.3075983529], [-50.5222545254, -22.3119824597], [-50.5085872189, -22.3152335510], [-50.4981463970, -22.3116403493], [-50.4887368515, -22.3185239058], [-50.4769527309, -22.3080869523], [-50.4747962993, -22.3129281164], [-50.4648355265, -22.3154396563], [-50.4594230507, -22.3127127788], [-50.4515905961, -22.3142057156], [-50.4489432262, -22.3336315875], [-50.4417532704, -22.3543410934], [-50.4481784075, -22.3627840140], [-50.4555074288, -22.3659790112], [-50.4573111640, -22.3719118202], [-50.4510840848, -22.3935435689], [-50.4568380692, -22.4059270288], [-50.4643012013, -22.4085593765], [-50.4692521669, -22.4184919053], [-50.4726417616, -22.4373562535], [-50.4703656567, -22.4561663990], [-50.4718077284, -22.4600820373], [-50.4600268859, -22.4558086015], [-50.4492860683, -22.4587184824], [-50.4403633092, -22.4900319592], [-50.4184555994, -22.4970294729], [-50.4199505722, -22.5045041603], [-50.4135954597, -22.5188122163], [-50.4295843661, -22.5209245964], [-50.4361766912, -22.5267427093], [-50.4547973520, -22.5247661836], [-50.4591253859, -22.5290961899], [-50.4587459417, -22.5510378548], [-50.4900451833, -22.5824635254], [-50.4986339445, -22.6045633574], [-50.5051228450, -22.6067183411], [-50.5133522308, -22.6035584213], [-50.5245717828, -22.5922648930], [-50.5338823261, -22.5894202424], [-50.5785397074, -22.5794238639], [-50.5963394716, -22.5530230962], [-50.6048328033, -22.5470775319], [-50.6078458338, -22.5438400269], [-50.6148802263, -22.5484993602], [-50.6227651944, -22.5473634130], [-50.6397363144, -22.5620698347], [-50.6599575717, -22.5300820417], [-50.6573523205, -22.5095079352], [-50.6705930182, -22.5097141625], [-50.6728880297, -22.5110639436], [-50.6799371282, -22.5302143534], [-50.6906835306, -22.5397697909], [-50.6911548239, -22.5462212888], [-50.7032660908, -22.5490880479], [-50.7079861952, -22.5503192784], [-50.7130146144, -22.5613097363], [-50.7296891366, -22.5657254045], [-50.7389457873, -22.5831520621], [-50.7487670981, -22.5839660253], [-50.7581342157, -22.5798822951], [-50.7690972284, -22.5805727856], [-50.7701243317, -22.5936581192], [-50.7874651889, -22.5962984353], [-50.8018878871, -22.6126267321], [-50.8007157610, -22.6169475608], [-50.8085482126, -22.6188983765], [-50.8100186138, -22.6238553806], [-50.8202611198, -22.6218105864], [-50.8102449966, -22.6372631616], [-50.8185241345, -22.6432753308], [-50.8239085907, -22.6410159119], [-50.8273315761, -22.6465707143], [-50.8336523247, -22.6300491909], [-50.8424794695, -22.6260798702], [-50.8456566571, -22.6174934066], [-50.8388350508, -22.5857776079], [-50.8483579751, -22.5800740526], [-50.8523359126, -22.5729769396], [-50.8413214322, -22.5492174342], [-50.8573172751, -22.5287160810], [-50.8540809201, -22.5237691470], [-50.8483294451, -22.5175056169], [-50.8478355128, -22.5100981351], [-50.8359515374, -22.5023548733], [-50.8366111265, -22.4929358905], [-50.8308630471, -22.4836194277], [-50.8450326882, -22.4721521327], [-50.8396341330, -22.4599435903], [-50.8431670196, -22.4447010054], [-50.8382792717, -22.4349858602], [-50.8290742427, -22.4278065224], [-50.7996858068, -22.4432379561], [-50.7830608871, -22.4347139172], [-50.7838968343, -22.4336454044], [-50.7579323787, -22.4394148427], [-50.7431285935, -22.4220946654], [-50.7211236462, -22.4118265612], [-50.7173506968, -22.4023973400], [-50.7040380149, -22.4038216650], [-50.6935436155, -22.3986206312], [-50.6970729408, -22.3873502981], [-50.6926574620, -22.3787284098], [-50.6958454078, -22.3689727137], [-50.6877698824, -22.3606558425], [-50.6888592927, -22.3466650066], [-50.6823807286, -22.3321497793], [-50.6881038444, -22.3231702396], [-50.6866586073, -22.3074580786], [-50.6800684403, -22.2943585469], [-50.6733200955, -22.2890883324], [-50.6647434971, -22.2845190978], [-50.6702683252, -22.2937602714], [-50.6692680553, -22.2995493414], [-50.6657359163, -22.3040345197]]] }},</text:span></text:p>
      <text:p text:style-name="P1"><text:span text:style-name="T1"><text:tab/>{ "type": "Feature", "properties": {"id": "3535606", "name": "Paraibuna", "description": "Paraibuna"}, "geometry": { "type": "Polygon", "coordinates": [[[-45.6451108774, -23.2906268718], [-45.6436883189, -23.2946426618], [-45.6323738266, -23.2906981867], [-45.6298799347, -23.2963107929], [-45.5989876932, -23.3113915709], [-45.5721683793, -23.3246879441], [-45.5690235846, -23.3223592814], [-45.5656646656, -23.3319193891], [-45.5638997344, -23.3431105199], [-45.5748755374, -23.3423245287], [-45.5762258256, -23.3595599126], [-45.5768914022, -23.3642058072], [-45.5724346831, -23.3689168861], [-45.5644746093, -23.3691581721], [-45.5567531435, -23.3739216486], [-45.5367847430, -23.3665412153], [-45.5519652109, -23.3973004456], [-45.5577065044, -23.4054062723], [-45.5664612879, -23.4079966122], [-45.5618033107, -23.4129821174], [-45.5629961499, -23.4195787503], [-45.5695221220, -23.4188671156], [-45.5618967855, -23.4327627522], [-45.5598119886, -23.4393969903], [-45.5614664453, -23.4421135115], [-45.5537804685, -23.4522247211], [-45.5462788224, -23.4544548492], [-45.5369166710, -23.4524144008], [-45.5214308347, -23.4581728406], [-45.5243459297, -23.4621172611], [-45.5210877100, -23.4694184969], [-45.5225252233, -23.4778269887], [-45.5154833642, -23.4848476707], [-45.5124309424, -23.4820597313], [-45.5091361679, -23.4835486322], [-45.5043844516, -23.5059773029], [-45.4986445899, -23.5085451304], [-45.4974443111, -23.5188083277], [-45.5039835030, -23.5326192367], [-45.4987919679, -23.5384704594], [-45.4876601531, -23.5396797188], [-45.4824975107, -23.5506764615], [-45.4825474790, -23.5597606286], [-45.4588130355, -23.5642635449], [-45.4529438346, -23.5602786217], [-45.4525338660, -23.5602607508], [-45.4496405263, -23.5643799965], [-45.4568172664, -23.5766096595], [-45.4676485542, -23.5783854122], [-45.4701579949, -23.5818511413], [-45.4761932169, -23.5728473378], [-45.4831052895, -23.5753434380], [-45.4870886193, -23.5719869679], [-45.5240868368, -23.6043319491], [-45.5259571345, -23.6005185603], [-45.5306001393, -23.6015271279], [-45.5405110498, -23.5961541655], [-45.5519703791, -23.6066827883], [-45.5530586902, -23.6138031249], [-45.5803532364, -23.6462961363], [-45.5867813598, -23.6453793781], [-45.6025060875, -23.6536269750], [-45.6179892012, -23.6516374722], [-45.6314067324, -23.6566547981], [-45.6324824203, -23.6446596338], [-45.6262376825, -23.6409754378], [-45.6213811208, -23.6293457047], [-45.6353243579, -23.6248411667], [-45.6361251895, -23.6216354940], [-45.6564038882, -23.6253200197], [-45.6665808540, -23.6198592618], [-45.6690687547, -23.6288208071], [-45.6751858283, -23.6307270436], [-45.6791087237, -23.6270371935], [-45.6917266266, -23.6365401933], [-45.7020932349, -23.6363575201], [-45.6943678972, -23.6303352903], [-45.6995908920, -23.6169905924], [-45.7004904218, -23.6150337862], [-45.7013965917, -23.6083116066], [-45.7055008152, -23.6010973380], [-45.7144252438, -23.6082275511], [-45.7205644053, -23.6062099649], [-45.7234704630, -23.5976854240], [-45.7414173021, -23.6030696265], [-45.7430372462, -23.6007254743], [-45.7353166202, -23.5934898906], [-45.7334866584, -23.5862210006], [-45.7393836172, -23.5858428187], [-45.7387383676, -23.5823015110], [-45.7304906838, -23.5739946464], [-45.7413549335, -23.5713887638], [-45.7443505780, -23.5638265300], [-45.7408005757, -23.5608691188], [-45.7466443475, -23.5541409390], [-45.7456443124, -23.5393365182], [-45.7504778628, -23.5328156668], [-45.7550840314, -23.5249063982], [-45.7600900099, -23.5235170672], [-45.7614967313, -23.5179883090], [-45.7555805914, -23.5106673822], [-45.7716287229, -23.5066609295], [-45.7879962808, -23.5086586521], [-45.7907016895, -23.5058351054], [-45.7883464967, -23.4923901516], [-45.7765749114, -23.4824774283], [-45.7835902412, -23.4784090908], [-45.7825755944, -23.4728885961], [-45.7881226609, -23.4682975094], [-45.7856891722, -23.4597243898], [-45.7721794956, -23.4520191969], [-45.7630348774, -23.4387904499], [-45.7634754110, -23.4336780272], [-45.7727454366, -23.4322811498], [-45.7760415378, -23.4253104394], [-45.7862876267, -23.4195514765], [-45.7742825930, -23.4109020284], [-45.7734895867, -23.4044492185], [-45.7618686313, -23.4015555384], [-45.7535399655, -23.3850590988], [-45.7565251256, -23.3738462416], [-45.7668439175, -23.3765937165], [-45.7739962002, -23.3735763150], [-45.7819634602, -23.3692758567], [-45.7865164400, -23.3703890798], [-45.7880957024, -23.3621716307], [-45.7823101949, -23.3598968830], [-45.7818861156, -23.3550780946], [-45.7762187002, -23.3491217874], [-45.7705355640, -23.3528770024], [-45.7648686189, -23.3513368595], [-45.7645890040, -23.3419461454], [-45.7511497636, -23.3455520705], [-45.7465536782, -23.3522902697], [-45.7397027866, -23.3488629512], [-45.7359668037, -23.3433017316], [-45.7206517383, -23.3406952872], [-45.7220082191, -23.3333839030], [-45.7131552306, -23.3366926773], [-45.7053093370, -23.3380484094], [-45.7017006240, -23.3259520755], [-45.6990529405, -23.3290903238], [-45.6971775525, -23.3244082054], [-45.6946271083, -23.3258823046], [-45.6763746483, -23.3058107508], [-45.6451108774, -23.2906268718]]] }},</text:span></text:p>
      <text:p text:style-name="P1"><text:span text:style-name="T1"><text:tab/>{ "type": "Feature", "properties": {"id": "3535705", "name": "Paraiso", "description": "Paraiso"}, "geometry": { "type": "Polygon", "coordinates": [[[-48.7851805207, -20.9335490684], [-48.7680688871, -20.9496610265], [-48.7598503138, -20.9444853938], [-48.7541189548, -20.9515867142], [-48.7430204890, -20.9560271073], [-48.7443918793, -20.9664216597], [-48.7364123498, -20.9634815173], [-48.7366673999, -20.9712369549], [-48.7266240183, -20.9809061137], [-48.7205823990, -20.9744019441], [-48.7078594556, -20.9809744982], [-48.7070558769, -20.9921721941], [-48.6997876352, -20.9925555271], [-48.6971261506, -20.9939899873], [-48.6995848675, -20.9983112766], [-48.6993646673, -21.0045301454], [-48.6929123164, -21.0065022334], [-48.6906561466, -21.0125605118], [-48.6984647205, -21.0299226654], [-48.7149104690, -21.0461968062], [-48.7161128498, -21.0599587831], [-48.7236235810, -21.0733914102], [-48.7516455085, -21.0851129245], [-48.7700473076, -21.0905107017], [-48.7764402225, -21.0987727832], [-48.7836547769, -21.0997612466], [-48.7849636400, -21.0904578271], [-48.7907641163, -21.0882835596], [-48.7911947346, -21.0828771366], [-48.7908778926, -21.0791586335], [-48.7995189323, -21.0779820668], [-48.8087078772, -21.0714605556], [-48.8040031912, -21.0590073383], [-48.8197357382, -21.0549525542], [-48.8157857279, -21.0425063037], [-48.8189117238, -21.0411326837], [-48.8172586755, -21.0320933218], [-48.8258191087, -21.0287072473], [-48.8306192699, -21.0301215001], [-48.8299352377, -21.0210655813], [-48.8352611947, -21.0161662398], [-48.8438297828, -21.0150430639], [-48.8367388781, -21.0064490030], [-48.8153470075, -20.9989655896], [-48.8141884092, -20.9936295202], [-48.8042559140, -20.9866906737], [-48.8040600822, -20.9815990859], [-48.7901078807, -20.9450974180], [-48.7951273429, -20.9350789479], [-48.7851805207, -20.9335490684]]] }},</text:span></text:p>
      <text:p text:style-name="P1"><text:span text:style-name="T1"><text:tab/>{ "type": "Feature", "properties": {"id": "3535804", "name": "Paranapanema", "description": "Paranapanema"}, "geometry": { "type": "Polygon", "coordinates": [[[-48.7982103839, -23.2717151904], [-48.7918592118, -23.2915304459], [-48.7735271835, -23.3019393604], [-48.7561221962, -23.3065811619], [-48.7323027900, -23.3191557678], [-48.7089324017, -23.3185987789], [-48.7082775141, -23.3394481561], [-48.6806636476, -23.3422220944], [-48.6469908653, -23.3285949742], [-48.6318704330, -23.3438033358], [-48.6274634880, -23.3558874250], [-48.6313519913, -23.3654573237], [-48.6355388714, -23.4048543517], [-48.6410055658, -23.4092696313], [-48.6535976476, -23.4077469729], [-48.6557198704, -23.4122034799], [-48.6488992214, -23.4216824581], [-48.6529030724, -23.4300067468], [-48.6429764715, -23.4701650255], [-48.6282255163, -23.4772030074], [-48.6147030465, -23.4903300718], [-48.6292518586, -23.4880623512], [-48.6240677025, -23.4966359775], [-48.6334426814, -23.5104486756], [-48.6324067933, -23.5218304671], [-48.6359294392, -23.5259538340], [-48.6441526007, -23.5202126705], [-48.6468619858, -23.5216126736], [-48.6518533339, -23.5370164529], [-48.6428273068, -23.5438997488], [-48.6318813475, -23.5381179133], [-48.6212984498, -23.5377293497], [-48.6219254652, -23.5418432594], [-48.6299085215, -23.5452913353], [-48.6291876849, -23.5591333203], [-48.6150342622, -23.5609769301], [-48.6068015053, -23.5744590474], [-48.6090632781, -23.5812985575], [-48.6103844908, -23.5884143124], [-48.6083837107, -23.5909934601], [-48.6132888982, -23.5923765347], [-48.6130667685, -23.5873619986], [-48.6180512284, -23.5871885123], [-48.6250839019, -23.5945679903], [-48.6263615631, -23.5941799570], [-48.6331171158, -23.5935683720], [-48.6497395252, -23.5906885023], [-48.6565928069, -23.5956759668], [-48.6775044093, -23.5871424787], [-48.6971329833, -23.6020287010], [-48.7155036383, -23.5990095062], [-48.7241348998, -23.6010747401], [-48.7311227531, -23.6081166737], [-48.7574200489, -23.6145736044], [-48.7666920486, -23.6133423347], [-48.7729502150, -23.6344775384], [-48.7804849863, -23.6423177648], [-48.7861678164, -23.6381100755], [-48.7951209927, -23.6408489617], [-48.8019973724, -23.6369479545], [-48.8179324554, -23.6162482935], [-48.8183251459, -23.6084756693], [-48.8328973690, -23.5978371572], [-48.8223636828, -23.5951040482], [-48.8309803317, -23.5869659922], [-48.8418494767, -23.5781752299], [-48.8493616056, -23.5590609362], [-48.8475938241, -23.5491483272], [-48.8515545100, -23.5444446892], [-48.8526250363, -23.5384084255], [-48.8655780220, -23.5275534835], [-48.8972087193, -23.5070458877], [-48.9000127845, -23.4936627639], [-48.9061243200, -23.4892948410], [-48.9064230609, -23.4817414421], [-48.9107911335, -23.4805338592], [-48.9117958425, -23.4847168961], [-48.9159231337, -23.4829961656], [-48.9205935798, -23.4756972879], [-48.9192218872, -23.4701471139], [-48.9280946624, -23.4685323332], [-48.9292577861, -23.4604114911], [-48.9922201098, -23.3918057144], [-49.0011808227, -23.3701617993], [-48.9992119705, -23.3451027903], [-48.9844213930, -23.2872798957], [-48.9686174301, -23.2949486535], [-48.9447295910, -23.3003243397], [-48.9286125148, -23.2985699816], [-48.8860760691, -23.2814418614], [-48.8551269497, -23.2826338814], [-48.8327334630, -23.2797491757], [-48.8043703446, -23.2674994858], [-48.7982103839, -23.2717151904]]] }},</text:span></text:p>
      <text:p text:style-name="P1"><text:span text:style-name="T1"><text:tab/>{ "type": "Feature", "properties": {"id": "3535903", "name": "Paranapua", "description": "Paranapua"}, "geometry": { "type": "Polygon", "coordinates": [[[-50.5341260977, -20.0453088726], [-50.5556974371, -20.0779731433], [-50.5590905793, -20.0935786891], [-50.5559047631, -20.1011452157], [-50.5507504189, -20.0975808741], [-50.5504404850, -20.1121039297], [-50.5514160525, -20.1196035664], [-50.5597833426, -20.1233758323], [-50.5785359629, -20.1348084229], [-50.5839230831, -20.1401068323], [-50.5947161596, -20.1329933866], [-50.6098051438, -20.1300399947], [-50.6105932079, -20.1300028080], [-50.6200880353, -20.1171587542], [-50.6209986471, -20.1080795345], [-50.6285420207, -20.1048705663], [-50.6338270156, -20.1067556741], [-50.6366780348, -20.1001407534], [-50.6601417897, -20.0876268416], [-50.6574769276, -20.0718841961], [-50.6629511876, -20.0610493259], [-50.6638376268, -20.0509667895], [-50.6585634731, -20.0434456265], [-50.6613931133, -20.0393447153], [-50.6565160292, -20.0354837001], [-50.6591127062, -20.0334866697], [-50.6554963723, -20.0271153667], [-50.6573740858, -20.0251165072], [-50.6492482199, -20.0146799179], [-50.6517391610, -20.0109371746], [-50.6491912572, -20.0035675052], [-50.6423798498, -20.0028641018], [-50.6258331534, -20.0123542289], [-50.6181630349, -20.0315706374], [-50.6002635491, -20.0368878313], [-50.5888154107, -20.0489576011], [-50.5739331079, -20.0186877323], [-50.5553586916, -20.0014605515], [-50.5512294224, -19.9912991080], [-50.5433013838, -19.9880256791], [-50.5373878633, -19.9932450951], [-50.5361478637, -20.0019922755], [-50.5276199135, -20.0036576356], [-50.5224594081, -20.0120464169], [-50.5154168895, -20.0154567542], [-50.5197226192, -20.0256357931], [-50.5175731506, -20.0288661060], [-50.5186948917, -20.0353952971], [-50.5341260977, -20.0453088726]]] }},</text:span></text:p>
      <text:p text:style-name="P1"><text:span text:style-name="T1"><text:tab/>{ "type": "Feature", "properties": {"id": "3536000", "name": "Parapua", "description": "Parapua"}, "geometry": { "type": "Polygon", "coordinates": [[[-50.7109401238, -21.8266845675], [-50.7101802889, -21.8458402320], [-50.7059372854, -21.8561776318], [-50.7116084535, -21.8538236562], [-50.7250260915, -21.8609729044], [-50.7285847684, -21.8710073837], [-50.7366151215, -21.8770901273], [-50.7457922644, -21.8825655521], [-50.7511121151, -21.8909882482], [-50.7612838522, -21.8924756197], [-50.7711769930, -21.9021647957], [-50.7713432406, -21.9023042643], [-50.7766784924, -21.9171827312], [-50.7896652104, -21.9219178745], [-50.7870915662, -21.9363729737], [-50.7981608850, -21.9366301819], [-50.8008288486, -21.9412312447], [-50.8133736308, -21.9509303171], [-50.8285918055, -21.9489376089], [-50.8424624503, -21.9651734620], [-50.8638213526, -21.9684582312], [-50.8690690819, -21.9643525833], [-50.8888103286, -21.9664332727], [-50.8982165107, -21.9576374514], [-50.9066378187, -21.9574649913], [-50.9150532241, -21.9510193469], [-50.9373839228, -21.9504993066], [-50.9398605598, -21.9491064494], [-50.9472078581, -21.9460159125], [-50.9477515402, -21.9410965459], [-50.9654521337, -21.9254950368], [-50.9553301166, -21.9252062083], [-50.9379614541, -21.9032248883], [-50.9325387227, -21.9031943924], [-50.9240326248, -21.8935857060], [-50.9132492203, -21.8901832803], [-50.9044771736, -21.8696717470], [-50.8961365032, -21.8620182180], [-50.8763833318, -21.8484617392], [-50.8680937499, -21.8371174082], [-50.8587418189, -21.8379592185], [-50.8530188199, -21.8316500108], [-50.8425775157, -21.8305216140], [-50.8381153146, -21.8282026522], [-50.8309569010, -21.8067920306], [-50.8230658439, -21.8053361756], [-50.8231739163, -21.8003090277], [-50.8469953355, -21.7888388436], [-50.8559885882, -21.7788944380], [-50.8556845576, -21.7737248963], [-50.8482453391, -21.7491431538], [-50.8453833392, -21.7356010738], [-50.8391203993, -21.7306464330], [-50.8412825975, -21.7252758157], [-50.8359148527, -21.7218464927], [-50.8337708029, -21.7047131804], [-50.8330893273, -21.7032125888], [-50.8264262362, -21.6885486811], [-50.8246534467, -21.6888224167], [-50.8156479804, -21.7028094547], [-50.8189021944, -21.7066931776], [-50.8110499455, -21.7149013713], [-50.7990840463, -21.7209775019], [-50.7961187245, -21.7281433045], [-50.7893035781, -21.7309405812], [-50.7766145431, -21.7327926513], [-50.7607365727, -21.7512318066], [-50.7464282669, -21.7673698278], [-50.7183749734, -21.7990001001], [-50.7218944761, -21.8142159904], [-50.7109401238, -21.8266845675]]] }},</text:span></text:p>
      <text:p text:style-name="P1"><text:span text:style-name="T1"><text:tab/>{ "type": "Feature", "properties": {"id": "3536109", "name": "Pardinho", "description": "Pardinho"}, "geometry": { "type": "Polygon", "coordinates": [[[-48.4130300192, -22.9951009068], [-48.4001432654, -23.0096231196], [-48.3844511482, -23.0032295600], [-48.3491482712, -23.0107760951], [-48.3463688731, -23.0152632164], [-48.3547272083, -23.0197315570], [-48.3554973618, -23.0264669761], [-48.3462880677, -23.0233811907], [-48.3419032653, -23.0256269345], [-48.3560448618, -23.0308195821], [-48.3582783084, -23.0405542878], [-48.3529157188, -23.0446904615], [-48.3567925566, -23.0484892431], [-48.3529123878, -23.0528697511], [-48.3433156631, -23.0494835539], [-48.3462709583, -23.0565119169], [-48.3496427305, -23.0560263759], [-48.3529076704, -23.0607061200], [-48.3567272122, -23.0593931467], [-48.3609384401, -23.0662761769], [-48.3541880266, -23.0712961124], [-48.3508718220, -23.0648272763], [-48.3513660236, -23.0695829654], [-48.3460393723, -23.0717761466], [-48.3538053768, -23.0829275159], [-48.3409415920, -23.0821691774], [-48.3388221847, -23.0846321525], [-48.3508028698, -23.0862843491], [-48.3498318042, -23.0914359801], [-48.3588466510, -23.0932284997], [-48.3589187544, -23.0934893463], [-48.3534072339, -23.0966920757], [-48.3569725552, -23.1004466953], [-48.3537168312, -23.1054989704], [-48.3439917895, -23.1129884955], [-48.3321321224, -23.1206321265], [-48.3237917382, -23.1168516688], [-48.3201170598, -23.1288890997], [-48.3272478309, -23.1286300664], [-48.3265922425, -23.1346034730], [-48.3025314430, -23.1495507382], [-48.3054849351, -23.1509718006], [-48.3122466360, -23.1454261541], [-48.3405795388, -23.1389405996], [-48.3504684019, -23.1521097495], [-48.3616837540, -23.1530463212], [-48.3611716515, -23.1596335674], [-48.3616245202, -23.1681171842], [-48.3715755026, -23.1709664526], [-48.3865435615, -23.1862220880], [-48.4015633004, -23.1891238174], [-48.4052091771, -23.1944908722], [-48.4239661496, -23.2030580410], [-48.4279003454, -23.2026011375], [-48.4273961027, -23.1987412298], [-48.4433384792, -23.1843159360], [-48.4496693165, -23.1739685837], [-48.4526048208, -23.1628185905], [-48.4600534785, -23.1537725093], [-48.4607718180, -23.1451195060], [-48.4614448680, -23.1399318488], [-48.4671264432, -23.1335765234], [-48.4616382638, -23.1179173605], [-48.4647944943, -23.1094206310], [-48.4650943191, -23.1029832021], [-48.4712260983, -23.0929367782], [-48.4698766517, -23.0869052674], [-48.4758754563, -23.0811669138], [-48.4583827045, -23.0801333380], [-48.4484161538, -23.0692363231], [-48.4383931225, -23.0449789311], [-48.4381366785, -23.0445910385], [-48.4270141126, -23.0255906258], [-48.4242483970, -23.0047782452], [-48.4198999340, -23.0062168252], [-48.4130300192, -22.9951009068]]] }},</text:span></text:p>
      <text:p text:style-name="P1"><text:span text:style-name="T1"><text:tab/>{ "type": "Feature", "properties": {"id": "3536208", "name": "Pariquera-Acu", "description": "Pariquera-Acu"}, "geometry": { "type": "Polygon", "coordinates": [[[-47.8171996463, -24.5656135764], [-47.7999730231, -24.5724838132], [-47.7872023911, -24.5727261612], [-47.7886785447, -24.5746474581], [-47.7836769480, -24.5774448303], [-47.7818515353, -24.5736781419], [-47.7779638564, -24.5738186767], [-47.7709662659, -24.5903790782], [-47.7575377377, -24.5971050357], [-47.7504788235, -24.6063169605], [-47.7405702081, -24.6109680140], [-47.7405610280, -24.6208046867], [-47.7369265365, -24.6169581082], [-47.7272793163, -24.6216108242], [-47.7362036277, -24.6328702185], [-47.7432399665, -24.6355242536], [-47.7465004976, -24.6410090703], [-47.7455033909, -24.6521304171], [-47.7490022369, -24.6616368062], [-47.7575507398, -24.6649574295], [-47.7633114074, -24.6726435854], [-47.7685453534, -24.6815812743], [-47.7651883876, -24.6902178287], [-47.7682328378, -24.6942223670], [-47.7721937360, -24.6994302377], [-47.7659405109, -24.7070198746], [-47.7688451795, -24.7102443901], [-47.7727682467, -24.7116808894], [-47.7724496764, -24.7162370765], [-47.7810204925, -24.7155011762], [-47.7927319726, -24.7269910293], [-47.8043900631, -24.7603707008], [-47.8058822975, -24.7667958789], [-47.8159147375, -24.7671853090], [-47.8298311709, -24.7558951040], [-47.8528641629, -24.7677736434], [-47.8462967400, -24.7837848438], [-47.8641735593, -24.7927487334], [-47.8651750066, -24.7988705003], [-47.8874709078, -24.7868435793], [-47.8876024643, -24.7868858059], [-47.8917640626, -24.7748550540], [-47.9000706436, -24.7762599148], [-47.9059041723, -24.7723671009], [-47.9166893737, -24.7766796004], [-47.9426236883, -24.7666990052], [-47.9630388259, -24.7408287356], [-47.9585448162, -24.7284987699], [-47.9638677066, -24.7197333462], [-47.9569880418, -24.7173238141], [-47.9552392613, -24.7091122384], [-47.9547118082, -24.7089120718], [-47.9530495661, -24.6959366344], [-47.9407079119, -24.6955551627], [-47.9366175235, -24.6820585296], [-47.9272459684, -24.6749901829], [-47.9252611176, -24.6481888094], [-47.9164195928, -24.6356629969], [-47.9176968030, -24.6270382579], [-47.9156779996, -24.6205698859], [-47.9078041882, -24.6209981729], [-47.9089672395, -24.6157832892], [-47.9061116466, -24.6175470772], [-47.9037388626, -24.6119269520], [-47.8915892661, -24.6038603514], [-47.8859291211, -24.5890940676], [-47.8784982237, -24.5941530334], [-47.8728316204, -24.5930492518], [-47.8730131052, -24.5897593661], [-47.8673905317, -24.5909129101], [-47.8692661887, -24.5805225795], [-47.8566784751, -24.5744364795], [-47.8529029684, -24.5773338338], [-47.8461357470, -24.5761628892], [-47.8444957916, -24.5791549533], [-47.8391932822, -24.5750411853], [-47.8335871360, -24.5762490571], [-47.8242461038, -24.5686857306], [-47.8202958692, -24.5701423818], [-47.8171996463, -24.5656135764]]] }},</text:span></text:p>
      <text:p text:style-name="P1"><text:span text:style-name="T1"><text:tab/>{ "type": "Feature", "properties": {"id": "3536257", "name": "Parisi", "description": "Parisi"}, "geometry": { "type": "Polygon", "coordinates": [[[-50.0243746926, -20.1956065327], [-50.0134787513, -20.2033377134], [-50.0118412260, -20.2087003682], [-50.0149727951, -20.2431460881], [-50.0103823063, -20.2657867630], [-49.9986755002, -20.2798639142], [-50.0012934628, -20.3104966726], [-50.0025770058, -20.3162267324], [-50.0104736435, -20.3226962263], [-50.0098608784, -20.3305171860], [-50.0070375853, -20.3313526482], [-50.0127509807, -20.3352857559], [-50.0207347965, -20.3334693718], [-50.0368490348, -20.3162179204], [-50.0421321806, -20.3185886690], [-50.0411873695, -20.3241312708], [-50.0495756635, -20.3285564771], [-50.0527069562, -20.3356778580], [-50.0527605360, -20.3357557047], [-50.0589368576, -20.3306715986], [-50.0687449627, -20.3111206214], [-50.0772815542, -20.3040544124], [-50.0792286834, -20.2925359757], [-50.0743208195, -20.2897627267], [-50.0666403065, -20.2754861923], [-50.0693103948, -20.2568655389], [-50.0727108774, -20.2533791395], [-50.0710250447, -20.2452391723], [-50.0598433905, -20.2360932268], [-50.0593452981, -20.2309093157], [-50.0543761693, -20.2299233141], [-50.0559103668, -20.2228464534], [-50.0450186589, -20.2146612402], [-50.0451370124, -20.2054816332], [-50.0383580122, -20.2061911861], [-50.0382954075, -20.2012957232], [-50.0316532385, -20.2028421221], [-50.0288282621, -20.1967213267], [-50.0317295729, -20.1883258580], [-50.0272748351, -20.1811946115], [-50.0243746926, -20.1956065327]]] }},</text:span></text:p>
      <text:p text:style-name="P1"><text:span text:style-name="T1"><text:tab/>{ "type": "Feature", "properties": {"id": "3536307", "name": "Patrocinio Paulista", "description": "Patrocinio Paulista"}, "geometry": { "type": "Polygon", "coordinates": [[[-47.2389261260, -20.5225806690], [-47.2353088514, -20.5333499946], [-47.2274377522, -20.5268763601], [-47.2253207516, -20.5282658635], [-47.2280359627, -20.5334459656], [-47.2193203780, -20.5352169001], [-47.2220802555, -20.5388426484], [-47.2150465164, -20.5394693219], [-47.2264629403, -20.5463122799], [-47.2089322492, -20.5471889300], [-47.2185003644, -20.5565848793], [-47.2335018920, -20.5602446399], [-47.2364559272, -20.5644421538], [-47.2206767021, -20.5614917137], [-47.2168364033, -20.5699271157], [-47.2273613886, -20.5732748691], [-47.2280618937, -20.5760317284], [-47.2238342532, -20.5781098313], [-47.2193052145, -20.5734563530], [-47.2121563856, -20.5751454251], [-47.2101884037, -20.5588289469], [-47.2043901464, -20.5610062271], [-47.2023081057, -20.5570993786], [-47.1967932550, -20.5586872923], [-47.1938030858, -20.5400051275], [-47.1889948011, -20.5490640232], [-47.1804903678, -20.5391264358], [-47.1737177991, -20.5436831810], [-47.1730727868, -20.5504615874], [-47.1689268276, -20.5506674728], [-47.1642991892, -20.5447245907], [-47.1504442039, -20.5416077798], [-47.1458779008, -20.5497679115], [-47.1466292582, -20.5429563438], [-47.1437308839, -20.5403395230], [-47.1410719343, -20.5405421831], [-47.1372062392, -20.5606310249], [-47.1423035764, -20.5651169686], [-47.1406796608, -20.5807025668], [-47.1510442209, -20.5866249472], [-47.1554215155, -20.6019026616], [-47.1648960636, -20.6044332387], [-47.1844470814, -20.6025951681], [-47.2018704399, -20.6096876181], [-47.2216717729, -20.6247924893], [-47.2285363200, -20.6276972416], [-47.2393058975, -20.6418701550], [-47.2524577136, -20.6476875923], [-47.2480855707, -20.6580446396], [-47.2373439909, -20.6834781233], [-47.2344475087, -20.6834818974], [-47.2364074596, -20.6866699112], [-47.2289229332, -20.6908737333], [-47.2248509052, -20.6991136534], [-47.2216405125, -20.6999440511], [-47.2210574518, -20.7062016427], [-47.2076967794, -20.7057078029], [-47.1945361150, -20.7293872748], [-47.1857965458, -20.7309650776], [-47.1747430697, -20.7387867977], [-47.1818428737, -20.7408169504], [-47.1868206474, -20.7612181053], [-47.1883687066, -20.7701485473], [-47.1948496694, -20.7744937210], [-47.2066196050, -20.7750558898], [-47.2134156882, -20.7918352868], [-47.2243042946, -20.7996235465], [-47.2137315556, -20.8232171964], [-47.2140344024, -20.8267439719], [-47.2265403356, -20.8551558206], [-47.2269093543, -20.8559960591], [-47.2461807964, -20.8641183951], [-47.2509177850, -20.8632349742], [-47.2549231867, -20.8563753175], [-47.2578453160, -20.8575482690], [-47.2627846976, -20.8531446832], [-47.2662228835, -20.8576812035], [-47.2781931375, -20.8445483047], [-47.2751467932, -20.8433807549], [-47.2816501115, -20.8422660310], [-47.2828340739, -20.8380116260], [-47.2891018888, -20.8354406515], [-47.2932520013, -20.8409973959], [-47.2973065688, -20.8389788267], [-47.3020422838, -20.8412127474], [-47.3056218459, -20.8368957202], [-47.3060379424, -20.8427043131], [-47.3140786533, -20.8408078428], [-47.3127341620, -20.8472032227], [-47.3230887991, -20.8475843752], [-47.3282554741, -20.8594238084], [-47.3378645654, -20.8576329852], [-47.3440580832, -20.8537594406], [-47.3423808441, -20.8491258068], [-47.3482005025, -20.8474132221], [-47.3491936050, -20.8395541035], [-47.3440879582, -20.8275197397], [-47.3546621779, -20.8292587901], [-47.3559330405, -20.8248126264], [-47.3692401905, -20.8266525265], [-47.3702515455, -20.8210116914], [-47.3816839662, -20.8194676187], [-47.3850884625, -20.8219691179], [-47.3923809697, -20.8189909889], [-47.3958635087, -20.8103969026], [-47.4062052890, -20.8118730009], [-47.4116646452, -20.8086682573], [-47.4178515836, -20.8056600278], [-47.4231587921, -20.7959131874], [-47.4321739087, -20.7930605960], [-47.4418094220, -20.7813941369], [-47.4272197992, -20.7767803530], [-47.4327395082, -20.7717855930], [-47.4290669666, -20.7640611403], [-47.4475196155, -20.7631173551], [-47.4522178819, -20.7593965138], [-47.4485502241, -20.7558483213], [-47.4446791937, -20.7531830790], [-47.4440659776, -20.7451255158], [-47.4450618282, -20.7380996709], [-47.4388988000, -20.7301651294], [-47.4340133353, -20.7333231843], [-47.4257799350, -20.7317584074], [-47.4256176343, -20.7349024138], [-47.4211652398, -20.7357765468], [-47.4156328304, -20.7318253708], [-47.3855271184, -20.7279194133], [-47.3791392929, -20.7189369576], [-47.3809758727, -20.7155355168], [-47.3664145012, -20.7120276447], [-47.3609778629, -20.6827029699], [-47.3549098778, -20.6795362570], [-47.3547927963, -20.6750069738], [-47.3491283525, -20.6732737125], [-47.3466122342, -20.6679712528], [-47.3559064625, -20.6508278283], [-47.3578767318, -20.6240554608], [-47.3337736157, -20.5995879015], [-47.3308268279, -20.5895504105], [-47.3293314969, -20.5787472591], [-47.3137625671, -20.5633515405], [-47.3189377814, -20.5501715933], [-47.3167434597, -20.5433199966], [-47.3190160710, -20.5386795216], [-47.3111630627, -20.5409160195], [-47.3107317365, -20.5452307321], [-47.3029843447, -20.5340260756], [-47.2980972498, -20.5434872973], [-47.2997678117, -20.5513000508], [-47.2889459881, -20.5413245411], [-47.2891911570, -20.5525661446], [-47.2831285884, -20.5491668795], [-47.2813756283, -20.5432945870], [-47.2760078602, -20.5416768585], [-47.2704720854, -20.5570880629], [-47.2615186319, -20.5616461599], [-47.2686013746, -20.5538816606], [-47.2670761585, -20.5485392939], [-47.2619682260, -20.5473408956], [-47.2668713810, -20.5345806193], [-47.2607214081, -20.5374447573], [-47.2585496410, -20.5322984733], [-47.2523586663, -20.5365273670], [-47.2483216764, -20.5504652063], [-47.2430733566, -20.5440782346], [-47.2489661773, -20.5343492168], [-47.2464663785, -20.5311237891], [-47.2418982508, -20.5326054633], [-47.2389261260, -20.5225806690]]] }},</text:span></text:p>
      <text:p text:style-name="P1"><text:span text:style-name="T1"><text:tab/>{ "type": "Feature", "properties": {"id": "3536406", "name": "Pauliceia", "description": "Pauliceia"}, "geometry": { "type": "Polygon", "coordinates": [[[-51.7672453676, -21.0564552629], [-51.7642615596, -21.0598561613], [-51.7637746789, -21.0551540111], [-51.7607815050, -21.0547409011], [-51.7617932599, -21.0618519957], [-51.7608148788, -21.0650472283], [-51.7558753047, -21.0656229676], [-51.7522374229, -21.0614803521], [-51.7523574882, -21.0643127287], [-51.7453256362, -21.0660492922], [-51.7465199620, -21.0701948587], [-51.7431207508, -21.0682297590], [-51.7436440030, -21.0724557893], [-51.7404504004, -21.0686654617], [-51.7371246774, -21.0739965845], [-51.7337487059, -21.0710088904], [-51.7324213975, -21.0750197730], [-51.7297059015, -21.0731583163], [-51.7322655992, -21.0701911445], [-51.7276480409, -21.0739377827], [-51.7238501430, -21.0670068546], [-51.7244823031, -21.0698587053], [-51.7209158003, -21.0718166110], [-51.7191633447, -21.0695445694], [-51.7177188710, -21.0763510719], [-51.7109907535, -21.0795552266], [-51.7122567784, -21.0838635048], [-51.7052111525, -21.0830824235], [-51.7075293627, -21.0880575598], [-51.7018826998, -21.0888595010], [-51.7011027676, -21.0860037929], [-51.6978968974, -21.0884336123], [-51.6975558356, -21.0971332098], [-51.6945905380, -21.0990480865], [-51.6976652246, -21.0989652604], [-51.7009674819, -21.1073540993], [-51.6964488793, -21.1069904220], [-51.6995951716, -21.1091416929], [-51.6936502947, -21.1143585899], [-51.6902243775, -21.1132928889], [-51.6927847222, -21.1156755077], [-51.6898979896, -21.1212515422], [-51.6982868831, -21.1327226869], [-51.6924251132, -21.1303899920], [-51.6886383984, -21.1352460483], [-51.6867779464, -21.1507676874], [-51.6814677323, -21.1495261709], [-51.6896550000, -21.1556712694], [-51.6934387653, -21.1669462573], [-51.7023284941, -21.1715948116], [-51.7078783902, -21.1927639456], [-51.7214045299, -21.2018901875], [-51.7242434693, -21.2072080259], [-51.7220792894, -21.2145363518], [-51.7312598489, -21.2246522213], [-51.7494644273, -21.2233793122], [-51.7575517353, -21.2313418470], [-51.7724985751, -21.2369376492], [-51.7707188491, -21.2466259530], [-51.7840473296, -21.2531653440], [-51.7947308100, -21.2637249273], [-51.7926948056, -21.2716652985], [-51.7719171510, -21.2762871350], [-51.7691651479, -21.2823373933], [-51.7568245655, -21.2876752776], [-51.7647484773, -21.3005577346], [-51.7803473891, -21.3070357797], [-51.7743575546, -21.3106323485], [-51.7791642916, -21.3225053861], [-51.7873691913, -21.3303222544], [-51.7902510912, -21.3423277020], [-51.7962980620, -21.3498712374], [-51.7914655562, -21.3583037088], [-51.8075446262, -21.3732837975], [-51.8235098966, -21.3698274913], [-51.8331928140, -21.3631807529], [-51.8326363884, -21.3361092711], [-51.8411805325, -21.3361397311], [-51.8605747951, -21.3362061339], [-51.8580310592, -21.3000378052], [-51.8480258138, -21.2661737164], [-51.8538736687, -21.2604808819], [-51.8631899228, -21.2262466107], [-51.8792327869, -21.1974526353], [-51.8752727182, -21.1805798491], [-51.8784972641, -21.1476736655], [-51.8753743916, -21.1356833737], [-51.8649875106, -21.1300760310], [-51.8441059649, -21.1309987829], [-51.8231029406, -21.1263757014], [-51.8139668159, -21.1209250000], [-51.8075202903, -21.1095589776], [-51.7891842389, -21.1016553747], [-51.7751580400, -21.0726295179], [-51.7719900200, -21.0506572878], [-51.7648283601, -21.0514813172], [-51.7672453676, -21.0564552629]]] }},</text:span></text:p>
      <text:p text:style-name="P1"><text:span text:style-name="T1"><text:tab/>{ "type": "Feature", "properties": {"id": "3536505", "name": "Paulinia", "description": "Paulinia"}, "geometry": { "type": "Polygon", "coordinates": [[[-47.1109136514, -22.6873792639], [-47.1029813931, -22.6890690995], [-47.0976755592, -22.6887437324], [-47.0963593511, -22.6850469465], [-47.0857031408, -22.6875480147], [-47.0734033983, -22.6798331330], [-47.0643217951, -22.6844272234], [-47.0594745031, -22.6972220383], [-47.0681147096, -22.7030574380], [-47.0804576790, -22.7022259217], [-47.0829898596, -22.7074789792], [-47.0841023746, -22.7128497765], [-47.1021234858, -22.7234613596], [-47.0991303606, -22.7325191632], [-47.1011917940, -22.7500243290], [-47.1016708819, -22.7501491219], [-47.1083289759, -22.7541103957], [-47.1049714548, -22.7643654964], [-47.0959773031, -22.7695544862], [-47.0943104527, -22.7755308592], [-47.1013087547, -22.7863972354], [-47.1031661009, -22.7968709159], [-47.1097405711, -22.8020823192], [-47.1104759770, -22.8157610767], [-47.1195475946, -22.8101007096], [-47.1219156070, -22.8134349495], [-47.1292624958, -22.8109505025], [-47.1283205741, -22.8072543135], [-47.1529304825, -22.8099678456], [-47.1628845054, -22.8047079770], [-47.1737131311, -22.8079252111], [-47.1817348469, -22.7973927192], [-47.1916077862, -22.7962532988], [-47.1988121130, -22.7870515390], [-47.2106154928, -22.7950626884], [-47.2107994325, -22.7946185005], [-47.2173142282, -22.7875124646], [-47.2141092698, -22.7771242709], [-47.2162247717, -22.7611976749], [-47.2125804389, -22.7579561712], [-47.2103410804, -22.7424952360], [-47.2004689372, -22.7298556570], [-47.1936646345, -22.7297266651], [-47.1840087178, -22.7340454631], [-47.1813879325, -22.7264010856], [-47.1874660421, -22.7244942700], [-47.1887907790, -22.7200766343], [-47.1789761221, -22.7147393431], [-47.1792628308, -22.7102912714], [-47.1689017847, -22.6944484900], [-47.1649106617, -22.6944021014], [-47.1595158934, -22.6983544277], [-47.1504933732, -22.6959696674], [-47.1490457958, -22.6850239103], [-47.1434682787, -22.6909553114], [-47.1395825961, -22.6828410207], [-47.1333449033, -22.6940717013], [-47.1261835142, -22.6932870919], [-47.1233161790, -22.6971554700], [-47.1216307375, -22.6938912756], [-47.1269079094, -22.6850523283], [-47.1238457355, -22.6836197119], [-47.1165495256, -22.6814364676], [-47.1109136514, -22.6873792639]]] }},</text:span></text:p>
      <text:p text:style-name="P1"><text:span text:style-name="T1"><text:tab/>{ "type": "Feature", "properties": {"id": "3536570", "name": "Paulistania", "description": "Paulistania"}, "geometry": { "type": "Polygon", "coordinates": [[[-49.2196571376, -22.5162599944], [-49.1925330244, -22.5286619229], [-49.1864426036, -22.5231253035], [-49.1694574250, -22.5212605174], [-49.1599251395, -22.5238727356], [-49.1505149163, -22.5191758030], [-49.1521037438, -22.5376995106], [-49.1736358824, -22.5672945471], [-49.1744588315, -22.5745180636], [-49.1803279162, -22.5788525436], [-49.1946255099, -22.5724769211], [-49.2141305323, -22.5834894963], [-49.2379406191, -22.5841528012], [-49.2590003587, -22.5931815544], [-49.2636595784, -22.5898450168], [-49.2672900012, -22.5970233871], [-49.2766045507, -22.5961456296], [-49.2837571791, -22.6050639257], [-49.2828554719, -22.6090418229], [-49.2986394361, -22.6254302457], [-49.3072229970, -22.6239476209], [-49.3094626097, -22.6302074197], [-49.3116503388, -22.6258875094], [-49.3148392212, -22.6337190614], [-49.3180090557, -22.6314573661], [-49.3287406359, -22.6348325363], [-49.3333947595, -22.6291109055], [-49.3388520096, -22.6367890684], [-49.3434538729, -22.6349683416], [-49.3431522438, -22.6405272496], [-49.3505349994, -22.6420797251], [-49.3634740533, -22.6323044846], [-49.4184738977, -22.6207313090], [-49.4231598087, -22.6076067074], [-49.4438774008, -22.6000207226], [-49.4531355127, -22.5834903375], [-49.4565045941, -22.5775693328], [-49.4513922820, -22.5759726203], [-49.4458247039, -22.5623209219], [-49.4128375744, -22.5627765564], [-49.4058004889, -22.5512941370], [-49.3980633404, -22.5503446118], [-49.3929872598, -22.5577325970], [-49.3894406132, -22.5530047781], [-49.3820846569, -22.5512121873], [-49.3718598270, -22.5460052864], [-49.3687350344, -22.5493995159], [-49.3577216756, -22.5482647896], [-49.3483057815, -22.5418816072], [-49.3461923072, -22.5326150435], [-49.3349120842, -22.5329793969], [-49.3281506226, -22.5276206849], [-49.3165677028, -22.5259579434], [-49.3076383234, -22.5133357281], [-49.3008254928, -22.5130213847], [-49.2662661057, -22.4936211389], [-49.2611204886, -22.4953377621], [-49.2485441201, -22.5041884370], [-49.2301300438, -22.5060076710], [-49.2196571376, -22.5162599944]]] }},</text:span></text:p>
      <text:p text:style-name="P1"><text:span text:style-name="T1"><text:tab/>{ "type": "Feature", "properties": {"id": "3536604", "name": "Paulo de Faria", "description": "Paulo de Faria"}, "geometry": { "type": "Polygon", "coordinates": [[[-49.5277096664, -19.9098190179], [-49.5029871920, -19.9194642922], [-49.4963497532, -19.9385464067], [-49.4871031689, -19.9548088362], [-49.4577766143, -19.9754654575], [-49.4440542865, -19.9800462375], [-49.3560218743, -19.9862514024], [-49.3323153027, -19.9796416721], [-49.3111578070, -19.9643523283], [-49.2970737035, -19.9600795201], [-49.2647092380, -19.9615729327], [-49.2491832544, -19.9690881848], [-49.2460257628, -19.9846905631], [-49.2478749864, -19.9991708466], [-49.2542391549, -20.0033301881], [-49.2620694964, -20.0064599666], [-49.2834595527, -20.0043046566], [-49.2958467277, -20.0151076492], [-49.3079908176, -20.0770915172], [-49.3080744092, -20.1034264306], [-49.3053859556, -20.1164344781], [-49.3172332351, -20.1159908646], [-49.3207216973, -20.1190573483], [-49.3244299896, -20.1168029659], [-49.3360776339, -20.1246221690], [-49.3473038981, -20.1359742755], [-49.3619935607, -20.1331870744], [-49.3768428838, -20.1447310372], [-49.4510818175, -20.1288483787], [-49.4532851841, -20.1327104730], [-49.4421682408, -20.1576413574], [-49.4590893308, -20.1859778030], [-49.4577415713, -20.2180983987], [-49.4784175106, -20.2216088130], [-49.4776693894, -20.2262520487], [-49.4814655456, -20.2231297885], [-49.4828120765, -20.2303220678], [-49.4863489123, -20.2307714697], [-49.4839102735, -20.2348829701], [-49.4924506857, -20.2403277055], [-49.4950761873, -20.2415439243], [-49.4969014828, -20.2381780119], [-49.4943632250, -20.2302613342], [-49.5057782611, -20.2229898087], [-49.5087721418, -20.2139545839], [-49.5153171473, -20.2138420269], [-49.5327754135, -20.2235742762], [-49.5450788240, -20.2138666107], [-49.5482837245, -20.2108403319], [-49.5548198730, -20.2150689595], [-49.5617881258, -20.2079746718], [-49.5744453976, -20.2080994019], [-49.5848592730, -20.2033354958], [-49.5864182292, -20.1973777511], [-49.5992763415, -20.1953678379], [-49.6071097959, -20.1866273679], [-49.6180481197, -20.1888778941], [-49.6204912751, -20.1778070792], [-49.6233010837, -20.1769151874], [-49.6149006054, -20.1468296652], [-49.6061081283, -20.1375183219], [-49.5981896662, -20.1178136571], [-49.5949316438, -20.0873956637], [-49.5986381483, -20.0769585645], [-49.5935047327, -20.0772490736], [-49.5805529411, -20.0873400513], [-49.5746295780, -20.0823776990], [-49.5661363922, -20.0856403024], [-49.5585182166, -20.0805953921], [-49.5593288543, -20.0759663635], [-49.5503343111, -20.0672269037], [-49.5496716458, -20.0250887918], [-49.5728746740, -19.9842171067], [-49.5790933864, -19.9713165640], [-49.5830053765, -19.9679899475], [-49.5867835385, -19.9695951096], [-49.5916002680, -19.9641096917], [-49.5958160208, -19.9521084776], [-49.5942437654, -19.9462736191], [-49.6127629220, -19.9195080897], [-49.5827142538, -19.9095264046], [-49.5587375756, -19.9107423061], [-49.5510183819, -19.9053760141], [-49.5277096664, -19.9098190179]]] }},</text:span></text:p>
      <text:p text:style-name="P1"><text:span text:style-name="T1"><text:tab/>{ "type": "Feature", "properties": {"id": "3536703", "name": "Pederneiras", "description": "Pederneiras"}, "geometry": { "type": "Polygon", "coordinates": [[[-48.8247569981, -22.2129132834], [-48.8160529899, -22.2258256076], [-48.8059850199, -22.2311546652], [-48.7821761088, -22.2308182569], [-48.7710727566, -22.2265156064], [-48.7712975360, -22.2350862579], [-48.7655530642, -22.2538331824], [-48.7523673646, -22.2641019432], [-48.7441221571, -22.2895276066], [-48.7361647905, -22.2964624743], [-48.7344028811, -22.3101932142], [-48.7305964197, -22.3191381231], [-48.7289515220, -22.3210646557], [-48.7024419790, -22.3680661771], [-48.7236865962, -22.3807851952], [-48.7312270281, -22.3995967071], [-48.7283492035, -22.4168218807], [-48.7300418966, -22.4259990306], [-48.7412118962, -22.4458677021], [-48.7397432725, -22.4531622551], [-48.7495602022, -22.4646551020], [-48.7632369987, -22.4671852597], [-48.7717419494, -22.4795324101], [-48.7747353997, -22.4758952935], [-48.7880256909, -22.4782184340], [-48.7934553935, -22.4830555160], [-48.8081524542, -22.4772944803], [-48.8150998982, -22.4852743736], [-48.8265440496, -22.4879396788], [-48.8437377072, -22.4899367899], [-48.8605773035, -22.4835961554], [-48.8504956974, -22.4617655253], [-48.8622343758, -22.4552437802], [-48.8618707185, -22.4300031263], [-48.8542236385, -22.4086646071], [-48.8540901606, -22.3980908434], [-48.8582428496, -22.3930674126], [-48.8748099775, -22.3876152062], [-48.8843303663, -22.3797599580], [-48.8915386958, -22.3912719664], [-48.9154482077, -22.3976657220], [-48.9110646595, -22.3376018955], [-48.9336913024, -22.3403124532], [-48.9392614083, -22.3392180401], [-48.9513302120, -22.3267371168], [-48.9585169651, -22.3311594261], [-48.9609132911, -22.3356266645], [-48.9691132023, -22.3333131510], [-48.9714635694, -22.3313947117], [-48.9735038753, -22.3262362816], [-48.9726159038, -22.3209449745], [-48.9743994555, -22.3119195989], [-48.9806916147, -22.3078397058], [-48.9954918192, -22.2996165912], [-48.9974589187, -22.2914032696], [-49.0088897508, -22.2897106652], [-49.0184333505, -22.2817983412], [-49.0283481300, -22.2788023513], [-49.0354457328, -22.2740059340], [-49.0443421513, -22.2615219155], [-49.0506794074, -22.2410922941], [-49.0516899755, -22.2378328766], [-49.0546358492, -22.2283320443], [-49.0467040450, -22.2233720130], [-49.0486464817, -22.2164058901], [-49.0338734807, -22.2064913667], [-49.0321708902, -22.2139886947], [-49.0147069041, -22.2136561941], [-49.0074286712, -22.2189716054], [-48.9891424325, -22.2148952844], [-48.9366613514, -22.1667088882], [-48.9168867165, -22.1444450378], [-48.9113669060, -22.1297670675], [-48.8995351134, -22.1152456990], [-48.8780262991, -22.1061407426], [-48.8688732265, -22.0911694774], [-48.8640391336, -22.0888912291], [-48.8599117290, -22.0887303984], [-48.8664161337, -22.1066275322], [-48.8646003828, -22.1157500458], [-48.8551391247, -22.1263415872], [-48.8436535543, -22.1285736713], [-48.8555714871, -22.1664157749], [-48.8247134925, -22.1778375110], [-48.8266331543, -22.1819970321], [-48.8185846595, -22.1902988145], [-48.8247569981, -22.2129132834]]] }},</text:span></text:p>
      <text:p text:style-name="P1"><text:span text:style-name="T1"><text:tab/>{ "type": "Feature", "properties": {"id": "3536802", "name": "Pedra Bela", "description": "Pedra Bela"}, "geometry": { "type": "Polygon", "coordinates": [[[-46.4577420130, -22.7066091511], [-46.4522734395, -22.7270953661], [-46.4390042833, -22.7262391104], [-46.4362965687, -22.7314555340], [-46.4264011225, -22.7352710317], [-46.4263030345, -22.7352116680], [-46.4210297057, -22.7320250194], [-46.4061927738, -22.7404336864], [-46.3925615056, -22.7429790805], [-46.3853561430, -22.7398175534], [-46.3810518215, -22.7435157011], [-46.3725528244, -22.7462618846], [-46.3600310983, -22.7608575744], [-46.3544426770, -22.7566057533], [-46.3340927065, -22.7598130615], [-46.3321173498, -22.7656287581], [-46.3411971873, -22.7688533255], [-46.3430398124, -22.7769715915], [-46.3476056514, -22.7771729619], [-46.3518890468, -22.7846375591], [-46.3612463819, -22.7884543123], [-46.3735029563, -22.8171947300], [-46.3740657386, -22.8197548647], [-46.3828527495, -22.8245553235], [-46.3865077828, -22.8222169551], [-46.3951082259, -22.8167125932], [-46.3962114409, -22.8114358804], [-46.4037847318, -22.8066817856], [-46.4423869946, -22.8240419721], [-46.4650922532, -22.8237469359], [-46.4734667514, -22.8260277176], [-46.4830722175, -22.8214949594], [-46.5000456183, -22.8259050654], [-46.5119196915, -22.8210545812], [-46.5225436467, -22.8279395353], [-46.5270476608, -22.8263838752], [-46.5270968180, -22.8263412846], [-46.5348579461, -22.8195477009], [-46.5321521902, -22.8057983169], [-46.5319730823, -22.8056319974], [-46.5242595625, -22.7985253877], [-46.4892776056, -22.7662824306], [-46.4857351371, -22.7606910336], [-46.4879293082, -22.7567105630], [-46.4967186752, -22.7563096663], [-46.5035816767, -22.7605604259], [-46.5088759740, -22.7563578854], [-46.5063510544, -22.7270890485], [-46.4942771840, -22.7188699892], [-46.4879215028, -22.7243035410], [-46.4816783039, -22.7224484428], [-46.4805323538, -22.7144623171], [-46.4726724753, -22.7044948793], [-46.4681897898, -22.7008234932], [-46.4625848687, -22.7062677706], [-46.4577420130, -22.7066091511]]] }},</text:span></text:p>
      <text:p text:style-name="P1"><text:span text:style-name="T1"><text:tab/>{ "type": "Feature", "properties": {"id": "3536901", "name": "Pedranopolis", "description": "Pedranopolis"}, "geometry": { "type": "Polygon", "coordinates": [[[-50.0213487248, -20.1400579852], [-50.0225839521, -20.1447706437], [-50.0265654828, -20.1454671139], [-50.0250386286, -20.1507478021], [-50.0302397102, -20.1507837396], [-50.0316224111, -20.1557674849], [-50.0272748351, -20.1811946115], [-50.0317295729, -20.1883258580], [-50.0288282621, -20.1967213267], [-50.0316532385, -20.2028421221], [-50.0382954075, -20.2012957232], [-50.0383580122, -20.2061911861], [-50.0451370124, -20.2054816332], [-50.0450186589, -20.2146612402], [-50.0559103668, -20.2228464534], [-50.0543761693, -20.2299233141], [-50.0593452981, -20.2309093157], [-50.0598433905, -20.2360932268], [-50.0710250447, -20.2452391723], [-50.0727108774, -20.2533791395], [-50.0693103948, -20.2568655389], [-50.0666403065, -20.2754861923], [-50.0743208195, -20.2897627267], [-50.0792286834, -20.2925359757], [-50.0772815542, -20.3040544124], [-50.0810337695, -20.3096447567], [-50.1133460470, -20.3207939460], [-50.1445687691, -20.3132601267], [-50.1555477053, -20.2773593610], [-50.1746267754, -20.2689671238], [-50.1651992515, -20.2574140850], [-50.1636321884, -20.2419503451], [-50.1932710217, -20.2348306151], [-50.2155172410, -20.2217039954], [-50.2300888032, -20.2183574272], [-50.2248492046, -20.2054803480], [-50.2215622330, -20.2049003195], [-50.2190247336, -20.2053075468], [-50.2023493201, -20.1893056717], [-50.1778693376, -20.1996945573], [-50.1576603655, -20.1906828935], [-50.1569369582, -20.1804667481], [-50.1480398658, -20.1742976823], [-50.1478928085, -20.1629598086], [-50.1447992222, -20.1609426864], [-50.1321547746, -20.1585783797], [-50.1192359594, -20.1526238264], [-50.1124240104, -20.1452395585], [-50.1069385689, -20.1451826621], [-50.1074340455, -20.1289099364], [-50.1006135992, -20.1208056945], [-50.0493272471, -20.0998742844], [-50.0359823903, -20.0843235710], [-50.0336376759, -20.0914444233], [-50.0399514865, -20.1067297986], [-50.0280511978, -20.1137849377], [-50.0277492041, -20.1142280622], [-50.0275605736, -20.1188131031], [-50.0231442990, -20.1203141413], [-50.0276319873, -20.1282808860], [-50.0216269957, -20.1304015849], [-50.0239038607, -20.1316844772], [-50.0213487248, -20.1400579852]]] }},</text:span></text:p>
      <text:p text:style-name="P1"><text:span text:style-name="T1"><text:tab/>{ "type": "Feature", "properties": {"id": "3537008", "name": "Pedregulho", "description": "Pedregulho"}, "geometry": { "type": "Polygon", "coordinates": [[[-47.4704439872, -19.9984595060], [-47.4720411399, -20.0038380703], [-47.4673850046, -20.0121835025], [-47.4735580073, -20.0142272616], [-47.4699832731, -20.0266075466], [-47.4753347358, -20.0390447616], [-47.4652872615, -20.0403072187], [-47.4717440504, -20.0449404070], [-47.4629291289, -20.0493343463], [-47.4686991054, -20.0518069016], [-47.4772900084, -20.0488236815], [-47.4795811275, -20.0590868438], [-47.4719718868, -20.0591751050], [-47.4766498566, -20.0649869460], [-47.4633524505, -20.0636542550], [-47.4691765650, -20.0692082202], [-47.4552289409, -20.0712807126], [-47.4481185157, -20.0686844660], [-47.4522433098, -20.0744377526], [-47.4594213639, -20.0742690250], [-47.4676641683, -20.0804730329], [-47.4647507611, -20.0837345238], [-47.4593956144, -20.0814557131], [-47.4561016259, -20.0840181189], [-47.4680813075, -20.0890261153], [-47.4670775023, -20.0958290590], [-47.4567619931, -20.0982621899], [-47.4450616759, -20.0933858979], [-47.4503394863, -20.1005220373], [-47.4497995603, -20.1036882761], [-47.4556485245, -20.1014172110], [-47.4552788397, -20.1063073538], [-47.4681578084, -20.1141127610], [-47.4671021346, -20.1188429187], [-47.4605821221, -20.1209438877], [-47.4488060437, -20.1109514624], [-47.4526900810, -20.1225723704], [-47.4424749382, -20.1253683135], [-47.4355718026, -20.1201534128], [-47.4338447848, -20.1113274647], [-47.4305658519, -20.1214437280], [-47.4224180979, -20.1164573486], [-47.4181523679, -20.1188766262], [-47.4122385337, -20.1171057744], [-47.4084129277, -20.1120170233], [-47.3979665920, -20.1404482334], [-47.3837227467, -20.1454230648], [-47.3758612271, -20.1448533095], [-47.3837870759, -20.1615245999], [-47.3788973249, -20.1626025962], [-47.3596839960, -20.1546836393], [-47.3600137941, -20.1691140667], [-47.3490385281, -20.1621166149], [-47.3435810463, -20.1515888415], [-47.3375977068, -20.1508560951], [-47.3380137580, -20.1434266297], [-47.3431589521, -20.1406348084], [-47.3434520629, -20.1318769575], [-47.3352541115, -20.1267495330], [-47.3363009982, -20.1191973255], [-47.3287330871, -20.1148447318], [-47.3092246439, -20.1240266063], [-47.2925582804, -20.1481899718], [-47.2710327210, -20.1552724902], [-47.2680480823, -20.1562220008], [-47.2565959654, -20.1657309588], [-47.2568994624, -20.1841979938], [-47.2536523624, -20.1938580349], [-47.2437369271, -20.2051715176], [-47.2306252560, -20.2186797067], [-47.2321213899, -20.2270497881], [-47.2458177551, -20.2609715662], [-47.2524254459, -20.2631653647], [-47.2636152239, -20.2802735678], [-47.2694786366, -20.2823531631], [-47.2762798128, -20.2911643625], [-47.2839314140, -20.2891327143], [-47.2904116346, -20.2798378885], [-47.3040970376, -20.2717007716], [-47.3243939632, -20.2756861250], [-47.3364038355, -20.2678293796], [-47.3430796660, -20.2720428752], [-47.3458797944, -20.2693403896], [-47.3508047441, -20.2765950613], [-47.3664890307, -20.2710286841], [-47.3676861827, -20.2740438604], [-47.3660212179, -20.2780566405], [-47.3728769938, -20.2813351674], [-47.3698576858, -20.2897571494], [-47.3713450122, -20.2928003563], [-47.3794582989, -20.2907178549], [-47.3891369432, -20.2936500519], [-47.4208548155, -20.3182103166], [-47.4275574449, -20.3198513414], [-47.4529125888, -20.3087436334], [-47.4600485761, -20.3138068832], [-47.4641499704, -20.3071221448], [-47.4715835230, -20.3112244337], [-47.4978443331, -20.3156911057], [-47.5032795707, -20.3159423402], [-47.5075087492, -20.3086334810], [-47.5139795011, -20.3040749322], [-47.5170032509, -20.3111868411], [-47.5248636075, -20.3095564000], [-47.5257218515, -20.3053865907], [-47.5584437177, -20.2953261127], [-47.5616439622, -20.2892711353], [-47.5659604270, -20.2939785202], [-47.5723561689, -20.2896887250], [-47.5783502017, -20.2924605645], [-47.5956400428, -20.2886955095], [-47.6065865079, -20.2758818356], [-47.6101545279, -20.2768249369], [-47.6021984441, -20.2521752293], [-47.6092544335, -20.2313074219], [-47.6187880210, -20.2192057179], [-47.6114514697, -20.1993672811], [-47.5918554836, -20.1764537605], [-47.6053272614, -20.1665680236], [-47.6086717268, -20.1591319384], [-47.6050626060, -20.1547142491], [-47.5815918328, -20.1500790954], [-47.5719773871, -20.1539966283], [-47.5644381140, -20.1531374466], [-47.5595786910, -20.1451058469], [-47.5424151969, -20.1362260574], [-47.5434368425, -20.1263762179], [-47.5319075027, -20.1210325284], [-47.5315130156, -20.1087959125], [-47.5171690406, -20.1040968634], [-47.5085509411, -20.0594373680], [-47.5360172295, -20.0259282637], [-47.5417924641, -20.0125816237], [-47.5345039674, -20.0131629482], [-47.5265798460, -20.0202970678], [-47.5184434021, -20.0308952693], [-47.5195947604, -20.0367789841], [-47.5115669750, -20.0452124675], [-47.5078328055, -20.0455983975], [-47.5048188151, -20.0400098149], [-47.5064989651, -20.0324884307], [-47.4999991092, -20.0430569889], [-47.4946832007, -20.0454449620], [-47.4940922519, -20.0365572030], [-47.4867359572, -20.0463665465], [-47.4820394714, -20.0405624284], [-47.4774471161, -20.0402601404], [-47.4754304364, -20.0350988909], [-47.4877441133, -20.0261906050], [-47.4829977197, -20.0274244013], [-47.4801574732, -20.0240630400], [-47.4744467044, -20.0309103011], [-47.4721482367, -20.0282805630], [-47.4730877265, -20.0207991876], [-47.4812496126, -20.0148227328], [-47.4768774772, -20.0081560856], [-47.4824007231, -20.0027379833], [-47.4760290356, -20.0036309454], [-47.4704439872, -19.9984595060]]] }},</text:span></text:p>
      <text:p text:style-name="P1"><text:span text:style-name="T1"><text:tab/>{ "type": "Feature", "properties": {"id": "3537107", "name": "Pedreira", "description": "Pedreira"}, "geometry": { "type": "Polygon", "coordinates": [[[-46.9306639504, -22.6820423451], [-46.9177682929, -22.6921495451], [-46.9124999099, -22.6999382490], [-46.9092328490, -22.6864881947], [-46.9012966061, -22.6846781419], [-46.8974686368, -22.6892137973], [-46.8920665862, -22.6894128002], [-46.8877477116, -22.6855020515], [-46.8812890922, -22.6894845152], [-46.8780076670, -22.6964048454], [-46.8840482892, -22.7151723720], [-46.8805052615, -22.7189547477], [-46.8730681741, -22.7168130210], [-46.8615261287, -22.7310541878], [-46.8582800424, -22.7369667365], [-46.8596880363, -22.7446468749], [-46.8480759320, -22.7494633096], [-46.8493117248, -22.7600491450], [-46.8348560772, -22.7763477334], [-46.8352030924, -22.7990212377], [-46.8283671929, -22.8028674683], [-46.8360565604, -22.8230052574], [-46.8397881465, -22.8250238107], [-46.8369227845, -22.8433195562], [-46.8426814773, -22.8378329156], [-46.8580332406, -22.8365997300], [-46.8618496317, -22.8243985236], [-46.8673205656, -22.8269008281], [-46.8675076859, -22.8171988463], [-46.8762568698, -22.8177118192], [-46.8799524168, -22.8211559428], [-46.8875987272, -22.8190560944], [-46.8946282988, -22.8068387796], [-46.8924736643, -22.7979631020], [-46.9045416163, -22.7839113601], [-46.8980521559, -22.7775034626], [-46.9045522139, -22.7621486983], [-46.9368359529, -22.7437351780], [-46.9570644172, -22.7292472853], [-46.9491863964, -22.7235082317], [-46.9534119273, -22.7155358596], [-46.9456289083, -22.7066231452], [-46.9534756414, -22.6912356552], [-46.9476368644, -22.6871787707], [-46.9380282780, -22.6881704781], [-46.9308994945, -22.6823490852], [-46.9306639504, -22.6820423451]]] }},</text:span></text:p>
      <text:p text:style-name="P1"><text:span text:style-name="T1"><text:tab/>{ "type": "Feature", "properties": {"id": "3537156", "name": "Pedrinhas Paulista", "description": "Pedrinhas Paulista"}, "geometry": { "type": "Polygon", "coordinates": [[[-50.8194256972, -22.7848181959], [-50.8167827525, -22.7881842194], [-50.8128831707, -22.7840482624], [-50.8083858222, -22.7854720589], [-50.7974364392, -22.7965424848], [-50.7880384868, -22.7865777901], [-50.7804597703, -22.7846392561], [-50.7693367770, -22.7806687152], [-50.7650719022, -22.7728036404], [-50.7298413413, -22.7847187258], [-50.7248781018, -22.7998855228], [-50.7162552451, -22.8003812824], [-50.7152402600, -22.8251353832], [-50.7245974695, -22.8487932143], [-50.7455264340, -22.8664360554], [-50.7600458998, -22.8802788747], [-50.7744330990, -22.8828097126], [-50.7980131929, -22.8756646544], [-50.8041411440, -22.8707617567], [-50.8231376845, -22.8656638208], [-50.8324348220, -22.8586949826], [-50.8419017688, -22.8309243525], [-50.8882323755, -22.7960573819], [-50.8948477466, -22.7938263538], [-50.9272059993, -22.7972767602], [-50.9246526454, -22.7840011796], [-50.8949662448, -22.7748382577], [-50.8726376504, -22.7553846940], [-50.8592958188, -22.7439296234], [-50.8531870117, -22.7448757869], [-50.8483212070, -22.7680193746], [-50.8359205768, -22.7820409690], [-50.8194256972, -22.7848181959]]] }},</text:span></text:p>
      <text:p text:style-name="P1"><text:span text:style-name="T1"><text:tab/>{ "type": "Feature", "properties": {"id": "3537206", "name": "Pedro de Toledo", "description": "Pedro de Toledo"}, "geometry": { "type": "Polygon", "coordinates": [[[-47.0921263017, -24.0093217071], [-47.0914289839, -24.0170514067], [-47.0671660679, -24.0246844643], [-47.0569996879, -24.0097466678], [-47.0534892316, -24.0103548248], [-47.0458800508, -24.0176840657], [-47.0455555616, -24.0252888295], [-47.0402115652, -24.0237959923], [-47.0360734467, -24.0280803010], [-47.0294604990, -24.0416972259], [-47.0265359364, -24.0418639523], [-47.0257386007, -24.0523829677], [-47.0147363928, -24.0579516333], [-47.0144475305, -24.0584299302], [-47.0059013891, -24.0634579630], [-46.9976832573, -24.0516984829], [-46.9973174944, -24.0515641589], [-46.9909043404, -24.0580367699], [-46.9831678804, -24.0576527738], [-46.9781469632, -24.0637596537], [-46.9841639545, -24.0693118399], [-46.9833630439, -24.0743266372], [-46.9767427788, -24.0877059835], [-46.9694669565, -24.0941530511], [-46.9689688593, -24.1073966004], [-46.9758559996, -24.1211128101], [-46.9835532924, -24.1233951644], [-46.9915489214, -24.1221396367], [-47.0052089280, -24.1278920497], [-47.0129492322, -24.1409106337], [-47.0336268423, -24.1474601735], [-47.0328457128, -24.1601676231], [-47.0456525530, -24.1795715491], [-47.0617924915, -24.1863053891], [-47.0694754864, -24.1941505747], [-47.0670245642, -24.2012973422], [-47.0771550096, -24.2044715450], [-47.0820558764, -24.2173388818], [-47.0843300807, -24.2178055026], [-47.0898999969, -24.2189509793], [-47.0925716978, -24.2178127752], [-47.0964368414, -24.2179871095], [-47.0998395172, -24.2145959685], [-47.1010855981, -24.2181975600], [-47.1044965075, -24.2251285700], [-47.1164283663, -24.2207858359], [-47.1213448044, -24.2228505879], [-47.1247241892, -24.2192600777], [-47.1319957222, -24.2139832538], [-47.1265201314, -24.2058377413], [-47.1257125023, -24.1952744319], [-47.1398677543, -24.2000934403], [-47.1478482409, -24.2071214715], [-47.1442337579, -24.2133088109], [-47.1500608196, -24.2156713281], [-47.1579767187, -24.2207499353], [-47.1731243861, -24.2214262691], [-47.1743644076, -24.2304979408], [-47.1868149713, -24.2360651843], [-47.1882044553, -24.2418610197], [-47.1969116134, -24.2435667817], [-47.1926330944, -24.2533033208], [-47.1942746866, -24.2632565895], [-47.1979818097, -24.2737682248], [-47.1962322994, -24.2838886822], [-47.2044336481, -24.2905144329], [-47.2099691340, -24.3092562177], [-47.2065529224, -24.3234373006], [-47.2195092645, -24.3263986366], [-47.2304052777, -24.3272365966], [-47.2348970392, -24.3339790088], [-47.2378031533, -24.3397344266], [-47.2395863111, -24.3481423423], [-47.2324556336, -24.3584013997], [-47.2411824760, -24.3568574228], [-47.2469632159, -24.3613221729], [-47.2756901954, -24.3554702336], [-47.2828409588, -24.3589975873], [-47.3009838840, -24.3582926333], [-47.3084337091, -24.3568646794], [-47.3122512856, -24.3511597818], [-47.3063602547, -24.3511213872], [-47.3117398831, -24.3449404217], [-47.3038744667, -24.3413264179], [-47.3143283477, -24.3363773440], [-47.3190471542, -24.3390287968], [-47.3258716582, -24.3394265330], [-47.3361013985, -24.3307800695], [-47.3433756612, -24.3323362776], [-47.3473835202, -24.3270716385], [-47.3499165266, -24.3215025742], [-47.3402354313, -24.3134540327], [-47.3337124499, -24.3153981847], [-47.3261507172, -24.3115246799], [-47.3309926042, -24.3086301781], [-47.3299480961, -24.2997109177], [-47.3374022475, -24.2933278980], [-47.3274251854, -24.2866062145], [-47.3195759843, -24.2856078810], [-47.3142710079, -24.2782153601], [-47.2903341028, -24.2785068287], [-47.2862573989, -24.2769634657], [-47.2872966199, -24.2709121943], [-47.2829909754, -24.2649702994], [-47.2887471216, -24.2574707785], [-47.2833238090, -24.2494910403], [-47.2919788297, -24.2266820275], [-47.2945868566, -24.2200675512], [-47.2945612777, -24.2199729626], [-47.2888696414, -24.2077956477], [-47.2897224486, -24.1970887966], [-47.2841531871, -24.1966703370], [-47.2761461418, -24.1911424852], [-47.2730724927, -24.1805790084], [-47.2795923824, -24.1799762635], [-47.2865766474, -24.1742663906], [-47.2877742380, -24.1719120741], [-47.2853816804, -24.1656196216], [-47.2878618057, -24.1616336656], [-47.2796915480, -24.1466259348], [-47.2736212088, -24.1488286085], [-47.2679985516, -24.1464322684], [-47.2730240258, -24.1396905028], [-47.2680305003, -24.1233138884], [-47.2657671430, -24.1225864328], [-47.2639910098, -24.1203103198], [-47.2678998300, -24.1155874917], [-47.2629032331, -24.1123424693], [-47.2604524346, -24.1070001039], [-47.2561535731, -24.1069722764], [-47.2530715506, -24.1001211367], [-47.2483996898, -24.1012531075], [-47.2361888111, -24.0961517171], [-47.2314104123, -24.0873241768], [-47.2339753764, -24.0844284386], [-47.1997025543, -24.0748025201], [-47.1949244761, -24.0714837712], [-47.1948080298, -24.0661957505], [-47.1600648237, -24.0520955421], [-47.1600036125, -24.0448684369], [-47.1594464978, -24.0393939461], [-47.1639155773, -24.0343287090], [-47.1622940869, -24.0232305109], [-47.1546515119, -24.0158661895], [-47.1511023544, -24.0194095428], [-47.1430191092, -24.0146426376], [-47.1339257076, -24.0162233850], [-47.1266749284, -24.0082276765], [-47.1219568778, -24.0074484123], [-47.1229246523, -23.9963285602], [-47.1066505366, -23.9933123823], [-47.0996898498, -23.9968671568], [-47.0988545278, -24.0052943070], [-47.0921263017, -24.0093217071]]] }},</text:span></text:p>
      <text:p text:style-name="P1"><text:span text:style-name="T1"><text:tab/>{ "type": "Feature", "properties": {"id": "3537305", "name": "Penapolis", "description": "Penapolis"}, "geometry": { "type": "Polygon", "coordinates": [[[-50.1134921305, -21.2083785559], [-50.0918815151, -21.2195107836], [-50.0701511913, -21.2128268060], [-50.0571092117, -21.2135277318], [-50.0265543466, -21.2103218498], [-50.0006567068, -21.2258376653], [-49.9910941324, -21.2261963435], [-49.9992883213, -21.2335116921], [-49.9989770604, -21.2400378072], [-50.0054553123, -21.2505164647], [-50.0200672708, -21.2621984194], [-50.0281435995, -21.2750898140], [-50.0201728201, -21.2743160481], [-50.0173703128, -21.2845961977], [-50.0131247976, -21.2859627588], [-50.0148641573, -21.2946281056], [-50.0052304803, -21.3033264040], [-49.9838648915, -21.3205203314], [-49.9841968468, -21.3304540441], [-49.9792552814, -21.3348960558], [-49.9775994602, -21.3492691117], [-49.9798329290, -21.3774309741], [-49.9926382258, -21.3880889219], [-49.9935538578, -21.4021196223], [-50.0004800680, -21.4086540158], [-50.0050068935, -21.4238480968], [-49.9988041481, -21.4481832457], [-50.0037097856, -21.4641843637], [-49.9985537974, -21.4679334086], [-49.9989000937, -21.4807127482], [-49.9872567465, -21.4871315900], [-50.0065695175, -21.5105003866], [-50.0144105674, -21.5127383732], [-50.0126465536, -21.5210824468], [-50.0248925602, -21.5278705389], [-50.0263840129, -21.5371667009], [-50.0483506289, -21.5612075699], [-50.0444952974, -21.5663606684], [-50.0603783852, -21.5834703444], [-50.1055798087, -21.5893714661], [-50.1098245250, -21.5774412168], [-50.1024174519, -21.5571246696], [-50.1238255435, -21.5512223323], [-50.1442757243, -21.5507967367], [-50.1466935926, -21.5272772706], [-50.1843174395, -21.5278301114], [-50.2053045448, -21.5293754536], [-50.2106159137, -21.5326852372], [-50.2222222964, -21.5294277482], [-50.2396850344, -21.5357539058], [-50.2411136695, -21.5442342207], [-50.2467233991, -21.5420068641], [-50.2548193345, -21.5442535028], [-50.2577141020, -21.5510299355], [-50.2654154048, -21.5511031374], [-50.2676710144, -21.5575946530], [-50.2737557908, -21.5586972250], [-50.2799227363, -21.5348312141], [-50.2653739697, -21.5047088653], [-50.2586300615, -21.4941485967], [-50.2519109517, -21.4899954938], [-50.2402342807, -21.4674224082], [-50.2290676776, -21.4625952560], [-50.2210178246, -21.4654364234], [-50.2096881237, -21.4522501784], [-50.2010617199, -21.4474887484], [-50.1933264537, -21.4474828228], [-50.1816029344, -21.4270664866], [-50.1745561588, -21.4262666974], [-50.1712864545, -21.4228586550], [-50.1596852331, -21.4232635226], [-50.1502864456, -21.4175012196], [-50.1538930268, -21.4049435739], [-50.1450743036, -21.3964993977], [-50.1482216985, -21.3957023973], [-50.1504935116, -21.3865720154], [-50.1435348072, -21.3796636273], [-50.1485004879, -21.3788118016], [-50.1512407095, -21.3710770362], [-50.1641812439, -21.3595807245], [-50.1633871921, -21.3496046059], [-50.1594698993, -21.3464649250], [-50.1633416971, -21.3449852280], [-50.1601876947, -21.3418665798], [-50.1635079580, -21.3288266151], [-50.1477328354, -21.3164826199], [-50.1467123234, -21.3192300759], [-50.1440586031, -21.3175842564], [-50.1400034561, -21.3106559910], [-50.1406716124, -21.3031361851], [-50.1367778140, -21.2997469675], [-50.1410600625, -21.2841815067], [-50.1376723955, -21.2785191586], [-50.1456810435, -21.2739505362], [-50.1475995067, -21.2678341982], [-50.1384764083, -21.2626495398], [-50.1409493568, -21.2589245359], [-50.1386118907, -21.2527344508], [-50.1431100992, -21.2528633693], [-50.1459341363, -21.2458948842], [-50.1379072058, -21.2432149133], [-50.1433601014, -21.2382766473], [-50.1412655341, -21.2289426730], [-50.1400247310, -21.2251968197], [-50.1439233806, -21.2225627613], [-50.1370249263, -21.2169647362], [-50.1429611589, -21.2119598470], [-50.1393911820, -21.2136754190], [-50.1405899731, -21.2087436561], [-50.1284129944, -21.1950507329], [-50.1134921305, -21.2083785559]]] }},</text:span></text:p>
      <text:p text:style-name="P1"><text:span text:style-name="T1"><text:tab/>{ "type": "Feature", "properties": {"id": "3537404", "name": "Pereira Barreto", "description": "Pereira Barreto"}, "geometry": { "type": "Polygon", "coordinates": [[[-51.2309001862, -20.4567501971], [-51.2253545532, -20.4613158517], [-51.2195516355, -20.4594454358], [-51.2171913036, -20.4708435271], [-51.2070722434, -20.4740186294], [-51.2068515587, -20.4815982879], [-51.1999921029, -20.4920013672], [-51.1936288519, -20.4923211099], [-51.1883227294, -20.4972826576], [-51.1834422117, -20.4931057355], [-51.1799428064, -20.4973986851], [-51.1691067299, -20.4957786847], [-51.1731333629, -20.5032079432], [-51.1649360947, -20.5024977694], [-51.1593996862, -20.5086430174], [-51.1535527936, -20.5079589614], [-51.1494379868, -20.5183350164], [-51.1379379951, -20.5205381469], [-51.1326886450, -20.5269271268], [-51.1194898075, -20.5296702828], [-51.1152194732, -20.5237889419], [-51.1059419680, -20.5218848641], [-51.1023758014, -20.5410631002], [-51.0884930004, -20.5394140209], [-51.0836305042, -20.5474545303], [-51.0702963867, -20.5421586492], [-51.0735425935, -20.5508318165], [-51.0660172653, -20.5548004650], [-51.0656895635, -20.5520725326], [-51.0608035928, -20.5515792436], [-51.0608562491, -20.5538396118], [-51.0542164725, -20.5504695152], [-51.0528889928, -20.5542710923], [-51.0449339045, -20.5499299496], [-51.0450518835, -20.5536685369], [-51.0409056129, -20.5533641465], [-51.0386286644, -20.5584839236], [-51.0340814126, -20.5555936515], [-51.0340191735, -20.5588157092], [-51.0219589362, -20.5520653811], [-51.0146034506, -20.5553641469], [-51.0066879114, -20.5510626435], [-51.0050456499, -20.5556974474], [-50.9964923240, -20.5559673092], [-50.9990207972, -20.5503166086], [-50.9886279189, -20.5496194969], [-50.9889633296, -20.5442512047], [-50.9842187659, -20.5475704808], [-50.9810422881, -20.5637619968], [-50.9776273728, -20.5646445000], [-50.9949912266, -20.6025759814], [-50.9954728722, -20.6169516937], [-50.9954688144, -20.6171095260], [-50.9975762579, -20.6363100995], [-50.9908017532, -20.6460219379], [-50.9912436246, -20.6509245887], [-51.0104396831, -20.6724990023], [-51.0211568603, -20.6913756598], [-51.0484117075, -20.7112920164], [-51.0569886909, -20.7267828207], [-51.0325501487, -20.7422217662], [-51.0247112164, -20.7508442891], [-50.9999891739, -20.7678519482], [-50.9675722195, -20.7802139208], [-50.9479377635, -20.7862400190], [-50.9208667120, -20.7858510101], [-50.9022102259, -20.7922599443], [-50.8943812726, -20.8057422085], [-50.8724666459, -20.8263479567], [-50.8661221401, -20.8300503392], [-50.8604862304, -20.8369131935], [-50.8643334383, -20.8413844990], [-50.8659597909, -20.8528640681], [-50.8696631150, -20.8549797320], [-50.8667990027, -20.8608729143], [-50.8808535643, -20.8784923136], [-50.8836435447, -20.8907076075], [-50.8991214194, -20.9093055431], [-50.9112915842, -20.8967447912], [-50.9202055134, -20.8953075873], [-50.9316958891, -20.8994296988], [-51.0704606987, -20.8305328491], [-51.0706780312, -20.8304246710], [-51.0862469232, -20.8363808614], [-51.0944080083, -20.8454371813], [-51.0994189248, -20.8561372351], [-51.1185735215, -20.8630935817], [-51.1424888929, -20.8540643306], [-51.1396777348, -20.8461983954], [-51.1397348860, -20.8271638119], [-51.1351931972, -20.8192265878], [-51.1376735957, -20.8175706107], [-51.1337188271, -20.8151909368], [-51.1375051399, -20.8021787360], [-51.1343878502, -20.7940369868], [-51.1419506826, -20.7815134478], [-51.1420315236, -20.7636476998], [-51.1515867994, -20.7599241455], [-51.1586582988, -20.7398447007], [-51.1682952601, -20.7270847655], [-51.1671873471, -20.7218127926], [-51.1869111065, -20.7057734952], [-51.1947156503, -20.6873064078], [-51.1984168610, -20.6855526935], [-51.1958282587, -20.6610298480], [-51.2019503721, -20.6540866435], [-51.1993635651, -20.6509070035], [-51.2021545854, -20.6504820633], [-51.2174152997, -20.6502195594], [-51.2305442745, -20.6457261002], [-51.2605165813, -20.6515139463], [-51.2719817928, -20.6628949457], [-51.2852158066, -20.6665536638], [-51.2974404182, -20.6649125298], [-51.3149485059, -20.6738567828], [-51.3241314464, -20.6408264980], [-51.3219418654, -20.6246921079], [-51.3150362469, -20.6142794919], [-51.3137679813, -20.5876742262], [-51.2960685862, -20.5412096634], [-51.2742194664, -20.5335965669], [-51.2600793051, -20.5227636260], [-51.2755673256, -20.5130476014], [-51.2785111131, -20.5088674412], [-51.2665410718, -20.5019461808], [-51.2638050368, -20.4884283261], [-51.2473110114, -20.4778131356], [-51.2386597054, -20.4553401592], [-51.2309001862, -20.4567501971]]] }},</text:span></text:p>
      <text:p text:style-name="P1"><text:span text:style-name="T1"><text:tab/>{ "type": "Feature", "properties": {"id": "3537503", "name": "Pereiras", "description": "Pereiras"}, "geometry": { "type": "Polygon", "coordinates": [[[-47.9193071030, -23.0300771960], [-47.9083365262, -23.0327861248], [-47.9151091011, -23.0412619659], [-47.8975092394, -23.0576873730], [-47.9039590552, -23.0597834744], [-47.9146657606, -23.0544918483], [-47.9311554692, -23.0581955356], [-47.9277015381, -23.0682254396], [-47.9294326582, -23.0795141256], [-47.9242044033, -23.0806271635], [-47.9118117253, -23.0799091914], [-47.9105106350, -23.0890910018], [-47.9068081924, -23.1110593797], [-47.9081197435, -23.1283905042], [-47.9142477741, -23.1390658296], [-47.9082004964, -23.1446480718], [-47.9064267474, -23.1525721024], [-47.9095007485, -23.1604282299], [-47.9223368357, -23.1617907109], [-47.9265437683, -23.1570790551], [-47.9392699545, -23.1620391720], [-47.9419394752, -23.1666018792], [-47.9488580914, -23.1694338150], [-47.9466489275, -23.1807833743], [-47.9622530434, -23.1825278247], [-47.9696631245, -23.1885845513], [-47.9773921635, -23.1873402010], [-47.9781259204, -23.2012268933], [-47.9715028044, -23.2081613209], [-47.9810233090, -23.2175923965], [-47.9966050736, -23.2233570090], [-48.0085375063, -23.2230763148], [-48.0198295845, -23.2274724368], [-48.0299625578, -23.2220736125], [-48.0566978068, -23.2320289548], [-48.0513542469, -23.2236368278], [-48.0499813252, -23.2192616502], [-48.0242956499, -23.2014922284], [-48.0190477833, -23.1809177983], [-48.0118298686, -23.1696844681], [-48.0199425042, -23.1661350551], [-48.0402483281, -23.1579678184], [-48.0432055634, -23.1535237123], [-48.0490735697, -23.1537616187], [-48.0522538118, -23.1477369847], [-48.0617508777, -23.1470528053], [-48.0603732396, -23.1364811621], [-48.0605166908, -23.1334566853], [-48.0490926144, -23.1269024071], [-48.0486152190, -23.1192550584], [-48.0575957078, -23.1108220336], [-48.0565794154, -23.1033505433], [-48.0509450513, -23.1035565569], [-48.0414530366, -23.0940656386], [-48.0364784431, -23.0825124729], [-48.0363988891, -23.0700737699], [-48.0213332016, -23.0669448692], [-48.0056780953, -23.0691788365], [-47.9990015644, -23.0554784862], [-47.9788596761, -23.0520254116], [-47.9785664000, -23.0414396761], [-47.9671270901, -23.0296692659], [-47.9643578629, -23.0341928840], [-47.9546874382, -23.0333961586], [-47.9509085517, -23.0159302253], [-47.9364089961, -23.0140790339], [-47.9246655288, -23.0175792873], [-47.9182489719, -23.0261232470], [-47.9193071030, -23.0300771960]]] }},</text:span></text:p>
      <text:p text:style-name="P1"><text:span text:style-name="T1"><text:tab/>{ "type": "Feature", "properties": {"id": "3537602", "name": "Peruibe", "description": "Peruibe"}, "geometry": { "type": "Polygon", "coordinates": [[[-46.9019907152, -24.3880927283], [-46.9034030730, -24.3966397999], [-46.9066581831, -24.3896988248], [-46.9053268124, -24.3865998356], [-46.9019907152, -24.3880927283]], [[-46.9056470814, -24.3794305303], [-46.9099743572, -24.3802517276], [-46.9094165915, -24.3738445607], [-46.9045440594, -24.3738450551], [-46.9056470814, -24.3794305303]], [[-46.9736313447, -24.3661734986], [-46.9763078260, -24.3731592784], [-46.9797457645, -24.3697871906], [-46.9785035816, -24.3661707308], [-46.9736313447, -24.3661734986]], [[-46.9771162449, -24.1345851722], [-46.9727200052, -24.1384408353], [-46.9687098595, -24.1363779274], [-46.9492696570, -24.1403631796], [-46.9466968228, -24.1417343484], [-46.9490095824, -24.1460634783], [-46.9420193746, -24.1486804692], [-46.9402997021, -24.1585022394], [-46.9436309817, -24.1623887754], [-46.9424644926, -24.1762801059], [-46.9493561292, -24.1813141052], [-46.9512432064, -24.1921454269], [-46.9386975771, -24.2017993543], [-46.9336969535, -24.2105641526], [-46.9347654079, -24.2168771382], [-46.9253014108, -24.2224577231], [-46.9262398758, -24.2313157921], [-46.8972471218, -24.2526222605], [-46.9388859255, -24.2786599746], [-47.0001531328, -24.3292022686], [-47.0030303047, -24.3355770152], [-47.0002079340, -24.3545747471], [-47.0054409040, -24.3653420763], [-47.0182852984, -24.3750954720], [-47.0160686674, -24.3863046501], [-47.0086257229, -24.3874473521], [-47.0088866080, -24.3951530837], [-47.0008932350, -24.3968126521], [-47.0057323379, -24.4014604121], [-47.0032030169, -24.4088285830], [-47.0085268494, -24.4086859923], [-47.0092501701, -24.4135785779], [-47.0143201277, -24.4108718272], [-47.0188214546, -24.4130197849], [-47.0217255094, -24.4219222571], [-47.0296107844, -24.4261792032], [-47.0374616173, -24.4256636404], [-47.0736872638, -24.4431851069], [-47.0781325270, -24.4426292293], [-47.0858792009, -24.4304227034], [-47.0864675052, -24.4307135985], [-47.0930483226, -24.4354520235], [-47.1027620356, -24.4328119167], [-47.1163733326, -24.4180180747], [-47.1120486880, -24.3995061606], [-47.0990240921, -24.3906501668], [-47.1116191948, -24.3876416389], [-47.1163781810, -24.3770889768], [-47.1144421934, -24.3712069659], [-47.1204240724, -24.3645854995], [-47.1104697418, -24.3518810703], [-47.0959960098, -24.3537987432], [-47.0748792549, -24.3432939744], [-47.0651171599, -24.3433535377], [-47.0614304533, -24.3378140453], [-47.0556328153, -24.3384693286], [-47.0435380759, -24.3325528604], [-47.0391087628, -24.3285029179], [-47.0335924619, -24.3146645108], [-47.0249269079, -24.2929201707], [-47.0229913669, -24.2810223732], [-47.0398019089, -24.2736313415], [-47.0482729650, -24.2766528360], [-47.0509173115, -24.2730347258], [-47.0566568504, -24.2623885351], [-47.0448131529, -24.2491438742], [-47.0416230750, -24.2371244183], [-47.0352116982, -24.2333316455], [-47.0293975575, -24.2303582629], [-47.0294159778, -24.2265804299], [-47.0287812803, -24.2190283310], [-47.0382056716, -24.2218918385], [-47.0480470997, -24.2157976338], [-47.0600041863, -24.2098003147], [-47.0670245642, -24.2012973422], [-47.0694754864, -24.1941505747], [-47.0617924915, -24.1863053891], [-47.0456525530, -24.1795715491], [-47.0328457128, -24.1601676231], [-47.0336268423, -24.1474601735], [-47.0129492322, -24.1409106337], [-47.0052089280, -24.1278920497], [-46.9915489214, -24.1221396367], [-46.9835532924, -24.1233951644], [-46.9793844880, -24.1318618658], [-46.9771162449, -24.1345851722]]] }},</text:span></text:p>
      <text:p text:style-name="P1"><text:span text:style-name="T1"><text:tab/>{ "type": "Feature", "properties": {"id": "3537701", "name": "Piacatu", "description": "Piacatu"}, "geometry": { "type": "Polygon", "coordinates": [[[-50.6284424071, -21.5060792816], [-50.6243381758, -21.5076525488], [-50.6055989193, -21.5071189936], [-50.5966441404, -21.5310278150], [-50.6025322165, -21.5453474623], [-50.5873099998, -21.5388992033], [-50.5713329911, -21.5509738971], [-50.5653153974, -21.5474408446], [-50.5488781955, -21.5547260371], [-50.5399268861, -21.5734921374], [-50.5493267923, -21.5859179969], [-50.5483048572, -21.5970718256], [-50.5543793555, -21.6018118284], [-50.5559820559, -21.6107732586], [-50.5558871662, -21.6113530477], [-50.5561809137, -21.6146917863], [-50.5608297644, -21.6152956292], [-50.5574977469, -21.6221058941], [-50.5587073028, -21.6316030697], [-50.5639534314, -21.6328749454], [-50.5640950751, -21.6370944542], [-50.5706840552, -21.6398965078], [-50.5736742310, -21.6466171920], [-50.5852507326, -21.6410484012], [-50.6039893840, -21.6470881369], [-50.6090677369, -21.6573082530], [-50.6147234002, -21.6584372993], [-50.6207219535, -21.6597012126], [-50.6184511108, -21.6518682631], [-50.6228551709, -21.6427935951], [-50.6272520985, -21.6427276387], [-50.6308783711, -21.6554965862], [-50.6371756096, -21.6518825751], [-50.6468834726, -21.6494790031], [-50.6542665251, -21.6335683798], [-50.6524704303, -21.6229670922], [-50.6603222422, -21.6180365260], [-50.6698939344, -21.6044661268], [-50.6786282836, -21.6018008967], [-50.7073942652, -21.5850345196], [-50.7077887426, -21.5765197929], [-50.7249891994, -21.5765661634], [-50.7344129357, -21.5715000380], [-50.7458464254, -21.5776329318], [-50.7485762494, -21.5736313618], [-50.7440405726, -21.5644527349], [-50.7539005154, -21.5708998396], [-50.7640157788, -21.5618527290], [-50.7693332746, -21.5687971828], [-50.7734004747, -21.5637592493], [-50.7730337435, -21.5672360230], [-50.7784110648, -21.5676177895], [-50.7817036689, -21.5671148230], [-50.7813183667, -21.5630497717], [-50.7740478696, -21.5610817365], [-50.7685069448, -21.5537623517], [-50.7731134012, -21.5447998986], [-50.7682826282, -21.5454128063], [-50.7712446812, -21.5363987018], [-50.7629313004, -21.5291916132], [-50.7539941564, -21.5287088053], [-50.7522909829, -21.5245920013], [-50.7450449266, -21.5248740889], [-50.7402119700, -21.5210263662], [-50.7306285596, -21.5291201156], [-50.7211288522, -21.5261348752], [-50.7158797200, -21.5277655403], [-50.7085977868, -21.5257739589], [-50.7062320539, -21.5293418482], [-50.7040790962, -21.5255784527], [-50.6990296396, -21.5266965404], [-50.6914397289, -21.5186256390], [-50.6896973669, -21.5114632440], [-50.6807551749, -21.5138053324], [-50.6753134825, -21.5011617198], [-50.6538133955, -21.5000348239], [-50.6563491087, -21.4946797486], [-50.6522849164, -21.4925103133], [-50.6435527560, -21.4917409498], [-50.6298002014, -21.4999036122], [-50.6284424071, -21.5060792816]]] }},</text:span></text:p>
      <text:p text:style-name="P1"><text:span text:style-name="T1"><text:tab/>{ "type": "Feature", "properties": {"id": "3537800", "name": "Piedade", "description": "Piedade"}, "geometry": { "type": "Polygon", "coordinates": [[[-47.4409294243, -23.6207116244], [-47.4241050572, -23.6238394441], [-47.4173252731, -23.6197179680], [-47.4046866064, -23.6205556296], [-47.3915705464, -23.6325560800], [-47.3797579588, -23.6315174152], [-47.3679716273, -23.6332787541], [-47.3677683610, -23.6385756953], [-47.3567992709, -23.6542516119], [-47.3566162645, -23.6714123527], [-47.3527029495, -23.6839387866], [-47.3487181660, -23.6966911265], [-47.3436106932, -23.7065640642], [-47.3394189705, -23.7115713791], [-47.3272353821, -23.7112243403], [-47.3240546743, -23.7204033187], [-47.3232630289, -23.7213507514], [-47.3198195405, -23.7238918563], [-47.3195810304, -23.7310634332], [-47.3106493227, -23.7314072357], [-47.2984337459, -23.7478882535], [-47.2965979881, -23.7539310709], [-47.3042122898, -23.7624972152], [-47.3013336942, -23.7645623278], [-47.3038049807, -23.7708404554], [-47.3040305709, -23.7732911159], [-47.3011447879, -23.7867884744], [-47.3138489926, -23.7883628603], [-47.3165719237, -23.7923196024], [-47.3006913016, -23.8070934210], [-47.2810759711, -23.8039062447], [-47.2754369727, -23.8105727191], [-47.2738130768, -23.8175371908], [-47.2691294969, -23.8157917420], [-47.2512237364, -23.8221234022], [-47.2485164608, -23.8272338658], [-47.2529554917, -23.8284121441], [-47.2597286015, -23.8359439080], [-47.2783634021, -23.8368192205], [-47.2827445577, -23.8377210381], [-47.2916415989, -23.8411038105], [-47.2920129168, -23.8491858172], [-47.2968065193, -23.8534690933], [-47.3073643791, -23.8526316993], [-47.3105193705, -23.8590088601], [-47.3142015793, -23.8606364912], [-47.3199935781, -23.8575980678], [-47.3459428586, -23.8721974362], [-47.3506858444, -23.8716319968], [-47.3570336614, -23.8786824706], [-47.3708847610, -23.8872024175], [-47.3749636096, -23.8967833127], [-47.3762599603, -23.9042630844], [-47.3643952655, -23.9134692836], [-47.3678190225, -23.9148647283], [-47.3711697307, -23.9320131270], [-47.3773120186, -23.9401044994], [-47.3742820306, -23.9536796191], [-47.3743351845, -23.9540045762], [-47.3824202811, -23.9601516508], [-47.3826284335, -23.9746586476], [-47.3881285657, -23.9823827600], [-47.4139087609, -23.9626964746], [-47.4206147080, -23.9612882750], [-47.4317711772, -23.9669314085], [-47.4337978850, -23.9580665794], [-47.4394833974, -23.9542778201], [-47.4234778223, -23.9425178042], [-47.4354924992, -23.9312439234], [-47.4328681329, -23.9253569854], [-47.4372144418, -23.9140170711], [-47.4326124313, -23.9027562355], [-47.4393783797, -23.9005015428], [-47.4559339066, -23.9044988500], [-47.4580062982, -23.9008030645], [-47.4535789828, -23.8951358413], [-47.4560473523, -23.8928995910], [-47.4714311010, -23.9003765450], [-47.4850109393, -23.8938766982], [-47.4995208611, -23.8972330260], [-47.5071960936, -23.8930832566], [-47.5107310336, -23.8914930762], [-47.5141829542, -23.8978004719], [-47.5217364975, -23.8963489654], [-47.5222563849, -23.8961747756], [-47.5234209875, -23.8915218472], [-47.5285762580, -23.8915318889], [-47.5329390614, -23.8733478211], [-47.5402202311, -23.8717057390], [-47.5404179965, -23.8671640948], [-47.5519819072, -23.8693906563], [-47.5543650754, -23.8664081103], [-47.5583726696, -23.8698744978], [-47.5736289214, -23.8628123293], [-47.5712474092, -23.8549851606], [-47.5689772195, -23.8494363193], [-47.5713900426, -23.8449837716], [-47.6037135673, -23.8377940917], [-47.6036757832, -23.8213401442], [-47.6010423662, -23.8135873789], [-47.5933211244, -23.8129653284], [-47.5838521587, -23.8036854005], [-47.5811532186, -23.7952555598], [-47.5975332049, -23.7925954816], [-47.6072834626, -23.7719743859], [-47.6182828026, -23.7562451748], [-47.5767512009, -23.7558988059], [-47.5745181175, -23.7527738961], [-47.5847062233, -23.7401633255], [-47.5881922128, -23.7289026311], [-47.5797058820, -23.7232180909], [-47.5779686788, -23.7163233957], [-47.5744717690, -23.7132965253], [-47.5673418953, -23.7152375625], [-47.5592642265, -23.7121673262], [-47.5570644613, -23.7157289234], [-47.5596113421, -23.7186250619], [-47.5551504086, -23.7184113823], [-47.5524820954, -23.7221323518], [-47.5441981658, -23.7196982538], [-47.5408501468, -23.7218318465], [-47.5349604992, -23.7155753345], [-47.5246605279, -23.7145955422], [-47.5252583152, -23.7018206282], [-47.5143115663, -23.7049559081], [-47.5119565506, -23.7001560380], [-47.4985490159, -23.6943678273], [-47.4917046008, -23.6844574836], [-47.4868658271, -23.6841489582], [-47.4884443518, -23.6709888526], [-47.4966599994, -23.6578920150], [-47.4937060837, -23.6495252728], [-47.4767670896, -23.6411526585], [-47.4722065451, -23.6419873578], [-47.4704595999, -23.6366419954], [-47.4635457384, -23.6381617032], [-47.4624512360, -23.6315240796], [-47.4546688115, -23.6255658882], [-47.4409294243, -23.6207116244]]] }},</text:span></text:p>
      <text:p text:style-name="P1"><text:span text:style-name="T1"><text:tab/>{ "type": "Feature", "properties": {"id": "3537909", "name": "Pilar do Sul", "description": "Pilar do Sul"}, "geometry": { "type": "Polygon", "coordinates": [[[-47.7095942200, -23.7129361230], [-47.7062627164, -23.7243452358], [-47.7003627321, -23.7231080118], [-47.6992545139, -23.7262192537], [-47.6859439900, -23.7225838849], [-47.6649109683, -23.7423867860], [-47.6610445990, -23.7407903604], [-47.6558026098, -23.7276861485], [-47.6369243653, -23.7088885015], [-47.6365365547, -23.7094345788], [-47.6288345943, -23.7311168226], [-47.6188339972, -23.7378155591], [-47.6182828026, -23.7562451748], [-47.6072834626, -23.7719743859], [-47.5975332049, -23.7925954816], [-47.5811532186, -23.7952555598], [-47.5838521587, -23.8036854005], [-47.5933211244, -23.8129653284], [-47.6010423662, -23.8135873789], [-47.6036757832, -23.8213401442], [-47.6037135673, -23.8377940917], [-47.5713900426, -23.8449837716], [-47.5689772195, -23.8494363193], [-47.5712474092, -23.8549851606], [-47.5736289214, -23.8628123293], [-47.5787572659, -23.8619320153], [-47.5828760826, -23.8686426960], [-47.6061256044, -23.8663382377], [-47.6090608240, -23.8739417993], [-47.6063803082, -23.8808232331], [-47.6133582619, -23.8946116159], [-47.5931209964, -23.9041978818], [-47.6062010938, -23.9153921863], [-47.6110502450, -23.9154660885], [-47.6080223163, -23.9196816272], [-47.6107116256, -23.9267807089], [-47.6221742784, -23.9359266001], [-47.6297617620, -23.9350809906], [-47.6271054026, -23.9506240654], [-47.6341116780, -23.9568197019], [-47.6442058225, -23.9596771610], [-47.6459401969, -23.9635636805], [-47.6521065098, -23.9572269042], [-47.6580870201, -23.9658737375], [-47.6650172507, -23.9643225464], [-47.6660602761, -23.9590594325], [-47.6704432245, -23.9632793495], [-47.6707701927, -23.9666403768], [-47.6619173476, -23.9718919549], [-47.6690247536, -23.9812691989], [-47.6808968756, -23.9868764083], [-47.6854764069, -23.9929718140], [-47.6966871860, -23.9924004656], [-47.7011998530, -23.9881429761], [-47.7110401990, -23.9915780275], [-47.7096146807, -23.9936779406], [-47.7155172850, -23.9984536431], [-47.7113636071, -24.0051936831], [-47.7174373438, -24.0088910380], [-47.7176916522, -24.0033118366], [-47.7349685603, -23.9944720435], [-47.7400897917, -23.9875006504], [-47.7576968210, -23.9942545682], [-47.7583759690, -23.9888406034], [-47.7665916070, -23.9830779332], [-47.7779767204, -23.9885876452], [-47.7954859173, -23.9779274392], [-47.7964811494, -23.9691722168], [-47.8045771923, -23.9624516441], [-47.8009133018, -23.9524640213], [-47.8092264952, -23.9521396516], [-47.8140936784, -23.9579405030], [-47.8171764715, -23.9524378959], [-47.8235759149, -23.9500574515], [-47.8293533668, -23.9503390809], [-47.8346828145, -23.9560733780], [-47.8612575058, -23.9522284202], [-47.8683388666, -23.9439119377], [-47.8658878527, -23.9376887261], [-47.8759720790, -23.9188286269], [-47.8753699415, -23.8988478998], [-47.8672993750, -23.8904727298], [-47.8652265081, -23.8796535177], [-47.8562760720, -23.8732469802], [-47.8432012961, -23.8718247756], [-47.8389035224, -23.8662439164], [-47.8331602021, -23.8683613943], [-47.8401178481, -23.8542228621], [-47.8416438039, -23.8526701608], [-47.8440617708, -23.8478252812], [-47.8401569107, -23.8395225575], [-47.8503582468, -23.8239095244], [-47.8594499927, -23.8202096362], [-47.8630437197, -23.8123556492], [-47.8574358703, -23.8022662638], [-47.8653664279, -23.7837328601], [-47.8652189007, -23.7828618105], [-47.8595132157, -23.7765480207], [-47.8516017893, -23.7500313194], [-47.8480687729, -23.7490000469], [-47.8409087816, -23.7532974354], [-47.8303922784, -23.7521143715], [-47.8331474620, -23.7555163997], [-47.8156820311, -23.7654955374], [-47.8126470420, -23.7595747537], [-47.8079589045, -23.7616540360], [-47.8069249882, -23.7589040138], [-47.8016967176, -23.7612313310], [-47.7970911554, -23.7591758176], [-47.7884549151, -23.7533518144], [-47.7818728113, -23.7344144363], [-47.7705770609, -23.7422737922], [-47.7668752025, -23.7381747066], [-47.7572609715, -23.7404314317], [-47.7539016863, -23.7355221647], [-47.7459469643, -23.7353324182], [-47.7425113054, -23.7295692366], [-47.7240151375, -23.7239753157], [-47.7142979932, -23.7101392428], [-47.7095942200, -23.7129361230]]] }},</text:span></text:p>
      <text:p text:style-name="P1"><text:span text:style-name="T1"><text:tab/>{ "type": "Feature", "properties": {"id": "3538006", "name": "Pindamonhangaba", "description": "Pindamonhangaba"}, "geometry": { "type": "Polygon", "coordinates": [[[-45.4383704297, -22.7021676989], [-45.4398848952, -22.7107380902], [-45.4299399373, -22.7088482306], [-45.4257392005, -22.7134585605], [-45.4287656003, -22.7195182456], [-45.4211613502, -22.7305548544], [-45.4118579160, -22.7332668538], [-45.3964273758, -22.7489354867], [-45.4051816788, -22.7658989955], [-45.3983381221, -22.7815234547], [-45.3878180298, -22.7844001009], [-45.3504681812, -22.7845299167], [-45.3469251828, -22.7875365993], [-45.3464618215, -22.7873674562], [-45.3638039747, -22.7995428452], [-45.3598196469, -22.7998789060], [-45.3578538108, -22.8046233200], [-45.3522311492, -22.8046372913], [-45.3475786173, -22.8147202667], [-45.3395861188, -22.8111698321], [-45.3414098877, -22.8278162836], [-45.3370961142, -22.8277333881], [-45.3307211079, -22.8364917210], [-45.3417439721, -22.8390775799], [-45.3458313876, -22.8527888552], [-45.3317827815, -22.8461384788], [-45.3268771118, -22.8495660511], [-45.3252718528, -22.8567065287], [-45.3339538652, -22.8614116700], [-45.3393529199, -22.8600306048], [-45.3538997220, -22.8723934850], [-45.3407399078, -22.9008497322], [-45.3321580575, -22.9107825976], [-45.3339510732, -22.9171806862], [-45.3362797704, -22.9254916740], [-45.3384502952, -22.9453520038], [-45.3253286174, -22.9692588353], [-45.3212266066, -22.9760628982], [-45.3337233833, -22.9935570324], [-45.3282935527, -23.0039154315], [-45.3288913509, -23.0131147354], [-45.3168427501, -23.0227903458], [-45.3077584170, -23.0248113238], [-45.3237832360, -23.0285810740], [-45.3273955280, -23.0338235195], [-45.3393341968, -23.0309943074], [-45.3398720134, -23.0218949521], [-45.3472028074, -23.0186965612], [-45.3530422959, -23.0063025887], [-45.3619503645, -23.0061575226], [-45.3623311298, -23.0101844347], [-45.3786162246, -23.0176806705], [-45.3803101475, -23.0245711129], [-45.3873674724, -23.0262422061], [-45.3925457975, -23.0355784259], [-45.3999443648, -23.0332985746], [-45.4005017673, -23.0378486018], [-45.4069038998, -23.0405785886], [-45.4078941346, -23.0471830914], [-45.4198691711, -23.0557607214], [-45.4385775969, -23.0709654091], [-45.4458360081, -23.0595010215], [-45.4502949205, -23.0603674600], [-45.4536853811, -23.0544733570], [-45.4612722828, -23.0527204530], [-45.4662280717, -23.0451113840], [-45.4658536104, -23.0376748228], [-45.4799619111, -23.0270311378], [-45.4812394809, -23.0214523646], [-45.4939107549, -23.0142758758], [-45.4959149032, -23.0011197229], [-45.4975628848, -22.9995138694], [-45.5039378030, -22.9788504770], [-45.5072446077, -22.9640264684], [-45.5109032907, -22.9596658705], [-45.5081470521, -22.9559055783], [-45.5116468230, -22.9455505170], [-45.5227794651, -22.9310994346], [-45.5213428257, -22.9241089304], [-45.5242401601, -22.9213481592], [-45.5279059681, -22.9224983235], [-45.5277467920, -22.9177897349], [-45.5321727612, -22.9195705509], [-45.5353066683, -22.9160970400], [-45.5426138295, -22.9224272430], [-45.5504892361, -22.9147444544], [-45.5521986271, -22.8990711655], [-45.5652059517, -22.8937493156], [-45.5655556129, -22.8880384396], [-45.5679663602, -22.8902417308], [-45.5719031298, -22.8871068982], [-45.5825315843, -22.8877854759], [-45.5969132444, -22.8746584048], [-45.6006289904, -22.8780965496], [-45.6106694121, -22.8783766497], [-45.6319351799, -22.8746041590], [-45.6525995955, -22.8827980542], [-45.6659118628, -22.8811943395], [-45.6695165185, -22.8759686875], [-45.6578904748, -22.8698455249], [-45.6464732915, -22.8591552237], [-45.6425353341, -22.8447922029], [-45.6329764131, -22.8426459371], [-45.6287456098, -22.8332009022], [-45.6304022224, -22.8271522507], [-45.6295517172, -22.8247543113], [-45.6303670340, -22.8181509215], [-45.6138785430, -22.8044120389], [-45.6138087224, -22.7966791743], [-45.5983598386, -22.7896878354], [-45.5832531935, -22.7916698862], [-45.5796917654, -22.7766640732], [-45.5658469423, -22.7784652560], [-45.5602296834, -22.7728430532], [-45.5565624910, -22.7753749861], [-45.5505082042, -22.7695253245], [-45.5377545027, -22.7675962459], [-45.5250050668, -22.7535682586], [-45.5121422551, -22.7482473951], [-45.5075012619, -22.7464776723], [-45.4954909038, -22.7426595135], [-45.4824417057, -22.7260397668], [-45.4652596210, -22.7140977877], [-45.4562289763, -22.7190636382], [-45.4480115707, -22.7150925790], [-45.4454086957, -22.7055397785], [-45.4383704297, -22.7021676989]]] }},</text:span></text:p>
      <text:p text:style-name="P1"><text:span text:style-name="T1"><text:tab/>{ "type": "Feature", "properties": {"id": "3538105", "name": "Pindorama", "description": "Pindorama"}, "geometry": { "type": "Polygon", "coordinates": [[[-48.8823119278, -21.1050501724], [-48.8684686120, -21.1189194943], [-48.8689260646, -21.1230251575], [-48.8757448850, -21.1279440872], [-48.8715591691, -21.1343662611], [-48.8602645359, -21.1381402088], [-48.8463067260, -21.1360019681], [-48.8473375717, -21.1465813803], [-48.8577900977, -21.1594590369], [-48.8579462591, -21.1641850062], [-48.8522412331, -21.1790698577], [-48.8411332630, -21.1843918224], [-48.8432654786, -21.1932299324], [-48.8506831550, -21.1987997215], [-48.8531447508, -21.2068833419], [-48.8444525642, -21.2183720174], [-48.8590075635, -21.2275050176], [-48.8470253350, -21.2366488395], [-48.8634704261, -21.2512431732], [-48.8695873959, -21.2672649043], [-48.8707399560, -21.2700526930], [-48.8751907046, -21.2619778344], [-48.8811294088, -21.2658597113], [-48.8967529402, -21.2618006347], [-48.9027254674, -21.2653046474], [-48.9047188380, -21.2760387267], [-48.9196252549, -21.2991191444], [-48.9314383716, -21.2884243610], [-48.9590740986, -21.2784390115], [-48.9662999272, -21.2668197401], [-48.9798988938, -21.2721360824], [-48.9876399034, -21.2829913166], [-48.9939163773, -21.2852920971], [-49.0102055117, -21.2680630442], [-49.0075652850, -21.2570459536], [-49.0100957789, -21.2529596989], [-48.9999629425, -21.2535889646], [-48.9915411246, -21.2460492346], [-48.9796950028, -21.2491438164], [-48.9670091920, -21.2442701521], [-48.9633021179, -21.2371955544], [-48.9647051441, -21.2300685870], [-48.9661994239, -21.2142139298], [-48.9718454809, -21.2019812650], [-48.9409765711, -21.1765940231], [-48.9342473902, -21.1714734140], [-48.9267354609, -21.1657591645], [-48.9168036044, -21.1674332440], [-48.9219201080, -21.1515728463], [-48.9159428889, -21.1448749292], [-48.9195840875, -21.1163923608], [-48.9161277239, -21.1097087557], [-48.9134348783, -21.1078001317], [-48.8956568440, -21.1138161290], [-48.8838935736, -21.1101946517], [-48.8823119278, -21.1050501724]]] }},</text:span></text:p>
      <text:p text:style-name="P1"><text:span text:style-name="T1"><text:tab/>{ "type": "Feature", "properties": {"id": "3538204", "name": "Pinhalzinho", "description": "Pinhalzinho"}, "geometry": { "type": "Polygon", "coordinates": [[[-46.5365337191, -22.7206107166], [-46.5311465605, -22.7287940044], [-46.5245131965, -22.7246486137], [-46.5144828944, -22.7290123415], [-46.5090000479, -22.7298692816], [-46.5063510544, -22.7270890485], [-46.5088759740, -22.7563578854], [-46.5035816767, -22.7605604259], [-46.4967186752, -22.7563096663], [-46.4879293082, -22.7567105630], [-46.4857351371, -22.7606910336], [-46.4892776056, -22.7662824306], [-46.5242595625, -22.7985253877], [-46.5319730823, -22.8056319974], [-46.5321521902, -22.8057983169], [-46.5348579461, -22.8195477009], [-46.5270968180, -22.8263412846], [-46.5270476608, -22.8263838752], [-46.5300899046, -22.8332623737], [-46.5337933786, -22.8316853984], [-46.5363586218, -22.8358675789], [-46.5450262544, -22.8382592367], [-46.5474198300, -22.8353786490], [-46.5515054479, -22.8402534659], [-46.5570115835, -22.8401735420], [-46.5822244562, -22.8503600154], [-46.5979940155, -22.8370444002], [-46.6054833377, -22.8254133419], [-46.6240194780, -22.8324635593], [-46.6218386602, -22.8266291697], [-46.6234445776, -22.8047742376], [-46.6381126004, -22.8014896234], [-46.6424116799, -22.8055275642], [-46.6478923706, -22.7953832028], [-46.6534990172, -22.7885293247], [-46.6465044440, -22.7741145689], [-46.6562140487, -22.7695876777], [-46.6604752831, -22.7683046393], [-46.6490362158, -22.7635619290], [-46.6436674105, -22.7553976884], [-46.6408327060, -22.7550147329], [-46.6370896185, -22.7529283257], [-46.6293168544, -22.7540022157], [-46.6257482962, -22.7581136791], [-46.6148778482, -22.7572589853], [-46.6121031595, -22.7508265893], [-46.6158497018, -22.7316549279], [-46.6206138637, -22.7264170108], [-46.6213892376, -22.7226478841], [-46.6014857732, -22.7221738152], [-46.5654626734, -22.7213097611], [-46.5651861826, -22.7213041683], [-46.5365337191, -22.7206107166]]] }},</text:span></text:p>
      <text:p text:style-name="P1"><text:span text:style-name="T1"><text:tab/>{ "type": "Feature", "properties": {"id": "3538303", "name": "Piquerobi", "description": "Piquerobi"}, "geometry": { "type": "Polygon", "coordinates": [[[-51.6856738215, -21.6358932789], [-51.6799921636, -21.6358466120], [-51.6749610278, -21.6317950403], [-51.6705533459, -21.6345431211], [-51.6695877169, -21.6321684317], [-51.6649485954, -21.6372264314], [-51.6652477968, -21.6421099924], [-51.6579237946, -21.6437218915], [-51.6556205337, -21.6411513831], [-51.6527676546, -21.6449136901], [-51.6482562551, -21.6444103843], [-51.6488325463, -21.6520732635], [-51.6430255924, -21.6550606643], [-51.6448032909, -21.6579235494], [-51.6413136259, -21.6574290888], [-51.6436719405, -21.6594048759], [-51.6370249295, -21.6580613350], [-51.6359203477, -21.6609184947], [-51.6308437924, -21.6597910933], [-51.6313739395, -21.6669677183], [-51.6271181967, -21.6655071121], [-51.6239268604, -21.6696186929], [-51.6154898233, -21.6704590168], [-51.6117500719, -21.6766256908], [-51.6172577722, -21.7031424490], [-51.6153664951, -21.7147401512], [-51.6083902193, -21.7309451188], [-51.5868346804, -21.7584740866], [-51.6678380339, -21.8251362146], [-51.6684185364, -21.8375375503], [-51.6801655701, -21.8660103458], [-51.6816543460, -21.8835781181], [-51.6778298785, -21.8971394747], [-51.7106087836, -21.9210635508], [-51.7108036715, -21.9215879516], [-51.7186580662, -21.9370562293], [-51.7346199609, -21.9456041068], [-51.7413088085, -21.9517335412], [-51.7389082380, -21.9611831231], [-51.7412667948, -21.9671888816], [-51.7357559297, -21.9755133834], [-51.7456531070, -21.9903021289], [-51.7730744428, -21.9999235226], [-51.7833903712, -22.0233719786], [-51.7884327008, -22.0317006862], [-51.8074092982, -22.0497848715], [-51.8217380317, -22.0502576524], [-51.8295486800, -22.0584569129], [-51.8384067746, -22.0565188109], [-51.8385336910, -22.0516120279], [-51.8496706240, -22.0474494720], [-51.8457038244, -22.0467104569], [-51.8523663408, -22.0417729995], [-51.8627627309, -22.0422004874], [-51.8628500507, -22.0359355428], [-51.8769039498, -22.0313026248], [-51.8776477793, -22.0246191741], [-51.8852726229, -22.0247177005], [-51.8911113495, -22.0221932840], [-51.8955392229, -22.0105103127], [-51.9084457847, -22.0094938135], [-51.9150027154, -22.0048085400], [-51.9085377815, -22.0050069808], [-51.8972898985, -21.9982666313], [-51.8902743041, -21.9877184903], [-51.8895501937, -21.9803679286], [-51.8805789251, -21.9719778189], [-51.8652370765, -21.9654985754], [-51.8605505496, -21.9700952375], [-51.8569238537, -21.9659942182], [-51.8525433966, -21.9691495050], [-51.8488796490, -21.9645035519], [-51.8278886848, -21.9468635754], [-51.8281757554, -21.9409037053], [-51.8231174832, -21.9381650529], [-51.8176075364, -21.9191639920], [-51.8110184185, -21.9165843462], [-51.8071831152, -21.9066820825], [-51.7942782025, -21.9026763053], [-51.7940432018, -21.8796473750], [-51.7899962960, -21.8776389956], [-51.7875473057, -21.8692172232], [-51.7808269542, -21.8686683838], [-51.7704613973, -21.8743007391], [-51.7719780582, -21.8641822237], [-51.7653479485, -21.8549319482], [-51.7634915469, -21.8421123190], [-51.7585206361, -21.8360461602], [-51.7507470679, -21.8336053952], [-51.7468740062, -21.8271630624], [-51.7426424452, -21.8104206824], [-51.7490612854, -21.7984611640], [-51.7468817126, -21.7879251390], [-51.7188107943, -21.7670550355], [-51.7113725716, -21.7507489993], [-51.7186613981, -21.7156716889], [-51.7017411157, -21.6898070883], [-51.7013960345, -21.6751333304], [-51.6978397469, -21.6683931350], [-51.7002878892, -21.6575742246], [-51.6954452770, -21.6418768906], [-51.6973644291, -21.6333188735], [-51.6914865998, -21.6303653388], [-51.6854402962, -21.6326036905], [-51.6856738215, -21.6358932789]]] }},</text:span></text:p>
      <text:p text:style-name="P1"><text:span text:style-name="T1"><text:tab/>{ "type": "Feature", "properties": {"id": "3538501", "name": "Piquete", "description": "Piquete"}, "geometry": { "type": "Polygon", "coordinates": [[[-45.1249532526, -22.5836578402], [-45.1240957295, -22.5877494700], [-45.1204303417, -22.5858725401], [-45.1188928222, -22.5923426411], [-45.1111765604, -22.5951493103], [-45.1008989605, -22.6095397792], [-45.0946071564, -22.6132249250], [-45.0991630172, -22.6222123779], [-45.1094447792, -22.6267160861], [-45.1118102466, -22.6342114854], [-45.1236876718, -22.6374636348], [-45.1256907696, -22.6302758416], [-45.1326038970, -22.6290689160], [-45.1388659837, -22.6308472392], [-45.1402707137, -22.6347306645], [-45.1485829131, -22.6339524773], [-45.1509302940, -22.6295766841], [-45.1616355185, -22.6315630408], [-45.1525971191, -22.6392797101], [-45.1502234160, -22.6467004244], [-45.1532787849, -22.6587432419], [-45.1573141806, -22.6565363490], [-45.1743916327, -22.6589209594], [-45.1831264844, -22.6487184711], [-45.1933631177, -22.6562927032], [-45.2002801111, -22.6569164648], [-45.2032996977, -22.6554275859], [-45.2053608603, -22.6567666180], [-45.2111988405, -22.6505258361], [-45.2233579147, -22.6528546633], [-45.2286052213, -22.6391206614], [-45.2510752664, -22.6313659240], [-45.2654814225, -22.6212360590], [-45.2647043411, -22.6141408839], [-45.2686667870, -22.6109565030], [-45.2609677504, -22.6066263246], [-45.2637765907, -22.6040837644], [-45.2601115649, -22.5981414041], [-45.2566874129, -22.5898099598], [-45.2604788913, -22.5828681913], [-45.2268460436, -22.5669253837], [-45.2262603907, -22.5668534020], [-45.2226567082, -22.5631415084], [-45.1776063285, -22.5493876494], [-45.1640771186, -22.5374395174], [-45.1663242416, -22.5302010084], [-45.1595712944, -22.5164276746], [-45.1498854081, -22.5068654514], [-45.1239218011, -22.4967323141], [-45.1192971341, -22.5080535950], [-45.1095683687, -22.5156114976], [-45.1080582865, -22.5358958884], [-45.1116778299, -22.5413463247], [-45.1073672360, -22.5548005604], [-45.1037018029, -22.5620536242], [-45.1034258177, -22.5622095074], [-45.1083220871, -22.5698656671], [-45.1154600217, -22.5711172610], [-45.1249532526, -22.5836578402]]] }},</text:span></text:p>
      <text:p text:style-name="P1"><text:span text:style-name="T1"><text:tab/>{ "type": "Feature", "properties": {"id": "3538600", "name": "Piracaia", "description": "Piracaia"}, "geometry": { "type": "Polygon", "coordinates": [[[-46.3448368859, -22.9701759094], [-46.3387752465, -22.9781579471], [-46.3164132886, -22.9867148662], [-46.3022033255, -22.9751983443], [-46.2976534707, -22.9869983243], [-46.2623766640, -22.9966965000], [-46.2587410970, -22.9954056978], [-46.2574339356, -22.9878340353], [-46.2482291882, -22.9945291145], [-46.2393109411, -22.9897869942], [-46.2314029086, -22.9898175381], [-46.2274348231, -22.9955126591], [-46.2024980998, -23.0049038585], [-46.2038254079, -23.0111251755], [-46.2001677115, -23.0122965218], [-46.1918399438, -23.0023251851], [-46.1662746620, -22.9979271649], [-46.1613454111, -23.0021041972], [-46.1479004802, -23.0014697932], [-46.1250940461, -22.9910429990], [-46.1117779701, -22.9922331851], [-46.0862038218, -22.9848511712], [-46.0942961158, -22.9969169357], [-46.1254516911, -23.0107179013], [-46.1312303908, -23.0228588309], [-46.1414291644, -23.0292863458], [-46.1400861038, -23.0386224457], [-46.1587113903, -23.0501244628], [-46.1611824183, -23.0661098561], [-46.1734438279, -23.0707504279], [-46.1744516089, -23.0755655942], [-46.1803019103, -23.0792112717], [-46.1911671097, -23.0771943683], [-46.2049433570, -23.0848160102], [-46.2089323900, -23.1066122695], [-46.2123203118, -23.1067011653], [-46.2302599210, -23.1081256884], [-46.2361105957, -23.1160497963], [-46.2469610385, -23.1167779989], [-46.2555073060, -23.1096641537], [-46.2571258469, -23.0954828272], [-46.2617887821, -23.0941001759], [-46.2786855030, -23.1077369227], [-46.2800152003, -23.1157874801], [-46.2883891087, -23.1171507520], [-46.3001611117, -23.1114306742], [-46.3067716614, -23.1130789832], [-46.3116734842, -23.1052742993], [-46.3146623678, -23.1109483432], [-46.3231775113, -23.1128667077], [-46.3309634760, -23.0993191675], [-46.3345674291, -23.0997972459], [-46.3377821076, -23.0955685655], [-46.3454522847, -23.1037768521], [-46.3499207885, -23.1054332697], [-46.3530211694, -23.1023994258], [-46.3626691036, -23.1093185466], [-46.3707654042, -23.1043211996], [-46.3706244750, -23.1115997588], [-46.3771152573, -23.1185183143], [-46.3914562548, -23.1177090756], [-46.3961247238, -23.1222871760], [-46.4137054263, -23.1211015782], [-46.4174356282, -23.1166603324], [-46.4327397814, -23.1167360276], [-46.4351500008, -23.1130839585], [-46.4429904690, -23.1169243799], [-46.4515291470, -23.1147895363], [-46.4542190170, -23.1106908071], [-46.4820721614, -23.1117809761], [-46.4707959690, -23.1007604812], [-46.4442098711, -23.0925802478], [-46.4327721578, -23.0731119684], [-46.4320183432, -23.0375283235], [-46.4265942955, -23.0411413697], [-46.4230553322, -23.0343548399], [-46.4244116334, -23.0252083289], [-46.4194810543, -23.0069324102], [-46.4079304641, -22.9935560058], [-46.4044950266, -22.9843118454], [-46.4106609409, -22.9802839629], [-46.3974956685, -22.9681051278], [-46.3755578820, -22.9685430930], [-46.3654819114, -22.9728751908], [-46.3624795416, -22.9646943847], [-46.3591341600, -22.9639348402], [-46.3448368859, -22.9701759094]]] }},</text:span></text:p>
      <text:p text:style-name="P1"><text:span text:style-name="T1"><text:tab/>{ "type": "Feature", "properties": {"id": "3538709", "name": "Piracicaba", "description": "Piracicaba"}, "geometry": { "type": "Polygon", "coordinates": [[[-47.6539898797, -22.5204539507], [-47.6498867693, -22.5299421594], [-47.6381867937, -22.5360223186], [-47.6339236999, -22.5441477112], [-47.6065941686, -22.5515444601], [-47.5985372524, -22.5482173063], [-47.5919465482, -22.5400104491], [-47.5822921217, -22.5414794891], [-47.5787042080, -22.5627202155], [-47.5630516789, -22.5745089099], [-47.5514670713, -22.5799386855], [-47.5465908452, -22.5874274494], [-47.5490030336, -22.6100362453], [-47.5484463363, -22.6115296658], [-47.5431640655, -22.6165107737], [-47.5346768408, -22.6242776001], [-47.5372189543, -22.6465247838], [-47.5309308757, -22.6525336682], [-47.5215735101, -22.6803711684], [-47.5258535705, -22.6874321591], [-47.5342962236, -22.6870552513], [-47.5418222894, -22.6819142685], [-47.5456567242, -22.6879717619], [-47.5497825213, -22.6882298551], [-47.5445893893, -22.6929982900], [-47.5495481342, -22.7049425359], [-47.5417882289, -22.7087348251], [-47.5392557770, -22.7166195587], [-47.5349426500, -22.7095734649], [-47.5112409022, -22.6910234699], [-47.5017050842, -22.6905944553], [-47.5028658396, -22.6984404618], [-47.4911860657, -22.7114815417], [-47.4900016655, -22.7238017428], [-47.5098765282, -22.7357715592], [-47.4978234563, -22.7475921075], [-47.4925044195, -22.7529822419], [-47.4975044455, -22.7611107069], [-47.4945982329, -22.7669464698], [-47.5023800702, -22.7688106958], [-47.5173060608, -22.7649099421], [-47.5170588140, -22.7723846093], [-47.5229292076, -22.7790115676], [-47.5347498383, -22.7747285362], [-47.5445180008, -22.7660890319], [-47.5728737784, -22.7815840610], [-47.5788730965, -22.7851984918], [-47.5864925166, -22.7863072450], [-47.5958378716, -22.7947444383], [-47.5897883854, -22.8048262590], [-47.6085462514, -22.8115994877], [-47.6234609123, -22.7988543229], [-47.6298219747, -22.7881735221], [-47.6528773974, -22.7986826906], [-47.6594662215, -22.7980570385], [-47.6672180568, -22.7989004085], [-47.6727114243, -22.8005389967], [-47.6984217802, -22.8364061877], [-47.7171086431, -22.8470241633], [-47.7311984792, -22.8345087696], [-47.7464224315, -22.8285581085], [-47.7630457251, -22.8412828992], [-47.7694042337, -22.8410972549], [-47.7709035088, -22.8448615031], [-47.7733382977, -22.8480866519], [-47.7836659861, -22.8431575304], [-47.7892979127, -22.8439374733], [-47.7930613198, -22.8482319844], [-47.7911852944, -22.8547095557], [-47.7952174206, -22.8563661070], [-47.7936991763, -22.8631867356], [-47.8062569699, -22.8718197636], [-47.8064435136, -22.8764206415], [-47.8084222914, -22.8772617540], [-47.8324518280, -22.8874715331], [-47.8348306388, -22.8964470526], [-47.8442994007, -22.9011518067], [-47.8629860669, -22.8999998042], [-47.8705527360, -22.8940614437], [-47.8628135168, -22.8846993614], [-47.8573930118, -22.8664694967], [-47.8645252498, -22.8603021885], [-47.8758009921, -22.8637691649], [-47.8824955384, -22.8631963297], [-47.8986785770, -22.8697511203], [-47.8998608949, -22.8775339274], [-47.9055223663, -22.8768686074], [-47.9143568308, -22.8829339153], [-47.9303665301, -22.8828299431], [-47.9600459149, -22.8898873675], [-47.9682382370, -22.8995662249], [-47.9720567406, -22.8980167398], [-47.9748923645, -22.8896109261], [-47.9745382175, -22.8845270716], [-47.9849407231, -22.8686839668], [-47.9902442478, -22.8750659556], [-47.9872721941, -22.8868564973], [-47.9913095659, -22.8941578815], [-48.0008071889, -22.8991594087], [-48.0100164913, -22.8948025260], [-48.0148198455, -22.8836268260], [-48.0024133367, -22.8805931389], [-48.0024732921, -22.8671275779], [-48.0129480875, -22.8524503785], [-48.0252155799, -22.8491978228], [-48.0394583277, -22.8464046978], [-48.0470654762, -22.8314105054], [-48.0315803649, -22.8269653174], [-48.0308106431, -22.7966131549], [-48.0266241043, -22.7889673142], [-48.0291999011, -22.7774598807], [-48.0275700781, -22.7536471359], [-48.0236285505, -22.7484007245], [-48.0146073695, -22.7482955589], [-48.0172888233, -22.7417173360], [-48.0115550222, -22.7376560944], [-48.0221572662, -22.7241038067], [-48.0318562845, -22.7191860072], [-48.0376083233, -22.7244615930], [-48.0458828579, -22.7243593869], [-48.0701157546, -22.7363512304], [-48.0760542472, -22.7256627252], [-48.0839571304, -22.7232903885], [-48.0862305121, -22.7075514973], [-48.0909131030, -22.7065066293], [-48.0983936494, -22.6886826607], [-48.0899143166, -22.6680816951], [-48.0880014366, -22.6514168308], [-48.0706240934, -22.6437794771], [-48.0620767568, -22.6418118649], [-48.0403600484, -22.6552353160], [-48.0226653923, -22.6603703828], [-47.9955225391, -22.6630496212], [-47.9836665571, -22.6598470248], [-47.9710176113, -22.6663689671], [-47.9555172656, -22.6650857512], [-47.9540751415, -22.6651943694], [-47.9425510287, -22.6620112474], [-47.9406539060, -22.6579489178], [-47.9312722155, -22.6602532775], [-47.9285684682, -22.6525006105], [-47.9259821622, -22.6560304850], [-47.9299699578, -22.6759615675], [-47.9147344631, -22.6918507973], [-47.9077466901, -22.6901209615], [-47.9038624862, -22.6808149595], [-47.9205766538, -22.6651310531], [-47.9175293328, -22.6581361254], [-47.9099233564, -22.6613643269], [-47.8935442658, -22.6586839908], [-47.8798151509, -22.6482827151], [-47.8710429468, -22.6478239983], [-47.8611034663, -22.6581612623], [-47.8494373872, -22.6590990765], [-47.8447029450, -22.6640110753], [-47.8224215864, -22.6731963751], [-47.8085003302, -22.6697861260], [-47.8018190064, -22.6654991386], [-47.8020985175, -22.6522345086], [-47.7975273758, -22.6502544902], [-47.8021299148, -22.6456807556], [-47.7986972119, -22.6441115314], [-47.8011615550, -22.6344940378], [-47.7836177390, -22.6070493718], [-47.7822520788, -22.5967081663], [-47.7893147006, -22.5878049099], [-47.8028308475, -22.5813496688], [-47.7767653717, -22.5813188157], [-47.7697773508, -22.5785798619], [-47.7684290880, -22.5747707360], [-47.7631596363, -22.5790239104], [-47.7630591714, -22.5872337490], [-47.7460636419, -22.5898860255], [-47.7237657906, -22.5915901796], [-47.7149052170, -22.6054102010], [-47.7119241149, -22.6083206542], [-47.7120396571, -22.6041448460], [-47.7027016602, -22.6067810611], [-47.7024114168, -22.6030129793], [-47.7080171377, -22.5987538396], [-47.7011724835, -22.5906261609], [-47.6953299454, -22.5869308096], [-47.6914054513, -22.5891026737], [-47.6916043387, -22.5827093275], [-47.6830408830, -22.5828024075], [-47.6889663540, -22.5771618093], [-47.6858959619, -22.5705813377], [-47.6894143807, -22.5648258029], [-47.6833599824, -22.5620445351], [-47.6765439608, -22.5532431973], [-47.6716350590, -22.5530653950], [-47.6684567314, -22.5568287252], [-47.6649867729, -22.5544898380], [-47.6667771039, -22.5506506118], [-47.6725157491, -22.5493450937], [-47.6679404174, -22.5459245160], [-47.6687675323, -22.5394642927], [-47.6650718257, -22.5405531108], [-47.6558913626, -22.5355293696], [-47.6556092427, -22.5309040420], [-47.6609529261, -22.5283919686], [-47.6559690472, -22.5283619737], [-47.6539898797, -22.5204539507]]] }},</text:span></text:p>
      <text:p text:style-name="P1"><text:span text:style-name="T1"><text:tab/>{ "type": "Feature", "properties": {"id": "3538808", "name": "Piraju", "description": "Piraju"}, "geometry": { "type": "Polygon", "coordinates": [[[-49.4061978828, -23.0560952838], [-49.3967944512, -23.0574396279], [-49.3871622347, -23.0531837181], [-49.3795825931, -23.0659966895], [-49.3811549599, -23.0810493314], [-49.3755977059, -23.0869233350], [-49.3710056017, -23.0917766341], [-49.3619545235, -23.0858269412], [-49.3581377088, -23.0839159706], [-49.3535870313, -23.0876365716], [-49.3437712468, -23.1026472150], [-49.3355253526, -23.1069142180], [-49.3359842808, -23.1112339951], [-49.3292985915, -23.1102827085], [-49.3328862408, -23.1187596179], [-49.3299088788, -23.1255535755], [-49.3212015737, -23.1291825474], [-49.3099403920, -23.1238085616], [-49.2873057518, -23.1285920680], [-49.2775930241, -23.1213829590], [-49.2593683964, -23.1212124835], [-49.2537122812, -23.1350514106], [-49.2525127959, -23.1395050450], [-49.2449745011, -23.1442698171], [-49.2480255795, -23.1645000558], [-49.2430477113, -23.1740896846], [-49.2482380653, -23.1856970484], [-49.2445205514, -23.1890630798], [-49.2427225542, -23.2033892882], [-49.2390674817, -23.2090504198], [-49.2380752227, -23.2092753863], [-49.2282594108, -23.2109910439], [-49.2095189312, -23.2269303857], [-49.2103231486, -23.2450315029], [-49.2038735207, -23.2740092160], [-49.1973148126, -23.2864657368], [-49.1990309796, -23.2908795999], [-49.2168631096, -23.2980427200], [-49.2190269335, -23.2869983428], [-49.2239539875, -23.2834458090], [-49.2347802205, -23.2850343305], [-49.2513053462, -23.2703897037], [-49.2817193733, -23.2719323837], [-49.2854826205, -23.2791572847], [-49.2937854234, -23.2799851166], [-49.3035931223, -23.2796232885], [-49.3044394930, -23.2746280915], [-49.3122238641, -23.2741998715], [-49.3182449102, -23.2691405990], [-49.3183802487, -23.2691572373], [-49.3196206691, -23.2693103452], [-49.3236068718, -23.2637884906], [-49.3316445222, -23.2652991289], [-49.3372757102, -23.2623282767], [-49.3599133293, -23.2661116696], [-49.3712748209, -23.2628560923], [-49.3758276465, -23.2669215218], [-49.3828969565, -23.2641839625], [-49.3920270484, -23.2700463256], [-49.3938203735, -23.2724313471], [-49.3994131445, -23.2811412726], [-49.3931824364, -23.2851797840], [-49.3940739110, -23.2886240331], [-49.3880796153, -23.2908979764], [-49.3867236910, -23.2979313742], [-49.3908543079, -23.3044374178], [-49.3966318458, -23.3042121263], [-49.4005358702, -23.3140178038], [-49.3975968953, -23.3205554178], [-49.4022866924, -23.3295417646], [-49.4124752768, -23.3296027716], [-49.4178363957, -23.3362569518], [-49.4273481299, -23.3305672011], [-49.4322590808, -23.3355347870], [-49.4414147323, -23.3352882260], [-49.4343609026, -23.3309244109], [-49.4210709493, -23.3113786503], [-49.4185154048, -23.2818943283], [-49.4238659067, -23.2748027700], [-49.4246574235, -23.2666468745], [-49.4250687803, -23.2652551370], [-49.4207144853, -23.2550918343], [-49.4320091421, -23.2461264922], [-49.4378935685, -23.2467313468], [-49.4440053525, -23.2410879773], [-49.4439829903, -23.2337858023], [-49.4596260017, -23.2132425098], [-49.4560865259, -23.1950171096], [-49.4571178867, -23.1928420903], [-49.4681385550, -23.1877738005], [-49.4683565830, -23.1876548238], [-49.4854420233, -23.1822862333], [-49.4910615458, -23.1920689088], [-49.5146144327, -23.1819990741], [-49.5372583050, -23.1958452571], [-49.5425022225, -23.1882561071], [-49.5349612985, -23.1758479305], [-49.5450027666, -23.1693772942], [-49.5502875059, -23.1593802742], [-49.5495614829, -23.1527720748], [-49.5540907263, -23.1554577873], [-49.5546073819, -23.1520049881], [-49.5582775931, -23.1528381176], [-49.5666944062, -23.1441412188], [-49.5728763863, -23.1380763082], [-49.5714723490, -23.1378189016], [-49.5556005934, -23.1311360383], [-49.5528089945, -23.1232379770], [-49.5470481814, -23.1283191617], [-49.5447459020, -23.1384129437], [-49.5321942131, -23.1364763075], [-49.5142761219, -23.1423949705], [-49.4961123730, -23.1359909570], [-49.4828542365, -23.1417665130], [-49.4824183486, -23.1478521239], [-49.4733008677, -23.1488912959], [-49.4717880039, -23.1414497767], [-49.4705440569, -23.1363243449], [-49.4561782034, -23.1351479374], [-49.4513044442, -23.1283061910], [-49.4509135033, -23.1220970384], [-49.4470271634, -23.1218040850], [-49.4414986274, -23.1106681480], [-49.4439923316, -23.0960692698], [-49.4416165828, -23.0824536866], [-49.4454371012, -23.0678234954], [-49.4434510418, -23.0571212404], [-49.4235099272, -23.0577737326], [-49.4198846238, -23.0523415881], [-49.4116406006, -23.0510652432], [-49.4061978828, -23.0560952838]]] }},</text:span></text:p>
      <text:p text:style-name="P1"><text:span text:style-name="T1"><text:tab/>{ "type": "Feature", "properties": {"id": "3538907", "name": "Pirajui", "description": "Pirajui"}, "geometry": { "type": "Polygon", "coordinates": [[[-49.2381667089, -21.6703299188], [-49.2139643185, -21.6711626571], [-49.2128244852, -21.6706704557], [-49.2014525302, -21.6805573409], [-49.1983149186, -21.6921026100], [-49.1941829610, -21.6913716168], [-49.1881230187, -21.7110257510], [-49.1935567861, -21.7157707897], [-49.1954804446, -21.7296718385], [-49.1990675611, -21.7332067580], [-49.1910082044, -21.7465666850], [-49.1975969061, -21.7545944880], [-49.1930114415, -21.7575766953], [-49.1914516455, -21.7643163440], [-49.1838753077, -21.7652585678], [-49.1832898082, -21.7680430385], [-49.1962569715, -21.7855362630], [-49.1874571427, -21.7984326390], [-49.1940112014, -21.8101468865], [-49.2038973797, -21.8114136007], [-49.2059817358, -21.8268878035], [-49.2193380251, -21.8428332653], [-49.2179558131, -21.8488468538], [-49.2257605874, -21.8533801641], [-49.2243401665, -21.8582189425], [-49.2294040090, -21.8614838591], [-49.2412609585, -21.8585465940], [-49.2444936262, -21.8656680622], [-49.2414528900, -21.8720026675], [-49.2613156076, -21.8824948139], [-49.2546265824, -21.8923238987], [-49.2451514685, -21.9052532209], [-49.2489042816, -21.9070900530], [-49.2444029424, -21.9137257497], [-49.2472605850, -21.9267019832], [-49.2414012086, -21.9363422831], [-49.2457926752, -21.9388553567], [-49.2457870264, -21.9477465688], [-49.2391819687, -21.9536311221], [-49.2447562890, -21.9605656063], [-49.2445782335, -21.9695040703], [-49.2471219604, -21.9855612857], [-49.2420137978, -21.9897016611], [-49.2493925169, -21.9988657558], [-49.2492077335, -22.0058221845], [-49.2382869772, -22.0202953362], [-49.2490721669, -22.0266711227], [-49.2413952547, -22.0310711586], [-49.2430936311, -22.0358885125], [-49.2505957874, -22.0382010140], [-49.2491152036, -22.0434659854], [-49.2544735236, -22.0437335521], [-49.2624392980, -22.0367269843], [-49.2716129236, -22.0344581256], [-49.2716169736, -22.0278134268], [-49.2784760898, -22.0222964528], [-49.2873451556, -22.0192673507], [-49.2993179797, -22.0218490143], [-49.3038180137, -22.0122569812], [-49.3277475328, -22.0072568522], [-49.3339702443, -22.0018676603], [-49.3396128130, -22.0058945029], [-49.3363785575, -22.0224438732], [-49.3478123968, -22.0247969520], [-49.3478891418, -22.0321030515], [-49.3532015183, -22.0370239481], [-49.3508611477, -22.0491015120], [-49.3543165730, -22.0503372451], [-49.3622135638, -22.0435727902], [-49.3662568889, -22.0537866925], [-49.3687239877, -22.0670175395], [-49.3718022690, -22.0656286512], [-49.3807839171, -22.0632131508], [-49.4025887160, -22.0678513112], [-49.4512570932, -22.0650500757], [-49.4576438036, -22.0841705078], [-49.4825817207, -22.0862104085], [-49.4866528791, -22.0833004023], [-49.4914107438, -22.0875951813], [-49.4962890381, -22.0840214004], [-49.5070069161, -22.0863087493], [-49.5168144030, -22.1004649392], [-49.5281461336, -22.1015973953], [-49.5386518861, -22.1119943312], [-49.5446421415, -22.1107877493], [-49.5535773654, -22.1165094598], [-49.5579048032, -22.1214804061], [-49.5559477940, -22.1293283354], [-49.5619667358, -22.1380713437], [-49.5677709120, -22.1393650460], [-49.5865164552, -22.1243901719], [-49.5845209029, -22.1122708562], [-49.6027963893, -22.1079027338], [-49.6222444326, -22.1121988954], [-49.6204556649, -22.0966155951], [-49.6331559008, -22.0754936494], [-49.6394310746, -22.0690675187], [-49.6499671236, -22.0671367148], [-49.6560561847, -22.0763724503], [-49.6609667383, -22.0759293327], [-49.6647507072, -22.0620443052], [-49.6843671682, -22.0573110618], [-49.6872850028, -22.0484213587], [-49.6950442092, -22.0440269523], [-49.6903995788, -22.0306639652], [-49.6803490442, -22.0320689411], [-49.6748399606, -22.0205152134], [-49.6535723997, -22.0087003555], [-49.6410747876, -22.0128221609], [-49.6288507776, -22.0092440997], [-49.6211826299, -22.0014528569], [-49.6130037620, -22.0071780484], [-49.6112896372, -21.9987017639], [-49.6161193815, -21.9928080326], [-49.6033750209, -21.9851943969], [-49.5859264907, -21.9846378326], [-49.5783557624, -21.9788104081], [-49.5717869793, -21.9735188328], [-49.5705519298, -21.9786004801], [-49.5742904075, -21.9815505181], [-49.5706807876, -21.9867944390], [-49.5723770294, -21.9933067235], [-49.5495122524, -22.0094782933], [-49.5408988813, -22.0041300722], [-49.5426227455, -21.9955197924], [-49.5355928991, -21.9812518966], [-49.5373856552, -21.9777041937], [-49.5392889697, -21.9717345527], [-49.5340396368, -21.9584476648], [-49.5261005592, -21.9515909826], [-49.5279584125, -21.9423402182], [-49.5203222010, -21.9409874506], [-49.5220463786, -21.9332857471], [-49.5100433037, -21.9312578943], [-49.5058790259, -21.9206178815], [-49.4858996682, -21.9117191591], [-49.4830443333, -21.9031069655], [-49.4683210033, -21.8914120849], [-49.4530940873, -21.8883884127], [-49.4489614371, -21.8795551792], [-49.4212888159, -21.8637135469], [-49.4044288872, -21.8437181291], [-49.4024334053, -21.8256508026], [-49.3906962558, -21.8301544568], [-49.3770572009, -21.8423632212], [-49.3505212378, -21.8341936497], [-49.3395123938, -21.8377092537], [-49.3531694936, -21.8546106689], [-49.3544272539, -21.8638825933], [-49.3604860811, -21.8719353053], [-49.3694055905, -21.8781157376], [-49.3802013216, -21.8782838366], [-49.3830386354, -21.8855169518], [-49.3828570930, -21.9216708090], [-49.3884797179, -21.9344599214], [-49.3728201622, -21.9371653956], [-49.3626270117, -21.9522329972], [-49.3532951441, -21.9520582910], [-49.3508728136, -21.9465311025], [-49.3543144423, -21.9403539753], [-49.3433394810, -21.9348178448], [-49.3315960923, -21.9418498321], [-49.3251846294, -21.9329849648], [-49.3169289977, -21.9366759092], [-49.3144547504, -21.9266973408], [-49.2982076618, -21.9125988132], [-49.2880633217, -21.8930510419], [-49.2705925737, -21.8765762478], [-49.2660089586, -21.8649777718], [-49.2804596676, -21.8659415611], [-49.2845701837, -21.8597761208], [-49.2773823713, -21.8567826687], [-49.2743326806, -21.8422706406], [-49.2689645836, -21.8395334623], [-49.2728452213, -21.8336923159], [-49.2583315960, -21.8160965939], [-49.2558376700, -21.8021293372], [-49.2664626931, -21.7827411410], [-49.2576009409, -21.7477423337], [-49.2662600773, -21.7364853738], [-49.2583098257, -21.7195915589], [-49.2414044659, -21.7099627579], [-49.2399340234, -21.6878569997], [-49.2438848336, -21.6774327083], [-49.2381667089, -21.6703299188]]] }},</text:span></text:p>
      <text:p text:style-name="P1"><text:span text:style-name="T1"><text:tab/>{ "type": "Feature", "properties": {"id": "3539004", "name": "Pirangi", "description": "Pirangi"}, "geometry": { "type": "Polygon", "coordinates": [[[-48.6756348571, -21.0121765094], [-48.6689954286, -21.0194858360], [-48.6640856673, -21.0184933800], [-48.6573086376, -21.0304612061], [-48.6408212207, -21.0333867702], [-48.6375657037, -21.0389956741], [-48.6318693635, -21.0341100374], [-48.6306580982, -21.0414854235], [-48.6165469359, -21.0403663785], [-48.6118034503, -21.0414526171], [-48.6107929993, -21.0502203554], [-48.5979793251, -21.0513749642], [-48.5981766858, -21.0563494588], [-48.5897405288, -21.0585484876], [-48.5667849305, -21.0752277344], [-48.5662988942, -21.0822488732], [-48.5768997522, -21.1014176797], [-48.5712683357, -21.1137668004], [-48.5789390714, -21.1215738810], [-48.5884199873, -21.1237005483], [-48.5966992695, -21.1421992790], [-48.6145904043, -21.1424873076], [-48.6303603723, -21.1386175473], [-48.6501098397, -21.1417485970], [-48.6663417908, -21.1474382350], [-48.6838124565, -21.1482379877], [-48.6939847616, -21.1557387287], [-48.7059644027, -21.1582130927], [-48.7095367138, -21.1628854951], [-48.7178902821, -21.1613692651], [-48.7281166873, -21.1645124318], [-48.7354263569, -21.1487417978], [-48.7455074132, -21.1475926840], [-48.7479380795, -21.1440961012], [-48.7480056586, -21.1434922427], [-48.7538068557, -21.1347190730], [-48.7595380404, -21.1337038072], [-48.7576416456, -21.1199280447], [-48.7641704114, -21.1191099800], [-48.7692481909, -21.1086326421], [-48.7739319904, -21.1087252873], [-48.7772283610, -21.1069428956], [-48.7743400476, -21.1040134406], [-48.7764402225, -21.0987727832], [-48.7700473076, -21.0905107017], [-48.7516455085, -21.0851129245], [-48.7236235810, -21.0733914102], [-48.7161128498, -21.0599587831], [-48.7149104690, -21.0461968062], [-48.6984647205, -21.0299226654], [-48.6906561466, -21.0125605118], [-48.6929123164, -21.0065022334], [-48.6875558995, -21.0030261829], [-48.6875964390, -21.0092584574], [-48.6839582267, -21.0103786539], [-48.6756348571, -21.0121765094]]] }},</text:span></text:p>
      <text:p text:style-name="P1"><text:span text:style-name="T1"><text:tab/>{ "type": "Feature", "properties": {"id": "3539103", "name": "Pirapora do Bom Jesus", "description": "Pirapora do Bom Jesus"}, "geometry": { "type": "Polygon", "coordinates": [[[-46.9374880651, -23.3213654587], [-46.9375757089, -23.3274557884], [-46.9375824180, -23.3278638853], [-46.9404426889, -23.3517835900], [-46.9342527207, -23.3638700069], [-46.9275501252, -23.3559484604], [-46.9111525738, -23.3525325112], [-46.9018453599, -23.3588432758], [-46.9018410132, -23.3656252680], [-46.9198746958, -23.3762254079], [-46.9314459365, -23.3786535871], [-46.9282357987, -23.3871906042], [-46.9356621830, -23.3845485519], [-46.9399085195, -23.3912999514], [-46.9493978879, -23.3919826586], [-46.9552022140, -23.3977608285], [-46.9433237015, -23.4013599646], [-46.9531157972, -23.4107809311], [-46.9643911075, -23.4109143183], [-46.9668993001, -23.4183717883], [-46.9703169700, -23.4248297819], [-46.9856728312, -23.4332938420], [-46.9955040924, -23.4289465498], [-47.0372199452, -23.4355561028], [-47.0346569162, -23.4313162197], [-47.0410646823, -23.4179262584], [-47.0356669126, -23.3985968070], [-47.0421686296, -23.3862590625], [-47.0371068972, -23.3814946654], [-47.0285577438, -23.3750080190], [-47.0301450820, -23.3712621544], [-47.0382905326, -23.3685324567], [-47.0424580614, -23.3517735664], [-47.0307902352, -23.3455250425], [-47.0168733886, -23.3448698077], [-47.0148955391, -23.3398457420], [-47.0076375612, -23.3370487736], [-47.0000880845, -23.3376539615], [-46.9995412407, -23.3327581113], [-46.9952630993, -23.3305126064], [-46.9832109971, -23.3331535186], [-46.9635781811, -23.3230867624], [-46.9586532682, -23.3263421360], [-46.9448792545, -23.3246750742], [-46.9409917664, -23.3197744708], [-46.9374880651, -23.3213654587]]] }},</text:span></text:p>
      <text:p text:style-name="P1"><text:span text:style-name="T1"><text:tab/>{ "type": "Feature", "properties": {"id": "3539202", "name": "Pirapozinho", "description": "Pirapozinho"}, "geometry": { "type": "Polygon", "coordinates": [[[-51.4679867872, -22.1984227004], [-51.4640577176, -22.2006907920], [-51.4490237551, -22.1984013179], [-51.4455829904, -22.2019138079], [-51.4382877468, -22.2030608712], [-51.4340185906, -22.2051143837], [-51.4338318267, -22.2052504148], [-51.4335271429, -22.2054703181], [-51.4271685509, -22.2082676910], [-51.4228279420, -22.2203690167], [-51.4166458394, -22.2231723074], [-51.4173938887, -22.2326405094], [-51.4142132682, -22.2342540522], [-51.4125760392, -22.2436861393], [-51.4203455968, -22.2573402042], [-51.4449225948, -22.2696735035], [-51.4437012652, -22.2708797860], [-51.4499070838, -22.2737621294], [-51.4572682091, -22.2962593566], [-51.4562526541, -22.3024394796], [-51.4679448060, -22.3131932558], [-51.4728831316, -22.3152709035], [-51.4729780438, -22.3336006865], [-51.4793019535, -22.3336043375], [-51.4812830032, -22.3549062907], [-51.4921779330, -22.3615411832], [-51.5022964762, -22.3511696209], [-51.5129515899, -22.3560388076], [-51.5235416695, -22.3553472650], [-51.5309604542, -22.3635753175], [-51.5381894380, -22.3827451768], [-51.5525495734, -22.3984689671], [-51.5618798997, -22.4002884031], [-51.5545168447, -22.4192462615], [-51.5600181782, -22.4345123701], [-51.5563854394, -22.4505464975], [-51.5506939560, -22.4539545939], [-51.5526050446, -22.4850360839], [-51.5458810590, -22.4948184540], [-51.5501200092, -22.5024138451], [-51.5558845321, -22.5107271805], [-51.5616908882, -22.5139240757], [-51.5511893946, -22.5247404267], [-51.5523508615, -22.5384843046], [-51.5631613457, -22.5485003299], [-51.5678244234, -22.5487865411], [-51.5647993878, -22.5581524719], [-51.5695782377, -22.5687130286], [-51.5809383221, -22.5800837657], [-51.5818525098, -22.6000706773], [-51.5918044783, -22.6232211111], [-51.6098308266, -22.6410660035], [-51.6212427701, -22.6448463798], [-51.6273878292, -22.6577705270], [-51.6299702489, -22.6573818460], [-51.6618420198, -22.6567703646], [-51.6806013997, -22.6602674128], [-51.6986795082, -22.6688977207], [-51.7176821266, -22.6685503020], [-51.7253758738, -22.6609946094], [-51.7320063044, -22.6313369850], [-51.7338537154, -22.6249957882], [-51.7449692201, -22.6241099006], [-51.7533104452, -22.6167972178], [-51.7739947772, -22.6139471647], [-51.8466037557, -22.6317557792], [-51.8553347504, -22.6312273573], [-51.8731704448, -22.6277460842], [-51.8896836271, -22.6126985640], [-51.8472977438, -22.6081222266], [-51.8265672720, -22.5901699166], [-51.8217887228, -22.5719438179], [-51.8272542384, -22.5627438658], [-51.8088812779, -22.5612428127], [-51.7997300185, -22.5505291087], [-51.7861691498, -22.5479143714], [-51.7814671315, -22.5387943358], [-51.7839178297, -22.5343062977], [-51.7758334941, -22.5305160470], [-51.7617353313, -22.5332738534], [-51.7525622964, -22.5424250976], [-51.7512474952, -22.5482028330], [-51.7339274424, -22.5623958690], [-51.7243143132, -22.5431970426], [-51.7040774518, -22.5417950961], [-51.6920930686, -22.5454982243], [-51.6822507303, -22.5507880976], [-51.6886851338, -22.5578137026], [-51.6828129893, -22.5646198756], [-51.6606837002, -22.5692822764], [-51.6588323791, -22.5655271373], [-51.6456924317, -22.5727682588], [-51.6441019516, -22.5652462026], [-51.6330127357, -22.5600439582], [-51.6224059964, -22.5480714218], [-51.6124262835, -22.5475591056], [-51.6132556195, -22.5315641950], [-51.5924258841, -22.4956310457], [-51.5878113845, -22.4916914029], [-51.5727769316, -22.4886194859], [-51.5704981588, -22.3989434038], [-51.5583813846, -22.3892779432], [-51.5603813274, -22.3809151755], [-51.5550240916, -22.3680455617], [-51.5580258599, -22.3628565416], [-51.5480243060, -22.3263524903], [-51.5517977240, -22.3182304268], [-51.5412219851, -22.3108517340], [-51.5399020520, -22.3019803859], [-51.5431760227, -22.2991438778], [-51.5476353597, -22.2879981331], [-51.5556654618, -22.2844190276], [-51.5720216963, -22.2808359697], [-51.5825532572, -22.2846038409], [-51.5997447337, -22.2806567357], [-51.5946990131, -22.2780686839], [-51.5930763569, -22.2726324224], [-51.5872652500, -22.2733900881], [-51.5828891582, -22.2667603821], [-51.5723806357, -22.2644306218], [-51.5698141022, -22.2608347004], [-51.5571721147, -22.2654022093], [-51.5408478160, -22.2571376903], [-51.5351906924, -22.2592053269], [-51.5169490872, -22.2564451554], [-51.5124675215, -22.2495162174], [-51.5142184039, -22.2438241249], [-51.5142059730, -22.2437039084], [-51.5090712842, -22.2416408864], [-51.5002503176, -22.2296681889], [-51.4947360238, -22.2297341273], [-51.4816455222, -22.2179438981], [-51.4757015208, -22.1973276941], [-51.4681676554, -22.1983966324], [-51.4679867872, -22.1984227004]]] }},</text:span></text:p>
      <text:p text:style-name="P1"><text:span text:style-name="T1"><text:tab/>{ "type": "Feature", "properties": {"id": "3539301", "name": "Pirassununga", "description": "Pirassununga"}, "geometry": { "type": "Polygon", "coordinates": [[[-47.3187232589, -21.8647477954], [-47.3079121836, -21.8727480101], [-47.2841187756, -21.8679910717], [-47.2774732592, -21.8783682758], [-47.2800881505, -21.9012120176], [-47.2822781016, -21.9093624316], [-47.2781840249, -21.9144035806], [-47.2817331836, -21.9203115136], [-47.2749099164, -21.9302288640], [-47.2738929040, -21.9389228444], [-47.2661157366, -21.9476424027], [-47.2698067991, -21.9541342566], [-47.2885068408, -21.9566251066], [-47.2982257753, -21.9700060756], [-47.2930096398, -21.9813919746], [-47.2895604749, -21.9811402961], [-47.2913100404, -21.9777903526], [-47.2806517002, -21.9692026312], [-47.2637993468, -21.9685301501], [-47.2582610519, -21.9754118855], [-47.2509955405, -21.9647040005], [-47.2479454451, -21.9679561303], [-47.2412040469, -21.9661643823], [-47.2308194851, -21.9727080884], [-47.2233158740, -21.9723283051], [-47.2193595234, -21.9771886447], [-47.2157582719, -21.9754969659], [-47.2114967903, -21.9860663129], [-47.2118461222, -22.0065572187], [-47.2090889016, -22.0149679629], [-47.2016825999, -22.0195307770], [-47.2003168948, -22.0296932146], [-47.2019310532, -22.0341643601], [-47.2201802677, -22.0395252393], [-47.2333255320, -22.0539558831], [-47.2320050363, -22.0615563866], [-47.2219001792, -22.0606399190], [-47.2225978652, -22.0637093328], [-47.2180472037, -22.0633124430], [-47.2195636586, -22.0773616306], [-47.2122634253, -22.0870961471], [-47.1970351321, -22.0982353398], [-47.2351747543, -22.0900759008], [-47.2543218575, -22.0912169348], [-47.2547367191, -22.0909994311], [-47.2565405150, -22.0876525205], [-47.2639690914, -22.0959205267], [-47.2714289003, -22.0984160869], [-47.2712184726, -22.1030577778], [-47.2847205827, -22.1030792116], [-47.3004750800, -22.1024464370], [-47.3151979187, -22.0930449738], [-47.3244736888, -22.0929026363], [-47.3293768950, -22.0888330005], [-47.3378104640, -22.0893278888], [-47.3461850358, -22.0947853330], [-47.3654557853, -22.0927956501], [-47.3726973082, -22.0958811922], [-47.3992111712, -22.0844017213], [-47.4229957353, -22.0724493184], [-47.4415913336, -22.0631009823], [-47.4549089727, -22.0824444369], [-47.4712241644, -22.0821873352], [-47.4813998976, -22.0859108480], [-47.4917353084, -22.0821928061], [-47.5009568840, -22.0870199345], [-47.5061732011, -22.0809301792], [-47.5145237232, -22.0817498486], [-47.5217963372, -22.0715245606], [-47.5285552918, -22.0735248332], [-47.5376561556, -22.0827924184], [-47.5522551721, -22.0880459751], [-47.5664198198, -22.0814650919], [-47.5779297931, -22.0884466127], [-47.6076339781, -22.0636497955], [-47.6116190161, -22.0539421236], [-47.6260090639, -22.0431236481], [-47.6170700234, -22.0412469293], [-47.6169638297, -22.0449612986], [-47.6050457332, -22.0522284408], [-47.6002915269, -22.0511166357], [-47.5809059533, -22.0320889639], [-47.5789961749, -22.0208434332], [-47.5744846680, -22.0172233968], [-47.5822345523, -21.9944542809], [-47.5802456818, -21.9886627487], [-47.5723969321, -21.9857336807], [-47.5585204378, -21.9850276780], [-47.5431130230, -21.9792587920], [-47.5349476488, -21.9551734444], [-47.5241200286, -21.9433370961], [-47.5237855475, -21.9430435135], [-47.5114570015, -21.9354168386], [-47.5047497022, -21.9332925353], [-47.4974360241, -21.9172795222], [-47.4860155808, -21.9224380727], [-47.4728867410, -21.9167301105], [-47.4188805418, -21.9131153112], [-47.4132889507, -21.9173147335], [-47.4112900195, -21.9154788603], [-47.4051642275, -21.9143592485], [-47.4015744492, -21.9061019110], [-47.3992300761, -21.9030073795], [-47.4019184514, -21.8915159427], [-47.3929081116, -21.8867174960], [-47.4035931479, -21.8776318987], [-47.3969262082, -21.8572113308], [-47.3870097842, -21.8498532550], [-47.3426193218, -21.8393878545], [-47.3315501750, -21.8420148032], [-47.3187519533, -21.8646725661], [-47.3187232589, -21.8647477954]]] }},</text:span></text:p>
      <text:p text:style-name="P1"><text:span text:style-name="T1"><text:tab/>{ "type": "Feature", "properties": {"id": "3539400", "name": "Piratininga", "description": "Piratininga"}, "geometry": { "type": "Polygon", "coordinates": [[[-49.1699182990, -22.3446009147], [-49.1308064012, -22.3501176348], [-49.1211051456, -22.3721742016], [-49.1088095173, -22.3930724507], [-49.1068788134, -22.3966764665], [-49.0997110408, -22.4038376209], [-49.0960878585, -22.4057915516], [-49.0893967375, -22.4109480834], [-49.0794380157, -22.4167076097], [-49.0677937357, -22.4248685065], [-49.0652501698, -22.4385324345], [-49.0744540176, -22.4576006168], [-49.0740901761, -22.4682543579], [-49.0819568531, -22.4756432855], [-49.0807434851, -22.4888769171], [-49.0924086836, -22.4914462875], [-49.0933177459, -22.4981596796], [-49.0978063217, -22.5003846141], [-49.0975816540, -22.5071563891], [-49.1123146541, -22.5171494036], [-49.1250585105, -22.5163637090], [-49.1354836583, -22.5226508091], [-49.1505149163, -22.5191758030], [-49.1599251395, -22.5238727356], [-49.1694574250, -22.5212605174], [-49.1864426036, -22.5231253035], [-49.1925330244, -22.5286619229], [-49.2196571376, -22.5162599944], [-49.2301300438, -22.5060076710], [-49.2485441201, -22.5041884370], [-49.2611204886, -22.4953377621], [-49.2662661057, -22.4936211389], [-49.2803839300, -22.4631039251], [-49.2813977206, -22.4428154190], [-49.2903070951, -22.4316473221], [-49.2881013385, -22.4221555392], [-49.2944160195, -22.4099790672], [-49.2916621538, -22.3989867799], [-49.2994738398, -22.3919829847], [-49.3071169309, -22.3925394944], [-49.3165583429, -22.3883223937], [-49.3229999455, -22.3682992007], [-49.2849913305, -22.3443803505], [-49.2825034802, -22.3496646794], [-49.2740695189, -22.3511977662], [-49.2545801130, -22.3431371197], [-49.2544354523, -22.3340010486], [-49.2471335629, -22.3199733096], [-49.2359346130, -22.3143621828], [-49.2259809813, -22.3016065552], [-49.2199683013, -22.3083401313], [-49.2052629664, -22.3122680641], [-49.1928211005, -22.3266385306], [-49.1839333958, -22.3317711014], [-49.1838561522, -22.3318426761], [-49.1699182990, -22.3446009147]]] }},</text:span></text:p>
      <text:p text:style-name="P1"><text:span text:style-name="T1"><text:tab/>{ "type": "Feature", "properties": {"id": "3539509", "name": "Pitangueiras", "description": "Pitangueiras"}, "geometry": { "type": "Polygon", "coordinates": [[[-48.1685297728, -20.9256001781], [-48.1608360557, -20.9522557029], [-48.1527373312, -20.9638616846], [-48.1497929497, -20.9786492000], [-48.1428708600, -20.9908802021], [-48.1421822785, -21.0008251080], [-48.1344954578, -21.0026325931], [-48.1354164366, -21.0093856653], [-48.1304000771, -21.0123209070], [-48.1285256912, -21.0199261739], [-48.1262801909, -21.0297155994], [-48.1333164936, -21.0472267007], [-48.1313464896, -21.0604731874], [-48.1240498301, -21.0721074039], [-48.1241683126, -21.0888317076], [-48.1346280253, -21.0875061297], [-48.1531734095, -21.0965440256], [-48.1864683882, -21.1299222508], [-48.1902514035, -21.1092836904], [-48.1838365082, -21.0893019946], [-48.1870534695, -21.0851695342], [-48.2015513235, -21.0824244283], [-48.2130972375, -21.0867417200], [-48.2274285899, -21.0842073419], [-48.2410171061, -21.0870246670], [-48.2467138093, -21.0817733152], [-48.2701294403, -21.0806133114], [-48.2745540033, -21.0722711512], [-48.2890402655, -21.0677080474], [-48.2876670576, -21.0643190780], [-48.2920314097, -21.0621103109], [-48.3049227853, -21.0659393036], [-48.3113132849, -21.0605598928], [-48.3175944022, -21.0603895711], [-48.3166810646, -21.0564878109], [-48.3212821955, -21.0520606205], [-48.3463581591, -21.0585865540], [-48.3584133379, -21.0559611328], [-48.3728335423, -21.0578540972], [-48.3809326928, -21.0538076561], [-48.3856696269, -21.0454580617], [-48.3963886169, -21.0426272530], [-48.4147581922, -21.0491939059], [-48.4296740506, -21.0493081719], [-48.4326062491, -21.0369719064], [-48.4209975209, -21.0279841942], [-48.4055317585, -21.0166943645], [-48.4008067442, -21.0051007033], [-48.3765197183, -21.0074817687], [-48.3804131713, -21.0026555815], [-48.3821860176, -20.9827778602], [-48.3667597660, -20.9486106159], [-48.3383799517, -20.9545374775], [-48.2955500246, -20.9524896158], [-48.2833083501, -20.9519014070], [-48.2730712233, -20.9391262948], [-48.2574522441, -20.9305582268], [-48.2457897529, -20.9179108247], [-48.2180652108, -20.8916334774], [-48.2072196583, -20.8749137970], [-48.1905595877, -20.8858480664], [-48.1785684094, -20.8868329310], [-48.1729732342, -20.8982540252], [-48.1733905340, -20.9200711113], [-48.1685297728, -20.9256001781]]] }},</text:span></text:p>
      <text:p text:style-name="P1"><text:span text:style-name="T1"><text:tab/>{ "type": "Feature", "properties": {"id": "3539608", "name": "Planalto", "description": "Planalto"}, "geometry": { "type": "Polygon", "coordinates": [[[-49.9563417826, -20.9067989541], [-49.9429994460, -20.9349567243], [-49.9306348742, -20.9323965916], [-49.9215045464, -20.9193436324], [-49.8866558212, -20.9167787602], [-49.8715760556, -20.9173766387], [-49.8706407847, -20.9215692700], [-49.8557304748, -20.9331348785], [-49.8504375594, -20.9316949704], [-49.8456224092, -20.9448156076], [-49.8337222006, -20.9468318749], [-49.8266076661, -20.9530358534], [-49.8280436791, -20.9598585633], [-49.8475061684, -20.9829161803], [-49.8511661242, -21.0020235900], [-49.8581066842, -21.0048559932], [-49.8548444153, -21.0158977500], [-49.8545259209, -21.0189909405], [-49.8615322737, -21.0236836907], [-49.8629297311, -21.0311950672], [-49.8687489402, -21.0324152815], [-49.8689554056, -21.0382859938], [-49.8756060149, -21.0405331004], [-49.8891515253, -21.0584570838], [-49.8882986543, -21.0622027867], [-49.8980838607, -21.0663684130], [-49.8995987497, -21.0748580044], [-49.9110244786, -21.0687217205], [-49.9334884862, -21.0830818729], [-49.9347619458, -21.0894823075], [-49.9455906965, -21.1000234928], [-49.9451649549, -21.1172654470], [-49.9495059301, -21.1263525735], [-49.9539015213, -21.1256866028], [-49.9553639239, -21.1315812849], [-49.9592354337, -21.1329861076], [-49.9964565435, -21.0985041510], [-49.9896082097, -21.0977999443], [-49.9805297102, -21.0878614998], [-49.9815821606, -21.0631391775], [-49.9841602050, -21.0607244070], [-49.9847119410, -21.0544473741], [-49.9843429099, -21.0452898303], [-49.9952114175, -21.0325255912], [-50.0051627881, -21.0294604206], [-50.0545643666, -20.9968655648], [-50.0436299212, -20.9918483146], [-50.0393532874, -20.9810391177], [-50.0324488378, -20.9779215845], [-50.0178180468, -20.9768082999], [-50.0191436060, -20.9687566033], [-50.0155344829, -20.9642998202], [-50.0052391995, -20.9660103461], [-50.0033981767, -20.9630453189], [-50.0065309077, -20.9592499712], [-49.9929073446, -20.9493303548], [-49.9827475286, -20.9329704263], [-49.9751660006, -20.9099426386], [-49.9589416169, -20.9071614484], [-49.9563417826, -20.9067989541]]] }},</text:span></text:p>
      <text:p text:style-name="P1"><text:span text:style-name="T1"><text:tab/>{ "type": "Feature", "properties": {"id": "3539707", "name": "Platina", "description": "Platina"}, "geometry": { "type": "Polygon", "coordinates": [[[-50.1831747225, -22.5571576509], [-50.1731748076, -22.5696158406], [-50.1687289991, -22.5920906069], [-50.1546234685, -22.5885110906], [-50.1395001130, -22.5738454861], [-50.1382948405, -22.5734658678], [-50.1210934812, -22.5860718029], [-50.1007657914, -22.6099538234], [-50.1014463884, -22.6224828557], [-50.0958572158, -22.6255115942], [-50.0942071467, -22.6325521790], [-50.0919345468, -22.6411201067], [-50.1083529072, -22.6698038660], [-50.1058454178, -22.6802712630], [-50.1218570169, -22.7075796000], [-50.1224117190, -22.7148036524], [-50.1266001691, -22.7140566032], [-50.1302975268, -22.7053990110], [-50.1349777810, -22.7057436522], [-50.1454508943, -22.6989059279], [-50.1511222793, -22.7050872700], [-50.1692250630, -22.7055642829], [-50.2038874689, -22.6948836014], [-50.2253733979, -22.6964440484], [-50.2276099953, -22.6911752592], [-50.2405045219, -22.6888065694], [-50.2490719332, -22.6878152398], [-50.2576709865, -22.6975042826], [-50.2582511111, -22.7034137481], [-50.2621437884, -22.7013974139], [-50.2654742184, -22.6820677049], [-50.2727816570, -22.6727936406], [-50.3245501295, -22.6769114163], [-50.3177408108, -22.6399478182], [-50.3096076253, -22.5953660601], [-50.3177730062, -22.5691746949], [-50.3290112998, -22.5648984233], [-50.3472938430, -22.5527387064], [-50.3207562787, -22.5553637929], [-50.3046114521, -22.5503243103], [-50.3007804120, -22.5452734549], [-50.2957744564, -22.5520302472], [-50.2757694981, -22.5563488066], [-50.2654189727, -22.5623261677], [-50.2552044439, -22.5563327582], [-50.2342575167, -22.5329272410], [-50.2323730704, -22.5247629764], [-50.2220233454, -22.5276278830], [-50.2002830565, -22.5431506025], [-50.1854573983, -22.5480062746], [-50.1831747225, -22.5571576509]]] }},</text:span></text:p>
      <text:p text:style-name="P1"><text:span text:style-name="T1"><text:tab/>{ "type": "Feature", "properties": {"id": "3539806", "name": "Poa", "description": "Poa"}, "geometry": { "type": "Polygon", "coordinates": [[[-46.3518535712, -23.5051586758], [-46.3468261449, -23.5077501545], [-46.3296392678, -23.5050051222], [-46.3242016649, -23.5112774852], [-46.3262550803, -23.5141671291], [-46.3311118096, -23.5379528144], [-46.3409146256, -23.5470163166], [-46.3421230598, -23.5589295342], [-46.3421299143, -23.5612515154], [-46.3521152038, -23.5733293262], [-46.3532251983, -23.5658423562], [-46.3574924772, -23.5647755388], [-46.3539966416, -23.5589939552], [-46.3531657331, -23.5579006636], [-46.3529689473, -23.5571192491], [-46.3561890230, -23.5507978510], [-46.3521820010, -23.5458331710], [-46.3546652576, -23.5354785678], [-46.3632223283, -23.5272597692], [-46.3681851781, -23.5227979829], [-46.3661430231, -23.5138136776], [-46.3657571415, -23.5118276585], [-46.3657303028, -23.5115633966], [-46.3616278876, -23.5096700708], [-46.3518535712, -23.5051586758]]] }},</text:span></text:p>
      <text:p text:style-name="P1"><text:span text:style-name="T1"><text:tab/>{ "type": "Feature", "properties": {"id": "3539905", "name": "Poloni", "description": "Poloni"}, "geometry": { "type": "Polygon", "coordinates": [[[-49.7635762341, -20.7220320656], [-49.7671157941, -20.7336691586], [-49.7640043107, -20.7481237213], [-49.7641810043, -20.7604155311], [-49.7696843617, -20.7753666711], [-49.7741491931, -20.7860359745], [-49.7694604873, -20.7967074698], [-49.7721141981, -20.8079317373], [-49.7989228613, -20.8171351511], [-49.7990196433, -20.8171104753], [-49.8340069738, -20.8080871603], [-49.8573633606, -20.8020584677], [-49.8716210440, -20.7625667753], [-49.8903127491, -20.7576654391], [-49.9047776881, -20.7610263915], [-49.9047337551, -20.7597353146], [-49.9036771833, -20.7453124974], [-49.8851376033, -20.7262300640], [-49.8778812123, -20.7243791210], [-49.8652998694, -20.7335080864], [-49.8531171844, -20.7342341021], [-49.8472136745, -20.7252236002], [-49.8507940728, -20.7213479279], [-49.8490866598, -20.7186701199], [-49.8380375853, -20.7129979788], [-49.8345844449, -20.7027491910], [-49.8258473528, -20.6975261993], [-49.8202839388, -20.6764912442], [-49.8131372913, -20.6691438538], [-49.8087595317, -20.6774217861], [-49.7998164502, -20.6797528936], [-49.8023679730, -20.6822081376], [-49.7939576867, -20.6882836218], [-49.7925880732, -20.6950080365], [-49.7868575869, -20.6954605211], [-49.7813651475, -20.7049243832], [-49.7723635156, -20.7083520172], [-49.7705714142, -20.7169613253], [-49.7635762341, -20.7220320656]]] }},</text:span></text:p>
      <text:p text:style-name="P1"><text:span text:style-name="T1"><text:tab/>{ "type": "Feature", "properties": {"id": "3540002", "name": "Pompeia", "description": "Pompeia"}, "geometry": { "type": "Polygon", "coordinates": [[[-50.0726624184, -21.8563664018], [-50.0613033302, -21.8754830068], [-50.0821043435, -21.9091144644], [-50.0855677518, -21.9310229274], [-50.0787189736, -21.9420060989], [-50.0773243597, -21.9525536484], [-50.0669633837, -21.9548749255], [-50.0606704441, -21.9757485906], [-50.0578517373, -21.9827257441], [-50.0609557630, -21.9910790752], [-50.0610672522, -22.0030552271], [-50.0459828005, -22.0150547623], [-50.0439707410, -22.0205877085], [-50.0429266718, -22.0293849586], [-50.0482196096, -22.0439307620], [-50.0549125387, -22.0437267256], [-50.0872689025, -22.0264874322], [-50.0996706175, -22.0328898678], [-50.1026242241, -22.0352130867], [-50.1035935520, -22.0513148826], [-50.1007458490, -22.0615711582], [-50.1239223577, -22.1046777798], [-50.1326505486, -22.1104155427], [-50.1378111914, -22.1223520097], [-50.1364049034, -22.1271982607], [-50.1341979945, -22.1305036632], [-50.1382643944, -22.1384292456], [-50.1346645174, -22.1477054615], [-50.1411434119, -22.1519978258], [-50.1411655123, -22.1614868068], [-50.1510676182, -22.1661401183], [-50.1556862890, -22.1762126172], [-50.1700327394, -22.1897432490], [-50.1591319853, -22.2094640758], [-50.1613199764, -22.2182486287], [-50.1575341527, -22.2249016793], [-50.1723272582, -22.2462512393], [-50.1857451266, -22.2501816025], [-50.1902404977, -22.2442918849], [-50.1985570822, -22.2457133549], [-50.2017177896, -22.2398488885], [-50.2139133632, -22.2334200250], [-50.2233999760, -22.2422086750], [-50.2316536361, -22.2315266759], [-50.2436473350, -22.2275269974], [-50.2474653898, -22.2221345718], [-50.2509984335, -22.2232104339], [-50.2550173483, -22.2137855653], [-50.2998567847, -22.2089573264], [-50.2977669460, -22.2069333267], [-50.3042938408, -22.2019740423], [-50.3114244379, -22.2069209306], [-50.3184124616, -22.2069445010], [-50.3209523724, -22.2018448191], [-50.3289891776, -22.2018158180], [-50.3393183594, -22.1960270388], [-50.3394085185, -22.1909080422], [-50.3431253260, -22.1894935888], [-50.3454059537, -22.1880252385], [-50.3393861265, -22.1796185652], [-50.3346393445, -22.1796941864], [-50.3220080850, -22.1653600933], [-50.3098900613, -22.1628035381], [-50.2993418287, -22.1552005162], [-50.2841822749, -22.1363966047], [-50.2769315425, -22.1178900408], [-50.2808706603, -22.1129787672], [-50.2849947795, -22.0920499258], [-50.2888784209, -22.0892516025], [-50.2822864257, -22.0810714249], [-50.2813235433, -22.0804219763], [-50.2716586569, -22.0639165818], [-50.2587087988, -22.0546965050], [-50.2650103106, -22.0462316323], [-50.2860792269, -22.0458697000], [-50.2896189665, -22.0400435526], [-50.2892784520, -22.0293666931], [-50.2856997196, -22.0260882379], [-50.2789098753, -22.0271995389], [-50.2628963053, -22.0157627802], [-50.2600759317, -22.0158437343], [-50.2667573569, -22.0031879679], [-50.2612592389, -21.9957582292], [-50.2530887097, -21.9955306301], [-50.2478795040, -21.9905543387], [-50.2547704972, -21.9730364380], [-50.2842138645, -21.9590288949], [-50.2809750542, -21.9525408810], [-50.2830341407, -21.9451247572], [-50.2785283211, -21.9333871710], [-50.2778942618, -21.9162374728], [-50.2727682961, -21.8881981425], [-50.2760899118, -21.8765174376], [-50.2715060554, -21.8646501199], [-50.2699798439, -21.8412728759], [-50.2554845370, -21.8500793094], [-50.2596536737, -21.8557075647], [-50.2555228233, -21.8779311791], [-50.2621278390, -21.8873432974], [-50.2609076435, -21.8906663925], [-50.2523272994, -21.8885735671], [-50.2262975507, -21.8671773751], [-50.2263291350, -21.8597247736], [-50.2058022422, -21.8562473249], [-50.1790583838, -21.8543458940], [-50.1600398915, -21.8586798814], [-50.1290224009, -21.8184471178], [-50.1214043620, -21.8197400616], [-50.1153034015, -21.8352667051], [-50.1041095844, -21.8373933659], [-50.0945591080, -21.8490625751], [-50.0726624184, -21.8563664018]]] }},</text:span></text:p>
      <text:p text:style-name="P1"><text:span text:style-name="T1"><text:tab/>{ "type": "Feature", "properties": {"id": "3540101", "name": "Pongai", "description": "Pongai"}, "geometry": { "type": "Polygon", "coordinates": [[[-49.3030146498, -21.6800926106], [-49.3042295639, -21.6891792763], [-49.3095964382, -21.6887793602], [-49.3176116132, -21.6977378780], [-49.3136183347, -21.7223304098], [-49.3141313412, -21.7358920216], [-49.3216111605, -21.7533403962], [-49.3203925151, -21.7775706395], [-49.3301653112, -21.7896817973], [-49.3394567604, -21.7915245568], [-49.3391407172, -21.7959627128], [-49.3655607587, -21.8194110096], [-49.3760762695, -21.8158228276], [-49.3841999165, -21.8244728410], [-49.3906962558, -21.8301544568], [-49.4024334053, -21.8256508026], [-49.4121718412, -21.8195951368], [-49.4103540983, -21.8122835277], [-49.4156956359, -21.8061388722], [-49.4156420524, -21.7957739528], [-49.4198232809, -21.7873921413], [-49.4308779557, -21.7788844192], [-49.4340698870, -21.7700485866], [-49.4264015658, -21.7681523160], [-49.4138154024, -21.7563068623], [-49.4122167902, -21.7502258880], [-49.4202157660, -21.7350412660], [-49.4106079247, -21.7253207401], [-49.4110611848, -21.7181810437], [-49.4059925830, -21.7104292471], [-49.4058666324, -21.6962682500], [-49.3883935939, -21.6913984729], [-49.3851426441, -21.6852419300], [-49.3884035328, -21.6777784659], [-49.3825661820, -21.6774345581], [-49.3813778292, -21.6679655560], [-49.3717977222, -21.6667903379], [-49.3608237947, -21.6588626489], [-49.3409762687, -21.6565344650], [-49.3263361175, -21.6444345560], [-49.3084115419, -21.6263006415], [-49.3110233828, -21.6167090451], [-49.2908251104, -21.6326408161], [-49.2822491837, -21.6496891285], [-49.2728531739, -21.6585342698], [-49.2836366094, -21.6733795924], [-49.3030146498, -21.6800926106]]] }},</text:span></text:p>
      <text:p text:style-name="P1"><text:span text:style-name="T1"><text:tab/>{ "type": "Feature", "properties": {"id": "3540200", "name": "Pontal", "description": "Pontal"}, "geometry": { "type": "Polygon", "coordinates": [[[-47.9656963393, -20.9216386462], [-47.9780293435, -20.9481031484], [-48.0005160921, -20.9660582847], [-47.9995835340, -20.9830209559], [-47.9888886852, -20.9915272129], [-47.9918509576, -21.0028417716], [-47.9814331979, -21.0136875006], [-47.9771322539, -21.0255368946], [-47.9815028683, -21.0375246086], [-47.9888709149, -21.0455747111], [-47.9853363192, -21.0500942875], [-47.9861345905, -21.0561580288], [-48.0123163812, -21.0813283085], [-48.0290302223, -21.0815242256], [-48.0723160362, -21.0897812734], [-48.1115776096, -21.1044368375], [-48.1170840250, -21.1031418415], [-48.1238947768, -21.0981049846], [-48.1241683126, -21.0888317076], [-48.1240498301, -21.0721074039], [-48.1313464896, -21.0604731874], [-48.1333164936, -21.0472267007], [-48.1262801909, -21.0297155994], [-48.1285256912, -21.0199261739], [-48.1304000771, -21.0123209070], [-48.1354164366, -21.0093856653], [-48.1344954578, -21.0026325931], [-48.1421822785, -21.0008251080], [-48.1428708600, -20.9908802021], [-48.1497929497, -20.9786492000], [-48.1527373312, -20.9638616846], [-48.1608360557, -20.9522557029], [-48.1685297728, -20.9256001781], [-48.1733905340, -20.9200711113], [-48.1729732342, -20.8982540252], [-48.1785684094, -20.8868329310], [-48.1734065316, -20.8884563880], [-48.1656922168, -20.8836256944], [-48.1609445053, -20.8869920757], [-48.1544203761, -20.8932011327], [-48.1394656358, -20.8921460510], [-48.1253750847, -20.9014249162], [-48.1032095568, -20.8996166943], [-48.0822684443, -20.9127247953], [-48.0719822621, -20.9227096540], [-48.0644239736, -20.9228332413], [-48.0555690335, -20.9307792647], [-48.0481321504, -20.9288966208], [-48.0462107914, -20.9184183242], [-48.0369787032, -20.9062306880], [-48.0243153036, -20.9019554646], [-48.0158015951, -20.8923442225], [-47.9849132235, -20.8758962828], [-47.9622839773, -20.8895768041], [-47.9511919404, -20.8913415786], [-47.9392621115, -20.8994727995], [-47.9485968052, -20.9136904513], [-47.9656963393, -20.9216386462]]] }},</text:span></text:p>
      <text:p text:style-name="P1"><text:span text:style-name="T1"><text:tab/>{ "type": "Feature", "properties": {"id": "3540259", "name": "Pontalinda", "description": "Pontalinda"}, "geometry": { "type": "Polygon", "coordinates": [[[-50.5194204207, -20.3890251514], [-50.5089613170, -20.3941507874], [-50.4940942221, -20.3846879791], [-50.4788646046, -20.3819355735], [-50.4681852320, -20.3900009193], [-50.4600903275, -20.3934421614], [-50.4498371461, -20.3990119008], [-50.4484131788, -20.4031463106], [-50.4409888495, -20.4032124883], [-50.4297034659, -20.4118804932], [-50.4309420418, -20.4134823978], [-50.4396043170, -20.4316330908], [-50.4396842221, -20.4558128491], [-50.4432611985, -20.4586223831], [-50.4435946845, -20.4720148072], [-50.4477219117, -20.4740950530], [-50.4451989603, -20.4828491474], [-50.4485317195, -20.4827629616], [-50.4476483584, -20.4858548098], [-50.4662865449, -20.4890610306], [-50.4789613798, -20.4957976847], [-50.4836369579, -20.4927218755], [-50.4910503783, -20.4994649620], [-50.4922105888, -20.4963513216], [-50.5003738025, -20.4996609545], [-50.5048404935, -20.4963539376], [-50.5097394262, -20.5020987203], [-50.5179268619, -20.5009748330], [-50.5203165605, -20.5071174067], [-50.5271677953, -20.5090385485], [-50.5443301820, -20.5036338983], [-50.5483396955, -20.5087043571], [-50.5469448071, -20.5194132461], [-50.5540953691, -20.5235917053], [-50.5533534156, -20.5280266074], [-50.5730019651, -20.5179248336], [-50.5856919462, -20.5175847163], [-50.5857497537, -20.5151097665], [-50.5937152099, -20.5231039090], [-50.5999601901, -20.5240606362], [-50.6046749708, -20.5211373057], [-50.6032424917, -20.5185204301], [-50.6129488375, -20.5190608099], [-50.6247043500, -20.5081590242], [-50.6166261585, -20.4878824758], [-50.6103166949, -20.4853854463], [-50.6051776106, -20.4776854687], [-50.6037588884, -20.4759799758], [-50.6036414704, -20.4757395434], [-50.5954211905, -20.4705870307], [-50.5845238243, -20.4456009130], [-50.5885971871, -20.4216106004], [-50.5807220004, -20.4094836597], [-50.5799065887, -20.4007206187], [-50.5751955811, -20.3972248884], [-50.5726532854, -20.3920361197], [-50.5562329436, -20.3817268216], [-50.5414578102, -20.3766525133], [-50.5297749156, -20.3857990480], [-50.5195358518, -20.3889625077], [-50.5194204207, -20.3890251514]]] }},</text:span></text:p>
      <text:p text:style-name="P1"><text:span text:style-name="T1"><text:tab/>{ "type": "Feature", "properties": {"id": "3540309", "name": "Pontes Gestal", "description": "Pontes Gestal"}, "geometry": { "type": "Polygon", "coordinates": [[[-49.7949551043, -20.0829923215], [-49.7899945986, -20.0865549138], [-49.7768403444, -20.0757084960], [-49.7672910302, -20.0844963035], [-49.7498208171, -20.0876633675], [-49.7491752343, -20.0971115232], [-49.7423320383, -20.1025328080], [-49.7387275795, -20.1139719057], [-49.7336199956, -20.1157100469], [-49.7268329923, -20.1170072235], [-49.7230473825, -20.1220759646], [-49.7097204072, -20.1127241079], [-49.6981932175, -20.1172751855], [-49.6993424749, -20.1286825770], [-49.6787692221, -20.1379455213], [-49.6847306313, -20.1533858868], [-49.6813268249, -20.1561409013], [-49.6585340328, -20.1540819186], [-49.6519461893, -20.1598043161], [-49.6535534242, -20.1706450569], [-49.6570317060, -20.1780709219], [-49.6622150038, -20.1717082161], [-49.6659218311, -20.1771855612], [-49.6751099426, -20.1761096569], [-49.6747699798, -20.1804474642], [-49.6811730855, -20.1868713200], [-49.6875696270, -20.1847313547], [-49.6913604954, -20.1935209933], [-49.6868309850, -20.2008289962], [-49.6887183558, -20.2008670857], [-49.7136578745, -20.2013711485], [-49.7261581658, -20.2085766076], [-49.7248996745, -20.2300434806], [-49.7424620623, -20.2448624959], [-49.7559168243, -20.2500155990], [-49.7528858976, -20.2647998884], [-49.7602683282, -20.2669819883], [-49.7640265526, -20.2721258558], [-49.7787620186, -20.2722111207], [-49.7839818801, -20.2771905933], [-49.7967783889, -20.2774640273], [-49.8024309068, -20.2842878238], [-49.8184377517, -20.2843552642], [-49.8184261985, -20.2747303195], [-49.8248563622, -20.2653658597], [-49.8226795800, -20.2580205264], [-49.8058987321, -20.2360288577], [-49.7987182725, -20.2358331488], [-49.7992027687, -20.2276480646], [-49.8046026463, -20.2238052080], [-49.8022167746, -20.2156985564], [-49.8050192930, -20.2030101163], [-49.8118558166, -20.1944063415], [-49.8119812917, -20.1942596855], [-49.8080213074, -20.1859227909], [-49.8073415779, -20.1649536732], [-49.8019788687, -20.1556414513], [-49.8111318208, -20.1331859538], [-49.8097115725, -20.1173978124], [-49.8165935514, -20.1090926596], [-49.8167779295, -20.1037469382], [-49.8144103412, -20.0927239405], [-49.8091896816, -20.0897932681], [-49.8059206916, -20.0732816984], [-49.7998119318, -20.0712267605], [-49.7949551043, -20.0829923215]]] }},</text:span></text:p>
      <text:p text:style-name="P1"><text:span text:style-name="T1"><text:tab/>{ "type": "Feature", "properties": {"id": "3540408", "name": "Populina", "description": "Populina"}, "geometry": { "type": "Polygon", "coordinates": [[[-50.4328511008, -19.9832672197], [-50.4419058596, -19.9903479583], [-50.4541103593, -20.0026442512], [-50.4558973449, -20.0142585726], [-50.4594159291, -20.0099082559], [-50.4653820771, -20.0217610692], [-50.4793427447, -20.0301133999], [-50.4842980905, -20.0285457670], [-50.4959362509, -20.0366795249], [-50.5175731506, -20.0288661060], [-50.5197226192, -20.0256357931], [-50.5154168895, -20.0154567542], [-50.5224594081, -20.0120464169], [-50.5276199135, -20.0036576356], [-50.5361478637, -20.0019922755], [-50.5373878633, -19.9932450951], [-50.5433013838, -19.9880256791], [-50.5512294224, -19.9912991080], [-50.5619086136, -19.9638429659], [-50.5589395670, -19.9611181432], [-50.5731704922, -19.9500730640], [-50.5745967846, -19.9435362180], [-50.5746487834, -19.9434289715], [-50.5758508552, -19.9336818375], [-50.5880282267, -19.9186526040], [-50.5913186998, -19.9043797824], [-50.5965658783, -19.9009781990], [-50.6038451428, -19.8869398410], [-50.6128253740, -19.8835573005], [-50.6099599307, -19.8787226550], [-50.6112276943, -19.8711186244], [-50.6146793745, -19.8698021325], [-50.6137035982, -19.8605795105], [-50.6050723064, -19.8556263568], [-50.5858873362, -19.8263434756], [-50.5740660433, -19.8140430839], [-50.5615627304, -19.8131112758], [-50.5478269139, -19.8107286840], [-50.5307948693, -19.8018469423], [-50.5167399270, -19.7959461576], [-50.4984955444, -19.7953223185], [-50.4857255445, -19.7851887720], [-50.4714455998, -19.7791938324], [-50.4536383265, -19.7857685446], [-50.4615439259, -19.7938245524], [-50.4631575032, -19.8062795649], [-50.4703118861, -19.8155129568], [-50.4757475510, -19.8160909846], [-50.4809879840, -19.8431983303], [-50.4742899158, -19.8497527757], [-50.4762455911, -19.8567926780], [-50.4730755547, -19.8682963715], [-50.4651297812, -19.8713998590], [-50.4602064006, -19.8802165767], [-50.4611535833, -19.8962041024], [-50.4566073798, -19.9040719658], [-50.4514361909, -19.9139377048], [-50.4561839923, -19.9189038112], [-50.4406592739, -19.9318567368], [-50.4412662608, -19.9432607086], [-50.4453917163, -19.9468951342], [-50.4430606233, -19.9515685317], [-50.4463670257, -19.9545380659], [-50.4328979257, -19.9646833196], [-50.4328511008, -19.9832672197]]] }},</text:span></text:p>
      <text:p text:style-name="P1"><text:span text:style-name="T1"><text:tab/>{ "type": "Feature", "properties": {"id": "3540507", "name": "Porangaba", "description": "Porangaba"}, "geometry": { "type": "Polygon", "coordinates": [[[-48.0877792880, -23.0799144245], [-48.0763879515, -23.0900500176], [-48.0670855038, -23.0907142602], [-48.0611348647, -23.0948041700], [-48.0565794154, -23.1033505433], [-48.0575957078, -23.1108220336], [-48.0486152190, -23.1192550584], [-48.0490926144, -23.1269024071], [-48.0605166908, -23.1334566853], [-48.0603732396, -23.1364811621], [-48.0617508777, -23.1470528053], [-48.0522538118, -23.1477369847], [-48.0490735697, -23.1537616187], [-48.0432055634, -23.1535237123], [-48.0402483281, -23.1579678184], [-48.0199425042, -23.1661350551], [-48.0118298686, -23.1696844681], [-48.0190477833, -23.1809177983], [-48.0242956499, -23.2014922284], [-48.0499813252, -23.2192616502], [-48.0513542469, -23.2236368278], [-48.0566978068, -23.2320289548], [-48.0703043199, -23.2345388697], [-48.0702590054, -23.2349653829], [-48.0696234620, -23.2409167265], [-48.0775938904, -23.2419952250], [-48.0777306199, -23.2420435401], [-48.0810432423, -23.2460569518], [-48.0955246295, -23.2463136478], [-48.0963765789, -23.2509382161], [-48.1070918328, -23.2535746382], [-48.1382900733, -23.2707115292], [-48.1402866436, -23.2653804342], [-48.1513222939, -23.2648078568], [-48.1547363721, -23.2613545710], [-48.1614258677, -23.2450486303], [-48.1728644531, -23.2373417343], [-48.1735302479, -23.2312391755], [-48.1910346114, -23.2211506052], [-48.1996702456, -23.2214672999], [-48.2067670470, -23.2157481140], [-48.2079081841, -23.2068166200], [-48.2135480451, -23.1997838258], [-48.2227300552, -23.1958990809], [-48.2244338374, -23.1957661330], [-48.2206803240, -23.1912685137], [-48.2050217630, -23.1890123804], [-48.1938006130, -23.1825577046], [-48.1806526675, -23.1524638018], [-48.1849501915, -23.1483678553], [-48.1815275970, -23.1414031268], [-48.1830350484, -23.1277294317], [-48.1918716743, -23.1261724717], [-48.1887562357, -23.1183158545], [-48.1953769686, -23.1144107918], [-48.1921942617, -23.1121626216], [-48.1799429950, -23.1113494889], [-48.1765199236, -23.1040969202], [-48.1719825109, -23.1050583555], [-48.1705956893, -23.0988676191], [-48.1743465043, -23.0961677942], [-48.1662262210, -23.0987068406], [-48.1624517109, -23.0985678586], [-48.1598139131, -23.0940908776], [-48.1638552680, -23.0886551816], [-48.1590056503, -23.0861715232], [-48.1511338923, -23.0836689717], [-48.1460369700, -23.0899650081], [-48.1266707967, -23.0886792515], [-48.1142878868, -23.0967866357], [-48.1099896824, -23.0978343163], [-48.1069409740, -23.0965136608], [-48.1095953147, -23.0900115405], [-48.0953078444, -23.0846697033], [-48.0912389894, -23.0860169381], [-48.0877792880, -23.0799144245]]] }},</text:span></text:p>
      <text:p text:style-name="P1"><text:span text:style-name="T1"><text:tab/>{ "type": "Feature", "properties": {"id": "3540606", "name": "Porto Feliz", "description": "Porto Feliz"}, "geometry": { "type": "Polygon", "coordinates": [[[-47.5627745965, -23.0901997640], [-47.5525772971, -23.0981410647], [-47.5310790151, -23.1009687065], [-47.5281662677, -23.0943287297], [-47.5081548725, -23.0911451298], [-47.4922480175, -23.1018317393], [-47.4848304337, -23.1161985313], [-47.4799329700, -23.1245108282], [-47.4689306065, -23.1234915545], [-47.4645668605, -23.1275751612], [-47.4679053369, -23.1161763043], [-47.4648408939, -23.1094008860], [-47.4512983061, -23.1055109924], [-47.4334834406, -23.1056247822], [-47.4277524547, -23.1006073355], [-47.4110772043, -23.1195658492], [-47.4151340315, -23.1264792528], [-47.4137371071, -23.1329835960], [-47.4224519071, -23.1485261441], [-47.4180804407, -23.1681918267], [-47.4173611554, -23.1745571571], [-47.4234495592, -23.1862768911], [-47.4186124206, -23.1936835128], [-47.4281854015, -23.1885347819], [-47.4370563626, -23.1908922941], [-47.4386880129, -23.1943891682], [-47.4299609949, -23.2021039663], [-47.4368938517, -23.2039802094], [-47.4297616750, -23.2070600649], [-47.4219881738, -23.2212441675], [-47.4319426340, -23.2364813757], [-47.4333755282, -23.2389894633], [-47.4209292408, -23.2598495696], [-47.4146110393, -23.2641413444], [-47.4127491853, -23.2772396790], [-47.4089943412, -23.2878220616], [-47.4089979877, -23.2880451246], [-47.4037822503, -23.2983909040], [-47.4096848998, -23.3083991825], [-47.4247917835, -23.3170256915], [-47.4202406496, -23.3236803622], [-47.4190043579, -23.3390933652], [-47.4191356914, -23.3580681437], [-47.4644368741, -23.3507244449], [-47.4710697291, -23.3541199836], [-47.4748013448, -23.3621358540], [-47.4808512401, -23.3622842958], [-47.4842418602, -23.3613604898], [-47.4887635284, -23.3602497130], [-47.5040209739, -23.3595538414], [-47.5118366945, -23.3649960795], [-47.5243343312, -23.3668157166], [-47.5300954719, -23.3733961405], [-47.5387590334, -23.3794377528], [-47.5477280307, -23.3791113241], [-47.5581016124, -23.3850658678], [-47.5647909357, -23.3825485107], [-47.5742512012, -23.3806718918], [-47.5695793493, -23.3758103050], [-47.5743828110, -23.3699832094], [-47.5700410037, -23.3649832564], [-47.5775624614, -23.3632273885], [-47.5730598800, -23.3530110557], [-47.5744621790, -23.3426529971], [-47.5905701291, -23.3311745611], [-47.5996546961, -23.3192135412], [-47.5972455462, -23.3140790324], [-47.6082269629, -23.3015325698], [-47.6084687170, -23.2998179473], [-47.6046479744, -23.2923273654], [-47.6083654701, -23.2837697257], [-47.6011703485, -23.2725325652], [-47.6126508016, -23.2673841363], [-47.6146727198, -23.2494915227], [-47.6146893033, -23.2493492394], [-47.6118818673, -23.2397386382], [-47.6157650687, -23.2073866404], [-47.6227690625, -23.1999201622], [-47.6276713969, -23.2014862966], [-47.6311161199, -23.1919067422], [-47.6154643437, -23.1813514296], [-47.6141059427, -23.1687202473], [-47.6156905553, -23.1612867396], [-47.6089330044, -23.1480943246], [-47.6022144631, -23.1512700338], [-47.5937328149, -23.1491514525], [-47.5872099839, -23.1528243505], [-47.5829208744, -23.1500873988], [-47.5959439834, -23.1375288669], [-47.5977077259, -23.1303600327], [-47.6062647696, -23.1313034570], [-47.6117818638, -23.1370490372], [-47.6238427964, -23.1413534297], [-47.6238340085, -23.1301548894], [-47.6298786711, -23.1164395310], [-47.6274224763, -23.1086382535], [-47.6199635554, -23.1145213047], [-47.6082267089, -23.0987786660], [-47.6033076370, -23.0979087543], [-47.5809282209, -23.1032404020], [-47.5723163569, -23.0978597406], [-47.5669677121, -23.0981931142], [-47.5627745965, -23.0901997640]]] }},</text:span></text:p>
      <text:p text:style-name="P1"><text:span text:style-name="T1"><text:tab/>{ "type": "Feature", "properties": {"id": "3540705", "name": "Porto Ferreira", "description": "Porto Ferreira"}, "geometry": { "type": "Polygon", "coordinates": [[[-47.4092052732, -21.7701804845], [-47.3985747841, -21.7726841627], [-47.3944492111, -21.7710642771], [-47.3938506774, -21.7668441857], [-47.3856418135, -21.7716092272], [-47.3663926068, -21.7782216321], [-47.3587321970, -21.7854451230], [-47.3570562245, -21.7927143080], [-47.3510225878, -21.8041102271], [-47.3464439854, -21.8060513440], [-47.3346565595, -21.8137781492], [-47.3373826594, -21.8210645062], [-47.3350706170, -21.8282896448], [-47.3382732276, -21.8325153970], [-47.3426193218, -21.8393878545], [-47.3870097842, -21.8498532550], [-47.3969262082, -21.8572113308], [-47.4035931479, -21.8776318987], [-47.3929081116, -21.8867174960], [-47.4019184514, -21.8915159427], [-47.3992300761, -21.9030073795], [-47.4015744492, -21.9061019110], [-47.4051642275, -21.9143592485], [-47.4112900195, -21.9154788603], [-47.4132889507, -21.9173147335], [-47.4188805418, -21.9131153112], [-47.4728867410, -21.9167301105], [-47.4860155808, -21.9224380727], [-47.4974360241, -21.9172795222], [-47.5047497022, -21.9332925353], [-47.5114570015, -21.9354168386], [-47.5267864642, -21.9250583677], [-47.5144660260, -21.9105674670], [-47.5101708009, -21.8788425581], [-47.5402862791, -21.8628603509], [-47.5511953146, -21.8541007042], [-47.5481666596, -21.8437678961], [-47.5545633506, -21.8369544579], [-47.5433032937, -21.8233250642], [-47.5236113845, -21.8106097509], [-47.5237530636, -21.8018345396], [-47.5084986314, -21.8070951654], [-47.4866991757, -21.7954546327], [-47.4822419512, -21.7890847039], [-47.4736061794, -21.7921639990], [-47.4668731387, -21.7869025507], [-47.4506412341, -21.7806933300], [-47.4394931917, -21.7843359919], [-47.4432997059, -21.7646815695], [-47.4273318241, -21.7554971979], [-47.4109475558, -21.7621533284], [-47.4092052732, -21.7701804845]]] }},</text:span></text:p>
      <text:p text:style-name="P1"><text:span text:style-name="T1"><text:tab/>{ "type": "Feature", "properties": {"id": "3540754", "name": "Potim", "description": "Potim"}, "geometry": { "type": "Polygon", "coordinates": [[[-45.3331613512, -22.7911807678], [-45.3288324278, -22.7964521106], [-45.3206402079, -22.7936374439], [-45.3005817450, -22.8022594454], [-45.2970866035, -22.8139567283], [-45.3014104772, -22.8218188367], [-45.2939231405, -22.8277418028], [-45.2681825090, -22.8248325471], [-45.2561671624, -22.8157601258], [-45.2414569295, -22.8188680836], [-45.2370160334, -22.8238153967], [-45.2483069267, -22.8416638014], [-45.2509441778, -22.8440080890], [-45.2517934633, -22.8455044203], [-45.2477992285, -22.8526383719], [-45.2546059993, -22.8571839197], [-45.2681433951, -22.8481890569], [-45.2777774312, -22.8506365438], [-45.2871812612, -22.8507609852], [-45.2988563826, -22.8385822691], [-45.3105562555, -22.8375843827], [-45.3217862486, -22.8488950719], [-45.3168686244, -22.8563463042], [-45.3252718528, -22.8567065287], [-45.3268771118, -22.8495660511], [-45.3317827815, -22.8461384788], [-45.3458313876, -22.8527888552], [-45.3417439721, -22.8390775799], [-45.3307211079, -22.8364917210], [-45.3370961142, -22.8277333881], [-45.3414098877, -22.8278162836], [-45.3395861188, -22.8111698321], [-45.3475786173, -22.8147202667], [-45.3522311492, -22.8046372913], [-45.3578538108, -22.8046233200], [-45.3598196469, -22.7998789060], [-45.3638039747, -22.7995428452], [-45.3464618215, -22.7873674562], [-45.3331613512, -22.7911807678]]] }},</text:span></text:p>
      <text:p text:style-name="P1"><text:span text:style-name="T1"><text:tab/>{ "type": "Feature", "properties": {"id": "3540804", "name": "Potirendaba", "description": "Potirendaba"}, "geometry": { "type": "Polygon", "coordinates": [[[-49.2891000040, -21.0794433015], [-49.2923518930, -21.0932363151], [-49.3126425371, -21.1000627403], [-49.3124443270, -21.1208636033], [-49.3158230507, -21.1266002939], [-49.3268477952, -21.1283833097], [-49.3407539166, -21.1534157796], [-49.3492881863, -21.1517154998], [-49.3489549895, -21.1580221957], [-49.3602806330, -21.1639166004], [-49.3656857428, -21.1602675936], [-49.3654492346, -21.1559607098], [-49.3765722099, -21.1560326135], [-49.3804964124, -21.1518480206], [-49.3795356656, -21.1570359678], [-49.3831468143, -21.1565396092], [-49.3873430617, -21.1676001141], [-49.3826739809, -21.1685912059], [-49.3825080910, -21.1747000083], [-49.3866136152, -21.1714834435], [-49.3980868630, -21.1731890875], [-49.3954537556, -21.1809636572], [-49.4045085444, -21.1764213407], [-49.4068509576, -21.1844048523], [-49.4247365745, -21.1816827301], [-49.4280968913, -21.1877158106], [-49.4304632517, -21.1835798481], [-49.4329387574, -21.1848765105], [-49.4327226390, -21.1910518985], [-49.4354737743, -21.1920370027], [-49.4370483862, -21.1867010183], [-49.4412258788, -21.1892985744], [-49.4520092634, -21.1823915178], [-49.4543260483, -21.1772689048], [-49.4598185228, -21.1769709679], [-49.4601044748, -21.1594238338], [-49.4780509560, -21.1511103183], [-49.4952090198, -21.1376887044], [-49.4821644417, -21.1321580439], [-49.4823535034, -21.1237089567], [-49.4713538050, -21.1090923265], [-49.4713638335, -21.0940281611], [-49.4659809781, -21.0879429688], [-49.4593593522, -21.0878393260], [-49.4592299634, -21.0833611088], [-49.4637281651, -21.0696701856], [-49.4604472298, -21.0648024785], [-49.4630745188, -21.0393375691], [-49.4582645213, -21.0337813356], [-49.4585015626, -21.0213761532], [-49.4554493150, -21.0011710361], [-49.4487130264, -20.9949903822], [-49.4454569282, -20.9847664940], [-49.4318738204, -20.9753273480], [-49.4003302921, -20.9711850790], [-49.3866531207, -20.9604853229], [-49.3745663888, -20.9598217503], [-49.3596167736, -20.9770210914], [-49.3592796389, -20.9816358157], [-49.3593063050, -20.9818933224], [-49.3373297941, -20.9815606554], [-49.3248333890, -20.9930883157], [-49.3213499795, -21.0027430198], [-49.3108137934, -21.0085712930], [-49.3151015571, -21.0248087987], [-49.3037963218, -21.0384515487], [-49.2977148751, -21.0575853892], [-49.2891000040, -21.0794433015]]] }},</text:span></text:p>
      <text:p text:style-name="P1"><text:span text:style-name="T1"><text:tab/>{ "type": "Feature", "properties": {"id": "3540853", "name": "Pracinha", "description": "Pracinha"}, "geometry": { "type": "Polygon", "coordinates": [[[-51.0347587678, -21.8364333721], [-51.0371419278, -21.8435514412], [-51.0404148507, -21.8427169282], [-51.0436262390, -21.8484422970], [-51.0575822305, -21.8501929687], [-51.0728888840, -21.8615005377], [-51.0798039524, -21.8664789995], [-51.0820297323, -21.8808849914], [-51.0896173480, -21.8807285682], [-51.0965558350, -21.8866749997], [-51.1059045386, -21.8883218183], [-51.1153220239, -21.8852630728], [-51.1191491083, -21.8720448813], [-51.1358519893, -21.8684469283], [-51.1397489201, -21.8564031165], [-51.1270323508, -21.8497471417], [-51.1256244683, -21.8431765719], [-51.1167514336, -21.8406678193], [-51.1100848466, -21.8440602218], [-51.0952577058, -21.8389332094], [-51.0947918213, -21.8350831673], [-51.0830186661, -21.8257917098], [-51.0850029938, -21.8215833993], [-51.0811538696, -21.8213900390], [-51.0830669877, -21.8170668070], [-51.0788190192, -21.8145601927], [-51.0798490540, -21.8044640703], [-51.0753767293, -21.8017369007], [-51.0779833926, -21.7985943998], [-51.0758413622, -21.7886695971], [-51.0699229139, -21.7872647346], [-51.0596103047, -21.7919521208], [-51.0458863554, -21.7927388730], [-51.0077496906, -21.8036063353], [-51.0251703907, -21.8188407785], [-51.0297866721, -21.8336355417], [-51.0347587678, -21.8364333721]]] }},</text:span></text:p>
      <text:p text:style-name="P1"><text:span text:style-name="T1"><text:tab/>{ "type": "Feature", "properties": {"id": "3540903", "name": "Pradopolis", "description": "Pradopolis"}, "geometry": { "type": "Polygon", "coordinates": [[[-48.0812407275, -21.2686346817], [-48.0762604048, -21.2872162955], [-48.0663333352, -21.3044823046], [-48.0561696412, -21.3002101497], [-48.0204842859, -21.3060101987], [-47.9943599360, -21.3046475778], [-48.0020425538, -21.3083979401], [-48.0084946293, -21.3210357781], [-48.0213988355, -21.3310488768], [-48.0277634270, -21.3532716922], [-48.0323503284, -21.3585353966], [-48.0306482578, -21.3697375506], [-48.0283923057, -21.3800978223], [-48.0147997519, -21.3816584496], [-48.0337138607, -21.3967032096], [-48.0440984230, -21.4173443657], [-48.0497653021, -21.3884219983], [-48.0572135159, -21.3959625555], [-48.0665381593, -21.3984368847], [-48.0911431559, -21.4212502508], [-48.1039076661, -21.4295780319], [-48.1084877686, -21.4288622828], [-48.1130435974, -21.4201098704], [-48.1235673512, -21.4109458534], [-48.1296678197, -21.3888361356], [-48.1396354080, -21.3797536687], [-48.1459483247, -21.3675079275], [-48.1408574191, -21.3582559484], [-48.1435672019, -21.3475439463], [-48.1413813847, -21.3179989062], [-48.1410252738, -21.3170832703], [-48.1355717030, -21.2678238259], [-48.1163879843, -21.2735994104], [-48.0910059206, -21.2620479645], [-48.0812407275, -21.2686346817]]] }},</text:span></text:p>
      <text:p text:style-name="P1"><text:span text:style-name="T1"><text:tab/>{ "type": "Feature", "properties": {"id": "3541000", "name": "Praia Grande", "description": "Praia Grande"}, "geometry": { "type": "Polygon", "coordinates": [[[-46.4955582215, -24.0016455197], [-46.4917637678, -24.0031027610], [-46.4853102025, -23.9990273364], [-46.4825929827, -24.0060834637], [-46.4680077836, -24.0019125454], [-46.4698433149, -23.9946809478], [-46.4632548301, -23.9980522072], [-46.4641606565, -23.9933901364], [-46.4528607042, -23.9893462338], [-46.4455775954, -23.9815254387], [-46.4353937891, -23.9843533224], [-46.4327037071, -23.9773970984], [-46.4235137740, -23.9764285804], [-46.4083592056, -23.9856023637], [-46.3995853831, -23.9824780472], [-46.3917862876, -23.9969176557], [-46.3889684934, -24.0035730482], [-46.3916344118, -24.0100519056], [-46.3831742764, -24.0172149492], [-46.3898043816, -24.0160092348], [-46.3898031099, -24.0226976094], [-46.3989702364, -24.0331394590], [-46.4015473455, -24.0316787350], [-46.3991300173, -24.0177902674], [-46.4166023294, -24.0132819881], [-46.4547681682, -24.0232682687], [-46.4986875717, -24.0401280086], [-46.6051971650, -24.0894098872], [-46.6120556887, -24.0823842769], [-46.6006628109, -24.0649764938], [-46.6042600000, -24.0595558412], [-46.5969215062, -24.0515034653], [-46.5989467278, -24.0432016446], [-46.6122806390, -24.0352546858], [-46.6035324818, -24.0297775532], [-46.6024457731, -24.0213962472], [-46.5888881623, -24.0110774938], [-46.5933966521, -23.9961731077], [-46.5836068054, -23.9852380886], [-46.5754229325, -23.9822455356], [-46.5676784201, -23.9689475487], [-46.5571905880, -23.9655624186], [-46.5480400951, -23.9561553704], [-46.5263705584, -23.9459321899], [-46.5175070982, -23.9505089379], [-46.5214508937, -23.9579767053], [-46.5137502635, -23.9646192935], [-46.5129201840, -23.9734366816], [-46.5082989424, -23.9794353786], [-46.5096247440, -23.9834055909], [-46.5055889109, -23.9896318089], [-46.4950071493, -23.9961769818], [-46.4955582215, -24.0016455197]]] }},</text:span></text:p>
      <text:p text:style-name="P1"><text:span text:style-name="T1"><text:tab/>{ "type": "Feature", "properties": {"id": "3541059", "name": "Pratania", "description": "Pratania"}, "geometry": { "type": "Polygon", "coordinates": [[[-48.7693365019, -22.7578273773], [-48.7541262015, -22.7721956621], [-48.7483491960, -22.7679772821], [-48.7435551888, -22.7704696955], [-48.7364566849, -22.7649507146], [-48.7289605124, -22.7641829188], [-48.7137305964, -22.7639862311], [-48.7058948251, -22.7742465167], [-48.6808054150, -22.7767136673], [-48.6682540625, -22.7870336000], [-48.6532715650, -22.7870451794], [-48.6492322554, -22.7905813764], [-48.6404380025, -22.7794906770], [-48.6331773744, -22.7789179915], [-48.6174564488, -22.7787701774], [-48.6148389520, -22.7732512425], [-48.6107044770, -22.7733012075], [-48.6117439469, -22.7767965517], [-48.6120861087, -22.7899797921], [-48.6026426542, -22.8001542483], [-48.6063576462, -22.8095677208], [-48.5900538293, -22.8152112518], [-48.5846362651, -22.8360486901], [-48.5668474659, -22.8529636924], [-48.5915301164, -22.8555783590], [-48.6036766542, -22.8510012933], [-48.6229836896, -22.8500473431], [-48.6305914761, -22.8446958071], [-48.6368924480, -22.8383970322], [-48.6600785895, -22.8311811681], [-48.6629509041, -22.8456721352], [-48.6709413369, -22.8481931463], [-48.6773080949, -22.8577474970], [-48.6828950470, -22.8577184716], [-48.6825713432, -22.8649152657], [-48.6898591290, -22.8738653503], [-48.6986131254, -22.8672169784], [-48.7042347874, -22.8718726452], [-48.7133928934, -22.8646875562], [-48.7195825732, -22.8614649469], [-48.7241498219, -22.8681072072], [-48.7328649950, -22.8670985816], [-48.7339017779, -22.8703451453], [-48.7422482712, -22.8729026727], [-48.7627623030, -22.8632411973], [-48.7705320580, -22.8521918962], [-48.7783434243, -22.8525456524], [-48.8020986503, -22.8448534012], [-48.7927540136, -22.8323713426], [-48.7886980982, -22.8363223401], [-48.7796725909, -22.8262433781], [-48.7800771833, -22.8210146330], [-48.7737789864, -22.8109912745], [-48.7753055357, -22.8005581909], [-48.7793804865, -22.7970042115], [-48.7776585432, -22.7614860671], [-48.7693365019, -22.7578273773]]] }},</text:span></text:p>
      <text:p text:style-name="P1"><text:span text:style-name="T1"><text:tab/>{ "type": "Feature", "properties": {"id": "3541109", "name": "Presidente Alves", "description": "Presidente Alves"}, "geometry": { "type": "Polygon", "coordinates": [[[-49.3038180137, -22.0122569812], [-49.2993179797, -22.0218490143], [-49.2873451556, -22.0192673507], [-49.2784760898, -22.0222964528], [-49.2716169736, -22.0278134268], [-49.2716129236, -22.0344581256], [-49.2624392980, -22.0367269843], [-49.2544735236, -22.0437335521], [-49.2491152036, -22.0434659854], [-49.2538535303, -22.0475523622], [-49.2938246732, -22.0524445553], [-49.3062835550, -22.0693932278], [-49.3291814081, -22.0707694293], [-49.3312939875, -22.0777054285], [-49.3491789125, -22.0874330137], [-49.3538070059, -22.0892976834], [-49.3500327094, -22.1013812678], [-49.3619515309, -22.1041282753], [-49.3683750079, -22.1200938762], [-49.3826728291, -22.1235691577], [-49.3749580753, -22.1347422232], [-49.4018812894, -22.1438495644], [-49.4091764824, -22.1555439285], [-49.4099230126, -22.1702898028], [-49.4262899379, -22.1947001616], [-49.4254163511, -22.2001231619], [-49.4350801255, -22.2105886605], [-49.4378729834, -22.2203995352], [-49.4456929326, -22.2254709646], [-49.4453293135, -22.2311886029], [-49.4548785035, -22.2348762787], [-49.4585086112, -22.2405971837], [-49.4646250473, -22.2446158224], [-49.4840591115, -22.2338697863], [-49.4884707442, -22.2343226174], [-49.4952782602, -22.2292035858], [-49.4925776621, -22.2241127340], [-49.4984036536, -22.2142528619], [-49.5067909792, -22.2094146215], [-49.5111917358, -22.1891704099], [-49.5289547786, -22.1812406137], [-49.5296767171, -22.1722025324], [-49.5238912500, -22.1532464116], [-49.5507580120, -22.1503383597], [-49.5616690808, -22.1448019040], [-49.5553282062, -22.1364222681], [-49.5559477940, -22.1293283354], [-49.5579048032, -22.1214804061], [-49.5535773654, -22.1165094598], [-49.5446421415, -22.1107877493], [-49.5386518861, -22.1119943312], [-49.5281461336, -22.1015973953], [-49.5168144030, -22.1004649392], [-49.5070069161, -22.0863087493], [-49.4962890381, -22.0840214004], [-49.4914107438, -22.0875951813], [-49.4866528791, -22.0833004023], [-49.4825817207, -22.0862104085], [-49.4576438036, -22.0841705078], [-49.4512570932, -22.0650500757], [-49.4025887160, -22.0678513112], [-49.3807839171, -22.0632131508], [-49.3718022690, -22.0656286512], [-49.3687239877, -22.0670175395], [-49.3662568889, -22.0537866925], [-49.3622135638, -22.0435727902], [-49.3543165730, -22.0503372451], [-49.3508611477, -22.0491015120], [-49.3532015183, -22.0370239481], [-49.3478891418, -22.0321030515], [-49.3478123968, -22.0247969520], [-49.3363785575, -22.0224438732], [-49.3396128130, -22.0058945029], [-49.3339702443, -22.0018676603], [-49.3277475328, -22.0072568522], [-49.3038180137, -22.0122569812]]] }},</text:span></text:p>
      <text:p text:style-name="P1"><text:span text:style-name="T1"><text:tab/>{ "type": "Feature", "properties": {"id": "3541208", "name": "Presidente Bernardes", "description": "Presidente Bernardes"}, "geometry": { "type": "Polygon", "coordinates": [[[-51.4955465335, -21.8689696997], [-51.4421661100, -21.8761335155], [-51.4301027757, -21.8714860405], [-51.4223858509, -21.8732489952], [-51.4234141537, -21.8767160057], [-51.4197600274, -21.8997306227], [-51.4229898555, -21.9030624506], [-51.4214690424, -21.9212426309], [-51.4264262408, -21.9247395537], [-51.4269962030, -21.9348151761], [-51.4315654445, -21.9343405939], [-51.4310630197, -21.9385967829], [-51.4431729225, -21.9359644020], [-51.4479157565, -21.9389430286], [-51.4665741614, -21.9345864894], [-51.4681326426, -21.9508845265], [-51.4672256020, -21.9582481486], [-51.4730072074, -21.9565971858], [-51.4745510550, -21.9519696243], [-51.4819901377, -21.9713928492], [-51.4909569112, -21.9947992351], [-51.5127701867, -22.0517054898], [-51.5293596775, -22.0980334272], [-51.5311833609, -22.0987775326], [-51.5361581388, -22.0992884514], [-51.5411602303, -22.1067225646], [-51.5642791165, -22.1064314576], [-51.5738363782, -22.1093523453], [-51.5728794906, -22.1183649013], [-51.5776169309, -22.1342189537], [-51.5977539862, -22.1410866022], [-51.5980037899, -22.1412770955], [-51.6046114913, -22.1532096452], [-51.6027703371, -22.1623583907], [-51.6089686967, -22.1904676677], [-51.6089823002, -22.1905806805], [-51.6201732237, -22.2841195984], [-51.6135530988, -22.3077428495], [-51.6167957427, -22.3162171150], [-51.6337609640, -22.3314975043], [-51.6370797110, -22.3148107071], [-51.6346450759, -22.2965012744], [-51.6397150101, -22.3017130338], [-51.6479421678, -22.3017448834], [-51.6472897787, -22.3064456475], [-51.6590829851, -22.3065529654], [-51.6649477149, -22.3144153572], [-51.6802377969, -22.3276815690], [-51.6926144906, -22.3313147959], [-51.6863763538, -22.3405986826], [-51.6968846014, -22.3462275681], [-51.7079667943, -22.3454893293], [-51.7116556349, -22.3510496376], [-51.7185774686, -22.3475253232], [-51.7320924675, -22.3497393987], [-51.7410381138, -22.3450040861], [-51.7483082237, -22.3275270549], [-51.7471425889, -22.3226767767], [-51.7612100122, -22.3250683576], [-51.7724866128, -22.3218588260], [-51.7808278666, -22.3387961582], [-51.7821832061, -22.3498955565], [-51.7853856605, -22.3513446508], [-51.7854012432, -22.3580960913], [-51.7889123580, -22.3605493976], [-51.7971026490, -22.3610400521], [-51.7988188310, -22.3566876907], [-51.8196106471, -22.3526472358], [-51.8376375974, -22.3572519188], [-51.8373327572, -22.3569978320], [-51.8255291168, -22.3429697782], [-51.8128363070, -22.3074727416], [-51.7955775332, -22.2947538729], [-51.7918141946, -22.2794139434], [-51.7902434966, -22.2682105213], [-51.7719200403, -22.2753425194], [-51.7637706784, -22.2749751503], [-51.7547260816, -22.2658906717], [-51.7567838929, -22.2554384758], [-51.7527216030, -22.2497747461], [-51.7572056440, -22.2460792480], [-51.7531154925, -22.2339645067], [-51.7719824692, -22.2168863060], [-51.7630148539, -22.2006785803], [-51.7471470653, -22.1993741613], [-51.7402059202, -22.1946334420], [-51.7379621010, -22.1794112351], [-51.7214215550, -22.1772891732], [-51.6972252885, -22.1921987270], [-51.6766959655, -22.1962621266], [-51.6653080089, -22.1940253596], [-51.6542907358, -22.2007263640], [-51.6477043858, -22.1983290772], [-51.6438740601, -22.2013089195], [-51.6389698436, -22.1957677617], [-51.6394098768, -22.1873157194], [-51.6553972226, -22.1649218495], [-51.6695492532, -22.1608592281], [-51.6708768784, -22.1528383783], [-51.6823604250, -22.1421794430], [-51.6987468926, -22.1386484793], [-51.7179563207, -22.1253805388], [-51.7290866783, -22.1130973468], [-51.7314618229, -22.0999257315], [-51.7197767492, -22.0925381694], [-51.6896573279, -22.0692727931], [-51.6889815472, -22.0595264958], [-51.6795526122, -22.0572929279], [-51.6755604516, -22.0610414629], [-51.6650383980, -22.0493861331], [-51.6575063522, -22.0514546343], [-51.6480654211, -22.0284400241], [-51.6415832803, -22.0213928651], [-51.6244509008, -22.0077755198], [-51.6005460510, -21.9996290104], [-51.5983174117, -21.9860622435], [-51.6079859622, -21.9748126133], [-51.6061695329, -21.9724332731], [-51.5852169529, -21.9717277241], [-51.5790917275, -21.9629057794], [-51.5792166279, -21.9560503293], [-51.5718399253, -21.9484588255], [-51.5702867468, -21.9359965907], [-51.5729573435, -21.9341930846], [-51.5624123827, -21.9254805119], [-51.5570530889, -21.9130791373], [-51.5523774719, -21.9123138646], [-51.5508095866, -21.9078899440], [-51.5522164472, -21.9048594956], [-51.5769221467, -21.9074053213], [-51.5855323866, -21.9048901135], [-51.5872724095, -21.9004788188], [-51.5807755067, -21.8786716126], [-51.5841865792, -21.8671260255], [-51.5730827518, -21.8502591810], [-51.5482633297, -21.8550627638], [-51.5242424504, -21.8670411746], [-51.4956522626, -21.8689550607], [-51.4955465335, -21.8689696997]]] }},</text:span></text:p>
      <text:p text:style-name="P1"><text:span text:style-name="T1"><text:tab/>{ "type": "Feature", "properties": {"id": "3541307", "name": "Presidente Epitacio", "description": "Presidente Epitacio"}, "geometry": { "type": "Polygon", "coordinates": [[[-51.9617331620, -21.4928421788], [-51.9653258615, -21.5251105819], [-51.9568635040, -21.5292843442], [-51.9537970878, -21.5239469177], [-51.9449464666, -21.5266754671], [-51.9464870341, -21.5309371921], [-51.9422059327, -21.5307165708], [-51.9453510328, -21.5347633694], [-51.9419608537, -21.5387197262], [-51.9460944338, -21.5429908453], [-51.9412051619, -21.5467102538], [-51.9431301405, -21.5585631541], [-51.9448144972, -21.5689389425], [-51.9449015996, -21.5694726167], [-51.9614571208, -21.6713784347], [-51.9679931384, -21.7115244438], [-51.9769933853, -21.7668387983], [-52.0145276092, -21.8011995706], [-52.0215353216, -21.7988209814], [-52.0669552710, -21.8297238169], [-52.0739729931, -21.8418745490], [-52.0837894820, -21.8479568516], [-52.0966310240, -21.8718567215], [-52.1066671342, -21.8758875144], [-52.1102993628, -21.8803905824], [-52.1246081293, -21.8755166763], [-52.1280411670, -21.8979142211], [-52.1432109623, -21.9968472526], [-52.1434439497, -21.9983665075], [-52.1455234842, -22.0130136575], [-52.1604434334, -22.0227508783], [-52.1626996248, -22.0280618013], [-52.1761639633, -22.0428124703], [-52.1884209326, -22.0460720228], [-52.1897063035, -22.0537001192], [-52.1925904947, -22.0582764787], [-52.1883294979, -22.0640467674], [-52.1719183039, -22.0740473684], [-52.1735365280, -22.0828609537], [-52.1889377441, -22.1056958817], [-52.2006857602, -22.1160502756], [-52.2017919149, -22.1166438298], [-52.2094994863, -22.1398869843], [-52.2072283935, -22.1500460698], [-52.2147408445, -22.1532104483], [-52.2257263265, -22.1594040608], [-52.2294480414, -22.1722149885], [-52.2205830521, -22.1948120362], [-52.2240286592, -22.1978269281], [-52.2271380342, -22.1992844465], [-52.2411619917, -22.1965449101], [-52.2423824693, -22.1959631594], [-52.2436984992, -22.2011863067], [-52.2297735516, -22.2161775558], [-52.2234683657, -22.2217628376], [-52.2279200392, -22.2431787013], [-52.2153209791, -22.2499858062], [-52.2211190167, -22.2590281053], [-52.2278955772, -22.2640067789], [-52.2458370395, -22.2622117280], [-52.2490274861, -22.2671065908], [-52.2615508549, -22.2540886568], [-52.2676478147, -22.2524971555], [-52.2840889525, -22.2729306164], [-52.2961748271, -22.2528672077], [-52.3147409710, -22.2426118824], [-52.3355638658, -22.2375070547], [-52.3404976347, -22.2299360707], [-52.3583010746, -22.2204052371], [-52.3727562994, -22.2182373988], [-52.4065312821, -22.2012906843], [-52.4183138737, -22.1857839757], [-52.4266036865, -22.1832053957], [-52.4330000970, -22.1802127480], [-52.4428971409, -22.1845743767], [-52.4556896043, -22.1848432592], [-52.4076934883, -22.1411686684], [-52.3959091527, -22.1184005609], [-52.3914117869, -22.1142123825], [-52.3767234607, -22.1062116891], [-52.3449406834, -22.0615089372], [-52.3185257961, -21.9716657451], [-52.3009913057, -21.9417025164], [-52.2744701806, -21.9144758429], [-52.2632040749, -21.9118331063], [-52.2576911965, -21.9054579570], [-52.2479132652, -21.9018143229], [-52.2329403301, -21.8832879160], [-52.1900691887, -21.8456786115], [-52.1831108489, -21.8258989675], [-52.1834932926, -21.8139945860], [-52.1617019408, -21.7725291518], [-52.1607700818, -21.7703087946], [-52.1395572866, -21.7552643804], [-52.1032978667, -21.7455879133], [-52.0854523531, -21.7228236708], [-52.0760015283, -21.7144143426], [-52.0664504354, -21.6960803510], [-52.0532763019, -21.6721082604], [-52.0478498207, -21.6558763897], [-52.0490298982, -21.6426234784], [-52.0622995485, -21.6201321929], [-52.0683851598, -21.5976421181], [-52.1016735424, -21.5693483356], [-52.1028021989, -21.5586000934], [-52.0954719013, -21.5415985368], [-52.0772982033, -21.5147575058], [-52.0659622791, -21.5041265478], [-52.0565765945, -21.5031446789], [-52.0175681078, -21.5113131263], [-51.9964434771, -21.5153960632], [-51.9674139566, -21.5012967923], [-51.9617331620, -21.4928421788]]] }},</text:span></text:p>
      <text:p text:style-name="P1"><text:span text:style-name="T1"><text:tab/>{ "type": "Feature", "properties": {"id": "3541406", "name": "Presidente Prudente", "description": "Presidente Prudente"}, "geometry": { "type": "Polygon", "coordinates": [[[-51.2699517241, -21.7426842162], [-51.2597434081, -21.7432764069], [-51.2417186317, -21.7363017049], [-51.2249926048, -21.7402112065], [-51.2230971955, -21.7445585433], [-51.2349030696, -21.7594561993], [-51.2309473676, -21.7669084739], [-51.2485459356, -21.7825961124], [-51.2445939842, -21.8001605425], [-51.2315762630, -21.8013688151], [-51.2226497392, -21.8287278546], [-51.2278763900, -21.8389724055], [-51.2393547738, -21.8378499921], [-51.2353904478, -21.8415527626], [-51.2440679875, -21.8452783598], [-51.2431839913, -21.8524697549], [-51.2469852124, -21.8524871875], [-51.2539700922, -21.8608312177], [-51.2567904695, -21.8691446067], [-51.2524103288, -21.8779580562], [-51.2630145654, -21.8810607662], [-51.2602458480, -21.8767033244], [-51.2661994492, -21.8784209714], [-51.2621353076, -21.8901590583], [-51.2564214455, -21.9011710882], [-51.2644969486, -21.9032282968], [-51.2707666722, -21.9094935977], [-51.2721062440, -21.9134085682], [-51.2687384597, -21.9166661982], [-51.2738767434, -21.9257523865], [-51.2701349903, -21.9294162016], [-51.2653043512, -21.9361956946], [-51.2727071465, -21.9393161999], [-51.2743613470, -21.9464433644], [-51.2710563910, -21.9508804863], [-51.2754356086, -21.9534733846], [-51.2723178879, -21.9584920303], [-51.2758975495, -21.9607287716], [-51.2744240033, -21.9644725851], [-51.2804333748, -21.9699628177], [-51.2834182632, -21.9809794690], [-51.2888172262, -21.9838344069], [-51.2883266324, -21.9902818018], [-51.2780212920, -22.0008123324], [-51.2850216501, -22.0158794332], [-51.2859696493, -22.0221475533], [-51.2905836175, -22.0242848242], [-51.2856519896, -22.0344360013], [-51.2881705651, -22.0441572619], [-51.2926455841, -22.0513391254], [-51.2909434396, -22.0553436254], [-51.2970684901, -22.0597030340], [-51.2979608720, -22.0673472117], [-51.3050456705, -22.0747857376], [-51.3063011582, -22.0855327907], [-51.3179638590, -22.0936290986], [-51.3209701735, -22.1064622215], [-51.3136946991, -22.1272749993], [-51.3220398531, -22.1390958278], [-51.3240974389, -22.1522553802], [-51.3377356777, -22.1621472853], [-51.3424657896, -22.1722497647], [-51.3542563121, -22.1738770987], [-51.3624481793, -22.1820057856], [-51.3610090333, -22.1856371543], [-51.3651709342, -22.1884738792], [-51.3677207945, -22.1951232382], [-51.3756045041, -22.2008857832], [-51.3977160266, -22.2041867076], [-51.4067384987, -22.1975859744], [-51.4190690233, -22.1986335810], [-51.4335271429, -22.2054703181], [-51.4338318267, -22.2052504148], [-51.4340185906, -22.2051143837], [-51.4382877468, -22.2030608712], [-51.4455829904, -22.2019138079], [-51.4490237551, -22.1984013179], [-51.4640577176, -22.2006907920], [-51.4679867872, -22.1984227004], [-51.4681676554, -22.1983966324], [-51.4757015208, -22.1973276941], [-51.4765172854, -22.1877735482], [-51.4834598477, -22.1768547809], [-51.4833129592, -22.1242867045], [-51.4702753943, -22.1163225554], [-51.4501030990, -22.1129011195], [-51.4330907639, -22.0787270450], [-51.4255353503, -22.0732479695], [-51.4173870968, -22.0728516076], [-51.4172857043, -22.0621193043], [-51.4152627463, -22.0554997087], [-51.4192415645, -22.0514735556], [-51.4116660943, -22.0395855739], [-51.4020387337, -22.0280321189], [-51.4039703344, -22.0232546221], [-51.3983339113, -22.0177156114], [-51.3921091883, -22.0009455636], [-51.3914119323, -21.9987172503], [-51.3953546021, -21.9850513790], [-51.3918309046, -21.9864555660], [-51.3739943092, -21.9738579694], [-51.3704334235, -21.9677178948], [-51.3658770022, -21.9671639420], [-51.3672927648, -21.9494570597], [-51.3449458947, -21.9362007430], [-51.3406454652, -21.9210504727], [-51.3327746169, -21.9236420363], [-51.3293264455, -21.9166413390], [-51.3316309972, -21.8941080854], [-51.3256753820, -21.8717748312], [-51.3246981324, -21.8681882197], [-51.3305172518, -21.8591574912], [-51.3301237202, -21.8450918033], [-51.3347685129, -21.8361834819], [-51.3341649668, -21.8087263382], [-51.3285566331, -21.7987806960], [-51.3335640872, -21.7911378612], [-51.3295633042, -21.7913837410], [-51.3376047127, -21.7841299023], [-51.3362511727, -21.7814929461], [-51.3427906386, -21.7789170434], [-51.3424674597, -21.7741011139], [-51.3294145883, -21.7707055261], [-51.3233398522, -21.7559596576], [-51.3117202822, -21.7495891533], [-51.2994590940, -21.7342557681], [-51.2933205162, -21.7332559601], [-51.2895212517, -21.7221189168], [-51.2830762445, -21.7212003990], [-51.2744988389, -21.7269972824], [-51.2747893760, -21.7348112184], [-51.2699517241, -21.7426842162]]] }},</text:span></text:p>
      <text:p text:style-name="P1"><text:span text:style-name="T1"><text:tab/>{ "type": "Feature", "properties": {"id": "3541505", "name": "Presidente Venceslau", "description": "Presidente Venceslau"}, "geometry": { "type": "Polygon", "coordinates": [[[-51.8497482076, -21.5776268432], [-51.8499345544, -21.5810955056], [-51.8426181597, -21.5791631113], [-51.8416480855, -21.5816753118], [-51.8387040363, -21.5790492078], [-51.8398986189, -21.5823666517], [-51.8358833895, -21.5839817741], [-51.8304778544, -21.5801888966], [-51.8281501579, -21.5855248993], [-51.8224040543, -21.5841094488], [-51.8139654117, -21.5905585423], [-51.8136716797, -21.5865171130], [-51.8060173312, -21.5883752448], [-51.8056453447, -21.5931914041], [-51.8092727817, -21.5956934644], [-51.8031490094, -21.5966977868], [-51.7995203327, -21.5937081529], [-51.7864947626, -21.5970829452], [-51.7797119716, -21.6035999717], [-51.7781439051, -21.6069206179], [-51.7771230892, -21.6038804497], [-51.7705838039, -21.6064973103], [-51.7638548713, -21.6004506048], [-51.7601580630, -21.6032496207], [-51.7563234109, -21.5985070358], [-51.7523740793, -21.6001407899], [-51.7484236503, -21.5943503415], [-51.7386709290, -21.5915058457], [-51.7367849375, -21.5939182089], [-51.7300751908, -21.5918420517], [-51.7298213649, -21.5948027854], [-51.7260629153, -21.5943444376], [-51.7269691417, -21.5974771469], [-51.7151112078, -21.5961080987], [-51.7018024757, -21.6056460261], [-51.7054693889, -21.6233614522], [-51.7041482001, -21.6280511983], [-51.6981889306, -21.6289617091], [-51.7004069008, -21.6315250786], [-51.6973644291, -21.6333188735], [-51.6954452770, -21.6418768906], [-51.7002878892, -21.6575742246], [-51.6978397469, -21.6683931350], [-51.7013960345, -21.6751333304], [-51.7017411157, -21.6898070883], [-51.7186613981, -21.7156716889], [-51.7113725716, -21.7507489993], [-51.7188107943, -21.7670550355], [-51.7468817126, -21.7879251390], [-51.7490612854, -21.7984611640], [-51.7426424452, -21.8104206824], [-51.7468740062, -21.8271630624], [-51.7507470679, -21.8336053952], [-51.7585206361, -21.8360461602], [-51.7634915469, -21.8421123190], [-51.7653479485, -21.8549319482], [-51.7719780582, -21.8641822237], [-51.7704613973, -21.8743007391], [-51.7808269542, -21.8686683838], [-51.7875473057, -21.8692172232], [-51.7899962960, -21.8776389956], [-51.7940432018, -21.8796473750], [-51.7942782025, -21.9026763053], [-51.8071831152, -21.9066820825], [-51.8110184185, -21.9165843462], [-51.8176075364, -21.9191639920], [-51.8231174832, -21.9381650529], [-51.8281757554, -21.9409037053], [-51.8278886848, -21.9468635754], [-51.8488796490, -21.9645035519], [-51.8525433966, -21.9691495050], [-51.8569238537, -21.9659942182], [-51.8605505496, -21.9700952375], [-51.8652370765, -21.9654985754], [-51.8805789251, -21.9719778189], [-51.8895501937, -21.9803679286], [-51.8902743041, -21.9877184903], [-51.8972898985, -21.9982666313], [-51.9085377815, -22.0050069808], [-51.9150027154, -22.0048085400], [-51.9222831410, -21.9998911255], [-51.9269294705, -22.0006584817], [-51.9302089678, -21.9961107284], [-51.9403260267, -21.9931292142], [-51.9472211054, -21.9977894391], [-51.9540100193, -21.9895614775], [-51.9622170229, -21.9901970478], [-51.9684848334, -21.9835885688], [-51.9734263335, -21.9791659997], [-51.9716899002, -21.9763850539], [-51.9789572037, -21.9736501372], [-51.9804472405, -21.9676394059], [-51.9970345340, -21.9674416851], [-52.0096226624, -21.9599596347], [-52.0131043810, -21.9610723758], [-52.0134015343, -21.9522348911], [-52.0225899897, -21.9482031619], [-52.0287794712, -21.9493824132], [-52.0282781618, -21.9408746742], [-52.0028853728, -21.9129148606], [-51.9898760688, -21.9100032788], [-51.9810358956, -21.9117573595], [-51.9629830820, -21.9060186316], [-51.9435832217, -21.8529768608], [-51.9434354277, -21.8524875684], [-51.9343306178, -21.8419704067], [-51.9327913206, -21.8269088314], [-51.9134421267, -21.8206274734], [-51.9071093999, -21.8004664627], [-51.9009692324, -21.7930823683], [-51.8997936797, -21.7801122727], [-51.8923959078, -21.7703298095], [-51.8923752942, -21.7702185183], [-51.8871094066, -21.7608367126], [-51.8893260485, -21.7457226689], [-51.8968306155, -21.7433709818], [-51.9004640867, -21.7349644010], [-51.9007015799, -21.7277324390], [-51.8968013047, -21.7232670891], [-51.8990208670, -21.7191302753], [-51.8860140462, -21.6992992583], [-51.8833862758, -21.6872619804], [-51.8638828085, -21.6679712396], [-51.8517945402, -21.6340547463], [-51.8474071405, -21.6307718907], [-51.8452388670, -21.6102849011], [-51.8595217099, -21.5802539711], [-51.8548107778, -21.5807359000], [-51.8532592467, -21.5775692018], [-51.8497482076, -21.5776268432]]] }},</text:span></text:p>
      <text:p text:style-name="P1"><text:span text:style-name="T1"><text:tab/>{ "type": "Feature", "properties": {"id": "3541604", "name": "Promissao", "description": "Promissao"}, "geometry": { "type": "Polygon", "coordinates": [[[-49.8317480991, -21.2750124472], [-49.8147214448, -21.2805899314], [-49.8017257240, -21.2930523057], [-49.7901117874, -21.2949820624], [-49.7703990227, -21.3059343092], [-49.7533321953, -21.2965461291], [-49.7456232382, -21.2963194443], [-49.7425319539, -21.3009130221], [-49.7453576363, -21.3146195900], [-49.7293700454, -21.3416404554], [-49.7261008676, -21.3455250813], [-49.7231121179, -21.3445650157], [-49.7133107483, -21.3352649701], [-49.7126758786, -21.3349784242], [-49.7012005008, -21.3356323325], [-49.6962133287, -21.3438337411], [-49.6996033868, -21.3563012940], [-49.6965236940, -21.3622061935], [-49.7029153113, -21.3726423894], [-49.7143608398, -21.3754940571], [-49.7154495291, -21.3958451360], [-49.7080891291, -21.3990281637], [-49.7138671254, -21.4044103517], [-49.7162788021, -21.4191233306], [-49.7241763213, -21.4222691697], [-49.7146041064, -21.4294761290], [-49.7154289436, -21.4362154351], [-49.7093853911, -21.4399302598], [-49.7156202790, -21.4516775165], [-49.7105203580, -21.4546196561], [-49.7098304957, -21.4617239913], [-49.7054749298, -21.4661216056], [-49.7153015227, -21.4812777466], [-49.7263721471, -21.4871332695], [-49.7282607503, -21.4972877564], [-49.7406669610, -21.5064276857], [-49.7530537803, -21.5249059220], [-49.7515386748, -21.5302789749], [-49.7618996058, -21.5528624131], [-49.7812016718, -21.5521178907], [-49.7956313937, -21.5570226707], [-49.8055411032, -21.5508603844], [-49.8155403004, -21.5616193304], [-49.8247824310, -21.5864159722], [-49.8247437387, -21.5867205719], [-49.8237322302, -21.5945931424], [-49.8392983884, -21.6166678240], [-49.8409920987, -21.6301877111], [-49.8416131630, -21.6385212611], [-49.8464074775, -21.6423871099], [-49.8480289526, -21.6736825595], [-49.8581596435, -21.6830303241], [-49.8771241968, -21.6818250683], [-49.8896894722, -21.6792597283], [-49.8945428850, -21.6820812318], [-49.9007259663, -21.6972697885], [-49.9132578604, -21.7065533018], [-49.9388682953, -21.6964747154], [-49.9556975423, -21.7006533933], [-49.9628682521, -21.6945399228], [-49.9679516032, -21.6994079036], [-49.9705431068, -21.6937967710], [-49.9769022959, -21.6923218433], [-49.9819556554, -21.7012400786], [-49.9911305953, -21.7017349004], [-49.9952795528, -21.6952854718], [-50.0089746922, -21.7021762926], [-50.0141911891, -21.6945988739], [-50.0229488388, -21.7003414529], [-50.0433265801, -21.6920180908], [-50.0456144093, -21.6946780441], [-50.0470972635, -21.6912829081], [-50.0532788132, -21.6932005048], [-50.0629185018, -21.6903512370], [-50.0695986064, -21.6836015076], [-50.0737942137, -21.6831867655], [-50.0743039173, -21.6878779940], [-50.0819508021, -21.6905549367], [-50.0879453734, -21.6862828942], [-50.0903204155, -21.6905356855], [-50.1072654149, -21.6834583115], [-50.1054909786, -21.6797868921], [-50.1091495920, -21.6727309449], [-50.0996492574, -21.6430224611], [-50.0994456175, -21.6218435944], [-50.0793213631, -21.6098516417], [-50.0731903129, -21.5954893596], [-50.0606342888, -21.5889642611], [-50.0603783852, -21.5834703444], [-50.0572664172, -21.5865261812], [-50.0602859983, -21.5961136173], [-50.0578750336, -21.6027309626], [-50.0548294326, -21.6081611849], [-50.0477224267, -21.6094569583], [-50.0380669657, -21.5948704816], [-50.0277314686, -21.5887636712], [-50.0038548652, -21.5867933233], [-49.9927780228, -21.5904483265], [-49.9861701014, -21.5873919880], [-49.9815116848, -21.5796864248], [-49.9691042997, -21.5759668922], [-49.9629923908, -21.5791267523], [-49.9539259546, -21.5767111561], [-49.9399225622, -21.5618537071], [-49.9326829144, -21.5532451689], [-49.9148087508, -21.5569719360], [-49.9099264333, -21.5506225098], [-49.9019306699, -21.5226800243], [-49.9098072091, -21.5224167114], [-49.9104258456, -21.5099890533], [-49.9038994615, -21.4989380851], [-49.9038469734, -21.4988475571], [-49.8930317976, -21.4814677715], [-49.8906249102, -21.4680538900], [-49.8858432888, -21.4707346328], [-49.8712844800, -21.4676127862], [-49.8678623437, -21.4546101541], [-49.8704625230, -21.4503599909], [-49.8670400458, -21.4484917633], [-49.8697149936, -21.4424414917], [-49.8612793027, -21.4319709291], [-49.8625308152, -21.4240747013], [-49.8592320683, -21.4205472439], [-49.8684159051, -21.3926120495], [-49.8623697717, -21.3878678584], [-49.8556386576, -21.3675400480], [-49.8479313380, -21.3659618241], [-49.8427280973, -21.3548596007], [-49.8349968058, -21.3449198076], [-49.8323885101, -21.3381957297], [-49.8258645901, -21.3383045818], [-49.8233382011, -21.3184672063], [-49.8160534102, -21.3158924433], [-49.8179638152, -21.3032320763], [-49.8233322156, -21.3004986880], [-49.8240382750, -21.2920710077], [-49.8312386157, -21.2841166398], [-49.8263458721, -21.2801106873], [-49.8294233738, -21.2808078219], [-49.8317480991, -21.2750124472]]] }},</text:span></text:p>
      <text:p text:style-name="P1"><text:span text:style-name="T1"><text:tab/>{ "type": "Feature", "properties": {"id": "3541653", "name": "Quadra", "description": "Quadra"}, "geometry": { "type": "Polygon", "coordinates": [[[-48.0299625578, -23.2220736125], [-48.0198295845, -23.2274724368], [-48.0085375063, -23.2230763148], [-48.0038263972, -23.2428348166], [-47.9976133502, -23.2459690953], [-47.9861906895, -23.2434804417], [-47.9828379897, -23.2552558841], [-47.9892357394, -23.2747442505], [-47.9881469810, -23.2833426240], [-47.9762891603, -23.2762351564], [-47.9601953644, -23.2774415519], [-47.9494909984, -23.2788514771], [-47.9562027199, -23.2890897225], [-47.9486782027, -23.2953877252], [-47.9580314939, -23.3057716070], [-47.9527908824, -23.3095011421], [-47.9578736936, -23.3263350283], [-47.9660598697, -23.3359823715], [-47.9834421243, -23.3455705771], [-47.9854569901, -23.3643594629], [-47.9962694819, -23.3632599540], [-48.0292486670, -23.3828597000], [-48.0378666809, -23.3760822844], [-48.0698299976, -23.3740970030], [-48.0740099471, -23.3697755656], [-48.0828089553, -23.3722663708], [-48.0831527484, -23.3647215385], [-48.0902741949, -23.3556225582], [-48.0803570308, -23.3453984191], [-48.0808095009, -23.3268642647], [-48.0864158016, -23.3273486110], [-48.0914102382, -23.3183554876], [-48.0929879537, -23.3214806965], [-48.1021531203, -23.3208133333], [-48.1081683419, -23.3128662291], [-48.1082698848, -23.3028451577], [-48.1160633886, -23.2998834549], [-48.1226270606, -23.2911202029], [-48.1288803033, -23.2850314090], [-48.1386221268, -23.2829749598], [-48.1382900733, -23.2707115292], [-48.1070918328, -23.2535746382], [-48.0963765789, -23.2509382161], [-48.0955246295, -23.2463136478], [-48.0810432423, -23.2460569518], [-48.0777306199, -23.2420435401], [-48.0775938904, -23.2419952250], [-48.0696234620, -23.2409167265], [-48.0702590054, -23.2349653829], [-48.0703043199, -23.2345388697], [-48.0566978068, -23.2320289548], [-48.0299625578, -23.2220736125]]] }},</text:span></text:p>
      <text:p text:style-name="P1"><text:span text:style-name="T1"><text:tab/>{ "type": "Feature", "properties": {"id": "3541703", "name": "Quata", "description": "Quata"}, "geometry": { "type": "Polygon", "coordinates": [[[-50.6533551693, -22.0368206845], [-50.6364104088, -22.0504508772], [-50.6274205546, -22.0496997455], [-50.6196991560, -22.0614933765], [-50.6096229316, -22.0627887543], [-50.6091356646, -22.0625378528], [-50.5997934666, -22.0641715921], [-50.6005936852, -22.0691605790], [-50.5945185595, -22.0732698858], [-50.5794423434, -22.0715072679], [-50.5734829683, -22.0821507318], [-50.5707352490, -22.0786623218], [-50.5610906414, -22.0782319061], [-50.5562692518, -22.0836899513], [-50.5514041953, -22.0820768742], [-50.5480790118, -22.0858931052], [-50.5507361999, -22.0942411941], [-50.5356618036, -22.1020506911], [-50.5342701702, -22.1056828974], [-50.5207825221, -22.1105671341], [-50.5121749254, -22.1205344383], [-50.5134744867, -22.1308687688], [-50.5101473549, -22.1355713807], [-50.4989599230, -22.1384850454], [-50.4951617688, -22.1451847262], [-50.4847108287, -22.1522057025], [-50.4967798945, -22.1662436027], [-50.4979921534, -22.1832940233], [-50.5033879556, -22.1870848331], [-50.5233959283, -22.2200530020], [-50.5428626434, -22.2264809523], [-50.5490060874, -22.2335638846], [-50.5560132072, -22.2501411270], [-50.5529197316, -22.2572664334], [-50.5556837376, -22.2755152426], [-50.5604715542, -22.2830021962], [-50.5580580227, -22.2936800424], [-50.5702100407, -22.3034420782], [-50.5753510706, -22.3000601596], [-50.5860991316, -22.3022795630], [-50.5982507409, -22.2957474997], [-50.6169323862, -22.2961492175], [-50.6228833774, -22.2884108197], [-50.6294554130, -22.3049463131], [-50.6457405212, -22.3120083291], [-50.6657359163, -22.3040345197], [-50.6692680553, -22.2995493414], [-50.6702683252, -22.2937602714], [-50.6647434971, -22.2845190978], [-50.6733200955, -22.2890883324], [-50.6800684403, -22.2943585469], [-50.6866586073, -22.3074580786], [-50.6881038444, -22.3231702396], [-50.6823807286, -22.3321497793], [-50.6888592927, -22.3466650066], [-50.6877698824, -22.3606558425], [-50.6958454078, -22.3689727137], [-50.6926574620, -22.3787284098], [-50.6970729408, -22.3873502981], [-50.6935436155, -22.3986206312], [-50.7040380149, -22.4038216650], [-50.7173506968, -22.4023973400], [-50.7211236462, -22.4118265612], [-50.7431285935, -22.4220946654], [-50.7579323787, -22.4394148427], [-50.7838968343, -22.4336454044], [-50.7862124402, -22.4114509321], [-50.7747144285, -22.4039184690], [-50.7622142263, -22.3833473186], [-50.7613232314, -22.3655822559], [-50.7695219510, -22.3493686691], [-50.7595014537, -22.3113054608], [-50.7560096699, -22.3011845151], [-50.7473137939, -22.2948769237], [-50.7443204563, -22.2857859946], [-50.7349455767, -22.2803563711], [-50.7276793635, -22.2650457490], [-50.7186610186, -22.2559369718], [-50.7159697004, -22.2509261861], [-50.7179451865, -22.2452329109], [-50.7283900428, -22.2355697733], [-50.7259818793, -22.2293525370], [-50.7306211886, -22.2194523373], [-50.7226125877, -22.2160388018], [-50.7277176132, -22.2120552884], [-50.7285492747, -22.2020912223], [-50.7285609159, -22.1975741772], [-50.7208126633, -22.1968250193], [-50.7168416808, -22.1876492914], [-50.7247290662, -22.1771118055], [-50.7254641006, -22.1675363597], [-50.7191841687, -22.1534859418], [-50.7125603767, -22.1526482776], [-50.7092861948, -22.1395032816], [-50.7144114455, -22.1204134821], [-50.7188848628, -22.1141621637], [-50.7172493137, -22.1102362599], [-50.7239141168, -22.1049397458], [-50.7242401175, -22.0848709713], [-50.7154368091, -22.0731461204], [-50.7125397853, -22.0585078748], [-50.7043964811, -22.0450360873], [-50.7052909404, -22.0214818434], [-50.6978156242, -22.0198216243], [-50.6953942371, -22.0237624461], [-50.6683545669, -22.0283389265], [-50.6622786696, -22.0359932127], [-50.6533551693, -22.0368206845]]] }},</text:span></text:p>
      <text:p text:style-name="P1"><text:span text:style-name="T1"><text:tab/>{ "type": "Feature", "properties": {"id": "3541802", "name": "Queiroz", "description": "Queiroz"}, "geometry": { "type": "Polygon", "coordinates": [[[-50.2728259826, -21.7088124163], [-50.2711371933, -21.7215844348], [-50.2615223755, -21.7265475983], [-50.2585358631, -21.7378121573], [-50.2485680534, -21.7412641715], [-50.2453730966, -21.7393379593], [-50.2398886605, -21.7469070311], [-50.2365324460, -21.7451203616], [-50.2253130978, -21.7520869846], [-50.2212830476, -21.7624736788], [-50.2120845140, -21.7587020368], [-50.2008521940, -21.7664734262], [-50.1894227403, -21.7635465555], [-50.1800604523, -21.7744448049], [-50.1691222985, -21.7745654848], [-50.1615637894, -21.7843626516], [-50.1545533312, -21.7849357318], [-50.1514637989, -21.7892458863], [-50.1514904805, -21.7901292042], [-50.1463842030, -21.7939929154], [-50.1487691389, -21.7983473892], [-50.1449791999, -21.8044434106], [-50.1334878968, -21.8072029261], [-50.1336611869, -21.8133505938], [-50.1290224009, -21.8184471178], [-50.1600398915, -21.8586798814], [-50.1790583838, -21.8543458940], [-50.2058022422, -21.8562473249], [-50.2263291350, -21.8597247736], [-50.2262975507, -21.8671773751], [-50.2523272994, -21.8885735671], [-50.2609076435, -21.8906663925], [-50.2621278390, -21.8873432974], [-50.2555228233, -21.8779311791], [-50.2596536737, -21.8557075647], [-50.2554845370, -21.8500793094], [-50.2699798439, -21.8412728759], [-50.3011827254, -21.8521541088], [-50.3048074203, -21.8580632142], [-50.3083444550, -21.8525343718], [-50.3212458434, -21.8506391011], [-50.3252687901, -21.8420456190], [-50.3230694004, -21.8247722012], [-50.3273369573, -21.8224656701], [-50.3375606231, -21.8060466866], [-50.3339876083, -21.7960066132], [-50.3289578752, -21.7929634798], [-50.3246814187, -21.7620733661], [-50.3292906028, -21.7524580877], [-50.3223543214, -21.7430477401], [-50.3186436781, -21.7294552138], [-50.3111224753, -21.7270337567], [-50.3056689640, -21.7191537390], [-50.3080869922, -21.7140044217], [-50.3033626813, -21.7114257773], [-50.2943966721, -21.7170241065], [-50.2811093377, -21.7077799152], [-50.2728259826, -21.7088124163]]] }},</text:span></text:p>
      <text:p text:style-name="P1"><text:span text:style-name="T1"><text:tab/>{ "type": "Feature", "properties": {"id": "3541901", "name": "Queluz", "description": "Queluz"}, "geometry": { "type": "Polygon", "coordinates": [[[-44.7399894297, -22.4252437945], [-44.7330671274, -22.4331079751], [-44.7297765553, -22.4396303268], [-44.7282542246, -22.4479360212], [-44.7236284548, -22.4510324402], [-44.7239527619, -22.4557873775], [-44.7173275806, -22.4678453323], [-44.7226910740, -22.4752135203], [-44.7234554635, -22.4836286961], [-44.7201303679, -22.4918412467], [-44.7120760105, -22.4928858461], [-44.7096547463, -22.4999220439], [-44.7152669347, -22.5137493600], [-44.7007141808, -22.5106313111], [-44.6977320369, -22.5128584887], [-44.6955062138, -22.5177859601], [-44.6877262890, -22.5209666703], [-44.6972055929, -22.5274908539], [-44.6973638598, -22.5337544446], [-44.7154634535, -22.5388753295], [-44.7181021780, -22.5544667061], [-44.7260260215, -22.5599780227], [-44.7301691653, -22.5590228127], [-44.7327337498, -22.5688688871], [-44.7320936317, -22.5747491572], [-44.7388999350, -22.5780849297], [-44.7484476618, -22.5699110313], [-44.7544199903, -22.5716712928], [-44.7544455333, -22.5772426566], [-44.7726200804, -22.5786815423], [-44.7772639659, -22.5835636408], [-44.7896494304, -22.5862331803], [-44.7920449640, -22.5899574530], [-44.7885858140, -22.5968883518], [-44.8025135828, -22.5997540850], [-44.8162650309, -22.6131952159], [-44.8208366094, -22.5986545753], [-44.8368999622, -22.6029504348], [-44.8492046878, -22.6017097390], [-44.8451584341, -22.5937115283], [-44.8503527389, -22.5881679185], [-44.8492698477, -22.5712937325], [-44.8539405136, -22.5667037750], [-44.8519231173, -22.5584882474], [-44.8320271163, -22.5602744600], [-44.8274146524, -22.5484134842], [-44.8313307587, -22.5470166216], [-44.8333985326, -22.5402461898], [-44.8444488944, -22.5362506301], [-44.8501564142, -22.5225531241], [-44.8400119875, -22.5088535870], [-44.8468512055, -22.5039729410], [-44.8467775371, -22.4970716901], [-44.8467726664, -22.4966167999], [-44.8521263208, -22.4860481521], [-44.8477685886, -22.4780156554], [-44.8526050690, -22.4652252005], [-44.8488220230, -22.4402747208], [-44.8547748112, -22.4321392467], [-44.8435102345, -22.4273136892], [-44.8325176275, -22.4305003695], [-44.8236993913, -22.4188464580], [-44.8075491810, -22.4136216527], [-44.8088055001, -22.4048049407], [-44.7783534129, -22.4080913400], [-44.7695410530, -22.4146556640], [-44.7546691191, -22.4144393389], [-44.7399894297, -22.4252437945]]] }},</text:span></text:p>
      <text:p text:style-name="P1"><text:span text:style-name="T1"><text:tab/>{ "type": "Feature", "properties": {"id": "3542008", "name": "Quintana", "description": "Quintana"}, "geometry": { "type": "Polygon", "coordinates": [[[-50.2667573569, -22.0031879679], [-50.2600759317, -22.0158437343], [-50.2628963053, -22.0157627802], [-50.2789098753, -22.0271995389], [-50.2856997196, -22.0260882379], [-50.2892784520, -22.0293666931], [-50.2896189665, -22.0400435526], [-50.2860792269, -22.0458697000], [-50.2650103106, -22.0462316323], [-50.2587087988, -22.0546965050], [-50.2716586569, -22.0639165818], [-50.2813235433, -22.0804219763], [-50.2822864257, -22.0810714249], [-50.2888784209, -22.0892516025], [-50.2849947795, -22.0920499258], [-50.2808706603, -22.1129787672], [-50.2769315425, -22.1178900408], [-50.2841822749, -22.1363966047], [-50.2993418287, -22.1552005162], [-50.3098900613, -22.1628035381], [-50.3220080850, -22.1653600933], [-50.3346393445, -22.1796941864], [-50.3393861265, -22.1796185652], [-50.3454059537, -22.1880252385], [-50.3534317829, -22.1944684117], [-50.3605797202, -22.1952989547], [-50.3619408820, -22.1887076720], [-50.3678731030, -22.1860371465], [-50.3758124714, -22.1847410845], [-50.3863333101, -22.1880792461], [-50.4009158660, -22.1854121388], [-50.4013360334, -22.1854430489], [-50.4097138843, -22.1810022840], [-50.4123109950, -22.1754042121], [-50.4219846676, -22.1736370843], [-50.4260918754, -22.1657090643], [-50.4322852229, -22.1664315882], [-50.4359166510, -22.1736000817], [-50.4512172213, -22.1728620704], [-50.4541288206, -22.1705400028], [-50.4596255070, -22.1661420150], [-50.4681557769, -22.1664566239], [-50.4847108287, -22.1522057025], [-50.4951617688, -22.1451847262], [-50.4989599230, -22.1384850454], [-50.5101473549, -22.1355713807], [-50.5134744867, -22.1308687688], [-50.5121749254, -22.1205344383], [-50.5207825221, -22.1105671341], [-50.5092721974, -22.1057079539], [-50.4903528236, -22.0822895636], [-50.4833636870, -22.0800635550], [-50.4807314164, -22.0812317319], [-50.4720769923, -22.0749670676], [-50.4446076187, -22.0816193704], [-50.4443241319, -22.0815609097], [-50.4353804931, -22.0769168968], [-50.4080366286, -22.0807429210], [-50.3843562633, -22.0668673138], [-50.3709823904, -22.0648132171], [-50.3450679507, -22.0686189745], [-50.3443835059, -22.0682889929], [-50.3430470860, -22.0658045892], [-50.3455214539, -22.0498291969], [-50.3451696092, -22.0304993224], [-50.3402062661, -22.0230321521], [-50.3426860489, -22.0146433413], [-50.3309257968, -22.0117568515], [-50.3279956259, -22.0122693725], [-50.3178385395, -22.0099670037], [-50.3062146342, -21.9967759731], [-50.3047569660, -21.9837699364], [-50.3087656921, -21.9774558636], [-50.3022769948, -21.9697418001], [-50.2842138645, -21.9590288949], [-50.2547704972, -21.9730364380], [-50.2478795040, -21.9905543387], [-50.2530887097, -21.9955306301], [-50.2612592389, -21.9957582292], [-50.2667573569, -22.0031879679]]] }},</text:span></text:p>
      <text:p text:style-name="P1"><text:span text:style-name="T1"><text:tab/>{ "type": "Feature", "properties": {"id": "3542107", "name": "Rafard", "description": "Rafard"}, "geometry": { "type": "Polygon", "coordinates": [[[-47.6465728180, -22.9834351609], [-47.6407142180, -22.9923541924], [-47.6357793754, -22.9873512543], [-47.6328053356, -22.9973768650], [-47.6296683892, -22.9891100242], [-47.6248545416, -22.9863558112], [-47.6280034388, -22.9907363806], [-47.6228461251, -22.9937341968], [-47.6168482557, -22.9987938483], [-47.6093550789, -22.9985048103], [-47.6073720975, -23.0035444620], [-47.6041099988, -22.9983264679], [-47.6010456537, -22.9987741897], [-47.6028837400, -23.0122297350], [-47.5922881938, -23.0075049274], [-47.5809666597, -23.0084384676], [-47.5819612205, -23.0119614622], [-47.5769751801, -23.0175364984], [-47.5741777452, -23.0114170976], [-47.5714538805, -23.0146523198], [-47.5471148971, -23.0089947716], [-47.5447560802, -23.0115457165], [-47.5476563821, -23.0036254586], [-47.5518878198, -23.0061244893], [-47.5572822261, -23.0024601948], [-47.5565738908, -22.9975544087], [-47.5508652775, -23.0020789064], [-47.5453144463, -23.0018188010], [-47.5485239097, -22.9954725769], [-47.5390206268, -22.9999245556], [-47.5276729530, -22.9996729465], [-47.5296025554, -23.0034183149], [-47.5194500462, -23.0170820227], [-47.5215707511, -23.0259395963], [-47.5277451204, -23.0369822782], [-47.5337726742, -23.0395109978], [-47.5339897311, -23.0475333310], [-47.5185067143, -23.0735630280], [-47.5089903591, -23.0824307288], [-47.5081548725, -23.0911451298], [-47.5281662677, -23.0943287297], [-47.5310790151, -23.1009687065], [-47.5525772971, -23.0981410647], [-47.5627745965, -23.0901997640], [-47.5669677121, -23.0981931142], [-47.5723163569, -23.0978597406], [-47.5809282209, -23.1032404020], [-47.6033076370, -23.0979087543], [-47.6082267089, -23.0987786660], [-47.6056392822, -23.0925948727], [-47.6037400222, -23.0868380088], [-47.5922635377, -23.0765573256], [-47.6023885758, -23.0700645291], [-47.6126603983, -23.0683446162], [-47.6259567392, -23.0754891145], [-47.6295841538, -23.0430119199], [-47.6441524189, -23.0412297462], [-47.6465546873, -23.0410470866], [-47.6608518364, -23.0278928089], [-47.6598072683, -22.9967996323], [-47.6571195903, -22.9957376585], [-47.6584739010, -22.9893619521], [-47.6511148951, -22.9912795527], [-47.6517291817, -22.9863031393], [-47.6465728180, -22.9834351609]]] }},</text:span></text:p>
      <text:p text:style-name="P1"><text:span text:style-name="T1"><text:tab/>{ "type": "Feature", "properties": {"id": "3542206", "name": "Rancharia", "description": "Rancharia"}, "geometry": { "type": "Polygon", "coordinates": [[[-50.8982165107, -21.9576374514], [-50.8888103286, -21.9664332727], [-50.8690690819, -21.9643525833], [-50.8638213526, -21.9684582312], [-50.8620485832, -21.9694988196], [-50.8454050460, -21.9733353569], [-50.8327068570, -21.9805379516], [-50.8303488597, -21.9871932364], [-50.7998911548, -21.9980392619], [-50.7709249809, -22.0033392263], [-50.7462012680, -22.0034663357], [-50.7450251949, -22.0060580328], [-50.7097376210, -22.0147761956], [-50.7052909404, -22.0214818434], [-50.7127218959, -22.0303948564], [-50.7131017721, -22.0370151392], [-50.7307445106, -22.0491329119], [-50.7362420269, -22.0461530109], [-50.7383013912, -22.0516260207], [-50.7405575911, -22.0570569299], [-50.7526556788, -22.0591787620], [-50.7551728867, -22.0744180722], [-50.7621261534, -22.0781674708], [-50.7596788705, -22.0842863195], [-50.7775101346, -22.0901326773], [-50.7674491872, -22.1021344539], [-50.8042455498, -22.1925036450], [-50.8228703001, -22.2382074761], [-50.8280815388, -22.2399283070], [-50.8384345875, -22.2391761951], [-50.8423689661, -22.2468318395], [-50.8406170341, -22.2668591821], [-50.8468289558, -22.2688010360], [-50.8480615909, -22.2741174497], [-50.8593902566, -22.2837084622], [-50.8514416561, -22.2991508076], [-50.8551240726, -22.3079137203], [-50.8463267864, -22.3229205966], [-50.8428309378, -22.3389050625], [-50.8492779096, -22.3525038334], [-50.8522317264, -22.3548822508], [-50.8577342456, -22.3465076045], [-50.8680223728, -22.3409287254], [-50.8855346375, -22.3479504656], [-50.8990064622, -22.3461437039], [-50.9052193928, -22.3487540129], [-50.9347853056, -22.4241803542], [-50.9218193731, -22.4440729211], [-50.8990107630, -22.4341026118], [-50.8826040901, -22.4209431250], [-50.8539114006, -22.4280570634], [-50.8337532600, -22.4192465184], [-50.8292939486, -22.4218166464], [-50.8290742427, -22.4278065224], [-50.8382792717, -22.4349858602], [-50.8431670196, -22.4447010054], [-50.8396341330, -22.4599435903], [-50.8450326882, -22.4721521327], [-50.8308630471, -22.4836194277], [-50.8366111265, -22.4929358905], [-50.8359515374, -22.5023548733], [-50.8478355128, -22.5100981351], [-50.8483294451, -22.5175056169], [-50.8540809201, -22.5237691470], [-50.8573172751, -22.5287160810], [-50.8413214322, -22.5492174342], [-50.8523359126, -22.5729769396], [-50.8483579751, -22.5800740526], [-50.8388350508, -22.5857776079], [-50.8456566571, -22.6174934066], [-50.8424794695, -22.6260798702], [-50.8336523247, -22.6300491909], [-50.8273315761, -22.6465707143], [-50.8328937025, -22.6586118995], [-50.8381569977, -22.6546077958], [-50.8395097434, -22.6588515187], [-50.8435761033, -22.6569633020], [-50.8500076974, -22.6605454733], [-50.8547011673, -22.6544972654], [-50.8596304428, -22.6599556598], [-50.8637221394, -22.6545457546], [-50.8646663445, -22.6605701420], [-50.8824601011, -22.6488625212], [-50.8856079121, -22.6505951877], [-50.8822707494, -22.6525907230], [-50.8883959142, -22.6557279692], [-50.8978122512, -22.6489299931], [-50.8970816711, -22.6443765855], [-50.9039395660, -22.6377541845], [-50.9099546735, -22.6384122325], [-50.9139378892, -22.6479148310], [-50.9228724332, -22.6428280591], [-50.9252013781, -22.6464341826], [-50.9223834425, -22.6495699895], [-50.9260507529, -22.6517683359], [-50.9229405345, -22.6559179137], [-50.9275411401, -22.6612671349], [-50.9245763071, -22.6638200899], [-50.9309874329, -22.6658472286], [-50.9321989992, -22.6720606362], [-50.9418817568, -22.6684747856], [-50.9445504556, -22.6745291949], [-50.9482608247, -22.6706513172], [-50.9480003270, -22.6502784595], [-50.9593950967, -22.6336855623], [-50.9638465210, -22.6313845850], [-50.9702954308, -22.5922357856], [-50.9687533898, -22.5847903043], [-50.9822120787, -22.5688039957], [-50.9804022368, -22.5626003120], [-50.9728347632, -22.5587972947], [-50.9725075529, -22.5438120751], [-50.9775246336, -22.5394515416], [-50.9859995367, -22.5180445476], [-51.0004035905, -22.5175328619], [-51.0123493845, -22.5237315303], [-51.0305492442, -22.5124957276], [-51.0351279864, -22.5019713047], [-51.0247460016, -22.4907285239], [-51.0290318155, -22.4814284928], [-51.0179699828, -22.4726087827], [-51.0630032096, -22.4730346303], [-51.0703117716, -22.4786076845], [-51.0994886505, -22.4863947583], [-51.1040548202, -22.4587416702], [-51.0999158275, -22.4220463429], [-51.1037982044, -22.4057369536], [-51.0973957720, -22.3876021764], [-51.1043683984, -22.3789248987], [-51.1109806097, -22.3558610444], [-51.0998124181, -22.3467864199], [-51.0847043497, -22.3489722464], [-51.0736037850, -22.3336015883], [-51.0712379535, -22.3225789787], [-51.0801595395, -22.2861403214], [-51.0745592395, -22.2780414430], [-51.0774524362, -22.2590782925], [-51.0629034975, -22.2507739157], [-51.0615009821, -22.2433116528], [-51.0437528058, -22.2228025396], [-51.0436577612, -22.2227087896], [-51.0361800667, -22.2132540629], [-51.0423961368, -22.2037720714], [-51.0499821801, -22.2041053353], [-51.0435501242, -22.1864246295], [-51.0456457926, -22.1778122284], [-51.0421311881, -22.1635929025], [-51.0325092730, -22.1518357660], [-51.0239571339, -22.1497638517], [-51.0113208202, -22.1439503157], [-51.0007161884, -22.1289627870], [-50.9931317215, -22.1243648313], [-50.9934031165, -22.1186129943], [-51.0025863923, -22.1078840809], [-50.9969536543, -22.0876529598], [-50.9995944210, -22.0798279836], [-50.9887928285, -22.0673347017], [-50.9757238431, -22.0671227813], [-50.9755981622, -22.0500837443], [-50.9707483072, -22.0397761353], [-50.9712722011, -22.0276840160], [-50.9762089977, -22.0185241421], [-50.9735571991, -22.0104305152], [-50.9789294141, -21.9965438388], [-50.9743129333, -21.9831390254], [-50.9633748191, -21.9762737412], [-50.9605420658, -21.9646374408], [-50.9484224834, -21.9675641987], [-50.9414511832, -21.9638557526], [-50.9374363863, -21.9506716944], [-50.9373839228, -21.9504993066], [-50.9150532241, -21.9510193469], [-50.9066378187, -21.9574649913], [-50.8982165107, -21.9576374514]]] }},</text:span></text:p>
      <text:p text:style-name="P1"><text:span text:style-name="T1"><text:tab/>{ "type": "Feature", "properties": {"id": "3542305", "name": "Redencao da Serra", "description": "Redencao da Serra"}, "geometry": { "type": "Polygon", "coordinates": [[[-45.5353372113, -23.1758062037], [-45.5212206015, -23.1761219971], [-45.5212157316, -23.1876972758], [-45.5176162595, -23.1919775693], [-45.5194985474, -23.1990045016], [-45.5124630035, -23.2041305080], [-45.5027932553, -23.2194741323], [-45.4896551469, -23.2186412590], [-45.4856346156, -23.2216638781], [-45.4668564902, -23.2241443977], [-45.4528372183, -23.2182117800], [-45.4503623760, -23.2208336695], [-45.4450223591, -23.2171935557], [-45.4415843027, -23.2072359796], [-45.4248603832, -23.2050416093], [-45.4097019890, -23.1922763959], [-45.4033817545, -23.1794677940], [-45.3965462315, -23.1801735790], [-45.3981697864, -23.1889164309], [-45.3944395751, -23.2000300316], [-45.4233829405, -23.2245293810], [-45.4263677809, -23.2254614007], [-45.4209249981, -23.2349180364], [-45.4119061579, -23.2395661997], [-45.4159776191, -23.2549836779], [-45.4047835074, -23.2541014805], [-45.4035031037, -23.2577224846], [-45.3990022807, -23.2559728785], [-45.3923356921, -23.2614182394], [-45.3809220704, -23.2622998645], [-45.3759157362, -23.2660240006], [-45.3713683050, -23.2716032910], [-45.3757483208, -23.2729081392], [-45.3743864595, -23.2784755731], [-45.3805280823, -23.2885078111], [-45.3907610309, -23.2843487204], [-45.3923175500, -23.2792897296], [-45.3978962068, -23.2764070317], [-45.4033150720, -23.2800792922], [-45.4111416767, -23.2800285300], [-45.4094242981, -23.2866175439], [-45.4327577898, -23.2928656710], [-45.4298077421, -23.2954100292], [-45.4341677408, -23.3072300475], [-45.4438818539, -23.2920279104], [-45.4533204411, -23.2964423371], [-45.4489664719, -23.3118197250], [-45.4564177982, -23.3039009479], [-45.4675207095, -23.3045462637], [-45.4664576541, -23.3180814914], [-45.4612107686, -23.3253743436], [-45.4648553592, -23.3291788936], [-45.4790891246, -23.3152262274], [-45.4904395025, -23.3170672997], [-45.4906733242, -23.3169642920], [-45.4939017802, -23.3155367400], [-45.4961252305, -23.3252207631], [-45.5016853554, -23.3262933364], [-45.5081056732, -23.3207993205], [-45.5079749882, -23.3150820613], [-45.5120515232, -23.3168361835], [-45.5124854091, -23.3240779971], [-45.5182438569, -23.3260783335], [-45.5164036488, -23.3308689622], [-45.5200384508, -23.3334121161], [-45.5265856718, -23.3328861864], [-45.5336958922, -23.3263319308], [-45.5484940999, -23.3385511072], [-45.5551929725, -23.3325383021], [-45.5656646656, -23.3319193891], [-45.5690235846, -23.3223592814], [-45.5721683793, -23.3246879441], [-45.5989876932, -23.3113915709], [-45.6298799347, -23.2963107929], [-45.6323738266, -23.2906981867], [-45.6436883189, -23.2946426618], [-45.6451108774, -23.2906268718], [-45.6421969139, -23.2867198394], [-45.6435112239, -23.2795951620], [-45.6348847136, -23.2707870869], [-45.6271646142, -23.2679380434], [-45.6193996083, -23.2534934099], [-45.6119245910, -23.2473782486], [-45.6152642958, -23.2298351956], [-45.6208059160, -23.2261245426], [-45.6230080535, -23.2217916711], [-45.6257109114, -23.2173516426], [-45.6211963808, -23.2045799641], [-45.6349622079, -23.2041675187], [-45.6403068340, -23.1955406677], [-45.6277801937, -23.1928551983], [-45.6241780548, -23.1843159056], [-45.6156990599, -23.1804604032], [-45.6199746926, -23.1735588256], [-45.6089873625, -23.1629050710], [-45.6039019098, -23.1693825465], [-45.5992108076, -23.1701677945], [-45.5971666485, -23.1770236109], [-45.5889311748, -23.1789374039], [-45.5721934281, -23.1682591659], [-45.5683002892, -23.1594129166], [-45.5535303051, -23.1607046455], [-45.5450426022, -23.1757668798], [-45.5353372113, -23.1758062037]]] }},</text:span></text:p>
      <text:p text:style-name="P1"><text:span text:style-name="T1"><text:tab/>{ "type": "Feature", "properties": {"id": "3542404", "name": "Regente Feijo", "description": "Regente Feijo"}, "geometry": { "type": "Polygon", "coordinates": [[[-51.2684669928, -22.2060543539], [-51.2563623584, -22.2098131024], [-51.2459605325, -22.2046243192], [-51.2297578371, -22.2205939801], [-51.2214223862, -22.2350368387], [-51.2136737833, -22.2609077368], [-51.2062129155, -22.2671021124], [-51.2045976628, -22.2715208453], [-51.2093052563, -22.2832494314], [-51.2047248587, -22.2979574389], [-51.2119780970, -22.3041229569], [-51.2090034654, -22.3180591686], [-51.2115443571, -22.3366349897], [-51.2189876092, -22.3546074318], [-51.2419705274, -22.3505508454], [-51.2412830190, -22.3472511481], [-51.2460844008, -22.3469528996], [-51.2476458800, -22.3378985752], [-51.2527917723, -22.3380859759], [-51.2570379480, -22.3312641585], [-51.2571391109, -22.3313037662], [-51.2826724066, -22.3256770362], [-51.3236137236, -22.3274529905], [-51.3314448417, -22.3243082416], [-51.3417986144, -22.3275128314], [-51.3519287078, -22.3234112030], [-51.3464867082, -22.3048229345], [-51.3463520707, -22.3020865684], [-51.3460699119, -22.2993495959], [-51.3570125958, -22.2785036925], [-51.3534040032, -22.2719280436], [-51.3556874328, -22.2578349425], [-51.3645664863, -22.2519971956], [-51.3695187360, -22.2396921582], [-51.3699475031, -22.2391757060], [-51.3848652596, -22.2262050979], [-51.3907632232, -22.2134811973], [-51.3988443062, -22.2083295961], [-51.3977160266, -22.2041867076], [-51.3756045041, -22.2008857832], [-51.3677207945, -22.1951232382], [-51.3651709342, -22.1884738792], [-51.3610090333, -22.1856371543], [-51.3624481793, -22.1820057856], [-51.3542563121, -22.1738770987], [-51.3424657896, -22.1722497647], [-51.3377356777, -22.1621472853], [-51.3240974389, -22.1522553802], [-51.3220398531, -22.1390958278], [-51.3136946991, -22.1272749993], [-51.3209701735, -22.1064622215], [-51.3179638590, -22.0936290986], [-51.3063011582, -22.0855327907], [-51.3050456705, -22.0747857376], [-51.2979608720, -22.0673472117], [-51.2970684901, -22.0597030340], [-51.2909434396, -22.0553436254], [-51.2926455841, -22.0513391254], [-51.2881705651, -22.0441572619], [-51.2864919334, -22.0453548767], [-51.2904179657, -22.0515477433], [-51.2888784681, -22.0555558087], [-51.2962299624, -22.0613522433], [-51.2958370170, -22.0673861464], [-51.3032294906, -22.0754569651], [-51.3044084458, -22.0817559209], [-51.3049337617, -22.0869585677], [-51.3170638690, -22.0956582042], [-51.3190568536, -22.1068188820], [-51.3119384445, -22.1259801030], [-51.3132205031, -22.1317790156], [-51.2974224915, -22.1431912921], [-51.2863085987, -22.1596724272], [-51.2840133352, -22.1876258357], [-51.2684669928, -22.2060543539]]] }},</text:span></text:p>
      <text:p text:style-name="P1"><text:span text:style-name="T1"><text:tab/>{ "type": "Feature", "properties": {"id": "3542503", "name": "Reginopolis", "description": "Reginopolis"}, "geometry": { "type": "Polygon", "coordinates": [[[-49.1500719141, -21.6841083595], [-49.1391174401, -21.7058139154], [-49.1273993589, -21.7171084649], [-49.1040350964, -21.7505247724], [-49.1068421997, -21.7629032961], [-49.1302646303, -21.7773864851], [-49.1334580612, -21.7973696188], [-49.1506544392, -21.8281322283], [-49.1487925542, -21.8497958682], [-49.1513154503, -21.8610221869], [-49.1388228725, -21.8853258739], [-49.1362747131, -21.8956382487], [-49.1258178369, -21.9111035238], [-49.1228391618, -21.9220602787], [-49.1299278230, -21.9322769453], [-49.1300665289, -21.9384592060], [-49.1350936601, -21.9390057820], [-49.1420098304, -21.9475326923], [-49.1335099618, -21.9558218081], [-49.1339896996, -21.9633913978], [-49.1271485825, -21.9660705696], [-49.1277051383, -21.9814932058], [-49.1230649025, -21.9837228865], [-49.1228497282, -21.9906269077], [-49.1172645340, -21.9975139166], [-49.1253405241, -22.0077966140], [-49.1245126412, -22.0144500839], [-49.1308739297, -22.0269868292], [-49.1378212302, -22.0313206665], [-49.1361248763, -22.0386628327], [-49.1395948156, -22.0436926292], [-49.1339112365, -22.0494106282], [-49.1279354807, -22.0596422654], [-49.1303537151, -22.0610876582], [-49.1431750831, -22.0634015259], [-49.1552998955, -22.0606631525], [-49.1603002659, -22.0651316610], [-49.1711022824, -22.0583338205], [-49.1858552328, -22.0585501653], [-49.1875153392, -22.0625587260], [-49.1955998919, -22.0539570191], [-49.2093222002, -22.0587045254], [-49.2323842380, -22.0412766448], [-49.2490293320, -22.0434544921], [-49.2491152036, -22.0434659854], [-49.2505957874, -22.0382010140], [-49.2430936311, -22.0358885125], [-49.2413952547, -22.0310711586], [-49.2490721669, -22.0266711227], [-49.2382869772, -22.0202953362], [-49.2492077335, -22.0058221845], [-49.2493925169, -21.9988657558], [-49.2420137978, -21.9897016611], [-49.2471219604, -21.9855612857], [-49.2445782335, -21.9695040703], [-49.2447562890, -21.9605656063], [-49.2391819687, -21.9536311221], [-49.2457870264, -21.9477465688], [-49.2457926752, -21.9388553567], [-49.2414012086, -21.9363422831], [-49.2472605850, -21.9267019832], [-49.2444029424, -21.9137257497], [-49.2489042816, -21.9070900530], [-49.2451514685, -21.9052532209], [-49.2546265824, -21.8923238987], [-49.2613156076, -21.8824948139], [-49.2414528900, -21.8720026675], [-49.2444936262, -21.8656680622], [-49.2412609585, -21.8585465940], [-49.2294040090, -21.8614838591], [-49.2243401665, -21.8582189425], [-49.2257605874, -21.8533801641], [-49.2179558131, -21.8488468538], [-49.2193380251, -21.8428332653], [-49.2059817358, -21.8268878035], [-49.2038973797, -21.8114136007], [-49.1940112014, -21.8101468865], [-49.1874571427, -21.7984326390], [-49.1962569715, -21.7855362630], [-49.1832898082, -21.7680430385], [-49.1838753077, -21.7652585678], [-49.1914516455, -21.7643163440], [-49.1930114415, -21.7575766953], [-49.1975969061, -21.7545944880], [-49.1910082044, -21.7465666850], [-49.1990675611, -21.7332067580], [-49.1954804446, -21.7296718385], [-49.1935567861, -21.7157707897], [-49.1881230187, -21.7110257510], [-49.1941829610, -21.6913716168], [-49.1983149186, -21.6921026100], [-49.2014525302, -21.6805573409], [-49.2128244852, -21.6706704557], [-49.2082519447, -21.6558167437], [-49.1898426598, -21.6475319187], [-49.1741858720, -21.6450496359], [-49.1600353753, -21.6494799450], [-49.1503166914, -21.6593020953], [-49.1500719141, -21.6841083595]]] }},</text:span></text:p>
      <text:p text:style-name="P1"><text:span text:style-name="T1"><text:tab/>{ "type": "Feature", "properties": {"id": "3542602", "name": "Registro", "description": "Registro"}, "geometry": { "type": "Polygon", "coordinates": [[[-47.7926227461, -24.3523707738], [-47.7878168455, -24.3570985727], [-47.7780190837, -24.3557876102], [-47.7693697254, -24.3614619633], [-47.7520114762, -24.3841839746], [-47.7399500910, -24.3882861941], [-47.7322101627, -24.3869855839], [-47.7231290685, -24.3933915260], [-47.7165079207, -24.3976170671], [-47.6917311181, -24.3840558399], [-47.6831527019, -24.3786492490], [-47.6602286165, -24.4241292451], [-47.6539098487, -24.4278929230], [-47.6418386293, -24.4522579757], [-47.6389768836, -24.4613157229], [-47.6415933347, -24.4682696295], [-47.6449764475, -24.4929788427], [-47.6319791562, -24.4996817357], [-47.6272033072, -24.5148086554], [-47.6380094027, -24.5171408623], [-47.6433807483, -24.5224652981], [-47.6841115998, -24.5497963263], [-47.6881905492, -24.5633762346], [-47.6848639384, -24.5751105187], [-47.6918027704, -24.5841061087], [-47.6940400341, -24.6027213509], [-47.7084029753, -24.6007426013], [-47.7123549933, -24.6048168776], [-47.7129570734, -24.6149987586], [-47.7272793163, -24.6216108242], [-47.7369265365, -24.6169581082], [-47.7405610280, -24.6208046867], [-47.7405702081, -24.6109680140], [-47.7504788235, -24.6063169605], [-47.7575377377, -24.5971050357], [-47.7709662659, -24.5903790782], [-47.7779638564, -24.5738186767], [-47.7818515353, -24.5736781419], [-47.7836769480, -24.5774448303], [-47.7886785447, -24.5746474581], [-47.7872023911, -24.5727261612], [-47.7999730231, -24.5724838132], [-47.8171996463, -24.5656135764], [-47.8202958692, -24.5701423818], [-47.8242461038, -24.5686857306], [-47.8335871360, -24.5762490571], [-47.8391932822, -24.5750411853], [-47.8444957916, -24.5791549533], [-47.8461357470, -24.5761628892], [-47.8529029684, -24.5773338338], [-47.8566784751, -24.5744364795], [-47.8692661887, -24.5805225795], [-47.8673905317, -24.5909129101], [-47.8730131052, -24.5897593661], [-47.8728316204, -24.5930492518], [-47.8784982237, -24.5941530334], [-47.8859291211, -24.5890940676], [-47.8915892661, -24.6038603514], [-47.9037388626, -24.6119269520], [-47.9061116466, -24.6175470772], [-47.9089672395, -24.6157832892], [-47.9078041882, -24.6209981729], [-47.9156779996, -24.6205698859], [-47.9176968030, -24.6270382579], [-47.9246229734, -24.6250189073], [-47.9278190175, -24.6282605100], [-47.9310983659, -24.6263397330], [-47.9313430413, -24.6290219064], [-47.9400234483, -24.6264381802], [-47.9432272605, -24.6293029491], [-47.9394055940, -24.6282762180], [-47.9414020816, -24.6324534905], [-47.9384333111, -24.6318189358], [-47.9371980511, -24.6354824036], [-47.9510811461, -24.6379480023], [-47.9538581271, -24.6344315625], [-47.9584004512, -24.6272095719], [-47.9715906544, -24.6211594239], [-47.9789000206, -24.6222245827], [-47.9653904637, -24.6097929599], [-47.9789527184, -24.5953074475], [-47.9785247241, -24.5919738457], [-47.9755922153, -24.5890774827], [-47.9537972038, -24.5872233888], [-47.9463294818, -24.5819881728], [-47.9480866718, -24.5796496642], [-47.9544523308, -24.5831235794], [-47.9610768500, -24.5794394480], [-47.9727603371, -24.5795214531], [-47.9864603622, -24.5836110279], [-48.0010248830, -24.5706666369], [-48.0148449977, -24.5817057386], [-48.0325449008, -24.5756935174], [-48.0394291707, -24.5782562659], [-48.0520570141, -24.5763776348], [-48.0681643945, -24.5847695559], [-48.0843877715, -24.5800739693], [-48.0819871022, -24.5659537907], [-48.0740231866, -24.5503105511], [-48.0645951235, -24.5441007729], [-48.0611596727, -24.5449699973], [-48.0611184295, -24.5382932412], [-48.0551842302, -24.5331152030], [-48.0196306471, -24.5291119231], [-48.0165487807, -24.5212395334], [-48.0207058701, -24.5156311301], [-48.0129565090, -24.5094014931], [-48.0059204163, -24.5142598097], [-47.9974371086, -24.5145122822], [-47.9806177860, -24.5057565081], [-47.9634214045, -24.4935786728], [-47.9576900183, -24.4920919797], [-47.9520847217, -24.4948935200], [-47.9506797828, -24.4899091419], [-47.9499131833, -24.4892983856], [-47.9370192641, -24.4839658169], [-47.9342456311, -24.4794690718], [-47.9257755808, -24.4814354850], [-47.9265593794, -24.4730973201], [-47.9189660968, -24.4738014751], [-47.9098635806, -24.4684822130], [-47.9126032420, -24.4623688265], [-47.9094536245, -24.4567675261], [-47.9015897796, -24.4507277831], [-47.8985305267, -24.4522985176], [-47.8915101309, -24.4393882472], [-47.8782512796, -24.4324398260], [-47.8717920284, -24.4221995969], [-47.8716346127, -24.4221078055], [-47.8643251937, -24.4227131753], [-47.8620103785, -24.4199350030], [-47.8575067107, -24.4227399318], [-47.8441657883, -24.4220031739], [-47.8382500344, -24.4154363813], [-47.8332454092, -24.4149672262], [-47.8260510843, -24.4053749683], [-47.8250573471, -24.4048282807], [-47.8238023072, -24.4018921863], [-47.8335496481, -24.3974113907], [-47.8361092305, -24.3901619214], [-47.8324514608, -24.3814094736], [-47.8384593034, -24.3690580954], [-47.8381236570, -24.3636249153], [-47.8345399424, -24.3642658798], [-47.8320206353, -24.3714540636], [-47.8270783832, -24.3673505139], [-47.8148793906, -24.3677142587], [-47.8132367462, -24.3572250553], [-47.8070423336, -24.3519981667], [-47.8005551550, -24.3563603992], [-47.7996795003, -24.3513101143], [-47.7926227461, -24.3523707738]]] }},</text:span></text:p>
      <text:p text:style-name="P1"><text:span text:style-name="T1"><text:tab/>{ "type": "Feature", "properties": {"id": "3542701", "name": "Restinga", "description": "Restinga"}, "geometry": { "type": "Polygon", "coordinates": [[[-47.4958894236, -20.5541453314], [-47.4830464557, -20.5640719794], [-47.4813731807, -20.5691012412], [-47.4687514251, -20.5629808117], [-47.4483723206, -20.5791160276], [-47.4467819132, -20.6014872453], [-47.4456226376, -20.6022362727], [-47.4213810545, -20.6106056560], [-47.3977901924, -20.6137004939], [-47.3965803258, -20.6282695594], [-47.4087900865, -20.6315940802], [-47.4196314706, -20.6427993192], [-47.4125675797, -20.6658277577], [-47.4240880883, -20.6665930791], [-47.4353044620, -20.6772542698], [-47.4470342155, -20.6768407087], [-47.4636283460, -20.6850650194], [-47.4682504778, -20.6888472062], [-47.4690291682, -20.6981065838], [-47.4855643258, -20.7171333026], [-47.4888688872, -20.7192953785], [-47.5050142919, -20.7168235997], [-47.5086763123, -20.7243794574], [-47.5135584092, -20.7243315875], [-47.5147760281, -20.7291790903], [-47.5166836794, -20.7262267555], [-47.5209999111, -20.7293045045], [-47.5216618904, -20.7295756008], [-47.5273677213, -20.7319106618], [-47.5269581940, -20.7273684617], [-47.5329118623, -20.7270689219], [-47.5291096898, -20.7231306340], [-47.5336697216, -20.7227249564], [-47.5324955186, -20.7171150138], [-47.5440864351, -20.7214024901], [-47.5443385945, -20.7266751060], [-47.5393305051, -20.7277852402], [-47.5403552740, -20.7321715943], [-47.5378314254, -20.7306300365], [-47.5390251205, -20.7351099022], [-47.5509668308, -20.7344374770], [-47.5478710774, -20.7398728711], [-47.5598122800, -20.7410741933], [-47.5677314074, -20.7385571390], [-47.5706526328, -20.7333898167], [-47.5670320618, -20.7273651922], [-47.5706586282, -20.7211677814], [-47.5738516842, -20.7262855695], [-47.5786132650, -20.7238635076], [-47.5765706771, -20.7168035841], [-47.5801586998, -20.7101360380], [-47.5860582160, -20.7090737479], [-47.5933814880, -20.7127216134], [-47.5952837920, -20.7175468051], [-47.6034815928, -20.7180577782], [-47.6046688303, -20.7028536614], [-47.5977585864, -20.6926229725], [-47.5876843481, -20.6835471956], [-47.5834364199, -20.6618351770], [-47.5704179546, -20.6525134687], [-47.5744853551, -20.6345662749], [-47.5646887489, -20.6254952283], [-47.5621016437, -20.6182023702], [-47.5523702539, -20.5852029807], [-47.5451439398, -20.5802920121], [-47.5374882517, -20.5810514182], [-47.5282231678, -20.5622507816], [-47.5066716344, -20.5640424438], [-47.4972353103, -20.5600552408], [-47.4958894236, -20.5541453314]]] }},</text:span></text:p>
      <text:p text:style-name="P1"><text:span text:style-name="T1"><text:tab/>{ "type": "Feature", "properties": {"id": "3542800", "name": "Ribeira", "description": "Ribeira"}, "geometry": { "type": "Polygon", "coordinates": [[[-48.9960344003, -24.5211559666], [-48.9917690713, -24.5281983941], [-48.9906547040, -24.5245107437], [-48.9814149397, -24.5232959092], [-48.9785361315, -24.5341273063], [-48.9677884826, -24.5385527250], [-48.9587045671, -24.5372722486], [-48.9172056162, -24.5477775696], [-48.9127988198, -24.5537074690], [-48.9008651033, -24.5559986596], [-48.9000334866, -24.5641799875], [-48.9029572048, -24.5660363023], [-48.9087585558, -24.5632342469], [-48.9197542850, -24.5777613910], [-48.9165362519, -24.5815314262], [-48.9234363654, -24.5870960688], [-48.9259720247, -24.6007252639], [-48.9378523552, -24.6038471825], [-48.9485900074, -24.6187957674], [-48.9467600801, -24.6235710134], [-48.9315721710, -24.6214253228], [-48.9113857306, -24.6328524331], [-48.9130391120, -24.6384550309], [-48.9057708444, -24.6435988561], [-48.9119486883, -24.6462963357], [-48.9155763232, -24.6554980639], [-48.9126312804, -24.6605628005], [-48.9158837359, -24.6706100439], [-48.9118704827, -24.6734865700], [-48.9100193259, -24.6766296448], [-48.9135054246, -24.6822456066], [-48.9175816396, -24.6794081122], [-48.9219501531, -24.6746992681], [-48.9270642367, -24.6747806494], [-48.9476132643, -24.6732273373], [-48.9579756378, -24.6847956665], [-48.9606019521, -24.6776021471], [-48.9649147050, -24.6723929013], [-48.9744494974, -24.6711795571], [-48.9739526020, -24.6663461383], [-48.9781496544, -24.6644869568], [-48.9879751115, -24.6647592140], [-48.9889216071, -24.6561555559], [-48.9942190896, -24.6547944149], [-49.0021214915, -24.6557267016], [-49.0082412351, -24.6599432643], [-49.0095356435, -24.6559156805], [-49.0055837371, -24.6429493415], [-49.0039357442, -24.6384712824], [-48.9992579673, -24.6376498099], [-48.9992136021, -24.6366316335], [-49.0066540993, -24.6333778116], [-49.0178972273, -24.6421293355], [-49.0342052574, -24.6340093554], [-49.0418091047, -24.6400871910], [-49.0393642532, -24.6434226331], [-49.0323970030, -24.6414542073], [-49.0340898800, -24.6495628491], [-49.0390302907, -24.6528775460], [-49.0369219567, -24.6599325284], [-49.0450303827, -24.6656127658], [-49.0513671677, -24.6802078503], [-49.0608094867, -24.6848542126], [-49.0685896082, -24.6843806714], [-49.0723694452, -24.6746194496], [-49.0793555052, -24.6721217405], [-49.0839272900, -24.6724880869], [-49.0847660743, -24.6794465648], [-49.0966103799, -24.6813872109], [-49.0996148851, -24.6758381172], [-49.1051125583, -24.6742246693], [-49.1084623876, -24.6760609255], [-49.1111151686, -24.6878652195], [-49.1218961685, -24.6819627099], [-49.1256945971, -24.6836897840], [-49.1293405286, -24.6814399760], [-49.1343437298, -24.6750729076], [-49.1476724422, -24.6747896647], [-49.1573973032, -24.6714477811], [-49.1589604266, -24.6554939214], [-49.1549803389, -24.6466159502], [-49.1501470244, -24.6448050644], [-49.1502652148, -24.6395300445], [-49.1535143918, -24.6303666227], [-49.1654488788, -24.6227741992], [-49.1635472618, -24.6178108199], [-49.1709709143, -24.6093236975], [-49.1647904710, -24.6044998514], [-49.1633804463, -24.5952947266], [-49.1509947142, -24.5946892971], [-49.1511208457, -24.5856388948], [-49.1353053559, -24.5860974819], [-49.1346774168, -24.5674606500], [-49.1286660289, -24.5601121484], [-49.1338932239, -24.5583963927], [-49.1360757023, -24.5618531357], [-49.1424988347, -24.5613176135], [-49.1327047282, -24.5524561125], [-49.1319626225, -24.5370435938], [-49.1024392750, -24.5386156639], [-49.0893220512, -24.5393124215], [-49.0862598963, -24.5367245416], [-49.0836954644, -24.5418017124], [-49.0672467708, -24.5529494692], [-49.0499957231, -24.5535085448], [-49.0482062804, -24.5493117574], [-49.0234848313, -24.5462764949], [-49.0091412928, -24.5352204586], [-49.0116715595, -24.5263416595], [-49.0028721200, -24.5238773481], [-49.0008411073, -24.5198163549], [-48.9960344003, -24.5211559666]]] }},</text:span></text:p>
      <text:p text:style-name="P1"><text:span text:style-name="T1"><text:tab/>{ "type": "Feature", "properties": {"id": "3542909", "name": "Ribeirao Bonito", "description": "Ribeirao Bonito"}, "geometry": { "type": "Polygon", "coordinates": [[[-48.2445721868, -21.8934321615], [-48.2284773656, -21.9253406651], [-48.2208823774, -21.9214020925], [-48.2097188131, -21.9309471211], [-48.2036821754, -21.9289006522], [-48.2018504029, -21.9361234531], [-48.2010919666, -21.9426011392], [-48.1952688731, -21.9466495006], [-48.1961510738, -21.9555529723], [-48.1902861870, -21.9612245015], [-48.1863010386, -21.9668801601], [-48.1814886111, -21.9666905885], [-48.1806765467, -21.9635173621], [-48.1718607041, -21.9654633849], [-48.1715346432, -21.9695941769], [-48.1655152161, -21.9713111282], [-48.1432374561, -21.9965986026], [-48.1421490146, -22.0054434096], [-48.1367491994, -22.0049426066], [-48.1282203347, -22.0163460893], [-48.1162650512, -22.0225397050], [-48.1183560992, -22.0274213489], [-48.1127966655, -22.0281095563], [-48.1148898867, -22.0297813414], [-48.1096083018, -22.0463033102], [-48.0996132465, -22.0476335222], [-48.1004869939, -22.0576670744], [-48.0907197723, -22.0595328444], [-48.0899433881, -22.0611548408], [-48.0863034757, -22.0699859333], [-48.0744794068, -22.0762106606], [-48.0688195026, -22.0767665223], [-48.0605827846, -22.0704190891], [-48.0509499105, -22.0732505480], [-48.0446920294, -22.0705022761], [-48.0444124858, -22.0727455757], [-48.0475149271, -22.0774602722], [-48.0432321873, -22.0879361484], [-48.0455774596, -22.1027382893], [-48.0424266670, -22.1257609241], [-48.0573561098, -22.1502498458], [-48.0637076983, -22.1490309037], [-48.0798265832, -22.1565503014], [-48.1046252125, -22.1797192750], [-48.1162372904, -22.1781688103], [-48.1191363197, -22.1822450384], [-48.1315535001, -22.1834268608], [-48.1754204450, -22.1659384710], [-48.1814366930, -22.1545890683], [-48.1975226512, -22.1475704693], [-48.2153791527, -22.1583452456], [-48.2440257808, -22.1585837980], [-48.2554900804, -22.1541616535], [-48.2498236795, -22.1437768915], [-48.2488329398, -22.1323784042], [-48.2518383671, -22.1290330730], [-48.2509014472, -22.1188062311], [-48.2600678794, -22.1058406353], [-48.2519271038, -22.0994494085], [-48.2622172948, -22.0998573171], [-48.2735728434, -22.0910046542], [-48.2650212733, -22.0768756596], [-48.2782744222, -22.0728559349], [-48.2786742604, -22.0662209190], [-48.2865176645, -22.0555229409], [-48.2981221105, -22.0632590615], [-48.3041143171, -22.0541964683], [-48.3068334923, -22.0323166397], [-48.3016808867, -22.0222180056], [-48.2968197517, -22.0083968036], [-48.3016253407, -22.0051428493], [-48.2910345388, -21.9892704240], [-48.2808248892, -21.9892266693], [-48.2753576182, -21.9828485339], [-48.2836988371, -21.9797763336], [-48.2803456192, -21.9618745063], [-48.2885343603, -21.9532651227], [-48.2790236293, -21.9388169157], [-48.2593856056, -21.9110151502], [-48.2539640895, -21.8926674557], [-48.2445721868, -21.8934321615]]] }},</text:span></text:p>
      <text:p text:style-name="P1"><text:span text:style-name="T1"><text:tab/>{ "type": "Feature", "properties": {"id": "3543006", "name": "Ribeirao Branco", "description": "Ribeirao Branco"}, "geometry": { "type": "Polygon", "coordinates": [[[-48.7412841680, -24.1155288901], [-48.7362264815, -24.1176429267], [-48.7293074401, -24.1152434952], [-48.7216798173, -24.1201225315], [-48.7214021506, -24.1204352700], [-48.7000752655, -24.1259613872], [-48.6937570372, -24.1258201155], [-48.6901186819, -24.1338062904], [-48.6767773944, -24.1388149187], [-48.6698962130, -24.1470819429], [-48.6603654819, -24.1427960650], [-48.6623526871, -24.1505659189], [-48.6696165472, -24.1550825243], [-48.6565598551, -24.1560469695], [-48.6571101217, -24.1619995641], [-48.6464116565, -24.1689075437], [-48.6423327113, -24.1678708678], [-48.6330848710, -24.1732198695], [-48.6315156254, -24.1800612485], [-48.6351221316, -24.1832583773], [-48.6257457100, -24.1998078456], [-48.6297874948, -24.2105866255], [-48.6499735203, -24.2370147837], [-48.6374533093, -24.2466209777], [-48.6367502184, -24.2505931836], [-48.6419847278, -24.2614517138], [-48.6393111864, -24.2688754296], [-48.6466847590, -24.2801664965], [-48.6408204130, -24.2898312865], [-48.6324301717, -24.2907828740], [-48.6349215171, -24.2933461318], [-48.6313500857, -24.3010107016], [-48.6412796486, -24.3199521839], [-48.6463810581, -24.3219878301], [-48.6446015766, -24.3315521191], [-48.6617367552, -24.3525800639], [-48.6706955270, -24.3554210967], [-48.6751977614, -24.3706460644], [-48.6623477298, -24.3837394658], [-48.6716841586, -24.3912788320], [-48.6833595096, -24.3887394519], [-48.6896641907, -24.3911393990], [-48.6962179423, -24.3825736442], [-48.7104366087, -24.3815287549], [-48.7227647055, -24.3916731474], [-48.7301601919, -24.3884069664], [-48.7375549353, -24.3717456917], [-48.7409660333, -24.3749247470], [-48.7454353700, -24.3761119402], [-48.7509005804, -24.3694223594], [-48.7564458094, -24.3742854393], [-48.7607125555, -24.3733836683], [-48.7613971085, -24.3660993405], [-48.7653716547, -24.3628293763], [-48.7813357011, -24.3570396300], [-48.7935982463, -24.3613430904], [-48.8112847000, -24.3522442686], [-48.8194297829, -24.3438494355], [-48.8270216564, -24.3445300099], [-48.8262868605, -24.3491564115], [-48.8380263972, -24.3397543964], [-48.8427005035, -24.3443644537], [-48.8498555323, -24.3467011564], [-48.8525278527, -24.3441966161], [-48.8648487739, -24.3470332842], [-48.8703835130, -24.3391548898], [-48.8847148910, -24.3346452885], [-48.8829807189, -24.3301343275], [-48.9073953602, -24.3295943597], [-48.9473947018, -24.3287050171], [-48.9543188774, -24.3301242774], [-48.9665308717, -24.3500851134], [-48.9682631103, -24.3485512155], [-48.9696416191, -24.3477809408], [-48.9788804635, -24.3471784567], [-48.9810154726, -24.3419096869], [-48.9864951949, -24.3118540611], [-48.9765602511, -24.3073590259], [-48.9824474076, -24.3028063970], [-48.9789254237, -24.2966829268], [-48.9637823625, -24.2909727435], [-48.9636216006, -24.2907260927], [-48.9530702437, -24.2744317816], [-48.9460417510, -24.2687833650], [-48.9406735382, -24.2538399711], [-48.9138076095, -24.2314362910], [-48.9069247273, -24.2323810384], [-48.9035340513, -24.2294332405], [-48.8948427262, -24.2209298663], [-48.9028643263, -24.2144182445], [-48.9020073658, -24.2107130755], [-48.8924526968, -24.2033353147], [-48.8860611311, -24.2030387048], [-48.8855925575, -24.2032040118], [-48.8833640436, -24.1899469491], [-48.8858443337, -24.1841977701], [-48.8862529998, -24.1805268206], [-48.8703678774, -24.1629289390], [-48.8649195992, -24.1601538587], [-48.8567268844, -24.1663896185], [-48.8408790656, -24.1704903930], [-48.8272170048, -24.1737953506], [-48.8185326954, -24.1664595406], [-48.8249191369, -24.1597697298], [-48.8196396444, -24.1535036119], [-48.8226399459, -24.1469683926], [-48.8165333665, -24.1426407123], [-48.8145527698, -24.1353057980], [-48.8213644355, -24.1275759932], [-48.8153712255, -24.1280395413], [-48.8091053834, -24.1226609953], [-48.7988145748, -24.1190661715], [-48.7758361536, -24.1322496569], [-48.7613688724, -24.1318023480], [-48.7412841680, -24.1155288901]]] }},</text:span></text:p>
      <text:p text:style-name="P1"><text:span text:style-name="T1"><text:tab/>{ "type": "Feature", "properties": {"id": "3543105", "name": "Ribeirao Corrente", "description": "Ribeirao Corrente"}, "geometry": { "type": "Polygon", "coordinates": [[[-47.5507256305, -20.3855901283], [-47.5487309790, -20.3883582369], [-47.5423328386, -20.3862439468], [-47.5290373690, -20.3908513836], [-47.5166578388, -20.3947679168], [-47.5193030330, -20.4094456165], [-47.5274635131, -20.4243417846], [-47.5226039834, -20.4399797733], [-47.5204275697, -20.4504700700], [-47.4995923907, -20.4558908925], [-47.5083913284, -20.4876944258], [-47.5268194231, -20.4972668294], [-47.5373965836, -20.4970403276], [-47.5494312881, -20.5075354995], [-47.5520809426, -20.5121092140], [-47.5758471100, -20.5139633029], [-47.5846432050, -20.5225513244], [-47.5897011054, -20.5225692495], [-47.5896171617, -20.5266879849], [-47.6035609049, -20.5301264307], [-47.5978547911, -20.5179594580], [-47.5980814058, -20.4898257844], [-47.6032087357, -20.4820908752], [-47.6147636821, -20.4812012021], [-47.6336229449, -20.4416596851], [-47.6448054645, -20.4415790739], [-47.6652984415, -20.4274005197], [-47.6630993455, -20.4211334742], [-47.6417992281, -20.4166120867], [-47.6418202369, -20.4126372684], [-47.6260186051, -20.4078598810], [-47.6257411491, -20.4067547718], [-47.5996363646, -20.3961108614], [-47.5989581872, -20.3926510548], [-47.5905140345, -20.3939624146], [-47.5805543164, -20.3907230056], [-47.5790837517, -20.3969214253], [-47.5782851905, -20.3941080807], [-47.5667767440, -20.3934837662], [-47.5602591013, -20.3862021440], [-47.5507256305, -20.3855901283]]] }},</text:span></text:p>
      <text:p text:style-name="P1"><text:span text:style-name="T1"><text:tab/>{ "type": "Feature", "properties": {"id": "3543204", "name": "Ribeirao do Sul", "description": "Ribeirao do Sul"}, "geometry": { "type": "Polygon", "coordinates": [[[-49.9135856896, -22.6633179129], [-49.9074489314, -22.6679930348], [-49.9017095555, -22.6661357599], [-49.8950971871, -22.6718239700], [-49.8909210968, -22.6761653961], [-49.8908336491, -22.6994691419], [-49.8797964371, -22.7056171453], [-49.8700369139, -22.6999587512], [-49.8646795459, -22.7064158761], [-49.8625029120, -22.7168784918], [-49.8473504649, -22.7256360397], [-49.8375281326, -22.7603897067], [-49.8380292965, -22.7695809853], [-49.8501201295, -22.7771743425], [-49.8660957042, -22.8086964511], [-49.8706749506, -22.8069040233], [-49.8854061735, -22.8139848865], [-49.8912445120, -22.8152988644], [-49.9130369749, -22.8161483151], [-49.9381231258, -22.8325792190], [-49.9485294125, -22.8109790237], [-49.9643630923, -22.8131394846], [-49.9676010750, -22.8137017384], [-49.9845035947, -22.8000173566], [-49.9893758356, -22.8028548973], [-49.9937417988, -22.7948351636], [-50.0003794480, -22.7976409041], [-50.0040279980, -22.7875006331], [-50.0084390557, -22.7895814503], [-50.0095760803, -22.7838278552], [-50.0000577308, -22.7715284728], [-49.9915167559, -22.7473675651], [-49.9825488482, -22.7204355833], [-49.9730894330, -22.7119075529], [-49.9718293171, -22.6840547538], [-49.9283373875, -22.6764747070], [-49.9135856896, -22.6633179129]]] }},</text:span></text:p>
      <text:p text:style-name="P1"><text:span text:style-name="T1"><text:tab/>{ "type": "Feature", "properties": {"id": "3543238", "name": "Ribeirao dos Indios", "description": "Ribeirao dos Indios"}, "geometry": { "type": "Polygon", "coordinates": [[[-51.6117500719, -21.6766256908], [-51.6045509970, -21.6811728447], [-51.6022752957, -21.6795894194], [-51.6011348089, -21.6830432446], [-51.5895792215, -21.6786574009], [-51.5878581663, -21.6832985505], [-51.5843277892, -21.6790188230], [-51.5773859996, -21.6782913337], [-51.5778713416, -21.6823814904], [-51.5685071756, -21.6865190149], [-51.5587606313, -21.6819463738], [-51.5544373856, -21.6852446609], [-51.5481616105, -21.6827279239], [-51.5347948420, -21.6854315905], [-51.5352676343, -21.6895640076], [-51.5302925804, -21.6897238142], [-51.5326361882, -21.6908019720], [-51.5289674609, -21.6909206798], [-51.5200783947, -21.7012815627], [-51.5112884777, -21.7020912672], [-51.5120005613, -21.7181213523], [-51.5253835818, -21.7261959862], [-51.5319501614, -21.7483827941], [-51.5297226658, -21.7577555143], [-51.5330704973, -21.7629325728], [-51.5250205463, -21.7755124440], [-51.5346019433, -21.7883329854], [-51.5385287756, -21.8076609019], [-51.5514496778, -21.8219464546], [-51.5532050368, -21.8356094142], [-51.5532311654, -21.8356657571], [-51.5639127345, -21.8434653065], [-51.5653601780, -21.8481400352], [-51.5730827518, -21.8502591810], [-51.5841865792, -21.8671260255], [-51.5807755067, -21.8786716126], [-51.5872724095, -21.9004788188], [-51.5927836288, -21.9065097955], [-51.5884833933, -21.9185144911], [-51.5966160126, -21.9225666356], [-51.5963518782, -21.9288975926], [-51.6063489413, -21.9409810597], [-51.6057609607, -21.9353344143], [-51.6108917294, -21.9282681898], [-51.6064426676, -21.9087585397], [-51.6182903229, -21.8686527869], [-51.6241020292, -21.8615153810], [-51.6342751230, -21.8588194797], [-51.6545646694, -21.8314566171], [-51.6678380339, -21.8251362146], [-51.5868346804, -21.7584740866], [-51.6083902193, -21.7309451188], [-51.6153664951, -21.7147401512], [-51.6172577722, -21.7031424490], [-51.6117500719, -21.6766256908]]] }},</text:span></text:p>
      <text:p text:style-name="P1"><text:span text:style-name="T1"><text:tab/>{ "type": "Feature", "properties": {"id": "3543253", "name": "Ribeirao Grande", "description": "Ribeirao Grande"}, "geometry": { "type": "Polygon", "coordinates": [[[-48.3032155543, -24.0687189476], [-48.2968691125, -24.0751495492], [-48.3058036444, -24.0758312375], [-48.3135668131, -24.0846813349], [-48.3099279019, -24.1066546102], [-48.3156699494, -24.1134096693], [-48.3116724748, -24.1144888637], [-48.3128362895, -24.1230556826], [-48.3082866516, -24.1247666624], [-48.3015140203, -24.1400701350], [-48.3065025244, -24.1491499239], [-48.3011938578, -24.1566733584], [-48.2886534456, -24.1632529240], [-48.2957229502, -24.1743597960], [-48.3027709094, -24.1769736677], [-48.3007105614, -24.1826066012], [-48.2975853749, -24.1816523936], [-48.2956929719, -24.1844623127], [-48.2983556453, -24.1864017796], [-48.2889753111, -24.1924867737], [-48.2890108047, -24.1979754057], [-48.2947550800, -24.2010846434], [-48.2878553594, -24.2092326017], [-48.2918400552, -24.2144224202], [-48.2840950821, -24.2167110835], [-48.2770022109, -24.2313893467], [-48.2827046775, -24.2416325361], [-48.2758596275, -24.2479125949], [-48.2860949297, -24.2529067515], [-48.2833714214, -24.2603212319], [-48.2871594594, -24.2671264469], [-48.2930322234, -24.2740276128], [-48.2804968959, -24.2814246926], [-48.2818804130, -24.2876890953], [-48.2745565187, -24.2959106163], [-48.2813634884, -24.2977641813], [-48.2916578872, -24.2938594257], [-48.2993955191, -24.3062952530], [-48.3049858882, -24.3040493773], [-48.3221967055, -24.3139971438], [-48.3286409501, -24.3117273080], [-48.3296603432, -24.3073971478], [-48.3236009204, -24.2944912642], [-48.3251310377, -24.2914615930], [-48.3389917751, -24.2923700399], [-48.3419667801, -24.2861451032], [-48.3518545639, -24.2875357113], [-48.3594842899, -24.2818920777], [-48.3826580896, -24.3036864219], [-48.3869392701, -24.3060904226], [-48.3903017510, -24.3038446303], [-48.3933835628, -24.2917014542], [-48.3980724664, -24.2901251586], [-48.3992673295, -24.2848367462], [-48.4059684988, -24.2832665440], [-48.4079071706, -24.2773258007], [-48.4051698634, -24.2732880487], [-48.4058075403, -24.2723466605], [-48.4098837980, -24.2681788764], [-48.4289880575, -24.2662414981], [-48.4306519718, -24.2632602406], [-48.4359985622, -24.2528118189], [-48.4348189098, -24.2483192022], [-48.4409338536, -24.2445405339], [-48.4353560773, -24.2335220181], [-48.4376558356, -24.2253617253], [-48.4414968751, -24.2288819547], [-48.4489984179, -24.2283294040], [-48.4489099327, -24.2147287210], [-48.4442868683, -24.2149216412], [-48.4362519548, -24.2015891782], [-48.4338704642, -24.1880951606], [-48.4272089639, -24.1852012237], [-48.4215032969, -24.1871361432], [-48.4204749691, -24.1797079280], [-48.4199307535, -24.1782975990], [-48.4190925881, -24.1770331469], [-48.4247462128, -24.1687775065], [-48.4231789275, -24.1615528719], [-48.4268034902, -24.1615408674], [-48.4288733677, -24.1572215179], [-48.4213972063, -24.1466372176], [-48.4235114277, -24.1375612863], [-48.4199300513, -24.1353303122], [-48.4226784273, -24.1318817160], [-48.4208083349, -24.1248990154], [-48.4207203040, -24.1247500125], [-48.4109188646, -24.1081095712], [-48.4095747032, -24.0921147559], [-48.4130024373, -24.0861053393], [-48.4068885988, -24.0844975594], [-48.4088293073, -24.0763118826], [-48.4130152852, -24.0742188433], [-48.4020413069, -24.0682293379], [-48.3765681200, -24.0652178473], [-48.3676059645, -24.0676953889], [-48.3612578749, -24.0712574030], [-48.3538394808, -24.0687952662], [-48.3503922843, -24.0723761296], [-48.3383818792, -24.0639974428], [-48.3184069906, -24.0585902656], [-48.3152498822, -24.0536320950], [-48.3028914218, -24.0533983643], [-48.3000124362, -24.0622326364], [-48.3032155543, -24.0687189476]]] }},</text:span></text:p>
      <text:p text:style-name="P1"><text:span text:style-name="T1"><text:tab/>{ "type": "Feature", "properties": {"id": "3543303", "name": "Ribeirao Pires", "description": "Ribeirao Pires"}, "geometry": { "type": "Polygon", "coordinates": [[[-46.3828825562, -23.6184079451], [-46.3729327287, -23.6429244196], [-46.3562802147, -23.6373201679], [-46.3539265196, -23.6403801023], [-46.3528207857, -23.6478456803], [-46.3576381979, -23.6600725842], [-46.3549133192, -23.6675557845], [-46.3493895631, -23.6685081664], [-46.3362660380, -23.6812463803], [-46.3368898803, -23.6872288098], [-46.3325780044, -23.6939422177], [-46.3298191517, -23.7079013914], [-46.3339621268, -23.7041099707], [-46.3394937860, -23.7155416968], [-46.3542967313, -23.7169574903], [-46.3621682335, -23.7128115354], [-46.3641028208, -23.7074443789], [-46.3736185550, -23.7093537074], [-46.3842332423, -23.7077675349], [-46.3839933424, -23.7224676398], [-46.3978787698, -23.7222209242], [-46.4003532388, -23.7293352430], [-46.4101436102, -23.7317390661], [-46.4121646760, -23.7356719117], [-46.4156231062, -23.7344205843], [-46.4202151537, -23.7509017100], [-46.4176240357, -23.7582843353], [-46.4291331406, -23.7608359066], [-46.4269282476, -23.7640674763], [-46.4293007781, -23.7647081015], [-46.4344799137, -23.7675470329], [-46.4403801340, -23.7655551039], [-46.4415899550, -23.7688775518], [-46.4548160181, -23.7670193815], [-46.4603917042, -23.7666032387], [-46.4526153093, -23.7578252372], [-46.4713540409, -23.7383781908], [-46.4684173601, -23.7255652540], [-46.4747386821, -23.7178812039], [-46.4601299849, -23.7058214975], [-46.4490499100, -23.7014924244], [-46.4274408159, -23.6775414021], [-46.4131016643, -23.6838944574], [-46.3924588427, -23.6687158294], [-46.3995412982, -23.6443533822], [-46.3910739697, -23.6254773888], [-46.3829870559, -23.6172014278], [-46.3828825562, -23.6184079451]]] }},</text:span></text:p>
      <text:p text:style-name="P1"><text:span text:style-name="T1"><text:tab/>{ "type": "Feature", "properties": {"id": "3543402", "name": "Ribeirao Preto", "description": "Ribeirao Preto"}, "geometry": { "type": "Polygon", "coordinates": [[[-47.7963132237, -21.0607655019], [-47.7823490456, -21.0620530570], [-47.7788474258, -21.0615774253], [-47.7762921422, -21.0720835134], [-47.7837535373, -21.0789596409], [-47.7834842386, -21.0885240641], [-47.7804037495, -21.0891113037], [-47.7649694748, -21.0806559112], [-47.7560800166, -21.0817900547], [-47.7558812638, -21.0878380437], [-47.7625721949, -21.0948199218], [-47.7613723210, -21.0990643611], [-47.7513798255, -21.1122330281], [-47.7292407484, -21.1153640416], [-47.7189156864, -21.1200008683], [-47.7147237791, -21.1225850148], [-47.6931343227, -21.1319279374], [-47.6674698551, -21.1183445289], [-47.6465562463, -21.1479442372], [-47.6534558449, -21.1551121143], [-47.6625332047, -21.1578745877], [-47.6659711688, -21.1771588074], [-47.6643941009, -21.1832525052], [-47.6585651619, -21.1865639223], [-47.6591032278, -21.1957834657], [-47.6661859838, -21.2029115247], [-47.6704234290, -21.2134488176], [-47.6967552135, -21.2250811546], [-47.7052388180, -21.2374538123], [-47.7245192365, -21.2512156898], [-47.7325677156, -21.2635779552], [-47.7406390441, -21.2651362709], [-47.7562265221, -21.2710360233], [-47.7572083785, -21.2751537651], [-47.7649772855, -21.2848828837], [-47.7747732896, -21.2853254406], [-47.7848391443, -21.2964019781], [-47.7897085765, -21.3233085282], [-47.7980692774, -21.3161913359], [-47.8025175223, -21.3164318757], [-47.8064911612, -21.3180020218], [-47.8060517915, -21.3263275974], [-47.8142913633, -21.3407834054], [-47.8316810038, -21.3452894242], [-47.8434866831, -21.3546426422], [-47.8590662489, -21.3598492241], [-47.8651302269, -21.3566226659], [-47.8839430762, -21.3582384048], [-47.9056088076, -21.3680003627], [-47.9195603273, -21.3563349247], [-47.9300267370, -21.3568278866], [-47.9396094870, -21.3585809650], [-47.9441765306, -21.3447181226], [-47.9495916317, -21.3429623372], [-47.9619964303, -21.3420187175], [-47.9652304674, -21.3264790707], [-47.9749563668, -21.3261364510], [-47.9808438429, -21.3150937687], [-47.9886345357, -21.3092599557], [-47.9341700872, -21.2765441289], [-47.9256717688, -21.2664742192], [-47.9086619716, -21.2593872739], [-47.9143216143, -21.2502018600], [-47.9228799212, -21.2398780100], [-47.9209093090, -21.2291006633], [-47.9273535837, -21.2190809085], [-47.9350492110, -21.2005149847], [-47.9166663241, -21.2008940084], [-47.9186724854, -21.1899247141], [-47.9068144971, -21.1812583402], [-47.9032105581, -21.1737800458], [-47.9027659449, -21.1600339465], [-47.9112923855, -21.1555970539], [-47.9060557957, -21.1479920810], [-47.9098828367, -21.1404500973], [-47.9088274268, -21.1231465126], [-47.9129273160, -21.1187466944], [-47.9033214416, -21.0973652336], [-47.8826706098, -21.0977186636], [-47.8804325709, -21.0891374972], [-47.8718761675, -21.0745869929], [-47.8717352542, -21.0638931118], [-47.8145352636, -21.0663433832], [-47.8014511483, -21.0666994202], [-47.7963132237, -21.0607655019]]] }},</text:span></text:p>
      <text:p text:style-name="P1"><text:span text:style-name="T1"><text:tab/>{ "type": "Feature", "properties": {"id": "3543501", "name": "Riversul", "description": "Riversul"}, "geometry": { "type": "Polygon", "coordinates": [[[-49.3801987208, -23.7718044014], [-49.3732050271, -23.7716369869], [-49.3750079493, -23.7669890784], [-49.3718686133, -23.7675808559], [-49.3663172611, -23.7594410515], [-49.3610883352, -23.7590142571], [-49.3574508133, -23.7644294727], [-49.3614465194, -23.7693770572], [-49.3556508875, -23.7739149190], [-49.3507348465, -23.7711647264], [-49.3464539857, -23.7760981135], [-49.3338825766, -23.7806500964], [-49.3348474610, -23.7839466067], [-49.3418399392, -23.7830671835], [-49.3364303618, -23.7901120726], [-49.3280966629, -23.7884904716], [-49.3190216976, -23.8054701426], [-49.3185897751, -23.8101955212], [-49.3025288817, -23.8197590501], [-49.3017859885, -23.8277745905], [-49.3099583360, -23.8382932624], [-49.3094259408, -23.8486187088], [-49.3248320959, -23.8554260176], [-49.3301152085, -23.8649745910], [-49.3187627119, -23.8802162380], [-49.2921454084, -23.8864958418], [-49.2888856792, -23.8910409415], [-49.2972556375, -23.8883821969], [-49.3291011579, -23.9040877530], [-49.3362556981, -23.8980388791], [-49.3531191523, -23.9056612836], [-49.3729601172, -23.9044373880], [-49.4133569454, -23.9052959477], [-49.4204245099, -23.9090007806], [-49.4245103333, -23.9052084694], [-49.4316861257, -23.9064627795], [-49.4360145072, -23.9119326878], [-49.4395659822, -23.9102485412], [-49.4556071262, -23.9185183579], [-49.4588997882, -23.9141493666], [-49.4687628982, -23.9168092510], [-49.4702327907, -23.9113006826], [-49.4750408768, -23.9145061459], [-49.4832029837, -23.9093054721], [-49.4993083096, -23.9071069772], [-49.5218569647, -23.9160819390], [-49.5302824244, -23.9220291433], [-49.5317294833, -23.9296234890], [-49.5353227996, -23.9276715565], [-49.5459542488, -23.9226281223], [-49.5565114390, -23.9222482144], [-49.5539853852, -23.9148147281], [-49.5626922821, -23.9118597859], [-49.5680416237, -23.8999792667], [-49.5770505685, -23.8955002352], [-49.5731213050, -23.8774726280], [-49.5848693105, -23.8899466965], [-49.5909909044, -23.8780222453], [-49.5936201602, -23.8720691780], [-49.6019844027, -23.8678006175], [-49.5992387810, -23.8566075097], [-49.6102571391, -23.8512128402], [-49.6084272688, -23.8481052085], [-49.5970662100, -23.8488908879], [-49.5950025686, -23.8463162176], [-49.6075586391, -23.8388966088], [-49.5980496481, -23.8363110100], [-49.5861939309, -23.8417782883], [-49.5921841925, -23.8365681493], [-49.5925295372, -23.8298199303], [-49.5870149514, -23.8266574354], [-49.5759627036, -23.8270171782], [-49.5619500739, -23.8180030780], [-49.5595901260, -23.8114486344], [-49.5626257038, -23.8014494088], [-49.5592030223, -23.7931263657], [-49.5467609842, -23.7900493240], [-49.5360330448, -23.7931802724], [-49.5318642018, -23.7982669514], [-49.5223207979, -23.8005786786], [-49.5206774796, -23.8064597918], [-49.5170034860, -23.8025510287], [-49.5071770381, -23.8032578616], [-49.5024267131, -23.7975506723], [-49.5088476430, -23.7898444144], [-49.5082046241, -23.7856540749], [-49.4983371150, -23.7882405924], [-49.4900330671, -23.7813133772], [-49.4772236381, -23.7768724993], [-49.4689838486, -23.7702922280], [-49.4555376937, -23.7795375231], [-49.4413601169, -23.7780214079], [-49.4320052047, -23.7827647558], [-49.4269254042, -23.7816939649], [-49.4257600267, -23.7855065355], [-49.4133903097, -23.7830123896], [-49.3983403217, -23.7639472669], [-49.3863883371, -23.7593654794], [-49.3831095132, -23.7590236257], [-49.3788462713, -23.7614559377], [-49.3801987208, -23.7718044014]]] }},</text:span></text:p>
      <text:p text:style-name="P1"><text:span text:style-name="T1"><text:tab/>{ "type": "Feature", "properties": {"id": "3543600", "name": "Rifaina", "description": "Rifaina"}, "geometry": { "type": "Polygon", "coordinates": [[[-47.4498257189, -19.9873667648], [-47.4373571812, -19.9965158853], [-47.4246751720, -20.0128728029], [-47.4250663537, -20.0172263757], [-47.4309261661, -20.0209469153], [-47.4437858222, -20.0274895124], [-47.4398463868, -20.0483583225], [-47.4177845993, -20.0641713622], [-47.4110808795, -20.0736129639], [-47.4045098237, -20.0822645843], [-47.3741217210, -20.0831912432], [-47.3582273726, -20.1035099828], [-47.3470887349, -20.1048719619], [-47.3406738345, -20.1107779107], [-47.3287330871, -20.1148447318], [-47.3363009982, -20.1191973255], [-47.3352541115, -20.1267495330], [-47.3434520629, -20.1318769575], [-47.3431589521, -20.1406348084], [-47.3380137580, -20.1434266297], [-47.3375977068, -20.1508560951], [-47.3435810463, -20.1515888415], [-47.3490385281, -20.1621166149], [-47.3600137941, -20.1691140667], [-47.3596839960, -20.1546836393], [-47.3788973249, -20.1626025962], [-47.3837870759, -20.1615245999], [-47.3758612271, -20.1448533095], [-47.3837227467, -20.1454230648], [-47.3979665920, -20.1404482334], [-47.4084129277, -20.1120170233], [-47.4122385337, -20.1171057744], [-47.4181523679, -20.1188766262], [-47.4224180979, -20.1164573486], [-47.4305658519, -20.1214437280], [-47.4338447848, -20.1113274647], [-47.4355718026, -20.1201534128], [-47.4424749382, -20.1253683135], [-47.4526900810, -20.1225723704], [-47.4488060437, -20.1109514624], [-47.4605821221, -20.1209438877], [-47.4671021346, -20.1188429187], [-47.4681578084, -20.1141127610], [-47.4552788397, -20.1063073538], [-47.4556485245, -20.1014172110], [-47.4497995603, -20.1036882761], [-47.4503394863, -20.1005220373], [-47.4450616759, -20.0933858979], [-47.4567619931, -20.0982621899], [-47.4670775023, -20.0958290590], [-47.4680813075, -20.0890261153], [-47.4561016259, -20.0840181189], [-47.4593956144, -20.0814557131], [-47.4647507611, -20.0837345238], [-47.4676641683, -20.0804730329], [-47.4594213639, -20.0742690250], [-47.4522433098, -20.0744377526], [-47.4481185157, -20.0686844660], [-47.4552289409, -20.0712807126], [-47.4691765650, -20.0692082202], [-47.4633524505, -20.0636542550], [-47.4766498566, -20.0649869460], [-47.4719718868, -20.0591751050], [-47.4795811275, -20.0590868438], [-47.4772900084, -20.0488236815], [-47.4686991054, -20.0518069016], [-47.4629291289, -20.0493343463], [-47.4717440504, -20.0449404070], [-47.4652872615, -20.0403072187], [-47.4753347358, -20.0390447616], [-47.4699832731, -20.0266075466], [-47.4735580073, -20.0142272616], [-47.4673850046, -20.0121835025], [-47.4720411399, -20.0038380703], [-47.4704439872, -19.9984595060], [-47.4760290356, -20.0036309454], [-47.4824007231, -20.0027379833], [-47.4768774772, -20.0081560856], [-47.4812496126, -20.0148227328], [-47.4730877265, -20.0207991876], [-47.4721482367, -20.0282805630], [-47.4744467044, -20.0309103011], [-47.4801574732, -20.0240630400], [-47.4829977197, -20.0274244013], [-47.4877441133, -20.0261906050], [-47.4754304364, -20.0350988909], [-47.4774471161, -20.0402601404], [-47.4820394714, -20.0405624284], [-47.4867359572, -20.0463665465], [-47.4940922519, -20.0365572030], [-47.4946832007, -20.0454449620], [-47.4999991092, -20.0430569889], [-47.5064989651, -20.0324884307], [-47.5048188151, -20.0400098149], [-47.5078328055, -20.0455983975], [-47.5115669750, -20.0452124675], [-47.5195947604, -20.0367789841], [-47.5184434021, -20.0308952693], [-47.5265798460, -20.0202970678], [-47.5345039674, -20.0131629482], [-47.5417924641, -20.0125816237], [-47.5419761469, -19.9959352275], [-47.5437594315, -19.9928087501], [-47.5487874442, -19.9932991908], [-47.5397081984, -19.9838536069], [-47.5080822059, -19.9824700442], [-47.4972755372, -19.9711570719], [-47.4808285508, -19.9683896388], [-47.4740681853, -19.9616458623], [-47.4678431582, -19.9609516096], [-47.4498257189, -19.9873667648]]] }},</text:span></text:p>
      <text:p text:style-name="P1"><text:span text:style-name="T1"><text:tab/>{ "type": "Feature", "properties": {"id": "3543709", "name": "Rincao", "description": "Rincao"}, "geometry": { "type": "Polygon", "coordinates": [[[-48.0696885966, -21.4741106037], [-48.0682024106, -21.4796976861], [-48.0565758669, -21.4752041602], [-48.0578567352, -21.4792238630], [-48.0535353169, -21.4816238606], [-48.0550798625, -21.4884839063], [-48.0464344288, -21.4908419661], [-48.0441499219, -21.4949007186], [-48.0500096420, -21.4968250106], [-48.0503326044, -21.5006722587], [-48.0402323677, -21.5029701393], [-48.0389439295, -21.5035153683], [-48.0385878982, -21.5054430715], [-48.0426112818, -21.5095567207], [-48.0413645762, -21.5155503134], [-48.0278515771, -21.5130662185], [-48.0313884532, -21.5186776367], [-48.0275701819, -21.5221659338], [-48.0326455780, -21.5261365283], [-48.0259462524, -21.5295626150], [-48.0276545428, -21.5380244034], [-48.0168230569, -21.5391401240], [-48.0168350765, -21.5330219038], [-48.0115683219, -21.5326979221], [-48.0142624872, -21.5415727397], [-48.0053760724, -21.5440515625], [-48.0083542070, -21.5596695689], [-47.9956542393, -21.5617196407], [-47.9979689090, -21.5679013668], [-47.9940990218, -21.5647968360], [-47.9906114776, -21.5661873125], [-47.9893252630, -21.5772347055], [-47.9954236802, -21.5771137040], [-47.9988030852, -21.5809634657], [-47.9935681684, -21.5801791819], [-47.9891937648, -21.5852877379], [-47.9917309506, -21.5885190918], [-47.9870542305, -21.5912590722], [-47.9902113165, -21.5955534836], [-47.9842602242, -21.5948060327], [-47.9825340368, -21.5867950603], [-47.9806836344, -21.5921488151], [-47.9734539007, -21.5946416983], [-47.9610023849, -21.5969231745], [-47.9538440348, -21.5904545427], [-47.9482425748, -21.5983371048], [-47.9420445286, -21.5973022017], [-47.9444262972, -21.5905310887], [-47.9375951991, -21.5926050216], [-47.9402497317, -21.5863619617], [-47.9340665149, -21.5870426389], [-47.9367181818, -21.5788783363], [-47.9326585413, -21.5799687692], [-47.9269870192, -21.5760231401], [-47.9231594657, -21.5736463940], [-47.9230429678, -21.5845314889], [-47.9181837905, -21.5836865994], [-47.9121019695, -21.5893897654], [-47.9051382835, -21.5799532115], [-47.9013575695, -21.5889317182], [-47.8996029650, -21.5823489033], [-47.8962653526, -21.5865730078], [-47.8883447796, -21.5829515508], [-47.8851353699, -21.5904079179], [-47.8804203497, -21.5892839053], [-47.8794320751, -21.5993296868], [-47.8704568917, -21.6043502404], [-47.8806043834, -21.6094959410], [-47.8800271944, -21.6121549320], [-47.8714068633, -21.6103415455], [-47.8689313514, -21.6153492005], [-47.8684961148, -21.6103076168], [-47.8626917531, -21.6111359908], [-47.8589009946, -21.6162435072], [-47.8703585764, -21.6283091869], [-47.8724448495, -21.6391511270], [-47.8790326128, -21.6487148061], [-47.9005912910, -21.6756569414], [-47.9093366135, -21.6776738952], [-47.9310453957, -21.6633300796], [-47.9971432643, -21.6346615519], [-48.0260271883, -21.6360234405], [-48.0467492234, -21.6369995414], [-48.0739024967, -21.6372966171], [-48.0772374098, -21.6277046172], [-48.0691452623, -21.6157270413], [-48.0713566231, -21.6153503508], [-48.0815169215, -21.6287604982], [-48.1034634254, -21.6427726507], [-48.1224597870, -21.6458252350], [-48.1354774447, -21.6434430829], [-48.1503210569, -21.6545860097], [-48.1625644823, -21.6516564157], [-48.1699817028, -21.6540706874], [-48.1660067723, -21.6055405609], [-48.1650055700, -21.5951858907], [-48.1525053272, -21.5780182267], [-48.1446103529, -21.5554504111], [-48.1160637357, -21.5433692445], [-48.1123043326, -21.5362459308], [-48.1162146275, -21.5330447059], [-48.0954878470, -21.5243537700], [-48.0893515439, -21.5149262219], [-48.0879684106, -21.5018581300], [-48.0738120139, -21.4787623047], [-48.0696885966, -21.4741106037]]] }},</text:span></text:p>
      <text:p text:style-name="P1"><text:span text:style-name="T1"><text:tab/>{ "type": "Feature", "properties": {"id": "3543808", "name": "Rinopolis", "description": "Rinopolis"}, "geometry": { "type": "Polygon", "coordinates": [[[-50.7640157788, -21.5618527290], [-50.7539005154, -21.5708998396], [-50.7440405726, -21.5644527349], [-50.7485762494, -21.5736313618], [-50.7458464254, -21.5776329318], [-50.7344129357, -21.5715000380], [-50.7249891994, -21.5765661634], [-50.7077887426, -21.5765197929], [-50.7073942652, -21.5850345196], [-50.6786282836, -21.6018008967], [-50.6698939344, -21.6044661268], [-50.6603222422, -21.6180365260], [-50.6524704303, -21.6229670922], [-50.6542665251, -21.6335683798], [-50.6468834726, -21.6494790031], [-50.6371756096, -21.6518825751], [-50.6308783711, -21.6554965862], [-50.6272520985, -21.6427276387], [-50.6228551709, -21.6427935951], [-50.6184511108, -21.6518682631], [-50.6207219535, -21.6597012126], [-50.6147234002, -21.6584372993], [-50.6092304051, -21.6840902099], [-50.6142636392, -21.7019094256], [-50.6184829117, -21.7043513752], [-50.6307035254, -21.7290120232], [-50.6353221171, -21.7411626142], [-50.6376494555, -21.7477185618], [-50.6322023531, -21.7537820355], [-50.6346902794, -21.7662177050], [-50.6573922177, -21.7741288130], [-50.6594030454, -21.7756216108], [-50.6805859601, -21.7755307983], [-50.6843767834, -21.7894084761], [-50.6928038581, -21.7925754177], [-50.6961377601, -21.7819990654], [-50.7069082816, -21.7736507243], [-50.7183749734, -21.7990001001], [-50.7464282669, -21.7673698278], [-50.7607365727, -21.7512318066], [-50.7766145431, -21.7327926513], [-50.7893035781, -21.7309405812], [-50.7961187245, -21.7281433045], [-50.7990840463, -21.7209775019], [-50.8110499455, -21.7149013713], [-50.8189021944, -21.7066931776], [-50.8156479804, -21.7028094547], [-50.8246534467, -21.6888224167], [-50.8264262362, -21.6885486811], [-50.8301112389, -21.6839280511], [-50.8266998469, -21.6826802445], [-50.8273731125, -21.6755943615], [-50.8148864905, -21.6709531945], [-50.8149347808, -21.6708666156], [-50.8138254869, -21.6561788885], [-50.8088913284, -21.6553995732], [-50.8051513305, -21.6463401086], [-50.8077974894, -21.6417892725], [-50.7971784558, -21.6306021319], [-50.7937376744, -21.6262013087], [-50.7959449566, -21.6220968584], [-50.7925210313, -21.6203106336], [-50.7931793286, -21.6130271470], [-50.7799386526, -21.5942102760], [-50.7815822330, -21.5891190412], [-50.7760355138, -21.5865825357], [-50.7790578631, -21.5831246042], [-50.7758061471, -21.5815904506], [-50.7744965082, -21.5722194849], [-50.7784110648, -21.5676177895], [-50.7730337435, -21.5672360230], [-50.7734004747, -21.5637592493], [-50.7693332746, -21.5687971828], [-50.7640157788, -21.5618527290]]] }},</text:span></text:p>
      <text:p text:style-name="P1"><text:span text:style-name="T1"><text:tab/>{ "type": "Feature", "properties": {"id": "3543907", "name": "Rio Claro", "description": "Rio Claro"}, "geometry": { "type": "Polygon", "coordinates": [[[-47.4615528025, -22.3108570479], [-47.4723572064, -22.3473477320], [-47.4724681933, -22.3475301605], [-47.4740960548, -22.3603640536], [-47.4834459982, -22.3782168845], [-47.4620108046, -22.4020610265], [-47.4615999813, -22.4078466919], [-47.4668131693, -22.4127809197], [-47.4892880263, -22.4134757612], [-47.4909740261, -22.4193907245], [-47.4992837461, -22.4252897072], [-47.5055372561, -22.4249134476], [-47.5188144266, -22.4337475837], [-47.5289636600, -22.4289134820], [-47.5381467214, -22.4387607246], [-47.5426934440, -22.4453055579], [-47.5551936695, -22.4520011932], [-47.5585844115, -22.4543501218], [-47.5562885572, -22.4581623233], [-47.5626836175, -22.4576755719], [-47.5665838223, -22.4620880452], [-47.5690505409, -22.4602719321], [-47.5674788108, -22.4654175091], [-47.5716615307, -22.4643050472], [-47.5710835970, -22.4691808245], [-47.5776956075, -22.4703617591], [-47.5772800765, -22.4762068784], [-47.5772843674, -22.4763032432], [-47.5787405354, -22.5122362974], [-47.5621940186, -22.5261157295], [-47.5731102219, -22.5303481553], [-47.5747924823, -22.5411330535], [-47.5822921217, -22.5414794891], [-47.5919465482, -22.5400104491], [-47.5985372524, -22.5482173063], [-47.6065941686, -22.5515444601], [-47.6339236999, -22.5441477112], [-47.6381867937, -22.5360223186], [-47.6498867693, -22.5299421594], [-47.6539898797, -22.5204539507], [-47.6580370796, -22.5197728950], [-47.6592630045, -22.5125272987], [-47.6526999683, -22.5095447819], [-47.6523041514, -22.4970388201], [-47.6463114264, -22.4963577950], [-47.6382702401, -22.4872426171], [-47.6383562228, -22.4801323759], [-47.6403505332, -22.4677744044], [-47.6477723027, -22.4634260988], [-47.6528633944, -22.4646118603], [-47.6524549625, -22.4596354803], [-47.6564882611, -22.4612184529], [-47.6568271792, -22.4502022789], [-47.6565651419, -22.4499357814], [-47.6538242253, -22.4484205348], [-47.6564920367, -22.4476401815], [-47.6563305042, -22.4408923100], [-47.6520810931, -22.4393054864], [-47.6494464475, -22.4319367060], [-47.6533132115, -22.4246703373], [-47.6510617816, -22.4233037565], [-47.6558390637, -22.4211942138], [-47.6515686310, -22.4193558212], [-47.6529539861, -22.4111507787], [-47.6602498536, -22.4043579306], [-47.6562775436, -22.3995481306], [-47.6629111427, -22.3942594642], [-47.6660868269, -22.3799082919], [-47.6806229539, -22.3796117462], [-47.6887753659, -22.3750307813], [-47.6902639699, -22.3810049905], [-47.6965306420, -22.3826804898], [-47.7024030079, -22.3790830591], [-47.7013922419, -22.3704145900], [-47.7069143200, -22.3664876983], [-47.7107004184, -22.3527535443], [-47.7178359109, -22.3477114141], [-47.7208944656, -22.3342085202], [-47.7451123741, -22.3279047303], [-47.7529124226, -22.3312084767], [-47.7598752813, -22.3399292147], [-47.7647726406, -22.3350388622], [-47.7631427922, -22.3307643811], [-47.7394079012, -22.3160802809], [-47.7352992659, -22.3018209680], [-47.7302069514, -22.2982162968], [-47.7201986150, -22.3061422672], [-47.7132049747, -22.3014288887], [-47.7028191786, -22.3055409195], [-47.6982430180, -22.3141038997], [-47.6863386520, -22.3237791381], [-47.6782945443, -22.3233987984], [-47.6713493537, -22.3343196658], [-47.6335956765, -22.3347225368], [-47.6313440642, -22.3301939319], [-47.6153319351, -22.2979677508], [-47.6019795348, -22.2889097457], [-47.5941773971, -22.2779976252], [-47.5938699583, -22.2572107396], [-47.5937449509, -22.2488295656], [-47.5537981965, -22.2431991139], [-47.5044064794, -22.2441887644], [-47.5031615464, -22.2442129769], [-47.4693230617, -22.2448810607], [-47.4651695118, -22.2621683135], [-47.4682913313, -22.2787560706], [-47.4620568062, -22.2953987951], [-47.4674521955, -22.3062864011], [-47.4631624851, -22.3066178290], [-47.4615528025, -22.3108570479]]] }},</text:span></text:p>
      <text:p text:style-name="P1"><text:span text:style-name="T1"><text:tab/>{ "type": "Feature", "properties": {"id": "3544004", "name": "Rio das Pedras", "description": "Rio das Pedras"}, "geometry": { "type": "Polygon", "coordinates": [[[-47.5173060608, -22.7649099421], [-47.5023800702, -22.7688106958], [-47.4945982329, -22.7669464698], [-47.4960205260, -22.7816467096], [-47.5047906262, -22.7853354540], [-47.5133118730, -22.8071544751], [-47.5195498710, -22.8142506726], [-47.5191611231, -22.8200925280], [-47.5269581171, -22.8296303720], [-47.5300900742, -22.8451985669], [-47.5194119638, -22.8537928184], [-47.5116260502, -22.8535922372], [-47.5066528201, -22.8520635885], [-47.5096554065, -22.8613969208], [-47.5196939716, -22.8701751354], [-47.5188839511, -22.8865770049], [-47.5330223973, -22.8926201761], [-47.5496641305, -22.9062493902], [-47.5510488398, -22.9112974556], [-47.5573142468, -22.9079355610], [-47.5586237440, -22.9078706326], [-47.5896518703, -22.9063172813], [-47.6084662648, -22.9016089277], [-47.6139873542, -22.9073951101], [-47.6204605612, -22.9259799176], [-47.6310888069, -22.9124002839], [-47.6463634556, -22.9184361425], [-47.6701008344, -22.9183266871], [-47.7007272448, -22.9181792035], [-47.7103758085, -22.9128113173], [-47.7110343516, -22.9115900928], [-47.7104643678, -22.8882866945], [-47.6978498899, -22.8864460857], [-47.6833904099, -22.8751282126], [-47.6728750754, -22.8785794236], [-47.6635697714, -22.8752246496], [-47.6641084856, -22.8653744227], [-47.6731404162, -22.8549999771], [-47.6668070224, -22.8293252915], [-47.6699960416, -22.8199457483], [-47.6719246558, -22.8065123876], [-47.6672180568, -22.7989004085], [-47.6594662215, -22.7980570385], [-47.6528773974, -22.7986826906], [-47.6298219747, -22.7881735221], [-47.6234609123, -22.7988543229], [-47.6085462514, -22.8115994877], [-47.5897883854, -22.8048262590], [-47.5958378716, -22.7947444383], [-47.5864925166, -22.7863072450], [-47.5788730965, -22.7851984918], [-47.5728737784, -22.7815840610], [-47.5445180008, -22.7660890319], [-47.5347498383, -22.7747285362], [-47.5229292076, -22.7790115676], [-47.5170588140, -22.7723846093], [-47.5173060608, -22.7649099421]]] }},</text:span></text:p>
      <text:p text:style-name="P1"><text:span text:style-name="T1"><text:tab/>{ "type": "Feature", "properties": {"id": "3544103", "name": "Rio Grande da Serra", "description": "Rio Grande da Serra"}, "geometry": { "type": "Polygon", "coordinates": [[[-46.3246175463, -23.7022427492], [-46.3270288101, -23.7279990191], [-46.3360682311, -23.7252323701], [-46.3433809518, -23.7371189561], [-46.3498570893, -23.7353732891], [-46.3603118677, -23.7400582763], [-46.3583600317, -23.7467724210], [-46.3611768843, -23.7501766532], [-46.3695872312, -23.7536318941], [-46.3722100679, -23.7515868269], [-46.3757719115, -23.7585464968], [-46.3827000396, -23.7632873587], [-46.3907840085, -23.7637110045], [-46.3944867058, -23.7681634646], [-46.3976804130, -23.7660991994], [-46.4105938926, -23.7709719150], [-46.4150946133, -23.7687125644], [-46.4149027790, -23.7715134303], [-46.4209022135, -23.7704920517], [-46.4256684561, -23.7736226079], [-46.4250304824, -23.7688550749], [-46.4293007781, -23.7647081015], [-46.4269282476, -23.7640674763], [-46.4291331406, -23.7608359066], [-46.4176240357, -23.7582843353], [-46.4202151537, -23.7509017100], [-46.4156231062, -23.7344205843], [-46.4121646760, -23.7356719117], [-46.4101436102, -23.7317390661], [-46.4003532388, -23.7293352430], [-46.3978787698, -23.7222209242], [-46.3839933424, -23.7224676398], [-46.3842332423, -23.7077675349], [-46.3736185550, -23.7093537074], [-46.3641028208, -23.7074443789], [-46.3621682335, -23.7128115354], [-46.3542967313, -23.7169574903], [-46.3394937860, -23.7155416968], [-46.3339621268, -23.7041099707], [-46.3298191517, -23.7079013914], [-46.3280136462, -23.7020007855], [-46.3246175463, -23.7022427492]]] }},</text:span></text:p>
      <text:p text:style-name="P1"><text:span text:style-name="T1"><text:tab/>{ "type": "Feature", "properties": {"id": "3544202", "name": "Riolandia", "description": "Riolandia"}, "geometry": { "type": "Polygon", "coordinates": [[[-49.6127629220, -19.9195080897], [-49.5942437654, -19.9462736191], [-49.5958160208, -19.9521084776], [-49.5916002680, -19.9641096917], [-49.5867835385, -19.9695951096], [-49.5830053765, -19.9679899475], [-49.5790933864, -19.9713165640], [-49.5728746740, -19.9842171067], [-49.5496716458, -20.0250887918], [-49.5503343111, -20.0672269037], [-49.5593288543, -20.0759663635], [-49.5585182166, -20.0805953921], [-49.5661363922, -20.0856403024], [-49.5746295780, -20.0823776990], [-49.5805529411, -20.0873400513], [-49.5935047327, -20.0772490736], [-49.5986381483, -20.0769585645], [-49.5949316438, -20.0873956637], [-49.5981896662, -20.1178136571], [-49.6061081283, -20.1375183219], [-49.6149006054, -20.1468296652], [-49.6233010837, -20.1769151874], [-49.6316463185, -20.1816384104], [-49.6399877799, -20.1741118719], [-49.6507480041, -20.1803116830], [-49.6535534242, -20.1706450569], [-49.6519461893, -20.1598043161], [-49.6585340328, -20.1540819186], [-49.6813268249, -20.1561409013], [-49.6847306313, -20.1533858868], [-49.6787692221, -20.1379455213], [-49.6993424749, -20.1286825770], [-49.6981932175, -20.1172751855], [-49.7097204072, -20.1127241079], [-49.7230473825, -20.1220759646], [-49.7268329923, -20.1170072235], [-49.7336199956, -20.1157100469], [-49.7387275795, -20.1139719057], [-49.7423320383, -20.1025328080], [-49.7491752343, -20.0971115232], [-49.7498208171, -20.0876633675], [-49.7672910302, -20.0844963035], [-49.7768403444, -20.0757084960], [-49.7899945986, -20.0865549138], [-49.7949551043, -20.0829923215], [-49.7998119318, -20.0712267605], [-49.8059206916, -20.0732816984], [-49.8192956394, -20.0690438807], [-49.8234647783, -20.0640445317], [-49.8270092223, -20.0552162618], [-49.8236729485, -20.0466630804], [-49.8272047216, -20.0419414838], [-49.8388025486, -20.0428892806], [-49.8418868013, -20.0389825532], [-49.8384454694, -20.0328664832], [-49.8431314990, -20.0279200146], [-49.8483826212, -20.0294646201], [-49.8612243330, -20.0252022891], [-49.8737088793, -20.0411179025], [-49.8790998783, -20.0391283657], [-49.8826856335, -20.0414969920], [-49.8915276444, -20.0365148075], [-49.8953653343, -20.0201581796], [-49.8898459693, -20.0142219577], [-49.8880298667, -19.9973504359], [-49.8933580373, -19.9865572225], [-49.8850656963, -19.9794219337], [-49.9011555187, -19.9594949363], [-49.9057177007, -19.9367028967], [-49.8907460498, -19.9431212014], [-49.8551049518, -19.9463606134], [-49.8348053799, -19.9328505869], [-49.7927328526, -19.9277989297], [-49.7819884897, -19.9239986495], [-49.7489347157, -19.9242316717], [-49.7116823593, -19.9307968692], [-49.6811335289, -19.9298154919], [-49.6771587908, -19.9291115913], [-49.6755089080, -19.9323631975], [-49.6339386823, -19.9314672446], [-49.6127629220, -19.9195080897]]] }},</text:span></text:p>
      <text:p text:style-name="P1"><text:span text:style-name="T1"><text:tab/>{ "type": "Feature", "properties": {"id": "3544251", "name": "Rosana", "description": "Rosana"}, "geometry": { "type": "Polygon", "coordinates": [[[-52.7318211258, -22.5241981119], [-52.7488849837, -22.5648085540], [-52.7619906525, -22.5925037571], [-52.7790064487, -22.6026017898], [-52.7823649481, -22.6015943953], [-52.8149401599, -22.5965760519], [-52.8443623433, -22.6087547012], [-52.8542731933, -22.6078578295], [-52.9048624185, -22.5717405523], [-52.9275049226, -22.5654906312], [-52.9724835047, -22.5702818407], [-52.9843578080, -22.5758832179], [-53.0111720242, -22.5983284536], [-53.0135381761, -22.5991592542], [-53.0240154655, -22.6037325144], [-53.0380241450, -22.6179470671], [-53.0552964848, -22.6321562329], [-53.0742221705, -22.6408742828], [-53.0872845028, -22.6579794897], [-53.0940807430, -22.6375122783], [-53.1046854454, -22.6214633077], [-53.1082044224, -22.6145735606], [-53.1093561264, -22.6038357880], [-53.1073616117, -22.5950453504], [-53.0774831407, -22.5528715012], [-53.0575013167, -22.5364638249], [-53.0393000883, -22.5269294834], [-53.0138614638, -22.5201995723], [-53.0051649509, -22.5087807984], [-52.9980786587, -22.4927151444], [-52.9546346921, -22.4750722696], [-52.9476909281, -22.4728862662], [-52.8947145015, -22.4555110000], [-52.8542619959, -22.4386459988], [-52.8393878299, -22.4148455564], [-52.8104448806, -22.3901509703], [-52.7978322639, -22.3778070867], [-52.7453359553, -22.3428466343], [-52.7240619342, -22.3347522084], [-52.6946374996, -22.3141433437], [-52.6548413288, -22.3026766856], [-52.6510475430, -22.3129858660], [-52.6551046510, -22.3445706131], [-52.6472553091, -22.3752697493], [-52.6301719409, -22.3957186293], [-52.6110827732, -22.4010921739], [-52.6189016709, -22.4144808300], [-52.6333172129, -22.4305984559], [-52.6491538940, -22.4337237462], [-52.6529626928, -22.4391745527], [-52.6636025415, -22.4427859351], [-52.6689239424, -22.4507688118], [-52.6784559857, -22.4541272519], [-52.6999350282, -22.4817571870], [-52.7001280779, -22.4820007132], [-52.7099324669, -22.4947585184], [-52.7095338207, -22.5001220102], [-52.7160373427, -22.5108955925], [-52.7318211258, -22.5241981119]]] }},</text:span></text:p>
      <text:p text:style-name="P1"><text:span text:style-name="T1"><text:tab/>{ "type": "Feature", "properties": {"id": "3544301", "name": "Roseira", "description": "Roseira"}, "geometry": { "type": "Polygon", "coordinates": [[[-45.2777774312, -22.8506365438], [-45.2812359911, -22.8587236406], [-45.2706171615, -22.8728234838], [-45.2688509493, -22.8756160073], [-45.2702144859, -22.8822413285], [-45.2690721488, -22.8877262057], [-45.2545522454, -22.8960754998], [-45.2673188341, -22.9103661870], [-45.2749461071, -22.9123329867], [-45.2695854128, -22.9205295947], [-45.2688026454, -22.9271617037], [-45.2751496189, -22.9274018712], [-45.2781187760, -22.9326333462], [-45.2785805476, -22.9406707068], [-45.2750367195, -22.9449866405], [-45.2776171550, -22.9499023512], [-45.2705515477, -22.9616808569], [-45.2730265373, -22.9664135876], [-45.2659897678, -22.9822435621], [-45.2598595679, -22.9856874897], [-45.2611723516, -23.0003967757], [-45.2573072829, -23.0075094263], [-45.2661939210, -23.0163489564], [-45.2937824257, -23.0265891768], [-45.2977963067, -23.0222513008], [-45.3077584170, -23.0248113238], [-45.3168427501, -23.0227903458], [-45.3288913509, -23.0131147354], [-45.3282935527, -23.0039154315], [-45.3337233833, -22.9935570324], [-45.3212266066, -22.9760628982], [-45.3253286174, -22.9692588353], [-45.3384502952, -22.9453520038], [-45.3362797704, -22.9254916740], [-45.3339510732, -22.9171806862], [-45.3321580575, -22.9107825976], [-45.3407399078, -22.9008497322], [-45.3538997220, -22.8723934850], [-45.3393529199, -22.8600306048], [-45.3339538652, -22.8614116700], [-45.3252718528, -22.8567065287], [-45.3168686244, -22.8563463042], [-45.3217862486, -22.8488950719], [-45.3105562555, -22.8375843827], [-45.2988563826, -22.8385822691], [-45.2871812612, -22.8507609852], [-45.2777774312, -22.8506365438]]] }},</text:span></text:p>
      <text:p text:style-name="P1"><text:span text:style-name="T1"><text:tab/>{ "type": "Feature", "properties": {"id": "3544400", "name": "Rubiacea", "description": "Rubiacea"}, "geometry": { "type": "Polygon", "coordinates": [[[-50.7518868379, -21.2458462195], [-50.7533966037, -21.2631197646], [-50.7464417689, -21.2628883976], [-50.7443212175, -21.2585264817], [-50.7347520246, -21.2549371649], [-50.7310211681, -21.2560954022], [-50.7267605819, -21.2491326709], [-50.7195465181, -21.2468448271], [-50.7128293677, -21.2519146489], [-50.7000123786, -21.2536672022], [-50.6938397152, -21.2627014252], [-50.6936288018, -21.3059878793], [-50.6985214418, -21.3221287154], [-50.6952560562, -21.3308596923], [-50.7058061076, -21.3450412077], [-50.7175204122, -21.3519815538], [-50.7139348713, -21.3662931567], [-50.7130669851, -21.3718157600], [-50.7178469263, -21.3788929682], [-50.7391504200, -21.3828836050], [-50.7441243948, -21.3873227038], [-50.7514830156, -21.3846921650], [-50.7669877642, -21.3949387163], [-50.7670924786, -21.3996045737], [-50.7704673382, -21.4126453127], [-50.7777462549, -21.4130252034], [-50.7838849060, -21.4195262768], [-50.7957479447, -21.4398099695], [-50.8039130761, -21.4411611541], [-50.8072088169, -21.4451599112], [-50.8124583950, -21.4443811693], [-50.8139257590, -21.4474546405], [-50.8181287941, -21.4458159464], [-50.8213383036, -21.4488295184], [-50.8309203006, -21.4476090907], [-50.8355323433, -21.4519092287], [-50.8381918252, -21.4507415491], [-50.8560869885, -21.4684284272], [-50.8591308781, -21.4763820776], [-50.8657098754, -21.4764305151], [-50.8711203933, -21.4811156006], [-50.8731462457, -21.4886982157], [-50.8883603815, -21.4852477837], [-50.8982323731, -21.4905527114], [-50.9039421421, -21.4847753731], [-50.9051245641, -21.4701223963], [-50.9198287974, -21.4604541398], [-50.9208596592, -21.4564024106], [-50.9159427154, -21.4541791844], [-50.9235257682, -21.4417438461], [-50.9157143093, -21.4356864303], [-50.9051347035, -21.4362501883], [-50.8967058351, -21.4256769223], [-50.8857044859, -21.4297763462], [-50.8747418983, -21.4282227482], [-50.8676570838, -21.4134638397], [-50.8550109416, -21.4046414907], [-50.8499911718, -21.3977523618], [-50.8387677981, -21.3919454130], [-50.8296246429, -21.3924929508], [-50.8219231682, -21.3752041281], [-50.8039414591, -21.3705328894], [-50.8003265310, -21.3661573825], [-50.8024487608, -21.3637331672], [-50.7983639881, -21.3439846840], [-50.7919181798, -21.3368497351], [-50.7862786403, -21.3195541414], [-50.7776868516, -21.3126656253], [-50.7772878887, -21.3054185588], [-50.7669104837, -21.2860049243], [-50.7703628107, -21.2873376459], [-50.7771381887, -21.2932859146], [-50.7829342934, -21.2828319626], [-50.7826134030, -21.2726878621], [-50.7718948461, -21.2551761164], [-50.7671469956, -21.2382690613], [-50.7694894265, -21.2329643620], [-50.7454146678, -21.2173173504], [-50.7354741331, -21.1985805238], [-50.7290490128, -21.2106399902], [-50.7307187484, -21.2252689330], [-50.7407305355, -21.2277040078], [-50.7518868379, -21.2458462195]]] }},</text:span></text:p>
      <text:p text:style-name="P1"><text:span text:style-name="T1"><text:tab/>{ "type": "Feature", "properties": {"id": "3544509", "name": "Rubineia", "description": "Rubineia"}, "geometry": { "type": "Polygon", "coordinates": [[[-50.9473727742, -20.1547445350], [-50.9528866464, -20.1591033348], [-50.9569334804, -20.1570356740], [-50.9724940510, -20.1598201914], [-50.9797087129, -20.2006162294], [-50.9771367269, -20.2271868912], [-50.9927035398, -20.2439376602], [-51.0091658302, -20.2467931248], [-51.0289607446, -20.2461870716], [-51.0285793379, -20.2604377396], [-51.0229057333, -20.2788649290], [-51.0112989910, -20.2974117557], [-51.0096614714, -20.3172992262], [-51.0048239511, -20.3233794631], [-51.0031342079, -20.3366580758], [-50.9967152784, -20.3444722214], [-50.9945816786, -20.3588447362], [-50.9795466963, -20.3815268509], [-50.9770173188, -20.3964072477], [-50.9690812557, -20.4022076765], [-50.9727500806, -20.4093688698], [-50.9784736048, -20.4115343676], [-50.9902947468, -20.4329556927], [-51.0049676162, -20.4022786353], [-51.0139610094, -20.3985689761], [-51.0186284355, -20.3813862336], [-51.0405155524, -20.3690434904], [-51.0543045794, -20.3579627273], [-51.0634015712, -20.3415772514], [-51.0786895907, -20.3275567578], [-51.0817650246, -20.3067757735], [-51.0937799406, -20.2853407974], [-51.1031294464, -20.2870521489], [-51.1089105775, -20.2796297116], [-51.0686845056, -20.2495870074], [-51.0577850437, -20.2327262389], [-51.0483337391, -20.1981136458], [-51.0287959863, -20.1505618652], [-51.0007135388, -20.0958728026], [-50.9844972149, -20.0972661429], [-50.9804714947, -20.1052660355], [-50.9536909607, -20.1137012352], [-50.9426022492, -20.1232292260], [-50.9276044502, -20.1232737999], [-50.9178721196, -20.1300490526], [-50.9473727742, -20.1547445350]]] }},</text:span></text:p>
      <text:p text:style-name="P1"><text:span text:style-name="T1"><text:tab/>{ "type": "Feature", "properties": {"id": "3544608", "name": "Sabino", "description": "Sabino"}, "geometry": { "type": "Polygon", "coordinates": [[[-49.6234550787, -21.3567080482], [-49.6026083644, -21.3734515630], [-49.5918405577, -21.3738023962], [-49.5838835212, -21.3780383379], [-49.5573250830, -21.4157453854], [-49.5486394461, -21.4178007476], [-49.5466500097, -21.4222095853], [-49.5440858473, -21.4306627810], [-49.5254420048, -21.4468728825], [-49.4950078965, -21.4936959080], [-49.4840149101, -21.5029901341], [-49.4449819873, -21.5235958913], [-49.4562002381, -21.5330574972], [-49.4583507212, -21.5431303000], [-49.4599930792, -21.5486578706], [-49.4679858191, -21.5550543027], [-49.4857663799, -21.5561870501], [-49.4982132368, -21.5641452148], [-49.4958762271, -21.6083385171], [-49.5043709252, -21.6165424522], [-49.5087214788, -21.6130579943], [-49.5170979078, -21.6018428916], [-49.5264217365, -21.5988104185], [-49.5386407905, -21.5999531541], [-49.5451013934, -21.5894860803], [-49.5443860034, -21.5749397493], [-49.5487228527, -21.5644670052], [-49.5554091974, -21.5571745335], [-49.5684229089, -21.5542823408], [-49.5764992254, -21.5322645322], [-49.5883863340, -21.5302273608], [-49.5967215005, -21.5216983030], [-49.6095644728, -21.5100282772], [-49.6168301900, -21.4957408556], [-49.6325042259, -21.4887135319], [-49.6392975533, -21.4770961880], [-49.6351652902, -21.4618597758], [-49.6486182398, -21.4498084620], [-49.6557951521, -21.4470294017], [-49.6584821963, -21.4378729236], [-49.6727698295, -21.4332156448], [-49.6705892214, -21.4236682861], [-49.6899125571, -21.4180295785], [-49.6995613944, -21.4046342421], [-49.6960483225, -21.3889467447], [-49.6965236940, -21.3622061935], [-49.6862999509, -21.3636487465], [-49.6781665139, -21.3525392487], [-49.6710153298, -21.3487279453], [-49.6387052147, -21.3518406652], [-49.6234550787, -21.3567080482]]] }},</text:span></text:p>
      <text:p text:style-name="P1"><text:span text:style-name="T1"><text:tab/>{ "type": "Feature", "properties": {"id": "3544707", "name": "Sagres", "description": "Sagres"}, "geometry": { "type": "Polygon", "coordinates": [[[-50.9867138911, -21.8000837772], [-50.9801973971, -21.8073304816], [-50.9735493398, -21.8070943481], [-50.9618986730, -21.8168345297], [-50.9602071736, -21.8221696373], [-50.9384959888, -21.8396986255], [-50.9383030483, -21.8398538309], [-50.9044771736, -21.8696717470], [-50.9132492203, -21.8901832803], [-50.9240326248, -21.8935857060], [-50.9325387227, -21.9031943924], [-50.9379614541, -21.9032248883], [-50.9553301166, -21.9252062083], [-50.9654521337, -21.9254950368], [-50.9906553497, -21.9194203502], [-51.0037229125, -21.9200249465], [-51.0121354432, -21.9160285481], [-51.0365509341, -21.9051278443], [-51.0388256314, -21.9027859638], [-51.0479276025, -21.8978751430], [-51.0519512052, -21.8890754893], [-51.0571586880, -21.8891432772], [-51.0663558457, -21.8827199272], [-51.0820297323, -21.8808849914], [-51.0798039524, -21.8664789995], [-51.0728888840, -21.8615005377], [-51.0575822305, -21.8501929687], [-51.0436262390, -21.8484422970], [-51.0404148507, -21.8427169282], [-51.0371419278, -21.8435514412], [-51.0347587678, -21.8364333721], [-51.0297866721, -21.8336355417], [-51.0251703907, -21.8188407785], [-51.0077496906, -21.8036063353], [-50.9867138911, -21.8000837772]]] }},</text:span></text:p>
      <text:p text:style-name="P1"><text:span text:style-name="T1"><text:tab/>{ "type": "Feature", "properties": {"id": "3544806", "name": "Sales", "description": "Sales"}, "geometry": { "type": "Polygon", "coordinates": [[[-49.5006899377, -21.2469526411], [-49.4863933481, -21.2602033684], [-49.4369352266, -21.3034095702], [-49.4319146855, -21.3113173418], [-49.4159740935, -21.3185093689], [-49.4077193107, -21.3328182484], [-49.3958303982, -21.3716184492], [-49.3982887873, -21.3738814601], [-49.4086125867, -21.3810671092], [-49.4118289465, -21.3770182634], [-49.4204258386, -21.3848518007], [-49.4265160677, -21.4044826325], [-49.4421082088, -21.4285894430], [-49.4469879126, -21.4267971773], [-49.4500897761, -21.4305134175], [-49.4567963827, -21.4282477399], [-49.4580446893, -21.4317470079], [-49.4646070738, -21.4314882980], [-49.4665423960, -21.4414505663], [-49.4719473716, -21.4429309804], [-49.4747765605, -21.4375422444], [-49.4906695326, -21.4349224745], [-49.5033726459, -21.4418863772], [-49.5139488660, -21.4396814567], [-49.5197851332, -21.4477374871], [-49.5466500097, -21.4222095853], [-49.5486394461, -21.4178007476], [-49.5573250830, -21.4157453854], [-49.5838835212, -21.3780383379], [-49.5918405577, -21.3738023962], [-49.6026083644, -21.3734515630], [-49.6234550787, -21.3567080482], [-49.5886306368, -21.3619956280], [-49.5847061698, -21.3601894854], [-49.5900664945, -21.3529348645], [-49.5874015347, -21.3466675863], [-49.5904816436, -21.3469023680], [-49.5899647644, -21.3428127586], [-49.5797390455, -21.3289386982], [-49.5836657216, -21.3123688513], [-49.5793857671, -21.3120097799], [-49.5834510712, -21.3038578546], [-49.5745848854, -21.3020853673], [-49.5671077239, -21.2883904243], [-49.5722206691, -21.2793705002], [-49.5692280003, -21.2782925903], [-49.5706720679, -21.2747239810], [-49.5741575967, -21.2743431529], [-49.5719638384, -21.2706376857], [-49.5704125925, -21.2667562044], [-49.5583239345, -21.2696505171], [-49.5603149240, -21.2619023787], [-49.5570236543, -21.2600297556], [-49.5477675940, -21.2620786478], [-49.5471432156, -21.2522468290], [-49.5390121507, -21.2531507382], [-49.5375080729, -21.2411555385], [-49.5304924890, -21.2402772672], [-49.5259574720, -21.2351010690], [-49.5277858635, -21.2283945031], [-49.5213101822, -21.2271147992], [-49.5172409322, -21.2275828477], [-49.5006899377, -21.2469526411]]] }},</text:span></text:p>
      <text:p text:style-name="P1"><text:span text:style-name="T1"><text:tab/>{ "type": "Feature", "properties": {"id": "3544905", "name": "Sales Oliveira", "description": "Sales Oliveira"}, "geometry": { "type": "Polygon", "coordinates": [[[-47.8092473110, -20.7398218179], [-47.8069721690, -20.7443805061], [-47.8055745386, -20.7425822282], [-47.7998459074, -20.7463847392], [-47.8006380017, -20.7495012210], [-47.7913459393, -20.7487727059], [-47.7868485841, -20.7500677701], [-47.7873545460, -20.7578113565], [-47.7846122009, -20.7709377706], [-47.7809340051, -20.7787302184], [-47.7547874106, -20.7862355979], [-47.7409169832, -20.8028056459], [-47.7177021729, -20.8148685419], [-47.7270385026, -20.8277862318], [-47.7457390026, -20.8363540987], [-47.7493020269, -20.8451283659], [-47.7725289708, -20.8552774466], [-47.7812553023, -20.8703298254], [-47.7864687772, -20.8799963585], [-47.7792906695, -20.8939634533], [-47.7956447342, -20.8992850869], [-47.7987345801, -20.8892953251], [-47.8084305659, -20.8900218719], [-47.8280684373, -20.9008852597], [-47.8366282800, -20.9100796997], [-47.8559970546, -20.8978165954], [-47.8686268295, -20.8941931057], [-47.8780267730, -20.9047065065], [-47.8897225785, -20.9091524241], [-47.9028106883, -20.8904096300], [-47.9114594577, -20.8903081256], [-47.9229131572, -20.8822916715], [-47.9392621115, -20.8994727995], [-47.9511919404, -20.8913415786], [-47.9622839773, -20.8895768041], [-47.9849132235, -20.8758962828], [-47.9829161824, -20.8592523790], [-47.9778222123, -20.8404880329], [-47.9675513394, -20.8310265258], [-47.9615359215, -20.8138859364], [-47.9378484744, -20.8007820818], [-47.9292610657, -20.7996541434], [-47.8972213727, -20.7948550221], [-47.8934224609, -20.7816984250], [-47.8966883405, -20.7706401140], [-47.8757208028, -20.7766873791], [-47.8682260167, -20.7607024212], [-47.8584190237, -20.7532176138], [-47.8554839344, -20.7509763997], [-47.8456267826, -20.7434524794], [-47.8347806905, -20.7480290088], [-47.8242413964, -20.7442343181], [-47.8188901066, -20.7429179369], [-47.8180872683, -20.7394665492], [-47.8092473110, -20.7398218179]]] }},</text:span></text:p>
      <text:p text:style-name="P1"><text:span text:style-name="T1"><text:tab/>{ "type": "Feature", "properties": {"id": "3545001", "name": "Salesopolis", "description": "Salesopolis"}, "geometry": { "type": "Polygon", "coordinates": [[[-45.8178565827, -23.4891435026], [-45.8144656359, -23.4955508354], [-45.8125078297, -23.4992487144], [-45.7959967081, -23.4907260352], [-45.7883464967, -23.4923901516], [-45.7907016895, -23.5058351054], [-45.7879962808, -23.5086586521], [-45.7716287229, -23.5066609295], [-45.7555805914, -23.5106673822], [-45.7614967313, -23.5179883090], [-45.7600900099, -23.5235170672], [-45.7550840314, -23.5249063982], [-45.7504778628, -23.5328156668], [-45.7456443124, -23.5393365182], [-45.7466443475, -23.5541409390], [-45.7408005757, -23.5608691188], [-45.7443505780, -23.5638265300], [-45.7413549335, -23.5713887638], [-45.7304906838, -23.5739946464], [-45.7387383676, -23.5823015110], [-45.7393836172, -23.5858428187], [-45.7334866584, -23.5862210006], [-45.7353166202, -23.5934898906], [-45.7430372462, -23.6007254743], [-45.7414173021, -23.6030696265], [-45.7234704630, -23.5976854240], [-45.7205644053, -23.6062099649], [-45.7144252438, -23.6082275511], [-45.7055008152, -23.6010973380], [-45.7013965917, -23.6083116066], [-45.7004904218, -23.6150337862], [-45.6995908920, -23.6169905924], [-45.6943678972, -23.6303352903], [-45.7020932349, -23.6363575201], [-45.7070517430, -23.6442812363], [-45.7112862028, -23.6416783163], [-45.7191773022, -23.6484197674], [-45.7278106440, -23.6554979638], [-45.7332100192, -23.6559281427], [-45.7412456393, -23.6676766631], [-45.7630409480, -23.6705610774], [-45.7774291922, -23.6825935108], [-45.7857599263, -23.6778784447], [-45.7961055906, -23.6832590515], [-45.7934682465, -23.6792406430], [-45.7973767044, -23.6750669208], [-45.8160662058, -23.6764451926], [-45.8299246194, -23.6743422003], [-45.8292378770, -23.6715399718], [-45.8368044462, -23.6693425986], [-45.8308107789, -23.6626276064], [-45.8306514717, -23.6513586684], [-45.8340763837, -23.6477994460], [-45.8416048189, -23.6482474978], [-45.8449493986, -23.6432624786], [-45.8541516333, -23.6461009144], [-45.8569333663, -23.6548051925], [-45.8693495990, -23.6514965511], [-45.8823527397, -23.6529046784], [-45.8866919787, -23.6566221873], [-45.8983552054, -23.6546162802], [-45.9050330862, -23.6635853084], [-45.9166801008, -23.6648605150], [-45.9205471084, -23.6636293713], [-45.9202276790, -23.6574122081], [-45.9245072351, -23.6549816749], [-45.9337701570, -23.6599419520], [-45.9378520997, -23.6577357814], [-45.9357316442, -23.6539788097], [-45.9387380609, -23.6522228513], [-45.9316439183, -23.6509533818], [-45.9365075690, -23.6452844978], [-45.9279614647, -23.6369617445], [-45.9323551261, -23.6352120390], [-45.9317295856, -23.6322721956], [-45.9358807474, -23.6350415738], [-45.9389388231, -23.6318334999], [-45.9469062448, -23.6351976537], [-45.9596866965, -23.6331517561], [-45.9479683568, -23.6249582255], [-45.9312305158, -23.6108022149], [-45.9284851961, -23.6031155181], [-45.9311423962, -23.5909615342], [-45.9407865641, -23.5825448041], [-45.9636577745, -23.5806947543], [-45.9647830973, -23.5762439127], [-45.9646847564, -23.5529487315], [-45.9676271883, -23.5490268857], [-45.9655223632, -23.5434094495], [-45.9692072815, -23.5384233187], [-45.9797792993, -23.5412454688], [-45.9865442145, -23.5371464510], [-45.9827301144, -23.5334579715], [-45.9837378453, -23.5283038836], [-45.9913522402, -23.5193391121], [-45.9831948820, -23.5163437482], [-45.9746954355, -23.5028665615], [-45.9685653659, -23.5003340565], [-45.9614650705, -23.4965597396], [-45.9512813004, -23.4998611186], [-45.9389297648, -23.4938748940], [-45.9210703994, -23.5000415318], [-45.9170027431, -23.5052980902], [-45.9042727244, -23.5048436390], [-45.8985318848, -23.4981560771], [-45.8862020265, -23.4923010086], [-45.8822755738, -23.4948994718], [-45.8653517102, -23.4828556864], [-45.8516553122, -23.4803047590], [-45.8462969103, -23.4736368729], [-45.8398147656, -23.4716199398], [-45.8349050938, -23.4823760119], [-45.8178565827, -23.4891435026]]] }},</text:span></text:p>
      <text:p text:style-name="P1"><text:span text:style-name="T1"><text:tab/>{ "type": "Feature", "properties": {"id": "3545100", "name": "Salmourao", "description": "Salmourao"}, "geometry": { "type": "Polygon", "coordinates": [[[-50.8280159464, -21.5362785723], [-50.8296844756, -21.5408028442], [-50.8263054301, -21.5373277263], [-50.8149366489, -21.5396688109], [-50.8131742860, -21.5481646971], [-50.8187403762, -21.5507083791], [-50.8152655475, -21.5538744075], [-50.8214820271, -21.5575120751], [-50.8145453601, -21.5637613857], [-50.8120274565, -21.5599830553], [-50.8097835364, -21.5645129811], [-50.8097403683, -21.5784732374], [-50.8228512259, -21.6173603628], [-50.8379867819, -21.6259389982], [-50.8548597096, -21.6439910295], [-50.8598125056, -21.6487224881], [-50.8605835417, -21.6566686413], [-50.8620354598, -21.6739602638], [-50.8569992442, -21.6818543794], [-50.8587376221, -21.6878368374], [-50.8685775826, -21.6798826438], [-50.8794857344, -21.6889478887], [-50.8878325690, -21.6841787642], [-50.8953728922, -21.6727325577], [-50.9140292293, -21.6692819430], [-50.9205694651, -21.6591473391], [-50.9164038043, -21.6422824897], [-50.9172748932, -21.6368440869], [-50.9210144065, -21.6355456277], [-50.9228248494, -21.6321327967], [-50.9223260938, -21.6168262294], [-50.9268562535, -21.6058852285], [-50.9199616577, -21.5957455057], [-50.9266373857, -21.5884058941], [-50.9200502094, -21.5761382517], [-50.9286309938, -21.5708229441], [-50.9287195816, -21.5653852891], [-50.9368580555, -21.5644333420], [-50.9386934041, -21.5582933175], [-50.9249364769, -21.5417017861], [-50.9102963747, -21.5414225109], [-50.9158479686, -21.5322047051], [-50.9030193110, -21.5162595868], [-50.8982323731, -21.4905527114], [-50.8883603815, -21.4852477837], [-50.8731462457, -21.4886982157], [-50.8693351432, -21.4946307952], [-50.8638002709, -21.5081396812], [-50.8720949130, -21.5143268821], [-50.8689952796, -21.5249918468], [-50.8469674499, -21.5353960753], [-50.8280159464, -21.5362785723]]] }},</text:span></text:p>
      <text:p text:style-name="P1"><text:span text:style-name="T1"><text:tab/>{ "type": "Feature", "properties": {"id": "3545159", "name": "Saltinho", "description": "Saltinho"}, "geometry": { "type": "Polygon", "coordinates": [[[-47.6668070224, -22.8293252915], [-47.6731404162, -22.8549999771], [-47.6641084856, -22.8653744227], [-47.6635697714, -22.8752246496], [-47.6728750754, -22.8785794236], [-47.6833904099, -22.8751282126], [-47.6978498899, -22.8864460857], [-47.7104643678, -22.8882866945], [-47.7110343516, -22.9115900928], [-47.7221160475, -22.9192218488], [-47.7220658110, -22.9327511061], [-47.7444312112, -22.9323666019], [-47.7597854799, -22.9216673098], [-47.7571130275, -22.9138804838], [-47.7628664865, -22.9035122773], [-47.8064435136, -22.8764206415], [-47.8062569699, -22.8718197636], [-47.7936991763, -22.8631867356], [-47.7952174206, -22.8563661070], [-47.7911852944, -22.8547095557], [-47.7930613198, -22.8482319844], [-47.7892979127, -22.8439374733], [-47.7836659861, -22.8431575304], [-47.7733382977, -22.8480866519], [-47.7709035088, -22.8448615031], [-47.7694042337, -22.8410972549], [-47.7630457251, -22.8412828992], [-47.7464224315, -22.8285581085], [-47.7311984792, -22.8345087696], [-47.7171086431, -22.8470241633], [-47.6984217802, -22.8364061877], [-47.6727114243, -22.8005389967], [-47.6672180568, -22.7989004085], [-47.6719246558, -22.8065123876], [-47.6699960416, -22.8199457483], [-47.6668070224, -22.8293252915]]] }},</text:span></text:p>
      <text:p text:style-name="P1"><text:span text:style-name="T1"><text:tab/>{ "type": "Feature", "properties": {"id": "3545209", "name": "Salto", "description": "Salto"}, "geometry": { "type": "Polygon", "coordinates": [[[-47.3315098628, -23.1122527589], [-47.3204090397, -23.1233709791], [-47.3001181179, -23.1129455888], [-47.3051129459, -23.1330608329], [-47.3023119467, -23.1350948654], [-47.2958577739, -23.1469218819], [-47.2883446845, -23.1570248245], [-47.2756089984, -23.1518771736], [-47.2700710051, -23.1451213617], [-47.2598389859, -23.1463614898], [-47.2560820845, -23.1526304576], [-47.2554337114, -23.1553571672], [-47.2569761120, -23.1672956264], [-47.2507218596, -23.1762877193], [-47.2395499992, -23.1842201961], [-47.2317286006, -23.1805664118], [-47.2061803729, -23.1838900822], [-47.1951443087, -23.1865411102], [-47.1991173944, -23.1901165749], [-47.2114031553, -23.1908050370], [-47.2272962655, -23.2104655314], [-47.2405088812, -23.2172332298], [-47.2454988025, -23.2302384615], [-47.2565583285, -23.2296567767], [-47.2597157239, -23.2363057697], [-47.2852453768, -23.2316361772], [-47.2971055858, -23.2331445752], [-47.3077945915, -23.2228088247], [-47.3259314893, -23.2337539775], [-47.3313227188, -23.2262103225], [-47.3446597510, -23.2128240832], [-47.3443847653, -23.1976506045], [-47.3574824554, -23.1951185251], [-47.3581236526, -23.1947688709], [-47.3646294878, -23.1800189450], [-47.3757256395, -23.1670407032], [-47.3846913521, -23.1637503355], [-47.3815859088, -23.1594456436], [-47.3890575618, -23.1550579344], [-47.3836501473, -23.1540627354], [-47.3809858197, -23.1509844854], [-47.3752729816, -23.1514475917], [-47.3759941894, -23.1482439211], [-47.3707814452, -23.1439085373], [-47.3537585235, -23.1354354392], [-47.3493038126, -23.1273997443], [-47.3496172265, -23.1178510643], [-47.3417672109, -23.1167801780], [-47.3390336116, -23.1106330411], [-47.3315098628, -23.1122527589]]] }},</text:span></text:p>
      <text:p text:style-name="P1"><text:span text:style-name="T1"><text:tab/>{ "type": "Feature", "properties": {"id": "3545308", "name": "Salto de Pirapora", "description": "Salto de Pirapora"}, "geometry": { "type": "Polygon", "coordinates": [[[-47.5971710446, -23.5822302644], [-47.5780643169, -23.5841812265], [-47.5667381025, -23.5798283251], [-47.5637842624, -23.5750055424], [-47.5571515432, -23.5742465372], [-47.5487564332, -23.5737947483], [-47.5326911113, -23.5836520655], [-47.5194420704, -23.5886709077], [-47.5137105016, -23.5833140921], [-47.5013458884, -23.5858419577], [-47.4924760941, -23.5823468282], [-47.4932748682, -23.6063325701], [-47.4826466594, -23.6080679449], [-47.4738246266, -23.6155485358], [-47.4664227003, -23.6239778895], [-47.4766635589, -23.6302011733], [-47.4937060837, -23.6495252728], [-47.4966599994, -23.6578920150], [-47.4884443518, -23.6709888526], [-47.4868658271, -23.6841489582], [-47.4917046008, -23.6844574836], [-47.4985490159, -23.6943678273], [-47.5119565506, -23.7001560380], [-47.5143115663, -23.7049559081], [-47.5252583152, -23.7018206282], [-47.5246605279, -23.7145955422], [-47.5349604992, -23.7155753345], [-47.5408501468, -23.7218318465], [-47.5441981658, -23.7196982538], [-47.5524820954, -23.7221323518], [-47.5551504086, -23.7184113823], [-47.5596113421, -23.7186250619], [-47.5570644613, -23.7157289234], [-47.5592642265, -23.7121673262], [-47.5673418953, -23.7152375625], [-47.5744717690, -23.7132965253], [-47.5779686788, -23.7163233957], [-47.5797058820, -23.7232180909], [-47.5881922128, -23.7289026311], [-47.5847062233, -23.7401633255], [-47.5745181175, -23.7527738961], [-47.5767512009, -23.7558988059], [-47.6182828026, -23.7562451748], [-47.6188339972, -23.7378155591], [-47.6288345943, -23.7311168226], [-47.6365365547, -23.7094345788], [-47.6369243653, -23.7088885015], [-47.6441337688, -23.6991841919], [-47.6449444596, -23.6938135430], [-47.6407687056, -23.6914256185], [-47.6414018756, -23.6845992541], [-47.6478602657, -23.6764948350], [-47.6578737798, -23.6785567912], [-47.6659596245, -23.6896301652], [-47.6741237011, -23.6918677369], [-47.6815760122, -23.6912103427], [-47.6788908167, -23.6857889323], [-47.6817776169, -23.6811846403], [-47.6788811729, -23.6790213769], [-47.6803739117, -23.6732265978], [-47.6848386757, -23.6617338110], [-47.6803730698, -23.6520771244], [-47.6790815971, -23.6480971331], [-47.6859099226, -23.6426409371], [-47.6871462150, -23.6372384146], [-47.6947773331, -23.6368334693], [-47.6969522550, -23.6335468047], [-47.7019087682, -23.6363324121], [-47.7054619131, -23.6358834254], [-47.7055063124, -23.6284380332], [-47.6914563155, -23.6269896395], [-47.6884830928, -23.6234829487], [-47.6829692084, -23.6246892776], [-47.6816884677, -23.6288167243], [-47.6782192244, -23.6259389679], [-47.6729702479, -23.6285835250], [-47.6728319981, -23.6286228706], [-47.6668118421, -23.6303511021], [-47.6596154590, -23.6198378867], [-47.6558831546, -23.6207919962], [-47.6549880932, -23.6171706918], [-47.6505236964, -23.6192277965], [-47.6410085985, -23.6154323079], [-47.6395255039, -23.6099878677], [-47.6441018345, -23.5973870422], [-47.6406458903, -23.5883071233], [-47.6401284441, -23.5807810566], [-47.6339013792, -23.5785383869], [-47.6291725858, -23.5646403526], [-47.6231882789, -23.5711214250], [-47.6049784543, -23.5763097849], [-47.5971710446, -23.5822302644]]] }},</text:span></text:p>
      <text:p text:style-name="P1"><text:span text:style-name="T1"><text:tab/>{ "type": "Feature", "properties": {"id": "3545407", "name": "Salto Grande", "description": "Salto Grande"}, "geometry": { "type": "Polygon", "coordinates": [[[-50.0040279980, -22.7875006331], [-50.0003794480, -22.7976409041], [-49.9937417988, -22.7948351636], [-49.9893758356, -22.8028548973], [-49.9845035947, -22.8000173566], [-49.9676010750, -22.8137017384], [-49.9643630923, -22.8131394846], [-49.9485294125, -22.8109790237], [-49.9381231258, -22.8325792190], [-49.9130369749, -22.8161483151], [-49.8912445120, -22.8152988644], [-49.8854061735, -22.8139848865], [-49.8812313425, -22.8248964181], [-49.8839218522, -22.8374532904], [-49.8839042941, -22.8377448790], [-49.8890385179, -22.8559379006], [-49.8778084426, -22.8740699429], [-49.8826620866, -22.8790167743], [-49.8885991246, -22.8839986700], [-49.8857171082, -22.9033062381], [-49.8954511871, -22.9187022495], [-49.9113496276, -22.9224998066], [-49.9218815426, -22.9308059611], [-49.9311653833, -22.9283530433], [-49.9399141100, -22.9367225364], [-49.9463612671, -22.9522415448], [-49.9612446743, -22.9601968255], [-49.9720458956, -22.9580659856], [-49.9737197575, -22.9540195341], [-49.9659333031, -22.9457940412], [-49.9608988358, -22.9303862896], [-49.9652656531, -22.9136630661], [-49.9856860131, -22.8970277742], [-49.9951119513, -22.8975094074], [-49.9983739611, -22.9012729310], [-49.9957001222, -22.9075816355], [-49.9899301927, -22.9247341400], [-49.9943945942, -22.9292420482], [-50.0036749748, -22.9279826750], [-50.0175765104, -22.9096385978], [-50.0313526333, -22.9084709157], [-50.0473732534, -22.9014872896], [-50.0523638975, -22.9050385768], [-50.0560782295, -22.8927369223], [-50.0433981352, -22.8859398308], [-50.0440060882, -22.8765136826], [-50.0366712227, -22.8737306460], [-50.0318191702, -22.8414902875], [-50.0269036456, -22.8335007825], [-50.0141826550, -22.8133179737], [-50.0042722905, -22.8116703461], [-50.0084390557, -22.7895814503], [-50.0040279980, -22.7875006331]]] }},</text:span></text:p>
      <text:p text:style-name="P1"><text:span text:style-name="T1"><text:tab/>{ "type": "Feature", "properties": {"id": "3545506", "name": "Sandovalina", "description": "Sandovalina"}, "geometry": { "type": "Polygon", "coordinates": [[[-51.7724866128, -22.3218588260], [-51.7612100122, -22.3250683576], [-51.7471425889, -22.3226767767], [-51.7483082237, -22.3275270549], [-51.7410381138, -22.3450040861], [-51.7320924675, -22.3497393987], [-51.7185774686, -22.3475253232], [-51.7116556349, -22.3510496376], [-51.7068881863, -22.3789211207], [-51.7106578333, -22.3919267384], [-51.7188587879, -22.4007294613], [-51.7288257863, -22.4025321664], [-51.7228964557, -22.4113297906], [-51.7299813340, -22.4199394433], [-51.7287278616, -22.4492588376], [-51.7434338500, -22.4536545777], [-51.7467565157, -22.4662318894], [-51.7546684577, -22.4705606428], [-51.7577119678, -22.4800345730], [-51.7578641947, -22.4802975246], [-51.7576125539, -22.4889783255], [-51.7738678111, -22.4981739756], [-51.7741832127, -22.5069466189], [-51.7708165818, -22.5113460522], [-51.7820005148, -22.5262823837], [-51.7839178297, -22.5343062977], [-51.7814671315, -22.5387943358], [-51.7861691498, -22.5479143714], [-51.7997300185, -22.5505291087], [-51.8088812779, -22.5612428127], [-51.8272542384, -22.5627438658], [-51.8217887228, -22.5719438179], [-51.8265672720, -22.5901699166], [-51.8472977438, -22.6081222266], [-51.8896836271, -22.6126985640], [-51.9010358499, -22.6014547935], [-51.9400197914, -22.5668730516], [-51.9603818451, -22.5629868147], [-51.9977173066, -22.5451395477], [-52.0278566415, -22.5390134810], [-52.0324305287, -22.5386948474], [-52.0261289677, -22.5329328052], [-52.0274724701, -22.5220524401], [-52.0223351266, -22.5119348048], [-52.0168774549, -22.5021768670], [-52.0042532817, -22.5077627930], [-52.0030017880, -22.5042143346], [-51.9949932210, -22.5017581107], [-51.9861241380, -22.5066599064], [-51.9797604984, -22.5047912384], [-51.9759700181, -22.5141220593], [-51.9575736958, -22.5137599440], [-51.9522450499, -22.5165924458], [-51.9293164833, -22.5007157290], [-51.9296678992, -22.4952603099], [-51.9144697240, -22.4864065919], [-51.9132730910, -22.4811758217], [-51.9057694917, -22.4656204847], [-51.8938176843, -22.4514032608], [-51.8937565995, -22.4425839874], [-51.8805245716, -22.4251630672], [-51.8624772060, -22.4220064144], [-51.8588956316, -22.4135188419], [-51.8551212251, -22.4135031199], [-51.8504083037, -22.4066837260], [-51.8420722181, -22.3767601312], [-51.8444236596, -22.3714372656], [-51.8384375602, -22.3588312997], [-51.8376375974, -22.3572519188], [-51.8196106471, -22.3526472358], [-51.7988188310, -22.3566876907], [-51.7971026490, -22.3610400521], [-51.7889123580, -22.3605493976], [-51.7854012432, -22.3580960913], [-51.7853856605, -22.3513446508], [-51.7821832061, -22.3498955565], [-51.7808278666, -22.3387961582], [-51.7724866128, -22.3218588260]]] }},</text:span></text:p>
      <text:p text:style-name="P1"><text:span text:style-name="T1"><text:tab/>{ "type": "Feature", "properties": {"id": "3545605", "name": "Santa Adelia", "description": "Santa Adelia"}, "geometry": { "type": "Polygon", "coordinates": [[[-48.8009865226, -21.2180645066], [-48.7835725968, -21.2238121428], [-48.7696110674, -21.2178468208], [-48.7593827733, -21.2184490748], [-48.7602787785, -21.2403362164], [-48.7547920133, -21.2443115842], [-48.7409196129, -21.2451433367], [-48.7424983924, -21.2535738523], [-48.7319353230, -21.2599744452], [-48.7355210626, -21.2657196075], [-48.7329296269, -21.3058197147], [-48.7329938306, -21.3061278365], [-48.7304724769, -21.3174673558], [-48.7344539566, -21.3240084335], [-48.7340301539, -21.3348291204], [-48.7460178024, -21.3580272097], [-48.7474357733, -21.3683913899], [-48.7446609824, -21.3919510057], [-48.7519217793, -21.4058100772], [-48.7538328740, -21.4202197932], [-48.7563933494, -21.4235320204], [-48.7744080372, -21.4269059064], [-48.7904668824, -21.4175342253], [-48.7937486784, -21.4083076266], [-48.8028963366, -21.4124831068], [-48.8136943893, -21.4111588346], [-48.8241891498, -21.4068026108], [-48.8339886473, -21.3928803568], [-48.8395268360, -21.3947512779], [-48.8488470425, -21.3900140798], [-48.8743880050, -21.3935666647], [-48.8896905538, -21.3852638913], [-48.8997000756, -21.3701109689], [-48.9068749257, -21.3579683567], [-48.9142114730, -21.3572003139], [-48.9221312046, -21.3469451492], [-48.9197049884, -21.3306424177], [-48.9151896310, -21.3261693265], [-48.9218343265, -21.3123849251], [-48.9233759951, -21.3027639191], [-48.9196252549, -21.2991191444], [-48.9047188380, -21.2760387267], [-48.9027254674, -21.2653046474], [-48.8967529402, -21.2618006347], [-48.8811294088, -21.2658597113], [-48.8751907046, -21.2619778344], [-48.8707399560, -21.2700526930], [-48.8695873959, -21.2672649043], [-48.8634704261, -21.2512431732], [-48.8470253350, -21.2366488395], [-48.8590075635, -21.2275050176], [-48.8444525642, -21.2183720174], [-48.8249535459, -21.2217591524], [-48.8134801498, -21.2139714625], [-48.8009865226, -21.2180645066]]] }},</text:span></text:p>
      <text:p text:style-name="P1"><text:span text:style-name="T1"><text:tab/>{ "type": "Feature", "properties": {"id": "3545704", "name": "Santa Albertina", "description": "Santa Albertina"}, "geometry": { "type": "Polygon", "coordinates": [[[-50.6594832904, -19.9866392906], [-50.6562656056, -19.9945931612], [-50.6514732339, -19.9907662529], [-50.6524724467, -20.0008166388], [-50.6491912572, -20.0035675052], [-50.6517391610, -20.0109371746], [-50.6492482199, -20.0146799179], [-50.6573740858, -20.0251165072], [-50.6554963723, -20.0271153667], [-50.6591127062, -20.0334866697], [-50.6565160292, -20.0354837001], [-50.6613931133, -20.0393447153], [-50.6585634731, -20.0434456265], [-50.6638376268, -20.0509667895], [-50.6629511876, -20.0610493259], [-50.6744669020, -20.0721583389], [-50.6725828238, -20.0874725837], [-50.6788902963, -20.0926557217], [-50.6931669108, -20.1097897417], [-50.7042625991, -20.1290828805], [-50.7056605517, -20.1369062171], [-50.7146814713, -20.1480066680], [-50.7201229909, -20.1400886948], [-50.7330462326, -20.1397565006], [-50.7437227093, -20.1345615999], [-50.7457952377, -20.1308413797], [-50.7389603276, -20.1140765242], [-50.7615717255, -20.0804485922], [-50.7621577257, -20.0674759323], [-50.7671056851, -20.0556448309], [-50.7680219413, -20.0476969947], [-50.7929687552, -20.0264496260], [-50.8006112805, -19.9984475446], [-50.8079323599, -19.9945626853], [-50.8103869973, -19.9851090749], [-50.8278938601, -19.9739489419], [-50.8413825442, -19.9720618090], [-50.8436077712, -19.9671859005], [-50.8168603949, -19.9578713667], [-50.7955256722, -19.9424597638], [-50.7936492346, -19.9413721565], [-50.7831260376, -19.9367676365], [-50.7326470436, -19.9289786096], [-50.7085236436, -19.9197596988], [-50.6859365119, -19.9156951493], [-50.6784892377, -19.9213616783], [-50.6627764763, -19.9551177833], [-50.6616391582, -19.9593959653], [-50.6665873680, -19.9640996070], [-50.6657667541, -19.9837018883], [-50.6594832904, -19.9866392906]]] }},</text:span></text:p>
      <text:p text:style-name="P1"><text:span text:style-name="T1"><text:tab/>{ "type": "Feature", "properties": {"id": "3545803", "name": "Santa Barbara d'Oeste", "description": "Santa Barbara d'Oeste"}, "geometry": { "type": "Polygon", "coordinates": [[[-47.3787349503, -22.7094985512], [-47.3703192844, -22.7109232116], [-47.3558616801, -22.7102374071], [-47.3622467554, -22.7225776919], [-47.3558232344, -22.7362616779], [-47.3565559817, -22.7445146177], [-47.3611137829, -22.7459038430], [-47.3611976010, -22.7545191591], [-47.3509609739, -22.7840154734], [-47.3507440028, -22.7845475196], [-47.3579533060, -22.8171491763], [-47.3583841784, -22.8251973914], [-47.3643664187, -22.8271835850], [-47.3697461643, -22.8442574109], [-47.3576741372, -22.8468008967], [-47.3414699910, -22.8599347062], [-47.3791925929, -22.8782323150], [-47.3875845548, -22.8898280633], [-47.3935149678, -22.8927005676], [-47.3957517232, -22.9040433529], [-47.4014492670, -22.9024264169], [-47.4117186123, -22.9077264885], [-47.4349579697, -22.8951721264], [-47.4358765476, -22.8904360688], [-47.4412137057, -22.8881968797], [-47.4418215006, -22.8787136895], [-47.4494706432, -22.8704647430], [-47.4484297529, -22.8452825743], [-47.4524184523, -22.8454053911], [-47.4690757883, -22.8590634723], [-47.4811653556, -22.8584267835], [-47.4847542229, -22.8492027629], [-47.4995930170, -22.8539990114], [-47.5066528201, -22.8520635885], [-47.5116260502, -22.8535922372], [-47.5194119638, -22.8537928184], [-47.5300900742, -22.8451985669], [-47.5269581171, -22.8296303720], [-47.5191611231, -22.8200925280], [-47.5195498710, -22.8142506726], [-47.5133118730, -22.8071544751], [-47.5047906262, -22.7853354540], [-47.4960205260, -22.7816467096], [-47.4945982329, -22.7669464698], [-47.4975044455, -22.7611107069], [-47.4925044195, -22.7529822419], [-47.4978234563, -22.7475921075], [-47.5098765282, -22.7357715592], [-47.4900016655, -22.7238017428], [-47.4883619561, -22.7266891242], [-47.4845945046, -22.7337249469], [-47.4762560908, -22.7379007505], [-47.4748439743, -22.7379440571], [-47.4713984196, -22.7314416673], [-47.4661628339, -22.7353834391], [-47.4611491837, -22.7324674834], [-47.4595680667, -22.7259707494], [-47.4535059185, -22.7291818047], [-47.4453558875, -22.7234203768], [-47.4427024936, -22.7166444082], [-47.4284118232, -22.7107971437], [-47.4282900775, -22.7107759877], [-47.4192153523, -22.7106384561], [-47.4126889213, -22.7145848162], [-47.4018594996, -22.7099675091], [-47.3877703926, -22.6991371208], [-47.3787349503, -22.7094985512]]] }},</text:span></text:p>
      <text:p text:style-name="P1"><text:span text:style-name="T1"><text:tab/>{ "type": "Feature", "properties": {"id": "3546009", "name": "Santa Branca", "description": "Santa Branca"}, "geometry": { "type": "Polygon", "coordinates": [[[-45.7976509268, -23.3322929935], [-45.7900794096, -23.3516727389], [-45.7818861156, -23.3550780946], [-45.7823101949, -23.3598968830], [-45.7880957024, -23.3621716307], [-45.7865164400, -23.3703890798], [-45.7819634602, -23.3692758567], [-45.7739962002, -23.3735763150], [-45.7668439175, -23.3765937165], [-45.7565251256, -23.3738462416], [-45.7535399655, -23.3850590988], [-45.7618686313, -23.4015555384], [-45.7734895867, -23.4044492185], [-45.7742825930, -23.4109020284], [-45.7862876267, -23.4195514765], [-45.7760415378, -23.4253104394], [-45.7727454366, -23.4322811498], [-45.7634754110, -23.4336780272], [-45.7630348774, -23.4387904499], [-45.7721794956, -23.4520191969], [-45.7856891722, -23.4597243898], [-45.7881226609, -23.4682975094], [-45.7825755944, -23.4728885961], [-45.7835902412, -23.4784090908], [-45.7765749114, -23.4824774283], [-45.7883464967, -23.4923901516], [-45.7959967081, -23.4907260352], [-45.8125078297, -23.4992487144], [-45.8144656359, -23.4955508354], [-45.8178565827, -23.4891435026], [-45.8349050938, -23.4823760119], [-45.8398147656, -23.4716199398], [-45.8462969103, -23.4736368729], [-45.8516553122, -23.4803047590], [-45.8653517102, -23.4828556864], [-45.8822755738, -23.4948994718], [-45.8862020265, -23.4923010086], [-45.8985318848, -23.4981560771], [-45.9042727244, -23.5048436390], [-45.9170027431, -23.5052980902], [-45.9210703994, -23.5000415318], [-45.9389297648, -23.4938748940], [-45.9512813004, -23.4998611186], [-45.9614650705, -23.4965597396], [-45.9553049127, -23.4933078136], [-45.9565359662, -23.4883386302], [-45.9679053771, -23.4749608817], [-45.9564565177, -23.4681158295], [-45.9514168269, -23.4508588853], [-45.9651782127, -23.4319305361], [-45.9674726106, -23.4263526200], [-45.9766260092, -23.4275937509], [-45.9792583699, -23.4179223574], [-45.9869369240, -23.4192849122], [-45.9806218323, -23.4144760594], [-45.9802055085, -23.4055236681], [-45.9661878695, -23.3989550924], [-45.9594599747, -23.3979318611], [-45.9513221101, -23.3968784563], [-45.9435473993, -23.3889609852], [-45.9315606416, -23.3965702900], [-45.9342688683, -23.3885004910], [-45.9294833809, -23.3820476908], [-45.9233821092, -23.3915639323], [-45.9171317045, -23.3913787155], [-45.9237383661, -23.3759133685], [-45.9301221136, -23.3750718713], [-45.9300750835, -23.3660996216], [-45.9173327600, -23.3747679838], [-45.8996082524, -23.3661610823], [-45.8850604594, -23.3754967080], [-45.8795159671, -23.3670535845], [-45.8756457212, -23.3730559088], [-45.8621925813, -23.3757908904], [-45.8563114042, -23.3554281031], [-45.8441480792, -23.3541154155], [-45.8427205992, -23.3398715247], [-45.8370106927, -23.3351431663], [-45.8284954599, -23.3460720007], [-45.8235955626, -23.3471935870], [-45.8148030851, -23.3371912836], [-45.8046071372, -23.3408421541], [-45.8027755986, -23.3294300493], [-45.7976509268, -23.3322929935]]] }},</text:span></text:p>
      <text:p text:style-name="P1"><text:span text:style-name="T1"><text:tab/>{ "type": "Feature", "properties": {"id": "3546108", "name": "Santa Clara d'Oeste", "description": "Santa Clara d'Oeste"}, "geometry": { "type": "Polygon", "coordinates": [[[-50.8463290271, -20.0852257456], [-50.8544077939, -20.1006745075], [-50.8631296147, -20.0968497174], [-50.8707106977, -20.1319213635], [-50.8814375337, -20.1293674730], [-50.8893033456, -20.1379551389], [-50.9003574708, -20.1409720226], [-50.9073486059, -20.1414457196], [-50.9099964430, -20.1381437547], [-50.9160792978, -20.1353728029], [-50.9178721196, -20.1300490526], [-50.9276044502, -20.1232737999], [-50.9426022492, -20.1232292260], [-50.9536909607, -20.1137012352], [-50.9804714947, -20.1052660355], [-50.9844972149, -20.0972661429], [-51.0007135388, -20.0958728026], [-51.0006105631, -20.0943009769], [-50.9999974439, -20.0849224380], [-50.9653583064, -20.0331288970], [-50.9490030019, -20.0322380490], [-50.9433938160, -20.0268881147], [-50.9331829348, -20.0144674233], [-50.9114263020, -20.0026171492], [-50.9076580916, -19.9937956763], [-50.8967229540, -19.9896934021], [-50.8855224189, -19.9899276200], [-50.8842672284, -19.9958200104], [-50.8691619266, -20.0000212796], [-50.8398746264, -20.0254596805], [-50.8258711628, -20.0524785786], [-50.8357090182, -20.0620659308], [-50.8381611693, -20.0779530867], [-50.8463290271, -20.0852257456]]] }},</text:span></text:p>
      <text:p text:style-name="P1"><text:span text:style-name="T1"><text:tab/>{ "type": "Feature", "properties": {"id": "3546207", "name": "Santa Cruz da Conceicao", "description": "Santa Cruz da Conceicao"}, "geometry": { "type": "Polygon", "coordinates": [[[-47.4229957353, -22.0724493184], [-47.3992111712, -22.0844017213], [-47.4028350314, -22.0910454239], [-47.4096633677, -22.1287532314], [-47.4205825094, -22.1448378660], [-47.4564637615, -22.1665346935], [-47.4588625065, -22.1813267911], [-47.4806409173, -22.1819669416], [-47.4900004797, -22.1870719970], [-47.4910042778, -22.1596523564], [-47.5124330393, -22.1628383868], [-47.5270964392, -22.1751962730], [-47.5442364149, -22.1694532721], [-47.5431857398, -22.1586494585], [-47.5498820547, -22.1503207829], [-47.5615767090, -22.1133143641], [-47.5779297931, -22.0884466127], [-47.5664198198, -22.0814650919], [-47.5522551721, -22.0880459751], [-47.5376561556, -22.0827924184], [-47.5285552918, -22.0735248332], [-47.5217963372, -22.0715245606], [-47.5145237232, -22.0817498486], [-47.5061732011, -22.0809301792], [-47.5009568840, -22.0870199345], [-47.4917353084, -22.0821928061], [-47.4813998976, -22.0859108480], [-47.4712241644, -22.0821873352], [-47.4549089727, -22.0824444369], [-47.4415913336, -22.0631009823], [-47.4229957353, -22.0724493184]]] }},</text:span></text:p>
      <text:p text:style-name="P1"><text:span text:style-name="T1"><text:tab/>{ "type": "Feature", "properties": {"id": "3546256", "name": "Santa Cruz da Esperanca", "description": "Santa Cruz da Esperanca"}, "geometry": { "type": "Polygon", "coordinates": [[[-47.4689507499, -21.2037142580], [-47.4518204886, -21.2213876589], [-47.4371192186, -21.2185718022], [-47.4236736250, -21.2201319767], [-47.4206772685, -21.2245717263], [-47.4190688257, -21.2160285191], [-47.4137234914, -21.2195492583], [-47.4102624326, -21.2126319426], [-47.4039570958, -21.2092548960], [-47.4016067933, -21.2113735917], [-47.3858066616, -21.2339648234], [-47.3835431025, -21.2469080820], [-47.3744983565, -21.2652643096], [-47.3818222603, -21.2659837604], [-47.3862305839, -21.2734158728], [-47.3974363055, -21.2729822208], [-47.4035313638, -21.2902772016], [-47.3754991429, -21.2865913652], [-47.3673811714, -21.2948058151], [-47.3709390541, -21.2994190121], [-47.3751222582, -21.2992530269], [-47.3971982479, -21.3249429974], [-47.4094143522, -21.3313237529], [-47.4146251019, -21.3427318876], [-47.4221462376, -21.3481381264], [-47.4316824882, -21.3414708556], [-47.4394670020, -21.3444068862], [-47.4472320616, -21.3540964679], [-47.4456609382, -21.3680327035], [-47.4583064357, -21.3665235319], [-47.4578346113, -21.3523684489], [-47.4718371081, -21.3312374493], [-47.4740704205, -21.3191595855], [-47.4795307749, -21.3150225252], [-47.4745994970, -21.2998178807], [-47.4808587046, -21.2918220730], [-47.4758537778, -21.2859232786], [-47.4817602253, -21.2795810882], [-47.4820341916, -21.2719045959], [-47.4907963851, -21.2626920267], [-47.4950151141, -21.2691003633], [-47.4976868788, -21.2679526218], [-47.4930924485, -21.2586265447], [-47.4948177438, -21.2463098956], [-47.4874430440, -21.2486783722], [-47.4838822776, -21.2447878781], [-47.4945793656, -21.2376724532], [-47.5011470433, -21.2407207259], [-47.5034180250, -21.2372068252], [-47.5070868910, -21.2326614367], [-47.5099114338, -21.2310014273], [-47.5034369028, -21.2252038306], [-47.5165672700, -21.2251884005], [-47.5066024947, -21.2196188797], [-47.5092556820, -21.2150488484], [-47.5067838356, -21.2085326246], [-47.5014038148, -21.2074170771], [-47.4992881668, -21.2138799167], [-47.4944005583, -21.2124369105], [-47.4926958062, -21.2068605827], [-47.4810580012, -21.2078873217], [-47.4778303589, -21.2048555643], [-47.4689507499, -21.2037142580]]] }},</text:span></text:p>
      <text:p text:style-name="P1"><text:span text:style-name="T1"><text:tab/>{ "type": "Feature", "properties": {"id": "3546306", "name": "Santa Cruz das Palmeiras", "description": "Santa Cruz das Palmeiras"}, "geometry": { "type": "Polygon", "coordinates": [[[-47.2542316142, -21.7442013011], [-47.2404954893, -21.7573739269], [-47.2106596857, -21.7557699539], [-47.2066655245, -21.7713146662], [-47.1942960099, -21.7831577656], [-47.1979523906, -21.7917191891], [-47.1932476039, -21.7932821799], [-47.1907784716, -21.7879976215], [-47.1857492083, -21.7904833323], [-47.1849241448, -21.7970722063], [-47.1895147395, -21.8006504584], [-47.1896759991, -21.8075673471], [-47.1850185880, -21.8469976075], [-47.1932543845, -21.8585086694], [-47.1873986922, -21.8664497367], [-47.1881715617, -21.8817441561], [-47.1890387044, -21.8923164307], [-47.1975754486, -21.8936935180], [-47.1946992235, -21.8977227770], [-47.1980062965, -21.9071690186], [-47.1961816391, -21.9117491371], [-47.1894744183, -21.9151668577], [-47.1901264297, -21.9202567177], [-47.1779176660, -21.9310564181], [-47.1728163501, -21.9299257959], [-47.1598201291, -21.9462948389], [-47.1594362047, -21.9529921971], [-47.1618154915, -21.9563539045], [-47.1823796046, -21.9559811719], [-47.1950357495, -21.9732538925], [-47.1947358375, -21.9777771719], [-47.1985172589, -21.9749509080], [-47.2029742378, -21.9771669527], [-47.2089025978, -21.9712893760], [-47.2157582719, -21.9754969659], [-47.2193595234, -21.9771886447], [-47.2233158740, -21.9723283051], [-47.2308194851, -21.9727080884], [-47.2412040469, -21.9661643823], [-47.2479454451, -21.9679561303], [-47.2509955405, -21.9647040005], [-47.2582610519, -21.9754118855], [-47.2637993468, -21.9685301501], [-47.2806517002, -21.9692026312], [-47.2913100404, -21.9777903526], [-47.2895604749, -21.9811402961], [-47.2930096398, -21.9813919746], [-47.2982257753, -21.9700060756], [-47.2885068408, -21.9566251066], [-47.2698067991, -21.9541342566], [-47.2661157366, -21.9476424027], [-47.2738929040, -21.9389228444], [-47.2749099164, -21.9302288640], [-47.2817331836, -21.9203115136], [-47.2781840249, -21.9144035806], [-47.2822781016, -21.9093624316], [-47.2800881505, -21.9012120176], [-47.2774732592, -21.8783682758], [-47.2841187756, -21.8679910717], [-47.3079121836, -21.8727480101], [-47.3187232589, -21.8647477954], [-47.3187519533, -21.8646725661], [-47.3315501750, -21.8420148032], [-47.3426193218, -21.8393878545], [-47.3382732276, -21.8325153970], [-47.3350706170, -21.8282896448], [-47.3373826594, -21.8210645062], [-47.3346565595, -21.8137781492], [-47.3464439854, -21.8060513440], [-47.3317976950, -21.7837786706], [-47.3338266060, -21.7757467874], [-47.3205459511, -21.7764870620], [-47.3146421223, -21.7734566981], [-47.2949538689, -21.7616295335], [-47.2929340916, -21.7518447389], [-47.2863653772, -21.7446604679], [-47.2768011360, -21.7413799709], [-47.2542316142, -21.7442013011]]] }},</text:span></text:p>
      <text:p text:style-name="P1"><text:span text:style-name="T1"><text:tab/>{ "type": "Feature", "properties": {"id": "3546405", "name": "Santa Cruz do Rio Pardo", "description": "Santa Cruz do Rio Pardo"}, "geometry": { "type": "Polygon", "coordinates": [[[-49.5026046372, -22.5141175363], [-49.4892137250, -22.5413817550], [-49.4543352619, -22.5666716190], [-49.4513922820, -22.5759726203], [-49.4565045941, -22.5775693328], [-49.4531355127, -22.5834903375], [-49.4707221344, -22.5917212443], [-49.4728613554, -22.5959171423], [-49.4699634993, -22.5997262580], [-49.4788440874, -22.6088502567], [-49.4990994373, -22.6105462639], [-49.4942805784, -22.6245344170], [-49.5061475398, -22.6414955060], [-49.5062227430, -22.6456974389], [-49.4976209364, -22.6555772532], [-49.4993201454, -22.6702426181], [-49.5065537358, -22.6837925766], [-49.4995640173, -22.6968358414], [-49.5020143021, -22.7028316851], [-49.4983172384, -22.7237187642], [-49.4946696949, -22.7267284721], [-49.4839439540, -22.7245154673], [-49.4661445313, -22.7311444756], [-49.3963310831, -22.7384518115], [-49.3926644771, -22.7424394342], [-49.3793386640, -22.7334497845], [-49.3784679805, -22.7424701223], [-49.3852229510, -22.7624361495], [-49.3754171877, -22.7769735680], [-49.3786583671, -22.7856108328], [-49.3675390798, -22.8204253960], [-49.3738935948, -22.8299459097], [-49.3777935625, -22.8592644855], [-49.3693381204, -22.8749783309], [-49.3690299609, -22.8828119525], [-49.3739486566, -22.8827934972], [-49.3762319292, -22.8907284902], [-49.3836009729, -22.8911511341], [-49.3847609674, -22.8863854201], [-49.3899019953, -22.8890487349], [-49.3946903053, -22.8821642655], [-49.3994190548, -22.8909436541], [-49.4074466292, -22.8878875877], [-49.4182521984, -22.8971920699], [-49.4191496749, -22.9088286830], [-49.4342021290, -22.9050181882], [-49.4397369137, -22.9051154772], [-49.4436450368, -22.9096124465], [-49.4558280385, -22.9099425190], [-49.4580276186, -22.9128785695], [-49.4604384322, -22.9132572617], [-49.4610666070, -22.9071438164], [-49.4711074733, -22.9064015946], [-49.4802677927, -22.9004564568], [-49.4933230030, -22.9102016028], [-49.5027853956, -22.9092283733], [-49.5059348282, -22.9047534840], [-49.5153841933, -22.9026509571], [-49.5221502954, -22.9069915962], [-49.5133608204, -22.9283442423], [-49.5136775180, -22.9432439464], [-49.5103189801, -22.9504179409], [-49.5135129524, -22.9719269456], [-49.5183959112, -22.9772466905], [-49.5247952897, -22.9674316194], [-49.5294637305, -22.9733784677], [-49.5563846035, -22.9737731681], [-49.5620010826, -22.9795980014], [-49.5572706204, -22.9997023780], [-49.5852465572, -22.9924323194], [-49.5944802993, -22.9777500387], [-49.6291281225, -22.9997236585], [-49.6321671799, -23.0016501573], [-49.6508630107, -22.9812808177], [-49.6768129477, -23.0082705460], [-49.6772894881, -23.0026952710], [-49.6781167030, -22.9810072848], [-49.6856930648, -22.9732701260], [-49.6839563535, -22.9536075687], [-49.6853933516, -22.9486602578], [-49.6802376826, -22.9405140910], [-49.6889874590, -22.9349306426], [-49.6926710468, -22.9348781198], [-49.6994404140, -22.9429071822], [-49.6992294104, -22.9513899485], [-49.7032338586, -22.9533574169], [-49.7180320534, -22.9464486693], [-49.7154340052, -22.9395357175], [-49.7261205779, -22.9408254036], [-49.7339588002, -22.9472534702], [-49.7258956738, -22.9561889233], [-49.7418439202, -22.9577759368], [-49.7424693380, -22.9657037935], [-49.7579019374, -22.9638210308], [-49.7569660309, -22.9710096794], [-49.7632596364, -22.9700699878], [-49.7623279559, -22.9478165021], [-49.7626636710, -22.9426819615], [-49.7625594636, -22.9075579685], [-49.7622567238, -22.8898383199], [-49.7679522166, -22.8918940951], [-49.7738014343, -22.8889372902], [-49.7787694891, -22.8764898951], [-49.7797683157, -22.8694178873], [-49.7739301684, -22.8663890747], [-49.7793635396, -22.8599735032], [-49.7709041757, -22.8531845378], [-49.7759307985, -22.8505742481], [-49.7777267759, -22.8449158110], [-49.7712991361, -22.8421967927], [-49.7707326427, -22.8364127407], [-49.7608051524, -22.8328949049], [-49.7640831243, -22.8255888368], [-49.7587601133, -22.8216018395], [-49.7568707415, -22.8138395539], [-49.7593496714, -22.8027486430], [-49.7469160033, -22.8012609719], [-49.7515883775, -22.7970790514], [-49.7438798196, -22.7923019035], [-49.7470539760, -22.7814857115], [-49.7392063083, -22.7726915025], [-49.7331892897, -22.7726771136], [-49.7321605662, -22.7871524697], [-49.7253345543, -22.7904047214], [-49.7154353581, -22.7801703193], [-49.7110619500, -22.7835327173], [-49.7113504126, -22.7811035404], [-49.7103366770, -22.7772632677], [-49.7001585379, -22.7822458487], [-49.6871168539, -22.7830004178], [-49.6763015385, -22.7746399390], [-49.6811008741, -22.7668687686], [-49.6739963875, -22.7586607012], [-49.6705845178, -22.7597291771], [-49.6696516185, -22.7664727888], [-49.6643349533, -22.7639722025], [-49.6609622591, -22.7587800775], [-49.6505653804, -22.7638589617], [-49.6487260607, -22.7578494904], [-49.6436574653, -22.7594265384], [-49.6361410362, -22.7508355342], [-49.6400929311, -22.7462012647], [-49.6341703655, -22.7453640141], [-49.6310877293, -22.7384184988], [-49.6360160980, -22.7336649436], [-49.6234663196, -22.7299657577], [-49.6255523011, -22.7257809857], [-49.6219417714, -22.7241450065], [-49.6173421474, -22.7122457470], [-49.6115474840, -22.7124828239], [-49.6044638043, -22.7189806082], [-49.5949216670, -22.7138696419], [-49.5968505290, -22.7097431819], [-49.6061347534, -22.7103980056], [-49.6060679299, -22.7059400330], [-49.6008566151, -22.7023178531], [-49.6088938538, -22.6988623690], [-49.6043782322, -22.6928533272], [-49.6055977630, -22.6865886634], [-49.5990001547, -22.6824067899], [-49.6017021343, -22.6752672561], [-49.5963031210, -22.6707919788], [-49.5984425313, -22.6643750858], [-49.5990516582, -22.6536267980], [-49.5929194572, -22.6516203653], [-49.5891727045, -22.6456097323], [-49.5916079836, -22.6340997274], [-49.5873559005, -22.6231794280], [-49.5801221471, -22.6168711525], [-49.5843836030, -22.6039299729], [-49.5782110996, -22.6018555028], [-49.5709743252, -22.5905223052], [-49.5660620778, -22.5754745810], [-49.5593258280, -22.5751880859], [-49.5529616211, -22.5578465204], [-49.5443657548, -22.5630517315], [-49.5406844229, -22.5616496279], [-49.5381557150, -22.5568705443], [-49.5431420331, -22.5484580198], [-49.5330465706, -22.5463962899], [-49.5312763224, -22.5384690612], [-49.5259778001, -22.5370849880], [-49.5245879904, -22.5222651364], [-49.5196179584, -22.5237365492], [-49.5174687909, -22.5172089633], [-49.5093032466, -22.5177271717], [-49.5065579928, -22.5128679240], [-49.5026046372, -22.5141175363]]] }},</text:span></text:p>
      <text:p text:style-name="P1"><text:span text:style-name="T1"><text:tab/>{ "type": "Feature", "properties": {"id": "3546504", "name": "Santa Ernestina", "description": "Santa Ernestina"}, "geometry": { "type": "Polygon", "coordinates": [[[-48.3353788102, -21.3847698041], [-48.3356827713, -21.4103437656], [-48.3363806298, -21.4261876856], [-48.3267905566, -21.4257843156], [-48.3074717866, -21.4352685702], [-48.2857748444, -21.4360729968], [-48.2820954875, -21.4808215189], [-48.3059582256, -21.4853133873], [-48.3234902965, -21.4839564881], [-48.3299812226, -21.4928213283], [-48.3384505427, -21.4949702332], [-48.3510146136, -21.4918058799], [-48.3696220512, -21.5043459403], [-48.3797259575, -21.5038039081], [-48.3900301401, -21.4950404192], [-48.3957130458, -21.4801792001], [-48.4068661207, -21.4722129286], [-48.4170903822, -21.4725236268], [-48.4181116775, -21.4833126291], [-48.4236885323, -21.4894849430], [-48.4461989068, -21.4878791275], [-48.4585123743, -21.4923969003], [-48.4634757254, -21.4893152377], [-48.4591993551, -21.4703297011], [-48.4400615298, -21.4601889691], [-48.4267908064, -21.4398839514], [-48.4265999649, -21.4340230400], [-48.4016803327, -21.4164083986], [-48.4026473670, -21.3981681706], [-48.3710767208, -21.4010706393], [-48.3620186519, -21.3924214081], [-48.3512255480, -21.3915160747], [-48.3353788102, -21.3847698041]]] }},</text:span></text:p>
      <text:p text:style-name="P1"><text:span text:style-name="T1"><text:tab/>{ "type": "Feature", "properties": {"id": "3546603", "name": "Santa Fe do Sul", "description": "Santa Fe do Sul"}, "geometry": { "type": "Polygon", "coordinates": [[[-50.8707106977, -20.1319213635], [-50.8726004368, -20.1455338427], [-50.8660049290, -20.1607370112], [-50.8642196779, -20.1657596661], [-50.8796038971, -20.1805401874], [-50.8860790455, -20.1948744618], [-50.9027764790, -20.2192471266], [-50.9151061767, -20.2299384411], [-50.9159431898, -20.2482369081], [-50.9213574146, -20.2508122752], [-50.9225213984, -20.2573200854], [-50.9302717780, -20.2652533383], [-50.9373752320, -20.2868005152], [-50.9332713611, -20.2923455192], [-50.9328002992, -20.3104686972], [-50.9317165319, -20.3178818268], [-50.9420974086, -20.3284243923], [-50.9464716615, -20.3425476247], [-50.9625193867, -20.3460220407], [-50.9758559939, -20.3669972000], [-50.9712722109, -20.3834155539], [-50.9715198732, -20.3976040557], [-50.9666043131, -20.3995163929], [-50.9690812557, -20.4022076765], [-50.9770173188, -20.3964072477], [-50.9795466963, -20.3815268509], [-50.9945816786, -20.3588447362], [-50.9967152784, -20.3444722214], [-51.0031342079, -20.3366580758], [-51.0048239511, -20.3233794631], [-51.0096614714, -20.3172992262], [-51.0112989910, -20.2974117557], [-51.0229057333, -20.2788649290], [-51.0285793379, -20.2604377396], [-51.0289607446, -20.2461870716], [-51.0091658302, -20.2467931248], [-50.9927035398, -20.2439376602], [-50.9771367269, -20.2271868912], [-50.9797087129, -20.2006162294], [-50.9724940510, -20.1598201914], [-50.9569334804, -20.1570356740], [-50.9528866464, -20.1591033348], [-50.9473727742, -20.1547445350], [-50.9178721196, -20.1300490526], [-50.9160792978, -20.1353728029], [-50.9099964430, -20.1381437547], [-50.9073486059, -20.1414457196], [-50.9003574708, -20.1409720226], [-50.8893033456, -20.1379551389], [-50.8814375337, -20.1293674730], [-50.8707106977, -20.1319213635]]] }},</text:span></text:p>
      <text:p text:style-name="P1"><text:span text:style-name="T1"><text:tab/>{ "type": "Feature", "properties": {"id": "3546702", "name": "Santa Gertrudes", "description": "Santa Gertrudes"}, "geometry": { "type": "Polygon", "coordinates": [[[-47.4665740830, -22.4181609583], [-47.4629410951, -22.4517664704], [-47.4874221649, -22.4761128918], [-47.4928416135, -22.4871975242], [-47.4878718009, -22.5061831405], [-47.4927925308, -22.5168164743], [-47.4889264037, -22.5233479354], [-47.5068524614, -22.5251974350], [-47.5114652636, -22.5351098965], [-47.5254133224, -22.5328866788], [-47.5295588110, -22.5211216142], [-47.5364358584, -22.5167560343], [-47.5441634053, -22.5206559333], [-47.5522923804, -22.5190391855], [-47.5621940186, -22.5261157295], [-47.5787405354, -22.5122362974], [-47.5772843674, -22.4763032432], [-47.5772800765, -22.4762068784], [-47.5776956075, -22.4703617591], [-47.5710835970, -22.4691808245], [-47.5716615307, -22.4643050472], [-47.5674788108, -22.4654175091], [-47.5690505409, -22.4602719321], [-47.5665838223, -22.4620880452], [-47.5626836175, -22.4576755719], [-47.5562885572, -22.4581623233], [-47.5585844115, -22.4543501218], [-47.5551936695, -22.4520011932], [-47.5426934440, -22.4453055579], [-47.5381467214, -22.4387607246], [-47.5289636600, -22.4289134820], [-47.5188144266, -22.4337475837], [-47.5055372561, -22.4249134476], [-47.4992837461, -22.4252897072], [-47.4909740261, -22.4193907245], [-47.4892880263, -22.4134757612], [-47.4668131693, -22.4127809197], [-47.4665740830, -22.4181609583]]] }},</text:span></text:p>
      <text:p text:style-name="P1"><text:span text:style-name="T1"><text:tab/>{ "type": "Feature", "properties": {"id": "3546801", "name": "Santa Isabel", "description": "Santa Isabel"}, "geometry": { "type": "Polygon", "coordinates": [[[-46.2829339986, -23.1832801433], [-46.2674687277, -23.1903274171], [-46.2618766297, -23.1859843876], [-46.2510663849, -23.1892597129], [-46.2441488953, -23.1855000937], [-46.2356101288, -23.1857486775], [-46.2320466042, -23.1895739399], [-46.2277198222, -23.1886386321], [-46.2246800783, -23.1958467676], [-46.2206425263, -23.1968804651], [-46.2095718182, -23.2039313442], [-46.2056564420, -23.2080614373], [-46.1956651309, -23.2087295042], [-46.1960770049, -23.2179863114], [-46.1879618402, -23.2241965076], [-46.1692859767, -23.2300248465], [-46.1647688514, -23.2349473002], [-46.1538917738, -23.2349287436], [-46.1571575293, -23.2418262684], [-46.1563681277, -23.2546098062], [-46.1460996209, -23.2564587319], [-46.1524123069, -23.2662735583], [-46.1507130011, -23.2735823899], [-46.1444692220, -23.2729680735], [-46.1376087037, -23.2858601576], [-46.1231716162, -23.2894677146], [-46.1145663636, -23.2851971732], [-46.1119526420, -23.2864526808], [-46.1144015788, -23.2972895491], [-46.1023267171, -23.3022156815], [-46.1011384369, -23.3081090971], [-46.1116930010, -23.3092126947], [-46.1142860715, -23.3128677325], [-46.1227999682, -23.3185228238], [-46.1366678226, -23.3270864930], [-46.1506976029, -23.3369456790], [-46.1570012830, -23.3419154169], [-46.1568709984, -23.3423799354], [-46.1625856671, -23.3455403162], [-46.1613403642, -23.3495110863], [-46.1649790065, -23.3538332128], [-46.1709268903, -23.3573665935], [-46.1776656612, -23.3578420425], [-46.1806716592, -23.3559958876], [-46.1888918554, -23.3631440527], [-46.2024648670, -23.3673782122], [-46.2115739775, -23.3777287333], [-46.2157253088, -23.3775293196], [-46.2193908040, -23.3857505655], [-46.2258769311, -23.3826282254], [-46.2315239449, -23.3902984875], [-46.2385064021, -23.3917599932], [-46.2437948469, -23.4023213342], [-46.2417289606, -23.4044204953], [-46.2447465548, -23.4071955729], [-46.2471983569, -23.4050983379], [-46.2558388530, -23.4056826685], [-46.2579641963, -23.3996497817], [-46.2647156812, -23.3958721473], [-46.2711501819, -23.3896127692], [-46.2746057534, -23.3875400015], [-46.2888569423, -23.3724806136], [-46.2939091733, -23.3668197906], [-46.2917133533, -23.3470185027], [-46.2934196574, -23.3393561077], [-46.2901169732, -23.3359956566], [-46.2966680048, -23.3328386174], [-46.2993478116, -23.3236900435], [-46.3077038542, -23.3219279154], [-46.3193654233, -23.3258495943], [-46.3255375294, -23.3277365875], [-46.3378098512, -23.3342408521], [-46.3374329497, -23.3287412146], [-46.3503782575, -23.3282649152], [-46.3573201482, -23.3196056435], [-46.3550722254, -23.3110779871], [-46.3584426321, -23.3056502531], [-46.3552339370, -23.2976567719], [-46.3560547765, -23.2880725433], [-46.3621307642, -23.2792818214], [-46.3586154026, -23.2726404733], [-46.3598803919, -23.2677352824], [-46.3537228263, -23.2631765289], [-46.3460285220, -23.2518979362], [-46.3292372169, -23.2459260975], [-46.3087562227, -23.2215724974], [-46.3048644548, -23.2126064313], [-46.3085160033, -23.2078062682], [-46.3084300469, -23.1992055063], [-46.2987141477, -23.1963438474], [-46.2955212406, -23.1954635598], [-46.2850115946, -23.1900249837], [-46.2829339986, -23.1832801433]]] }},</text:span></text:p>
      <text:p text:style-name="P1"><text:span text:style-name="T1"><text:tab/>{ "type": "Feature", "properties": {"id": "3546900", "name": "Santa Lucia", "description": "Santa Lucia"}, "geometry": { "type": "Polygon", "coordinates": [[[-48.0739024967, -21.6372966171], [-48.0467492234, -21.6369995414], [-48.0260271883, -21.6360234405], [-47.9971432643, -21.6346615519], [-47.9310453957, -21.6633300796], [-47.9093366135, -21.6776738952], [-47.9294783795, -21.6772700203], [-47.9432774148, -21.6885591331], [-48.0380111904, -21.6944359979], [-48.0466151889, -21.7025223993], [-48.0845265281, -21.7072500312], [-48.0989998070, -21.7157579240], [-48.1033887919, -21.7101081284], [-48.1453720666, -21.7010927607], [-48.1800682256, -21.6836471556], [-48.1654081299, -21.6645858346], [-48.1652839318, -21.6587027610], [-48.1699817028, -21.6540706874], [-48.1625644823, -21.6516564157], [-48.1503210569, -21.6545860097], [-48.1354774447, -21.6434430829], [-48.1224597870, -21.6458252350], [-48.1034634254, -21.6427726507], [-48.0815169215, -21.6287604982], [-48.0713566231, -21.6153503508], [-48.0691452623, -21.6157270413], [-48.0772374098, -21.6277046172], [-48.0739024967, -21.6372966171]]] }},</text:span></text:p>
      <text:p text:style-name="P1"><text:span text:style-name="T1"><text:tab/>{ "type": "Feature", "properties": {"id": "3547007", "name": "Santa Maria da Serra", "description": "Santa Maria da Serra"}, "geometry": { "type": "Polygon", "coordinates": [[[-48.1730582320, -22.4762522012], [-48.1645610997, -22.4814821079], [-48.1585369885, -22.4783569694], [-48.1582892382, -22.4905237844], [-48.1566964217, -22.4883033813], [-48.1486173737, -22.4808885686], [-48.1445674008, -22.4907197184], [-48.1395656887, -22.4907887720], [-48.1370851346, -22.4992450221], [-48.1310925141, -22.5032769120], [-48.1315049956, -22.5137020530], [-48.1379514924, -22.5139898734], [-48.1405394756, -22.5182294429], [-48.1362030052, -22.5277645064], [-48.1288375902, -22.5218093595], [-48.1230551794, -22.5287624010], [-48.1204213305, -22.5147289827], [-48.1240858388, -22.5106616358], [-48.1231981248, -22.5059061178], [-48.1276419565, -22.5040963372], [-48.1279552068, -22.4937155748], [-48.1246782059, -22.4890892722], [-48.1188075902, -22.4944440573], [-48.1207834663, -22.4997510179], [-48.1111756909, -22.5027150045], [-48.1045591762, -22.4982042761], [-48.1035067709, -22.5079225861], [-48.0993647691, -22.5096454783], [-48.0935310523, -22.4984075057], [-48.0882853194, -22.5083394376], [-48.0827794514, -22.5073734170], [-48.0752331087, -22.5266898540], [-48.0670102453, -22.5140834488], [-48.0590490370, -22.5128708765], [-48.0611869880, -22.5220371391], [-48.0566604749, -22.5238777836], [-48.0641329801, -22.5463859870], [-48.0544942370, -22.5601604566], [-48.0649861871, -22.5638615265], [-48.0717264227, -22.5829560304], [-48.0690634921, -22.5961426494], [-48.0795640087, -22.6207238057], [-48.0736487584, -22.6351942993], [-48.0706240934, -22.6437794771], [-48.0880014366, -22.6514168308], [-48.0952038934, -22.6483274103], [-48.0898801552, -22.6319026588], [-48.0947959557, -22.6232863412], [-48.1155807286, -22.6289366065], [-48.1413059880, -22.6292051440], [-48.1599138226, -22.6373270293], [-48.1757263115, -22.6263464403], [-48.2100024414, -22.6176327652], [-48.2142478690, -22.6134717901], [-48.2173266706, -22.5978245548], [-48.2247558741, -22.5937485281], [-48.2346961787, -22.5969008589], [-48.2403465298, -22.6151132573], [-48.2459135898, -22.6185577978], [-48.2536870264, -22.6173011045], [-48.2610157615, -22.6049513354], [-48.2495916719, -22.5821630980], [-48.2472219498, -22.5769325853], [-48.2557648219, -22.5554200228], [-48.2525460788, -22.5501810153], [-48.2577878255, -22.5432517355], [-48.2598817197, -22.5402901685], [-48.2522711689, -22.5355105540], [-48.2465852453, -22.5258151791], [-48.2402711022, -22.5202958308], [-48.2343871494, -22.5198988981], [-48.2220001596, -22.5162956597], [-48.2173339072, -22.5059766511], [-48.2072591300, -22.4963962161], [-48.1982294606, -22.5016142257], [-48.1971410813, -22.5125800560], [-48.1931206022, -22.5089464918], [-48.1878685030, -22.5133248986], [-48.1919212864, -22.4985716304], [-48.1879791783, -22.4972324897], [-48.1918113355, -22.4897951548], [-48.1831144838, -22.4828759987], [-48.1805320221, -22.4881293872], [-48.1742792634, -22.4892540057], [-48.1768920490, -22.4967438232], [-48.1743055214, -22.4978896279], [-48.1709214109, -22.4911925534], [-48.1752045713, -22.4839159403], [-48.1730582320, -22.4762522012]]] }},</text:span></text:p>
      <text:p text:style-name="P1"><text:span text:style-name="T1"><text:tab/>{ "type": "Feature", "properties": {"id": "3547106", "name": "Santa Mercedes", "description": "Santa Mercedes"}, "geometry": { "type": "Polygon", "coordinates": [[[-51.7049926966, -21.3740168689], [-51.7226948654, -21.3947042676], [-51.7619421746, -21.3893000811], [-51.7694663334, -21.3849330095], [-51.7724960826, -21.3878247259], [-51.8075446262, -21.3732837975], [-51.7914655562, -21.3583037088], [-51.7962980620, -21.3498712374], [-51.7902510912, -21.3423277020], [-51.7873691913, -21.3303222544], [-51.7791642916, -21.3225053861], [-51.7743575546, -21.3106323485], [-51.7803473891, -21.3070357797], [-51.7647484773, -21.3005577346], [-51.7568245655, -21.2876752776], [-51.7691651479, -21.2823373933], [-51.7719171510, -21.2762871350], [-51.7926948056, -21.2716652985], [-51.7947308100, -21.2637249273], [-51.7840473296, -21.2531653440], [-51.7707188491, -21.2466259530], [-51.7724985751, -21.2369376492], [-51.7575517353, -21.2313418470], [-51.7494644273, -21.2233793122], [-51.7312598489, -21.2246522213], [-51.7240486048, -21.2412532600], [-51.7153752374, -21.2451438158], [-51.7030455996, -21.2568136151], [-51.7012713050, -21.2714798009], [-51.6925751877, -21.2805001200], [-51.6827443580, -21.2831985780], [-51.6811580173, -21.3031634964], [-51.6767684086, -21.3102183304], [-51.6734886107, -21.3146572331], [-51.6771605068, -21.3214423694], [-51.6725182460, -21.3396281723], [-51.6755264772, -21.3462796223], [-51.6767581430, -21.3478419221], [-51.6785256971, -21.3596364312], [-51.6964233945, -21.3702728179], [-51.7049926966, -21.3740168689]]] }},</text:span></text:p>
      <text:p text:style-name="P1"><text:span text:style-name="T1"><text:tab/>{ "type": "Feature", "properties": {"id": "3547205", "name": "Santana da Ponte Pensa", "description": "Santana da Ponte Pensa"}, "geometry": { "type": "Polygon", "coordinates": [[[-50.7915467904, -20.1614382251], [-50.7792685177, -20.1667176836], [-50.7687406711, -20.1631156016], [-50.7590280964, -20.1648526032], [-50.7574342090, -20.1760400670], [-50.7633279510, -20.1831908822], [-50.7676810341, -20.1997726743], [-50.7665763758, -20.2161296882], [-50.7818980433, -20.2328296883], [-50.7723681916, -20.2380229268], [-50.7643646985, -20.2323489873], [-50.7480684427, -20.2338751135], [-50.7490173727, -20.2466393950], [-50.7578828694, -20.2575499346], [-50.7583246299, -20.2596024146], [-50.7579055372, -20.2745553899], [-50.7529921493, -20.2843315369], [-50.7541887878, -20.2967007525], [-50.7796848714, -20.3329813514], [-50.7846027558, -20.3354084219], [-50.7977487796, -20.3365696859], [-50.8100986893, -20.3390065261], [-50.8248448959, -20.3307415990], [-50.8470750000, -20.3154419616], [-50.8563184997, -20.3146878343], [-50.8585502932, -20.3006764485], [-50.8486065837, -20.2938674337], [-50.8369928026, -20.2823913066], [-50.8408241057, -20.2681059301], [-50.8349671151, -20.2632772535], [-50.8247444256, -20.2402674127], [-50.8220249507, -20.2370216879], [-50.8245226241, -20.2266462120], [-50.8225096693, -20.2167161097], [-50.8224105734, -20.2162235122], [-50.8141823259, -20.2154367840], [-50.8063029043, -20.2095702666], [-50.8108547254, -20.1853301005], [-50.7989037477, -20.1628179357], [-50.7915467904, -20.1614382251]]] }},</text:span></text:p>
      <text:p text:style-name="P1"><text:span text:style-name="T1"><text:tab/>{ "type": "Feature", "properties": {"id": "3547304", "name": "Santana de Parnaiba", "description": "Santana de Parnaiba"}, "geometry": { "type": "Polygon", "coordinates": [[[-46.9282357987, -23.3871906042], [-46.9181968425, -23.3896526343], [-46.9131200979, -23.3862182411], [-46.9128787303, -23.3912453703], [-46.9008653028, -23.3995065673], [-46.8860221565, -23.3988876692], [-46.8843136849, -23.3946796978], [-46.8806998709, -23.3956756315], [-46.8705641024, -23.4004318856], [-46.8669810117, -23.4047259192], [-46.8687055678, -23.4148454077], [-46.8629106006, -23.4187442621], [-46.8411534918, -23.4209588799], [-46.8316607421, -23.4298877789], [-46.8225052673, -23.4212540084], [-46.8097722277, -23.4416048019], [-46.8093417687, -23.4427453888], [-46.8075416112, -23.4530472382], [-46.8004279780, -23.4701684932], [-46.8074376727, -23.4841505327], [-46.8140051797, -23.4859577458], [-46.8205459751, -23.4804782458], [-46.8333757764, -23.4837953786], [-46.8479774779, -23.4804915667], [-46.8520213380, -23.4834412947], [-46.8654611683, -23.4806423284], [-46.8682423172, -23.4771852495], [-46.8761901992, -23.4794093008], [-46.8794494410, -23.4708622468], [-46.8851743049, -23.4716699366], [-46.8886632282, -23.4833283894], [-46.8958262319, -23.4849052144], [-46.8973401001, -23.4897916805], [-46.9119515354, -23.4906435554], [-46.9146155339, -23.4875062078], [-46.9433763005, -23.4872883555], [-46.9529323262, -23.4833823975], [-46.9566020595, -23.4873245288], [-46.9547554130, -23.4900243486], [-46.9632969168, -23.4941287379], [-46.9643502449, -23.4984895500], [-46.9797979870, -23.5045120761], [-46.9843794337, -23.5032261549], [-46.9885650099, -23.5076490720], [-46.9945107124, -23.5066817394], [-47.0019154500, -23.5027681757], [-47.0129631713, -23.4849738725], [-47.0178309668, -23.4835710843], [-47.0132909318, -23.4776903855], [-47.0166805780, -23.4736380701], [-47.0113661684, -23.4647107939], [-47.0136890524, -23.4576796875], [-47.0101403239, -23.4548382886], [-47.0101756560, -23.4458511508], [-47.0237044249, -23.4408770867], [-47.0294029957, -23.4423942568], [-47.0372199452, -23.4355561028], [-46.9955040924, -23.4289465498], [-46.9856728312, -23.4332938420], [-46.9703169700, -23.4248297819], [-46.9668993001, -23.4183717883], [-46.9643911075, -23.4109143183], [-46.9531157972, -23.4107809311], [-46.9433237015, -23.4013599646], [-46.9552022140, -23.3977608285], [-46.9493978879, -23.3919826586], [-46.9399085195, -23.3912999514], [-46.9356621830, -23.3845485519], [-46.9282357987, -23.3871906042]]] }},</text:span></text:p>
      <text:p text:style-name="P1"><text:span text:style-name="T1"><text:tab/>{ "type": "Feature", "properties": {"id": "3547403", "name": "Santa Rita d'Oeste", "description": "Santa Rita d'Oeste"}, "geometry": { "type": "Polygon", "coordinates": [[[-50.7615717255, -20.0804485922], [-50.7389603276, -20.1140765242], [-50.7457952377, -20.1308413797], [-50.7437227093, -20.1345615999], [-50.7461209469, -20.1392664624], [-50.7438204719, -20.1451603042], [-50.7480103868, -20.1559256465], [-50.7590280964, -20.1648526032], [-50.7687406711, -20.1631156016], [-50.7792685177, -20.1667176836], [-50.7915467904, -20.1614382251], [-50.7989037477, -20.1628179357], [-50.8108547254, -20.1853301005], [-50.8063029043, -20.2095702666], [-50.8141823259, -20.2154367840], [-50.8224105734, -20.2162235122], [-50.8467183497, -20.1848824829], [-50.8595153530, -20.1760697755], [-50.8642196779, -20.1657596661], [-50.8660049290, -20.1607370112], [-50.8726004368, -20.1455338427], [-50.8707106977, -20.1319213635], [-50.8631296147, -20.0968497174], [-50.8544077939, -20.1006745075], [-50.8463290271, -20.0852257456], [-50.8381611693, -20.0779530867], [-50.8357090182, -20.0620659308], [-50.8258711628, -20.0524785786], [-50.8398746264, -20.0254596805], [-50.8691619266, -20.0000212796], [-50.8842672284, -19.9958200104], [-50.8855224189, -19.9899276200], [-50.8723973074, -19.9891338297], [-50.8512778321, -19.9703228940], [-50.8436077712, -19.9671859005], [-50.8413825442, -19.9720618090], [-50.8278938601, -19.9739489419], [-50.8103869973, -19.9851090749], [-50.8079323599, -19.9945626853], [-50.8006112805, -19.9984475446], [-50.7929687552, -20.0264496260], [-50.7680219413, -20.0476969947], [-50.7671056851, -20.0556448309], [-50.7621577257, -20.0674759323], [-50.7615717255, -20.0804485922]]] }},</text:span></text:p>
      <text:p text:style-name="P1"><text:span text:style-name="T1"><text:tab/>{ "type": "Feature", "properties": {"id": "3547502", "name": "Santa Rita do Passa Quatro", "description": "Santa Rita do Passa Quatro"}, "geometry": { "type": "Polygon", "coordinates": [[[-47.5990327675, -21.5462946729], [-47.5706988356, -21.5584502271], [-47.5561164445, -21.5575887343], [-47.5438092565, -21.5508887456], [-47.5424804544, -21.5580677624], [-47.5302280271, -21.5649887014], [-47.5112749424, -21.5614337935], [-47.5023588698, -21.5680626844], [-47.4922592617, -21.5695347910], [-47.4705136791, -21.5753874636], [-47.4502656005, -21.5764553644], [-47.4456021323, -21.5836962202], [-47.4385280261, -21.5933832827], [-47.4410280494, -21.6126530361], [-47.4367535846, -21.6126929264], [-47.4242823321, -21.6012637081], [-47.4123951386, -21.6020722603], [-47.3987713254, -21.6132621962], [-47.3993178062, -21.6216098929], [-47.3824335352, -21.6388838517], [-47.3801480805, -21.6493327860], [-47.3719566986, -21.6493655517], [-47.3574108632, -21.6423645276], [-47.3509444960, -21.6471121041], [-47.3417077907, -21.6417312459], [-47.3283606531, -21.6440618698], [-47.3217686637, -21.6494743779], [-47.3263596610, -21.6682099665], [-47.3368847987, -21.6673598041], [-47.3376604364, -21.6820680384], [-47.3368639264, -21.6869591955], [-47.3229372612, -21.7145258439], [-47.3297640472, -21.7264317361], [-47.3105668986, -21.7366683364], [-47.3032273117, -21.7368315432], [-47.2929340916, -21.7518447389], [-47.2949538689, -21.7616295335], [-47.3146421223, -21.7734566981], [-47.3205459511, -21.7764870620], [-47.3338266060, -21.7757467874], [-47.3317976950, -21.7837786706], [-47.3464439854, -21.8060513440], [-47.3510225878, -21.8041102271], [-47.3570562245, -21.7927143080], [-47.3587321970, -21.7854451230], [-47.3663926068, -21.7782216321], [-47.3856418135, -21.7716092272], [-47.3938506774, -21.7668441857], [-47.3944492111, -21.7710642771], [-47.3985747841, -21.7726841627], [-47.4092052732, -21.7701804845], [-47.4109475558, -21.7621533284], [-47.4273318241, -21.7554971979], [-47.4432997059, -21.7646815695], [-47.4394931917, -21.7843359919], [-47.4506412341, -21.7806933300], [-47.4668731387, -21.7869025507], [-47.4736061794, -21.7921639990], [-47.4822419512, -21.7890847039], [-47.4866991757, -21.7954546327], [-47.5084986314, -21.8070951654], [-47.5237530636, -21.8018345396], [-47.5339024722, -21.7970495653], [-47.5377918892, -21.8016381887], [-47.5431905078, -21.8012171858], [-47.5576019317, -21.7875859087], [-47.5694050144, -21.7838558361], [-47.5716827897, -21.7729448591], [-47.5785674046, -21.7667661207], [-47.5806069403, -21.7440138850], [-47.5867171621, -21.7344305988], [-47.5981812614, -21.7378271151], [-47.6076305691, -21.7452963908], [-47.6152796228, -21.7429658614], [-47.6141031043, -21.7507486684], [-47.6230853384, -21.7399756354], [-47.6237181527, -21.7337928150], [-47.6295260489, -21.7336088867], [-47.6310527888, -21.7264316607], [-47.6392901431, -21.7243919790], [-47.6447058993, -21.7265084887], [-47.6463771545, -21.7363390380], [-47.6600702413, -21.7398338075], [-47.6667006141, -21.7421345335], [-47.6707995862, -21.7372555064], [-47.6781753100, -21.7325862620], [-47.6763462015, -21.7215196085], [-47.6800282608, -21.7157548827], [-47.7047435945, -21.7202051208], [-47.7236825457, -21.7057699832], [-47.7115061977, -21.6831822508], [-47.6935545825, -21.6752974581], [-47.6785020622, -21.6565975906], [-47.6775806134, -21.6111912554], [-47.6692278421, -21.6013553336], [-47.6421069325, -21.5917680578], [-47.6387796292, -21.5887213803], [-47.6238960860, -21.5909670397], [-47.6056078405, -21.5793835764], [-47.6047911078, -21.5635277046], [-47.5996176260, -21.5562026297], [-47.5990327675, -21.5462946729]]] }},</text:span></text:p>
      <text:p text:style-name="P1"><text:span text:style-name="T1"><text:tab/>{ "type": "Feature", "properties": {"id": "3547601", "name": "Santa Rosa de Viterbo", "description": "Santa Rosa de Viterbo"}, "geometry": { "type": "Polygon", "coordinates": [[[-47.3259291894, -21.4237578252], [-47.3241405752, -21.4274082625], [-47.3189586867, -21.4258089491], [-47.3074200470, -21.4310930517], [-47.3027283857, -21.4380739412], [-47.3087241300, -21.4569177099], [-47.3061098698, -21.4614281682], [-47.3004713556, -21.4605207009], [-47.2981035961, -21.4487613789], [-47.2942739486, -21.4460711149], [-47.2637431312, -21.4508381095], [-47.2633496789, -21.4545514368], [-47.2711695014, -21.4570236820], [-47.2782657845, -21.4679539295], [-47.2741472570, -21.4871655158], [-47.2818385506, -21.5151366204], [-47.2759166156, -21.5251910804], [-47.2833905499, -21.5452444386], [-47.2904678637, -21.5531211007], [-47.3050026574, -21.5503189668], [-47.3154940660, -21.5580131297], [-47.3270277210, -21.5589059769], [-47.3311733090, -21.5637863331], [-47.3448985403, -21.5616998779], [-47.3566390132, -21.5695262066], [-47.3638237648, -21.5932144158], [-47.3814271842, -21.5990011512], [-47.3987713254, -21.6132621962], [-47.4123951386, -21.6020722603], [-47.4242823321, -21.6012637081], [-47.4367535846, -21.6126929264], [-47.4410280494, -21.6126530361], [-47.4385280261, -21.5933832827], [-47.4456021323, -21.5836962202], [-47.4451481133, -21.5540533439], [-47.4362034549, -21.5363166811], [-47.4261546121, -21.5273161718], [-47.4370867620, -21.5133121200], [-47.4431424966, -21.4913867544], [-47.4431394757, -21.4912392309], [-47.4354421455, -21.4786815723], [-47.4359034165, -21.4687111783], [-47.4297948172, -21.4497371396], [-47.4174419819, -21.4435496870], [-47.4027007275, -21.4203703831], [-47.3944513359, -21.4148154262], [-47.3886318734, -21.3956749553], [-47.3792968235, -21.3948493455], [-47.3653953651, -21.3978374636], [-47.3560654525, -21.4088915305], [-47.3329000740, -21.4137729656], [-47.3260252409, -21.4236205424], [-47.3259291894, -21.4237578252]]] }},</text:span></text:p>
      <text:p text:style-name="P1"><text:span text:style-name="T1"><text:tab/>{ "type": "Feature", "properties": {"id": "3547650", "name": "Santa Salete", "description": "Santa Salete"}, "geometry": { "type": "Polygon", "coordinates": [[[-50.6828922737, -20.1928445786], [-50.6801876954, -20.2110318130], [-50.6677012318, -20.2221064319], [-50.6729232880, -20.2491578129], [-50.6706844282, -20.2528248782], [-50.6707795379, -20.2530783706], [-50.6849938893, -20.2642476002], [-50.6864179239, -20.2688238912], [-50.7010616696, -20.2722590286], [-50.7155679394, -20.2929150356], [-50.7266980817, -20.3015023380], [-50.7334517759, -20.3025683846], [-50.7336132651, -20.3120268534], [-50.7375504390, -20.3136627490], [-50.7412372075, -20.3239140148], [-50.7519935870, -20.3255690563], [-50.7646279914, -20.3346018577], [-50.7841981031, -20.3356617186], [-50.7846027558, -20.3354084219], [-50.7796848714, -20.3329813514], [-50.7541887878, -20.2967007525], [-50.7529921493, -20.2843315369], [-50.7579055372, -20.2745553899], [-50.7583246299, -20.2596024146], [-50.7578828694, -20.2575499346], [-50.7490173727, -20.2466393950], [-50.7480684427, -20.2338751135], [-50.7447066849, -20.2347060208], [-50.7279189342, -20.2282794630], [-50.7266669201, -20.2141139949], [-50.7106146393, -20.1980116872], [-50.6973479348, -20.2009631264], [-50.6828922737, -20.1928445786]]] }},</text:span></text:p>
      <text:p text:style-name="P1"><text:span text:style-name="T1"><text:tab/>{ "type": "Feature", "properties": {"id": "3547700", "name": "Santo Anastacio", "description": "Santo Anastacio"}, "geometry": { "type": "Polygon", "coordinates": [[[-51.6057609607, -21.9353344143], [-51.6063489413, -21.9409810597], [-51.5963518782, -21.9288975926], [-51.5966160126, -21.9225666356], [-51.5884833933, -21.9185144911], [-51.5927836288, -21.9065097955], [-51.5872724095, -21.9004788188], [-51.5855323866, -21.9048901135], [-51.5769221467, -21.9074053213], [-51.5522164472, -21.9048594956], [-51.5508095866, -21.9078899440], [-51.5523774719, -21.9123138646], [-51.5570530889, -21.9130791373], [-51.5624123827, -21.9254805119], [-51.5729573435, -21.9341930846], [-51.5702867468, -21.9359965907], [-51.5718399253, -21.9484588255], [-51.5792166279, -21.9560503293], [-51.5790917275, -21.9629057794], [-51.5852169529, -21.9717277241], [-51.6061695329, -21.9724332731], [-51.6079859622, -21.9748126133], [-51.5983174117, -21.9860622435], [-51.6005460510, -21.9996290104], [-51.6244509008, -22.0077755198], [-51.6415832803, -22.0213928651], [-51.6480654211, -22.0284400241], [-51.6575063522, -22.0514546343], [-51.6650383980, -22.0493861331], [-51.6755604516, -22.0610414629], [-51.6795526122, -22.0572929279], [-51.6889815472, -22.0595264958], [-51.6896573279, -22.0692727931], [-51.7197767492, -22.0925381694], [-51.7314618229, -22.0999257315], [-51.7290866783, -22.1130973468], [-51.7179563207, -22.1253805388], [-51.6987468926, -22.1386484793], [-51.6823604250, -22.1421794430], [-51.6708768784, -22.1528383783], [-51.6695492532, -22.1608592281], [-51.6553972226, -22.1649218495], [-51.6394098768, -22.1873157194], [-51.6389698436, -22.1957677617], [-51.6438740601, -22.2013089195], [-51.6477043858, -22.1983290772], [-51.6542907358, -22.2007263640], [-51.6653080089, -22.1940253596], [-51.6766959655, -22.1962621266], [-51.6972252885, -22.1921987270], [-51.7214215550, -22.1772891732], [-51.7379621010, -22.1794112351], [-51.7483471614, -22.1725862228], [-51.7649383925, -22.1721050077], [-51.7717494396, -22.1903662546], [-51.7831769953, -22.1833041060], [-51.8076877697, -22.1766097421], [-51.8111891651, -22.1684223677], [-51.8113772989, -22.1679826184], [-51.8188973961, -22.1608507879], [-51.8219801432, -22.1509398442], [-51.8278070414, -22.1528344471], [-51.8310956131, -22.1582812023], [-51.8530645810, -22.1629331913], [-51.8612726856, -22.1731025169], [-51.8739119412, -22.1768132964], [-51.8777283422, -22.1617241414], [-51.8704337170, -22.1460280996], [-51.8826839431, -22.1304915725], [-51.8834328780, -22.1224732516], [-51.8806439121, -22.1021278242], [-51.8735384993, -22.0809301925], [-51.8685181330, -22.0785225387], [-51.8604150842, -22.0511708945], [-51.8652316177, -22.0449486995], [-51.8627627309, -22.0422004874], [-51.8523663408, -22.0417729995], [-51.8457038244, -22.0467104569], [-51.8496706240, -22.0474494720], [-51.8385336910, -22.0516120279], [-51.8384067746, -22.0565188109], [-51.8295486800, -22.0584569129], [-51.8217380317, -22.0502576524], [-51.8074092982, -22.0497848715], [-51.7884327008, -22.0317006862], [-51.7833903712, -22.0233719786], [-51.7730744428, -21.9999235226], [-51.7456531070, -21.9903021289], [-51.7357559297, -21.9755133834], [-51.7412667948, -21.9671888816], [-51.7389082380, -21.9611831231], [-51.7413088085, -21.9517335412], [-51.7346199609, -21.9456041068], [-51.7186580662, -21.9370562293], [-51.7108036715, -21.9215879516], [-51.7106087836, -21.9210635508], [-51.6778298785, -21.8971394747], [-51.6816543460, -21.8835781181], [-51.6801655701, -21.8660103458], [-51.6684185364, -21.8375375503], [-51.6678380339, -21.8251362146], [-51.6545646694, -21.8314566171], [-51.6342751230, -21.8588194797], [-51.6241020292, -21.8615153810], [-51.6182903229, -21.8686527869], [-51.6064426676, -21.9087585397], [-51.6108917294, -21.9282681898], [-51.6057609607, -21.9353344143]]] }},</text:span></text:p>
      <text:p text:style-name="P1"><text:span text:style-name="T1"><text:tab/>{ "type": "Feature", "properties": {"id": "3547809", "name": "Santo Andre", "description": "Santo Andre"}, "geometry": { "type": "Polygon", "coordinates": [[[-46.5478153430, -23.6060999622], [-46.5343663711, -23.6144430035], [-46.5224745066, -23.6137628615], [-46.5041301843, -23.6254661720], [-46.4850974364, -23.6228853710], [-46.4825083105, -23.6285693310], [-46.4864785964, -23.6396541646], [-46.4814649984, -23.6489375063], [-46.4917563707, -23.6506924570], [-46.4991110643, -23.6563190463], [-46.4968938166, -23.6603380340], [-46.4897698688, -23.6613227969], [-46.4799545260, -23.6763438887], [-46.4853738780, -23.6930769052], [-46.4906640592, -23.6973938132], [-46.4886071327, -23.7061777582], [-46.4911178192, -23.7083122533], [-46.4828014598, -23.7111111401], [-46.4806196838, -23.7178529724], [-46.4747386821, -23.7178812039], [-46.4684173601, -23.7255652540], [-46.4713540409, -23.7383781908], [-46.4526153093, -23.7578252372], [-46.4603917042, -23.7666032387], [-46.4548160181, -23.7670193815], [-46.4415899550, -23.7688775518], [-46.4403801340, -23.7655551039], [-46.4344799137, -23.7675470329], [-46.4293007781, -23.7647081015], [-46.4250304824, -23.7688550749], [-46.4256684561, -23.7736226079], [-46.4209022135, -23.7704920517], [-46.4149027790, -23.7715134303], [-46.4150946133, -23.7687125644], [-46.4105938926, -23.7709719150], [-46.3976804130, -23.7660991994], [-46.3944867058, -23.7681634646], [-46.3907840085, -23.7637110045], [-46.3827000396, -23.7632873587], [-46.3757719115, -23.7585464968], [-46.3722100679, -23.7515868269], [-46.3695872312, -23.7536318941], [-46.3611768843, -23.7501766532], [-46.3583600317, -23.7467724210], [-46.3603118677, -23.7400582763], [-46.3498570893, -23.7353732891], [-46.3433809518, -23.7371189561], [-46.3360682311, -23.7252323701], [-46.3270288101, -23.7279990191], [-46.3160699505, -23.7370401245], [-46.3216121411, -23.7440290065], [-46.3140514102, -23.7439976428], [-46.3021945808, -23.7505206494], [-46.2940578996, -23.7486784469], [-46.2867316919, -23.7549110654], [-46.2835370077, -23.7632425730], [-46.2780959616, -23.7699323935], [-46.2955745215, -23.7867737774], [-46.3023399359, -23.7874186604], [-46.3201434092, -23.8021692028], [-46.3197764839, -23.7847743677], [-46.3378288662, -23.7812196157], [-46.3545312480, -23.7911075102], [-46.3674852654, -23.7920092337], [-46.3717561090, -23.7894260174], [-46.3766618335, -23.7928161302], [-46.3730482375, -23.7955520162], [-46.3827790848, -23.8091277313], [-46.3889982234, -23.8094749085], [-46.3938257974, -23.8139478007], [-46.4020343942, -23.8112550942], [-46.4099868779, -23.8148519320], [-46.4294795517, -23.8107379620], [-46.4325180563, -23.8071494964], [-46.4294982737, -23.8023268247], [-46.4408332530, -23.7997311949], [-46.4541674921, -23.7905015523], [-46.4559183109, -23.7846982866], [-46.4628645492, -23.7814162363], [-46.4895655846, -23.7547958078], [-46.5059440007, -23.7428901997], [-46.5109589421, -23.7475393278], [-46.5274712367, -23.7480534631], [-46.5171120616, -23.7418739313], [-46.5199820000, -23.7348950508], [-46.5171424277, -23.7195023148], [-46.5214693001, -23.7143806372], [-46.5164200861, -23.7047240057], [-46.5197685110, -23.7012617868], [-46.5285503902, -23.7029607068], [-46.5361382379, -23.6956840909], [-46.5392927449, -23.6864073870], [-46.5532375543, -23.6827069276], [-46.5530314510, -23.6660306658], [-46.5664380795, -23.6497298282], [-46.5601287734, -23.6437293235], [-46.5551526945, -23.6487185995], [-46.5513748605, -23.6421518450], [-46.5491518695, -23.6288060805], [-46.5449383812, -23.6240939031], [-46.5507795503, -23.6166459547], [-46.5448122755, -23.6153423199], [-46.5478153430, -23.6060999622]]] }},</text:span></text:p>
      <text:p text:style-name="P1"><text:span text:style-name="T1"><text:tab/>{ "type": "Feature", "properties": {"id": "3547908", "name": "Santo Antonio da Alegria", "description": "Santo Antonio da Alegria"}, "geometry": { "type": "Polygon", "coordinates": [[[-47.1491199854, -20.9694939978], [-47.1432890483, -20.9819092695], [-47.1501959907, -20.9970055159], [-47.1506734217, -21.0098366895], [-47.1565797449, -21.0183481944], [-47.1474114019, -21.0349842799], [-47.1456507104, -21.0585747236], [-47.1386497469, -21.0688047879], [-47.1402688720, -21.0784376719], [-47.1404835488, -21.0797148236], [-47.1418352211, -21.0877531371], [-47.1365920923, -21.0875459240], [-47.1276741722, -21.0987382673], [-47.1127014350, -21.1044443854], [-47.1123393050, -21.1081624075], [-47.1210877554, -21.1119958311], [-47.1264243185, -21.1211938858], [-47.1257819884, -21.1248701618], [-47.1330551982, -21.1329784389], [-47.1263688325, -21.1437964728], [-47.1181492792, -21.1485662633], [-47.1168549217, -21.1532186435], [-47.1231975395, -21.1674320611], [-47.1181129858, -21.1748688181], [-47.1180789929, -21.1854474544], [-47.1297255278, -21.1885283142], [-47.1397637275, -21.1851838545], [-47.1474044403, -21.1969242051], [-47.1675778326, -21.1924942353], [-47.1890918433, -21.2117529463], [-47.2047050149, -21.2078069738], [-47.2137636145, -21.2010953258], [-47.2228327551, -21.2003603051], [-47.2270615735, -21.1940695450], [-47.2332510634, -21.1938579008], [-47.2297726389, -21.1884558306], [-47.2348593259, -21.1697633381], [-47.2399317824, -21.1688319869], [-47.2434024023, -21.1588757609], [-47.2530854467, -21.1545408446], [-47.2644326406, -21.1388620717], [-47.2806023576, -21.1395189403], [-47.2869551468, -21.1211542965], [-47.2913908430, -21.1175710721], [-47.2912302474, -21.1103535025], [-47.3058335357, -21.1051028308], [-47.3083007780, -21.1013976306], [-47.3016339638, -21.0964522890], [-47.2932745113, -21.0972658654], [-47.2906394057, -21.1013757309], [-47.2698045104, -21.0940175639], [-47.2601139898, -21.0751777159], [-47.2476016850, -21.0752618575], [-47.2333227025, -21.0832727551], [-47.2224567599, -21.0841380760], [-47.2314268779, -21.0790212715], [-47.2387551191, -21.0508833428], [-47.2332171827, -21.0408846575], [-47.2385598137, -21.0386700781], [-47.2489810675, -21.0187382176], [-47.2487108092, -21.0105760361], [-47.2533766522, -21.0072413692], [-47.2454630300, -20.9990877438], [-47.2458784668, -20.9962854423], [-47.2393528087, -20.9930052667], [-47.2432310575, -20.9915391945], [-47.2424569450, -20.9887528697], [-47.2484240483, -20.9897339924], [-47.2367087610, -20.9809739288], [-47.2252216674, -20.9828876201], [-47.2150809712, -20.9705579686], [-47.2034484319, -20.9719129009], [-47.1932538265, -20.9683538458], [-47.1808260661, -20.9533339381], [-47.1683919267, -20.9560168653], [-47.1640866594, -20.9655760665], [-47.1491199854, -20.9694939978]]] }},</text:span></text:p>
      <text:p text:style-name="P1"><text:span text:style-name="T1"><text:tab/>{ "type": "Feature", "properties": {"id": "3548005", "name": "Santo Antonio de Posse", "description": "Santo Antonio de Posse"}, "geometry": { "type": "Polygon", "coordinates": [[[-46.9622303045, -22.5515579809], [-46.9503002628, -22.5714959711], [-46.9420523594, -22.5727510246], [-46.9424488071, -22.5657444717], [-46.9383474490, -22.5629382056], [-46.9243531195, -22.5642108372], [-46.9202432414, -22.5693363894], [-46.9212364273, -22.5751344108], [-46.9175104781, -22.5753142945], [-46.8967842479, -22.5607766338], [-46.8871673780, -22.5458898247], [-46.8712132756, -22.5471563881], [-46.8751551219, -22.5736613809], [-46.8807956619, -22.5795958009], [-46.8789264304, -22.5824807977], [-46.8718347009, -22.5803064091], [-46.8688260973, -22.5834571175], [-46.8737309814, -22.5869371710], [-46.8697794764, -22.5886641202], [-46.8698485820, -22.5937440952], [-46.8632871086, -22.6020544344], [-46.8820202222, -22.6179748337], [-46.8898307650, -22.6178843905], [-46.8969756551, -22.6243682477], [-46.8985400238, -22.6274539356], [-46.8928970263, -22.6364328486], [-46.8975515535, -22.6418955434], [-46.8974849634, -22.6566364013], [-46.9030911492, -22.6560426677], [-46.9189087141, -22.6700581103], [-46.9293155478, -22.6738582071], [-46.9306639504, -22.6820423451], [-46.9308994945, -22.6823490852], [-46.9378310941, -22.6730757929], [-46.9437448041, -22.6743346417], [-46.9343072430, -22.6648115407], [-46.9363099249, -22.6620107685], [-46.9388851802, -22.6572221930], [-46.9436132058, -22.6564071087], [-46.9500800209, -22.6545442784], [-46.9570193684, -22.6534158814], [-46.9661429934, -22.6511896402], [-46.9790709644, -22.6538937466], [-46.9863677730, -22.6350848581], [-46.9980040468, -22.6306966723], [-47.0038176397, -22.6331326374], [-47.0060020379, -22.6324234095], [-47.0069515331, -22.6196649480], [-47.0116169008, -22.6171703972], [-47.0139836049, -22.6080078891], [-47.0309438031, -22.6185137343], [-47.0307845444, -22.6069455549], [-47.0364885046, -22.5894318956], [-47.0478437307, -22.5697776531], [-47.0436336973, -22.5736210379], [-47.0371678343, -22.5716232217], [-47.0307814288, -22.5742791722], [-47.0230172630, -22.5625393535], [-47.0082196575, -22.5642249021], [-46.9992253363, -22.5586877234], [-46.9887129365, -22.5442635471], [-46.9622303045, -22.5515579809]]] }},</text:span></text:p>
      <text:p text:style-name="P1"><text:span text:style-name="T1"><text:tab/>{ "type": "Feature", "properties": {"id": "3548054", "name": "Santo Antonio do Aracangua", "description": "Santo Antonio do Aracangua"}, "geometry": { "type": "Polygon", "coordinates": [[[-50.7799090326, -20.6712920274], [-50.7714941920, -20.6824163128], [-50.7665387976, -20.6782485469], [-50.7504929287, -20.6810948154], [-50.7525786049, -20.7055332938], [-50.7500238731, -20.7157370295], [-50.7444579868, -20.7207028791], [-50.7219055765, -20.7067662137], [-50.7101192861, -20.7055016262], [-50.7017352591, -20.7033785048], [-50.6928630463, -20.7080077603], [-50.6848458979, -20.7077365439], [-50.6817028941, -20.7338267196], [-50.6742090560, -20.7382828209], [-50.6675840648, -20.7313819711], [-50.6574672513, -20.7277545110], [-50.6583997879, -20.7331263912], [-50.6385176109, -20.7430185274], [-50.6423390980, -20.7518367379], [-50.6381981268, -20.7616244062], [-50.6327984104, -20.7592754301], [-50.6214574946, -20.7672816045], [-50.6112781786, -20.7683361395], [-50.6019183156, -20.7724253350], [-50.5312849076, -20.7641965981], [-50.5051068309, -20.7611396327], [-50.4597451978, -20.7773762061], [-50.4548086363, -20.7807433225], [-50.4503223346, -20.7998264815], [-50.4323758662, -20.7997164043], [-50.4316850349, -20.7970252081], [-50.4247698499, -20.7959534446], [-50.4174667458, -20.8000781623], [-50.4111844487, -20.8126005876], [-50.4018606904, -20.8124235697], [-50.3984087567, -20.8114367212], [-50.3886060115, -20.8081401985], [-50.3820467564, -20.8096553169], [-50.3736529777, -20.8178349815], [-50.3713551070, -20.8330377698], [-50.3764890794, -20.8410835140], [-50.3728191004, -20.8534885872], [-50.3503995652, -20.8456277865], [-50.3434913835, -20.8547236010], [-50.3382680790, -20.8452655696], [-50.3358585580, -20.8456668434], [-50.3367156915, -20.8496378722], [-50.3306809859, -20.8543066011], [-50.3227646316, -20.8723258384], [-50.3108482875, -20.8738111378], [-50.3034385742, -20.8686834306], [-50.2867155063, -20.8760151542], [-50.2752408693, -20.8723501738], [-50.2762416359, -20.8831356010], [-50.2645972358, -20.8972581706], [-50.2622945617, -20.9053635347], [-50.2672164171, -20.9112179460], [-50.2642291510, -20.9161359491], [-50.2687496070, -20.9153481458], [-50.2675543839, -20.9178713918], [-50.2719293573, -20.9194267592], [-50.2735896312, -20.9247617806], [-50.2799909087, -20.9267461740], [-50.2822338324, -20.9316312155], [-50.2803497589, -20.9463785687], [-50.2859349459, -20.9610323207], [-50.2968629096, -20.9752392867], [-50.2938513524, -20.9825559821], [-50.3019775689, -20.9971267343], [-50.2987633281, -20.9990770273], [-50.3037440572, -21.0038707845], [-50.3135136007, -21.0029514268], [-50.3160917429, -21.0078543505], [-50.3209290526, -21.0055500797], [-50.3274514873, -21.0104820381], [-50.3270672768, -21.0155581827], [-50.3367553702, -21.0245242732], [-50.3452848523, -21.0416121828], [-50.3543314717, -21.0404759388], [-50.3577141670, -21.0430788840], [-50.3723305639, -21.0427028657], [-50.3877640836, -21.0647856085], [-50.3959066660, -21.0611506762], [-50.4094780509, -21.0458839751], [-50.4318795709, -21.0314341870], [-50.4381863470, -21.0323968487], [-50.4558285610, -21.0448603960], [-50.4669221430, -21.0445426583], [-50.4783612961, -21.0400888100], [-50.5246450190, -21.0339091013], [-50.5291262206, -21.0187158833], [-50.5510231547, -20.9990969826], [-50.5625799936, -20.9840236569], [-50.5779449662, -20.9740182057], [-50.6088129834, -20.9690770223], [-50.6338814501, -20.9499935803], [-50.6761178812, -20.8925983819], [-50.6868884450, -20.8886666191], [-50.7068318472, -20.8929258617], [-50.7191276581, -20.8939657313], [-50.7292125658, -20.8928326272], [-50.7368851362, -20.8873552778], [-50.7457841741, -20.8917925725], [-50.7645451277, -20.8909880419], [-50.7940886043, -20.8726780531], [-50.8060460086, -20.8697582793], [-50.8108022557, -20.8586320727], [-50.8219763931, -20.8525325325], [-50.8380104471, -20.8500602080], [-50.8482825472, -20.8410903010], [-50.8661221401, -20.8300503392], [-50.8724666459, -20.8263479567], [-50.8509371957, -20.8021281958], [-50.8415170386, -20.7825365102], [-50.8257450183, -20.7682892770], [-50.8237133382, -20.7520395868], [-50.8129887541, -20.7320927358], [-50.8141548396, -20.7221732208], [-50.8088119843, -20.7065587718], [-50.8060227500, -20.6820519058], [-50.7992947327, -20.6709117697], [-50.7799090326, -20.6712920274]]] }},</text:span></text:p>
      <text:p text:style-name="P1"><text:span text:style-name="T1"><text:tab/>{ "type": "Feature", "properties": {"id": "3548104", "name": "Santo Antonio do Jardim", "description": "Santo Antonio do Jardim"}, "geometry": { "type": "Polygon", "coordinates": [[[-46.7149206480, -22.0908791398], [-46.7000202298, -22.0946906262], [-46.6930503734, -22.0895948881], [-46.6874975659, -22.0930937995], [-46.6804155251, -22.0904714733], [-46.6704747163, -22.0968582886], [-46.6495569776, -22.0910149950], [-46.6449913919, -22.0943121426], [-46.6338912061, -22.1071826350], [-46.6232095410, -22.1085359818], [-46.6156667775, -22.1301722901], [-46.6031438607, -22.1317140255], [-46.5980810690, -22.1359061709], [-46.6005967355, -22.1386371600], [-46.6067227381, -22.1412030505], [-46.6125924140, -22.1497682432], [-46.6400077732, -22.1572362503], [-46.6398151160, -22.1640926436], [-46.6451364631, -22.1801630885], [-46.6503491352, -22.1770508543], [-46.6626843286, -22.1799176626], [-46.6693227482, -22.1748287500], [-46.6738519135, -22.1758211840], [-46.6713946732, -22.1778571134], [-46.6794317656, -22.1774233329], [-46.6886353867, -22.1708139295], [-46.7008047044, -22.1763738964], [-46.7116178607, -22.1735606398], [-46.7223534539, -22.1534512427], [-46.7328738327, -22.1525777926], [-46.7355479199, -22.1390645930], [-46.7492591862, -22.1315464648], [-46.7554979546, -22.1180811307], [-46.7573490653, -22.1117741243], [-46.7542337827, -22.0989952553], [-46.7461820745, -22.0919554741], [-46.7414840430, -22.0870415135], [-46.7210591416, -22.0831519156], [-46.7190658138, -22.0827719193], [-46.7149206480, -22.0908791398]]] }},</text:span></text:p>
      <text:p text:style-name="P1"><text:span text:style-name="T1"><text:tab/>{ "type": "Feature", "properties": {"id": "3548203", "name": "Santo Antonio do Pinhal", "description": "Santo Antonio do Pinhal"}, "geometry": { "type": "Polygon", "coordinates": [[[-45.7102009401, -22.7664738511], [-45.7030284107, -22.7739816165], [-45.6952877210, -22.7729673134], [-45.6946150206, -22.7804047383], [-45.6872299354, -22.7872084622], [-45.6758703185, -22.7870959191], [-45.6712138975, -22.7904419602], [-45.6572886299, -22.7902641503], [-45.6430660822, -22.7854878578], [-45.6396936643, -22.7930735269], [-45.6138087224, -22.7966791743], [-45.6138785430, -22.8044120389], [-45.6303670340, -22.8181509215], [-45.6295517172, -22.8247543113], [-45.6304022224, -22.8271522507], [-45.6287456098, -22.8332009022], [-45.6329764131, -22.8426459371], [-45.6425353341, -22.8447922029], [-45.6464732915, -22.8591552237], [-45.6578904748, -22.8698455249], [-45.6695165185, -22.8759686875], [-45.7113804678, -22.8886140681], [-45.7391774019, -22.8893897257], [-45.7438472029, -22.8786989566], [-45.7510248876, -22.8765521094], [-45.7562989566, -22.8668420210], [-45.7565095501, -22.8493123473], [-45.7536236229, -22.8471810498], [-45.7584580983, -22.8420622080], [-45.7577839790, -22.8354644706], [-45.7602713627, -22.8358629072], [-45.7604969379, -22.8361174329], [-45.7675829482, -22.8354697668], [-45.7705009804, -22.8054379587], [-45.7585772146, -22.8005407995], [-45.7544723268, -22.7924234020], [-45.7448963315, -22.7935697836], [-45.7412629606, -22.8074278116], [-45.7283307786, -22.8096975228], [-45.7223316920, -22.8158284496], [-45.7131372268, -22.8142966549], [-45.7138848682, -22.8081401575], [-45.7198627184, -22.8077768956], [-45.7218052636, -22.8024966846], [-45.7295466151, -22.7993543544], [-45.7285852286, -22.7847487051], [-45.7220510442, -22.7789712453], [-45.7163595877, -22.7794903774], [-45.7117666305, -22.7693548468], [-45.7102009401, -22.7664738511]]] }},</text:span></text:p>
      <text:p text:style-name="P1"><text:span text:style-name="T1"><text:tab/>{ "type": "Feature", "properties": {"id": "3548302", "name": "Santo Expedito", "description": "Santo Expedito"}, "geometry": { "type": "Polygon", "coordinates": [[[-51.3376047127, -21.7841299023], [-51.3295633042, -21.7913837410], [-51.3335640872, -21.7911378612], [-51.3285566331, -21.7987806960], [-51.3341649668, -21.8087263382], [-51.3347685129, -21.8361834819], [-51.3301237202, -21.8450918033], [-51.3305172518, -21.8591574912], [-51.3246981324, -21.8681882197], [-51.3256753820, -21.8717748312], [-51.3351403596, -21.8756260694], [-51.3396699575, -21.8724045553], [-51.3467320195, -21.8775898319], [-51.3605855994, -21.8803407409], [-51.3705366792, -21.8765498920], [-51.3770546634, -21.8756258564], [-51.3820985090, -21.8847870724], [-51.3905693877, -21.8877098852], [-51.3924714915, -21.8835373951], [-51.4234141537, -21.8767160057], [-51.4223858509, -21.8732489952], [-51.4207022309, -21.8702265636], [-51.4167847620, -21.8531497392], [-51.4020906777, -21.8372555157], [-51.3975603134, -21.8189676596], [-51.3917255241, -21.8165085770], [-51.3902472885, -21.7937927021], [-51.3938293795, -21.7878723687], [-51.3879929739, -21.7716439197], [-51.3877465737, -21.7526239502], [-51.3936819009, -21.7456802455], [-51.3790837633, -21.7396599491], [-51.3700178349, -21.7440843903], [-51.3626606570, -21.7630608675], [-51.3424674597, -21.7741011139], [-51.3427906386, -21.7789170434], [-51.3362511727, -21.7814929461], [-51.3376047127, -21.7841299023]]] }},</text:span></text:p>
      <text:p text:style-name="P1"><text:span text:style-name="T1"><text:tab/>{ "type": "Feature", "properties": {"id": "3548401", "name": "Santopolis do Aguapei", "description": "Santopolis do Aguapei"}, "geometry": { "type": "Polygon", "coordinates": [[[-50.5304387708, -21.6175073316], [-50.5192367932, -21.6183261412], [-50.4733432556, -21.6090354723], [-50.4647243755, -21.6076443090], [-50.4672496349, -21.6154675381], [-50.4616666077, -21.6445227917], [-50.4528989300, -21.6536776367], [-50.4464376524, -21.6544821764], [-50.4447932412, -21.6610495405], [-50.4479530431, -21.6606264496], [-50.4441442345, -21.6635536499], [-50.4427650195, -21.6729665811], [-50.4466485099, -21.6760284791], [-50.4427241198, -21.6810833042], [-50.4455666316, -21.6860430138], [-50.4533336400, -21.6881398816], [-50.4577092361, -21.6846654570], [-50.4579009877, -21.6879279844], [-50.4611779247, -21.6857413461], [-50.4633771700, -21.6881393471], [-50.4607542979, -21.6899422391], [-50.4638289583, -21.6925131097], [-50.4608394470, -21.6966954294], [-50.4631050686, -21.7065028082], [-50.4666141242, -21.7033380105], [-50.4748087672, -21.7038819649], [-50.4743007886, -21.7016020591], [-50.4808695007, -21.7036930728], [-50.4837764990, -21.7020924923], [-50.4901435249, -21.7054099614], [-50.4889639776, -21.7115485085], [-50.4918125822, -21.7104453047], [-50.4950915499, -21.7146749906], [-50.5027236137, -21.7153257216], [-50.5107015360, -21.7036129071], [-50.5164065199, -21.7094796455], [-50.5277422124, -21.7040351016], [-50.5273157205, -21.6992929411], [-50.5400481215, -21.6964624274], [-50.5382527629, -21.6996286363], [-50.5482111222, -21.6996203849], [-50.5492173560, -21.7020521539], [-50.5540087515, -21.6938656179], [-50.5645136425, -21.6897918185], [-50.5678497017, -21.6930725977], [-50.5700240556, -21.6915418208], [-50.5724977626, -21.6870822571], [-50.5781247877, -21.6864343093], [-50.5773881769, -21.6837412485], [-50.5883857925, -21.6802279285], [-50.5877950530, -21.6757664465], [-50.5972901737, -21.6726951195], [-50.6024749897, -21.6667661226], [-50.5976065271, -21.6628458346], [-50.6002072405, -21.6585524575], [-50.6090677369, -21.6573082530], [-50.6039893840, -21.6470881369], [-50.5852507326, -21.6410484012], [-50.5736742310, -21.6466171920], [-50.5706840552, -21.6398965078], [-50.5640950751, -21.6370944542], [-50.5639534314, -21.6328749454], [-50.5587073028, -21.6316030697], [-50.5574977469, -21.6221058941], [-50.5608297644, -21.6152956292], [-50.5561809137, -21.6146917863], [-50.5558871662, -21.6113530477], [-50.5559820559, -21.6107732586], [-50.5505101298, -21.6046829200], [-50.5304387708, -21.6175073316]]] }},</text:span></text:p>
      <text:p text:style-name="P1"><text:span text:style-name="T1"><text:tab/>{ "type": "Feature", "properties": {"id": "3548500", "name": "Santos", "description": "Santos"}, "geometry": { "type": "Polygon", "coordinates": [[[-46.2258231245, -23.7365806887], [-46.2165780677, -23.7440083571], [-46.2096167659, -23.7414079424], [-46.2076399063, -23.7506870704], [-46.2021265236, -23.7511510931], [-46.2045205277, -23.7552350986], [-46.2145357528, -23.7587388622], [-46.2207882012, -23.7724327113], [-46.2354056580, -23.7718676796], [-46.2435991386, -23.7751740379], [-46.2329961487, -23.7865562505], [-46.2350232056, -23.7917039374], [-46.2361161936, -23.7932121755], [-46.2393495087, -23.7997194313], [-46.2241700611, -23.8093841129], [-46.2107787095, -23.8097520884], [-46.2094564025, -23.8125910966], [-46.2114347101, -23.8241349515], [-46.2225545079, -23.8326908590], [-46.2377254360, -23.8381828381], [-46.2343496075, -23.8409570576], [-46.2346641598, -23.8580296086], [-46.2158934268, -23.8593334444], [-46.2085425231, -23.8669211984], [-46.2077247874, -23.8677647995], [-46.1991120898, -23.8801632482], [-46.1927081650, -23.8806069811], [-46.1924563140, -23.8808042470], [-46.1781328595, -23.8821957714], [-46.1776994700, -23.8873768932], [-46.1790146248, -23.8889649845], [-46.1899723123, -23.8938613412], [-46.1934820920, -23.9065961513], [-46.2066620373, -23.9153965605], [-46.2129406674, -23.9152154744], [-46.2198764047, -23.9104613889], [-46.2271066390, -23.9105616932], [-46.2408247763, -23.9238688849], [-46.2466853908, -23.9241339473], [-46.2483179811, -23.9193558176], [-46.2536850847, -23.9191373163], [-46.2551185149, -23.9234453929], [-46.2571021122, -23.9201240054], [-46.2611359726, -23.9223080302], [-46.2642149377, -23.9180380533], [-46.2784517407, -23.9162822042], [-46.2802815592, -23.9193375131], [-46.2863674280, -23.9213442327], [-46.2925218922, -23.9216939963], [-46.2951604277, -23.9160497783], [-46.3013582113, -23.9169226919], [-46.3094218508, -23.9234951615], [-46.3102216446, -23.9344403181], [-46.3084662113, -23.9474983624], [-46.2904869231, -23.9717674913], [-46.2897412722, -23.9844508096], [-46.3058234185, -23.9932175295], [-46.3039410509, -23.9901828771], [-46.3203870625, -23.9748309270], [-46.3394224076, -23.9691062583], [-46.3547074429, -23.9697584672], [-46.3618278270, -23.9523726778], [-46.3841157809, -23.9486797810], [-46.3825558163, -23.9459749764], [-46.3900920642, -23.9417337498], [-46.3864312588, -23.9319006484], [-46.4024336213, -23.9206569313], [-46.3879263679, -23.9177215494], [-46.3700581427, -23.9094191504], [-46.3767972665, -23.8944792532], [-46.3744712754, -23.8692768411], [-46.3660468175, -23.8550227929], [-46.3637331535, -23.8498596050], [-46.3499264979, -23.8406738151], [-46.3428339024, -23.8237658413], [-46.3286563699, -23.8064497733], [-46.3201434092, -23.8021692028], [-46.3023399359, -23.7874186604], [-46.2955745215, -23.7867737774], [-46.2780959616, -23.7699323935], [-46.2594427755, -23.7673161424], [-46.2555883388, -23.7596791389], [-46.2508864083, -23.7579975887], [-46.2489403810, -23.7566596468], [-46.2475521475, -23.7462058928], [-46.2360658034, -23.7339163814], [-46.2345089577, -23.7369146411], [-46.2258231245, -23.7365806887]]] }},</text:span></text:p>
      <text:p text:style-name="P1"><text:span text:style-name="T1"><text:tab/>{ "type": "Feature", "properties": {"id": "3548609", "name": "Sao Bento do Sapucai", "description": "Sao Bento do Sapucai"}, "geometry": { "type": "Polygon", "coordinates": [[[-45.6594402788, -22.5795937573], [-45.6626330289, -22.5862114627], [-45.6584169999, -22.5976228256], [-45.6639614722, -22.5995961780], [-45.6676909767, -22.6091590994], [-45.6656650161, -22.6122061677], [-45.6750941867, -22.6257169583], [-45.6739760214, -22.6302100091], [-45.6806354935, -22.6358474313], [-45.6687621365, -22.6486376386], [-45.6641094802, -22.6498846601], [-45.6472573823, -22.6477452818], [-45.6176857325, -22.6374256986], [-45.6046366583, -22.6199437791], [-45.5895509461, -22.6185695967], [-45.5843371087, -22.6150202555], [-45.5875556472, -22.6099342242], [-45.5760777390, -22.6012143721], [-45.5722773291, -22.6088283376], [-45.5632172047, -22.6122598757], [-45.5549136844, -22.6259524171], [-45.5723906876, -22.6407356221], [-45.5768844743, -22.6400396097], [-45.5815462601, -22.6441781041], [-45.5839284236, -22.6512000383], [-45.5799672301, -22.6524212936], [-45.5904440954, -22.6640581260], [-45.5897191550, -22.6732941569], [-45.6112586440, -22.6852347857], [-45.6232121833, -22.6834223356], [-45.6113784670, -22.6942991862], [-45.6202737622, -22.7145092566], [-45.6264598913, -22.7195637757], [-45.6246133983, -22.7255587865], [-45.6160437813, -22.7256133383], [-45.6302377857, -22.7303851615], [-45.6421709346, -22.7298931555], [-45.6587407218, -22.7390479848], [-45.6582036000, -22.7585543489], [-45.6758703185, -22.7870959191], [-45.6872299354, -22.7872084622], [-45.6946150206, -22.7804047383], [-45.6952877210, -22.7729673134], [-45.7030284107, -22.7739816165], [-45.7102009401, -22.7664738511], [-45.7117666305, -22.7693548468], [-45.7182017840, -22.7457539531], [-45.7295467674, -22.7267134764], [-45.7277007712, -22.7231935058], [-45.7560199959, -22.7205515393], [-45.7951897613, -22.7385329741], [-45.8053931072, -22.7364892786], [-45.8162044400, -22.7269760579], [-45.8194844880, -22.7222303850], [-45.8175472982, -22.7108793281], [-45.8111986568, -22.6982222547], [-45.7874150084, -22.6928674064], [-45.7784391699, -22.6830794690], [-45.7606341441, -22.6767539892], [-45.7550399587, -22.6705857835], [-45.7501084084, -22.6707533815], [-45.7469290260, -22.6635762271], [-45.7423633461, -22.6586777790], [-45.7317867205, -22.6563474301], [-45.7157395834, -22.6615041457], [-45.7082895570, -22.6585725229], [-45.6935496526, -22.6512215986], [-45.6975121756, -22.6492820780], [-45.6992214256, -22.6419381576], [-45.7082737147, -22.6389795912], [-45.7170263271, -22.6205217461], [-45.7296195750, -22.6182278110], [-45.7293582243, -22.6127472619], [-45.7369856580, -22.6080507722], [-45.7341564900, -22.5969610579], [-45.7271462048, -22.5938401951], [-45.7288021389, -22.5910850101], [-45.7242904040, -22.5860219716], [-45.7167542508, -22.5816172514], [-45.7163978477, -22.5772157147], [-45.6949964424, -22.5858496943], [-45.6782746245, -22.5728030684], [-45.6749308977, -22.5747905054], [-45.6624519551, -22.5763258551], [-45.6594402788, -22.5795937573]]] }},</text:span></text:p>
      <text:p text:style-name="P1"><text:span text:style-name="T1"><text:tab/>{ "type": "Feature", "properties": {"id": "3548708", "name": "Sao Bernardo do Campo", "description": "Sao Bernardo do Campo"}, "geometry": { "type": "Polygon", "coordinates": [[[-46.5664380795, -23.6497298282], [-46.5530314510, -23.6660306658], [-46.5532375543, -23.6827069276], [-46.5392927449, -23.6864073870], [-46.5361382379, -23.6956840909], [-46.5285503902, -23.7029607068], [-46.5197685110, -23.7012617868], [-46.5164200861, -23.7047240057], [-46.5214693001, -23.7143806372], [-46.5171424277, -23.7195023148], [-46.5199820000, -23.7348950508], [-46.5171120616, -23.7418739313], [-46.5274712367, -23.7480534631], [-46.5109589421, -23.7475393278], [-46.5059440007, -23.7428901997], [-46.4895655846, -23.7547958078], [-46.4628645492, -23.7814162363], [-46.4559183109, -23.7846982866], [-46.4541674921, -23.7905015523], [-46.4408332530, -23.7997311949], [-46.4294982737, -23.8023268247], [-46.4325180563, -23.8071494964], [-46.4294795517, -23.8107379620], [-46.4099868779, -23.8148519320], [-46.4267431522, -23.8248408475], [-46.4336539117, -23.8235381030], [-46.4373191729, -23.8290636926], [-46.4444777808, -23.8290085593], [-46.4387085525, -23.8312120194], [-46.4435644428, -23.8409038812], [-46.4387818417, -23.8393270940], [-46.4367427229, -23.8423674252], [-46.4434038579, -23.8498962447], [-46.4540851424, -23.8536003012], [-46.4595632314, -23.8642146101], [-46.4653461322, -23.8605301714], [-46.4693308567, -23.8729011299], [-46.4818372875, -23.8850011935], [-46.4875667843, -23.8844453198], [-46.4961608696, -23.8987642404], [-46.5029330501, -23.9040799196], [-46.5196028268, -23.9050382864], [-46.5246336505, -23.9135295711], [-46.5478870639, -23.9291338750], [-46.5522359850, -23.9397313033], [-46.5596825939, -23.9464855918], [-46.5667318870, -23.9488448153], [-46.5694356936, -23.9463093554], [-46.5773673623, -23.9562789104], [-46.5803009573, -23.9549986285], [-46.5885894020, -23.9616748190], [-46.6114912760, -23.9672711280], [-46.6060755818, -23.9564534616], [-46.6107859879, -23.9503751590], [-46.6073166053, -23.9479664235], [-46.6066283076, -23.9383635507], [-46.6149739363, -23.9363302826], [-46.6162626453, -23.9303601610], [-46.6122759407, -23.9295726494], [-46.6086972010, -23.9219155082], [-46.6111753118, -23.9120168241], [-46.6092015553, -23.9049131935], [-46.6087962046, -23.9041252909], [-46.6148101061, -23.8995210375], [-46.6169291442, -23.8831216941], [-46.6167200876, -23.8819777581], [-46.6156437642, -23.8623554450], [-46.6316622706, -23.8526868042], [-46.6333180356, -23.8412810381], [-46.6339475997, -23.8301443140], [-46.6287034079, -23.8232043904], [-46.6230521445, -23.8110357852], [-46.6229367163, -23.8023419102], [-46.6228914179, -23.8013054474], [-46.6224658600, -23.7895558745], [-46.6251637517, -23.7797889193], [-46.6348947110, -23.7690507742], [-46.6425793995, -23.7604721007], [-46.6516279038, -23.7309327222], [-46.6497884909, -23.7300099160], [-46.6194256860, -23.7388626351], [-46.6115125106, -23.7367865038], [-46.6067326730, -23.7325255448], [-46.6047255519, -23.7184629563], [-46.5904178176, -23.7061059232], [-46.5879154469, -23.6972280623], [-46.5782882535, -23.6889608677], [-46.5801601623, -23.6764354408], [-46.5770542150, -23.6706962744], [-46.5907822334, -23.6766534279], [-46.6001221531, -23.6703367110], [-46.5955111836, -23.6627855216], [-46.6015020886, -23.6623615169], [-46.6082039128, -23.6686856825], [-46.6171786832, -23.6607935374], [-46.6165114676, -23.6577120563], [-46.6161864919, -23.6579049645], [-46.6140664121, -23.6600949024], [-46.5965495448, -23.6525398473], [-46.5848246998, -23.6452487293], [-46.5833953056, -23.6407359205], [-46.5740229701, -23.6495730444], [-46.5664380795, -23.6497298282]]] }},</text:span></text:p>
      <text:p text:style-name="P1"><text:span text:style-name="T1"><text:tab/>{ "type": "Feature", "properties": {"id": "3548807", "name": "Sao Caetano do Sul", "description": "Sao Caetano do Sul"}, "geometry": { "type": "Polygon", "coordinates": [[[-46.5794673267, -23.5991263024], [-46.5572433192, -23.6119564337], [-46.5510881951, -23.6065881967], [-46.5478153430, -23.6060999622], [-46.5448122755, -23.6153423199], [-46.5507795503, -23.6166459547], [-46.5449383812, -23.6240939031], [-46.5491518695, -23.6288060805], [-46.5513748605, -23.6421518450], [-46.5551526945, -23.6487185995], [-46.5601287734, -23.6437293235], [-46.5664380795, -23.6497298282], [-46.5740229701, -23.6495730444], [-46.5833953056, -23.6407359205], [-46.5804357505, -23.6114869355], [-46.5798798995, -23.6034174566], [-46.5794673267, -23.5991263024]]] }},</text:span></text:p>
      <text:p text:style-name="P1"><text:span text:style-name="T1"><text:tab/>{ "type": "Feature", "properties": {"id": "3548906", "name": "Sao Carlos", "description": "Sao Carlos"}, "geometry": { "type": "Polygon", "coordinates": [[[-47.8457987710, -21.5974906158], [-47.8394560365, -21.6063122986], [-47.8400224089, -21.5998526545], [-47.8366868367, -21.6040419491], [-47.8296176634, -21.6009797955], [-47.8341259228, -21.6130081065], [-47.8313930105, -21.6154927633], [-47.8264924075, -21.6118863083], [-47.8180987225, -21.6142891843], [-47.8146589048, -21.6259632922], [-47.8101987551, -21.6311407205], [-47.8026516990, -21.6301036178], [-47.8012498980, -21.6344175726], [-47.8063703299, -21.6350338472], [-47.8113644387, -21.6479160754], [-47.8169443294, -21.6462092020], [-47.8236725446, -21.6511149235], [-47.8249247095, -21.6566812001], [-47.8164703055, -21.6620641876], [-47.8301194616, -21.6689844282], [-47.8113692264, -21.6796413472], [-47.8151319933, -21.6969044495], [-47.8086419329, -21.6988108582], [-47.7951959291, -21.6941487350], [-47.7860878556, -21.6993514080], [-47.7809727845, -21.6911338020], [-47.7693427543, -21.6908782847], [-47.7497050849, -21.7009361086], [-47.7448820518, -21.7088227497], [-47.7363723453, -21.7114045998], [-47.7410632597, -21.7173134028], [-47.7402623700, -21.7254840051], [-47.7504046916, -21.7523434426], [-47.7675320654, -21.7691924148], [-47.7670661413, -21.7769901933], [-47.7744091861, -21.8014939330], [-47.7683203025, -21.8211457546], [-47.7703475679, -21.8311162671], [-47.7897672470, -21.8488320391], [-47.7853961640, -21.8522615638], [-47.7850558946, -21.8584473921], [-47.7845980501, -21.8667573471], [-47.7914603201, -21.8777529910], [-47.7849770913, -21.8840778292], [-47.7781847335, -21.8979066201], [-47.7667717602, -21.9052732225], [-47.7612586850, -21.9183010582], [-47.7553724471, -21.9198439061], [-47.7528004475, -21.9385080356], [-47.7463066792, -21.9512414831], [-47.7495335663, -21.9746624436], [-47.7534804715, -21.9889576658], [-47.7441572372, -21.9958957896], [-47.7425793190, -22.0015971174], [-47.7342851811, -22.0072319046], [-47.7277415222, -22.0173712335], [-47.7190280068, -22.0194327203], [-47.7291988083, -22.0315323902], [-47.7259591919, -22.0410365518], [-47.7457724792, -22.0583787623], [-47.7457032629, -22.0776822776], [-47.7506596867, -22.0787575061], [-47.7521770472, -22.0894584236], [-47.7628618343, -22.0872109134], [-47.7893736918, -22.0973422869], [-47.7867402276, -22.1128575028], [-47.7996177831, -22.1280335032], [-47.8062207567, -22.1306067895], [-47.8108056799, -22.1400021914], [-47.8087894594, -22.1478982914], [-47.8158035096, -22.1561417480], [-47.8144281412, -22.1608624135], [-47.8200208596, -22.1592056591], [-47.8216827460, -22.1516170233], [-47.8303547796, -22.1477133952], [-47.8511165880, -22.1560500747], [-47.8568452159, -22.1556894161], [-47.8616015835, -22.1501810723], [-47.8731856576, -22.1578698872], [-47.8789332881, -22.1575181644], [-47.8854977041, -22.1519344147], [-47.8868010965, -22.1574081642], [-47.8908572874, -22.1531200919], [-47.8966468100, -22.1595939131], [-47.8997308936, -22.1574513076], [-47.9187628592, -22.1492996749], [-47.9193295486, -22.1502201348], [-47.9280766035, -22.1391828547], [-47.9270808948, -22.1306462916], [-47.9335831429, -22.1203077614], [-47.9472003326, -22.1108799511], [-47.9617051925, -22.1160863462], [-47.9674529036, -22.1138890204], [-47.9707347530, -22.1179449394], [-47.9812108914, -22.1125603289], [-47.9856107666, -22.1160174931], [-47.9926521689, -22.1155262475], [-48.0008187234, -22.1006825732], [-48.0101298252, -22.0963864946], [-48.0152370558, -22.0889779842], [-48.0261190833, -22.0764486462], [-48.0344410381, -22.0774320930], [-48.0444124858, -22.0727455757], [-48.0446920294, -22.0705022761], [-48.0509499105, -22.0732505480], [-48.0605827846, -22.0704190891], [-48.0688195026, -22.0767665223], [-48.0744794068, -22.0762106606], [-48.0863034757, -22.0699859333], [-48.0899433881, -22.0611548408], [-48.0907197723, -22.0595328444], [-48.0844496514, -22.0536126522], [-48.0760876983, -22.0537523052], [-48.0726519219, -22.0399274235], [-48.0678452302, -22.0354854951], [-48.0457427449, -22.0241105607], [-48.0174526539, -22.0362465917], [-48.0095884080, -22.0358452321], [-48.0058314305, -22.0303291861], [-47.9956196078, -22.0296788685], [-47.9904194411, -22.0150383790], [-47.9800572291, -22.0071462652], [-47.9775009317, -21.9978059864], [-47.9668022244, -21.9842262820], [-47.9662122220, -21.9838116090], [-47.9654518842, -21.9691132519], [-47.9535857035, -21.9589715438], [-47.9498279236, -21.9428773261], [-47.9396428034, -21.9267066653], [-47.9416315481, -21.9204555907], [-47.9415411551, -21.9156950809], [-47.9485560307, -21.9079190911], [-47.9273482064, -21.8999205543], [-47.9201235149, -21.8829607977], [-47.9286837742, -21.8594006037], [-47.9285672341, -21.8453921389], [-47.9446523799, -21.8336206385], [-47.9556267446, -21.8238456226], [-47.9688704077, -21.8199780902], [-47.9709417450, -21.8078887960], [-47.9467239333, -21.7827133817], [-47.9454791597, -21.7769339757], [-47.9520131475, -21.7538490409], [-47.9669350352, -21.7408919996], [-47.9562505475, -21.7306476451], [-47.9212980692, -21.7193401290], [-47.9195919812, -21.7058737241], [-47.9164151141, -21.6861620723], [-47.9093366135, -21.6776738952], [-47.9005912910, -21.6756569414], [-47.8790326128, -21.6487148061], [-47.8724448495, -21.6391511270], [-47.8703585764, -21.6283091869], [-47.8589009946, -21.6162435072], [-47.8626917531, -21.6111359908], [-47.8640050677, -21.6064383391], [-47.8575249856, -21.6084585620], [-47.8537317850, -21.6048926176], [-47.8578801608, -21.6013308194], [-47.8538000374, -21.5973091980], [-47.8457987710, -21.5974906158]]] }},</text:span></text:p>
      <text:p text:style-name="P1"><text:span text:style-name="T1"><text:tab/>{ "type": "Feature", "properties": {"id": "3549003", "name": "Sao Francisco", "description": "Sao Francisco"}, "geometry": { "type": "Polygon", "coordinates": [[[-50.6868926792, -20.3267751693], [-50.6766926549, -20.3332556886], [-50.6563563189, -20.3263110793], [-50.6550451614, -20.3279558177], [-50.6550454069, -20.3280334027], [-50.6550568155, -20.3428938478], [-50.6478818306, -20.3626070307], [-50.6388220581, -20.3669814026], [-50.6219708363, -20.3680133070], [-50.6125938240, -20.3752801934], [-50.6317704000, -20.4031443241], [-50.6420460398, -20.4056038182], [-50.6503862252, -20.4146153592], [-50.6620786157, -20.4183494950], [-50.6714034919, -20.4372552898], [-50.6804672603, -20.4220120213], [-50.6812044246, -20.4069067056], [-50.6823768452, -20.3971392936], [-50.6792708248, -20.3949269123], [-50.6823901948, -20.3891811231], [-50.7055797042, -20.3797120238], [-50.7080583960, -20.3685191050], [-50.7153362003, -20.3383469364], [-50.7304394855, -20.3264200830], [-50.7412372075, -20.3239140148], [-50.7375504390, -20.3136627490], [-50.7336132651, -20.3120268534], [-50.7191445364, -20.3079007366], [-50.6991980057, -20.3112185401], [-50.6912211626, -20.3148362417], [-50.6868926792, -20.3267751693]]] }},</text:span></text:p>
      <text:p text:style-name="P1"><text:span text:style-name="T1"><text:tab/>{ "type": "Feature", "properties": {"id": "3549102", "name": "Sao Jooo da Boa Vista", "description": "Sao Joao da Boa Vista"}, "geometry": { "type": "Polygon", "coordinates": [[[-46.7805840225, -21.8428657524], [-46.7737700807, -21.8472392510], [-46.7644746422, -21.8453706223], [-46.7576581087, -21.8468187802], [-46.7518536407, -21.8495238756], [-46.7508185793, -21.8546944468], [-46.7315079358, -21.8737046752], [-46.7305577342, -21.8780032353], [-46.7365255996, -21.8968048080], [-46.7309377244, -21.9072917570], [-46.7344218353, -21.9298211719], [-46.7303104008, -21.9446356753], [-46.7308788673, -21.9452505584], [-46.7312583357, -21.9452968688], [-46.7319694451, -21.9451305972], [-46.7324031263, -21.9452349552], [-46.7328327780, -21.9457027688], [-46.7331375307, -21.9469650873], [-46.7328234117, -21.9471191816], [-46.7325644955, -21.9474067892], [-46.7320966037, -21.9483891326], [-46.7321203766, -21.9488911835], [-46.7329607502, -21.9499130770], [-46.7329877976, -21.9504269447], [-46.7328065132, -21.9505796932], [-46.7321182909, -21.9508475290], [-46.7315308873, -21.9508872484], [-46.7302639033, -21.9505136987], [-46.7289883259, -21.9503462696], [-46.7282863614, -21.9505605103], [-46.7276280830, -21.9505647758], [-46.7268564398, -21.9509285796], [-46.7263342760, -21.9509433168], [-46.7225441047, -21.9519993870], [-46.7200366227, -21.9555818155], [-46.7169793466, -21.9605280114], [-46.7118544067, -21.9638287729], [-46.7122935348, -21.9681747956], [-46.7064513927, -21.9685005956], [-46.7014453649, -21.9778511725], [-46.6759826471, -21.9884976107], [-46.6642815112, -22.0003305274], [-46.6494710833, -22.0090656066], [-46.6543186610, -22.0171933872], [-46.6617524197, -22.0232134044], [-46.6747703054, -22.0217515224], [-46.6804607089, -22.0259858883], [-46.6849754609, -22.0368224555], [-46.6812473386, -22.0447263203], [-46.6789010454, -22.0479753364], [-46.6759162777, -22.0549558404], [-46.6576346415, -22.0595150555], [-46.6643367172, -22.0683802395], [-46.6835047419, -22.0733828239], [-46.6959493111, -22.0724406480], [-46.7056679927, -22.0784893390], [-46.7091422751, -22.0742672466], [-46.7163343400, -22.0731123117], [-46.7229932210, -22.0763383436], [-46.7190658138, -22.0827719193], [-46.7210591416, -22.0831519156], [-46.7414840430, -22.0870415135], [-46.7461820745, -22.0919554741], [-46.7717515425, -22.0876559394], [-46.7856987148, -22.0922488205], [-46.7934633136, -22.0892685960], [-46.8016540988, -22.0823716892], [-46.8042911859, -22.0742840866], [-46.8101700067, -22.0745949170], [-46.8171805773, -22.0638746651], [-46.8213922291, -22.0695056082], [-46.8187277079, -22.0845887739], [-46.8321242598, -22.0878949382], [-46.8421203091, -22.0945104752], [-46.8613126996, -22.0912748544], [-46.8623483809, -22.0846391916], [-46.8663880227, -22.0801930262], [-46.8766767279, -22.0869127875], [-46.8880862898, -22.0832555873], [-46.8916138159, -22.0855401425], [-46.8897537597, -22.0823496528], [-46.8805071966, -22.0745181215], [-46.8786610007, -22.0605414194], [-46.8607437784, -22.0499443489], [-46.8792653939, -22.0238605757], [-46.8838997910, -22.0109451530], [-46.9020571141, -22.0060237809], [-46.9232023795, -22.0065919905], [-46.9319566335, -22.0099429336], [-46.9415273621, -21.9983920737], [-46.9435618564, -21.9861509471], [-46.9393013761, -21.9781215705], [-46.9272172757, -21.9685789722], [-46.9194793749, -21.9702439675], [-46.9153578879, -21.9558571647], [-46.9198467563, -21.9511493884], [-46.9167361148, -21.9441571484], [-46.9252338279, -21.9447608459], [-46.9262378050, -21.9369415463], [-46.9313906485, -21.9367532518], [-46.9282355265, -21.9315645313], [-46.9348731370, -21.9232008800], [-46.9257481631, -21.9166389706], [-46.9228420598, -21.9197695219], [-46.9187692719, -21.9114933062], [-46.9212835985, -21.9087969154], [-46.9164042456, -21.9090776509], [-46.9154356774, -21.9002786608], [-46.9082111506, -21.8951052452], [-46.9026824479, -21.8967247726], [-46.8996564942, -21.8929020966], [-46.9014647205, -21.8854122454], [-46.8931368172, -21.8816245295], [-46.8954991030, -21.8747575743], [-46.8901265715, -21.8726708582], [-46.8831582983, -21.8770498562], [-46.8778798434, -21.8763605966], [-46.8758374717, -21.8815543052], [-46.8695126753, -21.8834842788], [-46.8654436783, -21.8838650110], [-46.8626536453, -21.8859432554], [-46.8557831151, -21.8834020561], [-46.8492317503, -21.8768719151], [-46.8433216574, -21.8768440158], [-46.8332972612, -21.8623499893], [-46.8202860783, -21.8631592936], [-46.8034139971, -21.8580091143], [-46.7894344056, -21.8393867035], [-46.7819813735, -21.8380121921], [-46.7817522965, -21.8381764279], [-46.7805840225, -21.8428657524]]] }},</text:span></text:p>
      <text:p text:style-name="P1"><text:span text:style-name="T1"><text:tab/>{ "type": "Feature", "properties": {"id": "3549201", "name": "Sao Joao das Duas Pontes", "description": "Sao Joao das Duas Pontes"}, "geometry": { "type": "Polygon", "coordinates": [[[-50.3389187194, -20.3380042356], [-50.3268595919, -20.3571207515], [-50.3222750736, -20.3727716202], [-50.3282721742, -20.3828658641], [-50.3211308422, -20.4031145424], [-50.3242073039, -20.4093921687], [-50.3331627207, -20.4148969521], [-50.3341158836, -20.4241700106], [-50.3409647944, -20.4304022515], [-50.3516495331, -20.4250904195], [-50.3648192852, -20.4358433736], [-50.3700877148, -20.4451983140], [-50.3764569299, -20.4541548879], [-50.3726764002, -20.4724908491], [-50.3837337241, -20.4730437388], [-50.3830263538, -20.4753658392], [-50.3930614177, -20.4720873140], [-50.3952943114, -20.4789726509], [-50.4007264353, -20.4767220789], [-50.4096873411, -20.4797860214], [-50.4272511923, -20.4742263227], [-50.4304918349, -20.4790215882], [-50.4381385356, -20.4787020192], [-50.4399855372, -20.4831646804], [-50.4451989603, -20.4828491474], [-50.4477219117, -20.4740950530], [-50.4435946845, -20.4720148072], [-50.4432611985, -20.4586223831], [-50.4396842221, -20.4558128491], [-50.4396043170, -20.4316330908], [-50.4309420418, -20.4134823978], [-50.4297034659, -20.4118804932], [-50.4229575494, -20.4029368869], [-50.4255776283, -20.3983663754], [-50.4187664036, -20.3873460479], [-50.4199340668, -20.3807697121], [-50.4122060749, -20.3713178655], [-50.3918816798, -20.3554066872], [-50.3885495890, -20.3426544955], [-50.3783388892, -20.3414784847], [-50.3782374957, -20.3415133643], [-50.3639450340, -20.3423543209], [-50.3532683718, -20.3328825721], [-50.3389187194, -20.3380042356]]] }},</text:span></text:p>
      <text:p text:style-name="P1"><text:span text:style-name="T1"><text:tab/>{ "type": "Feature", "properties": {"id": "3549250", "name": "Sao Joao de Iracema", "description": "Sao Joao de Iracema"}, "geometry": { "type": "Polygon", "coordinates": [[[-50.2971570897, -20.4606267683], [-50.2906843077, -20.4705894384], [-50.2844925501, -20.4697693534], [-50.2781905410, -20.4852694363], [-50.2791703755, -20.5045566198], [-50.2708007856, -20.5205006375], [-50.2772414718, -20.5258935408], [-50.2832522833, -20.5481986056], [-50.2764854414, -20.5678337293], [-50.2731775685, -20.5685887396], [-50.2748438695, -20.5753835264], [-50.2854084240, -20.5855597995], [-50.3086373595, -20.5730066236], [-50.3242263962, -20.5705835346], [-50.3278020398, -20.5642841637], [-50.3424475650, -20.5699181035], [-50.3694636492, -20.5701015472], [-50.3805219372, -20.5666403840], [-50.3883884060, -20.5685477049], [-50.3888496702, -20.5685140188], [-50.4077218675, -20.5639418650], [-50.4137066308, -20.5610776820], [-50.4111820910, -20.5557754890], [-50.4147059401, -20.5506984398], [-50.4224057564, -20.5477204726], [-50.4320915187, -20.5361596815], [-50.4408368643, -20.5390485337], [-50.4496689590, -20.5308909609], [-50.4565034704, -20.5347519324], [-50.4593585987, -20.5320502231], [-50.4504391877, -20.5197542631], [-50.4476483584, -20.4858548098], [-50.4485317195, -20.4827629616], [-50.4451989603, -20.4828491474], [-50.4399855372, -20.4831646804], [-50.4381385356, -20.4787020192], [-50.4304918349, -20.4790215882], [-50.4272511923, -20.4742263227], [-50.4096873411, -20.4797860214], [-50.4007264353, -20.4767220789], [-50.3952943114, -20.4789726509], [-50.3930614177, -20.4720873140], [-50.3830263538, -20.4753658392], [-50.3837337241, -20.4730437388], [-50.3726764002, -20.4724908491], [-50.3695468775, -20.4702223321], [-50.3611238806, -20.4773634060], [-50.3562406182, -20.4710915760], [-50.3451573022, -20.4767385193], [-50.3304634753, -20.4684841216], [-50.3248536020, -20.4762281058], [-50.3113125330, -20.4693249661], [-50.3046896633, -20.4714905332], [-50.2991571206, -20.4691644655], [-50.2971570897, -20.4606267683]]] }},</text:span></text:p>
      <text:p text:style-name="P1"><text:span text:style-name="T1"><text:tab/>{ "type": "Feature", "properties": {"id": "3549300", "name": "Sao Joao do Pau d'Alho", "description": "Sao Joao do Pau d'Alho"}, "geometry": { "type": "Polygon", "coordinates": [[[-51.6710881362, -21.1575769410], [-51.6698834649, -21.1618234789], [-51.6642625874, -21.1614626037], [-51.6636441407, -21.1661377883], [-51.6565312078, -21.1693990225], [-51.6470518225, -21.1663276919], [-51.6482200816, -21.1633327966], [-51.6435686865, -21.1666935417], [-51.6448217479, -21.1634561500], [-51.6396458116, -21.1636981764], [-51.6394796316, -21.1630044581], [-51.6384940040, -21.1624301908], [-51.6311531582, -21.1623213232], [-51.6290854987, -21.1632392169], [-51.6271332019, -21.1768430239], [-51.6218612696, -21.1801646066], [-51.6202170162, -21.1895646471], [-51.6330231325, -21.2145651187], [-51.6356884186, -21.2250320447], [-51.6321613223, -21.2318622789], [-51.6336839873, -21.2425135837], [-51.6459104253, -21.2737315341], [-51.6519108885, -21.2840751648], [-51.6484971466, -21.2939589382], [-51.6518508838, -21.3016823893], [-51.6596014792, -21.2997864835], [-51.6673128462, -21.3056719977], [-51.6811580173, -21.3031634964], [-51.6827443580, -21.2831985780], [-51.6925751877, -21.2805001200], [-51.7012713050, -21.2714798009], [-51.7030455996, -21.2568136151], [-51.7153752374, -21.2451438158], [-51.7240486048, -21.2412532600], [-51.7312598489, -21.2246522213], [-51.7220792894, -21.2145363518], [-51.7242434693, -21.2072080259], [-51.7214045299, -21.2018901875], [-51.7078783902, -21.1927639456], [-51.7023284941, -21.1715948116], [-51.6934387653, -21.1669462573], [-51.6896550000, -21.1556712694], [-51.6814677323, -21.1495261709], [-51.6711152101, -21.1500611237], [-51.6718296927, -21.1543692661], [-51.6671008434, -21.1549233939], [-51.6710881362, -21.1575769410]]] }},</text:span></text:p>
      <text:p text:style-name="P1"><text:span text:style-name="T1"><text:tab/>{ "type": "Feature", "properties": {"id": "3549409", "name": "Sao Joaquim da Barra", "description": "Sao Joaquim da Barra"}, "geometry": { "type": "Polygon", "coordinates": [[[-47.9023408113, -20.4343061543], [-47.8991175913, -20.4394973829], [-47.8809289203, -20.4361035008], [-47.8816421985, -20.4458136311], [-47.8758248739, -20.4540629207], [-47.8916366222, -20.4653916747], [-47.8917038468, -20.4689402416], [-47.8857368459, -20.4721319358], [-47.8740565405, -20.4659856477], [-47.8645278356, -20.4721633014], [-47.8653578159, -20.4756656980], [-47.8564576996, -20.4878794840], [-47.8639659228, -20.4967376747], [-47.8578346792, -20.5108455133], [-47.8536649923, -20.5095555427], [-47.8351214446, -20.5191655431], [-47.8277716915, -20.5244666568], [-47.8365301438, -20.5367040622], [-47.8218145347, -20.5445739551], [-47.8187703181, -20.5530225578], [-47.8094940521, -20.5422452510], [-47.7926591994, -20.5474902368], [-47.7956131409, -20.5679913835], [-47.7831289528, -20.5630414804], [-47.7783512033, -20.5688514869], [-47.7878866329, -20.5805712021], [-47.7922988867, -20.5853032283], [-47.7866451583, -20.5894122182], [-47.7874117975, -20.5983672644], [-47.8058144875, -20.6123243306], [-47.8061337023, -20.6125254601], [-47.8548852878, -20.6326774518], [-47.8646834249, -20.6480961943], [-47.8801618634, -20.6469964339], [-47.8802579120, -20.6469719434], [-47.9096379707, -20.6305014085], [-47.9225764062, -20.6312824529], [-47.9311387231, -20.5856388025], [-47.9612782656, -20.6013236305], [-47.9820800887, -20.6069792383], [-47.9885945152, -20.6163653031], [-47.9991136509, -20.6110641659], [-48.0225049527, -20.5963693683], [-48.0599209894, -20.5961406168], [-48.0822908336, -20.5865793084], [-48.0875074451, -20.5730485438], [-48.0863758155, -20.5661963872], [-48.0914338822, -20.5630514037], [-48.0906332271, -20.5560467630], [-48.0950753669, -20.5532090306], [-48.1021180495, -20.5378743470], [-48.1317508471, -20.5020945083], [-48.1332822438, -20.4930413818], [-48.1118155719, -20.4935199520], [-48.0842314689, -20.5023212840], [-48.0661903648, -20.4985372270], [-48.0597036024, -20.4989874831], [-48.0453298124, -20.5116515959], [-48.0269550015, -20.5175463945], [-48.0223728594, -20.5207733338], [-48.0112689989, -20.5291641958], [-48.0031178500, -20.5308420107], [-47.9603800154, -20.4919543585], [-47.9531676752, -20.4846087977], [-47.9486539053, -20.4702222766], [-47.9265890445, -20.4645670667], [-47.9261718452, -20.4439541943], [-47.9160481166, -20.4339722840], [-47.9023408113, -20.4343061543]]] }},</text:span></text:p>
      <text:p text:style-name="P1"><text:span text:style-name="T1"><text:tab/>{ "type": "Feature", "properties": {"id": "3549508", "name": "Sao Jose da Bela Vista", "description": "Sao Jose da Bela Vista"}, "geometry": { "type": "Polygon", "coordinates": [[[-47.5978547911, -20.5179594580], [-47.6035609049, -20.5301264307], [-47.5896171617, -20.5266879849], [-47.5897011054, -20.5225692495], [-47.5846432050, -20.5225513244], [-47.5758471100, -20.5139633029], [-47.5520809426, -20.5121092140], [-47.5459153353, -20.5242611430], [-47.5409486287, -20.5256062724], [-47.5487521837, -20.5432139058], [-47.5452593380, -20.5519469976], [-47.5487605953, -20.5587278828], [-47.5395850073, -20.5568909748], [-47.5282231678, -20.5622507816], [-47.5374882517, -20.5810514182], [-47.5451439398, -20.5802920121], [-47.5523702539, -20.5852029807], [-47.5621016437, -20.6182023702], [-47.5646887489, -20.6254952283], [-47.5744853551, -20.6345662749], [-47.5704179546, -20.6525134687], [-47.5834364199, -20.6618351770], [-47.5876843481, -20.6835471956], [-47.5977585864, -20.6926229725], [-47.6120404873, -20.6997824298], [-47.6216131919, -20.6979327840], [-47.6171257117, -20.6803300054], [-47.6261964770, -20.6832495729], [-47.6286638983, -20.6913894050], [-47.6332620730, -20.6919208356], [-47.6367749554, -20.6892368429], [-47.6338905947, -20.6818225280], [-47.6387038251, -20.6705238910], [-47.6531551584, -20.6672003264], [-47.6540567610, -20.6702227391], [-47.6617636403, -20.6697099825], [-47.6545686800, -20.6621615534], [-47.6704161233, -20.6495269720], [-47.6518794583, -20.6499104439], [-47.6544055775, -20.6423608022], [-47.6693794973, -20.6373352761], [-47.6731469842, -20.6422270771], [-47.6795937950, -20.6427929213], [-47.6879729456, -20.6356794102], [-47.6833396085, -20.6287333678], [-47.7076452648, -20.6249936884], [-47.7116769579, -20.6270423545], [-47.7170043790, -20.6180108899], [-47.7280641207, -20.6061119479], [-47.7385906106, -20.6047823173], [-47.7425737742, -20.5950105476], [-47.7254404797, -20.5811239895], [-47.7149882528, -20.5633076440], [-47.7114849760, -20.5584066573], [-47.6923817295, -20.5560728095], [-47.6915880735, -20.5427011960], [-47.6787599503, -20.5375311600], [-47.6704327168, -20.5292314600], [-47.6468008899, -20.5181358935], [-47.6388466605, -20.5012198715], [-47.6416659543, -20.4884851281], [-47.6261683017, -20.4798845035], [-47.6147636821, -20.4812012021], [-47.6032087357, -20.4820908752], [-47.5980814058, -20.4898257844], [-47.5978547911, -20.5179594580]]] }},</text:span></text:p>
      <text:p text:style-name="P1"><text:span text:style-name="T1"><text:tab/>{ "type": "Feature", "properties": {"id": "3549607", "name": "Sao Jose do Barreiro", "description": "Sao Jose do Barreiro"}, "geometry": { "type": "Polygon", "coordinates": [[[-44.6454244317, -22.6034094938], [-44.6342083339, -22.6090848805], [-44.6221280853, -22.6052772790], [-44.6093623016, -22.6165849995], [-44.6043276920, -22.6139514761], [-44.6018791758, -22.6071455453], [-44.5967578768, -22.6100464763], [-44.5910368537, -22.6224761780], [-44.5837160410, -22.6255001268], [-44.5727447585, -22.6014099406], [-44.5628081858, -22.6110331181], [-44.5543635389, -22.6094753190], [-44.5504684014, -22.6045500909], [-44.5484834599, -22.6056785544], [-44.5367666139, -22.6168307407], [-44.5327691142, -22.6152155674], [-44.5256318527, -22.6190236693], [-44.5370215877, -22.6318802331], [-44.5348524773, -22.6370465135], [-44.5307983915, -22.6390053269], [-44.5342476741, -22.6325401658], [-44.5303780425, -22.6298456136], [-44.5144891016, -22.6297303223], [-44.5088845456, -22.6404302741], [-44.5040184044, -22.6356636593], [-44.4873641499, -22.6123187687], [-44.4851336574, -22.6108804756], [-44.4880398170, -22.6060357445], [-44.4829504417, -22.6040998062], [-44.4778020986, -22.6124453379], [-44.4657757876, -22.6151968935], [-44.4661374653, -22.6218642621], [-44.4587767104, -22.6220715503], [-44.4511670840, -22.6270372377], [-44.4522623850, -22.6440680414], [-44.4649337469, -22.6555659889], [-44.4608555662, -22.6664118892], [-44.4621652339, -22.6709505094], [-44.4725175930, -22.6849037524], [-44.4968145003, -22.7042086937], [-44.5216819509, -22.7167616035], [-44.5298973230, -22.7281808191], [-44.5258947079, -22.7345010364], [-44.5327176746, -22.7402514950], [-44.5283516777, -22.7466702631], [-44.5307103741, -22.7553716185], [-44.5267999436, -22.7595362447], [-44.5184276289, -22.7565258885], [-44.5147973183, -22.7599266836], [-44.5135441529, -22.7708761123], [-44.5080603561, -22.7688488220], [-44.5051378502, -22.7706542329], [-44.4921710637, -22.7659893130], [-44.4871244554, -22.7755481312], [-44.4717433246, -22.7681028168], [-44.4667101416, -22.7816078709], [-44.4874960082, -22.7979165917], [-44.4957725987, -22.8088723833], [-44.4929096114, -22.8151614718], [-44.4980805211, -22.8212316438], [-44.5006588732, -22.8373945960], [-44.4942960830, -22.8459784640], [-44.5053075844, -22.8512919983], [-44.5190731717, -22.8648214750], [-44.5326213918, -22.8687575710], [-44.5452402914, -22.8807641323], [-44.5432794305, -22.8843401054], [-44.5548193983, -22.8886085242], [-44.5624078296, -22.8842655412], [-44.5755457001, -22.8781080549], [-44.6001837611, -22.8883028027], [-44.6066300138, -22.8851965484], [-44.6289446220, -22.9044135435], [-44.6232093006, -22.8910095169], [-44.6295679610, -22.8884705585], [-44.6495833390, -22.9011306315], [-44.6526652844, -22.9062208325], [-44.6602277948, -22.8987702479], [-44.6543371938, -22.8946233839], [-44.6601588146, -22.8893607216], [-44.6821172333, -22.8981277361], [-44.6943749930, -22.8916086125], [-44.6921958164, -22.8843192397], [-44.7063063549, -22.8703098298], [-44.7071888951, -22.8675227818], [-44.7007318586, -22.8616950017], [-44.7078748369, -22.8514572514], [-44.7069502484, -22.8459898006], [-44.7148974875, -22.8492852374], [-44.7236163245, -22.8465459190], [-44.7208322139, -22.8397972085], [-44.7233244837, -22.8328160379], [-44.7037665318, -22.8290592635], [-44.6893038948, -22.8190524008], [-44.6695625621, -22.8206988172], [-44.6683349722, -22.8181673450], [-44.6497617193, -22.7985923937], [-44.6553388757, -22.7937406060], [-44.6473425308, -22.7818837074], [-44.6557380838, -22.7788029003], [-44.6592811693, -22.7701469282], [-44.6577094822, -22.7623701247], [-44.6512448096, -22.7564471283], [-44.6601992905, -22.7474639705], [-44.6651214894, -22.7356926810], [-44.6619295538, -22.7290470597], [-44.6569304007, -22.7275277652], [-44.6804291134, -22.7254601202], [-44.6703961138, -22.7152991631], [-44.6743410750, -22.6962151266], [-44.6792186792, -22.6894430183], [-44.6751208966, -22.6733295042], [-44.6800804573, -22.6555469847], [-44.6774473433, -22.6523276306], [-44.6828008745, -22.6462301344], [-44.6883024384, -22.6453719242], [-44.6715660668, -22.6271441045], [-44.6718974113, -22.6237081304], [-44.6577166204, -22.6121372627], [-44.6515992404, -22.6129824920], [-44.6527137568, -22.6092420630], [-44.6454244317, -22.6034094938]]] }},</text:span></text:p>
      <text:p text:style-name="P1"><text:span text:style-name="T1"><text:tab/>{ "type": "Feature", "properties": {"id": "3549706", "name": "Sao Jose do Rio Pardo", "description": "Sao Jose do Rio Pardo"}, "geometry": { "type": "Polygon", "coordinates": [[[-46.9100192849, -21.4837644388], [-46.8964241493, -21.4891008410], [-46.8905108578, -21.4858657411], [-46.8798558000, -21.4895306170], [-46.8676956792, -21.4853728032], [-46.8633381506, -21.4898486385], [-46.8537568281, -21.4916902638], [-46.8505529919, -21.4987039315], [-46.8424250474, -21.5036830744], [-46.8290503749, -21.4963502619], [-46.8287412176, -21.4963702977], [-46.8321879968, -21.5044536160], [-46.8206726005, -21.5130161640], [-46.8119717606, -21.5091555777], [-46.8113151095, -21.5230645073], [-46.8080908297, -21.5248992323], [-46.7997649418, -21.5209336566], [-46.7901555083, -21.5213492905], [-46.7941196926, -21.5239662615], [-46.7882707261, -21.5288009651], [-46.7829768836, -21.5274502202], [-46.7828833417, -21.5439398442], [-46.7772726827, -21.5516673024], [-46.7678364260, -21.5412682091], [-46.7645575954, -21.5412669538], [-46.7623672282, -21.5476372264], [-46.7607328730, -21.5501400314], [-46.7594883539, -21.5714171275], [-46.7570553949, -21.5814202705], [-46.7600607917, -21.5996953371], [-46.7761672083, -21.6300737413], [-46.7730790910, -21.6403541772], [-46.7731924736, -21.6405233932], [-46.7881545534, -21.6542916303], [-46.7992338133, -21.6525676481], [-46.8045621201, -21.6596987477], [-46.8163163135, -21.6576507463], [-46.8188661348, -21.6691492558], [-46.8330292043, -21.6786270491], [-46.8407366889, -21.6952564168], [-46.8490938780, -21.7008124969], [-46.8576401593, -21.6971420295], [-46.8713841248, -21.7082217147], [-46.8882324272, -21.6957206651], [-46.9020152933, -21.6989273636], [-46.9397213603, -21.6968506678], [-46.9470592471, -21.6962099450], [-46.9517576558, -21.7007798569], [-46.9676588436, -21.6987341057], [-46.9791829130, -21.6995330676], [-46.9855148524, -21.6930441082], [-46.9851499692, -21.6854937460], [-46.9957876115, -21.6790306182], [-46.9924940001, -21.6668859742], [-46.9852666136, -21.6664253344], [-46.9813470141, -21.6614669660], [-46.9773635948, -21.6508643561], [-46.9969321139, -21.6537489083], [-47.0008781515, -21.6498282631], [-47.0093380689, -21.6512405548], [-47.0146605192, -21.6461833092], [-47.0210405880, -21.6497114378], [-47.0286331390, -21.6462754767], [-47.0280318087, -21.6410611423], [-47.0316855526, -21.6402074637], [-47.0321888936, -21.6315898336], [-47.0364858523, -21.6270304819], [-47.0371055157, -21.6229952012], [-47.0244035132, -21.6304046658], [-47.0187222767, -21.6268341586], [-47.0071582889, -21.6332359239], [-47.0055888221, -21.6292611840], [-47.0124836538, -21.6220976784], [-47.0029373046, -21.6091746604], [-46.9934558840, -21.6071854155], [-46.9956832736, -21.6148173558], [-46.9930686811, -21.6156635690], [-46.9717228209, -21.6060603723], [-46.9643769042, -21.5923411810], [-46.9551631022, -21.5922537950], [-46.9507410918, -21.5861444145], [-46.9529437917, -21.5720705638], [-46.9528185677, -21.5720419461], [-46.9432175800, -21.5691518947], [-46.9266526592, -21.5570772458], [-46.9294237678, -21.5442513585], [-46.9317631385, -21.5301129538], [-46.9286493216, -21.5207491907], [-46.9334162267, -21.5192434468], [-46.9248441381, -21.5116203910], [-46.9220104138, -21.5001022767], [-46.9136016477, -21.4942928885], [-46.9158902477, -21.4881745503], [-46.9100192849, -21.4837644388]]] }},</text:span></text:p>
      <text:p text:style-name="P1"><text:span text:style-name="T1"><text:tab/>{ "type": "Feature", "properties": {"id": "3549805", "name": "Sao Jose do Rio Preto", "description": "Sao Jose do Rio Preto"}, "geometry": { "type": "Polygon", "coordinates": [[[-49.2974051553, -20.6836339905], [-49.2891638952, -20.6841249073], [-49.2756375528, -20.6773402565], [-49.2657175403, -20.6803536136], [-49.2729825619, -20.6853272912], [-49.2701526313, -20.6927824129], [-49.2734919035, -20.7025091040], [-49.2709348502, -20.7138978395], [-49.2755746120, -20.7412974763], [-49.2823229414, -20.7610349806], [-49.2817418712, -20.7699850572], [-49.2779766152, -20.7865768098], [-49.2779201478, -20.7892203578], [-49.2770403733, -20.7899782160], [-49.2748582016, -20.7918570930], [-49.2722884523, -20.7938369995], [-49.2711883757, -20.8119168987], [-49.2713301375, -20.8357156576], [-49.2576198364, -20.8497998710], [-49.2557579293, -20.8625807846], [-49.2674450861, -20.8707611465], [-49.2727158488, -20.8811137668], [-49.2906522881, -20.8755016439], [-49.3008306299, -20.8854721634], [-49.3029725421, -20.8905707051], [-49.3079248361, -20.8906792904], [-49.3137507148, -20.8951911326], [-49.3161833973, -20.9111423054], [-49.3328125140, -20.9238745857], [-49.3312940016, -20.9314310240], [-49.3417311005, -20.9324587102], [-49.3460814393, -20.9315823810], [-49.3531074859, -20.9264385489], [-49.3589721070, -20.9265345770], [-49.3609182257, -20.9208741266], [-49.3677310520, -20.9235561523], [-49.3767814523, -20.9190614879], [-49.3827576218, -20.9110307145], [-49.3920240426, -20.9075725465], [-49.4055197627, -20.9081567014], [-49.4158251912, -20.9183920650], [-49.4203524770, -20.9109759262], [-49.4196200537, -20.9053391959], [-49.4185443639, -20.9000185709], [-49.4295706108, -20.8949472231], [-49.4318706653, -20.8931370404], [-49.4335691864, -20.8902340224], [-49.4373227790, -20.8848699055], [-49.4362777123, -20.8791203178], [-49.4317708143, -20.8775568162], [-49.4331294799, -20.8543662703], [-49.4379296220, -20.8463626634], [-49.4386032813, -20.8435349810], [-49.4408771659, -20.8389269094], [-49.4411403581, -20.8382634973], [-49.4424831844, -20.8352652170], [-49.4434653281, -20.8319545903], [-49.4481774482, -20.8199599773], [-49.4496792509, -20.8161368052], [-49.4508031832, -20.8132758781], [-49.4594088484, -20.7908526397], [-49.4501834590, -20.7759789739], [-49.4427821054, -20.7501602039], [-49.4428103873, -20.7446418498], [-49.4585471497, -20.7312830304], [-49.4627940594, -20.7079284141], [-49.4606451939, -20.6848912593], [-49.4536136879, -20.6871132137], [-49.4462033692, -20.6951233353], [-49.4289306164, -20.6990471926], [-49.4241340144, -20.7092661664], [-49.4282404474, -20.7255571928], [-49.4243674879, -20.7301652682], [-49.4168362597, -20.7304239674], [-49.4111902027, -20.7159913344], [-49.3976079439, -20.7048641059], [-49.3877240825, -20.7093695202], [-49.3847968310, -20.7166517593], [-49.3673832484, -20.7227535922], [-49.3534755190, -20.7003260199], [-49.3533378776, -20.6901753140], [-49.3463907769, -20.6866177485], [-49.3469027384, -20.6759557153], [-49.3610649034, -20.6714447725], [-49.3516648045, -20.6348813407], [-49.3450320255, -20.6428769355], [-49.3455566095, -20.6623091512], [-49.3269106202, -20.6759210243], [-49.2974051553, -20.6836339905]]] }},</text:span></text:p>
      <text:p text:style-name="P1"><text:span text:style-name="T1"><text:tab/>{ "type": "Feature", "properties": {"id": "3549904", "name": "Sao Jose dos Campos", "description": "Sao Jose dos Campos"}, "geometry": { "type": "Polygon", "coordinates": [[[-45.8935553653, -22.8387144259], [-45.8905857800, -22.8441839066], [-45.8936525929, -22.8566262533], [-45.8896344202, -22.8574865583], [-45.8874790915, -22.8706260307], [-45.8884696398, -22.8753281658], [-45.8785766784, -22.8749768977], [-45.8705812192, -22.8708109625], [-45.8697315842, -22.8814542294], [-45.8632868641, -22.8922213335], [-45.8744321996, -22.9036959589], [-45.8771712916, -22.9142291663], [-45.8771308088, -22.9207943459], [-45.8839008925, -22.9295962918], [-45.8953321061, -22.9339016592], [-45.8939666088, -22.9404106616], [-45.8831766475, -22.9507096552], [-45.8874964693, -22.9572551126], [-45.8807118314, -22.9657760912], [-45.8901779092, -22.9716388455], [-45.8954050331, -22.9862156006], [-45.9176312906, -23.0003236059], [-45.9298065895, -23.0169757564], [-45.9322599292, -23.0204493146], [-45.9289821760, -23.0270181532], [-45.9319027668, -23.0303755187], [-45.9236433773, -23.0357673783], [-45.8849118023, -23.0091643412], [-45.8857249140, -23.0178399963], [-45.8791566405, -23.0279485290], [-45.8714390009, -23.0313078526], [-45.8702707555, -23.0319324462], [-45.8573921758, -23.0377642906], [-45.8523458534, -23.0447235487], [-45.8475194212, -23.0453186570], [-45.8421346152, -23.0412126680], [-45.8174173866, -23.0725557699], [-45.8033304914, -23.0890670188], [-45.7994100073, -23.1015049290], [-45.7923924108, -23.1072719037], [-45.7878267633, -23.1021732952], [-45.7869669639, -23.1113132203], [-45.7792139032, -23.1098546848], [-45.7786480865, -23.1151123515], [-45.7747037464, -23.1047828685], [-45.7708496238, -23.1147098342], [-45.7661366070, -23.1160177341], [-45.7648383701, -23.1105372990], [-45.7607635462, -23.1143175268], [-45.7568362177, -23.1111303993], [-45.7519274489, -23.1173997296], [-45.7561890390, -23.1186660764], [-45.7597823216, -23.1271926367], [-45.7558552704, -23.1348504944], [-45.7596248902, -23.1502366181], [-45.7564055462, -23.1576926085], [-45.7596903267, -23.1665943228], [-45.7541296386, -23.1752518536], [-45.7520879196, -23.1775214992], [-45.7506902607, -23.1924752278], [-45.7473566328, -23.1987189812], [-45.7417471966, -23.1986914063], [-45.7401099162, -23.2022405160], [-45.7373910803, -23.2163969881], [-45.7319350632, -23.2231327967], [-45.7207515766, -23.2381052257], [-45.7258426095, -23.2392588131], [-45.7302741475, -23.2390232305], [-45.7362997015, -23.2467293719], [-45.7408765085, -23.2452908520], [-45.7483293777, -23.2540009053], [-45.7535042643, -23.2531329313], [-45.7587770479, -23.2546833279], [-45.7631956884, -23.2510546604], [-45.7682627217, -23.2606360456], [-45.7744682996, -23.2608951029], [-45.7758002757, -23.2690737000], [-45.7890186083, -23.2814123288], [-45.7934947333, -23.2918478706], [-45.7936267449, -23.2918663802], [-45.8037663579, -23.2933061383], [-45.8111562416, -23.2887479506], [-45.8233178717, -23.2954342774], [-45.8346291081, -23.2933013751], [-45.8348179292, -23.2972563970], [-45.8473041737, -23.3066911664], [-45.8593038784, -23.3048844753], [-45.8691632043, -23.2979343503], [-45.8778401288, -23.2994046693], [-45.9039868454, -23.2945823735], [-45.9082855356, -23.2900192276], [-45.9124666624, -23.2762409742], [-45.9214231341, -23.2630256522], [-45.9315223333, -23.2567443301], [-45.9419767242, -23.2604608409], [-45.9490425225, -23.2587130951], [-45.9557087480, -23.2518766856], [-45.9634487063, -23.2450405661], [-45.9649128468, -23.2389679471], [-45.9637433454, -23.2362413724], [-45.9709139889, -23.2329021276], [-45.9647541215, -23.2311116244], [-45.9656913315, -23.2254462957], [-45.9610753973, -23.2249797655], [-45.9597943300, -23.2193974131], [-45.9550533658, -23.2209270252], [-45.9545656733, -23.2166656522], [-45.9494691477, -23.2157368065], [-45.9480197044, -23.2117691731], [-45.9545944068, -23.2039483524], [-45.9623289955, -23.2057255411], [-45.9651445054, -23.2033069503], [-45.9683437560, -23.2071775719], [-45.9681342325, -23.1988352733], [-45.9801043185, -23.2048082235], [-45.9810716605, -23.2017656894], [-45.9975376982, -23.1862378918], [-46.0084651371, -23.1942727904], [-46.0072387182, -23.1995322753], [-46.0190392853, -23.1976783800], [-46.0196971906, -23.2022714544], [-46.0316021182, -23.1901716822], [-46.0522650468, -23.1881844064], [-46.0547124705, -23.1842850611], [-46.0510011043, -23.1775090296], [-46.0535935516, -23.1757409621], [-46.0639389296, -23.1722817451], [-46.0740022297, -23.1799600396], [-46.0770123903, -23.1693195102], [-46.0924906461, -23.1705359019], [-46.1011342001, -23.1589471535], [-46.0913470374, -23.1428290250], [-46.0972260360, -23.1369753208], [-46.0950179199, -23.1325363604], [-46.1006761618, -23.1254048003], [-46.0929917868, -23.1199067771], [-46.1035634295, -23.1170193094], [-46.0995419298, -23.1089739729], [-46.1071885092, -23.0956291398], [-46.1046575757, -23.0841757110], [-46.0942149174, -23.0840732880], [-46.0904372235, -23.0784603548], [-46.0913867891, -23.0658103068], [-46.0759372143, -23.0368639214], [-46.0822218443, -23.0335569642], [-46.0804479557, -23.0252738723], [-46.0706124079, -23.0139682323], [-46.0711221181, -23.0080259792], [-46.0663012122, -22.9944420158], [-46.0702646951, -22.9933832689], [-46.0706774859, -22.9887520648], [-46.0817535010, -22.9849255673], [-46.0770452270, -22.9771626391], [-46.0667134842, -22.9797181288], [-46.0506804372, -22.9658620057], [-46.0508642767, -22.9398015330], [-46.0410630222, -22.9211457738], [-46.0441687825, -22.9057008940], [-46.0498980695, -22.9028669369], [-46.0513293016, -22.8958387576], [-46.0268848732, -22.8841807633], [-46.0079965025, -22.8887345927], [-46.0012352678, -22.8793055936], [-45.9916378808, -22.8770028628], [-45.9919076691, -22.8691070771], [-45.9760513172, -22.8649464674], [-45.9643867798, -22.8550847568], [-45.9597470902, -22.8571408043], [-45.9558581465, -22.8497974613], [-45.9499634093, -22.8454025341], [-45.9365010207, -22.8447631563], [-45.9243002733, -22.8313646497], [-45.9221349488, -22.8235527500], [-45.9122197953, -22.8161066880], [-45.9038582636, -22.8187655216], [-45.9083441798, -22.8289442393], [-45.9052257060, -22.8336041132], [-45.8935553653, -22.8387144259]]] }},</text:span></text:p>
      <text:p text:style-name="P1"><text:span text:style-name="T1"><text:tab/>{ "type": "Feature", "properties": {"id": "3549953", "name": "Sao Lourenco da Serra", "description": "Sao Lourenco da Serra"}, "geometry": { "type": "Polygon", "coordinates": [[[-46.9576724868, -23.7919109833], [-46.9501698940, -23.7919629181], [-46.9484243702, -23.7855085915], [-46.9409968486, -23.7862471390], [-46.9377648614, -23.7763118332], [-46.9149636112, -23.7823709919], [-46.9125468618, -23.7880344722], [-46.9124670619, -23.7881287352], [-46.9089725286, -23.7912296806], [-46.9094118399, -23.7822352141], [-46.8979922098, -23.7952528266], [-46.8916646156, -23.7941125535], [-46.8813264790, -23.7893526070], [-46.8715645660, -23.7966908857], [-46.8785215618, -23.7979812079], [-46.8813535733, -23.8032819851], [-46.8778794830, -23.8105208692], [-46.8796251422, -23.8161383002], [-46.8842811629, -23.8173696293], [-46.8825812121, -23.8276225729], [-46.8870911978, -23.8321714118], [-46.8951644065, -23.8371799645], [-46.8825855632, -23.8431659131], [-46.8773671586, -23.8471664669], [-46.8715214809, -23.8527546389], [-46.8609023287, -23.8515902417], [-46.8557851959, -23.8535009510], [-46.8479904536, -23.8558554942], [-46.8547470992, -23.8723277611], [-46.8605696713, -23.8858981365], [-46.8656946540, -23.8863132148], [-46.8695987004, -23.8943809091], [-46.8812475226, -23.8931739499], [-46.8882944514, -23.9007896067], [-46.8900476963, -23.9166147913], [-46.9062971286, -23.9331502309], [-46.9117256090, -23.9338942772], [-46.9152367376, -23.9379464723], [-46.9185244269, -23.9330733443], [-46.9237031292, -23.9364203337], [-46.9368961306, -23.9288857694], [-46.9431633064, -23.9306228063], [-46.9506650835, -23.9191618006], [-46.9558777493, -23.8998706568], [-46.9612358022, -23.8998998964], [-46.9617450914, -23.8966290258], [-46.9735055345, -23.8866283244], [-46.9825450807, -23.8944685790], [-46.9906440511, -23.8919009301], [-46.9883707720, -23.8874760535], [-47.0026841828, -23.8668242596], [-47.0066718142, -23.8651538329], [-47.0110037127, -23.8576981386], [-47.0283295945, -23.8456987831], [-47.0215616043, -23.8356934785], [-47.0142177258, -23.8347795701], [-47.0127317305, -23.8246860202], [-47.0172342503, -23.8209028595], [-47.0146522652, -23.8138260708], [-47.0060044717, -23.8148889326], [-46.9861014663, -23.8081168226], [-46.9856320922, -23.7998472215], [-46.9888512661, -23.8011291036], [-46.9807242484, -23.7944689489], [-46.9817037083, -23.7834011013], [-46.9673714435, -23.7743291794], [-46.9655270815, -23.7833345665], [-46.9576724868, -23.7919109833]]] }},</text:span></text:p>
      <text:p text:style-name="P1"><text:span text:style-name="T1"><text:tab/>{ "type": "Feature", "properties": {"id": "3550001", "name": "Sao Luis do Paraitinga", "description": "Sao Luis do Paraitinga"}, "geometry": { "type": "Polygon", "coordinates": [[[-45.3202971226, -23.0876759604], [-45.2996739823, -23.0914955856], [-45.2842480146, -23.0899669692], [-45.2812027291, -23.0869509423], [-45.2756541249, -23.0886769101], [-45.2638710920, -23.1260097032], [-45.2519272238, -23.1233130241], [-45.2462558498, -23.1270783231], [-45.2324838508, -23.1267015621], [-45.2299588349, -23.1229036014], [-45.2283323186, -23.1248148651], [-45.2281850647, -23.1254650607], [-45.2278087286, -23.1307152973], [-45.2333951959, -23.1371872773], [-45.2292351410, -23.1530289202], [-45.2315428038, -23.1574894992], [-45.2241173677, -23.1551817801], [-45.2220805890, -23.1574311716], [-45.2126292532, -23.1524593858], [-45.2115097199, -23.1602325726], [-45.2039231755, -23.1676872697], [-45.1963972333, -23.1669328345], [-45.1948041279, -23.1838693476], [-45.1861709937, -23.1969920215], [-45.1791598930, -23.1974408827], [-45.1654130992, -23.1914722952], [-45.1538119299, -23.1858346006], [-45.1457694086, -23.1870127249], [-45.1331313265, -23.2034738110], [-45.1410442024, -23.2157089239], [-45.1329079156, -23.2196917352], [-45.1273731516, -23.2338519875], [-45.1251294178, -23.2330306148], [-45.1234416004, -23.2383485958], [-45.1169680380, -23.2370251658], [-45.1156828712, -23.2354675336], [-45.1052547716, -23.2353879718], [-45.1001897006, -23.2457258410], [-45.1005454943, -23.2466565111], [-45.1055885285, -23.2530395843], [-45.1026166136, -23.2587399222], [-45.1130676684, -23.2707350684], [-45.1075786218, -23.2835333441], [-45.1188230455, -23.2915104079], [-45.1252167645, -23.3032063562], [-45.1234497106, -23.3123588327], [-45.1242305461, -23.3159131002], [-45.1086137622, -23.3233809767], [-45.1001425148, -23.3163288289], [-45.1024798006, -23.3109683336], [-45.0943048393, -23.3154190382], [-45.0737877405, -23.3037410235], [-45.0713953706, -23.3139070986], [-45.0746016579, -23.3193604135], [-45.0700333512, -23.3229466031], [-45.0773395613, -23.3271468013], [-45.0673664625, -23.3418014718], [-45.0675392508, -23.3472142785], [-45.0721831026, -23.3489479711], [-45.0756404479, -23.3444753521], [-45.0808487710, -23.3496254957], [-45.0929136654, -23.3510709555], [-45.0980497459, -23.3585601782], [-45.1165072887, -23.3544557163], [-45.1334247553, -23.3630552229], [-45.1392733101, -23.3596643175], [-45.1440631752, -23.3653395351], [-45.1421112933, -23.3719538971], [-45.1453039113, -23.3780428744], [-45.1527034201, -23.3824118797], [-45.1632034484, -23.3881992484], [-45.1638627272, -23.3916045268], [-45.1745972344, -23.3946747385], [-45.1870247293, -23.3958802074], [-45.1929397221, -23.3918784045], [-45.2037399500, -23.3960458733], [-45.2054803360, -23.3808924166], [-45.1994078017, -23.3771906265], [-45.2019770849, -23.3614699965], [-45.2020264289, -23.3598874329], [-45.1987314549, -23.3400281469], [-45.1930551846, -23.3323344590], [-45.1963371748, -23.3250879690], [-45.1904516262, -23.3137240901], [-45.1761999323, -23.3060252622], [-45.1666722972, -23.2931585286], [-45.1611963278, -23.2866625231], [-45.1736004206, -23.2871272461], [-45.1894194428, -23.2955605687], [-45.2032419756, -23.2946127152], [-45.2028742139, -23.3059258162], [-45.2116970397, -23.3107871433], [-45.2261539333, -23.3312736249], [-45.2303255803, -23.3327609570], [-45.2396082843, -23.3242076569], [-45.2462563211, -23.3266271951], [-45.2513738715, -23.3179057681], [-45.2542389617, -23.3282712201], [-45.2581249061, -23.3271417143], [-45.2652137631, -23.3279914105], [-45.2640411292, -23.3195029299], [-45.2733379165, -23.3182455111], [-45.2955131520, -23.3221717034], [-45.3029799098, -23.3273386419], [-45.3051496779, -23.3338640594], [-45.3126638616, -23.3325663842], [-45.3144934302, -23.3254528066], [-45.3413361287, -23.3242794796], [-45.3202214352, -23.2958069646], [-45.3232896556, -23.2918481355], [-45.3315348733, -23.2944161564], [-45.3457132455, -23.3031094089], [-45.3589960253, -23.3001437668], [-45.3624302578, -23.2979939446], [-45.3657861126, -23.3013702240], [-45.3726306953, -23.3013074680], [-45.3805280823, -23.2885078111], [-45.3743864595, -23.2784755731], [-45.3757483208, -23.2729081392], [-45.3713683050, -23.2716032910], [-45.3759157362, -23.2660240006], [-45.3809220704, -23.2622998645], [-45.3923356921, -23.2614182394], [-45.3990022807, -23.2559728785], [-45.4035031037, -23.2577224846], [-45.4047835074, -23.2541014805], [-45.4159776191, -23.2549836779], [-45.4119061579, -23.2395661997], [-45.4209249981, -23.2349180364], [-45.4263677809, -23.2254614007], [-45.4233829405, -23.2245293810], [-45.3944395751, -23.2000300316], [-45.3981697864, -23.1889164309], [-45.3965462315, -23.1801735790], [-45.3886151991, -23.1695353514], [-45.3873283279, -23.1583972540], [-45.3705320562, -23.1518605773], [-45.3723776339, -23.1477706348], [-45.3693815315, -23.1429788756], [-45.3528297418, -23.1355423013], [-45.3433092360, -23.1085617342], [-45.3494355136, -23.1017771999], [-45.3470488210, -23.0980013653], [-45.3295278666, -23.0910363754], [-45.3279924426, -23.0844320862], [-45.3202971226, -23.0876759604]]] }},</text:span></text:p>
      <text:p text:style-name="P1"><text:span text:style-name="T1"><text:tab/>{ "type": "Feature", "properties": {"id": "3550100", "name": "Sao Manuel", "description": "Sao Manuel"}, "geometry": { "type": "Polygon", "coordinates": [[[-48.6022714316, -22.5765909701], [-48.5916175312, -22.5849495317], [-48.5752657055, -22.5774436241], [-48.5629137858, -22.5847671008], [-48.5603220971, -22.5867032020], [-48.5558254245, -22.5828509055], [-48.5281375912, -22.5751807108], [-48.5231336503, -22.5698685240], [-48.5201323767, -22.5583208398], [-48.5125612829, -22.5480175557], [-48.5043800065, -22.5516096177], [-48.5037132167, -22.5521332666], [-48.4996009649, -22.5520822858], [-48.4898649412, -22.5455963974], [-48.4514470047, -22.5389416458], [-48.4433814169, -22.5394788394], [-48.4143403001, -22.5544698353], [-48.3840284460, -22.5795357724], [-48.3726391588, -22.5925299775], [-48.3649163702, -22.6083906992], [-48.3796045141, -22.6176081276], [-48.4053130726, -22.6225945597], [-48.4135473211, -22.6311117620], [-48.4070332762, -22.6357319874], [-48.4052356393, -22.6420251855], [-48.4132436012, -22.6475755539], [-48.4104425506, -22.6553936556], [-48.4193124968, -22.6634542365], [-48.4106574128, -22.6796728956], [-48.4267524760, -22.6950117629], [-48.4294177854, -22.7067341252], [-48.4457239662, -22.7139619540], [-48.4464924204, -22.7233965165], [-48.4652545917, -22.7260753002], [-48.4758257677, -22.7236548553], [-48.4747250813, -22.7472443301], [-48.4750922306, -22.7489391885], [-48.4739371316, -22.7721297981], [-48.4864820983, -22.7942735357], [-48.4996268763, -22.8039264309], [-48.5261760302, -22.8063752019], [-48.5312333922, -22.8128570646], [-48.5313566983, -22.8130152002], [-48.5430060714, -22.8389217837], [-48.5352723381, -22.8433939377], [-48.5414153316, -22.8491927970], [-48.5414084693, -22.8548183471], [-48.5483589103, -22.8586814713], [-48.5548481316, -22.8524506654], [-48.5668474659, -22.8529636924], [-48.5846362651, -22.8360486901], [-48.5900538293, -22.8152112518], [-48.6063576462, -22.8095677208], [-48.6026426542, -22.8001542483], [-48.6120861087, -22.7899797921], [-48.6117439469, -22.7767965517], [-48.6107044770, -22.7733012075], [-48.6148389520, -22.7732512425], [-48.6174564488, -22.7787701774], [-48.6331773744, -22.7789179915], [-48.6404380025, -22.7794906770], [-48.6492322554, -22.7905813764], [-48.6532715650, -22.7870451794], [-48.6682540625, -22.7870336000], [-48.6808054150, -22.7767136673], [-48.7058948251, -22.7742465167], [-48.7137305964, -22.7639862311], [-48.7289605124, -22.7641829188], [-48.7199751476, -22.7448733091], [-48.7060753444, -22.7379119885], [-48.7071047531, -22.7333004352], [-48.6909447009, -22.7374647935], [-48.6912234324, -22.7240229031], [-48.6943996697, -22.7202981762], [-48.6882029584, -22.6938625717], [-48.6690791208, -22.6921215081], [-48.6681354494, -22.6918714158], [-48.6595572882, -22.6888325111], [-48.6567594568, -22.6921657971], [-48.6510983043, -22.6880198738], [-48.6366170875, -22.6909839299], [-48.6251214665, -22.6979435687], [-48.6199600649, -22.6948810362], [-48.6201223628, -22.6682897760], [-48.6074670092, -22.6549874706], [-48.6133556678, -22.6401676485], [-48.6166554598, -22.6349677760], [-48.6153562500, -22.6283077959], [-48.6220126499, -22.6231578817], [-48.6254991056, -22.6108468345], [-48.6402729303, -22.5970453205], [-48.6442582178, -22.5962623030], [-48.6498322899, -22.5859929792], [-48.6499224959, -22.5756476900], [-48.6421183955, -22.5693128753], [-48.6452697877, -22.5362599845], [-48.6425807979, -22.5375517448], [-48.6316412025, -22.5470629319], [-48.6238137787, -22.5482454452], [-48.6201948266, -22.5547774212], [-48.6203259610, -22.5659624214], [-48.6145708297, -22.5750820996], [-48.6022714316, -22.5765909701]]] }},</text:span></text:p>
      <text:p text:style-name="P1"><text:span text:style-name="T1"><text:tab/>{ "type": "Feature", "properties": {"id": "3550209", "name": "Sao Miguel Arcanjo", "description": "Sao Miguel Arcanjo"}, "geometry": { "type": "Polygon", "coordinates": [[[-47.9957908427, -23.7427474575], [-47.9730236768, -23.7474060690], [-47.9718314969, -23.7492406381], [-47.9641397945, -23.7430328506], [-47.9605635470, -23.7466563329], [-47.9581417679, -23.7488144040], [-47.9378678688, -23.7455025788], [-47.9435446831, -23.7536800712], [-47.9393415843, -23.7611371892], [-47.9408826204, -23.7659861858], [-47.9288324148, -23.7787856375], [-47.9223675516, -23.7929550962], [-47.9097370754, -23.7936573251], [-47.8938781391, -23.7797191720], [-47.8652189007, -23.7828618105], [-47.8653664279, -23.7837328601], [-47.8574358703, -23.8022662638], [-47.8630437197, -23.8123556492], [-47.8594499927, -23.8202096362], [-47.8503582468, -23.8239095244], [-47.8401569107, -23.8395225575], [-47.8440617708, -23.8478252812], [-47.8416438039, -23.8526701608], [-47.8401178481, -23.8542228621], [-47.8331602021, -23.8683613943], [-47.8389035224, -23.8662439164], [-47.8432012961, -23.8718247756], [-47.8562760720, -23.8732469802], [-47.8652265081, -23.8796535177], [-47.8672993750, -23.8904727298], [-47.8753699415, -23.8988478998], [-47.8759720790, -23.9188286269], [-47.8658878527, -23.9376887261], [-47.8683388666, -23.9439119377], [-47.8612575058, -23.9522284202], [-47.8346828145, -23.9560733780], [-47.8293533668, -23.9503390809], [-47.8235759149, -23.9500574515], [-47.8171764715, -23.9524378959], [-47.8140936784, -23.9579405030], [-47.8132019601, -23.9696356237], [-47.8196698988, -23.9749458018], [-47.8227191427, -23.9846370789], [-47.8311051072, -23.9892909002], [-47.8432844414, -23.9888806227], [-47.8581718421, -23.9986055088], [-47.8626685829, -24.0042413976], [-47.8571268633, -24.0162367089], [-47.8525429929, -24.0173325932], [-47.8524129705, -24.0224889313], [-47.8593019474, -24.0239170285], [-47.8628334295, -24.0329313153], [-47.8685710955, -24.0288169507], [-47.8678548384, -24.0431688433], [-47.8718426377, -24.0492323887], [-47.8783363391, -24.0514715976], [-47.8873260707, -24.0473727135], [-47.8899575555, -24.0572513253], [-47.8794466713, -24.0593019959], [-47.8922917240, -24.0645889601], [-47.8963599399, -24.0616556796], [-47.9065195507, -24.0681750651], [-47.8943670263, -24.0788266072], [-47.9014792063, -24.0933229372], [-47.9169264860, -24.1000565840], [-47.9377543691, -24.0989818823], [-47.9384833002, -24.1038075763], [-47.9450895070, -24.1085990706], [-47.9460771034, -24.1170437219], [-47.9526608849, -24.1193434658], [-47.9534595487, -24.1102361070], [-47.9610592518, -24.1087912928], [-47.9640432125, -24.1027255180], [-47.9712342399, -24.0992167478], [-47.9696296268, -24.0911489664], [-47.9763820361, -24.0787560565], [-47.9868820234, -24.0714028102], [-47.9887898728, -24.0746969055], [-47.9919643057, -24.0705240373], [-47.9974371106, -24.0734618044], [-48.0009693255, -24.0692918869], [-47.9994677133, -24.0624129044], [-48.0058509314, -24.0665283287], [-48.0061422704, -24.0626230547], [-48.0126202113, -24.0598279322], [-48.0184149667, -24.0485877864], [-48.0245983883, -24.0468141526], [-48.0269724461, -24.0491328631], [-48.0336742647, -24.0433713639], [-48.0350621705, -24.0329999716], [-48.0383478221, -24.0373689258], [-48.0392113029, -24.0289202059], [-48.0447099113, -24.0280546056], [-48.0484220301, -24.0217319987], [-48.0546271629, -24.0236470028], [-48.0543681652, -24.0199009429], [-48.0615058401, -24.0136436660], [-48.0657194833, -24.0140023476], [-48.0666276860, -24.0183564277], [-48.0770517934, -24.0143148470], [-48.0788333924, -24.0060276643], [-48.0831065490, -24.0030486882], [-48.0847318972, -24.0074366089], [-48.0936135053, -24.0108554245], [-48.0935094324, -24.0145858563], [-48.0996090358, -24.0162332476], [-48.1028355995, -24.0125829049], [-48.1108140707, -24.0086996529], [-48.1199863661, -24.0155514524], [-48.1246705777, -24.0137916021], [-48.1255439567, -23.9998070424], [-48.1168307391, -23.9889202316], [-48.1266899489, -23.9781558714], [-48.1206829817, -23.9642444573], [-48.1517233432, -23.9385648956], [-48.1604214299, -23.9284568918], [-48.1664212706, -23.9217587273], [-48.1674065549, -23.9001234159], [-48.1724980633, -23.8896466730], [-48.1759299115, -23.8882249801], [-48.1804059175, -23.8952847867], [-48.1836349925, -23.8866870485], [-48.1911006056, -23.8858612987], [-48.1879919256, -23.8762403409], [-48.1813701728, -23.8723516796], [-48.1840078182, -23.8631818296], [-48.1899532768, -23.8592980625], [-48.1886086193, -23.8547002007], [-48.2069939283, -23.8490242896], [-48.1993265776, -23.8424286739], [-48.1856414425, -23.8422117760], [-48.1835815388, -23.8423385735], [-48.1789730996, -23.8422272980], [-48.1771996728, -23.8415514298], [-48.1688786111, -23.8452732518], [-48.1574996612, -23.8422868614], [-48.1429346874, -23.8353023299], [-48.1331404446, -23.8247666007], [-48.1197255699, -23.8235854807], [-48.1132766823, -23.8125200833], [-48.1154154028, -23.8086878240], [-48.1054828727, -23.8064486918], [-48.0941248398, -23.7961073113], [-48.0736584173, -23.7792207645], [-48.0550107290, -23.7569154194], [-48.0357583239, -23.7582499673], [-48.0320975968, -23.7642038035], [-48.0269822063, -23.7670942131], [-48.0159172666, -23.7607404765], [-48.0073676993, -23.7446179562], [-48.0013339775, -23.7466049329], [-47.9957908427, -23.7427474575]]] }},</text:span></text:p>
      <text:p text:style-name="P1"><text:span text:style-name="T1"><text:tab/>{ "type": "Feature", "properties": {"id": "3550308", "name": "Sao Paulo", "description": "Sao Paulo"}, "geometry": { "type": "Polygon", "coordinates": [[[-46.5372287017, -23.3691818313], [-46.5449877325, -23.3761241399], [-46.5465166781, -23.3870246105], [-46.5571508741, -23.3982736326], [-46.5594016159, -23.4001800450], [-46.5562805485, -23.4051116472], [-46.5562924473, -23.4093943184], [-46.5619173741, -23.4118581340], [-46.5666960033, -23.4163277099], [-46.5662158595, -23.4208448322], [-46.5668208278, -23.4295177104], [-46.5666888421, -23.4302619714], [-46.5662883255, -23.4325232637], [-46.5651431240, -23.4389821156], [-46.5651156192, -23.4390355754], [-46.5688258322, -23.4502497119], [-46.5702655482, -23.4587305578], [-46.5603094674, -23.4751767022], [-46.5608754347, -23.4869521129], [-46.5619760680, -23.4995680616], [-46.5553955936, -23.5097070118], [-46.5509886042, -23.5069849032], [-46.5454408912, -23.5054185768], [-46.5216913341, -23.4838284378], [-46.4988852213, -23.4759991799], [-46.4837712249, -23.4771070956], [-46.4691801192, -23.4810166752], [-46.4563287949, -23.4821711325], [-46.4394417415, -23.4795245669], [-46.4348072396, -23.4779512717], [-46.4358678482, -23.4755583632], [-46.4306232817, -23.4777010371], [-46.4267880009, -23.4718902061], [-46.4145884500, -23.4741597036], [-46.4102191697, -23.4703009594], [-46.4074435285, -23.4725110267], [-46.4098614688, -23.4747972723], [-46.4042311063, -23.4779802814], [-46.4061120856, -23.4854371953], [-46.4008710902, -23.4868375295], [-46.3997033739, -23.4831505633], [-46.3873317389, -23.4816138310], [-46.3863007673, -23.4744270220], [-46.3818216479, -23.4724838279], [-46.3782230031, -23.4813260243], [-46.3652687691, -23.5028320063], [-46.3657303028, -23.5115633966], [-46.3657571415, -23.5118276585], [-46.3732286444, -23.5112005364], [-46.3776263040, -23.5159233375], [-46.3857728548, -23.5213084310], [-46.3865294431, -23.5259932791], [-46.3953049350, -23.5306744977], [-46.3893183772, -23.5422611998], [-46.3877724327, -23.5467210843], [-46.3951949324, -23.5488381750], [-46.3946651087, -23.5511297881], [-46.3929879110, -23.5523335212], [-46.3926803516, -23.5536648245], [-46.3893222902, -23.5602471704], [-46.3792332327, -23.5618850726], [-46.3834312646, -23.5699038543], [-46.3780627106, -23.5745651015], [-46.3824568087, -23.5773656827], [-46.3798180058, -23.5834127385], [-46.3768913766, -23.5901187811], [-46.3817385177, -23.5905147736], [-46.3830398004, -23.5994615168], [-46.3905733044, -23.6025523532], [-46.3968149330, -23.6041198066], [-46.3995239647, -23.6060834008], [-46.3946309241, -23.6123693266], [-46.3958016162, -23.6145157072], [-46.3977573597, -23.6180995133], [-46.4066243653, -23.6235497422], [-46.4071191032, -23.6324153216], [-46.4211611079, -23.6423279198], [-46.4232010564, -23.6449472776], [-46.4297395637, -23.6361956346], [-46.4319318635, -23.6385413440], [-46.4317339776, -23.6410637709], [-46.4364267352, -23.6413962543], [-46.4483563224, -23.6432673090], [-46.4539332067, -23.6409663443], [-46.4566767036, -23.6412497547], [-46.4634816351, -23.6387519265], [-46.4721745306, -23.6387279806], [-46.4768205178, -23.6260737665], [-46.4812963810, -23.6240219308], [-46.4836943889, -23.6238564100], [-46.4850974364, -23.6228853710], [-46.5041301843, -23.6254661720], [-46.5224745066, -23.6137628615], [-46.5343663711, -23.6144430035], [-46.5478153430, -23.6060999622], [-46.5510881951, -23.6065881967], [-46.5572433192, -23.6119564337], [-46.5794673267, -23.5991263024], [-46.5798798995, -23.6034174566], [-46.5804357505, -23.6114869355], [-46.5833953056, -23.6407359205], [-46.5848246998, -23.6452487293], [-46.5965495448, -23.6525398473], [-46.6140664121, -23.6600949024], [-46.6161864919, -23.6579049645], [-46.6165114676, -23.6577120563], [-46.6263355669, -23.6612267937], [-46.6305073627, -23.6721585678], [-46.6309183198, -23.6729133267], [-46.6280097052, -23.6764470468], [-46.6325985488, -23.6801799787], [-46.6353426732, -23.6909527604], [-46.6331989438, -23.6970878304], [-46.6277163501, -23.6973689222], [-46.6232376584, -23.7074909124], [-46.6175438626, -23.7112531883], [-46.6372547922, -23.7258492390], [-46.6497884909, -23.7300099160], [-46.6516279038, -23.7309327222], [-46.6425793995, -23.7604721007], [-46.6348947110, -23.7690507742], [-46.6251637517, -23.7797889193], [-46.6224658600, -23.7895558745], [-46.6228914179, -23.8013054474], [-46.6229367163, -23.8023419102], [-46.6230521445, -23.8110357852], [-46.6287034079, -23.8232043904], [-46.6339475997, -23.8301443140], [-46.6333180356, -23.8412810381], [-46.6316622706, -23.8526868042], [-46.6156437642, -23.8623554450], [-46.6167200876, -23.8819777581], [-46.6169291442, -23.8831216941], [-46.6148101061, -23.8995210375], [-46.6087962046, -23.9041252909], [-46.6092015553, -23.9049131935], [-46.6111753118, -23.9120168241], [-46.6086972010, -23.9219155082], [-46.6122759407, -23.9295726494], [-46.6162626453, -23.9303601610], [-46.6149739363, -23.9363302826], [-46.6066283076, -23.9383635507], [-46.6073166053, -23.9479664235], [-46.6107859879, -23.9503751590], [-46.6060755818, -23.9564534616], [-46.6114912760, -23.9672711280], [-46.6124257891, -23.9695056621], [-46.6175275670, -23.9672850821], [-46.6317992499, -23.9754324583], [-46.6322628811, -23.9755838783], [-46.6356344617, -23.9772774140], [-46.6301545061, -23.9897852873], [-46.6356931469, -23.9944573614], [-46.6497343133, -24.0010521188], [-46.6614861053, -23.9879949408], [-46.6842998269, -23.9874538743], [-46.6851760855, -23.9857300722], [-46.6929361645, -23.9835394721], [-46.6960926985, -23.9890236251], [-46.7064888346, -23.9898575259], [-46.7107559810, -23.9952557402], [-46.7177430572, -23.9957383958], [-46.7215169532, -23.9923784460], [-46.7321515396, -23.9957579037], [-46.7425930349, -23.9915385378], [-46.7522002704, -23.9959917992], [-46.7549847048, -24.0018044463], [-46.7715690749, -24.0074384517], [-46.7735401266, -24.0010091658], [-46.7680008504, -23.9988698941], [-46.7693352792, -23.9959257918], [-46.7547138347, -23.9753968458], [-46.7599552214, -23.9698585506], [-46.7626995153, -23.9681175158], [-46.7621500559, -23.9632190052], [-46.7710380530, -23.9613516440], [-46.7753369748, -23.9561214086], [-46.7741306817, -23.9502770245], [-46.7785336981, -23.9491870360], [-46.7878964763, -23.9410703466], [-46.7930365853, -23.9436119629], [-46.7957971443, -23.9399903312], [-46.8066210916, -23.9388538152], [-46.8106840453, -23.9195631393], [-46.8116879448, -23.9090454720], [-46.8039610896, -23.8927082591], [-46.8057384295, -23.8869847493], [-46.7993808640, -23.8936321672], [-46.7764773380, -23.8920231853], [-46.7763634282, -23.8736985317], [-46.7763157824, -23.8660745606], [-46.7762528302, -23.8556192314], [-46.7799236137, -23.8416864173], [-46.7649673213, -23.8426396086], [-46.7626471393, -23.8349177957], [-46.7655216416, -23.8336528208], [-46.7627513166, -23.8270945397], [-46.7673983702, -23.8231157277], [-46.7731508164, -23.8181976881], [-46.8020639532, -23.8073318138], [-46.7891589207, -23.7883430167], [-46.7917613955, -23.7837355531], [-46.7896856499, -23.7753689354], [-46.7769987318, -23.7666593777], [-46.7723696439, -23.7651302815], [-46.7689673134, -23.7552040835], [-46.7710430110, -23.7540308156], [-46.7770651205, -23.7506252084], [-46.7867394653, -23.7465096102], [-46.7897333529, -23.7414451340], [-46.7936631446, -23.7396255254], [-46.7967876995, -23.7342130491], [-46.7973529626, -23.7327448419], [-46.7932069557, -23.7232731098], [-46.7923879001, -23.7077759505], [-46.7919415260, -23.7010126513], [-46.8012626734, -23.6978408464], [-46.7974168779, -23.6962790811], [-46.8010252659, -23.6837651864], [-46.7922979820, -23.6494375209], [-46.7924457575, -23.6470034334], [-46.7515020631, -23.6079764802], [-46.7489008961, -23.6043086508], [-46.7602355794, -23.5952347238], [-46.7754050904, -23.6033681377], [-46.7982701073, -23.6047662798], [-46.8075726809, -23.6089480216], [-46.8062764356, -23.5839192330], [-46.7941923024, -23.5827662305], [-46.7912795962, -23.5778964944], [-46.7820236784, -23.5741053298], [-46.7802583097, -23.5706588778], [-46.7726731738, -23.5696888168], [-46.7707358651, -23.5641491656], [-46.7649798315, -23.5632400087], [-46.7577653243, -23.5503358453], [-46.7601710897, -23.5295550797], [-46.7561662899, -23.5244847302], [-46.7508944655, -23.5248918246], [-46.7473610235, -23.5204744512], [-46.7528586199, -23.5197743679], [-46.7638765976, -23.5059973856], [-46.7554165159, -23.4962574219], [-46.7584176820, -23.4941403310], [-46.7657415099, -23.4923089169], [-46.7725193699, -23.4734228275], [-46.7783084222, -23.4707762748], [-46.7778066235, -23.4647929833], [-46.7855084948, -23.4658513862], [-46.7920979975, -23.4613111171], [-46.7993043973, -23.4711649490], [-46.8004279780, -23.4701684932], [-46.8075416112, -23.4530472382], [-46.8093417687, -23.4427453888], [-46.8097722277, -23.4416048019], [-46.8225052673, -23.4212540084], [-46.8194279719, -23.4178084688], [-46.8259857662, -23.4088056452], [-46.8242786278, -23.4058906705], [-46.8225147442, -23.4008787784], [-46.8077843727, -23.3994242901], [-46.8024967700, -23.3947046314], [-46.7991683127, -23.4027262918], [-46.7935041686, -23.3995481195], [-46.7859010746, -23.4048902797], [-46.7827518673, -23.4019232322], [-46.7834156365, -23.3987118216], [-46.7706864993, -23.3972461462], [-46.7700818783, -23.3888866192], [-46.7643599051, -23.3849767221], [-46.7548079606, -23.3871026431], [-46.7544956586, -23.3871717714], [-46.7512317987, -23.3901508738], [-46.7406331720, -23.3890577448], [-46.7349789517, -23.3883575957], [-46.7290403755, -23.3942323954], [-46.7214255580, -23.3959292772], [-46.7201377465, -23.4015383754], [-46.7200673239, -23.4018215583], [-46.7161713533, -23.4070260561], [-46.7100181746, -23.4065513875], [-46.7078251290, -23.4162729893], [-46.7070047088, -23.4162986738], [-46.7025178654, -23.4172747607], [-46.7001740116, -23.4217578526], [-46.6862870012, -23.4267994155], [-46.6845903195, -23.4188045856], [-46.6797064519, -23.4168756784], [-46.6776846559, -23.4151356754], [-46.6693018490, -23.4183139816], [-46.6541399914, -23.4302747708], [-46.6510077569, -23.4286145116], [-46.6349961021, -23.4278405370], [-46.6335677445, -23.4283652447], [-46.6213053203, -23.4206971864], [-46.6213191217, -23.4199930553], [-46.6217049188, -23.4164307086], [-46.6120586219, -23.4168718266], [-46.6141514060, -23.4116740699], [-46.6108339000, -23.4102765321], [-46.6088938068, -23.4017559934], [-46.5991539634, -23.3952128266], [-46.6006368041, -23.3883248143], [-46.5792227739, -23.3733536656], [-46.5751507818, -23.3735225518], [-46.5692760555, -23.3755022568], [-46.5656885836, -23.3714654597], [-46.5580251875, -23.3659280643], [-46.5491149549, -23.3568465676], [-46.5444532545, -23.3578280022], [-46.5361337664, -23.3634915703], [-46.5372287017, -23.3691818313]]] }},</text:span></text:p>
      <text:p text:style-name="P1"><text:span text:style-name="T1"><text:tab/>{ "type": "Feature", "properties": {"id": "3550407", "name": "Sao Pedro", "description": "Sao Pedro"}, "geometry": { "type": "Polygon", "coordinates": [[[-47.9153542092, -22.4241792879], [-47.9099603172, -22.4320743986], [-47.8922915310, -22.4238488373], [-47.8781827678, -22.4339496503], [-47.8735344701, -22.4285703587], [-47.8615517652, -22.4287649659], [-47.8524554383, -22.4316627073], [-47.8561022438, -22.4429888519], [-47.8395085799, -22.4429879471], [-47.8252021121, -22.4427136232], [-47.8257068931, -22.4476332354], [-47.8189728618, -22.4487876837], [-47.8181481697, -22.4555208567], [-47.8131178981, -22.4564863452], [-47.8037853489, -22.4498752803], [-47.7924689910, -22.4477077006], [-47.7939699121, -22.4615115730], [-47.7867930904, -22.4741636471], [-47.7931912459, -22.4845519086], [-47.7957014590, -22.4862910949], [-47.7995182074, -22.4924823119], [-47.8088697630, -22.4968654839], [-47.8099182182, -22.5082979368], [-47.8131969204, -22.5107678308], [-47.8113967417, -22.5178988052], [-47.8173183314, -22.5212072074], [-47.8235874893, -22.5388782490], [-47.8304526134, -22.5425210264], [-47.8172243120, -22.5491074360], [-47.8118363370, -22.5618493553], [-47.8123872478, -22.5704273588], [-47.8077553968, -22.5794001560], [-47.8028308475, -22.5813496688], [-47.7893147006, -22.5878049099], [-47.7822520788, -22.5967081663], [-47.7836177390, -22.6070493718], [-47.8011615550, -22.6344940378], [-47.7986972119, -22.6441115314], [-47.8021299148, -22.6456807556], [-47.7975273758, -22.6502544902], [-47.8020985175, -22.6522345086], [-47.8018190064, -22.6654991386], [-47.8085003302, -22.6697861260], [-47.8224215864, -22.6731963751], [-47.8447029450, -22.6640110753], [-47.8494373872, -22.6590990765], [-47.8611034663, -22.6581612623], [-47.8710429468, -22.6478239983], [-47.8798151509, -22.6482827151], [-47.8935442658, -22.6586839908], [-47.9099233564, -22.6613643269], [-47.9175293328, -22.6581361254], [-47.9205766538, -22.6651310531], [-47.9038624862, -22.6808149595], [-47.9077466901, -22.6901209615], [-47.9147344631, -22.6918507973], [-47.9299699578, -22.6759615675], [-47.9259821622, -22.6560304850], [-47.9285684682, -22.6525006105], [-47.9312722155, -22.6602532775], [-47.9406539060, -22.6579489178], [-47.9425510287, -22.6620112474], [-47.9540751415, -22.6651943694], [-47.9555172656, -22.6650857512], [-47.9710176113, -22.6663689671], [-47.9836665571, -22.6598470248], [-47.9955225391, -22.6630496212], [-48.0226653923, -22.6603703828], [-48.0403600484, -22.6552353160], [-48.0620767568, -22.6418118649], [-48.0706240934, -22.6437794771], [-48.0736487584, -22.6351942993], [-48.0795640087, -22.6207238057], [-48.0690634921, -22.5961426494], [-48.0717264227, -22.5829560304], [-48.0649861871, -22.5638615265], [-48.0544942370, -22.5601604566], [-48.0641329801, -22.5463859870], [-48.0566604749, -22.5238777836], [-48.0611869880, -22.5220371391], [-48.0590490370, -22.5128708765], [-48.0495636614, -22.5132903844], [-48.0403167639, -22.5054051568], [-48.0266824140, -22.5051478515], [-48.0095769641, -22.4956782773], [-48.0008869529, -22.4955173759], [-48.0011526566, -22.4913318280], [-47.9966017151, -22.4938544600], [-47.9935780979, -22.4919648210], [-47.9961557123, -22.4783193630], [-47.9744780166, -22.4631564132], [-47.9820600526, -22.4549109118], [-47.9535590280, -22.4437697212], [-47.9490760493, -22.4309910593], [-47.9359419492, -22.4240614133], [-47.9153542092, -22.4241792879]], [[-47.8876398877, -22.5943940529], [-47.8878563620, -22.6040707651], [-47.8853442445, -22.6032317217], [-47.8812744327, -22.6018730590], [-47.8638805215, -22.6104135716], [-47.8639372713, -22.6049835490], [-47.8614192576, -22.6030988702], [-47.8753962930, -22.5912827431], [-47.8836020460, -22.5884111357], [-47.8876398877, -22.5943940529]]] }},</text:span></text:p>
      <text:p text:style-name="P1"><text:span text:style-name="T1"><text:tab/>{ "type": "Feature", "properties": {"id": "3550506", "name": "Sao Pedro do Turvo", "description": "Sao Pedro do Turvo"}, "geometry": { "type": "Polygon", "coordinates": [[[-49.7582802518, -22.5174357150], [-49.7583715588, -22.5279325903], [-49.7538215717, -22.5286934285], [-49.7530207142, -22.5348064064], [-49.7475282156, -22.5396213486], [-49.7476302542, -22.5545796706], [-49.7345451044, -22.5771924664], [-49.7360243728, -22.5878998088], [-49.7065823745, -22.6182124302], [-49.7047005236, -22.6246825617], [-49.7002244309, -22.6119574908], [-49.6874621779, -22.6005777564], [-49.6603061790, -22.6074104950], [-49.6506528729, -22.6207558736], [-49.6296690893, -22.6235086623], [-49.6254961925, -22.6297123309], [-49.6245200912, -22.6491589267], [-49.6065899789, -22.6624877367], [-49.5984425313, -22.6643750858], [-49.5963031210, -22.6707919788], [-49.6017021343, -22.6752672561], [-49.5990001547, -22.6824067899], [-49.6055977630, -22.6865886634], [-49.6043782322, -22.6928533272], [-49.6088938538, -22.6988623690], [-49.6008566151, -22.7023178531], [-49.6060679299, -22.7059400330], [-49.6061347534, -22.7103980056], [-49.5968505290, -22.7097431819], [-49.5949216670, -22.7138696419], [-49.6044638043, -22.7189806082], [-49.6115474840, -22.7124828239], [-49.6173421474, -22.7122457470], [-49.6219417714, -22.7241450065], [-49.6255523011, -22.7257809857], [-49.6234663196, -22.7299657577], [-49.6360160980, -22.7336649436], [-49.6310877293, -22.7384184988], [-49.6341703655, -22.7453640141], [-49.6400929311, -22.7462012647], [-49.6361410362, -22.7508355342], [-49.6436574653, -22.7594265384], [-49.6487260607, -22.7578494904], [-49.6505653804, -22.7638589617], [-49.6609622591, -22.7587800775], [-49.6643349533, -22.7639722025], [-49.6696516185, -22.7664727888], [-49.6705845178, -22.7597291771], [-49.6739963875, -22.7586607012], [-49.6811008741, -22.7668687686], [-49.6763015385, -22.7746399390], [-49.6871168539, -22.7830004178], [-49.7001585379, -22.7822458487], [-49.7103366770, -22.7772632677], [-49.7113504126, -22.7811035404], [-49.7110619500, -22.7835327173], [-49.7154353581, -22.7801703193], [-49.7253345543, -22.7904047214], [-49.7321605662, -22.7871524697], [-49.7331892897, -22.7726771136], [-49.7392063083, -22.7726915025], [-49.7470539760, -22.7814857115], [-49.7438798196, -22.7923019035], [-49.7515883775, -22.7970790514], [-49.7469160033, -22.8012609719], [-49.7593496714, -22.8027486430], [-49.7568707415, -22.8138395539], [-49.7587601133, -22.8216018395], [-49.7640831243, -22.8255888368], [-49.7608051524, -22.8328949049], [-49.7707326427, -22.8364127407], [-49.7712991361, -22.8421967927], [-49.7777267759, -22.8449158110], [-49.7759307985, -22.8505742481], [-49.7709041757, -22.8531845378], [-49.7793635396, -22.8599735032], [-49.7739301684, -22.8663890747], [-49.7797683157, -22.8694178873], [-49.7787694891, -22.8764898951], [-49.7853242547, -22.8724066100], [-49.8142847369, -22.8543648802], [-49.8196458719, -22.8568768306], [-49.8387709140, -22.8516878272], [-49.8483581526, -22.8445431095], [-49.8674307271, -22.8441125910], [-49.8839042941, -22.8377448790], [-49.8839218522, -22.8374532904], [-49.8812313425, -22.8248964181], [-49.8854061735, -22.8139848865], [-49.8706749506, -22.8069040233], [-49.8660957042, -22.8086964511], [-49.8501201295, -22.7771743425], [-49.8380292965, -22.7695809853], [-49.8375281326, -22.7603897067], [-49.8473504649, -22.7256360397], [-49.8625029120, -22.7168784918], [-49.8646795459, -22.7064158761], [-49.8700369139, -22.6999587512], [-49.8797964371, -22.7056171453], [-49.8908336491, -22.6994691419], [-49.8909210968, -22.6761653961], [-49.8950971871, -22.6718239700], [-49.9017095555, -22.6661357599], [-49.8904254614, -22.6549297777], [-49.8892418614, -22.6363238988], [-49.8885185772, -22.6174179238], [-49.8872540970, -22.6092335271], [-49.8919843265, -22.6009688622], [-49.8862148849, -22.5906385755], [-49.8871825625, -22.5629323698], [-49.8922065832, -22.5499715541], [-49.8858017342, -22.5327558681], [-49.8873777666, -22.5249946062], [-49.8849083343, -22.5053383094], [-49.8642084652, -22.5126340228], [-49.8537351330, -22.5118073363], [-49.8488072679, -22.5165605750], [-49.8496131274, -22.5230034399], [-49.8337994941, -22.5187849656], [-49.8242715546, -22.5254005015], [-49.8171309540, -22.5256012711], [-49.7862705708, -22.5034724456], [-49.7715256646, -22.5001712556], [-49.7639548354, -22.5160381777], [-49.7582802518, -22.5174357150]]] }},</text:span></text:p>
      <text:p text:style-name="P1"><text:span text:style-name="T1"><text:tab/>{ "type": "Feature", "properties": {"id": "3550605", "name": "Sao Roque", "description": "Sao Roque"}, "geometry": { "type": "Polygon", "coordinates": [[[-47.1381902592, -23.4116551541], [-47.1396308990, -23.4168017821], [-47.1261068039, -23.4250586991], [-47.1302086992, -23.4289965918], [-47.1302720451, -23.4291350352], [-47.1295177597, -23.4320778127], [-47.1344806077, -23.4332302766], [-47.1389237115, -23.4401551970], [-47.1361708953, -23.4427195247], [-47.1402666614, -23.4470155526], [-47.1391554858, -23.4561361534], [-47.1261357561, -23.4625365603], [-47.1206253061, -23.4807388570], [-47.1128127619, -23.4867461150], [-47.1021858265, -23.4817603748], [-47.0846543763, -23.4829140738], [-47.0804154546, -23.4752907180], [-47.0675440556, -23.4770121118], [-47.0667944897, -23.4832785956], [-47.0519975253, -23.4883811176], [-47.0447991560, -23.5086490741], [-47.0432613258, -23.5163894762], [-47.0256295909, -23.5164800712], [-46.9945107124, -23.5066817394], [-46.9966880863, -23.5224655434], [-46.9905398217, -23.5303191900], [-47.0121499142, -23.5360719204], [-47.0118194868, -23.5494028950], [-47.0057881223, -23.5539007504], [-47.0150427818, -23.5595544341], [-47.0200430820, -23.5674038438], [-47.0293467581, -23.5677031280], [-47.0243080015, -23.5793591205], [-47.0310315069, -23.5822572198], [-47.0307236287, -23.5884655721], [-47.0368809546, -23.5986267878], [-47.0417642567, -23.6113113151], [-47.0489352415, -23.6183499051], [-47.0541058891, -23.6168049094], [-47.0564392032, -23.6204664167], [-47.0588760327, -23.6280298009], [-47.0608667283, -23.6420922045], [-47.0666804825, -23.6458016436], [-47.0724741954, -23.6450727234], [-47.0735755399, -23.6516514103], [-47.0782630487, -23.6531219316], [-47.0812515235, -23.6527811414], [-47.0929219059, -23.6494596714], [-47.0934560341, -23.6442256048], [-47.0999585368, -23.6428891141], [-47.1025385527, -23.6467022432], [-47.1088449176, -23.6513495074], [-47.1146304397, -23.6454003022], [-47.1215139266, -23.6483520127], [-47.1268236485, -23.6424423295], [-47.1333125219, -23.6422358798], [-47.1385173851, -23.6390048806], [-47.1492369238, -23.6407314761], [-47.1563121846, -23.6378991475], [-47.1649384598, -23.6410827787], [-47.1787236562, -23.6409074885], [-47.1889769396, -23.6299250413], [-47.1885462498, -23.6262427577], [-47.1889294716, -23.6255891585], [-47.1917798944, -23.6219162251], [-47.1952946973, -23.6183108288], [-47.2052604680, -23.6168797103], [-47.2085793409, -23.6123676936], [-47.2019306887, -23.6062068142], [-47.1830214569, -23.6018785643], [-47.1850109482, -23.5921432212], [-47.1767698831, -23.5816674101], [-47.1733963550, -23.5700140901], [-47.1732417874, -23.5694780923], [-47.1693398416, -23.5604722022], [-47.1714825057, -23.5497796766], [-47.1585313587, -23.5402642262], [-47.1578763887, -23.5345110584], [-47.1657248625, -23.5244724161], [-47.1656284426, -23.5237610569], [-47.1628007720, -23.5193677177], [-47.1693445683, -23.5034518371], [-47.1735929590, -23.5012676206], [-47.1841192219, -23.4982432761], [-47.1828031012, -23.4912599173], [-47.1869439112, -23.4821282530], [-47.1760507868, -23.4615771414], [-47.1760673000, -23.4612004702], [-47.1753261705, -23.4480188980], [-47.1753592338, -23.4473023984], [-47.1770784066, -23.4434532155], [-47.1859236412, -23.4408220309], [-47.1890859946, -23.4338786488], [-47.1867126518, -23.4207420420], [-47.1876328895, -23.4189057759], [-47.1598717938, -23.4174285796], [-47.1545917830, -23.4138919778], [-47.1430759660, -23.4138685700], [-47.1381902592, -23.4116551541]]] }},</text:span></text:p>
      <text:p text:style-name="P1"><text:span text:style-name="T1"><text:tab/>{ "type": "Feature", "properties": {"id": "3550704", "name": "Sao Sebastiao", "description": "Sao Sebastiao"}, "geometry": { "type": "Polygon", "coordinates": [[[-45.5222088192, -23.8544351546], [-45.5246893799, -23.8559911179], [-45.5255035516, -23.8533961151], [-45.5261428389, -23.8494615300], [-45.5209153331, -23.8463512651], [-45.5222088192, -23.8544351546]], [[-45.7755029741, -23.8586720482], [-45.7817548409, -23.8705188033], [-45.7870565868, -23.8661217914], [-45.7848979356, -23.8584416251], [-45.7755029741, -23.8586720482]], [[-45.4454472469, -23.8340104157], [-45.4443797323, -23.8366086307], [-45.4478613807, -23.8365690949], [-45.4484915913, -23.8340847788], [-45.4454472469, -23.8340104157]], [[-45.4087992200, -23.8301814333], [-45.4094730979, -23.8316586496], [-45.4110821009, -23.8303792870], [-45.4110891674, -23.8281529610], [-45.4087992200, -23.8301814333]], [[-45.6672904877, -23.8072811338], [-45.6706546508, -23.8074757544], [-45.6715341474, -23.8044497938], [-45.6684921335, -23.8043065376], [-45.6672904877, -23.8072811338]], [[-45.7163036194, -23.7998567912], [-45.7153945279, -23.8062571020], [-45.7253885924, -23.8028670004], [-45.7230849187, -23.8000879221], [-45.7163036194, -23.7998567912]], [[-45.7086956815, -23.7886419647], [-45.7170201612, -23.7939446779], [-45.7135031511, -23.7898224680], [-45.7086956815, -23.7886419647]], [[-45.7037439749, -23.7888889541], [-45.7074849014, -23.7894864889], [-45.7048874999, -23.7868978230], [-45.7037439749, -23.7888889541]], [[-45.7985518863, -23.7725350344], [-45.7983751021, -23.7739343580], [-45.8003210766, -23.7738064802], [-45.8003857521, -23.7714427173], [-45.7985518863, -23.7725350344]], [[-45.7091682929, -23.6552376294], [-45.7081450813, -23.6602969656], [-45.7037925101, -23.6585023516], [-45.7030498042, -23.6613370625], [-45.6793710108, -23.6651030080], [-45.6790612663, -23.6722420342], [-45.6685227868, -23.6788220363], [-45.6671048918, -23.6858605176], [-45.6723261112, -23.6900217224], [-45.6635580812, -23.7017962306], [-45.6779584978, -23.7108663799], [-45.6906830236, -23.7138515677], [-45.6943714776, -23.7203064634], [-45.6902113139, -23.7205518332], [-45.6904036247, -23.7230336857], [-45.6858249531, -23.7202623801], [-45.6752130239, -23.7221003825], [-45.6716091345, -23.7255492834], [-45.6634511143, -23.7213185551], [-45.6490675232, -23.7259864324], [-45.6383597337, -23.7209169634], [-45.6175427121, -23.7188651319], [-45.6022602621, -23.7275727758], [-45.5931871018, -23.7233953216], [-45.5850723850, -23.7294890442], [-45.5722178321, -23.7255150296], [-45.5742708303, -23.7296925287], [-45.5681603917, -23.7310041418], [-45.5647212423, -23.7432998114], [-45.5499500146, -23.7435902327], [-45.5325468724, -23.7382575224], [-45.5438785685, -23.7481544385], [-45.5359264790, -23.7542930222], [-45.5306023046, -23.7555308254], [-45.5147559571, -23.7366294379], [-45.5115053971, -23.7344359777], [-45.5056633200, -23.7273926645], [-45.5029724630, -23.7290455960], [-45.4946476687, -23.7253654221], [-45.4890765300, -23.7248633815], [-45.4830085691, -23.7237416542], [-45.4854028616, -23.7331548900], [-45.4779661284, -23.7359442165], [-45.4719067621, -23.7508204342], [-45.4769355572, -23.7594433023], [-45.4572581096, -23.7425362269], [-45.4573521305, -23.7417931175], [-45.4573712079, -23.7416373416], [-45.4584582369, -23.7330304996], [-45.4554341516, -23.7281960055], [-45.4450073571, -23.7240040318], [-45.4339909454, -23.7136122942], [-45.4274016135, -23.7117082046], [-45.4265441050, -23.7080060138], [-45.4204915096, -23.7259574724], [-45.4123254085, -23.7229883054], [-45.3967673122, -23.7244076873], [-45.3982374180, -23.7362016603], [-45.4110175908, -23.7496373817], [-45.4001410159, -23.7753057131], [-45.3962977638, -23.7797420114], [-45.3987355352, -23.7947150946], [-45.3964342096, -23.7978422711], [-45.3993522362, -23.8089809935], [-45.4027086883, -23.8065501028], [-45.4069330582, -23.8105998248], [-45.4046227071, -23.8196396527], [-45.4200768772, -23.8241232539], [-45.4309385044, -23.8318991824], [-45.4313449978, -23.8287135749], [-45.4392702487, -23.8257531497], [-45.4449041008, -23.8315753380], [-45.4464291382, -23.8263363378], [-45.4646784722, -23.8182606941], [-45.4808719294, -23.8278220433], [-45.4899380259, -23.8297741435], [-45.4909567899, -23.8358173644], [-45.4963595016, -23.8370684952], [-45.5006276293, -23.8389922840], [-45.5130759572, -23.8411309867], [-45.5128804981, -23.8310628903], [-45.5372629442, -23.8291581294], [-45.5335615501, -23.8185294951], [-45.5435122537, -23.8084163118], [-45.5542388130, -23.8093031429], [-45.5540485750, -23.7962250076], [-45.5612112098, -23.7911374006], [-45.5898267511, -23.7934963940], [-45.6060349359, -23.7979402829], [-45.6231291665, -23.8035652977], [-45.6261333113, -23.7996664422], [-45.6250913125, -23.7867381543], [-45.6360014279, -23.7831352668], [-45.6416565335, -23.7846645549], [-45.6426409126, -23.7777397271], [-45.6574678844, -23.7795527572], [-45.6661719379, -23.7856569604], [-45.6642933656, -23.7783605144], [-45.6708798441, -23.7745025298], [-45.6832171744, -23.7750440025], [-45.6947379499, -23.7817922110], [-45.6940679743, -23.7756414529], [-45.6977095766, -23.7726361707], [-45.7033009650, -23.7737501748], [-45.7102690238, -23.7701866871], [-45.7171626997, -23.7738251492], [-45.7298771148, -23.7682873909], [-45.7501846810, -23.7672770172], [-45.7557139948, -23.7697738152], [-45.7612944632, -23.7673445830], [-45.7617435533, -23.7631902156], [-45.7682148334, -23.7620173124], [-45.8024044723, -23.7692733602], [-45.8020254180, -23.7614336433], [-45.8103202349, -23.7574936491], [-45.8454719354, -23.7577886153], [-45.8257052244, -23.7413162600], [-45.8190584522, -23.7357763992], [-45.8122580840, -23.7301090547], [-45.8040016682, -23.7229706793], [-45.7942583528, -23.7145460373], [-45.7942977572, -23.7142791196], [-45.7991962674, -23.6925645814], [-45.7961055906, -23.6832590515], [-45.7857599263, -23.6778784447], [-45.7774291922, -23.6825935108], [-45.7630409480, -23.6705610774], [-45.7412456393, -23.6676766631], [-45.7332100192, -23.6559281427], [-45.7278106440, -23.6554979638], [-45.7191773022, -23.6484197674], [-45.7152117808, -23.6543820357], [-45.7091682929, -23.6552376294]]] }},</text:span></text:p>
      <text:p text:style-name="P1"><text:span text:style-name="T1"><text:tab/>{ "type": "Feature", "properties": {"id": "3550803", "name": "Sao Sebastiao da Grama", "description": "Sao Sebastiao da Grama"}, "geometry": { "type": "Polygon", "coordinates": [[[-46.8045621201, -21.6596987477], [-46.7969631427, -21.6846104846], [-46.7875135212, -21.6808550103], [-46.7812467911, -21.6884768279], [-46.7766308176, -21.6927756400], [-46.7659472190, -21.6929054841], [-46.7552136053, -21.6912582651], [-46.7412468462, -21.6955142093], [-46.7340504318, -21.7074575325], [-46.7279336812, -21.7098369078], [-46.7051904453, -21.7081318328], [-46.6986522978, -21.7082210617], [-46.6964770828, -21.7118301305], [-46.6908140789, -21.7137160919], [-46.6887017750, -21.7257722939], [-46.6738129191, -21.7331760573], [-46.6749067327, -21.7394941147], [-46.6693943821, -21.7447710940], [-46.6574318450, -21.7509611661], [-46.6536188671, -21.7465090491], [-46.6509062483, -21.7497235686], [-46.6410708580, -21.7465019357], [-46.6310682534, -21.7592820206], [-46.6302369743, -21.7681216898], [-46.6389977669, -21.7679904560], [-46.6455910699, -21.7755696078], [-46.6535430503, -21.7787648797], [-46.6507534226, -21.7889620087], [-46.6672765077, -21.8064838226], [-46.6703870677, -21.8160044258], [-46.6850498036, -21.8278567458], [-46.6902657609, -21.8371523058], [-46.7037972099, -21.8404535457], [-46.7075541660, -21.8289515014], [-46.7166087160, -21.8238397872], [-46.7260364620, -21.8185148244], [-46.7355878342, -21.8179325608], [-46.7365129442, -21.8236492698], [-46.7500657591, -21.8336897911], [-46.7696078967, -21.8258161729], [-46.7699244476, -21.8181106573], [-46.7793667559, -21.8147689624], [-46.7974955697, -21.7965688954], [-46.8041299783, -21.7919183659], [-46.8033421978, -21.7857799944], [-46.8127690649, -21.7830483896], [-46.8177475722, -21.7769354520], [-46.8201164248, -21.7705255984], [-46.8160086717, -21.7603889322], [-46.8281103504, -21.7534323767], [-46.8324537764, -21.7584946115], [-46.8325559570, -21.7585609726], [-46.8426315951, -21.7590331217], [-46.8475816066, -21.7508764169], [-46.8471532978, -21.7447434579], [-46.8533702034, -21.7418376503], [-46.8535710839, -21.7354209365], [-46.8663686797, -21.7247403626], [-46.8715458496, -21.7101728927], [-46.8713841248, -21.7082217147], [-46.8576401593, -21.6971420295], [-46.8490938780, -21.7008124969], [-46.8407366889, -21.6952564168], [-46.8330292043, -21.6786270491], [-46.8188661348, -21.6691492558], [-46.8163163135, -21.6576507463], [-46.8045621201, -21.6596987477]]] }},</text:span></text:p>
      <text:p text:style-name="P1"><text:span text:style-name="T1"><text:tab/>{ "type": "Feature", "properties": {"id": "3550902", "name": "Sao Simao", "description": "Sao Simao"}, "geometry": { "type": "Polygon", "coordinates": [[[-47.4047767385, -21.3415055033], [-47.4052697064, -21.3526981293], [-47.4107875787, -21.3605980145], [-47.4055796463, -21.3686227888], [-47.3903459064, -21.3732790344], [-47.3792968235, -21.3948493455], [-47.3886318734, -21.3956749553], [-47.3944513359, -21.4148154262], [-47.4027007275, -21.4203703831], [-47.4174419819, -21.4435496870], [-47.4297948172, -21.4497371396], [-47.4359034165, -21.4687111783], [-47.4354421455, -21.4786815723], [-47.4431394757, -21.4912392309], [-47.4431424966, -21.4913867544], [-47.4370867620, -21.5133121200], [-47.4261546121, -21.5273161718], [-47.4362034549, -21.5363166811], [-47.4451481133, -21.5540533439], [-47.4456021323, -21.5836962202], [-47.4502656005, -21.5764553644], [-47.4705136791, -21.5753874636], [-47.4922592617, -21.5695347910], [-47.5023588698, -21.5680626844], [-47.5112749424, -21.5614337935], [-47.5302280271, -21.5649887014], [-47.5424804544, -21.5580677624], [-47.5438092565, -21.5508887456], [-47.5561164445, -21.5575887343], [-47.5706988356, -21.5584502271], [-47.5990327675, -21.5462946729], [-47.5996176260, -21.5562026297], [-47.6047911078, -21.5635277046], [-47.6056078405, -21.5793835764], [-47.6238960860, -21.5909670397], [-47.6387796292, -21.5887213803], [-47.6421069325, -21.5917680578], [-47.6448592291, -21.5633053464], [-47.6391160451, -21.5446024098], [-47.6394101901, -21.5431130270], [-47.6551334855, -21.5301750820], [-47.6571329756, -21.5159291006], [-47.6619325037, -21.5085023455], [-47.6602438859, -21.4989414062], [-47.6643738253, -21.4942098307], [-47.6688204678, -21.4865814323], [-47.6824244764, -21.4923464606], [-47.6901817209, -21.4871255981], [-47.6929293219, -21.4807613306], [-47.7110579343, -21.4810922434], [-47.7122231659, -21.4730128518], [-47.7452510597, -21.4579693166], [-47.7746236903, -21.4512939402], [-47.7784967782, -21.4474284815], [-47.7983527623, -21.4459929638], [-47.8185734457, -21.4215078536], [-47.8291143596, -21.4226536888], [-47.8163078263, -21.4132168061], [-47.8120939312, -21.4106285145], [-47.7960117519, -21.4121230193], [-47.7762159352, -21.4194037768], [-47.7577621681, -21.4137307137], [-47.7346662557, -21.4208145052], [-47.7127861588, -21.4138358696], [-47.6992718202, -21.3990010744], [-47.7012242975, -21.3847686845], [-47.6786723680, -21.3747625175], [-47.6742105533, -21.3805014643], [-47.6677849525, -21.3806414785], [-47.6620906730, -21.3811872571], [-47.6444790487, -21.3688777211], [-47.6309389442, -21.3589719076], [-47.6252308564, -21.3665807827], [-47.6157648683, -21.3638655577], [-47.5945966506, -21.3652101028], [-47.5809742831, -21.3677417641], [-47.5734661039, -21.3873036274], [-47.5505673612, -21.4095295484], [-47.5421163893, -21.4134002337], [-47.5194535794, -21.4013491175], [-47.4848601003, -21.3974741250], [-47.4667244706, -21.3772402753], [-47.4565049925, -21.3729845716], [-47.4583064357, -21.3665235319], [-47.4456609382, -21.3680327035], [-47.4472320616, -21.3540964679], [-47.4394670020, -21.3444068862], [-47.4316824882, -21.3414708556], [-47.4221462376, -21.3481381264], [-47.4146251019, -21.3427318876], [-47.4090286961, -21.3394461224], [-47.4047767385, -21.3415055033]]] }},</text:span></text:p>
      <text:p text:style-name="P1"><text:span text:style-name="T1"><text:tab/>{ "type": "Feature", "properties": {"id": "3551009", "name": "Sao Vicente", "description": "Sao Vicente"}, "geometry": { "type": "Polygon", "coordinates": [[[-46.4842357590, -23.9126388617], [-46.4708773666, -23.9178761289], [-46.4553460986, -23.9065401626], [-46.4470410051, -23.9087049147], [-46.4535500213, -23.9309871200], [-46.4503393159, -23.9388407006], [-46.4447639094, -23.9409685397], [-46.4219502586, -23.9342618831], [-46.3945405038, -23.9352776755], [-46.3864312588, -23.9319006484], [-46.3900920642, -23.9417337498], [-46.3825558163, -23.9459749764], [-46.3841157809, -23.9486797810], [-46.3618278270, -23.9523726778], [-46.3547074429, -23.9697584672], [-46.3687675250, -23.9725691062], [-46.3682951362, -23.9807238059], [-46.3722403893, -23.9790608956], [-46.3741581253, -23.9687426964], [-46.3842675826, -23.9698903398], [-46.3878840517, -23.9751136103], [-46.3804960189, -23.9757617017], [-46.3746285542, -23.9857764445], [-46.3791044020, -23.9923069919], [-46.3917862876, -23.9969176557], [-46.3995853831, -23.9824780472], [-46.4083592056, -23.9856023637], [-46.4235137740, -23.9764285804], [-46.4327037071, -23.9773970984], [-46.4353937891, -23.9843533224], [-46.4455775954, -23.9815254387], [-46.4528607042, -23.9893462338], [-46.4641606565, -23.9933901364], [-46.4632548301, -23.9980522072], [-46.4698433149, -23.9946809478], [-46.4680077836, -24.0019125454], [-46.4825929827, -24.0060834637], [-46.4853102025, -23.9990273364], [-46.4917637678, -24.0031027610], [-46.4955582215, -24.0016455197], [-46.4950071493, -23.9961769818], [-46.5055889109, -23.9896318089], [-46.5096247440, -23.9834055909], [-46.5082989424, -23.9794353786], [-46.5129201840, -23.9734366816], [-46.5137502635, -23.9646192935], [-46.5214508937, -23.9579767053], [-46.5175070982, -23.9505089379], [-46.5263705584, -23.9459321899], [-46.5480400951, -23.9561553704], [-46.5571905880, -23.9655624186], [-46.5676784201, -23.9689475487], [-46.5754229325, -23.9822455356], [-46.5836068054, -23.9852380886], [-46.5933966521, -23.9961731077], [-46.6028251467, -23.9956809286], [-46.6196984467, -24.0073341238], [-46.6363525219, -24.0085944007], [-46.6420807219, -24.0097091245], [-46.6497343133, -24.0010521188], [-46.6356931469, -23.9944573614], [-46.6301545061, -23.9897852873], [-46.6356344617, -23.9772774140], [-46.6322628811, -23.9755838783], [-46.6317992499, -23.9754324583], [-46.6175275670, -23.9672850821], [-46.6124257891, -23.9695056621], [-46.6114912760, -23.9672711280], [-46.5885894020, -23.9616748190], [-46.5803009573, -23.9549986285], [-46.5773673623, -23.9562789104], [-46.5694356936, -23.9463093554], [-46.5667318870, -23.9488448153], [-46.5596825939, -23.9464855918], [-46.5522359850, -23.9397313033], [-46.5478870639, -23.9291338750], [-46.5246336505, -23.9135295711], [-46.5196028268, -23.9050382864], [-46.5029330501, -23.9040799196], [-46.4961608696, -23.8987642404], [-46.4918936333, -23.8998526500], [-46.4921208060, -23.9061679884], [-46.4842357590, -23.9126388617]]] }},</text:span></text:p>
      <text:p text:style-name="P1"><text:span text:style-name="T1"><text:tab/>{ "type": "Feature", "properties": {"id": "3551108", "name": "Sarapui", "description": "Sarapui"}, "geometry": { "type": "Polygon", "coordinates": [[[-47.7600482425, -23.5603054981], [-47.7567959847, -23.5667374224], [-47.7515294170, -23.5664386344], [-47.7441296047, -23.5752687891], [-47.7545717999, -23.5760205373], [-47.7526080624, -23.5803698901], [-47.7591461272, -23.5808724596], [-47.7625363214, -23.5871679639], [-47.7646488461, -23.5930526824], [-47.7533353996, -23.5948806249], [-47.7530586219, -23.6064132943], [-47.7489741438, -23.6035617615], [-47.7450104577, -23.6064144232], [-47.7479558232, -23.6106753798], [-47.7433019855, -23.6093988250], [-47.7402651988, -23.6035613687], [-47.7315004088, -23.6019153500], [-47.7359381799, -23.6075295235], [-47.7305156748, -23.6123320183], [-47.7373823996, -23.6137077442], [-47.7311552347, -23.6155140340], [-47.7311292368, -23.6200217330], [-47.7369155993, -23.6240859809], [-47.7281187106, -23.6306149328], [-47.7222544254, -23.6226239162], [-47.7181132494, -23.6196704054], [-47.7148161409, -23.6296509438], [-47.7112214024, -23.6287622763], [-47.7106680616, -23.6245901045], [-47.7055063124, -23.6284380332], [-47.7054619131, -23.6358834254], [-47.7019087682, -23.6363324121], [-47.6969522550, -23.6335468047], [-47.6947773331, -23.6368334693], [-47.6871462150, -23.6372384146], [-47.6859099226, -23.6426409371], [-47.6790815971, -23.6480971331], [-47.6803730698, -23.6520771244], [-47.6848386757, -23.6617338110], [-47.6803739117, -23.6732265978], [-47.6788811729, -23.6790213769], [-47.6817776169, -23.6811846403], [-47.6788908167, -23.6857889323], [-47.6815760122, -23.6912103427], [-47.6741237011, -23.6918677369], [-47.6659596245, -23.6896301652], [-47.6578737798, -23.6785567912], [-47.6478602657, -23.6764948350], [-47.6414018756, -23.6845992541], [-47.6407687056, -23.6914256185], [-47.6449444596, -23.6938135430], [-47.6441337688, -23.6991841919], [-47.6369243653, -23.7088885015], [-47.6558026098, -23.7276861485], [-47.6610445990, -23.7407903604], [-47.6649109683, -23.7423867860], [-47.6859439900, -23.7225838849], [-47.6992545139, -23.7262192537], [-47.7003627321, -23.7231080118], [-47.7062627164, -23.7243452358], [-47.7095942200, -23.7129361230], [-47.7142979932, -23.7101392428], [-47.7240151375, -23.7239753157], [-47.7425113054, -23.7295692366], [-47.7459469643, -23.7353324182], [-47.7539016863, -23.7355221647], [-47.7572609715, -23.7404314317], [-47.7668752025, -23.7381747066], [-47.7705770609, -23.7422737922], [-47.7818728113, -23.7344144363], [-47.7884549151, -23.7533518144], [-47.7970911554, -23.7591758176], [-47.8016967176, -23.7612313310], [-47.8069249882, -23.7589040138], [-47.8079589045, -23.7616540360], [-47.8126470420, -23.7595747537], [-47.8156820311, -23.7654955374], [-47.8331474620, -23.7555163997], [-47.8303922784, -23.7521143715], [-47.8409087816, -23.7532974354], [-47.8480687729, -23.7490000469], [-47.8473557032, -23.7436763047], [-47.8398928936, -23.7415636452], [-47.8448992102, -23.7355188182], [-47.8397408273, -23.7296626905], [-47.8411689455, -23.7188424656], [-47.8492074041, -23.7202950222], [-47.8514760159, -23.7153276560], [-47.8561460590, -23.7204032002], [-47.8698556976, -23.7089828663], [-47.8727264706, -23.7126486950], [-47.8748504413, -23.7082516302], [-47.8714979361, -23.7039543656], [-47.8840473166, -23.6957603881], [-47.8826348415, -23.6914641125], [-47.8921831847, -23.6883380429], [-47.8848720660, -23.6766444017], [-47.8869127374, -23.6635149476], [-47.8809480001, -23.6611696402], [-47.8888072038, -23.6545151666], [-47.9004557662, -23.6466469215], [-47.9034291447, -23.6337351245], [-47.9076259698, -23.6297754115], [-47.9054356172, -23.6282767349], [-47.9156996235, -23.6235987417], [-47.9172454101, -23.6189639862], [-47.9099120645, -23.6053425444], [-47.9003482252, -23.6081724512], [-47.8943037406, -23.6030511070], [-47.8822478256, -23.6130152866], [-47.8739232565, -23.5986281141], [-47.8547314571, -23.5908094195], [-47.8469920618, -23.5779950991], [-47.8370649541, -23.5856175497], [-47.8234583784, -23.5853475413], [-47.8231919205, -23.5853837592], [-47.8164165143, -23.5879393011], [-47.8092197572, -23.5862761575], [-47.8015834056, -23.5785905447], [-47.8038126229, -23.5741060453], [-47.8007628658, -23.5688921603], [-47.7876435521, -23.5662906219], [-47.7785661103, -23.5401386089], [-47.7793882485, -23.5316524047], [-47.7700641289, -23.5438952107], [-47.7676066682, -23.5476631848], [-47.7700854767, -23.5503240790], [-47.7634163923, -23.5603168343], [-47.7600482425, -23.5603054981]]] }},</text:span></text:p>
      <text:p text:style-name="P1"><text:span text:style-name="T1"><text:tab/>{ "type": "Feature", "properties": {"id": "3551207", "name": "Sarutaia", "description": "Sarutaia"}, "geometry": { "type": "Polygon", "coordinates": [[[-49.5146144327, -23.1819990741], [-49.4910615458, -23.1920689088], [-49.4854420233, -23.1822862333], [-49.4683565830, -23.1876548238], [-49.4681385550, -23.1877738005], [-49.4571178867, -23.1928420903], [-49.4560865259, -23.1950171096], [-49.4596260017, -23.2132425098], [-49.4439829903, -23.2337858023], [-49.4440053525, -23.2410879773], [-49.4378935685, -23.2467313468], [-49.4320091421, -23.2461264922], [-49.4207144853, -23.2550918343], [-49.4250687803, -23.2652551370], [-49.4246574235, -23.2666468745], [-49.4238659067, -23.2748027700], [-49.4185154048, -23.2818943283], [-49.4210709493, -23.3113786503], [-49.4343609026, -23.3309244109], [-49.4414147323, -23.3352882260], [-49.4418133738, -23.3288371244], [-49.4492192739, -23.3316034803], [-49.4671596691, -23.3101381209], [-49.4723258634, -23.3110384978], [-49.4786106670, -23.3208124656], [-49.4915022201, -23.3161544467], [-49.4992145301, -23.3088601597], [-49.5111975261, -23.3094335928], [-49.5205902713, -23.3055568493], [-49.5246193045, -23.2954213579], [-49.5174123780, -23.2854848011], [-49.5240040688, -23.2719217127], [-49.5360318008, -23.2688610675], [-49.5353270754, -23.2748267797], [-49.5398810356, -23.2801271385], [-49.5461291484, -23.2552176684], [-49.5486790332, -23.2434569817], [-49.5339270477, -23.2299947113], [-49.5241105811, -23.2160409264], [-49.5217309991, -23.2058726075], [-49.5239953735, -23.2002819261], [-49.5372583050, -23.1958452571], [-49.5146144327, -23.1819990741]]] }},</text:span></text:p>
      <text:p text:style-name="P1"><text:span text:style-name="T1"><text:tab/>{ "type": "Feature", "properties": {"id": "3551306", "name": "Sebastianopolis do Sul", "description": "Sebastianopolis do Sul"}, "geometry": { "type": "Polygon", "coordinates": [[[-49.9400450114, -20.5656870590], [-49.9415130886, -20.5698819651], [-49.9380491640, -20.5701921675], [-49.9357274890, -20.5649783642], [-49.9234524433, -20.5651258825], [-49.9189205223, -20.5632478946], [-49.9198013754, -20.5693348841], [-49.9156029011, -20.5726915873], [-49.9067860886, -20.5690211252], [-49.8994851817, -20.5721770643], [-49.8807540086, -20.5791272815], [-49.8745463530, -20.5864673821], [-49.8702086114, -20.5901980750], [-49.8645441999, -20.5928756248], [-49.8577694463, -20.6052657820], [-49.8383579773, -20.6127892235], [-49.8307643707, -20.6233039395], [-49.8296340876, -20.6339857362], [-49.8402886102, -20.6450269723], [-49.8742132000, -20.6672943356], [-49.8819834449, -20.6862753898], [-49.8972687884, -20.6994952786], [-49.8995721593, -20.7095186676], [-49.9085387135, -20.7060705408], [-49.9139643175, -20.6985137970], [-49.9477123554, -20.6989469374], [-49.9529888207, -20.6922911931], [-49.9548835371, -20.6797645761], [-49.9533223882, -20.6667801613], [-49.9558825271, -20.6613542266], [-49.9674352226, -20.6604611110], [-49.9733430940, -20.6536812059], [-49.9852055260, -20.6070648757], [-49.9790121629, -20.5889080498], [-49.9817502238, -20.5718706684], [-49.9643498770, -20.5796988199], [-49.9627061611, -20.5759182371], [-49.9618335136, -20.5800531559], [-49.9572617034, -20.5812187226], [-49.9537593735, -20.5793051120], [-49.9512006517, -20.5683674317], [-49.9454421625, -20.5693229203], [-49.9457555931, -20.5620034727], [-49.9400450114, -20.5656870590]]] }},</text:span></text:p>
      <text:p text:style-name="P1"><text:span text:style-name="T1"><text:tab/>{ "type": "Feature", "properties": {"id": "3551405", "name": "Serra Azul", "description": "Serra Azul"}, "geometry": { "type": "Polygon", "coordinates": [[[-47.5231529673, -21.2050742470], [-47.5173205460, -21.2063635897], [-47.5146066945, -21.2014247542], [-47.5128858811, -21.2065510480], [-47.5026677937, -21.2036595855], [-47.5014038148, -21.2074170771], [-47.5067838356, -21.2085326246], [-47.5092556820, -21.2150488484], [-47.5066024947, -21.2196188797], [-47.5165672700, -21.2251884005], [-47.5034369028, -21.2252038306], [-47.5099114338, -21.2310014273], [-47.5070868910, -21.2326614367], [-47.5034180250, -21.2372068252], [-47.5011470433, -21.2407207259], [-47.4945793656, -21.2376724532], [-47.4838822776, -21.2447878781], [-47.4874430440, -21.2486783722], [-47.4948177438, -21.2463098956], [-47.4930924485, -21.2586265447], [-47.4976868788, -21.2679526218], [-47.4950151141, -21.2691003633], [-47.4907963851, -21.2626920267], [-47.4820341916, -21.2719045959], [-47.4817602253, -21.2795810882], [-47.4758537778, -21.2859232786], [-47.4808587046, -21.2918220730], [-47.4745994970, -21.2998178807], [-47.4795307749, -21.3150225252], [-47.4740704205, -21.3191595855], [-47.4718371081, -21.3312374493], [-47.4578346113, -21.3523684489], [-47.4583064357, -21.3665235319], [-47.4565049925, -21.3729845716], [-47.4667244706, -21.3772402753], [-47.4848601003, -21.3974741250], [-47.5194535794, -21.4013491175], [-47.5421163893, -21.4134002337], [-47.5505673612, -21.4095295484], [-47.5734661039, -21.3873036274], [-47.5809742831, -21.3677417641], [-47.5945966506, -21.3652101028], [-47.6157648683, -21.3638655577], [-47.6252308564, -21.3665807827], [-47.6309389442, -21.3589719076], [-47.6301624966, -21.3500257875], [-47.6360296566, -21.3413463804], [-47.6422883448, -21.3377125513], [-47.6511964782, -21.3395356536], [-47.6553718018, -21.3269390544], [-47.6603837739, -21.2988615694], [-47.6511090073, -21.2798191139], [-47.6192081548, -21.2733026022], [-47.6121668445, -21.2688853662], [-47.6094317447, -21.2573411799], [-47.6072497117, -21.2544907656], [-47.5905654707, -21.2787600412], [-47.5794224502, -21.2637103583], [-47.5775463752, -21.2524927386], [-47.5666433291, -21.2525690789], [-47.5487074215, -21.2287402487], [-47.5492291451, -21.2083261698], [-47.5275018233, -21.2002592114], [-47.5231529673, -21.2050742470]]] }},</text:span></text:p>
      <text:p text:style-name="P1"><text:span text:style-name="T1"><text:tab/>{ "type": "Feature", "properties": {"id": "3551504", "name": "Serrana", "description": "Serrana"}, "geometry": { "type": "Polygon", "coordinates": [[[-47.6465562463, -21.1479442372], [-47.6332391081, -21.1510011904], [-47.6281816859, -21.1482800968], [-47.6245449690, -21.1536684466], [-47.6287260257, -21.1705509956], [-47.6163462438, -21.1810025243], [-47.5814580613, -21.1728414789], [-47.5696227699, -21.1871803906], [-47.5580530075, -21.1897544403], [-47.5277504044, -21.1803783665], [-47.5274326153, -21.1848707284], [-47.5347405256, -21.1926747855], [-47.5275018233, -21.2002592114], [-47.5492291451, -21.2083261698], [-47.5487074215, -21.2287402487], [-47.5666433291, -21.2525690789], [-47.5775463752, -21.2524927386], [-47.5794224502, -21.2637103583], [-47.5905654707, -21.2787600412], [-47.6072497117, -21.2544907656], [-47.6094317447, -21.2573411799], [-47.6121668445, -21.2688853662], [-47.6192081548, -21.2733026022], [-47.6511090073, -21.2798191139], [-47.6499301011, -21.2735613659], [-47.6564649036, -21.2570761843], [-47.6598968914, -21.2473974058], [-47.6703510759, -21.2507795362], [-47.6787528604, -21.2471604818], [-47.6606961666, -21.2239466778], [-47.6634706951, -21.2109226994], [-47.6591032278, -21.1957834657], [-47.6585651619, -21.1865639223], [-47.6643941009, -21.1832525052], [-47.6659711688, -21.1771588074], [-47.6625332047, -21.1578745877], [-47.6534558449, -21.1551121143], [-47.6465562463, -21.1479442372]]] }},</text:span></text:p>
      <text:p text:style-name="P1"><text:span text:style-name="T1"><text:tab/>{ "type": "Feature", "properties": {"id": "3551603", "name": "Serra Negra", "description": "Serra Negra"}, "geometry": { "type": "Polygon", "coordinates": [[[-46.7121395949, -22.5032457177], [-46.7041856800, -22.5103742722], [-46.6836381240, -22.5077618706], [-46.6797576950, -22.5063063706], [-46.6781413965, -22.5236906135], [-46.6713241648, -22.5324628301], [-46.6745930777, -22.5405959204], [-46.6625872832, -22.5448833422], [-46.6510543352, -22.5458864343], [-46.6476996276, -22.5540278039], [-46.6411800332, -22.5459899970], [-46.6365793877, -22.5465483845], [-46.6283793363, -22.5409978421], [-46.6230706504, -22.5468849692], [-46.6208037858, -22.5402730209], [-46.6133466239, -22.5477055647], [-46.6080973737, -22.5569701662], [-46.6030808238, -22.5632224716], [-46.6065901694, -22.5695242030], [-46.6042442874, -22.5719862401], [-46.6109931578, -22.5867077647], [-46.6088848154, -22.5924125072], [-46.6101021929, -22.6027121804], [-46.6045043115, -22.6044283475], [-46.6043965137, -22.6290749209], [-46.6013613804, -22.6339657695], [-46.6066677130, -22.6368437675], [-46.6119066425, -22.6317574285], [-46.6156601904, -22.6327389606], [-46.6190187368, -22.6474567318], [-46.6285799441, -22.6530892679], [-46.6315182653, -22.6550244553], [-46.6425662044, -22.6511458997], [-46.6536607529, -22.6655351543], [-46.6600455453, -22.6568290751], [-46.6680364068, -22.6392192191], [-46.6715849332, -22.6343930364], [-46.6794930326, -22.6462684664], [-46.6952636747, -22.6478112470], [-46.7100931655, -22.6577671218], [-46.7142929075, -22.6534657448], [-46.7272268955, -22.6544590467], [-46.7422627411, -22.6506118984], [-46.7545367365, -22.6241763266], [-46.7486284802, -22.6177063263], [-46.7533152931, -22.6158245795], [-46.7610894107, -22.6118227794], [-46.7658006231, -22.6036138254], [-46.7636726385, -22.5990637863], [-46.7494301340, -22.5900807633], [-46.7416105903, -22.5942256084], [-46.7345352415, -22.5937038015], [-46.7500187816, -22.5795035475], [-46.7562587717, -22.5689882912], [-46.7836419971, -22.5603097282], [-46.7827929069, -22.5466523188], [-46.7972368142, -22.5409236756], [-46.7713050896, -22.5356039219], [-46.7611058205, -22.5415783781], [-46.7627694174, -22.5441732898], [-46.7598673064, -22.5464697310], [-46.7458198301, -22.5471283403], [-46.7439026952, -22.5499184267], [-46.7391975354, -22.5481234785], [-46.7334311140, -22.5422869114], [-46.7325232203, -22.5338489948], [-46.7225125821, -22.5299676780], [-46.7199684901, -22.5273284919], [-46.7212856559, -22.5155482068], [-46.7121395949, -22.5032457177]]] }},</text:span></text:p>
      <text:p text:style-name="P1"><text:span text:style-name="T1"><text:tab/>{ "type": "Feature", "properties": {"id": "3551702", "name": "Sertaozinho", "description": "Sertaozinho"}, "geometry": { "type": "Polygon", "coordinates": [[[-47.9888886852, -20.9915272129], [-47.9728820066, -20.9992067840], [-47.9589407526, -20.9944775015], [-47.9567985698, -21.0113835975], [-47.9457936305, -21.0301010728], [-47.9384713571, -21.0335641473], [-47.9197720834, -21.0348260083], [-47.9067901787, -21.0320527877], [-47.8984879018, -21.0260866843], [-47.8782838699, -21.0108671494], [-47.8719749717, -21.0125369508], [-47.8707348119, -21.0174739964], [-47.8893272650, -21.0319631707], [-47.8921419838, -21.0392175012], [-47.8833447262, -21.0562316295], [-47.8717352542, -21.0638931118], [-47.8718761675, -21.0745869929], [-47.8804325709, -21.0891374972], [-47.8826706098, -21.0977186636], [-47.9033214416, -21.0973652336], [-47.9129273160, -21.1187466944], [-47.9088274268, -21.1231465126], [-47.9098828367, -21.1404500973], [-47.9060557957, -21.1479920810], [-47.9112923855, -21.1555970539], [-47.9027659449, -21.1600339465], [-47.9032105581, -21.1737800458], [-47.9068144971, -21.1812583402], [-47.9186724854, -21.1899247141], [-47.9166663241, -21.2008940084], [-47.9350492110, -21.2005149847], [-47.9441858926, -21.1998366149], [-47.9567199818, -21.1812517776], [-47.9633685780, -21.2039434889], [-47.9727717078, -21.2108511967], [-47.9778653889, -21.2078758252], [-47.9806948377, -21.2101602104], [-47.9957149950, -21.2182016740], [-48.0100404126, -21.2118026886], [-48.0221945382, -21.2157190363], [-48.0333198182, -21.2059881890], [-48.0419512509, -21.2033437034], [-48.0468618627, -21.1939464686], [-48.0595212821, -21.1893146201], [-48.0831321173, -21.1831097683], [-48.0888487097, -21.1839026594], [-48.0936299792, -21.1881920633], [-48.1058340478, -21.1868134255], [-48.1063535019, -21.1840749614], [-48.1097564903, -21.1880669458], [-48.1166145777, -21.1758446054], [-48.1176681132, -21.1739666386], [-48.1196434392, -21.1704445177], [-48.1292348872, -21.1712450555], [-48.1358102205, -21.1720021309], [-48.1333758825, -21.1685523777], [-48.1382619648, -21.1677989000], [-48.1404367370, -21.1614070240], [-48.1463925602, -21.1625444084], [-48.1462537714, -21.1652557869], [-48.1574919086, -21.1590280763], [-48.1644007366, -21.1596730746], [-48.1653059968, -21.1634811535], [-48.1685576080, -21.1609134518], [-48.1692728000, -21.1572284689], [-48.1810893763, -21.1515612717], [-48.1864683882, -21.1299222508], [-48.1531734095, -21.0965440256], [-48.1346280253, -21.0875061297], [-48.1241683126, -21.0888317076], [-48.1238947768, -21.0981049846], [-48.1170840250, -21.1031418415], [-48.1115776096, -21.1044368375], [-48.0723160362, -21.0897812734], [-48.0290302223, -21.0815242256], [-48.0123163812, -21.0813283085], [-47.9861345905, -21.0561580288], [-47.9853363192, -21.0500942875], [-47.9888709149, -21.0455747111], [-47.9815028683, -21.0375246086], [-47.9771322539, -21.0255368946], [-47.9814331979, -21.0136875006], [-47.9918509576, -21.0028417716], [-47.9888886852, -20.9915272129]]] }},</text:span></text:p>
      <text:p text:style-name="P1"><text:span text:style-name="T1"><text:tab/>{ "type": "Feature", "properties": {"id": "3551801", "name": "Sete Barras", "description": "Sete Barras"}, "geometry": { "type": "Polygon", "coordinates": [[[-47.8676122285, -24.0760051129], [-47.8673102444, -24.0859160940], [-47.8581015352, -24.0938556871], [-47.8564249759, -24.1038913884], [-47.8628153220, -24.1134620559], [-47.8580292620, -24.1221142063], [-47.8504085591, -24.1162120471], [-47.8374461207, -24.1186904053], [-47.8295598160, -24.1229727080], [-47.8276384007, -24.1327918764], [-47.8081503596, -24.1302822196], [-47.8003154367, -24.1340746928], [-47.7912539533, -24.1344536048], [-47.7879497695, -24.1313116038], [-47.7747045054, -24.1272861706], [-47.7724883295, -24.1338815281], [-47.7730430113, -24.1383528430], [-47.7787412324, -24.1382082461], [-47.7802668607, -24.1414896302], [-47.7775681396, -24.1678284220], [-47.7807910914, -24.1811754190], [-47.7741378957, -24.1881632465], [-47.7761449175, -24.1968951754], [-47.7771667394, -24.2032821618], [-47.7651770843, -24.2070630149], [-47.7671492086, -24.2158106786], [-47.7616756734, -24.2232386183], [-47.7629913489, -24.2333930080], [-47.7809332390, -24.2358973664], [-47.7844195902, -24.2442965890], [-47.7819621874, -24.2473918467], [-47.7770819522, -24.2517966908], [-47.7871545252, -24.2592967584], [-47.7915405703, -24.2752148865], [-47.7687987953, -24.2769215626], [-47.7721362899, -24.2851729597], [-47.7701581635, -24.2895068513], [-47.7757878136, -24.2917087153], [-47.7768419874, -24.2977086600], [-47.7837021769, -24.3037915432], [-47.7996524871, -24.3057447332], [-47.8030800159, -24.3109643277], [-47.7923782818, -24.3312619417], [-47.7941810020, -24.3382655032], [-47.8000744878, -24.3431899949], [-47.7996795003, -24.3513101143], [-47.8005551550, -24.3563603992], [-47.8070423336, -24.3519981667], [-47.8132367462, -24.3572250553], [-47.8148793906, -24.3677142587], [-47.8270783832, -24.3673505139], [-47.8320206353, -24.3714540636], [-47.8345399424, -24.3642658798], [-47.8381236570, -24.3636249153], [-47.8384593034, -24.3690580954], [-47.8324514608, -24.3814094736], [-47.8361092305, -24.3901619214], [-47.8335496481, -24.3974113907], [-47.8238023072, -24.4018921863], [-47.8250573471, -24.4048282807], [-47.8260510843, -24.4053749683], [-47.8332454092, -24.4149672262], [-47.8382500344, -24.4154363813], [-47.8441657883, -24.4220031739], [-47.8575067107, -24.4227399318], [-47.8620103785, -24.4199350030], [-47.8643251937, -24.4227131753], [-47.8716346127, -24.4221078055], [-47.8717920284, -24.4221995969], [-47.8782512796, -24.4324398260], [-47.8915101309, -24.4393882472], [-47.8985305267, -24.4522985176], [-47.9015897796, -24.4507277831], [-47.9094536245, -24.4567675261], [-47.9126032420, -24.4623688265], [-47.9098635806, -24.4684822130], [-47.9189660968, -24.4738014751], [-47.9265593794, -24.4730973201], [-47.9257755808, -24.4814354850], [-47.9342456311, -24.4794690718], [-47.9370192641, -24.4839658169], [-47.9499131833, -24.4892983856], [-47.9506797828, -24.4899091419], [-47.9520847217, -24.4948935200], [-47.9576900183, -24.4920919797], [-47.9634214045, -24.4935786728], [-47.9806177860, -24.5057565081], [-47.9974371086, -24.5145122822], [-48.0059204163, -24.5142598097], [-48.0129565090, -24.5094014931], [-48.0038576857, -24.4906836860], [-48.0085972335, -24.4803462169], [-48.0009474050, -24.4708072799], [-48.0084712096, -24.4639189256], [-48.0064449347, -24.4521815808], [-48.0064697272, -24.4519504745], [-48.0133458785, -24.3873265154], [-48.0134034237, -24.3867980390], [-48.0136539849, -24.3777187290], [-48.0175438759, -24.3776405387], [-48.0181380998, -24.3704457808], [-48.0202586539, -24.3713972023], [-48.0262757491, -24.3694682440], [-48.0395781485, -24.3623334181], [-48.0424072114, -24.3512289505], [-48.0466535010, -24.3501796748], [-48.0436004631, -24.3486928988], [-48.0447196829, -24.3441604332], [-48.0615814242, -24.3341566268], [-48.0645603878, -24.3248204512], [-48.0760792281, -24.3215550092], [-48.0786875222, -24.3272035001], [-48.0825320788, -24.3248662608], [-48.0858317506, -24.3269420788], [-48.0942912652, -24.3176286628], [-48.1100751424, -24.3224912576], [-48.1137071006, -24.3173829235], [-48.1168776991, -24.3181216171], [-48.1034325216, -24.2802257576], [-48.1072723752, -24.2725353424], [-48.1063888484, -24.2704760914], [-48.1110884357, -24.2696102718], [-48.1104935459, -24.2604125351], [-48.1184975526, -24.2528210394], [-48.1141858089, -24.2439803150], [-48.1157115464, -24.2377414010], [-48.1228054961, -24.2332605481], [-48.1137875880, -24.2211961637], [-48.1147554393, -24.2112956811], [-48.1325648590, -24.2036237944], [-48.1389210743, -24.1985629042], [-48.1390537491, -24.1938877731], [-48.1242815132, -24.1969351708], [-48.1175799575, -24.1943573741], [-48.1139927425, -24.1992404571], [-48.1011929036, -24.2012124697], [-48.0935232491, -24.2002516729], [-48.0938855224, -24.1930540923], [-48.0842005197, -24.1906737494], [-48.0813867290, -24.1928922909], [-48.0662606961, -24.1826904449], [-48.0592504844, -24.1828710196], [-48.0564777176, -24.1631537601], [-48.0596712200, -24.1586464701], [-48.0502543258, -24.1561777204], [-48.0568109568, -24.1468973116], [-48.0505477007, -24.1382475033], [-48.0236899866, -24.1342008122], [-48.0177390257, -24.1283248393], [-48.0121752103, -24.1296845847], [-48.0117007731, -24.1345272610], [-48.0082864072, -24.1349146898], [-47.9803118829, -24.1128949896], [-47.9573255601, -24.1148805055], [-47.9526608849, -24.1193434658], [-47.9460771034, -24.1170437219], [-47.9450895070, -24.1085990706], [-47.9384833002, -24.1038075763], [-47.9377543691, -24.0989818823], [-47.9169264860, -24.1000565840], [-47.9014792063, -24.0933229372], [-47.8943670263, -24.0788266072], [-47.8765214945, -24.0803736864], [-47.8676122285, -24.0760051129]]] }},</text:span></text:p>
      <text:p text:style-name="P1"><text:span text:style-name="T1"><text:tab/>{ "type": "Feature", "properties": {"id": "3551900", "name": "Severinia", "description": "Severinia"}, "geometry": { "type": "Polygon", "coordinates": [[[-48.7532071515, -20.7423890287], [-48.7484988203, -20.7528540215], [-48.7374964436, -20.7517443712], [-48.7298253371, -20.7582574253], [-48.7236184088, -20.7772522440], [-48.7255247847, -20.7792130464], [-48.7197719530, -20.7888803090], [-48.7170848497, -20.7930988400], [-48.7188669347, -20.8118347063], [-48.7274144786, -20.8211408439], [-48.7405335180, -20.8234368294], [-48.7464447684, -20.8315938780], [-48.7443314745, -20.8393688144], [-48.7973632498, -20.8352608772], [-48.8113050520, -20.8374795302], [-48.8335219921, -20.8422809808], [-48.8414487351, -20.8438878212], [-48.8504865631, -20.8297187471], [-48.8619954672, -20.8319991248], [-48.8729642651, -20.8225020646], [-48.8912398535, -20.8233250964], [-48.8781800202, -20.8031928933], [-48.8596187642, -20.7876787390], [-48.8382746413, -20.7701835312], [-48.8209779340, -20.7725361737], [-48.8202932157, -20.7633318812], [-48.8136755258, -20.7569756745], [-48.8118187949, -20.7394611184], [-48.8038807927, -20.7258237901], [-48.7919566820, -20.7248342191], [-48.7818467250, -20.7287789196], [-48.7747670510, -20.7389716547], [-48.7532071515, -20.7423890287]]] }},</text:span></text:p>
      <text:p text:style-name="P1"><text:span text:style-name="T1"><text:tab/>{ "type": "Feature", "properties": {"id": "3552007", "name": "Silveiras", "description": "Silveiras"}, "geometry": { "type": "Polygon", "coordinates": [[[-44.8208366094, -22.5986545753], [-44.8162650309, -22.6131952159], [-44.8125773710, -22.6152636569], [-44.8126998179, -22.6200107503], [-44.8077016921, -22.6208637471], [-44.7787104098, -22.6054005003], [-44.7757994151, -22.6141436106], [-44.7694941346, -22.6172152853], [-44.7663512431, -22.6270543525], [-44.7630271291, -22.6273247747], [-44.7656025167, -22.6439036144], [-44.7617677902, -22.6464193329], [-44.7663682910, -22.6542285261], [-44.7646870850, -22.6614171473], [-44.7706537758, -22.6650218573], [-44.7739554941, -22.6766155009], [-44.7689004149, -22.6868929378], [-44.7736724537, -22.7033338537], [-44.7584759455, -22.7197322556], [-44.7575807488, -22.7285108740], [-44.7445332831, -22.7322927265], [-44.7496279338, -22.7425088274], [-44.7638079573, -22.7538781248], [-44.7649775220, -22.7574330839], [-44.7588892858, -22.7616129458], [-44.7500908277, -22.7597689826], [-44.7492597269, -22.7674343896], [-44.7442507291, -22.7706347589], [-44.7485270466, -22.7838922701], [-44.7535895289, -22.7881217736], [-44.7679903564, -22.7902738038], [-44.7765388178, -22.7967813135], [-44.7796360826, -22.8143831805], [-44.7699913495, -22.8157363833], [-44.7718819841, -22.8189507804], [-44.7845214513, -22.8247408972], [-44.7888395941, -22.8307931929], [-44.7964447863, -22.8316195801], [-44.7981026496, -22.8402185453], [-44.8089032672, -22.8465046051], [-44.8063049017, -22.8497835137], [-44.8063017370, -22.8588979376], [-44.8153058832, -22.8649479276], [-44.8249873286, -22.8585850344], [-44.8402444755, -22.8644332690], [-44.8470590268, -22.8713988562], [-44.8541075948, -22.8695870732], [-44.8810067121, -22.8899526485], [-44.8842639249, -22.8903050515], [-44.8828076815, -22.8865410222], [-44.8853660357, -22.8856990752], [-44.8944153061, -22.8914084985], [-44.8971854504, -22.8890585574], [-44.8963978815, -22.8930148390], [-44.9081020242, -22.8961398685], [-44.9063026658, -22.8915723253], [-44.9101254556, -22.8894804578], [-44.9099685621, -22.8850847357], [-44.8885650745, -22.8695451043], [-44.8919505006, -22.8678673537], [-44.8887108160, -22.8564731228], [-44.8908613064, -22.8506053663], [-44.8969064073, -22.8462049608], [-44.8946196779, -22.8440472411], [-44.8969113153, -22.8294157200], [-44.9095639865, -22.8091713580], [-44.9052674576, -22.7868365757], [-44.9147216592, -22.7789241834], [-44.9145308128, -22.7691552716], [-44.9195796492, -22.7656267647], [-44.9216359436, -22.7538620902], [-44.9117582175, -22.7426453649], [-44.9131503157, -22.7346368314], [-44.9192162597, -22.7261197417], [-44.9155137512, -22.7210135461], [-44.9172286948, -22.7162730690], [-44.9183787796, -22.7115920765], [-44.9131727690, -22.7077180437], [-44.9225775340, -22.7014595456], [-44.9236465818, -22.6958331633], [-44.9095786724, -22.6887670119], [-44.8925974216, -22.6897415181], [-44.9030148219, -22.6803592745], [-44.9122371193, -22.6803248510], [-44.9255041314, -22.6574391587], [-44.9272823780, -22.6543756799], [-44.9131393404, -22.6469496335], [-44.9078175850, -22.6387394419], [-44.9021161292, -22.6389713661], [-44.9036132172, -22.6264453297], [-44.9118366091, -22.6203856712], [-44.9108021484, -22.6131287764], [-44.9050549451, -22.6114216653], [-44.8953348928, -22.6087483678], [-44.8879042255, -22.6104599595], [-44.8848784480, -22.6170318329], [-44.8731757505, -22.6213365918], [-44.8651601161, -22.6133939335], [-44.8586877144, -22.6124570672], [-44.8561590276, -22.6056425576], [-44.8492046878, -22.6017097390], [-44.8368999622, -22.6029504348], [-44.8208366094, -22.5986545753]]] }},</text:span></text:p>
      <text:p text:style-name="P1"><text:span text:style-name="T1"><text:tab/>{ "type": "Feature", "properties": {"id": "3552106", "name": "Socorro", "description": "Socorro"}, "geometry": { "type": "Polygon", "coordinates": [[[-46.5302179901, -22.4703674112], [-46.5356128578, -22.4872717077], [-46.5416973086, -22.4938708072], [-46.5278175945, -22.4989811839], [-46.5155581472, -22.5034935463], [-46.5155293681, -22.5035038866], [-46.5065415474, -22.5064735578], [-46.5048395475, -22.5165617031], [-46.4952394090, -22.5114824964], [-46.4907290908, -22.5099012832], [-46.4841207027, -22.5187562952], [-46.4664081912, -22.5180434852], [-46.4644748784, -22.5223182336], [-46.4545060829, -22.5212468038], [-46.4529182263, -22.5219510028], [-46.4528941309, -22.5220001407], [-46.4528691770, -22.5220115436], [-46.4487482186, -22.5303484656], [-46.4390701707, -22.5342148999], [-46.4395334518, -22.5395298609], [-46.4255311449, -22.5471448823], [-46.4174953588, -22.5469698423], [-46.4112473330, -22.5362157169], [-46.4065035890, -22.5394467515], [-46.4109680035, -22.5538274436], [-46.4333066468, -22.5733897346], [-46.4282738025, -22.5834392467], [-46.4119954463, -22.5849630240], [-46.4237522520, -22.5990605200], [-46.4043089730, -22.6204071437], [-46.4225563573, -22.6243595554], [-46.4241708382, -22.6331128925], [-46.4201804037, -22.6375932907], [-46.4055996293, -22.6400912242], [-46.3958632953, -22.6454957403], [-46.3919145433, -22.6526604103], [-46.3926099424, -22.6624876621], [-46.4054139461, -22.6720735510], [-46.4079312768, -22.6688410410], [-46.4052251005, -22.6621281871], [-46.4129703098, -22.6593641836], [-46.4195520385, -22.6644992735], [-46.4272648540, -22.6608714526], [-46.4397195007, -22.6676609795], [-46.4546912810, -22.6706724454], [-46.4608577948, -22.6755257088], [-46.4686424197, -22.6726925798], [-46.4801868999, -22.6778296360], [-46.4781171483, -22.6853990214], [-46.4710053676, -22.6920964254], [-46.4695265723, -22.6934893983], [-46.4777437190, -22.6990880529], [-46.4726724753, -22.7044948793], [-46.4805323538, -22.7144623171], [-46.4816783039, -22.7224484428], [-46.4879215028, -22.7243035410], [-46.4942771840, -22.7188699892], [-46.5063510544, -22.7270890485], [-46.5090000479, -22.7298692816], [-46.5144828944, -22.7290123415], [-46.5245131965, -22.7246486137], [-46.5311465605, -22.7287940044], [-46.5365337191, -22.7206107166], [-46.5651861826, -22.7213041683], [-46.5654626734, -22.7213097611], [-46.6014857732, -22.7221738152], [-46.6213892376, -22.7226478841], [-46.6214210599, -22.7225999668], [-46.6269628344, -22.7143845097], [-46.6179223158, -22.7011789555], [-46.6183657528, -22.6959330828], [-46.6235457473, -22.6885843820], [-46.6184979457, -22.6818444735], [-46.6245363298, -22.6782669222], [-46.6316735161, -22.6746315868], [-46.6260642831, -22.6639430788], [-46.6285799441, -22.6530892679], [-46.6190187368, -22.6474567318], [-46.6156601904, -22.6327389606], [-46.6119066425, -22.6317574285], [-46.6066677130, -22.6368437675], [-46.6013613804, -22.6339657695], [-46.6043965137, -22.6290749209], [-46.6045043115, -22.6044283475], [-46.6101021929, -22.6027121804], [-46.6088848154, -22.5924125072], [-46.6109931578, -22.5867077647], [-46.6042442874, -22.5719862401], [-46.6065901694, -22.5695242030], [-46.6030808238, -22.5632224716], [-46.6080973737, -22.5569701662], [-46.6133466239, -22.5477055647], [-46.6103814150, -22.5308339073], [-46.5985237626, -22.5145260517], [-46.5875905664, -22.5132543757], [-46.5838756720, -22.5157658334], [-46.5810086656, -22.5125034967], [-46.5793173709, -22.5072267092], [-46.5880783252, -22.4891871061], [-46.5691920980, -22.4852530835], [-46.5641283033, -22.4868038309], [-46.5639091418, -22.4770982006], [-46.5494152802, -22.4690629950], [-46.5425020309, -22.4672788542], [-46.5302179901, -22.4703674112]]] }},</text:span></text:p>
      <text:p text:style-name="P1"><text:span text:style-name="T1"><text:tab/>{ "type": "Feature", "properties": {"id": "3552205", "name": "Sorocaba", "description": "Sorocaba"}, "geometry": { "type": "Polygon", "coordinates": [[[-47.4191356914, -23.3580681437], [-47.4127061895, -23.3615498732], [-47.4074198212, -23.3538482769], [-47.4040646457, -23.3558639294], [-47.3971457088, -23.3758951163], [-47.3843776152, -23.3932535551], [-47.3805399894, -23.3897384918], [-47.3646838137, -23.3879588616], [-47.3571110566, -23.3914829875], [-47.3492909374, -23.3898355086], [-47.3535604802, -23.3944668498], [-47.3695708550, -23.4037105739], [-47.3583776693, -23.4198101825], [-47.3530354814, -23.4207875326], [-47.3472278302, -23.4309285066], [-47.3396082224, -23.4370502621], [-47.3323796115, -23.4359811146], [-47.3266783508, -23.4389706026], [-47.3250476524, -23.4415839571], [-47.3234070557, -23.4546760857], [-47.3165553561, -23.4634397689], [-47.3200931473, -23.4688346369], [-47.3175941641, -23.4822045234], [-47.3225505360, -23.4882351387], [-47.3240892427, -23.5130608920], [-47.3092979681, -23.5147830555], [-47.3090384695, -23.5179642067], [-47.3034079070, -23.5198569113], [-47.3030528600, -23.5236028198], [-47.3091484768, -23.5285198589], [-47.3041132417, -23.5344471238], [-47.3082417725, -23.5606875256], [-47.3419861005, -23.5561970516], [-47.3450276619, -23.5599180530], [-47.3576952370, -23.5615283494], [-47.3571714800, -23.5492961720], [-47.3612922881, -23.5470418150], [-47.3616048460, -23.5391323061], [-47.3663704028, -23.5374398922], [-47.3618294843, -23.5303769008], [-47.3654815484, -23.5224256755], [-47.3704683687, -23.5223611295], [-47.3726760637, -23.5178348439], [-47.3779011454, -23.5217060926], [-47.3941943664, -23.5222195927], [-47.3977134975, -23.5262483793], [-47.4049278798, -23.5231218416], [-47.4256047169, -23.5224200318], [-47.4375122520, -23.5248858281], [-47.4436691056, -23.5218720597], [-47.4504043328, -23.5307242240], [-47.4605467560, -23.5301229937], [-47.4658927638, -23.5444575572], [-47.4769579515, -23.5481054741], [-47.4826203522, -23.5458363587], [-47.4893684245, -23.5391328022], [-47.4977034486, -23.5394059616], [-47.4998070539, -23.5337284494], [-47.5181120606, -23.5429890328], [-47.5033227185, -23.5458837290], [-47.5013167359, -23.5558947136], [-47.4930573717, -23.5582541266], [-47.4923158125, -23.5627008876], [-47.4924760941, -23.5823468282], [-47.5013458884, -23.5858419577], [-47.5137105016, -23.5833140921], [-47.5194420704, -23.5886709077], [-47.5326911113, -23.5836520655], [-47.5487564332, -23.5737947483], [-47.5571515432, -23.5742465372], [-47.5509186517, -23.5612546833], [-47.5631044022, -23.5520063876], [-47.5649008913, -23.5394211070], [-47.5526095438, -23.5275861539], [-47.5494819261, -23.5067043720], [-47.5500018966, -23.5003185377], [-47.5529246178, -23.4952372367], [-47.5520675413, -23.4873238698], [-47.5631195089, -23.4755140174], [-47.5647941568, -23.4677055201], [-47.5600417431, -23.4603351632], [-47.5473056567, -23.4615527209], [-47.5444531252, -23.4499639516], [-47.5426109514, -23.4425468392], [-47.5342056132, -23.4252284610], [-47.5398322000, -23.4250169991], [-47.5412789043, -23.4099293041], [-47.5498162881, -23.4080300795], [-47.5428010382, -23.3997118374], [-47.5516388566, -23.3986877961], [-47.5527198453, -23.3937956963], [-47.5450504176, -23.3916647279], [-47.5537373885, -23.3881511947], [-47.5668866438, -23.3917702673], [-47.5702931521, -23.3878946538], [-47.5647909357, -23.3825485107], [-47.5581016124, -23.3850658678], [-47.5477280307, -23.3791113241], [-47.5387590334, -23.3794377528], [-47.5300954719, -23.3733961405], [-47.5243343312, -23.3668157166], [-47.5118366945, -23.3649960795], [-47.5040209739, -23.3595538414], [-47.4887635284, -23.3602497130], [-47.4842418602, -23.3613604898], [-47.4808512401, -23.3622842958], [-47.4748013448, -23.3621358540], [-47.4710697291, -23.3541199836], [-47.4644368741, -23.3507244449], [-47.4191356914, -23.3580681437]]] }},</text:span></text:p>
      <text:p text:style-name="P1"><text:span text:style-name="T1"><text:tab/>{ "type": "Feature", "properties": {"id": "3552304", "name": "Sud Mennucci", "description": "Sud Mennucci"}, "geometry": { "type": "Polygon", "coordinates": [[[-50.8314668548, -20.5308444541], [-50.8173433095, -20.5342247005], [-50.8120434212, -20.5308579305], [-50.8072980736, -20.5354792530], [-50.8059306859, -20.5408672104], [-50.8098706390, -20.5419753801], [-50.8073570870, -20.5463020551], [-50.7990820986, -20.5409918541], [-50.7909869129, -20.5456049585], [-50.7870141950, -20.5421212424], [-50.7723465634, -20.5454126433], [-50.7685255768, -20.5443563791], [-50.7680964658, -20.5470187795], [-50.7723699083, -20.5539772978], [-50.7611561837, -20.5757465613], [-50.7640381353, -20.6209296677], [-50.7660137728, -20.6243424590], [-50.7804073169, -20.6105570472], [-50.7878793035, -20.6139346498], [-50.7914363432, -20.6072054866], [-50.8017224605, -20.6020964392], [-50.8053050518, -20.6272467618], [-50.8010632224, -20.6355622030], [-50.8037643983, -20.6537946040], [-50.8005252775, -20.6697698708], [-50.7992947327, -20.6709117697], [-50.8060227500, -20.6820519058], [-50.8088119843, -20.7065587718], [-50.8141548396, -20.7221732208], [-50.8129887541, -20.7320927358], [-50.8237133382, -20.7520395868], [-50.8257450183, -20.7682892770], [-50.8415170386, -20.7825365102], [-50.8509371957, -20.8021281958], [-50.8724666459, -20.8263479567], [-50.8943812726, -20.8057422085], [-50.9022102259, -20.7922599443], [-50.9208667120, -20.7858510101], [-50.9479377635, -20.7862400190], [-50.9675722195, -20.7802139208], [-50.9999891739, -20.7678519482], [-51.0247112164, -20.7508442891], [-51.0325501487, -20.7422217662], [-51.0569886909, -20.7267828207], [-51.0484117075, -20.7112920164], [-51.0211568603, -20.6913756598], [-51.0104396831, -20.6724990023], [-50.9912436246, -20.6509245887], [-50.9908017532, -20.6460219379], [-50.9975762579, -20.6363100995], [-50.9954688144, -20.6171095260], [-50.9954728722, -20.6169516937], [-50.9949912266, -20.6025759814], [-50.9776273728, -20.5646445000], [-50.9753822894, -20.5628206149], [-50.9784067348, -20.5547761496], [-50.9655164099, -20.5486691077], [-50.9604556277, -20.5585778277], [-50.9473687687, -20.5554291116], [-50.9503314948, -20.5508958531], [-50.9479776372, -20.5474754331], [-50.9415385183, -20.5488047824], [-50.9332591309, -20.5577011533], [-50.9243889136, -20.5509819391], [-50.9267000984, -20.5416023679], [-50.9220163250, -20.5455569778], [-50.9219826603, -20.5503482835], [-50.9168352064, -20.5517699668], [-50.9125221175, -20.5404024527], [-50.9012808862, -20.5386376227], [-50.8929898875, -20.5437539922], [-50.8959357896, -20.5570642691], [-50.8857080997, -20.5580538377], [-50.8838253485, -20.5487829395], [-50.8778986894, -20.5508209999], [-50.8814694053, -20.5420893416], [-50.8767917408, -20.5378513537], [-50.8726202268, -20.5419310105], [-50.8642490576, -20.5452787858], [-50.8543424319, -20.5419976710], [-50.8483325724, -20.5484116368], [-50.8416214412, -20.5326904257], [-50.8314668548, -20.5308444541]]] }},</text:span></text:p>
      <text:p text:style-name="P1"><text:span text:style-name="T1"><text:tab/>{ "type": "Feature", "properties": {"id": "3552403", "name": "Sumare", "description": "Sumare"}, "geometry": { "type": "Polygon", "coordinates": [[[-47.2771102191, -22.7890732671], [-47.2641006693, -22.7970463574], [-47.2528267122, -22.7941783792], [-47.2441551178, -22.7967292140], [-47.2351013357, -22.7953392354], [-47.2319514220, -22.7908337734], [-47.2285693674, -22.7893413268], [-47.2254525183, -22.7921714126], [-47.2223268211, -22.7970219363], [-47.2106154928, -22.7950626884], [-47.1988121130, -22.7870515390], [-47.1916077862, -22.7962532988], [-47.1817348469, -22.7973927192], [-47.1737131311, -22.8079252111], [-47.1628845054, -22.8047079770], [-47.1577622903, -22.8197736860], [-47.1534623254, -22.8324186067], [-47.1579484572, -22.8366697213], [-47.1563984602, -22.8444760734], [-47.1624759158, -22.8532283931], [-47.1531370183, -22.8616307226], [-47.1548668615, -22.8639105368], [-47.1568307262, -22.8671042402], [-47.1603231398, -22.8577124531], [-47.1826551652, -22.8580859417], [-47.2023558743, -22.8446847720], [-47.2022962220, -22.8409568417], [-47.2126658765, -22.8476589166], [-47.2133226347, -22.8393166188], [-47.2187520139, -22.8375922823], [-47.2288589082, -22.8259511248], [-47.2340662785, -22.8278767100], [-47.2345611634, -22.8385297751], [-47.2430115889, -22.8535860324], [-47.2372005648, -22.8536209098], [-47.2352436189, -22.8570615846], [-47.2399197570, -22.8733882307], [-47.2605039486, -22.8778156914], [-47.2559439721, -22.8920535040], [-47.2599042833, -22.8957656811], [-47.2576875837, -22.8981236113], [-47.2727642888, -22.9021317709], [-47.2743890791, -22.9046481039], [-47.2772284451, -22.9074851564], [-47.2896529042, -22.9062157158], [-47.2998121246, -22.8949467977], [-47.3141012338, -22.9007578324], [-47.3231425680, -22.8947515642], [-47.3321492383, -22.8874849760], [-47.3414699910, -22.8599347062], [-47.3576741372, -22.8468008967], [-47.3697461643, -22.8442574109], [-47.3643664187, -22.8271835850], [-47.3583841784, -22.8251973914], [-47.3579533060, -22.8171491763], [-47.3392623351, -22.8187619174], [-47.3334075736, -22.8155579755], [-47.3298542667, -22.8193284704], [-47.3289383790, -22.8313672573], [-47.3040899661, -22.8214978319], [-47.2953984412, -22.8146036211], [-47.2834619781, -22.8016860544], [-47.2852672349, -22.7951556571], [-47.2855809520, -22.7914537446], [-47.2771102191, -22.7890732671]]] }},</text:span></text:p>
      <text:p text:style-name="P1"><text:span text:style-name="T1"><text:tab/>{ "type": "Feature", "properties": {"id": "3552502", "name": "Suzano", "description": "Suzano"}, "geometry": { "type": "Polygon", "coordinates": [[[-46.3305524059, -23.4883768874], [-46.2983857079, -23.4958152307], [-46.2875637533, -23.4889671338], [-46.2839194577, -23.4881346964], [-46.2819811470, -23.4869150051], [-46.2669273032, -23.4855035635], [-46.2639687801, -23.4936838777], [-46.2658639276, -23.5016655951], [-46.2690537676, -23.5123134085], [-46.2617091060, -23.5238260706], [-46.2635578990, -23.5304740024], [-46.2642871099, -23.5315481957], [-46.2629808706, -23.5341478214], [-46.2679657595, -23.5357668065], [-46.2709608722, -23.5443413686], [-46.2801117828, -23.5445719431], [-46.2785191298, -23.5547347272], [-46.2845552602, -23.5654729147], [-46.2807690523, -23.5709915173], [-46.2748232590, -23.5845574191], [-46.2663365116, -23.5929156535], [-46.2641240320, -23.6063997197], [-46.2587089320, -23.6114410317], [-46.2643139849, -23.6281234132], [-46.2590827724, -23.6343339009], [-46.2590493125, -23.6344183847], [-46.2540848965, -23.6510470372], [-46.2575464761, -23.6618627450], [-46.2572731828, -23.6686293058], [-46.2640926723, -23.6761327930], [-46.2664127342, -23.6853153863], [-46.2854032107, -23.6961882095], [-46.2863080167, -23.6967453878], [-46.2973785824, -23.7043750424], [-46.2947438021, -23.7103442144], [-46.2968016936, -23.7228172390], [-46.3124065876, -23.7401957600], [-46.3216121411, -23.7440290065], [-46.3160699505, -23.7370401245], [-46.3270288101, -23.7279990191], [-46.3246175463, -23.7022427492], [-46.3280136462, -23.7020007855], [-46.3298191517, -23.7079013914], [-46.3325780044, -23.6939422177], [-46.3368898803, -23.6872288098], [-46.3362660380, -23.6812463803], [-46.3493895631, -23.6685081664], [-46.3549133192, -23.6675557845], [-46.3576381979, -23.6600725842], [-46.3528207857, -23.6478456803], [-46.3539265196, -23.6403801023], [-46.3562802147, -23.6373201679], [-46.3729327287, -23.6429244196], [-46.3828825562, -23.6184079451], [-46.3829870559, -23.6172014278], [-46.3726036868, -23.6083393260], [-46.3622361802, -23.5834050112], [-46.3550599319, -23.5809444983], [-46.3544938197, -23.5761630507], [-46.3521152038, -23.5733293262], [-46.3421299143, -23.5612515154], [-46.3421230598, -23.5589295342], [-46.3409146256, -23.5470163166], [-46.3311118096, -23.5379528144], [-46.3262550803, -23.5141671291], [-46.3242016649, -23.5112774852], [-46.3296392678, -23.5050051222], [-46.3299880916, -23.4998064650], [-46.3357894674, -23.4994663752], [-46.3305524059, -23.4883768874]]] }},</text:span></text:p>
      <text:p text:style-name="P1"><text:span text:style-name="T1"><text:tab/>{ "type": "Feature", "properties": {"id": "3552551", "name": "Suzanopolis", "description": "Suzanopolis"}, "geometry": { "type": "Polygon", "coordinates": [[[-51.0049676162, -20.4022786353], [-50.9902947468, -20.4329556927], [-50.9845146759, -20.4442005079], [-50.9856248488, -20.4513073480], [-50.9797407472, -20.4581071346], [-50.9785383124, -20.4720791752], [-50.9817695409, -20.4839491013], [-50.9819406354, -20.4957235072], [-50.9686994740, -20.5102032375], [-50.9639595777, -20.5222634921], [-50.9676993509, -20.5272327763], [-50.9655164099, -20.5486691077], [-50.9784067348, -20.5547761496], [-50.9753822894, -20.5628206149], [-50.9776273728, -20.5646445000], [-50.9810422881, -20.5637619968], [-50.9842187659, -20.5475704808], [-50.9889633296, -20.5442512047], [-50.9886279189, -20.5496194969], [-50.9990207972, -20.5503166086], [-50.9964923240, -20.5559673092], [-51.0050456499, -20.5556974474], [-51.0066879114, -20.5510626435], [-51.0146034506, -20.5553641469], [-51.0219589362, -20.5520653811], [-51.0340191735, -20.5588157092], [-51.0340814126, -20.5555936515], [-51.0386286644, -20.5584839236], [-51.0409056129, -20.5533641465], [-51.0450518835, -20.5536685369], [-51.0449339045, -20.5499299496], [-51.0528889928, -20.5542710923], [-51.0542164725, -20.5504695152], [-51.0608562491, -20.5538396118], [-51.0608035928, -20.5515792436], [-51.0656895635, -20.5520725326], [-51.0660172653, -20.5548004650], [-51.0735425935, -20.5508318165], [-51.0702963867, -20.5421586492], [-51.0836305042, -20.5474545303], [-51.0884930004, -20.5394140209], [-51.1023758014, -20.5410631002], [-51.1059419680, -20.5218848641], [-51.1152194732, -20.5237889419], [-51.1194898075, -20.5296702828], [-51.1326886450, -20.5269271268], [-51.1379379951, -20.5205381469], [-51.1494379868, -20.5183350164], [-51.1535527936, -20.5079589614], [-51.1593996862, -20.5086430174], [-51.1649360947, -20.5024977694], [-51.1731333629, -20.5032079432], [-51.1691067299, -20.4957786847], [-51.1799428064, -20.4973986851], [-51.1834422117, -20.4931057355], [-51.1883227294, -20.4972826576], [-51.1936288519, -20.4923211099], [-51.1999921029, -20.4920013672], [-51.2068515587, -20.4815982879], [-51.2070722434, -20.4740186294], [-51.2171913036, -20.4708435271], [-51.2195516355, -20.4594454358], [-51.2253545532, -20.4613158517], [-51.2309001862, -20.4567501971], [-51.2190486234, -20.4538990746], [-51.1961009528, -20.4370598097], [-51.1775464567, -20.4336911042], [-51.1549707295, -20.4354112994], [-51.1301124308, -20.4166868121], [-51.0936572206, -20.4046544979], [-51.0669717731, -20.3899930657], [-51.0405155524, -20.3690434904], [-51.0186284355, -20.3813862336], [-51.0139610094, -20.3985689761], [-51.0049676162, -20.4022786353]]] }},</text:span></text:p>
      <text:p text:style-name="P1"><text:span text:style-name="T1"><text:tab/>{ "type": "Feature", "properties": {"id": "3552601", "name": "Tabapua", "description": "Tabapua"}, "geometry": { "type": "Polygon", "coordinates": [[[-49.0156722127, -20.8539535669], [-49.0078075015, -20.8547671812], [-48.9999662360, -20.8478770405], [-48.9884622432, -20.8475319089], [-48.9733051917, -20.8555323021], [-48.9556191589, -20.8677769343], [-48.9515127938, -20.8657685822], [-48.9486221851, -20.8688563138], [-48.9474170697, -20.8775033744], [-48.9415330059, -20.8831648610], [-48.9291556866, -20.8813189397], [-48.9250974446, -20.8756830174], [-48.9127605820, -20.8827724858], [-48.9081061069, -20.8817662870], [-48.9033284700, -20.8865341641], [-48.9066518086, -20.8918181863], [-48.9105299396, -20.8932409057], [-48.9065305556, -20.9004903949], [-48.9082708015, -20.9148526038], [-48.9223178592, -20.9137195844], [-48.9372203969, -20.9266190540], [-48.9517447568, -20.9305150543], [-48.9554410114, -20.9344722077], [-48.9636766870, -20.9620568491], [-48.9599865489, -20.9761361108], [-48.9536028842, -20.9833073722], [-48.9567345603, -20.9971779614], [-48.9569431032, -20.9980432827], [-48.9617589367, -21.0066618234], [-48.9588197871, -21.0128963227], [-48.9608795564, -21.0301143646], [-48.9499311505, -21.0546970905], [-48.9418156686, -21.0577209876], [-48.9395356825, -21.0591527436], [-48.9426570409, -21.0649379492], [-48.9501341447, -21.0618726414], [-48.9632700253, -21.0528835938], [-48.9698443396, -21.0476372234], [-48.9720804375, -21.0362808185], [-48.9804751687, -21.0241068501], [-49.0064311384, -21.0230105207], [-49.0093201421, -21.0111002757], [-49.0218580266, -21.0109431211], [-49.0342663107, -21.0125150600], [-49.0434054653, -21.0026714949], [-49.0534934167, -21.0051968620], [-49.0620315517, -21.0124721800], [-49.0752593846, -21.0143910006], [-49.0932978238, -21.0269785699], [-49.1106128863, -21.0266281931], [-49.1101968428, -21.0229565368], [-49.1058156039, -21.0219968127], [-49.1075084583, -21.0185243641], [-49.1173973552, -21.0131419006], [-49.1282736985, -20.9984144777], [-49.1220841811, -20.9944951220], [-49.1200162269, -20.9944108220], [-49.1297349987, -20.9814019568], [-49.1314951908, -20.9681108386], [-49.1073069897, -20.9344656409], [-49.1052411425, -20.9284643780], [-49.1124573330, -20.9163374379], [-49.1061004782, -20.9058370143], [-49.1090108974, -20.9029818633], [-49.1047374219, -20.8887821309], [-49.0922586041, -20.8830516956], [-49.0910139690, -20.8765119041], [-49.0942001543, -20.8680055317], [-49.1023710816, -20.8653150868], [-49.1031492697, -20.8618964503], [-49.0913166237, -20.8523233173], [-49.0903711515, -20.8371432940], [-49.0826149914, -20.8332483656], [-49.0785235818, -20.8113014144], [-49.0648806806, -20.8114707807], [-49.0462119895, -20.8251145861], [-49.0390971284, -20.8354329736], [-49.0156722127, -20.8539535669]]] }},</text:span></text:p>
      <text:p text:style-name="P1"><text:span text:style-name="T1"><text:tab/>{ "type": "Feature", "properties": {"id": "3552700", "name": "Tabatinga", "description": "Tabatinga"}, "geometry": { "type": "Polygon", "coordinates": [[[-48.5976216859, -21.6187696604], [-48.5840584930, -21.6275983610], [-48.5744732793, -21.6285156659], [-48.5559137853, -21.6197871866], [-48.5339942478, -21.6283348761], [-48.5104020166, -21.6233019204], [-48.5101358221, -21.6421611425], [-48.5035422686, -21.6626083677], [-48.5018983858, -21.6964966996], [-48.4902714404, -21.7059995893], [-48.4818784817, -21.7032939382], [-48.4783175647, -21.7071955131], [-48.4925054224, -21.7084542787], [-48.5044280390, -21.7189440600], [-48.5095912455, -21.7153935907], [-48.5265805764, -21.7161993350], [-48.5315914475, -21.7234346753], [-48.5450088301, -21.7266253878], [-48.5523026005, -21.7422499227], [-48.5704566214, -21.7445500400], [-48.5789820523, -21.7517247365], [-48.5849533019, -21.7525235691], [-48.5921032595, -21.7536198434], [-48.5977417992, -21.7570503880], [-48.6015713920, -21.7654379002], [-48.6145450296, -21.7640508147], [-48.6297094024, -21.7738127187], [-48.6286977551, -21.7877911675], [-48.6425759687, -21.8162647203], [-48.6633891269, -21.8237128070], [-48.6691315961, -21.8317202201], [-48.6728308363, -21.8358338151], [-48.6761490028, -21.8307936563], [-48.6805500948, -21.8331597174], [-48.6843540268, -21.8292350959], [-48.6873351542, -21.8343246958], [-48.6832513296, -21.8354846044], [-48.6869520233, -21.8366459574], [-48.6887093068, -21.8315076542], [-48.6930418650, -21.8335345115], [-48.6965745064, -21.8303679156], [-48.6964460912, -21.8352281349], [-48.7132520062, -21.8249618755], [-48.7131326909, -21.8155902371], [-48.7258574759, -21.8111871795], [-48.7276319524, -21.8029704750], [-48.7117467693, -21.7911491620], [-48.7080237110, -21.7805786181], [-48.7252321706, -21.7772895383], [-48.7407456915, -21.7756167692], [-48.7509836535, -21.7663242750], [-48.7456779323, -21.7638487594], [-48.7389090157, -21.7533712565], [-48.7434982108, -21.7388084456], [-48.7408711082, -21.6985156268], [-48.7384506962, -21.6935303948], [-48.7263020856, -21.6862321322], [-48.7157364020, -21.6859384482], [-48.6985271509, -21.6814892957], [-48.6941764511, -21.6785912670], [-48.6896615608, -21.6856668142], [-48.6782727114, -21.6845963734], [-48.6756492943, -21.6613698206], [-48.6797265621, -21.6515690023], [-48.6763524643, -21.6422252518], [-48.6741857161, -21.6389051361], [-48.6766795024, -21.6333525898], [-48.6768432192, -21.6288960054], [-48.6765225281, -21.6277334075], [-48.6762230335, -21.6266516116], [-48.6459432461, -21.6292511826], [-48.6400598374, -21.6267792234], [-48.6340730833, -21.6199763197], [-48.6233063135, -21.6169992987], [-48.5976216859, -21.6187696604]]] }},</text:span></text:p>
      <text:p text:style-name="P1"><text:span text:style-name="T1"><text:tab/>{ "type": "Feature", "properties": {"id": "3552809", "name": "Taboao da Serra", "description": "Taboao da Serra"}, "geometry": { "type": "Polygon", "coordinates": [[[-46.7489008961, -23.6043086508], [-46.7515020631, -23.6079764802], [-46.7924457575, -23.6470034334], [-46.8213128708, -23.6351157810], [-46.8177168447, -23.6351631290], [-46.8113889141, -23.6275218102], [-46.8091799559, -23.6180306483], [-46.8123913911, -23.6133396846], [-46.8079052156, -23.6089489685], [-46.8075726809, -23.6089480216], [-46.7982701073, -23.6047662798], [-46.7754050904, -23.6033681377], [-46.7602355794, -23.5952347238], [-46.7489008961, -23.6043086508]]] }},</text:span></text:p>
      <text:p text:style-name="P1"><text:span text:style-name="T1"><text:tab/>{ "type": "Feature", "properties": {"id": "3552908", "name": "Taciba", "description": "Taciba"}, "geometry": { "type": "Polygon", "coordinates": [[[-51.3519287078, -22.3234112030], [-51.3417986144, -22.3275128314], [-51.3314448417, -22.3243082416], [-51.3236137236, -22.3274529905], [-51.2826724066, -22.3256770362], [-51.2571391109, -22.3313037662], [-51.2570379480, -22.3312641585], [-51.2527917723, -22.3380859759], [-51.2476458800, -22.3378985752], [-51.2460844008, -22.3469528996], [-51.2412830190, -22.3472511481], [-51.2419705274, -22.3505508454], [-51.2189876092, -22.3546074318], [-51.2218696586, -22.3645829838], [-51.2190419406, -22.3773316735], [-51.2266720806, -22.3819974343], [-51.2332653451, -22.4092305465], [-51.2460659026, -22.4286436105], [-51.2512400197, -22.4546223310], [-51.2495454640, -22.4638700324], [-51.2512504782, -22.4674360832], [-51.2578406672, -22.4689394991], [-51.2608487103, -22.4753427904], [-51.2604851011, -22.4806818704], [-51.2714202326, -22.4989349710], [-51.2688587932, -22.5027056653], [-51.2717868437, -22.5053150790], [-51.2691628165, -22.5190380437], [-51.2716741699, -22.5235253404], [-51.2689138417, -22.5285332906], [-51.2728372490, -22.5328604424], [-51.2712131940, -22.5400504768], [-51.2687591955, -22.5386148180], [-51.2664641675, -22.5418449218], [-51.2701872488, -22.5444570860], [-51.2703787636, -22.5445081548], [-51.2728887219, -22.5451804934], [-51.2692554828, -22.5498542028], [-51.2755973857, -22.5615725205], [-51.2751946414, -22.5773533194], [-51.2790960709, -22.5785147675], [-51.2752688794, -22.5822793492], [-51.2799263967, -22.5851607598], [-51.2781495588, -22.5883699643], [-51.2832104383, -22.5883057809], [-51.2815181074, -22.5939977931], [-51.2870363247, -22.6077221872], [-51.2841730122, -22.6116087669], [-51.2858352153, -22.6318818846], [-51.2841811466, -22.6389108243], [-51.2797500864, -22.6414335053], [-51.2840802895, -22.6441857838], [-51.2857784032, -22.6519436440], [-51.2898938464, -22.6518787789], [-51.2869244959, -22.6572974469], [-51.2912713172, -22.6631980013], [-51.2947983795, -22.6618409198], [-51.2977144553, -22.6730353886], [-51.3113506334, -22.6730679763], [-51.3325546331, -22.6666087618], [-51.3441837079, -22.6641516620], [-51.3591313775, -22.6607467747], [-51.3731603950, -22.6576610648], [-51.3856141677, -22.6649020165], [-51.4015271913, -22.6674337448], [-51.4107779631, -22.6632466416], [-51.4242363798, -22.6530391846], [-51.4459208215, -22.6524808464], [-51.4442841007, -22.6456517022], [-51.4514223925, -22.6434767965], [-51.4506240318, -22.6360212159], [-51.4564268231, -22.6337418020], [-51.4495665111, -22.6282718483], [-51.4536961335, -22.6252792001], [-51.4516763232, -22.6168449970], [-51.4547861578, -22.6149559739], [-51.4511131243, -22.6102991406], [-51.4520187718, -22.6041745370], [-51.4550794987, -22.6045677610], [-51.4576288077, -22.5993390366], [-51.4532829057, -22.5919897107], [-51.4577996724, -22.5889795282], [-51.4550310522, -22.5846719036], [-51.4585927422, -22.5837662875], [-51.4551394460, -22.5793034630], [-51.4551358728, -22.5791274393], [-51.4584048321, -22.5742917529], [-51.4568214523, -22.5658753291], [-51.4498156788, -22.5589116459], [-51.4511273383, -22.5435231060], [-51.4455255138, -22.5339871570], [-51.4522705235, -22.5151941417], [-51.4404781421, -22.5042101421], [-51.4332627952, -22.4817774605], [-51.4128428487, -22.4724753332], [-51.4071205489, -22.4645607654], [-51.4068881691, -22.4461899352], [-51.4032570389, -22.4385317512], [-51.3913230136, -22.4292481021], [-51.3924171854, -22.4103067827], [-51.3855252157, -22.3937037055], [-51.3676258699, -22.3857127809], [-51.3628147626, -22.3766884239], [-51.3635313862, -22.3586012914], [-51.3560583361, -22.3559339722], [-51.3482046180, -22.3474885976], [-51.3477123253, -22.3452336635], [-51.3475497714, -22.3424860191], [-51.3482525279, -22.3275625003], [-51.3519287078, -22.3234112030]]] }},</text:span></text:p>
      <text:p text:style-name="P1"><text:span text:style-name="T1"><text:tab/>{ "type": "Feature", "properties": {"id": "3553005", "name": "Taguai", "description": "Taguai"}, "geometry": { "type": "Polygon", "coordinates": [[[-49.3945341314, -23.3950329641], [-49.3728108196, -23.4146653233], [-49.3689228720, -23.4280684914], [-49.3600224388, -23.4346535594], [-49.3219373687, -23.4693129888], [-49.3231231114, -23.4772481348], [-49.3278442418, -23.4746533969], [-49.3361798194, -23.4777328730], [-49.3312407938, -23.4887255764], [-49.3418991227, -23.5100873335], [-49.3480569756, -23.5127051182], [-49.3306584395, -23.5248744462], [-49.3459323646, -23.5269081545], [-49.3544672352, -23.5244490008], [-49.3626273348, -23.5292493344], [-49.3708137427, -23.5242041297], [-49.3829733560, -23.5252049118], [-49.3910698701, -23.5340174162], [-49.3999762011, -23.5362659393], [-49.4116812066, -23.5315789401], [-49.4180670669, -23.5285655681], [-49.4255476783, -23.5320366002], [-49.4338868588, -23.5270391341], [-49.4459044804, -23.5298725290], [-49.4527134685, -23.5270348583], [-49.4611485056, -23.5338873552], [-49.4728013098, -23.5345629548], [-49.4759307590, -23.5403939753], [-49.4742479869, -23.5307459885], [-49.4662046903, -23.5294772124], [-49.4572886168, -23.5186358737], [-49.4631330374, -23.5109673285], [-49.4536861639, -23.5046028036], [-49.4557415787, -23.4991216280], [-49.4524464398, -23.4954479400], [-49.4461212368, -23.4963763452], [-49.4395400819, -23.4892135637], [-49.4401054831, -23.4843459401], [-49.4463130615, -23.4816682033], [-49.4515955726, -23.4731546820], [-49.4470361460, -23.4655114404], [-49.4561718936, -23.4592262083], [-49.4498153140, -23.4555320773], [-49.4478105738, -23.4413131499], [-49.4383712291, -23.4382650677], [-49.4425301757, -23.4313731115], [-49.4480526590, -23.4216168021], [-49.4432569422, -23.4155381048], [-49.4312912222, -23.4168355194], [-49.4080570278, -23.4025562430], [-49.4009879922, -23.4031795537], [-49.3945341314, -23.3950329641]]] }},</text:span></text:p>
      <text:p text:style-name="P1"><text:span text:style-name="T1"><text:tab/>{ "type": "Feature", "properties": {"id": "3553104", "name": "Taiacu", "description": "Taiacu"}, "geometry": { "type": "Polygon", "coordinates": [[[-48.5606018568, -21.0761151327], [-48.5545958815, -21.0854361377], [-48.5466437311, -21.0831563437], [-48.5377398330, -21.0904294922], [-48.5316901271, -21.0900471839], [-48.5179466599, -21.0749468532], [-48.5107065173, -21.0750098774], [-48.4920092119, -21.0804676645], [-48.4803576672, -21.1066985569], [-48.4925824907, -21.1335284452], [-48.4906871687, -21.1386380299], [-48.4782803972, -21.1453432996], [-48.4766358313, -21.1788462861], [-48.4972846098, -21.1836737276], [-48.5086799605, -21.1828628827], [-48.5143111456, -21.1896815692], [-48.5302681942, -21.1879915545], [-48.5353556986, -21.1853587988], [-48.5388155782, -21.1684116584], [-48.5710253387, -21.1616871175], [-48.5807061678, -21.1652100392], [-48.5878940101, -21.1475380663], [-48.5966992695, -21.1421992790], [-48.5884199873, -21.1237005483], [-48.5789390714, -21.1215738810], [-48.5712683357, -21.1137668004], [-48.5768997522, -21.1014176797], [-48.5662988942, -21.0822488732], [-48.5667849305, -21.0752277344], [-48.5606018568, -21.0761151327]]] }},</text:span></text:p>
      <text:p text:style-name="P1"><text:span text:style-name="T1"><text:tab/>{ "type": "Feature", "properties": {"id": "3553203", "name": "Taiuva", "description": "Taiuva"}, "geometry": { "type": "Polygon", "coordinates": [[[-48.4446872294, -21.0741626800], [-48.4409499409, -21.0857646004], [-48.4301909210, -21.0949848077], [-48.4083981538, -21.0891576670], [-48.3859278371, -21.0974145356], [-48.3767623319, -21.0961986137], [-48.3531330020, -21.0811968180], [-48.3442840302, -21.1048447849], [-48.3600116194, -21.1032598785], [-48.3742137465, -21.1098423377], [-48.3631816635, -21.1189815772], [-48.3544100792, -21.1194358615], [-48.3469245845, -21.1278877485], [-48.3622669106, -21.1402825688], [-48.3785512887, -21.1597624444], [-48.3855177192, -21.1680943726], [-48.4020698895, -21.1725279308], [-48.4199684463, -21.1717527910], [-48.4268951258, -21.1954095017], [-48.4380732253, -21.1996546490], [-48.4426636592, -21.2085552586], [-48.4500278603, -21.2108630110], [-48.4537623371, -21.2112255577], [-48.4585988561, -21.2018423141], [-48.4528869449, -21.1832334538], [-48.4765470828, -21.1788749000], [-48.4766358313, -21.1788462861], [-48.4782803972, -21.1453432996], [-48.4906871687, -21.1386380299], [-48.4925824907, -21.1335284452], [-48.4803576672, -21.1066985569], [-48.4920092119, -21.0804676645], [-48.4801621851, -21.0748628575], [-48.4576877645, -21.0778694172], [-48.4564353646, -21.0758152623], [-48.4521968812, -21.0696794167], [-48.4446872294, -21.0741626800]]] }},</text:span></text:p>
      <text:p text:style-name="P1"><text:span text:style-name="T1"><text:tab/>{ "type": "Feature", "properties": {"id": "3553302", "name": "Tambau", "description": "Tambau"}, "geometry": { "type": "Polygon", "coordinates": [[[-47.2457345794, -21.4560457285], [-47.2469399010, -21.4675389670], [-47.2393500507, -21.4665609937], [-47.2349003347, -21.4698836422], [-47.2213804576, -21.4587465485], [-47.2133343002, -21.4633558306], [-47.2051813232, -21.4633627020], [-47.2128648519, -21.4753948330], [-47.2087774968, -21.4856991018], [-47.2045329587, -21.4875527324], [-47.1975109346, -21.4905319285], [-47.1779129490, -21.4824985177], [-47.1684684898, -21.4830807608], [-47.1528619060, -21.4912826420], [-47.1451273798, -21.4997861329], [-47.1302516629, -21.4935095938], [-47.1232363913, -21.5014167950], [-47.1218143779, -21.5106990585], [-47.1302952531, -21.5239193312], [-47.1167314067, -21.5274709896], [-47.1040616909, -21.5260489026], [-47.1021228094, -21.5386674971], [-47.0899112858, -21.5398241621], [-47.0829922228, -21.5499416737], [-47.0886728856, -21.5645655058], [-47.0955033781, -21.5633117730], [-47.0970118089, -21.5673985222], [-47.1001052985, -21.5696568272], [-47.0973880108, -21.5775483291], [-47.1052111638, -21.5778705224], [-47.1134747627, -21.5871933162], [-47.1235664781, -21.5918251009], [-47.1241610520, -21.6029841690], [-47.1200313885, -21.6123633716], [-47.1236219889, -21.6233896134], [-47.1302346268, -21.6249254634], [-47.1373527721, -21.6208820471], [-47.1450732583, -21.6260528667], [-47.1469932398, -21.6224839790], [-47.1487550382, -21.6295827568], [-47.1576424166, -21.6290707850], [-47.1570157347, -21.6364509475], [-47.1632429132, -21.6433749674], [-47.1612785580, -21.6577074051], [-47.1645205892, -21.6655829695], [-47.1766734750, -21.6728994856], [-47.1856927393, -21.6877927839], [-47.1858430908, -21.6938834228], [-47.1935153476, -21.6974115432], [-47.2029886060, -21.7058108324], [-47.2073789868, -21.7164475467], [-47.2239860197, -21.7306259991], [-47.2310337771, -21.7327986668], [-47.2402285046, -21.7482759956], [-47.2404954893, -21.7573739269], [-47.2542316142, -21.7442013011], [-47.2768011360, -21.7413799709], [-47.2863653772, -21.7446604679], [-47.2929340916, -21.7518447389], [-47.3032273117, -21.7368315432], [-47.3105668986, -21.7366683364], [-47.3297640472, -21.7264317361], [-47.3229372612, -21.7145258439], [-47.3368639264, -21.6869591955], [-47.3376604364, -21.6820680384], [-47.3368847987, -21.6673598041], [-47.3263596610, -21.6682099665], [-47.3217686637, -21.6494743779], [-47.3283606531, -21.6440618698], [-47.3417077907, -21.6417312459], [-47.3509444960, -21.6471121041], [-47.3574108632, -21.6423645276], [-47.3719566986, -21.6493655517], [-47.3801480805, -21.6493327860], [-47.3824335352, -21.6388838517], [-47.3993178062, -21.6216098929], [-47.3987713254, -21.6132621962], [-47.3814271842, -21.5990011512], [-47.3638237648, -21.5932144158], [-47.3566390132, -21.5695262066], [-47.3448985403, -21.5616998779], [-47.3311733090, -21.5637863331], [-47.3270277210, -21.5589059769], [-47.3154940660, -21.5580131297], [-47.3050026574, -21.5503189668], [-47.2904678637, -21.5531211007], [-47.2833905499, -21.5452444386], [-47.2759166156, -21.5251910804], [-47.2818385506, -21.5151366204], [-47.2741472570, -21.4871655158], [-47.2782657845, -21.4679539295], [-47.2711695014, -21.4570236820], [-47.2633496789, -21.4545514368], [-47.2637431312, -21.4508381095], [-47.2408690160, -21.4428331255], [-47.2405109264, -21.4511320579], [-47.2457345794, -21.4560457285]]] }},</text:span></text:p>
      <text:p text:style-name="P1"><text:span text:style-name="T1"><text:tab/>{ "type": "Feature", "properties": {"id": "3553401", "name": "Tanabi", "description": "Tanabi"}, "geometry": { "type": "Polygon", "coordinates": [[[-49.6170366532, -20.3226267417], [-49.6090740399, -20.3337922291], [-49.6059883740, -20.3315608980], [-49.5988199461, -20.3362936639], [-49.5955144335, -20.3302335954], [-49.5956172038, -20.3433888266], [-49.5754092150, -20.3493115170], [-49.5820307613, -20.3573689086], [-49.5744194036, -20.3589160023], [-49.5708501893, -20.3535572377], [-49.5660983863, -20.3544165817], [-49.5667773310, -20.3585162524], [-49.5633409147, -20.3603442538], [-49.5700944845, -20.3670256600], [-49.5679592620, -20.3751780096], [-49.5649191006, -20.3761715929], [-49.5665754944, -20.3739425363], [-49.5633266127, -20.3721541910], [-49.5604435176, -20.3738537214], [-49.5662848370, -20.3822533189], [-49.5610510495, -20.3872222615], [-49.5497887353, -20.3862339548], [-49.5549135853, -20.3946454069], [-49.5521908199, -20.4014477508], [-49.5443610611, -20.4044970693], [-49.5487287692, -20.4077517441], [-49.5484329636, -20.4124988856], [-49.5517990947, -20.4173934049], [-49.5475981653, -20.4200827425], [-49.5506734901, -20.4253592021], [-49.5480289883, -20.4268183999], [-49.5491536236, -20.4317648701], [-49.5414486435, -20.4397599674], [-49.5443991500, -20.4430859110], [-49.5369785108, -20.4460584685], [-49.5412795977, -20.4520450652], [-49.5272568397, -20.4603309022], [-49.5250283911, -20.4662520527], [-49.5176117145, -20.4688352484], [-49.5250332109, -20.4798841096], [-49.5237514649, -20.4852509547], [-49.5170618719, -20.4885826002], [-49.5135942106, -20.4822032412], [-49.5060945133, -20.4810574079], [-49.5018799052, -20.4908792333], [-49.4906490990, -20.4930542634], [-49.4966876319, -20.4971214865], [-49.4986841976, -20.5032197712], [-49.5127948528, -20.5105689810], [-49.5144639133, -20.5200912577], [-49.5311850569, -20.5340869991], [-49.5323452877, -20.5455391501], [-49.5366850761, -20.5511478470], [-49.5327567064, -20.5764985854], [-49.5394023935, -20.6050439128], [-49.5372859362, -20.6141020802], [-49.5438404230, -20.6170806451], [-49.5536740317, -20.6213012251], [-49.5583551895, -20.6272988871], [-49.5595506556, -20.6390693607], [-49.5799229432, -20.6610837279], [-49.5785942193, -20.6683378251], [-49.5818901704, -20.6736031397], [-49.5966058954, -20.6876438981], [-49.5927078886, -20.7002724102], [-49.6010865301, -20.7024192015], [-49.6047586848, -20.7069386616], [-49.6169301999, -20.7088820960], [-49.6246250255, -20.7143964868], [-49.6362018622, -20.7094118676], [-49.6474881318, -20.7041162035], [-49.6485709336, -20.6897835763], [-49.6804384750, -20.6647468466], [-49.6945469341, -20.6536575016], [-49.6940466183, -20.6485940940], [-49.7068757212, -20.6375391254], [-49.7121312426, -20.6342434569], [-49.7347916197, -20.6359651516], [-49.7400499420, -20.6296869271], [-49.7475461634, -20.6236067631], [-49.7624031724, -20.6239159937], [-49.7694339392, -20.6206347221], [-49.7862490835, -20.5952440353], [-49.7909592432, -20.5922900957], [-49.8076004148, -20.5986417421], [-49.8132716681, -20.5962521461], [-49.8255410725, -20.6036982015], [-49.8268800055, -20.6087901830], [-49.8383579773, -20.6127892235], [-49.8577694463, -20.6052657820], [-49.8645441999, -20.5928756248], [-49.8702086114, -20.5901980750], [-49.8538106830, -20.5782383291], [-49.8487843926, -20.5796803292], [-49.8394486230, -20.5750233479], [-49.8338657352, -20.5624170600], [-49.8234397986, -20.5506705614], [-49.8035121140, -20.5372485554], [-49.8007233610, -20.5311570444], [-49.7930413039, -20.5291296905], [-49.7604630773, -20.5264731865], [-49.7465506034, -20.5311548359], [-49.7413029494, -20.5329200910], [-49.7418282059, -20.5248360424], [-49.7391579654, -20.5097846344], [-49.7177897742, -20.5008901022], [-49.7047744796, -20.4863517866], [-49.6907809044, -20.4406102770], [-49.6805916519, -20.4283140851], [-49.6849021898, -20.4140717845], [-49.6799672577, -20.4051836336], [-49.6806504261, -20.3909111330], [-49.6724492150, -20.3850850509], [-49.6675924963, -20.3734128066], [-49.6676957407, -20.3678363101], [-49.6626550193, -20.3618385771], [-49.6371751980, -20.3440035469], [-49.6335958410, -20.3343067948], [-49.6170366532, -20.3226267417]]] }},</text:span></text:p>
      <text:p text:style-name="P1"><text:span text:style-name="T1"><text:tab/>{ "type": "Feature", "properties": {"id": "3553500", "name": "Tapirai", "description": "Tapirai"}, "geometry": { "type": "Polygon", "coordinates": [[[-47.5736289214, -23.8628123293], [-47.5583726696, -23.8698744978], [-47.5543650754, -23.8664081103], [-47.5519819072, -23.8693906563], [-47.5404179965, -23.8671640948], [-47.5402202311, -23.8717057390], [-47.5329390614, -23.8733478211], [-47.5285762580, -23.8915318889], [-47.5234209875, -23.8915218472], [-47.5222563849, -23.8961747756], [-47.5217364975, -23.8963489654], [-47.5141829542, -23.8978004719], [-47.5107310336, -23.8914930762], [-47.5071960936, -23.8930832566], [-47.4995208611, -23.8972330260], [-47.4850109393, -23.8938766982], [-47.4714311010, -23.9003765450], [-47.4560473523, -23.8928995910], [-47.4535789828, -23.8951358413], [-47.4580062982, -23.9008030645], [-47.4559339066, -23.9044988500], [-47.4393783797, -23.9005015428], [-47.4326124313, -23.9027562355], [-47.4372144418, -23.9140170711], [-47.4328681329, -23.9253569854], [-47.4354924992, -23.9312439234], [-47.4234778223, -23.9425178042], [-47.4394833974, -23.9542778201], [-47.4337978850, -23.9580665794], [-47.4317711772, -23.9669314085], [-47.4206147080, -23.9612882750], [-47.4139087609, -23.9626964746], [-47.3881285657, -23.9823827600], [-47.3823173998, -23.9893833577], [-47.3854990767, -23.9949210047], [-47.3776516492, -23.9984516095], [-47.3686726530, -23.9979225494], [-47.3718814635, -24.0086980765], [-47.3621591454, -24.0067514765], [-47.3633251949, -24.0127634851], [-47.3547453229, -24.0212961126], [-47.3553123890, -24.0290664018], [-47.3625757841, -24.0312834066], [-47.3678767226, -24.0422472859], [-47.3714130984, -24.0411368258], [-47.3764840681, -24.0480055592], [-47.3855259167, -24.0492933989], [-47.3888170782, -24.0545582400], [-47.4151059122, -24.0607483914], [-47.4210792128, -24.0681393372], [-47.4269924756, -24.0681756331], [-47.4486434156, -24.0499970688], [-47.4521261245, -24.0513975444], [-47.4626047071, -24.0596711077], [-47.4645903802, -24.0758373481], [-47.4768652349, -24.0808337557], [-47.4818603108, -24.0740096328], [-47.4917754347, -24.0697318257], [-47.4933421467, -24.0582150116], [-47.5030662857, -24.0490538887], [-47.5118041241, -24.0459121807], [-47.5297294472, -24.0459596861], [-47.5405818844, -24.0373968364], [-47.5490837601, -24.0359204053], [-47.5532066297, -24.0364204480], [-47.5539626730, -24.0399304861], [-47.5623076171, -24.0390724865], [-47.5620230829, -24.0489239895], [-47.5699924497, -24.0775326098], [-47.5823480804, -24.0749635313], [-47.5914669645, -24.0879275987], [-47.5955461028, -24.0792956891], [-47.5969951903, -24.0850778664], [-47.6279895991, -24.1134985692], [-47.6333975083, -24.1123653102], [-47.6355413555, -24.0999805698], [-47.6296896176, -24.0871411672], [-47.6298600740, -24.0752141584], [-47.6198493809, -24.0678558961], [-47.6214626549, -24.0636331815], [-47.6149902333, -24.0590730436], [-47.6131687836, -24.0517560030], [-47.6132894354, -24.0441950529], [-47.6225105541, -24.0408840945], [-47.6244003823, -24.0341255474], [-47.6278109796, -24.0350220966], [-47.6363522863, -24.0376342287], [-47.6374237309, -24.0433286910], [-47.6409732877, -24.0390319471], [-47.6527913894, -24.0442315677], [-47.6605243828, -24.0399027429], [-47.6723726306, -24.0406648297], [-47.6798397616, -24.0447726628], [-47.6846300486, -24.0560815951], [-47.7020129169, -24.0732924330], [-47.7090210973, -24.0713072041], [-47.7246663745, -24.0804392978], [-47.7251943274, -24.0891133010], [-47.7352734801, -24.1035215634], [-47.7233731450, -24.1057358383], [-47.7253903698, -24.1101058667], [-47.7215011907, -24.1127398267], [-47.7242488405, -24.1176163583], [-47.7357783173, -24.1245449921], [-47.7436956617, -24.1203439338], [-47.7514743417, -24.1230556862], [-47.7578928082, -24.1302270029], [-47.7724883295, -24.1338815281], [-47.7747045054, -24.1272861706], [-47.7879497695, -24.1313116038], [-47.7912539533, -24.1344536048], [-47.8003154367, -24.1340746928], [-47.8081503596, -24.1302822196], [-47.8276384007, -24.1327918764], [-47.8295598160, -24.1229727080], [-47.8374461207, -24.1186904053], [-47.8504085591, -24.1162120471], [-47.8580292620, -24.1221142063], [-47.8628153220, -24.1134620559], [-47.8564249759, -24.1038913884], [-47.8581015352, -24.0938556871], [-47.8673102444, -24.0859160940], [-47.8676122285, -24.0760051129], [-47.8765214945, -24.0803736864], [-47.8943670263, -24.0788266072], [-47.9065195507, -24.0681750651], [-47.8963599399, -24.0616556796], [-47.8922917240, -24.0645889601], [-47.8794466713, -24.0593019959], [-47.8899575555, -24.0572513253], [-47.8873260707, -24.0473727135], [-47.8783363391, -24.0514715976], [-47.8718426377, -24.0492323887], [-47.8678548384, -24.0431688433], [-47.8685710955, -24.0288169507], [-47.8628334295, -24.0329313153], [-47.8593019474, -24.0239170285], [-47.8524129705, -24.0224889313], [-47.8525429929, -24.0173325932], [-47.8571268633, -24.0162367089], [-47.8626685829, -24.0042413976], [-47.8581718421, -23.9986055088], [-47.8432844414, -23.9888806227], [-47.8311051072, -23.9892909002], [-47.8227191427, -23.9846370789], [-47.8196698988, -23.9749458018], [-47.8132019601, -23.9696356237], [-47.8140936784, -23.9579405030], [-47.8092264952, -23.9521396516], [-47.8009133018, -23.9524640213], [-47.8045771923, -23.9624516441], [-47.7964811494, -23.9691722168], [-47.7954859173, -23.9779274392], [-47.7779767204, -23.9885876452], [-47.7665916070, -23.9830779332], [-47.7583759690, -23.9888406034], [-47.7576968210, -23.9942545682], [-47.7400897917, -23.9875006504], [-47.7349685603, -23.9944720435], [-47.7176916522, -24.0033118366], [-47.7174373438, -24.0088910380], [-47.7113636071, -24.0051936831], [-47.7155172850, -23.9984536431], [-47.7096146807, -23.9936779406], [-47.7110401990, -23.9915780275], [-47.7011998530, -23.9881429761], [-47.6966871860, -23.9924004656], [-47.6854764069, -23.9929718140], [-47.6808968756, -23.9868764083], [-47.6690247536, -23.9812691989], [-47.6619173476, -23.9718919549], [-47.6707701927, -23.9666403768], [-47.6704432245, -23.9632793495], [-47.6660602761, -23.9590594325], [-47.6650172507, -23.9643225464], [-47.6580870201, -23.9658737375], [-47.6521065098, -23.9572269042], [-47.6459401969, -23.9635636805], [-47.6442058225, -23.9596771610], [-47.6341116780, -23.9568197019], [-47.6271054026, -23.9506240654], [-47.6297617620, -23.9350809906], [-47.6221742784, -23.9359266001], [-47.6107116256, -23.9267807089], [-47.6080223163, -23.9196816272], [-47.6110502450, -23.9154660885], [-47.6062010938, -23.9153921863], [-47.5931209964, -23.9041978818], [-47.6133582619, -23.8946116159], [-47.6063803082, -23.8808232331], [-47.6090608240, -23.8739417993], [-47.6061256044, -23.8663382377], [-47.5828760826, -23.8686426960], [-47.5787572659, -23.8619320153], [-47.5736289214, -23.8628123293]]] }},</text:span></text:p>
      <text:p text:style-name="P1"><text:span text:style-name="T1"><text:tab/>{ "type": "Feature", "properties": {"id": "3553609", "name": "Tapiratiba", "description": "Tapiratiba"}, "geometry": { "type": "Polygon", "coordinates": [[[-46.7533758746, -21.3811667227], [-46.7339220009, -21.3936903503], [-46.7235988514, -21.3911510095], [-46.7199965182, -21.3891623596], [-46.7142740467, -21.3921825589], [-46.7055148367, -21.4043642610], [-46.6934455263, -21.3900792313], [-46.6917590634, -21.3822674983], [-46.6835682512, -21.3758924771], [-46.6734736806, -21.3740122427], [-46.6662771259, -21.3608122006], [-46.6591809880, -21.3632789596], [-46.6467522771, -21.3637144086], [-46.6444746465, -21.3719171565], [-46.6478613972, -21.3753474675], [-46.6469719265, -21.3794695799], [-46.6470628901, -21.3931266386], [-46.6383702202, -21.4015298366], [-46.6368952028, -21.4102098326], [-46.6261201681, -21.4110076012], [-46.6179741285, -21.4208271788], [-46.6202226538, -21.4255171337], [-46.6156312285, -21.4297720644], [-46.6257329376, -21.4269252034], [-46.6501475434, -21.4392540072], [-46.6559575371, -21.4367351830], [-46.6684968603, -21.4383369198], [-46.6767153829, -21.4336714142], [-46.6997356090, -21.4455548548], [-46.7057652860, -21.4430715198], [-46.7063182397, -21.4467701133], [-46.7144163980, -21.4540156973], [-46.7178487497, -21.4697393287], [-46.7222924009, -21.4726887392], [-46.7186698818, -21.4802325432], [-46.6973371690, -21.4980104232], [-46.7011059550, -21.5057325446], [-46.7114039292, -21.5096314967], [-46.7182457836, -21.5191549233], [-46.7327838609, -21.5277132792], [-46.7402857119, -21.5285917429], [-46.7457193924, -21.5301356469], [-46.7481177883, -21.5365035944], [-46.7540852893, -21.5372910331], [-46.7545613624, -21.5419077584], [-46.7623672282, -21.5476372264], [-46.7645575954, -21.5412669538], [-46.7678364260, -21.5412682091], [-46.7772726827, -21.5516673024], [-46.7828833417, -21.5439398442], [-46.7829768836, -21.5274502202], [-46.7882707261, -21.5288009651], [-46.7941196926, -21.5239662615], [-46.7901555083, -21.5213492905], [-46.7997649418, -21.5209336566], [-46.8080908297, -21.5248992323], [-46.8113151095, -21.5230645073], [-46.8119717606, -21.5091555777], [-46.8206726005, -21.5130161640], [-46.8321879968, -21.5044536160], [-46.8287412176, -21.4963702977], [-46.8357924675, -21.4885164203], [-46.8342582013, -21.4681352121], [-46.8289737477, -21.4609131237], [-46.8177251928, -21.4616717970], [-46.8138907605, -21.4507354723], [-46.8183098513, -21.4408875967], [-46.8162515726, -21.4381876979], [-46.8042051031, -21.4375559585], [-46.8078974375, -21.4329366044], [-46.8054765999, -21.4261732935], [-46.7854579724, -21.4248237669], [-46.7794357249, -21.4161652023], [-46.7734709390, -21.4134063672], [-46.7751944729, -21.4037327512], [-46.7802181845, -21.4004370638], [-46.7773415433, -21.3906328936], [-46.7810458854, -21.3702260079], [-46.7759500026, -21.3623455820], [-46.7642571409, -21.3595844143], [-46.7583904479, -21.3624262318], [-46.7616889861, -21.3744894275], [-46.7533758746, -21.3811667227]]] }},</text:span></text:p>
      <text:p text:style-name="P1"><text:span text:style-name="T1"><text:tab/>{ "type": "Feature", "properties": {"id": "3553658", "name": "Taquaral", "description": "Taquaral"}, "geometry": { "type": "Polygon", "coordinates": [[[-48.4296740506, -21.0493081719], [-48.4147581922, -21.0491939059], [-48.3963886169, -21.0426272530], [-48.3856696269, -21.0454580617], [-48.3809326928, -21.0538076561], [-48.3728335423, -21.0578540972], [-48.3584133379, -21.0559611328], [-48.3463581591, -21.0585865540], [-48.3212821955, -21.0520606205], [-48.3166810646, -21.0564878109], [-48.3175944022, -21.0603895711], [-48.3323531871, -21.0638882591], [-48.3531330020, -21.0811968180], [-48.3767623319, -21.0961986137], [-48.3859278371, -21.0974145356], [-48.4083981538, -21.0891576670], [-48.4301909210, -21.0949848077], [-48.4409499409, -21.0857646004], [-48.4446872294, -21.0741626800], [-48.4521968812, -21.0696794167], [-48.4564353646, -21.0758152623], [-48.4576877645, -21.0778694172], [-48.4590781504, -21.0753314943], [-48.4595752569, -21.0632734598], [-48.4556505300, -21.0523488819], [-48.4326062491, -21.0369719064], [-48.4296740506, -21.0493081719]]] }},</text:span></text:p>
      <text:p text:style-name="P1"><text:span text:style-name="T1"><text:tab/>{ "type": "Feature", "properties": {"id": "3553708", "name": "Taquaritinga", "description": "Taquaritinga"}, "geometry": { "type": "Polygon", "coordinates": [[[-48.3910324388, -21.3164302641], [-48.3811705656, -21.3231562602], [-48.3512450156, -21.3206816187], [-48.3411872178, -21.3311887783], [-48.3361768414, -21.3309981955], [-48.3337772117, -21.3476631264], [-48.3228849491, -21.3568267204], [-48.3113559312, -21.3602716123], [-48.3353788102, -21.3847698041], [-48.3512255480, -21.3915160747], [-48.3620186519, -21.3924214081], [-48.3710767208, -21.4010706393], [-48.4026473670, -21.3981681706], [-48.4016803327, -21.4164083986], [-48.4265999649, -21.4340230400], [-48.4267908064, -21.4398839514], [-48.4400615298, -21.4601889691], [-48.4591993551, -21.4703297011], [-48.4634757254, -21.4893152377], [-48.4734470585, -21.5044384556], [-48.4706131676, -21.5122187370], [-48.4780233025, -21.5169346225], [-48.4863634206, -21.5179635533], [-48.4921758003, -21.5148631242], [-48.5003759649, -21.5183710138], [-48.5217473776, -21.5195338857], [-48.5285715532, -21.5196119899], [-48.5455586118, -21.5302916772], [-48.5582507805, -21.5320242630], [-48.5750619001, -21.5161145787], [-48.5844289083, -21.5188112332], [-48.5932397262, -21.5143032074], [-48.6031312209, -21.5135859946], [-48.6108296987, -21.5197833250], [-48.5997093540, -21.5256860885], [-48.6082425434, -21.5268261465], [-48.6208786897, -21.5379272122], [-48.6290845714, -21.5543967386], [-48.6278743235, -21.5583162013], [-48.6374020169, -21.5665972074], [-48.6497752058, -21.5467756294], [-48.6548035277, -21.5438655418], [-48.6663791468, -21.5448380768], [-48.6611113096, -21.5293943217], [-48.6627705097, -21.5093288632], [-48.6627708089, -21.5092415464], [-48.6628135480, -21.4888058466], [-48.6673539921, -21.4911721843], [-48.6820942631, -21.4853410082], [-48.6937688573, -21.4898693197], [-48.7078240108, -21.4883598416], [-48.7047171088, -21.4794629619], [-48.7081229254, -21.4714522597], [-48.7153615590, -21.4666502773], [-48.7182039549, -21.4487124314], [-48.7155120155, -21.4295686821], [-48.7247758535, -21.4200190420], [-48.7195774660, -21.4166317414], [-48.7123709848, -21.3974885075], [-48.7034053978, -21.3935449229], [-48.6903922169, -21.3945960239], [-48.6855542852, -21.3900903645], [-48.6838509307, -21.3832816517], [-48.6836874190, -21.3826282754], [-48.6713569881, -21.3822231465], [-48.6616182872, -21.3684411605], [-48.6514427879, -21.3645803507], [-48.6458848492, -21.3777879016], [-48.6360291565, -21.3875839885], [-48.6252717091, -21.3861605760], [-48.6097287681, -21.3938213732], [-48.6025087015, -21.3768893197], [-48.6012889856, -21.3643247489], [-48.5857838187, -21.3449979498], [-48.5768632170, -21.3392660825], [-48.5526080012, -21.3385348193], [-48.5421721686, -21.3520749339], [-48.5348222024, -21.3534021463], [-48.5234766110, -21.3499330179], [-48.5123818286, -21.3437116514], [-48.4940384133, -21.3467816137], [-48.4846773853, -21.3342085260], [-48.4780203397, -21.3312950491], [-48.4740691983, -21.3375696634], [-48.4505618469, -21.3461142855], [-48.4376529082, -21.3423408955], [-48.4319900314, -21.3357819077], [-48.4328379912, -21.3244876370], [-48.4274123602, -21.3185844944], [-48.4263620053, -21.3181781138], [-48.4162460854, -21.3199471366], [-48.3910324388, -21.3164302641]]] }},</text:span></text:p>
      <text:p text:style-name="P1"><text:span text:style-name="T1"><text:tab/>{ "type": "Feature", "properties": {"id": "3553807", "name": "Taquarituba", "description": "Taquarituba"}, "geometry": { "type": "Polygon", "coordinates": [[[-49.3167764878, -23.4001526634], [-49.3081138980, -23.4075814022], [-49.3029354375, -23.4066190648], [-49.2988970898, -23.4147352579], [-49.2930601620, -23.4171255431], [-49.2858997636, -23.4101611396], [-49.2791755173, -23.4126449079], [-49.2703533825, -23.4085538996], [-49.2666545026, -23.4129381566], [-49.2566080144, -23.4070960910], [-49.2513422565, -23.4084201970], [-49.2493930726, -23.4135425062], [-49.2401034371, -23.4162340067], [-49.2361782034, -23.4141779749], [-49.2286539532, -23.4204183727], [-49.2239556785, -23.4172116175], [-49.2126424725, -23.4170301712], [-49.2076546989, -23.4203095443], [-49.2011302961, -23.4224328117], [-49.1901987086, -23.4288602514], [-49.1840871359, -23.4230157346], [-49.1795106010, -23.4247844893], [-49.1784004218, -23.4324065625], [-49.1885121063, -23.4405640473], [-49.1718945286, -23.4655708608], [-49.1567334698, -23.4744586868], [-49.1576606425, -23.4799817685], [-49.1702069689, -23.4917145789], [-49.1659789748, -23.4980212950], [-49.1601463813, -23.4984549956], [-49.1597060697, -23.5072161299], [-49.1553158375, -23.5054109847], [-49.1539478054, -23.5092974442], [-49.1643448527, -23.5172227138], [-49.1607005428, -23.5204784755], [-49.1570336347, -23.5387131801], [-49.1608158940, -23.5411733033], [-49.1559465433, -23.5489988811], [-49.1399209578, -23.5444066661], [-49.1316236215, -23.5494061566], [-49.1302865748, -23.5578281777], [-49.1268707544, -23.5557714785], [-49.1218985986, -23.5593088026], [-49.1206146230, -23.5558433456], [-49.1167248660, -23.5646283586], [-49.1199279627, -23.5688312492], [-49.1193690136, -23.5772783112], [-49.1266166192, -23.5827561285], [-49.1225335791, -23.5868165182], [-49.1275057085, -23.5976380158], [-49.1237025919, -23.5978612314], [-49.1199798903, -23.6039241582], [-49.1232606422, -23.6090689590], [-49.1310643175, -23.6082324150], [-49.1352605278, -23.6127886967], [-49.1326959614, -23.6234798448], [-49.1202360965, -23.6271345150], [-49.1249576658, -23.6365352272], [-49.1215281441, -23.6453858235], [-49.1358632639, -23.6610908236], [-49.1450036243, -23.6552780265], [-49.1615034923, -23.6581055721], [-49.1767423886, -23.6483199876], [-49.1813327174, -23.6526291178], [-49.2030194517, -23.6537827196], [-49.2068098151, -23.6603382397], [-49.2118229553, -23.6596019405], [-49.2217845479, -23.6672516111], [-49.2441504811, -23.6546098660], [-49.2550886986, -23.6336268410], [-49.2629886169, -23.6292618537], [-49.2627754930, -23.6269051647], [-49.2556708150, -23.6299432221], [-49.2436880534, -23.6286044132], [-49.2537971985, -23.6167686638], [-49.2633647398, -23.6064676250], [-49.2641749605, -23.6057473112], [-49.2830728502, -23.5941077658], [-49.2846142277, -23.5884864593], [-49.2934669149, -23.5856805975], [-49.3103713808, -23.5696572308], [-49.3110068804, -23.5691223319], [-49.3186157657, -23.5669809410], [-49.3248859403, -23.5535274164], [-49.3388344116, -23.5488172724], [-49.3326644663, -23.5410726292], [-49.3255240792, -23.5419623583], [-49.3171469588, -23.5376338012], [-49.3306584395, -23.5248744462], [-49.3480569756, -23.5127051182], [-49.3418991227, -23.5100873335], [-49.3312407938, -23.4887255764], [-49.3361798194, -23.4777328730], [-49.3278442418, -23.4746533969], [-49.3231231114, -23.4772481348], [-49.3219373687, -23.4693129888], [-49.3600224388, -23.4346535594], [-49.3612849334, -23.4227946172], [-49.3583204342, -23.4186284040], [-49.3371232045, -23.4138942677], [-49.3310350384, -23.4047429065], [-49.3167764878, -23.4001526634]]] }},</text:span></text:p>
      <text:p text:style-name="P1"><text:span text:style-name="T1"><text:tab/>{ "type": "Feature", "properties": {"id": "3553856", "name": "Taquarivai", "description": "Taquarivai"}, "geometry": { "type": "Polygon", "coordinates": [[[-48.7766432167, -23.8507637589], [-48.7607278252, -23.8590185147], [-48.7410033332, -23.8522010097], [-48.7340604888, -23.8539623487], [-48.7264702945, -23.8576540038], [-48.7218042304, -23.8508036858], [-48.7158176488, -23.8498914733], [-48.7138436943, -23.8528489282], [-48.6906822968, -23.8834947922], [-48.6638995204, -23.8966853256], [-48.6631236538, -23.9071057295], [-48.6689889563, -23.9104242584], [-48.6637454778, -23.9158469256], [-48.6649378120, -23.9236464181], [-48.6566844658, -23.9269075326], [-48.6433598264, -23.9289513702], [-48.6313396666, -23.9356979847], [-48.6244412691, -23.9336310607], [-48.6131508565, -23.9371212299], [-48.6087035046, -23.9336800750], [-48.6055285217, -23.9363901592], [-48.5968467323, -23.9387865865], [-48.5915981955, -23.9337083139], [-48.5863636389, -23.9342744087], [-48.5651002102, -23.9408281374], [-48.5511865926, -23.9342061422], [-48.5474223260, -23.9388328821], [-48.5663966689, -23.9464970158], [-48.5600137838, -23.9503440186], [-48.5604761187, -23.9591015301], [-48.5734625404, -23.9598197208], [-48.5752773629, -23.9638767006], [-48.5805610611, -23.9651005939], [-48.5771205579, -23.9714533576], [-48.5847233111, -23.9734483369], [-48.5847239397, -23.9769517690], [-48.5813901835, -23.9824190154], [-48.5820362760, -23.9822311230], [-48.5842841328, -23.9839224101], [-48.5902513938, -23.9879336499], [-48.6001999006, -23.9852926792], [-48.5992567689, -23.9913825493], [-48.6053257868, -23.9959180945], [-48.6070343181, -24.0024304740], [-48.6245039348, -24.0151649238], [-48.6279174464, -24.0226622594], [-48.6387436446, -24.0171051518], [-48.6486993393, -24.0193928788], [-48.6545234271, -24.0303036837], [-48.6631698462, -24.0286524951], [-48.6654169661, -24.0242716453], [-48.6772835831, -24.0310685038], [-48.6880572169, -24.0238863405], [-48.6964261890, -24.0143462424], [-48.6923624670, -24.0098658424], [-48.6963650873, -23.9993258898], [-48.7059289075, -23.9889780833], [-48.7030351944, -23.9784434241], [-48.7065867645, -23.9788789047], [-48.7062021449, -23.9752591686], [-48.7144259693, -23.9687059106], [-48.7096944763, -23.9646505944], [-48.7099457192, -23.9572373136], [-48.7182284704, -23.9569787048], [-48.7218392068, -23.9615148175], [-48.7286445698, -23.9619531880], [-48.7305504142, -23.9722638344], [-48.7413141834, -23.9791708626], [-48.7613951168, -23.9842159895], [-48.7735664049, -23.9823321963], [-48.7833695430, -23.9908661297], [-48.7877843918, -23.9887846888], [-48.7732260980, -23.9761614021], [-48.7763405742, -23.9691697176], [-48.7733933925, -23.9586275229], [-48.7780892735, -23.9533829441], [-48.7735542978, -23.9396564671], [-48.7670377130, -23.9322722291], [-48.7683358280, -23.9208459930], [-48.7737305064, -23.9138343036], [-48.7667806544, -23.8975366210], [-48.7714285036, -23.8896928535], [-48.7696900825, -23.8855293009], [-48.7728682242, -23.8780776772], [-48.7791169295, -23.8751747993], [-48.7816400031, -23.8633178242], [-48.7950639998, -23.8535993347], [-48.7921729006, -23.8491153509], [-48.7766432167, -23.8507637589]]] }},</text:span></text:p>
      <text:p text:style-name="P1"><text:span text:style-name="T1"><text:tab/>{ "type": "Feature", "properties": {"id": "3553906", "name": "Tarabai", "description": "Tarabai"}, "geometry": { "type": "Polygon", "coordinates": [[[-51.6114076724, -22.2795091529], [-51.6024697128, -22.2853809117], [-51.5997447337, -22.2806567357], [-51.5825532572, -22.2846038409], [-51.5720216963, -22.2808359697], [-51.5556654618, -22.2844190276], [-51.5476353597, -22.2879981331], [-51.5431760227, -22.2991438778], [-51.5399020520, -22.3019803859], [-51.5412219851, -22.3108517340], [-51.5517977240, -22.3182304268], [-51.5480243060, -22.3263524903], [-51.5580258599, -22.3628565416], [-51.5550240916, -22.3680455617], [-51.5603813274, -22.3809151755], [-51.5583813846, -22.3892779432], [-51.5704981588, -22.3989434038], [-51.5908223552, -22.3990920611], [-51.6014334629, -22.4043550488], [-51.6009681144, -22.4078669267], [-51.6117737662, -22.4114689107], [-51.6212361051, -22.4276365869], [-51.6305473938, -22.4200389686], [-51.6354159828, -22.4199893084], [-51.6476353640, -22.4353756105], [-51.6492792570, -22.4430365007], [-51.6565533863, -22.4427486888], [-51.6580653661, -22.4464374922], [-51.6651946443, -22.4383305753], [-51.6772171165, -22.4347891024], [-51.6932461825, -22.4185025402], [-51.6969522764, -22.4040580968], [-51.7106578333, -22.3919267384], [-51.7068881863, -22.3789211207], [-51.7116556349, -22.3510496376], [-51.7079667943, -22.3454893293], [-51.6968846014, -22.3462275681], [-51.6863763538, -22.3405986826], [-51.6926144906, -22.3313147959], [-51.6802377969, -22.3276815690], [-51.6649477149, -22.3144153572], [-51.6590829851, -22.3065529654], [-51.6472897787, -22.3064456475], [-51.6479421678, -22.3017448834], [-51.6397150101, -22.3017130338], [-51.6346450759, -22.2965012744], [-51.6370797110, -22.3148107071], [-51.6337609640, -22.3314975043], [-51.6167957427, -22.3162171150], [-51.6135530988, -22.3077428495], [-51.6201732237, -22.2841195984], [-51.6114076724, -22.2795091529]]] }},</text:span></text:p>
      <text:p text:style-name="P1"><text:span text:style-name="T1"><text:tab/>{ "type": "Feature", "properties": {"id": "3553955", "name": "Taruma", "description": "Taruma"}, "geometry": { "type": "Polygon", "coordinates": [[[-50.5856780499, -22.6735152019], [-50.5711267153, -22.6910339079], [-50.5506521910, -22.6841535278], [-50.5472172966, -22.6893058556], [-50.5494054309, -22.6941274124], [-50.5346130352, -22.7082125752], [-50.5293442995, -22.7090120826], [-50.5227346009, -22.7050855264], [-50.5195100451, -22.6972019853], [-50.5143998799, -22.6978268188], [-50.5077596070, -22.7020065293], [-50.5085687813, -22.7222071124], [-50.5026858666, -22.7368163454], [-50.5073590124, -22.7538898709], [-50.5185735433, -22.7700832764], [-50.5215395135, -22.7857396471], [-50.5229390274, -22.8095767067], [-50.5239525054, -22.8324187431], [-50.5431568932, -22.8343574868], [-50.5517842921, -22.8401356992], [-50.5701847946, -22.8452312097], [-50.5879169255, -22.8575479547], [-50.5892227515, -22.8618074940], [-50.5987556686, -22.8626001826], [-50.6060677972, -22.8719210337], [-50.6130223971, -22.8703157890], [-50.6269653215, -22.8538850395], [-50.6382117353, -22.8485984740], [-50.6424700548, -22.8419969567], [-50.6480832199, -22.8257444269], [-50.6648474744, -22.8079273853], [-50.6763098267, -22.7968868700], [-50.6782987942, -22.7802262018], [-50.6951019173, -22.7820646571], [-50.7057933022, -22.7722999163], [-50.7017859374, -22.7370582115], [-50.6719556564, -22.7006661517], [-50.6519291549, -22.6847195558], [-50.6421071350, -22.6759954829], [-50.6311876700, -22.6756221559], [-50.6256644747, -22.6765567588], [-50.6038726632, -22.6788727687], [-50.5856780499, -22.6735152019]]] }},</text:span></text:p>
      <text:p text:style-name="P1"><text:span text:style-name="T1"><text:tab/>{ "type": "Feature", "properties": {"id": "3554003", "name": "Tatui", "description": "Tatui"}, "geometry": { "type": "Polygon", "coordinates": [[[-47.7798755235, -23.2227879075], [-47.7795175128, -23.2316416000], [-47.7857475713, -23.2345569455], [-47.7807621586, -23.2380179796], [-47.7824164153, -23.2514402083], [-47.7717578187, -23.2513381325], [-47.7694100006, -23.2550151609], [-47.7795628168, -23.2625588295], [-47.7771278390, -23.2651246286], [-47.7689394549, -23.2618921592], [-47.7663210956, -23.2654271135], [-47.7698872070, -23.2708440540], [-47.7775124546, -23.2702198267], [-47.7673234931, -23.2735187628], [-47.7700766552, -23.2806355903], [-47.7605731574, -23.2824763400], [-47.7698913694, -23.2855238883], [-47.7695470472, -23.2864230334], [-47.7689386089, -23.2901893919], [-47.7757958414, -23.2938435003], [-47.7724723888, -23.2925395121], [-47.7669481928, -23.2977301472], [-47.7667207532, -23.3013586780], [-47.7619743805, -23.3010817445], [-47.7687546626, -23.3044211304], [-47.7659234700, -23.3095733844], [-47.7788803604, -23.3143493186], [-47.7788296569, -23.3192259114], [-47.7691302191, -23.3266155607], [-47.7665085211, -23.3275108241], [-47.7613475219, -23.3204206781], [-47.7564090032, -23.3241429218], [-47.7574708518, -23.3376406036], [-47.7459552427, -23.3291575086], [-47.7423073049, -23.3327236455], [-47.7403772024, -23.3293754558], [-47.7365708976, -23.3310629334], [-47.7445196841, -23.3425998491], [-47.7378357934, -23.3544807392], [-47.7368512887, -23.3564072480], [-47.7358505462, -23.3514081230], [-47.7347485547, -23.3497006474], [-47.7260372691, -23.3539007084], [-47.7302531907, -23.3670356812], [-47.7267254431, -23.3800397221], [-47.7251697284, -23.3850509872], [-47.7393323007, -23.3900376422], [-47.7411098215, -23.3867498377], [-47.7486469473, -23.3916577376], [-47.7513997391, -23.3991330494], [-47.7572364912, -23.3989524814], [-47.7614110792, -23.3985311991], [-47.7600968726, -23.4055678419], [-47.7638435511, -23.4133317124], [-47.7693872108, -23.4137947192], [-47.7628157919, -23.4192718699], [-47.7760929887, -23.4300473182], [-47.7745260824, -23.4329185743], [-47.7651077947, -23.4320830942], [-47.7594504868, -23.4352626837], [-47.7597680899, -23.4410548705], [-47.7656712857, -23.4449928980], [-47.7735539690, -23.4442998966], [-47.7819093329, -23.4515146762], [-47.7831460826, -23.4474800713], [-47.7873023598, -23.4502339257], [-47.7842983409, -23.4645268378], [-47.7886969422, -23.4701402333], [-47.7848201163, -23.4725997861], [-47.7853874815, -23.4763273801], [-47.8021460153, -23.4712395638], [-47.8011757829, -23.4810629965], [-47.8067508874, -23.4882101561], [-47.8101543902, -23.4820945027], [-47.8230232955, -23.4762237754], [-47.8467657541, -23.4825790143], [-47.8456583316, -23.4733907799], [-47.8504948133, -23.4732534074], [-47.8508154235, -23.4629691448], [-47.8713246995, -23.4449468429], [-47.8878096250, -23.4495767394], [-47.8932471449, -23.4433974756], [-47.8983100980, -23.4429101872], [-47.9137853190, -23.4476978299], [-47.9222473841, -23.4609198278], [-47.9351269948, -23.4618687484], [-47.9435763768, -23.4459008183], [-47.9315930300, -23.4241866588], [-47.9314808739, -23.4190652987], [-47.9383478102, -23.4136677717], [-47.9461576720, -23.4087082977], [-47.9534148451, -23.4102941727], [-47.9557211375, -23.4177858053], [-47.9673191046, -23.4125294525], [-47.9722357766, -23.4140613944], [-47.9762974743, -23.4209412392], [-47.9805714710, -23.4231337342], [-47.9840344753, -23.4209521521], [-47.9965630776, -23.4288119854], [-48.0178777420, -23.4316110716], [-48.0285692849, -23.4325296185], [-48.0323757993, -23.4287974039], [-48.0424990720, -23.4325270396], [-48.0469334321, -23.4302441110], [-48.0482871501, -23.4238067602], [-48.0525288944, -23.3889473565], [-48.0592848488, -23.3813649200], [-48.0665370755, -23.3811047527], [-48.0828089553, -23.3722663708], [-48.0740099471, -23.3697755656], [-48.0698299976, -23.3740970030], [-48.0378666809, -23.3760822844], [-48.0292486670, -23.3828597000], [-47.9962694819, -23.3632599540], [-47.9854569901, -23.3643594629], [-47.9834421243, -23.3455705771], [-47.9660598697, -23.3359823715], [-47.9578736936, -23.3263350283], [-47.9527908824, -23.3095011421], [-47.9580314939, -23.3057716070], [-47.9486782027, -23.2953877252], [-47.9562027199, -23.2890897225], [-47.9494909984, -23.2788514771], [-47.9449919584, -23.2748631101], [-47.9387667349, -23.2762356653], [-47.9283846731, -23.2791577189], [-47.9148478015, -23.2739774013], [-47.9081275696, -23.2723857549], [-47.9035114773, -23.2652925127], [-47.8952846829, -23.2627751228], [-47.8907105992, -23.2653663502], [-47.8831050645, -23.2606940861], [-47.8750094541, -23.2615355719], [-47.8698152737, -23.2570643534], [-47.8682534633, -23.2523925008], [-47.8642038061, -23.2488650569], [-47.8636380216, -23.2514944172], [-47.8584412585, -23.2503496347], [-47.8599965201, -23.2424714033], [-47.8506586223, -23.2430611031], [-47.8511276969, -23.2381157960], [-47.8446389854, -23.2353275692], [-47.8391155284, -23.2386564012], [-47.8405269113, -23.2469297630], [-47.8308332279, -23.2479917735], [-47.8244900282, -23.2526557704], [-47.8211840367, -23.2441535634], [-47.8156554346, -23.2432597912], [-47.8141473530, -23.2387787225], [-47.8191623546, -23.2331988353], [-47.8141117781, -23.2277948306], [-47.8067193471, -23.2364153966], [-47.7947716489, -23.2282508537], [-47.7874845312, -23.2312511843], [-47.7830854498, -23.2292155924], [-47.7830631075, -23.2218909471], [-47.7798755235, -23.2227879075]]] }},</text:span></text:p>
      <text:p text:style-name="P1"><text:span text:style-name="T1"><text:tab/>{ "type": "Feature", "properties": {"id": "3554102", "name": "Taubate", "description": "Taubate"}, "geometry": { "type": "Polygon", "coordinates": [[[-45.6394882443, -22.9982999736], [-45.6324921089, -23.0006932097], [-45.6228270125, -22.9965232771], [-45.5696008651, -22.9867553550], [-45.5660384791, -22.9884358889], [-45.5647711220, -22.9890339468], [-45.5453929289, -22.9981747010], [-45.5128036264, -22.9829848426], [-45.5039378030, -22.9788504770], [-45.4975628848, -22.9995138694], [-45.4959149032, -23.0011197229], [-45.4939107549, -23.0142758758], [-45.4812394809, -23.0214523646], [-45.4799619111, -23.0270311378], [-45.4658536104, -23.0376748228], [-45.4662280717, -23.0451113840], [-45.4612722828, -23.0527204530], [-45.4536853811, -23.0544733570], [-45.4502949205, -23.0603674600], [-45.4458360081, -23.0595010215], [-45.4385775969, -23.0709654091], [-45.4198691711, -23.0557607214], [-45.4078941346, -23.0471830914], [-45.4069038998, -23.0405785886], [-45.4005017673, -23.0378486018], [-45.3999443648, -23.0332985746], [-45.3925457975, -23.0355784259], [-45.3873674724, -23.0262422061], [-45.3803101475, -23.0245711129], [-45.3786162246, -23.0176806705], [-45.3623311298, -23.0101844347], [-45.3619503645, -23.0061575226], [-45.3530422959, -23.0063025887], [-45.3472028074, -23.0186965612], [-45.3398720134, -23.0218949521], [-45.3393341968, -23.0309943074], [-45.3273955280, -23.0338235195], [-45.3237832360, -23.0285810740], [-45.3077584170, -23.0248113238], [-45.2977963067, -23.0222513008], [-45.2937824257, -23.0265891768], [-45.2973743244, -23.0317511626], [-45.2887156595, -23.0455749737], [-45.3136112692, -23.0566277752], [-45.2960658074, -23.0845515058], [-45.2996739823, -23.0914955856], [-45.3202971226, -23.0876759604], [-45.3279924426, -23.0844320862], [-45.3295278666, -23.0910363754], [-45.3470488210, -23.0980013653], [-45.3494355136, -23.1017771999], [-45.3433092360, -23.1085617342], [-45.3528297418, -23.1355423013], [-45.3693815315, -23.1429788756], [-45.3723776339, -23.1477706348], [-45.3705320562, -23.1518605773], [-45.3873283279, -23.1583972540], [-45.3886151991, -23.1695353514], [-45.3965462315, -23.1801735790], [-45.4033817545, -23.1794677940], [-45.4097019890, -23.1922763959], [-45.4248603832, -23.2050416093], [-45.4415843027, -23.2072359796], [-45.4450223591, -23.2171935557], [-45.4503623760, -23.2208336695], [-45.4528372183, -23.2182117800], [-45.4668564902, -23.2241443977], [-45.4856346156, -23.2216638781], [-45.4896551469, -23.2186412590], [-45.5027932553, -23.2194741323], [-45.5124630035, -23.2041305080], [-45.5194985474, -23.1990045016], [-45.5176162595, -23.1919775693], [-45.5212157316, -23.1876972758], [-45.5212206015, -23.1761219971], [-45.5353372113, -23.1758062037], [-45.5450426022, -23.1757668798], [-45.5535303051, -23.1607046455], [-45.5683002892, -23.1594129166], [-45.5721934281, -23.1682591659], [-45.5889311748, -23.1789374039], [-45.5971666485, -23.1770236109], [-45.5992108076, -23.1701677945], [-45.6039019098, -23.1693825465], [-45.6089873625, -23.1629050710], [-45.5944134935, -23.1446411224], [-45.5933336729, -23.1342537448], [-45.6292068532, -23.1149716949], [-45.6286792543, -23.1008073512], [-45.6357284641, -23.0894560085], [-45.6313896886, -23.0866967883], [-45.6305157007, -23.0808167729], [-45.6370460132, -23.0740341672], [-45.6376060071, -23.0682894927], [-45.6377949641, -23.0664001153], [-45.6660296555, -23.0298329004], [-45.6644815186, -23.0380253587], [-45.6718848248, -23.0346358195], [-45.6736756705, -23.0455691480], [-45.6778992575, -23.0359214881], [-45.6969694328, -23.0260108837], [-45.7022704894, -23.0067395719], [-45.7129320605, -23.0092889585], [-45.7107338507, -22.9897134339], [-45.7180975360, -22.9868656417], [-45.7246437348, -22.9689560813], [-45.7090151194, -22.9565006718], [-45.7042300779, -22.9474739338], [-45.6991938299, -22.9564885608], [-45.6871960650, -22.9613878174], [-45.6851115861, -22.9685293236], [-45.6776997626, -22.9694226576], [-45.6777347888, -22.9752230902], [-45.6653674622, -22.9765871995], [-45.6587390838, -22.9827308078], [-45.6503356002, -22.9843668038], [-45.6468209462, -22.9863844226], [-45.6394882443, -22.9982999736]]] }},</text:span></text:p>
      <text:p text:style-name="P1"><text:span text:style-name="T1"><text:tab/>{ "type": "Feature", "properties": {"id": "3554201", "name": "Tejupa", "description": "Tejupa"}, "geometry": { "type": "Polygon", "coordinates": [[[-49.3712748209, -23.2628560923], [-49.3599133293, -23.2661116696], [-49.3372757102, -23.2623282767], [-49.3316445222, -23.2652991289], [-49.3236068718, -23.2637884906], [-49.3196206691, -23.2693103452], [-49.3183802487, -23.2691572373], [-49.3182449102, -23.2691405990], [-49.3122238641, -23.2741998715], [-49.3044394930, -23.2746280915], [-49.3035931223, -23.2796232885], [-49.2937854234, -23.2799851166], [-49.2854826205, -23.2791572847], [-49.2817193733, -23.2719323837], [-49.2513053462, -23.2703897037], [-49.2347802205, -23.2850343305], [-49.2239539875, -23.2834458090], [-49.2190269335, -23.2869983428], [-49.2168631096, -23.2980427200], [-49.2033240904, -23.3065712634], [-49.2014453707, -23.3114311778], [-49.2039560253, -23.3237365616], [-49.2152804718, -23.3413424561], [-49.2162242662, -23.3524939540], [-49.2083330468, -23.3643108907], [-49.2130703653, -23.3720886141], [-49.2043515656, -23.3804254642], [-49.2083181174, -23.3857234090], [-49.2230184998, -23.3847199386], [-49.2064294731, -23.4044627818], [-49.2074265195, -23.4127739907], [-49.2126424725, -23.4170301712], [-49.2239556785, -23.4172116175], [-49.2286539532, -23.4204183727], [-49.2361782034, -23.4141779749], [-49.2401034371, -23.4162340067], [-49.2493930726, -23.4135425062], [-49.2513422565, -23.4084201970], [-49.2566080144, -23.4070960910], [-49.2666545026, -23.4129381566], [-49.2703533825, -23.4085538996], [-49.2791755173, -23.4126449079], [-49.2858997636, -23.4101611396], [-49.2930601620, -23.4171255431], [-49.2988970898, -23.4147352579], [-49.3029354375, -23.4066190648], [-49.3081138980, -23.4075814022], [-49.3167764878, -23.4001526634], [-49.3310350384, -23.4047429065], [-49.3371232045, -23.4138942677], [-49.3583204342, -23.4186284040], [-49.3612849334, -23.4227946172], [-49.3600224388, -23.4346535594], [-49.3689228720, -23.4280684914], [-49.3728108196, -23.4146653233], [-49.3945341314, -23.3950329641], [-49.3930149328, -23.3797581241], [-49.3964237453, -23.3538979040], [-49.4103333680, -23.3453256450], [-49.4178363957, -23.3362569518], [-49.4124752768, -23.3296027716], [-49.4022866924, -23.3295417646], [-49.3975968953, -23.3205554178], [-49.4005358702, -23.3140178038], [-49.3966318458, -23.3042121263], [-49.3908543079, -23.3044374178], [-49.3867236910, -23.2979313742], [-49.3880796153, -23.2908979764], [-49.3940739110, -23.2886240331], [-49.3931824364, -23.2851797840], [-49.3994131445, -23.2811412726], [-49.3938203735, -23.2724313471], [-49.3920270484, -23.2700463256], [-49.3828969565, -23.2641839625], [-49.3758276465, -23.2669215218], [-49.3712748209, -23.2628560923]]] }},</text:span></text:p>
      <text:p text:style-name="P1"><text:span text:style-name="T1"><text:tab/>{ "type": "Feature", "properties": {"id": "3554300", "name": "Teodoro Sampaio", "description": "Teodoro Sampaio"}, "geometry": { "type": "Polygon", "coordinates": [[[-52.2840889525, -22.2729306164], [-52.2401245297, -22.2904811730], [-52.2088623377, -22.2856644401], [-52.2169126738, -22.2996101826], [-52.2127676144, -22.3223254597], [-52.2284077778, -22.3323514299], [-52.2311897375, -22.3435253098], [-52.2254358486, -22.3579198500], [-52.2262807090, -22.3751516193], [-52.2194866632, -22.3998364297], [-52.2062986963, -22.4161592491], [-52.1823767214, -22.4683373343], [-52.1807360811, -22.4799719987], [-52.1611091696, -22.5030483021], [-52.1459595597, -22.5126618137], [-52.1458774347, -22.5128432139], [-52.1405635568, -22.5155947800], [-52.1350600525, -22.5264456421], [-52.1482675929, -22.5487845405], [-52.1518417693, -22.5687643889], [-52.1620263219, -22.6027223400], [-52.1561832381, -22.6442495913], [-52.1822760845, -22.6549122122], [-52.1966866685, -22.6584609823], [-52.2130779466, -22.6714891554], [-52.2238827110, -22.6740438947], [-52.2280503730, -22.6641448608], [-52.2276043350, -22.6420478173], [-52.2396377113, -22.6194146383], [-52.2499177667, -22.6149574521], [-52.2601569647, -22.6159362641], [-52.2782000709, -22.6199213753], [-52.2894648316, -22.6277611230], [-52.3048787049, -22.6363481709], [-52.3699712180, -22.6284320917], [-52.4048797805, -22.6165972531], [-52.4208741573, -22.6101298812], [-52.4451956833, -22.6078114484], [-52.4447946854, -22.5956316448], [-52.4509153971, -22.5876929478], [-52.4511778950, -22.5750012998], [-52.4549944005, -22.5695300697], [-52.4506928491, -22.5593232060], [-52.4521416693, -22.5477280935], [-52.4654988719, -22.5328956980], [-52.4589039228, -22.5087965002], [-52.4658449968, -22.5017224487], [-52.4671453806, -22.5005792296], [-52.4675062026, -22.5001159098], [-52.4703260973, -22.4909746814], [-52.4678660374, -22.4661908783], [-52.4731186999, -22.4520150461], [-52.4785429221, -22.4422219543], [-52.4677159860, -22.4275012341], [-52.4648001134, -22.4174071800], [-52.4856643289, -22.4108499912], [-52.5022577629, -22.4000532720], [-52.5114093891, -22.3872823525], [-52.5264222801, -22.3936881587], [-52.5332310716, -22.3906307341], [-52.5436294799, -22.3958058572], [-52.5558245935, -22.3919363636], [-52.5707312150, -22.4036585991], [-52.5813056768, -22.4125743583], [-52.5935218863, -22.4072296801], [-52.6110827732, -22.4010921739], [-52.6301719409, -22.3957186293], [-52.6472553091, -22.3752697493], [-52.6551046510, -22.3445706131], [-52.6510475430, -22.3129858660], [-52.6548413288, -22.3026766856], [-52.6453033776, -22.2978157033], [-52.6290261046, -22.2819292846], [-52.6014946271, -22.2714848991], [-52.5786906514, -22.2514862935], [-52.5514613873, -22.2428566192], [-52.5227378774, -22.2285562145], [-52.5029387446, -22.2249182636], [-52.4893465518, -22.2178290376], [-52.4837207591, -22.2127876312], [-52.4794700819, -22.2004151834], [-52.4556896043, -22.1848432592], [-52.4428971409, -22.1845743767], [-52.4330000970, -22.1802127480], [-52.4266036865, -22.1832053957], [-52.4183138737, -22.1857839757], [-52.4065312821, -22.2012906843], [-52.3727562994, -22.2182373988], [-52.3583010746, -22.2204052371], [-52.3404976347, -22.2299360707], [-52.3355638658, -22.2375070547], [-52.3147409710, -22.2426118824], [-52.2961748271, -22.2528672077], [-52.2840889525, -22.2729306164]]] }},</text:span></text:p>
      <text:p text:style-name="P1"><text:span text:style-name="T1"><text:tab/>{ "type": "Feature", "properties": {"id": "3554409", "name": "Terra Roxa", "description": "Terra Roxa"}, "geometry": { "type": "Polygon", "coordinates": [[[-48.3378337941, -20.6950715649], [-48.3200479863, -20.7247500503], [-48.2953517884, -20.7198078196], [-48.2896358491, -20.7228279272], [-48.2838971463, -20.7342003632], [-48.2833269402, -20.7356671434], [-48.2729650952, -20.7432100273], [-48.2627376138, -20.7375705020], [-48.2568915026, -20.7400315508], [-48.2437190504, -20.7736379184], [-48.2442118330, -20.7801140593], [-48.2568805412, -20.7957722743], [-48.2547875705, -20.8057804440], [-48.2556726824, -20.8066692925], [-48.2562208745, -20.8076980716], [-48.2590247494, -20.8147048915], [-48.2944685348, -20.8323587517], [-48.3430349517, -20.8320862899], [-48.3581105310, -20.8190139116], [-48.3805048755, -20.8410648704], [-48.4088893335, -20.8537818603], [-48.4072538352, -20.8405572378], [-48.4139631070, -20.8386648117], [-48.4196208806, -20.8261493805], [-48.4293674435, -20.8203576916], [-48.4338836450, -20.8097800287], [-48.4446362244, -20.7982432447], [-48.4471487606, -20.7872645749], [-48.4447456704, -20.7854986481], [-48.4505026611, -20.7763344859], [-48.4446701736, -20.7749063769], [-48.4446572551, -20.7704903781], [-48.4367160304, -20.7729029276], [-48.4250240181, -20.7623623019], [-48.4310363918, -20.7616241025], [-48.4312725203, -20.7566357040], [-48.4362448972, -20.7577591605], [-48.4413185252, -20.7523236064], [-48.4366222577, -20.7522676582], [-48.4117205394, -20.7451387222], [-48.4106445203, -20.7440166841], [-48.3887469365, -20.7307678382], [-48.3839126296, -20.7236575589], [-48.3733427067, -20.7223119842], [-48.3666518026, -20.7152975504], [-48.3575997253, -20.7131906797], [-48.3574159002, -20.7058798904], [-48.3399561456, -20.7016834221], [-48.3378337941, -20.6950715649]]] }},</text:span></text:p>
      <text:p text:style-name="P1"><text:span text:style-name="T1"><text:tab/>{ "type": "Feature", "properties": {"id": "3554508", "name": "Tiete", "description": "Tiete"}, "geometry": { "type": "Polygon", "coordinates": [[[-47.7571130275, -22.9138804838], [-47.7597854799, -22.9216673098], [-47.7444312112, -22.9323666019], [-47.7220658110, -22.9327511061], [-47.7221160475, -22.9192218488], [-47.7110343516, -22.9115900928], [-47.7103758085, -22.9128113173], [-47.7007272448, -22.9181792035], [-47.6980464285, -22.9307139575], [-47.6774233417, -22.9580349057], [-47.6767959601, -22.9679824971], [-47.6652938757, -22.9837108837], [-47.6633521575, -22.9899860071], [-47.6678381799, -22.9932962367], [-47.6598072683, -22.9967996323], [-47.6608518364, -23.0278928089], [-47.6465546873, -23.0410470866], [-47.6441524189, -23.0412297462], [-47.6295841538, -23.0430119199], [-47.6259567392, -23.0754891145], [-47.6126603983, -23.0683446162], [-47.6023885758, -23.0700645291], [-47.5922635377, -23.0765573256], [-47.6037400222, -23.0868380088], [-47.6056392822, -23.0925948727], [-47.6082267089, -23.0987786660], [-47.6199635554, -23.1145213047], [-47.6274224763, -23.1086382535], [-47.6298786711, -23.1164395310], [-47.6238340085, -23.1301548894], [-47.6238427964, -23.1413534297], [-47.6117818638, -23.1370490372], [-47.6062647696, -23.1313034570], [-47.5977077259, -23.1303600327], [-47.5959439834, -23.1375288669], [-47.5829208744, -23.1500873988], [-47.5872099839, -23.1528243505], [-47.5937328149, -23.1491514525], [-47.6022144631, -23.1512700338], [-47.6089330044, -23.1480943246], [-47.6156905553, -23.1612867396], [-47.6141059427, -23.1687202473], [-47.6154643437, -23.1813514296], [-47.6311161199, -23.1919067422], [-47.6459549782, -23.1935530603], [-47.6796381470, -23.2196490787], [-47.6896542789, -23.2227488708], [-47.6917053827, -23.2185102731], [-47.7035377983, -23.2155402914], [-47.7033062277, -23.2097591673], [-47.6950791627, -23.1980627681], [-47.6882606828, -23.1993426123], [-47.6837974806, -23.1960415198], [-47.6857612537, -23.1852868038], [-47.6879912965, -23.1712112114], [-47.7116747076, -23.1592958463], [-47.7129584068, -23.1413233020], [-47.7165159726, -23.1389395408], [-47.7303532152, -23.1402028313], [-47.7325495001, -23.1348773520], [-47.7417712932, -23.1375764051], [-47.7505529397, -23.1215920254], [-47.7467365421, -23.1100490102], [-47.7493581925, -23.0922116481], [-47.7565565669, -23.0831061022], [-47.7799268474, -23.0540610672], [-47.7914196347, -23.0485143356], [-47.7911605798, -23.0434690869], [-47.7843570512, -23.0403028560], [-47.7607828970, -23.0367935228], [-47.7672469433, -23.0291301046], [-47.7832965288, -23.0320967991], [-47.7918912168, -23.0180872982], [-47.7815637382, -23.0140587393], [-47.7664585093, -23.0145824335], [-47.7474110974, -23.0016904716], [-47.7567019135, -22.9973252998], [-47.7811689788, -23.0082942236], [-47.7818627462, -23.0034850319], [-47.7642235446, -22.9838868075], [-47.7712755908, -22.9750353647], [-47.7892284128, -22.9802132773], [-47.7961897632, -22.9777292674], [-47.8044731833, -22.9821175770], [-47.8148195572, -22.9791834611], [-47.8158273295, -22.9624179682], [-47.8249406990, -22.9496188527], [-47.8261741502, -22.9413910179], [-47.8199450589, -22.9424050912], [-47.8223079773, -22.9354549774], [-47.8191291111, -22.9296022024], [-47.8228244735, -22.9244960320], [-47.8164787855, -22.9209118752], [-47.8117066036, -22.9221980872], [-47.8100926804, -22.9163376168], [-47.8133428265, -22.9155400892], [-47.8139548072, -22.9086166181], [-47.8065126616, -22.9038296358], [-47.8084222914, -22.8772617540], [-47.8064435136, -22.8764206415], [-47.7628664865, -22.9035122773], [-47.7571130275, -22.9138804838]]] }},</text:span></text:p>
      <text:p text:style-name="P1"><text:span text:style-name="T1"><text:tab/>{ "type": "Feature", "properties": {"id": "3554607", "name": "Timburi", "description": "Timburi"}, "geometry": { "type": "Polygon", "coordinates": [[[-49.6649878303, -23.1126363814], [-49.6535109716, -23.1204597419], [-49.6493353342, -23.1280569943], [-49.6356898397, -23.1291505787], [-49.6291585286, -23.1370235887], [-49.6224717329, -23.1340044170], [-49.6194425851, -23.1390794602], [-49.6038593036, -23.1353350540], [-49.5934715662, -23.1448903680], [-49.5868351088, -23.1474958377], [-49.5771120487, -23.1444332097], [-49.5728763863, -23.1380763082], [-49.5666944062, -23.1441412188], [-49.5582775931, -23.1528381176], [-49.5546073819, -23.1520049881], [-49.5540907263, -23.1554577873], [-49.5495614829, -23.1527720748], [-49.5502875059, -23.1593802742], [-49.5450027666, -23.1693772942], [-49.5349612985, -23.1758479305], [-49.5425022225, -23.1882561071], [-49.5372583050, -23.1958452571], [-49.5239953735, -23.2002819261], [-49.5217309991, -23.2058726075], [-49.5241105811, -23.2160409264], [-49.5339270477, -23.2299947113], [-49.5486790332, -23.2434569817], [-49.5461291484, -23.2552176684], [-49.5398810356, -23.2801271385], [-49.5450199645, -23.2788022498], [-49.5459889849, -23.2729340332], [-49.5600243965, -23.2584819571], [-49.5699961084, -23.2642703769], [-49.5920107585, -23.2668980765], [-49.6049173704, -23.2781725223], [-49.6129962150, -23.2776717721], [-49.6266683363, -23.2812930035], [-49.6346942268, -23.2708266986], [-49.6395895188, -23.2558448950], [-49.6466263417, -23.2512329619], [-49.6440022707, -23.2397563531], [-49.6492416752, -23.2370887031], [-49.6542385603, -23.2273950551], [-49.6532751448, -23.2115576930], [-49.6662286508, -23.1883001906], [-49.6772305096, -23.1744644031], [-49.6827879621, -23.1731322892], [-49.6778424481, -23.1645826170], [-49.6980888440, -23.1636405785], [-49.7030667639, -23.1578291349], [-49.7008921210, -23.1526015664], [-49.7094518462, -23.1561543990], [-49.7156519625, -23.1511110493], [-49.7160165528, -23.1479144310], [-49.6944302677, -23.1345755811], [-49.6851118641, -23.1163102845], [-49.6708446421, -23.1194772405], [-49.6649878303, -23.1126363814]]] }},</text:span></text:p>
      <text:p text:style-name="P1"><text:span text:style-name="T1"><text:tab/>{ "type": "Feature", "properties": {"id": "3554656", "name": "Torre de Pedra", "description": "Torre de Pedra"}, "geometry": { "type": "Polygon", "coordinates": [[[-48.1910346114, -23.2211506052], [-48.1735302479, -23.2312391755], [-48.1728644531, -23.2373417343], [-48.1614258677, -23.2450486303], [-48.1547363721, -23.2613545710], [-48.1617323487, -23.2611801784], [-48.1751514162, -23.2739192557], [-48.1788245963, -23.2720980836], [-48.1840530237, -23.2764713462], [-48.1842915983, -23.2835899021], [-48.1940215052, -23.2945497303], [-48.2028320876, -23.2959019040], [-48.2107772577, -23.3026788949], [-48.2144186933, -23.2969075690], [-48.2244079752, -23.2987230081], [-48.2287245194, -23.2920051288], [-48.2371511900, -23.2900633748], [-48.2409654233, -23.2797508164], [-48.2386944208, -23.2624680941], [-48.2533368752, -23.2570584883], [-48.2603007184, -23.2294617746], [-48.2568330946, -23.2227930010], [-48.2533040051, -23.2250778361], [-48.2457562325, -23.2197845615], [-48.2448634066, -23.2091423883], [-48.2244338374, -23.1957661330], [-48.2227300552, -23.1958990809], [-48.2135480451, -23.1997838258], [-48.2079081841, -23.2068166200], [-48.2067670470, -23.2157481140], [-48.1996702456, -23.2214672999], [-48.1910346114, -23.2211506052]]] }},</text:span></text:p>
      <text:p text:style-name="P1"><text:span text:style-name="T1"><text:tab/>{ "type": "Feature", "properties": {"id": "3554706", "name": "Torrinha", "description": "Torrinha"}, "geometry": { "type": "Polygon", "coordinates": [[[-48.1546225422, -22.3611569852], [-48.1465475090, -22.3709546956], [-48.1400800045, -22.3703059513], [-48.1248077238, -22.3783193968], [-48.1109692549, -22.3746336084], [-48.1056799541, -22.3865249973], [-48.0846658747, -22.3940519952], [-48.0650444231, -22.4091870349], [-48.0616193581, -22.4151763172], [-48.0608214195, -22.4164956091], [-48.0621184329, -22.4239377723], [-48.0518185401, -22.4455013389], [-48.0585453411, -22.4481184692], [-48.0471913360, -22.4537029797], [-48.0542811738, -22.4623375370], [-48.0410347101, -22.4779936963], [-48.0432030486, -22.4919053713], [-48.0403167639, -22.5054051568], [-48.0495636614, -22.5132903844], [-48.0590490370, -22.5128708765], [-48.0670102453, -22.5140834488], [-48.0752331087, -22.5266898540], [-48.0827794514, -22.5073734170], [-48.0882853194, -22.5083394376], [-48.0935310523, -22.4984075057], [-48.0993647691, -22.5096454783], [-48.1035067709, -22.5079225861], [-48.1045591762, -22.4982042761], [-48.1111756909, -22.5027150045], [-48.1207834663, -22.4997510179], [-48.1188075902, -22.4944440573], [-48.1246782059, -22.4890892722], [-48.1279552068, -22.4937155748], [-48.1276419565, -22.5040963372], [-48.1231981248, -22.5059061178], [-48.1240858388, -22.5106616358], [-48.1204213305, -22.5147289827], [-48.1230551794, -22.5287624010], [-48.1288375902, -22.5218093595], [-48.1362030052, -22.5277645064], [-48.1405394756, -22.5182294429], [-48.1379514924, -22.5139898734], [-48.1315049956, -22.5137020530], [-48.1310925141, -22.5032769120], [-48.1370851346, -22.4992450221], [-48.1395656887, -22.4907887720], [-48.1445674008, -22.4907197184], [-48.1486173737, -22.4808885686], [-48.1566964217, -22.4883033813], [-48.1582892382, -22.4905237844], [-48.1585369885, -22.4783569694], [-48.1645610997, -22.4814821079], [-48.1730582320, -22.4762522012], [-48.1752045713, -22.4839159403], [-48.1709214109, -22.4911925534], [-48.1743055214, -22.4978896279], [-48.1768920490, -22.4967438232], [-48.1742792634, -22.4892540057], [-48.1805320221, -22.4881293872], [-48.1831144838, -22.4828759987], [-48.1918113355, -22.4897951548], [-48.1879791783, -22.4972324897], [-48.1919212864, -22.4985716304], [-48.1878685030, -22.5133248986], [-48.1931206022, -22.5089464918], [-48.1971410813, -22.5125800560], [-48.1982294606, -22.5016142257], [-48.2072591300, -22.4963962161], [-48.2173339072, -22.5059766511], [-48.2220001596, -22.5162956597], [-48.2343871494, -22.5198988981], [-48.2449388964, -22.5139097091], [-48.2714897899, -22.5279948110], [-48.2890042874, -22.5249280937], [-48.2829971738, -22.5193075983], [-48.2762033619, -22.4951313850], [-48.2560748966, -22.4909995450], [-48.2425707845, -22.4789517087], [-48.2437834980, -22.4672460871], [-48.2540859945, -22.4624839304], [-48.2684224322, -22.4474239285], [-48.2781894422, -22.4265957967], [-48.2666522766, -22.4127889231], [-48.2644482076, -22.4029388874], [-48.2500163880, -22.3874472654], [-48.2371243388, -22.3922540787], [-48.2424468125, -22.3732627020], [-48.2388850572, -22.3670627981], [-48.1546225422, -22.3611569852]]] }},</text:span></text:p>
      <text:p text:style-name="P1"><text:span text:style-name="T1"><text:tab/>{ "type": "Feature", "properties": {"id": "3554755", "name": "Trabiju", "description": "Trabiju"}, "geometry": { "type": "Polygon", "coordinates": [[[-48.2910345388, -21.9892704240], [-48.3016253407, -22.0051428493], [-48.2968197517, -22.0083968036], [-48.3016808867, -22.0222180056], [-48.3068334923, -22.0323166397], [-48.3041143171, -22.0541964683], [-48.2981221105, -22.0632590615], [-48.3222526478, -22.0776428279], [-48.3396070919, -22.0573425497], [-48.3471301770, -22.0467386373], [-48.3681058876, -22.0551074160], [-48.3940040267, -22.0429282657], [-48.4073842882, -22.0489928238], [-48.4247970062, -22.0662589737], [-48.4408622673, -22.0606078514], [-48.4251625987, -22.0543750893], [-48.4156680495, -22.0435424710], [-48.4147817631, -22.0348813935], [-48.4050787612, -22.0289400682], [-48.3493203578, -22.0085456142], [-48.3221914312, -21.9886745889], [-48.3152713750, -21.9907467904], [-48.3042288266, -21.9853421671], [-48.2910345388, -21.9892704240]]] }},</text:span></text:p>
      <text:p text:style-name="P1"><text:span text:style-name="T1"><text:tab/>{ "type": "Feature", "properties": {"id": "3554805", "name": "Tremembe", "description": "Tremembe"}, "geometry": { "type": "Polygon", "coordinates": [[[-45.6106694121, -22.8783766497], [-45.6006289904, -22.8780965496], [-45.5969132444, -22.8746584048], [-45.5825315843, -22.8877854759], [-45.5719031298, -22.8871068982], [-45.5679663602, -22.8902417308], [-45.5655556129, -22.8880384396], [-45.5652059517, -22.8937493156], [-45.5521986271, -22.8990711655], [-45.5504892361, -22.9147444544], [-45.5426138295, -22.9224272430], [-45.5353066683, -22.9160970400], [-45.5321727612, -22.9195705509], [-45.5277467920, -22.9177897349], [-45.5279059681, -22.9224983235], [-45.5242401601, -22.9213481592], [-45.5213428257, -22.9241089304], [-45.5227794651, -22.9310994346], [-45.5116468230, -22.9455505170], [-45.5081470521, -22.9559055783], [-45.5109032907, -22.9596658705], [-45.5072446077, -22.9640264684], [-45.5039378030, -22.9788504770], [-45.5128036264, -22.9829848426], [-45.5453929289, -22.9981747010], [-45.5647711220, -22.9890339468], [-45.5660384791, -22.9884358889], [-45.5696008651, -22.9867553550], [-45.6228270125, -22.9965232771], [-45.6324921089, -23.0006932097], [-45.6394882443, -22.9982999736], [-45.6468209462, -22.9863844226], [-45.6503356002, -22.9843668038], [-45.6587390838, -22.9827308078], [-45.6653674622, -22.9765871995], [-45.6777347888, -22.9752230902], [-45.6776997626, -22.9694226576], [-45.6851115861, -22.9685293236], [-45.6871960650, -22.9613878174], [-45.6991938299, -22.9564885608], [-45.7042300779, -22.9474739338], [-45.6936787778, -22.9387718142], [-45.6722342990, -22.9235035389], [-45.6747244684, -22.9144991954], [-45.6838853637, -22.9067125228], [-45.6746886641, -22.8999172113], [-45.6766038098, -22.8962188631], [-45.6659118628, -22.8811943395], [-45.6525995955, -22.8827980542], [-45.6319351799, -22.8746041590], [-45.6106694121, -22.8783766497]]] }},</text:span></text:p>
      <text:p text:style-name="P1"><text:span text:style-name="T1"><text:tab/>{ "type": "Feature", "properties": {"id": "3554904", "name": "Tres Fronteiras", "description": "Tres Fronteiras"}, "geometry": { "type": "Polygon", "coordinates": [[[-50.8486065837, -20.2938674337], [-50.8585502932, -20.3006764485], [-50.8563184997, -20.3146878343], [-50.8470750000, -20.3154419616], [-50.8248448959, -20.3307415990], [-50.8148959994, -20.3526648738], [-50.8242361563, -20.3662154028], [-50.8217303170, -20.3733992454], [-50.8339476846, -20.3828091905], [-50.8532632841, -20.3859578424], [-50.8618627576, -20.3747742071], [-50.8653781314, -20.3505337556], [-50.8720107289, -20.3472961623], [-50.8770063969, -20.3178774499], [-50.8898754275, -20.3154123295], [-50.8909142440, -20.3114491126], [-50.9001338618, -20.3081676655], [-50.9086008758, -20.3085247973], [-50.9098247737, -20.2999387333], [-50.9197210744, -20.2991321788], [-50.9217752268, -20.2965579792], [-50.9252006514, -20.2993583298], [-50.9264034542, -20.3012453458], [-50.9328002992, -20.3104686972], [-50.9332713611, -20.2923455192], [-50.9373752320, -20.2868005152], [-50.9302717780, -20.2652533383], [-50.9225213984, -20.2573200854], [-50.9213574146, -20.2508122752], [-50.9159431898, -20.2482369081], [-50.9151061767, -20.2299384411], [-50.9027764790, -20.2192471266], [-50.8860790455, -20.1948744618], [-50.8796038971, -20.1805401874], [-50.8642196779, -20.1657596661], [-50.8595153530, -20.1760697755], [-50.8467183497, -20.1848824829], [-50.8224105734, -20.2162235122], [-50.8225096693, -20.2167161097], [-50.8245226241, -20.2266462120], [-50.8220249507, -20.2370216879], [-50.8247444256, -20.2402674127], [-50.8349671151, -20.2632772535], [-50.8408241057, -20.2681059301], [-50.8369928026, -20.2823913066], [-50.8486065837, -20.2938674337]]] }},</text:span></text:p>
      <text:p text:style-name="P1"><text:span text:style-name="T1"><text:tab/>{ "type": "Feature", "properties": {"id": "3554953", "name": "Tuiuti", "description": "Tuiuti"}, "geometry": { "type": "Polygon", "coordinates": [[[-46.6980805273, -22.7680261898], [-46.6945290410, -22.7707019490], [-46.6744983078, -22.7671311405], [-46.6604752831, -22.7683046393], [-46.6562140487, -22.7695876777], [-46.6465044440, -22.7741145689], [-46.6534990172, -22.7885293247], [-46.6478923706, -22.7953832028], [-46.6424116799, -22.8055275642], [-46.6381126004, -22.8014896234], [-46.6234445776, -22.8047742376], [-46.6218386602, -22.8266291697], [-46.6240194780, -22.8324635593], [-46.6370873306, -22.8429678556], [-46.6406487266, -22.8469542696], [-46.6303368633, -22.8618879291], [-46.6350977051, -22.8619453686], [-46.6407789079, -22.8631133436], [-46.6500515349, -22.8676718648], [-46.6457303806, -22.8757457611], [-46.6470903585, -22.8829933701], [-46.6502392045, -22.8851015463], [-46.6521615652, -22.8875160716], [-46.6556724637, -22.8843239419], [-46.6625998578, -22.8855809039], [-46.6633476494, -22.8897272452], [-46.6679798090, -22.8903598119], [-46.6770792731, -22.8837931905], [-46.6813643910, -22.8849598390], [-46.6918270946, -22.8852405862], [-46.6900880594, -22.8791723837], [-46.7036630964, -22.8781048305], [-46.7024217404, -22.8882041604], [-46.7124157924, -22.8838039615], [-46.7159893728, -22.8922354690], [-46.7204943188, -22.8941528805], [-46.7182111676, -22.8864167598], [-46.7234166989, -22.8839078185], [-46.7180227448, -22.8777937018], [-46.7221962371, -22.8769850980], [-46.7251271458, -22.8765131768], [-46.7222630320, -22.8706022121], [-46.7266599139, -22.8652502762], [-46.7288436300, -22.8522390000], [-46.7344990921, -22.8538569170], [-46.7311709817, -22.8575723335], [-46.7337484461, -22.8628829046], [-46.7439003785, -22.8628845092], [-46.7429481253, -22.8573118560], [-46.7463060930, -22.8575107028], [-46.7598352263, -22.8577997642], [-46.7604267375, -22.8473661771], [-46.7553034619, -22.8235992246], [-46.7484446631, -22.8188631587], [-46.7456692728, -22.8228142442], [-46.7394407739, -22.8232757628], [-46.7373886906, -22.8191610009], [-46.7289978710, -22.8163015696], [-46.7246850181, -22.7952403882], [-46.7208282214, -22.7831844647], [-46.7151461442, -22.7820270370], [-46.7076056526, -22.7790108157], [-46.7030501265, -22.7703350970], [-46.6980805273, -22.7680261898]]] }},</text:span></text:p>
      <text:p text:style-name="P1"><text:span text:style-name="T1"><text:tab/>{ "type": "Feature", "properties": {"id": "3555000", "name": "Tupa", "description": "Tupa"}, "geometry": { "type": "Polygon", "coordinates": [[[-50.3543002428, -21.8458477390], [-50.3608514039, -21.8554537188], [-50.3763064254, -21.8552651472], [-50.3969164133, -21.8524497899], [-50.4038616071, -21.8586965455], [-50.4042327696, -21.8596407139], [-50.4024570987, -21.8759158400], [-50.4102137347, -21.8850939434], [-50.4128436422, -21.8976873519], [-50.4049639783, -21.9050242186], [-50.3926099952, -21.9042177307], [-50.3952448919, -21.9142502480], [-50.4100876299, -21.9278273831], [-50.4129681212, -21.9374277626], [-50.4110642562, -21.9540490985], [-50.4152532355, -21.9642732322], [-50.4251787662, -21.9728879471], [-50.4236686564, -21.9842514242], [-50.4381217671, -21.9862580347], [-50.4535538941, -21.9963064331], [-50.4673491788, -21.9995130476], [-50.4901361683, -22.0088578897], [-50.5044396247, -22.0226920586], [-50.4896407692, -22.0366770447], [-50.4866355556, -22.0475225216], [-50.5109326880, -22.0595231535], [-50.4968020000, -22.0617144857], [-50.4835964836, -22.0716857928], [-50.4833636870, -22.0800635550], [-50.4903528236, -22.0822895636], [-50.5092721974, -22.1057079539], [-50.5207825221, -22.1105671341], [-50.5342701702, -22.1056828974], [-50.5356618036, -22.1020506911], [-50.5507361999, -22.0942411941], [-50.5480790118, -22.0858931052], [-50.5514041953, -22.0820768742], [-50.5562692518, -22.0836899513], [-50.5610906414, -22.0782319061], [-50.5707352490, -22.0786623218], [-50.5734829683, -22.0821507318], [-50.5794423434, -22.0715072679], [-50.5945185595, -22.0732698858], [-50.6005936852, -22.0691605790], [-50.5997934666, -22.0641715921], [-50.6091356646, -22.0625378528], [-50.6096229316, -22.0627887543], [-50.6196991560, -22.0614933765], [-50.6274205546, -22.0496997455], [-50.6364104088, -22.0504508772], [-50.6533551693, -22.0368206845], [-50.6622786696, -22.0359932127], [-50.6683545669, -22.0283389265], [-50.6953942371, -22.0237624461], [-50.6978156242, -22.0198216243], [-50.7052909404, -22.0214818434], [-50.7097376210, -22.0147761956], [-50.7039571900, -22.0133541062], [-50.6862260253, -21.9763082483], [-50.6817103482, -21.9570947627], [-50.6644307982, -21.9355908973], [-50.6644144943, -21.9352108292], [-50.6643999997, -21.9348362096], [-50.6452540692, -21.9254652489], [-50.6347755794, -21.9270039747], [-50.6211932691, -21.9183249619], [-50.6275148327, -21.9032509571], [-50.6185574504, -21.9027445150], [-50.6110837957, -21.8961131545], [-50.6107511444, -21.8910273957], [-50.6162399551, -21.8858708741], [-50.6091297463, -21.8788456065], [-50.6054110609, -21.8688034237], [-50.6082418364, -21.8534904704], [-50.5992145742, -21.8441797285], [-50.5807365124, -21.8425138702], [-50.5725558869, -21.8371915717], [-50.5566924206, -21.8318055247], [-50.5535995080, -21.8255033506], [-50.5394936189, -21.8142575909], [-50.5354354552, -21.8195949007], [-50.5316082278, -21.8181139882], [-50.5180977467, -21.8252805944], [-50.5065435166, -21.8259846847], [-50.4918989220, -21.8505384207], [-50.4736056226, -21.8499837665], [-50.4671147862, -21.8338541361], [-50.4284329453, -21.8094252069], [-50.4252638451, -21.8038185811], [-50.4251520110, -21.8038423177], [-50.4025607307, -21.8085984810], [-50.3999062186, -21.8121164256], [-50.3964783061, -21.8145262667], [-50.3877880720, -21.8144845721], [-50.3851568617, -21.8220572459], [-50.3840358273, -21.8229697047], [-50.3770633995, -21.8252654385], [-50.3616466142, -21.8272435392], [-50.3588135525, -21.8350005312], [-50.3609819297, -21.8404581072], [-50.3546269459, -21.8420891130], [-50.3543002428, -21.8458477390]]] }},</text:span></text:p>
      <text:p text:style-name="P1"><text:span text:style-name="T1"><text:tab/>{ "type": "Feature", "properties": {"id": "3555109", "name": "Tupi Paulista", "description": "Tupi Paulista"}, "geometry": { "type": "Polygon", "coordinates": [[[-51.4960472230, -21.3281863779], [-51.4925471276, -21.3383697889], [-51.4947964955, -21.3523184384], [-51.4910700726, -21.3681508571], [-51.4825500686, -21.3789339252], [-51.4816185097, -21.3854658999], [-51.4803553035, -21.3931652455], [-51.4846925362, -21.4041570502], [-51.4796686646, -21.4125057024], [-51.4846685724, -21.4271807186], [-51.5044468264, -21.4336522924], [-51.5148481414, -21.4445604651], [-51.5232373397, -21.4386115790], [-51.5370137784, -21.4382993050], [-51.5441709155, -21.4538242726], [-51.5619078039, -21.4526863078], [-51.5767302640, -21.4462523174], [-51.5805743778, -21.4402129038], [-51.5912740438, -21.4409609636], [-51.6082468664, -21.4393421254], [-51.6187148793, -21.4453877769], [-51.6283201351, -21.4414154985], [-51.6425596777, -21.4434370062], [-51.6580784997, -21.4399874369], [-51.6685982940, -21.4327680245], [-51.6784981482, -21.4287516633], [-51.6901361198, -21.4101182332], [-51.7226948654, -21.3947042676], [-51.7049926966, -21.3740168689], [-51.6964233945, -21.3702728179], [-51.6785256971, -21.3596364312], [-51.6767581430, -21.3478419221], [-51.6755264772, -21.3462796223], [-51.6662988273, -21.3437652896], [-51.6213217951, -21.3556412858], [-51.6189972314, -21.3552726085], [-51.6214829321, -21.3427916222], [-51.6159694473, -21.3260084780], [-51.6154973787, -21.3263474794], [-51.6096285546, -21.3305596009], [-51.6077468752, -21.3414838819], [-51.5839881207, -21.3349336309], [-51.5586089705, -21.3377550226], [-51.5548278946, -21.3407678822], [-51.5542118014, -21.3318759701], [-51.5497775179, -21.3276705256], [-51.5416023798, -21.3261685694], [-51.5248801804, -21.3363378507], [-51.5108423691, -21.3335088364], [-51.4999154128, -21.3217908140], [-51.4972387866, -21.3119306160], [-51.4924940206, -21.3188094694], [-51.4960472230, -21.3281863779]]] }},</text:span></text:p>
      <text:p text:style-name="P1"><text:span text:style-name="T1"><text:tab/>{ "type": "Feature", "properties": {"id": "3555208", "name": "Turiuba", "description": "Turiuba"}, "geometry": { "type": "Polygon", "coordinates": [[[-50.1498244539, -20.8731703408], [-50.1323750435, -20.8818455955], [-50.1230220218, -20.8795721236], [-50.1159447380, -20.8820753552], [-50.1126959911, -20.8755990333], [-50.1031202405, -20.8868847926], [-50.0919755127, -20.8866083882], [-50.0707107483, -20.9099581291], [-50.0717999166, -20.9138745198], [-50.0642104528, -20.9214504227], [-50.0610218601, -20.9322116955], [-50.0616718985, -20.9387876849], [-50.0568121105, -20.9398252236], [-50.0502078536, -20.9310056890], [-50.0454716022, -20.9402990034], [-50.0359217667, -20.9432884115], [-50.0314314833, -20.9327898498], [-50.0219013054, -20.9431141969], [-50.0324488378, -20.9779215845], [-50.0393532874, -20.9810391177], [-50.0436299212, -20.9918483146], [-50.0545643666, -20.9968655648], [-50.0579132990, -20.9937945836], [-50.0640447272, -20.9957655073], [-50.0660930673, -20.9898945796], [-50.0829630960, -20.9962000345], [-50.0825280310, -21.0012887263], [-50.0950619185, -21.0011938575], [-50.1221026268, -20.9811439725], [-50.1236030645, -20.9838713056], [-50.1562644242, -20.9776733869], [-50.1758541721, -20.9865514664], [-50.1795027293, -20.9819163920], [-50.1768631576, -20.9722081951], [-50.1672282771, -20.9603910015], [-50.1802690903, -20.9384651239], [-50.1805554581, -20.9001553231], [-50.1712913261, -20.8918150771], [-50.1677322038, -20.8928761262], [-50.1681773188, -20.8885263753], [-50.1651114438, -20.8899275299], [-50.1624696080, -20.8870929494], [-50.1653303498, -20.8812806565], [-50.1629248937, -20.8744478656], [-50.1498244539, -20.8731703408]]] }},</text:span></text:p>
      <text:p text:style-name="P1"><text:span text:style-name="T1"><text:tab/>{ "type": "Feature", "properties": {"id": "3555307", "name": "Turmalina", "description": "Turmalina"}, "geometry": { "type": "Polygon", "coordinates": [[[-50.4295757031, -20.0124490657], [-50.4285541238, -20.0197541560], [-50.4337692460, -20.0204074891], [-50.4228593219, -20.0541902420], [-50.4193815309, -20.0583726207], [-50.4180180282, -20.0607297759], [-50.3934780078, -20.1031332992], [-50.4069702749, -20.1342639979], [-50.4173807411, -20.1462296253], [-50.4380801875, -20.1555248438], [-50.4382628987, -20.1555682198], [-50.4501873151, -20.1584234254], [-50.4805464588, -20.1530518478], [-50.4840194212, -20.1472879802], [-50.4827741846, -20.1415941857], [-50.4913074219, -20.1335983479], [-50.4911923201, -20.1244065695], [-50.5051290063, -20.0972286974], [-50.5144805457, -20.0831516363], [-50.5145587151, -20.0830332091], [-50.5186463040, -20.0669649315], [-50.5119215296, -20.0532572604], [-50.5142379763, -20.0397672507], [-50.5186948917, -20.0353952971], [-50.5175731506, -20.0288661060], [-50.4959362509, -20.0366795249], [-50.4842980905, -20.0285457670], [-50.4793427447, -20.0301133999], [-50.4653820771, -20.0217610692], [-50.4594159291, -20.0099082559], [-50.4558973449, -20.0142585726], [-50.4541103593, -20.0026442512], [-50.4419058596, -19.9903479583], [-50.4328511008, -19.9832672197], [-50.4301241912, -19.9868391953], [-50.4290680179, -19.9910364005], [-50.4256361186, -19.9911964450], [-50.4285946458, -19.9973567881], [-50.4256176902, -20.0074059324], [-50.4295757031, -20.0124490657]]] }},</text:span></text:p>
      <text:p text:style-name="P1"><text:span text:style-name="T1"><text:tab/>{ "type": "Feature", "properties": {"id": "3555356", "name": "Ubarana", "description": "Ubarana"}, "geometry": { "type": "Polygon", "coordinates": [[[-49.6611010116, -21.1264654151], [-49.6602958676, -21.1607963565], [-49.6713849592, -21.1725078503], [-49.6813391975, -21.1723183261], [-49.6803953161, -21.1769169207], [-49.6874851034, -21.1844158857], [-49.6834946409, -21.2035953074], [-49.6878733193, -21.2062899595], [-49.6805146650, -21.2132152183], [-49.6845549169, -21.2192324721], [-49.6803346951, -21.2232219769], [-49.6886685920, -21.2255507716], [-49.6883850856, -21.2322761119], [-49.6941446399, -21.2355322865], [-49.6904417897, -21.2420650839], [-49.7073612188, -21.2489993084], [-49.7153393231, -21.2582138863], [-49.7213100191, -21.2532583921], [-49.7254688002, -21.2550923616], [-49.7184214320, -21.2666408142], [-49.7203734483, -21.2722937117], [-49.7097897811, -21.2818123270], [-49.7103821435, -21.2876028943], [-49.7234699616, -21.2939828423], [-49.7211005524, -21.3001580022], [-49.7240058279, -21.3011077481], [-49.7380931737, -21.3010145355], [-49.7414409775, -21.2947528752], [-49.7456232382, -21.2963194443], [-49.7533321953, -21.2965461291], [-49.7703990227, -21.3059343092], [-49.7901117874, -21.2949820624], [-49.8017257240, -21.2930523057], [-49.8147214448, -21.2805899314], [-49.8317480991, -21.2750124472], [-49.8471854175, -21.2713716899], [-49.8560111574, -21.2598420974], [-49.8473705591, -21.2583652096], [-49.8239767882, -21.2373033756], [-49.8149146345, -21.2040352210], [-49.8035173809, -21.2025199775], [-49.7904935199, -21.2095752555], [-49.7827879261, -21.2086776619], [-49.7842087755, -21.1949284825], [-49.7733994917, -21.1790926183], [-49.7625811062, -21.1535098691], [-49.7489391598, -21.1491314280], [-49.7341122251, -21.1289715641], [-49.7233538207, -21.1366433062], [-49.7152624677, -21.1362725004], [-49.6892003234, -21.1302697965], [-49.6758227111, -21.1350614645], [-49.6690205498, -21.1295768817], [-49.6611010116, -21.1264654151]]] }},</text:span></text:p>
      <text:p text:style-name="P1"><text:span text:style-name="T1"><text:tab/>{ "type": "Feature", "properties": {"id": "3555406", "name": "Ubatuba", "description": "Ubatuba"}, "geometry": { "type": "Polygon", "coordinates": [[[-45.1580708575, -23.5592099980], [-45.1446812090, -23.5688722999], [-45.1464928511, -23.5710953652], [-45.1526799823, -23.5684183053], [-45.1576222284, -23.5728267410], [-45.1627614228, -23.5692563259], [-45.1580708575, -23.5592099980]], [[-45.0245260309, -23.5500985197], [-45.0257516368, -23.5502142655], [-45.0260233310, -23.5493558923], [-45.0248421427, -23.5491504647], [-45.0245260309, -23.5500985197]], [[-45.0284823549, -23.5466186460], [-45.0285313312, -23.5485707328], [-45.0301022193, -23.5473397909], [-45.0294981723, -23.5457553308], [-45.0284823549, -23.5466186460]], [[-45.0232144040, -23.5444443231], [-45.0237837627, -23.5453731670], [-45.0250191987, -23.5451151945], [-45.0244930294, -23.5442864206], [-45.0232144040, -23.5444443231]], [[-45.2158751194, -23.5492308877], [-45.2154964769, -23.5505917672], [-45.2173697291, -23.5503419369], [-45.2181193613, -23.5490967585], [-45.2158751194, -23.5492308877]], [[-45.0778535126, -23.5352985690], [-45.0707145446, -23.5388426688], [-45.0635967424, -23.5371571901], [-45.0592950141, -23.5261400444], [-45.0393753600, -23.5343701133], [-45.0420178202, -23.5414971053], [-45.0575748351, -23.5459120894], [-45.0645702688, -23.5541367939], [-45.0775453819, -23.5605981274], [-45.0779636010, -23.5642575810], [-45.0819025750, -23.5530989803], [-45.0780739120, -23.5457792735], [-45.0826232468, -23.5367256049], [-45.0805203053, -23.5253660358], [-45.0766801479, -23.5300291630], [-45.0778535126, -23.5352985690]], [[-45.2119489917, -23.5313003395], [-45.2113651407, -23.5335292965], [-45.2128183183, -23.5327651027], [-45.2132955692, -23.5310729633], [-45.2119489917, -23.5313003395]], [[-45.0399480359, -23.5165929636], [-45.0392051475, -23.5190980504], [-45.0420301298, -23.5188759081], [-45.0425140537, -23.5170455042], [-45.0399480359, -23.5165929636]], [[-44.8619829718, -23.4230324463], [-44.8633922080, -23.4239331367], [-44.8642462601, -23.4226014828], [-44.8624570061, -23.4216528217], [-44.8619829718, -23.4230324463]], [[-44.9039702318, -23.4226282635], [-44.9074051854, -23.4268009997], [-44.9073469133, -23.4230387893], [-44.9039702318, -23.4226282635]], [[-44.8521783676, -23.4216502592], [-44.8552343038, -23.4265007860], [-44.8612369905, -23.4239219015], [-44.8553737028, -23.4150159363], [-44.8521783676, -23.4216502592]], [[-44.8504593012, -23.4040400901], [-44.8510760800, -23.4054802365], [-44.8527291120, -23.4054910599], [-44.8525705758, -23.4044686358], [-44.8504593012, -23.4040400901]], [[-44.8509106390, -23.3981641239], [-44.8537078415, -23.4010571772], [-44.8556400638, -23.4002490257], [-44.8538358745, -23.3978646805], [-44.8509106390, -23.3981641239]], [[-44.9363405633, -23.3880168590], [-44.9380092079, -23.3890535591], [-44.9380338529, -23.3875653236], [-44.9371039034, -23.3865764191], [-44.9363405633, -23.3880168590]], [[-44.8866203575, -23.3828444502], [-44.8875556414, -23.3853564857], [-44.8904634831, -23.3833553951], [-44.8866203575, -23.3828444502]], [[-44.9430728101, -23.3847615510], [-44.9465862631, -23.3881555350], [-44.9475095014, -23.3857671797], [-44.9430728101, -23.3847615510]], [[-44.9022360575, -23.3769723952], [-44.9044051297, -23.3786647965], [-44.9065750398, -23.3770549562], [-44.9022360575, -23.3769723952]], [[-44.9003246206, -23.3505250017], [-44.9060640022, -23.3545425620], [-44.9058855929, -23.3501943374], [-44.9003246206, -23.3505250017]], [[-44.9157425824, -23.1980880987], [-44.9109232420, -23.2026685426], [-44.9077501311, -23.2012614550], [-44.9026120931, -23.2016564666], [-44.8924731850, -23.2109932266], [-44.8822025891, -23.2022180804], [-44.8809623280, -23.2154793135], [-44.8884934900, -23.2240116114], [-44.8848259395, -23.2325112700], [-44.8778499050, -23.2323349981], [-44.8746244866, -23.2486737719], [-44.8538698194, -23.2484895094], [-44.8431336510, -23.2552710198], [-44.8362196342, -23.2564494917], [-44.8397071283, -23.2633181350], [-44.8300288953, -23.2693387071], [-44.8236300867, -23.2803958006], [-44.8263464903, -23.2914561976], [-44.8069598990, -23.2828857771], [-44.8049269220, -23.2895553051], [-44.7970086932, -23.2938807886], [-44.7862627838, -23.2994776261], [-44.7875676243, -23.3052866122], [-44.7801431806, -23.3153466594], [-44.7795062593, -23.3226283765], [-44.7816256509, -23.3259477275], [-44.7763220940, -23.3333091015], [-44.7778800770, -23.3385270708], [-44.7597062529, -23.3420042737], [-44.7533025502, -23.3521611172], [-44.7497076260, -23.3580396544], [-44.7423806032, -23.3579775302], [-44.7359317175, -23.3649930912], [-44.7240028738, -23.3682556742], [-44.7300962408, -23.3700978897], [-44.7397272990, -23.3671923766], [-44.7423946097, -23.3666667868], [-44.7499585685, -23.3663330415], [-44.7839586663, -23.3784062729], [-44.7849873533, -23.3714122256], [-44.7919334967, -23.3696067267], [-44.8001832567, -23.3717252367], [-44.8005379096, -23.3760785235], [-44.8060471109, -23.3795864304], [-44.8201023141, -23.3819973076], [-44.8281514517, -23.3880232652], [-44.8310481435, -23.3856755833], [-44.8432049478, -23.3882098076], [-44.8451551133, -23.3865041506], [-44.8393492088, -23.3790588195], [-44.8379899592, -23.3694127595], [-44.8535155910, -23.3610127593], [-44.8713205870, -23.3593384629], [-44.8911810491, -23.3725879646], [-44.8880986920, -23.3651514929], [-44.8906540386, -23.3586551657], [-44.8828489629, -23.3483129488], [-44.8871868297, -23.3370383431], [-44.9076223710, -23.3337077916], [-44.9171282508, -23.3473864306], [-44.9265545443, -23.3529866637], [-44.9416778763, -23.3573833772], [-44.9479554182, -23.3642828909], [-44.9493264204, -23.3786288830], [-44.9602433074, -23.3806214550], [-44.9780996659, -23.4004369987], [-44.9830181582, -23.3968944021], [-44.9936021924, -23.3976709005], [-45.0080133983, -23.4060846324], [-45.0144658051, -23.4181018699], [-45.0199200669, -23.4166371628], [-45.0320414112, -23.4133812232], [-45.0436264918, -23.4252672725], [-45.0471603261, -23.4252012354], [-45.0452104724, -23.4209966478], [-45.0517067610, -23.4156976010], [-45.0609117988, -23.4196045896], [-45.0642900801, -23.4267537160], [-45.0598496906, -23.4307927766], [-45.0684353179, -23.4324258807], [-45.0687086888, -23.4383773103], [-45.0669926913, -23.4466264699], [-45.0592657049, -23.4566027833], [-45.0549916082, -23.4588931612], [-45.0379313977, -23.4477690001], [-45.0350692516, -23.4493243560], [-45.0345350461, -23.4593778860], [-45.0183768176, -23.4613220217], [-45.0328009700, -23.4643649540], [-45.0449580857, -23.4610814807], [-45.0521562951, -23.4684223264], [-45.0562377487, -23.4649463528], [-45.0633581637, -23.4686192058], [-45.0736847459, -23.4870546107], [-45.0728538070, -23.4925047035], [-45.0669632973, -23.4935930439], [-45.0802478624, -23.5091244393], [-45.0815972584, -23.5213984042], [-45.0860561122, -23.5131470096], [-45.0836017521, -23.4952735705], [-45.0977157479, -23.4921143667], [-45.1043958038, -23.4978494331], [-45.1030999965, -23.4898042228], [-45.1064862627, -23.4886086241], [-45.1112344492, -23.4959947615], [-45.1240478442, -23.5022102622], [-45.1077098878, -23.5073665094], [-45.1102375484, -23.5129095610], [-45.1067456303, -23.5143516602], [-45.1058175194, -23.5237110804], [-45.1137659525, -23.5254415976], [-45.1133761184, -23.5197346715], [-45.1214371673, -23.5203776705], [-45.1217707949, -23.5161677400], [-45.1274138540, -23.5125917620], [-45.1332675791, -23.5088832109], [-45.1376230395, -23.5112254610], [-45.1350458615, -23.5046400300], [-45.1441334265, -23.5010846477], [-45.1449496471, -23.4979083200], [-45.1600748914, -23.4994385580], [-45.1655473768, -23.4917134503], [-45.1712711373, -23.4930918312], [-45.1749865738, -23.4986742544], [-45.1724859745, -23.5112258220], [-45.1667146607, -23.5120030655], [-45.1628217196, -23.5173907038], [-45.1661579587, -23.5283177846], [-45.1583223812, -23.5300002810], [-45.1620075675, -23.5419752885], [-45.1691929278, -23.5391178373], [-45.1743048067, -23.5428096700], [-45.1780260335, -23.5377381558], [-45.1854963550, -23.5410436300], [-45.1897780390, -23.5335490731], [-45.1868186056, -23.5282051618], [-45.1951153006, -23.5197533245], [-45.2127214223, -23.5248748265], [-45.2249658575, -23.5331704996], [-45.2308104408, -23.5498191256], [-45.2227055020, -23.5513866660], [-45.2156562983, -23.5647869679], [-45.2094644654, -23.5646325941], [-45.2150037447, -23.5683001136], [-45.2098501674, -23.5712017948], [-45.2083789298, -23.5790131172], [-45.2111294509, -23.5826337418], [-45.2165177462, -23.5804546719], [-45.2342717436, -23.5826668009], [-45.2448833411, -23.5933560952], [-45.2531859965, -23.5944191346], [-45.2523483249, -23.5918104470], [-45.2574575177, -23.5893814087], [-45.2631582785, -23.5969105211], [-45.2634883525, -23.5890378924], [-45.2730971048, -23.5863475742], [-45.2782697346, -23.5882758114], [-45.2801851505, -23.5841263860], [-45.2773249117, -23.5778362572], [-45.2740147359, -23.5781133483], [-45.2757984125, -23.5750710343], [-45.2716863761, -23.5720937990], [-45.2714013937, -23.5594990884], [-45.2631391166, -23.5641047161], [-45.2588626896, -23.5603629987], [-45.2643437429, -23.5573217276], [-45.2620849306, -23.5525190139], [-45.2653966365, -23.5441038703], [-45.2795991451, -23.5408411817], [-45.2785603047, -23.5213417339], [-45.2726994067, -23.5119694615], [-45.2801158541, -23.5044194254], [-45.2701605823, -23.4972449177], [-45.2751716996, -23.4856055336], [-45.2729930574, -23.4826395752], [-45.2220016434, -23.4559360583], [-45.2011866199, -23.4518126691], [-45.1763577683, -23.4400255415], [-45.1758155960, -23.4356155496], [-45.1741385221, -23.4310094326], [-45.1780381462, -23.4247533795], [-45.1726929073, -23.4149273052], [-45.1764306477, -23.4135916552], [-45.1658693936, -23.4099469499], [-45.1692409714, -23.3971978794], [-45.1745972344, -23.3946747385], [-45.1638627272, -23.3916045268], [-45.1632034484, -23.3881992484], [-45.1527034201, -23.3824118797], [-45.1453039113, -23.3780428744], [-45.1421112933, -23.3719538971], [-45.1440631752, -23.3653395351], [-45.1392733101, -23.3596643175], [-45.1334247553, -23.3630552229], [-45.1165072887, -23.3544557163], [-45.0980497459, -23.3585601782], [-45.0929136654, -23.3510709555], [-45.0808487710, -23.3496254957], [-45.0756404479, -23.3444753521], [-45.0721831026, -23.3489479711], [-45.0675392508, -23.3472142785], [-45.0673664625, -23.3418014718], [-45.0773395613, -23.3271468013], [-45.0700333512, -23.3229466031], [-45.0746016579, -23.3193604135], [-45.0713953706, -23.3139070986], [-45.0737877405, -23.3037410235], [-45.0732523610, -23.3034878548], [-45.0673686047, -23.2998239124], [-45.0674773702, -23.3044065718], [-45.0566435889, -23.3118156364], [-45.0481725818, -23.3092627466], [-45.0440719592, -23.3148247126], [-45.0094859258, -23.3060662832], [-45.0082779105, -23.3007375949], [-45.0131014621, -23.2903266775], [-45.0098321026, -23.2830536449], [-45.0171862453, -23.2692306723], [-45.0026276503, -23.2534823757], [-44.9939834305, -23.2501372743], [-44.9951615485, -23.2396889609], [-44.9868724335, -23.2360147544], [-44.9835295651, -23.2289991886], [-44.9709904756, -23.2323755557], [-44.9666615856, -23.2448935149], [-44.9609163680, -23.2445491000], [-44.9532522361, -23.2337346012], [-44.9429590395, -23.2292477291], [-44.9312709429, -23.2088081805], [-44.9173462302, -23.2032383381], [-44.9157425824, -23.1980880987]]] }},</text:span></text:p>
      <text:p text:style-name="P1"><text:span text:style-name="T1"><text:tab/>{ "type": "Feature", "properties": {"id": "3555505", "name": "Ubirajara", "description": "Ubirajara"}, "geometry": { "type": "Polygon", "coordinates": [[[-49.6355132204, -22.4604973029], [-49.6280371803, -22.4686771448], [-49.6244705414, -22.4746455083], [-49.6084919618, -22.4851485643], [-49.6106222858, -22.4898158590], [-49.6079029224, -22.4961842868], [-49.6115770132, -22.4974151073], [-49.6154016250, -22.5082274494], [-49.6143174741, -22.5210863462], [-49.5849705180, -22.5571793031], [-49.5745490337, -22.5611729139], [-49.5649286315, -22.5700772557], [-49.5660620778, -22.5754745810], [-49.5709743252, -22.5905223052], [-49.5782110996, -22.6018555028], [-49.5843836030, -22.6039299729], [-49.5801221471, -22.6168711525], [-49.5873559005, -22.6231794280], [-49.5916079836, -22.6340997274], [-49.5891727045, -22.6456097323], [-49.5929194572, -22.6516203653], [-49.5990516582, -22.6536267980], [-49.5984425313, -22.6643750858], [-49.6065899789, -22.6624877367], [-49.6245200912, -22.6491589267], [-49.6254961925, -22.6297123309], [-49.6296690893, -22.6235086623], [-49.6506528729, -22.6207558736], [-49.6603061790, -22.6074104950], [-49.6874621779, -22.6005777564], [-49.7002244309, -22.6119574908], [-49.7047005236, -22.6246825617], [-49.7065823745, -22.6182124302], [-49.7360243728, -22.5878998088], [-49.7345451044, -22.5771924664], [-49.7476302542, -22.5545796706], [-49.7475282156, -22.5396213486], [-49.7530207142, -22.5348064064], [-49.7538215717, -22.5286934285], [-49.7583715588, -22.5279325903], [-49.7582802518, -22.5174357150], [-49.7639548354, -22.5160381777], [-49.7715256646, -22.5001712556], [-49.7613054637, -22.5034525273], [-49.7506725944, -22.4946893422], [-49.7485653531, -22.4769743739], [-49.7430409239, -22.4697702136], [-49.7349196535, -22.4662503030], [-49.7210347105, -22.4635581615], [-49.7183123099, -22.4520240225], [-49.7033405821, -22.4388727166], [-49.7035849054, -22.4432700252], [-49.6959846093, -22.4489422374], [-49.6938922941, -22.4557223630], [-49.6864584410, -22.4594364596], [-49.6831980638, -22.4655885863], [-49.6739960313, -22.4682445189], [-49.6636370316, -22.4624155830], [-49.6459047942, -22.4361642237], [-49.6355694875, -22.4466161776], [-49.6355132204, -22.4604973029]]] }},</text:span></text:p>
      <text:p text:style-name="P1"><text:span text:style-name="T1"><text:tab/>{ "type": "Feature", "properties": {"id": "3555604", "name": "Uchoa", "description": "Uchoa"}, "geometry": { "type": "Polygon", "coordinates": [[[-49.0921910303, -20.8112028196], [-49.0836122785, -20.8133735838], [-49.0785235818, -20.8113014144], [-49.0826149914, -20.8332483656], [-49.0903711515, -20.8371432940], [-49.0913166237, -20.8523233173], [-49.1031492697, -20.8618964503], [-49.1023710816, -20.8653150868], [-49.0942001543, -20.8680055317], [-49.0910139690, -20.8765119041], [-49.0922586041, -20.8830516956], [-49.1047374219, -20.8887821309], [-49.1090108974, -20.9029818633], [-49.1061004782, -20.9058370143], [-49.1124573330, -20.9163374379], [-49.1052411425, -20.9284643780], [-49.1073069897, -20.9344656409], [-49.1314951908, -20.9681108386], [-49.1297349987, -20.9814019568], [-49.1200162269, -20.9944108220], [-49.1220841811, -20.9944951220], [-49.1282736985, -20.9984144777], [-49.1173973552, -21.0131419006], [-49.1075084583, -21.0185243641], [-49.1058156039, -21.0219968127], [-49.1101968428, -21.0229565368], [-49.1106128863, -21.0266281931], [-49.1174346381, -21.0382982940], [-49.1307671326, -21.0438851247], [-49.1305962350, -21.0478886488], [-49.1330194966, -21.0587445622], [-49.1307814250, -21.0699870092], [-49.1445577047, -21.0776208550], [-49.1524173704, -21.0717618508], [-49.1638231812, -21.0558475262], [-49.1727260347, -21.0513897023], [-49.1814748251, -21.0337192058], [-49.1811238862, -21.0267189561], [-49.1905522054, -21.0148779932], [-49.2114954137, -21.0013732911], [-49.2130006475, -20.9846489142], [-49.2228118366, -20.9826786321], [-49.2247885440, -20.9758954646], [-49.2415355623, -20.9611207001], [-49.2570561408, -20.9580474858], [-49.2425529844, -20.9533609184], [-49.2527146322, -20.9442380062], [-49.2506823071, -20.9406438187], [-49.2478544230, -20.9253421595], [-49.2466065814, -20.9162266130], [-49.2376490918, -20.9131355225], [-49.2198377061, -20.9138663874], [-49.2125684566, -20.9075141731], [-49.1950093531, -20.9056587986], [-49.1814413211, -20.8914240886], [-49.1834388177, -20.8743853007], [-49.1686176125, -20.8683430292], [-49.1608360396, -20.8531758858], [-49.1487486691, -20.8470103207], [-49.1455020195, -20.8288091785], [-49.1413571784, -20.8243349792], [-49.1236680395, -20.8137428706], [-49.1027026224, -20.8001989764], [-49.0953617057, -20.7876218821], [-49.0983630946, -20.7825289994], [-49.0909015131, -20.7887981271], [-49.0917748750, -20.7998867408], [-49.0921910303, -20.8112028196]]] }},</text:span></text:p>
      <text:p text:style-name="P1"><text:span text:style-name="T1"><text:tab/>{ "type": "Feature", "properties": {"id": "3555703", "name": "Uniao Paulista", "description": "Uniao Paulista"}, "geometry": { "type": "Polygon", "coordinates": [[[-49.8342853722, -20.8483579229], [-49.8407633099, -20.8666193703], [-49.8375304628, -20.9044405067], [-49.8429563989, -20.9142951328], [-49.8442280940, -20.9278240291], [-49.8504375594, -20.9316949704], [-49.8557304748, -20.9331348785], [-49.8706407847, -20.9215692700], [-49.8715760556, -20.9173766387], [-49.8866558212, -20.9167787602], [-49.9215045464, -20.9193436324], [-49.9306348742, -20.9323965916], [-49.9429994460, -20.9349567243], [-49.9563417826, -20.9067989541], [-49.9553852378, -20.9033550727], [-49.9449588040, -20.8991382000], [-49.9425588835, -20.8913562800], [-49.9333818172, -20.8898702638], [-49.9219759533, -20.8787658535], [-49.9166998082, -20.8781372084], [-49.9172879689, -20.8713232986], [-49.9064570717, -20.8590220974], [-49.8931389717, -20.8523204163], [-49.8901729863, -20.8469424284], [-49.8814922447, -20.8443914220], [-49.8557141511, -20.8515927816], [-49.8478902647, -20.8420404181], [-49.8342853722, -20.8483579229]]] }},</text:span></text:p>
      <text:p text:style-name="P1"><text:span text:style-name="T1"><text:tab/>{ "type": "Feature", "properties": {"id": "3555802", "name": "Urania", "description": "Urania"}, "geometry": { "type": "Polygon", "coordinates": [[[-50.6366780348, -20.1001407534], [-50.6338270156, -20.1067556741], [-50.6285420207, -20.1048705663], [-50.6209986471, -20.1080795345], [-50.6200880353, -20.1171587542], [-50.6105932079, -20.1300028080], [-50.6026943678, -20.1615723115], [-50.6078739682, -20.1827607289], [-50.6116677216, -20.2021841601], [-50.6044627294, -20.2159191163], [-50.5918630531, -20.2667138577], [-50.5931737622, -20.2707877316], [-50.5959990307, -20.2750461440], [-50.6056891937, -20.2711493047], [-50.6104617640, -20.2750798476], [-50.6178679309, -20.2732625485], [-50.6189713940, -20.2839183671], [-50.6340068410, -20.2942603666], [-50.6376725893, -20.3126457538], [-50.6413357149, -20.3138896326], [-50.6475848411, -20.3097956537], [-50.6508559784, -20.3133664554], [-50.6482093683, -20.3180103299], [-50.6563563189, -20.3263110793], [-50.6766926549, -20.3332556886], [-50.6868926792, -20.3267751693], [-50.6912211626, -20.3148362417], [-50.6991980057, -20.3112185401], [-50.7191445364, -20.3079007366], [-50.7336132651, -20.3120268534], [-50.7334517759, -20.3025683846], [-50.7266980817, -20.3015023380], [-50.7155679394, -20.2929150356], [-50.7010616696, -20.2722590286], [-50.6864179239, -20.2688238912], [-50.6849938893, -20.2642476002], [-50.6707795379, -20.2530783706], [-50.6706844282, -20.2528248782], [-50.6729232880, -20.2491578129], [-50.6677012318, -20.2221064319], [-50.6801876954, -20.2110318130], [-50.6828922737, -20.1928445786], [-50.6806066189, -20.1582248611], [-50.6980909843, -20.1315350297], [-50.7042625991, -20.1290828805], [-50.6931669108, -20.1097897417], [-50.6788902963, -20.0926557217], [-50.6725828238, -20.0874725837], [-50.6744669020, -20.0721583389], [-50.6629511876, -20.0610493259], [-50.6574769276, -20.0718841961], [-50.6601417897, -20.0876268416], [-50.6366780348, -20.1001407534]]] }},</text:span></text:p>
      <text:p text:style-name="P1"><text:span text:style-name="T1"><text:tab/>{ "type": "Feature", "properties": {"id": "3555901", "name": "Uru", "description": "Uru"}, "geometry": { "type": "Polygon", "coordinates": [[[-49.2438848336, -21.6774327083], [-49.2399340234, -21.6878569997], [-49.2414044659, -21.7099627579], [-49.2583098257, -21.7195915589], [-49.2662600773, -21.7364853738], [-49.2576009409, -21.7477423337], [-49.2664626931, -21.7827411410], [-49.2558376700, -21.8021293372], [-49.2583315960, -21.8160965939], [-49.2728452213, -21.8336923159], [-49.2689645836, -21.8395334623], [-49.2743326806, -21.8422706406], [-49.2773823713, -21.8567826687], [-49.2845701837, -21.8597761208], [-49.2929765832, -21.8480995936], [-49.3072811631, -21.8448737286], [-49.3203428855, -21.8373013553], [-49.3395123938, -21.8377092537], [-49.3505212378, -21.8341936497], [-49.3770572009, -21.8423632212], [-49.3906962558, -21.8301544568], [-49.3841999165, -21.8244728410], [-49.3760762695, -21.8158228276], [-49.3655607587, -21.8194110096], [-49.3391407172, -21.7959627128], [-49.3394567604, -21.7915245568], [-49.3301653112, -21.7896817973], [-49.3203925151, -21.7775706395], [-49.3216111605, -21.7533403962], [-49.3141313412, -21.7358920216], [-49.3136183347, -21.7223304098], [-49.3176116132, -21.6977378780], [-49.3095964382, -21.6887793602], [-49.3042295639, -21.6891792763], [-49.3030146498, -21.6800926106], [-49.2836366094, -21.6733795924], [-49.2728531739, -21.6585342698], [-49.2649565255, -21.6638791163], [-49.2381667089, -21.6703299188], [-49.2438848336, -21.6774327083]]] }},</text:span></text:p>
      <text:p text:style-name="P1"><text:span text:style-name="T1"><text:tab/>{ "type": "Feature", "properties": {"id": "3556008", "name": "Urupes", "description": "Urupes"}, "geometry": { "type": "Polygon", "coordinates": [[[-49.3006689754, -21.1251555984], [-49.2807102777, -21.1327699911], [-49.2644728009, -21.1315838063], [-49.2543556668, -21.1344500258], [-49.2510959016, -21.1298536014], [-49.2475527351, -21.1313013149], [-49.2411061364, -21.1260831485], [-49.2299490895, -21.1237424221], [-49.2203166238, -21.1287543188], [-49.2199150760, -21.1330689057], [-49.2023365287, -21.1402646056], [-49.1946800764, -21.1413786300], [-49.1919845863, -21.1377026370], [-49.1861147078, -21.1401883568], [-49.1840686427, -21.1451343704], [-49.1882660002, -21.1580513202], [-49.1784438434, -21.1744483033], [-49.1708244954, -21.1807244834], [-49.1528435967, -21.1842216857], [-49.1444126845, -21.1869232548], [-49.1413633888, -21.1977424274], [-49.1473181461, -21.2104807155], [-49.1450583246, -21.2154242577], [-49.1637500801, -21.2216251498], [-49.1747249895, -21.2509559119], [-49.1814037776, -21.2571331463], [-49.1999663615, -21.2780919921], [-49.2097313661, -21.2800483632], [-49.2210688912, -21.2925471846], [-49.2286294741, -21.3142752298], [-49.2410999892, -21.3069449474], [-49.2475363566, -21.3040994388], [-49.2498730711, -21.2977402008], [-49.2569795999, -21.2992805709], [-49.2709381015, -21.2845985169], [-49.2843680343, -21.2885110710], [-49.2910766280, -21.2777107659], [-49.2910133398, -21.2674809176], [-49.2984879632, -21.2646016090], [-49.3009905428, -21.2589575554], [-49.3105935573, -21.2566908410], [-49.3153543012, -21.2472575868], [-49.3270742046, -21.2455259166], [-49.3350757533, -21.2351957297], [-49.3490434244, -21.2357434108], [-49.3596405279, -21.2410673262], [-49.3628387986, -21.2392386574], [-49.3636082229, -21.2262143898], [-49.3679330473, -21.2186104510], [-49.3873835428, -21.2115965804], [-49.3875849364, -21.2007286965], [-49.3943207580, -21.1906178923], [-49.3954537556, -21.1809636572], [-49.3980868630, -21.1731890875], [-49.3866136152, -21.1714834435], [-49.3825080910, -21.1747000083], [-49.3826739809, -21.1685912059], [-49.3873430617, -21.1676001141], [-49.3831468143, -21.1565396092], [-49.3795356656, -21.1570359678], [-49.3804964124, -21.1518480206], [-49.3765722099, -21.1560326135], [-49.3654492346, -21.1559607098], [-49.3656857428, -21.1602675936], [-49.3602806330, -21.1639166004], [-49.3489549895, -21.1580221957], [-49.3492881863, -21.1517154998], [-49.3407539166, -21.1534157796], [-49.3268477952, -21.1283833097], [-49.3158230507, -21.1266002939], [-49.3006689754, -21.1251555984]]] }},</text:span></text:p>
      <text:p text:style-name="P1"><text:span text:style-name="T1"><text:tab/>{ "type": "Feature", "properties": {"id": "3556107", "name": "Valentim Gentil", "description": "Valentim Gentil"}, "geometry": { "type": "Polygon", "coordinates": [[[-50.0375051947, -20.3796105276], [-50.0382293682, -20.4189186661], [-50.0315252698, -20.4258566582], [-50.0320104013, -20.4267467645], [-50.0398752652, -20.4321467264], [-50.0439234866, -20.4433168233], [-50.0523455984, -20.4501364845], [-50.0785831834, -20.4560132811], [-50.0873627878, -20.4608784985], [-50.0944529487, -20.4706916775], [-50.1306634637, -20.4786791985], [-50.1406140039, -20.4898061125], [-50.1507202011, -20.4951047541], [-50.1539061022, -20.5044492892], [-50.1584438475, -20.5044485859], [-50.1601427243, -20.5130316434], [-50.1676241724, -20.5125573979], [-50.1668538394, -20.5011354716], [-50.1710110109, -20.4984659574], [-50.1754563279, -20.5004023655], [-50.1763593786, -20.4918413805], [-50.1852806957, -20.4882390844], [-50.1890843269, -20.4902187732], [-50.1912456062, -20.4835481302], [-50.2006310101, -20.4865180039], [-50.2023092141, -20.4815679615], [-50.1936204132, -20.4780435444], [-50.1916899493, -20.4697576126], [-50.1838951837, -20.4683768633], [-50.1801011425, -20.4616975227], [-50.1654102028, -20.4522944624], [-50.1526099138, -20.4527111918], [-50.1498837716, -20.4457871817], [-50.1485291445, -20.4390305166], [-50.1352174036, -20.4230744068], [-50.1395179348, -20.4135177822], [-50.1401984023, -20.3889307422], [-50.1413137956, -20.3839310736], [-50.1379145225, -20.3866810248], [-50.1236523243, -20.3851164037], [-50.1039607431, -20.3739702356], [-50.0903701440, -20.3727679181], [-50.0877404378, -20.3588586527], [-50.0808996583, -20.3341777308], [-50.0836757943, -20.3278281159], [-50.0797246507, -20.3174256615], [-50.0810337695, -20.3096447567], [-50.0772815542, -20.3040544124], [-50.0687449627, -20.3111206214], [-50.0589368576, -20.3306715986], [-50.0527605360, -20.3357557047], [-50.0547111812, -20.3529632264], [-50.0375051947, -20.3796105276]]] }},</text:span></text:p>
      <text:p text:style-name="P1"><text:span text:style-name="T1"><text:tab/>{ "type": "Feature", "properties": {"id": "3556206", "name": "Valinhos", "description": "Valinhos"}, "geometry": { "type": "Polygon", "coordinates": [[[-46.9652943185, -22.9063941576], [-46.9615546451, -22.9115344749], [-46.9594693565, -22.9112494774], [-46.9558143000, -22.9110695110], [-46.9510860944, -22.9088741152], [-46.9407956971, -22.9209480694], [-46.9394116898, -22.9276773519], [-46.9346539144, -22.9309869747], [-46.9290649327, -22.9285228278], [-46.9222101091, -22.9310331688], [-46.9144261779, -22.9240154109], [-46.9057889963, -22.9255585653], [-46.9041668672, -22.9281504487], [-46.8987817217, -22.9261291425], [-46.8983862416, -22.9329312360], [-46.8948393728, -22.9344556782], [-46.8767319266, -22.9322927133], [-46.8781804725, -22.9268122959], [-46.8752072897, -22.9321079370], [-46.8754551558, -22.9375472492], [-46.8849672724, -22.9451628280], [-46.8922742300, -22.9440738139], [-46.9022082208, -22.9478372769], [-46.9040836207, -22.9551338171], [-46.9127732207, -22.9618000887], [-46.9166337126, -22.9652238777], [-46.9248446612, -22.9712253851], [-46.9263322461, -22.9803209252], [-46.9271183913, -22.9845539729], [-46.9100211100, -23.0169989351], [-46.9239265313, -23.0193492784], [-46.9506454619, -23.0156977276], [-46.9565213000, -23.0061813792], [-46.9824256565, -23.0058589860], [-47.0007029859, -23.0056285084], [-47.0034974096, -23.0094064798], [-47.0018090657, -23.0200462755], [-47.0098499496, -23.0195911199], [-47.0124796772, -23.0270664501], [-47.0189861623, -23.0323179330], [-47.0253962042, -23.0304340852], [-47.0273243322, -23.0328317961], [-47.0330594710, -23.0338196800], [-47.0316342676, -23.0441034198], [-47.0356521907, -23.0436820193], [-47.0410856738, -23.0499540831], [-47.0368979088, -23.0531862597], [-47.0372864451, -23.0565559039], [-47.0413005655, -23.0533781214], [-47.0465180834, -23.0518258576], [-47.0482857188, -23.0511916529], [-47.0562704801, -23.0343349746], [-47.0608033778, -23.0335023258], [-47.0614262397, -23.0277358608], [-47.0704316976, -23.0270241860], [-47.0729628604, -23.0166816104], [-47.0743830701, -23.0124131547], [-47.0701008656, -23.0084733470], [-47.0661343989, -22.9958374147], [-47.0523550702, -22.9856110591], [-47.0440365924, -22.9806710560], [-47.0339959130, -22.9753051393], [-47.0265461198, -22.9652397518], [-47.0229340962, -22.9563572509], [-47.0258671107, -22.9525373725], [-47.0190937736, -22.9505648700], [-47.0082948486, -22.9376855590], [-46.9987559010, -22.9345312598], [-46.9925915327, -22.9288827879], [-46.9892011955, -22.9116065517], [-46.9818452372, -22.9040202237], [-46.9813881985, -22.9037630100], [-46.9720165108, -22.9054773073], [-46.9652943185, -22.9063941576]]] }},</text:span></text:p>
      <text:p text:style-name="P1"><text:span text:style-name="T1"><text:tab/>{ "type": "Feature", "properties": {"id": "3556305", "name": "Valparaiso", "description": "Valparaiso"}, "geometry": { "type": "Polygon", "coordinates": [[[-50.7937920319, -21.1802260969], [-50.7945216833, -21.1864952881], [-50.7881337997, -21.1950409069], [-50.8089869263, -21.2017423474], [-50.8073567674, -21.2044405520], [-50.8100856765, -21.2152464404], [-50.8035491235, -21.2303022787], [-50.8118561510, -21.2313857247], [-50.8162171008, -21.2374762179], [-50.8224617668, -21.2398572863], [-50.8379237836, -21.2353462052], [-50.8531581064, -21.2595515627], [-50.9018021914, -21.3367986023], [-50.9041490302, -21.3266497574], [-50.9146786187, -21.3175423304], [-50.9407818056, -21.3146722801], [-50.9472545742, -21.3279341481], [-50.9485692091, -21.3406233144], [-50.9453193887, -21.3479949793], [-50.9501232257, -21.3597757907], [-50.9560337152, -21.3672747988], [-50.9633697611, -21.3703541693], [-50.9683945113, -21.3836760418], [-50.9756872982, -21.3912518136], [-50.9744583563, -21.3965997404], [-50.9842363720, -21.4065468725], [-50.9824222661, -21.4122100559], [-50.9860319048, -21.4287046154], [-50.9835672416, -21.4322547857], [-50.9925874583, -21.4367999015], [-51.0033347502, -21.4385388237], [-51.0245845013, -21.4263462599], [-51.0247100808, -21.4208663742], [-51.0330880762, -21.4088631120], [-51.0397224364, -21.4067760488], [-51.0454394320, -21.4063589008], [-51.0450043489, -21.4037238276], [-51.0536454977, -21.4046228386], [-51.0578686748, -21.3988835488], [-51.0747601327, -21.3881230191], [-51.0808068853, -21.3875704745], [-51.0805752068, -21.3848604689], [-51.0857481820, -21.3846390217], [-51.0921726281, -21.3712158666], [-51.0998372696, -21.3703467748], [-51.1210992938, -21.3814066826], [-51.1349780479, -21.3742530474], [-51.1440548096, -21.3739104081], [-51.1428245942, -21.3687768829], [-51.1338818041, -21.3643358323], [-51.1341451390, -21.3582387887], [-51.1152117707, -21.3389626870], [-51.1010693287, -21.3160616694], [-51.0908030611, -21.3076239982], [-51.0811917678, -21.2826281971], [-51.0817505691, -21.2736049184], [-51.0750369697, -21.2682534758], [-51.0735679284, -21.2595009612], [-51.0612257755, -21.2462348055], [-51.0597838575, -21.2376640884], [-51.0533159049, -21.2290833753], [-51.0467320838, -21.2290622487], [-51.0441320056, -21.2234911876], [-51.0377655175, -21.2237433198], [-51.0357201313, -21.2176730047], [-51.0033735320, -21.1920089213], [-50.9917520162, -21.1953512502], [-50.9804764327, -21.1943978878], [-50.9687343175, -21.1847829382], [-50.9673699877, -21.1795209878], [-50.9669995880, -21.1791705976], [-50.9616586514, -21.1835201385], [-50.9556162407, -21.1788886587], [-50.9544866691, -21.1714998004], [-50.9493676675, -21.1701941511], [-50.9516658396, -21.1586707240], [-50.9464983919, -21.1549615248], [-50.9457511997, -21.1453853238], [-50.9477708008, -21.1367250931], [-50.9521612955, -21.1333927237], [-50.9376425942, -21.1280046990], [-50.9366924246, -21.1173656315], [-50.9272562298, -21.1059831098], [-50.9255848062, -21.0931927353], [-50.9185608434, -21.0882945167], [-50.9223423702, -21.0782699349], [-50.9223177532, -21.0781567115], [-50.9147536562, -21.0432652467], [-50.9079100326, -21.0393986438], [-50.9032977539, -21.0289898721], [-50.8964316403, -21.0237439200], [-50.8977277138, -21.0091472290], [-50.8846753436, -20.9997589557], [-50.8849716685, -20.9902596620], [-50.8741196338, -20.9771190572], [-50.8775078958, -20.9698245664], [-50.8751430097, -20.9641281012], [-50.8785559215, -20.9598401323], [-50.8756937838, -20.9450304870], [-50.8576297890, -20.9407746181], [-50.8497099284, -20.9354466198], [-50.7974257300, -20.9630801551], [-50.8000325691, -20.9761524756], [-50.7968249900, -20.9847547031], [-50.7967287923, -20.9852057741], [-50.7954416272, -20.9912034164], [-50.8041502711, -21.0120071467], [-50.7999205952, -21.0220714928], [-50.8023783441, -21.0268286667], [-50.7961806601, -21.0399736725], [-50.8012824084, -21.0460129633], [-50.7976413038, -21.0521160351], [-50.8021821735, -21.0603252668], [-50.7947317449, -21.0627308501], [-50.7743683803, -21.0839859973], [-50.7440819733, -21.0951889411], [-50.7528792361, -21.1016973799], [-50.7664934210, -21.1241492642], [-50.7546754333, -21.1306695785], [-50.7631298939, -21.1470727788], [-50.7805319830, -21.1716514645], [-50.7937920319, -21.1802260969]]] }},</text:span></text:p>
      <text:p text:style-name="P1"><text:span text:style-name="T1"><text:tab/>{ "type": "Feature", "properties": {"id": "3556354", "name": "Vargem", "description": "Vargem"}, "geometry": { "type": "Polygon", "coordinates": [[[-46.3865077828, -22.8222169551], [-46.3828527495, -22.8245553235], [-46.3740657386, -22.8197548647], [-46.3763617496, -22.8273322544], [-46.3702486852, -22.8345842528], [-46.3734472060, -22.8462259493], [-46.3721293053, -22.8596100098], [-46.3803915287, -22.8635578630], [-46.3837428776, -22.8694787216], [-46.3750518665, -22.8705198942], [-46.3773862423, -22.8787526549], [-46.3725457157, -22.8790031395], [-46.3558613249, -22.8998156577], [-46.3503305061, -22.8989312295], [-46.3441886392, -22.9040477330], [-46.3494261510, -22.9166848403], [-46.3705177607, -22.9286464076], [-46.3763098099, -22.9389389034], [-46.3849117164, -22.9406387239], [-46.3956357894, -22.9429722444], [-46.3990123780, -22.9555779621], [-46.3974956685, -22.9681051278], [-46.4106609409, -22.9802839629], [-46.4176753191, -22.9787740413], [-46.4245020188, -22.9708889362], [-46.4244306184, -22.9620918995], [-46.4398488160, -22.9487183761], [-46.4502353310, -22.9496719446], [-46.4508215186, -22.9391114913], [-46.4474931063, -22.9353389462], [-46.4526484785, -22.9326422376], [-46.4529308898, -22.9284856420], [-46.4583212075, -22.9270841453], [-46.4614876760, -22.9145611173], [-46.4659218131, -22.9123153243], [-46.4637810627, -22.9090550806], [-46.4573057471, -22.9009914941], [-46.4752443758, -22.8884375775], [-46.4768801686, -22.8793306263], [-46.4853369113, -22.8784227804], [-46.4842321736, -22.8682166799], [-46.4778052387, -22.8734824934], [-46.4611534275, -22.8619755149], [-46.4436338674, -22.8401446214], [-46.4423869946, -22.8240419721], [-46.4037847318, -22.8066817856], [-46.3962114409, -22.8114358804], [-46.3951082259, -22.8167125932], [-46.3865077828, -22.8222169551]]] }},</text:span></text:p>
      <text:p text:style-name="P1"><text:span text:style-name="T1"><text:tab/>{ "type": "Feature", "properties": {"id": "3556404", "name": "Vargem Grande do Sul", "description": "Vargem Grande do Sul"}, "geometry": { "type": "Polygon", "coordinates": [[[-46.8177475722, -21.7769354520], [-46.8127690649, -21.7830483896], [-46.8033421978, -21.7857799944], [-46.8041299783, -21.7919183659], [-46.7974955697, -21.7965688954], [-46.7793667559, -21.8147689624], [-46.7699244476, -21.8181106573], [-46.7696078967, -21.8258161729], [-46.7500657591, -21.8336897911], [-46.7568792257, -21.8384110764], [-46.7576581087, -21.8468187802], [-46.7644746422, -21.8453706223], [-46.7737700807, -21.8472392510], [-46.7805840225, -21.8428657524], [-46.7817522965, -21.8381764279], [-46.7819813735, -21.8380121921], [-46.7894344056, -21.8393867035], [-46.8034139971, -21.8580091143], [-46.8202860783, -21.8631592936], [-46.8332972612, -21.8623499893], [-46.8433216574, -21.8768440158], [-46.8492317503, -21.8768719151], [-46.8557831151, -21.8834020561], [-46.8626536453, -21.8859432554], [-46.8654436783, -21.8838650110], [-46.8695126753, -21.8834842788], [-46.8758374717, -21.8815543052], [-46.8778798434, -21.8763605966], [-46.8831582983, -21.8770498562], [-46.8901265715, -21.8726708582], [-46.8954991030, -21.8747575743], [-46.8931368172, -21.8816245295], [-46.9014647205, -21.8854122454], [-46.8996564942, -21.8929020966], [-46.9026824479, -21.8967247726], [-46.9082111506, -21.8951052452], [-46.9154356774, -21.9002786608], [-46.9164042456, -21.9090776509], [-46.9212835985, -21.9087969154], [-46.9187692719, -21.9114933062], [-46.9228420598, -21.9197695219], [-46.9257481631, -21.9166389706], [-46.9348731370, -21.9232008800], [-46.9282355265, -21.9315645313], [-46.9313906485, -21.9367532518], [-46.9262378050, -21.9369415463], [-46.9252338279, -21.9447608459], [-46.9167361148, -21.9441571484], [-46.9198467563, -21.9511493884], [-46.9153578879, -21.9558571647], [-46.9194793749, -21.9702439675], [-46.9272172757, -21.9685789722], [-46.9393013761, -21.9781215705], [-46.9479761286, -21.9758050165], [-46.9539148227, -21.9780920222], [-46.9606781604, -21.9829298364], [-46.9680037151, -21.9698185675], [-46.9825598604, -21.9670227480], [-46.9948028831, -21.9493317884], [-47.0037586117, -21.9187721565], [-46.9999200697, -21.9146476723], [-47.0019896638, -21.9073813434], [-46.9938059768, -21.8955755634], [-46.9943984150, -21.8893687374], [-46.9934669718, -21.8769266552], [-46.9832938922, -21.8724138141], [-46.9873849452, -21.8465971379], [-46.9776158509, -21.8452587242], [-46.9610275255, -21.8340829728], [-46.9618874709, -21.8165906156], [-46.9480789303, -21.8197447757], [-46.9351665539, -21.8174373757], [-46.9224315828, -21.8138981160], [-46.9208026477, -21.8076182053], [-46.9123189158, -21.8024902446], [-46.8946236334, -21.7844087851], [-46.8831015967, -21.7819933050], [-46.8765495748, -21.7859480169], [-46.8667881435, -21.7788849535], [-46.8541666533, -21.7793597567], [-46.8546660369, -21.7750653080], [-46.8463400787, -21.7720332050], [-46.8426315951, -21.7590331217], [-46.8325559570, -21.7585609726], [-46.8324537764, -21.7584946115], [-46.8281103504, -21.7534323767], [-46.8160086717, -21.7603889322], [-46.8201164248, -21.7705255984], [-46.8177475722, -21.7769354520]]] }},</text:span></text:p>
      <text:p text:style-name="P1"><text:span text:style-name="T1"><text:tab/>{ "type": "Feature", "properties": {"id": "3556453", "name": "Vargem Grande Paulista", "description": "Vargem Grande Paulista"}, "geometry": { "type": "Polygon", "coordinates": [[[-46.9964389010, -23.5795237596], [-46.9984305043, -23.5935487202], [-46.9901476486, -23.5976651747], [-46.9892206910, -23.6026406432], [-46.9816459604, -23.6015520707], [-46.9904340829, -23.6084623032], [-46.9869256975, -23.6324567358], [-46.9911341550, -23.6448881608], [-46.9864923831, -23.6532646210], [-46.9879420887, -23.6648534222], [-46.9951500680, -23.6695219064], [-46.9958800327, -23.6604708551], [-47.0040083087, -23.6619157470], [-47.0120221047, -23.6555646570], [-47.0171129329, -23.6564198592], [-47.0233673152, -23.6438399104], [-47.0335249041, -23.6431486451], [-47.0432258203, -23.6362725013], [-47.0448608125, -23.6311096226], [-47.0588760327, -23.6280298009], [-47.0564392032, -23.6204664167], [-47.0541058891, -23.6168049094], [-47.0489352415, -23.6183499051], [-47.0417642567, -23.6113113151], [-47.0368809546, -23.5986267878], [-47.0307236287, -23.5884655721], [-47.0310315069, -23.5822572198], [-47.0220303269, -23.5823001474], [-47.0199324747, -23.5856201766], [-47.0142131688, -23.5806239648], [-46.9964389010, -23.5795237596]]] }},</text:span></text:p>
      <text:p text:style-name="P1"><text:span text:style-name="T1"><text:tab/>{ "type": "Feature", "properties": {"id": "3556503", "name": "Varzea Paulista", "description": "Varzea Paulista"}, "geometry": { "type": "Polygon", "coordinates": [[[-46.8213541323, -23.1814214718], [-46.8137628793, -23.1883945256], [-46.8095865912, -23.1870563108], [-46.8070087166, -23.1897312459], [-46.8007106287, -23.1858420586], [-46.7976260444, -23.1870811630], [-46.8050007288, -23.2067342643], [-46.7968575509, -23.2275043922], [-46.7991237803, -23.2343500784], [-46.8046330007, -23.2434520667], [-46.8046721656, -23.2477698600], [-46.8099243019, -23.2499999171], [-46.8071088095, -23.2548020656], [-46.8143903982, -23.2585056531], [-46.8162909821, -23.2610590796], [-46.8209186610, -23.2586516212], [-46.8256509638, -23.2520215060], [-46.8281541879, -23.2496106611], [-46.8319773043, -23.2465591346], [-46.8385855655, -23.2460235424], [-46.8486195783, -23.2375885309], [-46.8543430503, -23.2171557822], [-46.8537209316, -23.2070939855], [-46.8409993090, -23.2024145996], [-46.8537213872, -23.2003689595], [-46.8461221451, -23.1917011398], [-46.8391078114, -23.1928415976], [-46.8322003188, -23.1840798401], [-46.8283103022, -23.1836217085], [-46.8213541323, -23.1814214718]]] }},</text:span></text:p>
      <text:p text:style-name="P1"><text:span text:style-name="T1"><text:tab/>{ "type": "Feature", "properties": {"id": "3556602", "name": "Vera Cruz", "description": "Vera Cruz"}, "geometry": { "type": "Polygon", "coordinates": [[[-49.7501863227, -22.2923740589], [-49.7591520173, -22.2981077447], [-49.7828827658, -22.2939795097], [-49.8007871375, -22.2979363238], [-49.8029981663, -22.3066470333], [-49.8074975263, -22.3095266123], [-49.8188384013, -22.3048451545], [-49.8340089477, -22.3137055272], [-49.8369041300, -22.3189390616], [-49.8445208633, -22.3221626036], [-49.8435840668, -22.3295189560], [-49.8543805871, -22.3461582812], [-49.8545043889, -22.3571878430], [-49.8702317779, -22.3505951045], [-49.8812182920, -22.3540715155], [-49.9019688978, -22.3481347189], [-49.9135280511, -22.3356098713], [-49.9041282672, -22.3321865677], [-49.9039963171, -22.3255750294], [-49.8985567401, -22.3189431686], [-49.8891540653, -22.3117593881], [-49.8884988653, -22.3055628493], [-49.8800383184, -22.2951349996], [-49.8802843174, -22.2872189215], [-49.8741867216, -22.2819490135], [-49.8738356581, -22.2765867864], [-49.8610494607, -22.2618833321], [-49.8702831474, -22.2462967368], [-49.8697282628, -22.2314476983], [-49.8636549943, -22.2185625964], [-49.8634199753, -22.2181735481], [-49.8631622707, -22.2172025345], [-49.8639990557, -22.2130575819], [-49.8698636681, -22.1937362780], [-49.8769501280, -22.1833835975], [-49.8755389696, -22.1671120869], [-49.8928965893, -22.1427490182], [-49.8696694808, -22.1372062615], [-49.8682416028, -22.1328083753], [-49.8638572845, -22.1318619774], [-49.8478876500, -22.0975243071], [-49.8369221742, -22.1015905011], [-49.8378542222, -22.1084059767], [-49.8242611485, -22.1119761956], [-49.8194886531, -22.1180980205], [-49.8217620039, -22.1268432930], [-49.8183005122, -22.1339899649], [-49.8117312104, -22.1415743123], [-49.8032047884, -22.1694700841], [-49.7956555362, -22.1760241879], [-49.7728144696, -22.1789370704], [-49.7608684558, -22.1870211835], [-49.7496915422, -22.2015621604], [-49.7482142993, -22.2149582269], [-49.7485655383, -22.2477533904], [-49.7572989372, -22.2517403583], [-49.7531648543, -22.2555216755], [-49.7487996063, -22.2799857578], [-49.7415047545, -22.2913430538], [-49.7501863227, -22.2923740589]]] }},</text:span></text:p>
      <text:p text:style-name="P1"><text:span text:style-name="T1"><text:tab/>{ "type": "Feature", "properties": {"id": "3556701", "name": "Vinhedo", "description": "Vinhedo"}, "geometry": { "type": "Polygon", "coordinates": [[[-46.9506454619, -23.0156977276], [-46.9239265313, -23.0193492784], [-46.9100211100, -23.0169989351], [-46.9107741652, -23.0248421040], [-46.9066142873, -23.0261989365], [-46.9029792966, -23.0358242104], [-46.9110746435, -23.0391185310], [-46.9155391878, -23.0452606775], [-46.9212760971, -23.0455619005], [-46.9206987109, -23.0480547296], [-46.9217226595, -23.0541873511], [-46.9296071521, -23.0547878306], [-46.9332286498, -23.0588650095], [-46.9361842901, -23.0621921976], [-46.9430975360, -23.0658056011], [-46.9443558213, -23.0648006605], [-46.9533648377, -23.0635655248], [-46.9585813743, -23.0672935538], [-46.9682248316, -23.0636568082], [-46.9730713996, -23.0699505780], [-46.9878789049, -23.0821996865], [-46.9903308444, -23.0867678951], [-46.9934944871, -23.0846545826], [-46.9986958197, -23.0973406311], [-46.9932713188, -23.1053449359], [-46.9944791899, -23.1114752014], [-46.9947438413, -23.1152273771], [-47.0045398521, -23.1018607021], [-47.0140289582, -23.0964251654], [-47.0155447534, -23.0861117754], [-47.0236737639, -23.0831479415], [-47.0290107092, -23.0754337843], [-47.0272681857, -23.0708782230], [-47.0375954037, -23.0650740865], [-47.0367588638, -23.0597318048], [-47.0367820321, -23.0587545211], [-47.0372864451, -23.0565559039], [-47.0368979088, -23.0531862597], [-47.0410856738, -23.0499540831], [-47.0356521907, -23.0436820193], [-47.0316342676, -23.0441034198], [-47.0330594710, -23.0338196800], [-47.0273243322, -23.0328317961], [-47.0253962042, -23.0304340852], [-47.0189861623, -23.0323179330], [-47.0124796772, -23.0270664501], [-47.0098499496, -23.0195911199], [-47.0018090657, -23.0200462755], [-47.0034974096, -23.0094064798], [-47.0007029859, -23.0056285084], [-46.9824256565, -23.0058589860], [-46.9565213000, -23.0061813792], [-46.9506454619, -23.0156977276]]] }},</text:span></text:p>
      <text:p text:style-name="P1"><text:span text:style-name="T1"><text:tab/>{ "type": "Feature", "properties": {"id": "3556800", "name": "Viradouro", "description": "Viradouro"}, "geometry": { "type": "Polygon", "coordinates": [[[-48.2332655689, -20.8287752001], [-48.2434752474, -20.8424278322], [-48.2419546788, -20.8488905938], [-48.2072196583, -20.8749137970], [-48.2180652108, -20.8916334774], [-48.2457897529, -20.9179108247], [-48.2574522441, -20.9305582268], [-48.2730712233, -20.9391262948], [-48.2833083501, -20.9519014070], [-48.2955500246, -20.9524896158], [-48.3383799517, -20.9545374775], [-48.3667597660, -20.9486106159], [-48.3746817087, -20.9447546324], [-48.3782758133, -20.9326052848], [-48.3774644032, -20.9174782444], [-48.3772666557, -20.9056111978], [-48.3815791658, -20.8941303694], [-48.3897770833, -20.8982774621], [-48.4034159452, -20.8840683634], [-48.3963989682, -20.8733627805], [-48.4088893335, -20.8537818603], [-48.3805048755, -20.8410648704], [-48.3581105310, -20.8190139116], [-48.3430349517, -20.8320862899], [-48.2944685348, -20.8323587517], [-48.2590247494, -20.8147048915], [-48.2562208745, -20.8076980716], [-48.2556726824, -20.8066692925], [-48.2547875705, -20.8057804440], [-48.2350288009, -20.8157260922], [-48.2325991634, -20.8169494170], [-48.2332655689, -20.8287752001]]] }},</text:span></text:p>
      <text:p text:style-name="P1"><text:span text:style-name="T1"><text:tab/>{ "type": "Feature", "properties": {"id": "3556909", "name": "Vista Alegre do Alto", "description": "Vista Alegre do Alto"}, "geometry": { "type": "Polygon", "coordinates": [[[-48.5878940101, -21.1475380663], [-48.5807061678, -21.1652100392], [-48.5835155064, -21.1837076659], [-48.5812226130, -21.1969284018], [-48.5805138281, -21.2035275165], [-48.5853591417, -21.2127805788], [-48.5998085535, -21.2111153690], [-48.6077699834, -21.2014530021], [-48.6163359991, -21.1996232208], [-48.6272354879, -21.1962050912], [-48.6384804309, -21.2067644603], [-48.6520174492, -21.2106860720], [-48.6665891828, -21.2051368531], [-48.6781463058, -21.2120353492], [-48.6825973343, -21.2082353866], [-48.6920160222, -21.2107751201], [-48.6978116373, -21.2113707107], [-48.7057028798, -21.2064270999], [-48.7238811208, -21.1877681139], [-48.7252427789, -21.1822652561], [-48.7281166873, -21.1645124318], [-48.7178902821, -21.1613692651], [-48.7095367138, -21.1628854951], [-48.7059644027, -21.1582130927], [-48.6939847616, -21.1557387287], [-48.6838124565, -21.1482379877], [-48.6663417908, -21.1474382350], [-48.6501098397, -21.1417485970], [-48.6303603723, -21.1386175473], [-48.6145904043, -21.1424873076], [-48.5966992695, -21.1421992790], [-48.5878940101, -21.1475380663]]] }},</text:span></text:p>
      <text:p text:style-name="P1"><text:span text:style-name="T1"><text:tab/>{ "type": "Feature", "properties": {"id": "3556958", "name": "Vitoria Brasil", "description": "Vitoria Brasil"}, "geometry": { "type": "Polygon", "coordinates": [[[-50.4501873151, -20.1584234254], [-50.4593964460, -20.1681558836], [-50.4570052702, -20.1867306685], [-50.4647717217, -20.1852929489], [-50.4661977244, -20.1945685520], [-50.4527123797, -20.2056458261], [-50.4506029958, -20.2139112168], [-50.4653357155, -20.2364629455], [-50.4861697348, -20.2448154062], [-50.4944471315, -20.2392026187], [-50.4947520944, -20.2319711547], [-50.5050065494, -20.2291978355], [-50.5164258048, -20.2120681005], [-50.5142615896, -20.2016440766], [-50.5219983734, -20.1883292143], [-50.5199932540, -20.1755541330], [-50.4833289032, -20.1579464941], [-50.4753616380, -20.1593649815], [-50.4805464588, -20.1530518478], [-50.4501873151, -20.1584234254]]] }},</text:span></text:p>
      <text:p text:style-name="P1"><text:span text:style-name="T1"><text:tab/>{ "type": "Feature", "properties": {"id": "3557006", "name": "Votorantim", "description": "Votorantim"}, "geometry": { "type": "Polygon", "coordinates": [[[-47.3726760637, -23.5178348439], [-47.3704683687, -23.5223611295], [-47.3654815484, -23.5224256755], [-47.3618294843, -23.5303769008], [-47.3663704028, -23.5374398922], [-47.3616048460, -23.5391323061], [-47.3612922881, -23.5470418150], [-47.3571714800, -23.5492961720], [-47.3576952370, -23.5615283494], [-47.3450276619, -23.5599180530], [-47.3419861005, -23.5561970516], [-47.3082417725, -23.5606875256], [-47.3128804085, -23.5807065546], [-47.3095514635, -23.5853955049], [-47.3095284018, -23.5968037831], [-47.2998352704, -23.5979499819], [-47.2963870839, -23.6031663041], [-47.2988641317, -23.6129760409], [-47.3064228577, -23.6195600954], [-47.3261857885, -23.6232451828], [-47.3355432390, -23.6107994361], [-47.3595715013, -23.6230722977], [-47.3614981959, -23.6288858910], [-47.3679716273, -23.6332787541], [-47.3797579588, -23.6315174152], [-47.3915705464, -23.6325560800], [-47.4046866064, -23.6205556296], [-47.4173252731, -23.6197179680], [-47.4241050572, -23.6238394441], [-47.4409294243, -23.6207116244], [-47.4546688115, -23.6255658882], [-47.4624512360, -23.6315240796], [-47.4635457384, -23.6381617032], [-47.4704595999, -23.6366419954], [-47.4722065451, -23.6419873578], [-47.4767670896, -23.6411526585], [-47.4937060837, -23.6495252728], [-47.4766635589, -23.6302011733], [-47.4664227003, -23.6239778895], [-47.4738246266, -23.6155485358], [-47.4826466594, -23.6080679449], [-47.4932748682, -23.6063325701], [-47.4924760941, -23.5823468282], [-47.4923158125, -23.5627008876], [-47.4930573717, -23.5582541266], [-47.5013167359, -23.5558947136], [-47.5033227185, -23.5458837290], [-47.5181120606, -23.5429890328], [-47.4998070539, -23.5337284494], [-47.4977034486, -23.5394059616], [-47.4893684245, -23.5391328022], [-47.4826203522, -23.5458363587], [-47.4769579515, -23.5481054741], [-47.4658927638, -23.5444575572], [-47.4605467560, -23.5301229937], [-47.4504043328, -23.5307242240], [-47.4436691056, -23.5218720597], [-47.4375122520, -23.5248858281], [-47.4256047169, -23.5224200318], [-47.4049278798, -23.5231218416], [-47.3977134975, -23.5262483793], [-47.3941943664, -23.5222195927], [-47.3779011454, -23.5217060926], [-47.3726760637, -23.5178348439]]] }},</text:span></text:p>
      <text:p text:style-name="P1"><text:span text:style-name="T1"><text:tab/>{ "type": "Feature", "properties": {"id": "3557105", "name": "Votuporanga", "description": "Votuporanga"}, "geometry": { "type": "Polygon", "coordinates": [[[-50.0207347965, -20.3334693718], [-50.0127509807, -20.3352857559], [-50.0070375853, -20.3313526482], [-49.9986564930, -20.3320043873], [-49.9964704473, -20.3382132695], [-49.9845080860, -20.3471976964], [-49.9622548655, -20.3500324343], [-49.9504519999, -20.3549554079], [-49.9427693875, -20.3775044530], [-49.9426447511, -20.3776169583], [-49.9377993509, -20.3819589510], [-49.9374349771, -20.3908793045], [-49.8920394170, -20.3954759401], [-49.8888298169, -20.4079979375], [-49.8514656619, -20.4161984379], [-49.8604360823, -20.4328541520], [-49.8540813229, -20.4575340473], [-49.8561241298, -20.4656029456], [-49.8757573774, -20.4684306444], [-49.8928604139, -20.4772185815], [-49.9007452562, -20.4912126379], [-49.9152111908, -20.5002460153], [-49.9200412693, -20.5078103742], [-49.9194797623, -20.5184549137], [-49.9248126367, -20.5372432365], [-49.9242018153, -20.5451144824], [-49.9195248563, -20.5489659126], [-49.9234524433, -20.5651258825], [-49.9357274890, -20.5649783642], [-49.9380491640, -20.5701921675], [-49.9415130886, -20.5698819651], [-49.9400450114, -20.5656870590], [-49.9457555931, -20.5620034727], [-49.9454421625, -20.5693229203], [-49.9512006517, -20.5683674317], [-49.9537593735, -20.5793051120], [-49.9572617034, -20.5812187226], [-49.9618335136, -20.5800531559], [-49.9627061611, -20.5759182371], [-49.9643498770, -20.5796988199], [-49.9817502238, -20.5718706684], [-49.9827304811, -20.5705617587], [-49.9845898227, -20.5634517695], [-49.9904409580, -20.5624925481], [-49.9937268700, -20.5536311195], [-50.0001383618, -20.5544524393], [-50.0059295915, -20.5421366802], [-50.0106026707, -20.5445052685], [-50.0138787643, -20.5387264527], [-50.0251472579, -20.5367225528], [-50.0267211987, -20.5418408983], [-50.0299509355, -20.5373093496], [-50.0404018730, -20.5385802322], [-50.0431519505, -20.5349264329], [-50.0536044685, -20.5338928958], [-50.0526328574, -20.5391182806], [-50.0577918623, -20.5390965949], [-50.0568142799, -20.5426899343], [-50.0556825086, -20.5461219740], [-50.0579134050, -20.5435164345], [-50.0668547461, -20.5418446658], [-50.0675918940, -20.5380420232], [-50.0702934744, -20.5413562776], [-50.0792116432, -20.5303593816], [-50.0840692844, -20.5329674028], [-50.0865661951, -20.5274577597], [-50.0838266995, -20.5217481004], [-50.0910639581, -20.5256637103], [-50.1004868527, -20.5228710589], [-50.0991226542, -20.5157804169], [-50.1017165503, -20.5138612450], [-50.1071709800, -20.5157345003], [-50.1092912981, -20.5227870565], [-50.1146379643, -20.5189591255], [-50.1196963607, -20.5211847546], [-50.1209341459, -20.5130629839], [-50.1254761305, -20.5124861913], [-50.1348728866, -20.5154815678], [-50.1377799366, -20.5206254250], [-50.1429237293, -20.5110112117], [-50.1406860332, -20.5046036854], [-50.1477483876, -20.5004780621], [-50.1539061022, -20.5044492892], [-50.1507202011, -20.4951047541], [-50.1406140039, -20.4898061125], [-50.1306634637, -20.4786791985], [-50.0944529487, -20.4706916775], [-50.0873627878, -20.4608784985], [-50.0785831834, -20.4560132811], [-50.0523455984, -20.4501364845], [-50.0439234866, -20.4433168233], [-50.0398752652, -20.4321467264], [-50.0320104013, -20.4267467645], [-50.0315252698, -20.4258566582], [-50.0382293682, -20.4189186661], [-50.0375051947, -20.3796105276], [-50.0547111812, -20.3529632264], [-50.0527605360, -20.3357557047], [-50.0527069562, -20.3356778580], [-50.0495756635, -20.3285564771], [-50.0411873695, -20.3241312708], [-50.0421321806, -20.3185886690], [-50.0368490348, -20.3162179204], [-50.0207347965, -20.3334693718]]] }},</text:span></text:p>
      <text:p text:style-name="P1"><text:span text:style-name="T1"><text:tab/>{ "type": "Feature", "properties": {"id": "3557154", "name": "Zacarias", "description": "Zacarias"}, "geometry": { "type": "Polygon", "coordinates": [[[-49.9952114175, -21.0325255912], [-49.9843429099, -21.0452898303], [-49.9847119410, -21.0544473741], [-49.9841602050, -21.0607244070], [-49.9815821606, -21.0631391775], [-49.9805297102, -21.0878614998], [-49.9896082097, -21.0977999443], [-49.9964565435, -21.0985041510], [-49.9592354337, -21.1329861076], [-49.9621456777, -21.1348980758], [-49.9589946140, -21.1345850717], [-49.9582184899, -21.1388740272], [-49.9652637011, -21.1498887925], [-49.9621945025, -21.1535011550], [-49.9630222726, -21.1610034597], [-49.9678822462, -21.1680364906], [-49.9729035973, -21.1682784825], [-49.9766270878, -21.1772496712], [-49.9790822618, -21.2081519692], [-49.9852803222, -21.2157611156], [-49.9813757359, -21.2209297372], [-49.9910941324, -21.2261963435], [-50.0006567068, -21.2258376653], [-50.0265543466, -21.2103218498], [-50.0571092117, -21.2135277318], [-50.0701511913, -21.2128268060], [-50.0918815151, -21.2195107836], [-50.1134921305, -21.2083785559], [-50.1284129944, -21.1950507329], [-50.1298723976, -21.1941671250], [-50.1478256540, -21.1551143116], [-50.1462992645, -21.1428800858], [-50.1508418007, -21.1394171245], [-50.1389881686, -21.1329281031], [-50.1389405835, -21.1264449787], [-50.1297880570, -21.1295239607], [-50.1311254978, -21.1246710914], [-50.1240624404, -21.1228292856], [-50.1259585614, -21.1179711911], [-50.1192056263, -21.1151787593], [-50.1151360755, -21.1169376796], [-50.1119525168, -21.1060279909], [-50.1088290275, -21.1070330264], [-50.1079859303, -21.1014524073], [-50.1029096735, -21.1010718668], [-50.1123042607, -21.0937178121], [-50.1091699136, -21.0920123118], [-50.1082449938, -21.0844002352], [-50.1115447961, -21.0811162218], [-50.1062638258, -21.0718166917], [-50.1070044197, -21.0625314301], [-50.0948583973, -21.0560958746], [-50.0975809646, -21.0525653157], [-50.0940417334, -21.0458003562], [-50.0912417848, -21.0469920691], [-50.0895167365, -21.0392787115], [-50.0820329277, -21.0384187749], [-50.0833141453, -21.0342151271], [-50.0774063082, -21.0317250635], [-50.0803581462, -21.0246521722], [-50.0747630644, -21.0221395119], [-50.0751086076, -21.0175834872], [-50.0673121454, -21.0130994997], [-50.0663745740, -21.0082776978], [-50.0545643666, -20.9968655648], [-50.0051627881, -21.0294604206], [-49.9952114175, -21.0325255912]]] }},</text:span></text:p>
      <text:p text:style-name="P1"><text:span text:style-name="T1"><text:tab/>{ "type": "Feature", "properties": {"id": "3557204", "name": "Chavantes", "description": "Chavantes"}, "geometry": { "type": "Polygon", "coordinates": [[[-49.6853933516, -22.9486602578], [-49.6839563535, -22.9536075687], [-49.6856930648, -22.9732701260], [-49.6781167030, -22.9810072848], [-49.6772894881, -23.0026952710], [-49.6768129477, -23.0082705460], [-49.6760103400, -23.0168414771], [-49.6720135645, -23.0206057694], [-49.6801538235, -23.0371220361], [-49.6709757799, -23.0481562535], [-49.6739584597, -23.0534780706], [-49.6802603456, -23.0520576054], [-49.6824884539, -23.0684478568], [-49.6770840207, -23.0790154919], [-49.6786481526, -23.0853592708], [-49.6649878303, -23.1126363814], [-49.6708446421, -23.1194772405], [-49.6851118641, -23.1163102845], [-49.6944302677, -23.1345755811], [-49.7160165528, -23.1479144310], [-49.7165634668, -23.1476426789], [-49.7300110226, -23.1409673552], [-49.7344255993, -23.1332522522], [-49.7250733525, -23.1089594819], [-49.7266484677, -23.1075159366], [-49.7397616340, -23.0986897581], [-49.7474582536, -23.0981415995], [-49.7624712799, -23.1050974479], [-49.7781950715, -23.1008178568], [-49.7912374284, -23.1019477219], [-49.7950939407, -23.0941118365], [-49.8061253092, -23.0938557522], [-49.8089903901, -23.0887285297], [-49.8117676887, -23.0805065723], [-49.8189126523, -23.0764755917], [-49.8105266876, -23.0720754991], [-49.8072096118, -23.0596382302], [-49.8008056343, -23.0585060158], [-49.7943089932, -23.0516966405], [-49.7925819925, -23.0421350923], [-49.7698742274, -23.0329209238], [-49.7475356785, -23.0315536871], [-49.7418664683, -23.0264807773], [-49.7555627586, -23.0190990061], [-49.7566381669, -23.0059586979], [-49.7573033990, -22.9964944103], [-49.7465086143, -22.9911702832], [-49.7431893935, -22.9854756052], [-49.7508741784, -22.9824801848], [-49.7513939127, -22.9748271679], [-49.7569660309, -22.9710096794], [-49.7579019374, -22.9638210308], [-49.7424693380, -22.9657037935], [-49.7418439202, -22.9577759368], [-49.7258956738, -22.9561889233], [-49.7339588002, -22.9472534702], [-49.7261205779, -22.9408254036], [-49.7154340052, -22.9395357175], [-49.7180320534, -22.9464486693], [-49.7032338586, -22.9533574169], [-49.6992294104, -22.9513899485], [-49.6994404140, -22.9429071822], [-49.6926710468, -22.9348781198], [-49.6889874590, -22.9349306426], [-49.6802376826, -22.9405140910], [-49.6853933516, -22.9486602578]]] }},</text:span></text:p>
      <text:p text:style-name="P1"><text:span text:style-name="T1"><text:tab/>{ "type": "Feature", "properties": {"id": "3557303", "name": "Estiva Gerbi", "description": "Estiva Gerbi"}, "geometry": { "type": "Polygon", "coordinates": [[[-46.9139916270, -22.1993268976], [-46.9122077768, -22.2147640108], [-46.9079257939, -22.2140944787], [-46.9007672235, -22.2044132968], [-46.8966299701, -22.2044018502], [-46.8995431032, -22.2452621002], [-46.9131343617, -22.2625811986], [-46.9387667181, -22.2808808127], [-46.9563968590, -22.2951285462], [-46.9639880623, -22.2949924702], [-46.9677218776, -22.2949261279], [-46.9697883163, -22.2921992417], [-46.9736320476, -22.2789758818], [-46.9735618019, -22.2729449176], [-46.9743767941, -22.2657816451], [-46.9770908199, -22.2552373212], [-46.9778948876, -22.2308671669], [-46.9832718395, -22.1994461124], [-46.9578780269, -22.1973412974], [-46.9523986843, -22.1919626326], [-46.9543149279, -22.1865598259], [-46.9436466314, -22.1839101359], [-46.9296688949, -22.1831083145], [-46.9231470044, -22.1876920723], [-46.9139916270, -22.1993268976]]] }}</text:span></text:p>
      <text:p text:style-name="P1"><text:span text:style-name="T1">] 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